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office:font-face-decls>
  <office:automatic-styles>
    <style:style style:name="Tabela1" style:family="table">
      <style:table-properties style:width="11.899cm" style:rel-width="70%" table:align="center"/>
    </style:style>
    <style:style style:name="Tabela1.A" style:family="table-column">
      <style:table-column-properties style:column-width="1.663cm" style:rel-column-width="6415*"/>
    </style:style>
    <style:style style:name="Tabela1.B" style:family="table-column">
      <style:table-column-properties style:column-width="10.234cm" style:rel-column-width="39454*"/>
    </style:style>
    <style:style style:name="Tabela1.1" style:family="table-row">
      <style:table-row-properties style:min-row-height="1.125cm"/>
    </style:style>
    <style:style style:name="Tabela1.A1" style:family="table-cell">
      <style:table-cell-properties style:vertical-align="middle"/>
    </style:style>
    <style:style style:name="Tabela2" style:family="table">
      <style:table-properties style:width="17cm" style:rel-width="100%" table:align="left"/>
    </style:style>
    <style:style style:name="Tabela2.A" style:family="table-column">
      <style:table-column-properties style:column-width="8.839cm" style:rel-column-width="34074*"/>
    </style:style>
    <style:style style:name="Tabela2.B" style:family="table-column">
      <style:table-column-properties style:column-width="8.162cm" style:rel-column-width="31460*"/>
    </style:style>
    <style:style style:name="Tabela2.1" style:family="table-row">
      <style:table-row-properties style:min-row-height="0.649cm"/>
    </style:style>
    <style:style style:name="Tabela2.A1" style:family="table-cell">
      <style:table-cell-properties style:vertical-align="middle"/>
    </style:style>
    <style:style style:name="Tabela3" style:family="table">
      <style:table-properties style:width="11.899cm" style:rel-width="70%" table:align="center"/>
    </style:style>
    <style:style style:name="Tabela3.A" style:family="table-column">
      <style:table-column-properties style:column-width="1.663cm" style:rel-column-width="6415*"/>
    </style:style>
    <style:style style:name="Tabela3.B" style:family="table-column">
      <style:table-column-properties style:column-width="10.234cm" style:rel-column-width="39454*"/>
    </style:style>
    <style:style style:name="Tabela3.1" style:family="table-row">
      <style:table-row-properties style:min-row-height="1.125cm"/>
    </style:style>
    <style:style style:name="Tabela3.A1" style:family="table-cell">
      <style:table-cell-properties style:vertical-align="middle"/>
    </style:style>
    <style:style style:name="Tabela4" style:family="table">
      <style:table-properties style:width="17cm" style:rel-width="100%" table:align="left"/>
    </style:style>
    <style:style style:name="Tabela4.A" style:family="table-column">
      <style:table-column-properties style:column-width="8.839cm" style:rel-column-width="34074*"/>
    </style:style>
    <style:style style:name="Tabela4.B" style:family="table-column">
      <style:table-column-properties style:column-width="8.162cm" style:rel-column-width="31460*"/>
    </style:style>
    <style:style style:name="Tabela4.1" style:family="table-row">
      <style:table-row-properties style:min-row-height="0.649cm"/>
    </style:style>
    <style:style style:name="Tabela4.A1" style:family="table-cell">
      <style:table-cell-properties style:vertical-align="middle"/>
    </style:style>
    <style:style style:name="Tabela5" style:family="table">
      <style:table-properties style:width="5.888cm" table:align="center"/>
    </style:style>
    <style:style style:name="Tabela5.A" style:family="table-column">
      <style:table-column-properties style:column-width="3.334cm"/>
    </style:style>
    <style:style style:name="Tabela5.B" style:family="table-column">
      <style:table-column-properties style:column-width="2.554cm"/>
    </style:style>
    <style:style style:name="Tabela5.A1" style:family="table-cell">
      <style:table-cell-properties style:vertical-align="middle" fo:padding-left="0.123cm" fo:padding-right="0.123cm" fo:padding-top="0.049cm" fo:padding-bottom="0.049cm" fo:border="1pt solid #000000"/>
    </style:style>
    <style:style style:name="Tabela5.B1" style:family="table-cell">
      <style:table-cell-properties style:vertical-align="middle" fo:padding-left="0cm" fo:padding-right="0.123cm" fo:padding-top="0.049cm" fo:padding-bottom="0.049cm" fo:border-left="none" fo:border-right="1pt solid #000000" fo:border-top="1pt solid #000000" fo:border-bottom="1pt solid #000000"/>
    </style:style>
    <style:style style:name="Tabela5.A2" style:family="table-cell">
      <style:table-cell-properties style:vertical-align="bottom" fo:padding-left="0cm" fo:padding-right="0.123cm" fo:padding-top="0cm" fo:padding-bottom="0.049cm" fo:border-left="none" fo:border-right="1pt solid #000000" fo:border-top="none" fo:border-bottom="1pt solid #000000"/>
    </style:style>
    <style:style style:name="Tabela6" style:family="table">
      <style:table-properties style:width="11.899cm" style:rel-width="70%" table:align="center"/>
    </style:style>
    <style:style style:name="Tabela6.A" style:family="table-column">
      <style:table-column-properties style:column-width="1.663cm" style:rel-column-width="6415*"/>
    </style:style>
    <style:style style:name="Tabela6.B" style:family="table-column">
      <style:table-column-properties style:column-width="10.234cm" style:rel-column-width="39454*"/>
    </style:style>
    <style:style style:name="Tabela6.1" style:family="table-row">
      <style:table-row-properties style:min-row-height="1.125cm"/>
    </style:style>
    <style:style style:name="Tabela6.A1" style:family="table-cell">
      <style:table-cell-properties style:vertical-align="middle"/>
    </style:style>
    <style:style style:name="Tabela7" style:family="table">
      <style:table-properties style:width="17cm" style:rel-width="100%" table:align="left"/>
    </style:style>
    <style:style style:name="Tabela7.A" style:family="table-column">
      <style:table-column-properties style:column-width="8.163cm" style:rel-column-width="31466*"/>
    </style:style>
    <style:style style:name="Tabela7.B" style:family="table-column">
      <style:table-column-properties style:column-width="8.837cm" style:rel-column-width="34068*"/>
    </style:style>
    <style:style style:name="Tabela7.1" style:family="table-row">
      <style:table-row-properties style:min-row-height="0.649cm"/>
    </style:style>
    <style:style style:name="Tabela7.A1" style:family="table-cell">
      <style:table-cell-properties style:vertical-align="middle"/>
    </style:style>
    <style:style style:name="Tabela8" style:family="table">
      <style:table-properties style:width="5.888cm" table:align="center"/>
    </style:style>
    <style:style style:name="Tabela8.A" style:family="table-column">
      <style:table-column-properties style:column-width="3.334cm"/>
    </style:style>
    <style:style style:name="Tabela8.B" style:family="table-column">
      <style:table-column-properties style:column-width="2.554cm"/>
    </style:style>
    <style:style style:name="Tabela8.A1" style:family="table-cell">
      <style:table-cell-properties style:vertical-align="middle" fo:padding-left="0.123cm" fo:padding-right="0.123cm" fo:padding-top="0.049cm" fo:padding-bottom="0.049cm" fo:border="1pt solid #000000"/>
    </style:style>
    <style:style style:name="Tabela8.B1" style:family="table-cell">
      <style:table-cell-properties style:vertical-align="middle" fo:padding-left="0cm" fo:padding-right="0.123cm" fo:padding-top="0.049cm" fo:padding-bottom="0.049cm" fo:border-left="none" fo:border-right="1pt solid #000000" fo:border-top="1pt solid #000000" fo:border-bottom="1pt solid #000000"/>
    </style:style>
    <style:style style:name="Tabela8.A2" style:family="table-cell">
      <style:table-cell-properties style:vertical-align="bottom" fo:padding-left="0cm" fo:padding-right="0.123cm" fo:padding-top="0cm" fo:padding-bottom="0.049cm" fo:border-left="none" fo:border-right="1pt solid #000000" fo:border-top="none" fo:border-bottom="1pt solid #000000"/>
    </style:style>
    <style:style style:name="Tabela9" style:family="table">
      <style:table-properties style:width="11.899cm" style:rel-width="70%" table:align="center"/>
    </style:style>
    <style:style style:name="Tabela9.A" style:family="table-column">
      <style:table-column-properties style:column-width="1.663cm" style:rel-column-width="6415*"/>
    </style:style>
    <style:style style:name="Tabela9.B" style:family="table-column">
      <style:table-column-properties style:column-width="10.234cm" style:rel-column-width="39454*"/>
    </style:style>
    <style:style style:name="Tabela9.1" style:family="table-row">
      <style:table-row-properties style:min-row-height="1.125cm"/>
    </style:style>
    <style:style style:name="Tabela9.A1" style:family="table-cell">
      <style:table-cell-properties style:vertical-align="middle"/>
    </style:style>
    <style:style style:name="Tabela10" style:family="table">
      <style:table-properties style:width="17cm" style:rel-width="100%" table:align="left"/>
    </style:style>
    <style:style style:name="Tabela10.A" style:family="table-column">
      <style:table-column-properties style:column-width="8.163cm" style:rel-column-width="31466*"/>
    </style:style>
    <style:style style:name="Tabela10.B" style:family="table-column">
      <style:table-column-properties style:column-width="8.837cm" style:rel-column-width="34068*"/>
    </style:style>
    <style:style style:name="Tabela10.1" style:family="table-row">
      <style:table-row-properties style:min-row-height="0.649cm"/>
    </style:style>
    <style:style style:name="Tabela10.A1" style:family="table-cell">
      <style:table-cell-properties style:vertical-align="middle"/>
    </style:style>
    <style:style style:name="Tabela11" style:family="table">
      <style:table-properties style:width="11.899cm" style:rel-width="70%" table:align="center"/>
    </style:style>
    <style:style style:name="Tabela11.A" style:family="table-column">
      <style:table-column-properties style:column-width="1.663cm" style:rel-column-width="6415*"/>
    </style:style>
    <style:style style:name="Tabela11.B" style:family="table-column">
      <style:table-column-properties style:column-width="10.234cm" style:rel-column-width="39454*"/>
    </style:style>
    <style:style style:name="Tabela11.1" style:family="table-row">
      <style:table-row-properties style:min-row-height="1.125cm"/>
    </style:style>
    <style:style style:name="Tabela11.A1" style:family="table-cell">
      <style:table-cell-properties style:vertical-align="middle"/>
    </style:style>
    <style:style style:name="Tabela12" style:family="table">
      <style:table-properties style:width="17cm" style:rel-width="100%" table:align="left"/>
    </style:style>
    <style:style style:name="Tabela12.A" style:family="table-column">
      <style:table-column-properties style:column-width="8.839cm" style:rel-column-width="34074*"/>
    </style:style>
    <style:style style:name="Tabela12.B" style:family="table-column">
      <style:table-column-properties style:column-width="8.162cm" style:rel-column-width="31460*"/>
    </style:style>
    <style:style style:name="Tabela12.1" style:family="table-row">
      <style:table-row-properties style:min-row-height="0.649cm"/>
    </style:style>
    <style:style style:name="Tabela12.A1" style:family="table-cell">
      <style:table-cell-properties style:vertical-align="middle"/>
    </style:style>
    <style:style style:name="Tabela13" style:family="table">
      <style:table-properties style:width="11.899cm" style:rel-width="70%" table:align="center"/>
    </style:style>
    <style:style style:name="Tabela13.A" style:family="table-column">
      <style:table-column-properties style:column-width="1.663cm" style:rel-column-width="6415*"/>
    </style:style>
    <style:style style:name="Tabela13.B" style:family="table-column">
      <style:table-column-properties style:column-width="10.234cm" style:rel-column-width="39454*"/>
    </style:style>
    <style:style style:name="Tabela13.1" style:family="table-row">
      <style:table-row-properties style:min-row-height="1.125cm"/>
    </style:style>
    <style:style style:name="Tabela13.A1" style:family="table-cell">
      <style:table-cell-properties style:vertical-align="middle"/>
    </style:style>
    <style:style style:name="Tabela14" style:family="table">
      <style:table-properties style:width="17cm" style:rel-width="100%" table:align="left"/>
    </style:style>
    <style:style style:name="Tabela14.A" style:family="table-column">
      <style:table-column-properties style:column-width="8.839cm" style:rel-column-width="34074*"/>
    </style:style>
    <style:style style:name="Tabela14.B" style:family="table-column">
      <style:table-column-properties style:column-width="8.162cm" style:rel-column-width="31460*"/>
    </style:style>
    <style:style style:name="Tabela14.1" style:family="table-row">
      <style:table-row-properties style:min-row-height="0.649cm"/>
    </style:style>
    <style:style style:name="Tabela14.A1" style:family="table-cell">
      <style:table-cell-properties style:vertical-align="middle"/>
    </style:style>
    <style:style style:name="Tabela15" style:family="table">
      <style:table-properties style:width="5.888cm" table:align="center"/>
    </style:style>
    <style:style style:name="Tabela15.A" style:family="table-column">
      <style:table-column-properties style:column-width="3.334cm"/>
    </style:style>
    <style:style style:name="Tabela15.B" style:family="table-column">
      <style:table-column-properties style:column-width="2.554cm"/>
    </style:style>
    <style:style style:name="Tabela15.A1" style:family="table-cell">
      <style:table-cell-properties style:vertical-align="middle" fo:padding-left="0.123cm" fo:padding-right="0.123cm" fo:padding-top="0.049cm" fo:padding-bottom="0.049cm" fo:border="1pt solid #000000"/>
    </style:style>
    <style:style style:name="Tabela15.B1" style:family="table-cell">
      <style:table-cell-properties style:vertical-align="middle" fo:padding-left="0cm" fo:padding-right="0.123cm" fo:padding-top="0.049cm" fo:padding-bottom="0.049cm" fo:border-left="none" fo:border-right="1pt solid #000000" fo:border-top="1pt solid #000000" fo:border-bottom="1pt solid #000000"/>
    </style:style>
    <style:style style:name="Tabela15.A2" style:family="table-cell">
      <style:table-cell-properties style:vertical-align="bottom" fo:padding-left="0cm" fo:padding-right="0.123cm" fo:padding-top="0cm" fo:padding-bottom="0.049cm" fo:border-left="none" fo:border-right="1pt solid #000000" fo:border-top="none" fo:border-bottom="1pt solid #000000"/>
    </style:style>
    <style:style style:name="Tabela16" style:family="table">
      <style:table-properties style:width="11.899cm" style:rel-width="70%" table:align="center"/>
    </style:style>
    <style:style style:name="Tabela16.A" style:family="table-column">
      <style:table-column-properties style:column-width="1.663cm" style:rel-column-width="6415*"/>
    </style:style>
    <style:style style:name="Tabela16.B" style:family="table-column">
      <style:table-column-properties style:column-width="10.234cm" style:rel-column-width="39454*"/>
    </style:style>
    <style:style style:name="Tabela16.1" style:family="table-row">
      <style:table-row-properties style:min-row-height="1.125cm"/>
    </style:style>
    <style:style style:name="Tabela16.A1" style:family="table-cell">
      <style:table-cell-properties style:vertical-align="middle"/>
    </style:style>
    <style:style style:name="Tabela17" style:family="table">
      <style:table-properties style:width="17cm" style:rel-width="100%" table:align="left"/>
    </style:style>
    <style:style style:name="Tabela17.A" style:family="table-column">
      <style:table-column-properties style:column-width="8.163cm" style:rel-column-width="31466*"/>
    </style:style>
    <style:style style:name="Tabela17.B" style:family="table-column">
      <style:table-column-properties style:column-width="8.837cm" style:rel-column-width="34068*"/>
    </style:style>
    <style:style style:name="Tabela17.1" style:family="table-row">
      <style:table-row-properties style:min-row-height="0.649cm"/>
    </style:style>
    <style:style style:name="Tabela17.A1" style:family="table-cell">
      <style:table-cell-properties style:vertical-align="middle"/>
    </style:style>
    <style:style style:name="Tabela19" style:family="table">
      <style:table-properties style:width="11.899cm" style:rel-width="70%" table:align="center"/>
    </style:style>
    <style:style style:name="Tabela19.A" style:family="table-column">
      <style:table-column-properties style:column-width="1.663cm" style:rel-column-width="6415*"/>
    </style:style>
    <style:style style:name="Tabela19.B" style:family="table-column">
      <style:table-column-properties style:column-width="10.234cm" style:rel-column-width="39454*"/>
    </style:style>
    <style:style style:name="Tabela19.1" style:family="table-row">
      <style:table-row-properties style:min-row-height="1.125cm"/>
    </style:style>
    <style:style style:name="Tabela19.A1" style:family="table-cell">
      <style:table-cell-properties style:vertical-align="middle"/>
    </style:style>
    <style:style style:name="Tabela20" style:family="table">
      <style:table-properties style:width="17cm" style:rel-width="100%" table:align="left"/>
    </style:style>
    <style:style style:name="Tabela20.A" style:family="table-column">
      <style:table-column-properties style:column-width="8.163cm" style:rel-column-width="31466*"/>
    </style:style>
    <style:style style:name="Tabela20.B" style:family="table-column">
      <style:table-column-properties style:column-width="8.837cm" style:rel-column-width="34068*"/>
    </style:style>
    <style:style style:name="Tabela20.1" style:family="table-row">
      <style:table-row-properties style:min-row-height="0.649cm"/>
    </style:style>
    <style:style style:name="Tabela20.A1" style:family="table-cell">
      <style:table-cell-properties style:vertical-align="middle"/>
    </style:style>
    <style:style style:name="P1" style:family="paragraph" style:parent-style-name="Quotations">
      <style:paragraph-properties fo:margin-left="1cm" fo:margin-right="1cm" fo:text-align="justify" style:justify-single-word="false" fo:orphans="2" fo:widows="2" fo:text-indent="0.464cm" style:auto-text-indent="false"/>
      <style:text-properties fo:font-variant="normal" fo:text-transform="none" fo:color="#000000" loext:opacity="100%" fo:letter-spacing="normal"/>
    </style:style>
    <style:style style:name="P2" style:family="paragraph" style:parent-style-name="Quotations">
      <style:paragraph-properties fo:margin-left="1cm" fo:margin-right="1cm" fo:text-align="justify" style:justify-single-word="false" fo:orphans="2" fo:widows="2" fo:text-indent="0.464cm" style:auto-text-indent="false"/>
    </style:style>
    <style:style style:name="P3" style:family="paragraph" style:parent-style-name="Table_20_Contents">
      <style:paragraph-properties fo:margin-top="0cm" fo:margin-bottom="0.499cm" style:contextual-spacing="false"/>
    </style:style>
    <style:style style:name="P4" style:family="paragraph" style:parent-style-name="Table_20_Contents">
      <style:paragraph-properties fo:margin-top="0cm" fo:margin-bottom="0.499cm" style:contextual-spacing="false" fo:text-align="center" style:justify-single-word="false"/>
    </style:style>
    <style:style style:name="P5" style:family="paragraph" style:parent-style-name="Table_20_Contents">
      <style:paragraph-properties fo:margin-top="0cm" fo:margin-bottom="0.499cm" style:contextual-spacing="false" fo:text-align="justify" style:justify-single-word="false"/>
      <style:text-properties fo:color="#800000" loext:opacity="100%" style:font-name="Arial" fo:font-size="7pt"/>
    </style:style>
    <style:style style:name="P6" style:family="paragraph" style:parent-style-name="Table_20_Contents">
      <style:paragraph-properties fo:margin-top="0cm" fo:margin-bottom="0cm" style:contextual-spacing="false" fo:text-align="justify" style:justify-single-word="false"/>
      <style:text-properties fo:color="#800000" loext:opacity="100%" style:font-name="Arial" fo:font-size="7pt"/>
    </style:style>
    <style:style style:name="P7" style:family="paragraph" style:parent-style-name="Table_20_Contents">
      <style:paragraph-properties fo:margin-top="0cm" fo:margin-bottom="0.499cm" style:contextual-spacing="false" fo:text-align="justify" style:justify-single-word="false" fo:orphans="2" fo:widows="2"/>
      <style:text-properties fo:color="#800000" loext:opacity="100%" style:font-name="Arial" fo:font-size="7pt"/>
    </style:style>
    <style:style style:name="P8" style:family="paragraph" style:parent-style-name="Table_20_Contents">
      <style:paragraph-properties fo:margin-top="0cm" fo:margin-bottom="0cm" style:contextual-spacing="false" fo:text-align="justify" style:justify-single-word="false" fo:orphans="2" fo:widows="2"/>
      <style:text-properties fo:color="#800000" loext:opacity="100%" style:font-name="Arial" fo:font-size="7pt"/>
    </style:style>
    <style:style style:name="P9" style:family="paragraph" style:parent-style-name="Table_20_Contents">
      <style:paragraph-properties fo:margin-top="0cm" fo:margin-bottom="0cm" style:contextual-spacing="false" style:line-height-at-least="0.547cm" fo:text-align="center" style:justify-single-word="false"/>
      <style:text-properties fo:color="#000000" loext:opacity="100%" style:text-line-through-style="solid" style:text-line-through-type="single" style:font-name="Arial"/>
    </style:style>
    <style:style style:name="P10" style:family="paragraph" style:parent-style-name="Table_20_Contents">
      <style:paragraph-properties fo:margin-top="0cm" fo:margin-bottom="0cm" style:contextual-spacing="false" style:line-height-at-least="0.547cm" fo:text-align="justify" style:justify-single-word="false" fo:orphans="2" fo:widows="2"/>
      <style:text-properties fo:color="#000000" loext:opacity="100%" style:text-line-through-style="solid" style:text-line-through-type="single" style:font-name="Arial"/>
    </style:style>
    <style:style style:name="P11" style:family="paragraph" style:parent-style-name="Table_20_Contents">
      <style:paragraph-properties fo:margin-top="0cm" fo:margin-bottom="0.499cm" style:contextual-spacing="false" fo:text-align="justify" style:justify-single-word="false" fo:orphans="2" fo:widows="2"/>
    </style:style>
    <style:style style:name="P12" style:family="paragraph" style:parent-style-name="Table_20_Contents">
      <style:paragraph-properties fo:text-align="justify" style:justify-single-word="false" fo:orphans="2" fo:widows="2"/>
    </style:style>
    <style:style style:name="P13" style:family="paragraph" style:parent-style-name="Text_20_body">
      <style:paragraph-properties fo:margin-left="0cm" fo:margin-right="0cm" fo:orphans="2" fo:widows="2" fo:text-indent="0cm" style:auto-text-indent="false"/>
    </style:style>
    <style:style style:name="P14" style:family="paragraph" style:parent-style-name="Text_20_body">
      <style:paragraph-properties fo:orphans="2" fo:widows="2"/>
    </style:style>
    <style:style style:name="P15" style:family="paragraph" style:parent-style-name="Text_20_body">
      <style:paragraph-properties fo:margin-left="0cm" fo:margin-right="0cm" fo:text-align="center" style:justify-single-word="false" fo:orphans="2" fo:widows="2" fo:text-indent="0cm" style:auto-text-indent="false"/>
    </style:style>
    <style:style style:name="P16" style:family="paragraph" style:parent-style-name="Text_20_body">
      <style:paragraph-properties fo:margin-left="0cm" fo:margin-right="0cm" fo:text-align="center" style:justify-single-word="false" fo:orphans="2" fo:widows="2" fo:text-indent="0cm" style:auto-text-indent="false" fo:break-before="page"/>
    </style:style>
    <style:style style:name="P17" style:family="paragraph" style:parent-style-name="Text_20_body">
      <style:paragraph-properties fo:margin-left="1.27cm" fo:margin-right="0cm" fo:text-align="center" style:justify-single-word="false" fo:orphans="2" fo:widows="2" fo:text-indent="-0.794cm" style:auto-text-indent="false"/>
    </style:style>
    <style:style style:name="P18" style:family="paragraph" style:parent-style-name="Text_20_body">
      <style:paragraph-properties fo:text-align="center" style:justify-single-word="false" fo:orphans="2" fo:widows="2"/>
    </style:style>
    <style:style style:name="P19" style:family="paragraph" style:parent-style-name="Text_20_body">
      <style:paragraph-properties fo:margin-left="0.501cm" fo:margin-right="0cm" fo:text-align="center" style:justify-single-word="false" fo:orphans="2" fo:widows="2" fo:text-indent="0.501cm" style:auto-text-indent="false"/>
    </style:style>
    <style:style style:name="P20" style:family="paragraph" style:parent-style-name="Text_20_body">
      <style:paragraph-properties fo:text-align="justify" style:justify-single-word="false" fo:orphans="2" fo:widows="2"/>
    </style:style>
    <style:style style:name="P21" style:family="paragraph" style:parent-style-name="Text_20_body">
      <style:paragraph-properties fo:margin-left="0cm" fo:margin-right="0cm" fo:margin-top="0cm" fo:margin-bottom="0cm" style:contextual-spacing="false" fo:text-align="justify" style:justify-single-word="false" fo:orphans="2" fo:widows="2" fo:text-indent="0.464cm" style:auto-text-indent="false"/>
    </style:style>
    <style:style style:name="P22" style:family="paragraph" style:parent-style-name="Text_20_body">
      <loext:graphic-properties draw:fill="solid" draw:fill-color="#ffffff" draw:opacity="100%"/>
      <style:paragraph-properties fo:margin-left="0cm" fo:margin-right="0cm" fo:margin-top="0cm" fo:margin-bottom="0cm" style:contextual-spacing="false" fo:text-align="justify" style:justify-single-word="false" fo:orphans="2" fo:widows="2" fo:text-indent="0.464cm" style:auto-text-indent="false" fo:background-color="#ffffff"/>
    </style:style>
    <style:style style:name="P23" style:family="paragraph" style:parent-style-name="Text_20_body">
      <style:paragraph-properties fo:margin-left="0cm" fo:margin-right="0cm" fo:text-align="justify" style:justify-single-word="false" fo:orphans="2" fo:widows="2" fo:text-indent="0.464cm" style:auto-text-indent="false"/>
    </style:style>
    <style:style style:name="P24" style:family="paragraph" style:parent-style-name="Text_20_body">
      <loext:graphic-properties draw:fill="solid" draw:fill-color="#ffffff" draw:opacity="100%"/>
      <style:paragraph-properties fo:margin-left="0cm" fo:margin-right="0cm" fo:text-align="justify" style:justify-single-word="false" fo:orphans="2" fo:widows="2" fo:text-indent="0.464cm" style:auto-text-indent="false" fo:background-color="#ffffff"/>
    </style:style>
    <style:style style:name="P25" style:family="paragraph" style:parent-style-name="Text_20_body">
      <style:paragraph-properties fo:margin-left="0cm" fo:margin-right="0cm" fo:text-align="justify" style:justify-single-word="false" fo:orphans="2" fo:widows="2" fo:text-indent="0cm" style:auto-text-indent="false"/>
    </style:style>
    <style:style style:name="P26" style:family="paragraph" style:parent-style-name="Text_20_body">
      <style:paragraph-properties fo:margin-left="0cm" fo:margin-right="0cm" fo:text-align="justify" style:justify-single-word="false" fo:orphans="2" fo:widows="2" fo:text-indent="0.397cm" style:auto-text-indent="false"/>
    </style:style>
    <style:style style:name="P27" style:family="paragraph" style:parent-style-name="Text_20_body">
      <style:paragraph-properties fo:margin-left="0cm" fo:margin-right="0cm" fo:margin-top="0cm" fo:margin-bottom="0cm" style:contextual-spacing="false" fo:text-align="justify" style:justify-single-word="false" fo:orphans="2" fo:widows="2" fo:text-indent="0.397cm" style:auto-text-indent="false"/>
    </style:style>
    <style:style style:name="P28" style:family="paragraph" style:parent-style-name="Text_20_body">
      <style:paragraph-properties fo:margin-left="0cm" fo:margin-right="0cm" fo:margin-top="0cm" fo:margin-bottom="0cm" style:contextual-spacing="false" fo:text-align="justify" style:justify-single-word="false" fo:orphans="2" fo:widows="2" fo:text-indent="0.476cm" style:auto-text-indent="false"/>
    </style:style>
    <style:style style:name="P29" style:family="paragraph" style:parent-style-name="Text_20_body">
      <style:paragraph-properties fo:margin-left="0cm" fo:margin-right="0cm" fo:margin-top="0.265cm" fo:margin-bottom="0.265cm" style:contextual-spacing="false" fo:text-align="justify" style:justify-single-word="false" fo:orphans="2" fo:widows="2" fo:text-indent="1cm" style:auto-text-indent="false"/>
    </style:style>
    <style:style style:name="P30" style:family="paragraph" style:parent-style-name="Text_20_body">
      <style:paragraph-properties fo:margin-left="0cm" fo:margin-right="0cm" fo:margin-top="0.265cm" fo:margin-bottom="0.265cm" style:contextual-spacing="false" fo:text-align="justify" style:justify-single-word="false" fo:orphans="2" fo:widows="2" fo:text-indent="0.503cm" style:auto-text-indent="false"/>
    </style:style>
    <style:style style:name="P31" style:family="paragraph" style:parent-style-name="Text_20_body">
      <style:paragraph-properties fo:margin-left="1.27cm" fo:margin-right="0cm" fo:text-align="justify" style:justify-single-word="false" fo:orphans="2" fo:widows="2" fo:text-indent="-0.794cm" style:auto-text-indent="false"/>
    </style:style>
    <style:style style:name="P32" style:family="paragraph" style:parent-style-name="Text_20_body">
      <style:paragraph-properties fo:margin-left="0.501cm" fo:margin-right="0cm" fo:text-align="justify" style:justify-single-word="false" fo:orphans="2" fo:widows="2" fo:text-indent="0.501cm" style:auto-text-indent="false"/>
    </style:style>
    <style:style style:name="P33" style:family="paragraph" style:parent-style-name="Text_20_body">
      <style:paragraph-properties fo:orphans="2" fo:widows="2"/>
      <style:text-properties fo:font-variant="normal" fo:text-transform="none" fo:color="#000000" loext:opacity="100%" style:font-name="Arial" fo:font-size="10pt" fo:letter-spacing="normal" fo:font-style="normal" fo:font-weight="normal"/>
    </style:style>
    <style:style style:name="P34" style:family="paragraph" style:parent-style-name="Text_20_body">
      <style:paragraph-properties fo:text-align="justify" style:justify-single-word="false" fo:orphans="2" fo:widows="2"/>
      <style:text-properties fo:font-variant="normal" fo:text-transform="none" fo:color="#000000" loext:opacity="100%" style:font-name="Arial" fo:font-size="10pt" fo:letter-spacing="normal" fo:font-style="normal" fo:font-weight="normal"/>
    </style:style>
    <style:style style:name="P3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Arial" fo:font-size="10pt" fo:letter-spacing="normal" fo:font-style="normal" fo:font-weight="normal"/>
    </style:style>
    <style:style style:name="P36" style:family="paragraph" style:parent-style-name="Text_20_body">
      <style:paragraph-properties fo:margin-left="0.501cm" fo:margin-right="0cm" fo:text-align="justify" style:justify-single-word="false" fo:orphans="2" fo:widows="2" fo:text-indent="0.501cm" style:auto-text-indent="false"/>
      <style:text-properties fo:font-variant="normal" fo:text-transform="none" fo:color="#000000" loext:opacity="100%" style:font-name="Arial" fo:font-size="10pt" fo:letter-spacing="normal" fo:font-style="normal" fo:font-weight="normal"/>
    </style:style>
    <style:style style:name="P3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Arial" fo:font-size="10pt" fo:letter-spacing="normal" fo:font-style="normal" fo:font-weight="normal"/>
    </style:style>
    <style:style style:name="P38" style:family="paragraph" style:parent-style-name="Text_20_body">
      <style:paragraph-properties fo:margin-left="0.501cm" fo:margin-right="0cm" fo:text-align="center" style:justify-single-word="false" fo:orphans="2" fo:widows="2" fo:text-indent="0.501cm" style:auto-text-indent="false"/>
      <style:text-properties fo:font-variant="normal" fo:text-transform="none" fo:color="#000000" loext:opacity="100%" style:font-name="Arial" fo:font-size="10pt" fo:letter-spacing="normal" fo:font-style="normal" fo:font-weight="normal"/>
    </style:style>
    <style:style style:name="P39" style:family="paragraph" style:parent-style-name="Text_20_body">
      <style:paragraph-properties fo:text-align="justify" style:justify-single-word="false" fo:orphans="2" fo:widows="2"/>
      <style:text-properties fo:font-variant="normal" fo:text-transform="none" fo:color="#000000" loext:opacity="100%" style:font-name="Arial" fo:font-size="10pt" fo:letter-spacing="normal" fo:font-style="normal" fo:font-weight="normal" style:font-size-asian="10pt" style:font-size-complex="10pt"/>
    </style:style>
    <style:style style:name="P4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Arial" fo:font-size="10pt" fo:letter-spacing="normal" fo:font-style="normal" fo:font-weight="bold"/>
    </style:style>
    <style:style style:name="P41" style:family="paragraph" style:parent-style-name="Text_20_body">
      <style:paragraph-properties fo:text-align="justify" style:justify-single-word="false" fo:orphans="2" fo:widows="2"/>
      <style:text-properties fo:font-variant="normal" fo:text-transform="none" fo:color="#000000" loext:opacity="100%" style:font-name="Arial" fo:font-size="10pt" fo:letter-spacing="normal" fo:font-style="normal" fo:font-weight="bold"/>
    </style:style>
    <style:style style:name="P4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Arial" fo:font-size="10pt" fo:letter-spacing="normal" fo:font-style="normal" fo:font-weight="bold"/>
    </style:style>
    <style:style style:name="P43" style:family="paragraph" style:parent-style-name="Text_20_body">
      <style:paragraph-properties fo:text-align="justify" style:justify-single-word="false" fo:orphans="2" fo:widows="2"/>
      <style:text-properties fo:font-variant="normal" fo:text-transform="none" fo:color="#000000" loext:opacity="100%" style:font-name="Arial" fo:font-size="7pt" fo:letter-spacing="normal" fo:font-style="normal" fo:font-weight="normal"/>
    </style:style>
    <style:style style:name="P44" style:family="paragraph" style:parent-style-name="Text_20_body">
      <style:paragraph-properties fo:text-align="justify" style:justify-single-word="false" fo:orphans="2" fo:widows="2"/>
      <style:text-properties fo:font-variant="normal" fo:text-transform="none" fo:color="#000000" loext:opacity="100%" fo:letter-spacing="normal"/>
    </style:style>
    <style:style style:name="P4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fo:letter-spacing="normal"/>
    </style:style>
    <style:style style:name="P4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fo:letter-spacing="normal"/>
    </style:style>
    <style:style style:name="P47" style:family="paragraph" style:parent-style-name="Text_20_body">
      <style:paragraph-properties fo:orphans="2" fo:widows="2"/>
      <style:text-properties fo:font-variant="normal" fo:text-transform="none" fo:color="#000000" loext:opacity="100%" style:text-line-through-style="solid" style:text-line-through-type="single" style:font-name="Arial" fo:font-size="10pt" fo:letter-spacing="normal" fo:font-style="normal" fo:font-weight="normal"/>
    </style:style>
    <style:style style:name="P48" style:family="paragraph" style:parent-style-name="Text_20_body">
      <style:paragraph-properties fo:text-align="justify" style:justify-single-word="false" fo:orphans="2" fo:widows="2"/>
      <style:text-properties fo:font-variant="normal" fo:text-transform="none" fo:color="#000000" loext:opacity="100%" style:text-line-through-style="solid" style:text-line-through-type="single" style:font-name="Arial" fo:font-size="10pt" fo:letter-spacing="normal" fo:font-style="normal" fo:font-weight="normal"/>
    </style:style>
    <style:style style:name="P4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text-line-through-style="solid" style:text-line-through-type="single" style:font-name="Arial" fo:font-size="10pt" fo:letter-spacing="normal" fo:font-style="normal" fo:font-weight="normal"/>
    </style:style>
    <style:style style:name="P50" style:family="paragraph" style:parent-style-name="Text_20_body">
      <style:paragraph-properties fo:margin-left="0cm" fo:margin-right="0cm" fo:margin-top="0cm" fo:margin-bottom="0cm" style:contextual-spacing="false" fo:text-align="justify" style:justify-single-word="false" fo:orphans="2" fo:widows="2" fo:text-indent="0.464cm" style:auto-text-indent="false"/>
      <style:text-properties fo:font-variant="normal" fo:text-transform="none" fo:color="#000000" loext:opacity="100%" style:text-line-through-style="solid" style:text-line-through-type="single" style:font-name="Arial" fo:font-size="10pt" fo:letter-spacing="normal" fo:font-style="normal" fo:font-weight="normal"/>
    </style:style>
    <style:style style:name="P51" style:family="paragraph" style:parent-style-name="Text_20_body">
      <style:paragraph-properties fo:margin-left="1.27cm" fo:margin-right="0cm" style:line-height-at-least="0.487cm" fo:text-align="center" style:justify-single-word="false" fo:orphans="2" fo:widows="2" fo:text-indent="0cm" style:auto-text-indent="false"/>
      <style:text-properties fo:font-variant="normal" fo:text-transform="none" fo:color="#000000" loext:opacity="100%" style:text-line-through-style="solid" style:text-line-through-type="single" style:font-name="Arial" fo:font-size="10pt" fo:letter-spacing="normal" fo:font-style="normal" fo:font-weight="normal"/>
    </style:style>
    <style:style style:name="P52" style:family="paragraph" style:parent-style-name="Text_20_body">
      <style:paragraph-properties fo:margin-left="1.27cm" fo:margin-right="0cm" style:line-height-at-least="0.487cm" fo:text-align="justify" style:justify-single-word="false" fo:orphans="2" fo:widows="2" fo:text-indent="0cm" style:auto-text-indent="false"/>
      <style:text-properties fo:font-variant="normal" fo:text-transform="none" fo:color="#000000" loext:opacity="100%" style:text-line-through-style="solid" style:text-line-through-type="single" style:font-name="Arial" fo:font-size="10pt" fo:letter-spacing="normal" fo:font-style="normal" fo:font-weight="normal"/>
    </style:style>
    <style:style style:name="P53" style:family="paragraph" style:parent-style-name="Text_20_body">
      <style:paragraph-properties fo:text-align="justify" style:justify-single-word="false" fo:orphans="2" fo:widows="2"/>
      <style:text-properties fo:font-variant="normal" fo:text-transform="none" fo:color="#000000" loext:opacity="100%" style:text-line-through-style="solid" style:text-line-through-type="single" style:font-name="Arial" fo:font-size="7pt" fo:letter-spacing="normal" fo:font-style="normal" fo:font-weight="normal"/>
    </style:style>
    <style:style style:name="P54" style:family="paragraph" style:parent-style-name="Text_20_body">
      <style:paragraph-properties fo:text-align="justify" style:justify-single-word="false" fo:orphans="2" fo:widows="2"/>
      <style:text-properties fo:font-variant="normal" fo:text-transform="none" fo:color="#000000" loext:opacity="100%" style:text-line-through-style="solid" style:text-line-through-type="single" style:font-name="Times New Roman" fo:font-size="14pt" fo:letter-spacing="normal" fo:font-style="normal" fo:font-weight="normal"/>
    </style:style>
    <style:style style:name="P55" style:family="paragraph" style:parent-style-name="Text_20_body">
      <style:paragraph-properties fo:orphans="2" fo:widows="2"/>
      <style:text-properties fo:font-variant="normal" fo:text-transform="none" fo:color="#000000" loext:opacity="100%" style:font-name="Times New Roman" fo:font-size="14pt" fo:letter-spacing="normal" fo:font-style="normal" fo:font-weight="normal"/>
    </style:style>
    <style:style style:name="P56" style:family="paragraph" style:parent-style-name="Text_20_body">
      <style:paragraph-properties fo:text-align="justify" style:justify-single-word="false" fo:orphans="2" fo:widows="2"/>
      <style:text-properties fo:font-variant="normal" fo:text-transform="none" fo:color="#000000" loext:opacity="100%" style:font-name="Times New Roman" fo:font-size="14pt" fo:letter-spacing="normal" fo:font-style="normal" fo:font-weight="normal"/>
    </style:style>
    <style:style style:name="P5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ff0000" loext:opacity="100%" style:font-name="Arial" fo:font-size="7pt" fo:letter-spacing="normal" fo:font-style="normal" fo:font-weight="normal"/>
    </style:style>
    <style:style style:name="P5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ff0000" loext:opacity="100%" style:font-name="Arial" fo:font-size="7pt" fo:letter-spacing="normal" fo:font-style="normal" fo:font-weight="normal"/>
    </style:style>
    <style:style style:name="P5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ff0000" loext:opacity="100%" style:font-name="Arial" fo:font-size="14pt" fo:letter-spacing="normal" fo:font-style="normal" fo:font-weight="normal"/>
    </style:style>
    <style:style style:name="P6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ff0000" loext:opacity="100%" style:font-name="Arial" fo:font-size="14pt" fo:letter-spacing="normal" fo:font-style="normal" fo:font-weight="normal"/>
    </style:style>
    <style:style style:name="P6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ff0000" loext:opacity="100%" fo:letter-spacing="normal"/>
    </style:style>
    <style:style style:name="P62" style:family="paragraph" style:parent-style-name="Text_20_body">
      <style:paragraph-properties fo:margin-left="0cm" fo:margin-right="0cm" style:line-height-at-least="0.459cm" fo:text-align="justify" style:justify-single-word="false" fo:orphans="2" fo:widows="2" fo:text-indent="0.464cm" style:auto-text-indent="false"/>
    </style:style>
    <style:style style:name="P63" style:family="paragraph" style:parent-style-name="Text_20_body">
      <style:paragraph-properties fo:margin-left="1.27cm" fo:margin-right="0cm" fo:margin-top="0cm" fo:margin-bottom="0cm" style:contextual-spacing="false" style:line-height-at-least="0.487cm" fo:text-align="center" style:justify-single-word="false" fo:orphans="2" fo:widows="2" fo:text-indent="0cm" style:auto-text-indent="false"/>
    </style:style>
    <style:style style:name="P64" style:family="paragraph" style:parent-style-name="Text_20_body">
      <style:paragraph-properties fo:margin-left="0cm" fo:margin-right="0cm" fo:margin-top="0cm" fo:margin-bottom="0.247cm" style:contextual-spacing="false" style:line-height-at-least="0.487cm" fo:text-align="justify" style:justify-single-word="false" fo:orphans="2" fo:widows="2" fo:text-indent="0.464cm" style:auto-text-indent="false"/>
    </style:style>
    <style:style style:name="P65" style:family="paragraph" style:parent-style-name="Text_20_body">
      <style:paragraph-properties fo:margin-left="1.27cm" fo:margin-right="0cm" fo:margin-top="0cm" fo:margin-bottom="0cm" style:contextual-spacing="false" style:line-height-at-least="0.487cm" fo:text-align="justify" style:justify-single-word="false" fo:orphans="2" fo:widows="2" fo:text-indent="0cm" style:auto-text-indent="false"/>
    </style:style>
    <style:style style:name="P66" style:family="paragraph" style:parent-style-name="Text_20_body">
      <style:paragraph-properties fo:margin-left="0cm" fo:margin-right="0cm" fo:text-align="start" style:justify-single-word="false" fo:orphans="2" fo:widows="2" fo:text-indent="0cm" style:auto-text-indent="false"/>
    </style:style>
    <style:style style:name="P67" style:family="paragraph" style:parent-style-name="Text_20_body">
      <style:paragraph-properties fo:text-align="justify" style:justify-single-word="false" fo:orphans="2" fo:widows="2"/>
      <style:text-properties fo:font-size="10pt" style:font-size-asian="10pt" style:font-size-complex="10pt"/>
    </style:style>
    <style:style style:name="T1" style:family="text">
      <style:text-properties fo:color="#808000" loext:opacity="100%" style:font-name="Arial"/>
    </style:style>
    <style:style style:name="T2" style:family="text">
      <style:text-properties fo:color="#808000" loext:opacity="100%" style:font-name="Arial" fo:font-size="10pt"/>
    </style:style>
    <style:style style:name="T3" style:family="text">
      <style:text-properties fo:color="#808000" loext:opacity="100%" style:font-name="Arial" fo:font-size="7pt"/>
    </style:style>
    <style:style style:name="T4" style:family="text">
      <style:text-properties style:font-name="Arial" fo:font-size="7pt" fo:font-style="normal" fo:font-weight="normal"/>
    </style:style>
    <style:style style:name="T5" style:family="text">
      <style:text-properties style:font-name="Arial" fo:font-size="10pt"/>
    </style:style>
    <style:style style:name="T6" style:family="text">
      <style:text-properties style:font-name="Arial" fo:font-size="10pt" fo:font-style="normal" fo:font-weight="normal"/>
    </style:style>
    <style:style style:name="T7" style:family="text">
      <style:text-properties fo:color="#000000" loext:opacity="100%" style:font-name="Arial" fo:font-size="10pt"/>
    </style:style>
    <style:style style:name="T8" style:family="text">
      <style:text-properties fo:font-variant="normal" fo:text-transform="none" fo:color="#000080" loext:opacity="100%" style:font-name="Arial" fo:font-size="7pt" fo:letter-spacing="normal" fo:font-style="normal" fo:font-weight="normal"/>
    </style:style>
    <style:style style:name="T9" style:family="text">
      <style:text-properties fo:font-variant="normal" fo:text-transform="none" fo:color="#000080" loext:opacity="100%" style:font-name="Arial" fo:font-size="10pt" fo:letter-spacing="normal" fo:font-style="normal" fo:font-weight="normal"/>
    </style:style>
    <style:style style:name="T10" style:family="text">
      <style:text-properties fo:font-variant="normal" fo:text-transform="none" fo:color="#000080" loext:opacity="100%" fo:letter-spacing="normal"/>
    </style:style>
    <style:style style:name="T11" style:family="text">
      <style:text-properties fo:font-variant="normal" fo:text-transform="none" fo:color="#000000" loext:opacity="100%" style:font-name="Arial" fo:font-size="10pt" fo:letter-spacing="normal" fo:font-style="normal" fo:font-weight="normal"/>
    </style:style>
    <style:style style:name="T12" style:family="text">
      <style:text-properties fo:font-variant="normal" fo:text-transform="none" fo:color="#000000" loext:opacity="100%" style:font-name="Arial" fo:font-size="10pt" fo:letter-spacing="normal" fo:font-style="normal" fo:font-weight="normal" officeooo:rsid="000782e2"/>
    </style:style>
    <style:style style:name="T13" style:family="text">
      <style:text-properties fo:font-variant="normal" fo:text-transform="none" fo:color="#000000" loext:opacity="100%" style:font-name="Arial" fo:font-size="10pt" fo:letter-spacing="normal" fo:font-style="normal" fo:font-weight="normal" style:font-size-asian="10pt" style:font-size-complex="10pt"/>
    </style:style>
    <style:style style:name="T14" style:family="text">
      <style:text-properties fo:font-variant="normal" fo:text-transform="none" fo:color="#000000" loext:opacity="100%" style:font-name="Arial" fo:font-size="10pt" fo:letter-spacing="normal" fo:font-style="normal" fo:font-weight="bold"/>
    </style:style>
    <style:style style:name="T15" style:family="text">
      <style:text-properties fo:font-variant="normal" fo:text-transform="none" fo:color="#000000" loext:opacity="100%" style:font-name="Arial" fo:font-size="10pt" fo:letter-spacing="normal" fo:font-style="italic" fo:font-weight="normal"/>
    </style:style>
    <style:style style:name="T16" style:family="text">
      <style:text-properties fo:font-variant="normal" fo:text-transform="none" fo:color="#000000" loext:opacity="100%" style:font-name="Arial" fo:font-size="10pt" fo:letter-spacing="normal" fo:language="en" fo:country="US" fo:font-style="normal" fo:font-weight="normal"/>
    </style:style>
    <style:style style:name="T17" style:family="text">
      <style:text-properties fo:font-variant="normal" fo:text-transform="none" fo:color="#000000" loext:opacity="100%" style:font-name="Arial" fo:font-size="10pt" fo:letter-spacing="-0.007cm" fo:font-style="normal" fo:font-weight="normal"/>
    </style:style>
    <style:style style:name="T18" style:family="text">
      <style:text-properties fo:font-variant="normal" fo:text-transform="none" fo:color="#000000" loext:opacity="100%" style:font-name="Arial" fo:font-size="7pt" fo:letter-spacing="normal" fo:font-style="normal" fo:font-weight="normal"/>
    </style:style>
    <style:style style:name="T19" style:family="text">
      <style:text-properties fo:font-variant="normal" fo:text-transform="none" fo:color="#000000" loext:opacity="100%" style:font-name="Arial" fo:font-size="7pt" fo:letter-spacing="normal" fo:font-style="normal" fo:font-weight="bold"/>
    </style:style>
    <style:style style:name="T20" style:family="text">
      <style:text-properties fo:font-variant="normal" fo:text-transform="none" fo:color="#000000" loext:opacity="100%" style:font-name="Arial" fo:font-size="7pt" fo:letter-spacing="normal" fo:font-style="italic" fo:font-weight="bold"/>
    </style:style>
    <style:style style:name="T21" style:family="text">
      <style:text-properties fo:font-variant="normal" fo:text-transform="none" fo:color="#000000" loext:opacity="100%" style:font-name="Arial" fo:font-size="7pt" fo:letter-spacing="normal" fo:font-style="italic" fo:font-weight="normal"/>
    </style:style>
    <style:style style:name="T22" style:family="text">
      <style:text-properties fo:font-variant="normal" fo:text-transform="none" fo:color="#000000" loext:opacity="100%" style:font-name="Arial" fo:font-size="14pt" fo:letter-spacing="normal" fo:font-style="normal" fo:font-weight="normal"/>
    </style:style>
    <style:style style:name="T23" style:family="text">
      <style:text-properties fo:font-variant="normal" fo:text-transform="none" fo:color="#000000" loext:opacity="100%" style:font-name="Arial" fo:letter-spacing="normal" fo:font-style="normal" fo:font-weight="normal"/>
    </style:style>
    <style:style style:name="T24" style:family="text">
      <style:text-properties fo:font-variant="normal" fo:text-transform="none" fo:color="#000000" loext:opacity="100%" style:text-position="33% 80%" style:font-name="Arial" fo:font-size="7pt" fo:letter-spacing="normal" fo:font-style="normal" style:text-underline-style="solid" style:text-underline-width="auto" style:text-underline-color="font-color" fo:font-weight="normal"/>
    </style:style>
    <style:style style:name="T25" style:family="text">
      <style:text-properties fo:font-variant="normal" fo:text-transform="none" fo:color="#000000" loext:opacity="100%" style:text-position="33% 80%" style:font-name="Arial" fo:font-size="10pt" fo:letter-spacing="normal" fo:font-style="normal" style:text-underline-style="solid" style:text-underline-width="auto" style:text-underline-color="font-color" fo:font-weight="normal"/>
    </style:style>
    <style:style style:name="T26" style:family="text">
      <style:text-properties fo:font-variant="normal" fo:text-transform="none" fo:color="#000000" loext:opacity="100%" style:text-position="33% 80%" style:font-name="Arial" fo:font-size="10pt" fo:letter-spacing="normal" fo:font-style="normal" style:text-underline-style="solid" style:text-underline-width="auto" style:text-underline-color="font-color" fo:font-weight="normal" style:font-size-asian="10pt" style:font-size-complex="10pt"/>
    </style:style>
    <style:style style:name="T27" style:family="text">
      <style:text-properties fo:font-variant="normal" fo:text-transform="none" fo:color="#000000" loext:opacity="100%" style:text-position="33% 80%" style:font-name="Arial" fo:letter-spacing="normal" fo:font-style="normal" style:text-underline-style="solid" style:text-underline-width="auto" style:text-underline-color="font-color" fo:font-weight="normal"/>
    </style:style>
    <style:style style:name="T28" style:family="text">
      <style:text-properties fo:font-variant="normal" fo:text-transform="none" fo:color="#000000" loext:opacity="100%" style:text-line-through-style="solid" style:text-line-through-type="single" style:font-name="Arial" fo:font-size="10pt" fo:letter-spacing="normal" fo:font-style="normal" fo:font-weight="normal"/>
    </style:style>
    <style:style style:name="T29" style:family="text">
      <style:text-properties fo:font-variant="normal" fo:text-transform="none" fo:color="#000000" loext:opacity="100%" style:text-line-through-style="solid" style:text-line-through-type="single" style:font-name="Arial" fo:font-size="10pt" fo:letter-spacing="normal" fo:font-style="normal" fo:font-weight="normal" loext:padding="0cm" loext:border="none"/>
    </style:style>
    <style:style style:name="T30" style:family="text">
      <style:text-properties fo:font-variant="normal" fo:text-transform="none" fo:color="#000000" loext:opacity="100%" style:text-line-through-style="solid" style:text-line-through-type="single" style:font-name="Arial" fo:font-size="10pt" fo:letter-spacing="normal" fo:font-style="normal" fo:font-weight="normal" fo:background-color="#ffffff" loext:char-shading-value="0"/>
    </style:style>
    <style:style style:name="T31" style:family="text">
      <style:text-properties fo:font-variant="normal" fo:text-transform="none" fo:color="#000000" loext:opacity="100%" style:text-line-through-style="solid" style:text-line-through-type="single" style:font-name="Arial" fo:font-size="10pt" fo:letter-spacing="normal" fo:font-style="normal" fo:font-weight="normal" style:font-size-asian="10pt" style:font-size-complex="10pt"/>
    </style:style>
    <style:style style:name="T32" style:family="text">
      <style:text-properties fo:font-variant="normal" fo:text-transform="none" fo:color="#000000" loext:opacity="100%" style:text-line-through-style="solid" style:text-line-through-type="single" style:font-name="Arial" fo:font-size="10pt" fo:letter-spacing="normal" fo:font-style="normal" fo:font-weight="bold"/>
    </style:style>
    <style:style style:name="T33" style:family="text">
      <style:text-properties fo:font-variant="normal" fo:text-transform="none" fo:color="#000000" loext:opacity="100%" style:text-line-through-style="solid" style:text-line-through-type="single" style:font-name="Arial" fo:font-size="10pt" fo:letter-spacing="normal" fo:language="en" fo:country="US" fo:font-style="normal" fo:font-weight="normal"/>
    </style:style>
    <style:style style:name="T34" style:family="text">
      <style:text-properties fo:font-variant="normal" fo:text-transform="none" fo:color="#000000" loext:opacity="100%" style:text-line-through-style="solid" style:text-line-through-type="single" style:font-name="Arial" fo:font-size="10pt" fo:letter-spacing="normal" fo:font-style="italic" fo:font-weight="normal"/>
    </style:style>
    <style:style style:name="T35" style:family="text">
      <style:text-properties fo:font-variant="normal" fo:text-transform="none" fo:color="#000000" loext:opacity="100%" style:text-line-through-style="solid" style:text-line-through-type="single" style:font-name="Arial" fo:font-size="10pt" fo:letter-spacing="-0.007cm" fo:font-style="normal" fo:font-weight="normal"/>
    </style:style>
    <style:style style:name="T36" style:family="text">
      <style:text-properties fo:font-variant="normal" fo:text-transform="none" fo:color="#000000" loext:opacity="100%" style:text-line-through-style="solid" style:text-line-through-type="single" style:font-name="Arial" fo:font-size="10pt" fo:letter-spacing="-0.007cm" fo:language="en" fo:country="US" fo:font-style="normal" fo:font-weight="normal"/>
    </style:style>
    <style:style style:name="T37" style:family="text">
      <style:text-properties fo:font-variant="normal" fo:text-transform="none" fo:color="#000000" loext:opacity="100%" style:text-line-through-style="solid" style:text-line-through-type="single" style:font-name="Arial" fo:font-size="7pt" fo:letter-spacing="normal" fo:font-style="normal" fo:font-weight="normal"/>
    </style:style>
    <style:style style:name="T38" style:family="text">
      <style:text-properties fo:font-variant="normal" fo:text-transform="none" fo:color="#000000" loext:opacity="100%" style:text-line-through-style="solid" style:text-line-through-type="single" style:font-name="Arial" fo:font-size="14pt" fo:letter-spacing="normal" fo:font-style="normal" fo:font-weight="normal"/>
    </style:style>
    <style:style style:name="T39" style:family="text">
      <style:text-properties fo:font-variant="normal" fo:text-transform="none" fo:color="#000000" loext:opacity="100%" style:text-line-through-style="solid" style:text-line-through-type="single" style:text-position="33% 80%" style:font-name="Arial" fo:font-size="10pt" fo:letter-spacing="normal" fo:font-style="normal" style:text-underline-style="solid" style:text-underline-width="auto" style:text-underline-color="font-color" fo:font-weight="normal"/>
    </style:style>
    <style:style style:name="T40" style:family="text">
      <style:text-properties fo:font-variant="normal" fo:text-transform="none" fo:color="#000000" loext:opacity="100%" style:text-line-through-style="solid" style:text-line-through-type="single" style:text-position="33% 80%" style:font-name="Arial" fo:font-size="10pt" fo:letter-spacing="normal" fo:font-style="normal" fo:font-weight="normal"/>
    </style:style>
    <style:style style:name="T41" style:family="text">
      <style:text-properties fo:font-variant="normal" fo:text-transform="none" fo:color="#000000" loext:opacity="100%" style:text-line-through-style="solid" style:text-line-through-type="single" style:text-position="33% 80%" style:font-name="Arial" fo:font-size="10pt" fo:letter-spacing="normal" fo:font-style="normal" fo:font-weight="normal" style:font-size-asian="10pt" style:font-size-complex="10pt"/>
    </style:style>
    <style:style style:name="T42" style:family="text">
      <style:text-properties fo:font-variant="normal" fo:text-transform="none" fo:color="#000000" loext:opacity="100%" style:text-line-through-style="solid" style:text-line-through-type="single" style:text-position="33% 80%" style:font-name="Arial" fo:font-size="10pt" fo:letter-spacing="-0.007cm" fo:font-style="normal" style:text-underline-style="solid" style:text-underline-width="auto" style:text-underline-color="font-color" fo:font-weight="normal"/>
    </style:style>
    <style:style style:name="T43" style:family="text">
      <style:text-properties fo:font-variant="normal" fo:text-transform="none" fo:color="#000000" loext:opacity="100%" style:text-line-through-style="solid" style:text-line-through-type="single" style:text-position="33% 80%" style:font-name="Arial" fo:font-size="7pt" fo:letter-spacing="normal" fo:font-style="normal" style:text-underline-style="solid" style:text-underline-width="auto" style:text-underline-color="font-color" fo:font-weight="normal"/>
    </style:style>
    <style:style style:name="T44" style:family="text">
      <style:text-properties fo:font-variant="normal" fo:text-transform="none" fo:color="#000000" loext:opacity="100%" style:text-line-through-style="solid" style:text-line-through-type="single" style:text-position="33% 80%" style:font-name="Arial" fo:font-size="7pt" fo:letter-spacing="normal" fo:font-style="normal" fo:font-weight="normal"/>
    </style:style>
    <style:style style:name="T45" style:family="text">
      <style:text-properties fo:font-variant="normal" fo:text-transform="none" fo:color="#000000" loext:opacity="100%" style:text-line-through-style="solid" style:text-line-through-type="single" style:font-name="Times New Roman" fo:font-size="14pt" fo:letter-spacing="normal" fo:font-style="normal" fo:font-weight="normal"/>
    </style:style>
    <style:style style:name="T46" style:family="text">
      <style:text-properties fo:font-variant="normal" fo:text-transform="none" fo:color="#000000" loext:opacity="100%" style:text-line-through-style="solid" style:text-line-through-type="single" style:font-name="Times New Roman" fo:font-size="14pt" fo:letter-spacing="normal" fo:font-style="normal" fo:font-weight="normal" fo:background-color="#ffffff" loext:char-shading-value="0" loext:padding="0cm" loext:border="none"/>
    </style:style>
    <style:style style:name="T47" style:family="text">
      <style:text-properties fo:font-variant="normal" fo:text-transform="none" fo:color="#000000" loext:opacity="100%" style:text-line-through-style="solid" style:text-line-through-type="single" style:font-name="Arial1" fo:font-size="10pt" fo:letter-spacing="normal" fo:font-style="normal" fo:font-weight="normal"/>
    </style:style>
    <style:style style:name="T48" style:family="text">
      <style:text-properties fo:font-variant="normal" fo:text-transform="none" fo:color="#000000" loext:opacity="100%" style:font-name="Times New Roman" fo:font-size="14pt" fo:letter-spacing="normal" fo:font-style="normal" fo:font-weight="normal"/>
    </style:style>
    <style:style style:name="T49" style:family="text">
      <style:text-properties fo:font-variant="normal" fo:text-transform="none" fo:color="#000000" loext:opacity="100%" style:font-name="Times New Roman" fo:font-size="14pt" fo:letter-spacing="-0.007cm" fo:font-style="normal" fo:font-weight="normal"/>
    </style:style>
    <style:style style:name="T50" style:family="text">
      <style:text-properties fo:font-variant="normal" fo:text-transform="none" fo:color="#000000" loext:opacity="100%" style:font-name="Times New Roman" fo:font-size="10pt" fo:letter-spacing="normal" fo:font-style="normal" fo:font-weight="normal"/>
    </style:style>
    <style:style style:name="T51" style:family="text">
      <style:text-properties fo:font-variant="normal" fo:text-transform="none" fo:color="#000000" loext:opacity="100%" style:font-name="Times New Roman" fo:font-size="10pt" fo:letter-spacing="normal" fo:font-style="normal" fo:font-weight="normal" style:font-size-asian="10pt" style:font-size-complex="10pt"/>
    </style:style>
    <style:style style:name="T52" style:family="text">
      <style:text-properties fo:font-variant="normal" fo:text-transform="none" fo:color="#000000" loext:opacity="100%" fo:letter-spacing="normal"/>
    </style:style>
    <style:style style:name="T53" style:family="text">
      <style:text-properties fo:font-variant="normal" fo:text-transform="none" fo:color="#000000" loext:opacity="100%" style:font-name="Arial1" fo:font-size="10pt" fo:letter-spacing="normal" fo:font-style="normal" fo:font-weight="normal"/>
    </style:style>
    <style:style style:name="T54" style:family="text">
      <style:text-properties fo:font-variant="normal" fo:text-transform="none" fo:color="#000000" loext:opacity="100%" style:text-position="super 58%" style:font-name="Arial" fo:font-size="10pt" fo:letter-spacing="normal" fo:font-style="normal" style:text-underline-style="solid" style:text-underline-width="auto" style:text-underline-color="font-color" fo:font-weight="normal"/>
    </style:style>
    <style:style style:name="T55" style:family="text">
      <style:text-properties fo:font-variant="normal" fo:text-transform="none" fo:color="#000000" loext:opacity="100%" style:text-position="super 58%" style:font-name="Arial" fo:font-size="10pt" fo:letter-spacing="normal" fo:font-style="normal" style:text-underline-style="solid" style:text-underline-width="auto" style:text-underline-color="font-color" fo:font-weight="normal" style:font-size-asian="10pt" style:font-size-complex="10pt"/>
    </style:style>
    <style:style style:name="T56" style:family="text">
      <style:text-properties fo:font-variant="normal" fo:text-transform="none" fo:color="#ff0000" loext:opacity="100%" style:font-name="Arial" fo:font-size="7pt" fo:letter-spacing="normal" fo:font-style="normal" fo:font-weight="normal"/>
    </style:style>
    <style:style style:name="T57" style:family="text">
      <style:text-properties style:text-position="33% 80%" style:text-underline-style="solid" style:text-underline-width="auto" style:text-underline-color="font-color"/>
    </style:style>
    <style:style style:name="T58" style:family="text">
      <style:text-properties style:text-position="33% 80%" style:font-name="Arial" fo:font-size="10pt" fo:font-style="normal" style:text-underline-style="solid" style:text-underline-width="auto" style:text-underline-color="font-color" fo:font-weight="normal"/>
    </style:style>
    <style:style style:name="T59" style:family="text">
      <style:text-properties fo:font-weight="bold"/>
    </style:style>
    <style:style style:name="T60" style:family="text">
      <style:text-properties fo:font-style="italic"/>
    </style:style>
    <style:style style:name="T61" style:family="text">
      <style:text-properties style:text-line-through-style="solid" style:text-line-through-type="single"/>
    </style:style>
    <style:style style:name="T62" style:family="text">
      <style:text-properties style:text-line-through-style="solid" style:text-line-through-type="single" style:font-name="Arial" fo:font-size="10pt"/>
    </style:style>
    <style:style style:name="T63" style:family="text">
      <style:text-properties style:text-position="super 58%"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a1" table:style-name="Tabela1">
        <table:table-column table:style-name="Tabela1.A"/>
        <table:table-column table:style-name="Tabela1.B"/>
        <table:table-row table:style-name="Tabela1.1">
          <table:table-cell table:style-name="Tabela1.A1" office:value-type="string">
            <text:p text:style-name="P4"><draw:frame draw:style-name="fr1" draw:name="Figura1" text:anchor-type="as-char" svg:width="0.979cm" svg:height="1.085cm" draw:z-index="0"><draw:image xlink:href="https://www.planalto.gov.br/ccivil_03/leis/Brastra.gif" xlink:type="simple" xlink:show="embed" xlink:actuate="onLoad"/><svg:title>Brastra.gif (4376 bytes)</svg:title></draw:frame></text:p>
          </table:table-cell>
          <table:table-cell table:style-name="Tabela1.A1" office:value-type="string">
            <text:p text:style-name="P4"><text:span text:style-name="Strong_20_Emphasis"><text:span text:style-name="T2">Presidência da República</text:span></text:span><text:span text:style-name="Strong_20_Emphasis"><text:span text:style-name="T1"><text:line-break/></text:span></text:span><text:span text:style-name="Strong_20_Emphasis"><text:span text:style-name="T3">Casa Civil<text:line-break/></text:span></text:span><text:span text:style-name="Strong_20_Emphasis"><text:span text:style-name="T1">Subchefia para Assuntos Jurídicos</text:span></text:span></text:p>
          </table:table-cell>
        </table:table-row>
      </table:table>
      <text:p text:style-name="P15"><text:a xlink:type="simple" xlink:href="http://legislacao.planalto.gov.br/legisla/legislacao.nsf/Viw_Identificacao/lei%208.112-1990?OpenDocument" text:style-name="Internet_20_link" text:visited-style-name="Visited_20_Internet_20_Link"><text:span text:style-name="Strong_20_Emphasis"><text:span text:style-name="T8">LEI Nº 8.112, DE 11 DE DEZEMBRO DE 1990</text:span></text:span></text:a></text:p>
      <table:table table:name="Tabela2" table:style-name="Tabela2">
        <table:table-column table:style-name="Tabela2.A"/>
        <table:table-column table:style-name="Tabela2.B"/>
        <table:table-row table:style-name="Tabela2.1">
          <table:table-cell table:style-name="Tabela2.A1" office:value-type="string">
            <text:p text:style-name="P3"><text:a xlink:type="simple" xlink:href="https://www.planalto.gov.br/ccivil_03/leis/L8112compilado.htm" text:style-name="Internet_20_link" text:visited-style-name="Visited_20_Internet_20_Link"><text:span text:style-name="T5">Texto compilado</text:span></text:a><text:line-break/><text:a xlink:type="simple" xlink:href="https://www.planalto.gov.br/ccivil_03/leis/Mensagem_Veto/anterior_98/Vep898-90.pdf" text:style-name="Internet_20_link" text:visited-style-name="Visited_20_Internet_20_Link"><text:span text:style-name="T5">Mensagem de veto</text:span></text:a><text:line-break/><text:a xlink:type="simple" xlink:href="https://www.planalto.gov.br/ccivil_03/leis/l8112cons.htm#art252" text:style-name="Internet_20_link" text:visited-style-name="Visited_20_Internet_20_Link"><text:span text:style-name="T5">Produção de efeito</text:span></text:a><text:line-break/><text:a xlink:type="simple" xlink:href="https://www.planalto.gov.br/ccivil_03/leis/l8112cons.htm#veto" text:style-name="Internet_20_link" text:visited-style-name="Visited_20_Internet_20_Link"><text:span text:style-name="T5">Partes mantidas pelo Congresso Nacional</text:span></text:a></text:p>
            <text:p text:style-name="P3"><text:a xlink:type="simple" xlink:href="../../../../../../T:/CCIVIL_03/_Ato2011-2014/2012/Lei/L12702.htm#art41" text:style-name="Internet_20_link" text:visited-style-name="Visited_20_Internet_20_Link"><text:span text:style-name="T5">(Vide Lei nº 12.702, de 2012)</text:span></text:a><text:line-break/><text:a xlink:type="simple" xlink:href="https://www.planalto.gov.br/ccivil_03/_Ato2011-2014/2013/Lei/L12855.htm#art1" text:style-name="Internet_20_link" text:visited-style-name="Visited_20_Internet_20_Link"><text:span text:style-name="T5">(Vide Lei nº 12.855, de 2013)</text:span></text:a><text:line-break/><text:a xlink:type="simple" xlink:href="https://www.planalto.gov.br/ccivil_03/_Ato2015-2018/2015/Lei/L13135.htm#art6i" text:style-name="Internet_20_link" text:visited-style-name="Visited_20_Internet_20_Link"><text:span text:style-name="T5">(Vide Lei nº 13.135, de 2015)</text:span></text:a><text:line-break/><text:a xlink:type="simple" xlink:href="https://www.planalto.gov.br/ccivil_03/_Ato2019-2022/2022/Mpv/mpv1132.htm" text:style-name="Internet_20_link" text:visited-style-name="Visited_20_Internet_20_Link"><text:span text:style-name="T7">(Vide Medida Provisória nº 1.132, de 2022)</text:span></text:a></text:p>
          </table:table-cell>
          <table:table-cell table:style-name="Tabela2.A1" office:value-type="string">
            <text:p text:style-name="P5">Dispõe sobre o regime jurídico dos servidores públicos civis da União, das autarquias e das fundações públicas federais.</text:p>
          </table:table-cell>
        </table:table-row>
      </table:table>
      <text:p text:style-name="P15"><text:span text:style-name="Strong_20_Emphasis"><text:span text:style-name="T11">PUBLICAÇÃO CONSOLIDADA DA LEI Nº   8.112, DE 11 DE DEZEMBRO DE 1990, DETERMINADA PELO </text:span></text:span><text:a xlink:type="simple" xlink:href="https://www.planalto.gov.br/ccivil_03/leis/L9527.htm#art13" text:style-name="Internet_20_link" text:visited-style-name="Visited_20_Internet_20_Link"><text:span text:style-name="Strong_20_Emphasis"><text:span text:style-name="T9">ART.  13 DA LEI Nº 9.527, DE 10 DE DEZEMBRO DE 1997.</text:span></text:span></text:a></text:p>
      <text:p text:style-name="P20"><text:span text:style-name="Strong_20_Emphasis"><text:span text:style-name="T11">O PRESIDENTE DA REPÚBLICA </text:span></text:span><text:span text:style-name="T11">Faço saber que o Congresso Nacional decreta e eu sanciono a seguinte Lei:</text:span></text:p>
      <text:p text:style-name="P15"><text:bookmark text:name="tituloi"/><text:span text:style-name="Strong_20_Emphasis"><text:span text:style-name="T11">Título I</text:span></text:span></text:p>
      <text:p text:style-name="P15"><text:span text:style-name="Strong_20_Emphasis"><text:span text:style-name="T11">Capítulo Único</text:span></text:span></text:p>
      <text:p text:style-name="P15"><text:span text:style-name="Strong_20_Emphasis"><text:span text:style-name="T11">Das Disposições Preliminares</text:span></text:span></text:p>
      <text:p text:style-name="P34"><text:bookmark text:name="art1"/>Art. 1<text:span text:style-name="T57">o</text:span>  Esta Lei institui o Regime Jurídico dos Servidores Públicos Civis da União, das autarquias, inclusive as em regime especial, e das fundações públicas federais.</text:p>
      <text:p text:style-name="P34"><text:bookmark text:name="art2"/>Art. 2<text:span text:style-name="T57">o</text:span>  Para os efeitos desta Lei, servidor é a pessoa legalmente investida em cargo público.</text:p>
      <text:p text:style-name="P34"><text:bookmark text:name="art3"/>Art. 3<text:span text:style-name="T57">o</text:span>  Cargo público é o conjunto de atribuições e responsabilidades previstas na estrutura organizacional que devem ser cometidas a um servidor.</text:p>
      <text:p text:style-name="P20"/>
      <table:table table:name="Tabela3" table:style-name="Tabela3">
        <table:table-column table:style-name="Tabela3.A"/>
        <table:table-column table:style-name="Tabela3.B"/>
        <table:table-row table:style-name="Tabela3.1">
          <table:table-cell table:style-name="Tabela3.A1" office:value-type="string">
            <text:p text:style-name="P11"><draw:frame draw:style-name="fr1" draw:name="Figura2" text:anchor-type="as-char" svg:width="0.979cm" svg:height="1.085cm" draw:z-index="1"><draw:image xlink:href="https://www.planalto.gov.br/ccivil_03/leis/Brastra.gif" xlink:type="simple" xlink:show="embed" xlink:actuate="onLoad"/><svg:title>Brastra.gif (4376 bytes)</svg:title></draw:frame></text:p>
          </table:table-cell>
          <table:table-cell table:style-name="Tabela3.A1" office:value-type="string">
            <text:p text:style-name="P11"><text:span text:style-name="Strong_20_Emphasis"><text:span text:style-name="T2">Presidência da República</text:span></text:span><text:span text:style-name="Strong_20_Emphasis"><text:span text:style-name="T1"><text:line-break/></text:span></text:span><text:span text:style-name="Strong_20_Emphasis"><text:span text:style-name="T3">Casa Civil<text:line-break/></text:span></text:span><text:span text:style-name="Strong_20_Emphasis"><text:span text:style-name="T1">Subchefia para Assuntos Jurídicos</text:span></text:span></text:p>
          </table:table-cell>
        </table:table-row>
      </table:table>
      <text:p text:style-name="P25"><text:a xlink:type="simple" xlink:href="http://legislacao.planalto.gov.br/legisla/legislacao.nsf/Viw_Identificacao/lei%208.112-1990?OpenDocument" text:style-name="Internet_20_link" text:visited-style-name="Visited_20_Internet_20_Link"><text:span text:style-name="Strong_20_Emphasis"><text:span text:style-name="T8">LEI Nº 8.112, DE 11 DE DEZEMBRO DE 1990</text:span></text:span></text:a></text:p>
      <table:table table:name="Tabela4" table:style-name="Tabela4">
        <table:table-column table:style-name="Tabela4.A"/>
        <table:table-column table:style-name="Tabela4.B"/>
        <table:table-row table:style-name="Tabela4.1">
          <table:table-cell table:style-name="Tabela4.A1" office:value-type="string">
            <text:p text:style-name="P11"><text:a xlink:type="simple" xlink:href="https://www.planalto.gov.br/ccivil_03/leis/L8112compilado.htm" text:style-name="Internet_20_link" text:visited-style-name="Visited_20_Internet_20_Link"><text:span text:style-name="T5">Texto compilado</text:span></text:a><text:line-break/><text:a xlink:type="simple" xlink:href="https://www.planalto.gov.br/ccivil_03/leis/Mensagem_Veto/anterior_98/Vep898-90.pdf" text:style-name="Internet_20_link" text:visited-style-name="Visited_20_Internet_20_Link"><text:span text:style-name="T5">Mensagem de veto</text:span></text:a><text:line-break/><text:a xlink:type="simple" xlink:href="https://www.planalto.gov.br/ccivil_03/leis/l8112cons.htm#art252" text:style-name="Internet_20_link" text:visited-style-name="Visited_20_Internet_20_Link"><text:span text:style-name="T5">Produção de efeito</text:span></text:a><text:line-break/><text:a xlink:type="simple" xlink:href="https://www.planalto.gov.br/ccivil_03/leis/l8112cons.htm#veto" text:style-name="Internet_20_link" text:visited-style-name="Visited_20_Internet_20_Link"><text:span text:style-name="T5">Partes mantidas pelo Congresso Nacional</text:span></text:a></text:p>
            <text:p text:style-name="P11"><text:a xlink:type="simple" xlink:href="../../../../../../T:/CCIVIL_03/_Ato2011-2014/2012/Lei/L12702.htm#art41" text:style-name="Internet_20_link" text:visited-style-name="Visited_20_Internet_20_Link"><text:span text:style-name="T5">(Vide Lei nº 12.702, de 2012)</text:span></text:a><text:line-break/><text:a xlink:type="simple" xlink:href="https://www.planalto.gov.br/ccivil_03/_Ato2011-2014/2013/Lei/L12855.htm#art1" text:style-name="Internet_20_link" text:visited-style-name="Visited_20_Internet_20_Link"><text:span text:style-name="T5">(Vide Lei nº 12.855, de 2013)</text:span></text:a><text:line-break/><text:a xlink:type="simple" xlink:href="https://www.planalto.gov.br/ccivil_03/_Ato2015-2018/2015/Lei/L13135.htm#art6i" text:style-name="Internet_20_link" text:visited-style-name="Visited_20_Internet_20_Link"><text:span text:style-name="T5">(Vide Lei nº 13.135, de 2015)</text:span></text:a><text:line-break/><text:a xlink:type="simple" xlink:href="https://www.planalto.gov.br/ccivil_03/_Ato2019-2022/2022/Mpv/mpv1132.htm" text:style-name="Internet_20_link" text:visited-style-name="Visited_20_Internet_20_Link"><text:span text:style-name="T7">(Vide Medida Provisória nº 1.132, de 2022)</text:span></text:a></text:p>
          </table:table-cell>
          <table:table-cell table:style-name="Tabela4.A1" office:value-type="string">
            <text:p text:style-name="P7">Dispõe sobre o regime jurídico dos servidores públicos civis da União, das autarquias e das fundações públicas federais.</text:p>
          </table:table-cell>
        </table:table-row>
      </table:table>
      <text:p text:style-name="P25"><text:span text:style-name="Strong_20_Emphasis"><text:span text:style-name="T11">PUBLICAÇÃO CONSOLIDADA DA LEI Nº   8.112, DE 11 DE DEZEMBRO DE 1990, DETERMINADA PELO </text:span></text:span><text:a xlink:type="simple" xlink:href="https://www.planalto.gov.br/ccivil_03/leis/L9527.htm#art13" text:style-name="Internet_20_link" text:visited-style-name="Visited_20_Internet_20_Link"><text:span text:style-name="Strong_20_Emphasis"><text:span text:style-name="T9">ART.  13 DA LEI Nº 9.527, DE 10 DE DEZEMBRO DE 1997.</text:span></text:span></text:a></text:p>
      <text:p text:style-name="P20"><text:span text:style-name="Strong_20_Emphasis"><text:span text:style-name="T11">O PRESIDENTE DA REPÚBLICA </text:span></text:span><text:span text:style-name="T11">Faço saber que o Congresso Nacional decreta e eu sanciono a seguinte Lei:</text:span></text:p>
      <text:p text:style-name="P25"><text:bookmark text:name="tituloi Copia 1"/><text:span text:style-name="Strong_20_Emphasis"><text:span text:style-name="T11">Título I</text:span></text:span></text:p>
      <text:p text:style-name="P25"><text:span text:style-name="Strong_20_Emphasis"><text:span text:style-name="T11">Capítulo Único</text:span></text:span></text:p>
      <text:p text:style-name="P25"><text:soft-page-break/><text:span text:style-name="Strong_20_Emphasis"><text:span text:style-name="T11">Das Disposições Preliminares</text:span></text:span></text:p>
      <text:p text:style-name="P34"><text:bookmark text:name="art1 Copia 1"/>Art. 1<text:span text:style-name="T57">o</text:span>  Esta Lei institui o Regime Jurídico dos Servidores Públicos Civis da União, das autarquias, inclusive as em regime especial, e das fundações públicas federais.</text:p>
      <text:p text:style-name="P34"><text:bookmark text:name="art2 Copia 1"/>Art. 2<text:span text:style-name="T57">o</text:span>  Para os efeitos desta Lei, servidor é a pessoa legalmente investida em cargo público.</text:p>
      <text:p text:style-name="P34"><text:bookmark text:name="art3 Copia 1"/>Art. 3<text:span text:style-name="T57">o</text:span>  Cargo público é o conjunto de atribuições e responsabilidades previstas na estrutura organizacional que devem ser cometidas a um servidor.</text:p>
      <text:p text:style-name="P34"><text:bookmark text:name="art3p"/>Parágrafo único.  Os cargos públicos, acessíveis a todos os brasileiros, são criados por lei, com denominação própria e vencimento pago pelos cofres públicos, para provimento em caráter efetivo ou em comissão.</text:p>
      <text:p text:style-name="P34"><text:bookmark text:name="art4"/>Art. 4<text:span text:style-name="T57">o</text:span>  É proibida a prestação de serviços gratuitos, salvo os casos previstos em lei.</text:p>
      <text:p text:style-name="P25"><text:bookmark text:name="tituloii"/><text:span text:style-name="Strong_20_Emphasis"><text:span text:style-name="T11">Título II</text:span></text:span></text:p>
      <text:p text:style-name="P25"><text:span text:style-name="Strong_20_Emphasis"><text:span text:style-name="T11">Do Provimento, Vacância, Remoção, Redistribuição e Substituição</text:span></text:span></text:p>
      <text:p text:style-name="P25"><text:span text:style-name="Strong_20_Emphasis"><text:span text:style-name="T11">Capítulo I</text:span></text:span></text:p>
      <text:p text:style-name="P25"><text:span text:style-name="Strong_20_Emphasis"><text:span text:style-name="T11">Do Provimento</text:span></text:span></text:p>
      <text:p text:style-name="P25"><text:span text:style-name="Strong_20_Emphasis"><text:span text:style-name="T11">Seção I</text:span></text:span></text:p>
      <text:p text:style-name="P25"><text:span text:style-name="Strong_20_Emphasis"><text:span text:style-name="T11">Disposições Gerais</text:span></text:span></text:p>
      <text:p text:style-name="P34"><text:bookmark text:name="art5"/>Art. 5<text:span text:style-name="T57">o</text:span>  São requisitos básicos para investidura em cargo público:</text:p>
      <text:p text:style-name="P34"><text:bookmark text:name="art5i"/>I - a nacionalidade brasileira;</text:p>
      <text:p text:style-name="P34"><text:bookmark text:name="art5ii"/>II - o gozo dos direitos políticos;</text:p>
      <text:p text:style-name="P34"><text:bookmark text:name="art5iii"/>III - a quitação com as obrigações militares e eleitorais;</text:p>
      <text:p text:style-name="P44"><text:bookmark text:name="art5iv"/> <text:span text:style-name="T6">IV - o nível de escolaridade exigido para o exercício do cargo;</text:span></text:p>
      <text:p text:style-name="P34"><text:bookmark text:name="art5v"/>V - a idade mínima de dezoito anos;</text:p>
      <text:p text:style-name="P34"><text:bookmark text:name="art5vi"/>VI - aptidão física e mental.</text:p>
      <text:p text:style-name="P34"><text:bookmark text:name="art5§1"/>§ 1<text:span text:style-name="T57">o</text:span>  As atribuições do cargo podem justificar a exigência de outros requisitos estabelecidos em lei.</text:p>
      <text:p text:style-name="P34"><text:bookmark text:name="art5§2"/>§ 2<text:span text:style-name="T57">o</text:span>  Às pessoas portadoras de deficiência é assegurado o direito de se inscrever em concurso público para provimento de cargo cujas atribuições sejam compatíveis com a deficiência de que são portadoras; para tais pessoas serão reservadas até 20% (vinte por cento) das vagas oferecidas no concurso.</text:p>
      <text:p text:style-name="P20"><text:bookmark text:name="art5§3"/><text:span text:style-name="T18">§ 3</text:span><text:span text:style-name="T24">o</text:span><text:span text:style-name="T18">  As universidades e instituições de pesquisa científica e tecnológica federais poderão prover seus cargos com professores, técnicos e cientistas estrangeiros, de acordo com as normas e os procedimentos desta Lei</text:span><text:span text:style-name="T20">.             </text:span><text:a xlink:type="simple" xlink:href="https://www.planalto.gov.br/ccivil_03/leis/L9515.htm#art1" text:style-name="Internet_20_link" text:visited-style-name="Visited_20_Internet_20_Link"><text:span text:style-name="T18">(Incluído pela Lei nº 9.515, de 20.11.97)</text:span></text:a></text:p>
      <text:p text:style-name="P34"><text:bookmark text:name="art6"/>Art. 6<text:span text:style-name="T57">o</text:span>  O provimento dos cargos públicos far-se-á mediante ato da autoridade competente de cada Poder.</text:p>
      <text:p text:style-name="P34"><text:bookmark text:name="art7"/>Art. 7<text:span text:style-name="T57">o</text:span>  A investidura em cargo público ocorrerá com a posse.</text:p>
      <text:p text:style-name="P34"><text:bookmark text:name="art8"/>Art. 8<text:span text:style-name="T57">o</text:span>  São formas de provimento de cargo público:</text:p>
      <text:p text:style-name="P34"><text:bookmark text:name="art8i"/>I - nomeação;</text:p>
      <text:p text:style-name="P34"><text:bookmark text:name="art8ii"/>II - promoção;</text:p>
      <text:p text:style-name="P20"><text:bookmark text:name="art8iii"/><text:span text:style-name="T28">III - ascensão;</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8iv"/><text:span text:style-name="T28">IV - transferência;                 </text:span><text:a xlink:type="simple" xlink:href="https://www.planalto.gov.br/ccivil_03/Congresso/RSF/ResSF46-1997.htm" text:style-name="Internet_20_link" text:visited-style-name="Visited_20_Internet_20_Link">(Execução suspensa pela RSF nº 46, de 1997)</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34"><text:bookmark text:name="art8v"/>V - readaptação;</text:p>
      <text:p text:style-name="P34"><text:bookmark text:name="art8vi"/><text:soft-page-break/>VI - reversão;</text:p>
      <text:p text:style-name="P34"><text:bookmark text:name="art8vii"/>VII - aproveitamento;</text:p>
      <text:p text:style-name="P34"><text:bookmark text:name="art8viii"/>VIII - reintegração;</text:p>
      <text:p text:style-name="P34"><text:bookmark text:name="art8ix"/>IX - recondução.</text:p>
      <text:p text:style-name="P25"><text:span text:style-name="Strong_20_Emphasis"><text:span text:style-name="T11">Seção II</text:span></text:span></text:p>
      <text:p text:style-name="P25"><text:span text:style-name="Strong_20_Emphasis"><text:span text:style-name="T11">Da Nomeação</text:span></text:span></text:p>
      <text:p text:style-name="P34"><text:bookmark text:name="art9"/>Art. 9<text:span text:style-name="T57">o</text:span>  A nomeação far-se-á:</text:p>
      <text:p text:style-name="P43"><text:bookmark text:name="art9i"/>I - em caráter efetivo, quando se tratar de cargo isolado de provimento efetivo ou de carreira;</text:p>
      <text:p text:style-name="P48"><text:bookmark text:name="art9ii."/>II - em comissão, para cargos de confiança, de livre exoneração.</text:p>
      <text:p text:style-name="P20"><text:bookmark text:name="art9ii"/><text:span text:style-name="T18">II - em comissão, inclusive na condição de interino, para cargos de confiança vagos.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9p"/>Parágrafo único. A designação por acesso, para função de direção, chefia e assessoramento recairá, exclusivamente, em servidor de carreira, satisfeitos os requisitos de que trata o parágrafo único do art. 10.</text:p>
      <text:p text:style-name="P20"><text:bookmark text:name="art9p."/><text:span text:style-name="T11">Parágrafo único.  O servidor ocupante de cargo em comissão ou de natureza especial poderá ser nomeado para ter exercício, interinamente, em outro cargo de confiança, sem prejuízo das atribuições do que atualmente ocupa, hipótese em que deverá optar pela remuneração de um deles durante o período da interinidade.                 </text:span><text:a xlink:type="simple" xlink:href="https://www.planalto.gov.br/ccivil_03/leis/L9527.htm#art1" text:style-name="Internet_20_link" text:visited-style-name="Visited_20_Internet_20_Link"><text:span text:style-name="T18">(Redação dada pela Lei nº 9.527, de 10.12.97)</text:span></text:a></text:p>
      <text:p text:style-name="P34"><text:bookmark text:name="art10"/>Art. 10.  A nomeação para cargo de carreira ou cargo isolado de provimento efetivo depende de prévia habilitação em concurso público de provas ou de provas e títulos, obedecidos a ordem de classificação e o prazo de sua validade.</text:p>
      <text:p text:style-name="P48"><text:bookmark text:name="art10p."/>Parágrafo único. Os demais requisitos para o ingresso e o desenvolvimento do servidor na carreira, mediante promoção, ascensão e acesso, serão estabelecidos pela lei que fixar as diretrizes do sistema de carreira na Administração Pública Federal e seus regulamentos.</text:p>
      <text:p text:style-name="P20"><text:bookmark text:name="art10p"/><text:span text:style-name="T18">Parágrafo único.  Os demais requisitos para o ingresso e o desenvolvimento do servidor na carreira, mediante promoção, serão estabelecidos pela lei que fixar as diretrizes do sistema de carreira na Administração Pública Federal e seus regulamentos.                </text:span><text:a xlink:type="simple" xlink:href="https://www.planalto.gov.br/ccivil_03/leis/L9527.htm#art1" text:style-name="Internet_20_link" text:visited-style-name="Visited_20_Internet_20_Link"><text:span text:style-name="T8">(Redação dada pela Lei nº 9.527, de 10.12.97)</text:span></text:a></text:p>
      <text:p text:style-name="P25"><text:span text:style-name="Strong_20_Emphasis"><text:span text:style-name="T11">Seção III</text:span></text:span></text:p>
      <text:p text:style-name="P25"><text:span text:style-name="Strong_20_Emphasis"><text:span text:style-name="T11">Do Concurso Público</text:span></text:span></text:p>
      <text:p text:style-name="P48"><text:bookmark text:name="art11."/>Art. 11. O concurso será de provas ou de provas e títulos, podendo ser realizado em duas etapas, conforme dispuserem a lei e o regulamento do respectivo plano de carreira.</text:p>
      <text:p text:style-name="P20"><text:bookmark text:name="art11"/><text:span text:style-name="T18">Art. 11.  O concurso será de provas ou de provas e títulos, podendo ser realizado em duas etapas, conforme dispuserem a lei e o regulamento do respectivo plano de carreira, condicionada a inscrição do candidato ao pagamento do valor fixado no edital, quando indispensável ao seu custeio, e ressalvadas as hipóteses de isenção nele expressamente previstas.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_Ato2007-2010/2008/Decreto/D6593.htm" text:style-name="Internet_20_link" text:visited-style-name="Visited_20_Internet_20_Link"><text:span text:style-name="T11">(Regulamento)</text:span></text:a></text:p>
      <text:p text:style-name="P34"><text:bookmark text:name="art12"/>Art. 12.  O concurso público terá validade de até 2 (dois ) anos, podendo ser prorrogado uma única vez, por igual período.</text:p>
      <text:p text:style-name="P34"><text:bookmark text:name="art12§1"/>§ 1<text:span text:style-name="T57">o</text:span>  O prazo de validade do concurso e as condições de sua realização serão fixados em edital, que será publicado no Diário Oficial da União e em jornal diário de grande circulação.</text:p>
      <text:p text:style-name="P34"><text:bookmark text:name="art12§2"/>§ 2<text:span text:style-name="T57">o</text:span>  Não se abrirá novo concurso enquanto houver candidato aprovado em concurso anterior com prazo de validade não expirado.</text:p>
      <text:p text:style-name="P25"><text:span text:style-name="Strong_20_Emphasis"><text:span text:style-name="T11">Seção IV</text:span></text:span></text:p>
      <text:p text:style-name="P25"><text:span text:style-name="Strong_20_Emphasis"><text:span text:style-name="T11">Da Posse e do Exercício</text:span></text:span></text:p>
      <text:p text:style-name="P34"><text:bookmark text:name="art13"/>Art. 13.  A posse dar-se-á pela assinatura do respectivo termo, no qual deverão constar as atribuições, os deveres, as responsabilidades e os direitos inerentes ao cargo ocupado, que não poderão ser alterados unilateralmente, por qualquer das partes, ressalvados os atos de ofício previstos em lei.</text:p>
      <text:p text:style-name="P48"><text:bookmark text:name="art13§1."/><text:soft-page-break/>§ 1° A posse ocorrerá no prazo de 30 (trinta) dias contados da publicação do ato de provimento, prorrogável por mais 30 (trinta) dias, a requerimento do interessado.</text:p>
      <text:p text:style-name="P48"><text:bookmark text:name="art13§2"/>§ 2° Em se tratando de servidor em licença, ou afastado por qualquer outro motivo legal, o prazo será contado do término do impedimento.</text:p>
      <text:p text:style-name="P20"><text:bookmark text:name="art13§1"/><text:span text:style-name="T18">§ 1</text:span><text:span text:style-name="T24">o</text:span><text:span text:style-name="T18">  A posse ocorrerá no prazo de trinta dias contados da publicação do ato de proviment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3§2."/><text:span text:style-name="T18">§ 2</text:span><text:span text:style-name="T24">o</text:span><text:span text:style-name="T18">  Em se tratando de servidor, que esteja na data de publicação do ato de provimento, em licença prevista nos incisos I, III e V do art. 81, ou afastado nas hipóteses dos incisos I, IV, VI, VIII, alíneas "a", "b", "d", "e" e "f", IX e X do art. 102, o prazo será contado do término do impediment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3§3"/>§ 3<text:span text:style-name="T57">o</text:span>  A posse poderá dar-se mediante procuração específica.</text:p>
      <text:p text:style-name="P48"><text:bookmark text:name="art13§4."/>§ 4° Só haverá posse nos casos de provimento de cargo por nomeação, acesso e ascensão.</text:p>
      <text:p text:style-name="P20"><text:bookmark text:name="art13§4"/><text:span text:style-name="T18">§ 4</text:span><text:span text:style-name="T24">o</text:span><text:span text:style-name="T18">  Só haverá posse nos casos de provimento de cargo por nomeaçã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3§5"/>§ 5<text:span text:style-name="T57">o</text:span>  No ato da posse, o servidor apresentará declaração de bens e valores que constituem seu patrimônio e declaração quanto ao exercício ou não de outro cargo, emprego ou função pública.</text:p>
      <text:p text:style-name="P34"><text:bookmark text:name="art13§6"/>§ 6<text:span text:style-name="T57">o</text:span>  Será tornado sem efeito o ato de provimento se a posse não ocorrer no prazo previsto no § 1<text:span text:style-name="T57">o</text:span> deste artigo.</text:p>
      <text:p text:style-name="P34"><text:bookmark text:name="art14"/>Art. 14.  A posse em cargo público dependerá de prévia inspeção médica oficial.</text:p>
      <text:p text:style-name="P34"><text:bookmark text:name="art14p"/>Parágrafo único.  Só poderá ser empossado aquele que for julgado apto física e mentalmente para o exercício do cargo.</text:p>
      <text:p text:style-name="P48"><text:bookmark text:name="art15."/>Art. 15. Exercício é o efetivo desempenho das atribuições do cargo.</text:p>
      <text:p text:style-name="P48"><text:bookmark text:name="art15§1"/>§ 1° É de 30 (trinta) dias o prazo para o servidor entrar em exercício, contados da data da posse.</text:p>
      <text:p text:style-name="P48"><text:bookmark text:name="art15§2"/>§ 2° Será exonerado o servidor empossado que não entrar em exercício no prazo previsto no parágrafo anterior.</text:p>
      <text:p text:style-name="P48"><text:bookmark text:name="art15§3"/>§ 3° À autoridade competente do órgão ou entidade para onde for designado o servidor compete dar-lhe exercício.</text:p>
      <text:p text:style-name="P20"><text:bookmark text:name="art15"/><text:span text:style-name="T18">Art. 15.  Exercício é o efetivo desempenho das atribuições do cargo público ou da função de confiança.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5§1."/><text:span text:style-name="T18">§ 1</text:span><text:span text:style-name="T24">o</text:span><text:span text:style-name="T18">  É de quinze dias o prazo para o servidor empossado em cargo público entrar em exercício, contados da data da posse.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5§2."/><text:span text:style-name="T18">§ 2</text:span><text:span text:style-name="T24">o</text:span><text:span text:style-name="T18">  O servidor será exonerado do cargo ou será tornado sem efeito o ato de sua designação para função de confiança, se não entrar em exercício nos prazos previstos neste artigo, observado o disposto no art. 18.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5§3."/><text:span text:style-name="T18">§ 3</text:span><text:span text:style-name="T24">o</text:span><text:span text:style-name="T18">  À autoridade competente do órgão ou entidade para onde for nomeado ou designado o servidor compete dar-lhe exercíci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5§4."/><text:span text:style-name="T18">§ 4</text:span><text:span text:style-name="T24">o</text:span><text:span text:style-name="T18">  O início do exercício de função de confiança coincidirá com a data de publicação do ato de designação, salvo quando o servidor estiver em licença ou afastado por qualquer outro motivo legal, hipótese em que recairá no primeiro dia útil após o término do impedimento, que não poderá exceder a trinta dias da publicação.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6"/>Art. 16.  O início, a suspensão, a interrupção e o reinício do exercício serão registrados no assentamento individual do servidor.</text:p>
      <text:p text:style-name="P34"><text:bookmark text:name="art16p"/>Parágrafo único.  Ao entrar em exercício, o servidor apresentará ao órgão competente os elementos necessários ao seu assentamento individual.</text:p>
      <text:p text:style-name="P48"><text:bookmark text:name="art17."/>Art. 17. A promoção ou a ascensão não interrompem o tempo de exercício, que é contado no novo posicionamento na carreira a partir da data da publicação do ato que promover ou ascender o servidor.</text:p>
      <text:p text:style-name="P20"><text:bookmark text:name="art17"/><text:span text:style-name="T18">Art. 17.  A promoção não interrompe o tempo de exercício, que é contado no novo posicionamento na carreira a partir da data de publicação do ato que promover o servidor.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18."/>Art. 18. O servidor transferido, removido, redistribuído, requisitado ou cedido, que deva ter exercício em outra localidade, terá 30 (trinta) dias de prazo para entrar em exercício, incluído nesse prazo o tempo necessário ao deslocamento para a nova sede.</text:p>
      <text:p text:style-name="P48"><text:bookmark text:name="art18p"/><text:soft-page-break/>Parágrafo único. Na hipótese de o servidor encontrar-se afastado legalmente, o prazo a que se refere este artigo será contado a partir do término do afastamento.</text:p>
      <text:p text:style-name="P20"><text:bookmark text:name="art18"/><text:span text:style-name="T18">Art. 18.  O servidor que deva ter exercício em outro município em razão de ter sido removido, redistribuído, requisitado, cedido ou posto em exercício provisório terá, no mínimo, dez e, no máximo, trinta dias de prazo, contados da publicação do ato, para a retomada do efetivo desempenho das atribuições do cargo, incluído nesse prazo o tempo necessário para o deslocamento para a nova sede.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8§1"/><text:span text:style-name="T11">§ 1</text:span><text:span text:style-name="T25">o</text:span><text:span text:style-name="T11">  Na hipótese de o servidor encontrar-se em licença ou afastado legalmente, o prazo a que se refere este artigo será contado a partir do término do impedimento.             </text:span><text:a xlink:type="simple" xlink:href="https://www.planalto.gov.br/ccivil_03/leis/L9527.htm#art1" text:style-name="Internet_20_link" text:visited-style-name="Visited_20_Internet_20_Link"><text:span text:style-name="T9">(Parágrafo renumerado e alterado pela Lei nº 9.527, de 10.12.97)</text:span></text:a></text:p>
      <text:p text:style-name="P20"><text:bookmark text:name="art18§2"/><text:span text:style-name="T18">§ 2</text:span><text:span text:style-name="T24">o</text:span><text:span text:style-name="T18">  É facultado ao servidor declinar dos prazos estabelecidos no </text:span><text:span text:style-name="Strong_20_Emphasis"><text:span text:style-name="T18">caput</text:span></text:span><text:span text:style-name="T18">.              </text:span><text:a xlink:type="simple" xlink:href="https://www.planalto.gov.br/ccivil_03/leis/L9527.htm#art1" text:style-name="Internet_20_link" text:visited-style-name="Visited_20_Internet_20_Link"><text:span text:style-name="T8">(Incluído pela Lei nº 9.527, de 10.12.97)</text:span></text:a></text:p>
      <text:p text:style-name="P48"><text:bookmark text:name="art19."/>Art. 19. O ocupante de cargo de provimento efetivo fica sujeito a 40 (quarenta) horas semanais de trabalho, salvo quando a lei estabelecer duração diversa.</text:p>
      <text:p text:style-name="P48"><text:bookmark text:name="art19p"/>Parágrafo único. Além do cumprimento do estabelecido neste artigo, o exercício de cargo em comissão exigirá de seu ocupante integral dedicação ao serviço, podendo o servidor ser convocado sempre que houver interesse da administração.</text:p>
      <text:p text:style-name="P20"><text:bookmark text:name="art19"/><text:span text:style-name="T18">Art. 19.  Os servidores cumprirão jornada de trabalho fixada em razão das atribuições pertinentes aos respectivos cargos, respeitada a duração máxima do trabalho semanal de quarenta horas e observados os limites mínimo e máximo de seis horas e oito horas diárias, respectivamente.               </text:span><text:a xlink:type="simple" xlink:href="https://www.planalto.gov.br/ccivil_03/leis/L8270.htm#art22" text:style-name="Internet_20_link" text:visited-style-name="Visited_20_Internet_20_Link"><text:span text:style-name="T8">(Redação dada pela Lei nº 8.270, de 17.12.91)</text:span></text:a></text:p>
      <text:p text:style-name="P20"><text:bookmark text:name="art19§1."/><text:span text:style-name="T28">§ 1° O ocupante de cargo em comissão ou função de confiança é submetido ao regime de integral dedicação ao serviço, podendo ser convocado sempre que houver interesse da Administração.              </text:span><text:a xlink:type="simple" xlink:href="https://www.planalto.gov.br/ccivil_03/leis/L8270.htm#art19" text:style-name="Internet_20_link" text:visited-style-name="Visited_20_Internet_20_Link">(Incluído pela Lei nº 8.270, de 17.12.91)</text:a></text:p>
      <text:p text:style-name="P20"><text:bookmark text:name="art19§1"/><text:span text:style-name="T18">§ 1</text:span><text:span text:style-name="T24">o</text:span><text:span text:style-name="T18">  O ocupante de cargo em comissão ou função de confiança submete-se a regime de integral dedicação ao serviço, observado o disposto no art. 120, podendo ser convocado sempre que houver interesse da Administraçã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9§2"/><text:span text:style-name="T18">§ 2</text:span><text:span text:style-name="T24">o</text:span><text:span text:style-name="T18">  O disposto neste artigo não se aplica a duração de trabalho estabelecida em leis especiais.                </text:span><text:a xlink:type="simple" xlink:href="https://www.planalto.gov.br/ccivil_03/leis/L8270.htm#art22" text:style-name="Internet_20_link" text:visited-style-name="Visited_20_Internet_20_Link"><text:span text:style-name="T8">(Incluído pela Lei nº 8.270, de 17.12.91)</text:span></text:a></text:p>
      <text:p text:style-name="P20"><text:bookmark text:name="art20.."/><text:span text:style-name="T28">Art. 20.  Ao entrar em exercício, o servidor nomeado para cargo de provimento efetivo ficará sujeito a estágio probatório por período de 24 (vinte e quatro) meses, durante o qual a sua aptidão e capacidade serão objeto de avaliação para o desempenho do cargo, observados os seguinte fatores:                  </text:span><text:a xlink:type="simple" xlink:href="https://www.planalto.gov.br/ccivil_03/Constituicao/Emendas/Emc/emc19.htm#art6" text:style-name="Internet_20_link" text:visited-style-name="Visited_20_Internet_20_Link">(Vide EMC nº 19)</text:a></text:p>
      <text:p text:style-name="P20"><text:bookmark text:name="art20"/><text:span text:style-name="T28">Art. 20.  Ao entrar em exercício, o servidor nomeado para cargo de provimento efetivo ficará sujeito a estágio probatório por período de trinta e seis meses </text:span><text:span text:style-name="Emphasis"><text:span text:style-name="T28">durante o qual a sua aptidão e capacidade serão objeto de avaliação para o desempenho do cargo, observados os seguinte fatores:      </text:span></text:span><text:a xlink:type="simple" xlink:href="https://www.planalto.gov.br/ccivil_03/_Ato2007-2010/2008/Mpv/431.htm#art172" text:style-name="Internet_20_link" text:visited-style-name="Visited_20_Internet_20_Link"><text:span text:style-name="Emphasis">(Redação dada pela Medida Provisória nº 431, de 2008).</text:span></text:a></text:p>
      <text:p text:style-name="P48"><text:bookmark text:name="art20i"/>I - assiduidade;</text:p>
      <text:p text:style-name="P48"><text:bookmark text:name="art20ii"/>II - disciplina;</text:p>
      <text:p text:style-name="P48"><text:bookmark text:name="art20iii"/>III - capacidade de iniciativa;</text:p>
      <text:p text:style-name="P48"><text:bookmark text:name="art20iv"/>IV - produtividade;</text:p>
      <text:p text:style-name="P48"><text:bookmark text:name="art20v"/>V- responsabilidade.</text:p>
      <text:p text:style-name="P20"><text:bookmark text:name="art20."/><text:span text:style-name="T11">Art. 20.  Ao entrar em exercício, o servidor nomeado para cargo de provimento efetivo ficará sujeito a estágio probatório por período de 24 (vinte e quatro) meses, durante o qual a sua aptidão e capacidade serão objeto de avaliação para o desempenho do cargo, observados os seguinte fatores:            </text:span><text:a xlink:type="simple" xlink:href="https://www.planalto.gov.br/ccivil_03/Constituicao/Emendas/Emc/emc19.htm#art6" text:style-name="Internet_20_link" text:visited-style-name="Visited_20_Internet_20_Link"><text:span text:style-name="T9">(Vide EMC nº 19)</text:span></text:a></text:p>
      <text:p text:style-name="P34"><text:bookmark text:name="art20i."/>I - assiduidade;</text:p>
      <text:p text:style-name="P34"><text:bookmark text:name="art20ii."/>II - disciplina;</text:p>
      <text:p text:style-name="P34"><text:bookmark text:name="art20iii."/>III - capacidade de iniciativa;</text:p>
      <text:p text:style-name="P34"><text:bookmark text:name="art20iv."/>IV - produtividade;</text:p>
      <text:p text:style-name="P34"><text:bookmark text:name="art20v."/>V- responsabilidade.</text:p>
      <text:p text:style-name="P48"><text:bookmark text:name="art20§1.."/><text:soft-page-break/>§ 1<text:span text:style-name="T57">o</text:span>  Quatro meses antes de findo o período do estágio probatório, será submetida à homologação da autoridade competente a avaliação do desempenho do servidor, realizada de acordo com o que dispuser a lei ou o regulamento do sistema de carreira, sem prejuízo da continuidade de apuração dos fatores enumerados nos incisos I a V deste artigo.</text:p>
      <text:p text:style-name="P20"><text:bookmark text:name="art20§1"/><text:span text:style-name="T28">§ 1</text:span><text:span text:style-name="T39">o</text:span><text:span text:style-name="T28">  Quatro meses antes de findo o período do estágio probatório, será submetida à homologação da autoridade competente a avaliação do desempenho do servidor, realizada por comissão constituída para essa finalidade, de acordo com o que dispuser a lei ou o regulamento da respectiva carreira ou cargo, sem prejuízo da continuidade de apuração dos fatores enumerados nos incisos I a V deste artigo.               </text:span><text:a xlink:type="simple" xlink:href="https://www.planalto.gov.br/ccivil_03/_Ato2007-2010/2008/Mpv/431.htm#art172" text:style-name="Internet_20_link" text:visited-style-name="Visited_20_Internet_20_Link"><text:span text:style-name="Emphasis"><text:span text:style-name="T28">(Redação dada pela Medida Provisória nº 431, de 2008).</text:span></text:span></text:a></text:p>
      <text:p text:style-name="P20"><text:bookmark text:name="art20§1."/><text:span text:style-name="T11">§ 1</text:span><text:span text:style-name="T25">o</text:span><text:span text:style-name="T11">  4 (quatro) meses antes de findo o período do estágio probatório, será submetida à homologação da autoridade competente a avaliação do desempenho do servidor, realizada por comissão constituída para essa finalidade, de acordo com o que dispuser a lei ou o regulamento da respectiva carreira ou cargo, sem prejuízo da continuidade de apuração dos fatores enumerados nos incisos I a V do caput deste artigo.           </text:span><text:a xlink:type="simple" xlink:href="https://www.planalto.gov.br/ccivil_03/_Ato2007-2010/2008/Lei/L11784.htm#art172" text:style-name="Internet_20_link" text:visited-style-name="Visited_20_Internet_20_Link"><text:span text:style-name="T9">(Redação dada pela Lei nº 11.784, de 2008</text:span></text:a></text:p>
      <text:p text:style-name="P34"><text:bookmark text:name="art20§2"/>§ 2<text:span text:style-name="T57">o</text:span>  O servidor não aprovado no estágio probatório será exonerado ou, se estável, reconduzido ao cargo anteriormente ocupado, observado o disposto no parágrafo único do art. 29.</text:p>
      <text:p text:style-name="P20"><text:bookmark text:name="art20§3"/><text:span text:style-name="T18">§ 3</text:span><text:span text:style-name="T24">o</text:span><text:span text:style-name="T18">  O servidor em estágio probatório poderá exercer quaisquer cargos de provimento em comissão ou funções de direção, chefia ou assessoramento no órgão ou entidade de lotação, e somente poderá ser cedido a outro órgão ou entidade para ocupar cargos de Natureza Especial, cargos de provimento em comissão do Grupo-Direção e Assessoramento Superiores - DAS, de níveis 6, 5 e 4, ou equivalentes.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20§4"/><text:span text:style-name="T11">§ 4</text:span><text:span text:style-name="T25">o</text:span><text:span text:style-name="T11">  Ao servidor em estágio probatório somente poderão ser concedidas as licenças e os afastamentos previstos nos arts. 81, incisos I a IV, 94, 95 e 96, bem assim afastamento para participar de curso de formação decorrente de aprovação em concurso para outro cargo na Administração Pública Federal.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20§5"/><text:span text:style-name="T11">§ 5</text:span><text:span text:style-name="T25">o</text:span><text:span text:style-name="T11">  O estágio probatório ficará suspenso durante as licenças e os afastamentos previstos nos arts. 83, 84, § 1</text:span><text:span text:style-name="T25">o</text:span><text:span text:style-name="T11">, 86 e 96, bem assim na hipótese de participação em curso de formação, e será retomado a partir do término do impedimento.              </text:span><text:a xlink:type="simple" xlink:href="https://www.planalto.gov.br/ccivil_03/leis/L9527.htm#art1" text:style-name="Internet_20_link" text:visited-style-name="Visited_20_Internet_20_Link"><text:span text:style-name="T9">(Incluído pela Lei nº 9.527, de 10.12.97)</text:span></text:a></text:p>
      <text:p text:style-name="P25"><text:span text:style-name="Strong_20_Emphasis"><text:span text:style-name="T11">Seção V</text:span></text:span></text:p>
      <text:p text:style-name="P25"><text:span text:style-name="Strong_20_Emphasis"><text:span text:style-name="T11">Da Estabilidade</text:span></text:span></text:p>
      <text:p text:style-name="P20"><text:bookmark text:name="art21"/><text:span text:style-name="T11">Art. 21.  O servidor habilitado em concurso público e empossado em cargo de provimento efetivo adquirirá estabilidade no serviço público ao completar 2 (dois) anos de efetivo exercício.                </text:span><text:a xlink:type="simple" xlink:href="https://www.planalto.gov.br/ccivil_03/Constituicao/Emendas/Emc/emc19.htm#art6" text:style-name="Internet_20_link" text:visited-style-name="Visited_20_Internet_20_Link"><text:span text:style-name="T9">(prazo 3 anos - vide EMC nº 19)</text:span></text:a></text:p>
      <text:p text:style-name="P34"><text:bookmark text:name="art22"/>Art. 22.  O servidor estável só perderá o cargo em virtude de sentença judicial transitada em julgado ou de processo administrativo disciplinar no qual lhe seja assegurada ampla defesa.</text:p>
      <text:p text:style-name="P25"><text:span text:style-name="Strong_20_Emphasis"><text:span text:style-name="T11">Seção VI</text:span></text:span></text:p>
      <text:p text:style-name="P25"><text:span text:style-name="Strong_20_Emphasis"><text:span text:style-name="T11">Da Transferência</text:span></text:span></text:p>
      <text:p text:style-name="P20"><text:bookmark text:name="art23"/><text:span text:style-name="T28">Art. 23. Transferência é a passagem do servidor estável de cargo efetivo para outro de igual denominação, pertencente a quadro de pessoal diverso, de órgão ou instituição do mesmo Poder.              </text:span><text:a xlink:type="simple" xlink:href="https://www.planalto.gov.br/ccivil_03/Congresso/RSF/ResSF46-1997.htm" text:style-name="Internet_20_link" text:visited-style-name="Visited_20_Internet_20_Link">(Execução suspensa pela RSF nº 46, de 1997)</text:a></text:p>
      <text:p text:style-name="P20"><text:bookmark text:name="art23§1"/><text:span text:style-name="T28">§ 1° A transferência ocorrerá de ofício ou a pedido do servidor, atendido o interesse do serviço, mediante o preenchimento de vaga.               </text:span><text:a xlink:type="simple" xlink:href="https://www.planalto.gov.br/ccivil_03/Congresso/RSF/ResSF46-1997.htm" text:style-name="Internet_20_link" text:visited-style-name="Visited_20_Internet_20_Link">(Execução suspensa pela RSF nº 46, de 1997)</text:a></text:p>
      <text:p text:style-name="P20"><text:bookmark text:name="art23§2"/><text:span text:style-name="T28">§ 2° Será admitida a transferência de servidor ocupante de cargo de quadro em extinção para igual situação em quadro de outro órgão ou entidade.                 </text:span><text:a xlink:type="simple" xlink:href="https://www.planalto.gov.br/ccivil_03/Congresso/RSF/ResSF46-1997.htm" text:style-name="Internet_20_link" text:visited-style-name="Visited_20_Internet_20_Link">(Execução suspensa pela RSF nº 46, de 1997)</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5"><text:span text:style-name="Strong_20_Emphasis"><text:span text:style-name="T11">Seção VII</text:span></text:span></text:p>
      <text:p text:style-name="P25"><text:span text:style-name="Strong_20_Emphasis"><text:span text:style-name="T11">Da Readaptação</text:span></text:span></text:p>
      <text:p text:style-name="P34"><text:bookmark text:name="art24"/><text:soft-page-break/>Art. 24.  Readaptação é a investidura do servidor em cargo de atribuições e responsabilidades compatíveis com a limitação que tenha sofrido em sua capacidade física ou mental verificada em inspeção médica.</text:p>
      <text:p text:style-name="P34"><text:bookmark text:name="art24§1"/>§ 1<text:span text:style-name="T57">o</text:span>  Se julgado incapaz para o serviço público, o readaptando será aposentado.</text:p>
      <text:p text:style-name="P48"><text:bookmark text:name="art24§2."/>§ 2° A readaptação será efetivada em cargo de atribuições afins, respeitada a habilitação exigida.</text:p>
      <text:p text:style-name="P20"><text:bookmark text:name="art24§2"/><text:span text:style-name="T18">§ 2</text:span><text:span text:style-name="T24">o</text:span><text:span text:style-name="T18">  A readaptação será efetivada em cargo de atribuições afins, respeitada a habilitação exigida, nível de escolaridade e equivalência de vencimentos e, na hipótese de inexistência de cargo vago, o servidor exercerá suas atribuições como excedente, até a ocorrência de vaga.                 </text:span><text:a xlink:type="simple" xlink:href="https://www.planalto.gov.br/ccivil_03/leis/L9527.htm#art1" text:style-name="Internet_20_link" text:visited-style-name="Visited_20_Internet_20_Link"><text:span text:style-name="T8">(Redação dada pela Lei nº 9.527, de 10.12.97)</text:span></text:a></text:p>
      <text:p text:style-name="P25"><text:span text:style-name="Strong_20_Emphasis"><text:span text:style-name="T11">Seção VIII</text:span></text:span></text:p>
      <text:p text:style-name="P25"><text:bookmark text:name="art25rever"/><text:span text:style-name="Strong_20_Emphasis"><text:span text:style-name="T18">Da Reversão</text:span></text:span></text:p>
      <text:p text:style-name="P25"><text:a xlink:type="simple" xlink:href="https://www.planalto.gov.br/ccivil_03/decreto/D3644.htm#1" text:style-name="Internet_20_link" text:visited-style-name="Visited_20_Internet_20_Link"><text:span text:style-name="Emphasis"><text:span text:style-name="T18">(Regulamento Dec. nº 3.644, de 30.11.2000)</text:span></text:span></text:a></text:p>
      <text:p text:style-name="P53"><text:bookmark text:name="art25"/>Art. 25. Reversão é o retorno à atividade de servidor aposentado por invalidez, quando, por junta médica oficial, forem declarados insubsistentes os motivos da aposentadoria.</text:p>
      <text:p text:style-name="P20"><text:bookmark text:name="art25."/><text:span text:style-name="T52"> </text:span><text:span text:style-name="T18">Art. 25.  Reversão é o retorno à atividade de servidor aposentad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25i"/><text:span text:style-name="T18">I - por invalidez, quando junta médica oficial declarar insubsistentes os motivos da aposentadoria; ou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text:span text:style-name="T18">II - no interesse da administração, desde que: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a"/><text:span text:style-name="T18">a) tenha solicitado a reversã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b"/><text:span text:style-name="T18">b) a aposentadoria tenha sido voluntária;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c"/><text:span text:style-name="T18">c) estável quando na atividade;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d"/><text:span text:style-name="T18">d) a aposentadoria tenha ocorrido nos cinco anos anteriores à solicitaçã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e"/><text:span text:style-name="T18">e) haja cargo vag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1"/><text:span text:style-name="T18">§ 1</text:span><text:span text:style-name="T24">o</text:span><text:span text:style-name="T18">  A reversão far-se-á no mesmo cargo ou no cargo resultante de sua transformaçã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2"/><text:span text:style-name="T18">§ 2</text:span><text:span text:style-name="T24">o</text:span><text:span text:style-name="T18">  O tempo em que o servidor estiver em exercício será considerado para concessão da aposentadoria.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3"/><text:span text:style-name="T52"> </text:span><text:span text:style-name="T18">§ 3</text:span><text:span text:style-name="T24">o</text:span><text:span text:style-name="T18">  No caso do inciso I, encontrando-se provido o cargo, o servidor exercerá suas atribuições como excedente, até a ocorrência de vaga.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4"/><text:span text:style-name="T18">§ 4</text:span><text:span text:style-name="T24">o</text:span><text:span text:style-name="T18">  O servidor que retornar à atividade por interesse da administração perceberá, em substituição aos proventos da aposentadoria, a remuneração do cargo que voltar a exercer, inclusive com as vantagens de natureza pessoal que percebia anteriormente à aposentadoria.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5"/><text:span text:style-name="T18">§ 5</text:span><text:span text:style-name="T24">o</text:span><text:span text:style-name="T18">  O servidor de que trata o inciso II somente terá os proventos calculados com base nas regras atuais se permanecer pelo menos cinco anos no carg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6"/><text:span text:style-name="T18">§ 6</text:span><text:span text:style-name="T24">o</text:span><text:span text:style-name="T18">  O Poder Executivo regulamentará o disposto neste artig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6"/><text:span text:style-name="T28">Art. 26.  A reversão far-se-á no mesmo cargo ou no cargo resultante de sua transformação. </text:span><text:span text:style-name="T11">                 </text:span><text:a xlink:type="simple" xlink:href="https://www.planalto.gov.br/ccivil_03/MPV/2225-45.htm#art15" text:style-name="Internet_20_link" text:visited-style-name="Visited_20_Internet_20_Link"><text:span text:style-name="T18">(Revogado pela Medida Provisória nº 2.225-45, de 4.9.2001)</text:span></text:a></text:p>
      <text:p text:style-name="P20"><text:bookmark text:name="art26p"/><text:span text:style-name="T28">Parágrafo único.  Encontrando-se provido o cargo, o servidor exercerá suas atribuições como excedente, até a ocorrência de vaga.</text:span><text:span text:style-name="T48">                    </text:span><text:a xlink:type="simple" xlink:href="https://www.planalto.gov.br/ccivil_03/MPV/2225-45.htm#art15" text:style-name="Internet_20_link" text:visited-style-name="Visited_20_Internet_20_Link"><text:span text:style-name="T18">(Revogado pela Medida Provisória nº 2.225-45, de 4.9.2001)</text:span></text:a></text:p>
      <text:p text:style-name="P43"><text:bookmark text:name="art27"/>Art. 27.  Não poderá reverter o aposentado que já tiver completado 70 (setenta) anos de idade.</text:p>
      <text:p text:style-name="P25"><text:span text:style-name="Strong_20_Emphasis"><text:span text:style-name="T11">Seção IX</text:span></text:span></text:p>
      <text:p text:style-name="P25"><text:span text:style-name="Strong_20_Emphasis"><text:span text:style-name="T11">Da Reintegração</text:span></text:span></text:p>
      <text:p text:style-name="P34"><text:bookmark text:name="art28"/>Art. 28.  A reintegração é a reinvestidura do servidor estável no cargo anteriormente ocupado, ou no cargo resultante de sua transformação, quando invalidada a sua demissão por decisão administrativa ou judicial, com ressarcimento de todas as vantagens.</text:p>
      <text:p text:style-name="P44"><text:bookmark text:name="art28§1"/> <text:span text:style-name="T6">§ 1</text:span><text:span text:style-name="T58">o</text:span><text:span text:style-name="T6">  Na hipótese de o cargo ter sido extinto, o servidor ficará em disponibilidade, observado o disposto nos arts. 30 e 31.</text:span></text:p>
      <text:p text:style-name="P44"><text:bookmark text:name="art28§2"/><text:soft-page-break/>  <text:span text:style-name="T6">§ 2</text:span><text:span text:style-name="T58">o</text:span><text:span text:style-name="T6">  Encontrando-se provido o cargo, o seu eventual ocupante será reconduzido ao cargo de origem, sem direito à indenização ou aproveitado em outro cargo, ou, ainda, posto em disponibilidade.</text:span></text:p>
      <text:p text:style-name="P25"><text:span text:style-name="Strong_20_Emphasis"><text:span text:style-name="T11">Seção X</text:span></text:span></text:p>
      <text:p text:style-name="P25"><text:span text:style-name="Strong_20_Emphasis"><text:span text:style-name="T11">Da Recondução</text:span></text:span></text:p>
      <text:p text:style-name="P34"><text:bookmark text:name="art29"/>Art. 29.  Recondução é o retorno do servidor estável ao cargo anteriormente ocupado e decorrerá de:</text:p>
      <text:p text:style-name="P34"><text:bookmark text:name="art29i"/>I - inabilitação em estágio probatório relativo a outro cargo;</text:p>
      <text:p text:style-name="P34"><text:bookmark text:name="art29ii"/>II - reintegração do anterior ocupante.</text:p>
      <text:p text:style-name="P34"><text:bookmark text:name="art29p"/>Parágrafo único.  Encontrando-se provido o cargo de origem, o servidor será aproveitado em outro, observado o disposto no art. 30.</text:p>
      <text:p text:style-name="P25"><text:span text:style-name="Strong_20_Emphasis"><text:span text:style-name="T11">Seção XI</text:span></text:span></text:p>
      <text:p text:style-name="P25"><text:span text:style-name="Strong_20_Emphasis"><text:span text:style-name="T11">Da Disponibilidade e do Aproveitamento</text:span></text:span></text:p>
      <text:p text:style-name="P34"><text:bookmark text:name="art30"/>Art. 30.  O retorno à atividade de servidor em disponibilidade far-se-á mediante aproveitamento obrigatório em cargo de atribuições e vencimentos compatíveis com o anteriormente ocupado.</text:p>
      <text:p text:style-name="P34"><text:bookmark text:name="art31"/>Art. 31.  O órgão Central do Sistema de Pessoal Civil determinará o imediato aproveitamento de servidor em disponibilidade em vaga que vier a ocorrer nos órgãos ou entidades da Administração Pública Federal.</text:p>
      <text:p text:style-name="P20"><text:bookmark text:name="art31p"/><text:span text:style-name="T18">Parágrafo único.  Na hipótese prevista no § 3</text:span><text:span text:style-name="T24">o</text:span><text:span text:style-name="T18"> do art. 37, o servidor posto em disponibilidade poderá ser mantido sob responsabilidade do órgão central do Sistema de Pessoal Civil da Administração Federal - SIPEC, até o seu adequado aproveitamento em outro órgão ou entidade.                 </text:span><text:a xlink:type="simple" xlink:href="https://www.planalto.gov.br/ccivil_03/leis/L9527.htm#art1" text:style-name="Internet_20_link" text:visited-style-name="Visited_20_Internet_20_Link"><text:span text:style-name="T8">(Parágrafo incluído pela Lei nº 9.527, de 10.12.97)</text:span></text:a></text:p>
      <text:p text:style-name="P34"><text:bookmark text:name="art32"/>Art. 32.  Será tornado sem efeito o aproveitamento e cassada a disponibilidade se o servidor não entrar em exercício no prazo legal, salvo doença comprovada por junta médica oficial.</text:p>
      <text:p text:style-name="P25"><text:span text:style-name="Strong_20_Emphasis"><text:span text:style-name="T11">Capítulo II</text:span></text:span></text:p>
      <text:p text:style-name="P25"><text:span text:style-name="Strong_20_Emphasis"><text:span text:style-name="T11">Da Vacância</text:span></text:span></text:p>
      <text:p text:style-name="P43"><text:bookmark text:name="art33"/>Art. 33.  A vacância do cargo público decorrerá de:</text:p>
      <text:p text:style-name="P34"><text:bookmark text:name="art33i"/>I - exoneração;</text:p>
      <text:p text:style-name="P34"><text:bookmark text:name="art33ii"/>II - demissão;</text:p>
      <text:p text:style-name="P34"><text:bookmark text:name="art33iii"/>III - promoção;</text:p>
      <text:p text:style-name="P20"><text:bookmark text:name="art33iv"/><text:span text:style-name="T28">IV - ascensã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3v"/><text:span text:style-name="T28">V - transferência;</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34"><text:bookmark text:name="art33vi"/>VI - readaptação;</text:p>
      <text:p text:style-name="P34"><text:bookmark text:name="art33vii"/>VII - aposentadoria;</text:p>
      <text:p text:style-name="P34"><text:bookmark text:name="art33viii"/>VIII - posse em outro cargo inacumulável;</text:p>
      <text:p text:style-name="P34"><text:bookmark text:name="art33ix"/>IX - falecimento.</text:p>
      <text:p text:style-name="P34"><text:bookmark text:name="art34"/>Art. 34.  A exoneração de cargo efetivo dar-se-á a pedido do servidor, ou de ofício.</text:p>
      <text:p text:style-name="P34"><text:bookmark text:name="art34p"/>Parágrafo único.  A exoneração de ofício dar-se-á:</text:p>
      <text:p text:style-name="P34"><text:bookmark text:name="art34pi"/>I - quando não satisfeitas as condições do estágio probatório;</text:p>
      <text:p text:style-name="P34"><text:bookmark text:name="art34pii"/>II - quando, tendo tomado posse, o servidor não entrar em exercício no prazo estabelecido.</text:p>
      <text:p text:style-name="P48"><text:bookmark text:name="art35."/>Art. 35. A exoneração de cargo em comissão dar-se-á:</text:p>
      <text:p text:style-name="P20"><text:bookmark text:name="art35"/><text:span text:style-name="T18">Art. 35.  A exoneração de cargo em comissão e a dispensa de função de confiança dar-se-á: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35i"/>I - a juízo da autoridade competente;</text:p>
      <text:p text:style-name="P34"><text:bookmark text:name="art35ii"/><text:soft-page-break/>II - a pedido do próprio servidor.</text:p>
      <text:p text:style-name="P20"><text:bookmark text:name="art35p"/><text:span text:style-name="T28">Parágrafo único. O afastamento do servidor de função de direção, chefia e assessoramento dar-se-á:</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text:span text:style-name="T28">I - a pedid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text:span text:style-name="T28">II - mediante dispensa, nos casos de:</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a"/><text:span text:style-name="T28">a) promoçã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b"/><text:span text:style-name="T28">b) cumprimento de prazo exigido para rotatividade na funçã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c"/><text:span text:style-name="T28">c) por falta de exação no exercício de suas atribuições, segundo o resultado do processo de avaliação, conforme estabelecido em lei e regulament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d"/><text:span text:style-name="T28">d) afastamento de que trata o art. 94.</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5"><text:span text:style-name="Strong_20_Emphasis"><text:span text:style-name="T11">Capítulo III</text:span></text:span></text:p>
      <text:p text:style-name="P25"><text:span text:style-name="Strong_20_Emphasis"><text:span text:style-name="T11">Da Remoção e da Redistribuição</text:span></text:span></text:p>
      <text:p text:style-name="P25"><text:span text:style-name="Strong_20_Emphasis"><text:span text:style-name="T11">Seção I</text:span></text:span></text:p>
      <text:p text:style-name="P25"><text:span text:style-name="Strong_20_Emphasis"><text:span text:style-name="T11">Da Remoção</text:span></text:span></text:p>
      <text:p text:style-name="P34"><text:bookmark text:name="art36"/>Art. 36.  Remoção é o deslocamento do servidor, a pedido ou de ofício, no âmbito do mesmo quadro, com ou sem mudança de sede.</text:p>
      <text:p text:style-name="P48"><text:bookmark text:name="art36p."/>Parágrafo único. Dar-se-á a remoção, a pedido, para outra localidade, independentemente de vaga, para acompanhar cônjuge ou companheiro, ou por motivo de saúde do servidor, cônjuge, companheiro ou dependente, condicionada à comprovação por junta médica.</text:p>
      <text:p text:style-name="P20"><text:bookmark text:name="art36p"/><text:span text:style-name="T18">Parágrafo único. Para fins do disposto neste artigo, entende-se por modalidades de remoçã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36pi"/><text:span text:style-name="T11">I - de ofício, no interesse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text:span text:style-name="T11">II - a pedido, a critério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i"/><text:span text:style-name="T11">III -  a pedido, para outra localidade, independentemente do interesse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ia"/><text:span text:style-name="T11">a) para acompanhar cônjuge ou companheiro, também servidor público civil ou militar, de qualquer dos Poderes da União, dos Estados, do Distrito Federal e dos Municípios, que foi deslocado no interesse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ib"/><text:span text:style-name="T11">b) por motivo de saúde do servidor, cônjuge, companheiro ou dependente que viva às suas expensas e conste do seu assentamento funcional, condicionada à comprovação por junta médica oficial;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ic"/><text:span text:style-name="T11">c) em virtude de processo seletivo promovido, na hipótese em que o número de interessados for superior ao número de vagas, de acordo com normas preestabelecidas pelo órgão ou entidade em que aqueles estejam lotados</text:span><text:span text:style-name="T15">.                    </text:span><text:a xlink:type="simple" xlink:href="https://www.planalto.gov.br/ccivil_03/leis/L9527.htm#art1" text:style-name="Internet_20_link" text:visited-style-name="Visited_20_Internet_20_Link"><text:span text:style-name="T11">(Incluído pela Lei nº 9.527, de 10.12.97)</text:span></text:a></text:p>
      <text:p text:style-name="P25"><text:span text:style-name="Strong_20_Emphasis"><text:span text:style-name="T11">Seção II</text:span></text:span></text:p>
      <text:p text:style-name="P25"><text:span text:style-name="Strong_20_Emphasis"><text:span text:style-name="T11">Da Redistribuição</text:span></text:span></text:p>
      <text:p text:style-name="P48"><text:bookmark text:name="art37.."/>Art. 37. Redistribuição é o deslocamento do servidor, com o respectivo cargo, para quadro de pessoal de outro órgão ou entidade do mesmo poder, cujos planos de cargos e vencimentos sejam idênticos, observado sempre o interesse da administração.</text:p>
      <text:p text:style-name="P48"><text:bookmark text:name="art37§1."/>§ 1° A redistribuição dar-se-á exclusivamente para ajustamento de quadros de pessoal às necessidades dos serviços, inclusive nos casos de reorganização, extinção ou criação de órgão ou entidade.</text:p>
      <text:p text:style-name="P48"><text:bookmark text:name="art37§2."/><text:soft-page-break/>§ 2° Nos casos de extinção de órgão ou entidade, os servidores estáveis que não puderam ser redistribuídos, na forma deste artigo, serão colocados em disponibilidade, até seu aproveitamento na forma do art. 30.</text:p>
      <text:p text:style-name="P20"><text:bookmark text:name="art37."/><text:span text:style-name="T28">Art. 37. Redistribuição é o deslocamento do servidor, com o respectivo cargo, para o quadro de pessoal de outro órgão ou entidade do mesmo Poder, observados a vinculação entre os graus de complexidade e responsabilidade, a correlação das atribuições, a equivalência entre os vencimentos e o interesse da administração, com prévia apreciação do órgão central de pessoal.                 </text:span><text:a xlink:type="simple" xlink:href="https://www.planalto.gov.br/ccivil_03/leis/L8216.htm#art37" text:style-name="Internet_20_link" text:visited-style-name="Visited_20_Internet_20_Link">(Redação dada pela Lei nº 8.216, de 1991)</text:a></text:p>
      <text:p text:style-name="P20"><text:bookmark text:name="art37"/><text:span text:style-name="T18">Art. 37.  Redistribuição é o deslocamento de cargo de provimento efetivo, ocupado ou vago no âmbito do quadro geral de pessoal, para outro órgão ou entidade do mesmo Poder, com prévia apreciação do órgão central do SIPEC,     observados os seguintes preceitos: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37i"/><text:span text:style-name="T11">I - interesse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ii"/><text:span text:style-name="T11">II - equivalência de vencimento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iii"/><text:span text:style-name="T11">III - manutenção da essência das atribuições do carg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iv"/><text:span text:style-name="T11">IV - vinculação entre os graus de responsabilidade e complexidade das atividade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v"/><text:span text:style-name="T11">V - mesmo nível de escolaridade, especialidade ou habilitação profissional;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vi"/><text:span text:style-name="T11">VI - compatibilidade entre as atribuições do cargo e as finalidades institucionais do órgão ou entidade.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1"/><text:span text:style-name="T18">§ 1</text:span><text:span text:style-name="T24">o</text:span><text:span text:style-name="T18">  A redistribuição ocorrerá </text:span><text:span text:style-name="T21">ex officio</text:span><text:span text:style-name="T18"> para ajustamento de lotação e da força de trabalho às necessidades dos serviços, inclusive nos casos de reorganização, extinção ou criação de órgão ou entidade.</text:span><text:span text:style-name="T48">                  </text:span><text:a xlink:type="simple" xlink:href="https://www.planalto.gov.br/ccivil_03/leis/L9527.htm#art1" text:style-name="Internet_20_link" text:visited-style-name="Visited_20_Internet_20_Link"><text:span text:style-name="T11">(Incluído pela Lei nº 9.527, de 10.12.97)</text:span></text:a></text:p>
      <text:p text:style-name="P20"><text:bookmark text:name="art37§2"/><text:span text:style-name="T11">§ 2</text:span><text:span text:style-name="T25">o</text:span><text:span text:style-name="T11">  A redistribuição de cargos efetivos vagos se dará mediante ato conjunto entre o órgão central do SIPEC e os órgãos e entidades da Administração Pública Federal envolvido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3"/><text:span text:style-name="T11">§ 3</text:span><text:span text:style-name="T25">o</text:span><text:span text:style-name="T11">  Nos casos de reorganização ou extinção de órgão ou entidade, extinto o cargo ou declarada sua desnecessidade no órgão ou entidade, o servidor estável que não for redistribuído será colocado em disponibilidade, até seu aproveitamento na forma dos arts. 30 e 31.               </text:span><text:a xlink:type="simple" xlink:href="https://www.planalto.gov.br/ccivil_03/leis/L9527.htm#art1" text:style-name="Internet_20_link" text:visited-style-name="Visited_20_Internet_20_Link"><text:span text:style-name="T9">(Parágrafo renumerado e alterado pela Lei nº 9.527, de 10.12.97)</text:span></text:a></text:p>
      <text:p text:style-name="P20"><text:bookmark text:name="art37§4"/><text:span text:style-name="T11">§ 4</text:span><text:span text:style-name="T25">o</text:span><text:span text:style-name="T11">  O servidor que não for redistribuído ou colocado em disponibilidade poderá ser mantido sob responsabilidade do órgão central do SIPEC, e ter exercício provisório, em outro órgão ou entidade, até seu adequado aproveitamento.                </text:span><text:a xlink:type="simple" xlink:href="https://www.planalto.gov.br/ccivil_03/leis/L9527.htm#art1" text:style-name="Internet_20_link" text:visited-style-name="Visited_20_Internet_20_Link"><text:span text:style-name="T9">(Incluído pela Lei nº 9.527, de 10.12.97)</text:span></text:a></text:p>
      <text:p text:style-name="P25"><text:bookmark text:name="capiv"/><text:span text:style-name="Strong_20_Emphasis"><text:span text:style-name="T11">Capítulo IV</text:span></text:span></text:p>
      <text:p text:style-name="P25"><text:span text:style-name="Strong_20_Emphasis"><text:span text:style-name="T11">Da Substituição</text:span></text:span></text:p>
      <text:p text:style-name="P48"><text:bookmark text:name="art38."/>Art. 38. Os servidores investidos em função de direção ou chefia e os ocupantes de cargos em comissão terão substitutos indicados no regimento interno ou, no caso de omissão, previamente designados pela autoridade competente.</text:p>
      <text:p text:style-name="P20"><text:bookmark text:name="art38"/><text:span text:style-name="T18">Art. 38.  Os servidores investidos em cargo ou função de direção ou chefia e os ocupantes de cargo de Natureza Especial terão substitutos indicados no regimento interno ou, no caso de omissão, previamente designados pelo dirigente máximo do órgão ou entidade.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38§1"/>§ 1° O substituto assumirá automaticamente o exercício do cargo ou função de direção ou chefia nos afastamentos ou impedimentos regulamentares do titular.</text:p>
      <text:p text:style-name="P20"><text:bookmark text:name="art38§1."/><text:span text:style-name="T11">§ 1</text:span><text:span text:style-name="T25">o</text:span><text:span text:style-name="T11">  O substituto assumirá automática e cumulativamente, sem prejuízo do cargo que ocupa, o exercício do cargo ou função de direção ou chefia e os de Natureza Especial, nos afastamentos, impedimentos legais ou regulamentares do titular e na vacância do cargo, hipóteses em que deverá optar pela remuneração de um deles durante o respectivo período.                   </text:span><text:a xlink:type="simple" xlink:href="https://www.planalto.gov.br/ccivil_03/leis/L9527.htm#art1" text:style-name="Internet_20_link" text:visited-style-name="Visited_20_Internet_20_Link"><text:span text:style-name="T9">(Redação dada pela Lei nº 9.527, de 10.12.97)</text:span></text:a></text:p>
      <text:p text:style-name="P48"><text:bookmark text:name="art38§2"/><text:soft-page-break/>§ 2° O substituto fará jus à gratificação pelo exercício da função de direção ou chefia, paga na proporção dos dias de efetiva substituição, observando-se quanto aos cargos em comissão o disposto no § 5° do art. 62.</text:p>
      <text:p text:style-name="P20"><text:bookmark text:name="art38§2."/><text:span text:style-name="T11">§ 2</text:span><text:span text:style-name="T25">o</text:span><text:span text:style-name="T11">  O substituto fará jus à retribuição pelo exercício do cargo ou função de direção ou chefia ou de cargo de Natureza Especial, nos casos dos afastamentos ou impedimentos legais do titular, superiores a trinta dias consecutivos, paga na proporção dos dias de efetiva substituição, que excederem o referido período.                 </text:span><text:a xlink:type="simple" xlink:href="https://www.planalto.gov.br/ccivil_03/leis/L9527.htm#art1" text:style-name="Internet_20_link" text:visited-style-name="Visited_20_Internet_20_Link"><text:span text:style-name="T9">(Redação dada pela Lei nº 9.527, de 10.12.97)</text:span></text:a></text:p>
      <text:p text:style-name="P34"><text:bookmark text:name="art39"/>Art. 39.  O disposto no artigo anterior aplica-se aos titulares de unidades administrativas organizadas em nível de assessoria.</text:p>
      <text:p text:style-name="P25"><text:bookmark text:name="tituloiii"/><text:span text:style-name="Strong_20_Emphasis"><text:span text:style-name="T11">Título III</text:span></text:span></text:p>
      <text:p text:style-name="P25"><text:span text:style-name="Strong_20_Emphasis"><text:span text:style-name="T11">Dos Direitos e Vantagens</text:span></text:span></text:p>
      <text:p text:style-name="P25"><text:span text:style-name="Strong_20_Emphasis"><text:span text:style-name="T11">Capítulo I</text:span></text:span></text:p>
      <text:p text:style-name="P25"><text:span text:style-name="Strong_20_Emphasis"><text:span text:style-name="T11">Do Vencimento e da Remuneração</text:span></text:span></text:p>
      <text:p text:style-name="P34"><text:bookmark text:name="art40"/>Art. 40.  Vencimento é a retribuição pecuniária pelo exercício de cargo público, com valor fixado em lei.</text:p>
      <text:p text:style-name="P20"><text:bookmark text:name="art40p"/><text:span text:style-name="T28">Parágrafo único.  Nenhum servidor receberá, a título de vencimento, importância inferior ao salário-mínimo.</text:span><text:span text:style-name="T11">               </text:span><text:a xlink:type="simple" xlink:href="https://www.planalto.gov.br/ccivil_03/_Ato2007-2010/2008/Mpv/431.htm#art174" text:style-name="Internet_20_link" text:visited-style-name="Visited_20_Internet_20_Link"><text:span text:style-name="T28">(Revogado pela Medida Provisória nº 431, de 2008)</text:span><text:span text:style-name="T11">.</text:span></text:a><text:span text:style-name="T11"> </text:span><text:span text:style-name="T49">                 </text:span><text:a xlink:type="simple" xlink:href="https://www.planalto.gov.br/ccivil_03/_Ato2007-2010/2008/Lei/L11784.htm#art176" text:style-name="Internet_20_link" text:visited-style-name="Visited_20_Internet_20_Link"><text:span text:style-name="T17">(Revogado pela Lei nº 11.784, de 2008)</text:span></text:a></text:p>
      <text:p text:style-name="P44"><text:bookmark text:name="art41"/> <text:span text:style-name="T4">Art. 41.  Remuneração é o vencimento do cargo efetivo, acrescido das vantagens pecuniárias permanentes estabelecidas em lei.</text:span></text:p>
      <text:p text:style-name="P34"><text:bookmark text:name="art41§1"/>§ 1<text:span text:style-name="T57">o</text:span>  A remuneração do servidor investido em função ou cargo em comissão será paga na forma prevista no art. 62.</text:p>
      <text:p text:style-name="P34"><text:bookmark text:name="art41§2"/>§ 2<text:span text:style-name="T57">o</text:span>  O servidor investido em cargo em comissão de órgão ou entidade diversa da de sua lotação receberá a remuneração de acordo com o estabelecido no § 1<text:span text:style-name="T57">o</text:span> do art. 93.</text:p>
      <text:p text:style-name="P34"><text:bookmark text:name="art41§3"/>§ 3<text:span text:style-name="T57">o</text:span>  O vencimento do cargo efetivo, acrescido das vantagens de caráter permanente, é irredutível.</text:p>
      <text:p text:style-name="P34"><text:bookmark text:name="art41§4"/>§ 4<text:span text:style-name="T57">o</text:span>  É assegurada a isonomia de vencimentos para cargos de atribuições iguais ou assemelhadas do mesmo Poder, ou entre servidores dos três Poderes, ressalvadas as vantagens de caráter individual e as relativas à natureza ou ao local de trabalho.</text:p>
      <text:p text:style-name="P20"><text:bookmark text:name="art41§5"/><text:span text:style-name="Emphasis"><text:span text:style-name="T28">§ 5</text:span></text:span><text:span text:style-name="Emphasis"><text:span text:style-name="T39">o</text:span></text:span><text:span text:style-name="Emphasis"><text:span text:style-name="T28">  Nenhum servidor receberá remuneração inferior ao salário mínimo.                    </text:span></text:span><text:a xlink:type="simple" xlink:href="https://www.planalto.gov.br/ccivil_03/_Ato2007-2010/2008/Mpv/431.htm#art172" text:style-name="Internet_20_link" text:visited-style-name="Visited_20_Internet_20_Link"><text:span text:style-name="Emphasis">(Incluído pela Medida Provisória nº 431, de 2008).</text:span></text:a></text:p>
      <text:p text:style-name="P20"><text:bookmark text:name="art41§5."/><text:span text:style-name="T11">§ 5</text:span><text:span text:style-name="T25">o</text:span><text:span text:style-name="T11">  Nenhum servidor receberá remuneração inferior ao salário mínimo.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43"><text:bookmark text:name="art42"/>Art. 42.  Nenhum servidor poderá perceber, mensalmente, a título de remuneração, importância superior à soma dos valores percebidos como remuneração, em espécie, a qualquer título, no âmbito dos respectivos Poderes, pelos Ministros de Estado, por membros do Congresso Nacional e Ministros do Supremo Tribunal Federal.</text:p>
      <text:p text:style-name="P34"><text:bookmark text:name="art42p"/>Parágrafo único.  Excluem-se do teto de remuneração as vantagens previstas nos incisos II a VII do art. 61.</text:p>
      <text:p text:style-name="P20"><text:bookmark text:name="art43"/><text:span text:style-name="T28">Art. 43. A menor remuneração atribuída aos cargos de carreira não será inferior a 1/40 (um quarenta avos) do teto de remuneração fixado no artigo anterior.</text:span><text:span text:style-name="T48">                </text:span><text:a xlink:type="simple" xlink:href="https://www.planalto.gov.br/ccivil_03/leis/L9624.htm#art22" text:style-name="Internet_20_link" text:visited-style-name="Visited_20_Internet_20_Link"><text:span text:style-name="T9">(Revogado pela Lei nº 9.624, de 2.4.98)</text:span></text:a><text:span text:style-name="T11">             </text:span><text:a xlink:type="simple" xlink:href="https://www.planalto.gov.br/ccivil_03/leis/L9624.htm#art18" text:style-name="Internet_20_link" text:visited-style-name="Visited_20_Internet_20_Link"><text:span text:style-name="T9">(Vide Lei nº 9.624, de 2.4.98)</text:span></text:a></text:p>
      <text:p text:style-name="P34"><text:bookmark text:name="art44"/>Art. 44.  O servidor perderá:</text:p>
      <text:p text:style-name="P48"><text:bookmark text:name="art44i."/>I - a remuneração dos dias em que faltar ao serviço;</text:p>
      <text:p text:style-name="P48"><text:bookmark text:name="art44ii"/>II - a parcela de remuneração diária, proporcional aos atrasos, ausências e saídas antecipadas, iguais ou superiores a 60 (sessenta) minutos;</text:p>
      <text:p text:style-name="P34"><text:bookmark text:name="art44iii"/>I<text:span text:style-name="T61">II - metade da remuneração, na hipótese prevista no § 2° do art. 130.</text:span></text:p>
      <text:p text:style-name="P20"><text:bookmark text:name="art44i"/><text:soft-page-break/><text:span text:style-name="T18">I - a remuneração do dia em que faltar ao serviço, sem motivo justificad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44ii."/><text:span text:style-name="T18">II - a parcela de remuneração diária, proporcional aos atrasos, ausências justificadas, ressalvadas as concessões de que trata o art. 97, e saídas antecipadas, salvo na hipótese de compensação de horário, até o mês subseqüente ao da ocorrência, a ser estabelecida pela chefia imediata.</text:span><text:span text:style-name="Strong_20_Emphasis"><text:span text:style-name="T18">                  </text:span></text:span><text:a xlink:type="simple" xlink:href="https://www.planalto.gov.br/ccivil_03/leis/L9527.htm#art1" text:style-name="Internet_20_link" text:visited-style-name="Visited_20_Internet_20_Link"><text:span text:style-name="T18">(Redação dada pela Lei nº 9.527, de 10.12.97)</text:span></text:a></text:p>
      <text:p text:style-name="P20"><text:bookmark text:name="art44p"/><text:span text:style-name="T18">Parágrafo único.  As faltas justificadas decorrentes de caso fortuito ou de força maior poderão ser compensadas a critério da chefia imediata, sendo assim consideradas como efetivo exercício.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45"/><text:span text:style-name="T11">Art. 45.  Salvo por imposição legal, ou mandado judicial, nenhum desconto incidirá sobre a remuneração ou provento.                </text:span><text:a xlink:type="simple" xlink:href="https://www.planalto.gov.br/ccivil_03/decreto/1995/d1502.htm#art1" text:style-name="Internet_20_link" text:visited-style-name="Visited_20_Internet_20_Link"><text:span text:style-name="T9">(Vide Decreto nº 1.502, de 1995)</text:span></text:a><text:span text:style-name="T11">              </text:span><text:a xlink:type="simple" xlink:href="https://www.planalto.gov.br/ccivil_03/decreto/1996/D1903.htm#art1" text:style-name="Internet_20_link" text:visited-style-name="Visited_20_Internet_20_Link"><text:span text:style-name="T9">(Vide Decreto nº 1.903, de 1996)</text:span></text:a><text:span text:style-name="T11">                 </text:span><text:a xlink:type="simple" xlink:href="https://www.planalto.gov.br/ccivil_03/decreto/1996/d2065.htm#art1" text:style-name="Internet_20_link" text:visited-style-name="Visited_20_Internet_20_Link"><text:span text:style-name="T9">(Vide Decreto nº 2.065, de 1996)</text:span></text:a><text:span text:style-name="T11">               </text:span><text:a xlink:type="simple" xlink:href="https://www.planalto.gov.br/ccivil_03/decreto/D2784.htm" text:style-name="Internet_20_link" text:visited-style-name="Visited_20_Internet_20_Link"><text:span text:style-name="T9">(Regulamento)</text:span></text:a><text:span text:style-name="T11">                </text:span><text:a xlink:type="simple" xlink:href="https://www.planalto.gov.br/ccivil_03/_Ato2004-2006/2004/Decreto/D4961.htm" text:style-name="Internet_20_link" text:visited-style-name="Visited_20_Internet_20_Link"><text:span text:style-name="T9">(Regulamento)</text:span></text:a></text:p>
      <text:p text:style-name="P48"><text:bookmark text:name="art45p"/>Parágrafo único.  Mediante autorização do servidor, poderá haver consignação em folha de pagamento a favor de terceiros, a critério da administração e com reposição de custos, na forma definida em regulamento.</text:p>
      <text:p text:style-name="P21"><text:bookmark text:name="art45§1"/><text:span text:style-name="T11">§</text:span><text:span text:style-name="T28"> 1º Mediante autorização do servidor, poderá haver consignação em folha de pagamento em favor de terceiros, a critério da administração e com reposição de custos, na forma definida em regulamento.</text:span><text:span text:style-name="T11">               </text:span><text:span text:style-name="T28"> </text:span><text:a xlink:type="simple" xlink:href="https://www.planalto.gov.br/ccivil_03/_Ato2015-2018/2015/Mpv/mpv681.htm#art3" text:style-name="Internet_20_link" text:visited-style-name="Visited_20_Internet_20_Link">(Redação dada pela Medida Provisória nº 681, de 2015)</text:a></text:p>
      <text:p text:style-name="P21"><text:bookmark text:name="art45§2"/><text:span text:style-name="T28">§ 2º O total de consignações facultativas de que trata o § 1º não excederá trinta e cinco por cento da remuneração mensal, sendo cinco por cento reservados exclusivamente para a amortização de despesas contraídas por meio de cartão de crédito                   </text:span><text:a xlink:type="simple" xlink:href="https://www.planalto.gov.br/ccivil_03/_Ato2015-2018/2015/Mpv/mpv681.htm#art3" text:style-name="Internet_20_link" text:visited-style-name="Visited_20_Internet_20_Link">(Incluído pela Medida Provisória nº 681, de 2015)</text:a></text:p>
      <text:p text:style-name="P21"><text:bookmark text:name="art45§1."/><text:span text:style-name="T28">§ 1</text:span><text:span text:style-name="T39">o</text:span><text:span text:style-name="T28">  Mediante autorização do servidor, poderá haver consignação em folha de pagamento em favor de terceiros, a critério da administração e com reposição de custos, na forma definida em regulamento.     </text:span><text:a xlink:type="simple" xlink:href="https://www.planalto.gov.br/ccivil_03/_Ato2015-2018/2015/Lei/L13172.htm#art3" text:style-name="Internet_20_link" text:visited-style-name="Visited_20_Internet_20_Link">(Redação dada pela Lei nº 13.172, de 2015)</text:a><text:span text:style-name="T28">   </text:span><text:span text:style-name="T11">    </text:span><text:a xlink:type="simple" xlink:href="https://www.planalto.gov.br/ccivil_03/_Ato2019-2022/2022/Mpv/mpv1132.htm#art5" text:style-name="Internet_20_link" text:visited-style-name="Visited_20_Internet_20_Link"><text:span text:style-name="T28">(Revogado pela Medida Provisória nº 1.132, de 2022)</text:span></text:a><text:span text:style-name="T11">   </text:span><text:a xlink:type="simple" xlink:href="https://www.planalto.gov.br/ccivil_03/_Ato2019-2022/2022/Lei/L14509.htm#art7" text:style-name="Internet_20_link" text:visited-style-name="Visited_20_Internet_20_Link"><text:span text:style-name="T9">(Revogado pela Lei nº 14.509, de 2022)</text:span></text:a></text:p>
      <text:p text:style-name="P21"><text:bookmark text:name="art45§2."/><text:span text:style-name="T28">§ 2</text:span><text:span text:style-name="T39">o</text:span><text:span text:style-name="T28">  O total de consignações facultativas de que trata o § 1</text:span><text:span text:style-name="T39">o</text:span><text:span text:style-name="T28"> não excederá a 35% (trinta e cinco por cento) da remuneração mensal, sendo 5% (cinco por cento) reservados exclusivamente para:      </text:span><text:a xlink:type="simple" xlink:href="https://www.planalto.gov.br/ccivil_03/_Ato2015-2018/2015/Lei/L13172.htm#art3" text:style-name="Internet_20_link" text:visited-style-name="Visited_20_Internet_20_Link">(Redação dada pela Lei nº 13.172, de 2015)</text:a><text:span text:style-name="T28">         </text:span><text:a xlink:type="simple" xlink:href="https://www.planalto.gov.br/ccivil_03/_Ato2019-2022/2021/Lei/L14131.htm#art1" text:style-name="Internet_20_link" text:visited-style-name="Visited_20_Internet_20_Link">(Vide Lei nº 14.131, de 2021)</text:a><text:span text:style-name="T28">    </text:span><text:a xlink:type="simple" xlink:href="https://www.planalto.gov.br/ccivil_03/_Ato2019-2022/2022/Mpv/mpv1132.htm#art5" text:style-name="Internet_20_link" text:visited-style-name="Visited_20_Internet_20_Link">(Revogado pela Medida Provisória nº 1.132, de 2022)</text:a><text:span text:style-name="T11">   </text:span><text:a xlink:type="simple" xlink:href="https://www.planalto.gov.br/ccivil_03/_Ato2019-2022/2022/Lei/L14509.htm#art7" text:style-name="Internet_20_link" text:visited-style-name="Visited_20_Internet_20_Link"><text:span text:style-name="T9">(Revogado pela Lei nº 14.509, de 2022)</text:span></text:a></text:p>
      <text:p text:style-name="P21"><text:span text:style-name="T28">I - a amortização de despesas contraídas por meio de cartão de crédito; ou        </text:span><text:a xlink:type="simple" xlink:href="https://www.planalto.gov.br/ccivil_03/_Ato2015-2018/2015/Lei/L13172.htm#art3" text:style-name="Internet_20_link" text:visited-style-name="Visited_20_Internet_20_Link">(Incluído pela Lei nº 13.172, de 2015)</text:a><text:span text:style-name="T28">    </text:span><text:a xlink:type="simple" xlink:href="https://www.planalto.gov.br/ccivil_03/_Ato2019-2022/2022/Mpv/mpv1132.htm#art5" text:style-name="Internet_20_link" text:visited-style-name="Visited_20_Internet_20_Link"><text:span text:style-name="T11">(Revogado pela Medida Provisória nº 1.132, de 2022)</text:span></text:a></text:p>
      <text:p text:style-name="P21"><text:span text:style-name="T28">II - a utilização com a finalidade de saque por meio do cartão de crédito.     </text:span><text:a xlink:type="simple" xlink:href="https://www.planalto.gov.br/ccivil_03/_Ato2015-2018/2015/Lei/L13172.htm#art3" text:style-name="Internet_20_link" text:visited-style-name="Visited_20_Internet_20_Link">(Incluído pela Lei nº 13.172, de 2015)</text:a><text:span text:style-name="T28">     </text:span><text:a xlink:type="simple" xlink:href="https://www.planalto.gov.br/ccivil_03/_Ato2019-2022/2022/Mpv/mpv1132.htm#art5" text:style-name="Internet_20_link" text:visited-style-name="Visited_20_Internet_20_Link"><text:span text:style-name="T11">(Revogado pela Medida Provisória nº 1.132, de 2022)</text:span></text:a></text:p>
      <text:p text:style-name="P49"><text:bookmark text:name="art46.."/>Art. 46. As reposições e indenizações ao erário serão descontadas em parcelas mensais não excedentes à décima parte da remuneração ou provento, em valores atualizados.</text:p>
      <text:p text:style-name="P20"><text:bookmark text:name="art46"/><text:span text:style-name="T37">Art. 46. As reposições e indenizações ao erário serão previamente comunicadas ao servidor e descontadas em parcelas mensais em valores atualizados até 30 de junho de 1994.                </text:span><text:a xlink:type="simple" xlink:href="https://www.planalto.gov.br/ccivil_03/leis/L9527.htm#art1" text:style-name="Internet_20_link" text:visited-style-name="Visited_20_Internet_20_Link">(Redação dada pela Lei nº 9.527, de 10.12.97)</text:a><text:span text:style-name="T37"> </text:span></text:p>
      <text:p text:style-name="P20"><text:bookmark text:name="art46§1"/><text:span text:style-name="T37">§ 1</text:span><text:span text:style-name="T43">o</text:span><text:span text:style-name="T37"> A indenização será feita em parcelas cujo valor não exceda dez por cento da remuneração ou provento.                  </text:span><text:a xlink:type="simple" xlink:href="https://www.planalto.gov.br/ccivil_03/leis/L9527.htm#art1" text:style-name="Internet_20_link" text:visited-style-name="Visited_20_Internet_20_Link">(Incluído pela Lei nº 9.527, de 10.12.97)</text:a><text:span text:style-name="T37"> </text:span></text:p>
      <text:p text:style-name="P20"><text:bookmark text:name="art46§2"/><text:span text:style-name="T37">§ 2</text:span><text:span text:style-name="T43">o</text:span><text:span text:style-name="T37"> A reposição será feita em parcelas cujo valor não exceda 25% da remuneração ou provento.                   </text:span><text:a xlink:type="simple" xlink:href="https://www.planalto.gov.br/ccivil_03/leis/L9527.htm#art1" text:style-name="Internet_20_link" text:visited-style-name="Visited_20_Internet_20_Link">(Incluído pela Lei nº 9.527, de 10.12.97)</text:a><text:span text:style-name="T37"> </text:span></text:p>
      <text:p text:style-name="P20"><text:bookmark text:name="art46§3"/><text:span text:style-name="T37">§ 3</text:span><text:span text:style-name="T43">o</text:span><text:span text:style-name="T37"> A reposição será feita em uma única parcela quando constatado pagamento indevido no mês anterior ao do processamento da folha.                </text:span><text:a xlink:type="simple" xlink:href="https://www.planalto.gov.br/ccivil_03/leis/L9527.htm#art1" text:style-name="Internet_20_link" text:visited-style-name="Visited_20_Internet_20_Link">(Incluído pela Lei nº 9.527, de 10.12.97)</text:a><text:span text:style-name="T37"> </text:span><text:span text:style-name="T18"> </text:span></text:p>
      <text:p text:style-name="P20"><text:bookmark text:name="art46."/><text:span text:style-name="T18">Art. 46.  As reposições e indenizações ao erário, atualizadas até 30 de junho de 1994, serão previamente comunicadas ao servidor ativo, aposentado ou ao pensionista, para pagamento, no prazo máximo de trinta dias, podendo ser parceladas, a pedido do interessad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46§1."/><text:span text:style-name="T18">§ 1</text:span><text:span text:style-name="T24">o</text:span><text:span text:style-name="T18">  O valor de cada parcela não poderá ser inferior ao correspondente a dez por cento da remuneração, provento ou pensã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46§2."/><text:span text:style-name="T18">§ 2</text:span><text:span text:style-name="T24">o</text:span><text:span text:style-name="T18">  Quando o pagamento indevido houver ocorrido no mês anterior ao do processamento da folha, a reposição será feita imediatamente, em uma única parcela.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46§3."/><text:span text:style-name="T18">§ 3</text:span><text:span text:style-name="T24">o</text:span><text:span text:style-name="T18">  Na hipótese de valores recebidos em decorrência de cumprimento a decisão liminar, a tutela antecipada ou a sentença que venha a ser revogada ou rescindida, serão eles atualizados até a data da reposiçã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48"><text:bookmark text:name="art47"/>Art. 47. O servidor em débito com o erário, que for demitido, exonerado, ou que tiver a sua aposentadoria ou disponibilidade cassada, terá o prazo de 60 (sessenta) dias para quitar o débito. Parágrafo único. A não quitação do débito no prazo previsto implicará sua inscrição em dívida ativa.</text:p>
      <text:p text:style-name="P20"><text:bookmark text:name="art47."/><text:soft-page-break/><text:span text:style-name="T37">Art. 47. O servidor em débito com o erário, que for demitido, exonerado, ou que tiver sua aposentadoria ou disponibilidade cassada, ou ainda aquele cuja dívida relativa a reposição seja superior a cinco vezes o valor de sua remuneração terá o prazo de sessenta dias para quitar o débito.               </text:span><text:a xlink:type="simple" xlink:href="https://www.planalto.gov.br/ccivil_03/leis/L9527.htm#art1" text:style-name="Internet_20_link" text:visited-style-name="Visited_20_Internet_20_Link">(Redação dada pela Lei nº 9.527, de 10.12.97)</text:a><text:span text:style-name="T37">  </text:span></text:p>
      <text:p text:style-name="P20"><text:bookmark text:name="art47§1"/><text:span text:style-name="T37">§ 1</text:span><text:span text:style-name="T43">o</text:span><text:span text:style-name="T37"> A não quitação do débito no prazo previsto implicará sua inscrição em dívida ativa.                 </text:span><text:a xlink:type="simple" xlink:href="https://www.planalto.gov.br/ccivil_03/leis/L9527.htm#art1" text:style-name="Internet_20_link" text:visited-style-name="Visited_20_Internet_20_Link">(Incluído pela Lei nº 9.527, de 10.12.97)</text:a></text:p>
      <text:p text:style-name="P20"><text:bookmark text:name="art47§2"/><text:span text:style-name="T37">§ 2</text:span><text:span text:style-name="T43">o</text:span><text:span text:style-name="T37"> Os valores percebidos pelo servidor, em razão de decisão liminar, de qualquer medida de caráter antecipatório ou de sentença, posteriormente cassada ou revista, deverão ser repostos no prazo de trinta dias, contados da notificação para fazê-lo, sob pena de inscrição em dívida ativa.                    </text:span><text:a xlink:type="simple" xlink:href="https://www.planalto.gov.br/ccivil_03/leis/L9527.htm#art1" text:style-name="Internet_20_link" text:visited-style-name="Visited_20_Internet_20_Link">(Incluído pela Lei nº 9.527, de 10.12.97)</text:a></text:p>
      <text:p text:style-name="P20"><text:bookmark text:name="art47.."/><text:span text:style-name="T52"> </text:span><text:span text:style-name="T18">Art. 47.  O servidor em débito com o erário, que for demitido, exonerado ou que tiver sua aposentadoria ou disponibilidade cassada, terá o prazo de sessenta dias para quitar o débit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48p"/><text:span text:style-name="T18">Parágrafo único.  A não quitação do débito no prazo previsto implicará sua inscrição em dívida ativa.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34"><text:bookmark text:name="art48"/>Art. 48.  O vencimento, a remuneração e o provento não serão objeto de arresto, seqüestro ou penhora, exceto nos casos de prestação de alimentos resultante de decisão judicial.</text:p>
      <text:p text:style-name="P25"><text:span text:style-name="Strong_20_Emphasis"><text:span text:style-name="T11">Capítulo II</text:span></text:span></text:p>
      <text:p text:style-name="P25"><text:span text:style-name="Strong_20_Emphasis"><text:span text:style-name="T11">Das Vantagens</text:span></text:span></text:p>
      <text:p text:style-name="P34"><text:bookmark text:name="art49"/>Art. 49.  Além do vencimento, poderão ser pagas ao servidor as seguintes vantagens:</text:p>
      <text:p text:style-name="P34"><text:bookmark text:name="art49i"/>I - indenizações;</text:p>
      <text:p text:style-name="P34"><text:bookmark text:name="art49ii"/>II - gratificações;</text:p>
      <text:p text:style-name="P34"><text:bookmark text:name="art49iii"/>III - adicionais.</text:p>
      <text:p text:style-name="P34"><text:bookmark text:name="art49§1"/>§ 1<text:span text:style-name="T57">o</text:span>  As indenizações não se incorporam ao vencimento ou provento para qualquer efeito.</text:p>
      <text:p text:style-name="P34"><text:bookmark text:name="art49§2"/>§ 2<text:span text:style-name="T57">o</text:span>  As gratificações e os adicionais incorporam-se ao vencimento ou provento, nos casos e condições indicados em lei.</text:p>
      <text:p text:style-name="P34"><text:bookmark text:name="art50"/>Art. 50.  As vantagens pecuniárias não serão computadas, nem acumuladas, para efeito de concessão de quaisquer outros acréscimos pecuniários ulteriores, sob o mesmo título ou idêntico fundamento.</text:p>
      <text:p text:style-name="P25"><text:span text:style-name="Strong_20_Emphasis"><text:span text:style-name="T11">Seção I</text:span></text:span></text:p>
      <text:p text:style-name="P25"><text:span text:style-name="Strong_20_Emphasis"><text:span text:style-name="T11">Das Indenizações</text:span></text:span></text:p>
      <text:p text:style-name="P34"><text:bookmark text:name="art51"/>Art. 51.  Constituem indenizações ao servidor:</text:p>
      <text:p text:style-name="P34"><text:bookmark text:name="art51i"/>I - ajuda de custo;</text:p>
      <text:p text:style-name="P34"><text:bookmark text:name="art51ii"/>II - diárias;</text:p>
      <text:p text:style-name="P34"><text:bookmark text:name="art51iii"/>III - transporte.</text:p>
      <text:p text:style-name="P20"><text:bookmark text:name="art51iv"/><text:span text:style-name="T22">I</text:span><text:span text:style-name="T38">V -               </text:span><text:a xlink:type="simple" xlink:href="https://www.planalto.gov.br/ccivil_03/_Ato2004-2006/2006/Mpv/301.htm#art156" text:style-name="Internet_20_link" text:visited-style-name="Visited_20_Internet_20_Link">(Vide Medida Provisória nº 301 de 2006)</text:a></text:p>
      <text:p text:style-name="P20"><text:bookmark text:name="art51iv."/><text:span text:style-name="T11">IV - auxílio-moradia.                 </text:span><text:a xlink:type="simple" xlink:href="https://www.planalto.gov.br/ccivil_03/_Ato2004-2006/2006/Lei/L11355.htm#art156" text:style-name="Internet_20_link" text:visited-style-name="Visited_20_Internet_20_Link"><text:span text:style-name="T9">(Incluído pela Lei nº 11.355, de 2006)</text:span></text:a></text:p>
      <text:p text:style-name="P20"><text:bookmark text:name="art52"/><text:span text:style-name="T28">Art. 52.  Os valores das indenizações, assim como as condições para a sua concessão, serão estabelecidos em regulamento.                   </text:span><text:a xlink:type="simple" xlink:href="https://www.planalto.gov.br/ccivil_03/_Ato2004-2006/2006/Mpv/301.htm#art156" text:style-name="Internet_20_link" text:visited-style-name="Visited_20_Internet_20_Link"><text:span text:style-name="T38">(Vide Medida Provisória nº 301 de 2006)</text:span></text:a></text:p>
      <text:p text:style-name="P62"><text:bookmark text:name="art52."/><text:span text:style-name="T11">Art. 52.  Os valores das indenizações estabelecidas nos incisos I a III do art. 51, assim como as condições para a sua concessão, serão estabelecidos em regulamento.                </text:span><text:a xlink:type="simple" xlink:href="https://www.planalto.gov.br/ccivil_03/_Ato2004-2006/2006/Lei/L11355.htm#art156" text:style-name="Internet_20_link" text:visited-style-name="Visited_20_Internet_20_Link"><text:span text:style-name="T9">(Redação dada pela Lei nº 11.355, de 2006)</text:span></text:a></text:p>
      <text:p text:style-name="P25"><text:span text:style-name="Strong_20_Emphasis"><text:span text:style-name="T11">Subseção I</text:span></text:span></text:p>
      <text:p text:style-name="P25"><text:span text:style-name="Strong_20_Emphasis"><text:span text:style-name="T11">Da Ajuda de Custo</text:span></text:span></text:p>
      <text:p text:style-name="P48"><text:bookmark text:name="art53."/>Art. 53. A ajuda-de-custo destina-se a compensar as despesas de instalação do servidor que, no interesse do serviço, passar a ter exercício em nova sede, com mudança de domicílio em caráter permanente.</text:p>
      <text:p text:style-name="P20"><text:bookmark text:name="art53"/><text:soft-page-break/><text:span text:style-name="T18">Art. 53.  A ajuda de custo destina-se a compensar as despesas de instalação do servidor que, no interesse do serviço, passar a ter exercício em nova sede, com mudança de domicílio em caráter permanente, vedado o duplo pagamento de indenização, a qualquer tempo, no caso de o cônjuge ou companheiro que detenha também a condição de servidor, vier a ter exercício na mesma sede.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53§1"/>§ 1<text:span text:style-name="T57">o</text:span>  Correm por conta da administração as despesas de transporte do servidor e de sua família, compreendendo passagem, bagagem e bens pessoais.</text:p>
      <text:p text:style-name="P34"><text:bookmark text:name="art53§4"/>§ 2<text:span text:style-name="T57">o</text:span>  À família do servidor que falecer na nova sede são assegurados ajuda de custo e transporte para a localidade de origem, dentro do prazo de 1 (um) ano, contado do óbito.</text:p>
      <text:p text:style-name="P20"><text:bookmark text:name="art53§3"/><text:span text:style-name="T28">§ 3</text:span><text:span text:style-name="T39">o</text:span><text:span text:style-name="T28">  Não será concedida ajuda de custo nas hipóteses de remoção previstas nos incisos II e III do parágrafo único do art. 36.                       </text:span><text:a xlink:type="simple" xlink:href="https://www.planalto.gov.br/ccivil_03/_Ato2011-2014/2013/Mpv/mpv632.htm#art18" text:style-name="Internet_20_link" text:visited-style-name="Visited_20_Internet_20_Link">(Incluído pela Medida provisória nº 632, de 2013)</text:a></text:p>
      <text:p text:style-name="P20"><text:bookmark text:name="art53§3."/><text:span text:style-name="T11">§ 3</text:span><text:span text:style-name="T25">o</text:span><text:span text:style-name="T11">  Não será concedida ajuda de custo nas hipóteses de remoção previstas nos incisos II e III do parágrafo único do art. 36.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53">Art. 54.  A ajuda de custo é calculada sobre a remuneração do servidor, conforme se dispuser em regulamento, não podendo exceder a importância correspondente a 3 (três) meses.</text:p>
      <text:p text:style-name="P20"><text:bookmark text:name="art54."/><text:span text:style-name="T28">Art. 54. A ajuda de custo corresponderá ao valor de um mês de remuneração do servidor na origem ou, na hipótese do </text:span><text:span text:style-name="T32">caput</text:span><text:span text:style-name="T28"> do art. 56, ao valor de uma remuneração mensal do cargo em comissão.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44"><text:bookmark text:name="art255"/> <text:span text:style-name="T4">Art. 54.  A ajuda de custo é calculada sobre a remuneração do servidor, conforme se dispuser em regulamento, não podendo exceder a importância correspondente a 3 (três) meses.</text:span></text:p>
      <text:p text:style-name="P34"><text:bookmark text:name="art55"/>Art. 55.  Não será concedida ajuda de custo ao servidor que se afastar do cargo, ou reassumi-lo, em virtude de mandato eletivo.</text:p>
      <text:p text:style-name="P34"><text:bookmark text:name="art56"/>Art. 56.  Será concedida ajuda de custo àquele que, não sendo servidor da União, for nomeado para cargo em comissão, com mudança de domicílio.</text:p>
      <text:p text:style-name="P34"><text:bookmark text:name="art56p"/>Parágrafo único.  No afastamento previsto no inciso I do art. 93, a ajuda de custo será paga pelo órgão cessionário, quando cabível.</text:p>
      <text:p text:style-name="P44"><text:bookmark text:name="art57"/> <text:span text:style-name="T4">Art. 57.  O servidor ficará obrigado a restituir a ajuda de custo quando, injustificadamente, não se apresentar na nova sede no prazo de 30 (trinta) dias.</text:span></text:p>
      <text:p text:style-name="P25"><text:span text:style-name="Strong_20_Emphasis"><text:span text:style-name="T11">Subseção II</text:span></text:span></text:p>
      <text:p text:style-name="P25"><text:span text:style-name="Strong_20_Emphasis"><text:span text:style-name="T11">Das Diárias</text:span></text:span></text:p>
      <text:p text:style-name="P48"><text:bookmark text:name="art58."/>Art. 58. O servidor que, a serviço, se afastar da sede em caráter eventual ou transitório, para outro ponto do território nacional, fará jus a passagens e diárias, para cobrir as despesas de pousada, alimentação e locomoção urbana.</text:p>
      <text:p text:style-name="P48"><text:bookmark text:name="art58§1"/>§ 1° A diária será concedida por dia de afastamento, sendo devida pela metade quando o deslocamento não exigir pernoite fora da sede.</text:p>
      <text:p text:style-name="P20"><text:bookmark text:name="art58"/><text:span text:style-name="T18">Art. 58.  O servidor que, a serviço, afastar-se da sede em caráter eventual ou transitório para outro ponto do território nacional ou para o exterior, fará jus a passagens e diárias destinadas a indenizar as parcelas de despesas extraordinária com pousada, alimentação e locomoção urbana, conforme dispuser em regulament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58§1."/><text:span text:style-name="T18">§ 1</text:span><text:span text:style-name="T24">o</text:span><text:span text:style-name="T18">  A diária será concedida por dia de afastamento, sendo devida pela metade quando o deslocamento não exigir pernoite fora da sede, ou quando a União custear, por meio diverso, as despesas extraordinárias cobertas por diárias.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58§2"/>§ 2<text:span text:style-name="T57">o</text:span>  Nos casos em que o deslocamento da sede constituir exigência permanente do cargo, o servidor não fará jus a diárias.</text:p>
      <text:p text:style-name="P20"><text:bookmark text:name="art58§3"/><text:span text:style-name="T18">§ 3</text:span><text:span text:style-name="T24">o</text:span><text:span text:style-name="T18">  Também não fará jus a diárias o servidor que se deslocar dentro da mesma região metropolitana, aglomeração urbana ou microrregião, constituídas por municípios limítrofes e regularmente instituídas, ou em áreas de controle integrado mantidas com países limítrofes, cuja jurisdição e competência dos órgãos, entidades e servidores brasileiros considera-se estendida, salvo se houver pernoite fora da sede, hipóteses em que as diárias pagas serão sempre as fixadas para os afastamentos dentro do território nacional.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59"/>Art. 59.  O servidor que receber diárias e não se afastar da sede, por qualquer motivo, fica obrigado a restituí-las integralmente, no prazo de 5 (cinco) dias.</text:p>
      <text:p text:style-name="P34"><text:bookmark text:name="art59p"/><text:soft-page-break/>Parágrafo único.  Na hipótese de o servidor retornar à sede em prazo menor do que o previsto para o seu afastamento, restituirá as diárias recebidas em excesso, no prazo previsto no <text:span text:style-name="T59">caput</text:span>.</text:p>
      <text:p text:style-name="P25"><text:span text:style-name="Strong_20_Emphasis"><text:span text:style-name="T11">Subseção III</text:span></text:span></text:p>
      <text:p text:style-name="P25"><text:span text:style-name="Strong_20_Emphasis"><text:span text:style-name="T11">Da Indenização de Transporte</text:span></text:span></text:p>
      <text:p text:style-name="P34"><text:bookmark text:name="art60"/>Art. 60.  Conceder-se-á indenização de transporte ao servidor que realizar despesas com a utilização de meio próprio de locomoção para a execução de serviços externos, por força das atribuições próprias do cargo, conforme se dispuser em regulamento.</text:p>
      <text:p text:style-name="P35"><text:bookmark text:name="tituloiiicapiiseci"/>Subseção IV</text:p>
      <text:p text:style-name="P25"><text:span text:style-name="T28">Do Auxílio-Moradia<text:line-break/></text:span><text:a xlink:type="simple" xlink:href="https://www.planalto.gov.br/ccivil_03/_Ato2004-2006/2006/Mpv/301.htm#art157" text:style-name="Internet_20_link" text:visited-style-name="Visited_20_Internet_20_Link"><text:span text:style-name="T38">(Vide Medida Provisória nº 301 de 2006)</text:span></text:a></text:p>
      <text:p text:style-name="P35">Subseção IV</text:p>
      <text:p text:style-name="P31"><text:span text:style-name="T11">Do Auxílio-Moradia<text:line-break/></text:span><text:a xlink:type="simple" xlink:href="https://www.planalto.gov.br/ccivil_03/_Ato2004-2006/2006/Lei/L11355.htm#art156" text:style-name="Internet_20_link" text:visited-style-name="Visited_20_Internet_20_Link"><text:span text:style-name="T9">(Incluído pela Lei nº 11.355, de 2006)</text:span></text:a></text:p>
      <text:p text:style-name="P21"><text:bookmark text:name="art60a.0"/><text:span text:style-name="T28">Art. 60-A.  O auxílio-moradia consiste no ressarcimento das despesas comprovadamente realizadas pelo servidor com aluguel de moradia ou com meio de hospedagem administrado por empresa hoteleira, no prazo de um mês após a comprovação da despesa pelo servidor.               </text:span><text:a xlink:type="simple" xlink:href="https://www.planalto.gov.br/ccivil_03/_Ato2004-2006/2006/Lei/L11355.htm#art157" text:style-name="Internet_20_link" text:visited-style-name="Visited_20_Internet_20_Link">(Incluído pela Lei nº 11.355, de 2006)</text:a></text:p>
      <text:p text:style-name="P21"><text:bookmark text:name="art60a."/><text:span text:style-name="T28">Art. 60-A.  O auxílio-moradia consiste no ressarcimento de despesas comprovadamente realizadas pelo servidor com aluguel de moradia ou com meio de hospedagem administrado por empresa hoteleira, no prazo de até dois meses após a comprovação da despesa pelo servidor.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a.1"/><text:span text:style-name="T11">Art. 60-A.  O auxílio-moradia consiste no ressarcimento das despesas comprovadamente realizadas pelo servidor com aluguel de moradia ou com meio de hospedagem administrado por empresa hoteleira, no prazo de um mês após a comprovação da despesa pelo servidor.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3"><text:bookmark text:name="art60b"/><text:span text:style-name="T11">Art. 60-B.  Conceder-se-á auxílio-moradia ao servidor se atendidos os seguintes requisitos: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i"/><text:span text:style-name="T11">I - não exista imóvel funcional disponível para uso pelo servidor;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ii"/><text:span text:style-name="T11">II - o cônjuge ou companheiro do servidor não ocupe imóvel funcional;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iii"/><text:span text:style-name="T11">III - o servidor ou seu cônjuge ou companheiro não seja ou tenha sido proprietário, promitente comprador, cessionário ou promitente cessionário de imóvel no Município aonde for exercer o cargo, incluída a hipótese de lote edificado sem averbação de construção, nos doze meses que antecederem a sua nomeação;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iv"/><text:span text:style-name="T11">IV - nenhuma outra pessoa que resida com o servidor receba auxílio-moradia;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v"/><text:span text:style-name="T11">V - o servidor tenha se mudado do local de residência para ocupar cargo em comissão ou função de confiança do Grupo-Direção e Assessoramento Superiores - DAS, níveis 4, 5 e 6, de Natureza Especial, de Ministro de Estado ou equivalentes;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vi"/><text:span text:style-name="T11">VI - o Município no qual assuma o cargo em comissão ou função de confiança não se enquadre nas hipóteses do art. 58, § 3</text:span><text:span text:style-name="T25">o</text:span><text:span text:style-name="T11">, em relação ao local de residência ou domicílio do servidor;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vii"/><text:span text:style-name="T11">VII - o servidor não tenha sido domiciliado ou tenha residido no Município, nos últimos doze meses, aonde for exercer o cargo em comissão ou função de confiança, desconsiderando-se prazo inferior a sessenta dias dentro desse período; e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3"><text:bookmark text:name="art60bviii"/><text:span text:style-name="T11">VIII - o deslocamento não tenha sido por força de alteração de lotação ou nomeação para cargo efetivo.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3"><text:bookmark text:name="art60bix"/><text:soft-page-break/><text:span text:style-name="T28">IX -                 </text:span><text:a xlink:type="simple" xlink:href="https://www.planalto.gov.br/ccivil_03/_Ato2004-2006/2006/Mpv/341.htm#art32" text:style-name="Internet_20_link" text:visited-style-name="Visited_20_Internet_20_Link">(Vide Medida Provisória nº 341, de 2006)<text:span text:style-name="T11">.</text:span></text:a></text:p>
      <text:p text:style-name="P23"><text:bookmark text:name="art60bix."/><text:span text:style-name="T11">IX - o deslocamento tenha ocorrido após 30 de junho de 2006.                 </text:span><text:a xlink:type="simple" xlink:href="https://www.planalto.gov.br/ccivil_03/_Ato2007-2010/2007/Lei/L11490.htm#art32" text:style-name="Internet_20_link" text:visited-style-name="Visited_20_Internet_20_Link"><text:span text:style-name="T9">(Incluído pela Lei nº 11.490, de 2007)</text:span></text:a></text:p>
      <text:p text:style-name="P23"><text:bookmark text:name="art60bp"/><text:span text:style-name="T11">Parágrafo único.  Para fins do inciso VII, não será considerado o prazo no qual o servidor estava ocupando outro cargo em comissão relacionado no inciso V.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span text:style-name="T52"> </text:span><text:bookmark text:name="art60c"/><text:span text:style-name="T35">Art. 60-C.   O auxílio-moradia não será concedido por prazo superior a cinco anos dentro de cada período de oito anos, ainda que o servidor mude de cargo ou de Município de exercício do cargo.                  </text:span><text:a xlink:type="simple" xlink:href="https://www.planalto.gov.br/ccivil_03/_Ato2004-2006/2006/Lei/L11355.htm#art157" text:style-name="Internet_20_link" text:visited-style-name="Visited_20_Internet_20_Link"><text:span text:style-name="T28">(Incluído pela Lei nº 11.355, de 2006)</text:span></text:a></text:p>
      <text:p text:style-name="P21"><text:bookmark text:name="art60cp"/><text:span text:style-name="T28">Parágrafo único.  Transcorrido o prazo de cinco anos de concessão, o pagamento somente será retomado se observados, além do disposto no </text:span><text:span text:style-name="Strong_20_Emphasis"><text:span text:style-name="T28">caput</text:span></text:span><text:span text:style-name="T28">, os requisitos do </text:span><text:span text:style-name="Strong_20_Emphasis"><text:span text:style-name="T28">caput </text:span></text:span><text:span text:style-name="T28">do art. 60-B, não se aplicando, no caso, o parágrafo único do citado art. 60-B.               </text:span><text:a xlink:type="simple" xlink:href="https://www.planalto.gov.br/ccivil_03/_Ato2004-2006/2006/Lei/L11355.htm#art157" text:style-name="Internet_20_link" text:visited-style-name="Visited_20_Internet_20_Link">(Incluído pela Lei nº 11.355, de 2006)</text:a></text:p>
      <text:p text:style-name="P21"><text:bookmark text:name="art60c."/><text:span text:style-name="T36">Art. 60-C.  </text:span><text:span text:style-name="T35">O auxílio-moradia não será concedido por prazo superior a oito anos dentro de cada período de doze anos.                </text:span><text:a xlink:type="simple" xlink:href="https://www.planalto.gov.br/ccivil_03/_Ato2007-2010/2008/Mpv/431.htm#art172" text:style-name="Internet_20_link" text:visited-style-name="Visited_20_Internet_20_Link"><text:span text:style-name="Emphasis"><text:span text:style-name="T28">(Redação dada pela Medida Provisória nº 431, de 2008).</text:span></text:span></text:a></text:p>
      <text:p text:style-name="P21"><text:bookmark text:name="art60cp."/><text:span text:style-name="T28">Parágrafo único.  Transcorrido o prazo de oito anos dentro de cada período de doze anos, o pagamento somente será retomado se observados, além do disposto no caput, os requisitos do caput do art. 60-B, não se aplicando, no caso, o parágrafo único do citado art. 60-B. </text:span><text:span text:style-name="Emphasis"><text:span text:style-name="T28">                 </text:span></text:span><text:a xlink:type="simple" xlink:href="https://www.planalto.gov.br/ccivil_03/_Ato2007-2010/2008/Mpv/431.htm#art172" text:style-name="Internet_20_link" text:visited-style-name="Visited_20_Internet_20_Link"><text:span text:style-name="Emphasis">(Redação dada pela Medida Provisória nº 431, de 2008).</text:span></text:a></text:p>
      <text:p text:style-name="P21"><text:bookmark text:name="art60c.."/><text:span text:style-name="T33">Art. 60-C.  </text:span><text:span text:style-name="T28">O auxílio-moradia não será concedido por prazo superior a 8 (oito) anos dentro de cada período de 12 (doze) anos.                </text:span><text:a xlink:type="simple" xlink:href="https://www.planalto.gov.br/ccivil_03/_Ato2007-2010/2008/Lei/L11784.htm#art172" text:style-name="Internet_20_link" text:visited-style-name="Visited_20_Internet_20_Link">(Incluído pela Lei nº 11.784, de 2008)</text:a><text:span text:style-name="T28">               </text:span><text:a xlink:type="simple" xlink:href="https://www.planalto.gov.br/ccivil_03/_Ato2011-2014/2013/Mpv/mpv632.htm#art27" text:style-name="Internet_20_link" text:visited-style-name="Visited_20_Internet_20_Link">(Revogado pela Medida provisória nº 632, de 2013)</text:a><text:span text:style-name="T11"> </text:span><text:a xlink:type="simple" xlink:href="https://www.planalto.gov.br/ccivil_03/_Ato2011-2014/2014/Lei/L12998.htm#art44" text:style-name="Internet_20_link" text:visited-style-name="Visited_20_Internet_20_Link"><text:span text:style-name="T9">(Revogado pela Lei nº 12.998, de 2014)</text:span></text:a></text:p>
      <text:p text:style-name="P21"><text:bookmark text:name="art60cp.."/><text:span text:style-name="T28">Parágrafo único.  Transcorrido o prazo de 8 (oito) anos dentro de cada período de 12 (doze) anos, o pagamento somente será retomado se observados, além do disposto no caput deste artigo, os requisitos do caput do art. 60-B desta Lei, não se aplicando, no caso, o parágrafo único do citado art. 60-B.                </text:span><text:a xlink:type="simple" xlink:href="https://www.planalto.gov.br/ccivil_03/_Ato2007-2010/2008/Lei/L11784.htm#art172" text:style-name="Internet_20_link" text:visited-style-name="Visited_20_Internet_20_Link">(Incluído pela Lei nº 11.784, de 2008)</text:a><text:span text:style-name="T28">                 </text:span><text:a xlink:type="simple" xlink:href="https://www.planalto.gov.br/ccivil_03/_Ato2011-2014/2013/Mpv/mpv632.htm#art27" text:style-name="Internet_20_link" text:visited-style-name="Visited_20_Internet_20_Link">(Revogado pela Medida provisória nº 632, de 2013)</text:a><text:span text:style-name="T11">                  </text:span><text:a xlink:type="simple" xlink:href="https://www.planalto.gov.br/ccivil_03/_Ato2011-2014/2014/Lei/L12998.htm#art44" text:style-name="Internet_20_link" text:visited-style-name="Visited_20_Internet_20_Link"><text:span text:style-name="T9">(Revogado pela Lei nº 12.998, de 2014)</text:span></text:a></text:p>
      <text:p text:style-name="P21"><text:bookmark text:name="art60d.."/><text:span text:style-name="T28">Art. 60-D.  O valor do auxílio-moradia é limitado a vinte e cinco por cento do valor do cargo em comissão ocupado pelo servidor e, em qualquer hipótese, não poderá ser superior ao auxílio-moradia recebido por Ministro de Estado.                   </text:span><text:a xlink:type="simple" xlink:href="https://www.planalto.gov.br/ccivil_03/_Ato2004-2006/2006/Lei/L11355.htm#art157" text:style-name="Internet_20_link" text:visited-style-name="Visited_20_Internet_20_Link">(Incluído pela Lei nº 11.355, de 2006)</text:a></text:p>
      <text:p text:style-name="P21"><text:bookmark text:name="art60d"/><text:span text:style-name="T33">Art. 60-D.  </text:span><text:span text:style-name="T28">O valor mensal do auxílio-moradia é limitado a vinte e cinco por cento do valor do cargo em comissão, função comissionada ou cargo de Ministro de Estado ocupado.               </text:span><text:a xlink:type="simple" xlink:href="https://www.planalto.gov.br/ccivil_03/_Ato2007-2010/2008/Mpv/431.htm#art172" text:style-name="Internet_20_link" text:visited-style-name="Visited_20_Internet_20_Link"><text:span text:style-name="Emphasis"><text:span text:style-name="T28">(Redação dada pela Medida Provisória nº 431, de 2008).</text:span></text:span></text:a></text:p>
      <text:p text:style-name="P21"><text:bookmark text:name="art60d§1"/><text:span text:style-name="T28">§ 1</text:span><text:span text:style-name="T39">o</text:span><text:span text:style-name="T28">  O valor do auxílio-moradia não poderá superar vinte e cinco por cento da remuneração de Ministro de Estado.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p>
      <text:p text:style-name="P21"><text:bookmark text:name="art60d§2"/><text:span text:style-name="T35">§ 2</text:span><text:span text:style-name="T42">o</text:span><text:span text:style-name="T35">  Independentemente do valor do cargo em comissão ou função comissionada, fica garantido a todos que preencherem os requisitos o ressarcimento até o valor de R$ 1.800,00 (mil e oitocentos reais).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p>
      <text:p text:style-name="P21"><text:span text:style-name="T33">Art. 60-D.  </text:span><text:span text:style-name="T28">O valor mensal do auxílio-moradia é limitado a 25% (vinte e cinco por cento) do valor do cargo em comissão, função comissionada ou cargo de Ministro de Estado ocupado.              </text:span><text:a xlink:type="simple" xlink:href="https://www.planalto.gov.br/ccivil_03/_Ato2007-2010/2008/Lei/L11784.htm#art172" text:style-name="Internet_20_link" text:visited-style-name="Visited_20_Internet_20_Link">(Incluído pela Lei nº 11.784, de 2008</text:a></text:p>
      <text:p text:style-name="P21"><text:bookmark text:name="art60d..."/><text:span text:style-name="T28">Art. 60-D.  O valor mensal do auxílio-moradia é limitado a vinte e cinco por cento do valor do cargo em comissão, da função de confiança ou do cargo de Ministro de Estado ocupado.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d.0"/><text:span text:style-name="T16">Art. 60-D.  </text:span><text:span text:style-name="T11">O valor mensal do auxílio-moradia é limitado a 25% (vinte e cinco por cento) do valor do cargo em comissão, função comissionada ou cargo de Ministro de Estado ocupado.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3"><text:bookmark text:name="art60d§1."/><text:span text:style-name="T11">§ 1</text:span><text:span text:style-name="T25">o</text:span><text:span text:style-name="T11">  O valor do auxílio-moradia não poderá superar 25% (vinte e cinco por cento) da remuneração de Ministro de Estado.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1"><text:span text:style-name="T28">§ 2</text:span><text:span text:style-name="T39">o</text:span><text:span text:style-name="T28">  Independentemente do valor do cargo em comissão ou função comissionada, fica garantido a todos os que preencherem os requisitos o ressarcimento até o valor de R$ 1.800,00 (mil e oitocentos reais).               </text:span><text:a xlink:type="simple" xlink:href="https://www.planalto.gov.br/ccivil_03/_Ato2007-2010/2008/Lei/L11784.htm#art172" text:style-name="Internet_20_link" text:visited-style-name="Visited_20_Internet_20_Link">(Incluído pela Lei nº 11.784, de 2008</text:a></text:p>
      <text:p text:style-name="P21"><text:bookmark text:name="art60d§2..."/><text:soft-page-break/><text:span text:style-name="T28">§ 2</text:span><text:span text:style-name="T39">o</text:span><text:span text:style-name="T28">  O valor do auxílio-moradia será reduzido em vinte e cinco pontos percentuais a cada ano, a partir do segundo ano de recebimento, e deixará de ser devido após o quarto ano de recebimento.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d§2.0"/><text:span text:style-name="T11">§ 2</text:span><text:span text:style-name="T25">o</text:span><text:span text:style-name="T11">  Independentemente do valor do cargo em comissão ou função comissionada, fica garantido a todos os que preencherem os requisitos o ressarcimento até o valor de R$ 1.800,00 (mil e oitocentos reais).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3"><text:span text:style-name="T28">§ 3</text:span><text:span text:style-name="T39">o</text:span><text:span text:style-name="T28">  O prazo de que trata o § 2</text:span><text:span text:style-name="T39">o</text:span><text:span text:style-name="T28"> não terá sua contagem suspensa ou interrompida na hipótese de exoneração ou mudança de cargo ou função.                 </text:span><text:a xlink:type="simple" xlink:href="https://www.planalto.gov.br/ccivil_03/_Ato2015-2018/2017/Mpv/mpv805.htm#art35" text:style-name="Internet_20_link" text:visited-style-name="Visited_20_Internet_20_Link">(Incluído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d.§4"/><text:span text:style-name="T28">§ 4</text:span><text:span text:style-name="T39">o</text:span><text:span text:style-name="T28">  Transcorrido o prazo de quatro anos após encerrado o pagamento do auxílio-moradia, o pagamento poderá ser retomado se novamente vierem a ser atendidos os requisitos do art. 60-B.  </text:span><text:a xlink:type="simple" xlink:href="https://www.planalto.gov.br/ccivil_03/_Ato2015-2018/2017/Mpv/mpv805.htm#art35" text:style-name="Internet_20_link" text:visited-style-name="Visited_20_Internet_20_Link">(Incluído pela Medida Provisória nº 805, de 2017)</text:a><text:span text:style-name="T28">    </text:span><text:a xlink:type="simple" xlink:href="https://www.planalto.gov.br/ccivil_03/_Ato2015-2018/2018/Congresso/ato-19-mpv805.htm" text:style-name="Internet_20_link" text:visited-style-name="Visited_20_Internet_20_Link"><text:span text:style-name="T11">(Vigência encerrada)</text:span></text:a></text:p>
      <text:p text:style-name="P21"><text:span text:style-name="T28">Art. 60-E.  No caso de falecimento, exoneração, colocação de imóvel funcional à disposição do servidor ou aquisição de imóvel, o auxílio-moradia continuará sendo pago por um mês.    </text:span><text:a xlink:type="simple" xlink:href="https://www.planalto.gov.br/ccivil_03/_Ato2004-2006/2006/Lei/L11355.htm#art157" text:style-name="Internet_20_link" text:visited-style-name="Visited_20_Internet_20_Link">(Incluído pela Lei nº 11.355, de 2006)</text:a></text:p>
      <text:p text:style-name="P21"><text:bookmark text:name="art60e."/><text:span text:style-name="T28">Art. 60-E.  No caso de falecimento, exoneração, colocação de imóvel funcional à disposição do servidor ou aquisição de imóvel, o auxílio-moradia poderá ser mantido por um mês, limitado ao valor pago no mês anterior.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e.0"/><text:span text:style-name="T11">Art. 60-E.  No caso de falecimento, exoneração, colocação de imóvel funcional à disposição do servidor ou aquisição de imóvel, o auxílio-moradia continuará sendo pago por um mês.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5"><text:span text:style-name="Strong_20_Emphasis"><text:span text:style-name="T11">Seção II</text:span></text:span></text:p>
      <text:p text:style-name="P25"><text:span text:style-name="Strong_20_Emphasis"><text:span text:style-name="T11">Das Gratificações e Adicionais</text:span></text:span></text:p>
      <text:p text:style-name="P48"><text:bookmark text:name="art61."/>Art. 61. Além do vencimento e das vantagens previstas nesta lei, serão deferidos aos servidores as seguintes gratificações e adicionais:</text:p>
      <text:p text:style-name="P20"><text:bookmark text:name="art61"/><text:span text:style-name="T11">Art. 61.  Além do vencimento e das vantagens previstas nesta Lei, serão deferidos aos servidores as seguintes retribuições, gratificações e adicionais:             </text:span><text:a xlink:type="simple" xlink:href="https://www.planalto.gov.br/ccivil_03/leis/L9527.htm#art1" text:style-name="Internet_20_link" text:visited-style-name="Visited_20_Internet_20_Link"><text:span text:style-name="T9">(Redação dada pela Lei nº 9.527, de 10.12.97)</text:span></text:a></text:p>
      <text:p text:style-name="P48"><text:bookmark text:name="art61i"/>I - gratificação pelo exercício de função de direção, chefia e assessoramento;</text:p>
      <text:p text:style-name="P20"><text:bookmark text:name="art61i."/><text:span text:style-name="T11">I - retribuição pelo exercício de função de direção, chefia e assessoramento;                </text:span><text:a xlink:type="simple" xlink:href="https://www.planalto.gov.br/ccivil_03/leis/L9527.htm#art1" text:style-name="Internet_20_link" text:visited-style-name="Visited_20_Internet_20_Link"><text:span text:style-name="T9">(Redação dada pela Lei nº 9.527, de 10.12.97)</text:span></text:a></text:p>
      <text:p text:style-name="P34"><text:bookmark text:name="art61ii"/>II - gratificação natalina;</text:p>
      <text:p text:style-name="P20"><text:bookmark text:name="art61iii"/><text:span text:style-name="T37">III - adicional por tempo de serviço;</text:span><text:span text:style-name="T18">              </text:span><text:a xlink:type="simple" xlink:href="https://www.planalto.gov.br/ccivil_03/MPV/2225-45.htm#art15" text:style-name="Internet_20_link" text:visited-style-name="Visited_20_Internet_20_Link"><text:span text:style-name="T8">(Revogado pela Medida Provisória nº 2.225-45, de 4.9.2001)</text:span></text:a></text:p>
      <text:p text:style-name="P34"><text:bookmark text:name="art61iv"/>IV - adicional pelo exercício de atividades insalubres, perigosas ou penosas;</text:p>
      <text:p text:style-name="P34"><text:bookmark text:name="art61v"/>V - adicional pela prestação de serviço extraordinário;</text:p>
      <text:p text:style-name="P34"><text:bookmark text:name="art61vi"/>VI - adicional noturno;</text:p>
      <text:p text:style-name="P34"><text:bookmark text:name="art61vii"/>VII - adicional de férias;</text:p>
      <text:p text:style-name="P34"><text:bookmark text:name="art61viii"/>VIII - outros, relativos ao local ou à natureza do trabalho.</text:p>
      <text:p text:style-name="P20"><text:bookmark text:name="art61ix"/><text:span text:style-name="T11">IX - gratificação por encargo de curso ou concurso.</text:span><text:span text:style-name="T48">              </text:span><text:a xlink:type="simple" xlink:href="https://www.planalto.gov.br/ccivil_03/_Ato2004-2006/2006/Lei/L11314.htm#art1" text:style-name="Internet_20_link" text:visited-style-name="Visited_20_Internet_20_Link"><text:span text:style-name="T11">(Incluído pela Lei nº 11.314 de 2006)</text:span></text:a></text:p>
      <text:p text:style-name="P25"><text:span text:style-name="Strong_20_Emphasis"><text:span text:style-name="T11">Subseção I</text:span></text:span></text:p>
      <text:p text:style-name="P25"><text:span text:style-name="Strong_20_Emphasis"><text:span text:style-name="T18">Da Retribuição pelo Exercício de Função de Direção, Chefia e Assessoramento</text:span></text:span></text:p>
      <text:p text:style-name="P25"><text:a xlink:type="simple" xlink:href="https://www.planalto.gov.br/ccivil_03/leis/L9527.htm#art1" text:style-name="Internet_20_link" text:visited-style-name="Visited_20_Internet_20_Link"><text:span text:style-name="T18">(Redação dada pela Lei nº 9.527, de 10.12.97)</text:span></text:a></text:p>
      <text:p text:style-name="P48"><text:bookmark text:name="art62."/>Art. 62. Ao servidor investido em função de direção, chefia ou assessoramento é devida uma gratificação pelo seu exercício.</text:p>
      <text:p text:style-name="P48"><text:bookmark text:name="art62§1"/><text:soft-page-break/>§ 1° Os percentuais de gratificação serão estabelecidos em lei, em ordem decrescente, a partir dos limites estabelecidos no art. 42.</text:p>
      <text:p text:style-name="P48"><text:bookmark text:name="art62§2"/>§ 2º A gratificação prevista neste artigo incorpora-se à remuneração do servidor e integra o provento da aposentadoria, na proporção de 1/5 (um quinto) por ano de exercício na função de direção, chefia ou assessoramento, até o limite de 5 (cinco) quintos.</text:p>
      <text:p text:style-name="P48"><text:bookmark text:name="art62§3"/>§ 3° Quando mais de uma função houver sido desempenhada no período de um ano, a importância a ser incorporada terá como base de cálculo a função exercida por maior tempo.</text:p>
      <text:p text:style-name="P48"><text:bookmark text:name="art62§4"/>§ 4° Ocorrendo o exercício de função de nível mais elevado, por período de 12 (doze) meses, após a incorporação da fração de 5/5 (cinco quintos), poderá haver a atualização progressiva das parcelas já incorporadas, observado o disposto no parágrafo anterior.</text:p>
      <text:p text:style-name="P48"><text:bookmark text:name="art62§5"/>§ 5º Lei específica estabelecerá a remuneração dos cargos em comissão de que trata o inciso II, do art. 9°, bem como os critérios de incorporação da vantagem prevista no parágrafo segundo, quando exercidos por servidor.</text:p>
      <text:p text:style-name="P20"><text:bookmark text:name="art62"/><text:span text:style-name="T18">Art. 62.  Ao servidor ocupante de cargo efetivo investido em função de direção, chefia ou assessoramento, cargo de provimento em comissão ou de Natureza Especial é devida retribuição pelo seu exercíci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62p"/><text:span text:style-name="T18">Parágrafo único. Lei específica estabelecerá a remuneração dos cargos em comissão de que trata o inciso II do art. 9</text:span><text:span text:style-name="T24">o</text:span><text:span text:style-name="T18">.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62a"/><text:span text:style-name="T11">Art. 62-A. </text:span><text:span text:style-name="T18">Fica transformada em Vantagem Pessoal Nominalmente Identificada - VPNI a incorporação da retribuição pelo exercício de função de direção, chefia ou assessoramento, cargo de provimento em comissão ou de Natureza Especial a que se referem os </text:span><text:a xlink:type="simple" xlink:href="https://www.planalto.gov.br/ccivil_03/leis/L8911.htm#art3" text:style-name="Internet_20_link" text:visited-style-name="Visited_20_Internet_20_Link"><text:span text:style-name="T8">arts. 3º</text:span></text:a><text:span text:style-name="T18"> e </text:span><text:a xlink:type="simple" xlink:href="https://www.planalto.gov.br/ccivil_03/leis/L8911.htm#art10" text:style-name="Internet_20_link" text:visited-style-name="Visited_20_Internet_20_Link"><text:span text:style-name="T8">10 da Lei n</text:span><text:span text:style-name="T24">o</text:span><text:span text:style-name="T18"> 8.911, de 11 de julho de 1994</text:span></text:a><text:span text:style-name="T18">, e o </text:span><text:a xlink:type="simple" xlink:href="https://www.planalto.gov.br/ccivil_03/leis/L9624.htm#art3" text:style-name="Internet_20_link" text:visited-style-name="Visited_20_Internet_20_Link"><text:span text:style-name="T8">art. 3</text:span><text:span text:style-name="T24">o</text:span><text:span text:style-name="T18"> da Lei n</text:span><text:span text:style-name="T24">o</text:span><text:span text:style-name="T18"> 9.624, de 2 de abril de 1998</text:span></text:a><text:span text:style-name="T18">.               </text:span><text:a xlink:type="simple" xlink:href="https://www.planalto.gov.br/ccivil_03/MPV/2225-45.htm#art3" text:style-name="Internet_20_link" text:visited-style-name="Visited_20_Internet_20_Link"><text:span text:style-name="T11">(Incluído pela Medida Provisória nº 2.225-45, de 4.9.2001)</text:span></text:a></text:p>
      <text:p text:style-name="P20"><text:bookmark text:name="art62ap"/><text:span text:style-name="T18">Parágrafo único.  A VPNI de que trata o </text:span><text:span text:style-name="T19">caput</text:span><text:span text:style-name="T18"> deste artigo somente estará sujeita às revisões gerais de remuneração dos servidores públicos federais.               </text:span><text:a xlink:type="simple" xlink:href="https://www.planalto.gov.br/ccivil_03/MPV/2225-45.htm#art3" text:style-name="Internet_20_link" text:visited-style-name="Visited_20_Internet_20_Link"><text:span text:style-name="T11">(Incluído pela Medida Provisória nº 2.225-45, de 4.9.2001)</text:span></text:a></text:p>
      <text:p text:style-name="P25"><text:span text:style-name="Strong_20_Emphasis"><text:span text:style-name="T11">Subseção II</text:span></text:span></text:p>
      <text:p text:style-name="P25"><text:span text:style-name="Strong_20_Emphasis"><text:span text:style-name="T11">Da Gratificação Natalina</text:span></text:span></text:p>
      <text:p text:style-name="P43"><text:bookmark text:name="art63"/>Art. 63.  A gratificação natalina corresponde a 1/12 (um doze avos) da remuneração a que o servidor fizer jus no mês de dezembro, por mês de exercício no respectivo ano.</text:p>
      <text:p text:style-name="P34"><text:bookmark text:name="art63p"/>Parágrafo único. A fração igual ou superior a 15 (quinze) dias será considerada como mês integral.</text:p>
      <text:p text:style-name="P34"><text:bookmark text:name="art64"/>Art. 64.  A gratificação será paga até o dia 20 (vinte) do mês de dezembro de cada ano.</text:p>
      <text:p text:style-name="P20"><text:bookmark text:name="art64p"/><text:span text:style-name="T18">Parágrafo único.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34"><text:bookmark text:name="art65"/>Art. 65.  O servidor exonerado perceberá sua gratificação natalina, proporcionalmente aos meses de exercício, calculada sobre a remuneração do mês da exoneração.</text:p>
      <text:p text:style-name="P34"><text:bookmark text:name="art66"/>Art. 66.  A gratificação natalina não será considerada para cálculo de qualquer vantagem pecuniária.</text:p>
      <text:p text:style-name="P25"><text:span text:style-name="Strong_20_Emphasis"><text:span text:style-name="T11">Subseção III</text:span></text:span></text:p>
      <text:p text:style-name="P25"><text:span text:style-name="Strong_20_Emphasis"><text:span text:style-name="T11">Do Adicional por Tempo de Serviço</text:span></text:span></text:p>
      <text:p text:style-name="P48"><text:bookmark text:name="art67."/>Art. 67. O adicional por tempo de serviço é devido à razão de 1% (um por cento) por ano de serviço público efetivo, incidente sobre o vencimento de que trata o art. 40.</text:p>
      <text:p text:style-name="P20"><text:bookmark text:name="art67"/><text:span text:style-name="T28">Art. 67. O adicional por tempo de serviço é devido à razão de cinco por cento a cada cinco anos de serviço público efetivo prestado à União, às autarquias e às fundações públicas federais, observado o limite máximo de 35% incidente exclusivamente sobre o vencimento básico do cargo efetivo, ainda que investido o servidor em função ou cargo de confiança.              </text:span><text:a xlink:type="simple" xlink:href="https://www.planalto.gov.br/ccivil_03/leis/L9527.htm#art1" text:style-name="Internet_20_link" text:visited-style-name="Visited_20_Internet_20_Link">(Redação dada pela Lei nº 9.527, de 10.12.97)</text:a><text:span text:style-name="T28"> </text:span><text:span text:style-name="T11">             </text:span><text:a xlink:type="simple" xlink:href="https://www.planalto.gov.br/ccivil_03/MPV/2225-45.htm" text:style-name="Internet_20_link" text:visited-style-name="Visited_20_Internet_20_Link"><text:span text:style-name="T9">(Revogado pela Medida Provisória nº 2.225-45, de 2001, respeitadas as situações constituídas até 8.3.1999)</text:span></text:a></text:p>
      <text:p text:style-name="P48"><text:bookmark text:name="art67p"/>Parágrafo único. O servidor fará jus ao adicional a partir do mês em que completar o anuênio.</text:p>
      <text:p text:style-name="P20"><text:bookmark text:name="art67p."/><text:soft-page-break/><text:span text:style-name="T37">Parágrafo único. O servidor fará jus ao adicional a partir do mês em que completar o qüinqüênio. </text:span><text:span text:style-name="T18">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MPV/2225-45.htm" text:style-name="Internet_20_link" text:visited-style-name="Visited_20_Internet_20_Link"><text:span text:style-name="T11">(Revogado pela Medida Provisória nº 2.225-45, de 2001, respeitadas as situações constituídas até 8.3.1999)</text:span></text:a></text:p>
      <text:p text:style-name="P25"><text:span text:style-name="Strong_20_Emphasis"><text:span text:style-name="T11">Subseção IV</text:span></text:span></text:p>
      <text:p text:style-name="P25"><text:span text:style-name="Strong_20_Emphasis"><text:span text:style-name="T11">Dos Adicionais de Insalubridade, Periculosidade ou Atividades Penosas</text:span></text:span></text:p>
      <text:p text:style-name="P34"><text:bookmark text:name="art68."/>Art. 68.  Os servidores que trabalhem com habitualidade em locais insalubres ou em contato permanente com substâncias tóxicas, radioativas ou com risco de vida, fazem jus a um adicional sobre o vencimento do cargo efetivo.</text:p>
      <text:p text:style-name="P20"><text:bookmark text:name="art68"/><text:span text:style-name="T28">Art. 68. Os servidores que trabalhem com habitualidade em locais insalubres, perigosos ou em contato permanente com substâncias tóxicas, radioativas, ou com risco de vida, fazem jus a um adicional, conforme os valores abaixo:                     </text:span><text:a xlink:type="simple" xlink:href="https://www.planalto.gov.br/ccivil_03/_Ato2011-2014/2012/Mpv/568.htm#art86" text:style-name="Internet_20_link" text:visited-style-name="Visited_20_Internet_20_Link">(Redação dada pela Medida Provisória nº 568, de 2012)</text:a></text:p>
      <text:p text:style-name="P20"><text:bookmark text:name="art68i"/><text:span text:style-name="T28">I - grau de exposição mínimo de insalubridade: R$ 100,00;                              </text:span><text:a xlink:type="simple" xlink:href="https://www.planalto.gov.br/ccivil_03/_Ato2011-2014/2012/Mpv/568.htm#art86" text:style-name="Internet_20_link" text:visited-style-name="Visited_20_Internet_20_Link">(Incluído pela Medida Provisória nº 568, de 2012)</text:a></text:p>
      <text:p text:style-name="P20"><text:bookmark text:name="art68ii"/><text:span text:style-name="T28">II - grau de exposição médio de insalubridade: R$ 180,00;      </text:span><text:a xlink:type="simple" xlink:href="https://www.planalto.gov.br/ccivil_03/_Ato2011-2014/2012/Mpv/568.htm#art86" text:style-name="Internet_20_link" text:visited-style-name="Visited_20_Internet_20_Link">(Incluído pela Medida Provisória nº 568, de 2012)</text:a></text:p>
      <text:p text:style-name="P20"><text:bookmark text:name="art68iii"/><text:span text:style-name="T28">III - grau de exposição máximo de insalubridade: R$ 260,00; e    </text:span><text:a xlink:type="simple" xlink:href="https://www.planalto.gov.br/ccivil_03/_Ato2011-2014/2012/Mpv/568.htm#art86" text:style-name="Internet_20_link" text:visited-style-name="Visited_20_Internet_20_Link">(Incluído pela Medida Provisória nº 568, de 2012)</text:a></text:p>
      <text:p text:style-name="P20"><text:bookmark text:name="art68iv"/><text:span text:style-name="T28">IV - periculosidade: R$ 180,00.                </text:span><text:a xlink:type="simple" xlink:href="https://www.planalto.gov.br/ccivil_03/_Ato2011-2014/2012/Mpv/568.htm#art86" text:style-name="Internet_20_link" text:visited-style-name="Visited_20_Internet_20_Link">(Incluído pela Medida Provisória nº 568, de 2012)</text:a></text:p>
      <text:p text:style-name="P34"><text:bookmark text:name="art68§1"/>§ 1<text:span text:style-name="T57">o</text:span>  O servidor que fizer jus aos adicionais de insalubridade e de periculosidade deverá optar por um deles.</text:p>
      <text:p text:style-name="P34"><text:bookmark text:name="art68§2"/>§ 2<text:span text:style-name="T57">o</text:span>  O direito ao adicional de insalubridade ou periculosidade cessa com a eliminação das condições ou dos riscos que deram causa a sua concessão.</text:p>
      <text:p text:style-name="P34"><text:bookmark text:name="art69"/>Art. 69.  Haverá permanente controle da atividade de servidores em operações ou locais considerados penosos, insalubres ou perigosos.</text:p>
      <text:p text:style-name="P34"><text:bookmark text:name="art69p"/>Parágrafo único.  A servidora gestante ou lactante será afastada, enquanto durar a gestação e a lactação, das operações e locais previstos neste artigo, exercendo suas atividades em local salubre e em serviço não penoso e não perigoso.</text:p>
      <text:p text:style-name="P34"><text:bookmark text:name="art70"/>Art. 70.  Na concessão dos adicionais de atividades penosas, de insalubridade e de periculosidade, serão observadas as situações estabelecidas em legislação específica.</text:p>
      <text:p text:style-name="P34"><text:bookmark text:name="art71"/>Art. 71.  O adicional de atividade penosa será devido aos servidores em exercício em zonas de fronteira ou em localidades cujas condições de vida o justifiquem, nos termos, condições e limites fixados em regulamento.</text:p>
      <text:p text:style-name="P34"><text:bookmark text:name="art72"/>Art. 72.  Os locais de trabalho e os servidores que operam com Raios X ou substâncias radioativas serão mantidos sob controle permanente, de modo que as doses de radiação ionizante não ultrapassem o nível máximo previsto na legislação própria.</text:p>
      <text:p text:style-name="P34"><text:bookmark text:name="art70p"/>Parágrafo único.  Os servidores a que se refere este artigo serão submetidos a exames médicos a cada 6 (seis) meses.</text:p>
      <text:p text:style-name="P25"><text:span text:style-name="Strong_20_Emphasis"><text:span text:style-name="T11">Subseção V</text:span></text:span></text:p>
      <text:p text:style-name="P25"><text:span text:style-name="Strong_20_Emphasis"><text:span text:style-name="T11">Do Adicional por Serviço Extraordinário</text:span></text:span></text:p>
      <text:p text:style-name="P34"><text:bookmark text:name="art73"/>Art. 73.  O serviço extraordinário será remunerado com acréscimo de 50% (cinqüenta por cento) em relação à hora normal de trabalho.</text:p>
      <text:p text:style-name="P34"><text:bookmark text:name="art74"/>Art. 74.  Somente será permitido serviço extraordinário para atender a situações excepcionais e temporárias, respeitado o limite máximo de 2 (duas) horas por jornada.</text:p>
      <text:p text:style-name="P25"><text:span text:style-name="Strong_20_Emphasis"><text:span text:style-name="T11">Subseção VI</text:span></text:span></text:p>
      <text:p text:style-name="P25"><text:soft-page-break/><text:span text:style-name="Strong_20_Emphasis"><text:span text:style-name="T11">Do Adicional Noturno</text:span></text:span></text:p>
      <text:p text:style-name="P34"><text:bookmark text:name="art75"/>Art. 75.  O serviço noturno, prestado em horário compreendido entre 22 (vinte e duas) horas de um dia e 5 (cinco) horas do dia seguinte, terá o valor-hora acrescido de 25% (vinte e cinco por cento), computando-se cada hora como cinqüenta e dois minutos e trinta segundos.</text:p>
      <text:p text:style-name="P34"><text:bookmark text:name="art75p"/>Parágrafo único.  Em se tratando de serviço extraordinário, o acréscimo de que trata este artigo incidirá sobre a remuneração prevista no art. 73.</text:p>
      <text:p text:style-name="P25"><text:span text:style-name="Strong_20_Emphasis"><text:span text:style-name="T11">Subseção VII</text:span></text:span></text:p>
      <text:p text:style-name="P25"><text:span text:style-name="Strong_20_Emphasis"><text:span text:style-name="T11">Do Adicional de Férias</text:span></text:span></text:p>
      <text:p text:style-name="P34"><text:bookmark text:name="art76"/>Art. 76.  Independentemente de solicitação, será pago ao servidor, por ocasião das férias, um adicional correspondente a 1/3 (um terço) da remuneração do período das férias.</text:p>
      <text:p text:style-name="P34"><text:bookmark text:name="art76p"/>Parágrafo único.  No caso de o servidor exercer função de direção, chefia ou assessoramento, ou ocupar cargo em comissão, a respectiva vantagem será considerada no cálculo do adicional de que trata este artigo.</text:p>
      <text:p text:style-name="P42"><text:bookmark text:name="subsecaoviii"/>Subseção VIII</text:p>
      <text:p text:style-name="P20"><text:span text:style-name="T14">Da Gratificação por Encargo de Curso ou Concurso<text:line-break/></text:span><text:a xlink:type="simple" xlink:href="https://www.planalto.gov.br/ccivil_03/_Ato2004-2006/2006/Lei/L11314.htm#art2" text:style-name="Internet_20_link" text:visited-style-name="Visited_20_Internet_20_Link"><text:span text:style-name="T11">(Incluído pela Lei nº 11.314 de 2006)</text:span></text:a></text:p>
      <text:p text:style-name="P25"><text:bookmark text:name="art76a"/><text:span text:style-name="T11">Art. 76-A.  A Gratificação por Encargo de Curso ou Concurso é devida ao servidor que, em caráter eventual:</text:span><text:span text:style-name="T48">     </text:span><text:a xlink:type="simple" xlink:href="https://www.planalto.gov.br/ccivil_03/_Ato2004-2006/2006/Lei/L11314.htm#art2" text:style-name="Internet_20_link" text:visited-style-name="Visited_20_Internet_20_Link"><text:span text:style-name="T9">(Incluído pela Lei nº 11.314 de 2006)</text:span></text:a><text:span text:style-name="T11">    </text:span><text:a xlink:type="simple" xlink:href="https://www.planalto.gov.br/ccivil_03/_Ato2007-2010/2007/Decreto/D6114.htm" text:style-name="Internet_20_link" text:visited-style-name="Visited_20_Internet_20_Link"><text:span text:style-name="T9">(Regulamento)</text:span></text:a><text:span text:style-name="T11">         </text:span><text:a xlink:type="simple" xlink:href="https://www.planalto.gov.br/ccivil_03/_Ato2019-2022/2022/Decreto/D11069.htm#art1" text:style-name="Internet_20_link" text:visited-style-name="Visited_20_Internet_20_Link"><text:span text:style-name="T9">(Vide Decreto nº 11.069, de 2022)</text:span></text:a><text:span text:style-name="T11">    </text:span><text:a xlink:type="simple" xlink:href="https://www.planalto.gov.br/ccivil_03/_Ato2019-2022/2022/Decreto/D11069.htm#art12" text:style-name="Internet_20_link" text:visited-style-name="Visited_20_Internet_20_Link"><text:span text:style-name="T9">Vigência</text:span></text:a></text:p>
      <text:p text:style-name="P26"><text:bookmark text:name="art76ai"/><text:span text:style-name="T11">I - atuar como instrutor em curso de formação, de desenvolvimento ou de treinamento regularmente instituído no âmbito da administração pública federal;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ii"/><text:span text:style-name="T11">II - participar de banca examinadora ou de comissão para exames orais, para análise curricular, para correção de provas discursivas, para elaboração de questões de provas ou para julgamento de recursos intentados por candidato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iii"/><text:span text:style-name="T11">III - participar da logística de preparação e de realização de concurso público envolvendo atividades de planejamento, coordenação, supervisão, execução e avaliação de resultado, quando tais atividades não estiverem incluídas entre as suas atribuições permanente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iv"/><text:span text:style-name="T11">IV - participar da aplicação, fiscalizar ou avaliar provas de exame vestibular ou de concurso público ou supervisionar essas atividades            .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1"/><text:span text:style-name="T11">§ 1</text:span><text:span text:style-name="T25">o</text:span><text:span text:style-name="T11">  Os critérios de concessão e os limites da gratificação de que trata este artigo serão fixados em regulamento, observados os seguintes parâmetro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1i"/><text:span text:style-name="T11">I - o valor da gratificação será calculado em horas, observadas a natureza e a complexidade da atividade exercida;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1ii"/><text:span text:style-name="T11">II - a retribuição não poderá ser superior ao equivalente a 120 (cento e vinte) horas de trabalho anuais, ressalvada situação de excepcionalidade, devidamente justificada e previamente aprovada pela autoridade máxima do órgão ou entidade, que poderá autorizar o acréscimo de até 120 (cento e vinte) horas de trabalho anuai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1iii"/><text:span text:style-name="T11">III - o valor máximo da hora trabalhada corresponderá aos seguintes percentuais, incidentes sobre o maior vencimento básico da administração pública federal: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7"><text:bookmark text:name="art76a§1iiia"/><text:span text:style-name="T28">a) 2,2% (dois inteiros e dois décimos por cento), em se tratando de atividade prevista no inciso I do caput deste artigo;                </text:span><text:a xlink:type="simple" xlink:href="https://www.planalto.gov.br/ccivil_03/_Ato2004-2006/2006/Lei/L11314.htm#art2" text:style-name="Internet_20_link" text:visited-style-name="Visited_20_Internet_20_Link">(Incluído pela Lei nº 11.314 de 2006)</text:a><text:span text:style-name="T28">                    </text:span><text:a xlink:type="simple" xlink:href="https://www.planalto.gov.br/ccivil_03/_Ato2007-2010/2007/Mpv/359.htm#art8" text:style-name="Internet_20_link" text:visited-style-name="Visited_20_Internet_20_Link">(Vide Medida Provisória nº 359, de 2007)</text:a></text:p>
      <text:p text:style-name="P23"><text:bookmark text:name="art76a§1iiia."/><text:span text:style-name="T11">a) 2,2% (dois inteiros e dois décimos por cento), em se tratando de atividades previstas nos incisos I e II do caput deste artigo;                   </text:span><text:a xlink:type="simple" xlink:href="https://www.planalto.gov.br/ccivil_03/_Ato2007-2010/2007/Lei/L11501.htm#art8" text:style-name="Internet_20_link" text:visited-style-name="Visited_20_Internet_20_Link"><text:span text:style-name="T9">(Redação dada pela Lei nº 11.501, de 2007)</text:span></text:a></text:p>
      <text:p text:style-name="P23"><text:bookmark text:name="art76a§1iiib"/><text:soft-page-break/><text:span text:style-name="T28">b) 1,2% (um inteiro e dois décimos por cento), em se tratando de atividade prevista nos incisos II a IV do caput deste artigo.                  </text:span><text:a xlink:type="simple" xlink:href="https://www.planalto.gov.br/ccivil_03/_Ato2004-2006/2006/Lei/L11314.htm#art2" text:style-name="Internet_20_link" text:visited-style-name="Visited_20_Internet_20_Link">(Incluído pela Lei nº 11.314 de 2006)</text:a><text:span text:style-name="T28">                 </text:span><text:a xlink:type="simple" xlink:href="https://www.planalto.gov.br/ccivil_03/_Ato2007-2010/2007/Mpv/359.htm#art8" text:style-name="Internet_20_link" text:visited-style-name="Visited_20_Internet_20_Link">(Vide Medida Provisória nº 359, de 2007)</text:a></text:p>
      <text:p text:style-name="P23"><text:bookmark text:name="art76a§1iiib."/><text:span text:style-name="T11">b) 1,2% (um inteiro e dois décimos por cento), em se tratando de atividade prevista nos incisos III e IV do caput deste artigo.                </text:span><text:a xlink:type="simple" xlink:href="https://www.planalto.gov.br/ccivil_03/_Ato2007-2010/2007/Lei/L11501.htm#art8" text:style-name="Internet_20_link" text:visited-style-name="Visited_20_Internet_20_Link"><text:span text:style-name="T9">(Redação dada pela Lei nº 11.501, de 2007)</text:span></text:a></text:p>
      <text:p text:style-name="P26"><text:bookmark text:name="art76a§2"/><text:span text:style-name="T11">§ 2</text:span><text:span text:style-name="T25">o</text:span><text:span text:style-name="T11">  A Gratificação por Encargo de Curso ou Concurso somente será paga se as atividades referidas nos incisos do caput deste artigo forem exercidas sem prejuízo das atribuições do cargo de que o servidor for titular, devendo ser objeto de compensação de carga horária quando desempenhadas durante a jornada de trabalho, na forma do § 4</text:span><text:span text:style-name="T25">o</text:span><text:span text:style-name="T11"> do art. 98 desta Lei.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3"/><text:span text:style-name="T11">§ 3</text:span><text:span text:style-name="T25">o</text:span><text:span text:style-name="T11">  A Gratificação por Encargo de Curso ou Concurso não se incorpora ao vencimento ou salário do servidor para qualquer efeito e não poderá ser utilizada como base de cálculo para quaisquer outras vantagens, inclusive para fins de cálculo dos proventos da aposentadoria e das pensõe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5"><text:span text:style-name="Strong_20_Emphasis"><text:span text:style-name="T11">Capítulo III</text:span></text:span></text:p>
      <text:p text:style-name="P25"><text:span text:style-name="Strong_20_Emphasis"><text:span text:style-name="T11">Das Férias</text:span></text:span></text:p>
      <text:p text:style-name="P48"><text:bookmark text:name="art77."/>Art. 77. O servidor fará jus a 30 (trinta) dias consecutivos de férias, que podem ser acumuladas, até o máximo de 2 (dois) períodos, no caso de necessidade do serviço, ressalvadas as hipóteses em que haja legislação específica.</text:p>
      <text:p text:style-name="P20"><text:bookmark text:name="art77"/><text:span text:style-name="T18">Art. 77.  O servidor fará jus a trinta dias de férias, que podem ser acumuladas, até o máximo de dois períodos, no caso de necessidade do serviço, ressalvadas as hipóteses em que haja legislação específica.                 </text:span><text:a xlink:type="simple" xlink:href="https://www.planalto.gov.br/ccivil_03/leis/L9525.htm#art1" text:style-name="Internet_20_link" text:visited-style-name="Visited_20_Internet_20_Link"><text:span text:style-name="T8">(Redação dada pela Lei nº 9.525, de 10.12.97)</text:span></text:a><text:span text:style-name="T18">                  </text:span><text:a xlink:type="simple" xlink:href="https://www.planalto.gov.br/ccivil_03/leis/L9525.htm#art2" text:style-name="Internet_20_link" text:visited-style-name="Visited_20_Internet_20_Link"><text:span text:style-name="T11">(Vide Lei nº 9.525, de 1997)</text:span></text:a></text:p>
      <text:p text:style-name="P34"><text:bookmark text:name="art77§1"/>§ 1<text:span text:style-name="T57">o</text:span>  Para o primeiro período aquisitivo de férias serão exigidos 12 (doze) meses de exercício.</text:p>
      <text:p text:style-name="P34"><text:bookmark text:name="art77§2"/>§ 2<text:span text:style-name="T57">o</text:span>  É vedado levar à conta de férias qualquer falta ao serviço.</text:p>
      <text:p text:style-name="P20"><text:bookmark text:name="art77§3"/><text:span text:style-name="T18">§ 3</text:span><text:span text:style-name="T24">o</text:span><text:span text:style-name="T18">  As férias poderão ser parceladas em até três etapas, desde que assim requeridas pelo servidor, e no interesse da administração pública.                </text:span><text:a xlink:type="simple" xlink:href="https://www.planalto.gov.br/ccivil_03/leis/L9525.htm#art1" text:style-name="Internet_20_link" text:visited-style-name="Visited_20_Internet_20_Link"><text:span text:style-name="T8">(Incluído pela Lei nº 9.525, de 10.12.97)</text:span></text:a></text:p>
      <text:p text:style-name="P20"><text:bookmark text:name="art78"/><text:span text:style-name="T11">Art. 78.  O pagamento da remuneração das férias será efetuado até 2 (dois) dias antes do início do respectivo período, observando-se o disposto no § 1</text:span><text:span text:style-name="T25">o</text:span><text:span text:style-name="T11"> deste artigo.                  </text:span><text:a xlink:type="simple" xlink:href="https://www.planalto.gov.br/ccivil_03/leis/L9525.htm#art2" text:style-name="Internet_20_link" text:visited-style-name="Visited_20_Internet_20_Link"><text:span text:style-name="T9">(Vide Lei nº 9.525, de 1997)</text:span></text:a></text:p>
      <text:p text:style-name="P48"><text:bookmark text:name="art78§1"/>§ 1° É facultado ao servidor converter 1/3 (um terço) das férias em abono pecuniário, desde que o requeira com pelo menos 60 (sessenta) dias de antecedência.</text:p>
      <text:p text:style-name="P20"><text:bookmark text:name="art78§2"/><text:span text:style-name="T28">§ 2° No cálculo do abono pecuniário será considerado o valor do adicional de férias.</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78§3"/><text:span text:style-name="T18">§ 3</text:span><text:span text:style-name="T24">o</text:span><text:span text:style-name="T18">  O servidor exonerado do cargo efetivo, ou em comissão, perceberá indenização relativa ao período das férias a que tiver direito e ao incompleto, na proporção de um doze avos por mês de efetivo exercício, ou fração superior a quatorze dias.                    </text:span><text:a xlink:type="simple" xlink:href="https://www.planalto.gov.br/ccivil_03/leis/L8216.htm#art78§3" text:style-name="Internet_20_link" text:visited-style-name="Visited_20_Internet_20_Link"><text:span text:style-name="T8">(Incluído pela Lei nº 8.216, de 13.8.91)</text:span></text:a></text:p>
      <text:p text:style-name="P20"><text:bookmark text:name="art78§4"/><text:span text:style-name="T18">§ 4</text:span><text:span text:style-name="T24">o</text:span><text:span text:style-name="T18">  A indenização será calculada com base na remuneração do mês em que for publicado o ato exoneratório.                    </text:span><text:a xlink:type="simple" xlink:href="https://www.planalto.gov.br/ccivil_03/leis/L8216.htm#art78§3" text:style-name="Internet_20_link" text:visited-style-name="Visited_20_Internet_20_Link"><text:span text:style-name="T8">(Incluído pela Lei nº 8.216, de 13.8.91)</text:span></text:a></text:p>
      <text:p text:style-name="P20"><text:bookmark text:name="art78§5"/><text:span text:style-name="T18">§ 5</text:span><text:span text:style-name="T24">o</text:span><text:span text:style-name="T18">  Em caso de parcelamento, o servidor receberá o valor adicional previsto no </text:span><text:a xlink:type="simple" xlink:href="https://www.planalto.gov.br/ccivil_03/Constituicao/Constituicao.htm#art7xvii" text:style-name="Internet_20_link" text:visited-style-name="Visited_20_Internet_20_Link"><text:span text:style-name="T8">inciso XVII do art. 7</text:span><text:span text:style-name="T24">o</text:span><text:span text:style-name="T18"> da Constituição Federal</text:span></text:a><text:span text:style-name="T18"> quando da utilização do primeiro período.                  </text:span><text:a xlink:type="simple" xlink:href="https://www.planalto.gov.br/ccivil_03/leis/L9525.htm#art1" text:style-name="Internet_20_link" text:visited-style-name="Visited_20_Internet_20_Link"><text:span text:style-name="T8">(Incluído pela Lei nº 9.525, de 10.12.97)</text:span></text:a></text:p>
      <text:p text:style-name="P34"><text:bookmark text:name="art79"/>Art. 79.  O servidor que opera direta e permanentemente com Raios X ou substâncias radioativas gozará 20 (vinte) dias consecutivos de férias, por semestre de atividade profissional, proibida em qualquer hipótese a acumulação.</text:p>
      <text:p text:style-name="P20"><text:bookmark text:name="art79p"/><text:span text:style-name="T28">Parágrafo único. O servidor referido neste artigo não fará jus ao abono pecuniário de que trata o artigo anterior.</text:span><text:span text:style-name="T48">                   </text:span><text:a xlink:type="simple" xlink:href="https://www.planalto.gov.br/ccivil_03/leis/L9527.htm#art79p" text:style-name="Internet_20_link" text:visited-style-name="Visited_20_Internet_20_Link"><text:span text:style-name="T11">(Revogado pela Lei nº 9.527, de 10.12.97)</text:span></text:a></text:p>
      <text:p text:style-name="P48"><text:bookmark text:name="art81."/>Art. 80. As férias somente poderão ser interrompidas por motivo de calamidade pública, comoção interna, convocação para júri, serviço militar ou eleitoral ou por motivo de superior interesse público.</text:p>
      <text:p text:style-name="P20"><text:bookmark text:name="art80"/><text:soft-page-break/><text:span text:style-name="T18">Art. 80.  As férias somente poderão ser interrompidas por motivo de calamidade pública, comoção interna, convocação para júri, serviço militar ou eleitoral, ou por necessidade do serviço declarada pela autoridade máxima do órgão ou entidade.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leis/L9525.htm#art2" text:style-name="Internet_20_link" text:visited-style-name="Visited_20_Internet_20_Link"><text:span text:style-name="T11">(Vide Lei nº 9.525, de 1997)</text:span></text:a></text:p>
      <text:p text:style-name="P20"><text:bookmark text:name="art80p"/><text:span text:style-name="T11">Parágrafo único.  O restante do período interrompido será gozado de uma só vez, observado o disposto no art. 77.</text:span><text:span text:style-name="Strong_20_Emphasis"><text:span text:style-name="T11"> </text:span></text:span><text:span text:style-name="T11">                   </text:span><text:a xlink:type="simple" xlink:href="https://www.planalto.gov.br/ccivil_03/leis/L9527.htm#art1" text:style-name="Internet_20_link" text:visited-style-name="Visited_20_Internet_20_Link"><text:span text:style-name="T9">(Incluído pela Lei nº 9.527, de 10.12.97)</text:span></text:a></text:p>
      <text:p text:style-name="P25"><text:bookmark text:name="capiv."/><text:span text:style-name="Strong_20_Emphasis"><text:span text:style-name="T11">Capítulo IV</text:span></text:span></text:p>
      <text:p text:style-name="P25"><text:span text:style-name="Strong_20_Emphasis"><text:span text:style-name="T11">Das Licenças</text:span></text:span></text:p>
      <text:p text:style-name="P25"><text:span text:style-name="Strong_20_Emphasis"><text:span text:style-name="T11">Seção I</text:span></text:span></text:p>
      <text:p text:style-name="P25"><text:span text:style-name="Strong_20_Emphasis"><text:span text:style-name="T11">Disposições Gerais</text:span></text:span></text:p>
      <text:p text:style-name="P43"><text:bookmark text:name="art81"/>Art. 81.  Conceder-se-á ao servidor licença:</text:p>
      <text:p text:style-name="P34"><text:bookmark text:name="art81i"/>I - por motivo de doença em pessoa da família;</text:p>
      <text:p text:style-name="P34"><text:bookmark text:name="art81ii"/>II - por motivo de afastamento do cônjuge ou companheiro;</text:p>
      <text:p text:style-name="P34"><text:bookmark text:name="art81iii"/>III - para o serviço militar;</text:p>
      <text:p text:style-name="P34"><text:bookmark text:name="art81iv"/>IV - para atividade política;</text:p>
      <text:p text:style-name="P48"><text:bookmark text:name="art81v."/>V - prêmio por assiduidade;</text:p>
      <text:p text:style-name="P20"><text:bookmark text:name="art81v"/><text:span text:style-name="T18">V - para capacitaçã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81vi"/>VI - para tratar de interesses particulares;</text:p>
      <text:p text:style-name="P34"><text:bookmark text:name="art81vii"/>VII - para desempenho de mandato classista.</text:p>
      <text:p text:style-name="P48"><text:bookmark text:name="art81§1.."/>§ 1<text:span text:style-name="T57">o</text:span>  A licença prevista no inciso I será precedida de exame por médico ou junta médica oficial.</text:p>
      <text:p text:style-name="P20"><text:bookmark text:name="art81§1"/><text:span text:style-name="T28">§ 1</text:span><text:span text:style-name="T39">o</text:span><text:span text:style-name="T28">  A licença prevista no inciso I, bem como cada uma de suas prorrogações, serão precedidas de exame por perícia médica oficial, observado o disposto no art. 204.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81§1."/><text:span text:style-name="T11">§ 1</text:span><text:span text:style-name="T25">o</text:span><text:span text:style-name="T11">  A licença prevista no inciso I do caput deste artigo bem como cada uma de suas prorrogações serão precedidas de exame por perícia médica oficial, observado o disposto no art. 204 desta Lei.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0"><text:bookmark text:name="art81§2"/><text:span text:style-name="T28">§ 2</text:span><text:span text:style-name="T40">o</text:span><text:span text:style-name="T28">  O servidor não poderá permanecer em licença da mesma espécie por período superior a 24 (vinte e quatro) meses, salvo nos casos dos incisos II, III, IV e VII.</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34"><text:bookmark text:name="art81§3"/>§ 3<text:span text:style-name="T57">o</text:span>  É vedado o exercício de atividade remunerada durante o período da licença prevista no inciso I deste artigo.</text:p>
      <text:p text:style-name="P34"><text:bookmark text:name="art82"/>Art. 82.  A licença concedida dentro de 60 (sessenta) dias do término de outra da mesma espécie será considerada como prorrogação.</text:p>
      <text:p text:style-name="P25"><text:span text:style-name="Strong_20_Emphasis"><text:span text:style-name="T11">Seção II</text:span></text:span></text:p>
      <text:p text:style-name="P25"><text:span text:style-name="Strong_20_Emphasis"><text:span text:style-name="T11">Da Licença por Motivo de Doença em Pessoa da Família</text:span></text:span></text:p>
      <text:p text:style-name="P48"><text:bookmark text:name="art83..."/>Art. 83. Poderá ser concedida licença ao servidor por motivo de doença do cônjuge ou companheiro, padrasto ou      madrasta, ascendente, descendente, enteado e colateral consangüíneo ou afim até o segundo grau civil, mediante comprovação por junta médica oficial.</text:p>
      <text:p text:style-name="P48"><text:bookmark text:name="art83§1"/>§ 1° A licença somente será deferida se a assistência direta do servidor for indispensável e não puder ser prestada simultaneamente com o exercício do cargo.</text:p>
      <text:p text:style-name="P48"><text:bookmark text:name="art83§2...."/>§ 2° A licença será concedida sem prejuízo da remuneração do cargo efetivo, até 90 (noventa) dias, podendo ser prorrogada por até 90 (noventa) dias, mediante parecer de junta médica, e, excedendo estes prazos, sem remuneração.</text:p>
      <text:p text:style-name="P20"><text:bookmark text:name="art83"/><text:soft-page-break/><text:span text:style-name="T37">Art. 83.  Poderá ser concedida licença ao servidor por motivo de doença do cônjuge ou companheiro, dos pais, dos filhos, do padrasto ou madrasta e enteado, ou dependente que viva às suas expensas e conste do seu assentamento funcional, mediante comprovação por junta médica oficial.                  </text:span><text:a xlink:type="simple" xlink:href="https://www.planalto.gov.br/ccivil_03/leis/L9527.htm#art1" text:style-name="Internet_20_link" text:visited-style-name="Visited_20_Internet_20_Link">(Redação dada pela Lei nº 9.527, de 10.12.97)</text:a></text:p>
      <text:p text:style-name="P20"><text:bookmark text:name="art83."/><text:span text:style-name="T28">Art. 83.  Poderá ser concedida licença ao servidor por motivo de doença do cônjuge ou companheiro, dos pais, dos filhos, do padrasto ou madrasta e enteado, ou dependente que viva às suas expensas e conste do seu assentamento funcional, mediante comprovação por perícia médica oficial.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83.."/><text:span text:style-name="T11">Art. 83.  Poderá ser concedida licença ao servidor por motivo de doença do cônjuge ou companheiro, dos pais, dos filhos, do padrasto ou madrasta e enteado, ou dependente que viva a suas expensas e conste do seu assentamento funcional, mediante comprovação por perícia médica oficial.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0"><text:bookmark text:name="art83§1."/><text:span text:style-name="T11">§ 1</text:span><text:span text:style-name="T25">o</text:span><text:span text:style-name="T11">  A licença somente será deferida se a assistência direta do servidor for indispensável e não puder ser prestada simultaneamente com o exercício do cargo ou mediante compensação de horário, na forma do disposto no inciso II do art. 44.                    </text:span><text:a xlink:type="simple" xlink:href="https://www.planalto.gov.br/ccivil_03/leis/L9527.htm#art1" text:style-name="Internet_20_link" text:visited-style-name="Visited_20_Internet_20_Link"><text:span text:style-name="T9">(Redação dada pela Lei nº 9.527, de 10.12.97)</text:span></text:a></text:p>
      <text:p text:style-name="P20"><text:bookmark text:name="art83§2....."/><text:span text:style-name="T28">§ 2</text:span><text:span text:style-name="T39">o</text:span><text:span text:style-name="T28">  A licença será concedida sem prejuízo da remuneração do cargo efetivo, até trinta dias, podendo ser prorrogada por até trinta dias, mediante parecer de junta médica oficial e, excedendo estes prazos, sem remuneração, por até noventa dias.                    </text:span><text:span text:style-name="Strong_20_Emphasis"><text:span text:style-name="T28"> </text:span></text:span><text:a xlink:type="simple" xlink:href="https://www.planalto.gov.br/ccivil_03/leis/L9527.htm#art83" text:style-name="Internet_20_link" text:visited-style-name="Visited_20_Internet_20_Link"><text:span text:style-name="T28">(Redação dada pela Lei nº 9.527, de 10.12.97)</text:span></text:a></text:p>
      <text:p text:style-name="P20"><text:bookmark text:name="art83§2"/><text:span text:style-name="T28">§ 2</text:span><text:span text:style-name="T39">o</text:span><text:span text:style-name="T28">  A licença será concedida, sem prejuízo da remuneração do cargo efetivo, por até trinta dias, podendo ser prorrogada por até trinta dias e, excedendo estes prazos, sem remuneração, por até noventa dias.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83§3"/><text:span text:style-name="T28">§ 3</text:span><text:span text:style-name="T39">o</text:span><text:span text:style-name="T28">  Não será concedida nova licença em período inferior a doze meses do término da última licença concedida.                 </text:span><text:a xlink:type="simple" xlink:href="https://www.planalto.gov.br/ccivil_03/_Ato2007-2010/2008/Mpv/441.htm#art317" text:style-name="Internet_20_link" text:visited-style-name="Visited_20_Internet_20_Link">(Incluído pela Medida Provisória nº 441, de 2008)</text:a></text:p>
      <text:p text:style-name="P21"><text:bookmark text:name="art83§2."/><text:span text:style-name="T28">§ 2</text:span><text:span text:style-name="T39">o</text:span><text:span text:style-name="T28">  A licença será concedida, sem prejuízo da remuneração do cargo efetivo, por até 30 (trinta) dias, podendo ser prorrogada por até 30 (trinta) dias e, excedendo estes prazos, sem remuneração, por até 90 (noventa) dias.                 </text:span><text:a xlink:type="simple" xlink:href="https://www.planalto.gov.br/ccivil_03/_Ato2007-2010/2009/Lei/L11907.htm#art316" text:style-name="Internet_20_link" text:visited-style-name="Visited_20_Internet_20_Link">(Redação dada pela Lei nº 11.907, de 2009)</text:a></text:p>
      <text:p text:style-name="P21"><text:bookmark text:name="art83§3..."/><text:span text:style-name="T28">§ 3</text:span><text:span text:style-name="T39">o</text:span><text:span text:style-name="T28">  Não será concedida nova licença em período inferior a 12 (doze) meses do término da última licença concedida.                     </text:span><text:a xlink:type="simple" xlink:href="https://www.planalto.gov.br/ccivil_03/_Ato2007-2010/2009/Lei/L11907.htm#art316" text:style-name="Internet_20_link" text:visited-style-name="Visited_20_Internet_20_Link">(Incluído pela Lei nº 11.907, de 2009)</text:a></text:p>
      <text:p text:style-name="P21"><text:bookmark text:name="art83§2.."/><text:span text:style-name="T28">§ 2º  A licença de que trata o </text:span><text:span text:style-name="T32">caput</text:span><text:span text:style-name="T28">, incluídas as prorrogações, poderá ser concedida a cada período de doze meses nas seguintes condições:                     </text:span><text:a xlink:type="simple" xlink:href="https://www.planalto.gov.br/ccivil_03/_Ato2007-2010/2009/Mpv/479.htm#art23" text:style-name="Internet_20_link" text:visited-style-name="Visited_20_Internet_20_Link">(Redação dada pela Medida Provisória nº 479, de 2009)</text:a></text:p>
      <text:p text:style-name="P21"><text:bookmark text:name="art83§2i"/><text:span text:style-name="T28">I - por até sessenta dias, consecutivos ou não, mantida a remuneração do servidor; e                      </text:span><text:a xlink:type="simple" xlink:href="https://www.planalto.gov.br/ccivil_03/_Ato2007-2010/2009/Mpv/479.htm#art23" text:style-name="Internet_20_link" text:visited-style-name="Visited_20_Internet_20_Link">(Incluído pela Medida Provisória nº 479, de 2009)</text:a></text:p>
      <text:p text:style-name="P21"><text:bookmark text:name="art83§2ii"/><text:span text:style-name="T28">II - por até noventa dias, consecutivos ou não, sem remuneração.                      </text:span><text:a xlink:type="simple" xlink:href="https://www.planalto.gov.br/ccivil_03/_Ato2007-2010/2009/Mpv/479.htm#art23" text:style-name="Internet_20_link" text:visited-style-name="Visited_20_Internet_20_Link">(Incluído pela Medida Provisória nº 479, de 2009)</text:a></text:p>
      <text:p text:style-name="P21"><text:bookmark text:name="art83§3."/><text:span text:style-name="T28">§ 3</text:span><text:span text:style-name="T39">o</text:span><text:span text:style-name="T28">  O início do interstício de doze meses será contado a partir da data do deferimento da primeira licença concedida.                     </text:span><text:a xlink:type="simple" xlink:href="https://www.planalto.gov.br/ccivil_03/_Ato2007-2010/2009/Mpv/479.htm#art23" text:style-name="Internet_20_link" text:visited-style-name="Visited_20_Internet_20_Link">(Redação dada pela Medida Provisória nº 479, de 2009)</text:a></text:p>
      <text:p text:style-name="P21"><text:bookmark text:name="art83§4"/><text:span text:style-name="T28">§ 4</text:span><text:span text:style-name="T39">o</text:span><text:span text:style-name="T28">  A soma das licenças remuneradas e das licenças não remuneradas, incluídas as respectivas prorrogações, concedidas em um mesmo período de doze meses, observado o disposto no § 3</text:span><text:span text:style-name="T39">o</text:span><text:span text:style-name="T28">, não poderá ultrapassar os limites estabelecidos nos incisos I e II do § 2</text:span><text:span text:style-name="T39">o</text:span><text:span text:style-name="T28">.                  </text:span><text:a xlink:type="simple" xlink:href="https://www.planalto.gov.br/ccivil_03/_Ato2007-2010/2009/Mpv/479.htm#art23" text:style-name="Internet_20_link" text:visited-style-name="Visited_20_Internet_20_Link">(Incluído pela Medida Provisória nº 479, de 2009)</text:a></text:p>
      <text:p text:style-name="P23"><text:bookmark text:name="art83§2..."/><text:span text:style-name="T11">§ 2</text:span><text:span text:style-name="T25">o</text:span><text:span text:style-name="T11">  A licença de que trata o caput, incluídas as prorrogações, poderá ser concedida a cada período de doze meses nas seguintes condições:                  </text:span><text:a xlink:type="simple" xlink:href="https://www.planalto.gov.br/ccivil_03/_Ato2007-2010/2010/Lei/L12269.htm#art23" text:style-name="Internet_20_link" text:visited-style-name="Visited_20_Internet_20_Link"><text:span text:style-name="T9">(Redação dada pela Lei nº 12.269, de 2010)</text:span></text:a></text:p>
      <text:p text:style-name="P23"><text:bookmark text:name="art83§2i.."/><text:span text:style-name="T11">I - por até 60 (sessenta) dias, consecutivos ou não, mantida a remuneração do servidor; e                  </text:span><text:a xlink:type="simple" xlink:href="https://www.planalto.gov.br/ccivil_03/_Ato2007-2010/2010/Lei/L12269.htm#art23" text:style-name="Internet_20_link" text:visited-style-name="Visited_20_Internet_20_Link"><text:span text:style-name="T9">(Incluído pela Lei nº 12.269, de 2010)</text:span></text:a></text:p>
      <text:p text:style-name="P23"><text:bookmark text:name="art83§2ii.."/><text:span text:style-name="T11">II - por até 90 (noventa) dias, consecutivos ou não, sem remuneração.                  </text:span><text:a xlink:type="simple" xlink:href="https://www.planalto.gov.br/ccivil_03/_Ato2007-2010/2010/Lei/L12269.htm#art23" text:style-name="Internet_20_link" text:visited-style-name="Visited_20_Internet_20_Link"><text:span text:style-name="T9">(Incluído pela Lei nº 12.269, de 2010)</text:span></text:a></text:p>
      <text:p text:style-name="P23"><text:bookmark text:name="art83§3.."/><text:span text:style-name="T11">§ 3</text:span><text:span text:style-name="T25">o</text:span><text:span text:style-name="T11">  O início do interstício de 12 (doze) meses será contado a partir da data do deferimento da primeira licença concedida.                 </text:span><text:a xlink:type="simple" xlink:href="https://www.planalto.gov.br/ccivil_03/_Ato2007-2010/2010/Lei/L12269.htm#art23" text:style-name="Internet_20_link" text:visited-style-name="Visited_20_Internet_20_Link"><text:span text:style-name="T9">(Incluído pela Lei nº 12.269, de 2010)</text:span></text:a></text:p>
      <text:p text:style-name="P23"><text:bookmark text:name="art83§4."/><text:soft-page-break/><text:span text:style-name="T11">§ 4</text:span><text:span text:style-name="T25">o</text:span><text:span text:style-name="T11">  A soma das licenças remuneradas e das licenças não remuneradas, incluídas as respectivas prorrogações, concedidas em um mesmo período de 12 (doze) meses, observado o disposto no § 3</text:span><text:span text:style-name="T25">o</text:span><text:span text:style-name="T11">, não poderá ultrapassar os limites estabelecidos nos incisos I e II do § 2</text:span><text:span text:style-name="T25">o</text:span><text:span text:style-name="T11">.                 </text:span><text:a xlink:type="simple" xlink:href="https://www.planalto.gov.br/ccivil_03/_Ato2007-2010/2010/Lei/L12269.htm#art23" text:style-name="Internet_20_link" text:visited-style-name="Visited_20_Internet_20_Link"><text:span text:style-name="T9">(Incluído pela Lei nº 12.269, de 2010)</text:span></text:a></text:p>
      <text:p text:style-name="P25"><text:span text:style-name="Strong_20_Emphasis"><text:span text:style-name="T11">Seção III</text:span></text:span></text:p>
      <text:p text:style-name="P25"><text:span text:style-name="Strong_20_Emphasis"><text:span text:style-name="T11">Da Licença por Motivo de Afastamento do Cônjuge</text:span></text:span></text:p>
      <text:p text:style-name="P34"><text:bookmark text:name="art84"/>Art. 84.  Poderá ser concedida licença ao servidor para acompanhar cônjuge ou companheiro que foi deslocado para outro ponto do território nacional, para o exterior ou para o exercício de mandato eletivo dos Poderes Executivo e Legislativo.</text:p>
      <text:p text:style-name="P34"><text:bookmark text:name="art84§1"/>§ 1<text:span text:style-name="T57">o</text:span>  A licença será por prazo indeterminado e sem remuneração.</text:p>
      <text:p text:style-name="P48"><text:bookmark text:name="art84§2."/>§ 2° Na hipótese do deslocamento de que trata este artigo, o servidor poderá ser lotado, provisoriamente, em repartição da Administração Federal direta, autárquica ou fundacional, desde que para o exercício de atividade compatível com o seu cargo.</text:p>
      <text:p text:style-name="P20"><text:bookmark text:name="art84§2"/><text:span text:style-name="T18">§ 2</text:span><text:span text:style-name="T24">o</text:span><text:span text:style-name="T18">  No deslocamento de servidor cujo cônjuge ou companheiro também seja servidor público, civil ou militar, de qualquer dos Poderes da União, dos Estados, do Distrito Federal e dos Municípios, poderá haver exercício provisório em órgão ou entidade da Administração Federal direta, autárquica ou fundacional, desde que para o exercício de atividade compatível com o seu cargo.</text:span><text:span text:style-name="Strong_20_Emphasis"><text:span text:style-name="T18">                  </text:span></text:span><text:a xlink:type="simple" xlink:href="https://www.planalto.gov.br/ccivil_03/leis/L9527.htm#art1" text:style-name="Internet_20_link" text:visited-style-name="Visited_20_Internet_20_Link"><text:span text:style-name="T18">(Redação dada pela Lei nº 9.527, de 10.12.97)</text:span></text:a></text:p>
      <text:p text:style-name="P25"><text:span text:style-name="Strong_20_Emphasis"><text:span text:style-name="T11">Seção IV</text:span></text:span></text:p>
      <text:p text:style-name="P25"><text:span text:style-name="Strong_20_Emphasis"><text:span text:style-name="T11">Da Licença para o Serviço Militar</text:span></text:span></text:p>
      <text:p text:style-name="P34"><text:bookmark text:name="art85"/>Art. 85.  Ao servidor convocado para o serviço militar será concedida licença, na forma e condições previstas na      legislação específica.</text:p>
      <text:p text:style-name="P34"><text:bookmark text:name="art85p"/>Parágrafo único.  Concluído o serviço militar, o servidor terá até 30 (trinta) dias sem remuneração para reassumir o exercício do cargo.</text:p>
      <text:p text:style-name="P25"><text:span text:style-name="Strong_20_Emphasis"><text:span text:style-name="T11">Seção V</text:span></text:span></text:p>
      <text:p text:style-name="P25"><text:span text:style-name="Strong_20_Emphasis"><text:span text:style-name="T11">Da Licença para Atividade Política</text:span></text:span></text:p>
      <text:p text:style-name="P34"><text:bookmark text:name="art86"/>Art. 86.  O servidor terá direito a licença, sem remuneração, durante o período que mediar entre a sua escolha em convenção partidária, como candidato a cargo eletivo, e a véspera do registro de sua candidatura perante a Justiça Eleitoral.</text:p>
      <text:p text:style-name="P48"><text:bookmark text:name="art86§1."/>§ 1° O servidor candidato a cargo eletivo na localidade onde desempenha suas funções e que exerça cargo de direção, chefia, assessoramento, arrecadação ou fiscalização, dele será afastado, a partir do dia imediato ao do registro de sua candidatura perante a Justiça Eleitoral, até o 15° (décimo quinto) dia seguinte ao do pleito.</text:p>
      <text:p text:style-name="P20"><text:bookmark text:name="art86§1"/><text:span text:style-name="T18">§ 1</text:span><text:span text:style-name="T24">o</text:span><text:span text:style-name="T18">  O servidor candidato a cargo eletivo na localidade onde desempenha suas funções e que exerça cargo de direção, chefia, assessoramento, arrecadação ou fiscalização, dele será afastado, a partir do dia imediato ao do registro de sua candidatura perante a Justiça Eleitoral, até o décimo dia seguinte ao do pleito.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86§2."/>§ 2° A partir do registro da candidatura e até o 15° (décimo quinto) dia seguinte ao da eleição, o servidor fará jus à licença como se em efetivo exercício estivesse, com a remuneração de que trata o art. 41.</text:p>
      <text:p text:style-name="P20"><text:bookmark text:name="art86§2"/><text:span text:style-name="T18">§ 2</text:span><text:span text:style-name="T24">o</text:span><text:span text:style-name="T18">  A partir do registro da candidatura e até o décimo dia seguinte ao da eleição, o servidor fará jus à licença, assegurados os vencimentos do cargo efetivo, somente pelo período de três meses.                     </text:span><text:a xlink:type="simple" xlink:href="https://www.planalto.gov.br/ccivil_03/leis/L9527.htm#art1" text:style-name="Internet_20_link" text:visited-style-name="Visited_20_Internet_20_Link"><text:span text:style-name="T8">(Redação dada pela Lei nº 9.527, de 10.12.97)</text:span></text:a></text:p>
      <text:p text:style-name="P25"><text:span text:style-name="Strong_20_Emphasis"><text:span text:style-name="T11">Seção VI</text:span></text:span></text:p>
      <text:p text:style-name="P25"><text:span text:style-name="Strong_20_Emphasis"><text:span text:style-name="T28">Da Licença-Prêmio por Assiduidade</text:span></text:span></text:p>
      <text:p text:style-name="P25"><text:span text:style-name="Strong_20_Emphasis"><text:span text:style-name="T18">Da Licença para Capacitação</text:span></text:span><text:span text:style-name="Strong_20_Emphasis"><text:span text:style-name="T22"><text:line-break/></text:span></text:span><text:a xlink:type="simple" xlink:href="https://www.planalto.gov.br/ccivil_03/leis/L9527.htm#seçãovi" text:style-name="Internet_20_link" text:visited-style-name="Visited_20_Internet_20_Link"><text:span text:style-name="T18">(Redação dada pela Lei nº 9.527, de 10.12.97)</text:span></text:a></text:p>
      <text:p text:style-name="P48"><text:bookmark text:name="art87."/>Art. 87. Após cada qüinqüênio ininterrupto de exercício, o servidor fará jus a 3 (três) meses de licença, a título de prêmio por assiduidade, com a remuneração do cargo efetivo.</text:p>
      <text:p text:style-name="P20"><text:bookmark text:name="art87§1"/><text:span text:style-name="T28">§ 1° </text:span><text:a xlink:type="simple" xlink:href="https://www.planalto.gov.br/ccivil_03/leis/Mensagem_Veto/anterior_98/Vep898-90.pdf" text:style-name="Internet_20_link" text:visited-style-name="Visited_20_Internet_20_Link">(Vetado)</text:a><text:span text:style-name="T28">.</text:span></text:p>
      <text:p text:style-name="P20"><text:bookmark text:name="art87§2"/><text:soft-page-break/><text:span text:style-name="T28">§ 2° </text:span><text:a xlink:type="simple" xlink:href="https://www.planalto.gov.br/ccivil_03/leis/Mensagem_Veto/anterior_98/Vep898-90.pdf" text:style-name="Internet_20_link" text:visited-style-name="Visited_20_Internet_20_Link">(Vetado)</text:a><text:span text:style-name="T28">.</text:span></text:p>
      <text:p text:style-name="P20"><text:bookmark text:name="art87§3"/><text:span text:style-name="T28">§ 2° Os períodos de licença-prêmio já adquiridos e não gozados pelo servidor que vier a falecer serão convertidos em pecúnia, em favor de seus beneficiários da pensão.               </text:span><text:a xlink:type="simple" xlink:href="https://www.planalto.gov.br/ccivil_03/leis/l8112cons.htm#mantida" text:style-name="Internet_20_link" text:visited-style-name="Visited_20_Internet_20_Link">(Mantido pelo Congresso Nacional)</text:a></text:p>
      <text:p text:style-name="P20"><text:bookmark text:name="art87"/><text:span text:style-name="T18">Art. 87.  Após cada qüinqüênio de efetivo exercício, o servidor poderá, no interesse da Administração, afastar-se do exercício do cargo efetivo, com a respectiva remuneração, por até três meses, para participar de curso de capacitação profissional.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_Ato2004-2006/2006/Decreto/D5707.htm" text:style-name="Internet_20_link" text:visited-style-name="Visited_20_Internet_20_Link"><text:span text:style-name="T8">(Vide Decreto nº 5.707, de 2006)</text:span></text:a></text:p>
      <text:p text:style-name="P20"><text:bookmark text:name="art87p"/><text:span text:style-name="T11">Parágrafo único.  Os períodos de licença de que trata o </text:span><text:span text:style-name="T14">caput</text:span><text:span text:style-name="T11"> não são acumuláveis.               </text:span><text:a xlink:type="simple" xlink:href="https://www.planalto.gov.br/ccivil_03/leis/L9527.htm#art1" text:style-name="Internet_20_link" text:visited-style-name="Visited_20_Internet_20_Link"><text:span text:style-name="T9">(Redação dada pela Lei nº 9.527, de 10.12.97)</text:span></text:a></text:p>
      <text:p text:style-name="P20"><text:bookmark text:name="art88"/><text:span text:style-name="T28">Art. 88. Não se concederá licença-prêmio ao servidor que, no período aquisitivo: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text:span text:style-name="T28">I - sofrer penalidade disciplinar de suspensão;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text:span text:style-name="T28">II - afastar-se do cargo em virtude de: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a"/><text:span text:style-name="T28">a) licença por motivo de doença em pessoa da família, sem remuneração;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b"/><text:span text:style-name="T28">b) licença para tratar de interesses particulares;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c"/><text:span text:style-name="T28">c) condenação a pena privativa de liberdade por sentença definitiva;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d"/><text:span text:style-name="T28">d) afastamento para acompanhar cônjuge ou companheiro.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p"/><text:span text:style-name="T28">Parágrafo único. As faltas injustificadas ao serviço retardarão a concessão da licença prevista neste artigo, na proporção de 1 (um) mês para cada falta.</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9"/><text:span text:style-name="T28">Art. 89. O número de servidores em gozo simultâneo de licença-prêmio não poderá ser superior a 1/3 (um terço) da lotação da respectiva unidade administrativa do órgão ou entidade.</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90"/><text:span text:style-name="T18">Art. 90.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25"><text:span text:style-name="Strong_20_Emphasis"><text:span text:style-name="T11">Seção VII</text:span></text:span></text:p>
      <text:p text:style-name="P25"><text:span text:style-name="Strong_20_Emphasis"><text:span text:style-name="T11">Da Licença para Tratar de Interesses Particulares</text:span></text:span></text:p>
      <text:p text:style-name="P48"><text:bookmark text:name="art91.."/>Art. 91. A critério da administração, poderá ser concedida ao servidor estável licença para o trato de assuntos particulares, pelo prazo de até 2 (dois) anos consecutivos, sem remuneração.</text:p>
      <text:p text:style-name="P20"><text:bookmark text:name="art91"/><text:span text:style-name="T28">Art. 91. A critério da Administração, poderá ser concedida ao servidor ocupante de cargo efetivo, desde que não esteja em estágio probatório, licença para o trato de assuntos particulares pelo prazo de até três anos consecutivos, sem remuneração, prorrogável uma única vez por período não superior a esse limite.                   </text:span><text:a xlink:type="simple" xlink:href="https://www.planalto.gov.br/ccivil_03/leis/L9527.htm#art1" text:style-name="Internet_20_link" text:visited-style-name="Visited_20_Internet_20_Link">(Redação dada pela Lei nº 9.527, de 10.12.97)</text:a></text:p>
      <text:p text:style-name="P20"><text:bookmark text:name="art91."/><text:span text:style-name="T18">Art. 91.  A critério da Administração, poderão ser concedidas ao servidor ocupante de cargo efetivo, desde que não esteja em estágio probatório, licenças para o trato de assuntos particulares pelo prazo de até três anos consecutivos, sem remuneraçã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48"><text:bookmark text:name="art91§1"/>§ 1° A licença poderá ser interrompida, a qualquer tempo, a pedido do servidor ou no interesse do serviço.</text:p>
      <text:p text:style-name="P21"><text:bookmark text:name="art91§1."/><text:span text:style-name="T28">§ 1º  A licença poderá ser interrompida, a qualquer tempo, a pedido do servidor ou a interesse do serviço público.                    </text:span><text:a xlink:type="simple" xlink:href="https://www.planalto.gov.br/ccivil_03/_Ato2015-2018/2017/Mpv/mpv792.htm#art26" text:style-name="Internet_20_link" text:visited-style-name="Visited_20_Internet_20_Link">(Incluído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48"><text:bookmark text:name="art91§2."/>§ 2° Não se concederá nova licença antes de decorridos 2 (dois) anos do término da anterior.</text:p>
      <text:p text:style-name="P20"><text:bookmark text:name="art91§2"/><text:span text:style-name="T37">§ 2</text:span><text:span text:style-name="T43">o</text:span><text:span text:style-name="T37"> Não se concederá nova licença antes de decorridos dois anos do término da anterior ou de sua prorrogação.                 </text:span><text:a xlink:type="simple" xlink:href="https://www.planalto.gov.br/ccivil_03/leis/L9527.htm#art1" text:style-name="Internet_20_link" text:visited-style-name="Visited_20_Internet_20_Link"><text:span text:style-name="T28">(Redação dada pela Lei nº 9.527, de 10.12.97)</text:span></text:a></text:p>
      <text:p text:style-name="P25"><text:bookmark text:name="art91§2.."/><text:soft-page-break/><text:span text:style-name="T28">§ 2º  A licença suspenderá o vínculo com a administração pública federal e, durante esse período, o disposto nos arts. 116 e 117 não se aplica ao servidor licenciado.               </text:span><text:a xlink:type="simple" xlink:href="https://www.planalto.gov.br/ccivil_03/_Ato2015-2018/2017/Mpv/mpv792.htm#art26" text:style-name="Internet_20_link" text:visited-style-name="Visited_20_Internet_20_Link">(Incluído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20"><text:bookmark text:name="art91§3"/><text:span text:style-name="T28">§ 3° Não se concederá a licença a servidores nomeados, removidos, redistribuídos ou transferidos, antes de completarem 2 (dois) anos de exercício. </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91p"/><text:span text:style-name="T18">Parágrafo único.  A licença poderá ser interrompida, a qualquer tempo, a pedido do servidor ou no interesse do serviç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5"><text:span text:style-name="T52">        </text:span><text:span text:style-name="Strong_20_Emphasis"><text:span text:style-name="T18">Seção VIII</text:span></text:span></text:p>
      <text:p text:style-name="P25"><text:span text:style-name="Strong_20_Emphasis"><text:span text:style-name="T11">Da Licença para o Desempenho de Mandato Classista</text:span></text:span></text:p>
      <text:p text:style-name="P48"><text:bookmark text:name="art92.."/>Art. 92. E assegurado ao servidor o direito a licença para o desempenho de mandato em confederação, federação, associação de classe de âmbito nacional, sindicato representativo da categoria ou entidade fiscalizadora da profissão, com a remuneração do cargo efetivo, observado o disposto no art. 102, inciso VIII, alínea c.</text:p>
      <text:p text:style-name="P20"><text:bookmark text:name="art92"/><text:span text:style-name="T28">Art. 92.  É assegurado ao servidor o direito à licença sem remuneração para o desempenho de mandato em confederação, federação, associação de classe de âmbito nacional, sindicato representativo da categoria ou entidade fiscalizadora da profissão, observado o disposto na alínea "c" do inciso VIII do art. 102 desta Lei, conforme disposto em regulamento e observados os seguintes limites:                  </text:span><text:a xlink:type="simple" xlink:href="https://www.planalto.gov.br/ccivil_03/leis/L9527.htm#art1" text:style-name="Internet_20_link" text:visited-style-name="Visited_20_Internet_20_Link">(Redação dada pela Lei nº 9.527, de 10.12.97)</text:a><text:span text:style-name="T48">         </text:span><text:a xlink:type="simple" xlink:href="https://www.planalto.gov.br/ccivil_03/decreto/1996/D2066.htm" text:style-name="Internet_20_link" text:visited-style-name="Visited_20_Internet_20_Link"><text:span text:style-name="T18">(Regulamento)</text:span></text:a></text:p>
      <text:p text:style-name="P20"><text:bookmark text:name="art92i"/><text:span text:style-name="T28">I - para entidades com até 5.000 associados, um servidor;                 </text:span><text:a xlink:type="simple" xlink:href="https://www.planalto.gov.br/ccivil_03/leis/L9527.htm#art92" text:style-name="Internet_20_link" text:visited-style-name="Visited_20_Internet_20_Link">(Inciso incluído pela Lei nº 9.527, de 10.12.97)</text:a></text:p>
      <text:p text:style-name="P20"><text:bookmark text:name="art92ii"/><text:span text:style-name="T28">II - para entidades com 5.001 a 30.000 associados, dois servidores;                 </text:span><text:a xlink:type="simple" xlink:href="https://www.planalto.gov.br/ccivil_03/leis/L9527.htm#art92" text:style-name="Internet_20_link" text:visited-style-name="Visited_20_Internet_20_Link">(Inciso incluído pela Lei nº 9.527, de 10.12.97)</text:a></text:p>
      <text:p text:style-name="P20"><text:bookmark text:name="art92iii"/><text:span text:style-name="T28">III - para entidades com mais de 30.000 associados, três servidores.                   </text:span><text:a xlink:type="simple" xlink:href="https://www.planalto.gov.br/ccivil_03/leis/L9527.htm#art92" text:style-name="Internet_20_link" text:visited-style-name="Visited_20_Internet_20_Link">(Inciso incluído pela Lei nº 9.527, de 10.12.97)</text:a></text:p>
      <text:p text:style-name="P48"><text:bookmark text:name="art92§1"/>§ 1° Somente poderão ser licenciados servidores eleitos para cargos de direção ou representação nas referidas entidades até o máximo de 3 (três), por entidade.</text:p>
      <text:p text:style-name="P20"><text:bookmark text:name="art92§1."/><text:span text:style-name="T37">§ 1</text:span><text:span text:style-name="T43">o</text:span><text:span text:style-name="T37">  Somente poderão ser licenciados servidores eleitos para cargos de direção ou representação nas referidas entidades, desde que cadastradas no Ministério da Administração Federal e Reforma do Estado.             </text:span><text:a xlink:type="simple" xlink:href="https://www.planalto.gov.br/ccivil_03/leis/L9527.htm#art92" text:style-name="Internet_20_link" text:visited-style-name="Visited_20_Internet_20_Link">(Redação dada pela Lei nº 9.527, de 10.12.97)</text:a></text:p>
      <text:p text:style-name="P48"><text:bookmark text:name="art92§2"/>§ 2° A licença terá duração igual à do mandato, podendo ser prorrogada, no caso de reeleição, e por uma única vez.</text:p>
      <text:p text:style-name="P20"><text:bookmark text:name="art92."/><text:span text:style-name="T11">Art. 92. É assegurado ao servidor o direito à licença sem remuneração para o desempenho de mandato em confederação, federação, associação de classe de âmbito nacional, sindicato representativo da categoria ou entidade fiscalizadora da profissão ou, ainda, para participar de gerência ou administração em sociedade cooperativa constituída por servidores públicos para prestar serviços a seus membros, observado o disposto na alínea c do inciso VIII do art. 102 desta Lei, conforme disposto em regulamento e observados os seguintes limites:                </text:span><text:a xlink:type="simple" xlink:href="https://www.planalto.gov.br/ccivil_03/_Ato2004-2006/2005/Lei/L11094.htm#art18" text:style-name="Internet_20_link" text:visited-style-name="Visited_20_Internet_20_Link"><text:span text:style-name="T9"> (Redação dada pela Lei nº 11.094, de 2005)</text:span></text:a><text:span text:style-name="T11">  </text:span><text:a xlink:type="simple" xlink:href="https://www.planalto.gov.br/ccivil_03/decreto/1996/D2066.htm" text:style-name="Internet_20_link" text:visited-style-name="Visited_20_Internet_20_Link"><text:span text:style-name="T18">(Regulamento)</text:span></text:a><text:span text:style-name="T48">   </text:span><text:a xlink:type="simple" xlink:href="https://www.planalto.gov.br/ccivil_03/_Ato2023-2026/2023/Decreto/D11411.htm" text:style-name="Internet_20_link" text:visited-style-name="Visited_20_Internet_20_Link"><text:span text:style-name="T11">(Regulamento)</text:span></text:a></text:p>
      <text:p text:style-name="P23"><text:bookmark text:name="art92i."/><text:span text:style-name="T11">I - para entidades com até 5.000 (cinco mil) associados, 2 (dois) servidores;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3"><text:bookmark text:name="art92ii."/><text:span text:style-name="T11">II - para entidades com 5.001 (cinco mil e um) a 30.000 (trinta mil) associados, 4 (quatro) servidores;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3"><text:bookmark text:name="art92iii."/><text:span text:style-name="T11">III - para entidades com mais de 30.000 (trinta mil) associados, 8 (oito) servidores.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3"><text:bookmark text:name="art92§1.."/><text:span text:style-name="T11">§ 1</text:span><text:span text:style-name="T25">o</text:span><text:span text:style-name="T11">  Somente poderão ser licenciados os servidores eleitos para cargos de direção ou de representação nas referidas entidades, desde que cadastradas no órgão competente.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3"><text:bookmark text:name="art92§2."/><text:soft-page-break/><text:span text:style-name="T11">§ 2</text:span><text:span text:style-name="T25">o</text:span><text:span text:style-name="T11">  A licença terá duração igual à do mandato, podendo ser renovada, no caso de reeleição.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5"><text:bookmark text:name="capv"/><text:span text:style-name="Strong_20_Emphasis"><text:span text:style-name="T11">Capítulo V</text:span></text:span></text:p>
      <text:p text:style-name="P25"><text:span text:style-name="Strong_20_Emphasis"><text:span text:style-name="T11">Dos Afastamentos</text:span></text:span></text:p>
      <text:p text:style-name="P25"><text:span text:style-name="Strong_20_Emphasis"><text:span text:style-name="T11">Seção I</text:span></text:span></text:p>
      <text:p text:style-name="P25"><text:span text:style-name="Strong_20_Emphasis"><text:span text:style-name="T11">Do Afastamento para Servir a Outro Órgão ou Entidade</text:span></text:span></text:p>
      <text:p text:style-name="P48"><text:bookmark text:name="art93."/>Art. 93. O servidor poderá ser cedido para ter exercício em outro órgão ou entidade dos Poderes da União, dos Estados, ou do Distrito Federal e dos Municípios, nas seguintes hipóteses:</text:p>
      <text:p text:style-name="P20"><text:bookmark text:name="art93"/><text:span text:style-name="T37">Art. 93. O servidor poderá ser cedido para ter exercício em outro órgão ou entidade dos Poderes da União, dos Estados, ou do Distrito Federal e dos Municípios, nas seguintes hipóteses:                </text:span><text:a xlink:type="simple" xlink:href="https://www.planalto.gov.br/ccivil_03/leis/L8270.htm#art22" text:style-name="Internet_20_link" text:visited-style-name="Visited_20_Internet_20_Link">(Redação dada pela Lei nº 8.270, de 17.12.91)</text:a><text:span text:style-name="Strong_20_Emphasis"><text:span text:style-name="T37">              </text:span></text:span><text:span text:style-name="T37">(</text:span><text:a xlink:type="simple" xlink:href="https://www.planalto.gov.br/ccivil_03/decreto/2001/D4050.htm" text:style-name="Internet_20_link" text:visited-style-name="Visited_20_Internet_20_Link">Regulamento)</text:a><text:span text:style-name="T37">              (</text:span><text:a xlink:type="simple" xlink:href="https://www.planalto.gov.br/ccivil_03/decreto/2002/D4493.htm" text:style-name="Internet_20_link" text:visited-style-name="Visited_20_Internet_20_Link">Vide Decreto nº 4.493, de 3.12.2002</text:a><text:span text:style-name="T37">)                   </text:span><text:a xlink:type="simple" xlink:href="https://www.planalto.gov.br/ccivil_03/_Ato2004-2006/2004/Decreto/D5213.htm" text:style-name="Internet_20_link" text:visited-style-name="Visited_20_Internet_20_Link">(Vide Decreto nº 5.213, de 2004)</text:a><text:span text:style-name="T37">                  </text:span><text:a xlink:type="simple" xlink:href="https://www.planalto.gov.br/ccivil_03/_Ato2015-2018/2017/Decreto/D9144.htm" text:style-name="Internet_20_link" text:visited-style-name="Visited_20_Internet_20_Link">(Vide Decreto nº 9.144, de 2017)</text:a></text:p>
      <text:p text:style-name="P20"><text:bookmark text:name="art93.."/><text:span text:style-name="T28">Art. 93.  O servidor poderá ser cedido para ter exercício em outro órgão ou entidade dos Poderes da União, dos Estados, do Distrito Federal, dos Municípios ou em serviço social autônomo instituído pela União que exerça atividades de cooperação com a administração pública federal, nas seguintes hipóteses:  </text:span><text:a xlink:type="simple" xlink:href="https://www.planalto.gov.br/ccivil_03/leis/L8270.htm#art22" text:style-name="Internet_20_link" text:visited-style-name="Visited_20_Internet_20_Link"><text:span text:style-name="T37">(Redação dada pela Medida Provisória nº 765, de 2016)</text:span></text:a></text:p>
      <text:p text:style-name="P20"><text:bookmark text:name="art254"/><text:span text:style-name="T18">Art. 93. O servidor poderá ser cedido para ter exercício em outro órgão ou entidade dos Poderes da União, dos Estados, ou do Distrito Federal e dos Municípios, nas seguintes hipóteses:                </text:span><text:a xlink:type="simple" xlink:href="https://www.planalto.gov.br/ccivil_03/leis/L8270.htm#art22" text:style-name="Internet_20_link" text:visited-style-name="Visited_20_Internet_20_Link"><text:span text:style-name="T8">(Redação dada pela Lei nº 8.270, de 17.12.91)</text:span></text:a><text:span text:style-name="Strong_20_Emphasis"><text:span text:style-name="T18">               </text:span></text:span><text:span text:style-name="T18">(</text:span><text:a xlink:type="simple" xlink:href="https://www.planalto.gov.br/ccivil_03/decreto/2001/D4050.htm" text:style-name="Internet_20_link" text:visited-style-name="Visited_20_Internet_20_Link"><text:span text:style-name="T8">Regulamento)</text:span></text:a><text:span text:style-name="T18">                (</text:span><text:a xlink:type="simple" xlink:href="https://www.planalto.gov.br/ccivil_03/decreto/2002/D4493.htm" text:style-name="Internet_20_link" text:visited-style-name="Visited_20_Internet_20_Link"><text:span text:style-name="T8">Vide Decreto nº 4.493, de 3.12.2002</text:span></text:a><text:span text:style-name="T18">)                       </text:span><text:a xlink:type="simple" xlink:href="https://www.planalto.gov.br/ccivil_03/_Ato2004-2006/2004/Decreto/D5213.htm" text:style-name="Internet_20_link" text:visited-style-name="Visited_20_Internet_20_Link"><text:span text:style-name="T8">(Vide Decreto nº 5.213, de 2004)</text:span></text:a><text:span text:style-name="T18">                  </text:span><text:a xlink:type="simple" xlink:href="https://www.planalto.gov.br/ccivil_03/_Ato2015-2018/2017/Decreto/D9144.htm" text:style-name="Internet_20_link" text:visited-style-name="Visited_20_Internet_20_Link"><text:span text:style-name="T8">(Vide Decreto nº 9.144, de 2017)</text:span></text:a></text:p>
      <text:p text:style-name="P48"><text:bookmark text:name="art93i."/>I - para exercício de cargo em comissão ou função de confiança;</text:p>
      <text:p text:style-name="P20"><text:bookmark text:name="art93i"/><text:span text:style-name="T37">I - para exercício de cargo em comissão ou função de confiança;                    </text:span><text:a xlink:type="simple" xlink:href="https://www.planalto.gov.br/ccivil_03/leis/L8270.htm#art22" text:style-name="Internet_20_link" text:visited-style-name="Visited_20_Internet_20_Link">(Redação dada pela Lei nº 8.270, de 17.12.91)</text:a></text:p>
      <text:p text:style-name="P20"><text:span text:style-name="T28">I - para exercício de cargo em comissão, função de confiança ou, no caso de serviço social autônomo, para o exercício de cargo de direção ou de gerência;               </text:span><text:a xlink:type="simple" xlink:href="https://www.planalto.gov.br/ccivil_03/leis/L8270.htm#art22" text:style-name="Internet_20_link" text:visited-style-name="Visited_20_Internet_20_Link"><text:span text:style-name="T37">(Redação dada pela Medida Provisória nº 765, de 2016)</text:span></text:a></text:p>
      <text:p text:style-name="P20"><text:bookmark text:name="art93i0"/><text:span text:style-name="T18">I - para exercício de cargo em comissão ou função de confiança;                  </text:span><text:a xlink:type="simple" xlink:href="https://www.planalto.gov.br/ccivil_03/leis/L8270.htm#art22" text:style-name="Internet_20_link" text:visited-style-name="Visited_20_Internet_20_Link"><text:span text:style-name="T8">(Redação dada pela Lei nº 8.270, de 17.12.91)</text:span></text:a></text:p>
      <text:p text:style-name="P48"><text:bookmark text:name="art93ii."/>II - em casos previstos em leis específicas.</text:p>
      <text:p text:style-name="P20"><text:bookmark text:name="art93ii"/><text:span text:style-name="T18">II - em casos previstos em leis específicas.                  </text:span><text:a xlink:type="simple" xlink:href="https://www.planalto.gov.br/ccivil_03/leis/L8270.htm#art22" text:style-name="Internet_20_link" text:visited-style-name="Visited_20_Internet_20_Link"><text:span text:style-name="T8">(Redação dada pela Lei nº 8.270, de 17.12.91)</text:span></text:a></text:p>
      <text:p text:style-name="P48"><text:bookmark text:name="art93§1."/>§ 1° Na hipótese do inciso I deste artigo, o ônus da remuneração será do órgão ou entidade cessionária.</text:p>
      <text:p text:style-name="P20"><text:bookmark text:name="art93§1"/><text:span text:style-name="T37">§ 1</text:span><text:span text:style-name="T43">o</text:span><text:span text:style-name="T37">  Na hipótese do inciso I, sendo a cessão para órgãos ou entidades dos Estados, do Distrito Federal ou dos Municípios, o ônus da remuneração será do órgão ou entidade cessionária, mantido o ônus para o cedente nos demais casos.                </text:span><text:a xlink:type="simple" xlink:href="https://www.planalto.gov.br/ccivil_03/leis/L8270.htm#art22" text:style-name="Internet_20_link" text:visited-style-name="Visited_20_Internet_20_Link">(Redação dada pela Lei nº 8.270, de 17.12.91)</text:a></text:p>
      <text:p text:style-name="P21"><text:bookmark text:name="art93§1.."/><text:span text:style-name="T28">§ 1º  Na hipótese de que trata o inciso I do </text:span><text:span text:style-name="T32">caput</text:span><text:span text:style-name="T28">, sendo a cessão para órgãos ou entidades dos Estados, do Distrito Federal, dos Municípios ou para serviço social autônomo, o ônus da remuneração será do órgão ou da entidade cessionária, mantido o ônus para o cedente nos demais casos.                    </text:span><text:a xlink:type="simple" xlink:href="https://www.planalto.gov.br/ccivil_03/leis/L8270.htm#art22" text:style-name="Internet_20_link" text:visited-style-name="Visited_20_Internet_20_Link">(Redação dada pela Medida Provisória nº 765, de 2016)</text:a></text:p>
      <text:p text:style-name="P25"><text:bookmark text:name="art93§8"/><text:span text:style-name="T18">§ 1</text:span><text:span text:style-name="T24">o</text:span><text:span text:style-name="T18">  Na hipótese do inciso I, sendo a cessão para órgãos ou entidades dos Estados, do Distrito Federal ou dos Municípios, o ônus da remuneração será do órgão ou entidade cessionária, mantido o ônus para o cedente nos demais casos.                   </text:span><text:a xlink:type="simple" xlink:href="https://www.planalto.gov.br/ccivil_03/leis/L8270.htm#art22" text:style-name="Internet_20_link" text:visited-style-name="Visited_20_Internet_20_Link"><text:span text:style-name="T8">(Redação dada pela Lei nº 8.270, de 17.12.91)</text:span></text:a></text:p>
      <text:p text:style-name="P48"><text:bookmark text:name="art93§2."/>§ 2° A cessão far-se-á mediante portaria publicada no Diário Oficial da União.</text:p>
      <text:p text:style-name="P20"><text:bookmark text:name="art93§2"/><text:span text:style-name="T37">§ 2</text:span><text:span text:style-name="T43">o</text:span><text:span text:style-name="T37">  Na hipótese de o servidor cedido à empresa pública ou sociedade de economia mista, nos termos das respectivas normas, optar pela remuneração do cargo efetivo, a entidade cessionária efetuará o reembolso das despesas realizadas pelo órgão ou entidade de origem.                     </text:span><text:a xlink:type="simple" xlink:href="https://www.planalto.gov.br/ccivil_03/leis/L8270.htm#art22" text:style-name="Internet_20_link" text:visited-style-name="Visited_20_Internet_20_Link">(Redação dada pela Lei nº 8.270, de 17.12.91)</text:a><text:span text:style-name="T37"> </text:span><text:span text:style-name="T45">                    </text:span><text:a xlink:type="simple" xlink:href="https://www.planalto.gov.br/ccivil_03/_Ato2004-2006/2006/Mpv/301.htm#art156" text:style-name="Internet_20_link" text:visited-style-name="Visited_20_Internet_20_Link"><text:span text:style-name="T38">(Vide Medida Provisória nº 301 de 2006)</text:span></text:a></text:p>
      <text:p text:style-name="P20"><text:bookmark text:name="art93§2.."/><text:span text:style-name="T28">§ 2º  Na hipótese de o servidor cedido a empresa pública ou sociedade de economia mista, nos termos das respectivas normas, optar pela remuneração do cargo efetivo ou pela remuneração do cargo efetivo acrescida de percentual da retribuição do cargo em comissão, a entidade cessionária efetuará o reembolso das despesas realizadas pelo órgão ou entidade de origem.                  </text:span><text:a xlink:type="simple" xlink:href="https://www.planalto.gov.br/ccivil_03/_Ato2004-2006/2006/Lei/L11355.htm#art156" text:style-name="Internet_20_link" text:visited-style-name="Visited_20_Internet_20_Link">(Redação dada pela Lei nº 11.355, de 2006)</text:a></text:p>
      <text:p text:style-name="P28"><text:bookmark text:name="art93§2..."/><text:span text:style-name="T28">§ 2º  Na hipótese de o servidor cedido a empresa pública, sociedade de economia mista ou serviço social autônomo, nos termos de suas respectivas normas, optar pela remuneração do cargo efetivo ou pela remuneração do cargo efetivo acrescida de percentual da retribuição do cargo em comissão, de direção ou de gerência, a entidade cessionária ou o serviço social autônomo efetuará o reembolso das despesas </text:span><text:soft-page-break/><text:span text:style-name="T28">realizadas pelo órgão ou pela entidade de origem.                   </text:span><text:a xlink:type="simple" xlink:href="https://www.planalto.gov.br/ccivil_03/leis/L8270.htm#art22" text:style-name="Internet_20_link" text:visited-style-name="Visited_20_Internet_20_Link">(Redação dada pela Medida Provisória nº 765, de 2016)</text:a></text:p>
      <text:p text:style-name="P25"><text:bookmark text:name="art93§2..0"/><text:span text:style-name="T11">§ 2º  Na hipótese de o servidor cedido a empresa pública ou sociedade de economia mista, nos termos das respectivas normas, optar pela remuneração do cargo efetivo ou pela remuneração do cargo efetivo acrescida de percentual da retribuição do cargo em comissão, a entidade cessionária efetuará o reembolso das despesas realizadas pelo órgão ou entidade de origem.                     </text:span><text:a xlink:type="simple" xlink:href="https://www.planalto.gov.br/ccivil_03/_Ato2004-2006/2006/Lei/L11355.htm#art156" text:style-name="Internet_20_link" text:visited-style-name="Visited_20_Internet_20_Link"><text:span text:style-name="T9">(Redação dada pela Lei nº 11.355, de 2006)</text:span></text:a></text:p>
      <text:p text:style-name="P48"><text:bookmark text:name="art93§3."/>§ 3° Mediante autorização expressa do Presidente da República, o servidor do Poder Executivo poderá ter exercício em outro órgão da Administração Federal direta que não tenha quadro próprio de pessoal, para fim determinado e a prazo certo.</text:p>
      <text:p text:style-name="P20"><text:bookmark text:name="art93§3"/><text:span text:style-name="T18">§ 3</text:span><text:span text:style-name="T24">o</text:span><text:span text:style-name="T18">  A cessão far-se-á mediante Portaria publicada no Diário Oficial da União.                  </text:span><text:a xlink:type="simple" xlink:href="https://www.planalto.gov.br/ccivil_03/leis/L8270.htm#art22" text:style-name="Internet_20_link" text:visited-style-name="Visited_20_Internet_20_Link"><text:span text:style-name="T8">(Redação dada pela Lei nº 8.270, de 17.12.91)</text:span></text:a></text:p>
      <text:p text:style-name="P20"><text:bookmark text:name="art93§4"/><text:span text:style-name="T18">§ 4</text:span><text:span text:style-name="T24">o</text:span><text:span text:style-name="T18">  Mediante autorização expressa do Presidente da República, o servidor do Poder Executivo poderá ter exercício em outro órgão da Administração Federal direta que não tenha quadro próprio de pessoal, para fim determinado e a prazo certo.                 </text:span><text:a xlink:type="simple" xlink:href="https://www.planalto.gov.br/ccivil_03/leis/L8270.htm#art22" text:style-name="Internet_20_link" text:visited-style-name="Visited_20_Internet_20_Link"><text:span text:style-name="T8">(Incluído pela Lei nº 8.270, de 17.12.91)</text:span></text:a></text:p>
      <text:p text:style-name="P20"><text:bookmark text:name="art93§5."/><text:span text:style-name="T37">§ 5</text:span><text:span text:style-name="T43">o</text:span><text:span text:style-name="T37">  Aplicam-se à União, em se tratando de empregado ou servidor por ela requisitado, as regras previstas nos §§ 1</text:span><text:span text:style-name="T43">o</text:span><text:span text:style-name="T37"> e 2</text:span><text:span text:style-name="T43">o</text:span><text:span text:style-name="T37"> deste artigo, conforme dispuser o regulamento, exceto quando se tratar de empresas públicas ou sociedades de economia mista que recebam recursos financeiros do Tesouro Nacional para o custeio total ou parcial da sua folha de pagamento de pessoal.                       </text:span><text:a xlink:type="simple" xlink:href="https://www.planalto.gov.br/ccivil_03/leis/L9527.htm#art1" text:style-name="Internet_20_link" text:visited-style-name="Visited_20_Internet_20_Link">(Incluído pela Lei nº 9.527, de 10.12.97)</text:a></text:p>
      <text:p text:style-name="P20"><text:bookmark text:name="art93§5"/><text:span text:style-name="T11">§ 5</text:span><text:span text:style-name="T28">º</text:span><text:span text:style-name="T11"> Aplica-se à União, em se tratando de empregado ou servidor por ela requisitado, as disposições dos §§ 1</text:span><text:span text:style-name="T28">º</text:span><text:span text:style-name="T11"> e 2</text:span><text:span text:style-name="T28">º</text:span><text:span text:style-name="T11"> deste artigo.                    </text:span><text:a xlink:type="simple" xlink:href="https://www.planalto.gov.br/ccivil_03/leis/2002/L10470.htm#art93§5" text:style-name="Internet_20_link" text:visited-style-name="Visited_20_Internet_20_Link"><text:span text:style-name="T9">(Redação dada pela Lei nº 10.470, de 25.6.2002)</text:span></text:a></text:p>
      <text:p text:style-name="P20"><text:bookmark text:name="art93§6"/><text:span text:style-name="T11">§ 6</text:span><text:span text:style-name="T28">º</text:span><text:span text:style-name="T11"> As cessões de empregados de empresa pública ou de sociedade de economia mista, que receba recursos de Tesouro Nacional para o custeio total ou parcial da sua folha de pagamento de pessoal, independem das disposições contidas nos incisos I e II e §§ 1</text:span><text:span text:style-name="T28">º</text:span><text:span text:style-name="T11"> e 2</text:span><text:span text:style-name="T28">º</text:span><text:span text:style-name="T11"> deste artigo, ficando o exercício do empregado cedido condicionado a autorização específica do Ministério do Planejamento, Orçamento e Gestão, exceto nos casos de ocupação de cargo em comissão ou função gratificada.                      </text:span><text:a xlink:type="simple" xlink:href="https://www.planalto.gov.br/ccivil_03/leis/2002/L10470.htm#art93§5" text:style-name="Internet_20_link" text:visited-style-name="Visited_20_Internet_20_Link"><text:span text:style-name="T9">(Incluído pela Lei nº 10.470, de 25.6.2002)</text:span></text:a></text:p>
      <text:p text:style-name="P20"><text:bookmark text:name="art93§7"/><text:span text:style-name="T11">§ 7</text:span><text:span text:style-name="T28">°</text:span><text:span text:style-name="T11"> O Ministério do Planejamento, Orçamento e Gestão, com a finalidade de promover a composição da força de trabalho dos órgãos e entidades da Administração Pública Federal, poderá determinar a lotação ou o exercício de empregado ou servidor, independentemente da observância do constante no inciso I e nos §§ 1</text:span><text:span text:style-name="T28">º</text:span><text:span text:style-name="T11"> e 2</text:span><text:span text:style-name="T28">º</text:span><text:span text:style-name="T11"> deste artigo.                    </text:span><text:a xlink:type="simple" xlink:href="https://www.planalto.gov.br/ccivil_03/leis/2002/L10470.htm#art93§5" text:style-name="Internet_20_link" text:visited-style-name="Visited_20_Internet_20_Link"><text:span text:style-name="T9">(Incluído pela Lei nº 10.470, de 25.6.2002)</text:span></text:a><text:span text:style-name="T11">                   </text:span><text:a xlink:type="simple" xlink:href="https://www.planalto.gov.br/ccivil_03/_Ato2004-2006/2005/Decreto/D5375.htm#art1" text:style-name="Internet_20_link" text:visited-style-name="Visited_20_Internet_20_Link"><text:span text:style-name="T9">(Vide Decreto nº 5.375, de 2005)</text:span></text:a></text:p>
      <text:p text:style-name="P25"><text:span text:style-name="Strong_20_Emphasis"><text:span text:style-name="T11">Seção II</text:span></text:span></text:p>
      <text:p text:style-name="P25"><text:span text:style-name="Strong_20_Emphasis"><text:span text:style-name="T11">Do Afastamento para Exercício de Mandato Eletivo</text:span></text:span></text:p>
      <text:p text:style-name="P43"><text:bookmark text:name="art94"/>Art. 94.  Ao servidor investido em mandato eletivo aplicam-se as seguintes disposições:</text:p>
      <text:p text:style-name="P34"><text:bookmark text:name="art94i"/>I - tratando-se de mandato federal, estadual ou distrital, ficará afastado do cargo;</text:p>
      <text:p text:style-name="P34"><text:bookmark text:name="art94ii"/>II - investido no mandato de Prefeito, será afastado do cargo, sendo-lhe facultado optar pela sua remuneração;</text:p>
      <text:p text:style-name="P34"><text:bookmark text:name="art94iii"/>III - investido no mandato de vereador:</text:p>
      <text:p text:style-name="P34"><text:bookmark text:name="art94iiia"/>a) havendo compatibilidade de horário, perceberá as vantagens de seu cargo, sem prejuízo da remuneração do cargo eletivo;</text:p>
      <text:p text:style-name="P34"><text:bookmark text:name="art94iiib"/>b) não havendo compatibilidade de horário, será afastado do cargo, sendo-lhe facultado optar pela sua remuneração.</text:p>
      <text:p text:style-name="P34"><text:bookmark text:name="art94§1"/>§ 1<text:span text:style-name="T57">o</text:span>  No caso de afastamento do cargo, o servidor contribuirá para a seguridade social como se em exercício estivesse.</text:p>
      <text:p text:style-name="P34"><text:bookmark text:name="art94§2"/>§ 2<text:span text:style-name="T57">o</text:span>  O servidor investido em mandato eletivo ou classista não poderá ser removido ou redistribuído de ofício para localidade diversa daquela onde exerce o mandato.</text:p>
      <text:p text:style-name="P25"><text:span text:style-name="Strong_20_Emphasis"><text:span text:style-name="T11">Seção III</text:span></text:span></text:p>
      <text:p text:style-name="P25"><text:span text:style-name="Strong_20_Emphasis"><text:span text:style-name="T11">Do Afastamento para Estudo ou Missão no Exterior</text:span></text:span></text:p>
      <text:p text:style-name="P20"><text:bookmark text:name="art95"/><text:soft-page-break/><text:span text:style-name="T18">Art. 95.  O servidor não poderá ausentar-se do País para estudo ou missão oficial, sem autorização do Presidente da República, Presidente dos Órgãos do Poder Legislativo e Presidente do Supremo Tribunal Federal.                  </text:span><text:a xlink:type="simple" xlink:href="https://www.planalto.gov.br/ccivil_03/decreto/D1387.htm" text:style-name="Internet_20_link" text:visited-style-name="Visited_20_Internet_20_Link"><text:span text:style-name="T8">(Vide Decreto nº 1.387, de 1995)</text:span></text:a></text:p>
      <text:p text:style-name="P34">§ 1<text:span text:style-name="T57">o</text:span>  A ausência não excederá a 4 (quatro) anos, e finda a missão ou estudo, somente decorrido igual período, será permitida nova ausência.</text:p>
      <text:p text:style-name="P34">§ 2<text:span text:style-name="T57">o</text:span>  Ao servidor beneficiado pelo disposto neste artigo não será concedida exoneração ou licença para tratar de interesse particular antes de decorrido período igual ao do afastamento, ressalvada a hipótese de ressarcimento da despesa havida com seu afastamento.</text:p>
      <text:p text:style-name="P34">§ 3<text:span text:style-name="T57">o</text:span>  O disposto neste artigo não se aplica aos servidores da carreira diplomática.</text:p>
      <text:p text:style-name="P20"><text:bookmark text:name="art95§4"/><text:span text:style-name="T18">§ 4</text:span><text:span text:style-name="T24">o</text:span><text:span text:style-name="T18">  As hipóteses, condições e formas para a autorização de que trata este artigo, inclusive no que se refere à remuneração do servidor, serão disciplinadas em regulamento.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96"/><text:span text:style-name="T18">Art. 96.  O afastamento de servidor para servir em organismo internacional de que o Brasil participe ou com o qual coopere dar-se-á com perda total da remuneração.                 </text:span><text:a xlink:type="simple" xlink:href="https://www.planalto.gov.br/ccivil_03/decreto/D3456.htm#art1" text:style-name="Internet_20_link" text:visited-style-name="Visited_20_Internet_20_Link"><text:span text:style-name="T11">(Vide Decreto nº 3.456, de 2000)</text:span></text:a></text:p>
      <text:p text:style-name="P65"><text:bookmark text:name="secaoiv"/><text:span text:style-name="T28">Seção IV<text:line-break/></text:span><text:a xlink:type="simple" xlink:href="https://www.planalto.gov.br/ccivil_03/_Ato2007-2010/2008/Mpv/441.htm#art318" text:style-name="Internet_20_link" text:visited-style-name="Visited_20_Internet_20_Link">(Incluído pela Medida Provisória nº 441, de 2008)</text:a></text:p>
      <text:p text:style-name="P52">Do Afastamento para participação em programa de pós-graduação stricto sensu no país</text:p>
      <text:p text:style-name="P21"><text:bookmark text:name="art96a."/><text:span text:style-name="T28">Art. 96-A.  O servidor poderá, no interesse da Administração, e desde que a participação não possa ocorrer simultaneamente com o exercício do cargo ou mediante compensação de horário, afastar-se do exercício do cargo efetivo, com a respectiva remuneração, para participar em programa de pós-graduação stricto sensu em instituição de ensino superior no país.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1"/><text:span text:style-name="T28">§ 1</text:span><text:span text:style-name="T39">o</text:span><text:span text:style-name="T28">  Ato do dirigente máximo do órgão ou entidade definirá, em conformidade com a legislação vigente, os programas de capacitação e os critérios para participação em programas de pós-graduação no País, com ou sem afastamento do servidor, que serão avaliados por um  comitê constituído para este fim.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42"/><text:span text:style-name="T28">§ 2</text:span><text:span text:style-name="T39">o</text:span><text:span text:style-name="T28">  Os afastamentos para realização de programas de mestrado e doutorado somente serão concedidos aos servidores titulares de cargos efetivos no respectivo órgão ou entidade há pelo menos três anos para mestrado e quatro anos para doutorado, incluído o período de estágio probatório, que não tenham se afastado por licença para tratar de assuntos particulares para gozo de licença capacitação ou com fundamento neste artigo, nos dois anos anteriores à data da solicitação de afastamento.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3.."/><text:span text:style-name="T28">§ 3</text:span><text:span text:style-name="T39">o</text:span><text:span text:style-name="T28">  Os afastamentos para realização de programas de pós-doutorado somente serão concedidos aos servidores titulares de cargos efetivo no respectivo órgão ou entidade há pelo menos quatro anos, incluído o período de estágio probatório, e que não tenham se afastado por licença para tratar de assuntos particulares para gozo de licença capacitação ou com fundamento neste artigo, nos quatro anos anteriores à data da solicitação de afastamento.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4"/><text:span text:style-name="T28">§ 4</text:span><text:span text:style-name="T39">o</text:span><text:span text:style-name="T28">  Os servidores beneficiados pelos afastamentos previstos nos §§ 1</text:span><text:span text:style-name="T39">o</text:span><text:span text:style-name="T28">, 2</text:span><text:span text:style-name="T39">o</text:span><text:span text:style-name="T28"> e 3</text:span><text:span text:style-name="T39">o</text:span><text:span text:style-name="T28"> deste artigo terão que permanecer no exercício de suas funções, após o seu retorno, por um período igual ao do afastamento concedido.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5"/><text:span text:style-name="T28">§ 5</text:span><text:span text:style-name="T39">o</text:span><text:span text:style-name="T28">  Caso o servidor venha a solicitar exoneração do cargo ou aposentadoria, antes de cumprido o período de permanência  previsto no § 4</text:span><text:span text:style-name="T39">o</text:span><text:span text:style-name="T28"> deste artigo, deverá ressarcir o órgão ou entidade, na forma do </text:span><text:a xlink:type="simple" xlink:href="https://www.planalto.gov.br/ccivil_03/leis/l8112cons.htm#art47.." text:style-name="Internet_20_link" text:visited-style-name="Visited_20_Internet_20_Link">art. 47 da Lei n<text:span text:style-name="T39">o</text:span><text:span text:style-name="T28"> 8.112, de 11 de dezembro de 1990</text:span></text:a><text:span text:style-name="T28">, dos gastos com seu aperfeiçoamento.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6"/><text:span text:style-name="T28">§ 6</text:span><text:span text:style-name="T39">o</text:span><text:span text:style-name="T28">  Caso o servidor não obtenha o título ou grau que justificou seu afastamento no período previsto, aplica-se o disposto no § 5</text:span><text:span text:style-name="T39">o</text:span><text:span text:style-name="T28"> deste artigo, salvo na hipótese comprovada de força maior ou de caso fortuito, a critério do dirigente máximo do órgão ou entidade.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7"/><text:span text:style-name="T28">§ 7</text:span><text:span text:style-name="T39">o</text:span><text:span text:style-name="T28">  Aplica-se à participação em programa de pós-graduação no Exterior, autorizado nos termos do </text:span><text:span text:style-name="T29">art. 95</text:span><text:span text:style-name="T28">, o disposto nos §§ 1</text:span><text:span text:style-name="T39">o</text:span><text:span text:style-name="T28"> a 6</text:span><text:span text:style-name="T39">o</text:span><text:span text:style-name="T28"> deste artigo.                   </text:span><text:a xlink:type="simple" xlink:href="https://www.planalto.gov.br/ccivil_03/_Ato2007-2010/2008/Mpv/441.htm#art318" text:style-name="Internet_20_link" text:visited-style-name="Visited_20_Internet_20_Link">(Incluído pela Medida Provisória nº 441, de 2008)</text:a></text:p>
      <text:p text:style-name="P32"><text:bookmark text:name="secaoiv."/><text:span text:style-name="T11">Seção IV<text:line-break/></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36"><text:soft-page-break/>Do Afastamento para Participação em Programa de Pós-Graduação <text:span text:style-name="T60">Stricto Sensu </text:span>no País</text:p>
      <text:p text:style-name="P23"><text:bookmark text:name="art96a"/><text:span text:style-name="T11">Art. 96-A.  O servidor poderá, no interesse da Administração, e desde que a participação não possa ocorrer simultaneamente com o exercício do cargo ou mediante compensação de horário, afastar-se do exercício do cargo efetivo, com a respectiva remuneração, para participar em programa de pós-graduação stricto sensu em instituição de ensino superior no País.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1."/><text:span text:style-name="T11">§ 1</text:span><text:span text:style-name="T25">o</text:span><text:span text:style-name="T11">  Ato do dirigente máximo do órgão ou entidade definirá, em conformidade com a legislação vigente, os programas de capacitação e os critérios para participação em programas de pós-graduação no País, com ou sem afastamento do servidor, que serão avaliados por um comitê constituído para este fim.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2."/><text:span text:style-name="T11">§ 2</text:span><text:span text:style-name="T25">o</text:span><text:span text:style-name="T11">  Os afastamentos para realização de programas de mestrado e doutorado somente serão concedidos aos servidores titulares de cargos efetivos no respectivo órgão ou entidade há pelo menos 3 (três) anos para mestrado e 4 (quatro) anos para doutorado, incluído o período de estágio probatório, que não tenham se afastado por licença para tratar de assuntos particulares para gozo de licença capacitação ou com fundamento neste artigo nos 2 (dois) anos anteriores à data da solicitação de afastamento.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1"><text:bookmark text:name="art96a§3..."/><text:span text:style-name="T28">§ 3</text:span><text:span text:style-name="T39">o</text:span><text:span text:style-name="T28">  Os afastamentos para realização de programas de pós-doutorado somente serão concedidos aos servidores titulares de cargo efetivo no respectivo órgão ou entidade há pelo menos 4 (quatro) anos, incluído o período de estágio probatório, e que não tenham se afastado por licença para tratar de assuntos particulares, para gozo de licença capacitação ou com fundamento neste artigo nos 4 (quatro) anos anteriores à data da solicitação de afastamento.                       </text:span><text:a xlink:type="simple" xlink:href="https://www.planalto.gov.br/ccivil_03/_Ato2007-2010/2009/Lei/L11907.htm#art318" text:style-name="Internet_20_link" text:visited-style-name="Visited_20_Internet_20_Link">(Incluído pela Lei nº 11.907, de 2009)</text:a></text:p>
      <text:p text:style-name="P21"><text:bookmark text:name="art96a§3"/><text:span text:style-name="T28">§ 3</text:span><text:span text:style-name="T39">o</text:span><text:span text:style-name="T28">  Os afastamentos para realização de programas de pós-doutorado somente serão concedidos aos servidores titulares de cargos efetivo no respectivo órgão ou entidade há pelo menos quatro anos, incluído o período de estágio probatório, e que não tenham se afastado por licença para tratar de assuntos particulares ou com fundamento neste artigo, nos quatro anos anteriores à data da solicitação de afastamento.                 </text:span><text:a xlink:type="simple" xlink:href="https://www.planalto.gov.br/ccivil_03/_Ato2007-2010/2009/Mpv/479.htm#art23" text:style-name="Internet_20_link" text:visited-style-name="Visited_20_Internet_20_Link">(Redação dada pela Medida Provisória nº 479, de 2009)</text:a></text:p>
      <text:p text:style-name="P23"><text:bookmark text:name="art96a§3."/><text:span text:style-name="T11">§ 3</text:span><text:span text:style-name="T25">o</text:span><text:span text:style-name="T11">  Os afastamentos para realização de programas de pós-doutorado somente serão concedidos aos servidores titulares de cargos efetivo no respectivo órgão ou entidade há pelo menos quatro anos, incluído o período de estágio probatório, e que não tenham se afastado por licença para tratar de assuntos particulares ou com fundamento neste artigo, nos quatro anos anteriores à data da solicitação de afastamento.                   </text:span><text:a xlink:type="simple" xlink:href="https://www.planalto.gov.br/ccivil_03/_Ato2007-2010/2010/Lei/L12269.htm#art23" text:style-name="Internet_20_link" text:visited-style-name="Visited_20_Internet_20_Link"><text:span text:style-name="T9">(Redação dada pela Lei nº 12.269, de 2010)</text:span></text:a></text:p>
      <text:p text:style-name="P23"><text:bookmark text:name="art96a§4."/><text:span text:style-name="T11">§ 4</text:span><text:span text:style-name="T25">o</text:span><text:span text:style-name="T11">  Os servidores beneficiados pelos afastamentos previstos nos §§ 1</text:span><text:span text:style-name="T25">o</text:span><text:span text:style-name="T11">, 2</text:span><text:span text:style-name="T25">o</text:span><text:span text:style-name="T11"> e 3</text:span><text:span text:style-name="T25">o</text:span><text:span text:style-name="T11"> deste artigo terão que permanecer no exercício de suas funções após o seu retorno por um período igual ao do afastamento concedido.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5."/><text:span text:style-name="T11">§ 5</text:span><text:span text:style-name="T25">o</text:span><text:span text:style-name="T11">  Caso o servidor venha a solicitar exoneração do cargo ou aposentadoria, antes de cumprido o período de permanência previsto no § 4</text:span><text:span text:style-name="T25">o</text:span><text:span text:style-name="T11"> deste artigo, deverá ressarcir o órgão ou entidade, na forma do </text:span><text:a xlink:type="simple" xlink:href="https://www.planalto.gov.br/ccivil_03/leis/l8112cons.htm#art47.." text:style-name="Internet_20_link" text:visited-style-name="Visited_20_Internet_20_Link"><text:span text:style-name="T9">art. 47 da Lei n</text:span><text:span text:style-name="T25">o</text:span><text:span text:style-name="T11"> 8.112, de 11 de dezembro de 1990</text:span></text:a><text:span text:style-name="T11">, dos gastos com seu aperfeiçoamento.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6."/><text:span text:style-name="T11">§ 6</text:span><text:span text:style-name="T25">o</text:span><text:span text:style-name="T11">  Caso o servidor não obtenha o título ou grau que justificou seu afastamento no período previsto, aplica-se o disposto no § 5</text:span><text:span text:style-name="T25">o</text:span><text:span text:style-name="T11"> deste artigo, salvo na hipótese comprovada de força maior ou de caso fortuito, a critério do dirigente máximo do órgão ou entidade.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7."/><text:span text:style-name="T11">§ 7</text:span><text:span text:style-name="T25">o</text:span><text:span text:style-name="T11">  Aplica-se à participação em programa de pós-graduação no Exterior, autorizado nos termos do art. 95 desta Lei, o disposto nos §§ 1</text:span><text:span text:style-name="T25">o</text:span><text:span text:style-name="T11"> a 6</text:span><text:span text:style-name="T25">o</text:span><text:span text:style-name="T11"> deste artigo.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5"><text:span text:style-name="Strong_20_Emphasis"><text:span text:style-name="T11">Capítulo VI</text:span></text:span></text:p>
      <text:p text:style-name="P25"><text:span text:style-name="Strong_20_Emphasis"><text:span text:style-name="T11">Das Concessões</text:span></text:span></text:p>
      <text:p text:style-name="P53"><text:bookmark text:name="art97"/>Art. 97.  Sem qualquer prejuízo, poderá o servidor ausentar-se do serviço:</text:p>
      <text:p text:style-name="P20"><text:bookmark text:name="art97."/><text:span text:style-name="T28">Art. 97.  Sem qualquer prejuízo, poderá o servidor ausentar-se do serviço:                   </text:span><text:a xlink:type="simple" xlink:href="https://www.planalto.gov.br/ccivil_03/_Ato2011-2014/2013/Mpv/mpv632.htm#art18" text:style-name="Internet_20_link" text:visited-style-name="Visited_20_Internet_20_Link">(Redação dada pela Medida provisória nº 632, de 2013)</text:a></text:p>
      <text:p text:style-name="P43"><text:bookmark text:name="art256"/><text:soft-page-break/>Art. 97.  Sem qualquer prejuízo, poderá o servidor ausentar-se do serviço:</text:p>
      <text:p text:style-name="P34"><text:bookmark text:name="art97i"/>I - por 1 (um) dia, para doação de sangue;</text:p>
      <text:p text:style-name="P48"><text:bookmark text:name="art97ii.."/>II - por 2 (dois) dias, para se alistar como eleitor;</text:p>
      <text:p text:style-name="P20"><text:bookmark text:name="art97ii"/><text:span text:style-name="T28">II - pelo período comprovadamente necessário para alistamento ou recadastramento eleitoral, limitado, em qualquer caso, a dois dias; e   </text:span><text:span text:style-name="T45">                  </text:span><text:a xlink:type="simple" xlink:href="https://www.planalto.gov.br/ccivil_03/_Ato2011-2014/2013/Mpv/mpv632.htm#art18" text:style-name="Internet_20_link" text:visited-style-name="Visited_20_Internet_20_Link"><text:span text:style-name="T28">(Redação dada pela Medida provisória nº 632, de 2013)</text:span></text:a></text:p>
      <text:p text:style-name="P20"><text:bookmark text:name="art97ii."/><text:span text:style-name="T11">II - pelo período comprovadamente necessário para alistamento ou recadastramento eleitoral, limitado, em qualquer caso, a 2 (dois) dias;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34"><text:bookmark text:name="art97iii"/>III - por 8 (oito) dias consecutivos em razão de :</text:p>
      <text:p text:style-name="P34"><text:bookmark text:name="art97iiia"/>a) casamento;</text:p>
      <text:p text:style-name="P34"><text:bookmark text:name="art97iiib"/>b) falecimento do cônjuge, companheiro, pais, madrasta ou padrasto, filhos, enteados, menor sob guarda ou tutela e irmãos.</text:p>
      <text:p text:style-name="P34"><text:bookmark text:name="art98"/>Art. 98.  Será concedido horário especial ao servidor estudante, quando comprovada a incompatibilidade entre o horário escolar e o da repartição, sem prejuízo do exercício do cargo.</text:p>
      <text:p text:style-name="P48"><text:bookmark text:name="art98p"/>Parágrafo único. Para efeito do disposto neste artigo, será exigida a compensação de horário na repartição, respeitada a duração semanal do trabalho.</text:p>
      <text:p text:style-name="P20"><text:bookmark text:name="art98§1"/><text:span text:style-name="T18">§ 1</text:span><text:span text:style-name="T24">o</text:span><text:span text:style-name="T18">  Para efeito do disposto neste artigo, será exigida a compensação de horário no órgão ou entidade que tiver exercício, respeitada a duração semanal do trabalho.                  </text:span><text:a xlink:type="simple" xlink:href="https://www.planalto.gov.br/ccivil_03/leis/L9527.htm#art1" text:style-name="Internet_20_link" text:visited-style-name="Visited_20_Internet_20_Link"><text:span text:style-name="T8">(Parágrafo renumerado e alterado pela Lei nº 9.527, de 10.12.97)</text:span></text:a></text:p>
      <text:p text:style-name="P20"><text:bookmark text:name="art98§2"/><text:span text:style-name="T11">§ 2</text:span><text:span text:style-name="T25">o</text:span><text:span text:style-name="T11">  Também será concedido horário especial ao servidor portador de deficiência, quando comprovada a necessidade por junta médica oficial, independentemente de compensação de horári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98§3"/><text:span text:style-name="T28">§ 3</text:span><text:span text:style-name="T39">o</text:span><text:span text:style-name="T28">  As disposições do parágrafo anterior são extensivas ao servidor que tenha cônjuge, filho ou dependente portador de deficiência física, exigindo-se, porém, neste caso, compensação de horário na forma do inciso II do art. 44.                 </text:span><text:a xlink:type="simple" xlink:href="https://www.planalto.gov.br/ccivil_03/leis/L9527.htm#art1" text:style-name="Internet_20_link" text:visited-style-name="Visited_20_Internet_20_Link">(Incluído pela Lei nº 9.527, de 10.12.97)</text:a></text:p>
      <text:p text:style-name="P20"><text:bookmark text:name="art98§3."/><text:span text:style-name="T11">§ 3</text:span><text:span text:style-name="T25">o</text:span><text:span text:style-name="T11">  As disposições constantes do § 2</text:span><text:span text:style-name="T25">o</text:span><text:span text:style-name="T11"> são extensivas ao servidor que tenha cônjuge, filho ou dependente com deficiência.                     </text:span><text:a xlink:type="simple" xlink:href="https://www.planalto.gov.br/ccivil_03/_Ato2015-2018/2016/Lei/L13370.htm#art1" text:style-name="Internet_20_link" text:visited-style-name="Visited_20_Internet_20_Link"><text:span text:style-name="T9">(Redação dada pela Lei nº 13.370, de 2016)</text:span></text:a></text:p>
      <text:p text:style-name="P20"><text:bookmark text:name="art98§4"/><text:span text:style-name="T28">§ 4</text:span><text:span text:style-name="T39">o</text:span><text:span text:style-name="T28">  Será igualmente concedido horário especial, vinculado à compensação de horário na forma do inciso II do caput</text:span><text:span text:style-name="T45"> </text:span><text:span text:style-name="T28">do art. 44 desta Lei, ao servidor que desempenhe atividade prevista nos incisos I e II do art. 76-A desta Lei.</text:span><text:span text:style-name="T45">                    </text:span><text:a xlink:type="simple" xlink:href="https://www.planalto.gov.br/ccivil_03/_Ato2004-2006/2006/Lei/L11314.htm#art1" text:style-name="Internet_20_link" text:visited-style-name="Visited_20_Internet_20_Link">(Incluído pela Lei nº 11.314 de 2006)</text:a><text:span text:style-name="T28">                    </text:span><text:a xlink:type="simple" xlink:href="https://www.planalto.gov.br/ccivil_03/_Ato2007-2010/2007/Mpv/359.htm#art8" text:style-name="Internet_20_link" text:visited-style-name="Visited_20_Internet_20_Link">(Vide Medida Provisória nº 359, de 2007)</text:a></text:p>
      <text:p text:style-name="P20"><text:bookmark text:name="art98§4."/><text:span text:style-name="T11">§ 4</text:span><text:span text:style-name="T25">o</text:span><text:span text:style-name="T11">  Será igualmente concedido horário especial, vinculado à compensação de horário a ser efetivada no prazo de até 1 (um) ano, ao servidor que desempenhe atividade prevista nos incisos I e II do caput do art. 76-A desta Lei.                   </text:span><text:a xlink:type="simple" xlink:href="https://www.planalto.gov.br/ccivil_03/_Ato2007-2010/2007/Lei/L11501.htm#art8" text:style-name="Internet_20_link" text:visited-style-name="Visited_20_Internet_20_Link"><text:span text:style-name="T9">(Redação dada pela Lei nº 11.501, de 2007)</text:span></text:a></text:p>
      <text:p text:style-name="P34"><text:bookmark text:name="art99"/>Art. 99.  Ao servidor estudante que mudar de sede no interesse da administração é assegurada, na localidade da nova residência ou na mais próxima, matrícula em instituição de ensino congênere, em qualquer época, independentemente de vaga.</text:p>
      <text:p text:style-name="P34"><text:bookmark text:name="art99p"/>Parágrafo único.  O disposto neste artigo estende-se ao cônjuge ou companheiro, aos filhos, ou enteados do servidor que vivam na sua companhia, bem como aos menores sob sua guarda, com autorização judicial.</text:p>
      <text:p text:style-name="P25"><text:span text:style-name="Strong_20_Emphasis"><text:span text:style-name="T11">Capítulo VII</text:span></text:span></text:p>
      <text:p text:style-name="P25"><text:span text:style-name="Strong_20_Emphasis"><text:span text:style-name="T11">Do Tempo de Serviço</text:span></text:span></text:p>
      <text:p text:style-name="P34"><text:bookmark text:name="art100"/>Art. 100.  É contado para todos os efeitos o tempo de serviço público federal, inclusive o prestado às Forças Armadas.</text:p>
      <text:p text:style-name="P34"><text:bookmark text:name="art101"/>Art. 101.  A apuração do tempo de serviço será feita em dias, que serão convertidos em anos, considerado o ano como de trezentos e sessenta e cinco dias.</text:p>
      <text:p text:style-name="P20"><text:bookmark text:name="art101p"/><text:soft-page-break/><text:span text:style-name="T28">Parágrafo único. Feita a conversão, os dias restantes, até cento e oitenta e dois, não serão computados, arredondando-se para um ano quando excederem este número, para efeito de aposentadoria.</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102"/><text:span text:style-name="T18">Art. 102.  Além das ausências ao serviço previstas no art. 97, são considerados como de efetivo exercício os afastamentos em virtude de:                  </text:span><text:a xlink:type="simple" xlink:href="https://www.planalto.gov.br/ccivil_03/_Ato2004-2006/2006/Decreto/D5707.htm" text:style-name="Internet_20_link" text:visited-style-name="Visited_20_Internet_20_Link"><text:span text:style-name="T8">(Vide Decreto nº 5.707, de 2006)</text:span></text:a></text:p>
      <text:p text:style-name="P43"><text:bookmark text:name="art102i"/>I - férias;</text:p>
      <text:p text:style-name="P34"><text:bookmark text:name="art102ii"/>II - exercício de cargo em comissão ou equivalente, em órgão ou entidade dos Poderes da União, dos Estados, Municípios e Distrito Federal;</text:p>
      <text:p text:style-name="P34"><text:bookmark text:name="art102iii"/>III - exercício de cargo ou função de governo ou administração, em qualquer parte do território nacional, por nomeação do Presidente da República;</text:p>
      <text:p text:style-name="P48"><text:bookmark text:name="art102iv..."/>IV - participação em programa de treinamento regularmente instituído;</text:p>
      <text:p text:style-name="P20"><text:bookmark text:name="art102iv"/><text:span text:style-name="T37">IV - participação em programa de treinamento regularmente instituído, conforme dispuser o regulamento;                   </text:span><text:a xlink:type="simple" xlink:href="https://www.planalto.gov.br/ccivil_03/leis/L9527.htm#art1" text:style-name="Internet_20_link" text:visited-style-name="Visited_20_Internet_20_Link">(Redação dada pela Lei nº 9.527, de 10.12.97)</text:a><text:span text:style-name="T37"> </text:span><text:span text:style-name="T18">                 </text:span><text:a xlink:type="simple" xlink:href="https://www.planalto.gov.br/ccivil_03/_Ato2004-2006/2006/Decreto/D5707.htm" text:style-name="Internet_20_link" text:visited-style-name="Visited_20_Internet_20_Link"><text:span text:style-name="T37">(Vide Decreto nº 5.707, de 2006)</text:span></text:a></text:p>
      <text:p text:style-name="P20"><text:bookmark text:name="art102iv."/><text:span text:style-name="T28">IV - participação em programa de treinamento regularmente instituído, ou em programa de pós-graduação stricto sensu no país, conforme dispuser o regulamento;                  </text:span><text:a xlink:type="simple" xlink:href="https://www.planalto.gov.br/ccivil_03/_Ato2007-2010/2008/Mpv/441.htm#art316" text:style-name="Internet_20_link" text:visited-style-name="Visited_20_Internet_20_Link">(Redação dada pela Medida Provisória nº 441, de 2008)</text:a><text:span text:style-name="T11">            </text:span><text:a xlink:type="simple" xlink:href="https://www.planalto.gov.br/ccivil_03/_Ato2004-2006/2006/Decreto/D5707.htm" text:style-name="Internet_20_link" text:visited-style-name="Visited_20_Internet_20_Link"><text:span text:style-name="T18">(Vide Decreto nº 5.707, de 2006)</text:span></text:a></text:p>
      <text:p text:style-name="P20"><text:bookmark text:name="art102iv.."/><text:span text:style-name="T11">IV - participação em programa de treinamento regularmente instituído ou em programa de pós-graduação stricto sensu no País, conforme dispuser o regulamento;               </text:span><text:a xlink:type="simple" xlink:href="https://www.planalto.gov.br/ccivil_03/_Ato2007-2010/2009/Lei/L11907.htm#art316" text:style-name="Internet_20_link" text:visited-style-name="Visited_20_Internet_20_Link"><text:span text:style-name="T9">(Redação dada pela Lei nº 11.907, de 2009)</text:span></text:a><text:span text:style-name="T11">   </text:span><text:a xlink:type="simple" xlink:href="https://www.planalto.gov.br/ccivil_03/_Ato2004-2006/2006/Decreto/D5707.htm" text:style-name="Internet_20_link" text:visited-style-name="Visited_20_Internet_20_Link"><text:span text:style-name="T18">(Vide Decreto nº 5.707, de 2006)</text:span></text:a></text:p>
      <text:p text:style-name="P34"><text:bookmark text:name="art102v"/>V - desempenho de mandato eletivo federal, estadual, municipal ou do Distrito Federal, exceto para promoção por merecimento;</text:p>
      <text:p text:style-name="P43"><text:bookmark text:name="art102vi"/>VI - júri e outros serviços obrigatórios por lei;</text:p>
      <text:p text:style-name="P48"><text:bookmark text:name="art102vii."/>VII - missão ou estudo no exterior, quando autorizado o afastamento;</text:p>
      <text:p text:style-name="P20"><text:bookmark text:name="art102vii"/><text:span text:style-name="T18">VII - missão ou estudo no exterior, quando autorizado o afastamento, conforme dispuser o regulamento;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_Ato2004-2006/2006/Decreto/D5707.htm" text:style-name="Internet_20_link" text:visited-style-name="Visited_20_Internet_20_Link"><text:span text:style-name="T8">(Vide Decreto nº 5.707, de 2006)</text:span></text:a></text:p>
      <text:p text:style-name="P43"><text:bookmark text:name="art102viii"/>VIII - licença:</text:p>
      <text:p text:style-name="P34"><text:bookmark text:name="art102viiia"/>a) à gestante, à adotante e à paternidade;</text:p>
      <text:p text:style-name="P48"><text:bookmark text:name="art102viiib."/>b) para tratamento da própria saúde, até 2 (dois) anos;</text:p>
      <text:p text:style-name="P20"><text:bookmark text:name="art102viiib"/><text:span text:style-name="T18">b) para tratamento da própria saúde, até o limite de vinte e quatro meses, cumulativo ao longo do tempo de serviço público prestado à União, em cargo de provimento efetivo;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102c"/>c) para o desempenho de mandato classista, exceto para efeito de promoção por merecimento; </text:p>
      <text:p text:style-name="P20"><text:bookmark text:name="art102viiic"/><text:span text:style-name="T11">c) para o desempenho de mandato classista ou participação de gerência ou administração em sociedade cooperativa constituída por servidores para prestar serviços a seus membros, exceto para efeito de promoção por merecimento;                </text:span><text:a xlink:type="simple" xlink:href="https://www.planalto.gov.br/ccivil_03/_Ato2004-2006/2005/Lei/L11094.htm#art102viiic" text:style-name="Internet_20_link" text:visited-style-name="Visited_20_Internet_20_Link"><text:span text:style-name="T9">(Redação dada pela Lei nº 11.094, de 2005)</text:span></text:a></text:p>
      <text:p text:style-name="P34"><text:bookmark text:name="art102viiid"/>d) por motivo de acidente em serviço ou doença profissional;</text:p>
      <text:p text:style-name="P48"><text:bookmark text:name="art102viiie."/>e) prêmio por assiduidade;</text:p>
      <text:p text:style-name="P20"><text:bookmark text:name="art102viiie"/><text:span text:style-name="T18">e) para capacitação, conforme dispuser o regulament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02viiif"/>f) por convocação para o serviço militar;</text:p>
      <text:p text:style-name="P34"><text:bookmark text:name="art102ix"/>IX - deslocamento para a nova sede de que trata o art. 18;</text:p>
      <text:p text:style-name="P43"><text:bookmark text:name="art102x"/>X - participação em competição desportiva nacional ou convocação para integrar representação desportiva nacional, no País ou no exterior, conforme disposto em lei específica;</text:p>
      <text:p text:style-name="P20"><text:bookmark text:name="art102xi"/><text:span text:style-name="T18">XI - afastamento para servir em organismo internacional de que o Brasil participe ou com o qual coopere.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03"/>Art. 103.  Contar-se-á apenas para efeito de aposentadoria e disponibilidade:</text:p>
      <text:p text:style-name="P34"><text:bookmark text:name="art103i"/>I - o tempo de serviço público prestado aos Estados, Municípios e Distrito Federal;</text:p>
      <text:p text:style-name="P48"><text:bookmark text:name="art103ii.."/><text:soft-page-break/>II - a licença para tratamento de saúde de pessoa da família do servidor, com remuneração;</text:p>
      <text:p text:style-name="P20"><text:bookmark text:name="art103ii"/><text:span text:style-name="T28">II - a licença para tratamento de saúde de pessoal da família do servidor, com remuneração, que exceder a trinta dias em período de doze meses.                      </text:span><text:a xlink:type="simple" xlink:href="https://www.planalto.gov.br/ccivil_03/_Ato2007-2010/2009/Mpv/479.htm#art23" text:style-name="Internet_20_link" text:visited-style-name="Visited_20_Internet_20_Link">(Redação dada pela Medida Provisória nº 479, de 2009)</text:a></text:p>
      <text:p text:style-name="P20"><text:bookmark text:name="art103ii."/><text:span text:style-name="T11">II - a licença para tratamento de saúde de pessoal da família do servidor, com remuneração, que exceder a 30 (trinta) dias em período de 12 (doze) meses.                      </text:span><text:a xlink:type="simple" xlink:href="https://www.planalto.gov.br/ccivil_03/_Ato2007-2010/2010/Lei/L12269.htm#art23" text:style-name="Internet_20_link" text:visited-style-name="Visited_20_Internet_20_Link"><text:span text:style-name="T9">(Redação dada pela Lei nº 12.269, de 2010)</text:span></text:a></text:p>
      <text:p text:style-name="P34"><text:bookmark text:name="art103iii"/>III - a licença para atividade política, no caso do art. 86, § 2<text:span text:style-name="T57">o</text:span>;</text:p>
      <text:p text:style-name="P34"><text:bookmark text:name="art103iv"/>IV - o tempo correspondente ao desempenho de mandato eletivo federal, estadual, municipal ou distrital, anterior ao ingresso no serviço público federal;</text:p>
      <text:p text:style-name="P34"><text:bookmark text:name="art103v"/>V - o tempo de serviço em atividade privada, vinculada à Previdência Social;</text:p>
      <text:p text:style-name="P34"><text:bookmark text:name="art103vi"/>VI - o tempo de serviço relativo a tiro de guerra;</text:p>
      <text:p text:style-name="P20"><text:bookmark text:name="art103vii"/><text:span text:style-name="T18">VII - o tempo de licença para tratamento da própria saúde que exceder o prazo a que se refere a alínea "b" do inciso VIII do art. 102.</text:span><text:span text:style-name="Strong_20_Emphasis"><text:span text:style-name="T18">                 </text:span></text:span><text:span text:style-name="T18">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03§1"/>§ 1<text:span text:style-name="T57">o</text:span>  O tempo em que o servidor esteve aposentado será contado apenas para nova aposentadoria.</text:p>
      <text:p text:style-name="P34"><text:bookmark text:name="art103§2"/>§ 2<text:span text:style-name="T57">o</text:span>  Será contado em dobro o tempo de serviço prestado às Forças Armadas em operações de guerra.</text:p>
      <text:p text:style-name="P34"><text:bookmark text:name="art103§3"/>§ 3<text:span text:style-name="T57">o</text:span>  É vedada a contagem cumulativa de tempo de serviço prestado concomitantemente em mais de um cargo ou função de órgão ou entidades dos Poderes da União, Estado, Distrito Federal e Município, autarquia, fundação pública, sociedade de economia mista e empresa pública.</text:p>
      <text:p text:style-name="P25"><text:span text:style-name="Strong_20_Emphasis"><text:span text:style-name="T11">Capítulo VIII</text:span></text:span></text:p>
      <text:p text:style-name="P25"><text:span text:style-name="Strong_20_Emphasis"><text:span text:style-name="T11">Do Direito de Petição</text:span></text:span></text:p>
      <text:p text:style-name="P43"><text:bookmark text:name="art104"/>Art. 104.  É assegurado ao servidor o direito de requerer aos Poderes Públicos, em defesa de direito ou interesse legítimo.</text:p>
      <text:p text:style-name="P34"><text:bookmark text:name="art105"/>Art. 105.  O requerimento será dirigido à autoridade competente para decidi-lo e encaminhado por intermédio daquela a que estiver imediatamente subordinado o requerente.</text:p>
      <text:p text:style-name="P20"><text:bookmark text:name="art106"/><text:span text:style-name="T11">Art. 106.  Cabe pedido de reconsideração à autoridade que houver expedido o ato ou proferido a primeira decisão, não podendo ser renovado.               </text:span><text:a xlink:type="simple" xlink:href="https://www.planalto.gov.br/ccivil_03/_Ato2007-2010/2010/Lei/L12300.htm#art9§4" text:style-name="Internet_20_link" text:visited-style-name="Visited_20_Internet_20_Link"><text:span text:style-name="T9">(Vide Lei nº 12.300, de 2010)</text:span></text:a></text:p>
      <text:p text:style-name="P34"><text:bookmark text:name="art106p"/>Parágrafo único.  O requerimento e o pedido de reconsideração de que tratam os artigos anteriores deverão ser despachados no prazo de 5 (cinco) dias e decididos dentro de 30 (trinta) dias.</text:p>
      <text:p text:style-name="P20"><text:bookmark text:name="art107"/><text:span text:style-name="T11">Art. 107.  Caberá recurso:               </text:span><text:a xlink:type="simple" xlink:href="https://www.planalto.gov.br/ccivil_03/_Ato2007-2010/2010/Lei/L12300.htm#art9§4" text:style-name="Internet_20_link" text:visited-style-name="Visited_20_Internet_20_Link"><text:span text:style-name="T9">(Vide Lei nº 12.300, de 2010)</text:span></text:a></text:p>
      <text:p text:style-name="P34"><text:bookmark text:name="art107i"/>I - do indeferimento do pedido de reconsideração;</text:p>
      <text:p text:style-name="P34"><text:bookmark text:name="art107ii"/>II - das decisões sobre os recursos sucessivamente interpostos.</text:p>
      <text:p text:style-name="P34"><text:bookmark text:name="art107§1"/>§ 1<text:span text:style-name="T57">o</text:span>  O recurso será dirigido à autoridade imediatamente superior à que tiver expedido o ato ou proferido a decisão, e, sucessivamente, em escala ascendente, às demais autoridades.</text:p>
      <text:p text:style-name="P34"><text:bookmark text:name="art107§2"/>§ 2<text:span text:style-name="T57">o</text:span>  O recurso será encaminhado por intermédio da autoridade a que estiver imediatamente subordinado o requerente.</text:p>
      <text:p text:style-name="P20"><text:bookmark text:name="art108"/><text:span text:style-name="T11">Art. 108.  O prazo para interposição de pedido de reconsideração ou de recurso é de 30 (trinta) dias, a contar da publicação ou da ciência, pelo interessado, da decisão recorrida.                   </text:span><text:a xlink:type="simple" xlink:href="https://www.planalto.gov.br/ccivil_03/_Ato2007-2010/2010/Lei/L12300.htm#art9§4" text:style-name="Internet_20_link" text:visited-style-name="Visited_20_Internet_20_Link"><text:span text:style-name="T9">(Vide Lei nº 12.300, de 2010)</text:span></text:a></text:p>
      <text:p text:style-name="P34"><text:bookmark text:name="art109"/>Art. 109.  O recurso poderá ser recebido com efeito suspensivo, a juízo da autoridade competente.</text:p>
      <text:p text:style-name="P34"><text:bookmark text:name="art109p"/>Parágrafo único.  Em caso de provimento do pedido de reconsideração ou do recurso, os efeitos da decisão retroagirão à data do ato impugnado.</text:p>
      <text:p text:style-name="P43"><text:bookmark text:name="art110"/>Art. 110.  O direito de requerer prescreve:</text:p>
      <text:p text:style-name="P34"><text:bookmark text:name="art110i"/><text:soft-page-break/>I - em 5 (cinco) anos, quanto aos atos de demissão e de cassação de aposentadoria ou disponibilidade, ou que afetem interesse patrimonial e créditos resultantes das relações de trabalho;</text:p>
      <text:p text:style-name="P34"><text:bookmark text:name="art110ii"/>II - em 120 (cento e vinte) dias, nos demais casos, salvo quando outro prazo for fixado em lei.</text:p>
      <text:p text:style-name="P34"><text:bookmark text:name="art110p"/>Parágrafo único.  O prazo de prescrição será contado da data da publicação do ato impugnado ou da data da ciência pelo interessado, quando o ato não for publicado.</text:p>
      <text:p text:style-name="P34"><text:bookmark text:name="art111"/>Art. 111.  O pedido de reconsideração e o recurso, quando cabíveis, interrompem a prescrição.</text:p>
      <text:p text:style-name="P34"><text:bookmark text:name="art112"/>Art. 112.  A prescrição é de ordem pública, não podendo ser relevada pela administração.</text:p>
      <text:p text:style-name="P34"><text:bookmark text:name="art113"/>Art. 113.  Para o exercício do direito de petição, é assegurada vista do processo ou documento, na repartição, ao servidor ou a procurador por ele constituído.</text:p>
      <text:p text:style-name="P34"><text:bookmark text:name="art114"/>Art. 114.  A administração deverá rever seus atos, a qualquer tempo, quando eivados de ilegalidade.</text:p>
      <text:p text:style-name="P34"><text:bookmark text:name="art115"/>Art. 115.  São fatais e improrrogáveis os prazos estabelecidos neste Capítulo, salvo motivo de força maior.</text:p>
      <text:p text:style-name="P25"><text:bookmark text:name="tituloiv"/><text:span text:style-name="Strong_20_Emphasis"><text:span text:style-name="T11">Título IV</text:span></text:span></text:p>
      <text:p text:style-name="P25"><text:span text:style-name="Strong_20_Emphasis"><text:span text:style-name="T11">Do Regime Disciplinar</text:span></text:span></text:p>
      <text:p text:style-name="P25"><text:span text:style-name="Strong_20_Emphasis"><text:span text:style-name="T11">Capítulo I</text:span></text:span></text:p>
      <text:p text:style-name="P25"><text:span text:style-name="Strong_20_Emphasis"><text:span text:style-name="T11">Dos Deveres</text:span></text:span></text:p>
      <text:p text:style-name="P34"><text:bookmark text:name="art116"/>Art. 116.  São deveres do servidor:</text:p>
      <text:p text:style-name="P34"><text:bookmark text:name="art116i"/>I - exercer com zelo e dedicação as atribuições do cargo;</text:p>
      <text:p text:style-name="P34"><text:bookmark text:name="art116ii"/>II - ser leal às instituições a que servir;</text:p>
      <text:p text:style-name="P34"><text:bookmark text:name="art116iii"/>III - observar as normas legais e regulamentares;</text:p>
      <text:p text:style-name="P34"><text:bookmark text:name="art116iv"/>IV - cumprir as ordens superiores, exceto quando manifestamente ilegais;</text:p>
      <text:p text:style-name="P34"><text:bookmark text:name="art116v"/>V - atender com presteza:</text:p>
      <text:p text:style-name="P34"><text:bookmark text:name="art116va"/>a) ao público em geral, prestando as informações requeridas, ressalvadas as protegidas por sigilo;</text:p>
      <text:p text:style-name="P34"><text:bookmark text:name="art116vb"/>b) à expedição de certidões requeridas para defesa de direito ou esclarecimento de situações de interesse pessoal;</text:p>
      <text:p text:style-name="P34"><text:bookmark text:name="art116vc"/>c) às requisições para a defesa da Fazenda Pública.</text:p>
      <text:p text:style-name="P53"><text:bookmark text:name="art116vi."/>VI - levar ao conhecimento da autoridade superior as irregularidades de que tiver ciência em razão do cargo;</text:p>
      <text:p text:style-name="P20"><text:bookmark text:name="art116vi"/><text:span text:style-name="T53">VI - levar as irregularidades de que tiver ciência em razão do cargo ao conhecimento da autoridade superior ou, quando houver suspeita de envolvimento desta, ao conhecimento de outra autoridade competente para apuração;                   </text:span><text:a xlink:type="simple" xlink:href="https://www.planalto.gov.br/ccivil_03/_Ato2011-2014/2011/Lei/L12527.htm#art43" text:style-name="Internet_20_link" text:visited-style-name="Visited_20_Internet_20_Link"><text:span text:style-name="T18">(Redação dada pela Lei nº 12.527, de 2011)</text:span></text:a></text:p>
      <text:p text:style-name="P34"><text:bookmark text:name="art116vii"/>VII - zelar pela economia do material e a conservação do patrimônio público;</text:p>
      <text:p text:style-name="P34"><text:bookmark text:name="art116viii"/>VIII - guardar sigilo sobre assunto da repartição;</text:p>
      <text:p text:style-name="P34"><text:bookmark text:name="art116ix"/>IX - manter conduta compatível com a moralidade administrativa;</text:p>
      <text:p text:style-name="P34"><text:bookmark text:name="art116x"/>X - ser assíduo e pontual ao serviço;</text:p>
      <text:p text:style-name="P34"><text:bookmark text:name="art116xi"/>XI - tratar com urbanidade as pessoas;</text:p>
      <text:p text:style-name="P34"><text:bookmark text:name="art116xii"/>XII - representar contra ilegalidade, omissão ou abuso de poder.</text:p>
      <text:p text:style-name="P34"><text:bookmark text:name="art116p"/>Parágrafo único.  A representação de que trata o inciso XII será encaminhada pela via hierárquica e apreciada pela autoridade superior àquela contra a qual é formulada, assegurando-se ao representando ampla defesa.</text:p>
      <text:p text:style-name="P25"><text:span text:style-name="Strong_20_Emphasis"><text:span text:style-name="T11">Capítulo II</text:span></text:span></text:p>
      <text:p text:style-name="P25"><text:soft-page-break/><text:span text:style-name="Strong_20_Emphasis"><text:span text:style-name="T11">Das Proibições</text:span></text:span></text:p>
      <text:p text:style-name="P20"><text:bookmark text:name="art117"/><text:span text:style-name="T11">Art. 117.  Ao servidor é proibido:                    </text:span><text:a xlink:type="simple" xlink:href="https://www.planalto.gov.br/ccivil_03/MPV/2225-45.htm" text:style-name="Internet_20_link" text:visited-style-name="Visited_20_Internet_20_Link"><text:span text:style-name="T9">(Vide Medida Provisória nº 2.225-45, de 4.9.2001)</text:span></text:a></text:p>
      <text:p text:style-name="P34"><text:bookmark text:name="art117i"/>I - ausentar-se do serviço durante o expediente, sem prévia autorização do chefe imediato;</text:p>
      <text:p text:style-name="P34"><text:bookmark text:name="art117ii"/>II - retirar, sem prévia anuência da autoridade competente, qualquer documento ou objeto da repartição;</text:p>
      <text:p text:style-name="P34"><text:bookmark text:name="art117iii"/>III - recusar fé a documentos públicos;</text:p>
      <text:p text:style-name="P34"><text:bookmark text:name="art117iv"/>IV - opor resistência injustificada ao andamento de documento e processo ou execução de serviço;</text:p>
      <text:p text:style-name="P34"><text:bookmark text:name="art117v"/>V - promover manifestação de apreço ou desapreço no recinto da repartição;</text:p>
      <text:p text:style-name="P34"><text:bookmark text:name="art117vi"/>VI - cometer a pessoa estranha à repartição, fora dos casos previstos em lei, o desempenho de atribuição que seja de sua responsabilidade ou de seu subordinado;</text:p>
      <text:p text:style-name="P34"><text:bookmark text:name="art117vii"/>VII - coagir ou aliciar subordinados no sentido de filiarem-se a associação profissional ou sindical, ou a partido político;</text:p>
      <text:p text:style-name="P34"><text:bookmark text:name="art117viii"/>VIII - manter sob sua chefia imediata, em cargo ou função de confiança, cônjuge, companheiro ou parente até o segundo grau civil;</text:p>
      <text:p text:style-name="P43"><text:bookmark text:name="art117ix"/>IX - valer-se do cargo para lograr proveito pessoal ou de outrem, em detrimento da dignidade da função pública;</text:p>
      <text:p text:style-name="P53"><text:bookmark text:name="art117x"/>X - participar de gerência ou administração de empresa privada, de sociedade civil, ou exercer o comércio, exceto na qualidade de acionista, cotista ou comanditário;</text:p>
      <text:p text:style-name="P20"><text:bookmark text:name="art117x.."/><text:span text:style-name="T37">X - participar de gerência ou administração de empresa privada, sociedade civil, salvo a participação nos conselhos de administração e fiscal de empresas ou entidades em que a União detenha, direta ou indiretamente, participação do capital social, sendo-lhe vedado exercer o comércio, exceto na qualidade de acionista, cotista ou comanditário;                  </text:span><text:a xlink:type="simple" xlink:href="https://www.planalto.gov.br/ccivil_03/MPV/2225-45.htm#art2" text:style-name="Internet_20_link" text:visited-style-name="Visited_20_Internet_20_Link">(Redação dada pela Medida Provisória nº 2.225-45, de 4.9.2001)</text:a></text:p>
      <text:p text:style-name="P20"><text:bookmark text:name="art117x."/><text:span text:style-name="T28">X -participar de gerência ou administração de sociedade privada, personificada ou não personificada, salvo a participação nos conselhos de administração e fiscal de empresas ou entidades em que a União detenha, direta ou indiretamente, participação no capital social ou em sociedade cooperativa constituída para prestar serviços a seus membros, e exercer o comércio, exceto na qualidade de acionista, cotista ou comanditário;                  </text:span><text:a xlink:type="simple" xlink:href="https://www.planalto.gov.br/ccivil_03/_Ato2004-2006/2005/Lei/L11094.htm#art117x." text:style-name="Internet_20_link" text:visited-style-name="Visited_20_Internet_20_Link">(Redação dada pela Lei nº 11.094, de 2005)</text:a></text:p>
      <text:p text:style-name="P20"><text:bookmark text:name="art117x..."/><text:span text:style-name="T28">X - participar de gerência ou administração de sociedade privada, personificada ou não personificada, exercer o comércio, exceto na qualidade de acionista, cotista ou comanditário;                      </text:span><text:a xlink:type="simple" xlink:href="https://www.planalto.gov.br/ccivil_03/_Ato2007-2010/2008/Mpv/431.htm#art172" text:style-name="Internet_20_link" text:visited-style-name="Visited_20_Internet_20_Link"><text:span text:style-name="Emphasis"><text:span text:style-name="T28">(Redação dada pela Medida Provisória nº 431, de 2008).</text:span></text:span></text:a></text:p>
      <text:p text:style-name="P20"><text:bookmark text:name="art117x...."/><text:span text:style-name="T11">X - participar de gerência ou administração de sociedade privada, personificada ou não personificada, exercer o comércio, exceto na qualidade de acionista, cotista ou comanditário;                      </text:span><text:a xlink:type="simple" xlink:href="https://www.planalto.gov.br/ccivil_03/_Ato2007-2010/2008/Lei/L11784.htm#art172" text:style-name="Internet_20_link" text:visited-style-name="Visited_20_Internet_20_Link"><text:span text:style-name="T9">(Redação dada pela Lei nº 11.784, de 2008</text:span></text:a></text:p>
      <text:p text:style-name="P48"><text:bookmark text:name="art117xi"/>XI - atuar, como procurador ou intermediário, junto a repartições públicas, salvo quando se tratar de benefícios previdenciários ou assistenciais de parentes até o segundo grau, e de cônjuge ou companheiro;</text:p>
      <text:p text:style-name="P20"><text:bookmark text:name="art117xi."/><text:span text:style-name="T28">XI - atuar, como procurador ou intermediário, junto ao órgão ou à entidade pública em que estiver lotado ou em exercício, exceto quando se tratar de benefícios previdenciários ou assistenciais de parentes até o segundo grau e de cônjuge ou companheiro;                  </text:span><text:a xlink:type="simple" xlink:href="https://www.planalto.gov.br/ccivil_03/_Ato2015-2018/2017/Mpv/mpv792.htm#art26" text:style-name="Internet_20_link" text:visited-style-name="Visited_20_Internet_20_Link">Redação dada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34"><text:bookmark text:name="art117xi0"/>XI - atuar, como procurador ou intermediário, junto a repartições públicas, salvo quando se tratar de benefícios previdenciários ou assistenciais de parentes até o segundo grau, e de cônjuge ou companheiro;</text:p>
      <text:p text:style-name="P34"><text:bookmark text:name="art117xii"/>XII - receber propina, comissão, presente ou vantagem de qualquer espécie, em razão de suas atribuições;</text:p>
      <text:p text:style-name="P34"><text:bookmark text:name="art117xiii"/>XIII - aceitar comissão, emprego ou pensão de estado estrangeiro;</text:p>
      <text:p text:style-name="P34"><text:bookmark text:name="art117xiv"/>XIV - praticar usura sob qualquer de suas formas;</text:p>
      <text:p text:style-name="P43"><text:bookmark text:name="art117xv"/>XV - proceder de forma desidiosa;</text:p>
      <text:p text:style-name="P34"><text:bookmark text:name="art117xvi"/>XVI - utilizar pessoal ou recursos materiais da repartição em serviços ou atividades particulares;</text:p>
      <text:p text:style-name="P34"><text:bookmark text:name="art117xvii"/><text:soft-page-break/>XVII - cometer a outro servidor atribuições estranhas ao cargo que ocupa, exceto em situações de emergência e transitórias;</text:p>
      <text:p text:style-name="P34"><text:bookmark text:name="art117xviii"/>XVIII - exercer quaisquer atividades que sejam incompatíveis com o exercício do cargo ou função e com o horário de trabalho;</text:p>
      <text:p text:style-name="P20"><text:bookmark text:name="art117xix"/><text:span text:style-name="T18">XIX - recusar-se a atualizar seus dados cadastrais quando solicitado.</text:span><text:span text:style-name="Strong_20_Emphasis"><text:span text:style-name="T18">               </text:span></text:span><text:a xlink:type="simple" xlink:href="https://www.planalto.gov.br/ccivil_03/leis/L9527.htm#art1" text:style-name="Internet_20_link" text:visited-style-name="Visited_20_Internet_20_Link"><text:span text:style-name="T18">(Incluído pela Lei nº 9.527, de 10.12.97)</text:span></text:a></text:p>
      <text:p text:style-name="P20"><text:bookmark text:name="art117p"/><text:span text:style-name="T28">Parágrafo único.  A vedação de que trata o inciso X não se aplica nos seguintes casos: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p>
      <text:p text:style-name="P20"><text:bookmark text:name="art117p."/><text:span text:style-name="T11">Parágrafo único.  A vedação de que trata o inciso X do caput deste artigo não se aplica nos seguintes casos: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0"><text:bookmark text:name="art117pi"/><text:span text:style-name="T28">I - participação nos conselhos de administração e fiscal de empresas ou entidades em que a União detenha, direta ou indiretamente, participação no capital social ou em sociedade cooperativa constituída para prestar serviços a seus membros; e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span text:style-name="T48"><text:line-break/></text:span><text:bookmark text:name="art117pi."/><text:span text:style-name="T28">I - participação nos conselhos de administração e fiscal de empresas ou entidades em que a União detenha, direta ou indiretamente, participação no capital social ou em sociedade cooperativa constituída para prestar serviços a seus membros; e                  </text:span><text:a xlink:type="simple" xlink:href="https://www.planalto.gov.br/ccivil_03/_Ato2007-2010/2008/Lei/L11784.htm#art172" text:style-name="Internet_20_link" text:visited-style-name="Visited_20_Internet_20_Link">(Incluído pela Lei nº 11.784, de 2008</text:a></text:p>
      <text:p text:style-name="P20"><text:bookmark text:name="art117pi.."/><text:span text:style-name="T28">I - participação nos comitês de auditoria e nos conselhos de administração e fiscal de empresas, sociedades ou entidades em que a União detenha, direta ou indiretamente, participação no capital social ou em sociedade cooperativa constituída para prestar serviços a seus membros; e                   </text:span><text:a xlink:type="simple" xlink:href="https://www.planalto.gov.br/ccivil_03/_Ato2015-2018/2017/Mpv/mpv792.htm#art26" text:style-name="Internet_20_link" text:visited-style-name="Visited_20_Internet_20_Link">(Redação dada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20"><text:bookmark text:name="art117pi.0"/><text:span text:style-name="T11">I - participação nos conselhos de administração e fiscal de empresas ou entidades em que a União detenha, direta ou indiretamente, participação no capital social ou em sociedade cooperativa constituída para prestar serviços a seus membros; e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0"><text:bookmark text:name="art117pii"/><text:span text:style-name="T28">II - gozo de licença para o trato de interesses particulares, na forma do art. 91, observada a legislação sobre conflito de interesses.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p>
      <text:p text:style-name="P21"><text:bookmark text:name="art117pii."/><text:span text:style-name="T28">II - gozo de licença para o trato de interesses particulares, na forma do art. 91 desta Lei, observada a legislação sobre conflito de interesses.                    </text:span><text:a xlink:type="simple" xlink:href="https://www.planalto.gov.br/ccivil_03/_Ato2007-2010/2008/Lei/L11784.htm#art172" text:style-name="Internet_20_link" text:visited-style-name="Visited_20_Internet_20_Link">(Incluído pela Lei nº 11.784, de 2008</text:a></text:p>
      <text:p text:style-name="P21"><text:bookmark text:name="art117pii.."/><text:span text:style-name="T28">II - gozo de licença para o trato de interesses particulares, na forma do art. 91.             </text:span><text:a xlink:type="simple" xlink:href="https://www.planalto.gov.br/ccivil_03/_Ato2015-2018/2017/Mpv/mpv792.htm#art26" text:style-name="Internet_20_link" text:visited-style-name="Visited_20_Internet_20_Link">(Redação dada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23"><text:bookmark text:name="art117pii.0"/><text:span text:style-name="T11">II - gozo de licença para o trato de interesses particulares, na forma do art. 91 desta Lei, observada a legislação sobre conflito de interesses.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5"><text:span text:style-name="Strong_20_Emphasis"><text:span text:style-name="T11">Capítulo III</text:span></text:span></text:p>
      <text:p text:style-name="P25"><text:span text:style-name="Strong_20_Emphasis"><text:span text:style-name="T11">Da Acumulação</text:span></text:span></text:p>
      <text:p text:style-name="P43"><text:bookmark text:name="art118"/>Art. 118.  Ressalvados os casos previstos na Constituição, é vedada a acumulação remunerada de cargos públicos.</text:p>
      <text:p text:style-name="P34"><text:bookmark text:name="art118§1"/>§ 1<text:span text:style-name="T57">o</text:span>  A proibição de acumular estende-se a cargos, empregos e funções em autarquias, fundações públicas, empresas públicas, sociedades de economia mista da União, do Distrito Federal, dos Estados, dos Territórios e dos Municípios.</text:p>
      <text:p text:style-name="P34"><text:bookmark text:name="art118§2"/>§ 2<text:span text:style-name="T57">o</text:span>  A acumulação de cargos, ainda que lícita, fica condicionada à comprovação da compatibilidade de horários.</text:p>
      <text:p text:style-name="P20"><text:bookmark text:name="art118§3"/><text:span text:style-name="T18">§ 3</text:span><text:span text:style-name="T24">o</text:span><text:span text:style-name="T18">  Considera-se acumulação proibida a percepção de vencimento de cargo ou emprego público efetivo com proventos da inatividade, salvo quando os cargos de que decorram essas remunerações forem acumuláveis na atividade.                  </text:span><text:a xlink:type="simple" xlink:href="https://www.planalto.gov.br/ccivil_03/leis/L9527.htm#art1" text:style-name="Internet_20_link" text:visited-style-name="Visited_20_Internet_20_Link"><text:span text:style-name="T8">(Incluído pela Lei nº 9.527, de 10.12.97)</text:span></text:a></text:p>
      <text:p text:style-name="P48"><text:bookmark text:name="art119."/>Art. 119. O servidor não poderá exercer mais de um cargo em comissão, nem ser remunerado pela participação em órgão de deliberação coletiva.</text:p>
      <text:p text:style-name="P20"><text:bookmark text:name="art119"/><text:span text:style-name="T18">Art. 119.  O servidor não poderá exercer mais de um cargo em comissão, exceto no caso previsto no parágrafo único do art. 9</text:span><text:span text:style-name="T24">o</text:span><text:span text:style-name="T18">, nem ser remunerado pela participação em órgão de deliberação coletiva.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19p."/><text:span text:style-name="T28">Parágrafo único. O disposto neste artigo não se aplica à remuneração devida pela participação em conselhos de administração e fiscal das empresas públicas e sociedades de economia mista, suas subsidiárias e controladas, bem como quaisquer entidades sob controle direto ou indireto da União, </text:span><text:soft-page-break/><text:span text:style-name="T28">observado o que, a respeito, dispuser legislação específica.                   </text:span><text:a xlink:type="simple" xlink:href="https://www.planalto.gov.br/ccivil_03/leis/L9292.htm#art2" text:style-name="Internet_20_link" text:visited-style-name="Visited_20_Internet_20_Link">(Incluído pela Lei nº 9.292, de 12.7.1996)</text:a><text:span text:style-name="T28"> </text:span></text:p>
      <text:p text:style-name="P20"><text:bookmark text:name="art119p.."/><text:span text:style-name="T18">Parágrafo único.  O disposto neste artigo não se aplica à remuneração devida pela participação em conselhos de administração e fiscal das empresas públicas e sociedades de economia mista, suas subsidiárias e controladas, bem como quaisquer empresas ou entidades em que a União, direta ou indiretamente, detenha participação no capital social, observado o que, a respeito, dispuser legislação específica.</text:span><text:span text:style-name="T48">                 </text:span><text:a xlink:type="simple" xlink:href="https://www.planalto.gov.br/ccivil_03/MPV/2225-45.htm#art2" text:style-name="Internet_20_link" text:visited-style-name="Visited_20_Internet_20_Link"><text:span text:style-name="T11">(Redação dada pela Medida Provisória nº 2.225-45, de 4.9.2001)</text:span></text:a></text:p>
      <text:p text:style-name="P48"><text:bookmark text:name="art120."/>Art. 120. O servidor vinculado ao regime desta lei, que acumular licitamente 2 (dois) cargos efetivos, quando investido em cargo de provimento em comissão, ficará afastado de ambos os cargos efetivos.</text:p>
      <text:p text:style-name="P20"><text:bookmark text:name="art120"/><text:span text:style-name="T18">Art. 120.  O servidor vinculado ao regime desta Lei, que acumular licitamente dois cargos efetivos, quando investido em cargo de provimento em comissão, ficará afastado de ambos os cargos efetivos, salvo na hipótese em que houver compatibilidade de horário e local com o exercício de um deles, declarada pelas autoridades máximas dos órgãos ou entidades envolvidos.                   </text:span><text:a xlink:type="simple" xlink:href="https://www.planalto.gov.br/ccivil_03/leis/L9527.htm#art1" text:style-name="Internet_20_link" text:visited-style-name="Visited_20_Internet_20_Link"><text:span text:style-name="T8">(Redação dada pela Lei nº 9.527, de 10.12.97)</text:span></text:a></text:p>
      <text:p text:style-name="P25"><text:span text:style-name="Strong_20_Emphasis"><text:span text:style-name="T11">Capítulo IV</text:span></text:span></text:p>
      <text:p text:style-name="P25"><text:span text:style-name="Strong_20_Emphasis"><text:span text:style-name="T11">Das Responsabilidades</text:span></text:span></text:p>
      <text:p text:style-name="P43"><text:bookmark text:name="art121"/>Art. 121.  O servidor responde civil, penal e administrativamente pelo exercício irregular de suas atribuições.</text:p>
      <text:p text:style-name="P34"><text:bookmark text:name="art122"/>Art. 122.  A responsabilidade civil decorre de ato omissivo ou comissivo, doloso ou culposo, que resulte em prejuízo ao erário ou a terceiros.</text:p>
      <text:p text:style-name="P34"><text:bookmark text:name="art122§1"/>§ 1<text:span text:style-name="T57">o</text:span>  A indenização de prejuízo dolosamente causado ao erário somente será liquidada na forma prevista no art. 46, na falta de outros bens que assegurem a execução do débito pela via judicial.</text:p>
      <text:p text:style-name="P34"><text:bookmark text:name="art122§2"/>§ 2<text:span text:style-name="T57">o</text:span>  Tratando-se de dano causado a terceiros, responderá o servidor perante a Fazenda Pública, em ação regressiva.</text:p>
      <text:p text:style-name="P34"><text:bookmark text:name="art122§3"/>§ 3<text:span text:style-name="T57">o</text:span>  A obrigação de reparar o dano estende-se aos sucessores e contra eles será executada, até o limite do valor da herança recebida.</text:p>
      <text:p text:style-name="P34"><text:bookmark text:name="art123"/>Art. 123.  A responsabilidade penal abrange os crimes e contravenções imputadas ao servidor, nessa qualidade.</text:p>
      <text:p text:style-name="P34"><text:bookmark text:name="art124"/>Art. 124.  A responsabilidade civil-administrativa resulta de ato omissivo ou comissivo praticado no desempenho do cargo ou função.</text:p>
      <text:p text:style-name="P43"><text:bookmark text:name="art125"/>Art. 125.  As sanções civis, penais e administrativas poderão cumular-se, sendo independentes entre si.</text:p>
      <text:p text:style-name="P34"><text:bookmark text:name="art126"/>Art. 126.  A responsabilidade administrativa do servidor será afastada no caso de absolvição criminal que negue a existência do fato ou sua autoria.</text:p>
      <text:p text:style-name="P20"><text:bookmark text:name="art126a"/><text:span text:style-name="T53">Art. 126-A. Nenhum servidor poderá ser responsabilizado civil, penal ou administrativamente por dar ciência à autoridade superior ou, quando houver suspeita de envolvimento desta, a outra autoridade competente para apuração de informação concernente à prática de crimes ou improbidade de que tenha conhecimento, ainda que em decorrência do exercício de cargo, emprego ou função pública.                         </text:span><text:a xlink:type="simple" xlink:href="https://www.planalto.gov.br/ccivil_03/_Ato2011-2014/2011/Lei/L12527.htm#art44" text:style-name="Internet_20_link" text:visited-style-name="Visited_20_Internet_20_Link"><text:span text:style-name="T18">(Incluído pela Lei nº 12.527, de 2011)</text:span></text:a></text:p>
      <text:p text:style-name="P25"><text:span text:style-name="Strong_20_Emphasis"><text:span text:style-name="T11">Capítulo V</text:span></text:span></text:p>
      <text:p text:style-name="P25"><text:span text:style-name="Strong_20_Emphasis"><text:span text:style-name="T11">Das Penalidades</text:span></text:span></text:p>
      <text:p text:style-name="P43"><text:bookmark text:name="art127"/>Art. 127.  São penalidades disciplinares:</text:p>
      <text:p text:style-name="P34"><text:bookmark text:name="art127i"/>I - advertência;</text:p>
      <text:p text:style-name="P34"><text:bookmark text:name="art127ii"/>II - suspensão;</text:p>
      <text:p text:style-name="P34"><text:bookmark text:name="art127iii"/>III - demissão;</text:p>
      <text:p text:style-name="P20"><text:bookmark text:name="art127iv"/><text:span text:style-name="T11">IV - cassação de aposentadoria ou disponibilidade;         </text:span><text:a xlink:type="simple" xlink:href="http://www.stf.jus.br/portal/peticaoInicial/verPeticaoInicial.asp?base=ADPF&amp;s1=418&amp;processo=418" text:style-name="Internet_20_link" text:visited-style-name="Visited_20_Internet_20_Link"><text:span text:style-name="T18">(Vide ADPF nº 418)</text:span></text:a></text:p>
      <text:p text:style-name="P34"><text:bookmark text:name="art127v"/>V - destituição de cargo em comissão;</text:p>
      <text:p text:style-name="P34"><text:bookmark text:name="art127vi"/>VI - destituição de função comissionada.</text:p>
      <text:p text:style-name="P34"><text:bookmark text:name="art128"/><text:soft-page-break/>Art. 128.  Na aplicação das penalidades serão consideradas a natureza e a gravidade da infração cometida, os danos que dela provierem para o serviço público, as circunstâncias agravantes ou atenuantes e os antecedentes funcionais.</text:p>
      <text:p text:style-name="P20"><text:bookmark text:name="art128p"/><text:span text:style-name="T18">Parágrafo único.  O ato de imposição da penalidade mencionará sempre o fundamento legal e a causa da sanção disciplinar.                    </text:span><text:a xlink:type="simple" xlink:href="https://www.planalto.gov.br/ccivil_03/leis/L9527.htm#art1" text:style-name="Internet_20_link" text:visited-style-name="Visited_20_Internet_20_Link"><text:span text:style-name="T8">(Incluído pela Lei nº 9.527, de 10.12.97)</text:span></text:a></text:p>
      <text:p text:style-name="P48"><text:bookmark text:name="art129."/>Art. 129. A advertência será aplicada por escrito, nos casos de violação de proibição constante do art. 117, incisos I a VIII, e de inobservância de dever funcional previsto em lei, regulamentação ou norma interna, que não justifique imposição de penalidade mais grave.</text:p>
      <text:p text:style-name="P20"><text:bookmark text:name="art129"/><text:span text:style-name="T18">Art. 129.  A advertência será aplicada por escrito, nos casos de violação de proibição constante do art. 117, incisos I a VIII e XIX, e de inobservância de dever funcional previsto em lei, regulamentação ou norma interna, que não justifique imposição de penalidade mais grave.</text:span><text:span text:style-name="Strong_20_Emphasis"><text:span text:style-name="T18">                   </text:span></text:span><text:a xlink:type="simple" xlink:href="https://www.planalto.gov.br/ccivil_03/leis/L9527.htm#art1" text:style-name="Internet_20_link" text:visited-style-name="Visited_20_Internet_20_Link"><text:span text:style-name="T18">(Redação dada pela Lei nº 9.527, de 10.12.97)</text:span></text:a></text:p>
      <text:p text:style-name="P43"><text:bookmark text:name="art130"/>Art. 130.  A suspensão será aplicada em caso de reincidência das faltas punidas com advertência e de violação das demais proibições que não tipifiquem infração sujeita a penalidade de demissão, não podendo exceder de 90 (noventa) dias.</text:p>
      <text:p text:style-name="P34"><text:bookmark text:name="art130§1"/>§ 1<text:span text:style-name="T57">o</text:span>  Será punido com suspensão de até 15 (quinze) dias o servidor que, injustificadamente, recusar-se a ser submetido a inspeção médica determinada pela autoridade competente, cessando os efeitos da penalidade uma vez cumprida a determinação.</text:p>
      <text:p text:style-name="P43"><text:bookmark text:name="art130§2"/>§ 2<text:span text:style-name="T57">o</text:span>  Quando houver conveniência para o serviço, a penalidade de suspensão poderá ser convertida em multa, na base de 50% (cinqüenta por cento) por dia de vencimento ou remuneração, ficando o servidor obrigado a permanecer em serviço.</text:p>
      <text:p text:style-name="P43"><text:bookmark text:name="art131"/>Art. 131.  As penalidades de advertência e de suspensão terão seus registros cancelados, após o decurso de 3 (três) e 5 (cinco) anos de efetivo exercício, respectivamente, se o servidor não houver, nesse período, praticado nova infração disciplinar.</text:p>
      <text:p text:style-name="P34"><text:bookmark text:name="art131p"/>Parágrafo único.  O cancelamento da penalidade não surtirá efeitos retroativos.</text:p>
      <text:p text:style-name="P34"><text:bookmark text:name="art132"/>Art. 132.  A demissão será aplicada nos seguintes casos:</text:p>
      <text:p text:style-name="P34"><text:bookmark text:name="art132i"/>I - crime contra a administração pública;</text:p>
      <text:p text:style-name="P34"><text:bookmark text:name="art132ii"/>II - abandono de cargo;</text:p>
      <text:p text:style-name="P34"><text:bookmark text:name="art132iii"/>III - inassiduidade habitual;</text:p>
      <text:p text:style-name="P34"><text:bookmark text:name="art132iv"/>IV - improbidade administrativa;</text:p>
      <text:p text:style-name="P34"><text:bookmark text:name="art132v"/>V - incontinência pública e conduta escandalosa, na repartição;</text:p>
      <text:p text:style-name="P34"><text:bookmark text:name="art132vi"/>VI - insubordinação grave em serviço;</text:p>
      <text:p text:style-name="P34"><text:bookmark text:name="art132vii"/>VII - ofensa física, em serviço, a servidor ou a particular, salvo em legítima defesa própria ou de outrem;</text:p>
      <text:p text:style-name="P34"><text:bookmark text:name="art132viii"/>VIII - aplicação irregular de dinheiros públicos;</text:p>
      <text:p text:style-name="P43"><text:bookmark text:name="art132ix"/>IX - revelação de segredo do qual se apropriou em razão do cargo;</text:p>
      <text:p text:style-name="P34"><text:bookmark text:name="art132x"/>X - lesão aos cofres públicos e dilapidação do patrimônio nacional;</text:p>
      <text:p text:style-name="P34"><text:bookmark text:name="art132xi"/>XI - corrupção;</text:p>
      <text:p text:style-name="P34"><text:bookmark text:name="art132xii"/>XII - acumulação ilegal de cargos, empregos ou funções públicas;</text:p>
      <text:p text:style-name="P34"><text:bookmark text:name="art132xiii"/>XIII - transgressão dos incisos IX a XVI do art. 117.</text:p>
      <text:p text:style-name="P48"><text:bookmark text:name="art133."/>Art. 133. Verificada em processo disciplinar acumulação proibida e provada a boa-fé, o servidor optará por um dos cargos.</text:p>
      <text:p text:style-name="P48"><text:bookmark text:name="art133§1"/>§ 1° Provada a má-fé, perderá também o cargo que exercia há mais tempo e restituirá o que tiver percebido indevidamente.</text:p>
      <text:p text:style-name="P48"><text:bookmark text:name="art133§2"/>§ 2° Na hipótese do parágrafo anterior, sendo um dos cargos, emprego ou função exercido em outro órgão ou entidade, a demissão lhe será comunicada.</text:p>
      <text:p text:style-name="P20"><text:bookmark text:name="art133"/><text:span text:style-name="T18">Art. 133.  Detectada a qualquer tempo a acumulação ilegal de cargos, empregos ou funções públicas, a autoridade a que se refere o art. 143 notificará o servidor, por intermédio de sua chefia imediata, para apresentar opção no prazo improrrogável de dez dias, contados da data da ciência e, na hipótese de omissão, adotará procedimento sumário para a sua apuração e regularização imediata, cujo processo administrativo disciplinar se desenvolverá nas seguintes fases: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33i"/><text:soft-page-break/><text:span text:style-name="T11">I - instauração, com a publicação do ato que constituir a comissão, a ser composta por dois servidores estáveis, e simultaneamente indicar a autoria e a materialidade da transgressão objeto da apu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ii"/><text:span text:style-name="T11">II - instrução sumária, que compreende indiciação, defesa e relatóri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iii"/><text:span text:style-name="T11">III - julgamento.</text:span><text:span text:style-name="Strong_20_Emphasis"><text:span text:style-name="T11">                </text:span></text:span><text:a xlink:type="simple" xlink:href="https://www.planalto.gov.br/ccivil_03/leis/L9527.htm#art1" text:style-name="Internet_20_link" text:visited-style-name="Visited_20_Internet_20_Link"><text:span text:style-name="T11">(Incluído pela Lei nº 9.527, de 10.12.97)</text:span></text:a></text:p>
      <text:p text:style-name="P20"><text:bookmark text:name="art133§1."/><text:span text:style-name="T18">§ 1</text:span><text:span text:style-name="T24">o</text:span><text:span text:style-name="T18">  A indicação da autoria de que trata o inciso I dar-se-á pelo nome e matrícula do servidor, e a materialidade pela descrição dos cargos, empregos ou funções públicas em situação de acumulação ilegal, dos órgãos ou entidades de vinculação, das datas de ingresso, do horário de trabalho e do correspondente regime jurídic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33§2."/><text:span text:style-name="T18">§ 2</text:span><text:span text:style-name="T24">o</text:span><text:span text:style-name="T18">  A comissão lavrará, até três dias após a publicação do ato que a constituiu, termo de indiciação em que serão transcritas as informações de que trata o parágrafo anterior, bem como promoverá a citação pessoal do servidor indiciado, ou por intermédio de sua chefia imediata, para, no prazo de cinco dias, apresentar defesa escrita, assegurando-se-lhe vista do processo na repartição, observado o disposto nos arts. 163 e 164.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33§3"/><text:span text:style-name="T11">§ 3</text:span><text:span text:style-name="T25">o</text:span><text:span text:style-name="T11">  Apresentada a defesa, a comissão elaborará relatório conclusivo quanto à inocência ou à responsabilidade do servidor, em que resumirá as peças principais dos autos, opinará sobre a licitude da acumulação em exame, indicará o respectivo dispositivo legal e remeterá o processo à autoridade instauradora, para julgament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4"/><text:span text:style-name="T11">§ 4</text:span><text:span text:style-name="T25">o</text:span><text:span text:style-name="T11">  No prazo de cinco dias, contados do recebimento do processo, a autoridade julgadora proferirá a sua decisão, aplicando-se, quando for o caso, o disposto no § 3</text:span><text:span text:style-name="T25">o</text:span><text:span text:style-name="T11"> do art. 167.</text:span><text:span text:style-name="Strong_20_Emphasis"><text:span text:style-name="T11">                 </text:span></text:span><text:a xlink:type="simple" xlink:href="https://www.planalto.gov.br/ccivil_03/leis/L9527.htm#art1" text:style-name="Internet_20_link" text:visited-style-name="Visited_20_Internet_20_Link"><text:span text:style-name="T11">(Incluído pela Lei nº 9.527, de 10.12.97)</text:span></text:a></text:p>
      <text:p text:style-name="P20"><text:bookmark text:name="art133§5"/><text:span text:style-name="T11">§ 5</text:span><text:span text:style-name="T25">o</text:span><text:span text:style-name="T11">  A opção pelo servidor até o último dia de prazo para defesa configurará sua boa-fé, hipótese em que se converterá automaticamente em pedido de exoneração do outro carg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6"/><text:span text:style-name="T11">§ 6</text:span><text:span text:style-name="T25">o</text:span><text:span text:style-name="T11">  Caracterizada a acumulação ilegal e provada a má-fé, aplicar-se-á a pena de demissão, destituição ou cassação de aposentadoria ou disponibilidade em relação aos cargos, empregos ou funções públicas em regime de acumulação ilegal, hipótese em que os órgãos ou entidades de vinculação serão comunicado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7"/><text:span text:style-name="T11">§ 7</text:span><text:span text:style-name="T25">o</text:span><text:span text:style-name="T11">  O prazo para a conclusão do processo administrativo disciplinar submetido ao rito sumário não excederá trinta dias, contados da data de publicação do ato que constituir a comissão, admitida a sua prorrogação por até quinze dias, quando as circunstâncias o exigirem.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8"/><text:span text:style-name="T11">§ 8</text:span><text:span text:style-name="T25">o</text:span><text:span text:style-name="T11">  O procedimento sumário rege-se pelas disposições deste artigo, observando-se, no que lhe for aplicável, subsidiariamente, as disposições dos Títulos IV e V desta Lei.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4"/><text:span text:style-name="T18">Art. 134.  Será cassada a aposentadoria ou a disponibilidade do inativo que houver praticado, na atividade, falta punível com a demissão.        </text:span><text:a xlink:type="simple" xlink:href="http://www.stf.jus.br/portal/peticaoInicial/verPeticaoInicial.asp?base=ADPF&amp;s1=418&amp;processo=418" text:style-name="Internet_20_link" text:visited-style-name="Visited_20_Internet_20_Link"><text:span text:style-name="T8">(Vide ADPF nº 418)</text:span></text:a></text:p>
      <text:p text:style-name="P43"><text:bookmark text:name="art135"/>Art. 135.  A destituição de cargo em comissão exercido por não ocupante de cargo efetivo será aplicada nos casos de infração sujeita às penalidades de suspensão e de demissão.</text:p>
      <text:p text:style-name="P34"><text:bookmark text:name="art135p"/>Parágrafo único.  Constatada a hipótese de que trata este artigo, a exoneração efetuada nos termos do art. 35 será convertida em destituição de cargo em comissão.</text:p>
      <text:p text:style-name="P43"><text:bookmark text:name="art136"/>Art. 136.  A demissão ou a destituição de cargo em comissão, nos casos dos incisos IV, VIII, X e XI do art. 132, implica a indisponibilidade dos bens e o ressarcimento ao erário, sem prejuízo da ação penal cabível.</text:p>
      <text:p text:style-name="P20"><text:bookmark text:name="art137"/><text:span text:style-name="T11">Art. 137.  A demissão ou a destituição de cargo em comissão, por infringência do art. 117, incisos IX e XI, incompatibiliza o ex-servidor para nova investidura em cargo público federal, pelo prazo de 5 (cinco) anos.         </text:span><text:a xlink:type="simple" xlink:href="http://www.stf.jus.br/portal/peticaoInicial/verPeticaoInicial.asp?base=ADI&amp;documento=&amp;s1=2975&amp;numProcesso=2975" text:style-name="Internet_20_link" text:visited-style-name="Visited_20_Internet_20_Link"><text:span text:style-name="T9">(Vide ADIN 2975)</text:span></text:a></text:p>
      <text:p text:style-name="P34"><text:bookmark text:name="art137p"/>Parágrafo único.  Não poderá retornar ao serviço público federal o servidor que for demitido ou destituído do cargo em comissão por infringência do art. 132, incisos I, IV, VIII, X e XI.</text:p>
      <text:p text:style-name="P34"><text:bookmark text:name="art138"/><text:soft-page-break/>Art. 138.  Configura abandono de cargo a ausência intencional do servidor ao serviço por mais de trinta dias consecutivos.</text:p>
      <text:p text:style-name="P34"><text:bookmark text:name="art139"/>Art. 139.  Entende-se por inassiduidade habitual a falta ao serviço, sem causa justificada, por sessenta dias, interpoladamente, durante o período de doze meses.</text:p>
      <text:p text:style-name="P48"><text:bookmark text:name="art140."/>Art. 140. O ato de imposição da penalidade mencionará sempre o fundamento legal e a causa da sanção disciplinar.</text:p>
      <text:p text:style-name="P20"><text:bookmark text:name="art140"/><text:span text:style-name="T18">Art. 140.  Na apuração de abandono de cargo ou inassiduidade habitual, também será adotado o procedimento sumário a que se refere o art. 133, observando-se especialmente que: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40i"/><text:span text:style-name="T11">I - a indicação da materialidade dar-se-á:</text:span><text:span text:style-name="Strong_20_Emphasis"><text:span text:style-name="T11">                </text:span></text:span><text:a xlink:type="simple" xlink:href="https://www.planalto.gov.br/ccivil_03/leis/L9527.htm#art1" text:style-name="Internet_20_link" text:visited-style-name="Visited_20_Internet_20_Link"><text:span text:style-name="T11">(Incluído pela Lei nº 9.527, de 10.12.97)</text:span></text:a></text:p>
      <text:p text:style-name="P20"><text:bookmark text:name="art140ia"/><text:span text:style-name="T11">a) na hipótese de abandono de cargo, pela indicação precisa do período de ausência intencional do servidor ao serviço superior a trinta dia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40ib"/><text:span text:style-name="T11">b) no caso de inassiduidade habitual, pela indicação dos dias de falta ao serviço sem causa justificada, por período igual ou superior a sessenta dias interpoladamente, durante o período de doze mese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40ii"/><text:span text:style-name="T11">II - após a apresentação da defesa a comissão elaborará relatório conclusivo quanto à inocência ou à responsabilidade do servidor, em que resumirá as peças principais dos autos, indicará o respectivo dispositivo legal, opinará, na hipótese de abandono de cargo, sobre a intencionalidade da ausência ao serviço superior a trinta dias e remeterá o processo à autoridade instauradora para julgamento</text:span><text:span text:style-name="T15">.                   </text:span><text:a xlink:type="simple" xlink:href="https://www.planalto.gov.br/ccivil_03/leis/L9527.htm#art1" text:style-name="Internet_20_link" text:visited-style-name="Visited_20_Internet_20_Link"><text:span text:style-name="T11">(Incluído pela Lei nº 9.527, de 10.12.97)</text:span></text:a></text:p>
      <text:p text:style-name="P34"><text:bookmark text:name="art141"/>Art. 141.  As penalidades disciplinares serão aplicadas:</text:p>
      <text:p text:style-name="P34"><text:bookmark text:name="art141i"/>I - pelo Presidente da República, pelos Presidentes das Casas do Poder Legislativo e dos Tribunais Federais e pelo Procurador-Geral da República, quando se tratar de demissão e cassação de aposentadoria ou disponibilidade de servidor vinculado ao respectivo Poder, órgão, ou entidade;</text:p>
      <text:p text:style-name="P34"><text:bookmark text:name="art141ii"/>II - pelas autoridades administrativas de hierarquia imediatamente inferior àquelas mencionadas no inciso anterior     quando se tratar de suspensão superior a 30 (trinta) dias;</text:p>
      <text:p text:style-name="P34"><text:bookmark text:name="art141iii"/>III - pelo chefe da repartição e outras autoridades na forma dos respectivos regimentos ou regulamentos, nos casos de advertência ou de suspensão de até 30 (trinta) dias;</text:p>
      <text:p text:style-name="P34"><text:bookmark text:name="art141iv"/>IV - pela autoridade que houver feito a nomeação, quando se tratar de destituição de cargo em comissão.</text:p>
      <text:p text:style-name="P34"><text:bookmark text:name="art142"/>Art. 142.  A ação disciplinar prescreverá:</text:p>
      <text:p text:style-name="P34"><text:bookmark text:name="art142i"/>I - em 5 (cinco) anos, quanto às infrações puníveis com demissão, cassação de aposentadoria ou disponibilidade e destituição de cargo em comissão;</text:p>
      <text:p text:style-name="P34"><text:bookmark text:name="art142ii"/>II - em 2 (dois) anos, quanto à suspensão;</text:p>
      <text:p text:style-name="P34"><text:bookmark text:name="art142iii"/>III - em 180 (cento e oitenta) dias, quanto à advertência.</text:p>
      <text:p text:style-name="P34"><text:bookmark text:name="art142§1"/>§ 1<text:span text:style-name="T57">o</text:span>  O prazo de prescrição começa a correr da data em que o fato se tornou conhecido.</text:p>
      <text:p text:style-name="P34"><text:bookmark text:name="art142§2"/>§ 2<text:span text:style-name="T57">o</text:span>  Os prazos de prescrição previstos na lei penal aplicam-se às infrações disciplinares capituladas também como crime.</text:p>
      <text:p text:style-name="P34"><text:bookmark text:name="art142§3"/>§ 3<text:span text:style-name="T57">o</text:span>  A abertura de sindicância ou a instauração de processo disciplinar interrompe a prescrição, até a decisão final proferida por autoridade competente.</text:p>
      <text:p text:style-name="P34"><text:bookmark text:name="art142§4"/>§ 4<text:span text:style-name="T57">o</text:span>  Interrompido o curso da prescrição, o prazo começará a correr a partir do dia em que cessar a interrupção.</text:p>
      <text:p text:style-name="P25"><text:bookmark text:name="titulov"/><text:span text:style-name="Strong_20_Emphasis"><text:span text:style-name="T11">Título V</text:span></text:span></text:p>
      <text:p text:style-name="P25"><text:span text:style-name="Strong_20_Emphasis"><text:span text:style-name="T11">Do Processo Administrativo Disciplinar</text:span></text:span></text:p>
      <text:p text:style-name="P25"><text:span text:style-name="Strong_20_Emphasis"><text:span text:style-name="T11">Capítulo I</text:span></text:span></text:p>
      <text:p text:style-name="P25"><text:soft-page-break/><text:span text:style-name="Strong_20_Emphasis"><text:span text:style-name="T11">Disposições Gerais</text:span></text:span></text:p>
      <text:p text:style-name="P43"><text:bookmark text:name="art143"/>Art. 143.  A autoridade que tiver ciência de irregularidade no serviço público é obrigada a promover a sua apuração imediata, mediante sindicância ou processo administrativo disciplinar, assegurada ao acusado ampla defesa.</text:p>
      <text:p text:style-name="P20"><text:bookmark text:name="art143§1"/><text:span text:style-name="T37">§ 1</text:span><text:span text:style-name="T44">o</text:span><text:span text:style-name="T37">  Compete ao órgão central do SIPEC supervisionar e fiscalizar o cumprimento do disposto neste artigo.                 </text:span><text:a xlink:type="simple" xlink:href="https://www.planalto.gov.br/ccivil_03/leis/L9527.htm#art1" text:style-name="Internet_20_link" text:visited-style-name="Visited_20_Internet_20_Link">(Incluído pela Lei nº 9.527, de 10.12.97)</text:a><text:span text:style-name="T18">                  </text:span><text:a xlink:type="simple" xlink:href="https://www.planalto.gov.br/ccivil_03/_Ato2004-2006/2005/Lei/L11204.htm#art18" text:style-name="Internet_20_link" text:visited-style-name="Visited_20_Internet_20_Link"><text:span text:style-name="T11">(Revogado pela Lei nº 11.204, de 2005)</text:span></text:a></text:p>
      <text:p text:style-name="P20"><text:bookmark text:name="art143§2"/><text:span text:style-name="T28">§ 2</text:span><text:span text:style-name="T40">o</text:span><text:span text:style-name="T28">  Constatada a omissão no cumprimento da obrigação a que se refere o </text:span><text:span text:style-name="T32">caput</text:span><text:span text:style-name="T28"> deste artigo, o titular do órgão central do SIPEC designará a comissão de que trata o art. 149.               </text:span><text:a xlink:type="simple" xlink:href="https://www.planalto.gov.br/ccivil_03/leis/L9527.htm#art1" text:style-name="Internet_20_link" text:visited-style-name="Visited_20_Internet_20_Link">(Incluído pela Lei nº 9.527, de 10.12.97</text:a><text:a xlink:type="simple" xlink:href="https://www.planalto.gov.br/ccivil_03/leis/L9527.htm#art143§1" text:style-name="Internet_20_link" text:visited-style-name="Visited_20_Internet_20_Link"><text:span text:style-name="T8">)</text:span></text:a><text:span text:style-name="T18">                  </text:span><text:a xlink:type="simple" xlink:href="https://www.planalto.gov.br/ccivil_03/_Ato2004-2006/2005/Lei/L11204.htm#art18" text:style-name="Internet_20_link" text:visited-style-name="Visited_20_Internet_20_Link"><text:span text:style-name="T11">(Revogado pela Lei nº 11.204, de 2005)</text:span></text:a></text:p>
      <text:p text:style-name="P20"><text:bookmark text:name="art143§3"/><text:span text:style-name="T11">§ 3</text:span><text:span text:style-name="T25">o</text:span><text:span text:style-name="T11"> A apuração de que trata o </text:span><text:span text:style-name="T14">caput</text:span><text:span text:style-name="T11">, por solicitação da autoridade a que se refere, poderá ser promovida por autoridade de órgão ou entidade diverso daquele em que tenha ocorrido a irregularidade, mediante competência específica para tal finalidade, delegada em caráter permanente ou temporário pelo Presidente da República, pelos presidentes das Casas do Poder Legislativo e dos Tribunais Federais e pelo Procurador-Geral da República, no âmbito do respectivo Poder, órgão ou entidade, preservadas as competências para o julgamento que se seguir à apuração.                 </text:span><text:a xlink:type="simple" xlink:href="https://www.planalto.gov.br/ccivil_03/leis/L9527.htm#art1" text:style-name="Internet_20_link" text:visited-style-name="Visited_20_Internet_20_Link"><text:span text:style-name="T9">(Incluído pela Lei nº 9.527, de 10.12.97)</text:span></text:a></text:p>
      <text:p text:style-name="P34"><text:bookmark text:name="art144"/>Art. 144.  As denúncias sobre irregularidades serão objeto de apuração, desde que contenham a identificação e o endereço do denunciante e sejam formuladas por escrito, confirmada a autenticidade.</text:p>
      <text:p text:style-name="P34"><text:bookmark text:name="art144p"/>Parágrafo único.  Quando o fato narrado não configurar evidente infração disciplinar ou ilícito penal, a denúncia será arquivada, por falta de objeto.</text:p>
      <text:p text:style-name="P34"><text:bookmark text:name="art145"/>Art. 145.  Da sindicância poderá resultar:</text:p>
      <text:p text:style-name="P34"><text:bookmark text:name="art142§5"/>I - arquivamento do processo;</text:p>
      <text:p text:style-name="P34"><text:bookmark text:name="art145ii"/>II - aplicação de penalidade de advertência ou suspensão de até 30 (trinta) dias;</text:p>
      <text:p text:style-name="P34"><text:bookmark text:name="art145iii"/>III - instauração de processo disciplinar.</text:p>
      <text:p text:style-name="P34"><text:bookmark text:name="art145p"/>Parágrafo único.  O prazo para conclusão da sindicância não excederá 30 (trinta) dias, podendo ser prorrogado por igual período, a critério da autoridade superior.</text:p>
      <text:p text:style-name="P34"><text:bookmark text:name="art146"/>Art. 146.  Sempre que o ilícito praticado pelo servidor ensejar a imposição de penalidade de suspensão por mais de 30 (trinta) dias, de demissão, cassação de aposentadoria ou disponibilidade, ou destituição de cargo em comissão, será obrigatória a instauração de processo disciplinar.</text:p>
      <text:p text:style-name="P25"><text:span text:style-name="Strong_20_Emphasis"><text:span text:style-name="T11">Capítulo II</text:span></text:span></text:p>
      <text:p text:style-name="P25"><text:span text:style-name="Strong_20_Emphasis"><text:span text:style-name="T11">Do Afastamento Preventivo</text:span></text:span></text:p>
      <text:p text:style-name="P43"><text:bookmark text:name="art147"/>Art. 147.  Como medida cautelar e a fim de que o servidor não venha a influir na apuração da irregularidade, a          autoridade instauradora do processo disciplinar poderá determinar o seu afastamento do exercício do cargo, pelo prazo de até 60 (sessenta) dias, sem prejuízo da remuneração.</text:p>
      <text:p text:style-name="P34"><text:bookmark text:name="art1457p"/>Parágrafo único. O afastamento poderá ser prorrogado por igual prazo, findo o qual cessarão os seus efeitos, ainda que não concluído o processo.</text:p>
      <text:p text:style-name="P25"><text:span text:style-name="Strong_20_Emphasis"><text:span text:style-name="T11">Capítulo III</text:span></text:span></text:p>
      <text:p text:style-name="P25"><text:span text:style-name="Strong_20_Emphasis"><text:span text:style-name="T11">Do Processo Disciplinar</text:span></text:span></text:p>
      <text:p text:style-name="P43"><text:bookmark text:name="art148"/>Art. 148.  O processo disciplinar é o instrumento destinado a apurar responsabilidade de servidor por infração praticada no exercício de suas atribuições, ou que tenha relação com as atribuições do cargo em que se encontre investido.</text:p>
      <text:p text:style-name="P48"><text:bookmark text:name="art149."/>Art. 149. O processo disciplinar será conduzido por comissão composta de 3 (três) servidores estáveis designados pela autoridade competente, que indicará, dentre eles, o Presidente.</text:p>
      <text:p text:style-name="P20"><text:bookmark text:name="art149"/><text:span text:style-name="T18">Art. 149.  O processo disciplinar será conduzido por comissão composta de três servidores estáveis designados pela autoridade competente, observado o disposto no § 3</text:span><text:span text:style-name="T24">o</text:span><text:span text:style-name="T18"> do art. 143, que indicará, dentre eles, o seu presidente, que deverá ser ocupante de cargo efetivo superior ou de mesmo nível, ou ter nível de escolaridade igual ou superior ao do indiciado.</text:span><text:span text:style-name="Strong_20_Emphasis"><text:span text:style-name="T18">                     </text:span></text:span><text:a xlink:type="simple" xlink:href="https://www.planalto.gov.br/ccivil_03/leis/L9527.htm#art1" text:style-name="Internet_20_link" text:visited-style-name="Visited_20_Internet_20_Link"><text:span text:style-name="T18">(Redação dada pela Lei nº 9.527, de 10.12.97)</text:span></text:a></text:p>
      <text:p text:style-name="P34"><text:bookmark text:name="art149§1"/>§ 1<text:span text:style-name="T57">o</text:span>  A Comissão terá como secretário servidor designado pelo seu presidente, podendo a indicação recair em um de seus membros.</text:p>
      <text:p text:style-name="P34"><text:bookmark text:name="art149§2"/><text:soft-page-break/>§ 2<text:span text:style-name="T57">o</text:span>  Não poderá participar de comissão de sindicância ou de inquérito, cônjuge, companheiro ou parente do acusado, consangüíneo ou afim, em linha reta ou colateral, até o terceiro grau.</text:p>
      <text:p text:style-name="P34"><text:bookmark text:name="art150"/>Art. 150.  A Comissão exercerá suas atividades com independência e imparcialidade, assegurado o sigilo necessário à elucidação do fato ou exigido pelo interesse da administração.</text:p>
      <text:p text:style-name="P34"><text:bookmark text:name="art150p"/>Parágrafo único.  As reuniões e as audiências das comissões terão caráter reservado.</text:p>
      <text:p text:style-name="P34"><text:bookmark text:name="art151"/>Art. 151.  O processo disciplinar se desenvolve nas seguintes fases:</text:p>
      <text:p text:style-name="P34"><text:bookmark text:name="art151i"/>I - instauração, com a publicação do ato que constituir a comissão;</text:p>
      <text:p text:style-name="P34"><text:bookmark text:name="art151ii"/>II - inquérito administrativo, que compreende instrução, defesa e relatório;</text:p>
      <text:p text:style-name="P34"><text:bookmark text:name="art151iii"/>III - julgamento.</text:p>
      <text:p text:style-name="P34"><text:bookmark text:name="art152"/>Art. 152.  O prazo para a conclusão do processo disciplinar não excederá 60 (sessenta) dias, contados da data de publicação do ato que constituir a comissão, admitida a sua prorrogação por igual prazo, quando as circunstâncias o exigirem.</text:p>
      <text:p text:style-name="P34"><text:bookmark text:name="art152§1"/>§ 1<text:span text:style-name="T57">o</text:span>  Sempre que necessário, a comissão dedicará tempo integral aos seus trabalhos, ficando seus membros dispensados do ponto, até a entrega do relatório final.</text:p>
      <text:p text:style-name="P34"><text:bookmark text:name="art152§2"/>§ 2<text:span text:style-name="T57">o</text:span>  As reuniões da comissão serão registradas em atas que deverão detalhar as deliberações adotadas.</text:p>
      <text:p text:style-name="P25"><text:span text:style-name="Strong_20_Emphasis"><text:span text:style-name="T11">Seção I</text:span></text:span></text:p>
      <text:p text:style-name="P25"><text:span text:style-name="Strong_20_Emphasis"><text:span text:style-name="T11">Do Inquérito</text:span></text:span></text:p>
      <text:p text:style-name="P34"><text:bookmark text:name="art153"/>Art. 153.  O inquérito administrativo obedecerá ao princípio do contraditório, assegurada ao acusado ampla defesa, com a utilização dos meios e recursos admitidos em direito.</text:p>
      <text:p text:style-name="P34"><text:bookmark text:name="art154"/>Art. 154.  Os autos da sindicância integrarão o processo disciplinar, como peça informativa da instrução.</text:p>
      <text:p text:style-name="P34"><text:bookmark text:name="art154p"/>Parágrafo único.  Na hipótese de o relatório da sindicância concluir que a infração está capitulada como ilícito penal, a autoridade competente encaminhará cópia dos autos ao Ministério Público, independentemente da imediata instauração do processo disciplinar.</text:p>
      <text:p text:style-name="P34"><text:bookmark text:name="art155"/>Art. 155.  Na fase do inquérito, a comissão promoverá a tomada de depoimentos, acareações, investigações e diligências cabíveis, objetivando a coleta de prova, recorrendo, quando necessário, a técnicos e peritos, de modo a permitir a completa elucidação dos fatos.</text:p>
      <text:p text:style-name="P34"><text:bookmark text:name="art156"/>Art. 156.  É assegurado ao servidor o direito de acompanhar o processo pessoalmente ou por intermédio de procurador, arrolar e reinquirir testemunhas, produzir provas e contraprovas e formular quesitos, quando se tratar de prova pericial.</text:p>
      <text:p text:style-name="P34"><text:bookmark text:name="art156§1"/>§ 1<text:span text:style-name="T57">o</text:span>  O presidente da comissão poderá denegar pedidos considerados impertinentes, meramente protelatórios, ou de nenhum interesse para o esclarecimento dos fatos.</text:p>
      <text:p text:style-name="P34"><text:bookmark text:name="art156§2"/>§ 2<text:span text:style-name="T57">o</text:span>  Será indeferido o pedido de prova pericial, quando a comprovação do fato independer de conhecimento especial de perito.</text:p>
      <text:p text:style-name="P34"><text:bookmark text:name="art157"/>Art. 157.  As testemunhas serão intimadas a depor mediante mandado expedido pelo presidente da comissão, devendo a segunda via, com o ciente do interessado, ser anexado aos autos.</text:p>
      <text:p text:style-name="P34"><text:bookmark text:name="art157p"/>Parágrafo único.  Se a testemunha for servidor público, a expedição do mandado será imediatamente comunicada ao chefe da repartição onde serve, com a indicação do dia e hora marcados para inquirição.</text:p>
      <text:p text:style-name="P34"><text:bookmark text:name="art158"/>Art. 158.  O depoimento será prestado oralmente e reduzido a termo, não sendo lícito à testemunha trazê-lo por escrito.</text:p>
      <text:p text:style-name="P34"><text:bookmark text:name="art158§1"/>§ 1<text:span text:style-name="T57">o</text:span>  As testemunhas serão inquiridas separadamente.</text:p>
      <text:p text:style-name="P34"><text:bookmark text:name="art158§2"/>§ 2<text:span text:style-name="T57">o</text:span>  Na hipótese de depoimentos contraditórios ou que se infirmem, proceder-se-á à acareação entre os depoentes.</text:p>
      <text:p text:style-name="P34"><text:bookmark text:name="art159"/><text:soft-page-break/>Art. 159.  Concluída a inquirição das testemunhas, a comissão promoverá o interrogatório do acusado, observados os procedimentos previstos nos arts. 157 e 158.</text:p>
      <text:p text:style-name="P34"><text:bookmark text:name="art159§1"/>§ 1<text:span text:style-name="T57">o</text:span>  No caso de mais de um acusado, cada um deles será ouvido separadamente, e sempre que divergirem em suas declarações sobre fatos ou circunstâncias, será promovida a acareação entre eles.</text:p>
      <text:p text:style-name="P34"><text:bookmark text:name="art159§2"/>§ 2<text:span text:style-name="T57">o</text:span>  O procurador do acusado poderá assistir ao interrogatório, bem como à inquirição das testemunhas, sendo-lhe vedado interferir nas perguntas e respostas, facultando-se-lhe, porém, reinquiri-las, por intermédio do presidente da comissão.</text:p>
      <text:p text:style-name="P34"><text:bookmark text:name="art160"/>Art. 160.  Quando houver dúvida sobre a sanidade mental do acusado, a comissão proporá à autoridade competente que ele seja submetido a exame por junta médica oficial, da qual participe pelo menos um médico psiquiatra.</text:p>
      <text:p text:style-name="P34"><text:bookmark text:name="art160p"/>Parágrafo único.  O incidente de sanidade mental será processado em auto apartado e apenso ao processo principal, após a expedição do laudo pericial.</text:p>
      <text:p text:style-name="P34"><text:bookmark text:name="art161"/>Art. 161.  Tipificada a infração disciplinar, será formulada a indiciação do servidor, com a especificação dos fatos a ele imputados e das respectivas provas.</text:p>
      <text:p text:style-name="P34"><text:bookmark text:name="art161§1"/>§ 1<text:span text:style-name="T57">o</text:span>  O indiciado será citado por mandado expedido pelo presidente da comissão para apresentar defesa escrita, no prazo de 10 (dez) dias, assegurando-se-lhe vista do processo na repartição.</text:p>
      <text:p text:style-name="P34"><text:bookmark text:name="art161§2"/>§ 2<text:span text:style-name="T57">o</text:span>  Havendo dois ou mais indiciados, o prazo será comum e de 20 (vinte) dias.</text:p>
      <text:p text:style-name="P34"><text:bookmark text:name="art161§3"/>§ 3<text:span text:style-name="T57">o</text:span>  O prazo de defesa poderá ser prorrogado pelo dobro, para diligências reputadas indispensáveis.</text:p>
      <text:p text:style-name="P34"><text:bookmark text:name="art161§4"/>§ 4<text:span text:style-name="T57">o</text:span>  No caso de recusa do indiciado em apor o ciente na cópia da citação, o prazo para defesa contar-se-á da data declarada, em termo próprio, pelo membro da comissão que fez a citação, com a assinatura de (2) duas testemunhas.</text:p>
      <text:p text:style-name="P34"><text:bookmark text:name="art162"/>Art. 162.  O indiciado que mudar de residência fica obrigado a comunicar à comissão o lugar onde poderá ser encontrado.</text:p>
      <text:p text:style-name="P34"><text:bookmark text:name="art163"/>Art. 163.  Achando-se o indiciado em lugar incerto e não sabido, será citado por edital, publicado no Diário Oficial da União e em jornal de grande circulação na localidade do último domicílio conhecido, para apresentar defesa.</text:p>
      <text:p text:style-name="P34"><text:bookmark text:name="art163p"/>Parágrafo único.  Na hipótese deste artigo, o prazo para defesa será de 15 (quinze) dias a partir da última publicação do edital.</text:p>
      <text:p text:style-name="P34"><text:bookmark text:name="art164"/>Art. 164.  Considerar-se-á revel o indiciado que, regularmente citado, não apresentar defesa no prazo legal.</text:p>
      <text:p text:style-name="P34"><text:bookmark text:name="art164§1"/>§ 1<text:span text:style-name="T57">o</text:span>  A revelia será declarada, por termo, nos autos do processo e devolverá o prazo para a defesa.</text:p>
      <text:p text:style-name="P48"><text:bookmark text:name="art164§2."/>§ 2º Para defender o indiciado revel, a autoridade instauradora do processo designará um servidor como defensor dativo, ocupante de cargo de nível igual ou superior ao do indiciado.</text:p>
      <text:p text:style-name="P20"><text:bookmark text:name="art164§2"/><text:span text:style-name="T18">§ 2</text:span><text:span text:style-name="T24">o</text:span><text:span text:style-name="T18">  Para defender o indiciado revel, a autoridade instauradora do processo designará um servidor como defensor dativo, que deverá ser ocupante de cargo efetivo superior ou de mesmo nível, ou ter nível de escolaridade igual ou superior ao do indiciad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65"/>Art. 165.  Apreciada a defesa, a comissão elaborará relatório minucioso, onde resumirá as peças principais dos autos e mencionará as provas em que se baseou para formar a sua convicção.</text:p>
      <text:p text:style-name="P34"><text:bookmark text:name="art165§1"/>§ 1<text:span text:style-name="T57">o</text:span>  O relatório será sempre conclusivo quanto à inocência ou à responsabilidade do servidor.</text:p>
      <text:p text:style-name="P34"><text:bookmark text:name="art165§2"/>§ 2<text:span text:style-name="T57">o</text:span>  Reconhecida a responsabilidade do servidor, a comissão indicará o dispositivo legal ou regulamentar transgredido, bem como as circunstâncias agravantes ou atenuantes.</text:p>
      <text:p text:style-name="P34"><text:bookmark text:name="art166"/>Art. 166.  O processo disciplinar, com o relatório da comissão, será remetido à autoridade que determinou a sua instauração, para julgamento.</text:p>
      <text:p text:style-name="P25"><text:span text:style-name="Strong_20_Emphasis"><text:span text:style-name="T11">Seção II</text:span></text:span></text:p>
      <text:p text:style-name="P25"><text:soft-page-break/><text:span text:style-name="Strong_20_Emphasis"><text:span text:style-name="T11">Do Julgamento</text:span></text:span></text:p>
      <text:p text:style-name="P34"><text:bookmark text:name="art167"/>Art. 167. No prazo de 20 (vinte) dias, contados do recebimento do processo, a autoridade julgadora proferirá a sua decisão.</text:p>
      <text:p text:style-name="P34"><text:bookmark text:name="art167§1"/>§ 1<text:span text:style-name="T57">o</text:span>  Se a penalidade a ser aplicada exceder a alçada da autoridade instauradora do processo, este será encaminhado à autoridade competente, que decidirá em igual prazo.</text:p>
      <text:p text:style-name="P34"><text:bookmark text:name="art167§2"/>§ 2<text:span text:style-name="T57">o</text:span>  Havendo mais de um indiciado e diversidade de sanções, o julgamento caberá à autoridade competente para a imposição da pena mais grave.</text:p>
      <text:p text:style-name="P34"><text:bookmark text:name="art167§3"/>§ 3<text:span text:style-name="T57">o</text:span>  Se a penalidade prevista for a demissão ou cassação de aposentadoria ou disponibilidade, o julgamento caberá às autoridades de que trata o inciso I do art. 141.</text:p>
      <text:p text:style-name="P20"><text:bookmark text:name="art167§4"/><text:span text:style-name="T18">§ 4</text:span><text:span text:style-name="T24">o</text:span><text:span text:style-name="T18">  Reconhecida pela comissão a inocência do servidor, a autoridade instauradora do processo determinará o seu arquivamento, salvo se flagrantemente contrária à prova dos autos.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68"/>Art. 168.  O julgamento acatará o relatório da comissão, salvo quando contrário às provas dos autos.</text:p>
      <text:p text:style-name="P34"><text:bookmark text:name="art168p"/>Parágrafo único.  Quando o relatório da comissão contrariar as provas dos autos, a autoridade julgadora poderá, motivadamente, agravar a penalidade proposta, abrandá-la ou isentar o servidor de responsabilidade.</text:p>
      <text:p text:style-name="P48"><text:bookmark text:name="art169."/>Art. 169. Verificada a existência de vício insanável, a autoridade julgadora declarará a nulidade total ou parcial do processo e ordenará a constituição de outra comissão, para instauração de novo processo.</text:p>
      <text:p text:style-name="P20"><text:bookmark text:name="art169"/><text:span text:style-name="T18">Art. 169.  Verificada a ocorrência de vício insanável, a autoridade que determinou a instauração do processo ou outra de hierarquia superior declarará a sua nulidade, total ou parcial, e ordenará, no mesmo ato, a constituição de outra comissão para instauração de novo process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69§1"/>§ 1<text:span text:style-name="T57">o</text:span>  O julgamento fora do prazo legal não implica nulidade do processo.</text:p>
      <text:p text:style-name="P34"><text:bookmark text:name="art169§2"/>§ 2<text:span text:style-name="T57">o</text:span>  A autoridade julgadora que der causa à prescrição de que trata o art. 142, § 2<text:span text:style-name="T57">o</text:span>, será responsabilizada na forma do Capítulo IV do Título IV.</text:p>
      <text:p text:style-name="P34"><text:bookmark text:name="art170"/>Art. 170.  Extinta a punibilidade pela prescrição, a autoridade julgadora determinará o registro do fato nos assentamentos individuais do servidor.</text:p>
      <text:p text:style-name="P34"><text:bookmark text:name="art171"/>Art. 171.  Quando a infração estiver capitulada como crime, o processo disciplinar será remetido ao Ministério Público para instauração da ação penal, ficando trasladado na repartição.</text:p>
      <text:p text:style-name="P34"><text:bookmark text:name="art172"/>Art. 172.  O servidor que responder a processo disciplinar só poderá ser exonerado a pedido, ou aposentado voluntariamente, após a conclusão do processo e o cumprimento da penalidade, acaso aplicada.</text:p>
      <text:p text:style-name="P34"><text:bookmark text:name="art170p"/>Parágrafo único.  Ocorrida a exoneração de que trata o parágrafo único, inciso I do art. 34, o ato será convertido em demissão, se for o caso.</text:p>
      <text:p text:style-name="P34"><text:bookmark text:name="art173"/>Art. 173.  Serão assegurados transporte e diárias:</text:p>
      <text:p text:style-name="P34"><text:bookmark text:name="art173i"/>I - ao servidor convocado para prestar depoimento fora da sede de sua repartição, na condição de testemunha, denunciado ou indiciado;</text:p>
      <text:p text:style-name="P34"><text:bookmark text:name="art173ii"/>II - aos membros da comissão e ao secretário, quando obrigados a se deslocarem da sede dos trabalhos para a realização de missão essencial ao esclarecimento dos fatos.</text:p>
      <text:p text:style-name="P25"><text:span text:style-name="Strong_20_Emphasis"><text:span text:style-name="T11">Seção III</text:span></text:span></text:p>
      <text:p text:style-name="P25"><text:span text:style-name="Strong_20_Emphasis"><text:span text:style-name="T11">Da Revisão do Processo</text:span></text:span></text:p>
      <text:p text:style-name="P34"><text:bookmark text:name="art174"/>Art. 174.  O processo disciplinar poderá ser revisto, a qualquer tempo, a pedido ou de ofício, quando se aduzirem     fatos novos ou circunstâncias suscetíveis de justificar a inocência do punido ou a inadequação da penalidade aplicada.</text:p>
      <text:p text:style-name="P34"><text:bookmark text:name="art174§1"/>§ 1<text:span text:style-name="T57">o</text:span>  Em caso de falecimento, ausência ou desaparecimento do servidor, qualquer pessoa da família poderá requerer a revisão do processo.</text:p>
      <text:p text:style-name="P34"><text:bookmark text:name="art174§2"/><text:soft-page-break/>§ 2<text:span text:style-name="T57">o</text:span>  No caso de incapacidade mental do servidor, a revisão será requerida pelo respectivo curador.</text:p>
      <text:p text:style-name="P34"><text:bookmark text:name="art175"/>Art. 175.  No processo revisional, o ônus da prova cabe ao requerente.</text:p>
      <text:p text:style-name="P34"><text:bookmark text:name="art176"/>Art. 176.  A simples alegação de injustiça da penalidade não constitui fundamento para a revisão, que requer elementos novos, ainda não apreciados no processo originário.</text:p>
      <text:p text:style-name="P34"><text:bookmark text:name="art177"/>Art. 177.  O requerimento de revisão do processo será dirigido ao Ministro de Estado ou autoridade equivalente, que, se autorizar a revisão, encaminhará o pedido ao dirigente do órgão ou entidade onde se originou o processo disciplinar.</text:p>
      <text:p text:style-name="P34"><text:bookmark text:name="art177p"/>Parágrafo único.  Deferida a petição, a autoridade competente providenciará a constituição de comissão, na forma do art. 149.</text:p>
      <text:p text:style-name="P34"><text:bookmark text:name="art178"/>Art. 178.  A revisão correrá em apenso ao processo originário.</text:p>
      <text:p text:style-name="P34"><text:bookmark text:name="art178p"/>Parágrafo único. Na petição inicial, o requerente pedirá dia e hora para a produção de provas e inquirição das testemunhas que arrolar.</text:p>
      <text:p text:style-name="P34"><text:bookmark text:name="art179"/>Art. 179.  A comissão revisora terá 60 (sessenta) dias para a conclusão dos trabalhos.</text:p>
      <text:p text:style-name="P34"><text:bookmark text:name="art180"/>Art. 180.  Aplicam-se aos trabalhos da comissão revisora, no que couber, as normas e procedimentos próprios da comissão do processo disciplinar.</text:p>
      <text:p text:style-name="P34"><text:bookmark text:name="art181"/>Art. 181.  O julgamento caberá à autoridade que aplicou a penalidade, nos termos do art. 141.</text:p>
      <text:p text:style-name="P34"><text:bookmark text:name="art181p"/>Parágrafo único.  O prazo para julgamento será de 20 (vinte) dias, contados do recebimento do processo, no curso do qual a autoridade julgadora poderá determinar diligências.</text:p>
      <text:p text:style-name="P34"><text:bookmark text:name="art182"/>Art. 182.  Julgada procedente a revisão, será declarada sem efeito a penalidade aplicada, restabelecendo-se todos os direitos do servidor, exceto em relação à destituição do cargo em comissão, que será convertida em exoneração.</text:p>
      <text:p text:style-name="P34"><text:bookmark text:name="art182p"/>Parágrafo único.  Da revisão do processo não poderá resultar agravamento de penalidade.</text:p>
      <text:p text:style-name="P25"><text:bookmark text:name="titulovi"/><text:span text:style-name="Strong_20_Emphasis"><text:span text:style-name="T11">Título VI</text:span></text:span></text:p>
      <text:p text:style-name="P25"><text:span text:style-name="Strong_20_Emphasis"><text:span text:style-name="T11">Da Seguridade Social do Servidor</text:span></text:span></text:p>
      <text:p text:style-name="P25"><text:span text:style-name="Strong_20_Emphasis"><text:span text:style-name="T11">Capítulo I</text:span></text:span></text:p>
      <text:p text:style-name="P25"><text:span text:style-name="Strong_20_Emphasis"><text:span text:style-name="T11">Disposições Gerais</text:span></text:span></text:p>
      <text:p text:style-name="P43"><text:bookmark text:name="art183"/>Art. 183.  A União manterá Plano de Seguridade Social para o servidor e sua família.</text:p>
      <text:p text:style-name="P20"><text:bookmark text:name="art183p"/><text:span text:style-name="T37">Parágrafo único. O servidor ocupante de cargo em comissão que não seja, simultaneamente, ocupante de cargo ou emprego efetivo na administração pública direta, autárquica e fundacional, não terá direito aos benefícios do Plano de Seguridade Social, com exceção da assistência à saúde.                   </text:span><text:a xlink:type="simple" xlink:href="https://www.planalto.gov.br/ccivil_03/leis/L8647.htm#art183p" text:style-name="Internet_20_link" text:visited-style-name="Visited_20_Internet_20_Link">(Parágrafo incluído pela Lei nº 8.647, de 13 de abril de 1993)</text:a></text:p>
      <text:p text:style-name="P20"><text:bookmark text:name="art183§1"/><text:span text:style-name="T11">§ 1</text:span><text:span text:style-name="T25">o</text:span><text:span text:style-name="T11"> O servidor ocupante de cargo em comissão que não seja, simultaneamente, ocupante de cargo ou emprego efetivo na administração pública direta, autárquica e fundacional não terá direito aos benefícios do Plano de Seguridade Social, com exceção da assistência à saúde.                    </text:span><text:a xlink:type="simple" xlink:href="https://www.planalto.gov.br/ccivil_03/leis/2003/L10.667.htm#art183" text:style-name="Internet_20_link" text:visited-style-name="Visited_20_Internet_20_Link"><text:span text:style-name="T9">(Redação dada pela Lei nº 10.667, de 14.5.2003)</text:span></text:a></text:p>
      <text:p text:style-name="P20"><text:bookmark text:name="art183§2"/><text:span text:style-name="T28">§ 2</text:span><text:span text:style-name="T39">o</text:span><text:span text:style-name="T28"> O servidor afastado ou licenciado do cargo efetivo, sem direito à remuneração, inclusive para servir em organismo oficial internacional do qual o Brasil seja membro efetivo ou com o qual coopere, ainda que contribua para regime de previdência social no exterior, terá suspenso o seu vínculo com o regime do Plano de Seguridade Social do Servidor Público enquanto durar o afastamento ou a licença, não lhes assistindo, neste período, os benefícios do mencionado regime de previdência.                  </text:span><text:a xlink:type="simple" xlink:href="https://www.planalto.gov.br/ccivil_03/leis/2003/L10.667.htm#art183" text:style-name="Internet_20_link" text:visited-style-name="Visited_20_Internet_20_Link">(Incluído pela Lei nº 10.667, de 14.5.2003)</text:a><text:span text:style-name="T28">                     </text:span><text:a xlink:type="simple" xlink:href="https://www.planalto.gov.br/ccivil_03/_Ato2015-2018/2015/Mpv/mpv689.htm#art1" text:style-name="Internet_20_link" text:visited-style-name="Visited_20_Internet_20_Link">(Revogado pela Medida Provisória nº 689, de 2015)</text:a><text:span text:style-name="T28">             </text:span><text:a xlink:type="simple" xlink:href="https://www.planalto.gov.br/ccivil_03/_Ato2015-2018/2015/Mpv/mpv689.htm#art3" text:style-name="Internet_20_link" text:visited-style-name="Visited_20_Internet_20_Link">(Produção de efeito)</text:a><text:span text:style-name="T28"> </text:span><text:span text:style-name="T11">              </text:span><text:a xlink:type="simple" xlink:href="https://www.planalto.gov.br/ccivil_03/_Ato2015-2018/2016/Congresso/adc-001-mpv689.htm" text:style-name="Internet_20_link" text:visited-style-name="Visited_20_Internet_20_Link"><text:span text:style-name="T9">(Vigência encerrada)</text:span></text:a></text:p>
      <text:p text:style-name="P20"><text:bookmark text:name="art183§2."/><text:span text:style-name="T11">§ 2</text:span><text:span text:style-name="T25">o</text:span><text:span text:style-name="T11"> O servidor afastado ou licenciado do cargo efetivo, sem direito à remuneração, inclusive para servir em organismo oficial internacional do qual o Brasil seja membro efetivo ou com o qual coopere, ainda que contribua para regime de previdência social no exterior, terá suspenso o seu vínculo com o regime do Plano </text:span><text:soft-page-break/><text:span text:style-name="T11">de Seguridade Social do Servidor Público enquanto durar o afastamento ou a licença, não lhes assistindo, neste período, os benefícios do mencionado regime de previdência.                   </text:span><text:a xlink:type="simple" xlink:href="https://www.planalto.gov.br/ccivil_03/leis/2003/L10.667.htm#art183" text:style-name="Internet_20_link" text:visited-style-name="Visited_20_Internet_20_Link"><text:span text:style-name="T9">(Incluído pela Lei nº 10.667, de 14.5.2003)</text:span></text:a></text:p>
      <text:p text:style-name="P20"><text:bookmark text:name="art183§3"/><text:span text:style-name="T28">§ 3</text:span><text:span text:style-name="T39">o</text:span><text:span text:style-name="T28"> Será assegurada ao servidor licenciado ou afastado sem remuneração a manutenção da vinculação ao regime do Plano de Seguridade Social do Servidor Público, mediante o recolhimento mensal da respectiva contribuição, no mesmo percentual devido pelos servidores em atividade, incidente sobre a remuneração total do cargo a que faz jus no exercício de suas atribuições, computando-se, para esse efeito, inclusive, as vantagens pessoais.                 </text:span><text:a xlink:type="simple" xlink:href="https://www.planalto.gov.br/ccivil_03/leis/2003/L10.667.htm#art183" text:style-name="Internet_20_link" text:visited-style-name="Visited_20_Internet_20_Link">(Incluído pela Lei nº 10.667, de 14.5.2003)</text:a></text:p>
      <text:p text:style-name="P20"><text:bookmark text:name="art183§3."/><text:span text:style-name="T28">§ 3</text:span><text:span text:style-name="T39">o</text:span><text:span text:style-name="T28">  Será assegurada ao servidor licenciado ou afastado sem remuneração a manutenção da vinculação ao regime do Plano de Seguridade Social do Servidor Público, mediante o recolhimento mensal da contribuição própria, no mesmo percentual devido pelos servidores em atividade, acrescida do valor equivalente à contribuição da União, suas autarquias ou fundações, incidente sobre a remuneração total do cargo a que faz jus no exercício de suas atribuições, computando-se, para esse efeito, inclusive, as vantagens pessoais.                   </text:span><text:a xlink:type="simple" xlink:href="https://www.planalto.gov.br/ccivil_03/_Ato2015-2018/2015/Mpv/mpv689.htm#art1" text:style-name="Internet_20_link" text:visited-style-name="Visited_20_Internet_20_Link">(Redação dada pela Medida Provisória nº 689, de 2015)</text:a><text:span text:style-name="T28">                 </text:span><text:a xlink:type="simple" xlink:href="https://www.planalto.gov.br/ccivil_03/_Ato2015-2018/2015/Mpv/mpv689.htm#art3" text:style-name="Internet_20_link" text:visited-style-name="Visited_20_Internet_20_Link">(Produção de efeito)</text:a><text:span text:style-name="T11">   </text:span><text:a xlink:type="simple" xlink:href="https://www.planalto.gov.br/ccivil_03/_Ato2015-2018/2016/Congresso/adc-001-mpv689.htm" text:style-name="Internet_20_link" text:visited-style-name="Visited_20_Internet_20_Link"><text:span text:style-name="T9">(Vigência encerrada)</text:span></text:a></text:p>
      <text:p text:style-name="P20"><text:bookmark text:name="art183§3.."/><text:span text:style-name="T11">§ 3</text:span><text:span text:style-name="T25">o</text:span><text:span text:style-name="T11"> Será assegurada ao servidor licenciado ou afastado sem remuneração a manutenção da vinculação ao regime do Plano de Seguridade Social do Servidor Público, mediante o recolhimento mensal da respectiva contribuição, no mesmo percentual devido pelos servidores em atividade, incidente sobre a remuneração total do cargo a que faz jus no exercício de suas atribuições, computando-se, para esse efeito, inclusive, as vantagens pessoais.                </text:span><text:a xlink:type="simple" xlink:href="https://www.planalto.gov.br/ccivil_03/leis/2003/L10.667.htm#art183" text:style-name="Internet_20_link" text:visited-style-name="Visited_20_Internet_20_Link"><text:span text:style-name="T9">(Incluído pela Lei nº 10.667, de 14.5.2003)</text:span></text:a></text:p>
      <text:p text:style-name="P20"><text:bookmark text:name="art183§4"/><text:span text:style-name="T11">§ 4</text:span><text:span text:style-name="T25">o</text:span><text:span text:style-name="T11"> O recolhimento de que trata o § 3</text:span><text:span text:style-name="T25">o</text:span><text:span text:style-name="T11"> deve ser efetuado até o segundo dia útil após a data do pagamento das remunerações dos servidores públicos, aplicando-se os procedimentos de cobrança e execução dos tributos federais quando não recolhidas na data de vencimento.                </text:span><text:a xlink:type="simple" xlink:href="https://www.planalto.gov.br/ccivil_03/leis/2003/L10.667.htm#art183" text:style-name="Internet_20_link" text:visited-style-name="Visited_20_Internet_20_Link"><text:span text:style-name="T9">(Incluído pela Lei nº 10.667, de 14.5.2003)</text:span></text:a></text:p>
      <text:p text:style-name="P34"><text:bookmark text:name="art184"/>Art. 184.  O Plano de Seguridade Social visa a dar cobertura aos riscos a que estão sujeitos o servidor e sua família, e compreende um conjunto de benefícios e ações que atendam às seguintes finalidades:</text:p>
      <text:p text:style-name="P34"><text:bookmark text:name="art184i"/>I - garantir meios de subsistência nos eventos de doença, invalidez, velhice, acidente em serviço, inatividade, falecimento e reclusão;</text:p>
      <text:p text:style-name="P34"><text:bookmark text:name="art184ii"/>II - proteção à maternidade, à adoção e à paternidade;</text:p>
      <text:p text:style-name="P34"><text:bookmark text:name="art184iii"/>III - assistência à saúde.</text:p>
      <text:p text:style-name="P34"><text:bookmark text:name="art184p"/>Parágrafo único.  Os benefícios serão concedidos nos termos e condições definidos em regulamento, observadas as disposições desta Lei.</text:p>
      <text:p text:style-name="P34"><text:bookmark text:name="art185"/>Art. 185.  Os benefícios do Plano de Seguridade Social do servidor compreendem:</text:p>
      <text:p text:style-name="P34"><text:bookmark text:name="art185i"/>I - quanto ao servidor:</text:p>
      <text:p text:style-name="P34"><text:bookmark text:name="art185ia"/>a) aposentadoria;</text:p>
      <text:p text:style-name="P34"><text:bookmark text:name="art185ib"/>b) auxílio-natalidade;</text:p>
      <text:p text:style-name="P34"><text:bookmark text:name="art185ic"/>c) salário-família;</text:p>
      <text:p text:style-name="P34"><text:bookmark text:name="art185id"/>d) licença para tratamento de saúde;</text:p>
      <text:p text:style-name="P34"><text:bookmark text:name="art185ie"/>e) licença à gestante, à adotante e licença-paternidade;</text:p>
      <text:p text:style-name="P34"><text:bookmark text:name="art185if"/>f) licença por acidente em serviço;</text:p>
      <text:p text:style-name="P34"><text:bookmark text:name="art185ig"/>g) assistência à saúde;</text:p>
      <text:p text:style-name="P34"><text:bookmark text:name="art185ih"/>h) garantia de condições individuais e ambientais de trabalho satisfatórias;</text:p>
      <text:p text:style-name="P34"><text:bookmark text:name="art185ii"/>II - quanto ao dependente:</text:p>
      <text:p text:style-name="P34"><text:bookmark text:name="art185iia"/><text:soft-page-break/>a) pensão vitalícia e temporária;</text:p>
      <text:p text:style-name="P34"><text:bookmark text:name="art185iib"/>b) auxílio-funeral;</text:p>
      <text:p text:style-name="P34"><text:bookmark text:name="art185iic"/>c) auxílio-reclusão;</text:p>
      <text:p text:style-name="P34"><text:bookmark text:name="art185iid"/>d) assistência à saúde.</text:p>
      <text:p text:style-name="P34"><text:bookmark text:name="art185§1"/>§ 1<text:span text:style-name="T57">o</text:span>  As aposentadorias e pensões serão concedidas e mantidas pelos órgãos ou entidades aos quais se encontram vinculados os servidores, observado o disposto nos arts. 189 e 224.</text:p>
      <text:p text:style-name="P34"><text:bookmark text:name="art185§2"/>§ 2<text:span text:style-name="T57">o</text:span>  O recebimento indevido de benefícios havidos por fraude, dolo ou má-fé, implicará devolução ao erário do total auferido, sem prejuízo da ação penal cabível.</text:p>
      <text:p text:style-name="P25"><text:span text:style-name="Strong_20_Emphasis"><text:span text:style-name="T11">Capítulo II</text:span></text:span></text:p>
      <text:p text:style-name="P25"><text:span text:style-name="Strong_20_Emphasis"><text:span text:style-name="T11">Dos Benefícios</text:span></text:span></text:p>
      <text:p text:style-name="P25"><text:span text:style-name="Strong_20_Emphasis"><text:span text:style-name="T11">Seção I</text:span></text:span></text:p>
      <text:p text:style-name="P25"><text:span text:style-name="Strong_20_Emphasis"><text:span text:style-name="T11">Da Aposentadoria</text:span></text:span></text:p>
      <text:p text:style-name="P20"><text:bookmark text:name="art186"/><text:span text:style-name="T18">Art. 186.  O servidor será aposentado:               </text:span><text:a xlink:type="simple" xlink:href="https://www.planalto.gov.br/ccivil_03/Constituicao/Constituiçao.htm#art40" text:style-name="Internet_20_link" text:visited-style-name="Visited_20_Internet_20_Link"><text:span text:style-name="T8">(Vide art. 40 da Constituição)</text:span></text:a></text:p>
      <text:p text:style-name="P43"><text:bookmark text:name="art186i"/>I - por invalidez permanente, sendo os proventos integrais quando decorrente de acidente em serviço, moléstia profissional ou doença grave, contagiosa ou incurável, especificada em lei, e proporcionais nos demais casos;</text:p>
      <text:p text:style-name="P34"><text:bookmark text:name="art186ii"/>II - compulsoriamente, aos setenta anos de idade, com proventos proporcionais ao tempo de serviço;</text:p>
      <text:p text:style-name="P34"><text:bookmark text:name="art186iii"/>III - voluntariamente:</text:p>
      <text:p text:style-name="P43"><text:bookmark text:name="art186iiia"/>a) aos 35 (trinta e cinco) anos de serviço, se homem, e aos 30 (trinta) se mulher, com proventos integrais;</text:p>
      <text:p text:style-name="P34"><text:bookmark text:name="art186iiib"/>b) aos 30 (trinta) anos de efetivo exercício em funções de magistério se professor, e 25 (vinte e cinco) se professora, com proventos integrais;</text:p>
      <text:p text:style-name="P43"><text:bookmark text:name="art186iiic"/>c) aos 30 (trinta) anos de serviço, se homem, e aos 25 (vinte e cinco) se mulher, com proventos proporcionais a esse tempo;</text:p>
      <text:p text:style-name="P34"><text:bookmark text:name="art186iiid"/>d) aos 65 (sessenta e cinco) anos de idade, se homem, e aos 60 (sessenta) se mulher, com proventos proporcionais ao tempo de serviço.</text:p>
      <text:p text:style-name="P43"><text:bookmark text:name="art186§1"/>§ 1<text:span text:style-name="T57">o</text:span>  Consideram-se doenças graves, contagiosas ou incuráveis, a que se refere o inciso I deste artigo, tuberculose ativa, alienação mental, esclerose múltipla, neoplasia maligna, cegueira posterior ao ingresso no serviço público, hanseníase, cardiopatia grave, doença de Parkinson, paralisia irreversível e incapacitante, espondiloartrose anquilosante, nefropatia grave, estados avançados do mal de Paget (osteíte deformante), Síndrome de Imunodeficiência Adquirida - AIDS, e outras que a lei indicar, com base na medicina especializada.</text:p>
      <text:p text:style-name="P34"><text:bookmark text:name="art186§2"/>§ 2<text:span text:style-name="T57">o</text:span>  Nos casos de exercício de atividades consideradas insalubres ou perigosas, bem como nas hipóteses previstas no art. 71, a aposentadoria de que trata o inciso III, "a" e "c", observará o disposto em lei específica.</text:p>
      <text:p text:style-name="P20"><text:bookmark text:name="art186§3"/><text:span text:style-name="T18">§ 3</text:span><text:span text:style-name="T24">o</text:span><text:span text:style-name="T18">  Na hipótese do inciso I o servidor será submetido à junta médica oficial, que atestará a invalidez quando caracterizada a incapacidade para o desempenho das atribuições do cargo ou a impossibilidade de se aplicar o disposto no art. 24.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87"/>Art. 187.  A aposentadoria compulsória será automática, e declarada por ato, com vigência a partir do dia imediato àquele em que o servidor atingir a idade-limite de permanência no serviço ativo.</text:p>
      <text:p text:style-name="P34"><text:bookmark text:name="art188"/>Art. 188.  A aposentadoria voluntária ou por invalidez vigorará a partir da data da publicação do respectivo ato.</text:p>
      <text:p text:style-name="P34"><text:bookmark text:name="art188§1"/>§ 1<text:span text:style-name="T57">o</text:span>  A aposentadoria por invalidez será precedida de licença para tratamento de saúde, por período não excedente a 24 (vinte e quatro) meses.</text:p>
      <text:p text:style-name="P34"><text:bookmark text:name="art188§2"/>§ 2<text:span text:style-name="T57">o</text:span>  Expirado o período de licença e não estando em condições de reassumir o cargo ou de ser readaptado, o servidor será aposentado.</text:p>
      <text:p text:style-name="P34"><text:bookmark text:name="art188§3"/>§ 3<text:span text:style-name="T57">o</text:span>  O lapso de tempo compreendido entre o término da licença e a publicação do ato da aposentadoria será considerado como de prorrogação da licença.</text:p>
      <text:p text:style-name="P64"><text:bookmark text:name="art188§4"/><text:soft-page-break/><text:span text:style-name="T28">§ 4</text:span><text:span text:style-name="T39">o</text:span><text:span text:style-name="T28">  Para os fins do disposto no § 1</text:span><text:span text:style-name="T39">o</text:span><text:span text:style-name="T28">, serão consideradas apenas as licenças motivadas pela enfermidade ensejadora da invalidez ou doenças correlacionadas.                 </text:span><text:a xlink:type="simple" xlink:href="https://www.planalto.gov.br/ccivil_03/_Ato2007-2010/2008/Mpv/441.htm#art317" text:style-name="Internet_20_link" text:visited-style-name="Visited_20_Internet_20_Link">(Incluído pela Medida Provisória nº 441, de 2008)</text:a></text:p>
      <text:p text:style-name="P23"><text:bookmark text:name="art188§4."/><text:span text:style-name="T11">§ 4</text:span><text:span text:style-name="T25">o</text:span><text:span text:style-name="T11">  Para os fins do disposto no § 1</text:span><text:span text:style-name="T25">o</text:span><text:span text:style-name="T11"> deste artigo, serão consideradas apenas as licenças motivadas pela enfermidade ensejadora da invalidez ou doenças correlacionadas.                 </text:span><text:a xlink:type="simple" xlink:href="https://www.planalto.gov.br/ccivil_03/_Ato2007-2010/2009/Lei/L11907.htm#art317" text:style-name="Internet_20_link" text:visited-style-name="Visited_20_Internet_20_Link"><text:span text:style-name="T9">(Incluído pela Lei nº 11.907, de 2009)</text:span></text:a></text:p>
      <text:p text:style-name="P23"><text:bookmark text:name="art188§5"/><text:span text:style-name="T28">§ 5</text:span><text:span text:style-name="T39">o</text:span><text:span text:style-name="T28">  A critério da Administração, o servidor em licença para tratamento de saúde ou aposentado por invalidez poderá ser convocado a qualquer momento, para avaliação das condições que ensejaram o afastamento ou a aposentadoria.                    </text:span><text:a xlink:type="simple" xlink:href="https://www.planalto.gov.br/ccivil_03/_Ato2007-2010/2008/Mpv/441.htm#art317" text:style-name="Internet_20_link" text:visited-style-name="Visited_20_Internet_20_Link">(Incluído pela Medida Provisória nº 441, de 2008)</text:a></text:p>
      <text:p text:style-name="P23"><text:bookmark text:name="art188§5."/><text:span text:style-name="T11">§ 5</text:span><text:span text:style-name="T25">o</text:span><text:span text:style-name="T11">  A critério da Administração, o servidor em licença para tratamento de saúde ou aposentado por invalidez poderá ser convocado a qualquer momento, para avaliação das condições que ensejaram o afastamento ou a aposentadoria.                    </text:span><text:a xlink:type="simple" xlink:href="https://www.planalto.gov.br/ccivil_03/_Ato2007-2010/2009/Lei/L11907.htm#art317" text:style-name="Internet_20_link" text:visited-style-name="Visited_20_Internet_20_Link"><text:span text:style-name="T9">(Incluído pela Lei nº 11.907, de 2009)</text:span></text:a></text:p>
      <text:p text:style-name="P35"><text:bookmark text:name="art189"/>Art. 189.  O provento da aposentadoria será calculado com observância do disposto no § 3<text:span text:style-name="T57">o</text:span> do art. 41, e revisto na mesma data e proporção, sempre que se modificar a remuneração dos servidores em atividade.</text:p>
      <text:p text:style-name="P34"><text:bookmark text:name="art189p"/>Parágrafo único.  São estendidos aos inativos quaisquer benefícios ou vantagens posteriormente concedidas aos servidores em atividade, inclusive quando decorrentes de transformação ou reclassificação do cargo ou função em que se deu a aposentadoria.</text:p>
      <text:p text:style-name="P48"><text:bookmark text:name="art190"/>Art. 190.  O servidor aposentado com provento proporcional ao tempo de serviço, se acometido de qualquer das moléstias especificadas no art. 186, § 1<text:span text:style-name="T57">o</text:span>, passará a perceber provento integral.</text:p>
      <text:p text:style-name="P20"><text:bookmark text:name="art190."/><text:span text:style-name="T28">Art. 190.  O servidor aposentado com provento proporcional ao tempo de serviço, se acometido de qualquer das moléstias especificadas no § 1</text:span><text:span text:style-name="T39">o</text:span><text:span text:style-name="T28"> do art. 186, e por este motivo for considerado inválido por junta médica oficial, passará a perceber provento integral, calculado com base no fundamento legal de concessão da aposentadoria.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190.."/><text:span text:style-name="T11">Art. 190.  O servidor aposentado com provento proporcional ao tempo de serviço se acometido de qualquer das moléstias especificadas no § 1</text:span><text:span text:style-name="T25">o</text:span><text:span text:style-name="T11"> do art. 186 desta Lei e, por esse motivo, for considerado inválido por junta médica oficial passará a perceber provento integral, calculado com base no fundamento legal de concessão da aposentadoria.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34"><text:bookmark text:name="art191"/>Art. 191.  Quando proporcional ao tempo de serviço, o provento não será inferior a 1/3 (um terço) da remuneração da atividade.</text:p>
      <text:p text:style-name="P20"><text:bookmark text:name="art192."/><text:span text:style-name="T28">Art. 192. </text:span><text:a xlink:type="simple" xlink:href="https://www.planalto.gov.br/ccivil_03/leis/Mensagem_Veto/anterior_98/Vep898-90.pdf" text:style-name="Internet_20_link" text:visited-style-name="Visited_20_Internet_20_Link">(Vetado)</text:a><text:span text:style-name="T28">.</text:span></text:p>
      <text:p text:style-name="P20"><text:bookmark text:name="art192"/><text:span text:style-name="T28">Art. 192. O servidor que contar tempo de serviço para aposentadoria com provento integral será aposentado:             </text:span><text:a xlink:type="simple" xlink:href="https://www.planalto.gov.br/ccivil_03/leis/l8112cons.htm#mantida" text:style-name="Internet_20_link" text:visited-style-name="Visited_20_Internet_20_Link">(Mantido pelo Congresso Nacional)</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192i"/><text:span text:style-name="T28">I - com a remuneração do padrão de classe imediatamente superior àquela em que se encontra posicionado;                 </text:span><text:a xlink:type="simple" xlink:href="https://www.planalto.gov.br/ccivil_03/leis/l8112cons.htm#mantida" text:style-name="Internet_20_link" text:visited-style-name="Visited_20_Internet_20_Link">(Mantido pelo Congresso Nacional)</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192ii"/><text:span text:style-name="T28">II - quando ocupante da última classe da carreira, com a remuneração do padrão correspondente, acrescida da diferença entre esse e o padrão da classe imediatamente anterior.                     </text:span><text:a xlink:type="simple" xlink:href="https://www.planalto.gov.br/ccivil_03/leis/l8112cons.htm#mantida" text:style-name="Internet_20_link" text:visited-style-name="Visited_20_Internet_20_Link">(Mantido pelo Congresso Nacional)</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193."/><text:span text:style-name="T28">Art. 193</text:span><text:span text:style-name="T34">. </text:span><text:a xlink:type="simple" xlink:href="https://www.planalto.gov.br/ccivil_03/leis/Mensagem_Veto/anterior_98/Vep898-90.pdf" text:style-name="Internet_20_link" text:visited-style-name="Visited_20_Internet_20_Link">(Vetado)</text:a><text:span text:style-name="T28">.</text:span></text:p>
      <text:p text:style-name="P20"><text:bookmark text:name="art193"/><text:span text:style-name="T28">Art. 193. O servidor que tiver exercido função de direção, chefia, assessoramento, assistência ou cargo em comissão, por período de 5 (cinco) anos consecutivos, ou 10 (dez) anos interpolados, poderá aposentar-se com a gratificação da função ou remuneração do cargo em comissão, de maior valor, desde que exercido por um período mínimo de 2 (dois) anos.                 </text:span><text:a xlink:type="simple" xlink:href="https://www.planalto.gov.br/ccivil_03/leis/l8112cons.htm#mantida" text:style-name="Internet_20_link" text:visited-style-name="Visited_20_Internet_20_Link">(Mantido pelo Congresso Nacional)</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192§1"/><text:soft-page-break/><text:span text:style-name="T28">§ 1° Quando o exercício da função ou cargo em comissão de maior valor não corresponder ao período de 2 (dois) anos, será incorporada a gratificação ou remuneração da função ou cargo em comissão imediatamente inferior dentre os exercidos.                 </text:span><text:a xlink:type="simple" xlink:href="https://www.planalto.gov.br/ccivil_03/leis/l8112cons.htm#mantida" text:style-name="Internet_20_link" text:visited-style-name="Visited_20_Internet_20_Link">(Mantido pelo Congresso Nacional)</text:a><text:span text:style-name="T28">  </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192§2"/><text:span text:style-name="T28">§ 2° A aplicação do disposto neste artigo exclui as vantagens previstas no art. 192, bem como a incorporação de que trata o art. 62, ressalvado o direito de opção.                 </text:span><text:a xlink:type="simple" xlink:href="https://www.planalto.gov.br/ccivil_03/leis/l8112cons.htm#mantida" text:style-name="Internet_20_link" text:visited-style-name="Visited_20_Internet_20_Link">(Mantido pelo Congresso Nacional)</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34"><text:bookmark text:name="art194"/>Art. 194.  Ao servidor aposentado será paga a gratificação natalina, até o dia vinte do mês de dezembro, em valor equivalente ao respectivo provento, deduzido o adiantamento recebido.</text:p>
      <text:p text:style-name="P20"><text:bookmark text:name="art195"/><text:span text:style-name="T11">Art. 195.  Ao ex-combatente que tenha efetivamente participado de operações bélicas, durante a Segunda Guerra Mundial, nos termos da </text:span><text:a xlink:type="simple" xlink:href="https://www.planalto.gov.br/ccivil_03/leis/L5315.htm" text:style-name="Internet_20_link" text:visited-style-name="Visited_20_Internet_20_Link"><text:span text:style-name="T9">Lei nº 5.315, de 12 de setembro de 1967</text:span></text:a><text:span text:style-name="T11">, será concedida aposentadoria com provento integral, aos 25 (vinte e cinco) anos de serviço efetivo.</text:span></text:p>
      <text:p text:style-name="P25"><text:span text:style-name="Strong_20_Emphasis"><text:span text:style-name="T11">Seção II</text:span></text:span></text:p>
      <text:p text:style-name="P25"><text:span text:style-name="Strong_20_Emphasis"><text:span text:style-name="T11">Do Auxílio-Natalidade</text:span></text:span></text:p>
      <text:p text:style-name="P34"><text:bookmark text:name="art196"/>Art. 196.  O auxílio-natalidade é devido à servidora por motivo de nascimento de filho, em quantia equivalente ao menor vencimento do serviço público, inclusive no caso de natimorto.</text:p>
      <text:p text:style-name="P34"><text:bookmark text:name="art196§1"/>§ 1<text:span text:style-name="T57">o</text:span>  Na hipótese de parto múltiplo, o valor será acrescido de 50% (cinqüenta por cento), por nascituro.</text:p>
      <text:p text:style-name="P34"><text:bookmark text:name="art196§2"/>§ 2<text:span text:style-name="T57">o</text:span>  O auxílio será pago ao cônjuge ou companheiro servidor público, quando a parturiente não for servidora.</text:p>
      <text:p text:style-name="P25"><text:span text:style-name="Strong_20_Emphasis"><text:span text:style-name="T11">Seção III</text:span></text:span></text:p>
      <text:p text:style-name="P25"><text:span text:style-name="Strong_20_Emphasis"><text:span text:style-name="T11">Do Salário-Família</text:span></text:span></text:p>
      <text:p text:style-name="P34"><text:bookmark text:name="art197"/>Art. 197.  O salário-família é devido ao servidor ativo ou ao inativo, por dependente econômico.</text:p>
      <text:p text:style-name="P34"><text:bookmark text:name="art197p"/>Parágrafo único.  Consideram-se dependentes econômicos para efeito de percepção do salário-família:</text:p>
      <text:p text:style-name="P34"><text:bookmark text:name="art197pi"/>I - o cônjuge ou companheiro e os filhos, inclusive os enteados até 21 (vinte e um) anos de idade ou, se estudante, até 24 (vinte e quatro) anos ou, se inválido, de qualquer idade;</text:p>
      <text:p text:style-name="P34"><text:bookmark text:name="art197pii"/>II - o menor de 21 (vinte e um) anos que, mediante autorização judicial, viver na companhia e às expensas do servidor, ou do inativo;</text:p>
      <text:p text:style-name="P34"><text:bookmark text:name="art197piii"/>III - a mãe e o pai sem economia própria.</text:p>
      <text:p text:style-name="P34"><text:bookmark text:name="art198"/>Art. 198.  Não se configura a dependência econômica quando o beneficiário do salário-família perceber rendimento do trabalho ou de qualquer outra fonte, inclusive pensão ou provento da aposentadoria, em valor igual ou superior ao salário-mínimo.</text:p>
      <text:p text:style-name="P34"><text:bookmark text:name="art199"/>Art. 199.  Quando o pai e mãe forem servidores públicos e viverem em comum, o salário-família será pago a um deles; quando separados, será pago a um e outro, de acordo com a distribuição dos dependentes.</text:p>
      <text:p text:style-name="P34"><text:bookmark text:name="art199p"/>Parágrafo único.  Ao pai e à mãe equiparam-se o padrasto, a madrasta e, na falta destes, os representantes legais dos incapazes.</text:p>
      <text:p text:style-name="P34"><text:bookmark text:name="art200"/>Art. 200.  O salário-família não está sujeito a qualquer tributo, nem servirá de base para qualquer contribuição, inclusive para a Previdência Social.</text:p>
      <text:p text:style-name="P34"><text:bookmark text:name="art201"/>Art. 201.  O afastamento do cargo efetivo, sem remuneração, não acarreta a suspensão do pagamento do salário-família.</text:p>
      <text:p text:style-name="P25"><text:span text:style-name="Strong_20_Emphasis"><text:span text:style-name="T11">Seção IV</text:span></text:span></text:p>
      <text:p text:style-name="P25"><text:span text:style-name="Strong_20_Emphasis"><text:span text:style-name="T11">Da Licença para Tratamento de Saúde</text:span></text:span></text:p>
      <text:p text:style-name="P34"><text:bookmark text:name="art202"/><text:soft-page-break/>Art. 202.  Será concedida ao servidor licença para tratamento de saúde, a pedido ou de ofício, com base em perícia médica, sem prejuízo da remuneração a que fizer jus.</text:p>
      <text:p text:style-name="P48"><text:bookmark text:name="art203.."/>Art. 203.  Para licença até 30 (trinta) dias, a inspeção será feita por médico do setor de assistência do órgão de pessoal e, se por prazo superior, por junta médica oficial.</text:p>
      <text:p text:style-name="P20"><text:bookmark text:name="art203"/><text:span text:style-name="T28">Art. 203.  A licença de que trata o art. 202 será concedida com base em perícia oficial.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203."/><text:span text:style-name="T11">Art. 203.  A licença de que trata o art. 202 desta Lei será concedida com base em perícia oficial.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34"><text:bookmark text:name="art203§1"/>§ 1<text:span text:style-name="T57">o</text:span>  Sempre que necessário, a inspeção médica será realizada na residência do servidor ou no estabelecimento hospitalar onde se encontrar internado.</text:p>
      <text:p text:style-name="P48"><text:bookmark text:name="art203§2."/>§ 2° Inexistindo médico do órgão ou entidade no local onde se encontra o servidor, será aceito atestado passado por médico particular.</text:p>
      <text:p text:style-name="P20"><text:bookmark text:name="art203§2"/><text:span text:style-name="T18">§ 2</text:span><text:span text:style-name="T24">o</text:span><text:span text:style-name="T18">  Inexistindo médico no órgão ou entidade no local onde se encontra ou tenha exercício em caráter permanente o servidor, e não se configurando as hipóteses previstas nos parágrafos do art. 230, será aceito atestado passado por médico particular.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203§3.."/>§ 3° No caso do parágrafo anterior, o atestado só produzirá efeitos depois de homologado pelo setor médico do respectivo órgão ou entidade.</text:p>
      <text:p text:style-name="P20"><text:bookmark text:name="art203§3..."/><text:span text:style-name="T37">§ 3</text:span><text:span text:style-name="T43">o</text:span><text:span text:style-name="T37">  No caso do parágrafo anterior, o atestado somente produzirá efeitos depois de homologado pelo setor médico do respectivo órgão ou entidade, ou pelas autoridades ou pessoas de que tratam os parágrafos do art. 230.                </text:span><text:a xlink:type="simple" xlink:href="https://www.planalto.gov.br/ccivil_03/leis/L9527.htm#art203§2" text:style-name="Internet_20_link" text:visited-style-name="Visited_20_Internet_20_Link">(Redação dada pela Lei nº 9.527, de 10.12.97)</text:a></text:p>
      <text:p text:style-name="P20"><text:bookmark text:name="art203§3"/><text:span text:style-name="T28">§ 3</text:span><text:span text:style-name="T39">o</text:span><text:span text:style-name="T28">  No caso do § 2</text:span><text:span text:style-name="T39">o</text:span><text:span text:style-name="T28">, o atestado somente produzirá efeitos depois de recepcionado pela unidade de recursos humanos do órgão ou entidade.                </text:span><text:a xlink:type="simple" xlink:href="https://www.planalto.gov.br/ccivil_03/_Ato2007-2010/2008/Mpv/441.htm#art316" text:style-name="Internet_20_link" text:visited-style-name="Visited_20_Internet_20_Link">(Redação dada pela Medida Provisória nº 441, de 2008)</text:a></text:p>
      <text:p text:style-name="P23"><text:bookmark text:name="art203§3."/><text:span text:style-name="T11">§ 3</text:span><text:span text:style-name="T25">o</text:span><text:span text:style-name="T11">  No caso do § 2</text:span><text:span text:style-name="T25">o</text:span><text:span text:style-name="T11"> deste artigo, o atestado somente produzirá efeitos depois de recepcionado pela unidade de recursos humanos do órgão ou entidade.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5"><text:bookmark text:name="art203§4"/><text:span text:style-name="T37">§ 4</text:span><text:span text:style-name="T43">o</text:span><text:span text:style-name="T37">  O servidor que durante o mesmo exercício atingir o limite de trinta dias de licença para tratamento de saúde, consecutivos ou não, para a concessão de nova licença, independentemente do prazo de sua duração, será submetido a inspeção por junta médica oficial.                 </text:span><text:a xlink:type="simple" xlink:href="https://www.planalto.gov.br/ccivil_03/leis/L9527.htm#art203§2" text:style-name="Internet_20_link" text:visited-style-name="Visited_20_Internet_20_Link">(Incluído pela Lei nº 9.527, de 10.12.97)</text:a></text:p>
      <text:p text:style-name="P20"><text:bookmark text:name="art203§4."/><text:span text:style-name="T28">§ 4</text:span><text:span text:style-name="T39">o</text:span><text:span text:style-name="T28">  A licença que exceder o prazo de cento e vinte dias no período de doze meses a contar do primeiro dia de afastamento será concedida mediante avaliação por junta médica oficial.               </text:span><text:a xlink:type="simple" xlink:href="https://www.planalto.gov.br/ccivil_03/_Ato2007-2010/2008/Mpv/441.htm#art316" text:style-name="Internet_20_link" text:visited-style-name="Visited_20_Internet_20_Link">(Redação dada pela Medida Provisória nº 441, de 2008)</text:a></text:p>
      <text:p text:style-name="P23"><text:bookmark text:name="art203§4.."/><text:span text:style-name="T11">§ 4</text:span><text:span text:style-name="T25">o</text:span><text:span text:style-name="T11">  A licença que exceder o prazo de 120 (cento e vinte) dias no período de 12 (doze) meses a contar do primeiro dia de afastamento será concedida mediante avaliação por junta médica oficial.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5"><text:bookmark text:name="ar203§5"/><text:span text:style-name="T28">§ 5</text:span><text:span text:style-name="T39">o</text:span><text:span text:style-name="T28">  A perícia oficial para concessão da licença de que trata o caput deste artigo, bem como nos demais casos de perícia oficial previstos nesta lei, será efetuada por cirurgiões-dentistas, nas hipóteses em que abranger o campo de atuação da odontologia.    </text:span><text:a xlink:type="simple" xlink:href="https://www.planalto.gov.br/ccivil_03/_Ato2007-2010/2008/Mpv/441.htm#art317" text:style-name="Internet_20_link" text:visited-style-name="Visited_20_Internet_20_Link">(Incluído pela Medida Provisória nº 441, de 2008)</text:a></text:p>
      <text:p text:style-name="P23"><text:bookmark text:name="art203§5"/><text:span text:style-name="T11">§ 5</text:span><text:span text:style-name="T25">o</text:span><text:span text:style-name="T11">  A perícia oficial para concessão da licença de que trata o caput deste artigo, bem como nos demais casos de perícia oficial previstos nesta Lei, será efetuada por cirurgiões-dentistas, nas hipóteses em que abranger o campo de atuação da odontologia.     </text:span><text:a xlink:type="simple" xlink:href="https://www.planalto.gov.br/ccivil_03/_Ato2007-2010/2009/Lei/L11907.htm#art316" text:style-name="Internet_20_link" text:visited-style-name="Visited_20_Internet_20_Link"><text:span text:style-name="T9">(Incluído pela Lei nº 11.907, de 2009)</text:span></text:a></text:p>
      <text:p text:style-name="P49"><text:bookmark text:name="art204.."/>Art. 204.  Findo o prazo da licença, o servidor será submetido a nova inspeção médica, que concluirá pela volta ao serviço, pela prorrogação da licença ou pela aposentadoria.</text:p>
      <text:p text:style-name="P20"><text:bookmark text:name="art204"/><text:span text:style-name="T28">Art. 204.  A licença para tratamento de saúde inferior a quinze dias, dentro de um ano, poderá ser dispensada de perícia oficial, na forma definida em regulamento.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204."/><text:span text:style-name="T11">Art. 204.  A licença para tratamento de saúde inferior a 15 (quinze) dias, dentro de 1 (um) ano, poderá ser dispensada de perícia oficial, na forma definida em regulamento.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34"><text:bookmark text:name="art205"/><text:soft-page-break/>Art. 205.  O atestado e o laudo da junta médica não se referirão ao nome ou natureza da doença, salvo quando se tratar de lesões produzidas por acidente em serviço, doença profissional ou qualquer das doenças especificadas no art. 186, § 1<text:span text:style-name="T57">o</text:span>.</text:p>
      <text:p text:style-name="P34"><text:bookmark text:name="art206"/>Art. 206.  O servidor que apresentar indícios de lesões orgânicas ou funcionais será submetido a inspeção médica.</text:p>
      <text:p text:style-name="P20"><text:bookmark text:name="art206a"/><text:span text:style-name="T33">Art. 206-A.  </text:span><text:span text:style-name="T28">O servidor será submetido a exames médicos periódicos, nos termos e condições definidos em regulamento.                  </text:span><text:a xlink:type="simple" xlink:href="https://www.planalto.gov.br/ccivil_03/_Ato2007-2010/2008/Mpv/441.htm#art317" text:style-name="Internet_20_link" text:visited-style-name="Visited_20_Internet_20_Link">(Incluído pela Medida Provisória nº 441, de 2008)</text:a></text:p>
      <text:p text:style-name="P20"><text:bookmark text:name="art206a."/><text:span text:style-name="T16">Art. 206-A.  </text:span><text:span text:style-name="T11">O servidor será submetido a exames médicos periódicos, nos termos e condições definidos em regulamento.                   </text:span><text:a xlink:type="simple" xlink:href="https://www.planalto.gov.br/ccivil_03/_Ato2007-2010/2009/Lei/L11907.htm#art317" text:style-name="Internet_20_link" text:visited-style-name="Visited_20_Internet_20_Link"><text:span text:style-name="T9">(Incluído pela Lei nº 11.907, de 2009)</text:span></text:a><text:span text:style-name="T11"> </text:span><text:a xlink:type="simple" xlink:href="https://www.planalto.gov.br/ccivil_03/_Ato2007-2010/2009/Decreto/D6856.htm" text:style-name="Internet_20_link" text:visited-style-name="Visited_20_Internet_20_Link"><text:span text:style-name="T9">(Regulamento).</text:span></text:a></text:p>
      <text:p text:style-name="P21"><text:bookmark text:name="art206ap"/><text:span text:style-name="T28">Parágrafo único.  Para os fins do disposto no </text:span><text:span text:style-name="T32">caput</text:span><text:span text:style-name="T28">, a União e suas entidades autárquicas e fundacionais poderão:                       </text:span><text:a xlink:type="simple" xlink:href="https://www.planalto.gov.br/ccivil_03/_Ato2011-2014/2013/Mpv/mpv632.htm#art18" text:style-name="Internet_20_link" text:visited-style-name="Visited_20_Internet_20_Link">(Incluído pela Medida provisória nº 632, de 2013)</text:a></text:p>
      <text:p text:style-name="P21"><text:bookmark text:name="art206api"/><text:span text:style-name="T28">I - prestar os exames médicos periódicos diretamente pelo órgão ou entidade a qual se encontra vinculado o servidor;                    </text:span><text:a xlink:type="simple" xlink:href="https://www.planalto.gov.br/ccivil_03/_Ato2011-2014/2013/Mpv/mpv632.htm#art18" text:style-name="Internet_20_link" text:visited-style-name="Visited_20_Internet_20_Link">(Incluído pela Medida provisória nº 632, de 2013)</text:a></text:p>
      <text:p text:style-name="P21"><text:bookmark text:name="art206apii"/><text:span text:style-name="T28">II - celebrar convênio ou instrumento de cooperação ou parceria com os órgãos e entidades da administração direta, suas autarquias e fundações;                 </text:span><text:a xlink:type="simple" xlink:href="https://www.planalto.gov.br/ccivil_03/_Ato2011-2014/2013/Mpv/mpv632.htm#art18" text:style-name="Internet_20_link" text:visited-style-name="Visited_20_Internet_20_Link">(Incluído pela Medida provisória nº 632, de 2013)</text:a></text:p>
      <text:p text:style-name="P21"><text:bookmark text:name="art206apiii"/><text:span text:style-name="T28">III - celebrar convênios com operadoras de plano de assistência à saúde, organizadas na modalidade de autogestão, que possuam autorização de funcionamento do órgão regulador, na forma do art. 230; ou                     </text:span><text:a xlink:type="simple" xlink:href="https://www.planalto.gov.br/ccivil_03/_Ato2011-2014/2013/Mpv/mpv632.htm#art18" text:style-name="Internet_20_link" text:visited-style-name="Visited_20_Internet_20_Link">(Incluído pela Medida provisória nº 632, de 2013)</text:a></text:p>
      <text:p text:style-name="P20"><text:bookmark text:name="art206apiv"/><text:span text:style-name="T28">IV - prestar os exames médicos periódicos mediante contrato administrativo, observado o disposto na </text:span><text:a xlink:type="simple" xlink:href="https://www.planalto.gov.br/ccivil_03/leis/L8666cons.htm" text:style-name="Internet_20_link" text:visited-style-name="Visited_20_Internet_20_Link">Lei n<text:span text:style-name="T39">o</text:span><text:span text:style-name="T28"> 8.666, de 21 de junho de 1993</text:span></text:a><text:span text:style-name="T28">, e demais normas pertinentes.                </text:span><text:a xlink:type="simple" xlink:href="https://www.planalto.gov.br/ccivil_03/_Ato2011-2014/2013/Mpv/mpv632.htm#art18" text:style-name="Internet_20_link" text:visited-style-name="Visited_20_Internet_20_Link">(Incluído pela Medida provisória nº 632, de 2013)</text:a><text:span text:style-name="T45">  </text:span></text:p>
      <text:p text:style-name="P23"><text:bookmark text:name="art206ap."/><text:span text:style-name="T11">Parágrafo único.  Para os fins do disposto no caput, a União e suas entidades autárquicas e fundacionais poderão: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3"><text:bookmark text:name="art206api."/><text:span text:style-name="T11">I - prestar os exames médicos periódicos diretamente pelo órgão ou entidade à qual se encontra vinculado o servidor;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3"><text:bookmark text:name="art206apii."/><text:span text:style-name="T11">II - celebrar convênio ou instrumento de cooperação ou parceria com os órgãos e entidades da administração direta, suas autarquias e fundações;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3"><text:bookmark text:name="art206apiii."/><text:span text:style-name="T11">III - celebrar convênios com operadoras de plano de assistência à saúde, organizadas na modalidade de autogestão, que possuam autorização de funcionamento do órgão regulador, na forma do art. 230; ou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3"><text:bookmark text:name="art206apiv."/><text:span text:style-name="T11">IV - prestar os exames médicos periódicos mediante contrato administrativo, observado o disposto na </text:span><text:a xlink:type="simple" xlink:href="https://www.planalto.gov.br/ccivil_03/leis/L8666cons.htm" text:style-name="Internet_20_link" text:visited-style-name="Visited_20_Internet_20_Link"><text:span text:style-name="T9">Lei n</text:span><text:span text:style-name="T25">o</text:span><text:span text:style-name="T11"> 8.666, de 21 de junho de 1993</text:span></text:a><text:span text:style-name="T11">, e demais normas pertinentes.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5"><text:span text:style-name="Strong_20_Emphasis"><text:span text:style-name="T11">Seção V</text:span></text:span></text:p>
      <text:p text:style-name="P25"><text:span text:style-name="Strong_20_Emphasis"><text:span text:style-name="T11">Da Licença à Gestante, à Adotante e da Licença-Paternidade</text:span></text:span></text:p>
      <text:p text:style-name="P20"><text:bookmark text:name="art207"/><text:span text:style-name="T11">Art. 207.  Será concedida licença à servidora gestante por 120 (cento e vinte) dias consecutivos, sem prejuízo da remuneração.                 </text:span><text:a xlink:type="simple" xlink:href="https://www.planalto.gov.br/ccivil_03/_Ato2007-2010/2008/Decreto/D6690.htm#art2" text:style-name="Internet_20_link" text:visited-style-name="Visited_20_Internet_20_Link"><text:span text:style-name="T9">(Vide Decreto nº 6.690, de 2008)</text:span></text:a></text:p>
      <text:p text:style-name="P34"><text:bookmark text:name="art207§1"/>§ 1<text:span text:style-name="T57">o</text:span>  A licença poderá ter início no primeiro dia do nono mês de gestação, salvo antecipação por prescrição médica.</text:p>
      <text:p text:style-name="P34"><text:bookmark text:name="art207§2"/>§ 2<text:span text:style-name="T57">o</text:span>  No caso de nascimento prematuro, a licença terá início a partir do parto.</text:p>
      <text:p text:style-name="P34"><text:bookmark text:name="art207§3"/>§ 3<text:span text:style-name="T57">o</text:span>  No caso de natimorto, decorridos 30 (trinta) dias do evento, a servidora será submetida a exame médico, e se julgada apta, reassumirá o exercício.</text:p>
      <text:p text:style-name="P34"><text:bookmark text:name="art207§4"/>§ 4<text:span text:style-name="T57">o</text:span>  No caso de aborto atestado por médico oficial, a servidora terá direito a 30 (trinta) dias de repouso remunerado.</text:p>
      <text:p text:style-name="P34"><text:bookmark text:name="art208"/><text:soft-page-break/>Art. 208.  Pelo nascimento ou adoção de filhos, o servidor terá direito à licença-paternidade de 5 (cinco) dias consecutivos.</text:p>
      <text:p text:style-name="P34"><text:bookmark text:name="art209"/>Art. 209.  Para amamentar o próprio filho, até a idade de seis meses, a servidora lactante terá direito, durante a jornada de trabalho, a uma hora de descanso, que poderá ser parcelada em dois períodos de meia hora.</text:p>
      <text:p text:style-name="P20"><text:bookmark text:name="art210"/><text:span text:style-name="T11">Art. 210.  À servidora que adotar ou obtiver guarda judicial de criança até 1 (um) ano de idade, serão concedidos 90 (noventa) dias de licença remunerada.                    </text:span><text:a xlink:type="simple" xlink:href="https://www.planalto.gov.br/ccivil_03/_Ato2007-2010/2008/Decreto/D6690.htm#art2" text:style-name="Internet_20_link" text:visited-style-name="Visited_20_Internet_20_Link"><text:span text:style-name="T9">(Vide Decreto nº 6.691, de 2008)</text:span></text:a></text:p>
      <text:p text:style-name="P34"><text:bookmark text:name="art210p"/>Parágrafo único.  No caso de adoção ou guarda judicial de criança com mais de 1 (um) ano de idade, o prazo de que trata este artigo será de 30 (trinta) dias.</text:p>
      <text:p text:style-name="P25"><text:span text:style-name="Strong_20_Emphasis"><text:span text:style-name="T11">Seção VI</text:span></text:span></text:p>
      <text:p text:style-name="P25"><text:span text:style-name="Strong_20_Emphasis"><text:span text:style-name="T11">Da Licença por Acidente em Serviço</text:span></text:span></text:p>
      <text:p text:style-name="P34"><text:bookmark text:name="art211"/>Art. 211.  Será licenciado, com remuneração integral, o servidor acidentado em serviço.</text:p>
      <text:p text:style-name="P34"><text:bookmark text:name="art212"/>Art. 212.  Configura acidente em serviço o dano físico ou mental sofrido pelo servidor, que se relacione, mediata ou imediatamente, com as atribuições do cargo exercido.</text:p>
      <text:p text:style-name="P34"><text:bookmark text:name="art212p"/>Parágrafo único.  Equipara-se ao acidente em serviço o dano:</text:p>
      <text:p text:style-name="P34"><text:bookmark text:name="art212pi"/>I - decorrente de agressão sofrida e não provocada pelo servidor no exercício do cargo;</text:p>
      <text:p text:style-name="P34"><text:bookmark text:name="art212pii"/>II - sofrido no percurso da residência para o trabalho e vice-versa.</text:p>
      <text:p text:style-name="P34"><text:bookmark text:name="art213"/>Art. 213.  O servidor acidentado em serviço que necessite de tratamento especializado poderá ser tratado em instituição privada, à conta de recursos públicos.</text:p>
      <text:p text:style-name="P34"><text:bookmark text:name="art213p"/>Parágrafo único. O tratamento recomendado por junta médica oficial constitui medida de exceção e somente será admissível quando inexistirem meios e recursos adequados em instituição pública.</text:p>
      <text:p text:style-name="P34"><text:bookmark text:name="art214"/>Art. 214.  A prova do acidente será feita no prazo de 10 (dez) dias, prorrogável quando as circunstâncias o exigirem.</text:p>
      <text:p text:style-name="P25"><text:span text:style-name="Strong_20_Emphasis"><text:span text:style-name="T11">Seção VII</text:span></text:span></text:p>
      <text:p text:style-name="P25"><text:span text:style-name="Strong_20_Emphasis"><text:span text:style-name="T11">Da Pensão</text:span></text:span></text:p>
      <text:p text:style-name="P54"><text:bookmark text:name="art215"/><text:span text:style-name="T5">Art. 215.  Por morte do servidor, os dependentes fazem jus a uma pensão mensal de valor correspondente ao da respectiva remuneração ou provento, a partir da data do óbito, observado o limite estabelecido no art. 42.</text:span>   </text:p>
      <text:p text:style-name="P21"><text:bookmark text:name="art215."/><text:span text:style-name="T28">Art. 215.  Por morte do servidor, os dependentes, nas hipóteses legais, fazem jus à pensão a partir da data do óbito, observado o limite estabelecido no </text:span><text:a xlink:type="simple" xlink:href="https://www.planalto.gov.br/ccivil_03/Constituicao/Constituicao.htm#art37xi." text:style-name="Internet_20_link" text:visited-style-name="Visited_20_Internet_20_Link">inciso XI do <text:span text:style-name="T32">caput</text:span><text:span text:style-name="T28"> art. 37 da Constituição</text:span></text:a><text:span text:style-name="T28"> e no </text:span><text:a xlink:type="simple" xlink:href="https://www.planalto.gov.br/ccivil_03/_Ato2004-2006/2004/Lei/L10.887.htm#art2" text:style-name="Internet_20_link" text:visited-style-name="Visited_20_Internet_20_Link">art. 2º da Lei nº 10.887, de 18 de junho de 2004</text:a><text:span text:style-name="T28">.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1"><text:bookmark text:name="art215p"/><text:span text:style-name="T28">Parágrafo único. A concessão do benefício de que trata o </text:span><text:span text:style-name="T32">caput</text:span><text:span text:style-name="T28"> estará sujeita à carência de vinte e quatro contribuições mensais, ressalvada a morte por acidente do trabalho, doença profissional ou do trabalho                </text:span><text:a xlink:type="simple" xlink:href="https://www.planalto.gov.br/ccivil_03/_Ato2011-2014/2014/Mpv/mpv664.htm#art3" text:style-name="Internet_20_link" text:visited-style-name="Visited_20_Internet_20_Link">(Incluído pela Medida Provisória nº 664, de 2014)</text:a><text:a xlink:type="simple" xlink:href="https://www.planalto.gov.br/ccivil_03/_Ato2011-2014/2014/Mpv/mpv664.htm#art1" text:style-name="Internet_20_link" text:visited-style-name="Visited_20_Internet_20_Link">)</text:a><text:span text:style-name="T28">     </text:span><text:a xlink:type="simple" xlink:href="https://www.planalto.gov.br/ccivil_03/_Ato2011-2014/2014/Mpv/mpv664.htm#art5iii" text:style-name="Internet_20_link" text:visited-style-name="Visited_20_Internet_20_Link">(Vigência)</text:a></text:p>
      <text:p text:style-name="P21"><text:bookmark text:name="art215.."/><text:span text:style-name="T28">Art. 215.  Por morte do servidor, os dependentes, nas hipóteses legais, fazem jus à pensão a partir da data de óbito, observado o limite estabelecido no </text:span><text:a xlink:type="simple" xlink:href="https://www.planalto.gov.br/ccivil_03/Constituicao/Constituicao.htm#art37xi" text:style-name="Internet_20_link" text:visited-style-name="Visited_20_Internet_20_Link">inciso XI do <text:span text:style-name="T32">caput</text:span><text:span text:style-name="T28"> do art. 37 da Constituição Federal</text:span></text:a><text:span text:style-name="T28"> e no </text:span><text:a xlink:type="simple" xlink:href="https://www.planalto.gov.br/ccivil_03/_Ato2004-2006/2004/Lei/L10.887.htm#art2" text:style-name="Internet_20_link" text:visited-style-name="Visited_20_Internet_20_Link">art. 2<text:span text:style-name="T39">o</text:span><text:span text:style-name="T28"> da Lei n</text:span><text:span text:style-name="T39">o</text:span><text:span text:style-name="T28"> 10.887, de 18 de junho de 2004.</text:span></text:a><text:span text:style-name="T28">         </text:span><text:a xlink:type="simple" xlink:href="https://www.planalto.gov.br/ccivil_03/_Ato2015-2018/2015/Lei/L13135.htm#art3" text:style-name="Internet_20_link" text:visited-style-name="Visited_20_Internet_20_Link">(Redação dada pela Lei nº 13.135, de 2015)</text:a></text:p>
      <text:p text:style-name="P21"><text:bookmark text:name="art215.0"/><text:span text:style-name="T28">Art. 215. Por morte do servidor, os dependentes, nas hipóteses legais, fazem jus à pensão por morte, observados os limites estabelecidos no </text:span><text:a xlink:type="simple" xlink:href="https://www.planalto.gov.br/ccivil_03/Constituicao/Constituicao.htm#art37xi" text:style-name="Internet_20_link" text:visited-style-name="Visited_20_Internet_20_Link">inciso XI do caput do art. 37 da Constituição</text:a><text:span text:style-name="T28"> e no </text:span><text:a xlink:type="simple" xlink:href="https://www.planalto.gov.br/ccivil_03/_Ato2004-2006/2004/Lei/L10.887.htm#art2" text:style-name="Internet_20_link" text:visited-style-name="Visited_20_Internet_20_Link">art. 2º da Lei nº 10.887, de 18 de junho de 2004</text:a><text:span text:style-name="T28">.                  </text:span><text:a xlink:type="simple" xlink:href="https://www.planalto.gov.br/ccivil_03/_Ato2019-2022/2019/Mpv/mpv871.htm#art23" text:style-name="Internet_20_link" text:visited-style-name="Visited_20_Internet_20_Link">(Redação dada pela Medida Provisória nº 871, de 2019)</text:a></text:p>
      <text:p text:style-name="P29"><text:bookmark text:name="art215.1"/><text:span text:style-name="T11">Art. 215.  Por morte do servidor, os seus dependentes, nas hipóteses legais, fazem jus à pensão por morte, observados os limites estabelecidos no </text:span><text:a xlink:type="simple" xlink:href="https://www.planalto.gov.br/ccivil_03/Constituicao/Constituicao.htm#art37xi" text:style-name="Internet_20_link" text:visited-style-name="Visited_20_Internet_20_Link"><text:span text:style-name="T9">inciso XI do caput do art. 37 da Constituição Federal</text:span></text:a><text:span text:style-name="T11"> e no </text:span><text:a xlink:type="simple" xlink:href="https://www.planalto.gov.br/ccivil_03/_Ato2004-2006/2004/Lei/L10.887.htm#art2" text:style-name="Internet_20_link" text:visited-style-name="Visited_20_Internet_20_Link"><text:span text:style-name="T9">art. 2º da Lei nº 10.887, de 18 de junho de 2004</text:span></text:a><text:span text:style-name="T11">.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5"><text:bookmark text:name="art216"/><text:soft-page-break/><text:span text:style-name="T28">Art. 216.  As pensões distinguem-se, quanto à natureza, em vitalícias e temporárias.  </text:span><text:span text:style-name="T45">               </text:span><text:a xlink:type="simple" xlink:href="https://www.planalto.gov.br/ccivil_03/_Ato2011-2014/2014/Mpv/mpv664.htm#art6i" text:style-name="Internet_20_link" text:visited-style-name="Visited_20_Internet_20_Link">(Revogado pela Medida Provisória nº 664, de 2014)</text:a><text:span text:style-name="T28">          </text:span><text:a xlink:type="simple" xlink:href="https://www.planalto.gov.br/ccivil_03/_Ato2011-2014/2014/Mpv/mpv664.htm#art5iii" text:style-name="Internet_20_link" text:visited-style-name="Visited_20_Internet_20_Link">(Vigência)</text:a><text:span text:style-name="T48">                  </text:span><text:a xlink:type="simple" xlink:href="https://www.planalto.gov.br/ccivil_03/_Ato2015-2018/2015/Lei/L13135.htm#art7" text:style-name="Internet_20_link" text:visited-style-name="Visited_20_Internet_20_Link"><text:span text:style-name="T11">(Revogado pela Lei nº 13.135, de 2015)</text:span></text:a></text:p>
      <text:p text:style-name="P20"><text:bookmark text:name="art216§1"/><text:span text:style-name="T28">§ 1</text:span><text:span text:style-name="T39">o</text:span><text:span text:style-name="T28">  A pensão vitalícia é composta de cota ou cotas permanentes, que somente se extinguem ou revertem com a morte de seus beneficiários.</text:span><text:span text:style-name="T45">                  </text:span><text:a xlink:type="simple" xlink:href="https://www.planalto.gov.br/ccivil_03/_Ato2011-2014/2014/Mpv/mpv664.htm#art6i" text:style-name="Internet_20_link" text:visited-style-name="Visited_20_Internet_20_Link">(Revogado pela Medida Provisória nº 664, de 2014)</text:a><text:span text:style-name="T28">           </text:span><text:a xlink:type="simple" xlink:href="https://www.planalto.gov.br/ccivil_03/_Ato2011-2014/2014/Mpv/mpv664.htm#art5iii" text:style-name="Internet_20_link" text:visited-style-name="Visited_20_Internet_20_Link">(Vigência)</text:a><text:span text:style-name="T48">   </text:span><text:a xlink:type="simple" xlink:href="https://www.planalto.gov.br/ccivil_03/_Ato2015-2018/2015/Lei/L13135.htm#art7" text:style-name="Internet_20_link" text:visited-style-name="Visited_20_Internet_20_Link"><text:span text:style-name="T11">(Revogado pela Lei nº 13.135, de 2015)</text:span></text:a></text:p>
      <text:p text:style-name="P20"><text:bookmark text:name="art216§2"/><text:span text:style-name="T28">§ 2</text:span><text:span text:style-name="T39">o</text:span><text:span text:style-name="T28">  A pensão temporária é composta de cota ou cotas que podem se extinguir ou reverter por motivo de morte, cessação de invalidez ou maioridade do beneficiário.</text:span><text:span text:style-name="T48">                </text:span><text:a xlink:type="simple" xlink:href="https://www.planalto.gov.br/ccivil_03/_Ato2011-2014/2014/Mpv/mpv664.htm#art6i" text:style-name="Internet_20_link" text:visited-style-name="Visited_20_Internet_20_Link">(Revogado pela Medida Provisória nº 664, de 2014)</text:a><text:a xlink:type="simple" xlink:href="https://www.planalto.gov.br/ccivil_03/_Ato2011-2014/2014/Mpv/mpv664.htm#art5iii" text:style-name="Internet_20_link" text:visited-style-name="Visited_20_Internet_20_Link">(Vigência)</text:a><text:span text:style-name="T28"> </text:span><text:span text:style-name="T11">                        </text:span><text:a xlink:type="simple" xlink:href="https://www.planalto.gov.br/ccivil_03/_Ato2015-2018/2015/Lei/L13135.htm#art7" text:style-name="Internet_20_link" text:visited-style-name="Visited_20_Internet_20_Link"><text:span text:style-name="T9">(Revogado pela Lei nº 13.135, de 2015)</text:span></text:a></text:p>
      <text:p text:style-name="P34"><text:bookmark text:name="art217"/>Art. 217.  São beneficiários das pensões:</text:p>
      <text:p text:style-name="P48"><text:bookmark text:name="art217i"/>I - vitalícia:</text:p>
      <text:p text:style-name="P20"><text:bookmark text:name="art217i."/><text:span text:style-name="T28">I -  o cônjuge;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49"><text:bookmark text:name="art217ia"/>a) o cônjuge;</text:p>
      <text:p text:style-name="P48"><text:bookmark text:name="art217ib"/>b) a pessoa desquitada, separada judicialmente ou divorciada, com percepção de pensão alimentícia;</text:p>
      <text:p text:style-name="P48"><text:bookmark text:name="art217ic"/>c) o companheiro ou companheira designado que comprove união estável como entidade familiar;</text:p>
      <text:p text:style-name="P48"><text:bookmark text:name="art217id"/>d) a mãe e o pai que comprovem dependência econômica do servidor;</text:p>
      <text:p text:style-name="P56"><text:bookmark text:name="art217ie"/><text:span text:style-name="T62">e) a pessoa designada, maior de 60 (sessenta) anos e a pessoa portadora de deficiência, que vivam sob a dependência econômica do servidor</text:span><text:span text:style-name="T5">.</text:span></text:p>
      <text:p text:style-name="P23"><text:bookmark text:name="art217i.."/><text:span text:style-name="T11">I - o cônjuge;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a."/><text:span text:style-name="T11">a)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b."/><text:span text:style-name="T11">b)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c."/><text:span text:style-name="T11">c)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d."/><text:span text:style-name="T11">d)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e."/><text:span text:style-name="T11">e)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50"><text:bookmark text:name="art217ii"/>II - temporária:</text:p>
      <text:p text:style-name="P21"><text:bookmark text:name="art217ii."/><text:span text:style-name="T28">II - o cônjuge divorciado, separado judicialmente ou de fato, com percepção de pensão alimentícia estabelecida judicialmente;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50"><text:bookmark text:name="art217iia"/>a) os filhos, ou enteados, até 21 (vinte e um) anos de idade, ou, se inválidos, enquanto durar a invalidez;</text:p>
      <text:p text:style-name="P50"><text:bookmark text:name="art217iib"/>b) o menor sob guarda ou tutela até 21 (vinte e um) anos de idade;</text:p>
      <text:p text:style-name="P50"><text:bookmark text:name="art217iic"/>c) o irmão órfão, até 21 (vinte e um) anos, e o inválido, enquanto durar a invalidez, que comprovem dependência econômica do servidor;</text:p>
      <text:p text:style-name="P50"><text:bookmark text:name="art217iid"/>d) a pessoa designada que viva na dependência econômica do servidor, até 21 (vinte e um) anos, ou, se inválida, enquanto durar a invalidez.</text:p>
      <text:p text:style-name="P23"><text:bookmark text:name="art217ii.."/><text:span text:style-name="T11">II - o cônjuge divorciado ou separado judicialmente ou de fato, com percepção de pensão alimentícia estabelecida judicialmente;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a."/><text:span text:style-name="T11">a)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b."/><text:span text:style-name="T11">b)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c."/><text:span text:style-name="T11">c)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d."/><text:span text:style-name="T11">d)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1"><text:bookmark text:name="art217iii"/><text:soft-page-break/><text:span text:style-name="T28">III - o companheiro ou companheira que comprove união estável como entidade familiar;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7iii."/><text:span text:style-name="T11">III - o companheiro ou companheira que comprove união estável como entidade familiar;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iv"/><text:span text:style-name="T28">IV - os filhos até vinte e um anos de idade, ou, se inválidos, enquanto durar a invalidez;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7iv."/><text:span text:style-name="T11">IV - o filho de qualquer condição que atenda a um dos seguintes requisitos: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iva"/><text:span text:style-name="T11">a) seja menor de 21 (vinte e um) anos;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ivb"/><text:span text:style-name="T11">b) seja inválido;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ivc"/><text:span text:style-name="T11">c) tenha deficiência grave; ou                     </text:span><text:a xlink:type="simple" xlink:href="https://www.planalto.gov.br/ccivil_03/_Ato2015-2018/2015/Lei/L13135.htm#art217" text:style-name="Internet_20_link" text:visited-style-name="Visited_20_Internet_20_Link"><text:span text:style-name="T9">(Redação dada pela Lei nº 13.135, de 2015)</text:span></text:a><text:span text:style-name="T11">        </text:span><text:a xlink:type="simple" xlink:href="https://www.planalto.gov.br/ccivil_03/_Ato2015-2018/2015/Lei/L13135.htm#art6ii" text:style-name="Internet_20_link" text:visited-style-name="Visited_20_Internet_20_Link"><text:span text:style-name="T9">(Vigência)</text:span></text:a></text:p>
      <text:p text:style-name="P23"><text:bookmark text:name="art217ivd"/><text:span text:style-name="T28">d) tenha deficiência intelectual ou mental, nos termos do regulamento;                          </text:span><text:a xlink:type="simple" xlink:href="https://www.planalto.gov.br/ccivil_03/_Ato2015-2018/2015/Lei/L13135.htm#art3" text:style-name="Internet_20_link" text:visited-style-name="Visited_20_Internet_20_Link">(Incluído pela Lei nº 13.135, de 2015)</text:a></text:p>
      <text:p text:style-name="P23"><text:bookmark text:name="art217ivd.0"/><text:span text:style-name="T11">d) tenha deficiência intelectual ou mental;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1"><text:bookmark text:name="art217v"/><text:span text:style-name="T28">V - a mãe e o pai que comprovem dependência econômica do servidor; e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7v."/><text:span text:style-name="T11">V - a mãe e o pai que comprovem dependência econômica do servidor; 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vi"/><text:span text:style-name="T28">VI - </text:span><text:span text:style-name="T30">o irmão, até vinte e um anos de idade, ou o inválido ou que tenha deficiência intelectual ou mental que o torne absoluta ou relativamente incapaz, enquanto durar a invalidez ou a deficiência que estabeleça a dependência econômica do servidor;</text:span><text:span text:style-name="T28">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7vi."/><text:span text:style-name="T11">VI - o irmão de qualquer condição que comprove dependência econômica do servidor e atenda a um dos requisitos previstos no inciso IV.                   </text:span><text:a xlink:type="simple" xlink:href="https://www.planalto.gov.br/ccivil_03/_Ato2015-2018/2015/Lei/L13135.htm#art3" text:style-name="Internet_20_link" text:visited-style-name="Visited_20_Internet_20_Link"><text:span text:style-name="T9">(Incluído pela Lei nº 13.135, de 2015)</text:span></text:a></text:p>
      <text:p text:style-name="P49"><text:bookmark text:name="art217§1"/>§ 1<text:span text:style-name="T57">o</text:span>  A concessão de pensão vitalícia aos beneficiários de que tratam as alíneas "a" e "c" do inciso I deste artigo exclui desse direito os demais beneficiários referidos nas alíneas "d" e "e".</text:p>
      <text:p text:style-name="P48"><text:bookmark text:name="art217§2"/>§ 2<text:span text:style-name="T57">o</text:span>  A concessão da pensão temporária aos beneficiários de que tratam as alíneas "a" e "b" do inciso II deste artigo exclui desse direito os demais beneficiários referidos nas alíneas "c" e "d".</text:p>
      <text:p text:style-name="P20"><text:bookmark text:name="art217§1."/><text:span text:style-name="T28">§ 1</text:span><text:span text:style-name="T39">o</text:span><text:span text:style-name="T28"> A concessão de pensão aos beneficiários de que tratam os incisos I a IV do </text:span><text:span text:style-name="T32">caput </text:span><text:span text:style-name="T28">exclui os beneficiários referidos nos incisos V e VI.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0"><text:bookmark text:name="art217§2."/><text:span text:style-name="T28">§ 2º A concessão de pensão aos beneficiários de que trata o inciso V do </text:span><text:span text:style-name="T32">caput </text:span><text:span text:style-name="T28">exclui os beneficiários referidos no inciso VI.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7§1.."/><text:span text:style-name="T11">§ 1</text:span><text:span text:style-name="T25">o</text:span><text:span text:style-name="T11">  A concessão de pensão aos beneficiários de que tratam os incisos I a IV do </text:span><text:span text:style-name="T14">caput</text:span><text:span text:style-name="T11"> exclui os beneficiários referidos nos incisos V e VI.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2.."/><text:span text:style-name="T11">§ 2</text:span><text:span text:style-name="T25">o</text:span><text:span text:style-name="T11">  A concessão de pensão aos beneficiários de que trata o inciso V do </text:span><text:span text:style-name="T14">caput</text:span><text:span text:style-name="T11"> exclui o beneficiário referido no inciso VI.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5"><text:bookmark text:name="art217§3"/><text:span text:style-name="T28">§ 3</text:span><text:span text:style-name="T39">o</text:span><text:span text:style-name="T28"> Nas hipóteses dos incisos I a III do </text:span><text:span text:style-name="T32">caput</text:span><text:span text:style-name="T28">: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0"><text:bookmark text:name="art217§3i"/><text:span text:style-name="T28">I - o tempo de duração da pensão por morte será calculado de acordo com a expectativa de sobrevida do beneficiário na data do óbito do servidor ou aposentado, conforme tabela abaixo:                 </text:span><text:a xlink:type="simple" xlink:href="https://www.planalto.gov.br/ccivil_03/_Ato2011-2014/2014/Mpv/mpv664.htm#art3" text:style-name="Internet_20_link" text:visited-style-name="Visited_20_Internet_20_Link">(Incluído pela Medida Provisória nº 664, de 2014)</text:a><text:span text:style-name="T45">       </text:span><text:a xlink:type="simple" xlink:href="https://www.planalto.gov.br/ccivil_03/_Ato2011-2014/2014/Mpv/mpv664.htm#art5iii" text:style-name="Internet_20_link" text:visited-style-name="Visited_20_Internet_20_Link"><text:span text:style-name="T28">(Vigência)</text:span></text:a></text:p>
      <table:table table:name="Tabela5" table:style-name="Tabela5">
        <table:table-column table:style-name="Tabela5.A"/>
        <table:table-column table:style-name="Tabela5.B"/>
        <table:table-row>
          <table:table-cell table:style-name="Tabela5.A1" office:value-type="string">
            <text:p text:style-name="P10">Expectativa de <text:soft-page-break/>sobrevida à idade x do cônjuge, companheiro ou companheira, em anos (E(x))</text:p>
          </table:table-cell>
          <table:table-cell table:style-name="Tabela5.B1" office:value-type="string">
            <text:p text:style-name="P10">Duração do <text:soft-page-break/>benefício de pensão por morte (em anos)</text:p>
          </table:table-cell>
        </table:table-row>
        <table:table-row>
          <table:table-cell table:style-name="Tabela5.A2" office:value-type="string">
            <text:p text:style-name="P10">55 &lt; E(x)</text:p>
          </table:table-cell>
          <table:table-cell table:style-name="Tabela5.A2" office:value-type="string">
            <text:p text:style-name="P10">3</text:p>
          </table:table-cell>
        </table:table-row>
        <table:table-row>
          <table:table-cell table:style-name="Tabela5.A2" office:value-type="string">
            <text:p text:style-name="P10">50 &lt; E(x) ≤ 55</text:p>
          </table:table-cell>
          <table:table-cell table:style-name="Tabela5.A2" office:value-type="string">
            <text:p text:style-name="P10">6</text:p>
          </table:table-cell>
        </table:table-row>
        <table:table-row>
          <table:table-cell table:style-name="Tabela5.A2" office:value-type="string">
            <text:p text:style-name="P10">45 &lt; E(x) ≤ 50</text:p>
          </table:table-cell>
          <table:table-cell table:style-name="Tabela5.A2" office:value-type="string">
            <text:p text:style-name="P10">9</text:p>
          </table:table-cell>
        </table:table-row>
        <table:table-row>
          <table:table-cell table:style-name="Tabela5.A2" office:value-type="string">
            <text:p text:style-name="P10">40 &lt; E(x) ≤ 45</text:p>
          </table:table-cell>
          <table:table-cell table:style-name="Tabela5.A2" office:value-type="string">
            <text:p text:style-name="P10">12</text:p>
          </table:table-cell>
        </table:table-row>
        <table:table-row>
          <table:table-cell table:style-name="Tabela5.A2" office:value-type="string">
            <text:p text:style-name="P10">35 &lt; E(x) ≤ 40</text:p>
          </table:table-cell>
          <table:table-cell table:style-name="Tabela5.A2" office:value-type="string">
            <text:p text:style-name="P10">15</text:p>
          </table:table-cell>
        </table:table-row>
        <table:table-row>
          <table:table-cell table:style-name="Tabela5.A2" office:value-type="string">
            <text:p text:style-name="P10">E(x) ≤ 35</text:p>
          </table:table-cell>
          <table:table-cell table:style-name="Tabela5.A2" office:value-type="string">
            <text:p text:style-name="P10">vitalícia</text:p>
          </table:table-cell>
        </table:table-row>
      </table:table>
      <text:p text:style-name="P25"><text:bookmark text:name="art217§3ii"/><text:span text:style-name="T28">II - o cônjuge, companheiro ou companheira não terá direito ao benefício da pensão por morte se o casamento ou o início da união estável tiver ocorrido há menos de dois anos da data do óbito do instituidor do benefício, salvo nos casos em que:                 </text:span><text:a xlink:type="simple" xlink:href="https://www.planalto.gov.br/ccivil_03/_Ato2011-2014/2014/Mpv/mpv664.htm#art3" text:style-name="Internet_20_link" text:visited-style-name="Visited_20_Internet_20_Link">(Incluído pela Medida Provisória nº 664, de 2014)</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1"><text:bookmark text:name="art217§3iia"/><text:span text:style-name="T28">a) o óbito do segurado seja decorrente de acidente posterior ao casamento ou início da união estável; ou                   </text:span><text:a xlink:type="simple" xlink:href="https://www.planalto.gov.br/ccivil_03/_Ato2011-2014/2014/Mpv/mpv664.htm#art3" text:style-name="Internet_20_link" text:visited-style-name="Visited_20_Internet_20_Link">(Incluída pela Medida Provisória nº 664, de 2014)</text:a><text:span text:style-name="T28">       </text:span><text:a xlink:type="simple" xlink:href="https://www.planalto.gov.br/ccivil_03/_Ato2011-2014/2014/Mpv/mpv664.htm#art5iii" text:style-name="Internet_20_link" text:visited-style-name="Visited_20_Internet_20_Link">(Vigência) </text:a><text:span text:style-name="T28"> </text:span></text:p>
      <text:p text:style-name="P21"><text:bookmark text:name="art217§3iib"/><text:span text:style-name="T28">b) o cônjuge, o companheiro ou a companheira for considerado incapaz e insuscetível de reabilitação para o exercício de atividade remunerada que lhe garanta subsistência, mediante exame médico-pericial, por doença ou acidente ocorrido após o casamento ou início da união estável e anterior ao óbito, observado o disposto no parágrafo único do art. 222.                </text:span><text:a xlink:type="simple" xlink:href="https://www.planalto.gov.br/ccivil_03/_Ato2011-2014/2014/Mpv/mpv664.htm#art3" text:style-name="Internet_20_link" text:visited-style-name="Visited_20_Internet_20_Link">(Incluí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2"><text:bookmark text:name="art217§3iii"/><text:span text:style-name="T28">III -  o cônjuge, o companheiro ou a companheira quando considerado incapaz e insuscetível de reabilitação para o exercício de atividade remunerada que lhe garanta subsistência, mediante exame médico-pericial, por doença ou acidente ocorrido entre o casamento ou início da união estável e a cessação do pagamento do benefício, terá direito à pensão por morte vitalícia, observado o disposto no parágrafo único do art. 222.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4"><text:bookmark text:name="art217§3."/><text:span text:style-name="T11">§ 3</text:span><text:span text:style-name="T25">o</text:span><text:span text:style-name="T11">  O enteado e o menor tutelado equiparam-se a filho mediante declaração do servidor e desde que comprovada dependência econômica, na forma estabelecida em regulamento.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4"><text:bookmark text:name="art217§4"/><text:span text:style-name="T11">§ 4º (VETADO).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49"><text:bookmark text:name="art218"/>Art. 218.  A pensão será concedida integralmente ao titular da pensão vitalícia, exceto se existirem beneficiários da pensão temporária.</text:p>
      <text:p text:style-name="P20"><text:bookmark text:name="art218."/><text:span text:style-name="T28">Art. 218.  Ocorrendo habilitação de vários titulares à pensão o seu valor será distribuído em partes iguais entre os beneficiários habilitados.              </text:span><text:span text:style-name="T45">  </text:span><text:a xlink:type="simple" xlink:href="https://www.planalto.gov.br/ccivil_03/_Ato2011-2014/2014/Mpv/mpv664.htm#art3" text:style-name="Internet_20_link" text:visited-style-name="Visited_20_Internet_20_Link"><text:span text:style-name="T28">(Redação dada pela Medida Provisória nº 664, de 2014)</text:span></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0"><text:bookmark text:name="art218§1"/><text:span text:style-name="T28">§ 1</text:span><text:span text:style-name="T39">o</text:span><text:span text:style-name="T28">  Ocorrendo habilitação de vários titulares à pensão vitalícia, o seu valor será distribuído em partes iguais entre os beneficiários habilitados.  </text:span><text:span text:style-name="T45">                  </text:span><text:a xlink:type="simple" xlink:href="https://www.planalto.gov.br/ccivil_03/_Ato2011-2014/2014/Mpv/mpv664.htm#art6i" text:style-name="Internet_20_link" text:visited-style-name="Visited_20_Internet_20_Link">(Revogado pela Medida Provisória nº 664, de 2014)</text:a><text:span text:style-name="T28">       </text:span><text:a xlink:type="simple" xlink:href="https://www.planalto.gov.br/ccivil_03/_Ato2011-2014/2014/Mpv/mpv664.htm#art5iii" text:style-name="Internet_20_link" text:visited-style-name="Visited_20_Internet_20_Link">(Vigência)</text:a><text:span text:style-name="T28"> </text:span></text:p>
      <text:p text:style-name="P20"><text:bookmark text:name="art218§2"/><text:span text:style-name="T28">§ 2</text:span><text:span text:style-name="T39">o</text:span><text:span text:style-name="T28">  Ocorrendo habilitação às pensões vitalícia e temporária, metade do valor caberá ao titular ou titulares da pensão vitalícia, sendo a outra metade rateada em partes iguais, entre os titulares da pensão temporária.                   </text:span><text:a xlink:type="simple" xlink:href="https://www.planalto.gov.br/ccivil_03/_Ato2011-2014/2014/Mpv/mpv664.htm#art6i" text:style-name="Internet_20_link" text:visited-style-name="Visited_20_Internet_20_Link">(Revoga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0"><text:bookmark text:name="art218§3"/><text:soft-page-break/><text:span text:style-name="T28">§ 3</text:span><text:span text:style-name="T39">o</text:span><text:span text:style-name="T28">  Ocorrendo habilitação somente à pensão temporária, o valor integral da pensão será rateado, em partes iguais, entre os que se habilitarem.   </text:span><text:span text:style-name="T45">                  </text:span><text:a xlink:type="simple" xlink:href="https://www.planalto.gov.br/ccivil_03/_Ato2011-2014/2014/Mpv/mpv664.htm#art6i" text:style-name="Internet_20_link" text:visited-style-name="Visited_20_Internet_20_Link">(Revoga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8.."/><text:span text:style-name="T11">Art. 218.  Ocorrendo habilitação de vários titulares à pensão, o seu valor será distribuído em partes iguais entre os beneficiários habilitados.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8§1."/><text:span text:style-name="T11">§ 1</text:span><text:span text:style-name="T25">o</text:span><text:span text:style-name="T11">  </text:span><text:a xlink:type="simple" xlink:href="https://www.planalto.gov.br/ccivil_03/_Ato2015-2018/2015/Lei/L13135.htm#art7ib" text:style-name="Internet_20_link" text:visited-style-name="Visited_20_Internet_20_Link"><text:span text:style-name="T9">(Revogado)</text:span></text:a><text:span text:style-name="T11">.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8§2."/><text:span text:style-name="T11">§ 2</text:span><text:span text:style-name="T25">o</text:span><text:span text:style-name="T11">  </text:span><text:a xlink:type="simple" xlink:href="https://www.planalto.gov.br/ccivil_03/_Ato2015-2018/2015/Lei/L13135.htm#art7ib" text:style-name="Internet_20_link" text:visited-style-name="Visited_20_Internet_20_Link"><text:span text:style-name="T9">(Revogado)</text:span></text:a><text:span text:style-name="T11">.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8§3."/><text:span text:style-name="T11">§ 3</text:span><text:span text:style-name="T25">o</text:span><text:span text:style-name="T11">  </text:span><text:a xlink:type="simple" xlink:href="https://www.planalto.gov.br/ccivil_03/_Ato2015-2018/2015/Lei/L13135.htm#art7ib" text:style-name="Internet_20_link" text:visited-style-name="Visited_20_Internet_20_Link"><text:span text:style-name="T9">(Revogado)</text:span></text:a><text:span text:style-name="T11">.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49"><text:bookmark text:name="art219"/>Art. 219.  A pensão poderá ser requerida a qualquer tempo, prescrevendo tão-somente as prestações exigíveis há mais de 5 (cinco) anos.</text:p>
      <text:p text:style-name="P48"><text:bookmark text:name="art219p"/>Parágrafo único.  Concedida a pensão, qualquer prova posterior ou habilitação tardia que implique exclusão de beneficiário ou redução de pensão só produzirá efeitos a partir da data em que for oferecida.</text:p>
      <text:p text:style-name="P20"><text:bookmark text:name="art219.0"/><text:span text:style-name="T28">Art. 219. A pensão por morte será devida ao conjunto dos dependentes do segurado que falecer, aposentado ou não, a contar da data:                  </text:span><text:a xlink:type="simple" xlink:href="https://www.planalto.gov.br/ccivil_03/_Ato2019-2022/2019/Mpv/mpv871.htm#art23" text:style-name="Internet_20_link" text:visited-style-name="Visited_20_Internet_20_Link">(Redação dada pela Medida Provisória nº 871, de 2019)</text:a><text:span text:style-name="T28"> </text:span></text:p>
      <text:p text:style-name="P20"><text:bookmark text:name="art219.1"/><text:span text:style-name="T11">Art. 219.  A pensão por morte será devida ao conjunto dos dependentes do segurado que falecer, aposentado ou não, a contar da data: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9i"/><text:span text:style-name="T28">I - do óbito, quando requerida em até cento e oitenta dias após o óbito, para os filhos menores de dezesseis anos, ou em até noventa dias após o óbito, para os demais dependentes;                </text:span><text:a xlink:type="simple" xlink:href="https://www.planalto.gov.br/ccivil_03/_Ato2019-2022/2019/Mpv/mpv871.htm#art23" text:style-name="Internet_20_link" text:visited-style-name="Visited_20_Internet_20_Link">(Incluído pela Medida Provisória nº 871, de 2019)</text:a></text:p>
      <text:p text:style-name="P23"><text:span text:style-name="T11">I - do óbito, quando requerida em até 180 (cento e oitenta dias) após o óbito, para os filhos menores de 16 (dezesseis) anos, ou em até 90 (noventa) dias após o óbito, para os demais dependentes;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9ii"/><text:span text:style-name="T28">II - do requerimento, quando requerida após o prazo previsto no inciso I; ou             </text:span><text:a xlink:type="simple" xlink:href="https://www.planalto.gov.br/ccivil_03/_Ato2019-2022/2019/Mpv/mpv871.htm#art23" text:style-name="Internet_20_link" text:visited-style-name="Visited_20_Internet_20_Link">(Incluído pela Medida Provisória nº 871, de 2019)</text:a></text:p>
      <text:p text:style-name="P23"><text:span text:style-name="T11">II - do requerimento, quando requerida após o prazo previsto no inciso I do </text:span><text:span text:style-name="T14">caput</text:span><text:span text:style-name="T11"> deste artigo; ou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9iii"/><text:span text:style-name="T28">III - da decisão judicial, na hipótese de morte presumida.    </text:span><text:a xlink:type="simple" xlink:href="https://www.planalto.gov.br/ccivil_03/_Ato2019-2022/2019/Mpv/mpv871.htm#art23" text:style-name="Internet_20_link" text:visited-style-name="Visited_20_Internet_20_Link">(Incluído pela Medida Provisória nº 871, de 2019)</text:a></text:p>
      <text:p text:style-name="P23"><text:span text:style-name="T11">III - da decisão judicial, na hipótese de morte presumida.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9§1"/><text:span text:style-name="T28">§ 1º A concessão da pensão por morte não será protelada pela falta de habilitação de outro possível dependente e a habilitação posterior que importe em exclusão ou inclusão de dependente só produzirá efeito a partir da data da publicação da portaria de concessão da pensão ao dependente habilitado.                 </text:span><text:a xlink:type="simple" xlink:href="https://www.planalto.gov.br/ccivil_03/_Ato2019-2022/2019/Mpv/mpv871.htm#art23" text:style-name="Internet_20_link" text:visited-style-name="Visited_20_Internet_20_Link">(Incluído pela Medida Provisória nº 871, de 2019)</text:a><text:span text:style-name="T28"> </text:span></text:p>
      <text:p text:style-name="P23"><text:span text:style-name="T11">§ 1º A concessão da pensão por morte não será protelada pela falta de habilitação de outro possível dependente e a habilitação posterior que importe em exclusão ou inclusão de dependente só produzirá efeito a partir da data da publicação da portaria de concessão da pensão ao dependente habilitad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9§2"/><text:span text:style-name="T28">§ 2º Ajuizada a ação judicial para reconhecimento da condição de dependente, este poderá requerer a sua habilitação provisória ao benefício de pensão por morte, exclusivamente para fins de rateio dos valores com outros dependentes, vedado o pagamento da respectiva cota até o trânsito em julgado da decisão judicial que reconhecer a qualidade de dependente do autor da ação.                </text:span><text:a xlink:type="simple" xlink:href="https://www.planalto.gov.br/ccivil_03/_Ato2019-2022/2019/Mpv/mpv871.htm#art23" text:style-name="Internet_20_link" text:visited-style-name="Visited_20_Internet_20_Link">(Incluído pela Medida Provisória nº 871, de 2019)</text:a></text:p>
      <text:p text:style-name="P23"><text:span text:style-name="T11">§ 2º Ajuizada a ação judicial para reconhecimento da condição de dependente, este poderá requerer a sua habilitação provisória ao benefício de pensão por morte, exclusivamente para fins de rateio dos valores </text:span><text:soft-page-break/><text:span text:style-name="T11">com outros dependentes, vedado o pagamento da respectiva cota até o trânsito em julgado da respectiva ação, ressalvada a existência de decisão judicial em contrári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0"><text:bookmark text:name="art219§3"/><text:span text:style-name="T28">§ 3º Julgada improcedente a ação prevista no § 2º, o valor retido será corrigido pelos índices legais de reajustamento e será pago de forma proporcional aos demais dependentes, de acordo com as suas cotas e o tempo de duração de seus benefícios.                   </text:span><text:a xlink:type="simple" xlink:href="https://www.planalto.gov.br/ccivil_03/_Ato2019-2022/2019/Mpv/mpv871.htm#art23" text:style-name="Internet_20_link" text:visited-style-name="Visited_20_Internet_20_Link">(Incluído pela Medida Provisória nº 871, de 2019)</text:a></text:p>
      <text:p text:style-name="P20"><text:span text:style-name="T11">§ 3º Nas ações em que for parte o ente público responsável pela concessão da pensão por morte, este poderá proceder de ofício à habilitação excepcional da referida pensão, apenas para efeitos de rateio, descontando-se os valores referentes a esta habilitação das demais cotas, vedado o pagamento da respectiva cota até o trânsito em julgado da respectiva ação, ressalvada a existência de decisão judicial em contrári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0"><text:span text:style-name="T11">§ 4º Julgada improcedente a ação prevista no § 2º ou § 3º deste artigo, o valor retido será corrigido pelos índices legais de reajustamento e será pago de forma proporcional aos demais dependentes, de acordo com as suas cotas e o tempo de duração de seus benefícios.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20"><text:span text:style-name="T11">§ 5º Em qualquer hipótese, fica assegurada ao órgão concessor da pensão por morte a cobrança dos valores indevidamente pagos em função de nova habilitação.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48"><text:bookmark text:name="art220"/>Art. 220.  Não faz jus à pensão o beneficiário condenado pela prática de crime doloso de que tenha resultado a morte do servidor.</text:p>
      <text:p text:style-name="P23"><text:bookmark text:name="art220."/><text:span text:style-name="T11">Art. 220.  Perde o direito à pensão por morte: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20i"/><text:span text:style-name="T11">I - após o trânsito em julgado, o beneficiário condenado pela prática de crime de que tenha dolosamente resultado a morte do servidor;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0ii"/><text:span text:style-name="T11">II - o cônjuge, o companheiro ou a companheira se comprovada, a qualquer tempo, simulação ou fraude no casamento ou na união estável, ou a formalização desses com o fim exclusivo de constituir benefício previdenciário, apuradas em processo judicial no qual será assegurado o direito ao contraditório e à ampla defesa.                  </text:span><text:a xlink:type="simple" xlink:href="https://www.planalto.gov.br/ccivil_03/_Ato2015-2018/2015/Lei/L13135.htm#art3" text:style-name="Internet_20_link" text:visited-style-name="Visited_20_Internet_20_Link"><text:span text:style-name="T9">(Incluído pela Lei nº 13.135, de 2015)</text:span></text:a></text:p>
      <text:p text:style-name="P35"><text:bookmark text:name="art221"/>Art. 221.  Será concedida pensão provisória por morte presumida do servidor, nos seguintes casos:</text:p>
      <text:p text:style-name="P34"><text:bookmark text:name="art221i"/>I - declaração de ausência, pela autoridade judiciária competente;</text:p>
      <text:p text:style-name="P34"><text:bookmark text:name="art221ii"/>II - desaparecimento em desabamento, inundação, incêndio ou acidente não caracterizado como em serviço;</text:p>
      <text:p text:style-name="P34"><text:bookmark text:name="art221iii"/>III - desaparecimento no desempenho das atribuições do cargo ou em missão de segurança.</text:p>
      <text:p text:style-name="P34"><text:bookmark text:name="art221p"/>Parágrafo único.  A pensão provisória será transformada em vitalícia ou temporária, conforme o caso, decorridos 5 (cinco) anos de sua vigência, ressalvado o eventual reaparecimento do servidor, hipótese em que o benefício será automaticamente cancelado.</text:p>
      <text:p text:style-name="P34"><text:bookmark text:name="art222"/>Art. 222.  Acarreta perda da qualidade de beneficiário:</text:p>
      <text:p text:style-name="P34"><text:bookmark text:name="art222i"/>I - o seu falecimento;</text:p>
      <text:p text:style-name="P34"><text:bookmark text:name="art222ii"/>II - a anulação do casamento, quando a decisão ocorrer após a concessão da pensão ao cônjuge;</text:p>
      <text:p text:style-name="P48"><text:bookmark text:name="art222iii"/>III - a cessação de invalidez, em se tratando de beneficiário inválido;</text:p>
      <text:p text:style-name="P23"><text:bookmark text:name="art222iii."/><text:span text:style-name="T28">III - a cessação da invalidez, em se tratando de beneficiário inválido, o afastamento da deficiência, em se tratando de beneficiário com deficiência, ou o levantamento da interdição, em se tratando de beneficiário com deficiência intelectual ou mental que o torne absoluta ou relativamente incapaz, respeitados os períodos mínimos decorrentes da aplicação das alíneas “a” e “b” do inciso VII;                   </text:span><text:a xlink:type="simple" xlink:href="https://www.planalto.gov.br/ccivil_03/_Ato2015-2018/2015/Lei/L13135.htm#art3" text:style-name="Internet_20_link" text:visited-style-name="Visited_20_Internet_20_Link">(Redação dada pela Lei nº 13.135, de 2015)</text:a></text:p>
      <text:p text:style-name="P30"><text:bookmark text:name="art222iii.0"/><text:soft-page-break/><text:span text:style-name="T11">III - a cessação da invalidez, em se tratando de beneficiário inválido, ou o afastamento da deficiência, em se tratando de beneficiário com deficiência, respeitados os períodos mínimos decorrentes da aplicação das alíneas </text:span><text:span text:style-name="T15">a</text:span><text:span text:style-name="T11"> e </text:span><text:span text:style-name="T15">b</text:span><text:span text:style-name="T11"> do inciso VII do </text:span><text:span text:style-name="T14">caput</text:span><text:span text:style-name="T11"> deste artig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50"><text:bookmark text:name="art222iv"/>IV - a maioridade de filho, irmão órfão ou pessoa designada, aos 21 (vinte e um) anos de idade;</text:p>
      <text:p text:style-name="P21"><text:bookmark text:name="art222iv."/><text:span text:style-name="T28">IV - o atingimento da idade de vinte e um anos pelo filho ou irmão, observado o disposto no § 5º do art. 217;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22iv.."/><text:span text:style-name="T11">IV - o implemento da idade de 21 (vinte e um) anos, pelo filho ou irmão;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35"><text:bookmark text:name="art222v"/>V - a acumulação de pensão na forma do art. 225;</text:p>
      <text:p text:style-name="P54"><text:bookmark text:name="art222vi"/><text:span text:style-name="T5">VI - a renúncia expressa. </text:span>  </text:p>
      <text:p text:style-name="P25"><text:bookmark text:name="art222vi.."/><text:span text:style-name="T28">VI - </text:span><text:span text:style-name="T30">a renúncia expressa; e  </text:span><text:span text:style-name="T46">               </text:span><text:a xlink:type="simple" xlink:href="https://www.planalto.gov.br/ccivil_03/_Ato2011-2014/2014/Mpv/mpv664.htm#art3" text:style-name="Internet_20_link" text:visited-style-name="Visited_20_Internet_20_Link"><text:span text:style-name="T28">(Redação dada pela Medida Provisória nº 664, de 2014)</text:span></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3"><text:bookmark text:name="art222vi."/><text:span text:style-name="T11">VI - a renúncia expressa; e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22vii"/><text:span text:style-name="T28">VII -  o decurso do prazo de recebimento de pensão dos beneficiários de que tratam os incisos I a III do </text:span><text:span text:style-name="T32">caput </text:span><text:span text:style-name="T28">do art. 217.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22vii."/><text:span text:style-name="T11">VII - em relação aos beneficiários de que tratam os incisos I a III do </text:span><text:span text:style-name="T14">caput</text:span><text:span text:style-name="T11"> do art. 217: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a"/><text:span text:style-name="T11">a) o decurso de 4 (quatro) meses, se o óbito ocorrer sem que o servidor tenha vertido 18 (dezoito) contribuições mensais ou se o casamento ou a união estável tiverem sido iniciados em menos de 2 (dois) anos antes do óbito do servidor;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text:span text:style-name="T11">b) o decurso dos seguintes períodos, estabelecidos de acordo com a idade do pensionista na data de óbito do servidor, depois de vertidas 18 (dezoito) contribuições mensais e pelo menos 2 (dois) anos após o início do casamento ou da união estável: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1"/><text:span text:style-name="T11">1) 3 (três) anos, com menos de 21 (vinte e um)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2"/><text:span text:style-name="T11">2) 6 (seis) anos, entre 21 (vinte e um) e 26 (vinte e seis)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3"/><text:span text:style-name="T11">3) 10 (dez) anos, entre 27 (vinte e sete) e 29 (vinte e nove)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4"/><text:span text:style-name="T11">4) 15 (quinze) anos, entre 30 (trinta) e 40 (quarenta)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5"/><text:span text:style-name="T11">5) 20 (vinte) anos, entre 41 (quarenta e um) e 43 (quarenta e três)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6"/><text:span text:style-name="T11">6) vitalícia, com 44 (quarenta e quatro) ou mais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5"><text:bookmark text:name="art222p"/><text:span text:style-name="T28">Parágrafo único.  A critério da Administração, o beneficiário de pensão temporária motivada por invalidez poderá ser convocado a qualquer momento, para avaliação das condições que ensejaram a concessão do benefício.                  </text:span><text:a xlink:type="simple" xlink:href="https://www.planalto.gov.br/ccivil_03/_Ato2007-2010/2008/Mpv/441.htm#art317" text:style-name="Internet_20_link" text:visited-style-name="Visited_20_Internet_20_Link">(Incluído pela Medida Provisória nº 441, de 2008)</text:a></text:p>
      <text:p text:style-name="P20"><text:bookmark text:name="art222p."/><text:span text:style-name="T28">Parágrafo único.  A critério da Administração, o beneficiário de pensão temporária motivada por invalidez poderá ser convocado a qualquer momento para avaliação das condições que ensejaram a concessão do benefício.                  </text:span><text:a xlink:type="simple" xlink:href="https://www.planalto.gov.br/ccivil_03/_Ato2007-2010/2009/Lei/L11907.htm#art317" text:style-name="Internet_20_link" text:visited-style-name="Visited_20_Internet_20_Link">(Incluído pela Lei nº 11.907, de 2009)</text:a><text:span text:style-name="T45">  </text:span></text:p>
      <text:p text:style-name="P25"><text:bookmark text:name="art222p.."/><text:soft-page-break/><text:span text:style-name="T28">Parágrafo único. A critério da Administração, o beneficiário de pensão motivada por invalidez poderá ser convocado a qualquer momento para avaliação das condições que ensejaram a concessão do benefício.               </text:span><text:a xlink:type="simple" xlink:href="https://www.planalto.gov.br/ccivil_03/_Ato2011-2014/2014/Mpv/mpv664.htm#art3" text:style-name="Internet_20_link" text:visited-style-name="Visited_20_Internet_20_Link">(Redação dada pela Medida Provisória nº 664, de 2014)</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3"><text:bookmark text:name="art222§1"/><text:span text:style-name="T11">§ 1</text:span><text:span text:style-name="T25">o</text:span><text:span text:style-name="T11">  A critério da administração, o beneficiário de pensão cuja preservação seja motivada por invalidez, por incapacidade ou por deficiência poderá ser convocado a qualquer momento para avaliação das referidas condições.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2"/><text:span text:style-name="T11">§ 2</text:span><text:span text:style-name="T25">o</text:span><text:span text:style-name="T11">  Serão aplicados, conforme o caso, a regra contida no inciso III ou os prazos previstos na alínea “b” do inciso VII, ambos do </text:span><text:span text:style-name="T14">caput</text:span><text:span text:style-name="T11">, se o óbito do servidor decorrer de acidente de qualquer natureza ou de doença profissional ou do trabalho, independentemente do recolhimento de 18 (dezoito) contribuições mensais ou da comprovação de 2 (dois) anos de casamento ou de união estável.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3"/><text:span text:style-name="T11">§ 3</text:span><text:span text:style-name="T25">o</text:span><text:span text:style-name="T11">  Após o transcurso de pelo menos 3 (três) anos e desde que nesse período se verifique o incremento mínimo de um ano inteiro na média nacional única, para ambos os sexos, correspondente à expectativa de sobrevida da população brasileira ao nascer, poderão ser fixadas, em números inteiros, novas idades para os fins previstos na alínea “b” do inciso VII do </text:span><text:span text:style-name="T14">caput</text:span><text:span text:style-name="T11">, em ato do Ministro de Estado do Planejamento, Orçamento e Gestão, limitado o acréscimo na comparação com as idades anteriores ao referido incremento.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4"/><text:span text:style-name="T11">§ 4</text:span><text:span text:style-name="T25">o</text:span><text:span text:style-name="T11">  O tempo de contribuição a Regime Próprio de Previdência Social (RPPS) ou ao Regime Geral de Previdência Social (RGPS) será considerado na contagem das 18 (dezoito) contribuições mensais referidas nas alíneas “a” e “b” do inciso VII do </text:span><text:span text:style-name="T14">caput</text:span><text:span text:style-name="T11">.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5"/><text:span text:style-name="Definition"><text:span text:style-name="T28">§ 5º Na hipótese de o servidor falecido estar, na data de seu falecimento, obrigado por determinação judicial a pagar alimentos temporários a ex-cônjuge, ex-companheiro ou ex-companheira, a pensão por morte será devida pelo prazo remanescente na data do óbito, caso não incida outra hipótese de cancelamento anterior do benefício.                      </text:span></text:span><text:a xlink:type="simple" xlink:href="https://www.planalto.gov.br/ccivil_03/_Ato2019-2022/2019/Mpv/mpv871.htm#art23" text:style-name="Internet_20_link" text:visited-style-name="Visited_20_Internet_20_Link"><text:span text:style-name="Definition">(Incluído pela Medida Provisória nº 871, de 2019)</text:span></text:a></text:p>
      <text:p text:style-name="P30"><text:bookmark text:name="art222§5."/><text:span text:style-name="T11">§ 5º Na hipótese de o servidor falecido estar, na data de seu falecimento, obrigado por determinação judicial a pagar alimentos temporários a ex-cônjuge, ex-companheiro ou ex-companheira, a pensão por morte será devida pelo prazo remanescente na data do óbito, caso não incida outra hipótese de cancelamento anterior do benefíci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22§6"/><text:span text:style-name="Definition"><text:span text:style-name="T28">§ 6º O beneficiário que não atender à convocação de que trata o § 1º terá o benefício suspenso.                     </text:span></text:span><text:a xlink:type="simple" xlink:href="https://www.planalto.gov.br/ccivil_03/_Ato2019-2022/2019/Mpv/mpv871.htm#art23" text:style-name="Internet_20_link" text:visited-style-name="Visited_20_Internet_20_Link"><text:span text:style-name="Definition">(Incluído pela Medida Provisória nº 871, de 2019)</text:span></text:a></text:p>
      <text:p text:style-name="P30"><text:span text:style-name="T11">§ 6º O beneficiário que não atender à convocação de que trata o § 1º deste artigo terá o benefício suspenso, observado o disposto nos </text:span><text:a xlink:type="simple" xlink:href="https://www.planalto.gov.br/ccivil_03/_Ato2015-2018/2015/Lei/L13146.htm#art95i" text:style-name="Internet_20_link" text:visited-style-name="Visited_20_Internet_20_Link"><text:span text:style-name="T9">incisos I</text:span></text:a><text:span text:style-name="T11"> e </text:span><text:a xlink:type="simple" xlink:href="https://www.planalto.gov.br/ccivil_03/_Ato2015-2018/2015/Lei/L13146.htm#art95ii" text:style-name="Internet_20_link" text:visited-style-name="Visited_20_Internet_20_Link"><text:span text:style-name="T9">II do </text:span><text:span text:style-name="T14">caput</text:span><text:span text:style-name="T11"> do art. 95 da Lei nº 13.146, de 6 de julho de 2015</text:span></text:a><text:span text:style-name="T11">.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30"><text:span text:style-name="T11">§ 7º O exercício de atividade remunerada, inclusive na condição de microempreendedor individual, não impede a concessão ou manutenção da cota da pensão de dependente com deficiência intelectual ou mental ou com deficiência grave.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30"><text:span text:style-name="T11">§ 8º No ato de requerimento de benefícios previdenciários, não será exigida apresentação de termo de curatela de titular ou de beneficiário com deficiência, observados os procedimentos a serem estabelecidos em regulamento.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49"><text:bookmark text:name="art223"/>Art. 223.  Por morte ou perda da qualidade de beneficiário, a respectiva cota reverterá:</text:p>
      <text:p text:style-name="P48"><text:bookmark text:name="art223i"/>I - da pensão vitalícia para os remanescentes desta pensão ou para os titulares da pensão temporária, se não houver pensionista remanescente da pensão vitalícia;</text:p>
      <text:p text:style-name="P48"><text:bookmark text:name="art223ii"/>II - da pensão temporária para os co-beneficiários ou, na falta destes, para o beneficiário da pensão vitalícia.</text:p>
      <text:p text:style-name="P20"><text:bookmark text:name="art223."/><text:soft-page-break/><text:span text:style-name="T28">Art. 223.  Por morte ou perda da qualidade de beneficiário, a respectiva cota reverterá para os cobeneficiários.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23.."/><text:span text:style-name="T11">Art. 223.  Por morte ou perda da qualidade de beneficiário, a respectiva cota reverterá para os cobeneficiários.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23i."/><text:span text:style-name="T11">I - (Revogado);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23ii."/><text:span text:style-name="T11">II - (Revogado).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45">         <text:bookmark text:name="art224"/><text:span text:style-name="T6">Art. 224.  As pensões serão automaticamente atualizadas na mesma data e na mesma proporção dos reajustes dos vencimentos dos servidores, aplicando-se o disposto no parágrafo único do art. 189.</text:span></text:p>
      <text:p text:style-name="P54"><text:bookmark text:name="art225"/><text:span text:style-name="T5">Art. 225.  Ressalvado o direito de opção, é vedada a percepção cumulativa de mais de duas pensões. </text:span>    </text:p>
      <text:p text:style-name="P20"><text:bookmark text:name="art225."/><text:span text:style-name="T28">Art. 225. Ressalvado o direito de opção, é vedada a percepção cumulativa de pensão deixada por mais de um cônjuge, companheiro ou companheira, e de mais de duas pensões.                  </text:span><text:a xlink:type="simple" xlink:href="https://www.planalto.gov.br/ccivil_03/_Ato2011-2014/2014/Mpv/mpv664.htm#art3" text:style-name="Internet_20_link" text:visited-style-name="Visited_20_Internet_20_Link">(Redação dada pela Medida Provisória nº 664, de 2014)</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0"><text:bookmark text:name="art225.."/><text:span text:style-name="T11">Art. 225.  Ressalvado o direito de opção, é vedada a percepção cumulativa de pensão deixada por mais de um cônjuge ou companheiro ou companheira e de mais de 2 (duas) pensões.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5"><text:span text:style-name="Strong_20_Emphasis"><text:span text:style-name="T11">Seção VIII</text:span></text:span></text:p>
      <text:p text:style-name="P25"><text:span text:style-name="Strong_20_Emphasis"><text:span text:style-name="T11">Do Auxílio-Funeral</text:span></text:span></text:p>
      <text:p text:style-name="P34"><text:bookmark text:name="art226"/>Art. 226.  O auxílio-funeral é devido à família do servidor falecido na atividade ou aposentado, em valor equivalente a um mês da remuneração ou provento.</text:p>
      <text:p text:style-name="P34"><text:bookmark text:name="art226§1"/>§ 1<text:span text:style-name="T57">o</text:span>  No caso de acumulação legal de cargos, o auxílio será pago somente em razão do cargo de maior remuneração.</text:p>
      <text:p text:style-name="P20"><text:bookmark text:name="art226§2"/><text:span text:style-name="T18">§ 2</text:span><text:span text:style-name="T24">o</text:span><text:span text:style-name="T18">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34"><text:bookmark text:name="art226§3"/>§ 3<text:span text:style-name="T57">o</text:span>  O auxílio será pago no prazo de 48 (quarenta e oito) horas, por meio de procedimento sumaríssimo, à pessoa da família que houver custeado o funeral.</text:p>
      <text:p text:style-name="P34"><text:bookmark text:name="art227"/>Art. 227.  Se o funeral for custeado por terceiro, este será indenizado, observado o disposto no artigo anterior.</text:p>
      <text:p text:style-name="P34"><text:bookmark text:name="art228"/>Art. 228.  Em caso de falecimento de servidor em serviço fora do local de trabalho, inclusive no exterior, as despesas de transporte do corpo correrão à conta de recursos da União, autarquia ou fundação pública.</text:p>
      <text:p text:style-name="P25"><text:span text:style-name="Strong_20_Emphasis"><text:span text:style-name="T11">Seção IX</text:span></text:span></text:p>
      <text:p text:style-name="P25"><text:span text:style-name="Strong_20_Emphasis"><text:span text:style-name="T11">Do Auxílio-Reclusão</text:span></text:span></text:p>
      <text:p text:style-name="P34"><text:bookmark text:name="art229"/>Art. 229.  À família do servidor ativo é devido o auxílio-reclusão, nos seguintes valores:</text:p>
      <text:p text:style-name="P43"><text:bookmark text:name="art229i"/>I - dois terços da remuneração, quando afastado por motivo de prisão, em flagrante ou preventiva, determinada pela autoridade competente, enquanto perdurar a prisão;</text:p>
      <text:p text:style-name="P34"><text:bookmark text:name="art229ii"/>II - metade da remuneração, durante o afastamento, em virtude de condenação, por sentença definitiva, a pena que não determine a perda de cargo.</text:p>
      <text:p text:style-name="P34"><text:bookmark text:name="art229§1"/>§ 1<text:span text:style-name="T57">o</text:span>  Nos casos previstos no inciso I deste artigo, o servidor terá direito à integralização da remuneração, desde que absolvido.</text:p>
      <text:p text:style-name="P34"><text:bookmark text:name="art229§2"/>§ 2<text:span text:style-name="T57">o</text:span>  O pagamento do auxílio-reclusão cessará a partir do dia imediato àquele em que o servidor for posto em liberdade, ainda que condicional.</text:p>
      <text:p text:style-name="P20"><text:bookmark text:name="art229§3"/><text:span text:style-name="T11">§ 3</text:span><text:span text:style-name="T25">o</text:span><text:span text:style-name="T11">  Ressalvado o disposto neste artigo, o auxílio-reclusão será devido, nas mesmas condições da pensão por morte, aos dependentes do segurado recolhido à prisão.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5"><text:soft-page-break/><text:span text:style-name="Strong_20_Emphasis"><text:span text:style-name="T11">Capítulo III</text:span></text:span></text:p>
      <text:p text:style-name="P25"><text:span text:style-name="Strong_20_Emphasis"><text:span text:style-name="T11">Da Assistência à Saúde</text:span></text:span></text:p>
      <text:p text:style-name="P48"><text:bookmark text:name="art230.."/>Art. 230. A assistência à saúde do servidor, ativo ou inativo, e de sua família, compreende assistência médica, hospitalar, odontológica, psicológica e farmacêutica, prestada pelo Sistema Único de Saúde ou diretamente pelo órgão ou entidade ao qual estiver vinculado o servidor, ou, ainda, mediante convênio, na forma estabelecida em regulamento.</text:p>
      <text:p text:style-name="P20"><text:bookmark text:name="art230."/><text:span text:style-name="T28">Art. 230.  A assistência à saúde do servidor, ativo ou inativo, e de sua família, compreende assistência médica, hospitalar, odontológica, psicológica e farmacêutica, prestada pelo Sistema Único de Saúde - SUS ou diretamente pelo órgão ou entidade ao qual estiver vinculado o servidor, ou, ainda, mediante convênio ou contrato, na forma estabelecida em regulamento.                    </text:span><text:a xlink:type="simple" xlink:href="https://www.planalto.gov.br/ccivil_03/leis/L9527.htm#art1" text:style-name="Internet_20_link" text:visited-style-name="Visited_20_Internet_20_Link">(Redação dada pela Lei nº 9.527, de 10.12.97)</text:a><text:span text:style-name="T28">    </text:span><text:a xlink:type="simple" xlink:href="https://www.planalto.gov.br/ccivil_03/_Ato2004-2006/2004/Decreto/D4978.htm" text:style-name="Internet_20_link" text:visited-style-name="Visited_20_Internet_20_Link">(Regulamento)</text:a></text:p>
      <text:p text:style-name="P20"><text:bookmark text:name="art230"/><text:span text:style-name="T11">Art. 230.  A assistência à saúde do servidor, ativo ou inativo, e de sua família compreende assistência médica, hospitalar, odontológica, psicológica e farmacêutica, terá como diretriz básica o implemento de ações preventivas voltadas para a promoção da saúde e será prestada pelo Sistema Único de Saúde – SUS, diretamente pelo órgão ou entidade ao qual estiver vinculado o servidor, ou mediante convênio ou contrato, ou ainda na forma de auxílio, mediante ressarcimento parcial do valor despendido pelo servidor, ativo ou inativo, e seus dependentes ou  pensionistas com planos ou seguros privados de assistência à saúde, na forma estabelecida em regulamento.  </text:span><text:a xlink:type="simple" xlink:href="https://www.planalto.gov.br/ccivil_03/_Ato2004-2006/2006/Lei/L11302.htm#art9" text:style-name="Internet_20_link" text:visited-style-name="Visited_20_Internet_20_Link"><text:span text:style-name="T9">(Redação dada pela Lei nº 11.302 de 2006)</text:span></text:a></text:p>
      <text:p text:style-name="P20"><text:bookmark text:name="art230§1"/><text:span text:style-name="T18">§ 1</text:span><text:span text:style-name="T24">o</text:span><text:span text:style-name="T18">  Nas hipóteses previstas nesta Lei em que seja exigida perícia, avaliação ou inspeção médica, na ausência de médico ou junta médica oficial, para a sua realização o órgão ou entidade celebrará, preferencialmente, convênio com unidades de atendimento do sistema público de saúde, entidades sem fins lucrativos declaradas de utilidade pública, ou com o Instituto Nacional do Seguro Social - INSS.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230§2"/><text:span text:style-name="T18">§ 2</text:span><text:span text:style-name="T24">o</text:span><text:span text:style-name="T18">  Na impossibilidade, devidamente justificada, da aplicação do disposto no parágrafo anterior, o órgão ou entidade promoverá a contratação da prestação de serviços por pessoa jurídica, que constituirá junta médica especificamente para esses fins, indicando os nomes e especialidades dos seus integrantes, com a comprovação de suas habilitações e de que não estejam respondendo a processo disciplinar junto à entidade fiscalizadora da profissão.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230§3"/><text:span text:style-name="T11">§ 3</text:span><text:span text:style-name="T25">o</text:span><text:span text:style-name="T11">  Para os fins do disposto no caput</text:span><text:span text:style-name="T48"> </text:span><text:span text:style-name="T11">deste artigo, ficam a União e suas entidades autárquicas e fundacionais autorizadas a: </text:span><text:span text:style-name="T48">                     </text:span><text:a xlink:type="simple" xlink:href="https://www.planalto.gov.br/ccivil_03/_Ato2004-2006/2006/Lei/L11302.htm#art9" text:style-name="Internet_20_link" text:visited-style-name="Visited_20_Internet_20_Link"><text:span text:style-name="T11">(Incluído pela Lei nº 11.302 de 2006)</text:span></text:a></text:p>
      <text:p text:style-name="P20"><text:bookmark text:name="art230§3i"/><text:span text:style-name="T11">I - celebrar convênios exclusivamente para a  prestação de serviços de assistência à saúde para os seus servidores ou empregados ativos, aposentados, pensionistas, bem como para seus respectivos grupos familiares definidos, com entidades de autogestão por elas patrocinadas por meio de instrumentos jurídicos efetivamente celebrados e publicados até 12 de fevereiro de 2006 e que possuam autorização de funcionamento do órgão regulador, sendo certo que os convênios celebrados depois dessa data somente poderão sê-lo na forma da regulamentação específica sobre patrocínio de autogestões, a ser publicada pelo mesmo órgão regulador, no prazo de 180 (cento e oitenta) dias da vigência desta Lei, normas essas também aplicáveis aos convênios existentes até 12 de fevereiro de 2006;                    </text:span><text:a xlink:type="simple" xlink:href="https://www.planalto.gov.br/ccivil_03/_Ato2004-2006/2006/Lei/L11302.htm#art9" text:style-name="Internet_20_link" text:visited-style-name="Visited_20_Internet_20_Link"><text:span text:style-name="T9">(Incluído pela Lei nº 11.302 de 2006)</text:span></text:a></text:p>
      <text:p text:style-name="P20"><text:bookmark text:name="art230§3ii"/><text:span text:style-name="T11">II - contratar, mediante licitação, na forma da </text:span><text:a xlink:type="simple" xlink:href="https://www.planalto.gov.br/ccivil_03/leis/L8666cons.htm" text:style-name="Internet_20_link" text:visited-style-name="Visited_20_Internet_20_Link"><text:span text:style-name="T9">Lei n</text:span><text:span text:style-name="T25">o</text:span><text:span text:style-name="T11"> 8.666, de 21 de junho de 1993</text:span></text:a><text:span text:style-name="T11">, operadoras de planos e seguros privados de assistência à saúde que possuam autorização de funcionamento do órgão regulador;   </text:span><text:a xlink:type="simple" xlink:href="https://www.planalto.gov.br/ccivil_03/_Ato2004-2006/2006/Lei/L11302.htm#art9" text:style-name="Internet_20_link" text:visited-style-name="Visited_20_Internet_20_Link"><text:span text:style-name="T9">(Incluído pela Lei nº 11.302 de 2006)</text:span></text:a></text:p>
      <text:p text:style-name="P20"><text:bookmark text:name="art230§3iii"/><text:span text:style-name="T11">III -  </text:span><text:a xlink:type="simple" xlink:href="https://www.planalto.gov.br/ccivil_03/_Ato2004-2006/2006/Msg/Vep/VEP-347-06.htm" text:style-name="Internet_20_link" text:visited-style-name="Visited_20_Internet_20_Link"><text:span text:style-name="T9">(VETADO)</text:span></text:a><text:span text:style-name="T48">                  </text:span><text:a xlink:type="simple" xlink:href="https://www.planalto.gov.br/ccivil_03/_Ato2004-2006/2006/Lei/L11302.htm#art9" text:style-name="Internet_20_link" text:visited-style-name="Visited_20_Internet_20_Link"><text:span text:style-name="T11">(Incluído pela Lei nº 11.302 de 2006)</text:span></text:a></text:p>
      <text:p text:style-name="P20"><text:bookmark text:name="art230§4"/><text:span text:style-name="T11">§ 4</text:span><text:span text:style-name="T25">o</text:span><text:span text:style-name="T11">  </text:span><text:a xlink:type="simple" xlink:href="https://www.planalto.gov.br/ccivil_03/_Ato2004-2006/2006/Msg/Vep/VEP-347-06.htm" text:style-name="Internet_20_link" text:visited-style-name="Visited_20_Internet_20_Link"><text:span text:style-name="T9">(VETADO)</text:span></text:a><text:span text:style-name="T48">                 </text:span><text:a xlink:type="simple" xlink:href="https://www.planalto.gov.br/ccivil_03/_Ato2004-2006/2006/Lei/L11302.htm#art9" text:style-name="Internet_20_link" text:visited-style-name="Visited_20_Internet_20_Link"><text:span text:style-name="T11">(Incluído pela Lei nº 11.302 de 2006)</text:span></text:a></text:p>
      <text:p text:style-name="P20"><text:bookmark text:name="art230§5"/><text:span text:style-name="T11">§ 5</text:span><text:span text:style-name="T25">o</text:span><text:span text:style-name="T11">  O valor do ressarcimento fica limitado ao total despendido pelo servidor ou pensionista civil com plano ou seguro privado de assistência à saúde.                </text:span><text:a xlink:type="simple" xlink:href="https://www.planalto.gov.br/ccivil_03/_Ato2004-2006/2006/Lei/L11302.htm#art9" text:style-name="Internet_20_link" text:visited-style-name="Visited_20_Internet_20_Link"><text:span text:style-name="T9">(Incluído pela Lei nº 11.302 de 2006)</text:span></text:a></text:p>
      <text:p text:style-name="P25"><text:span text:style-name="Strong_20_Emphasis"><text:span text:style-name="T11">Capítulo IV</text:span></text:span></text:p>
      <text:p text:style-name="P25"><text:span text:style-name="Strong_20_Emphasis"><text:span text:style-name="T11">Do Custeio</text:span></text:span></text:p>
      <text:p text:style-name="P56"><text:bookmark text:name="art231."/><text:soft-page-break/><text:span text:style-name="T5">A</text:span><text:span text:style-name="T62">rt. 231. O Plano de Seguridade Social do servidor será custeado com o produto da arrecadação de contribuições sociais obrigatórias dos servidores dos três Poderes da União, das autarquias e das fundações públicas.</text:span></text:p>
      <text:p text:style-name="P48"><text:bookmark text:name="art231§1"/>§ 1° A contribuição do servidor, diferenciada em função da remuneração mensal, bem como dos órgãos e entidades, será fixada em lei.</text:p>
      <text:p text:style-name="P20"><text:bookmark text:name="art231§2."/><text:span text:style-name="T28">§ 2° </text:span><text:a xlink:type="simple" xlink:href="https://www.planalto.gov.br/ccivil_03/leis/Mensagem_Veto/anterior_98/Vep898-90.pdf" text:style-name="Internet_20_link" text:visited-style-name="Visited_20_Internet_20_Link">(Vetado)</text:a><text:span text:style-name="T28">.</text:span></text:p>
      <text:p text:style-name="P20"><text:bookmark text:name="art231§2.."/><text:span text:style-name="T28">§ 2º O custeio da aposentadoria é de responsabilidade integral do Tesouro Nacional.                </text:span><text:a xlink:type="simple" xlink:href="https://www.planalto.gov.br/ccivil_03/leis/l8112cons.htm#mantida" text:style-name="Internet_20_link" text:visited-style-name="Visited_20_Internet_20_Link">(Mantido pelo Congresso Nacional)</text:a></text:p>
      <text:p text:style-name="P20"><text:bookmark text:name="art231§2"/><text:span text:style-name="T28">§ 2º O custeio das aposentadorias e pensões é de responsabilidade da União e de seus servidores.                </text:span><text:a xlink:type="simple" xlink:href="https://www.planalto.gov.br/ccivil_03/leis/L8688.htm#art231§2" text:style-name="Internet_20_link" text:visited-style-name="Visited_20_Internet_20_Link">(Redação dada pela Lei nº 8.688, de 1993)</text:a></text:p>
      <text:p text:style-name="P20"><text:bookmark text:name="art231"/><text:span text:style-name="T28">Art. 231. O Plano de Seguridade Social do servidor será custeado com o produto da arrecadação de contribuições sociais obrigatórias dos servidores ativos dos Poderes da União, das autarquias e das fundações públicas.              </text:span><text:a xlink:type="simple" xlink:href="https://www.planalto.gov.br/ccivil_03/leis/L9630.htm#art231" text:style-name="Internet_20_link" text:visited-style-name="Visited_20_Internet_20_Link">(Redação dada pela Lei nº 9.630, de 1998)</text:a><text:span text:style-name="T11"> </text:span><text:span text:style-name="T48">               </text:span><text:a xlink:type="simple" xlink:href="https://www.planalto.gov.br/ccivil_03/leis/L9783.htm#art8" text:style-name="Internet_20_link" text:visited-style-name="Visited_20_Internet_20_Link"><text:span text:style-name="T11">(Revogado pela Lei nº 9.783, de 28.01.99)</text:span></text:a></text:p>
      <text:p text:style-name="P20"><text:bookmark text:name="art231§1."/><text:span text:style-name="T28">§ 1º A contribuição do servidor, diferenciada em função da remuneração mensal, bem como dos órgãos e entidades, será fixada em lei.             </text:span><text:a xlink:type="simple" xlink:href="https://www.planalto.gov.br/ccivil_03/leis/L9630.htm#art231" text:style-name="Internet_20_link" text:visited-style-name="Visited_20_Internet_20_Link">(Redação dada pela Lei nº 9.630, de 1998)</text:a><text:span text:style-name="T11"> </text:span><text:span text:style-name="T48">          </text:span><text:a xlink:type="simple" xlink:href="https://www.planalto.gov.br/ccivil_03/leis/L9783.htm#art8" text:style-name="Internet_20_link" text:visited-style-name="Visited_20_Internet_20_Link"><text:span text:style-name="T11">(Revogado pela Lei nº 9.783, de 28.01.99)</text:span></text:a></text:p>
      <text:p text:style-name="P20"><text:bookmark text:name="art231§2..."/><text:span text:style-name="T28">§ 2º O custeio das aposentadorias e pensões é de responsabilidade da União e de seus servidores.                 </text:span><text:a xlink:type="simple" xlink:href="https://www.planalto.gov.br/ccivil_03/leis/L9630.htm#art231" text:style-name="Internet_20_link" text:visited-style-name="Visited_20_Internet_20_Link">(Redação dada pela Lei nº 9.630, de 1998)</text:a><text:span text:style-name="T11"> </text:span><text:span text:style-name="T48">               </text:span><text:a xlink:type="simple" xlink:href="https://www.planalto.gov.br/ccivil_03/leis/L9783.htm#art8" text:style-name="Internet_20_link" text:visited-style-name="Visited_20_Internet_20_Link"><text:span text:style-name="T11">(Revogado pela Lei nº 9.783, de 28.01.99)</text:span></text:a></text:p>
      <text:p text:style-name="P25"><text:span text:style-name="Strong_20_Emphasis"><text:span text:style-name="T52"> </text:span></text:span><text:bookmark text:name="titulovii"/><text:span text:style-name="Strong_20_Emphasis"><text:span text:style-name="T11">Título VII</text:span></text:span></text:p>
      <text:p text:style-name="P25"><text:span text:style-name="Strong_20_Emphasis"><text:span text:style-name="T11">Capítulo Único</text:span></text:span></text:p>
      <text:p text:style-name="P25"><text:span text:style-name="Strong_20_Emphasis"><text:span text:style-name="T11">Da Contratação Temporária de Excepcional Interesse Público</text:span></text:span></text:p>
      <text:p text:style-name="P20"><text:bookmark text:name="art232"/><text:bookmark text:name="232"/><text:span text:style-name="T18">A</text:span><text:span text:style-name="T28">rt. 232. Para atender a necessidades temporárias de excepcional interesse público, poderão ser efetuadas contratações de pessoal por tempo determinado, mediante contrato de locação de serviços.</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text:span text:style-name="T28">Art. 233. Consideram-se como de necessidade temporária de excepcional interesse público as contratações que visem a: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i"/><text:span text:style-name="T28">I - combater surtos epidêmico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ii"/><text:span text:style-name="T28">II - fazer recenseamento;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iii"/><text:span text:style-name="T28">III - atender a situações de calamidade pública;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iv"/><text:span text:style-name="T28">IV - substituir professor ou admitir professor visitante, inclusive estrangeiro;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v"/><text:span text:style-name="T28">V - permitir a execução de serviço por profissional de notória especialização, inclusive estrangeiro, nas áreas de pesquisa científica e tecnológica;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vi"/><text:span text:style-name="T28">VI - atender a outras situações de urgência que vierem a ser definidas em lei.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1"/><text:span text:style-name="T28">§ 1° As contratações de que trata este artigo terão dotação específica e obedecerão aos seguintes prazo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1i"/><text:span text:style-name="T28">I - nas hipóteses dos incisos I, III e VI, seis mese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1ii"/><text:soft-page-break/><text:span text:style-name="T28">II - na hipótese do inciso II, doze mese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1iii"/><text:span text:style-name="T28">III - nas hipóteses dos incisos IV e V, até quarenta e oito mese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2"/><text:span text:style-name="T28">§ 2° Os prazos de que trata o parágrafo anterior são improrrogávei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3"/><text:span text:style-name="T28">§ 3° O recrutamento será feito mediante processo seletivo simplificado, sujeito a ampla divulgação em jornal de grande circulação, exceto nas hipóteses dos incisos III e VI</text:span><text:span text:style-name="T18">.                  </text:span><text:a xlink:type="simple" xlink:href="https://www.planalto.gov.br/ccivil_03/leis/L8745cons.htm#18" text:style-name="Internet_20_link" text:visited-style-name="Visited_20_Internet_20_Link"><text:span text:style-name="T8">(Revogado pela Lei nº 8.745, de 9.12.93)</text:span></text:a></text:p>
      <text:p text:style-name="P20"><text:bookmark text:name="art234"/><text:span text:style-name="T28">Art. 234. É vedado o desvio de função de pessoa contratada na forma deste título, bem como sua recontratação, sob pena de nulidade do contrato e responsabilidade administrativa e civil da autoridade contratante</text:span><text:span text:style-name="T18">.                   </text:span><text:a xlink:type="simple" xlink:href="https://www.planalto.gov.br/ccivil_03/leis/L8745cons.htm#18" text:style-name="Internet_20_link" text:visited-style-name="Visited_20_Internet_20_Link"><text:span text:style-name="T8">(Revogado pela Lei nº 8.745, de 9.12.93)</text:span></text:a></text:p>
      <text:p text:style-name="P20"><text:bookmark text:name="art235"/><text:span text:style-name="T28">Art. 235. Nas contratações por tempo determinado, serão observados os padrões de vencimentos dos planos de carreira do órgão ou entidade contratante, exceto na hipótese do inciso V do art. 233, quando serão observados os valores do mercado de trabalho.</text:span><text:span text:style-name="T48">                   </text:span><text:a xlink:type="simple" xlink:href="https://www.planalto.gov.br/ccivil_03/leis/L8745cons.htm#18" text:style-name="Internet_20_link" text:visited-style-name="Visited_20_Internet_20_Link"><text:span text:style-name="T11">(Revogado pela Lei nº 8.745, de 9.12.93)</text:span></text:a></text:p>
      <text:p text:style-name="P25"><text:bookmark text:name="tituloviii"/><text:span text:style-name="Strong_20_Emphasis"><text:span text:style-name="T11">Título VIII</text:span></text:span></text:p>
      <text:p text:style-name="P25"><text:span text:style-name="Strong_20_Emphasis"><text:span text:style-name="T11">Capítulo Único</text:span></text:span></text:p>
      <text:p text:style-name="P25"><text:span text:style-name="Strong_20_Emphasis"><text:span text:style-name="T11">Das Disposições Gerais</text:span></text:span></text:p>
      <text:p text:style-name="P43"><text:bookmark text:name="art236"/>Art. 236.  O Dia do Servidor Público será comemorado a vinte e oito de outubro.</text:p>
      <text:p text:style-name="P34"><text:bookmark text:name="art237"/>Art. 237.  Poderão ser instituídos, no âmbito dos Poderes Executivo, Legislativo e Judiciário, os seguintes incentivos funcionais, além daqueles já previstos nos respectivos planos de carreira:</text:p>
      <text:p text:style-name="P34"><text:bookmark text:name="art237i"/>I - prêmios pela apresentação de idéias, inventos ou trabalhos que favoreçam o aumento de produtividade e a redução dos custos operacionais;</text:p>
      <text:p text:style-name="P34"><text:bookmark text:name="art237ii"/>II - concessão de medalhas, diplomas de honra ao mérito, condecoração e elogio.</text:p>
      <text:p text:style-name="P43"><text:bookmark text:name="art238"/>Art. 238.  Os prazos previstos nesta Lei serão contados em dias corridos, excluindo-se o dia do começo e incluindo-se o do vencimento, ficando prorrogado, para o primeiro dia útil seguinte, o prazo vencido em dia em que não haja expediente.</text:p>
      <text:p text:style-name="P34"><text:bookmark text:name="art239"/>Art. 239.  Por motivo de crença religiosa ou de convicção filosófica ou política, o servidor não poderá ser privado de quaisquer dos seus direitos, sofrer discriminação em sua vida funcional, nem eximir-se do cumprimento de seus deveres.</text:p>
      <text:p text:style-name="P34"><text:bookmark text:name="art240"/>Art. 240.  Ao servidor público civil é assegurado, nos termos da Constituição Federal, o direito à livre associação sindical e os seguintes direitos, entre outros, dela decorrentes:</text:p>
      <text:p text:style-name="P34"><text:bookmark text:name="art240a"/>a) de ser representado pelo sindicato, inclusive como substituto processual;</text:p>
      <text:p text:style-name="P34"><text:bookmark text:name="art240b"/>b) de inamovibilidade do dirigente sindical, até um ano após o final do mandato, exceto se a pedido;</text:p>
      <text:p text:style-name="P20"><text:bookmark text:name="art240c0"/><text:bookmark text:name="240c0"/><text:span text:style-name="T28">c) de descontar em folha, sem ônus para a entidade sindical a que for filiado, o valor das mensalidades e contribuições definidas em assembléia geral da categoria.</text:span><text:span text:style-name="T48">               </text:span><text:span text:style-name="T45"> </text:span><text:a xlink:type="simple" xlink:href="https://www.planalto.gov.br/ccivil_03/_Ato2019-2022/2019/Mpv/mpv873.htm#art2" text:style-name="Internet_20_link" text:visited-style-name="Visited_20_Internet_20_Link"><text:span text:style-name="T47">(Revogado pela Medida Provisória nº 873, de 2019)</text:span></text:a><text:span text:style-name="T53">          </text:span><text:a xlink:type="simple" xlink:href="https://www.planalto.gov.br/ccivil_03/_Ato2019-2022/2019/Congresso/adc-43-mpv873.htm" text:style-name="Internet_20_link" text:visited-style-name="Visited_20_Internet_20_Link"><text:span text:style-name="T11">(Vigência encerrada)</text:span></text:a></text:p>
      <text:p text:style-name="P34"><text:bookmark text:name="art240c"/><text:bookmark text:name="240c"/>c) de descontar em folha, sem ônus para a entidade sindical a que for filiado, o valor das mensalidades e contribuições definidas em assembléia geral da categoria.</text:p>
      <text:p text:style-name="P20"><text:bookmark text:name="art240d."/><text:span text:style-name="T28">d) de negociação coletiva;                  </text:span><text:a xlink:type="simple" xlink:href="https://www.planalto.gov.br/ccivil_03/leis/l8112cons.htm#mantida" text:style-name="Internet_20_link" text:visited-style-name="Visited_20_Internet_20_Link">(Mantido pelo Congresso Nacional)</text:a><text:span text:style-name="T28"> </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240e"/><text:span text:style-name="T37">e)  </text:span><text:a xlink:type="simple" xlink:href="https://www.planalto.gov.br/ccivil_03/leis/Mensagem_Veto/anterior_98/Vep898-90.pdf" text:style-name="Internet_20_link" text:visited-style-name="Visited_20_Internet_20_Link"><text:span text:style-name="T28">(Vetado)</text:span></text:a><text:span text:style-name="T37">.</text:span></text:p>
      <text:p text:style-name="P20"><text:bookmark text:name="art240e."/><text:span text:style-name="T28">e) de ajuizamento, individual e coletivamente, frente à Justiça do Trabalho, nos termos da Constituição Federal.                     </text:span><text:a xlink:type="simple" xlink:href="https://www.planalto.gov.br/ccivil_03/leis/l8112cons.htm#mantida" text:style-name="Internet_20_link" text:visited-style-name="Visited_20_Internet_20_Link">(Mantido pelo Congresso Nacional)</text:a><text:span text:style-name="T28"> </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34"><text:bookmark text:name="art241"/><text:soft-page-break/>Art. 241.  Consideram-se da família do servidor, além do cônjuge e filhos, quaisquer pessoas que vivam às suas expensas e constem do seu assentamento individual.</text:p>
      <text:p text:style-name="P34"><text:bookmark text:name="art241p"/>Parágrafo único.  Equipara-se ao cônjuge a companheira ou companheiro, que comprove união estável como entidade familiar.</text:p>
      <text:p text:style-name="P34"><text:bookmark text:name="art242"/>Art. 242.  Para os fins desta Lei, considera-se sede o município onde a repartição estiver instalada e onde o servidor tiver exercício, em caráter permanente.</text:p>
      <text:p text:style-name="P25"><text:bookmark text:name="tituloix"/><text:span text:style-name="Strong_20_Emphasis"><text:span text:style-name="T11">Título IX</text:span></text:span></text:p>
      <text:p text:style-name="P25"><text:span text:style-name="Strong_20_Emphasis"><text:span text:style-name="T11">Capítulo Único</text:span></text:span></text:p>
      <text:p text:style-name="P25"><text:span text:style-name="Strong_20_Emphasis"><text:span text:style-name="T11">Das Disposições Transitórias e Finais</text:span></text:span></text:p>
      <text:p text:style-name="P20"><text:bookmark text:name="art243"/><text:span text:style-name="T18">Art. 243.  Ficam submetidos ao regime jurídico instituído por esta Lei, na qualidade de servidores públicos, os servidores dos Poderes da União, dos ex-Territórios, das autarquias, inclusive as em regime especial, e das fundações públicas, regidos pela </text:span><text:a xlink:type="simple" xlink:href="https://legislacao.planalto.gov.br/LEGISLA/Legislacao.nsf/viwTodos/050e41451820241a032569fa00707b31?OpenDocument&amp;Highlight=1,&amp;AutoFramed" text:style-name="Internet_20_link" text:visited-style-name="Visited_20_Internet_20_Link"><text:span text:style-name="T8">Lei nº 1.711, de 28 de outubro de 1952</text:span></text:a><text:span text:style-name="T18"> - Estatuto dos Funcionários Públicos Civis da União, ou pela Consolidação das Leis do Trabalho, aprovada pelo </text:span><text:a xlink:type="simple" xlink:href="https://legislacao.planalto.gov.br/LEGISLA/Legislacao.nsf/viwTodos/3da255db3dc7fe2c032569fa00636354?OpenDocument&amp;Highlight=1,&amp;AutoFramed" text:style-name="Internet_20_link" text:visited-style-name="Visited_20_Internet_20_Link"><text:span text:style-name="T8">Decreto-Lei nº 5.452, de 1</text:span><text:span text:style-name="T24">o</text:span><text:span text:style-name="T18"> de maio de 1943</text:span></text:a><text:span text:style-name="T18">, exceto os contratados por prazo determinado, cujos contratos não poderão ser prorrogados após o vencimento do prazo de prorrogação.</text:span></text:p>
      <text:p text:style-name="P34"><text:bookmark text:name="art243§1"/>§ 1<text:span text:style-name="T57">o</text:span>  Os empregos ocupados pelos servidores incluídos no regime instituído por esta Lei ficam transformados em cargos, na data de sua publicação.</text:p>
      <text:p text:style-name="P34"><text:bookmark text:name="art243§2"/>§ 2<text:span text:style-name="T57">o</text:span>  As funções de confiança exercidas por pessoas não integrantes de tabela permanente do órgão ou entidade onde têm exercício ficam transformadas em cargos em comissão, e mantidas enquanto não for implantado o plano de cargos dos órgãos ou entidades na forma da lei.</text:p>
      <text:p text:style-name="P34"><text:bookmark text:name="art243§3"/>§ 3<text:span text:style-name="T57">o</text:span>  As Funções de Assessoramento Superior - FAS, exercidas por servidor integrante de quadro ou tabela de pessoal, ficam extintas na data da vigência desta Lei.</text:p>
      <text:p text:style-name="P20"><text:bookmark text:name="art243§4"/><text:span text:style-name="T18">§ 4</text:span><text:span text:style-name="T24">o</text:span><text:span text:style-name="T18">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34"><text:bookmark text:name="art243§5"/>§ 5<text:span text:style-name="T57">o</text:span>  O regime jurídico desta Lei é extensivo aos serventuários da Justiça, remunerados com recursos da União, no que couber.</text:p>
      <text:p text:style-name="P43"><text:bookmark text:name="art243§6"/>§ 6<text:span text:style-name="T57">o</text:span>  Os empregos dos servidores estrangeiros com estabilidade no serviço público, enquanto não adquirirem a nacionalidade brasileira, passarão a integrar tabela em extinção, do respectivo órgão ou entidade, sem prejuízo dos direitos inerentes aos planos de carreira aos quais se encontrem vinculados os empregos.</text:p>
      <text:p text:style-name="P20"><text:bookmark text:name="art243§7"/><text:span text:style-name="T18">§ 7</text:span><text:span text:style-name="T24">o</text:span><text:span text:style-name="T18">  Os servidores públicos de que trata o </text:span><text:span text:style-name="Strong_20_Emphasis"><text:span text:style-name="T18">caput</text:span></text:span><text:span text:style-name="T18"> deste artigo, não amparados pelo </text:span><text:a xlink:type="simple" xlink:href="https://www.planalto.gov.br/ccivil_03/Constituicao/Constituicao.htm#adctart19" text:style-name="Internet_20_link" text:visited-style-name="Visited_20_Internet_20_Link"><text:span text:style-name="T8">art. 19 do Ato das Disposições Constitucionais Transitórias</text:span></text:a><text:span text:style-name="T18">, poderão, no interesse da Administração e conforme critérios estabelecidos em regulamento, ser exonerados mediante indenização de um mês de remuneração por ano de efetivo exercício no serviço público federal.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243§8"/><text:span text:style-name="T11">§ 8</text:span><text:span text:style-name="T25">o</text:span><text:span text:style-name="T11">  Para fins de incidência do imposto de renda na fonte e na declaração de rendimentos, serão considerados como indenizações isentas os pagamentos efetuados a título de indenização prevista no parágrafo anterior.</text:span><text:span text:style-name="Strong_20_Emphasis"><text:span text:style-name="T11">                     </text:span></text:span><text:a xlink:type="simple" xlink:href="https://www.planalto.gov.br/ccivil_03/leis/L9527.htm#art1" text:style-name="Internet_20_link" text:visited-style-name="Visited_20_Internet_20_Link"><text:span text:style-name="T18">(Incluído pela Lei nº 9.527, de 10.12.97)</text:span></text:a></text:p>
      <text:p text:style-name="P20"><text:bookmark text:name="art243§9"/><text:span text:style-name="T11">§ 9</text:span><text:span text:style-name="T25">o</text:span><text:span text:style-name="T11">  Os cargos vagos em decorrência da aplicação do disposto no § 7</text:span><text:span text:style-name="T25">o</text:span><text:span text:style-name="T11"> poderão ser extintos pelo Poder Executivo quando considerados desnecessários.                   </text:span><text:a xlink:type="simple" xlink:href="https://www.planalto.gov.br/ccivil_03/leis/L9527.htm#art1" text:style-name="Internet_20_link" text:visited-style-name="Visited_20_Internet_20_Link"><text:span text:style-name="T18">(Incluído pela Lei nº 9.527, de 10.12.97)</text:span></text:a></text:p>
      <text:p text:style-name="P34"><text:bookmark text:name="art244"/>Art. 244.  Os adicionais por tempo de serviço, já concedidos aos servidores abrangidos por esta Lei, ficam transformados em anuênio.</text:p>
      <text:p text:style-name="P20"><text:bookmark text:name="art245"/><text:span text:style-name="T11">Art. 245.  A licença especial disciplinada pelo </text:span><text:a xlink:type="simple" xlink:href="https://www.planalto.gov.br/ccivil_03/leis/1950-1969/L1711.htm#art116" text:style-name="Internet_20_link" text:visited-style-name="Visited_20_Internet_20_Link"><text:span text:style-name="T9">art. 116 da Lei nº 1.711, de 1952</text:span></text:a><text:span text:style-name="T11">, ou por outro diploma legal, fica transformada em licença-prêmio por assiduidade, na forma prevista nos arts. 87 a 90.</text:span></text:p>
      <text:p text:style-name="P20"><text:bookmark text:name="art246"/><text:span text:style-name="T18">Art. 246.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48"><text:bookmark text:name="art247."/>Art. 247. Para efeito do disposto no § 2° do art. 231, haverá ajuste de contas com a Previdência Social, correspondente ao período de contribuição por parte dos servidores celetistas abrangidos pelo art. 243.</text:p>
      <text:p text:style-name="P20"><text:bookmark text:name="art247"/><text:span text:style-name="T18">Art. 247.  Para efeito do disposto no Título VI desta Lei, haverá ajuste de contas com a Previdência Social, correspondente ao período de contribuição por parte dos servidores celetistas abrangidos pelo art. 243.              </text:span><text:a xlink:type="simple" xlink:href="https://www.planalto.gov.br/ccivil_03/leis/L8162.htm#art247" text:style-name="Internet_20_link" text:visited-style-name="Visited_20_Internet_20_Link"><text:span text:style-name="T8">(Redação dada pela Lei nº 8.162, de 8.1.91) </text:span></text:a></text:p>
      <text:p text:style-name="P34"><text:bookmark text:name="art248"/>Art. 248.  As pensões estatutárias, concedidas até a vigência desta Lei, passam a ser mantidas pelo órgão ou entidade de origem do servidor.</text:p>
      <text:p text:style-name="P34"><text:bookmark text:name="art249"/><text:soft-page-break/>Art. 249.  Até a edição da lei prevista no § 1<text:span text:style-name="T57">o</text:span> do art. 231, os servidores abrangidos por esta Lei contribuirão na forma e nos percentuais atualmente estabelecidos para o servidor civil da União conforme regulamento próprio.</text:p>
      <text:p text:style-name="P20"><text:bookmark text:name="art25o."/><text:span text:style-name="T28">Art. 250</text:span><text:span text:style-name="T11"> </text:span><text:a xlink:type="simple" xlink:href="https://www.planalto.gov.br/ccivil_03/leis/Mensagem_Veto/anterior_98/Vep898-90.pdf" text:style-name="Internet_20_link" text:visited-style-name="Visited_20_Internet_20_Link"><text:span text:style-name="T28">(Vetado)</text:span></text:a><text:span text:style-name="T11">  </text:span></text:p>
      <text:p text:style-name="P20"><text:bookmark text:name="art250"/><text:span text:style-name="T11">Art. 250. O servidor que já tiver satisfeito ou vier a satisfazer, dentro de 1 (um) ano, as condições necessárias para a aposentadoria nos termos do </text:span><text:a xlink:type="simple" xlink:href="https://www.planalto.gov.br/ccivil_03/leis/1950-1969/L1711.htm#art184ii" text:style-name="Internet_20_link" text:visited-style-name="Visited_20_Internet_20_Link"><text:span text:style-name="T9">inciso II do art. 184 do antigo Estatuto dos Funcionários Públicos Civis da União, Lei n° 1.711, de 28 de outubro de 1952</text:span></text:a><text:span text:style-name="T11">, aposentar-se-á com a vantagem prevista naquele dispositivo.                 </text:span><text:a xlink:type="simple" xlink:href="https://www.planalto.gov.br/ccivil_03/leis/l8112cons.htm#mantida" text:style-name="Internet_20_link" text:visited-style-name="Visited_20_Internet_20_Link"><text:span text:style-name="T9">(Mantido pelo Congresso Nacional)</text:span></text:a></text:p>
      <text:p text:style-name="P20"><text:bookmark text:name="art251"/><text:span text:style-name="T28">Art. 251. Enquanto não for editada a Lei Complementar de que trata o </text:span><text:a xlink:type="simple" xlink:href="https://www.planalto.gov.br/ccivil_03/Constituicao/Constituicao.htm#art192" text:style-name="Internet_20_link" text:visited-style-name="Visited_20_Internet_20_Link">art. 192 da Constituição Federal</text:a><text:span text:style-name="T28">, os servidores do Banco Central do Brasil continuarão regidos pela legislação em vigor à data da publicação desta lei.</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34"><text:bookmark text:name="art252"/>Art. 252.  Esta Lei entra em vigor na data de sua publicação, com efeitos financeiros a partir do primeiro dia do mês subseqüente.</text:p>
      <text:p text:style-name="P20"><text:bookmark text:name="art253"/><text:span text:style-name="T18">Art. 253.  Ficam revogadas a </text:span><text:a xlink:type="simple" xlink:href="https://www.planalto.gov.br/ccivil_03/leis/1950-1969/L1711.htm" text:style-name="Internet_20_link" text:visited-style-name="Visited_20_Internet_20_Link"><text:span text:style-name="T8">Lei nº 1.711, de 28 de outubro de 1952</text:span></text:a><text:span text:style-name="T18">, e respectiva legislação complementar, bem como as demais disposições em contrário.</text:span></text:p>
      <text:p text:style-name="P34">Brasília, 11 de dezembro de 1990; 169<text:span text:style-name="T57">o</text:span> da Independência e 102<text:span text:style-name="T57">o</text:span> da República.</text:p>
      <text:p text:style-name="P25"><text:span text:style-name="T11">FERNANDO COLLOR</text:span><text:span text:style-name="T50"><text:line-break/></text:span><text:span text:style-name="Emphasis"><text:span text:style-name="T11">Jarbas Passarinho</text:span></text:span></text:p>
      <text:p text:style-name="P58">Este texto não substitui o publicado no DOU de 12.12.1990 e republicado em 18.3.1998</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text:soft-page-break/> </text:p>
      <table:table table:name="Tabela6" table:style-name="Tabela6">
        <table:table-column table:style-name="Tabela6.A"/>
        <table:table-column table:style-name="Tabela6.B"/>
        <table:table-row table:style-name="Tabela6.1">
          <table:table-cell table:style-name="Tabela6.A1" office:value-type="string">
            <text:p text:style-name="P11"><draw:frame draw:style-name="fr1" draw:name="Figura3" text:anchor-type="as-char" svg:width="0.979cm" svg:height="1.085cm" draw:z-index="3"><draw:image xlink:href="https://www.planalto.gov.br/ccivil_03/leis/Brastra.gif" xlink:type="simple" xlink:show="embed" xlink:actuate="onLoad"/><svg:title>Brastra.gif (4376 bytes)</svg:title></draw:frame></text:p>
          </table:table-cell>
          <table:table-cell table:style-name="Tabela6.A1" office:value-type="string">
            <text:p text:style-name="P11"><text:span text:style-name="Strong_20_Emphasis"><text:span text:style-name="T2">Presidência da República</text:span></text:span><text:span text:style-name="Strong_20_Emphasis"><text:span text:style-name="T1"><text:line-break/></text:span></text:span><text:span text:style-name="Strong_20_Emphasis"><text:span text:style-name="T3">Casa Civil<text:line-break/></text:span></text:span><text:span text:style-name="Strong_20_Emphasis"><text:span text:style-name="T1">Subchefia para Assuntos Jurídicos</text:span></text:span></text:p>
          </table:table-cell>
        </table:table-row>
      </table:table>
      <text:p text:style-name="P25"><text:bookmark text:name="veto"/><text:span text:style-name="Strong_20_Emphasis"><text:span text:style-name="T10"> </text:span></text:span><text:a xlink:type="simple" xlink:href="http://legislacao.planalto.gov.br/legisla/legislacao.nsf/Viw_Identificacao/lei%208.112-1990?OpenDocument" text:style-name="Internet_20_link" text:visited-style-name="Visited_20_Internet_20_Link"><text:span text:style-name="Strong_20_Emphasis"><text:span text:style-name="T9">LEI Nº 8.112, DE 11 DE DEZEMBRO DE 1990</text:span></text:span></text:a></text:p>
      <table:table table:name="Tabela7" table:style-name="Tabela7">
        <table:table-column table:style-name="Tabela7.A"/>
        <table:table-column table:style-name="Tabela7.B"/>
        <table:table-row table:style-name="Tabela7.1">
          <table:table-cell table:style-name="Tabela7.A1" office:value-type="string">
            <text:p text:style-name="P12"> </text:p>
          </table:table-cell>
          <table:table-cell table:style-name="Tabela7.A1" office:value-type="string">
            <text:p text:style-name="P8">Dispõe sobre o regime jurídico dos servidores públicos civis da União, das autarquias e das fundações públicas federais.</text:p>
          </table:table-cell>
        </table:table-row>
      </table:table>
      <text:p text:style-name="P34">Partes vetadas pelo Presidente da República e mantidas pelo Congresso Nacional, do Projeto que se transformou na Lei n.° 8.112, de 11 de dezembro de 1990, que "dispõe sobre o Regime Jurídico dos Servidores Públicos Civis da União, das autarquias e das fundações públicas federais".</text:p>
      <text:p text:style-name="P41">O PRESIDENTE DO SENADO FEDERAL:</text:p>
      <text:p text:style-name="P34">Faço saber que o CONGRESSO NACIONAL manteve, e eu, MAURO BENEVIDES, Presidente do Senado Federal, nos termos do § 7° do art. 66 da Constituição, promulgo as seguintes partes da Lei n° 8.112, de 11 de dezembro de 1990:</text:p>
      <text:p text:style-name="P1">    <text:span text:style-name="T6">"Art. 87 .............................................................................................................................</text:span></text:p>
      <text:p text:style-name="P1">    <text:span text:style-name="T6">§ 1° ..................................................................................................................................</text:span></text:p>
      <text:p text:style-name="P1">    <text:span text:style-name="T6">§ 2° Os períodos de licença-prêmio já adquiridos e não gozados pelo servidor que vier a falecer serão convertidos em pecúnia, em favor de seus beneficiários da pensão.</text:span></text:p>
      <text:p text:style-name="P1">    <text:span text:style-name="T6">Art. 192. O servidor que contar tempo de serviço para aposentadoria com provento integral será aposentado:</text:span></text:p>
      <text:p text:style-name="P1">    <text:span text:style-name="T6">I - com a remuneração do padrão de classe imediatamente superior àquela em que se encontra posicionado;</text:span></text:p>
      <text:p text:style-name="P1">    <text:span text:style-name="T6">II - quando ocupante da última classe da carreira, com a remuneração do padrão correspondente, acrescida da diferença entre esse e o padrão da classe imediatamente anterior.</text:span></text:p>
      <text:p text:style-name="P1">    <text:span text:style-name="T6">Art. 193. O servidor que tiver exercido função de direção, chefia, assessoramento, assistência ou cargo em comissão, por período de 5 (cinco) anos consecutivos, ou 10 (dez) anos interpolados, poderá aposentar-se com a gratificação da função ou remuneração do cargo em comissão, de maior valor, desde que exercido por um período mínimo de 2 (dois) anos.</text:span></text:p>
      <text:p text:style-name="P1">    <text:span text:style-name="T6">§ 1° Quando o exercício da função ou cargo em comissão de maior valor não corresponder ao período de 2 (dois) anos, será incorporada a gratificação ou remuneração da função ou cargo em comissão imediatamente inferior dentre os exercidos.</text:span></text:p>
      <text:p text:style-name="P1">    <text:span text:style-name="T6">§ 2° A aplicação do disposto neste artigo exclui as vantagens previstas no art. 192, bem como a incorporação de que trata o art. 62, ressalvado o direito de opção.</text:span></text:p>
      <text:p text:style-name="P1">    <text:span text:style-name="T6">Art. 231. ...........................................................................................................................</text:span></text:p>
      <text:p text:style-name="P1">    <text:span text:style-name="T6">§ 1° ..................................................................................................................................</text:span></text:p>
      <text:p text:style-name="P1">    <text:span text:style-name="T6">§ 2º O custeio da aposentadoria é de responsabilidade integral do Tesouro Nacional.</text:span></text:p>
      <text:p text:style-name="P1">    <text:span text:style-name="T6">Art. 240. ...........................................................................................................................</text:span></text:p>
      <text:p text:style-name="P1"><text:soft-page-break/>    <text:span text:style-name="T6">a) .....................................................................................................................................</text:span></text:p>
      <text:p text:style-name="P1">    <text:span text:style-name="T6">b) .....................................................................................................................................</text:span></text:p>
      <text:p text:style-name="P1">    <text:span text:style-name="T6">c) .....................................................................................................................................</text:span></text:p>
      <text:p text:style-name="P1">    <text:span text:style-name="T6">d) de negociação coletiva;</text:span></text:p>
      <text:p text:style-name="P1">    <text:span text:style-name="T6">e) de ajuizamento, individual e coletivamente, frente à Justiça do Trabalho, nos termos da Constituição Federal.</text:span></text:p>
      <text:p text:style-name="P2"><text:span text:style-name="T52">    </text:span><text:span text:style-name="T11">Art. 250. O servidor que já tiver satisfeito ou vier a satisfazer, dentro de 1 (um) ano, as condições necessárias para a aposentadoria nos termos do </text:span><text:a xlink:type="simple" xlink:href="https://www.planalto.gov.br/ccivil_03/leis/1950-1969/L1711.htm#art184ii" text:style-name="Internet_20_link" text:visited-style-name="Visited_20_Internet_20_Link"><text:span text:style-name="T9">inciso II do art. 184 do antigo Estatuto dos Funcionários Públicos Civis da União, Lei n° 1.711, de 28 de outubro de 1952</text:span></text:a><text:span text:style-name="T11">, aposentar-se-á com a vantagem prevista naquele dispositivo."</text:span></text:p>
      <text:p text:style-name="P34">Senado Federal, 18 de abril de 1991. 170° da Independência e 103° da República.</text:p>
      <text:p text:style-name="P45">    <text:span text:style-name="T6">MAURO BENEVIDES</text:span></text:p>
      <text:p text:style-name="P58">Este texto não substitui o publicado no DOU de 19.4.1991</text:p>
      <text:p text:style-name="P60">*</text:p>
      <text:p text:style-name="P45"> </text:p>
      <text:p text:style-name="P45"> </text:p>
      <text:p text:style-name="P45"> </text:p>
      <text:p text:style-name="P45"> </text:p>
      <text:p text:style-name="P45"> </text:p>
      <text:p text:style-name="P34"><text:bookmark text:name="art3p Copia 1"/>Parágrafo único.  Os cargos públicos, acessíveis a todos os brasileiros, são criados por lei, com denominação própria e vencimento pago pelos cofres públicos, para provimento em caráter efetivo ou em comissão.</text:p>
      <text:p text:style-name="P34"><text:bookmark text:name="art4 Copia 1"/>Art. 4<text:span text:style-name="T57">o</text:span>  É proibida a prestação de serviços gratuitos, salvo os casos previstos em lei.</text:p>
      <text:p text:style-name="P15"><text:bookmark text:name="tituloii Copia 1"/><text:span text:style-name="Strong_20_Emphasis"><text:span text:style-name="T11">Título II</text:span></text:span></text:p>
      <text:p text:style-name="P15"><text:span text:style-name="Strong_20_Emphasis"><text:span text:style-name="T11">Do Provimento, Vacância, Remoção, Redistribuição e Substituição</text:span></text:span></text:p>
      <text:p text:style-name="P15"><text:span text:style-name="Strong_20_Emphasis"><text:span text:style-name="T11">Capítulo I</text:span></text:span></text:p>
      <text:p text:style-name="P15"><text:span text:style-name="Strong_20_Emphasis"><text:span text:style-name="T11">Do Provimento</text:span></text:span></text:p>
      <text:p text:style-name="P15"><text:span text:style-name="Strong_20_Emphasis"><text:span text:style-name="T11">Seção I</text:span></text:span></text:p>
      <text:p text:style-name="P15"><text:span text:style-name="Strong_20_Emphasis"><text:span text:style-name="T11">Disposições Gerais</text:span></text:span></text:p>
      <text:p text:style-name="P34"><text:bookmark text:name="art5 Copia 1"/>Art. 5<text:span text:style-name="T57">o</text:span>  São requisitos básicos para investidura em cargo público:</text:p>
      <text:p text:style-name="P34"><text:bookmark text:name="art5i Copia 1"/>I - a nacionalidade brasileira;</text:p>
      <text:p text:style-name="P34"><text:bookmark text:name="art5ii Copia 1"/>II - o gozo dos direitos políticos;</text:p>
      <text:p text:style-name="P34"><text:bookmark text:name="art5iii Copia 1"/>III - a quitação com as obrigações militares e eleitorais;</text:p>
      <text:p text:style-name="P44"><text:bookmark text:name="art5iv Copia 1"/> <text:span text:style-name="T6">IV - o nível de escolaridade exigido para o exercício do cargo;</text:span></text:p>
      <text:p text:style-name="P34"><text:bookmark text:name="art5v Copia 1"/>V - a idade mínima de dezoito anos;</text:p>
      <text:p text:style-name="P34"><text:bookmark text:name="art5vi Copia 1"/><text:soft-page-break/>VI - aptidão física e mental.</text:p>
      <text:p text:style-name="P34"><text:bookmark text:name="art5§1 Copia 1"/>§ 1<text:span text:style-name="T57">o</text:span>  As atribuições do cargo podem justificar a exigência de outros requisitos estabelecidos em lei.</text:p>
      <text:p text:style-name="P34"><text:bookmark text:name="art5§2 Copia 1"/>§ 2<text:span text:style-name="T57">o</text:span>  Às pessoas portadoras de deficiência é assegurado o direito de se inscrever em concurso público para provimento de cargo cujas atribuições sejam compatíveis com a deficiência de que são portadoras; para tais pessoas serão reservadas até 20% (vinte por cento) das vagas oferecidas no concurso.</text:p>
      <text:p text:style-name="P20"><text:bookmark text:name="art5§3 Copia 1"/><text:span text:style-name="T18">§ 3</text:span><text:span text:style-name="T24">o</text:span><text:span text:style-name="T18">  As universidades e instituições de pesquisa científica e tecnológica federais poderão prover seus cargos com professores, técnicos e cientistas estrangeiros, de acordo com as normas e os procedimentos desta Lei</text:span><text:span text:style-name="T20">.             </text:span><text:a xlink:type="simple" xlink:href="https://www.planalto.gov.br/ccivil_03/leis/L9515.htm#art1" text:style-name="Internet_20_link" text:visited-style-name="Visited_20_Internet_20_Link"><text:span text:style-name="T18">(Incluído pela Lei nº 9.515, de 20.11.97)</text:span></text:a></text:p>
      <text:p text:style-name="P34"><text:bookmark text:name="art6 Copia 1"/>Art. 6<text:span text:style-name="T57">o</text:span>  O provimento dos cargos públicos far-se-á mediante ato da autoridade competente de cada Poder.</text:p>
      <text:p text:style-name="P34"><text:bookmark text:name="art7 Copia 1"/>Art. 7<text:span text:style-name="T57">o</text:span>  A investidura em cargo público ocorrerá com a posse.</text:p>
      <text:p text:style-name="P34"><text:bookmark text:name="art8 Copia 1"/>Art. 8<text:span text:style-name="T57">o</text:span>  São formas de provimento de cargo público:</text:p>
      <text:p text:style-name="P34"><text:bookmark text:name="art8i Copia 1"/>I - nomeação;</text:p>
      <text:p text:style-name="P34"><text:bookmark text:name="art8ii Copia 1"/>II - promoção;</text:p>
      <text:p text:style-name="P20"><text:bookmark text:name="art8iii Copia 1"/><text:span text:style-name="T28">III - ascensão;</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8iv Copia 1"/><text:span text:style-name="T28">IV - transferência;                 </text:span><text:a xlink:type="simple" xlink:href="https://www.planalto.gov.br/ccivil_03/Congresso/RSF/ResSF46-1997.htm" text:style-name="Internet_20_link" text:visited-style-name="Visited_20_Internet_20_Link">(Execução suspensa pela RSF nº 46, de 1997)</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34"><text:bookmark text:name="art8v Copia 1"/>V - readaptação;</text:p>
      <text:p text:style-name="P34"><text:bookmark text:name="art8vi Copia 1"/>VI - reversão;</text:p>
      <text:p text:style-name="P34"><text:bookmark text:name="art8vii Copia 1"/>VII - aproveitamento;</text:p>
      <text:p text:style-name="P34"><text:bookmark text:name="art8viii Copia 1"/>VIII - reintegração;</text:p>
      <text:p text:style-name="P34"><text:bookmark text:name="art8ix Copia 1"/>IX - recondução.</text:p>
      <text:p text:style-name="P15"><text:span text:style-name="Strong_20_Emphasis"><text:span text:style-name="T11">Seção II</text:span></text:span></text:p>
      <text:p text:style-name="P15"><text:span text:style-name="Strong_20_Emphasis"><text:span text:style-name="T11">Da Nomeação</text:span></text:span></text:p>
      <text:p text:style-name="P34"><text:bookmark text:name="art9 Copia 1"/>Art. 9<text:span text:style-name="T57">o</text:span>  A nomeação far-se-á:</text:p>
      <text:p text:style-name="P43"><text:bookmark text:name="art9i Copia 1"/>I - em caráter efetivo, quando se tratar de cargo isolado de provimento efetivo ou de carreira;</text:p>
      <text:p text:style-name="P47"><text:bookmark text:name="art9ii. Copia 1"/>II - em comissão, para cargos de confiança, de livre exoneração.</text:p>
      <text:p text:style-name="P20"><text:bookmark text:name="art9ii Copia 1"/><text:span text:style-name="T18">II - em comissão, inclusive na condição de interino, para cargos de confiança vagos.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9p Copia 1"/>Parágrafo único. A designação por acesso, para função de direção, chefia e assessoramento recairá, exclusivamente, em servidor de carreira, satisfeitos os requisitos de que trata o parágrafo único do art. 10.</text:p>
      <text:p text:style-name="P20"><text:bookmark text:name="art9p. Copia 1"/><text:span text:style-name="T11">Parágrafo único.  O servidor ocupante de cargo em comissão ou de natureza especial poderá ser nomeado para ter exercício, interinamente, em outro cargo de confiança, sem prejuízo das atribuições do que atualmente ocupa, hipótese em que deverá optar pela remuneração de um deles durante o período da interinidade.                 </text:span><text:a xlink:type="simple" xlink:href="https://www.planalto.gov.br/ccivil_03/leis/L9527.htm#art1" text:style-name="Internet_20_link" text:visited-style-name="Visited_20_Internet_20_Link"><text:span text:style-name="T18">(Redação dada pela Lei nº 9.527, de 10.12.97)</text:span></text:a></text:p>
      <text:p text:style-name="P34"><text:bookmark text:name="art10 Copia 1"/>Art. 10.  A nomeação para cargo de carreira ou cargo isolado de provimento efetivo depende de prévia habilitação em concurso público de provas ou de provas e títulos, obedecidos a ordem de classificação e o prazo de sua validade.</text:p>
      <text:p text:style-name="P47"><text:bookmark text:name="art10p. Copia 1"/>Parágrafo único. Os demais requisitos para o ingresso e o desenvolvimento do servidor na carreira, mediante promoção, ascensão e acesso, serão estabelecidos pela lei que fixar as diretrizes do sistema de carreira na Administração Pública Federal e seus regulamentos.</text:p>
      <text:p text:style-name="P20"><text:bookmark text:name="art10p Copia 1"/><text:span text:style-name="T18">Parágrafo único.  Os demais requisitos para o ingresso e o desenvolvimento do servidor na carreira, mediante promoção, serão estabelecidos pela lei que fixar as diretrizes do sistema de carreira na Administração Pública Federal e seus regulamentos.                </text:span><text:a xlink:type="simple" xlink:href="https://www.planalto.gov.br/ccivil_03/leis/L9527.htm#art1" text:style-name="Internet_20_link" text:visited-style-name="Visited_20_Internet_20_Link"><text:span text:style-name="T8">(Redação dada pela Lei nº 9.527, de 10.12.97)</text:span></text:a></text:p>
      <text:p text:style-name="P15"><text:span text:style-name="Strong_20_Emphasis"><text:span text:style-name="T11">Seção III</text:span></text:span></text:p>
      <text:p text:style-name="P15"><text:soft-page-break/><text:span text:style-name="Strong_20_Emphasis"><text:span text:style-name="T11">Do Concurso Público</text:span></text:span></text:p>
      <text:p text:style-name="P48"><text:bookmark text:name="art11. Copia 1"/>Art. 11. O concurso será de provas ou de provas e títulos, podendo ser realizado em duas etapas, conforme dispuserem a lei e o regulamento do respectivo plano de carreira.</text:p>
      <text:p text:style-name="P20"><text:bookmark text:name="art11 Copia 1"/><text:span text:style-name="T18">Art. 11.  O concurso será de provas ou de provas e títulos, podendo ser realizado em duas etapas, conforme dispuserem a lei e o regulamento do respectivo plano de carreira, condicionada a inscrição do candidato ao pagamento do valor fixado no edital, quando indispensável ao seu custeio, e ressalvadas as hipóteses de isenção nele expressamente previstas.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_Ato2007-2010/2008/Decreto/D6593.htm" text:style-name="Internet_20_link" text:visited-style-name="Visited_20_Internet_20_Link"><text:span text:style-name="T11">(Regulamento)</text:span></text:a></text:p>
      <text:p text:style-name="P34"><text:bookmark text:name="art12 Copia 1"/>Art. 12.  O concurso público terá validade de até 2 (dois ) anos, podendo ser prorrogado uma única vez, por igual período.</text:p>
      <text:p text:style-name="P34"><text:bookmark text:name="art12§1 Copia 1"/>§ 1<text:span text:style-name="T57">o</text:span>  O prazo de validade do concurso e as condições de sua realização serão fixados em edital, que será publicado no Diário Oficial da União e em jornal diário de grande circulação.</text:p>
      <text:p text:style-name="P34"><text:bookmark text:name="art12§2 Copia 1"/>§ 2<text:span text:style-name="T57">o</text:span>  Não se abrirá novo concurso enquanto houver candidato aprovado em concurso anterior com prazo de validade não expirado.</text:p>
      <text:p text:style-name="P15"><text:span text:style-name="Strong_20_Emphasis"><text:span text:style-name="T11">Seção IV</text:span></text:span></text:p>
      <text:p text:style-name="P15"><text:span text:style-name="Strong_20_Emphasis"><text:span text:style-name="T11">Da Posse e do Exercício</text:span></text:span></text:p>
      <text:p text:style-name="P34"><text:bookmark text:name="art13 Copia 1"/>Art. 13.  A posse dar-se-á pela assinatura do respectivo termo, no qual deverão constar as atribuições, os deveres, as responsabilidades e os direitos inerentes ao cargo ocupado, que não poderão ser alterados unilateralmente, por qualquer das partes, ressalvados os atos de ofício previstos em lei.</text:p>
      <text:p text:style-name="P47"><text:bookmark text:name="art13§1. Copia 1"/>§ 1° A posse ocorrerá no prazo de 30 (trinta) dias contados da publicação do ato de provimento, prorrogável por mais 30 (trinta) dias, a requerimento do interessado.</text:p>
      <text:p text:style-name="P47"><text:bookmark text:name="art13§2 Copia 1"/>§ 2° Em se tratando de servidor em licença, ou afastado por qualquer outro motivo legal, o prazo será contado do término do impedimento.</text:p>
      <text:p text:style-name="P20"><text:bookmark text:name="art13§1 Copia 1"/><text:span text:style-name="T18">§ 1</text:span><text:span text:style-name="T24">o</text:span><text:span text:style-name="T18">  A posse ocorrerá no prazo de trinta dias contados da publicação do ato de proviment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3§2. Copia 1"/><text:span text:style-name="T18">§ 2</text:span><text:span text:style-name="T24">o</text:span><text:span text:style-name="T18">  Em se tratando de servidor, que esteja na data de publicação do ato de provimento, em licença prevista nos incisos I, III e V do art. 81, ou afastado nas hipóteses dos incisos I, IV, VI, VIII, alíneas "a", "b", "d", "e" e "f", IX e X do art. 102, o prazo será contado do término do impediment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3§3 Copia 1"/>§ 3<text:span text:style-name="T57">o</text:span>  A posse poderá dar-se mediante procuração específica.</text:p>
      <text:p text:style-name="P48"><text:bookmark text:name="art13§4. Copia 1"/>§ 4° Só haverá posse nos casos de provimento de cargo por nomeação, acesso e ascensão.</text:p>
      <text:p text:style-name="P20"><text:bookmark text:name="art13§4 Copia 1"/><text:span text:style-name="T18">§ 4</text:span><text:span text:style-name="T24">o</text:span><text:span text:style-name="T18">  Só haverá posse nos casos de provimento de cargo por nomeaçã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3§5 Copia 1"/>§ 5<text:span text:style-name="T57">o</text:span>  No ato da posse, o servidor apresentará declaração de bens e valores que constituem seu patrimônio e declaração quanto ao exercício ou não de outro cargo, emprego ou função pública.</text:p>
      <text:p text:style-name="P34"><text:bookmark text:name="art13§6 Copia 1"/>§ 6<text:span text:style-name="T57">o</text:span>  Será tornado sem efeito o ato de provimento se a posse não ocorrer no prazo previsto no § 1<text:span text:style-name="T57">o</text:span> deste artigo.</text:p>
      <text:p text:style-name="P34"><text:bookmark text:name="art14 Copia 1"/>Art. 14.  A posse em cargo público dependerá de prévia inspeção médica oficial.</text:p>
      <text:p text:style-name="P34"><text:bookmark text:name="art14p Copia 1"/>Parágrafo único.  Só poderá ser empossado aquele que for julgado apto física e mentalmente para o exercício do cargo.</text:p>
      <text:p text:style-name="P47"><text:bookmark text:name="art15. Copia 1"/>Art. 15. Exercício é o efetivo desempenho das atribuições do cargo.</text:p>
      <text:p text:style-name="P47"><text:bookmark text:name="art15§1 Copia 1"/>§ 1° É de 30 (trinta) dias o prazo para o servidor entrar em exercício, contados da data da posse.</text:p>
      <text:p text:style-name="P47"><text:bookmark text:name="art15§2 Copia 1"/>§ 2° Será exonerado o servidor empossado que não entrar em exercício no prazo previsto no parágrafo anterior.</text:p>
      <text:p text:style-name="P47"><text:bookmark text:name="art15§3 Copia 1"/>§ 3° À autoridade competente do órgão ou entidade para onde for designado o servidor compete dar-lhe exercício.</text:p>
      <text:p text:style-name="P20"><text:bookmark text:name="art15 Copia 1"/><text:span text:style-name="T18">Art. 15.  Exercício é o efetivo desempenho das atribuições do cargo público ou da função de confiança.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5§1. Copia 1"/><text:soft-page-break/><text:span text:style-name="T18">§ 1</text:span><text:span text:style-name="T24">o</text:span><text:span text:style-name="T18">  É de quinze dias o prazo para o servidor empossado em cargo público entrar em exercício, contados da data da posse.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5§2. Copia 1"/><text:span text:style-name="T18">§ 2</text:span><text:span text:style-name="T24">o</text:span><text:span text:style-name="T18">  O servidor será exonerado do cargo ou será tornado sem efeito o ato de sua designação para função de confiança, se não entrar em exercício nos prazos previstos neste artigo, observado o disposto no art. 18.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5§3. Copia 1"/><text:span text:style-name="T18">§ 3</text:span><text:span text:style-name="T24">o</text:span><text:span text:style-name="T18">  À autoridade competente do órgão ou entidade para onde for nomeado ou designado o servidor compete dar-lhe exercíci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5§4. Copia 1"/><text:span text:style-name="T18">§ 4</text:span><text:span text:style-name="T24">o</text:span><text:span text:style-name="T18">  O início do exercício de função de confiança coincidirá com a data de publicação do ato de designação, salvo quando o servidor estiver em licença ou afastado por qualquer outro motivo legal, hipótese em que recairá no primeiro dia útil após o término do impedimento, que não poderá exceder a trinta dias da publicação.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6 Copia 1"/>Art. 16.  O início, a suspensão, a interrupção e o reinício do exercício serão registrados no assentamento individual do servidor.</text:p>
      <text:p text:style-name="P34"><text:bookmark text:name="art16p Copia 1"/>Parágrafo único.  Ao entrar em exercício, o servidor apresentará ao órgão competente os elementos necessários ao seu assentamento individual.</text:p>
      <text:p text:style-name="P48"><text:bookmark text:name="art17. Copia 1"/>Art. 17. A promoção ou a ascensão não interrompem o tempo de exercício, que é contado no novo posicionamento na carreira a partir da data da publicação do ato que promover ou ascender o servidor.</text:p>
      <text:p text:style-name="P20"><text:bookmark text:name="art17 Copia 1"/><text:span text:style-name="T18">Art. 17.  A promoção não interrompe o tempo de exercício, que é contado no novo posicionamento na carreira a partir da data de publicação do ato que promover o servidor.                </text:span><text:a xlink:type="simple" xlink:href="https://www.planalto.gov.br/ccivil_03/leis/L9527.htm#art1" text:style-name="Internet_20_link" text:visited-style-name="Visited_20_Internet_20_Link"><text:span text:style-name="T8">(Redação dada pela Lei nº 9.527, de 10.12.97)</text:span></text:a></text:p>
      <text:p text:style-name="P47"><text:bookmark text:name="art18. Copia 1"/>Art. 18. O servidor transferido, removido, redistribuído, requisitado ou cedido, que deva ter exercício em outra localidade, terá 30 (trinta) dias de prazo para entrar em exercício, incluído nesse prazo o tempo necessário ao deslocamento para a nova sede.</text:p>
      <text:p text:style-name="P47"><text:bookmark text:name="art18p Copia 1"/>Parágrafo único. Na hipótese de o servidor encontrar-se afastado legalmente, o prazo a que se refere este artigo será contado a partir do término do afastamento.</text:p>
      <text:p text:style-name="P20"><text:bookmark text:name="art18 Copia 1"/><text:span text:style-name="T18">Art. 18.  O servidor que deva ter exercício em outro município em razão de ter sido removido, redistribuído, requisitado, cedido ou posto em exercício provisório terá, no mínimo, dez e, no máximo, trinta dias de prazo, contados da publicação do ato, para a retomada do efetivo desempenho das atribuições do cargo, incluído nesse prazo o tempo necessário para o deslocamento para a nova sede.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8§1 Copia 1"/><text:span text:style-name="T11">§ 1</text:span><text:span text:style-name="T25">o</text:span><text:span text:style-name="T11">  Na hipótese de o servidor encontrar-se em licença ou afastado legalmente, o prazo a que se refere este artigo será contado a partir do término do impedimento.             </text:span><text:a xlink:type="simple" xlink:href="https://www.planalto.gov.br/ccivil_03/leis/L9527.htm#art1" text:style-name="Internet_20_link" text:visited-style-name="Visited_20_Internet_20_Link"><text:span text:style-name="T9">(Parágrafo renumerado e alterado pela Lei nº 9.527, de 10.12.97)</text:span></text:a></text:p>
      <text:p text:style-name="P20"><text:bookmark text:name="art18§2 Copia 1"/><text:span text:style-name="T18">§ 2</text:span><text:span text:style-name="T24">o</text:span><text:span text:style-name="T18">  É facultado ao servidor declinar dos prazos estabelecidos no </text:span><text:span text:style-name="Strong_20_Emphasis"><text:span text:style-name="T18">caput</text:span></text:span><text:span text:style-name="T18">.              </text:span><text:a xlink:type="simple" xlink:href="https://www.planalto.gov.br/ccivil_03/leis/L9527.htm#art1" text:style-name="Internet_20_link" text:visited-style-name="Visited_20_Internet_20_Link"><text:span text:style-name="T8">(Incluído pela Lei nº 9.527, de 10.12.97)</text:span></text:a></text:p>
      <text:p text:style-name="P47"><text:bookmark text:name="art19. Copia 1"/>Art. 19. O ocupante de cargo de provimento efetivo fica sujeito a 40 (quarenta) horas semanais de trabalho, salvo quando a lei estabelecer duração diversa.</text:p>
      <text:p text:style-name="P47"><text:bookmark text:name="art19p Copia 1"/>Parágrafo único. Além do cumprimento do estabelecido neste artigo, o exercício de cargo em comissão exigirá de seu ocupante integral dedicação ao serviço, podendo o servidor ser convocado sempre que houver interesse da administração.</text:p>
      <text:p text:style-name="P20"><text:bookmark text:name="art19 Copia 1"/><text:span text:style-name="T18">Art. 19.  Os servidores cumprirão jornada de trabalho fixada em razão das atribuições pertinentes aos respectivos cargos, respeitada a duração máxima do trabalho semanal de quarenta horas e observados os limites mínimo e máximo de seis horas e oito horas diárias, respectivamente.               </text:span><text:a xlink:type="simple" xlink:href="https://www.planalto.gov.br/ccivil_03/leis/L8270.htm#art22" text:style-name="Internet_20_link" text:visited-style-name="Visited_20_Internet_20_Link"><text:span text:style-name="T8">(Redação dada pela Lei nº 8.270, de 17.12.91)</text:span></text:a></text:p>
      <text:p text:style-name="P20"><text:bookmark text:name="art19§1. Copia 1"/><text:span text:style-name="T28">§ 1° O ocupante de cargo em comissão ou função de confiança é submetido ao regime de integral dedicação ao serviço, podendo ser convocado sempre que houver interesse da Administração.              </text:span><text:a xlink:type="simple" xlink:href="https://www.planalto.gov.br/ccivil_03/leis/L8270.htm#art19" text:style-name="Internet_20_link" text:visited-style-name="Visited_20_Internet_20_Link">(Incluído pela Lei nº 8.270, de 17.12.91)</text:a></text:p>
      <text:p text:style-name="P20"><text:bookmark text:name="art19§1 Copia 1"/><text:span text:style-name="T18">§ 1</text:span><text:span text:style-name="T24">o</text:span><text:span text:style-name="T18">  O ocupante de cargo em comissão ou função de confiança submete-se a regime de integral dedicação ao serviço, observado o disposto no art. 120, podendo ser convocado sempre que houver interesse da Administraçã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9§2 Copia 1"/><text:span text:style-name="T18">§ 2</text:span><text:span text:style-name="T24">o</text:span><text:span text:style-name="T18">  O disposto neste artigo não se aplica a duração de trabalho estabelecida em leis especiais.                </text:span><text:a xlink:type="simple" xlink:href="https://www.planalto.gov.br/ccivil_03/leis/L8270.htm#art22" text:style-name="Internet_20_link" text:visited-style-name="Visited_20_Internet_20_Link"><text:span text:style-name="T8">(Incluído pela Lei nº 8.270, de 17.12.91)</text:span></text:a></text:p>
      <text:p text:style-name="P20"><text:bookmark text:name="art20.. Copia 1"/><text:span text:style-name="T28">Art. 20.  Ao entrar em exercício, o servidor nomeado para cargo de provimento efetivo ficará sujeito a estágio probatório por período de 24 (vinte e quatro) meses, durante o qual a sua aptidão e capacidade serão objeto de avaliação para o desempenho do cargo, observados os seguinte fatores:                  </text:span><text:a xlink:type="simple" xlink:href="https://www.planalto.gov.br/ccivil_03/Constituicao/Emendas/Emc/emc19.htm#art6" text:style-name="Internet_20_link" text:visited-style-name="Visited_20_Internet_20_Link">(Vide EMC nº 19)</text:a></text:p>
      <text:p text:style-name="P20"><text:bookmark text:name="art20 Copia 1"/><text:span text:style-name="T28">Art. 20.  Ao entrar em exercício, o servidor nomeado para cargo de provimento efetivo ficará sujeito a estágio probatório por período de trinta e seis meses </text:span><text:span text:style-name="Emphasis"><text:span text:style-name="T28">durante o qual a sua aptidão e capacidade serão </text:span></text:span><text:soft-page-break/><text:span text:style-name="Emphasis"><text:span text:style-name="T28">objeto de avaliação para o desempenho do cargo, observados os seguinte fatores:      </text:span></text:span><text:a xlink:type="simple" xlink:href="https://www.planalto.gov.br/ccivil_03/_Ato2007-2010/2008/Mpv/431.htm#art172" text:style-name="Internet_20_link" text:visited-style-name="Visited_20_Internet_20_Link"><text:span text:style-name="Emphasis">(Redação dada pela Medida Provisória nº 431, de 2008).</text:span></text:a></text:p>
      <text:p text:style-name="P48"><text:bookmark text:name="art20i Copia 1"/>I - assiduidade;</text:p>
      <text:p text:style-name="P48"><text:bookmark text:name="art20ii Copia 1"/>II - disciplina;</text:p>
      <text:p text:style-name="P48"><text:bookmark text:name="art20iii Copia 1"/>III - capacidade de iniciativa;</text:p>
      <text:p text:style-name="P48"><text:bookmark text:name="art20iv Copia 1"/>IV - produtividade;</text:p>
      <text:p text:style-name="P48"><text:bookmark text:name="art20v Copia 1"/>V- responsabilidade.</text:p>
      <text:p text:style-name="P20"><text:bookmark text:name="art20. Copia 1"/><text:span text:style-name="T11">Art. 20.  Ao entrar em exercício, o servidor nomeado para cargo de provimento efetivo ficará sujeito a estágio probatório por período de 24 (vinte e quatro) meses, durante o qual a sua aptidão e capacidade serão objeto de avaliação para o desempenho do cargo, observados os seguinte fatores:            </text:span><text:a xlink:type="simple" xlink:href="https://www.planalto.gov.br/ccivil_03/Constituicao/Emendas/Emc/emc19.htm#art6" text:style-name="Internet_20_link" text:visited-style-name="Visited_20_Internet_20_Link"><text:span text:style-name="T9">(Vide EMC nº 19)</text:span></text:a></text:p>
      <text:p text:style-name="P34"><text:bookmark text:name="art20i. Copia 1"/>I - assiduidade;</text:p>
      <text:p text:style-name="P34"><text:bookmark text:name="art20ii. Copia 1"/>II - disciplina;</text:p>
      <text:p text:style-name="P34"><text:bookmark text:name="art20iii. Copia 1"/>III - capacidade de iniciativa;</text:p>
      <text:p text:style-name="P34"><text:bookmark text:name="art20iv. Copia 1"/>IV - produtividade;</text:p>
      <text:p text:style-name="P34"><text:bookmark text:name="art20v. Copia 1"/>V- responsabilidade.</text:p>
      <text:p text:style-name="P48"><text:bookmark text:name="art20§1.. Copia 1"/>§ 1<text:span text:style-name="T57">o</text:span>  Quatro meses antes de findo o período do estágio probatório, será submetida à homologação da autoridade competente a avaliação do desempenho do servidor, realizada de acordo com o que dispuser a lei ou o regulamento do sistema de carreira, sem prejuízo da continuidade de apuração dos fatores enumerados nos incisos I a V deste artigo.</text:p>
      <text:p text:style-name="P20"><text:bookmark text:name="art20§1 Copia 1"/><text:span text:style-name="T28">§ 1</text:span><text:span text:style-name="T39">o</text:span><text:span text:style-name="T28">  Quatro meses antes de findo o período do estágio probatório, será submetida à homologação da autoridade competente a avaliação do desempenho do servidor, realizada por comissão constituída para essa finalidade, de acordo com o que dispuser a lei ou o regulamento da respectiva carreira ou cargo, sem prejuízo da continuidade de apuração dos fatores enumerados nos incisos I a V deste artigo.               </text:span><text:a xlink:type="simple" xlink:href="https://www.planalto.gov.br/ccivil_03/_Ato2007-2010/2008/Mpv/431.htm#art172" text:style-name="Internet_20_link" text:visited-style-name="Visited_20_Internet_20_Link"><text:span text:style-name="Emphasis"><text:span text:style-name="T28">(Redação dada pela Medida Provisória nº 431, de 2008).</text:span></text:span></text:a></text:p>
      <text:p text:style-name="P20"><text:bookmark text:name="art20§1. Copia 1"/><text:span text:style-name="T11">§ 1</text:span><text:span text:style-name="T25">o</text:span><text:span text:style-name="T11">  4 (quatro) meses antes de findo o período do estágio probatório, será submetida à homologação da autoridade competente a avaliação do desempenho do servidor, realizada por comissão constituída para essa finalidade, de acordo com o que dispuser a lei ou o regulamento da respectiva carreira ou cargo, sem prejuízo da continuidade de apuração dos fatores enumerados nos incisos I a V do caput deste artigo.           </text:span><text:a xlink:type="simple" xlink:href="https://www.planalto.gov.br/ccivil_03/_Ato2007-2010/2008/Lei/L11784.htm#art172" text:style-name="Internet_20_link" text:visited-style-name="Visited_20_Internet_20_Link"><text:span text:style-name="T9">(Redação dada pela Lei nº 11.784, de 2008</text:span></text:a></text:p>
      <text:p text:style-name="P34"><text:bookmark text:name="art20§2 Copia 1"/>§ 2<text:span text:style-name="T57">o</text:span>  O servidor não aprovado no estágio probatório será exonerado ou, se estável, reconduzido ao cargo anteriormente ocupado, observado o disposto no parágrafo único do art. 29.</text:p>
      <text:p text:style-name="P20"><text:bookmark text:name="art20§3 Copia 1"/><text:span text:style-name="T18">§ 3</text:span><text:span text:style-name="T24">o</text:span><text:span text:style-name="T18">  O servidor em estágio probatório poderá exercer quaisquer cargos de provimento em comissão ou funções de direção, chefia ou assessoramento no órgão ou entidade de lotação, e somente poderá ser cedido a outro órgão ou entidade para ocupar cargos de Natureza Especial, cargos de provimento em comissão do Grupo-Direção e Assessoramento Superiores - DAS, de níveis 6, 5 e 4, ou equivalentes.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20§4 Copia 1"/><text:span text:style-name="T11">§ 4</text:span><text:span text:style-name="T25">o</text:span><text:span text:style-name="T11">  Ao servidor em estágio probatório somente poderão ser concedidas as licenças e os afastamentos previstos nos arts. 81, incisos I a IV, 94, 95 e 96, bem assim afastamento para participar de curso de formação decorrente de aprovação em concurso para outro cargo na Administração Pública Federal.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20§5 Copia 1"/><text:span text:style-name="T11">§ 5</text:span><text:span text:style-name="T25">o</text:span><text:span text:style-name="T11">  O estágio probatório ficará suspenso durante as licenças e os afastamentos previstos nos arts. 83, 84, § 1</text:span><text:span text:style-name="T25">o</text:span><text:span text:style-name="T11">, 86 e 96, bem assim na hipótese de participação em curso de formação, e será retomado a partir do término do impedimento.              </text:span><text:a xlink:type="simple" xlink:href="https://www.planalto.gov.br/ccivil_03/leis/L9527.htm#art1" text:style-name="Internet_20_link" text:visited-style-name="Visited_20_Internet_20_Link"><text:span text:style-name="T9">(Incluído pela Lei nº 9.527, de 10.12.97)</text:span></text:a></text:p>
      <text:p text:style-name="P15"><text:span text:style-name="Strong_20_Emphasis"><text:span text:style-name="T11">Seção V</text:span></text:span></text:p>
      <text:p text:style-name="P15"><text:span text:style-name="Strong_20_Emphasis"><text:span text:style-name="T11">Da Estabilidade</text:span></text:span></text:p>
      <text:p text:style-name="P20"><text:bookmark text:name="art21 Copia 1"/><text:soft-page-break/><text:span text:style-name="T11">Art. 21.  O servidor habilitado em concurso público e empossado em cargo de provimento efetivo adquirirá estabilidade no serviço público ao completar 2 (dois) anos de efetivo exercício.                </text:span><text:a xlink:type="simple" xlink:href="https://www.planalto.gov.br/ccivil_03/Constituicao/Emendas/Emc/emc19.htm#art6" text:style-name="Internet_20_link" text:visited-style-name="Visited_20_Internet_20_Link"><text:span text:style-name="T9">(prazo 3 anos - vide EMC nº 19)</text:span></text:a></text:p>
      <text:p text:style-name="P34"><text:bookmark text:name="art22 Copia 1"/>Art. 22.  O servidor estável só perderá o cargo em virtude de sentença judicial transitada em julgado ou de processo administrativo disciplinar no qual lhe seja assegurada ampla defesa.</text:p>
      <text:p text:style-name="P15"><text:span text:style-name="Strong_20_Emphasis"><text:span text:style-name="T11">Seção VI</text:span></text:span></text:p>
      <text:p text:style-name="P15"><text:span text:style-name="Strong_20_Emphasis"><text:span text:style-name="T11">Da Transferência</text:span></text:span></text:p>
      <text:p text:style-name="P14"><text:bookmark text:name="art23 Copia 1"/><text:span text:style-name="T28">Art. 23. Transferência é a passagem do servidor estável de cargo efetivo para outro de igual denominação, pertencente a quadro de pessoal diverso, de órgão ou instituição do mesmo Poder.              </text:span><text:a xlink:type="simple" xlink:href="https://www.planalto.gov.br/ccivil_03/Congresso/RSF/ResSF46-1997.htm" text:style-name="Internet_20_link" text:visited-style-name="Visited_20_Internet_20_Link">(Execução suspensa pela RSF nº 46, de 1997)</text:a></text:p>
      <text:p text:style-name="P14"><text:bookmark text:name="art23§1 Copia 1"/><text:span text:style-name="T28">§ 1° A transferência ocorrerá de ofício ou a pedido do servidor, atendido o interesse do serviço, mediante o preenchimento de vaga.               </text:span><text:a xlink:type="simple" xlink:href="https://www.planalto.gov.br/ccivil_03/Congresso/RSF/ResSF46-1997.htm" text:style-name="Internet_20_link" text:visited-style-name="Visited_20_Internet_20_Link">(Execução suspensa pela RSF nº 46, de 1997)</text:a></text:p>
      <text:p text:style-name="P14"><text:bookmark text:name="art23§2 Copia 1"/><text:span text:style-name="T28">§ 2° Será admitida a transferência de servidor ocupante de cargo de quadro em extinção para igual situação em quadro de outro órgão ou entidade.                 </text:span><text:a xlink:type="simple" xlink:href="https://www.planalto.gov.br/ccivil_03/Congresso/RSF/ResSF46-1997.htm" text:style-name="Internet_20_link" text:visited-style-name="Visited_20_Internet_20_Link">(Execução suspensa pela RSF nº 46, de 1997)</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15"><text:span text:style-name="Strong_20_Emphasis"><text:span text:style-name="T11">Seção VII</text:span></text:span></text:p>
      <text:p text:style-name="P15"><text:span text:style-name="Strong_20_Emphasis"><text:span text:style-name="T11">Da Readaptação</text:span></text:span></text:p>
      <text:p text:style-name="P34"><text:bookmark text:name="art24 Copia 1"/>Art. 24.  Readaptação é a investidura do servidor em cargo de atribuições e responsabilidades compatíveis com a limitação que tenha sofrido em sua capacidade física ou mental verificada em inspeção médica.</text:p>
      <text:p text:style-name="P34"><text:bookmark text:name="art24§1 Copia 1"/>§ 1<text:span text:style-name="T57">o</text:span>  Se julgado incapaz para o serviço público, o readaptando será aposentado.</text:p>
      <text:p text:style-name="P48"><text:bookmark text:name="art24§2. Copia 1"/>§ 2° A readaptação será efetivada em cargo de atribuições afins, respeitada a habilitação exigida.</text:p>
      <text:p text:style-name="P20"><text:bookmark text:name="art24§2 Copia 1"/><text:span text:style-name="T18">§ 2</text:span><text:span text:style-name="T24">o</text:span><text:span text:style-name="T18">  A readaptação será efetivada em cargo de atribuições afins, respeitada a habilitação exigida, nível de escolaridade e equivalência de vencimentos e, na hipótese de inexistência de cargo vago, o servidor exercerá suas atribuições como excedente, até a ocorrência de vaga.                 </text:span><text:a xlink:type="simple" xlink:href="https://www.planalto.gov.br/ccivil_03/leis/L9527.htm#art1" text:style-name="Internet_20_link" text:visited-style-name="Visited_20_Internet_20_Link"><text:span text:style-name="T8">(Redação dada pela Lei nº 9.527, de 10.12.97)</text:span></text:a></text:p>
      <text:p text:style-name="P15"><text:span text:style-name="Strong_20_Emphasis"><text:span text:style-name="T11">Seção VIII</text:span></text:span></text:p>
      <text:p text:style-name="P15"><text:bookmark text:name="art25rever Copia 1"/><text:span text:style-name="Strong_20_Emphasis"><text:span text:style-name="T18">Da Reversão</text:span></text:span></text:p>
      <text:p text:style-name="P15"><text:a xlink:type="simple" xlink:href="https://www.planalto.gov.br/ccivil_03/decreto/D3644.htm#1" text:style-name="Internet_20_link" text:visited-style-name="Visited_20_Internet_20_Link"><text:span text:style-name="Emphasis"><text:span text:style-name="T18">(Regulamento Dec. nº 3.644, de 30.11.2000)</text:span></text:span></text:a></text:p>
      <text:p text:style-name="P53"><text:bookmark text:name="art25 Copia 1"/>Art. 25. Reversão é o retorno à atividade de servidor aposentado por invalidez, quando, por junta médica oficial, forem declarados insubsistentes os motivos da aposentadoria.</text:p>
      <text:p text:style-name="P20"><text:bookmark text:name="art25. Copia 1"/><text:span text:style-name="T52"> </text:span><text:span text:style-name="T18">Art. 25.  Reversão é o retorno à atividade de servidor aposentad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25i Copia 1"/><text:span text:style-name="T18">I - por invalidez, quando junta médica oficial declarar insubsistentes os motivos da aposentadoria; ou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 Copia 1"/><text:span text:style-name="T18">II - no interesse da administração, desde que: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a Copia 1"/><text:span text:style-name="T18">a) tenha solicitado a reversã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b Copia 1"/><text:span text:style-name="T18">b) a aposentadoria tenha sido voluntária;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c Copia 1"/><text:span text:style-name="T18">c) estável quando na atividade;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d Copia 1"/><text:span text:style-name="T18">d) a aposentadoria tenha ocorrido nos cinco anos anteriores à solicitaçã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e Copia 1"/><text:span text:style-name="T18">e) haja cargo vag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1 Copia 1"/><text:span text:style-name="T18">§ 1</text:span><text:span text:style-name="T24">o</text:span><text:span text:style-name="T18">  A reversão far-se-á no mesmo cargo ou no cargo resultante de sua transformaçã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2 Copia 1"/><text:span text:style-name="T18">§ 2</text:span><text:span text:style-name="T24">o</text:span><text:span text:style-name="T18">  O tempo em que o servidor estiver em exercício será considerado para concessão da aposentadoria.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3 Copia 1"/><text:span text:style-name="T52"> </text:span><text:span text:style-name="T18">§ 3</text:span><text:span text:style-name="T24">o</text:span><text:span text:style-name="T18">  No caso do inciso I, encontrando-se provido o cargo, o servidor exercerá suas atribuições como excedente, até a ocorrência de vaga.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4 Copia 1"/><text:soft-page-break/><text:span text:style-name="T18">§ 4</text:span><text:span text:style-name="T24">o</text:span><text:span text:style-name="T18">  O servidor que retornar à atividade por interesse da administração perceberá, em substituição aos proventos da aposentadoria, a remuneração do cargo que voltar a exercer, inclusive com as vantagens de natureza pessoal que percebia anteriormente à aposentadoria.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5 Copia 1"/><text:span text:style-name="T18">§ 5</text:span><text:span text:style-name="T24">o</text:span><text:span text:style-name="T18">  O servidor de que trata o inciso II somente terá os proventos calculados com base nas regras atuais se permanecer pelo menos cinco anos no carg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6 Copia 1"/><text:span text:style-name="T18">§ 6</text:span><text:span text:style-name="T24">o</text:span><text:span text:style-name="T18">  O Poder Executivo regulamentará o disposto neste artig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6 Copia 1"/><text:span text:style-name="T28">Art. 26.  A reversão far-se-á no mesmo cargo ou no cargo resultante de sua transformação. </text:span><text:span text:style-name="T11">                 </text:span><text:a xlink:type="simple" xlink:href="https://www.planalto.gov.br/ccivil_03/MPV/2225-45.htm#art15" text:style-name="Internet_20_link" text:visited-style-name="Visited_20_Internet_20_Link"><text:span text:style-name="T18">(Revogado pela Medida Provisória nº 2.225-45, de 4.9.2001)</text:span></text:a></text:p>
      <text:p text:style-name="P20"><text:bookmark text:name="art26p Copia 1"/><text:span text:style-name="T28">Parágrafo único.  Encontrando-se provido o cargo, o servidor exercerá suas atribuições como excedente, até a ocorrência de vaga.</text:span><text:span text:style-name="T48">                    </text:span><text:a xlink:type="simple" xlink:href="https://www.planalto.gov.br/ccivil_03/MPV/2225-45.htm#art15" text:style-name="Internet_20_link" text:visited-style-name="Visited_20_Internet_20_Link"><text:span text:style-name="T18">(Revogado pela Medida Provisória nº 2.225-45, de 4.9.2001)</text:span></text:a></text:p>
      <text:p text:style-name="P43"><text:bookmark text:name="art27 Copia 1"/>Art. 27.  Não poderá reverter o aposentado que já tiver completado 70 (setenta) anos de idade.</text:p>
      <text:p text:style-name="P15"><text:span text:style-name="Strong_20_Emphasis"><text:span text:style-name="T11">Seção IX</text:span></text:span></text:p>
      <text:p text:style-name="P15"><text:span text:style-name="Strong_20_Emphasis"><text:span text:style-name="T11">Da Reintegração</text:span></text:span></text:p>
      <text:p text:style-name="P34"><text:bookmark text:name="art28 Copia 1"/>Art. 28.  A reintegração é a reinvestidura do servidor estável no cargo anteriormente ocupado, ou no cargo resultante de sua transformação, quando invalidada a sua demissão por decisão administrativa ou judicial, com ressarcimento de todas as vantagens.</text:p>
      <text:p text:style-name="P44"><text:bookmark text:name="art28§1 Copia 1"/> <text:span text:style-name="T6">§ 1</text:span><text:span text:style-name="T58">o</text:span><text:span text:style-name="T6">  Na hipótese de o cargo ter sido extinto, o servidor ficará em disponibilidade, observado o disposto nos arts. 30 e 31.</text:span></text:p>
      <text:p text:style-name="P44"><text:bookmark text:name="art28§2 Copia 1"/>  <text:span text:style-name="T6">§ 2</text:span><text:span text:style-name="T58">o</text:span><text:span text:style-name="T6">  Encontrando-se provido o cargo, o seu eventual ocupante será reconduzido ao cargo de origem, sem direito à indenização ou aproveitado em outro cargo, ou, ainda, posto em disponibilidade.</text:span></text:p>
      <text:p text:style-name="P15"><text:span text:style-name="Strong_20_Emphasis"><text:span text:style-name="T11">Seção X</text:span></text:span></text:p>
      <text:p text:style-name="P15"><text:span text:style-name="Strong_20_Emphasis"><text:span text:style-name="T11">Da Recondução</text:span></text:span></text:p>
      <text:p text:style-name="P34"><text:bookmark text:name="art29 Copia 1"/>Art. 29.  Recondução é o retorno do servidor estável ao cargo anteriormente ocupado e decorrerá de:</text:p>
      <text:p text:style-name="P34"><text:bookmark text:name="art29i Copia 1"/>I - inabilitação em estágio probatório relativo a outro cargo;</text:p>
      <text:p text:style-name="P34"><text:bookmark text:name="art29ii Copia 1"/>II - reintegração do anterior ocupante.</text:p>
      <text:p text:style-name="P34"><text:bookmark text:name="art29p Copia 1"/>Parágrafo único.  Encontrando-se provido o cargo de origem, o servidor será aproveitado em outro, observado o disposto no art. 30.</text:p>
      <text:p text:style-name="P15"><text:span text:style-name="Strong_20_Emphasis"><text:span text:style-name="T11">Seção XI</text:span></text:span></text:p>
      <text:p text:style-name="P15"><text:span text:style-name="Strong_20_Emphasis"><text:span text:style-name="T11">Da Disponibilidade e do Aproveitamento</text:span></text:span></text:p>
      <text:p text:style-name="P34"><text:bookmark text:name="art30 Copia 1"/>Art. 30.  O retorno à atividade de servidor em disponibilidade far-se-á mediante aproveitamento obrigatório em cargo de atribuições e vencimentos compatíveis com o anteriormente ocupado.</text:p>
      <text:p text:style-name="P34"><text:bookmark text:name="art31 Copia 1"/>Art. 31.  O órgão Central do Sistema de Pessoal Civil determinará o imediato aproveitamento de servidor em disponibilidade em vaga que vier a ocorrer nos órgãos ou entidades da Administração Pública Federal.</text:p>
      <text:p text:style-name="P20"><text:bookmark text:name="art31p Copia 1"/><text:span text:style-name="T18">Parágrafo único.  Na hipótese prevista no § 3</text:span><text:span text:style-name="T24">o</text:span><text:span text:style-name="T18"> do art. 37, o servidor posto em disponibilidade poderá ser mantido sob responsabilidade do órgão central do Sistema de Pessoal Civil da Administração Federal - SIPEC, até o seu adequado aproveitamento em outro órgão ou entidade.                 </text:span><text:a xlink:type="simple" xlink:href="https://www.planalto.gov.br/ccivil_03/leis/L9527.htm#art1" text:style-name="Internet_20_link" text:visited-style-name="Visited_20_Internet_20_Link"><text:span text:style-name="T8">(Parágrafo incluído pela Lei nº 9.527, de 10.12.97)</text:span></text:a></text:p>
      <text:p text:style-name="P34"><text:bookmark text:name="art32 Copia 1"/>Art. 32.  Será tornado sem efeito o aproveitamento e cassada a disponibilidade se o servidor não entrar em exercício no prazo legal, salvo doença comprovada por junta médica oficial.</text:p>
      <text:p text:style-name="P15"><text:span text:style-name="Strong_20_Emphasis"><text:span text:style-name="T11">Capítulo II</text:span></text:span></text:p>
      <text:p text:style-name="P15"><text:span text:style-name="Strong_20_Emphasis"><text:span text:style-name="T11">Da Vacância</text:span></text:span></text:p>
      <text:p text:style-name="P43"><text:bookmark text:name="art33 Copia 1"/>Art. 33.  A vacância do cargo público decorrerá de:</text:p>
      <text:p text:style-name="P34"><text:bookmark text:name="art33i Copia 1"/>I - exoneração;</text:p>
      <text:p text:style-name="P34"><text:bookmark text:name="art33ii Copia 1"/>II - demissão;</text:p>
      <text:p text:style-name="P34"><text:bookmark text:name="art33iii Copia 1"/><text:soft-page-break/>III - promoção;</text:p>
      <text:p text:style-name="P20"><text:bookmark text:name="art33iv Copia 1"/><text:span text:style-name="T28">IV - ascensã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3v Copia 1"/><text:span text:style-name="T28">V - transferência;</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34"><text:bookmark text:name="art33vi Copia 1"/>VI - readaptação;</text:p>
      <text:p text:style-name="P34"><text:bookmark text:name="art33vii Copia 1"/>VII - aposentadoria;</text:p>
      <text:p text:style-name="P34"><text:bookmark text:name="art33viii Copia 1"/>VIII - posse em outro cargo inacumulável;</text:p>
      <text:p text:style-name="P34"><text:bookmark text:name="art33ix Copia 1"/>IX - falecimento.</text:p>
      <text:p text:style-name="P34"><text:bookmark text:name="art34 Copia 1"/>Art. 34.  A exoneração de cargo efetivo dar-se-á a pedido do servidor, ou de ofício.</text:p>
      <text:p text:style-name="P34"><text:bookmark text:name="art34p Copia 1"/>Parágrafo único.  A exoneração de ofício dar-se-á:</text:p>
      <text:p text:style-name="P34"><text:bookmark text:name="art34pi Copia 1"/>I - quando não satisfeitas as condições do estágio probatório;</text:p>
      <text:p text:style-name="P34"><text:bookmark text:name="art34pii Copia 1"/>II - quando, tendo tomado posse, o servidor não entrar em exercício no prazo estabelecido.</text:p>
      <text:p text:style-name="P48"><text:bookmark text:name="art35. Copia 1"/>Art. 35. A exoneração de cargo em comissão dar-se-á:</text:p>
      <text:p text:style-name="P20"><text:bookmark text:name="art35 Copia 1"/><text:span text:style-name="T18">Art. 35.  A exoneração de cargo em comissão e a dispensa de função de confiança dar-se-á: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35i Copia 1"/>I - a juízo da autoridade competente;</text:p>
      <text:p text:style-name="P34"><text:bookmark text:name="art35ii Copia 1"/>II - a pedido do próprio servidor.</text:p>
      <text:p text:style-name="P20"><text:bookmark text:name="art35p Copia 1"/><text:span text:style-name="T28">Parágrafo único. O afastamento do servidor de função de direção, chefia e assessoramento dar-se-á:</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 Copia 1"/><text:span text:style-name="T28">I - a pedid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 Copia 1"/><text:span text:style-name="T28">II - mediante dispensa, nos casos de:</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a Copia 1"/><text:span text:style-name="T28">a) promoçã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b Copia 1"/><text:span text:style-name="T28">b) cumprimento de prazo exigido para rotatividade na funçã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c Copia 1"/><text:span text:style-name="T28">c) por falta de exação no exercício de suas atribuições, segundo o resultado do processo de avaliação, conforme estabelecido em lei e regulament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d Copia 1"/><text:span text:style-name="T28">d) afastamento de que trata o art. 94.</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15"><text:span text:style-name="Strong_20_Emphasis"><text:span text:style-name="T11">Capítulo III</text:span></text:span></text:p>
      <text:p text:style-name="P15"><text:span text:style-name="Strong_20_Emphasis"><text:span text:style-name="T11">Da Remoção e da Redistribuição</text:span></text:span></text:p>
      <text:p text:style-name="P15"><text:span text:style-name="Strong_20_Emphasis"><text:span text:style-name="T11">Seção I</text:span></text:span></text:p>
      <text:p text:style-name="P15"><text:span text:style-name="Strong_20_Emphasis"><text:span text:style-name="T11">Da Remoção</text:span></text:span></text:p>
      <text:p text:style-name="P34"><text:bookmark text:name="art36 Copia 1"/>Art. 36.  Remoção é o deslocamento do servidor, a pedido ou de ofício, no âmbito do mesmo quadro, com ou sem mudança de sede.</text:p>
      <text:p text:style-name="P48"><text:bookmark text:name="art36p. Copia 1"/>Parágrafo único. Dar-se-á a remoção, a pedido, para outra localidade, independentemente de vaga, para acompanhar cônjuge ou companheiro, ou por motivo de saúde do servidor, cônjuge, companheiro ou dependente, condicionada à comprovação por junta médica.</text:p>
      <text:p text:style-name="P20"><text:bookmark text:name="art36p Copia 1"/><text:span text:style-name="T18">Parágrafo único. Para fins do disposto neste artigo, entende-se por modalidades de remoçã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36pi Copia 1"/><text:span text:style-name="T11">I - de ofício, no interesse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 Copia 1"/><text:span text:style-name="T11">II - a pedido, a critério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i Copia 1"/><text:soft-page-break/><text:span text:style-name="T11">III -  a pedido, para outra localidade, independentemente do interesse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ia Copia 1"/><text:span text:style-name="T11">a) para acompanhar cônjuge ou companheiro, também servidor público civil ou militar, de qualquer dos Poderes da União, dos Estados, do Distrito Federal e dos Municípios, que foi deslocado no interesse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ib Copia 1"/><text:span text:style-name="T11">b) por motivo de saúde do servidor, cônjuge, companheiro ou dependente que viva às suas expensas e conste do seu assentamento funcional, condicionada à comprovação por junta médica oficial;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ic Copia 1"/><text:span text:style-name="T11">c) em virtude de processo seletivo promovido, na hipótese em que o número de interessados for superior ao número de vagas, de acordo com normas preestabelecidas pelo órgão ou entidade em que aqueles estejam lotados</text:span><text:span text:style-name="T15">.                    </text:span><text:a xlink:type="simple" xlink:href="https://www.planalto.gov.br/ccivil_03/leis/L9527.htm#art1" text:style-name="Internet_20_link" text:visited-style-name="Visited_20_Internet_20_Link"><text:span text:style-name="T11">(Incluído pela Lei nº 9.527, de 10.12.97)</text:span></text:a></text:p>
      <text:p text:style-name="P15"><text:span text:style-name="Strong_20_Emphasis"><text:span text:style-name="T11">Seção II</text:span></text:span></text:p>
      <text:p text:style-name="P15"><text:span text:style-name="Strong_20_Emphasis"><text:span text:style-name="T11">Da Redistribuição</text:span></text:span></text:p>
      <text:p text:style-name="P47"><text:bookmark text:name="art37.. Copia 1"/>Art. 37. Redistribuição é o deslocamento do servidor, com o respectivo cargo, para quadro de pessoal de outro órgão ou entidade do mesmo poder, cujos planos de cargos e vencimentos sejam idênticos, observado sempre o interesse da administração.</text:p>
      <text:p text:style-name="P47"><text:bookmark text:name="art37§1. Copia 1"/>§ 1° A redistribuição dar-se-á exclusivamente para ajustamento de quadros de pessoal às necessidades dos serviços, inclusive nos casos de reorganização, extinção ou criação de órgão ou entidade.</text:p>
      <text:p text:style-name="P47"><text:bookmark text:name="art37§2. Copia 1"/>§ 2° Nos casos de extinção de órgão ou entidade, os servidores estáveis que não puderam ser redistribuídos, na forma deste artigo, serão colocados em disponibilidade, até seu aproveitamento na forma do art. 30.</text:p>
      <text:p text:style-name="P14"><text:bookmark text:name="art37. Copia 1"/><text:span text:style-name="T28">Art. 37. Redistribuição é o deslocamento do servidor, com o respectivo cargo, para o quadro de pessoal de outro órgão ou entidade do mesmo Poder, observados a vinculação entre os graus de complexidade e responsabilidade, a correlação das atribuições, a equivalência entre os vencimentos e o interesse da administração, com prévia apreciação do órgão central de pessoal.                 </text:span><text:a xlink:type="simple" xlink:href="https://www.planalto.gov.br/ccivil_03/leis/L8216.htm#art37" text:style-name="Internet_20_link" text:visited-style-name="Visited_20_Internet_20_Link">(Redação dada pela Lei nº 8.216, de 1991)</text:a></text:p>
      <text:p text:style-name="P20"><text:bookmark text:name="art37 Copia 1"/><text:span text:style-name="T18">Art. 37.  Redistribuição é o deslocamento de cargo de provimento efetivo, ocupado ou vago no âmbito do quadro geral de pessoal, para outro órgão ou entidade do mesmo Poder, com prévia apreciação do órgão central do SIPEC,     observados os seguintes preceitos: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37i Copia 1"/><text:span text:style-name="T11">I - interesse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ii Copia 1"/><text:span text:style-name="T11">II - equivalência de vencimento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iii Copia 1"/><text:span text:style-name="T11">III - manutenção da essência das atribuições do carg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iv Copia 1"/><text:span text:style-name="T11">IV - vinculação entre os graus de responsabilidade e complexidade das atividade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v Copia 1"/><text:span text:style-name="T11">V - mesmo nível de escolaridade, especialidade ou habilitação profissional;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vi Copia 1"/><text:span text:style-name="T11">VI - compatibilidade entre as atribuições do cargo e as finalidades institucionais do órgão ou entidade.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1 Copia 1"/><text:span text:style-name="T18">§ 1</text:span><text:span text:style-name="T24">o</text:span><text:span text:style-name="T18">  A redistribuição ocorrerá </text:span><text:span text:style-name="T21">ex officio</text:span><text:span text:style-name="T18"> para ajustamento de lotação e da força de trabalho às necessidades dos serviços, inclusive nos casos de reorganização, extinção ou criação de órgão ou entidade.</text:span><text:span text:style-name="T48">                  </text:span><text:a xlink:type="simple" xlink:href="https://www.planalto.gov.br/ccivil_03/leis/L9527.htm#art1" text:style-name="Internet_20_link" text:visited-style-name="Visited_20_Internet_20_Link"><text:span text:style-name="T11">(Incluído pela Lei nº 9.527, de 10.12.97)</text:span></text:a></text:p>
      <text:p text:style-name="P20"><text:bookmark text:name="art37§2 Copia 1"/><text:span text:style-name="T11">§ 2</text:span><text:span text:style-name="T25">o</text:span><text:span text:style-name="T11">  A redistribuição de cargos efetivos vagos se dará mediante ato conjunto entre o órgão central do SIPEC e os órgãos e entidades da Administração Pública Federal envolvido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3 Copia 1"/><text:span text:style-name="T11">§ 3</text:span><text:span text:style-name="T25">o</text:span><text:span text:style-name="T11">  Nos casos de reorganização ou extinção de órgão ou entidade, extinto o cargo ou declarada sua desnecessidade no órgão ou entidade, o servidor estável que não for redistribuído será colocado em </text:span><text:soft-page-break/><text:span text:style-name="T11">disponibilidade, até seu aproveitamento na forma dos arts. 30 e 31.               </text:span><text:a xlink:type="simple" xlink:href="https://www.planalto.gov.br/ccivil_03/leis/L9527.htm#art1" text:style-name="Internet_20_link" text:visited-style-name="Visited_20_Internet_20_Link"><text:span text:style-name="T9">(Parágrafo renumerado e alterado pela Lei nº 9.527, de 10.12.97)</text:span></text:a></text:p>
      <text:p text:style-name="P20"><text:bookmark text:name="art37§4 Copia 1"/><text:span text:style-name="T11">§ 4</text:span><text:span text:style-name="T25">o</text:span><text:span text:style-name="T11">  O servidor que não for redistribuído ou colocado em disponibilidade poderá ser mantido sob responsabilidade do órgão central do SIPEC, e ter exercício provisório, em outro órgão ou entidade, até seu adequado aproveitamento.                </text:span><text:a xlink:type="simple" xlink:href="https://www.planalto.gov.br/ccivil_03/leis/L9527.htm#art1" text:style-name="Internet_20_link" text:visited-style-name="Visited_20_Internet_20_Link"><text:span text:style-name="T9">(Incluído pela Lei nº 9.527, de 10.12.97)</text:span></text:a></text:p>
      <text:p text:style-name="P15"><text:bookmark text:name="capiv Copia 1"/><text:span text:style-name="Strong_20_Emphasis"><text:span text:style-name="T11">Capítulo IV</text:span></text:span></text:p>
      <text:p text:style-name="P15"><text:span text:style-name="Strong_20_Emphasis"><text:span text:style-name="T11">Da Substituição</text:span></text:span></text:p>
      <text:p text:style-name="P47"><text:bookmark text:name="art38. Copia 1"/>Art. 38. Os servidores investidos em função de direção ou chefia e os ocupantes de cargos em comissão terão substitutos indicados no regimento interno ou, no caso de omissão, previamente designados pela autoridade competente.</text:p>
      <text:p text:style-name="P20"><text:bookmark text:name="art38 Copia 1"/><text:span text:style-name="T18">Art. 38.  Os servidores investidos em cargo ou função de direção ou chefia e os ocupantes de cargo de Natureza Especial terão substitutos indicados no regimento interno ou, no caso de omissão, previamente designados pelo dirigente máximo do órgão ou entidade.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38§1 Copia 1"/>§ 1° O substituto assumirá automaticamente o exercício do cargo ou função de direção ou chefia nos afastamentos ou impedimentos regulamentares do titular.</text:p>
      <text:p text:style-name="P20"><text:bookmark text:name="art38§1. Copia 1"/><text:span text:style-name="T11">§ 1</text:span><text:span text:style-name="T25">o</text:span><text:span text:style-name="T11">  O substituto assumirá automática e cumulativamente, sem prejuízo do cargo que ocupa, o exercício do cargo ou função de direção ou chefia e os de Natureza Especial, nos afastamentos, impedimentos legais ou regulamentares do titular e na vacância do cargo, hipóteses em que deverá optar pela remuneração de um deles durante o respectivo período.                   </text:span><text:a xlink:type="simple" xlink:href="https://www.planalto.gov.br/ccivil_03/leis/L9527.htm#art1" text:style-name="Internet_20_link" text:visited-style-name="Visited_20_Internet_20_Link"><text:span text:style-name="T9">(Redação dada pela Lei nº 9.527, de 10.12.97)</text:span></text:a></text:p>
      <text:p text:style-name="P48"><text:bookmark text:name="art38§2 Copia 1"/>§ 2° O substituto fará jus à gratificação pelo exercício da função de direção ou chefia, paga na proporção dos dias de efetiva substituição, observando-se quanto aos cargos em comissão o disposto no § 5° do art. 62.</text:p>
      <text:p text:style-name="P20"><text:bookmark text:name="art38§2. Copia 1"/><text:span text:style-name="T11">§ 2</text:span><text:span text:style-name="T25">o</text:span><text:span text:style-name="T11">  O substituto fará jus à retribuição pelo exercício do cargo ou função de direção ou chefia ou de cargo de Natureza Especial, nos casos dos afastamentos ou impedimentos legais do titular, superiores a trinta dias consecutivos, paga na proporção dos dias de efetiva substituição, que excederem o referido período.                 </text:span><text:a xlink:type="simple" xlink:href="https://www.planalto.gov.br/ccivil_03/leis/L9527.htm#art1" text:style-name="Internet_20_link" text:visited-style-name="Visited_20_Internet_20_Link"><text:span text:style-name="T9">(Redação dada pela Lei nº 9.527, de 10.12.97)</text:span></text:a></text:p>
      <text:p text:style-name="P34"><text:bookmark text:name="art39 Copia 1"/>Art. 39.  O disposto no artigo anterior aplica-se aos titulares de unidades administrativas organizadas em nível de assessoria.</text:p>
      <text:p text:style-name="P15"><text:bookmark text:name="tituloiii Copia 1"/><text:span text:style-name="Strong_20_Emphasis"><text:span text:style-name="T11">Título III</text:span></text:span></text:p>
      <text:p text:style-name="P15"><text:span text:style-name="Strong_20_Emphasis"><text:span text:style-name="T11">Dos Direitos e Vantagens</text:span></text:span></text:p>
      <text:p text:style-name="P15"><text:span text:style-name="Strong_20_Emphasis"><text:span text:style-name="T11">Capítulo I</text:span></text:span></text:p>
      <text:p text:style-name="P15"><text:span text:style-name="Strong_20_Emphasis"><text:span text:style-name="T11">Do Vencimento e da Remuneração</text:span></text:span></text:p>
      <text:p text:style-name="P34"><text:bookmark text:name="art40 Copia 1"/>Art. 40.  Vencimento é a retribuição pecuniária pelo exercício de cargo público, com valor fixado em lei.</text:p>
      <text:p text:style-name="P20"><text:bookmark text:name="art40p Copia 1"/><text:span text:style-name="T28">Parágrafo único.  Nenhum servidor receberá, a título de vencimento, importância inferior ao salário-mínimo.</text:span><text:span text:style-name="T11">               </text:span><text:a xlink:type="simple" xlink:href="https://www.planalto.gov.br/ccivil_03/_Ato2007-2010/2008/Mpv/431.htm#art174" text:style-name="Internet_20_link" text:visited-style-name="Visited_20_Internet_20_Link"><text:span text:style-name="T28">(Revogado pela Medida Provisória nº 431, de 2008)</text:span><text:span text:style-name="T11">.</text:span></text:a><text:span text:style-name="T11"> </text:span><text:span text:style-name="T49">                 </text:span><text:a xlink:type="simple" xlink:href="https://www.planalto.gov.br/ccivil_03/_Ato2007-2010/2008/Lei/L11784.htm#art176" text:style-name="Internet_20_link" text:visited-style-name="Visited_20_Internet_20_Link"><text:span text:style-name="T17">(Revogado pela Lei nº 11.784, de 2008)</text:span></text:a></text:p>
      <text:p text:style-name="P44"><text:bookmark text:name="art41 Copia 1"/> <text:span text:style-name="T4">Art. 41.  Remuneração é o vencimento do cargo efetivo, acrescido das vantagens pecuniárias permanentes estabelecidas em lei.</text:span></text:p>
      <text:p text:style-name="P34"><text:bookmark text:name="art41§1 Copia 1"/>§ 1<text:span text:style-name="T57">o</text:span>  A remuneração do servidor investido em função ou cargo em comissão será paga na forma prevista no art. 62.</text:p>
      <text:p text:style-name="P34"><text:bookmark text:name="art41§2 Copia 1"/>§ 2<text:span text:style-name="T57">o</text:span>  O servidor investido em cargo em comissão de órgão ou entidade diversa da de sua lotação receberá a remuneração de acordo com o estabelecido no § 1<text:span text:style-name="T57">o</text:span> do art. 93.</text:p>
      <text:p text:style-name="P34"><text:bookmark text:name="art41§3 Copia 1"/>§ 3<text:span text:style-name="T57">o</text:span>  O vencimento do cargo efetivo, acrescido das vantagens de caráter permanente, é irredutível.</text:p>
      <text:p text:style-name="P34"><text:bookmark text:name="art41§4 Copia 1"/><text:soft-page-break/>§ 4<text:span text:style-name="T57">o</text:span>  É assegurada a isonomia de vencimentos para cargos de atribuições iguais ou assemelhadas do mesmo Poder, ou entre servidores dos três Poderes, ressalvadas as vantagens de caráter individual e as relativas à natureza ou ao local de trabalho.</text:p>
      <text:p text:style-name="P20"><text:bookmark text:name="art41§5 Copia 1"/><text:span text:style-name="Emphasis"><text:span text:style-name="T28">§ 5</text:span></text:span><text:span text:style-name="Emphasis"><text:span text:style-name="T39">o</text:span></text:span><text:span text:style-name="Emphasis"><text:span text:style-name="T28">  Nenhum servidor receberá remuneração inferior ao salário mínimo.                    </text:span></text:span><text:a xlink:type="simple" xlink:href="https://www.planalto.gov.br/ccivil_03/_Ato2007-2010/2008/Mpv/431.htm#art172" text:style-name="Internet_20_link" text:visited-style-name="Visited_20_Internet_20_Link"><text:span text:style-name="Emphasis">(Incluído pela Medida Provisória nº 431, de 2008).</text:span></text:a></text:p>
      <text:p text:style-name="P20"><text:bookmark text:name="art41§5. Copia 1"/><text:span text:style-name="T11">§ 5</text:span><text:span text:style-name="T25">o</text:span><text:span text:style-name="T11">  Nenhum servidor receberá remuneração inferior ao salário mínimo.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43"><text:bookmark text:name="art42 Copia 1"/>Art. 42.  Nenhum servidor poderá perceber, mensalmente, a título de remuneração, importância superior à soma dos valores percebidos como remuneração, em espécie, a qualquer título, no âmbito dos respectivos Poderes, pelos Ministros de Estado, por membros do Congresso Nacional e Ministros do Supremo Tribunal Federal.</text:p>
      <text:p text:style-name="P34"><text:bookmark text:name="art42p Copia 1"/>Parágrafo único.  Excluem-se do teto de remuneração as vantagens previstas nos incisos II a VII do art. 61.</text:p>
      <text:p text:style-name="P20"><text:bookmark text:name="art43 Copia 1"/><text:span text:style-name="T28">Art. 43. A menor remuneração atribuída aos cargos de carreira não será inferior a 1/40 (um quarenta avos) do teto de remuneração fixado no artigo anterior.</text:span><text:span text:style-name="T48">                </text:span><text:a xlink:type="simple" xlink:href="https://www.planalto.gov.br/ccivil_03/leis/L9624.htm#art22" text:style-name="Internet_20_link" text:visited-style-name="Visited_20_Internet_20_Link"><text:span text:style-name="T9">(Revogado pela Lei nº 9.624, de 2.4.98)</text:span></text:a><text:span text:style-name="T11">             </text:span><text:a xlink:type="simple" xlink:href="https://www.planalto.gov.br/ccivil_03/leis/L9624.htm#art18" text:style-name="Internet_20_link" text:visited-style-name="Visited_20_Internet_20_Link"><text:span text:style-name="T9">(Vide Lei nº 9.624, de 2.4.98)</text:span></text:a></text:p>
      <text:p text:style-name="P34"><text:bookmark text:name="art44 Copia 1"/>Art. 44.  O servidor perderá:</text:p>
      <text:p text:style-name="P47"><text:bookmark text:name="art44i. Copia 1"/>I - a remuneração dos dias em que faltar ao serviço;</text:p>
      <text:p text:style-name="P47"><text:bookmark text:name="art44ii Copia 1"/>II - a parcela de remuneração diária, proporcional aos atrasos, ausências e saídas antecipadas, iguais ou superiores a 60 (sessenta) minutos;</text:p>
      <text:p text:style-name="P33"><text:bookmark text:name="art44iii Copia 1"/>I<text:span text:style-name="T61">II - metade da remuneração, na hipótese prevista no § 2° do art. 130.</text:span></text:p>
      <text:p text:style-name="P20"><text:bookmark text:name="art44i Copia 1"/><text:span text:style-name="T18">I - a remuneração do dia em que faltar ao serviço, sem motivo justificad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44ii. Copia 1"/><text:span text:style-name="T18">II - a parcela de remuneração diária, proporcional aos atrasos, ausências justificadas, ressalvadas as concessões de que trata o art. 97, e saídas antecipadas, salvo na hipótese de compensação de horário, até o mês subseqüente ao da ocorrência, a ser estabelecida pela chefia imediata.</text:span><text:span text:style-name="Strong_20_Emphasis"><text:span text:style-name="T18">                  </text:span></text:span><text:a xlink:type="simple" xlink:href="https://www.planalto.gov.br/ccivil_03/leis/L9527.htm#art1" text:style-name="Internet_20_link" text:visited-style-name="Visited_20_Internet_20_Link"><text:span text:style-name="T18">(Redação dada pela Lei nº 9.527, de 10.12.97)</text:span></text:a></text:p>
      <text:p text:style-name="P20"><text:bookmark text:name="art44p Copia 1"/><text:span text:style-name="T18">Parágrafo único.  As faltas justificadas decorrentes de caso fortuito ou de força maior poderão ser compensadas a critério da chefia imediata, sendo assim consideradas como efetivo exercício.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45 Copia 1"/><text:span text:style-name="T11">Art. 45.  Salvo por imposição legal, ou mandado judicial, nenhum desconto incidirá sobre a remuneração ou provento.                </text:span><text:a xlink:type="simple" xlink:href="https://www.planalto.gov.br/ccivil_03/decreto/1995/d1502.htm#art1" text:style-name="Internet_20_link" text:visited-style-name="Visited_20_Internet_20_Link"><text:span text:style-name="T9">(Vide Decreto nº 1.502, de 1995)</text:span></text:a><text:span text:style-name="T11">              </text:span><text:a xlink:type="simple" xlink:href="https://www.planalto.gov.br/ccivil_03/decreto/1996/D1903.htm#art1" text:style-name="Internet_20_link" text:visited-style-name="Visited_20_Internet_20_Link"><text:span text:style-name="T9">(Vide Decreto nº 1.903, de 1996)</text:span></text:a><text:span text:style-name="T11">                 </text:span><text:a xlink:type="simple" xlink:href="https://www.planalto.gov.br/ccivil_03/decreto/1996/d2065.htm#art1" text:style-name="Internet_20_link" text:visited-style-name="Visited_20_Internet_20_Link"><text:span text:style-name="T9">(Vide Decreto nº 2.065, de 1996)</text:span></text:a><text:span text:style-name="T11">               </text:span><text:a xlink:type="simple" xlink:href="https://www.planalto.gov.br/ccivil_03/decreto/D2784.htm" text:style-name="Internet_20_link" text:visited-style-name="Visited_20_Internet_20_Link"><text:span text:style-name="T9">(Regulamento)</text:span></text:a><text:span text:style-name="T11">                </text:span><text:a xlink:type="simple" xlink:href="https://www.planalto.gov.br/ccivil_03/_Ato2004-2006/2004/Decreto/D4961.htm" text:style-name="Internet_20_link" text:visited-style-name="Visited_20_Internet_20_Link"><text:span text:style-name="T9">(Regulamento)</text:span></text:a></text:p>
      <text:p text:style-name="P48"><text:bookmark text:name="art45p Copia 1"/>Parágrafo único.  Mediante autorização do servidor, poderá haver consignação em folha de pagamento a favor de terceiros, a critério da administração e com reposição de custos, na forma definida em regulamento.</text:p>
      <text:p text:style-name="P21"><text:bookmark text:name="art45§1 Copia 1"/><text:span text:style-name="T11">§</text:span><text:span text:style-name="T28"> 1º Mediante autorização do servidor, poderá haver consignação em folha de pagamento em favor de terceiros, a critério da administração e com reposição de custos, na forma definida em regulamento.</text:span><text:span text:style-name="T11">               </text:span><text:span text:style-name="T28"> </text:span><text:a xlink:type="simple" xlink:href="https://www.planalto.gov.br/ccivil_03/_Ato2015-2018/2015/Mpv/mpv681.htm#art3" text:style-name="Internet_20_link" text:visited-style-name="Visited_20_Internet_20_Link">(Redação dada pela Medida Provisória nº 681, de 2015)</text:a></text:p>
      <text:p text:style-name="P21"><text:bookmark text:name="art45§2 Copia 1"/><text:span text:style-name="T28">§ 2º O total de consignações facultativas de que trata o § 1º não excederá trinta e cinco por cento da remuneração mensal, sendo cinco por cento reservados exclusivamente para a amortização de despesas contraídas por meio de cartão de crédito                   </text:span><text:a xlink:type="simple" xlink:href="https://www.planalto.gov.br/ccivil_03/_Ato2015-2018/2015/Mpv/mpv681.htm#art3" text:style-name="Internet_20_link" text:visited-style-name="Visited_20_Internet_20_Link">(Incluído pela Medida Provisória nº 681, de 2015)</text:a></text:p>
      <text:p text:style-name="P21"><text:bookmark text:name="art45§1. Copia 1"/><text:span text:style-name="T28">§ 1</text:span><text:span text:style-name="T39">o</text:span><text:span text:style-name="T28">  Mediante autorização do servidor, poderá haver consignação em folha de pagamento em favor de terceiros, a critério da administração e com reposição de custos, na forma definida em regulamento.     </text:span><text:a xlink:type="simple" xlink:href="https://www.planalto.gov.br/ccivil_03/_Ato2015-2018/2015/Lei/L13172.htm#art3" text:style-name="Internet_20_link" text:visited-style-name="Visited_20_Internet_20_Link">(Redação dada pela Lei nº 13.172, de 2015)</text:a><text:span text:style-name="T28">   </text:span><text:span text:style-name="T11">    </text:span><text:a xlink:type="simple" xlink:href="https://www.planalto.gov.br/ccivil_03/_Ato2019-2022/2022/Mpv/mpv1132.htm#art5" text:style-name="Internet_20_link" text:visited-style-name="Visited_20_Internet_20_Link"><text:span text:style-name="T28">(Revogado pela Medida Provisória nº 1.132, de 2022)</text:span></text:a><text:span text:style-name="T11">   </text:span><text:a xlink:type="simple" xlink:href="https://www.planalto.gov.br/ccivil_03/_Ato2019-2022/2022/Lei/L14509.htm#art7" text:style-name="Internet_20_link" text:visited-style-name="Visited_20_Internet_20_Link"><text:span text:style-name="T9">(Revogado pela Lei nº 14.509, de 2022)</text:span></text:a></text:p>
      <text:p text:style-name="P21"><text:bookmark text:name="art45§2. Copia 1"/><text:span text:style-name="T28">§ 2</text:span><text:span text:style-name="T39">o</text:span><text:span text:style-name="T28">  O total de consignações facultativas de que trata o § 1</text:span><text:span text:style-name="T39">o</text:span><text:span text:style-name="T28"> não excederá a 35% (trinta e cinco por cento) da remuneração mensal, sendo 5% (cinco por cento) reservados exclusivamente para:      </text:span><text:a xlink:type="simple" xlink:href="https://www.planalto.gov.br/ccivil_03/_Ato2015-2018/2015/Lei/L13172.htm#art3" text:style-name="Internet_20_link" text:visited-style-name="Visited_20_Internet_20_Link">(Redação dada pela Lei nº 13.172, de 2015)</text:a><text:span text:style-name="T28">         </text:span><text:a xlink:type="simple" xlink:href="https://www.planalto.gov.br/ccivil_03/_Ato2019-2022/2021/Lei/L14131.htm#art1" text:style-name="Internet_20_link" text:visited-style-name="Visited_20_Internet_20_Link">(Vide Lei nº 14.131, de 2021)</text:a><text:span text:style-name="T28">    </text:span><text:a xlink:type="simple" xlink:href="https://www.planalto.gov.br/ccivil_03/_Ato2019-2022/2022/Mpv/mpv1132.htm#art5" text:style-name="Internet_20_link" text:visited-style-name="Visited_20_Internet_20_Link">(Revogado pela Medida Provisória nº 1.132, de 2022)</text:a><text:span text:style-name="T11">   </text:span><text:a xlink:type="simple" xlink:href="https://www.planalto.gov.br/ccivil_03/_Ato2019-2022/2022/Lei/L14509.htm#art7" text:style-name="Internet_20_link" text:visited-style-name="Visited_20_Internet_20_Link"><text:span text:style-name="T9">(Revogado pela Lei nº 14.509, de 2022)</text:span></text:a></text:p>
      <text:p text:style-name="P21"><text:span text:style-name="T28">I - a amortização de despesas contraídas por meio de cartão de crédito; ou        </text:span><text:a xlink:type="simple" xlink:href="https://www.planalto.gov.br/ccivil_03/_Ato2015-2018/2015/Lei/L13172.htm#art3" text:style-name="Internet_20_link" text:visited-style-name="Visited_20_Internet_20_Link">(Incluído pela Lei nº 13.172, de 2015)</text:a><text:span text:style-name="T28">    </text:span><text:a xlink:type="simple" xlink:href="https://www.planalto.gov.br/ccivil_03/_Ato2019-2022/2022/Mpv/mpv1132.htm#art5" text:style-name="Internet_20_link" text:visited-style-name="Visited_20_Internet_20_Link"><text:span text:style-name="T11">(Revogado pela Medida Provisória nº 1.132, de 2022)</text:span></text:a></text:p>
      <text:p text:style-name="P21"><text:span text:style-name="T28">II - a utilização com a finalidade de saque por meio do cartão de crédito.     </text:span><text:a xlink:type="simple" xlink:href="https://www.planalto.gov.br/ccivil_03/_Ato2015-2018/2015/Lei/L13172.htm#art3" text:style-name="Internet_20_link" text:visited-style-name="Visited_20_Internet_20_Link">(Incluído pela Lei nº 13.172, de 2015)</text:a><text:span text:style-name="T28">     </text:span><text:a xlink:type="simple" xlink:href="https://www.planalto.gov.br/ccivil_03/_Ato2019-2022/2022/Mpv/mpv1132.htm#art5" text:style-name="Internet_20_link" text:visited-style-name="Visited_20_Internet_20_Link"><text:span text:style-name="T11">(Revogado pela Medida Provisória nº 1.132, de 2022)</text:span></text:a></text:p>
      <text:p text:style-name="P49"><text:bookmark text:name="art46.. Copia 1"/><text:soft-page-break/>Art. 46. As reposições e indenizações ao erário serão descontadas em parcelas mensais não excedentes à décima parte da remuneração ou provento, em valores atualizados.</text:p>
      <text:p text:style-name="P20"><text:bookmark text:name="art46 Copia 1"/><text:span text:style-name="T37">Art. 46. As reposições e indenizações ao erário serão previamente comunicadas ao servidor e descontadas em parcelas mensais em valores atualizados até 30 de junho de 1994.                </text:span><text:a xlink:type="simple" xlink:href="https://www.planalto.gov.br/ccivil_03/leis/L9527.htm#art1" text:style-name="Internet_20_link" text:visited-style-name="Visited_20_Internet_20_Link">(Redação dada pela Lei nº 9.527, de 10.12.97)</text:a><text:span text:style-name="T37"> </text:span></text:p>
      <text:p text:style-name="P20"><text:bookmark text:name="art46§1 Copia 1"/><text:span text:style-name="T37">§ 1</text:span><text:span text:style-name="T43">o</text:span><text:span text:style-name="T37"> A indenização será feita em parcelas cujo valor não exceda dez por cento da remuneração ou provento.                  </text:span><text:a xlink:type="simple" xlink:href="https://www.planalto.gov.br/ccivil_03/leis/L9527.htm#art1" text:style-name="Internet_20_link" text:visited-style-name="Visited_20_Internet_20_Link">(Incluído pela Lei nº 9.527, de 10.12.97)</text:a><text:span text:style-name="T37"> </text:span></text:p>
      <text:p text:style-name="P20"><text:bookmark text:name="art46§2 Copia 1"/><text:span text:style-name="T37">§ 2</text:span><text:span text:style-name="T43">o</text:span><text:span text:style-name="T37"> A reposição será feita em parcelas cujo valor não exceda 25% da remuneração ou provento.                   </text:span><text:a xlink:type="simple" xlink:href="https://www.planalto.gov.br/ccivil_03/leis/L9527.htm#art1" text:style-name="Internet_20_link" text:visited-style-name="Visited_20_Internet_20_Link">(Incluído pela Lei nº 9.527, de 10.12.97)</text:a><text:span text:style-name="T37"> </text:span></text:p>
      <text:p text:style-name="P20"><text:bookmark text:name="art46§3 Copia 1"/><text:span text:style-name="T37">§ 3</text:span><text:span text:style-name="T43">o</text:span><text:span text:style-name="T37"> A reposição será feita em uma única parcela quando constatado pagamento indevido no mês anterior ao do processamento da folha.                </text:span><text:a xlink:type="simple" xlink:href="https://www.planalto.gov.br/ccivil_03/leis/L9527.htm#art1" text:style-name="Internet_20_link" text:visited-style-name="Visited_20_Internet_20_Link">(Incluído pela Lei nº 9.527, de 10.12.97)</text:a><text:span text:style-name="T37"> </text:span><text:span text:style-name="T18"> </text:span></text:p>
      <text:p text:style-name="P20"><text:bookmark text:name="art46. Copia 1"/><text:span text:style-name="T18">Art. 46.  As reposições e indenizações ao erário, atualizadas até 30 de junho de 1994, serão previamente comunicadas ao servidor ativo, aposentado ou ao pensionista, para pagamento, no prazo máximo de trinta dias, podendo ser parceladas, a pedido do interessad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46§1. Copia 1"/><text:span text:style-name="T18">§ 1</text:span><text:span text:style-name="T24">o</text:span><text:span text:style-name="T18">  O valor de cada parcela não poderá ser inferior ao correspondente a dez por cento da remuneração, provento ou pensã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46§2. Copia 1"/><text:span text:style-name="T18">§ 2</text:span><text:span text:style-name="T24">o</text:span><text:span text:style-name="T18">  Quando o pagamento indevido houver ocorrido no mês anterior ao do processamento da folha, a reposição será feita imediatamente, em uma única parcela.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46§3. Copia 1"/><text:span text:style-name="T18">§ 3</text:span><text:span text:style-name="T24">o</text:span><text:span text:style-name="T18">  Na hipótese de valores recebidos em decorrência de cumprimento a decisão liminar, a tutela antecipada ou a sentença que venha a ser revogada ou rescindida, serão eles atualizados até a data da reposiçã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48"><text:bookmark text:name="art47 Copia 1"/>Art. 47. O servidor em débito com o erário, que for demitido, exonerado, ou que tiver a sua aposentadoria ou disponibilidade cassada, terá o prazo de 60 (sessenta) dias para quitar o débito. Parágrafo único. A não quitação do débito no prazo previsto implicará sua inscrição em dívida ativa.</text:p>
      <text:p text:style-name="P20"><text:bookmark text:name="art47. Copia 1"/><text:span text:style-name="T37">Art. 47. O servidor em débito com o erário, que for demitido, exonerado, ou que tiver sua aposentadoria ou disponibilidade cassada, ou ainda aquele cuja dívida relativa a reposição seja superior a cinco vezes o valor de sua remuneração terá o prazo de sessenta dias para quitar o débito.               </text:span><text:a xlink:type="simple" xlink:href="https://www.planalto.gov.br/ccivil_03/leis/L9527.htm#art1" text:style-name="Internet_20_link" text:visited-style-name="Visited_20_Internet_20_Link">(Redação dada pela Lei nº 9.527, de 10.12.97)</text:a><text:span text:style-name="T37">  </text:span></text:p>
      <text:p text:style-name="P20"><text:bookmark text:name="art47§1 Copia 1"/><text:span text:style-name="T37">§ 1</text:span><text:span text:style-name="T43">o</text:span><text:span text:style-name="T37"> A não quitação do débito no prazo previsto implicará sua inscrição em dívida ativa.                 </text:span><text:a xlink:type="simple" xlink:href="https://www.planalto.gov.br/ccivil_03/leis/L9527.htm#art1" text:style-name="Internet_20_link" text:visited-style-name="Visited_20_Internet_20_Link">(Incluído pela Lei nº 9.527, de 10.12.97)</text:a></text:p>
      <text:p text:style-name="P20"><text:bookmark text:name="art47§2 Copia 1"/><text:span text:style-name="T37">§ 2</text:span><text:span text:style-name="T43">o</text:span><text:span text:style-name="T37"> Os valores percebidos pelo servidor, em razão de decisão liminar, de qualquer medida de caráter antecipatório ou de sentença, posteriormente cassada ou revista, deverão ser repostos no prazo de trinta dias, contados da notificação para fazê-lo, sob pena de inscrição em dívida ativa.                    </text:span><text:a xlink:type="simple" xlink:href="https://www.planalto.gov.br/ccivil_03/leis/L9527.htm#art1" text:style-name="Internet_20_link" text:visited-style-name="Visited_20_Internet_20_Link">(Incluído pela Lei nº 9.527, de 10.12.97)</text:a></text:p>
      <text:p text:style-name="P20"><text:bookmark text:name="art47.. Copia 1"/><text:span text:style-name="T52"> </text:span><text:span text:style-name="T18">Art. 47.  O servidor em débito com o erário, que for demitido, exonerado ou que tiver sua aposentadoria ou disponibilidade cassada, terá o prazo de sessenta dias para quitar o débit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48p Copia 1"/><text:span text:style-name="T18">Parágrafo único.  A não quitação do débito no prazo previsto implicará sua inscrição em dívida ativa.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34"><text:bookmark text:name="art48 Copia 1"/>Art. 48.  O vencimento, a remuneração e o provento não serão objeto de arresto, seqüestro ou penhora, exceto nos casos de prestação de alimentos resultante de decisão judicial.</text:p>
      <text:p text:style-name="P15"><text:span text:style-name="Strong_20_Emphasis"><text:span text:style-name="T11">Capítulo II</text:span></text:span></text:p>
      <text:p text:style-name="P15"><text:span text:style-name="Strong_20_Emphasis"><text:span text:style-name="T11">Das Vantagens</text:span></text:span></text:p>
      <text:p text:style-name="P34"><text:bookmark text:name="art49 Copia 1"/>Art. 49.  Além do vencimento, poderão ser pagas ao servidor as seguintes vantagens:</text:p>
      <text:p text:style-name="P34"><text:bookmark text:name="art49i Copia 1"/>I - indenizações;</text:p>
      <text:p text:style-name="P34"><text:bookmark text:name="art49ii Copia 1"/>II - gratificações;</text:p>
      <text:p text:style-name="P34"><text:bookmark text:name="art49iii Copia 1"/>III - adicionais.</text:p>
      <text:p text:style-name="P34"><text:bookmark text:name="art49§1 Copia 1"/>§ 1<text:span text:style-name="T57">o</text:span>  As indenizações não se incorporam ao vencimento ou provento para qualquer efeito.</text:p>
      <text:p text:style-name="P34"><text:bookmark text:name="art49§2 Copia 1"/>§ 2<text:span text:style-name="T57">o</text:span>  As gratificações e os adicionais incorporam-se ao vencimento ou provento, nos casos e condições indicados em lei.</text:p>
      <text:p text:style-name="P34"><text:bookmark text:name="art50 Copia 1"/>Art. 50.  As vantagens pecuniárias não serão computadas, nem acumuladas, para efeito de concessão de quaisquer outros acréscimos pecuniários ulteriores, sob o mesmo título ou idêntico fundamento.</text:p>
      <text:p text:style-name="P15"><text:span text:style-name="Strong_20_Emphasis"><text:span text:style-name="T11">Seção I</text:span></text:span></text:p>
      <text:p text:style-name="P15"><text:span text:style-name="Strong_20_Emphasis"><text:span text:style-name="T11">Das Indenizações</text:span></text:span></text:p>
      <text:p text:style-name="P34"><text:bookmark text:name="art51 Copia 1"/><text:soft-page-break/>Art. 51.  Constituem indenizações ao servidor:</text:p>
      <text:p text:style-name="P34"><text:bookmark text:name="art51i Copia 1"/>I - ajuda de custo;</text:p>
      <text:p text:style-name="P34"><text:bookmark text:name="art51ii Copia 1"/>II - diárias;</text:p>
      <text:p text:style-name="P34"><text:bookmark text:name="art51iii Copia 1"/>III - transporte.</text:p>
      <text:p text:style-name="P20"><text:bookmark text:name="art51iv Copia 1"/><text:span text:style-name="T22">I</text:span><text:span text:style-name="T38">V -               </text:span><text:a xlink:type="simple" xlink:href="https://www.planalto.gov.br/ccivil_03/_Ato2004-2006/2006/Mpv/301.htm#art156" text:style-name="Internet_20_link" text:visited-style-name="Visited_20_Internet_20_Link">(Vide Medida Provisória nº 301 de 2006)</text:a></text:p>
      <text:p text:style-name="P20"><text:bookmark text:name="art51iv. Copia 1"/><text:span text:style-name="T11">IV - auxílio-moradia.                 </text:span><text:a xlink:type="simple" xlink:href="https://www.planalto.gov.br/ccivil_03/_Ato2004-2006/2006/Lei/L11355.htm#art156" text:style-name="Internet_20_link" text:visited-style-name="Visited_20_Internet_20_Link"><text:span text:style-name="T9">(Incluído pela Lei nº 11.355, de 2006)</text:span></text:a></text:p>
      <text:p text:style-name="P20"><text:bookmark text:name="art52 Copia 1"/><text:span text:style-name="T28">Art. 52.  Os valores das indenizações, assim como as condições para a sua concessão, serão estabelecidos em regulamento.                   </text:span><text:a xlink:type="simple" xlink:href="https://www.planalto.gov.br/ccivil_03/_Ato2004-2006/2006/Mpv/301.htm#art156" text:style-name="Internet_20_link" text:visited-style-name="Visited_20_Internet_20_Link"><text:span text:style-name="T38">(Vide Medida Provisória nº 301 de 2006)</text:span></text:a></text:p>
      <text:p text:style-name="P62"><text:bookmark text:name="art52. Copia 1"/><text:span text:style-name="T11">Art. 52.  Os valores das indenizações estabelecidas nos incisos I a III do art. 51, assim como as condições para a sua concessão, serão estabelecidos em regulamento.                </text:span><text:a xlink:type="simple" xlink:href="https://www.planalto.gov.br/ccivil_03/_Ato2004-2006/2006/Lei/L11355.htm#art156" text:style-name="Internet_20_link" text:visited-style-name="Visited_20_Internet_20_Link"><text:span text:style-name="T9">(Redação dada pela Lei nº 11.355, de 2006)</text:span></text:a></text:p>
      <text:p text:style-name="P15"><text:span text:style-name="Strong_20_Emphasis"><text:span text:style-name="T11">Subseção I</text:span></text:span></text:p>
      <text:p text:style-name="P15"><text:span text:style-name="Strong_20_Emphasis"><text:span text:style-name="T11">Da Ajuda de Custo</text:span></text:span></text:p>
      <text:p text:style-name="P47"><text:bookmark text:name="art53. Copia 1"/>Art. 53. A ajuda-de-custo destina-se a compensar as despesas de instalação do servidor que, no interesse do serviço, passar a ter exercício em nova sede, com mudança de domicílio em caráter permanente.</text:p>
      <text:p text:style-name="P20"><text:bookmark text:name="art53 Copia 1"/><text:span text:style-name="T18">Art. 53.  A ajuda de custo destina-se a compensar as despesas de instalação do servidor que, no interesse do serviço, passar a ter exercício em nova sede, com mudança de domicílio em caráter permanente, vedado o duplo pagamento de indenização, a qualquer tempo, no caso de o cônjuge ou companheiro que detenha também a condição de servidor, vier a ter exercício na mesma sede.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53§1 Copia 1"/>§ 1<text:span text:style-name="T57">o</text:span>  Correm por conta da administração as despesas de transporte do servidor e de sua família, compreendendo passagem, bagagem e bens pessoais.</text:p>
      <text:p text:style-name="P34"><text:bookmark text:name="art53§4 Copia 1"/>§ 2<text:span text:style-name="T57">o</text:span>  À família do servidor que falecer na nova sede são assegurados ajuda de custo e transporte para a localidade de origem, dentro do prazo de 1 (um) ano, contado do óbito.</text:p>
      <text:p text:style-name="P20"><text:bookmark text:name="art53§3 Copia 1"/><text:span text:style-name="T28">§ 3</text:span><text:span text:style-name="T39">o</text:span><text:span text:style-name="T28">  Não será concedida ajuda de custo nas hipóteses de remoção previstas nos incisos II e III do parágrafo único do art. 36.                       </text:span><text:a xlink:type="simple" xlink:href="https://www.planalto.gov.br/ccivil_03/_Ato2011-2014/2013/Mpv/mpv632.htm#art18" text:style-name="Internet_20_link" text:visited-style-name="Visited_20_Internet_20_Link">(Incluído pela Medida provisória nº 632, de 2013)</text:a></text:p>
      <text:p text:style-name="P20"><text:bookmark text:name="art53§3. Copia 1"/><text:span text:style-name="T11">§ 3</text:span><text:span text:style-name="T25">o</text:span><text:span text:style-name="T11">  Não será concedida ajuda de custo nas hipóteses de remoção previstas nos incisos II e III do parágrafo único do art. 36.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53">Art. 54.  A ajuda de custo é calculada sobre a remuneração do servidor, conforme se dispuser em regulamento, não podendo exceder a importância correspondente a 3 (três) meses.</text:p>
      <text:p text:style-name="P20"><text:bookmark text:name="art54. Copia 1"/><text:span text:style-name="T28">Art. 54. A ajuda de custo corresponderá ao valor de um mês de remuneração do servidor na origem ou, na hipótese do </text:span><text:span text:style-name="T32">caput</text:span><text:span text:style-name="T28"> do art. 56, ao valor de uma remuneração mensal do cargo em comissão.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44"><text:bookmark text:name="art255 Copia 1"/> <text:span text:style-name="T4">Art. 54.  A ajuda de custo é calculada sobre a remuneração do servidor, conforme se dispuser em regulamento, não podendo exceder a importância correspondente a 3 (três) meses.</text:span></text:p>
      <text:p text:style-name="P34"><text:bookmark text:name="art55 Copia 1"/>Art. 55.  Não será concedida ajuda de custo ao servidor que se afastar do cargo, ou reassumi-lo, em virtude de mandato eletivo.</text:p>
      <text:p text:style-name="P34"><text:bookmark text:name="art56 Copia 1"/>Art. 56.  Será concedida ajuda de custo àquele que, não sendo servidor da União, for nomeado para cargo em comissão, com mudança de domicílio.</text:p>
      <text:p text:style-name="P34"><text:bookmark text:name="art56p Copia 1"/>Parágrafo único.  No afastamento previsto no inciso I do art. 93, a ajuda de custo será paga pelo órgão cessionário, quando cabível.</text:p>
      <text:p text:style-name="P44"><text:bookmark text:name="art57 Copia 1"/> <text:span text:style-name="T4">Art. 57.  O servidor ficará obrigado a restituir a ajuda de custo quando, injustificadamente, não se apresentar na nova sede no prazo de 30 (trinta) dias.</text:span></text:p>
      <text:p text:style-name="P15"><text:span text:style-name="Strong_20_Emphasis"><text:span text:style-name="T11">Subseção II</text:span></text:span></text:p>
      <text:p text:style-name="P15"><text:soft-page-break/><text:span text:style-name="Strong_20_Emphasis"><text:span text:style-name="T11">Das Diárias</text:span></text:span></text:p>
      <text:p text:style-name="P47"><text:bookmark text:name="art58. Copia 1"/>Art. 58. O servidor que, a serviço, se afastar da sede em caráter eventual ou transitório, para outro ponto do território nacional, fará jus a passagens e diárias, para cobrir as despesas de pousada, alimentação e locomoção urbana.</text:p>
      <text:p text:style-name="P47"><text:bookmark text:name="art58§1 Copia 1"/>§ 1° A diária será concedida por dia de afastamento, sendo devida pela metade quando o deslocamento não exigir pernoite fora da sede.</text:p>
      <text:p text:style-name="P20"><text:bookmark text:name="art58 Copia 1"/><text:span text:style-name="T18">Art. 58.  O servidor que, a serviço, afastar-se da sede em caráter eventual ou transitório para outro ponto do território nacional ou para o exterior, fará jus a passagens e diárias destinadas a indenizar as parcelas de despesas extraordinária com pousada, alimentação e locomoção urbana, conforme dispuser em regulament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58§1. Copia 1"/><text:span text:style-name="T18">§ 1</text:span><text:span text:style-name="T24">o</text:span><text:span text:style-name="T18">  A diária será concedida por dia de afastamento, sendo devida pela metade quando o deslocamento não exigir pernoite fora da sede, ou quando a União custear, por meio diverso, as despesas extraordinárias cobertas por diárias.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58§2 Copia 1"/>§ 2<text:span text:style-name="T57">o</text:span>  Nos casos em que o deslocamento da sede constituir exigência permanente do cargo, o servidor não fará jus a diárias.</text:p>
      <text:p text:style-name="P20"><text:bookmark text:name="art58§3 Copia 1"/><text:span text:style-name="T18">§ 3</text:span><text:span text:style-name="T24">o</text:span><text:span text:style-name="T18">  Também não fará jus a diárias o servidor que se deslocar dentro da mesma região metropolitana, aglomeração urbana ou microrregião, constituídas por municípios limítrofes e regularmente instituídas, ou em áreas de controle integrado mantidas com países limítrofes, cuja jurisdição e competência dos órgãos, entidades e servidores brasileiros considera-se estendida, salvo se houver pernoite fora da sede, hipóteses em que as diárias pagas serão sempre as fixadas para os afastamentos dentro do território nacional.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59 Copia 1"/>Art. 59.  O servidor que receber diárias e não se afastar da sede, por qualquer motivo, fica obrigado a restituí-las integralmente, no prazo de 5 (cinco) dias.</text:p>
      <text:p text:style-name="P34"><text:bookmark text:name="art59p Copia 1"/>Parágrafo único.  Na hipótese de o servidor retornar à sede em prazo menor do que o previsto para o seu afastamento, restituirá as diárias recebidas em excesso, no prazo previsto no <text:span text:style-name="T59">caput</text:span>.</text:p>
      <text:p text:style-name="P15"><text:span text:style-name="Strong_20_Emphasis"><text:span text:style-name="T11">Subseção III</text:span></text:span></text:p>
      <text:p text:style-name="P15"><text:span text:style-name="Strong_20_Emphasis"><text:span text:style-name="T11">Da Indenização de Transporte</text:span></text:span></text:p>
      <text:p text:style-name="P34"><text:bookmark text:name="art60 Copia 1"/>Art. 60.  Conceder-se-á indenização de transporte ao servidor que realizar despesas com a utilização de meio próprio de locomoção para a execução de serviços externos, por força das atribuições próprias do cargo, conforme se dispuser em regulamento.</text:p>
      <text:p text:style-name="P37"><text:bookmark text:name="tituloiiicapiiseci Copia 1"/>Subseção IV</text:p>
      <text:p text:style-name="P15"><text:span text:style-name="T28">Do Auxílio-Moradia<text:line-break/></text:span><text:a xlink:type="simple" xlink:href="https://www.planalto.gov.br/ccivil_03/_Ato2004-2006/2006/Mpv/301.htm#art157" text:style-name="Internet_20_link" text:visited-style-name="Visited_20_Internet_20_Link"><text:span text:style-name="T38">(Vide Medida Provisória nº 301 de 2006)</text:span></text:a></text:p>
      <text:p text:style-name="P37">Subseção IV</text:p>
      <text:p text:style-name="P17"><text:span text:style-name="T11">Do Auxílio-Moradia<text:line-break/></text:span><text:a xlink:type="simple" xlink:href="https://www.planalto.gov.br/ccivil_03/_Ato2004-2006/2006/Lei/L11355.htm#art156" text:style-name="Internet_20_link" text:visited-style-name="Visited_20_Internet_20_Link"><text:span text:style-name="T9">(Incluído pela Lei nº 11.355, de 2006)</text:span></text:a></text:p>
      <text:p text:style-name="P21"><text:bookmark text:name="art60a.0 Copia 1"/><text:span text:style-name="T28">Art. 60-A.  O auxílio-moradia consiste no ressarcimento das despesas comprovadamente realizadas pelo servidor com aluguel de moradia ou com meio de hospedagem administrado por empresa hoteleira, no prazo de um mês após a comprovação da despesa pelo servidor.               </text:span><text:a xlink:type="simple" xlink:href="https://www.planalto.gov.br/ccivil_03/_Ato2004-2006/2006/Lei/L11355.htm#art157" text:style-name="Internet_20_link" text:visited-style-name="Visited_20_Internet_20_Link">(Incluído pela Lei nº 11.355, de 2006)</text:a></text:p>
      <text:p text:style-name="P21"><text:bookmark text:name="art60a. Copia 1"/><text:span text:style-name="T28">Art. 60-A.  O auxílio-moradia consiste no ressarcimento de despesas comprovadamente realizadas pelo servidor com aluguel de moradia ou com meio de hospedagem administrado por empresa hoteleira, no prazo de até dois meses após a comprovação da despesa pelo servidor.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a.1 Copia 1"/><text:span text:style-name="T11">Art. 60-A.  O auxílio-moradia consiste no ressarcimento das despesas comprovadamente realizadas pelo servidor com aluguel de moradia ou com meio de hospedagem administrado por empresa hoteleira, no prazo de um mês após a comprovação da despesa pelo servidor.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3"><text:bookmark text:name="art60b Copia 1"/><text:span text:style-name="T11">Art. 60-B.  Conceder-se-á auxílio-moradia ao servidor se atendidos os seguintes requisitos: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i Copia 1"/><text:soft-page-break/><text:span text:style-name="T11">I - não exista imóvel funcional disponível para uso pelo servidor;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ii Copia 1"/><text:span text:style-name="T11">II - o cônjuge ou companheiro do servidor não ocupe imóvel funcional;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iii Copia 1"/><text:span text:style-name="T11">III - o servidor ou seu cônjuge ou companheiro não seja ou tenha sido proprietário, promitente comprador, cessionário ou promitente cessionário de imóvel no Município aonde for exercer o cargo, incluída a hipótese de lote edificado sem averbação de construção, nos doze meses que antecederem a sua nomeação;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iv Copia 1"/><text:span text:style-name="T11">IV - nenhuma outra pessoa que resida com o servidor receba auxílio-moradia;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v Copia 1"/><text:span text:style-name="T11">V - o servidor tenha se mudado do local de residência para ocupar cargo em comissão ou função de confiança do Grupo-Direção e Assessoramento Superiores - DAS, níveis 4, 5 e 6, de Natureza Especial, de Ministro de Estado ou equivalentes;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vi Copia 1"/><text:span text:style-name="T11">VI - o Município no qual assuma o cargo em comissão ou função de confiança não se enquadre nas hipóteses do art. 58, § 3</text:span><text:span text:style-name="T25">o</text:span><text:span text:style-name="T11">, em relação ao local de residência ou domicílio do servidor;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vii Copia 1"/><text:span text:style-name="T11">VII - o servidor não tenha sido domiciliado ou tenha residido no Município, nos últimos doze meses, aonde for exercer o cargo em comissão ou função de confiança, desconsiderando-se prazo inferior a sessenta dias dentro desse período; e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3"><text:bookmark text:name="art60bviii Copia 1"/><text:span text:style-name="T11">VIII - o deslocamento não tenha sido por força de alteração de lotação ou nomeação para cargo efetivo.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3"><text:bookmark text:name="art60bix Copia 1"/><text:span text:style-name="T28">IX -                 </text:span><text:a xlink:type="simple" xlink:href="https://www.planalto.gov.br/ccivil_03/_Ato2004-2006/2006/Mpv/341.htm#art32" text:style-name="Internet_20_link" text:visited-style-name="Visited_20_Internet_20_Link">(Vide Medida Provisória nº 341, de 2006)<text:span text:style-name="T11">.</text:span></text:a></text:p>
      <text:p text:style-name="P23"><text:bookmark text:name="art60bix. Copia 1"/><text:span text:style-name="T11">IX - o deslocamento tenha ocorrido após 30 de junho de 2006.                 </text:span><text:a xlink:type="simple" xlink:href="https://www.planalto.gov.br/ccivil_03/_Ato2007-2010/2007/Lei/L11490.htm#art32" text:style-name="Internet_20_link" text:visited-style-name="Visited_20_Internet_20_Link"><text:span text:style-name="T9">(Incluído pela Lei nº 11.490, de 2007)</text:span></text:a></text:p>
      <text:p text:style-name="P23"><text:bookmark text:name="art60bp Copia 1"/><text:span text:style-name="T11">Parágrafo único.  Para fins do inciso VII, não será considerado o prazo no qual o servidor estava ocupando outro cargo em comissão relacionado no inciso V.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span text:style-name="T52"> </text:span><text:bookmark text:name="art60c Copia 1"/><text:span text:style-name="T35">Art. 60-C.   O auxílio-moradia não será concedido por prazo superior a cinco anos dentro de cada período de oito anos, ainda que o servidor mude de cargo ou de Município de exercício do cargo.                  </text:span><text:a xlink:type="simple" xlink:href="https://www.planalto.gov.br/ccivil_03/_Ato2004-2006/2006/Lei/L11355.htm#art157" text:style-name="Internet_20_link" text:visited-style-name="Visited_20_Internet_20_Link"><text:span text:style-name="T28">(Incluído pela Lei nº 11.355, de 2006)</text:span></text:a></text:p>
      <text:p text:style-name="P21"><text:bookmark text:name="art60cp Copia 1"/><text:span text:style-name="T28">Parágrafo único.  Transcorrido o prazo de cinco anos de concessão, o pagamento somente será retomado se observados, além do disposto no </text:span><text:span text:style-name="Strong_20_Emphasis"><text:span text:style-name="T28">caput</text:span></text:span><text:span text:style-name="T28">, os requisitos do </text:span><text:span text:style-name="Strong_20_Emphasis"><text:span text:style-name="T28">caput </text:span></text:span><text:span text:style-name="T28">do art. 60-B, não se aplicando, no caso, o parágrafo único do citado art. 60-B.               </text:span><text:a xlink:type="simple" xlink:href="https://www.planalto.gov.br/ccivil_03/_Ato2004-2006/2006/Lei/L11355.htm#art157" text:style-name="Internet_20_link" text:visited-style-name="Visited_20_Internet_20_Link">(Incluído pela Lei nº 11.355, de 2006)</text:a></text:p>
      <text:p text:style-name="P21"><text:bookmark text:name="art60c. Copia 1"/><text:span text:style-name="T36">Art. 60-C.  </text:span><text:span text:style-name="T35">O auxílio-moradia não será concedido por prazo superior a oito anos dentro de cada período de doze anos.                </text:span><text:a xlink:type="simple" xlink:href="https://www.planalto.gov.br/ccivil_03/_Ato2007-2010/2008/Mpv/431.htm#art172" text:style-name="Internet_20_link" text:visited-style-name="Visited_20_Internet_20_Link"><text:span text:style-name="Emphasis"><text:span text:style-name="T28">(Redação dada pela Medida Provisória nº 431, de 2008).</text:span></text:span></text:a></text:p>
      <text:p text:style-name="P21"><text:bookmark text:name="art60cp. Copia 1"/><text:span text:style-name="T28">Parágrafo único.  Transcorrido o prazo de oito anos dentro de cada período de doze anos, o pagamento somente será retomado se observados, além do disposto no caput, os requisitos do caput do art. 60-B, não se aplicando, no caso, o parágrafo único do citado art. 60-B. </text:span><text:span text:style-name="Emphasis"><text:span text:style-name="T28">                 </text:span></text:span><text:a xlink:type="simple" xlink:href="https://www.planalto.gov.br/ccivil_03/_Ato2007-2010/2008/Mpv/431.htm#art172" text:style-name="Internet_20_link" text:visited-style-name="Visited_20_Internet_20_Link"><text:span text:style-name="Emphasis">(Redação dada pela Medida Provisória nº 431, de 2008).</text:span></text:a></text:p>
      <text:p text:style-name="P21"><text:bookmark text:name="art60c.. Copia 1"/><text:span text:style-name="T33">Art. 60-C.  </text:span><text:span text:style-name="T28">O auxílio-moradia não será concedido por prazo superior a 8 (oito) anos dentro de cada período de 12 (doze) anos.                </text:span><text:a xlink:type="simple" xlink:href="https://www.planalto.gov.br/ccivil_03/_Ato2007-2010/2008/Lei/L11784.htm#art172" text:style-name="Internet_20_link" text:visited-style-name="Visited_20_Internet_20_Link">(Incluído pela Lei nº 11.784, de 2008)</text:a><text:span text:style-name="T28">               </text:span><text:a xlink:type="simple" xlink:href="https://www.planalto.gov.br/ccivil_03/_Ato2011-2014/2013/Mpv/mpv632.htm#art27" text:style-name="Internet_20_link" text:visited-style-name="Visited_20_Internet_20_Link">(Revogado pela Medida provisória nº 632, de 2013)</text:a><text:span text:style-name="T11"> </text:span><text:a xlink:type="simple" xlink:href="https://www.planalto.gov.br/ccivil_03/_Ato2011-2014/2014/Lei/L12998.htm#art44" text:style-name="Internet_20_link" text:visited-style-name="Visited_20_Internet_20_Link"><text:span text:style-name="T9">(Revogado pela Lei nº 12.998, de 2014)</text:span></text:a></text:p>
      <text:p text:style-name="P21"><text:bookmark text:name="art60cp.. Copia 1"/><text:span text:style-name="T28">Parágrafo único.  Transcorrido o prazo de 8 (oito) anos dentro de cada período de 12 (doze) anos, o pagamento somente será retomado se observados, além do disposto no caput deste artigo, os requisitos do caput do art. 60-B desta Lei, não se aplicando, no caso, o parágrafo único do citado art. 60-B.                </text:span><text:a xlink:type="simple" xlink:href="https://www.planalto.gov.br/ccivil_03/_Ato2007-2010/2008/Lei/L11784.htm#art172" text:style-name="Internet_20_link" text:visited-style-name="Visited_20_Internet_20_Link">(Incluído pela Lei nº 11.784, de 2008)</text:a><text:span text:style-name="T28">                 </text:span><text:a xlink:type="simple" xlink:href="https://www.planalto.gov.br/ccivil_03/_Ato2011-2014/2013/Mpv/mpv632.htm#art27" text:style-name="Internet_20_link" text:visited-style-name="Visited_20_Internet_20_Link">(Revogado pela Medida provisória nº 632, de 2013)</text:a><text:span text:style-name="T11">                  </text:span><text:a xlink:type="simple" xlink:href="https://www.planalto.gov.br/ccivil_03/_Ato2011-2014/2014/Lei/L12998.htm#art44" text:style-name="Internet_20_link" text:visited-style-name="Visited_20_Internet_20_Link"><text:span text:style-name="T9">(Revogado pela Lei nº 12.998, de 2014)</text:span></text:a></text:p>
      <text:p text:style-name="P21"><text:bookmark text:name="art60d.. Copia 1"/><text:span text:style-name="T28">Art. 60-D.  O valor do auxílio-moradia é limitado a vinte e cinco por cento do valor do cargo em comissão ocupado pelo servidor e, em qualquer hipótese, não poderá ser superior ao auxílio-moradia recebido por Ministro de Estado.                   </text:span><text:a xlink:type="simple" xlink:href="https://www.planalto.gov.br/ccivil_03/_Ato2004-2006/2006/Lei/L11355.htm#art157" text:style-name="Internet_20_link" text:visited-style-name="Visited_20_Internet_20_Link">(Incluído pela Lei nº 11.355, de 2006)</text:a></text:p>
      <text:p text:style-name="P21"><text:bookmark text:name="art60d Copia 1"/><text:span text:style-name="T33">Art. 60-D.  </text:span><text:span text:style-name="T28">O valor mensal do auxílio-moradia é limitado a vinte e cinco por cento do valor do cargo em comissão, função comissionada ou cargo de Ministro de Estado ocupado.               </text:span><text:a xlink:type="simple" xlink:href="https://www.planalto.gov.br/ccivil_03/_Ato2007-2010/2008/Mpv/431.htm#art172" text:style-name="Internet_20_link" text:visited-style-name="Visited_20_Internet_20_Link"><text:span text:style-name="Emphasis"><text:span text:style-name="T28">(Redação dada pela Medida Provisória nº 431, de 2008).</text:span></text:span></text:a></text:p>
      <text:p text:style-name="P21"><text:bookmark text:name="art60d§1 Copia 1"/><text:soft-page-break/><text:span text:style-name="T28">§ 1</text:span><text:span text:style-name="T39">o</text:span><text:span text:style-name="T28">  O valor do auxílio-moradia não poderá superar vinte e cinco por cento da remuneração de Ministro de Estado.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p>
      <text:p text:style-name="P21"><text:bookmark text:name="art60d§2 Copia 1"/><text:span text:style-name="T35">§ 2</text:span><text:span text:style-name="T42">o</text:span><text:span text:style-name="T35">  Independentemente do valor do cargo em comissão ou função comissionada, fica garantido a todos que preencherem os requisitos o ressarcimento até o valor de R$ 1.800,00 (mil e oitocentos reais).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p>
      <text:p text:style-name="P21"><text:span text:style-name="T33">Art. 60-D.  </text:span><text:span text:style-name="T28">O valor mensal do auxílio-moradia é limitado a 25% (vinte e cinco por cento) do valor do cargo em comissão, função comissionada ou cargo de Ministro de Estado ocupado.              </text:span><text:a xlink:type="simple" xlink:href="https://www.planalto.gov.br/ccivil_03/_Ato2007-2010/2008/Lei/L11784.htm#art172" text:style-name="Internet_20_link" text:visited-style-name="Visited_20_Internet_20_Link">(Incluído pela Lei nº 11.784, de 2008</text:a></text:p>
      <text:p text:style-name="P21"><text:bookmark text:name="art60d... Copia 1"/><text:span text:style-name="T28">Art. 60-D.  O valor mensal do auxílio-moradia é limitado a vinte e cinco por cento do valor do cargo em comissão, da função de confiança ou do cargo de Ministro de Estado ocupado.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d.0 Copia 1"/><text:span text:style-name="T16">Art. 60-D.  </text:span><text:span text:style-name="T11">O valor mensal do auxílio-moradia é limitado a 25% (vinte e cinco por cento) do valor do cargo em comissão, função comissionada ou cargo de Ministro de Estado ocupado.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3"><text:bookmark text:name="art60d§1. Copia 1"/><text:span text:style-name="T11">§ 1</text:span><text:span text:style-name="T25">o</text:span><text:span text:style-name="T11">  O valor do auxílio-moradia não poderá superar 25% (vinte e cinco por cento) da remuneração de Ministro de Estado.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1"><text:span text:style-name="T28">§ 2</text:span><text:span text:style-name="T39">o</text:span><text:span text:style-name="T28">  Independentemente do valor do cargo em comissão ou função comissionada, fica garantido a todos os que preencherem os requisitos o ressarcimento até o valor de R$ 1.800,00 (mil e oitocentos reais).               </text:span><text:a xlink:type="simple" xlink:href="https://www.planalto.gov.br/ccivil_03/_Ato2007-2010/2008/Lei/L11784.htm#art172" text:style-name="Internet_20_link" text:visited-style-name="Visited_20_Internet_20_Link">(Incluído pela Lei nº 11.784, de 2008</text:a></text:p>
      <text:p text:style-name="P21"><text:bookmark text:name="art60d§2... Copia 1"/><text:span text:style-name="T28">§ 2</text:span><text:span text:style-name="T39">o</text:span><text:span text:style-name="T28">  O valor do auxílio-moradia será reduzido em vinte e cinco pontos percentuais a cada ano, a partir do segundo ano de recebimento, e deixará de ser devido após o quarto ano de recebimento.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d§2.0 Copia 1"/><text:span text:style-name="T11">§ 2</text:span><text:span text:style-name="T25">o</text:span><text:span text:style-name="T11">  Independentemente do valor do cargo em comissão ou função comissionada, fica garantido a todos os que preencherem os requisitos o ressarcimento até o valor de R$ 1.800,00 (mil e oitocentos reais).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3"><text:span text:style-name="T28">§ 3</text:span><text:span text:style-name="T39">o</text:span><text:span text:style-name="T28">  O prazo de que trata o § 2</text:span><text:span text:style-name="T39">o</text:span><text:span text:style-name="T28"> não terá sua contagem suspensa ou interrompida na hipótese de exoneração ou mudança de cargo ou função.                 </text:span><text:a xlink:type="simple" xlink:href="https://www.planalto.gov.br/ccivil_03/_Ato2015-2018/2017/Mpv/mpv805.htm#art35" text:style-name="Internet_20_link" text:visited-style-name="Visited_20_Internet_20_Link">(Incluído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d.§4 Copia 1"/><text:span text:style-name="T28">§ 4</text:span><text:span text:style-name="T39">o</text:span><text:span text:style-name="T28">  Transcorrido o prazo de quatro anos após encerrado o pagamento do auxílio-moradia, o pagamento poderá ser retomado se novamente vierem a ser atendidos os requisitos do art. 60-B.  </text:span><text:a xlink:type="simple" xlink:href="https://www.planalto.gov.br/ccivil_03/_Ato2015-2018/2017/Mpv/mpv805.htm#art35" text:style-name="Internet_20_link" text:visited-style-name="Visited_20_Internet_20_Link">(Incluído pela Medida Provisória nº 805, de 2017)</text:a><text:span text:style-name="T28">    </text:span><text:a xlink:type="simple" xlink:href="https://www.planalto.gov.br/ccivil_03/_Ato2015-2018/2018/Congresso/ato-19-mpv805.htm" text:style-name="Internet_20_link" text:visited-style-name="Visited_20_Internet_20_Link"><text:span text:style-name="T11">(Vigência encerrada)</text:span></text:a></text:p>
      <text:p text:style-name="P21"><text:span text:style-name="T28">Art. 60-E.  No caso de falecimento, exoneração, colocação de imóvel funcional à disposição do servidor ou aquisição de imóvel, o auxílio-moradia continuará sendo pago por um mês.    </text:span><text:a xlink:type="simple" xlink:href="https://www.planalto.gov.br/ccivil_03/_Ato2004-2006/2006/Lei/L11355.htm#art157" text:style-name="Internet_20_link" text:visited-style-name="Visited_20_Internet_20_Link">(Incluído pela Lei nº 11.355, de 2006)</text:a></text:p>
      <text:p text:style-name="P21"><text:bookmark text:name="art60e. Copia 1"/><text:span text:style-name="T28">Art. 60-E.  No caso de falecimento, exoneração, colocação de imóvel funcional à disposição do servidor ou aquisição de imóvel, o auxílio-moradia poderá ser mantido por um mês, limitado ao valor pago no mês anterior.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e.0 Copia 1"/><text:span text:style-name="T11">Art. 60-E.  No caso de falecimento, exoneração, colocação de imóvel funcional à disposição do servidor ou aquisição de imóvel, o auxílio-moradia continuará sendo pago por um mês.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15"><text:span text:style-name="Strong_20_Emphasis"><text:span text:style-name="T11">Seção II</text:span></text:span></text:p>
      <text:p text:style-name="P15"><text:span text:style-name="Strong_20_Emphasis"><text:span text:style-name="T11">Das Gratificações e Adicionais</text:span></text:span></text:p>
      <text:p text:style-name="P47"><text:bookmark text:name="art61. Copia 1"/>Art. 61. Além do vencimento e das vantagens previstas nesta lei, serão deferidos aos servidores as seguintes gratificações e adicionais:</text:p>
      <text:p text:style-name="P20"><text:bookmark text:name="art61 Copia 1"/><text:span text:style-name="T11">Art. 61.  Além do vencimento e das vantagens previstas nesta Lei, serão deferidos aos servidores as seguintes retribuições, gratificações e adicionais:             </text:span><text:a xlink:type="simple" xlink:href="https://www.planalto.gov.br/ccivil_03/leis/L9527.htm#art1" text:style-name="Internet_20_link" text:visited-style-name="Visited_20_Internet_20_Link"><text:span text:style-name="T9">(Redação dada pela Lei nº 9.527, de 10.12.97)</text:span></text:a></text:p>
      <text:p text:style-name="P48"><text:bookmark text:name="art61i Copia 1"/>I - gratificação pelo exercício de função de direção, chefia e assessoramento;</text:p>
      <text:p text:style-name="P20"><text:bookmark text:name="art61i. Copia 1"/><text:soft-page-break/><text:span text:style-name="T11">I - retribuição pelo exercício de função de direção, chefia e assessoramento;                </text:span><text:a xlink:type="simple" xlink:href="https://www.planalto.gov.br/ccivil_03/leis/L9527.htm#art1" text:style-name="Internet_20_link" text:visited-style-name="Visited_20_Internet_20_Link"><text:span text:style-name="T9">(Redação dada pela Lei nº 9.527, de 10.12.97)</text:span></text:a></text:p>
      <text:p text:style-name="P34"><text:bookmark text:name="art61ii Copia 1"/>II - gratificação natalina;</text:p>
      <text:p text:style-name="P20"><text:bookmark text:name="art61iii Copia 1"/><text:span text:style-name="T37">III - adicional por tempo de serviço;</text:span><text:span text:style-name="T18">              </text:span><text:a xlink:type="simple" xlink:href="https://www.planalto.gov.br/ccivil_03/MPV/2225-45.htm#art15" text:style-name="Internet_20_link" text:visited-style-name="Visited_20_Internet_20_Link"><text:span text:style-name="T8">(Revogado pela Medida Provisória nº 2.225-45, de 4.9.2001)</text:span></text:a></text:p>
      <text:p text:style-name="P34"><text:bookmark text:name="art61iv Copia 1"/>IV - adicional pelo exercício de atividades insalubres, perigosas ou penosas;</text:p>
      <text:p text:style-name="P34"><text:bookmark text:name="art61v Copia 1"/>V - adicional pela prestação de serviço extraordinário;</text:p>
      <text:p text:style-name="P34"><text:bookmark text:name="art61vi Copia 1"/>VI - adicional noturno;</text:p>
      <text:p text:style-name="P34"><text:bookmark text:name="art61vii Copia 1"/>VII - adicional de férias;</text:p>
      <text:p text:style-name="P34"><text:bookmark text:name="art61viii Copia 1"/>VIII - outros, relativos ao local ou à natureza do trabalho.</text:p>
      <text:p text:style-name="P20"><text:bookmark text:name="art61ix Copia 1"/><text:span text:style-name="T11">IX - gratificação por encargo de curso ou concurso.</text:span><text:span text:style-name="T48">              </text:span><text:a xlink:type="simple" xlink:href="https://www.planalto.gov.br/ccivil_03/_Ato2004-2006/2006/Lei/L11314.htm#art1" text:style-name="Internet_20_link" text:visited-style-name="Visited_20_Internet_20_Link"><text:span text:style-name="T11">(Incluído pela Lei nº 11.314 de 2006)</text:span></text:a></text:p>
      <text:p text:style-name="P15"><text:span text:style-name="Strong_20_Emphasis"><text:span text:style-name="T11">Subseção I</text:span></text:span></text:p>
      <text:p text:style-name="P15"><text:span text:style-name="Strong_20_Emphasis"><text:span text:style-name="T18">Da Retribuição pelo Exercício de Função de Direção, Chefia e Assessoramento</text:span></text:span></text:p>
      <text:p text:style-name="P15"><text:a xlink:type="simple" xlink:href="https://www.planalto.gov.br/ccivil_03/leis/L9527.htm#art1" text:style-name="Internet_20_link" text:visited-style-name="Visited_20_Internet_20_Link"><text:span text:style-name="T18">(Redação dada pela Lei nº 9.527, de 10.12.97)</text:span></text:a></text:p>
      <text:p text:style-name="P47"><text:bookmark text:name="art62. Copia 1"/>Art. 62. Ao servidor investido em função de direção, chefia ou assessoramento é devida uma gratificação pelo seu exercício.</text:p>
      <text:p text:style-name="P47"><text:bookmark text:name="art62§1 Copia 1"/>§ 1° Os percentuais de gratificação serão estabelecidos em lei, em ordem decrescente, a partir dos limites estabelecidos no art. 42.</text:p>
      <text:p text:style-name="P47"><text:bookmark text:name="art62§2 Copia 1"/>§ 2º A gratificação prevista neste artigo incorpora-se à remuneração do servidor e integra o provento da aposentadoria, na proporção de 1/5 (um quinto) por ano de exercício na função de direção, chefia ou assessoramento, até o limite de 5 (cinco) quintos.</text:p>
      <text:p text:style-name="P47"><text:bookmark text:name="art62§3 Copia 1"/>§ 3° Quando mais de uma função houver sido desempenhada no período de um ano, a importância a ser incorporada terá como base de cálculo a função exercida por maior tempo.</text:p>
      <text:p text:style-name="P47"><text:bookmark text:name="art62§4 Copia 1"/>§ 4° Ocorrendo o exercício de função de nível mais elevado, por período de 12 (doze) meses, após a incorporação da fração de 5/5 (cinco quintos), poderá haver a atualização progressiva das parcelas já incorporadas, observado o disposto no parágrafo anterior.</text:p>
      <text:p text:style-name="P47"><text:bookmark text:name="art62§5 Copia 1"/>§ 5º Lei específica estabelecerá a remuneração dos cargos em comissão de que trata o inciso II, do art. 9°, bem como os critérios de incorporação da vantagem prevista no parágrafo segundo, quando exercidos por servidor.</text:p>
      <text:p text:style-name="P20"><text:bookmark text:name="art62 Copia 1"/><text:span text:style-name="T18">Art. 62.  Ao servidor ocupante de cargo efetivo investido em função de direção, chefia ou assessoramento, cargo de provimento em comissão ou de Natureza Especial é devida retribuição pelo seu exercíci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62p Copia 1"/><text:span text:style-name="T18">Parágrafo único. Lei específica estabelecerá a remuneração dos cargos em comissão de que trata o inciso II do art. 9</text:span><text:span text:style-name="T24">o</text:span><text:span text:style-name="T18">.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62a Copia 1"/><text:span text:style-name="T11">Art. 62-A. </text:span><text:span text:style-name="T18">Fica transformada em Vantagem Pessoal Nominalmente Identificada - VPNI a incorporação da retribuição pelo exercício de função de direção, chefia ou assessoramento, cargo de provimento em comissão ou de Natureza Especial a que se referem os </text:span><text:a xlink:type="simple" xlink:href="https://www.planalto.gov.br/ccivil_03/leis/L8911.htm#art3" text:style-name="Internet_20_link" text:visited-style-name="Visited_20_Internet_20_Link"><text:span text:style-name="T8">arts. 3º</text:span></text:a><text:span text:style-name="T18"> e </text:span><text:a xlink:type="simple" xlink:href="https://www.planalto.gov.br/ccivil_03/leis/L8911.htm#art10" text:style-name="Internet_20_link" text:visited-style-name="Visited_20_Internet_20_Link"><text:span text:style-name="T8">10 da Lei n</text:span><text:span text:style-name="T24">o</text:span><text:span text:style-name="T18"> 8.911, de 11 de julho de 1994</text:span></text:a><text:span text:style-name="T18">, e o </text:span><text:a xlink:type="simple" xlink:href="https://www.planalto.gov.br/ccivil_03/leis/L9624.htm#art3" text:style-name="Internet_20_link" text:visited-style-name="Visited_20_Internet_20_Link"><text:span text:style-name="T8">art. 3</text:span><text:span text:style-name="T24">o</text:span><text:span text:style-name="T18"> da Lei n</text:span><text:span text:style-name="T24">o</text:span><text:span text:style-name="T18"> 9.624, de 2 de abril de 1998</text:span></text:a><text:span text:style-name="T18">.               </text:span><text:a xlink:type="simple" xlink:href="https://www.planalto.gov.br/ccivil_03/MPV/2225-45.htm#art3" text:style-name="Internet_20_link" text:visited-style-name="Visited_20_Internet_20_Link"><text:span text:style-name="T11">(Incluído pela Medida Provisória nº 2.225-45, de 4.9.2001)</text:span></text:a></text:p>
      <text:p text:style-name="P20"><text:bookmark text:name="art62ap Copia 1"/><text:span text:style-name="T18">Parágrafo único.  A VPNI de que trata o </text:span><text:span text:style-name="T19">caput</text:span><text:span text:style-name="T18"> deste artigo somente estará sujeita às revisões gerais de remuneração dos servidores públicos federais.               </text:span><text:a xlink:type="simple" xlink:href="https://www.planalto.gov.br/ccivil_03/MPV/2225-45.htm#art3" text:style-name="Internet_20_link" text:visited-style-name="Visited_20_Internet_20_Link"><text:span text:style-name="T11">(Incluído pela Medida Provisória nº 2.225-45, de 4.9.2001)</text:span></text:a></text:p>
      <text:p text:style-name="P15"><text:span text:style-name="Strong_20_Emphasis"><text:span text:style-name="T11">Subseção II</text:span></text:span></text:p>
      <text:p text:style-name="P15"><text:span text:style-name="Strong_20_Emphasis"><text:span text:style-name="T11">Da Gratificação Natalina</text:span></text:span></text:p>
      <text:p text:style-name="P43"><text:bookmark text:name="art63 Copia 1"/>Art. 63.  A gratificação natalina corresponde a 1/12 (um doze avos) da remuneração a que o servidor fizer jus no mês de dezembro, por mês de exercício no respectivo ano.</text:p>
      <text:p text:style-name="P34"><text:bookmark text:name="art63p Copia 1"/>Parágrafo único. A fração igual ou superior a 15 (quinze) dias será considerada como mês integral.</text:p>
      <text:p text:style-name="P34"><text:bookmark text:name="art64 Copia 1"/>Art. 64.  A gratificação será paga até o dia 20 (vinte) do mês de dezembro de cada ano.</text:p>
      <text:p text:style-name="P20"><text:bookmark text:name="art64p Copia 1"/><text:soft-page-break/><text:span text:style-name="T18">Parágrafo único.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34"><text:bookmark text:name="art65 Copia 1"/>Art. 65.  O servidor exonerado perceberá sua gratificação natalina, proporcionalmente aos meses de exercício, calculada sobre a remuneração do mês da exoneração.</text:p>
      <text:p text:style-name="P34"><text:bookmark text:name="art66 Copia 1"/>Art. 66.  A gratificação natalina não será considerada para cálculo de qualquer vantagem pecuniária.</text:p>
      <text:p text:style-name="P15"><text:span text:style-name="Strong_20_Emphasis"><text:span text:style-name="T11">Subseção III</text:span></text:span></text:p>
      <text:p text:style-name="P15"><text:span text:style-name="Strong_20_Emphasis"><text:span text:style-name="T11">Do Adicional por Tempo de Serviço</text:span></text:span></text:p>
      <text:p text:style-name="P47"><text:bookmark text:name="art67. Copia 1"/>Art. 67. O adicional por tempo de serviço é devido à razão de 1% (um por cento) por ano de serviço público efetivo, incidente sobre o vencimento de que trata o art. 40.</text:p>
      <text:p text:style-name="P20"><text:bookmark text:name="art67 Copia 1"/><text:span text:style-name="T28">Art. 67. O adicional por tempo de serviço é devido à razão de cinco por cento a cada cinco anos de serviço público efetivo prestado à União, às autarquias e às fundações públicas federais, observado o limite máximo de 35% incidente exclusivamente sobre o vencimento básico do cargo efetivo, ainda que investido o servidor em função ou cargo de confiança.              </text:span><text:a xlink:type="simple" xlink:href="https://www.planalto.gov.br/ccivil_03/leis/L9527.htm#art1" text:style-name="Internet_20_link" text:visited-style-name="Visited_20_Internet_20_Link">(Redação dada pela Lei nº 9.527, de 10.12.97)</text:a><text:span text:style-name="T28"> </text:span><text:span text:style-name="T11">             </text:span><text:a xlink:type="simple" xlink:href="https://www.planalto.gov.br/ccivil_03/MPV/2225-45.htm" text:style-name="Internet_20_link" text:visited-style-name="Visited_20_Internet_20_Link"><text:span text:style-name="T9">(Revogado pela Medida Provisória nº 2.225-45, de 2001, respeitadas as situações constituídas até 8.3.1999)</text:span></text:a></text:p>
      <text:p text:style-name="P48"><text:bookmark text:name="art67p Copia 1"/>Parágrafo único. O servidor fará jus ao adicional a partir do mês em que completar o anuênio.</text:p>
      <text:p text:style-name="P20"><text:bookmark text:name="art67p. Copia 1"/><text:span text:style-name="T37">Parágrafo único. O servidor fará jus ao adicional a partir do mês em que completar o qüinqüênio. </text:span><text:span text:style-name="T18">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MPV/2225-45.htm" text:style-name="Internet_20_link" text:visited-style-name="Visited_20_Internet_20_Link"><text:span text:style-name="T11">(Revogado pela Medida Provisória nº 2.225-45, de 2001, respeitadas as situações constituídas até 8.3.1999)</text:span></text:a></text:p>
      <text:p text:style-name="P15"><text:span text:style-name="Strong_20_Emphasis"><text:span text:style-name="T11">Subseção IV</text:span></text:span></text:p>
      <text:p text:style-name="P15"><text:span text:style-name="Strong_20_Emphasis"><text:span text:style-name="T11">Dos Adicionais de Insalubridade, Periculosidade ou Atividades Penosas</text:span></text:span></text:p>
      <text:p text:style-name="P34"><text:bookmark text:name="art68. Copia 1"/>Art. 68.  Os servidores que trabalhem com habitualidade em locais insalubres ou em contato permanente com substâncias tóxicas, radioativas ou com risco de vida, fazem jus a um adicional sobre o vencimento do cargo efetivo.</text:p>
      <text:p text:style-name="P14"><text:bookmark text:name="art68 Copia 1"/><text:span text:style-name="T28">Art. 68. Os servidores que trabalhem com habitualidade em locais insalubres, perigosos ou em contato permanente com substâncias tóxicas, radioativas, ou com risco de vida, fazem jus a um adicional, conforme os valores abaixo:                     </text:span><text:a xlink:type="simple" xlink:href="https://www.planalto.gov.br/ccivil_03/_Ato2011-2014/2012/Mpv/568.htm#art86" text:style-name="Internet_20_link" text:visited-style-name="Visited_20_Internet_20_Link">(Redação dada pela Medida Provisória nº 568, de 2012)</text:a></text:p>
      <text:p text:style-name="P14"><text:bookmark text:name="art68i Copia 1"/><text:span text:style-name="T28">I - grau de exposição mínimo de insalubridade: R$ 100,00;                              </text:span><text:a xlink:type="simple" xlink:href="https://www.planalto.gov.br/ccivil_03/_Ato2011-2014/2012/Mpv/568.htm#art86" text:style-name="Internet_20_link" text:visited-style-name="Visited_20_Internet_20_Link">(Incluído pela Medida Provisória nº 568, de 2012)</text:a></text:p>
      <text:p text:style-name="P14"><text:bookmark text:name="art68ii Copia 1"/><text:span text:style-name="T28">II - grau de exposição médio de insalubridade: R$ 180,00;      </text:span><text:a xlink:type="simple" xlink:href="https://www.planalto.gov.br/ccivil_03/_Ato2011-2014/2012/Mpv/568.htm#art86" text:style-name="Internet_20_link" text:visited-style-name="Visited_20_Internet_20_Link">(Incluído pela Medida Provisória nº 568, de 2012)</text:a></text:p>
      <text:p text:style-name="P14"><text:bookmark text:name="art68iii Copia 1"/><text:span text:style-name="T28">III - grau de exposição máximo de insalubridade: R$ 260,00; e    </text:span><text:a xlink:type="simple" xlink:href="https://www.planalto.gov.br/ccivil_03/_Ato2011-2014/2012/Mpv/568.htm#art86" text:style-name="Internet_20_link" text:visited-style-name="Visited_20_Internet_20_Link">(Incluído pela Medida Provisória nº 568, de 2012)</text:a></text:p>
      <text:p text:style-name="P14"><text:bookmark text:name="art68iv Copia 1"/><text:span text:style-name="T28">IV - periculosidade: R$ 180,00.                </text:span><text:a xlink:type="simple" xlink:href="https://www.planalto.gov.br/ccivil_03/_Ato2011-2014/2012/Mpv/568.htm#art86" text:style-name="Internet_20_link" text:visited-style-name="Visited_20_Internet_20_Link">(Incluído pela Medida Provisória nº 568, de 2012)</text:a></text:p>
      <text:p text:style-name="P34"><text:bookmark text:name="art68§1 Copia 1"/>§ 1<text:span text:style-name="T57">o</text:span>  O servidor que fizer jus aos adicionais de insalubridade e de periculosidade deverá optar por um deles.</text:p>
      <text:p text:style-name="P34"><text:bookmark text:name="art68§2 Copia 1"/>§ 2<text:span text:style-name="T57">o</text:span>  O direito ao adicional de insalubridade ou periculosidade cessa com a eliminação das condições ou dos riscos que deram causa a sua concessão.</text:p>
      <text:p text:style-name="P34"><text:bookmark text:name="art69 Copia 1"/>Art. 69.  Haverá permanente controle da atividade de servidores em operações ou locais considerados penosos, insalubres ou perigosos.</text:p>
      <text:p text:style-name="P34"><text:bookmark text:name="art69p Copia 1"/>Parágrafo único.  A servidora gestante ou lactante será afastada, enquanto durar a gestação e a lactação, das operações e locais previstos neste artigo, exercendo suas atividades em local salubre e em serviço não penoso e não perigoso.</text:p>
      <text:p text:style-name="P34"><text:bookmark text:name="art70 Copia 1"/>Art. 70.  Na concessão dos adicionais de atividades penosas, de insalubridade e de periculosidade, serão observadas as situações estabelecidas em legislação específica.</text:p>
      <text:p text:style-name="P34"><text:bookmark text:name="art71 Copia 1"/><text:soft-page-break/>Art. 71.  O adicional de atividade penosa será devido aos servidores em exercício em zonas de fronteira ou em localidades cujas condições de vida o justifiquem, nos termos, condições e limites fixados em regulamento.</text:p>
      <text:p text:style-name="P34"><text:bookmark text:name="art72 Copia 1"/>Art. 72.  Os locais de trabalho e os servidores que operam com Raios X ou substâncias radioativas serão mantidos sob controle permanente, de modo que as doses de radiação ionizante não ultrapassem o nível máximo previsto na legislação própria.</text:p>
      <text:p text:style-name="P34"><text:bookmark text:name="art70p Copia 1"/>Parágrafo único.  Os servidores a que se refere este artigo serão submetidos a exames médicos a cada 6 (seis) meses.</text:p>
      <text:p text:style-name="P15"><text:span text:style-name="Strong_20_Emphasis"><text:span text:style-name="T11">Subseção V</text:span></text:span></text:p>
      <text:p text:style-name="P15"><text:span text:style-name="Strong_20_Emphasis"><text:span text:style-name="T11">Do Adicional por Serviço Extraordinário</text:span></text:span></text:p>
      <text:p text:style-name="P34"><text:bookmark text:name="art73 Copia 1"/>Art. 73.  O serviço extraordinário será remunerado com acréscimo de 50% (cinqüenta por cento) em relação à hora normal de trabalho.</text:p>
      <text:p text:style-name="P34"><text:bookmark text:name="art74 Copia 1"/>Art. 74.  Somente será permitido serviço extraordinário para atender a situações excepcionais e temporárias, respeitado o limite máximo de 2 (duas) horas por jornada.</text:p>
      <text:p text:style-name="P15"><text:span text:style-name="Strong_20_Emphasis"><text:span text:style-name="T11">Subseção VI</text:span></text:span></text:p>
      <text:p text:style-name="P15"><text:span text:style-name="Strong_20_Emphasis"><text:span text:style-name="T11">Do Adicional Noturno</text:span></text:span></text:p>
      <text:p text:style-name="P34"><text:bookmark text:name="art75 Copia 1"/>Art. 75.  O serviço noturno, prestado em horário compreendido entre 22 (vinte e duas) horas de um dia e 5 (cinco) horas do dia seguinte, terá o valor-hora acrescido de 25% (vinte e cinco por cento), computando-se cada hora como cinqüenta e dois minutos e trinta segundos.</text:p>
      <text:p text:style-name="P34"><text:bookmark text:name="art75p Copia 1"/>Parágrafo único.  Em se tratando de serviço extraordinário, o acréscimo de que trata este artigo incidirá sobre a remuneração prevista no art. 73.</text:p>
      <text:p text:style-name="P15"><text:span text:style-name="Strong_20_Emphasis"><text:span text:style-name="T11">Subseção VII</text:span></text:span></text:p>
      <text:p text:style-name="P15"><text:span text:style-name="Strong_20_Emphasis"><text:span text:style-name="T11">Do Adicional de Férias</text:span></text:span></text:p>
      <text:p text:style-name="P34"><text:bookmark text:name="art76 Copia 1"/>Art. 76.  Independentemente de solicitação, será pago ao servidor, por ocasião das férias, um adicional correspondente a 1/3 (um terço) da remuneração do período das férias.</text:p>
      <text:p text:style-name="P34"><text:bookmark text:name="art76p Copia 1"/>Parágrafo único.  No caso de o servidor exercer função de direção, chefia ou assessoramento, ou ocupar cargo em comissão, a respectiva vantagem será considerada no cálculo do adicional de que trata este artigo.</text:p>
      <text:p text:style-name="P40"><text:bookmark text:name="subsecaoviii Copia 1"/>Subseção VIII</text:p>
      <text:p text:style-name="P18"><text:span text:style-name="T14">Da Gratificação por Encargo de Curso ou Concurso<text:line-break/></text:span><text:a xlink:type="simple" xlink:href="https://www.planalto.gov.br/ccivil_03/_Ato2004-2006/2006/Lei/L11314.htm#art2" text:style-name="Internet_20_link" text:visited-style-name="Visited_20_Internet_20_Link"><text:span text:style-name="T11">(Incluído pela Lei nº 11.314 de 2006)</text:span></text:a></text:p>
      <text:p text:style-name="P25"><text:bookmark text:name="art76a Copia 1"/><text:span text:style-name="T11">Art. 76-A.  A Gratificação por Encargo de Curso ou Concurso é devida ao servidor que, em caráter eventual:</text:span><text:span text:style-name="T48">     </text:span><text:a xlink:type="simple" xlink:href="https://www.planalto.gov.br/ccivil_03/_Ato2004-2006/2006/Lei/L11314.htm#art2" text:style-name="Internet_20_link" text:visited-style-name="Visited_20_Internet_20_Link"><text:span text:style-name="T9">(Incluído pela Lei nº 11.314 de 2006)</text:span></text:a><text:span text:style-name="T11">    </text:span><text:a xlink:type="simple" xlink:href="https://www.planalto.gov.br/ccivil_03/_Ato2007-2010/2007/Decreto/D6114.htm" text:style-name="Internet_20_link" text:visited-style-name="Visited_20_Internet_20_Link"><text:span text:style-name="T9">(Regulamento)</text:span></text:a><text:span text:style-name="T11">         </text:span><text:a xlink:type="simple" xlink:href="https://www.planalto.gov.br/ccivil_03/_Ato2019-2022/2022/Decreto/D11069.htm#art1" text:style-name="Internet_20_link" text:visited-style-name="Visited_20_Internet_20_Link"><text:span text:style-name="T9">(Vide Decreto nº 11.069, de 2022)</text:span></text:a><text:span text:style-name="T11">    </text:span><text:a xlink:type="simple" xlink:href="https://www.planalto.gov.br/ccivil_03/_Ato2019-2022/2022/Decreto/D11069.htm#art12" text:style-name="Internet_20_link" text:visited-style-name="Visited_20_Internet_20_Link"><text:span text:style-name="T9">Vigência</text:span></text:a></text:p>
      <text:p text:style-name="P26"><text:bookmark text:name="art76ai Copia 1"/><text:span text:style-name="T11">I - atuar como instrutor em curso de formação, de desenvolvimento ou de treinamento regularmente instituído no âmbito da administração pública federal;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ii Copia 1"/><text:span text:style-name="T11">II - participar de banca examinadora ou de comissão para exames orais, para análise curricular, para correção de provas discursivas, para elaboração de questões de provas ou para julgamento de recursos intentados por candidato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iii Copia 1"/><text:span text:style-name="T11">III - participar da logística de preparação e de realização de concurso público envolvendo atividades de planejamento, coordenação, supervisão, execução e avaliação de resultado, quando tais atividades não estiverem incluídas entre as suas atribuições permanente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iv Copia 1"/><text:soft-page-break/><text:span text:style-name="T11">IV - participar da aplicação, fiscalizar ou avaliar provas de exame vestibular ou de concurso público ou supervisionar essas atividades            .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1 Copia 1"/><text:span text:style-name="T11">§ 1</text:span><text:span text:style-name="T25">o</text:span><text:span text:style-name="T11">  Os critérios de concessão e os limites da gratificação de que trata este artigo serão fixados em regulamento, observados os seguintes parâmetro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1i Copia 1"/><text:span text:style-name="T11">I - o valor da gratificação será calculado em horas, observadas a natureza e a complexidade da atividade exercida;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1ii Copia 1"/><text:span text:style-name="T11">II - a retribuição não poderá ser superior ao equivalente a 120 (cento e vinte) horas de trabalho anuais, ressalvada situação de excepcionalidade, devidamente justificada e previamente aprovada pela autoridade máxima do órgão ou entidade, que poderá autorizar o acréscimo de até 120 (cento e vinte) horas de trabalho anuai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1iii Copia 1"/><text:span text:style-name="T11">III - o valor máximo da hora trabalhada corresponderá aos seguintes percentuais, incidentes sobre o maior vencimento básico da administração pública federal: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7"><text:bookmark text:name="art76a§1iiia Copia 1"/><text:span text:style-name="T28">a) 2,2% (dois inteiros e dois décimos por cento), em se tratando de atividade prevista no inciso I do caput deste artigo;                </text:span><text:a xlink:type="simple" xlink:href="https://www.planalto.gov.br/ccivil_03/_Ato2004-2006/2006/Lei/L11314.htm#art2" text:style-name="Internet_20_link" text:visited-style-name="Visited_20_Internet_20_Link">(Incluído pela Lei nº 11.314 de 2006)</text:a><text:span text:style-name="T28">                    </text:span><text:a xlink:type="simple" xlink:href="https://www.planalto.gov.br/ccivil_03/_Ato2007-2010/2007/Mpv/359.htm#art8" text:style-name="Internet_20_link" text:visited-style-name="Visited_20_Internet_20_Link">(Vide Medida Provisória nº 359, de 2007)</text:a></text:p>
      <text:p text:style-name="P23"><text:bookmark text:name="art76a§1iiia. Copia 1"/><text:span text:style-name="T11">a) 2,2% (dois inteiros e dois décimos por cento), em se tratando de atividades previstas nos incisos I e II do caput deste artigo;                   </text:span><text:a xlink:type="simple" xlink:href="https://www.planalto.gov.br/ccivil_03/_Ato2007-2010/2007/Lei/L11501.htm#art8" text:style-name="Internet_20_link" text:visited-style-name="Visited_20_Internet_20_Link"><text:span text:style-name="T9">(Redação dada pela Lei nº 11.501, de 2007)</text:span></text:a></text:p>
      <text:p text:style-name="P23"><text:bookmark text:name="art76a§1iiib Copia 1"/><text:span text:style-name="T28">b) 1,2% (um inteiro e dois décimos por cento), em se tratando de atividade prevista nos incisos II a IV do caput deste artigo.                  </text:span><text:a xlink:type="simple" xlink:href="https://www.planalto.gov.br/ccivil_03/_Ato2004-2006/2006/Lei/L11314.htm#art2" text:style-name="Internet_20_link" text:visited-style-name="Visited_20_Internet_20_Link">(Incluído pela Lei nº 11.314 de 2006)</text:a><text:span text:style-name="T28">                 </text:span><text:a xlink:type="simple" xlink:href="https://www.planalto.gov.br/ccivil_03/_Ato2007-2010/2007/Mpv/359.htm#art8" text:style-name="Internet_20_link" text:visited-style-name="Visited_20_Internet_20_Link">(Vide Medida Provisória nº 359, de 2007)</text:a></text:p>
      <text:p text:style-name="P23"><text:bookmark text:name="art76a§1iiib. Copia 1"/><text:span text:style-name="T11">b) 1,2% (um inteiro e dois décimos por cento), em se tratando de atividade prevista nos incisos III e IV do caput deste artigo.                </text:span><text:a xlink:type="simple" xlink:href="https://www.planalto.gov.br/ccivil_03/_Ato2007-2010/2007/Lei/L11501.htm#art8" text:style-name="Internet_20_link" text:visited-style-name="Visited_20_Internet_20_Link"><text:span text:style-name="T9">(Redação dada pela Lei nº 11.501, de 2007)</text:span></text:a></text:p>
      <text:p text:style-name="P26"><text:bookmark text:name="art76a§2 Copia 1"/><text:span text:style-name="T11">§ 2</text:span><text:span text:style-name="T25">o</text:span><text:span text:style-name="T11">  A Gratificação por Encargo de Curso ou Concurso somente será paga se as atividades referidas nos incisos do caput deste artigo forem exercidas sem prejuízo das atribuições do cargo de que o servidor for titular, devendo ser objeto de compensação de carga horária quando desempenhadas durante a jornada de trabalho, na forma do § 4</text:span><text:span text:style-name="T25">o</text:span><text:span text:style-name="T11"> do art. 98 desta Lei.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3 Copia 1"/><text:span text:style-name="T11">§ 3</text:span><text:span text:style-name="T25">o</text:span><text:span text:style-name="T11">  A Gratificação por Encargo de Curso ou Concurso não se incorpora ao vencimento ou salário do servidor para qualquer efeito e não poderá ser utilizada como base de cálculo para quaisquer outras vantagens, inclusive para fins de cálculo dos proventos da aposentadoria e das pensõe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15"><text:span text:style-name="Strong_20_Emphasis"><text:span text:style-name="T11">Capítulo III</text:span></text:span></text:p>
      <text:p text:style-name="P15"><text:span text:style-name="Strong_20_Emphasis"><text:span text:style-name="T11">Das Férias</text:span></text:span></text:p>
      <text:p text:style-name="P48"><text:bookmark text:name="art77. Copia 1"/>Art. 77. O servidor fará jus a 30 (trinta) dias consecutivos de férias, que podem ser acumuladas, até o máximo de 2 (dois) períodos, no caso de necessidade do serviço, ressalvadas as hipóteses em que haja legislação específica.</text:p>
      <text:p text:style-name="P20"><text:bookmark text:name="art77 Copia 1"/><text:span text:style-name="T18">Art. 77.  O servidor fará jus a trinta dias de férias, que podem ser acumuladas, até o máximo de dois períodos, no caso de necessidade do serviço, ressalvadas as hipóteses em que haja legislação específica.                 </text:span><text:a xlink:type="simple" xlink:href="https://www.planalto.gov.br/ccivil_03/leis/L9525.htm#art1" text:style-name="Internet_20_link" text:visited-style-name="Visited_20_Internet_20_Link"><text:span text:style-name="T8">(Redação dada pela Lei nº 9.525, de 10.12.97)</text:span></text:a><text:span text:style-name="T18">                  </text:span><text:a xlink:type="simple" xlink:href="https://www.planalto.gov.br/ccivil_03/leis/L9525.htm#art2" text:style-name="Internet_20_link" text:visited-style-name="Visited_20_Internet_20_Link"><text:span text:style-name="T11">(Vide Lei nº 9.525, de 1997)</text:span></text:a></text:p>
      <text:p text:style-name="P34"><text:bookmark text:name="art77§1 Copia 1"/>§ 1<text:span text:style-name="T57">o</text:span>  Para o primeiro período aquisitivo de férias serão exigidos 12 (doze) meses de exercício.</text:p>
      <text:p text:style-name="P34"><text:bookmark text:name="art77§2 Copia 1"/>§ 2<text:span text:style-name="T57">o</text:span>  É vedado levar à conta de férias qualquer falta ao serviço.</text:p>
      <text:p text:style-name="P20"><text:bookmark text:name="art77§3 Copia 1"/><text:span text:style-name="T18">§ 3</text:span><text:span text:style-name="T24">o</text:span><text:span text:style-name="T18">  As férias poderão ser parceladas em até três etapas, desde que assim requeridas pelo servidor, e no interesse da administração pública.                </text:span><text:a xlink:type="simple" xlink:href="https://www.planalto.gov.br/ccivil_03/leis/L9525.htm#art1" text:style-name="Internet_20_link" text:visited-style-name="Visited_20_Internet_20_Link"><text:span text:style-name="T8">(Incluído pela Lei nº 9.525, de 10.12.97)</text:span></text:a></text:p>
      <text:p text:style-name="P20"><text:bookmark text:name="art78 Copia 1"/><text:span text:style-name="T11">Art. 78.  O pagamento da remuneração das férias será efetuado até 2 (dois) dias antes do início do respectivo período, observando-se o disposto no § 1</text:span><text:span text:style-name="T25">o</text:span><text:span text:style-name="T11"> deste artigo.                  </text:span><text:a xlink:type="simple" xlink:href="https://www.planalto.gov.br/ccivil_03/leis/L9525.htm#art2" text:style-name="Internet_20_link" text:visited-style-name="Visited_20_Internet_20_Link"><text:span text:style-name="T9">(Vide Lei nº 9.525, de 1997)</text:span></text:a></text:p>
      <text:p text:style-name="P47"><text:bookmark text:name="art78§1 Copia 1"/><text:soft-page-break/>§ 1° É facultado ao servidor converter 1/3 (um terço) das férias em abono pecuniário, desde que o requeira com pelo menos 60 (sessenta) dias de antecedência.</text:p>
      <text:p text:style-name="P14"><text:bookmark text:name="art78§2 Copia 1"/><text:span text:style-name="T28">§ 2° No cálculo do abono pecuniário será considerado o valor do adicional de férias.</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78§3 Copia 1"/><text:span text:style-name="T18">§ 3</text:span><text:span text:style-name="T24">o</text:span><text:span text:style-name="T18">  O servidor exonerado do cargo efetivo, ou em comissão, perceberá indenização relativa ao período das férias a que tiver direito e ao incompleto, na proporção de um doze avos por mês de efetivo exercício, ou fração superior a quatorze dias.                    </text:span><text:a xlink:type="simple" xlink:href="https://www.planalto.gov.br/ccivil_03/leis/L8216.htm#art78§3" text:style-name="Internet_20_link" text:visited-style-name="Visited_20_Internet_20_Link"><text:span text:style-name="T8">(Incluído pela Lei nº 8.216, de 13.8.91)</text:span></text:a></text:p>
      <text:p text:style-name="P20"><text:bookmark text:name="art78§4 Copia 1"/><text:span text:style-name="T18">§ 4</text:span><text:span text:style-name="T24">o</text:span><text:span text:style-name="T18">  A indenização será calculada com base na remuneração do mês em que for publicado o ato exoneratório.                    </text:span><text:a xlink:type="simple" xlink:href="https://www.planalto.gov.br/ccivil_03/leis/L8216.htm#art78§3" text:style-name="Internet_20_link" text:visited-style-name="Visited_20_Internet_20_Link"><text:span text:style-name="T8">(Incluído pela Lei nº 8.216, de 13.8.91)</text:span></text:a></text:p>
      <text:p text:style-name="P20"><text:bookmark text:name="art78§5 Copia 1"/><text:span text:style-name="T18">§ 5</text:span><text:span text:style-name="T24">o</text:span><text:span text:style-name="T18">  Em caso de parcelamento, o servidor receberá o valor adicional previsto no </text:span><text:a xlink:type="simple" xlink:href="https://www.planalto.gov.br/ccivil_03/Constituicao/Constituicao.htm#art7xvii" text:style-name="Internet_20_link" text:visited-style-name="Visited_20_Internet_20_Link"><text:span text:style-name="T8">inciso XVII do art. 7</text:span><text:span text:style-name="T24">o</text:span><text:span text:style-name="T18"> da Constituição Federal</text:span></text:a><text:span text:style-name="T18"> quando da utilização do primeiro período.                  </text:span><text:a xlink:type="simple" xlink:href="https://www.planalto.gov.br/ccivil_03/leis/L9525.htm#art1" text:style-name="Internet_20_link" text:visited-style-name="Visited_20_Internet_20_Link"><text:span text:style-name="T8">(Incluído pela Lei nº 9.525, de 10.12.97)</text:span></text:a></text:p>
      <text:p text:style-name="P34"><text:bookmark text:name="art79 Copia 1"/>Art. 79.  O servidor que opera direta e permanentemente com Raios X ou substâncias radioativas gozará 20 (vinte) dias consecutivos de férias, por semestre de atividade profissional, proibida em qualquer hipótese a acumulação.</text:p>
      <text:p text:style-name="P20"><text:bookmark text:name="art79p Copia 1"/><text:span text:style-name="T28">Parágrafo único. O servidor referido neste artigo não fará jus ao abono pecuniário de que trata o artigo anterior.</text:span><text:span text:style-name="T48">                   </text:span><text:a xlink:type="simple" xlink:href="https://www.planalto.gov.br/ccivil_03/leis/L9527.htm#art79p" text:style-name="Internet_20_link" text:visited-style-name="Visited_20_Internet_20_Link"><text:span text:style-name="T11">(Revogado pela Lei nº 9.527, de 10.12.97)</text:span></text:a></text:p>
      <text:p text:style-name="P48"><text:bookmark text:name="art81. Copia 1"/>Art. 80. As férias somente poderão ser interrompidas por motivo de calamidade pública, comoção interna, convocação para júri, serviço militar ou eleitoral ou por motivo de superior interesse público.</text:p>
      <text:p text:style-name="P20"><text:bookmark text:name="art80 Copia 1"/><text:span text:style-name="T18">Art. 80.  As férias somente poderão ser interrompidas por motivo de calamidade pública, comoção interna, convocação para júri, serviço militar ou eleitoral, ou por necessidade do serviço declarada pela autoridade máxima do órgão ou entidade.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leis/L9525.htm#art2" text:style-name="Internet_20_link" text:visited-style-name="Visited_20_Internet_20_Link"><text:span text:style-name="T11">(Vide Lei nº 9.525, de 1997)</text:span></text:a></text:p>
      <text:p text:style-name="P20"><text:bookmark text:name="art80p Copia 1"/><text:span text:style-name="T11">Parágrafo único.  O restante do período interrompido será gozado de uma só vez, observado o disposto no art. 77.</text:span><text:span text:style-name="Strong_20_Emphasis"><text:span text:style-name="T11"> </text:span></text:span><text:span text:style-name="T11">                   </text:span><text:a xlink:type="simple" xlink:href="https://www.planalto.gov.br/ccivil_03/leis/L9527.htm#art1" text:style-name="Internet_20_link" text:visited-style-name="Visited_20_Internet_20_Link"><text:span text:style-name="T9">(Incluído pela Lei nº 9.527, de 10.12.97)</text:span></text:a></text:p>
      <text:p text:style-name="P15"><text:bookmark text:name="capiv. Copia 1"/><text:span text:style-name="Strong_20_Emphasis"><text:span text:style-name="T11">Capítulo IV</text:span></text:span></text:p>
      <text:p text:style-name="P15"><text:span text:style-name="Strong_20_Emphasis"><text:span text:style-name="T11">Das Licenças</text:span></text:span></text:p>
      <text:p text:style-name="P15"><text:span text:style-name="Strong_20_Emphasis"><text:span text:style-name="T11">Seção I</text:span></text:span></text:p>
      <text:p text:style-name="P15"><text:span text:style-name="Strong_20_Emphasis"><text:span text:style-name="T11">Disposições Gerais</text:span></text:span></text:p>
      <text:p text:style-name="P43"><text:bookmark text:name="art81 Copia 1"/>Art. 81.  Conceder-se-á ao servidor licença:</text:p>
      <text:p text:style-name="P34"><text:bookmark text:name="art81i Copia 1"/>I - por motivo de doença em pessoa da família;</text:p>
      <text:p text:style-name="P34"><text:bookmark text:name="art81ii Copia 1"/>II - por motivo de afastamento do cônjuge ou companheiro;</text:p>
      <text:p text:style-name="P34"><text:bookmark text:name="art81iii Copia 1"/>III - para o serviço militar;</text:p>
      <text:p text:style-name="P34"><text:bookmark text:name="art81iv Copia 1"/>IV - para atividade política;</text:p>
      <text:p text:style-name="P48"><text:bookmark text:name="art81v. Copia 1"/>V - prêmio por assiduidade;</text:p>
      <text:p text:style-name="P20"><text:bookmark text:name="art81v Copia 1"/><text:span text:style-name="T18">V - para capacitaçã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81vi Copia 1"/>VI - para tratar de interesses particulares;</text:p>
      <text:p text:style-name="P34"><text:bookmark text:name="art81vii Copia 1"/>VII - para desempenho de mandato classista.</text:p>
      <text:p text:style-name="P48"><text:bookmark text:name="art81§1.. Copia 1"/>§ 1<text:span text:style-name="T57">o</text:span>  A licença prevista no inciso I será precedida de exame por médico ou junta médica oficial.</text:p>
      <text:p text:style-name="P20"><text:bookmark text:name="art81§1 Copia 1"/><text:span text:style-name="T28">§ 1</text:span><text:span text:style-name="T39">o</text:span><text:span text:style-name="T28">  A licença prevista no inciso I, bem como cada uma de suas prorrogações, serão precedidas de exame por perícia médica oficial, observado o disposto no art. 204.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81§1. Copia 1"/><text:span text:style-name="T11">§ 1</text:span><text:span text:style-name="T25">o</text:span><text:span text:style-name="T11">  A licença prevista no inciso I do caput deste artigo bem como cada uma de suas prorrogações serão precedidas de exame por perícia médica oficial, observado o disposto no art. 204 desta Lei.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0"><text:bookmark text:name="art81§2 Copia 1"/><text:soft-page-break/><text:span text:style-name="T28">§ 2</text:span><text:span text:style-name="T40">o</text:span><text:span text:style-name="T28">  O servidor não poderá permanecer em licença da mesma espécie por período superior a 24 (vinte e quatro) meses, salvo nos casos dos incisos II, III, IV e VII.</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34"><text:bookmark text:name="art81§3 Copia 1"/>§ 3<text:span text:style-name="T57">o</text:span>  É vedado o exercício de atividade remunerada durante o período da licença prevista no inciso I deste artigo.</text:p>
      <text:p text:style-name="P34"><text:bookmark text:name="art82 Copia 1"/>Art. 82.  A licença concedida dentro de 60 (sessenta) dias do término de outra da mesma espécie será considerada como prorrogação.</text:p>
      <text:p text:style-name="P15"><text:span text:style-name="Strong_20_Emphasis"><text:span text:style-name="T11">Seção II</text:span></text:span></text:p>
      <text:p text:style-name="P15"><text:span text:style-name="Strong_20_Emphasis"><text:span text:style-name="T11">Da Licença por Motivo de Doença em Pessoa da Família</text:span></text:span></text:p>
      <text:p text:style-name="P47"><text:bookmark text:name="art83... Copia 1"/>Art. 83. Poderá ser concedida licença ao servidor por motivo de doença do cônjuge ou companheiro, padrasto ou      madrasta, ascendente, descendente, enteado e colateral consangüíneo ou afim até o segundo grau civil, mediante comprovação por junta médica oficial.</text:p>
      <text:p text:style-name="P47"><text:bookmark text:name="art83§1 Copia 1"/>§ 1° A licença somente será deferida se a assistência direta do servidor for indispensável e não puder ser prestada simultaneamente com o exercício do cargo.</text:p>
      <text:p text:style-name="P47"><text:bookmark text:name="art83§2.... Copia 1"/>§ 2° A licença será concedida sem prejuízo da remuneração do cargo efetivo, até 90 (noventa) dias, podendo ser prorrogada por até 90 (noventa) dias, mediante parecer de junta médica, e, excedendo estes prazos, sem remuneração.</text:p>
      <text:p text:style-name="P14"><text:bookmark text:name="art83 Copia 1"/><text:span text:style-name="T37">Art. 83.  Poderá ser concedida licença ao servidor por motivo de doença do cônjuge ou companheiro, dos pais, dos filhos, do padrasto ou madrasta e enteado, ou dependente que viva às suas expensas e conste do seu assentamento funcional, mediante comprovação por junta médica oficial.                  </text:span><text:a xlink:type="simple" xlink:href="https://www.planalto.gov.br/ccivil_03/leis/L9527.htm#art1" text:style-name="Internet_20_link" text:visited-style-name="Visited_20_Internet_20_Link">(Redação dada pela Lei nº 9.527, de 10.12.97)</text:a></text:p>
      <text:p text:style-name="P14"><text:bookmark text:name="art83. Copia 1"/><text:span text:style-name="T28">Art. 83.  Poderá ser concedida licença ao servidor por motivo de doença do cônjuge ou companheiro, dos pais, dos filhos, do padrasto ou madrasta e enteado, ou dependente que viva às suas expensas e conste do seu assentamento funcional, mediante comprovação por perícia médica oficial.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83.. Copia 1"/><text:span text:style-name="T11">Art. 83.  Poderá ser concedida licença ao servidor por motivo de doença do cônjuge ou companheiro, dos pais, dos filhos, do padrasto ou madrasta e enteado, ou dependente que viva a suas expensas e conste do seu assentamento funcional, mediante comprovação por perícia médica oficial.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0"><text:bookmark text:name="art83§1. Copia 1"/><text:span text:style-name="T11">§ 1</text:span><text:span text:style-name="T25">o</text:span><text:span text:style-name="T11">  A licença somente será deferida se a assistência direta do servidor for indispensável e não puder ser prestada simultaneamente com o exercício do cargo ou mediante compensação de horário, na forma do disposto no inciso II do art. 44.                    </text:span><text:a xlink:type="simple" xlink:href="https://www.planalto.gov.br/ccivil_03/leis/L9527.htm#art1" text:style-name="Internet_20_link" text:visited-style-name="Visited_20_Internet_20_Link"><text:span text:style-name="T9">(Redação dada pela Lei nº 9.527, de 10.12.97)</text:span></text:a></text:p>
      <text:p text:style-name="P20"><text:bookmark text:name="art83§2..... Copia 1"/><text:span text:style-name="T28">§ 2</text:span><text:span text:style-name="T39">o</text:span><text:span text:style-name="T28">  A licença será concedida sem prejuízo da remuneração do cargo efetivo, até trinta dias, podendo ser prorrogada por até trinta dias, mediante parecer de junta médica oficial e, excedendo estes prazos, sem remuneração, por até noventa dias.                    </text:span><text:span text:style-name="Strong_20_Emphasis"><text:span text:style-name="T28"> </text:span></text:span><text:a xlink:type="simple" xlink:href="https://www.planalto.gov.br/ccivil_03/leis/L9527.htm#art83" text:style-name="Internet_20_link" text:visited-style-name="Visited_20_Internet_20_Link"><text:span text:style-name="T28">(Redação dada pela Lei nº 9.527, de 10.12.97)</text:span></text:a></text:p>
      <text:p text:style-name="P20"><text:bookmark text:name="art83§2 Copia 1"/><text:span text:style-name="T28">§ 2</text:span><text:span text:style-name="T39">o</text:span><text:span text:style-name="T28">  A licença será concedida, sem prejuízo da remuneração do cargo efetivo, por até trinta dias, podendo ser prorrogada por até trinta dias e, excedendo estes prazos, sem remuneração, por até noventa dias.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83§3 Copia 1"/><text:span text:style-name="T28">§ 3</text:span><text:span text:style-name="T39">o</text:span><text:span text:style-name="T28">  Não será concedida nova licença em período inferior a doze meses do término da última licença concedida.                 </text:span><text:a xlink:type="simple" xlink:href="https://www.planalto.gov.br/ccivil_03/_Ato2007-2010/2008/Mpv/441.htm#art317" text:style-name="Internet_20_link" text:visited-style-name="Visited_20_Internet_20_Link">(Incluído pela Medida Provisória nº 441, de 2008)</text:a></text:p>
      <text:p text:style-name="P21"><text:bookmark text:name="art83§2. Copia 1"/><text:span text:style-name="T28">§ 2</text:span><text:span text:style-name="T39">o</text:span><text:span text:style-name="T28">  A licença será concedida, sem prejuízo da remuneração do cargo efetivo, por até 30 (trinta) dias, podendo ser prorrogada por até 30 (trinta) dias e, excedendo estes prazos, sem remuneração, por até 90 (noventa) dias.                 </text:span><text:a xlink:type="simple" xlink:href="https://www.planalto.gov.br/ccivil_03/_Ato2007-2010/2009/Lei/L11907.htm#art316" text:style-name="Internet_20_link" text:visited-style-name="Visited_20_Internet_20_Link">(Redação dada pela Lei nº 11.907, de 2009)</text:a></text:p>
      <text:p text:style-name="P21"><text:bookmark text:name="art83§3... Copia 1"/><text:span text:style-name="T28">§ 3</text:span><text:span text:style-name="T39">o</text:span><text:span text:style-name="T28">  Não será concedida nova licença em período inferior a 12 (doze) meses do término da última licença concedida.                     </text:span><text:a xlink:type="simple" xlink:href="https://www.planalto.gov.br/ccivil_03/_Ato2007-2010/2009/Lei/L11907.htm#art316" text:style-name="Internet_20_link" text:visited-style-name="Visited_20_Internet_20_Link">(Incluído pela Lei nº 11.907, de 2009)</text:a></text:p>
      <text:p text:style-name="P21"><text:bookmark text:name="art83§2.. Copia 1"/><text:span text:style-name="T28">§ 2º  A licença de que trata o </text:span><text:span text:style-name="T32">caput</text:span><text:span text:style-name="T28">, incluídas as prorrogações, poderá ser concedida a cada período de doze meses nas seguintes condições:                     </text:span><text:a xlink:type="simple" xlink:href="https://www.planalto.gov.br/ccivil_03/_Ato2007-2010/2009/Mpv/479.htm#art23" text:style-name="Internet_20_link" text:visited-style-name="Visited_20_Internet_20_Link">(Redação dada pela Medida Provisória nº 479, de 2009)</text:a></text:p>
      <text:p text:style-name="P21"><text:bookmark text:name="art83§2i Copia 1"/><text:soft-page-break/><text:span text:style-name="T28">I - por até sessenta dias, consecutivos ou não, mantida a remuneração do servidor; e                      </text:span><text:a xlink:type="simple" xlink:href="https://www.planalto.gov.br/ccivil_03/_Ato2007-2010/2009/Mpv/479.htm#art23" text:style-name="Internet_20_link" text:visited-style-name="Visited_20_Internet_20_Link">(Incluído pela Medida Provisória nº 479, de 2009)</text:a></text:p>
      <text:p text:style-name="P21"><text:bookmark text:name="art83§2ii Copia 1"/><text:span text:style-name="T28">II - por até noventa dias, consecutivos ou não, sem remuneração.                      </text:span><text:a xlink:type="simple" xlink:href="https://www.planalto.gov.br/ccivil_03/_Ato2007-2010/2009/Mpv/479.htm#art23" text:style-name="Internet_20_link" text:visited-style-name="Visited_20_Internet_20_Link">(Incluído pela Medida Provisória nº 479, de 2009)</text:a></text:p>
      <text:p text:style-name="P21"><text:bookmark text:name="art83§3. Copia 1"/><text:span text:style-name="T28">§ 3</text:span><text:span text:style-name="T39">o</text:span><text:span text:style-name="T28">  O início do interstício de doze meses será contado a partir da data do deferimento da primeira licença concedida.                     </text:span><text:a xlink:type="simple" xlink:href="https://www.planalto.gov.br/ccivil_03/_Ato2007-2010/2009/Mpv/479.htm#art23" text:style-name="Internet_20_link" text:visited-style-name="Visited_20_Internet_20_Link">(Redação dada pela Medida Provisória nº 479, de 2009)</text:a></text:p>
      <text:p text:style-name="P21"><text:bookmark text:name="art83§4 Copia 1"/><text:span text:style-name="T28">§ 4</text:span><text:span text:style-name="T39">o</text:span><text:span text:style-name="T28">  A soma das licenças remuneradas e das licenças não remuneradas, incluídas as respectivas prorrogações, concedidas em um mesmo período de doze meses, observado o disposto no § 3</text:span><text:span text:style-name="T39">o</text:span><text:span text:style-name="T28">, não poderá ultrapassar os limites estabelecidos nos incisos I e II do § 2</text:span><text:span text:style-name="T39">o</text:span><text:span text:style-name="T28">.                  </text:span><text:a xlink:type="simple" xlink:href="https://www.planalto.gov.br/ccivil_03/_Ato2007-2010/2009/Mpv/479.htm#art23" text:style-name="Internet_20_link" text:visited-style-name="Visited_20_Internet_20_Link">(Incluído pela Medida Provisória nº 479, de 2009)</text:a></text:p>
      <text:p text:style-name="P23"><text:bookmark text:name="art83§2... Copia 1"/><text:span text:style-name="T11">§ 2</text:span><text:span text:style-name="T25">o</text:span><text:span text:style-name="T11">  A licença de que trata o caput, incluídas as prorrogações, poderá ser concedida a cada período de doze meses nas seguintes condições:                  </text:span><text:a xlink:type="simple" xlink:href="https://www.planalto.gov.br/ccivil_03/_Ato2007-2010/2010/Lei/L12269.htm#art23" text:style-name="Internet_20_link" text:visited-style-name="Visited_20_Internet_20_Link"><text:span text:style-name="T9">(Redação dada pela Lei nº 12.269, de 2010)</text:span></text:a></text:p>
      <text:p text:style-name="P23"><text:bookmark text:name="art83§2i.. Copia 1"/><text:span text:style-name="T11">I - por até 60 (sessenta) dias, consecutivos ou não, mantida a remuneração do servidor; e                  </text:span><text:a xlink:type="simple" xlink:href="https://www.planalto.gov.br/ccivil_03/_Ato2007-2010/2010/Lei/L12269.htm#art23" text:style-name="Internet_20_link" text:visited-style-name="Visited_20_Internet_20_Link"><text:span text:style-name="T9">(Incluído pela Lei nº 12.269, de 2010)</text:span></text:a></text:p>
      <text:p text:style-name="P23"><text:bookmark text:name="art83§2ii.. Copia 1"/><text:span text:style-name="T11">II - por até 90 (noventa) dias, consecutivos ou não, sem remuneração.                  </text:span><text:a xlink:type="simple" xlink:href="https://www.planalto.gov.br/ccivil_03/_Ato2007-2010/2010/Lei/L12269.htm#art23" text:style-name="Internet_20_link" text:visited-style-name="Visited_20_Internet_20_Link"><text:span text:style-name="T9">(Incluído pela Lei nº 12.269, de 2010)</text:span></text:a></text:p>
      <text:p text:style-name="P23"><text:bookmark text:name="art83§3.. Copia 1"/><text:span text:style-name="T11">§ 3</text:span><text:span text:style-name="T25">o</text:span><text:span text:style-name="T11">  O início do interstício de 12 (doze) meses será contado a partir da data do deferimento da primeira licença concedida.                 </text:span><text:a xlink:type="simple" xlink:href="https://www.planalto.gov.br/ccivil_03/_Ato2007-2010/2010/Lei/L12269.htm#art23" text:style-name="Internet_20_link" text:visited-style-name="Visited_20_Internet_20_Link"><text:span text:style-name="T9">(Incluído pela Lei nº 12.269, de 2010)</text:span></text:a></text:p>
      <text:p text:style-name="P23"><text:bookmark text:name="art83§4. Copia 1"/><text:span text:style-name="T11">§ 4</text:span><text:span text:style-name="T25">o</text:span><text:span text:style-name="T11">  A soma das licenças remuneradas e das licenças não remuneradas, incluídas as respectivas prorrogações, concedidas em um mesmo período de 12 (doze) meses, observado o disposto no § 3</text:span><text:span text:style-name="T25">o</text:span><text:span text:style-name="T11">, não poderá ultrapassar os limites estabelecidos nos incisos I e II do § 2</text:span><text:span text:style-name="T25">o</text:span><text:span text:style-name="T11">.                 </text:span><text:a xlink:type="simple" xlink:href="https://www.planalto.gov.br/ccivil_03/_Ato2007-2010/2010/Lei/L12269.htm#art23" text:style-name="Internet_20_link" text:visited-style-name="Visited_20_Internet_20_Link"><text:span text:style-name="T9">(Incluído pela Lei nº 12.269, de 2010)</text:span></text:a></text:p>
      <text:p text:style-name="P15"><text:span text:style-name="Strong_20_Emphasis"><text:span text:style-name="T11">Seção III</text:span></text:span></text:p>
      <text:p text:style-name="P15"><text:span text:style-name="Strong_20_Emphasis"><text:span text:style-name="T11">Da Licença por Motivo de Afastamento do Cônjuge</text:span></text:span></text:p>
      <text:p text:style-name="P34"><text:bookmark text:name="art84 Copia 1"/>Art. 84.  Poderá ser concedida licença ao servidor para acompanhar cônjuge ou companheiro que foi deslocado para outro ponto do território nacional, para o exterior ou para o exercício de mandato eletivo dos Poderes Executivo e Legislativo.</text:p>
      <text:p text:style-name="P34"><text:bookmark text:name="art84§1 Copia 1"/>§ 1<text:span text:style-name="T57">o</text:span>  A licença será por prazo indeterminado e sem remuneração.</text:p>
      <text:p text:style-name="P48"><text:bookmark text:name="art84§2. Copia 1"/>§ 2° Na hipótese do deslocamento de que trata este artigo, o servidor poderá ser lotado, provisoriamente, em repartição da Administração Federal direta, autárquica ou fundacional, desde que para o exercício de atividade compatível com o seu cargo.</text:p>
      <text:p text:style-name="P20"><text:bookmark text:name="art84§2 Copia 1"/><text:span text:style-name="T18">§ 2</text:span><text:span text:style-name="T24">o</text:span><text:span text:style-name="T18">  No deslocamento de servidor cujo cônjuge ou companheiro também seja servidor público, civil ou militar, de qualquer dos Poderes da União, dos Estados, do Distrito Federal e dos Municípios, poderá haver exercício provisório em órgão ou entidade da Administração Federal direta, autárquica ou fundacional, desde que para o exercício de atividade compatível com o seu cargo.</text:span><text:span text:style-name="Strong_20_Emphasis"><text:span text:style-name="T18">                  </text:span></text:span><text:a xlink:type="simple" xlink:href="https://www.planalto.gov.br/ccivil_03/leis/L9527.htm#art1" text:style-name="Internet_20_link" text:visited-style-name="Visited_20_Internet_20_Link"><text:span text:style-name="T18">(Redação dada pela Lei nº 9.527, de 10.12.97)</text:span></text:a></text:p>
      <text:p text:style-name="P15"><text:span text:style-name="Strong_20_Emphasis"><text:span text:style-name="T11">Seção IV</text:span></text:span></text:p>
      <text:p text:style-name="P15"><text:span text:style-name="Strong_20_Emphasis"><text:span text:style-name="T11">Da Licença para o Serviço Militar</text:span></text:span></text:p>
      <text:p text:style-name="P34"><text:bookmark text:name="art85 Copia 1"/>Art. 85.  Ao servidor convocado para o serviço militar será concedida licença, na forma e condições previstas na      legislação específica.</text:p>
      <text:p text:style-name="P34"><text:bookmark text:name="art85p Copia 1"/>Parágrafo único.  Concluído o serviço militar, o servidor terá até 30 (trinta) dias sem remuneração para reassumir o exercício do cargo.</text:p>
      <text:p text:style-name="P15"><text:span text:style-name="Strong_20_Emphasis"><text:span text:style-name="T11">Seção V</text:span></text:span></text:p>
      <text:p text:style-name="P15"><text:span text:style-name="Strong_20_Emphasis"><text:span text:style-name="T11">Da Licença para Atividade Política</text:span></text:span></text:p>
      <text:p text:style-name="P34"><text:bookmark text:name="art86 Copia 1"/>Art. 86.  O servidor terá direito a licença, sem remuneração, durante o período que mediar entre a sua escolha em convenção partidária, como candidato a cargo eletivo, e a véspera do registro de sua candidatura perante a Justiça Eleitoral.</text:p>
      <text:p text:style-name="P47"><text:bookmark text:name="art86§1. Copia 1"/><text:soft-page-break/>§ 1° O servidor candidato a cargo eletivo na localidade onde desempenha suas funções e que exerça cargo de direção, chefia, assessoramento, arrecadação ou fiscalização, dele será afastado, a partir do dia imediato ao do registro de sua candidatura perante a Justiça Eleitoral, até o 15° (décimo quinto) dia seguinte ao do pleito.</text:p>
      <text:p text:style-name="P20"><text:bookmark text:name="art86§1 Copia 1"/><text:span text:style-name="T18">§ 1</text:span><text:span text:style-name="T24">o</text:span><text:span text:style-name="T18">  O servidor candidato a cargo eletivo na localidade onde desempenha suas funções e que exerça cargo de direção, chefia, assessoramento, arrecadação ou fiscalização, dele será afastado, a partir do dia imediato ao do registro de sua candidatura perante a Justiça Eleitoral, até o décimo dia seguinte ao do pleito.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86§2. Copia 1"/>§ 2° A partir do registro da candidatura e até o 15° (décimo quinto) dia seguinte ao da eleição, o servidor fará jus à licença como se em efetivo exercício estivesse, com a remuneração de que trata o art. 41.</text:p>
      <text:p text:style-name="P20"><text:bookmark text:name="art86§2 Copia 1"/><text:span text:style-name="T18">§ 2</text:span><text:span text:style-name="T24">o</text:span><text:span text:style-name="T18">  A partir do registro da candidatura e até o décimo dia seguinte ao da eleição, o servidor fará jus à licença, assegurados os vencimentos do cargo efetivo, somente pelo período de três meses.                     </text:span><text:a xlink:type="simple" xlink:href="https://www.planalto.gov.br/ccivil_03/leis/L9527.htm#art1" text:style-name="Internet_20_link" text:visited-style-name="Visited_20_Internet_20_Link"><text:span text:style-name="T8">(Redação dada pela Lei nº 9.527, de 10.12.97)</text:span></text:a></text:p>
      <text:p text:style-name="P15"><text:span text:style-name="Strong_20_Emphasis"><text:span text:style-name="T11">Seção VI</text:span></text:span></text:p>
      <text:p text:style-name="P15"><text:span text:style-name="Strong_20_Emphasis"><text:span text:style-name="T28">Da Licença-Prêmio por Assiduidade</text:span></text:span></text:p>
      <text:p text:style-name="P15"><text:span text:style-name="Strong_20_Emphasis"><text:span text:style-name="T18">Da Licença para Capacitação</text:span></text:span><text:span text:style-name="Strong_20_Emphasis"><text:span text:style-name="T22"><text:line-break/></text:span></text:span><text:a xlink:type="simple" xlink:href="https://www.planalto.gov.br/ccivil_03/leis/L9527.htm#seçãovi" text:style-name="Internet_20_link" text:visited-style-name="Visited_20_Internet_20_Link"><text:span text:style-name="T18">(Redação dada pela Lei nº 9.527, de 10.12.97)</text:span></text:a></text:p>
      <text:p text:style-name="P47"><text:bookmark text:name="art87. Copia 1"/>Art. 87. Após cada qüinqüênio ininterrupto de exercício, o servidor fará jus a 3 (três) meses de licença, a título de prêmio por assiduidade, com a remuneração do cargo efetivo.</text:p>
      <text:p text:style-name="P14"><text:bookmark text:name="art87§1 Copia 1"/><text:span text:style-name="T28">§ 1° </text:span><text:a xlink:type="simple" xlink:href="https://www.planalto.gov.br/ccivil_03/leis/Mensagem_Veto/anterior_98/Vep898-90.pdf" text:style-name="Internet_20_link" text:visited-style-name="Visited_20_Internet_20_Link">(Vetado)</text:a><text:span text:style-name="T28">.</text:span></text:p>
      <text:p text:style-name="P14"><text:bookmark text:name="art87§2 Copia 1"/><text:span text:style-name="T28">§ 2° </text:span><text:a xlink:type="simple" xlink:href="https://www.planalto.gov.br/ccivil_03/leis/Mensagem_Veto/anterior_98/Vep898-90.pdf" text:style-name="Internet_20_link" text:visited-style-name="Visited_20_Internet_20_Link">(Vetado)</text:a><text:span text:style-name="T28">.</text:span></text:p>
      <text:p text:style-name="P14"><text:bookmark text:name="art87§3 Copia 1"/><text:span text:style-name="T28">§ 2° Os períodos de licença-prêmio já adquiridos e não gozados pelo servidor que vier a falecer serão convertidos em pecúnia, em favor de seus beneficiários da pensão.               </text:span><text:a xlink:type="simple" xlink:href="https://www.planalto.gov.br/ccivil_03/leis/l8112cons.htm#mantida" text:style-name="Internet_20_link" text:visited-style-name="Visited_20_Internet_20_Link">(Mantido pelo Congresso Nacional)</text:a></text:p>
      <text:p text:style-name="P20"><text:bookmark text:name="art87 Copia 1"/><text:span text:style-name="T18">Art. 87.  Após cada qüinqüênio de efetivo exercício, o servidor poderá, no interesse da Administração, afastar-se do exercício do cargo efetivo, com a respectiva remuneração, por até três meses, para participar de curso de capacitação profissional.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_Ato2004-2006/2006/Decreto/D5707.htm" text:style-name="Internet_20_link" text:visited-style-name="Visited_20_Internet_20_Link"><text:span text:style-name="T8">(Vide Decreto nº 5.707, de 2006)</text:span></text:a></text:p>
      <text:p text:style-name="P20"><text:bookmark text:name="art87p Copia 1"/><text:span text:style-name="T11">Parágrafo único.  Os períodos de licença de que trata o </text:span><text:span text:style-name="T14">caput</text:span><text:span text:style-name="T11"> não são acumuláveis.               </text:span><text:a xlink:type="simple" xlink:href="https://www.planalto.gov.br/ccivil_03/leis/L9527.htm#art1" text:style-name="Internet_20_link" text:visited-style-name="Visited_20_Internet_20_Link"><text:span text:style-name="T9">(Redação dada pela Lei nº 9.527, de 10.12.97)</text:span></text:a></text:p>
      <text:p text:style-name="P20"><text:bookmark text:name="art88 Copia 1"/><text:span text:style-name="T28">Art. 88. Não se concederá licença-prêmio ao servidor que, no período aquisitivo: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 Copia 1"/><text:span text:style-name="T28">I - sofrer penalidade disciplinar de suspensão;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 Copia 1"/><text:span text:style-name="T28">II - afastar-se do cargo em virtude de: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a Copia 1"/><text:span text:style-name="T28">a) licença por motivo de doença em pessoa da família, sem remuneração;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b Copia 1"/><text:span text:style-name="T28">b) licença para tratar de interesses particulares;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c Copia 1"/><text:span text:style-name="T28">c) condenação a pena privativa de liberdade por sentença definitiva;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d Copia 1"/><text:span text:style-name="T28">d) afastamento para acompanhar cônjuge ou companheiro.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p Copia 1"/><text:span text:style-name="T28">Parágrafo único. As faltas injustificadas ao serviço retardarão a concessão da licença prevista neste artigo, na proporção de 1 (um) mês para cada falta.</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9 Copia 1"/><text:span text:style-name="T28">Art. 89. O número de servidores em gozo simultâneo de licença-prêmio não poderá ser superior a 1/3 (um terço) da lotação da respectiva unidade administrativa do órgão ou entidade.</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90 Copia 1"/><text:span text:style-name="T18">Art. 90.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15"><text:soft-page-break/><text:span text:style-name="Strong_20_Emphasis"><text:span text:style-name="T11">Seção VII</text:span></text:span></text:p>
      <text:p text:style-name="P15"><text:span text:style-name="Strong_20_Emphasis"><text:span text:style-name="T11">Da Licença para Tratar de Interesses Particulares</text:span></text:span></text:p>
      <text:p text:style-name="P47"><text:bookmark text:name="art91.. Copia 1"/>Art. 91. A critério da administração, poderá ser concedida ao servidor estável licença para o trato de assuntos particulares, pelo prazo de até 2 (dois) anos consecutivos, sem remuneração.</text:p>
      <text:p text:style-name="P20"><text:bookmark text:name="art91 Copia 1"/><text:span text:style-name="T28">Art. 91. A critério da Administração, poderá ser concedida ao servidor ocupante de cargo efetivo, desde que não esteja em estágio probatório, licença para o trato de assuntos particulares pelo prazo de até três anos consecutivos, sem remuneração, prorrogável uma única vez por período não superior a esse limite.                   </text:span><text:a xlink:type="simple" xlink:href="https://www.planalto.gov.br/ccivil_03/leis/L9527.htm#art1" text:style-name="Internet_20_link" text:visited-style-name="Visited_20_Internet_20_Link">(Redação dada pela Lei nº 9.527, de 10.12.97)</text:a></text:p>
      <text:p text:style-name="P20"><text:bookmark text:name="art91. Copia 1"/><text:span text:style-name="T18">Art. 91.  A critério da Administração, poderão ser concedidas ao servidor ocupante de cargo efetivo, desde que não esteja em estágio probatório, licenças para o trato de assuntos particulares pelo prazo de até três anos consecutivos, sem remuneraçã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48"><text:bookmark text:name="art91§1 Copia 1"/>§ 1° A licença poderá ser interrompida, a qualquer tempo, a pedido do servidor ou no interesse do serviço.</text:p>
      <text:p text:style-name="P21"><text:bookmark text:name="art91§1. Copia 1"/><text:span text:style-name="T28">§ 1º  A licença poderá ser interrompida, a qualquer tempo, a pedido do servidor ou a interesse do serviço público.                    </text:span><text:a xlink:type="simple" xlink:href="https://www.planalto.gov.br/ccivil_03/_Ato2015-2018/2017/Mpv/mpv792.htm#art26" text:style-name="Internet_20_link" text:visited-style-name="Visited_20_Internet_20_Link">(Incluído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47"><text:bookmark text:name="art91§2. Copia 1"/>§ 2° Não se concederá nova licença antes de decorridos 2 (dois) anos do término da anterior.</text:p>
      <text:p text:style-name="P14"><text:bookmark text:name="art91§2 Copia 1"/><text:span text:style-name="T37">§ 2</text:span><text:span text:style-name="T43">o</text:span><text:span text:style-name="T37"> Não se concederá nova licença antes de decorridos dois anos do término da anterior ou de sua prorrogação.                 </text:span><text:a xlink:type="simple" xlink:href="https://www.planalto.gov.br/ccivil_03/leis/L9527.htm#art1" text:style-name="Internet_20_link" text:visited-style-name="Visited_20_Internet_20_Link"><text:span text:style-name="T28">(Redação dada pela Lei nº 9.527, de 10.12.97)</text:span></text:a></text:p>
      <text:p text:style-name="P13"><text:bookmark text:name="art91§2.. Copia 1"/><text:span text:style-name="T28">§ 2º  A licença suspenderá o vínculo com a administração pública federal e, durante esse período, o disposto nos arts. 116 e 117 não se aplica ao servidor licenciado.               </text:span><text:a xlink:type="simple" xlink:href="https://www.planalto.gov.br/ccivil_03/_Ato2015-2018/2017/Mpv/mpv792.htm#art26" text:style-name="Internet_20_link" text:visited-style-name="Visited_20_Internet_20_Link">(Incluído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14"><text:bookmark text:name="art91§3 Copia 1"/><text:span text:style-name="T28">§ 3° Não se concederá a licença a servidores nomeados, removidos, redistribuídos ou transferidos, antes de completarem 2 (dois) anos de exercício. </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14"><text:bookmark text:name="art91p Copia 1"/><text:span text:style-name="T18">Parágrafo único.  A licença poderá ser interrompida, a qualquer tempo, a pedido do servidor ou no interesse do serviç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15"><text:span text:style-name="T52">        </text:span><text:span text:style-name="Strong_20_Emphasis"><text:span text:style-name="T18">Seção VIII</text:span></text:span></text:p>
      <text:p text:style-name="P15"><text:span text:style-name="Strong_20_Emphasis"><text:span text:style-name="T11">Da Licença para o Desempenho de Mandato Classista</text:span></text:span></text:p>
      <text:p text:style-name="P47"><text:bookmark text:name="art92.. Copia 1"/>Art. 92. E assegurado ao servidor o direito a licença para o desempenho de mandato em confederação, federação, associação de classe de âmbito nacional, sindicato representativo da categoria ou entidade fiscalizadora da profissão, com a remuneração do cargo efetivo, observado o disposto no art. 102, inciso VIII, alínea c.</text:p>
      <text:p text:style-name="P14"><text:bookmark text:name="art92 Copia 1"/><text:span text:style-name="T28">Art. 92.  É assegurado ao servidor o direito à licença sem remuneração para o desempenho de mandato em confederação, federação, associação de classe de âmbito nacional, sindicato representativo da categoria ou entidade fiscalizadora da profissão, observado o disposto na alínea "c" do inciso VIII do art. 102 desta Lei, conforme disposto em regulamento e observados os seguintes limites:                  </text:span><text:a xlink:type="simple" xlink:href="https://www.planalto.gov.br/ccivil_03/leis/L9527.htm#art1" text:style-name="Internet_20_link" text:visited-style-name="Visited_20_Internet_20_Link">(Redação dada pela Lei nº 9.527, de 10.12.97)</text:a><text:span text:style-name="T48">         </text:span><text:a xlink:type="simple" xlink:href="https://www.planalto.gov.br/ccivil_03/decreto/1996/D2066.htm" text:style-name="Internet_20_link" text:visited-style-name="Visited_20_Internet_20_Link"><text:span text:style-name="T18">(Regulamento)</text:span></text:a></text:p>
      <text:p text:style-name="P20"><text:bookmark text:name="art92i Copia 1"/><text:span text:style-name="T28">I - para entidades com até 5.000 associados, um servidor;                 </text:span><text:a xlink:type="simple" xlink:href="https://www.planalto.gov.br/ccivil_03/leis/L9527.htm#art92" text:style-name="Internet_20_link" text:visited-style-name="Visited_20_Internet_20_Link">(Inciso incluído pela Lei nº 9.527, de 10.12.97)</text:a></text:p>
      <text:p text:style-name="P20"><text:bookmark text:name="art92ii Copia 1"/><text:span text:style-name="T28">II - para entidades com 5.001 a 30.000 associados, dois servidores;                 </text:span><text:a xlink:type="simple" xlink:href="https://www.planalto.gov.br/ccivil_03/leis/L9527.htm#art92" text:style-name="Internet_20_link" text:visited-style-name="Visited_20_Internet_20_Link">(Inciso incluído pela Lei nº 9.527, de 10.12.97)</text:a></text:p>
      <text:p text:style-name="P20"><text:bookmark text:name="art92iii Copia 1"/><text:span text:style-name="T28">III - para entidades com mais de 30.000 associados, três servidores.                   </text:span><text:a xlink:type="simple" xlink:href="https://www.planalto.gov.br/ccivil_03/leis/L9527.htm#art92" text:style-name="Internet_20_link" text:visited-style-name="Visited_20_Internet_20_Link">(Inciso incluído pela Lei nº 9.527, de 10.12.97)</text:a></text:p>
      <text:p text:style-name="P47"><text:bookmark text:name="art92§1 Copia 1"/>§ 1° Somente poderão ser licenciados servidores eleitos para cargos de direção ou representação nas referidas entidades até o máximo de 3 (três), por entidade.</text:p>
      <text:p text:style-name="P20"><text:bookmark text:name="art92§1. Copia 1"/><text:span text:style-name="T37">§ 1</text:span><text:span text:style-name="T43">o</text:span><text:span text:style-name="T37">  Somente poderão ser licenciados servidores eleitos para cargos de direção ou representação nas referidas entidades, desde que cadastradas no Ministério da Administração Federal e Reforma do Estado.             </text:span><text:a xlink:type="simple" xlink:href="https://www.planalto.gov.br/ccivil_03/leis/L9527.htm#art92" text:style-name="Internet_20_link" text:visited-style-name="Visited_20_Internet_20_Link">(Redação dada pela Lei nº 9.527, de 10.12.97)</text:a></text:p>
      <text:p text:style-name="P47"><text:bookmark text:name="art92§2 Copia 1"/><text:soft-page-break/>§ 2° A licença terá duração igual à do mandato, podendo ser prorrogada, no caso de reeleição, e por uma única vez.</text:p>
      <text:p text:style-name="P20"><text:bookmark text:name="art92. Copia 1"/><text:span text:style-name="T11">Art. 92. É assegurado ao servidor o direito à licença sem remuneração para o desempenho de mandato em confederação, federação, associação de classe de âmbito nacional, sindicato representativo da categoria ou entidade fiscalizadora da profissão ou, ainda, para participar de gerência ou administração em sociedade cooperativa constituída por servidores públicos para prestar serviços a seus membros, observado o disposto na alínea c do inciso VIII do art. 102 desta Lei, conforme disposto em regulamento e observados os seguintes limites:                </text:span><text:a xlink:type="simple" xlink:href="https://www.planalto.gov.br/ccivil_03/_Ato2004-2006/2005/Lei/L11094.htm#art18" text:style-name="Internet_20_link" text:visited-style-name="Visited_20_Internet_20_Link"><text:span text:style-name="T9"> (Redação dada pela Lei nº 11.094, de 2005)</text:span></text:a><text:span text:style-name="T11">  </text:span><text:a xlink:type="simple" xlink:href="https://www.planalto.gov.br/ccivil_03/decreto/1996/D2066.htm" text:style-name="Internet_20_link" text:visited-style-name="Visited_20_Internet_20_Link"><text:span text:style-name="T18">(Regulamento)</text:span></text:a><text:span text:style-name="T48">   </text:span><text:a xlink:type="simple" xlink:href="https://www.planalto.gov.br/ccivil_03/_Ato2023-2026/2023/Decreto/D11411.htm" text:style-name="Internet_20_link" text:visited-style-name="Visited_20_Internet_20_Link"><text:span text:style-name="T11">(Regulamento)</text:span></text:a></text:p>
      <text:p text:style-name="P23"><text:bookmark text:name="art92i. Copia 1"/><text:span text:style-name="T11">I - para entidades com até 5.000 (cinco mil) associados, 2 (dois) servidores;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3"><text:bookmark text:name="art92ii. Copia 1"/><text:span text:style-name="T11">II - para entidades com 5.001 (cinco mil e um) a 30.000 (trinta mil) associados, 4 (quatro) servidores;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3"><text:bookmark text:name="art92iii. Copia 1"/><text:span text:style-name="T11">III - para entidades com mais de 30.000 (trinta mil) associados, 8 (oito) servidores.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3"><text:bookmark text:name="art92§1.. Copia 1"/><text:span text:style-name="T11">§ 1</text:span><text:span text:style-name="T25">o</text:span><text:span text:style-name="T11">  Somente poderão ser licenciados os servidores eleitos para cargos de direção ou de representação nas referidas entidades, desde que cadastradas no órgão competente.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3"><text:bookmark text:name="art92§2. Copia 1"/><text:span text:style-name="T11">§ 2</text:span><text:span text:style-name="T25">o</text:span><text:span text:style-name="T11">  A licença terá duração igual à do mandato, podendo ser renovada, no caso de reeleição.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15"><text:bookmark text:name="capv Copia 1"/><text:span text:style-name="Strong_20_Emphasis"><text:span text:style-name="T11">Capítulo V</text:span></text:span></text:p>
      <text:p text:style-name="P15"><text:span text:style-name="Strong_20_Emphasis"><text:span text:style-name="T11">Dos Afastamentos</text:span></text:span></text:p>
      <text:p text:style-name="P15"><text:span text:style-name="Strong_20_Emphasis"><text:span text:style-name="T11">Seção I</text:span></text:span></text:p>
      <text:p text:style-name="P15"><text:span text:style-name="Strong_20_Emphasis"><text:span text:style-name="T11">Do Afastamento para Servir a Outro Órgão ou Entidade</text:span></text:span></text:p>
      <text:p text:style-name="P47"><text:bookmark text:name="art93. Copia 1"/>Art. 93. O servidor poderá ser cedido para ter exercício em outro órgão ou entidade dos Poderes da União, dos Estados, ou do Distrito Federal e dos Municípios, nas seguintes hipóteses:</text:p>
      <text:p text:style-name="P20"><text:bookmark text:name="art93 Copia 1"/><text:span text:style-name="T37">Art. 93. O servidor poderá ser cedido para ter exercício em outro órgão ou entidade dos Poderes da União, dos Estados, ou do Distrito Federal e dos Municípios, nas seguintes hipóteses:                </text:span><text:a xlink:type="simple" xlink:href="https://www.planalto.gov.br/ccivil_03/leis/L8270.htm#art22" text:style-name="Internet_20_link" text:visited-style-name="Visited_20_Internet_20_Link">(Redação dada pela Lei nº 8.270, de 17.12.91)</text:a><text:span text:style-name="Strong_20_Emphasis"><text:span text:style-name="T37">              </text:span></text:span><text:span text:style-name="T37">(</text:span><text:a xlink:type="simple" xlink:href="https://www.planalto.gov.br/ccivil_03/decreto/2001/D4050.htm" text:style-name="Internet_20_link" text:visited-style-name="Visited_20_Internet_20_Link">Regulamento)</text:a><text:span text:style-name="T37">              (</text:span><text:a xlink:type="simple" xlink:href="https://www.planalto.gov.br/ccivil_03/decreto/2002/D4493.htm" text:style-name="Internet_20_link" text:visited-style-name="Visited_20_Internet_20_Link">Vide Decreto nº 4.493, de 3.12.2002</text:a><text:span text:style-name="T37">)                   </text:span><text:a xlink:type="simple" xlink:href="https://www.planalto.gov.br/ccivil_03/_Ato2004-2006/2004/Decreto/D5213.htm" text:style-name="Internet_20_link" text:visited-style-name="Visited_20_Internet_20_Link">(Vide Decreto nº 5.213, de 2004)</text:a><text:span text:style-name="T37">                  </text:span><text:a xlink:type="simple" xlink:href="https://www.planalto.gov.br/ccivil_03/_Ato2015-2018/2017/Decreto/D9144.htm" text:style-name="Internet_20_link" text:visited-style-name="Visited_20_Internet_20_Link">(Vide Decreto nº 9.144, de 2017)</text:a></text:p>
      <text:p text:style-name="P20"><text:bookmark text:name="art93.. Copia 1"/><text:span text:style-name="T28">Art. 93.  O servidor poderá ser cedido para ter exercício em outro órgão ou entidade dos Poderes da União, dos Estados, do Distrito Federal, dos Municípios ou em serviço social autônomo instituído pela União que exerça atividades de cooperação com a administração pública federal, nas seguintes hipóteses:  </text:span><text:a xlink:type="simple" xlink:href="https://www.planalto.gov.br/ccivil_03/leis/L8270.htm#art22" text:style-name="Internet_20_link" text:visited-style-name="Visited_20_Internet_20_Link"><text:span text:style-name="T37">(Redação dada pela Medida Provisória nº 765, de 2016)</text:span></text:a></text:p>
      <text:p text:style-name="P20"><text:bookmark text:name="art254 Copia 1"/><text:span text:style-name="T18">Art. 93. O servidor poderá ser cedido para ter exercício em outro órgão ou entidade dos Poderes da União, dos Estados, ou do Distrito Federal e dos Municípios, nas seguintes hipóteses:                </text:span><text:a xlink:type="simple" xlink:href="https://www.planalto.gov.br/ccivil_03/leis/L8270.htm#art22" text:style-name="Internet_20_link" text:visited-style-name="Visited_20_Internet_20_Link"><text:span text:style-name="T8">(Redação dada pela Lei nº 8.270, de 17.12.91)</text:span></text:a><text:span text:style-name="Strong_20_Emphasis"><text:span text:style-name="T18">               </text:span></text:span><text:span text:style-name="T18">(</text:span><text:a xlink:type="simple" xlink:href="https://www.planalto.gov.br/ccivil_03/decreto/2001/D4050.htm" text:style-name="Internet_20_link" text:visited-style-name="Visited_20_Internet_20_Link"><text:span text:style-name="T8">Regulamento)</text:span></text:a><text:span text:style-name="T18">                (</text:span><text:a xlink:type="simple" xlink:href="https://www.planalto.gov.br/ccivil_03/decreto/2002/D4493.htm" text:style-name="Internet_20_link" text:visited-style-name="Visited_20_Internet_20_Link"><text:span text:style-name="T8">Vide Decreto nº 4.493, de 3.12.2002</text:span></text:a><text:span text:style-name="T18">)                       </text:span><text:a xlink:type="simple" xlink:href="https://www.planalto.gov.br/ccivil_03/_Ato2004-2006/2004/Decreto/D5213.htm" text:style-name="Internet_20_link" text:visited-style-name="Visited_20_Internet_20_Link"><text:span text:style-name="T8">(Vide Decreto nº 5.213, de 2004)</text:span></text:a><text:span text:style-name="T18">                  </text:span><text:a xlink:type="simple" xlink:href="https://www.planalto.gov.br/ccivil_03/_Ato2015-2018/2017/Decreto/D9144.htm" text:style-name="Internet_20_link" text:visited-style-name="Visited_20_Internet_20_Link"><text:span text:style-name="T8">(Vide Decreto nº 9.144, de 2017)</text:span></text:a></text:p>
      <text:p text:style-name="P47"><text:bookmark text:name="art93i. Copia 1"/>I - para exercício de cargo em comissão ou função de confiança;</text:p>
      <text:p text:style-name="P20"><text:bookmark text:name="art93i Copia 1"/><text:span text:style-name="T37">I - para exercício de cargo em comissão ou função de confiança;                    </text:span><text:a xlink:type="simple" xlink:href="https://www.planalto.gov.br/ccivil_03/leis/L8270.htm#art22" text:style-name="Internet_20_link" text:visited-style-name="Visited_20_Internet_20_Link">(Redação dada pela Lei nº 8.270, de 17.12.91)</text:a></text:p>
      <text:p text:style-name="P20"><text:span text:style-name="T28">I - para exercício de cargo em comissão, função de confiança ou, no caso de serviço social autônomo, para o exercício de cargo de direção ou de gerência;               </text:span><text:a xlink:type="simple" xlink:href="https://www.planalto.gov.br/ccivil_03/leis/L8270.htm#art22" text:style-name="Internet_20_link" text:visited-style-name="Visited_20_Internet_20_Link"><text:span text:style-name="T37">(Redação dada pela Medida Provisória nº 765, de 2016)</text:span></text:a></text:p>
      <text:p text:style-name="P20"><text:bookmark text:name="art93i0 Copia 1"/><text:span text:style-name="T18">I - para exercício de cargo em comissão ou função de confiança;                  </text:span><text:a xlink:type="simple" xlink:href="https://www.planalto.gov.br/ccivil_03/leis/L8270.htm#art22" text:style-name="Internet_20_link" text:visited-style-name="Visited_20_Internet_20_Link"><text:span text:style-name="T8">(Redação dada pela Lei nº 8.270, de 17.12.91)</text:span></text:a></text:p>
      <text:p text:style-name="P47"><text:bookmark text:name="art93ii. Copia 1"/>II - em casos previstos em leis específicas.</text:p>
      <text:p text:style-name="P20"><text:bookmark text:name="art93ii Copia 1"/><text:span text:style-name="T18">II - em casos previstos em leis específicas.                  </text:span><text:a xlink:type="simple" xlink:href="https://www.planalto.gov.br/ccivil_03/leis/L8270.htm#art22" text:style-name="Internet_20_link" text:visited-style-name="Visited_20_Internet_20_Link"><text:span text:style-name="T8">(Redação dada pela Lei nº 8.270, de 17.12.91)</text:span></text:a></text:p>
      <text:p text:style-name="P47"><text:bookmark text:name="art93§1. Copia 1"/>§ 1° Na hipótese do inciso I deste artigo, o ônus da remuneração será do órgão ou entidade cessionária.</text:p>
      <text:p text:style-name="P20"><text:bookmark text:name="art93§1 Copia 1"/><text:span text:style-name="T37">§ 1</text:span><text:span text:style-name="T43">o</text:span><text:span text:style-name="T37">  Na hipótese do inciso I, sendo a cessão para órgãos ou entidades dos Estados, do Distrito Federal ou dos Municípios, o ônus da remuneração será do órgão ou entidade cessionária, mantido o ônus para o cedente nos demais casos.                </text:span><text:a xlink:type="simple" xlink:href="https://www.planalto.gov.br/ccivil_03/leis/L8270.htm#art22" text:style-name="Internet_20_link" text:visited-style-name="Visited_20_Internet_20_Link">(Redação dada pela Lei nº 8.270, de 17.12.91)</text:a></text:p>
      <text:p text:style-name="P21"><text:bookmark text:name="art93§1.. Copia 1"/><text:soft-page-break/><text:span text:style-name="T28">§ 1º  Na hipótese de que trata o inciso I do </text:span><text:span text:style-name="T32">caput</text:span><text:span text:style-name="T28">, sendo a cessão para órgãos ou entidades dos Estados, do Distrito Federal, dos Municípios ou para serviço social autônomo, o ônus da remuneração será do órgão ou da entidade cessionária, mantido o ônus para o cedente nos demais casos.                    </text:span><text:a xlink:type="simple" xlink:href="https://www.planalto.gov.br/ccivil_03/leis/L8270.htm#art22" text:style-name="Internet_20_link" text:visited-style-name="Visited_20_Internet_20_Link">(Redação dada pela Medida Provisória nº 765, de 2016)</text:a></text:p>
      <text:p text:style-name="P25"><text:bookmark text:name="art93§8 Copia 1"/><text:span text:style-name="T18">§ 1</text:span><text:span text:style-name="T24">o</text:span><text:span text:style-name="T18">  Na hipótese do inciso I, sendo a cessão para órgãos ou entidades dos Estados, do Distrito Federal ou dos Municípios, o ônus da remuneração será do órgão ou entidade cessionária, mantido o ônus para o cedente nos demais casos.                   </text:span><text:a xlink:type="simple" xlink:href="https://www.planalto.gov.br/ccivil_03/leis/L8270.htm#art22" text:style-name="Internet_20_link" text:visited-style-name="Visited_20_Internet_20_Link"><text:span text:style-name="T8">(Redação dada pela Lei nº 8.270, de 17.12.91)</text:span></text:a></text:p>
      <text:p text:style-name="P47"><text:bookmark text:name="art93§2. Copia 1"/>§ 2° A cessão far-se-á mediante portaria publicada no Diário Oficial da União.</text:p>
      <text:p text:style-name="P20"><text:bookmark text:name="art93§2 Copia 1"/><text:span text:style-name="T37">§ 2</text:span><text:span text:style-name="T43">o</text:span><text:span text:style-name="T37">  Na hipótese de o servidor cedido à empresa pública ou sociedade de economia mista, nos termos das respectivas normas, optar pela remuneração do cargo efetivo, a entidade cessionária efetuará o reembolso das despesas realizadas pelo órgão ou entidade de origem.                     </text:span><text:a xlink:type="simple" xlink:href="https://www.planalto.gov.br/ccivil_03/leis/L8270.htm#art22" text:style-name="Internet_20_link" text:visited-style-name="Visited_20_Internet_20_Link">(Redação dada pela Lei nº 8.270, de 17.12.91)</text:a><text:span text:style-name="T37"> </text:span><text:span text:style-name="T45">                    </text:span><text:a xlink:type="simple" xlink:href="https://www.planalto.gov.br/ccivil_03/_Ato2004-2006/2006/Mpv/301.htm#art156" text:style-name="Internet_20_link" text:visited-style-name="Visited_20_Internet_20_Link"><text:span text:style-name="T38">(Vide Medida Provisória nº 301 de 2006)</text:span></text:a></text:p>
      <text:p text:style-name="P20"><text:bookmark text:name="art93§2.. Copia 1"/><text:span text:style-name="T28">§ 2º  Na hipótese de o servidor cedido a empresa pública ou sociedade de economia mista, nos termos das respectivas normas, optar pela remuneração do cargo efetivo ou pela remuneração do cargo efetivo acrescida de percentual da retribuição do cargo em comissão, a entidade cessionária efetuará o reembolso das despesas realizadas pelo órgão ou entidade de origem.                  </text:span><text:a xlink:type="simple" xlink:href="https://www.planalto.gov.br/ccivil_03/_Ato2004-2006/2006/Lei/L11355.htm#art156" text:style-name="Internet_20_link" text:visited-style-name="Visited_20_Internet_20_Link">(Redação dada pela Lei nº 11.355, de 2006)</text:a></text:p>
      <text:p text:style-name="P28"><text:bookmark text:name="art93§2... Copia 1"/><text:span text:style-name="T28">§ 2º  Na hipótese de o servidor cedido a empresa pública, sociedade de economia mista ou serviço social autônomo, nos termos de suas respectivas normas, optar pela remuneração do cargo efetivo ou pela remuneração do cargo efetivo acrescida de percentual da retribuição do cargo em comissão, de direção ou de gerência, a entidade cessionária ou o serviço social autônomo efetuará o reembolso das despesas realizadas pelo órgão ou pela entidade de origem.                   </text:span><text:a xlink:type="simple" xlink:href="https://www.planalto.gov.br/ccivil_03/leis/L8270.htm#art22" text:style-name="Internet_20_link" text:visited-style-name="Visited_20_Internet_20_Link">(Redação dada pela Medida Provisória nº 765, de 2016)</text:a></text:p>
      <text:p text:style-name="P25"><text:bookmark text:name="art93§2..0 Copia 1"/><text:span text:style-name="T11">§ 2º  Na hipótese de o servidor cedido a empresa pública ou sociedade de economia mista, nos termos das respectivas normas, optar pela remuneração do cargo efetivo ou pela remuneração do cargo efetivo acrescida de percentual da retribuição do cargo em comissão, a entidade cessionária efetuará o reembolso das despesas realizadas pelo órgão ou entidade de origem.                     </text:span><text:a xlink:type="simple" xlink:href="https://www.planalto.gov.br/ccivil_03/_Ato2004-2006/2006/Lei/L11355.htm#art156" text:style-name="Internet_20_link" text:visited-style-name="Visited_20_Internet_20_Link"><text:span text:style-name="T9">(Redação dada pela Lei nº 11.355, de 2006)</text:span></text:a></text:p>
      <text:p text:style-name="P47"><text:bookmark text:name="art93§3. Copia 1"/>§ 3° Mediante autorização expressa do Presidente da República, o servidor do Poder Executivo poderá ter exercício em outro órgão da Administração Federal direta que não tenha quadro próprio de pessoal, para fim determinado e a prazo certo.</text:p>
      <text:p text:style-name="P20"><text:bookmark text:name="art93§3 Copia 1"/><text:span text:style-name="T18">§ 3</text:span><text:span text:style-name="T24">o</text:span><text:span text:style-name="T18">  A cessão far-se-á mediante Portaria publicada no Diário Oficial da União.                  </text:span><text:a xlink:type="simple" xlink:href="https://www.planalto.gov.br/ccivil_03/leis/L8270.htm#art22" text:style-name="Internet_20_link" text:visited-style-name="Visited_20_Internet_20_Link"><text:span text:style-name="T8">(Redação dada pela Lei nº 8.270, de 17.12.91)</text:span></text:a></text:p>
      <text:p text:style-name="P20"><text:bookmark text:name="art93§4 Copia 1"/><text:span text:style-name="T18">§ 4</text:span><text:span text:style-name="T24">o</text:span><text:span text:style-name="T18">  Mediante autorização expressa do Presidente da República, o servidor do Poder Executivo poderá ter exercício em outro órgão da Administração Federal direta que não tenha quadro próprio de pessoal, para fim determinado e a prazo certo.                 </text:span><text:a xlink:type="simple" xlink:href="https://www.planalto.gov.br/ccivil_03/leis/L8270.htm#art22" text:style-name="Internet_20_link" text:visited-style-name="Visited_20_Internet_20_Link"><text:span text:style-name="T8">(Incluído pela Lei nº 8.270, de 17.12.91)</text:span></text:a></text:p>
      <text:p text:style-name="P20"><text:bookmark text:name="art93§5. Copia 1"/><text:span text:style-name="T37">§ 5</text:span><text:span text:style-name="T43">o</text:span><text:span text:style-name="T37">  Aplicam-se à União, em se tratando de empregado ou servidor por ela requisitado, as regras previstas nos §§ 1</text:span><text:span text:style-name="T43">o</text:span><text:span text:style-name="T37"> e 2</text:span><text:span text:style-name="T43">o</text:span><text:span text:style-name="T37"> deste artigo, conforme dispuser o regulamento, exceto quando se tratar de empresas públicas ou sociedades de economia mista que recebam recursos financeiros do Tesouro Nacional para o custeio total ou parcial da sua folha de pagamento de pessoal.                       </text:span><text:a xlink:type="simple" xlink:href="https://www.planalto.gov.br/ccivil_03/leis/L9527.htm#art1" text:style-name="Internet_20_link" text:visited-style-name="Visited_20_Internet_20_Link">(Incluído pela Lei nº 9.527, de 10.12.97)</text:a></text:p>
      <text:p text:style-name="P20"><text:bookmark text:name="art93§5 Copia 1"/><text:span text:style-name="T11">§ 5</text:span><text:span text:style-name="T28">º</text:span><text:span text:style-name="T11"> Aplica-se à União, em se tratando de empregado ou servidor por ela requisitado, as disposições dos §§ 1</text:span><text:span text:style-name="T28">º</text:span><text:span text:style-name="T11"> e 2</text:span><text:span text:style-name="T28">º</text:span><text:span text:style-name="T11"> deste artigo.                    </text:span><text:a xlink:type="simple" xlink:href="https://www.planalto.gov.br/ccivil_03/leis/2002/L10470.htm#art93§5" text:style-name="Internet_20_link" text:visited-style-name="Visited_20_Internet_20_Link"><text:span text:style-name="T9">(Redação dada pela Lei nº 10.470, de 25.6.2002)</text:span></text:a></text:p>
      <text:p text:style-name="P20"><text:bookmark text:name="art93§6 Copia 1"/><text:span text:style-name="T11">§ 6</text:span><text:span text:style-name="T28">º</text:span><text:span text:style-name="T11"> As cessões de empregados de empresa pública ou de sociedade de economia mista, que receba recursos de Tesouro Nacional para o custeio total ou parcial da sua folha de pagamento de pessoal, independem das disposições contidas nos incisos I e II e §§ 1</text:span><text:span text:style-name="T28">º</text:span><text:span text:style-name="T11"> e 2</text:span><text:span text:style-name="T28">º</text:span><text:span text:style-name="T11"> deste artigo, ficando o exercício do empregado cedido condicionado a autorização específica do Ministério do Planejamento, Orçamento e Gestão, exceto nos casos de ocupação de cargo em comissão ou função gratificada.                      </text:span><text:a xlink:type="simple" xlink:href="https://www.planalto.gov.br/ccivil_03/leis/2002/L10470.htm#art93§5" text:style-name="Internet_20_link" text:visited-style-name="Visited_20_Internet_20_Link"><text:span text:style-name="T9">(Incluído pela Lei nº 10.470, de 25.6.2002)</text:span></text:a></text:p>
      <text:p text:style-name="P20"><text:bookmark text:name="art93§7 Copia 1"/><text:span text:style-name="T11">§ 7</text:span><text:span text:style-name="T28">°</text:span><text:span text:style-name="T11"> O Ministério do Planejamento, Orçamento e Gestão, com a finalidade de promover a composição da força de trabalho dos órgãos e entidades da Administração Pública Federal, poderá determinar a lotação ou o exercício de empregado ou servidor, independentemente da observância do constante no inciso I e nos §§ 1</text:span><text:span text:style-name="T28">º</text:span><text:span text:style-name="T11"> e 2</text:span><text:span text:style-name="T28">º</text:span><text:span text:style-name="T11"> deste artigo.                    </text:span><text:a xlink:type="simple" xlink:href="https://www.planalto.gov.br/ccivil_03/leis/2002/L10470.htm#art93§5" text:style-name="Internet_20_link" text:visited-style-name="Visited_20_Internet_20_Link"><text:span text:style-name="T9">(Incluído pela Lei nº 10.470, de 25.6.2002)</text:span></text:a><text:span text:style-name="T11">                   </text:span><text:a xlink:type="simple" xlink:href="https://www.planalto.gov.br/ccivil_03/_Ato2004-2006/2005/Decreto/D5375.htm#art1" text:style-name="Internet_20_link" text:visited-style-name="Visited_20_Internet_20_Link"><text:span text:style-name="T9">(Vide Decreto nº 5.375, de 2005)</text:span></text:a></text:p>
      <text:p text:style-name="P15"><text:span text:style-name="Strong_20_Emphasis"><text:span text:style-name="T11">Seção II</text:span></text:span></text:p>
      <text:p text:style-name="P15"><text:span text:style-name="Strong_20_Emphasis"><text:span text:style-name="T11">Do Afastamento para Exercício de Mandato Eletivo</text:span></text:span></text:p>
      <text:p text:style-name="P43"><text:bookmark text:name="art94 Copia 1"/><text:soft-page-break/>Art. 94.  Ao servidor investido em mandato eletivo aplicam-se as seguintes disposições:</text:p>
      <text:p text:style-name="P34"><text:bookmark text:name="art94i Copia 1"/>I - tratando-se de mandato federal, estadual ou distrital, ficará afastado do cargo;</text:p>
      <text:p text:style-name="P34"><text:bookmark text:name="art94ii Copia 1"/>II - investido no mandato de Prefeito, será afastado do cargo, sendo-lhe facultado optar pela sua remuneração;</text:p>
      <text:p text:style-name="P34"><text:bookmark text:name="art94iii Copia 1"/>III - investido no mandato de vereador:</text:p>
      <text:p text:style-name="P34"><text:bookmark text:name="art94iiia Copia 1"/>a) havendo compatibilidade de horário, perceberá as vantagens de seu cargo, sem prejuízo da remuneração do cargo eletivo;</text:p>
      <text:p text:style-name="P34"><text:bookmark text:name="art94iiib Copia 1"/>b) não havendo compatibilidade de horário, será afastado do cargo, sendo-lhe facultado optar pela sua remuneração.</text:p>
      <text:p text:style-name="P34"><text:bookmark text:name="art94§1 Copia 1"/>§ 1<text:span text:style-name="T57">o</text:span>  No caso de afastamento do cargo, o servidor contribuirá para a seguridade social como se em exercício estivesse.</text:p>
      <text:p text:style-name="P34"><text:bookmark text:name="art94§2 Copia 1"/>§ 2<text:span text:style-name="T57">o</text:span>  O servidor investido em mandato eletivo ou classista não poderá ser removido ou redistribuído de ofício para localidade diversa daquela onde exerce o mandato.</text:p>
      <text:p text:style-name="P15"><text:span text:style-name="Strong_20_Emphasis"><text:span text:style-name="T11">Seção III</text:span></text:span></text:p>
      <text:p text:style-name="P15"><text:span text:style-name="Strong_20_Emphasis"><text:span text:style-name="T11">Do Afastamento para Estudo ou Missão no Exterior</text:span></text:span></text:p>
      <text:p text:style-name="P20"><text:bookmark text:name="art95 Copia 1"/><text:span text:style-name="T18">Art. 95.  O servidor não poderá ausentar-se do País para estudo ou missão oficial, sem autorização do Presidente da República, Presidente dos Órgãos do Poder Legislativo e Presidente do Supremo Tribunal Federal.                  </text:span><text:a xlink:type="simple" xlink:href="https://www.planalto.gov.br/ccivil_03/decreto/D1387.htm" text:style-name="Internet_20_link" text:visited-style-name="Visited_20_Internet_20_Link"><text:span text:style-name="T8">(Vide Decreto nº 1.387, de 1995)</text:span></text:a></text:p>
      <text:p text:style-name="P34">§ 1<text:span text:style-name="T57">o</text:span>  A ausência não excederá a 4 (quatro) anos, e finda a missão ou estudo, somente decorrido igual período, será permitida nova ausência.</text:p>
      <text:p text:style-name="P34">§ 2<text:span text:style-name="T57">o</text:span>  Ao servidor beneficiado pelo disposto neste artigo não será concedida exoneração ou licença para tratar de interesse particular antes de decorrido período igual ao do afastamento, ressalvada a hipótese de ressarcimento da despesa havida com seu afastamento.</text:p>
      <text:p text:style-name="P34">§ 3<text:span text:style-name="T57">o</text:span>  O disposto neste artigo não se aplica aos servidores da carreira diplomática.</text:p>
      <text:p text:style-name="P20"><text:bookmark text:name="art95§4 Copia 1"/><text:span text:style-name="T18">§ 4</text:span><text:span text:style-name="T24">o</text:span><text:span text:style-name="T18">  As hipóteses, condições e formas para a autorização de que trata este artigo, inclusive no que se refere à remuneração do servidor, serão disciplinadas em regulamento.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96 Copia 1"/><text:span text:style-name="T18">Art. 96.  O afastamento de servidor para servir em organismo internacional de que o Brasil participe ou com o qual coopere dar-se-á com perda total da remuneração.                 </text:span><text:a xlink:type="simple" xlink:href="https://www.planalto.gov.br/ccivil_03/decreto/D3456.htm#art1" text:style-name="Internet_20_link" text:visited-style-name="Visited_20_Internet_20_Link"><text:span text:style-name="T11">(Vide Decreto nº 3.456, de 2000)</text:span></text:a></text:p>
      <text:p text:style-name="P63"><text:bookmark text:name="secaoiv Copia 1"/><text:span text:style-name="T28">Seção IV<text:line-break/></text:span><text:a xlink:type="simple" xlink:href="https://www.planalto.gov.br/ccivil_03/_Ato2007-2010/2008/Mpv/441.htm#art318" text:style-name="Internet_20_link" text:visited-style-name="Visited_20_Internet_20_Link">(Incluído pela Medida Provisória nº 441, de 2008)</text:a></text:p>
      <text:p text:style-name="P51">Do Afastamento para participação em programa de pós-graduação stricto sensu no país</text:p>
      <text:p text:style-name="P21"><text:bookmark text:name="art96a. Copia 1"/><text:span text:style-name="T28">Art. 96-A.  O servidor poderá, no interesse da Administração, e desde que a participação não possa ocorrer simultaneamente com o exercício do cargo ou mediante compensação de horário, afastar-se do exercício do cargo efetivo, com a respectiva remuneração, para participar em programa de pós-graduação stricto sensu em instituição de ensino superior no país.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1 Copia 1"/><text:span text:style-name="T28">§ 1</text:span><text:span text:style-name="T39">o</text:span><text:span text:style-name="T28">  Ato do dirigente máximo do órgão ou entidade definirá, em conformidade com a legislação vigente, os programas de capacitação e os critérios para participação em programas de pós-graduação no País, com ou sem afastamento do servidor, que serão avaliados por um  comitê constituído para este fim.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42 Copia 1"/><text:span text:style-name="T28">§ 2</text:span><text:span text:style-name="T39">o</text:span><text:span text:style-name="T28">  Os afastamentos para realização de programas de mestrado e doutorado somente serão concedidos aos servidores titulares de cargos efetivos no respectivo órgão ou entidade há pelo menos três anos para mestrado e quatro anos para doutorado, incluído o período de estágio probatório, que não tenham se afastado por licença para tratar de assuntos particulares para gozo de licença capacitação ou com fundamento neste artigo, nos dois anos anteriores à data da solicitação de afastamento.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3.. Copia 1"/><text:soft-page-break/><text:span text:style-name="T28">§ 3</text:span><text:span text:style-name="T39">o</text:span><text:span text:style-name="T28">  Os afastamentos para realização de programas de pós-doutorado somente serão concedidos aos servidores titulares de cargos efetivo no respectivo órgão ou entidade há pelo menos quatro anos, incluído o período de estágio probatório, e que não tenham se afastado por licença para tratar de assuntos particulares para gozo de licença capacitação ou com fundamento neste artigo, nos quatro anos anteriores à data da solicitação de afastamento.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4 Copia 1"/><text:span text:style-name="T28">§ 4</text:span><text:span text:style-name="T39">o</text:span><text:span text:style-name="T28">  Os servidores beneficiados pelos afastamentos previstos nos §§ 1</text:span><text:span text:style-name="T39">o</text:span><text:span text:style-name="T28">, 2</text:span><text:span text:style-name="T39">o</text:span><text:span text:style-name="T28"> e 3</text:span><text:span text:style-name="T39">o</text:span><text:span text:style-name="T28"> deste artigo terão que permanecer no exercício de suas funções, após o seu retorno, por um período igual ao do afastamento concedido.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5 Copia 1"/><text:span text:style-name="T28">§ 5</text:span><text:span text:style-name="T39">o</text:span><text:span text:style-name="T28">  Caso o servidor venha a solicitar exoneração do cargo ou aposentadoria, antes de cumprido o período de permanência  previsto no § 4</text:span><text:span text:style-name="T39">o</text:span><text:span text:style-name="T28"> deste artigo, deverá ressarcir o órgão ou entidade, na forma do </text:span><text:a xlink:type="simple" xlink:href="https://www.planalto.gov.br/ccivil_03/leis/l8112cons.htm#art47.." text:style-name="Internet_20_link" text:visited-style-name="Visited_20_Internet_20_Link">art. 47 da Lei n<text:span text:style-name="T39">o</text:span><text:span text:style-name="T28"> 8.112, de 11 de dezembro de 1990</text:span></text:a><text:span text:style-name="T28">, dos gastos com seu aperfeiçoamento.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6 Copia 1"/><text:span text:style-name="T28">§ 6</text:span><text:span text:style-name="T39">o</text:span><text:span text:style-name="T28">  Caso o servidor não obtenha o título ou grau que justificou seu afastamento no período previsto, aplica-se o disposto no § 5</text:span><text:span text:style-name="T39">o</text:span><text:span text:style-name="T28"> deste artigo, salvo na hipótese comprovada de força maior ou de caso fortuito, a critério do dirigente máximo do órgão ou entidade.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7 Copia 1"/><text:span text:style-name="T28">§ 7</text:span><text:span text:style-name="T39">o</text:span><text:span text:style-name="T28">  Aplica-se à participação em programa de pós-graduação no Exterior, autorizado nos termos do </text:span><text:span text:style-name="T29">art. 95</text:span><text:span text:style-name="T28">, o disposto nos §§ 1</text:span><text:span text:style-name="T39">o</text:span><text:span text:style-name="T28"> a 6</text:span><text:span text:style-name="T39">o</text:span><text:span text:style-name="T28"> deste artigo.                   </text:span><text:a xlink:type="simple" xlink:href="https://www.planalto.gov.br/ccivil_03/_Ato2007-2010/2008/Mpv/441.htm#art318" text:style-name="Internet_20_link" text:visited-style-name="Visited_20_Internet_20_Link">(Incluído pela Medida Provisória nº 441, de 2008)</text:a></text:p>
      <text:p text:style-name="P19"><text:bookmark text:name="secaoiv. Copia 1"/><text:span text:style-name="T11">Seção IV<text:line-break/></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38">Do Afastamento para Participação em Programa de Pós-Graduação <text:span text:style-name="T60">Stricto Sensu </text:span>no País</text:p>
      <text:p text:style-name="P23"><text:bookmark text:name="art96a Copia 1"/><text:span text:style-name="T11">Art. 96-A.  O servidor poderá, no interesse da Administração, e desde que a participação não possa ocorrer simultaneamente com o exercício do cargo ou mediante compensação de horário, afastar-se do exercício do cargo efetivo, com a respectiva remuneração, para participar em programa de pós-graduação stricto sensu em instituição de ensino superior no País.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1. Copia 1"/><text:span text:style-name="T11">§ 1</text:span><text:span text:style-name="T25">o</text:span><text:span text:style-name="T11">  Ato do dirigente máximo do órgão ou entidade definirá, em conformidade com a legislação vigente, os programas de capacitação e os critérios para participação em programas de pós-graduação no País, com ou sem afastamento do servidor, que serão avaliados por um comitê constituído para este fim.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2. Copia 1"/><text:span text:style-name="T11">§ 2</text:span><text:span text:style-name="T25">o</text:span><text:span text:style-name="T11">  Os afastamentos para realização de programas de mestrado e doutorado somente serão concedidos aos servidores titulares de cargos efetivos no respectivo órgão ou entidade há pelo menos 3 (três) anos para mestrado e 4 (quatro) anos para doutorado, incluído o período de estágio probatório, que não tenham se afastado por licença para tratar de assuntos particulares para gozo de licença capacitação ou com fundamento neste artigo nos 2 (dois) anos anteriores à data da solicitação de afastamento.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1"><text:bookmark text:name="art96a§3... Copia 1"/><text:span text:style-name="T28">§ 3</text:span><text:span text:style-name="T39">o</text:span><text:span text:style-name="T28">  Os afastamentos para realização de programas de pós-doutorado somente serão concedidos aos servidores titulares de cargo efetivo no respectivo órgão ou entidade há pelo menos 4 (quatro) anos, incluído o período de estágio probatório, e que não tenham se afastado por licença para tratar de assuntos particulares, para gozo de licença capacitação ou com fundamento neste artigo nos 4 (quatro) anos anteriores à data da solicitação de afastamento.                       </text:span><text:a xlink:type="simple" xlink:href="https://www.planalto.gov.br/ccivil_03/_Ato2007-2010/2009/Lei/L11907.htm#art318" text:style-name="Internet_20_link" text:visited-style-name="Visited_20_Internet_20_Link">(Incluído pela Lei nº 11.907, de 2009)</text:a></text:p>
      <text:p text:style-name="P21"><text:bookmark text:name="art96a§3 Copia 1"/><text:span text:style-name="T28">§ 3</text:span><text:span text:style-name="T39">o</text:span><text:span text:style-name="T28">  Os afastamentos para realização de programas de pós-doutorado somente serão concedidos aos servidores titulares de cargos efetivo no respectivo órgão ou entidade há pelo menos quatro anos, incluído o período de estágio probatório, e que não tenham se afastado por licença para tratar de assuntos particulares ou com fundamento neste artigo, nos quatro anos anteriores à data da solicitação de afastamento.                 </text:span><text:a xlink:type="simple" xlink:href="https://www.planalto.gov.br/ccivil_03/_Ato2007-2010/2009/Mpv/479.htm#art23" text:style-name="Internet_20_link" text:visited-style-name="Visited_20_Internet_20_Link">(Redação dada pela Medida Provisória nº 479, de 2009)</text:a></text:p>
      <text:p text:style-name="P23"><text:bookmark text:name="art96a§3. Copia 1"/><text:span text:style-name="T11">§ 3</text:span><text:span text:style-name="T25">o</text:span><text:span text:style-name="T11">  Os afastamentos para realização de programas de pós-doutorado somente serão concedidos aos servidores titulares de cargos efetivo no respectivo órgão ou entidade há pelo menos quatro anos, incluído o período de estágio probatório, e que não tenham se afastado por licença para tratar de assuntos particulares ou com fundamento neste artigo, nos quatro anos anteriores à data da solicitação de afastamento.                   </text:span><text:a xlink:type="simple" xlink:href="https://www.planalto.gov.br/ccivil_03/_Ato2007-2010/2010/Lei/L12269.htm#art23" text:style-name="Internet_20_link" text:visited-style-name="Visited_20_Internet_20_Link"><text:span text:style-name="T9">(Redação dada pela Lei nº 12.269, de 2010)</text:span></text:a></text:p>
      <text:p text:style-name="P23"><text:bookmark text:name="art96a§4. Copia 1"/><text:soft-page-break/><text:span text:style-name="T11">§ 4</text:span><text:span text:style-name="T25">o</text:span><text:span text:style-name="T11">  Os servidores beneficiados pelos afastamentos previstos nos §§ 1</text:span><text:span text:style-name="T25">o</text:span><text:span text:style-name="T11">, 2</text:span><text:span text:style-name="T25">o</text:span><text:span text:style-name="T11"> e 3</text:span><text:span text:style-name="T25">o</text:span><text:span text:style-name="T11"> deste artigo terão que permanecer no exercício de suas funções após o seu retorno por um período igual ao do afastamento concedido.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5. Copia 1"/><text:span text:style-name="T11">§ 5</text:span><text:span text:style-name="T25">o</text:span><text:span text:style-name="T11">  Caso o servidor venha a solicitar exoneração do cargo ou aposentadoria, antes de cumprido o período de permanência previsto no § 4</text:span><text:span text:style-name="T25">o</text:span><text:span text:style-name="T11"> deste artigo, deverá ressarcir o órgão ou entidade, na forma do </text:span><text:a xlink:type="simple" xlink:href="https://www.planalto.gov.br/ccivil_03/leis/l8112cons.htm#art47.." text:style-name="Internet_20_link" text:visited-style-name="Visited_20_Internet_20_Link"><text:span text:style-name="T9">art. 47 da Lei n</text:span><text:span text:style-name="T25">o</text:span><text:span text:style-name="T11"> 8.112, de 11 de dezembro de 1990</text:span></text:a><text:span text:style-name="T11">, dos gastos com seu aperfeiçoamento.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6. Copia 1"/><text:span text:style-name="T11">§ 6</text:span><text:span text:style-name="T25">o</text:span><text:span text:style-name="T11">  Caso o servidor não obtenha o título ou grau que justificou seu afastamento no período previsto, aplica-se o disposto no § 5</text:span><text:span text:style-name="T25">o</text:span><text:span text:style-name="T11"> deste artigo, salvo na hipótese comprovada de força maior ou de caso fortuito, a critério do dirigente máximo do órgão ou entidade.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7. Copia 1"/><text:span text:style-name="T11">§ 7</text:span><text:span text:style-name="T25">o</text:span><text:span text:style-name="T11">  Aplica-se à participação em programa de pós-graduação no Exterior, autorizado nos termos do art. 95 desta Lei, o disposto nos §§ 1</text:span><text:span text:style-name="T25">o</text:span><text:span text:style-name="T11"> a 6</text:span><text:span text:style-name="T25">o</text:span><text:span text:style-name="T11"> deste artigo.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15"><text:span text:style-name="Strong_20_Emphasis"><text:span text:style-name="T11">Capítulo VI</text:span></text:span></text:p>
      <text:p text:style-name="P15"><text:span text:style-name="Strong_20_Emphasis"><text:span text:style-name="T11">Das Concessões</text:span></text:span></text:p>
      <text:p text:style-name="P53"><text:bookmark text:name="art97 Copia 1"/>Art. 97.  Sem qualquer prejuízo, poderá o servidor ausentar-se do serviço:</text:p>
      <text:p text:style-name="P20"><text:bookmark text:name="art97. Copia 1"/><text:span text:style-name="T28">Art. 97.  Sem qualquer prejuízo, poderá o servidor ausentar-se do serviço:                   </text:span><text:a xlink:type="simple" xlink:href="https://www.planalto.gov.br/ccivil_03/_Ato2011-2014/2013/Mpv/mpv632.htm#art18" text:style-name="Internet_20_link" text:visited-style-name="Visited_20_Internet_20_Link">(Redação dada pela Medida provisória nº 632, de 2013)</text:a></text:p>
      <text:p text:style-name="P43"><text:bookmark text:name="art256 Copia 1"/>Art. 97.  Sem qualquer prejuízo, poderá o servidor ausentar-se do serviço:</text:p>
      <text:p text:style-name="P34"><text:bookmark text:name="art97i Copia 1"/>I - por 1 (um) dia, para doação de sangue;</text:p>
      <text:p text:style-name="P48"><text:bookmark text:name="art97ii.. Copia 1"/>II - por 2 (dois) dias, para se alistar como eleitor;</text:p>
      <text:p text:style-name="P20"><text:bookmark text:name="art97ii Copia 1"/><text:span text:style-name="T28">II - pelo período comprovadamente necessário para alistamento ou recadastramento eleitoral, limitado, em qualquer caso, a dois dias; e   </text:span><text:span text:style-name="T45">                  </text:span><text:a xlink:type="simple" xlink:href="https://www.planalto.gov.br/ccivil_03/_Ato2011-2014/2013/Mpv/mpv632.htm#art18" text:style-name="Internet_20_link" text:visited-style-name="Visited_20_Internet_20_Link"><text:span text:style-name="T28">(Redação dada pela Medida provisória nº 632, de 2013)</text:span></text:a></text:p>
      <text:p text:style-name="P20"><text:bookmark text:name="art97ii. Copia 1"/><text:span text:style-name="T11">II - pelo período comprovadamente necessário para alistamento ou recadastramento eleitoral, limitado, em qualquer caso, a 2 (dois) dias;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34"><text:bookmark text:name="art97iii Copia 1"/>III - por 8 (oito) dias consecutivos em razão de :</text:p>
      <text:p text:style-name="P34"><text:bookmark text:name="art97iiia Copia 1"/>a) casamento;</text:p>
      <text:p text:style-name="P34"><text:bookmark text:name="art97iiib Copia 1"/>b) falecimento do cônjuge, companheiro, pais, madrasta ou padrasto, filhos, enteados, menor sob guarda ou tutela e irmãos.</text:p>
      <text:p text:style-name="P34"><text:bookmark text:name="art98 Copia 1"/>Art. 98.  Será concedido horário especial ao servidor estudante, quando comprovada a incompatibilidade entre o horário escolar e o da repartição, sem prejuízo do exercício do cargo.</text:p>
      <text:p text:style-name="P47"><text:bookmark text:name="art98p Copia 1"/>Parágrafo único. Para efeito do disposto neste artigo, será exigida a compensação de horário na repartição, respeitada a duração semanal do trabalho.</text:p>
      <text:p text:style-name="P20"><text:bookmark text:name="art98§1 Copia 1"/><text:span text:style-name="T18">§ 1</text:span><text:span text:style-name="T24">o</text:span><text:span text:style-name="T18">  Para efeito do disposto neste artigo, será exigida a compensação de horário no órgão ou entidade que tiver exercício, respeitada a duração semanal do trabalho.                  </text:span><text:a xlink:type="simple" xlink:href="https://www.planalto.gov.br/ccivil_03/leis/L9527.htm#art1" text:style-name="Internet_20_link" text:visited-style-name="Visited_20_Internet_20_Link"><text:span text:style-name="T8">(Parágrafo renumerado e alterado pela Lei nº 9.527, de 10.12.97)</text:span></text:a></text:p>
      <text:p text:style-name="P20"><text:bookmark text:name="art98§2 Copia 1"/><text:span text:style-name="T11">§ 2</text:span><text:span text:style-name="T25">o</text:span><text:span text:style-name="T11">  Também será concedido horário especial ao servidor portador de deficiência, quando comprovada a necessidade por junta médica oficial, independentemente de compensação de horári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98§3 Copia 1"/><text:span text:style-name="T28">§ 3</text:span><text:span text:style-name="T39">o</text:span><text:span text:style-name="T28">  As disposições do parágrafo anterior são extensivas ao servidor que tenha cônjuge, filho ou dependente portador de deficiência física, exigindo-se, porém, neste caso, compensação de horário na forma do inciso II do art. 44.                 </text:span><text:a xlink:type="simple" xlink:href="https://www.planalto.gov.br/ccivil_03/leis/L9527.htm#art1" text:style-name="Internet_20_link" text:visited-style-name="Visited_20_Internet_20_Link">(Incluído pela Lei nº 9.527, de 10.12.97)</text:a></text:p>
      <text:p text:style-name="P20"><text:bookmark text:name="art98§3. Copia 1"/><text:span text:style-name="T11">§ 3</text:span><text:span text:style-name="T25">o</text:span><text:span text:style-name="T11">  As disposições constantes do § 2</text:span><text:span text:style-name="T25">o</text:span><text:span text:style-name="T11"> são extensivas ao servidor que tenha cônjuge, filho ou dependente com deficiência.                     </text:span><text:a xlink:type="simple" xlink:href="https://www.planalto.gov.br/ccivil_03/_Ato2015-2018/2016/Lei/L13370.htm#art1" text:style-name="Internet_20_link" text:visited-style-name="Visited_20_Internet_20_Link"><text:span text:style-name="T9">(Redação dada pela Lei nº 13.370, de 2016)</text:span></text:a></text:p>
      <text:p text:style-name="P20"><text:bookmark text:name="art98§4 Copia 1"/><text:soft-page-break/><text:span text:style-name="T28">§ 4</text:span><text:span text:style-name="T39">o</text:span><text:span text:style-name="T28">  Será igualmente concedido horário especial, vinculado à compensação de horário na forma do inciso II do caput</text:span><text:span text:style-name="T45"> </text:span><text:span text:style-name="T28">do art. 44 desta Lei, ao servidor que desempenhe atividade prevista nos incisos I e II do art. 76-A desta Lei.</text:span><text:span text:style-name="T45">                    </text:span><text:a xlink:type="simple" xlink:href="https://www.planalto.gov.br/ccivil_03/_Ato2004-2006/2006/Lei/L11314.htm#art1" text:style-name="Internet_20_link" text:visited-style-name="Visited_20_Internet_20_Link">(Incluído pela Lei nº 11.314 de 2006)</text:a><text:span text:style-name="T28">                    </text:span><text:a xlink:type="simple" xlink:href="https://www.planalto.gov.br/ccivil_03/_Ato2007-2010/2007/Mpv/359.htm#art8" text:style-name="Internet_20_link" text:visited-style-name="Visited_20_Internet_20_Link">(Vide Medida Provisória nº 359, de 2007)</text:a></text:p>
      <text:p text:style-name="P20"><text:bookmark text:name="art98§4. Copia 1"/><text:span text:style-name="T11">§ 4</text:span><text:span text:style-name="T25">o</text:span><text:span text:style-name="T11">  Será igualmente concedido horário especial, vinculado à compensação de horário a ser efetivada no prazo de até 1 (um) ano, ao servidor que desempenhe atividade prevista nos incisos I e II do caput do art. 76-A desta Lei.                   </text:span><text:a xlink:type="simple" xlink:href="https://www.planalto.gov.br/ccivil_03/_Ato2007-2010/2007/Lei/L11501.htm#art8" text:style-name="Internet_20_link" text:visited-style-name="Visited_20_Internet_20_Link"><text:span text:style-name="T9">(Redação dada pela Lei nº 11.501, de 2007)</text:span></text:a></text:p>
      <text:p text:style-name="P34"><text:bookmark text:name="art99 Copia 1"/>Art. 99.  Ao servidor estudante que mudar de sede no interesse da administração é assegurada, na localidade da nova residência ou na mais próxima, matrícula em instituição de ensino congênere, em qualquer época, independentemente de vaga.</text:p>
      <text:p text:style-name="P34"><text:bookmark text:name="art99p Copia 1"/>Parágrafo único.  O disposto neste artigo estende-se ao cônjuge ou companheiro, aos filhos, ou enteados do servidor que vivam na sua companhia, bem como aos menores sob sua guarda, com autorização judicial.</text:p>
      <text:p text:style-name="P15"><text:span text:style-name="Strong_20_Emphasis"><text:span text:style-name="T11">Capítulo VII</text:span></text:span></text:p>
      <text:p text:style-name="P15"><text:span text:style-name="Strong_20_Emphasis"><text:span text:style-name="T11">Do Tempo de Serviço</text:span></text:span></text:p>
      <text:p text:style-name="P34"><text:bookmark text:name="art100 Copia 1"/>Art. 100.  É contado para todos os efeitos o tempo de serviço público federal, inclusive o prestado às Forças Armadas.</text:p>
      <text:p text:style-name="P34"><text:bookmark text:name="art101 Copia 1"/>Art. 101.  A apuração do tempo de serviço será feita em dias, que serão convertidos em anos, considerado o ano como de trezentos e sessenta e cinco dias.</text:p>
      <text:p text:style-name="P20"><text:bookmark text:name="art101p Copia 1"/><text:span text:style-name="T28">Parágrafo único. Feita a conversão, os dias restantes, até cento e oitenta e dois, não serão computados, arredondando-se para um ano quando excederem este número, para efeito de aposentadoria.</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102 Copia 1"/><text:span text:style-name="T18">Art. 102.  Além das ausências ao serviço previstas no art. 97, são considerados como de efetivo exercício os afastamentos em virtude de:                  </text:span><text:a xlink:type="simple" xlink:href="https://www.planalto.gov.br/ccivil_03/_Ato2004-2006/2006/Decreto/D5707.htm" text:style-name="Internet_20_link" text:visited-style-name="Visited_20_Internet_20_Link"><text:span text:style-name="T8">(Vide Decreto nº 5.707, de 2006)</text:span></text:a></text:p>
      <text:p text:style-name="P43"><text:bookmark text:name="art102i Copia 1"/>I - férias;</text:p>
      <text:p text:style-name="P34"><text:bookmark text:name="art102ii Copia 1"/>II - exercício de cargo em comissão ou equivalente, em órgão ou entidade dos Poderes da União, dos Estados, Municípios e Distrito Federal;</text:p>
      <text:p text:style-name="P34"><text:bookmark text:name="art102iii Copia 1"/>III - exercício de cargo ou função de governo ou administração, em qualquer parte do território nacional, por nomeação do Presidente da República;</text:p>
      <text:p text:style-name="P48"><text:bookmark text:name="art102iv... Copia 1"/>IV - participação em programa de treinamento regularmente instituído;</text:p>
      <text:p text:style-name="P20"><text:bookmark text:name="art102iv Copia 1"/><text:span text:style-name="T37">IV - participação em programa de treinamento regularmente instituído, conforme dispuser o regulamento;                   </text:span><text:a xlink:type="simple" xlink:href="https://www.planalto.gov.br/ccivil_03/leis/L9527.htm#art1" text:style-name="Internet_20_link" text:visited-style-name="Visited_20_Internet_20_Link">(Redação dada pela Lei nº 9.527, de 10.12.97)</text:a><text:span text:style-name="T37"> </text:span><text:span text:style-name="T18">                 </text:span><text:a xlink:type="simple" xlink:href="https://www.planalto.gov.br/ccivil_03/_Ato2004-2006/2006/Decreto/D5707.htm" text:style-name="Internet_20_link" text:visited-style-name="Visited_20_Internet_20_Link"><text:span text:style-name="T37">(Vide Decreto nº 5.707, de 2006)</text:span></text:a></text:p>
      <text:p text:style-name="P20"><text:bookmark text:name="art102iv. Copia 1"/><text:span text:style-name="T28">IV - participação em programa de treinamento regularmente instituído, ou em programa de pós-graduação stricto sensu no país, conforme dispuser o regulamento;                  </text:span><text:a xlink:type="simple" xlink:href="https://www.planalto.gov.br/ccivil_03/_Ato2007-2010/2008/Mpv/441.htm#art316" text:style-name="Internet_20_link" text:visited-style-name="Visited_20_Internet_20_Link">(Redação dada pela Medida Provisória nº 441, de 2008)</text:a><text:span text:style-name="T11">            </text:span><text:a xlink:type="simple" xlink:href="https://www.planalto.gov.br/ccivil_03/_Ato2004-2006/2006/Decreto/D5707.htm" text:style-name="Internet_20_link" text:visited-style-name="Visited_20_Internet_20_Link"><text:span text:style-name="T18">(Vide Decreto nº 5.707, de 2006)</text:span></text:a></text:p>
      <text:p text:style-name="P20"><text:bookmark text:name="art102iv.. Copia 1"/><text:span text:style-name="T11">IV - participação em programa de treinamento regularmente instituído ou em programa de pós-graduação stricto sensu no País, conforme dispuser o regulamento;               </text:span><text:a xlink:type="simple" xlink:href="https://www.planalto.gov.br/ccivil_03/_Ato2007-2010/2009/Lei/L11907.htm#art316" text:style-name="Internet_20_link" text:visited-style-name="Visited_20_Internet_20_Link"><text:span text:style-name="T9">(Redação dada pela Lei nº 11.907, de 2009)</text:span></text:a><text:span text:style-name="T11">   </text:span><text:a xlink:type="simple" xlink:href="https://www.planalto.gov.br/ccivil_03/_Ato2004-2006/2006/Decreto/D5707.htm" text:style-name="Internet_20_link" text:visited-style-name="Visited_20_Internet_20_Link"><text:span text:style-name="T18">(Vide Decreto nº 5.707, de 2006)</text:span></text:a></text:p>
      <text:p text:style-name="P34"><text:bookmark text:name="art102v Copia 1"/>V - desempenho de mandato eletivo federal, estadual, municipal ou do Distrito Federal, exceto para promoção por merecimento;</text:p>
      <text:p text:style-name="P43"><text:bookmark text:name="art102vi Copia 1"/>VI - júri e outros serviços obrigatórios por lei;</text:p>
      <text:p text:style-name="P48"><text:bookmark text:name="art102vii. Copia 1"/>VII - missão ou estudo no exterior, quando autorizado o afastamento;</text:p>
      <text:p text:style-name="P20"><text:bookmark text:name="art102vii Copia 1"/><text:span text:style-name="T18">VII - missão ou estudo no exterior, quando autorizado o afastamento, conforme dispuser o regulamento;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_Ato2004-2006/2006/Decreto/D5707.htm" text:style-name="Internet_20_link" text:visited-style-name="Visited_20_Internet_20_Link"><text:span text:style-name="T8">(Vide Decreto nº 5.707, de 2006)</text:span></text:a></text:p>
      <text:p text:style-name="P43"><text:bookmark text:name="art102viii Copia 1"/>VIII - licença:</text:p>
      <text:p text:style-name="P34"><text:bookmark text:name="art102viiia Copia 1"/><text:soft-page-break/>a) à gestante, à adotante e à paternidade;</text:p>
      <text:p text:style-name="P48"><text:bookmark text:name="art102viiib. Copia 1"/>b) para tratamento da própria saúde, até 2 (dois) anos;</text:p>
      <text:p text:style-name="P20"><text:bookmark text:name="art102viiib Copia 1"/><text:span text:style-name="T18">b) para tratamento da própria saúde, até o limite de vinte e quatro meses, cumulativo ao longo do tempo de serviço público prestado à União, em cargo de provimento efetivo;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102c Copia 1"/>c) para o desempenho de mandato classista, exceto para efeito de promoção por merecimento; </text:p>
      <text:p text:style-name="P20"><text:bookmark text:name="art102viiic Copia 1"/><text:span text:style-name="T11">c) para o desempenho de mandato classista ou participação de gerência ou administração em sociedade cooperativa constituída por servidores para prestar serviços a seus membros, exceto para efeito de promoção por merecimento;                </text:span><text:a xlink:type="simple" xlink:href="https://www.planalto.gov.br/ccivil_03/_Ato2004-2006/2005/Lei/L11094.htm#art102viiic" text:style-name="Internet_20_link" text:visited-style-name="Visited_20_Internet_20_Link"><text:span text:style-name="T9">(Redação dada pela Lei nº 11.094, de 2005)</text:span></text:a></text:p>
      <text:p text:style-name="P34"><text:bookmark text:name="art102viiid Copia 1"/>d) por motivo de acidente em serviço ou doença profissional;</text:p>
      <text:p text:style-name="P48"><text:bookmark text:name="art102viiie. Copia 1"/>e) prêmio por assiduidade;</text:p>
      <text:p text:style-name="P20"><text:bookmark text:name="art102viiie Copia 1"/><text:span text:style-name="T18">e) para capacitação, conforme dispuser o regulament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02viiif Copia 1"/>f) por convocação para o serviço militar;</text:p>
      <text:p text:style-name="P34"><text:bookmark text:name="art102ix Copia 1"/>IX - deslocamento para a nova sede de que trata o art. 18;</text:p>
      <text:p text:style-name="P43"><text:bookmark text:name="art102x Copia 1"/>X - participação em competição desportiva nacional ou convocação para integrar representação desportiva nacional, no País ou no exterior, conforme disposto em lei específica;</text:p>
      <text:p text:style-name="P20"><text:bookmark text:name="art102xi Copia 1"/><text:span text:style-name="T18">XI - afastamento para servir em organismo internacional de que o Brasil participe ou com o qual coopere.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03 Copia 1"/>Art. 103.  Contar-se-á apenas para efeito de aposentadoria e disponibilidade:</text:p>
      <text:p text:style-name="P34"><text:bookmark text:name="art103i Copia 1"/>I - o tempo de serviço público prestado aos Estados, Municípios e Distrito Federal;</text:p>
      <text:p text:style-name="P48"><text:bookmark text:name="art103ii.. Copia 1"/>II - a licença para tratamento de saúde de pessoa da família do servidor, com remuneração;</text:p>
      <text:p text:style-name="P20"><text:bookmark text:name="art103ii Copia 1"/><text:span text:style-name="T28">II - a licença para tratamento de saúde de pessoal da família do servidor, com remuneração, que exceder a trinta dias em período de doze meses.                      </text:span><text:a xlink:type="simple" xlink:href="https://www.planalto.gov.br/ccivil_03/_Ato2007-2010/2009/Mpv/479.htm#art23" text:style-name="Internet_20_link" text:visited-style-name="Visited_20_Internet_20_Link">(Redação dada pela Medida Provisória nº 479, de 2009)</text:a></text:p>
      <text:p text:style-name="P20"><text:bookmark text:name="art103ii. Copia 1"/><text:span text:style-name="T11">II - a licença para tratamento de saúde de pessoal da família do servidor, com remuneração, que exceder a 30 (trinta) dias em período de 12 (doze) meses.                      </text:span><text:a xlink:type="simple" xlink:href="https://www.planalto.gov.br/ccivil_03/_Ato2007-2010/2010/Lei/L12269.htm#art23" text:style-name="Internet_20_link" text:visited-style-name="Visited_20_Internet_20_Link"><text:span text:style-name="T9">(Redação dada pela Lei nº 12.269, de 2010)</text:span></text:a></text:p>
      <text:p text:style-name="P34"><text:bookmark text:name="art103iii Copia 1"/>III - a licença para atividade política, no caso do art. 86, § 2<text:span text:style-name="T57">o</text:span>;</text:p>
      <text:p text:style-name="P34"><text:bookmark text:name="art103iv Copia 1"/>IV - o tempo correspondente ao desempenho de mandato eletivo federal, estadual, municipal ou distrital, anterior ao ingresso no serviço público federal;</text:p>
      <text:p text:style-name="P34"><text:bookmark text:name="art103v Copia 1"/>V - o tempo de serviço em atividade privada, vinculada à Previdência Social;</text:p>
      <text:p text:style-name="P34"><text:bookmark text:name="art103vi Copia 1"/>VI - o tempo de serviço relativo a tiro de guerra;</text:p>
      <text:p text:style-name="P20"><text:bookmark text:name="art103vii Copia 1"/><text:span text:style-name="T18">VII - o tempo de licença para tratamento da própria saúde que exceder o prazo a que se refere a alínea "b" do inciso VIII do art. 102.</text:span><text:span text:style-name="Strong_20_Emphasis"><text:span text:style-name="T18">                 </text:span></text:span><text:span text:style-name="T18">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03§1 Copia 1"/>§ 1<text:span text:style-name="T57">o</text:span>  O tempo em que o servidor esteve aposentado será contado apenas para nova aposentadoria.</text:p>
      <text:p text:style-name="P34"><text:bookmark text:name="art103§2 Copia 1"/>§ 2<text:span text:style-name="T57">o</text:span>  Será contado em dobro o tempo de serviço prestado às Forças Armadas em operações de guerra.</text:p>
      <text:p text:style-name="P34"><text:bookmark text:name="art103§3 Copia 1"/>§ 3<text:span text:style-name="T57">o</text:span>  É vedada a contagem cumulativa de tempo de serviço prestado concomitantemente em mais de um cargo ou função de órgão ou entidades dos Poderes da União, Estado, Distrito Federal e Município, autarquia, fundação pública, sociedade de economia mista e empresa pública.</text:p>
      <text:p text:style-name="P15"><text:span text:style-name="Strong_20_Emphasis"><text:span text:style-name="T11">Capítulo VIII</text:span></text:span></text:p>
      <text:p text:style-name="P15"><text:span text:style-name="Strong_20_Emphasis"><text:span text:style-name="T11">Do Direito de Petição</text:span></text:span></text:p>
      <text:p text:style-name="P43"><text:bookmark text:name="art104 Copia 1"/>Art. 104.  É assegurado ao servidor o direito de requerer aos Poderes Públicos, em defesa de direito ou interesse legítimo.</text:p>
      <text:p text:style-name="P34"><text:bookmark text:name="art105 Copia 1"/>Art. 105.  O requerimento será dirigido à autoridade competente para decidi-lo e encaminhado por intermédio daquela a que estiver imediatamente subordinado o requerente.</text:p>
      <text:p text:style-name="P20"><text:bookmark text:name="art106 Copia 1"/><text:span text:style-name="T11">Art. 106.  Cabe pedido de reconsideração à autoridade que houver expedido o ato ou proferido a primeira decisão, não podendo ser renovado.               </text:span><text:a xlink:type="simple" xlink:href="https://www.planalto.gov.br/ccivil_03/_Ato2007-2010/2010/Lei/L12300.htm#art9§4" text:style-name="Internet_20_link" text:visited-style-name="Visited_20_Internet_20_Link"><text:span text:style-name="T9">(Vide Lei nº 12.300, de 2010)</text:span></text:a></text:p>
      <text:p text:style-name="P34"><text:bookmark text:name="art106p Copia 1"/><text:soft-page-break/>Parágrafo único.  O requerimento e o pedido de reconsideração de que tratam os artigos anteriores deverão ser despachados no prazo de 5 (cinco) dias e decididos dentro de 30 (trinta) dias.</text:p>
      <text:p text:style-name="P20"><text:bookmark text:name="art107 Copia 1"/><text:span text:style-name="T11">Art. 107.  Caberá recurso:               </text:span><text:a xlink:type="simple" xlink:href="https://www.planalto.gov.br/ccivil_03/_Ato2007-2010/2010/Lei/L12300.htm#art9§4" text:style-name="Internet_20_link" text:visited-style-name="Visited_20_Internet_20_Link"><text:span text:style-name="T9">(Vide Lei nº 12.300, de 2010)</text:span></text:a></text:p>
      <text:p text:style-name="P34"><text:bookmark text:name="art107i Copia 1"/>I - do indeferimento do pedido de reconsideração;</text:p>
      <text:p text:style-name="P34"><text:bookmark text:name="art107ii Copia 1"/>II - das decisões sobre os recursos sucessivamente interpostos.</text:p>
      <text:p text:style-name="P34"><text:bookmark text:name="art107§1 Copia 1"/>§ 1<text:span text:style-name="T57">o</text:span>  O recurso será dirigido à autoridade imediatamente superior à que tiver expedido o ato ou proferido a decisão, e, sucessivamente, em escala ascendente, às demais autoridades.</text:p>
      <text:p text:style-name="P34"><text:bookmark text:name="art107§2 Copia 1"/>§ 2<text:span text:style-name="T57">o</text:span>  O recurso será encaminhado por intermédio da autoridade a que estiver imediatamente subordinado o requerente.</text:p>
      <text:p text:style-name="P20"><text:bookmark text:name="art108 Copia 1"/><text:span text:style-name="T11">Art. 108.  O prazo para interposição de pedido de reconsideração ou de recurso é de 30 (trinta) dias, a contar da publicação ou da ciência, pelo interessado, da decisão recorrida.                   </text:span><text:a xlink:type="simple" xlink:href="https://www.planalto.gov.br/ccivil_03/_Ato2007-2010/2010/Lei/L12300.htm#art9§4" text:style-name="Internet_20_link" text:visited-style-name="Visited_20_Internet_20_Link"><text:span text:style-name="T9">(Vide Lei nº 12.300, de 2010)</text:span></text:a></text:p>
      <text:p text:style-name="P34"><text:bookmark text:name="art109 Copia 1"/>Art. 109.  O recurso poderá ser recebido com efeito suspensivo, a juízo da autoridade competente.</text:p>
      <text:p text:style-name="P34"><text:bookmark text:name="art109p Copia 1"/>Parágrafo único.  Em caso de provimento do pedido de reconsideração ou do recurso, os efeitos da decisão retroagirão à data do ato impugnado.</text:p>
      <text:p text:style-name="P43"><text:bookmark text:name="art110 Copia 1"/>Art. 110.  O direito de requerer prescreve:</text:p>
      <text:p text:style-name="P34"><text:bookmark text:name="art110i Copia 1"/>I - em 5 (cinco) anos, quanto aos atos de demissão e de cassação de aposentadoria ou disponibilidade, ou que afetem interesse patrimonial e créditos resultantes das relações de trabalho;</text:p>
      <text:p text:style-name="P34"><text:bookmark text:name="art110ii Copia 1"/>II - em 120 (cento e vinte) dias, nos demais casos, salvo quando outro prazo for fixado em lei.</text:p>
      <text:p text:style-name="P34"><text:bookmark text:name="art110p Copia 1"/>Parágrafo único.  O prazo de prescrição será contado da data da publicação do ato impugnado ou da data da ciência pelo interessado, quando o ato não for publicado.</text:p>
      <text:p text:style-name="P34"><text:bookmark text:name="art111 Copia 1"/>Art. 111.  O pedido de reconsideração e o recurso, quando cabíveis, interrompem a prescrição.</text:p>
      <text:p text:style-name="P34"><text:bookmark text:name="art112 Copia 1"/>Art. 112.  A prescrição é de ordem pública, não podendo ser relevada pela administração.</text:p>
      <text:p text:style-name="P34"><text:bookmark text:name="art113 Copia 1"/>Art. 113.  Para o exercício do direito de petição, é assegurada vista do processo ou documento, na repartição, ao servidor ou a procurador por ele constituído.</text:p>
      <text:p text:style-name="P34"><text:bookmark text:name="art114 Copia 1"/>Art. 114.  A administração deverá rever seus atos, a qualquer tempo, quando eivados de ilegalidade.</text:p>
      <text:p text:style-name="P34"><text:bookmark text:name="art115 Copia 1"/>Art. 115.  São fatais e improrrogáveis os prazos estabelecidos neste Capítulo, salvo motivo de força maior.</text:p>
      <text:p text:style-name="P15"><text:bookmark text:name="tituloiv Copia 1"/><text:span text:style-name="Strong_20_Emphasis"><text:span text:style-name="T11">Título IV</text:span></text:span></text:p>
      <text:p text:style-name="P15"><text:span text:style-name="Strong_20_Emphasis"><text:span text:style-name="T11">Do Regime Disciplinar</text:span></text:span></text:p>
      <text:p text:style-name="P15"><text:span text:style-name="Strong_20_Emphasis"><text:span text:style-name="T11">Capítulo I</text:span></text:span></text:p>
      <text:p text:style-name="P15"><text:span text:style-name="Strong_20_Emphasis"><text:span text:style-name="T11">Dos Deveres</text:span></text:span></text:p>
      <text:p text:style-name="P34"><text:bookmark text:name="art116 Copia 1"/>Art. 116.  São deveres do servidor:</text:p>
      <text:p text:style-name="P34"><text:bookmark text:name="art116i Copia 1"/>I - exercer com zelo e dedicação as atribuições do cargo;</text:p>
      <text:p text:style-name="P34"><text:bookmark text:name="art116ii Copia 1"/>II - ser leal às instituições a que servir;</text:p>
      <text:p text:style-name="P34"><text:bookmark text:name="art116iii Copia 1"/>III - observar as normas legais e regulamentares;</text:p>
      <text:p text:style-name="P34"><text:bookmark text:name="art116iv Copia 1"/>IV - cumprir as ordens superiores, exceto quando manifestamente ilegais;</text:p>
      <text:p text:style-name="P34"><text:bookmark text:name="art116v Copia 1"/>V - atender com presteza:</text:p>
      <text:p text:style-name="P34"><text:bookmark text:name="art116va Copia 1"/>a) ao público em geral, prestando as informações requeridas, ressalvadas as protegidas por sigilo;</text:p>
      <text:p text:style-name="P34"><text:bookmark text:name="art116vb Copia 1"/><text:soft-page-break/>b) à expedição de certidões requeridas para defesa de direito ou esclarecimento de situações de interesse pessoal;</text:p>
      <text:p text:style-name="P34"><text:bookmark text:name="art116vc Copia 1"/>c) às requisições para a defesa da Fazenda Pública.</text:p>
      <text:p text:style-name="P53"><text:bookmark text:name="art116vi. Copia 1"/>VI - levar ao conhecimento da autoridade superior as irregularidades de que tiver ciência em razão do cargo;</text:p>
      <text:p text:style-name="P20"><text:bookmark text:name="art116vi Copia 1"/><text:span text:style-name="T53">VI - levar as irregularidades de que tiver ciência em razão do cargo ao conhecimento da autoridade superior ou, quando houver suspeita de envolvimento desta, ao conhecimento de outra autoridade competente para apuração;                   </text:span><text:a xlink:type="simple" xlink:href="https://www.planalto.gov.br/ccivil_03/_Ato2011-2014/2011/Lei/L12527.htm#art43" text:style-name="Internet_20_link" text:visited-style-name="Visited_20_Internet_20_Link"><text:span text:style-name="T18">(Redação dada pela Lei nº 12.527, de 2011)</text:span></text:a></text:p>
      <text:p text:style-name="P34"><text:bookmark text:name="art116vii Copia 1"/>VII - zelar pela economia do material e a conservação do patrimônio público;</text:p>
      <text:p text:style-name="P34"><text:bookmark text:name="art116viii Copia 1"/>VIII - guardar sigilo sobre assunto da repartição;</text:p>
      <text:p text:style-name="P34"><text:bookmark text:name="art116ix Copia 1"/>IX - manter conduta compatível com a moralidade administrativa;</text:p>
      <text:p text:style-name="P34"><text:bookmark text:name="art116x Copia 1"/>X - ser assíduo e pontual ao serviço;</text:p>
      <text:p text:style-name="P34"><text:bookmark text:name="art116xi Copia 1"/>XI - tratar com urbanidade as pessoas;</text:p>
      <text:p text:style-name="P34"><text:bookmark text:name="art116xii Copia 1"/>XII - representar contra ilegalidade, omissão ou abuso de poder.</text:p>
      <text:p text:style-name="P34"><text:bookmark text:name="art116p Copia 1"/>Parágrafo único.  A representação de que trata o inciso XII será encaminhada pela via hierárquica e apreciada pela autoridade superior àquela contra a qual é formulada, assegurando-se ao representando ampla defesa.</text:p>
      <text:p text:style-name="P15"><text:span text:style-name="Strong_20_Emphasis"><text:span text:style-name="T11">Capítulo II</text:span></text:span></text:p>
      <text:p text:style-name="P15"><text:span text:style-name="Strong_20_Emphasis"><text:span text:style-name="T11">Das Proibições</text:span></text:span></text:p>
      <text:p text:style-name="P20"><text:bookmark text:name="art117 Copia 1"/><text:span text:style-name="T11">Art. 117.  Ao servidor é proibido:                    </text:span><text:a xlink:type="simple" xlink:href="https://www.planalto.gov.br/ccivil_03/MPV/2225-45.htm" text:style-name="Internet_20_link" text:visited-style-name="Visited_20_Internet_20_Link"><text:span text:style-name="T9">(Vide Medida Provisória nº 2.225-45, de 4.9.2001)</text:span></text:a></text:p>
      <text:p text:style-name="P34"><text:bookmark text:name="art117i Copia 1"/>I - ausentar-se do serviço durante o expediente, sem prévia autorização do chefe imediato;</text:p>
      <text:p text:style-name="P34"><text:bookmark text:name="art117ii Copia 1"/>II - retirar, sem prévia anuência da autoridade competente, qualquer documento ou objeto da repartição;</text:p>
      <text:p text:style-name="P34"><text:bookmark text:name="art117iii Copia 1"/>III - recusar fé a documentos públicos;</text:p>
      <text:p text:style-name="P34"><text:bookmark text:name="art117iv Copia 1"/>IV - opor resistência injustificada ao andamento de documento e processo ou execução de serviço;</text:p>
      <text:p text:style-name="P34"><text:bookmark text:name="art117v Copia 1"/>V - promover manifestação de apreço ou desapreço no recinto da repartição;</text:p>
      <text:p text:style-name="P34"><text:bookmark text:name="art117vi Copia 1"/>VI - cometer a pessoa estranha à repartição, fora dos casos previstos em lei, o desempenho de atribuição que seja de sua responsabilidade ou de seu subordinado;</text:p>
      <text:p text:style-name="P34"><text:bookmark text:name="art117vii Copia 1"/>VII - coagir ou aliciar subordinados no sentido de filiarem-se a associação profissional ou sindical, ou a partido político;</text:p>
      <text:p text:style-name="P34"><text:bookmark text:name="art117viii Copia 1"/>VIII - manter sob sua chefia imediata, em cargo ou função de confiança, cônjuge, companheiro ou parente até o segundo grau civil;</text:p>
      <text:p text:style-name="P43"><text:bookmark text:name="art117ix Copia 1"/>IX - valer-se do cargo para lograr proveito pessoal ou de outrem, em detrimento da dignidade da função pública;</text:p>
      <text:p text:style-name="P53"><text:bookmark text:name="art117x Copia 1"/>X - participar de gerência ou administração de empresa privada, de sociedade civil, ou exercer o comércio, exceto na qualidade de acionista, cotista ou comanditário;</text:p>
      <text:p text:style-name="P20"><text:bookmark text:name="art117x.. Copia 1"/><text:span text:style-name="T37">X - participar de gerência ou administração de empresa privada, sociedade civil, salvo a participação nos conselhos de administração e fiscal de empresas ou entidades em que a União detenha, direta ou indiretamente, participação do capital social, sendo-lhe vedado exercer o comércio, exceto na qualidade de acionista, cotista ou comanditário;                  </text:span><text:a xlink:type="simple" xlink:href="https://www.planalto.gov.br/ccivil_03/MPV/2225-45.htm#art2" text:style-name="Internet_20_link" text:visited-style-name="Visited_20_Internet_20_Link">(Redação dada pela Medida Provisória nº 2.225-45, de 4.9.2001)</text:a></text:p>
      <text:p text:style-name="P20"><text:bookmark text:name="art117x. Copia 1"/><text:span text:style-name="T28">X -participar de gerência ou administração de sociedade privada, personificada ou não personificada, salvo a participação nos conselhos de administração e fiscal de empresas ou entidades em que a União detenha, direta ou indiretamente, participação no capital social ou em sociedade cooperativa constituída para prestar serviços a seus membros, e exercer o comércio, exceto na qualidade de acionista, cotista ou comanditário;                  </text:span><text:a xlink:type="simple" xlink:href="https://www.planalto.gov.br/ccivil_03/_Ato2004-2006/2005/Lei/L11094.htm#art117x." text:style-name="Internet_20_link" text:visited-style-name="Visited_20_Internet_20_Link">(Redação dada pela Lei nº 11.094, de 2005)</text:a></text:p>
      <text:p text:style-name="P20"><text:bookmark text:name="art117x... Copia 1"/><text:soft-page-break/><text:span text:style-name="T28">X - participar de gerência ou administração de sociedade privada, personificada ou não personificada, exercer o comércio, exceto na qualidade de acionista, cotista ou comanditário;                      </text:span><text:a xlink:type="simple" xlink:href="https://www.planalto.gov.br/ccivil_03/_Ato2007-2010/2008/Mpv/431.htm#art172" text:style-name="Internet_20_link" text:visited-style-name="Visited_20_Internet_20_Link"><text:span text:style-name="Emphasis"><text:span text:style-name="T28">(Redação dada pela Medida Provisória nº 431, de 2008).</text:span></text:span></text:a></text:p>
      <text:p text:style-name="P20"><text:bookmark text:name="art117x.... Copia 1"/><text:span text:style-name="T11">X - participar de gerência ou administração de sociedade privada, personificada ou não personificada, exercer o comércio, exceto na qualidade de acionista, cotista ou comanditário;                      </text:span><text:a xlink:type="simple" xlink:href="https://www.planalto.gov.br/ccivil_03/_Ato2007-2010/2008/Lei/L11784.htm#art172" text:style-name="Internet_20_link" text:visited-style-name="Visited_20_Internet_20_Link"><text:span text:style-name="T9">(Redação dada pela Lei nº 11.784, de 2008</text:span></text:a></text:p>
      <text:p text:style-name="P48"><text:bookmark text:name="art117xi Copia 1"/>XI - atuar, como procurador ou intermediário, junto a repartições públicas, salvo quando se tratar de benefícios previdenciários ou assistenciais de parentes até o segundo grau, e de cônjuge ou companheiro;</text:p>
      <text:p text:style-name="P20"><text:bookmark text:name="art117xi. Copia 1"/><text:span text:style-name="T28">XI - atuar, como procurador ou intermediário, junto ao órgão ou à entidade pública em que estiver lotado ou em exercício, exceto quando se tratar de benefícios previdenciários ou assistenciais de parentes até o segundo grau e de cônjuge ou companheiro;                  </text:span><text:a xlink:type="simple" xlink:href="https://www.planalto.gov.br/ccivil_03/_Ato2015-2018/2017/Mpv/mpv792.htm#art26" text:style-name="Internet_20_link" text:visited-style-name="Visited_20_Internet_20_Link">Redação dada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34"><text:bookmark text:name="art117xi0 Copia 1"/>XI - atuar, como procurador ou intermediário, junto a repartições públicas, salvo quando se tratar de benefícios previdenciários ou assistenciais de parentes até o segundo grau, e de cônjuge ou companheiro;</text:p>
      <text:p text:style-name="P34"><text:bookmark text:name="art117xii Copia 1"/>XII - receber propina, comissão, presente ou vantagem de qualquer espécie, em razão de suas atribuições;</text:p>
      <text:p text:style-name="P34"><text:bookmark text:name="art117xiii Copia 1"/>XIII - aceitar comissão, emprego ou pensão de estado estrangeiro;</text:p>
      <text:p text:style-name="P34"><text:bookmark text:name="art117xiv Copia 1"/>XIV - praticar usura sob qualquer de suas formas;</text:p>
      <text:p text:style-name="P43"><text:bookmark text:name="art117xv Copia 1"/>XV - proceder de forma desidiosa;</text:p>
      <text:p text:style-name="P34"><text:bookmark text:name="art117xvi Copia 1"/>XVI - utilizar pessoal ou recursos materiais da repartição em serviços ou atividades particulares;</text:p>
      <text:p text:style-name="P34"><text:bookmark text:name="art117xvii Copia 1"/>XVII - cometer a outro servidor atribuições estranhas ao cargo que ocupa, exceto em situações de emergência e transitórias;</text:p>
      <text:p text:style-name="P34"><text:bookmark text:name="art117xviii Copia 1"/>XVIII - exercer quaisquer atividades que sejam incompatíveis com o exercício do cargo ou função e com o horário de trabalho;</text:p>
      <text:p text:style-name="P20"><text:bookmark text:name="art117xix Copia 1"/><text:span text:style-name="T18">XIX - recusar-se a atualizar seus dados cadastrais quando solicitado.</text:span><text:span text:style-name="Strong_20_Emphasis"><text:span text:style-name="T18">               </text:span></text:span><text:a xlink:type="simple" xlink:href="https://www.planalto.gov.br/ccivil_03/leis/L9527.htm#art1" text:style-name="Internet_20_link" text:visited-style-name="Visited_20_Internet_20_Link"><text:span text:style-name="T18">(Incluído pela Lei nº 9.527, de 10.12.97)</text:span></text:a></text:p>
      <text:p text:style-name="P14"><text:bookmark text:name="art117p Copia 1"/><text:span text:style-name="T28">Parágrafo único.  A vedação de que trata o inciso X não se aplica nos seguintes casos: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p>
      <text:p text:style-name="P14"><text:bookmark text:name="art117p. Copia 1"/><text:span text:style-name="T11">Parágrafo único.  A vedação de que trata o inciso X do caput deste artigo não se aplica nos seguintes casos: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14"><text:bookmark text:name="art117pi Copia 1"/><text:span text:style-name="T28">I - participação nos conselhos de administração e fiscal de empresas ou entidades em que a União detenha, direta ou indiretamente, participação no capital social ou em sociedade cooperativa constituída para prestar serviços a seus membros; e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span text:style-name="T48"><text:line-break/></text:span><text:bookmark text:name="art117pi. Copia 1"/><text:span text:style-name="T28">I - participação nos conselhos de administração e fiscal de empresas ou entidades em que a União detenha, direta ou indiretamente, participação no capital social ou em sociedade cooperativa constituída para prestar serviços a seus membros; e                  </text:span><text:a xlink:type="simple" xlink:href="https://www.planalto.gov.br/ccivil_03/_Ato2007-2010/2008/Lei/L11784.htm#art172" text:style-name="Internet_20_link" text:visited-style-name="Visited_20_Internet_20_Link">(Incluído pela Lei nº 11.784, de 2008</text:a></text:p>
      <text:p text:style-name="P14"><text:bookmark text:name="art117pi.. Copia 1"/><text:span text:style-name="T28">I - participação nos comitês de auditoria e nos conselhos de administração e fiscal de empresas, sociedades ou entidades em que a União detenha, direta ou indiretamente, participação no capital social ou em sociedade cooperativa constituída para prestar serviços a seus membros; e                   </text:span><text:a xlink:type="simple" xlink:href="https://www.planalto.gov.br/ccivil_03/_Ato2015-2018/2017/Mpv/mpv792.htm#art26" text:style-name="Internet_20_link" text:visited-style-name="Visited_20_Internet_20_Link">(Redação dada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14"><text:bookmark text:name="art117pi.0 Copia 1"/><text:span text:style-name="T11">I - participação nos conselhos de administração e fiscal de empresas ou entidades em que a União detenha, direta ou indiretamente, participação no capital social ou em sociedade cooperativa constituída para prestar serviços a seus membros; e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14"><text:bookmark text:name="art117pii Copia 1"/><text:span text:style-name="T28">II - gozo de licença para o trato de interesses particulares, na forma do art. 91, observada a legislação sobre conflito de interesses.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p>
      <text:p text:style-name="P21"><text:bookmark text:name="art117pii. Copia 1"/><text:span text:style-name="T28">II - gozo de licença para o trato de interesses particulares, na forma do art. 91 desta Lei, observada a legislação sobre conflito de interesses.                    </text:span><text:a xlink:type="simple" xlink:href="https://www.planalto.gov.br/ccivil_03/_Ato2007-2010/2008/Lei/L11784.htm#art172" text:style-name="Internet_20_link" text:visited-style-name="Visited_20_Internet_20_Link">(Incluído pela Lei nº 11.784, de 2008</text:a></text:p>
      <text:p text:style-name="P21"><text:bookmark text:name="art117pii.. Copia 1"/><text:soft-page-break/><text:span text:style-name="T28">II - gozo de licença para o trato de interesses particulares, na forma do art. 91.             </text:span><text:a xlink:type="simple" xlink:href="https://www.planalto.gov.br/ccivil_03/_Ato2015-2018/2017/Mpv/mpv792.htm#art26" text:style-name="Internet_20_link" text:visited-style-name="Visited_20_Internet_20_Link">(Redação dada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23"><text:bookmark text:name="art117pii.0 Copia 1"/><text:span text:style-name="T11">II - gozo de licença para o trato de interesses particulares, na forma do art. 91 desta Lei, observada a legislação sobre conflito de interesses.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15"><text:span text:style-name="Strong_20_Emphasis"><text:span text:style-name="T11">Capítulo III</text:span></text:span></text:p>
      <text:p text:style-name="P15"><text:span text:style-name="Strong_20_Emphasis"><text:span text:style-name="T11">Da Acumulação</text:span></text:span></text:p>
      <text:p text:style-name="P43"><text:bookmark text:name="art118 Copia 1"/>Art. 118.  Ressalvados os casos previstos na Constituição, é vedada a acumulação remunerada de cargos públicos.</text:p>
      <text:p text:style-name="P34"><text:bookmark text:name="art118§1 Copia 1"/>§ 1<text:span text:style-name="T57">o</text:span>  A proibição de acumular estende-se a cargos, empregos e funções em autarquias, fundações públicas, empresas públicas, sociedades de economia mista da União, do Distrito Federal, dos Estados, dos Territórios e dos Municípios.</text:p>
      <text:p text:style-name="P34"><text:bookmark text:name="art118§2 Copia 1"/>§ 2<text:span text:style-name="T57">o</text:span>  A acumulação de cargos, ainda que lícita, fica condicionada à comprovação da compatibilidade de horários.</text:p>
      <text:p text:style-name="P20"><text:bookmark text:name="art118§3 Copia 1"/><text:span text:style-name="T18">§ 3</text:span><text:span text:style-name="T24">o</text:span><text:span text:style-name="T18">  Considera-se acumulação proibida a percepção de vencimento de cargo ou emprego público efetivo com proventos da inatividade, salvo quando os cargos de que decorram essas remunerações forem acumuláveis na atividade.                  </text:span><text:a xlink:type="simple" xlink:href="https://www.planalto.gov.br/ccivil_03/leis/L9527.htm#art1" text:style-name="Internet_20_link" text:visited-style-name="Visited_20_Internet_20_Link"><text:span text:style-name="T8">(Incluído pela Lei nº 9.527, de 10.12.97)</text:span></text:a></text:p>
      <text:p text:style-name="P48"><text:bookmark text:name="art119. Copia 1"/>Art. 119. O servidor não poderá exercer mais de um cargo em comissão, nem ser remunerado pela participação em órgão de deliberação coletiva.</text:p>
      <text:p text:style-name="P20"><text:bookmark text:name="art119 Copia 1"/><text:span text:style-name="T18">Art. 119.  O servidor não poderá exercer mais de um cargo em comissão, exceto no caso previsto no parágrafo único do art. 9</text:span><text:span text:style-name="T24">o</text:span><text:span text:style-name="T18">, nem ser remunerado pela participação em órgão de deliberação coletiva.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19p. Copia 1"/><text:span text:style-name="T28">Parágrafo único. O disposto neste artigo não se aplica à remuneração devida pela participação em conselhos de administração e fiscal das empresas públicas e sociedades de economia mista, suas subsidiárias e controladas, bem como quaisquer entidades sob controle direto ou indireto da União, observado o que, a respeito, dispuser legislação específica.                   </text:span><text:a xlink:type="simple" xlink:href="https://www.planalto.gov.br/ccivil_03/leis/L9292.htm#art2" text:style-name="Internet_20_link" text:visited-style-name="Visited_20_Internet_20_Link">(Incluído pela Lei nº 9.292, de 12.7.1996)</text:a><text:span text:style-name="T28"> </text:span></text:p>
      <text:p text:style-name="P20"><text:bookmark text:name="art119p.. Copia 1"/><text:span text:style-name="T18">Parágrafo único.  O disposto neste artigo não se aplica à remuneração devida pela participação em conselhos de administração e fiscal das empresas públicas e sociedades de economia mista, suas subsidiárias e controladas, bem como quaisquer empresas ou entidades em que a União, direta ou indiretamente, detenha participação no capital social, observado o que, a respeito, dispuser legislação específica.</text:span><text:span text:style-name="T48">                 </text:span><text:a xlink:type="simple" xlink:href="https://www.planalto.gov.br/ccivil_03/MPV/2225-45.htm#art2" text:style-name="Internet_20_link" text:visited-style-name="Visited_20_Internet_20_Link"><text:span text:style-name="T11">(Redação dada pela Medida Provisória nº 2.225-45, de 4.9.2001)</text:span></text:a></text:p>
      <text:p text:style-name="P48"><text:bookmark text:name="art120. Copia 1"/>Art. 120. O servidor vinculado ao regime desta lei, que acumular licitamente 2 (dois) cargos efetivos, quando investido em cargo de provimento em comissão, ficará afastado de ambos os cargos efetivos.</text:p>
      <text:p text:style-name="P20"><text:bookmark text:name="art120 Copia 1"/><text:span text:style-name="T18">Art. 120.  O servidor vinculado ao regime desta Lei, que acumular licitamente dois cargos efetivos, quando investido em cargo de provimento em comissão, ficará afastado de ambos os cargos efetivos, salvo na hipótese em que houver compatibilidade de horário e local com o exercício de um deles, declarada pelas autoridades máximas dos órgãos ou entidades envolvidos.                   </text:span><text:a xlink:type="simple" xlink:href="https://www.planalto.gov.br/ccivil_03/leis/L9527.htm#art1" text:style-name="Internet_20_link" text:visited-style-name="Visited_20_Internet_20_Link"><text:span text:style-name="T8">(Redação dada pela Lei nº 9.527, de 10.12.97)</text:span></text:a></text:p>
      <text:p text:style-name="P15"><text:span text:style-name="Strong_20_Emphasis"><text:span text:style-name="T11">Capítulo IV</text:span></text:span></text:p>
      <text:p text:style-name="P15"><text:span text:style-name="Strong_20_Emphasis"><text:span text:style-name="T11">Das Responsabilidades</text:span></text:span></text:p>
      <text:p text:style-name="P43"><text:bookmark text:name="art121 Copia 1"/>Art. 121.  O servidor responde civil, penal e administrativamente pelo exercício irregular de suas atribuições.</text:p>
      <text:p text:style-name="P34"><text:bookmark text:name="art122 Copia 1"/>Art. 122.  A responsabilidade civil decorre de ato omissivo ou comissivo, doloso ou culposo, que resulte em prejuízo ao erário ou a terceiros.</text:p>
      <text:p text:style-name="P34"><text:bookmark text:name="art122§1 Copia 1"/>§ 1<text:span text:style-name="T57">o</text:span>  A indenização de prejuízo dolosamente causado ao erário somente será liquidada na forma prevista no art. 46, na falta de outros bens que assegurem a execução do débito pela via judicial.</text:p>
      <text:p text:style-name="P34"><text:bookmark text:name="art122§2 Copia 1"/>§ 2<text:span text:style-name="T57">o</text:span>  Tratando-se de dano causado a terceiros, responderá o servidor perante a Fazenda Pública, em ação regressiva.</text:p>
      <text:p text:style-name="P34"><text:bookmark text:name="art122§3 Copia 1"/>§ 3<text:span text:style-name="T57">o</text:span>  A obrigação de reparar o dano estende-se aos sucessores e contra eles será executada, até o limite do valor da herança recebida.</text:p>
      <text:p text:style-name="P34"><text:bookmark text:name="art123 Copia 1"/>Art. 123.  A responsabilidade penal abrange os crimes e contravenções imputadas ao servidor, nessa qualidade.</text:p>
      <text:p text:style-name="P34"><text:bookmark text:name="art124 Copia 1"/><text:soft-page-break/>Art. 124.  A responsabilidade civil-administrativa resulta de ato omissivo ou comissivo praticado no desempenho do cargo ou função.</text:p>
      <text:p text:style-name="P43"><text:bookmark text:name="art125 Copia 1"/>Art. 125.  As sanções civis, penais e administrativas poderão cumular-se, sendo independentes entre si.</text:p>
      <text:p text:style-name="P34"><text:bookmark text:name="art126 Copia 1"/>Art. 126.  A responsabilidade administrativa do servidor será afastada no caso de absolvição criminal que negue a existência do fato ou sua autoria.</text:p>
      <text:p text:style-name="P20"><text:bookmark text:name="art126a Copia 1"/><text:span text:style-name="T53">Art. 126-A. Nenhum servidor poderá ser responsabilizado civil, penal ou administrativamente por dar ciência à autoridade superior ou, quando houver suspeita de envolvimento desta, a outra autoridade competente para apuração de informação concernente à prática de crimes ou improbidade de que tenha conhecimento, ainda que em decorrência do exercício de cargo, emprego ou função pública.                         </text:span><text:a xlink:type="simple" xlink:href="https://www.planalto.gov.br/ccivil_03/_Ato2011-2014/2011/Lei/L12527.htm#art44" text:style-name="Internet_20_link" text:visited-style-name="Visited_20_Internet_20_Link"><text:span text:style-name="T18">(Incluído pela Lei nº 12.527, de 2011)</text:span></text:a></text:p>
      <text:p text:style-name="P15"><text:span text:style-name="Strong_20_Emphasis"><text:span text:style-name="T11">Capítulo V</text:span></text:span></text:p>
      <text:p text:style-name="P15"><text:span text:style-name="Strong_20_Emphasis"><text:span text:style-name="T11">Das Penalidades</text:span></text:span></text:p>
      <text:p text:style-name="P43"><text:bookmark text:name="art127 Copia 1"/>Art. 127.  São penalidades disciplinares:</text:p>
      <text:p text:style-name="P34"><text:bookmark text:name="art127i Copia 1"/>I - advertência;</text:p>
      <text:p text:style-name="P34"><text:bookmark text:name="art127ii Copia 1"/>II - suspensão;</text:p>
      <text:p text:style-name="P34"><text:bookmark text:name="art127iii Copia 1"/>III - demissão;</text:p>
      <text:p text:style-name="P20"><text:bookmark text:name="art127iv Copia 1"/><text:span text:style-name="T11">IV - cassação de aposentadoria ou disponibilidade;         </text:span><text:a xlink:type="simple" xlink:href="http://www.stf.jus.br/portal/peticaoInicial/verPeticaoInicial.asp?base=ADPF&amp;s1=418&amp;processo=418" text:style-name="Internet_20_link" text:visited-style-name="Visited_20_Internet_20_Link"><text:span text:style-name="T18">(Vide ADPF nº 418)</text:span></text:a></text:p>
      <text:p text:style-name="P34"><text:bookmark text:name="art127v Copia 1"/>V - destituição de cargo em comissão;</text:p>
      <text:p text:style-name="P34"><text:bookmark text:name="art127vi Copia 1"/>VI - destituição de função comissionada.</text:p>
      <text:p text:style-name="P34"><text:bookmark text:name="art128 Copia 1"/>Art. 128.  Na aplicação das penalidades serão consideradas a natureza e a gravidade da infração cometida, os danos que dela provierem para o serviço público, as circunstâncias agravantes ou atenuantes e os antecedentes funcionais.</text:p>
      <text:p text:style-name="P20"><text:bookmark text:name="art128p Copia 1"/><text:span text:style-name="T18">Parágrafo único.  O ato de imposição da penalidade mencionará sempre o fundamento legal e a causa da sanção disciplinar.                    </text:span><text:a xlink:type="simple" xlink:href="https://www.planalto.gov.br/ccivil_03/leis/L9527.htm#art1" text:style-name="Internet_20_link" text:visited-style-name="Visited_20_Internet_20_Link"><text:span text:style-name="T8">(Incluído pela Lei nº 9.527, de 10.12.97)</text:span></text:a></text:p>
      <text:p text:style-name="P48"><text:bookmark text:name="art129. Copia 1"/>Art. 129. A advertência será aplicada por escrito, nos casos de violação de proibição constante do art. 117, incisos I a VIII, e de inobservância de dever funcional previsto em lei, regulamentação ou norma interna, que não justifique imposição de penalidade mais grave.</text:p>
      <text:p text:style-name="P20"><text:bookmark text:name="art129 Copia 1"/><text:span text:style-name="T18">Art. 129.  A advertência será aplicada por escrito, nos casos de violação de proibição constante do art. 117, incisos I a VIII e XIX, e de inobservância de dever funcional previsto em lei, regulamentação ou norma interna, que não justifique imposição de penalidade mais grave.</text:span><text:span text:style-name="Strong_20_Emphasis"><text:span text:style-name="T18">                   </text:span></text:span><text:a xlink:type="simple" xlink:href="https://www.planalto.gov.br/ccivil_03/leis/L9527.htm#art1" text:style-name="Internet_20_link" text:visited-style-name="Visited_20_Internet_20_Link"><text:span text:style-name="T18">(Redação dada pela Lei nº 9.527, de 10.12.97)</text:span></text:a></text:p>
      <text:p text:style-name="P43"><text:bookmark text:name="art130 Copia 1"/>Art. 130.  A suspensão será aplicada em caso de reincidência das faltas punidas com advertência e de violação das demais proibições que não tipifiquem infração sujeita a penalidade de demissão, não podendo exceder de 90 (noventa) dias.</text:p>
      <text:p text:style-name="P34"><text:bookmark text:name="art130§1 Copia 1"/>§ 1<text:span text:style-name="T57">o</text:span>  Será punido com suspensão de até 15 (quinze) dias o servidor que, injustificadamente, recusar-se a ser submetido a inspeção médica determinada pela autoridade competente, cessando os efeitos da penalidade uma vez cumprida a determinação.</text:p>
      <text:p text:style-name="P43"><text:bookmark text:name="art130§2 Copia 1"/>§ 2<text:span text:style-name="T57">o</text:span>  Quando houver conveniência para o serviço, a penalidade de suspensão poderá ser convertida em multa, na base de 50% (cinqüenta por cento) por dia de vencimento ou remuneração, ficando o servidor obrigado a permanecer em serviço.</text:p>
      <text:p text:style-name="P43"><text:bookmark text:name="art131 Copia 1"/>Art. 131.  As penalidades de advertência e de suspensão terão seus registros cancelados, após o decurso de 3 (três) e 5 (cinco) anos de efetivo exercício, respectivamente, se o servidor não houver, nesse período, praticado nova infração disciplinar.</text:p>
      <text:p text:style-name="P34"><text:bookmark text:name="art131p Copia 1"/>Parágrafo único.  O cancelamento da penalidade não surtirá efeitos retroativos.</text:p>
      <text:p text:style-name="P34"><text:bookmark text:name="art132 Copia 1"/>Art. 132.  A demissão será aplicada nos seguintes casos:</text:p>
      <text:p text:style-name="P34"><text:bookmark text:name="art132i Copia 1"/>I - crime contra a administração pública;</text:p>
      <text:p text:style-name="P34"><text:bookmark text:name="art132ii Copia 1"/>II - abandono de cargo;</text:p>
      <text:p text:style-name="P34"><text:bookmark text:name="art132iii Copia 1"/>III - inassiduidade habitual;</text:p>
      <text:p text:style-name="P34"><text:bookmark text:name="art132iv Copia 1"/>IV - improbidade administrativa;</text:p>
      <text:p text:style-name="P34"><text:bookmark text:name="art132v Copia 1"/><text:soft-page-break/>V - incontinência pública e conduta escandalosa, na repartição;</text:p>
      <text:p text:style-name="P34"><text:bookmark text:name="art132vi Copia 1"/>VI - insubordinação grave em serviço;</text:p>
      <text:p text:style-name="P34"><text:bookmark text:name="art132vii Copia 1"/>VII - ofensa física, em serviço, a servidor ou a particular, salvo em legítima defesa própria ou de outrem;</text:p>
      <text:p text:style-name="P34"><text:bookmark text:name="art132viii Copia 1"/>VIII - aplicação irregular de dinheiros públicos;</text:p>
      <text:p text:style-name="P43"><text:bookmark text:name="art132ix Copia 1"/>IX - revelação de segredo do qual se apropriou em razão do cargo;</text:p>
      <text:p text:style-name="P34"><text:bookmark text:name="art132x Copia 1"/>X - lesão aos cofres públicos e dilapidação do patrimônio nacional;</text:p>
      <text:p text:style-name="P34"><text:bookmark text:name="art132xi Copia 1"/>XI - corrupção;</text:p>
      <text:p text:style-name="P34"><text:bookmark text:name="art132xii Copia 1"/>XII - acumulação ilegal de cargos, empregos ou funções públicas;</text:p>
      <text:p text:style-name="P34"><text:bookmark text:name="art132xiii Copia 1"/>XIII - transgressão dos incisos IX a XVI do art. 117.</text:p>
      <text:p text:style-name="P47"><text:bookmark text:name="art133. Copia 1"/>Art. 133. Verificada em processo disciplinar acumulação proibida e provada a boa-fé, o servidor optará por um dos cargos.</text:p>
      <text:p text:style-name="P47"><text:bookmark text:name="art133§1 Copia 1"/>§ 1° Provada a má-fé, perderá também o cargo que exercia há mais tempo e restituirá o que tiver percebido indevidamente.</text:p>
      <text:p text:style-name="P47"><text:bookmark text:name="art133§2 Copia 1"/>§ 2° Na hipótese do parágrafo anterior, sendo um dos cargos, emprego ou função exercido em outro órgão ou entidade, a demissão lhe será comunicada.</text:p>
      <text:p text:style-name="P20"><text:bookmark text:name="art133 Copia 1"/><text:span text:style-name="T18">Art. 133.  Detectada a qualquer tempo a acumulação ilegal de cargos, empregos ou funções públicas, a autoridade a que se refere o art. 143 notificará o servidor, por intermédio de sua chefia imediata, para apresentar opção no prazo improrrogável de dez dias, contados da data da ciência e, na hipótese de omissão, adotará procedimento sumário para a sua apuração e regularização imediata, cujo processo administrativo disciplinar se desenvolverá nas seguintes fases: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33i Copia 1"/><text:span text:style-name="T11">I - instauração, com a publicação do ato que constituir a comissão, a ser composta por dois servidores estáveis, e simultaneamente indicar a autoria e a materialidade da transgressão objeto da apu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ii Copia 1"/><text:span text:style-name="T11">II - instrução sumária, que compreende indiciação, defesa e relatóri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iii Copia 1"/><text:span text:style-name="T11">III - julgamento.</text:span><text:span text:style-name="Strong_20_Emphasis"><text:span text:style-name="T11">                </text:span></text:span><text:a xlink:type="simple" xlink:href="https://www.planalto.gov.br/ccivil_03/leis/L9527.htm#art1" text:style-name="Internet_20_link" text:visited-style-name="Visited_20_Internet_20_Link"><text:span text:style-name="T11">(Incluído pela Lei nº 9.527, de 10.12.97)</text:span></text:a></text:p>
      <text:p text:style-name="P20"><text:bookmark text:name="art133§1. Copia 1"/><text:span text:style-name="T18">§ 1</text:span><text:span text:style-name="T24">o</text:span><text:span text:style-name="T18">  A indicação da autoria de que trata o inciso I dar-se-á pelo nome e matrícula do servidor, e a materialidade pela descrição dos cargos, empregos ou funções públicas em situação de acumulação ilegal, dos órgãos ou entidades de vinculação, das datas de ingresso, do horário de trabalho e do correspondente regime jurídic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33§2. Copia 1"/><text:span text:style-name="T18">§ 2</text:span><text:span text:style-name="T24">o</text:span><text:span text:style-name="T18">  A comissão lavrará, até três dias após a publicação do ato que a constituiu, termo de indiciação em que serão transcritas as informações de que trata o parágrafo anterior, bem como promoverá a citação pessoal do servidor indiciado, ou por intermédio de sua chefia imediata, para, no prazo de cinco dias, apresentar defesa escrita, assegurando-se-lhe vista do processo na repartição, observado o disposto nos arts. 163 e 164.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33§3 Copia 1"/><text:span text:style-name="T11">§ 3</text:span><text:span text:style-name="T25">o</text:span><text:span text:style-name="T11">  Apresentada a defesa, a comissão elaborará relatório conclusivo quanto à inocência ou à responsabilidade do servidor, em que resumirá as peças principais dos autos, opinará sobre a licitude da acumulação em exame, indicará o respectivo dispositivo legal e remeterá o processo à autoridade instauradora, para julgament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4 Copia 1"/><text:span text:style-name="T11">§ 4</text:span><text:span text:style-name="T25">o</text:span><text:span text:style-name="T11">  No prazo de cinco dias, contados do recebimento do processo, a autoridade julgadora proferirá a sua decisão, aplicando-se, quando for o caso, o disposto no § 3</text:span><text:span text:style-name="T25">o</text:span><text:span text:style-name="T11"> do art. 167.</text:span><text:span text:style-name="Strong_20_Emphasis"><text:span text:style-name="T11">                 </text:span></text:span><text:a xlink:type="simple" xlink:href="https://www.planalto.gov.br/ccivil_03/leis/L9527.htm#art1" text:style-name="Internet_20_link" text:visited-style-name="Visited_20_Internet_20_Link"><text:span text:style-name="T11">(Incluído pela Lei nº 9.527, de 10.12.97)</text:span></text:a></text:p>
      <text:p text:style-name="P20"><text:bookmark text:name="art133§5 Copia 1"/><text:span text:style-name="T11">§ 5</text:span><text:span text:style-name="T25">o</text:span><text:span text:style-name="T11">  A opção pelo servidor até o último dia de prazo para defesa configurará sua boa-fé, hipótese em que se converterá automaticamente em pedido de exoneração do outro carg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6 Copia 1"/><text:span text:style-name="T11">§ 6</text:span><text:span text:style-name="T25">o</text:span><text:span text:style-name="T11">  Caracterizada a acumulação ilegal e provada a má-fé, aplicar-se-á a pena de demissão, destituição ou cassação de aposentadoria ou disponibilidade em relação aos cargos, empregos ou funções públicas em regime de acumulação ilegal, hipótese em que os órgãos ou entidades de vinculação serão comunicado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7 Copia 1"/><text:soft-page-break/><text:span text:style-name="T11">§ 7</text:span><text:span text:style-name="T25">o</text:span><text:span text:style-name="T11">  O prazo para a conclusão do processo administrativo disciplinar submetido ao rito sumário não excederá trinta dias, contados da data de publicação do ato que constituir a comissão, admitida a sua prorrogação por até quinze dias, quando as circunstâncias o exigirem.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8 Copia 1"/><text:span text:style-name="T11">§ 8</text:span><text:span text:style-name="T25">o</text:span><text:span text:style-name="T11">  O procedimento sumário rege-se pelas disposições deste artigo, observando-se, no que lhe for aplicável, subsidiariamente, as disposições dos Títulos IV e V desta Lei.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4 Copia 1"/><text:span text:style-name="T18">Art. 134.  Será cassada a aposentadoria ou a disponibilidade do inativo que houver praticado, na atividade, falta punível com a demissão.        </text:span><text:a xlink:type="simple" xlink:href="http://www.stf.jus.br/portal/peticaoInicial/verPeticaoInicial.asp?base=ADPF&amp;s1=418&amp;processo=418" text:style-name="Internet_20_link" text:visited-style-name="Visited_20_Internet_20_Link"><text:span text:style-name="T8">(Vide ADPF nº 418)</text:span></text:a></text:p>
      <text:p text:style-name="P43"><text:bookmark text:name="art135 Copia 1"/>Art. 135.  A destituição de cargo em comissão exercido por não ocupante de cargo efetivo será aplicada nos casos de infração sujeita às penalidades de suspensão e de demissão.</text:p>
      <text:p text:style-name="P34"><text:bookmark text:name="art135p Copia 1"/>Parágrafo único.  Constatada a hipótese de que trata este artigo, a exoneração efetuada nos termos do art. 35 será convertida em destituição de cargo em comissão.</text:p>
      <text:p text:style-name="P43"><text:bookmark text:name="art136 Copia 1"/>Art. 136.  A demissão ou a destituição de cargo em comissão, nos casos dos incisos IV, VIII, X e XI do art. 132, implica a indisponibilidade dos bens e o ressarcimento ao erário, sem prejuízo da ação penal cabível.</text:p>
      <text:p text:style-name="P20"><text:bookmark text:name="art137 Copia 1"/><text:span text:style-name="T11">Art. 137.  A demissão ou a destituição de cargo em comissão, por infringência do art. 117, incisos IX e XI, incompatibiliza o ex-servidor para nova investidura em cargo público federal, pelo prazo de 5 (cinco) anos.         </text:span><text:a xlink:type="simple" xlink:href="http://www.stf.jus.br/portal/peticaoInicial/verPeticaoInicial.asp?base=ADI&amp;documento=&amp;s1=2975&amp;numProcesso=2975" text:style-name="Internet_20_link" text:visited-style-name="Visited_20_Internet_20_Link"><text:span text:style-name="T9">(Vide ADIN 2975)</text:span></text:a></text:p>
      <text:p text:style-name="P34"><text:bookmark text:name="art137p Copia 1"/>Parágrafo único.  Não poderá retornar ao serviço público federal o servidor que for demitido ou destituído do cargo em comissão por infringência do art. 132, incisos I, IV, VIII, X e XI.</text:p>
      <text:p text:style-name="P34"><text:bookmark text:name="art138 Copia 1"/>Art. 138.  Configura abandono de cargo a ausência intencional do servidor ao serviço por mais de trinta dias consecutivos.</text:p>
      <text:p text:style-name="P34"><text:bookmark text:name="art139 Copia 1"/>Art. 139.  Entende-se por inassiduidade habitual a falta ao serviço, sem causa justificada, por sessenta dias, interpoladamente, durante o período de doze meses.</text:p>
      <text:p text:style-name="P48"><text:bookmark text:name="art140. Copia 1"/>Art. 140. O ato de imposição da penalidade mencionará sempre o fundamento legal e a causa da sanção disciplinar.</text:p>
      <text:p text:style-name="P20"><text:bookmark text:name="art140 Copia 1"/><text:span text:style-name="T18">Art. 140.  Na apuração de abandono de cargo ou inassiduidade habitual, também será adotado o procedimento sumário a que se refere o art. 133, observando-se especialmente que: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40i Copia 1"/><text:span text:style-name="T11">I - a indicação da materialidade dar-se-á:</text:span><text:span text:style-name="Strong_20_Emphasis"><text:span text:style-name="T11">                </text:span></text:span><text:a xlink:type="simple" xlink:href="https://www.planalto.gov.br/ccivil_03/leis/L9527.htm#art1" text:style-name="Internet_20_link" text:visited-style-name="Visited_20_Internet_20_Link"><text:span text:style-name="T11">(Incluído pela Lei nº 9.527, de 10.12.97)</text:span></text:a></text:p>
      <text:p text:style-name="P20"><text:bookmark text:name="art140ia Copia 1"/><text:span text:style-name="T11">a) na hipótese de abandono de cargo, pela indicação precisa do período de ausência intencional do servidor ao serviço superior a trinta dia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40ib Copia 1"/><text:span text:style-name="T11">b) no caso de inassiduidade habitual, pela indicação dos dias de falta ao serviço sem causa justificada, por período igual ou superior a sessenta dias interpoladamente, durante o período de doze mese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40ii Copia 1"/><text:span text:style-name="T11">II - após a apresentação da defesa a comissão elaborará relatório conclusivo quanto à inocência ou à responsabilidade do servidor, em que resumirá as peças principais dos autos, indicará o respectivo dispositivo legal, opinará, na hipótese de abandono de cargo, sobre a intencionalidade da ausência ao serviço superior a trinta dias e remeterá o processo à autoridade instauradora para julgamento</text:span><text:span text:style-name="T15">.                   </text:span><text:a xlink:type="simple" xlink:href="https://www.planalto.gov.br/ccivil_03/leis/L9527.htm#art1" text:style-name="Internet_20_link" text:visited-style-name="Visited_20_Internet_20_Link"><text:span text:style-name="T11">(Incluído pela Lei nº 9.527, de 10.12.97)</text:span></text:a></text:p>
      <text:p text:style-name="P34"><text:bookmark text:name="art141 Copia 1"/>Art. 141.  As penalidades disciplinares serão aplicadas:</text:p>
      <text:p text:style-name="P34"><text:bookmark text:name="art141i Copia 1"/>I - pelo Presidente da República, pelos Presidentes das Casas do Poder Legislativo e dos Tribunais Federais e pelo Procurador-Geral da República, quando se tratar de demissão e cassação de aposentadoria ou disponibilidade de servidor vinculado ao respectivo Poder, órgão, ou entidade;</text:p>
      <text:p text:style-name="P34"><text:bookmark text:name="art141ii Copia 1"/>II - pelas autoridades administrativas de hierarquia imediatamente inferior àquelas mencionadas no inciso anterior     quando se tratar de suspensão superior a 30 (trinta) dias;</text:p>
      <text:p text:style-name="P34"><text:bookmark text:name="art141iii Copia 1"/>III - pelo chefe da repartição e outras autoridades na forma dos respectivos regimentos ou regulamentos, nos casos de advertência ou de suspensão de até 30 (trinta) dias;</text:p>
      <text:p text:style-name="P34"><text:bookmark text:name="art141iv Copia 1"/><text:soft-page-break/>IV - pela autoridade que houver feito a nomeação, quando se tratar de destituição de cargo em comissão.</text:p>
      <text:p text:style-name="P34"><text:bookmark text:name="art142 Copia 1"/>Art. 142.  A ação disciplinar prescreverá:</text:p>
      <text:p text:style-name="P34"><text:bookmark text:name="art142i Copia 1"/>I - em 5 (cinco) anos, quanto às infrações puníveis com demissão, cassação de aposentadoria ou disponibilidade e destituição de cargo em comissão;</text:p>
      <text:p text:style-name="P34"><text:bookmark text:name="art142ii Copia 1"/>II - em 2 (dois) anos, quanto à suspensão;</text:p>
      <text:p text:style-name="P34"><text:bookmark text:name="art142iii Copia 1"/>III - em 180 (cento e oitenta) dias, quanto à advertência.</text:p>
      <text:p text:style-name="P34"><text:bookmark text:name="art142§1 Copia 1"/>§ 1<text:span text:style-name="T57">o</text:span>  O prazo de prescrição começa a correr da data em que o fato se tornou conhecido.</text:p>
      <text:p text:style-name="P34"><text:bookmark text:name="art142§2 Copia 1"/>§ 2<text:span text:style-name="T57">o</text:span>  Os prazos de prescrição previstos na lei penal aplicam-se às infrações disciplinares capituladas também como crime.</text:p>
      <text:p text:style-name="P34"><text:bookmark text:name="art142§3 Copia 1"/>§ 3<text:span text:style-name="T57">o</text:span>  A abertura de sindicância ou a instauração de processo disciplinar interrompe a prescrição, até a decisão final proferida por autoridade competente.</text:p>
      <text:p text:style-name="P34"><text:bookmark text:name="art142§4 Copia 1"/>§ 4<text:span text:style-name="T57">o</text:span>  Interrompido o curso da prescrição, o prazo começará a correr a partir do dia em que cessar a interrupção.</text:p>
      <text:p text:style-name="P15"><text:bookmark text:name="titulov Copia 1"/><text:span text:style-name="Strong_20_Emphasis"><text:span text:style-name="T11">Título V</text:span></text:span></text:p>
      <text:p text:style-name="P15"><text:span text:style-name="Strong_20_Emphasis"><text:span text:style-name="T11">Do Processo Administrativo Disciplinar</text:span></text:span></text:p>
      <text:p text:style-name="P15"><text:span text:style-name="Strong_20_Emphasis"><text:span text:style-name="T11">Capítulo I</text:span></text:span></text:p>
      <text:p text:style-name="P15"><text:span text:style-name="Strong_20_Emphasis"><text:span text:style-name="T11">Disposições Gerais</text:span></text:span></text:p>
      <text:p text:style-name="P43"><text:bookmark text:name="art143 Copia 1"/>Art. 143.  A autoridade que tiver ciência de irregularidade no serviço público é obrigada a promover a sua apuração imediata, mediante sindicância ou processo administrativo disciplinar, assegurada ao acusado ampla defesa.</text:p>
      <text:p text:style-name="P20"><text:bookmark text:name="art143§1 Copia 1"/><text:span text:style-name="T37">§ 1</text:span><text:span text:style-name="T44">o</text:span><text:span text:style-name="T37">  Compete ao órgão central do SIPEC supervisionar e fiscalizar o cumprimento do disposto neste artigo.                 </text:span><text:a xlink:type="simple" xlink:href="https://www.planalto.gov.br/ccivil_03/leis/L9527.htm#art1" text:style-name="Internet_20_link" text:visited-style-name="Visited_20_Internet_20_Link">(Incluído pela Lei nº 9.527, de 10.12.97)</text:a><text:span text:style-name="T18">                  </text:span><text:a xlink:type="simple" xlink:href="https://www.planalto.gov.br/ccivil_03/_Ato2004-2006/2005/Lei/L11204.htm#art18" text:style-name="Internet_20_link" text:visited-style-name="Visited_20_Internet_20_Link"><text:span text:style-name="T11">(Revogado pela Lei nº 11.204, de 2005)</text:span></text:a></text:p>
      <text:p text:style-name="P20"><text:bookmark text:name="art143§2 Copia 1"/><text:span text:style-name="T28">§ 2</text:span><text:span text:style-name="T40">o</text:span><text:span text:style-name="T28">  Constatada a omissão no cumprimento da obrigação a que se refere o </text:span><text:span text:style-name="T32">caput</text:span><text:span text:style-name="T28"> deste artigo, o titular do órgão central do SIPEC designará a comissão de que trata o art. 149.               </text:span><text:a xlink:type="simple" xlink:href="https://www.planalto.gov.br/ccivil_03/leis/L9527.htm#art1" text:style-name="Internet_20_link" text:visited-style-name="Visited_20_Internet_20_Link">(Incluído pela Lei nº 9.527, de 10.12.97</text:a><text:a xlink:type="simple" xlink:href="https://www.planalto.gov.br/ccivil_03/leis/L9527.htm#art143§1" text:style-name="Internet_20_link" text:visited-style-name="Visited_20_Internet_20_Link"><text:span text:style-name="T8">)</text:span></text:a><text:span text:style-name="T18">                  </text:span><text:a xlink:type="simple" xlink:href="https://www.planalto.gov.br/ccivil_03/_Ato2004-2006/2005/Lei/L11204.htm#art18" text:style-name="Internet_20_link" text:visited-style-name="Visited_20_Internet_20_Link"><text:span text:style-name="T11">(Revogado pela Lei nº 11.204, de 2005)</text:span></text:a></text:p>
      <text:p text:style-name="P20"><text:bookmark text:name="art143§3 Copia 1"/><text:span text:style-name="T11">§ 3</text:span><text:span text:style-name="T25">o</text:span><text:span text:style-name="T11"> A apuração de que trata o </text:span><text:span text:style-name="T14">caput</text:span><text:span text:style-name="T11">, por solicitação da autoridade a que se refere, poderá ser promovida por autoridade de órgão ou entidade diverso daquele em que tenha ocorrido a irregularidade, mediante competência específica para tal finalidade, delegada em caráter permanente ou temporário pelo Presidente da República, pelos presidentes das Casas do Poder Legislativo e dos Tribunais Federais e pelo Procurador-Geral da República, no âmbito do respectivo Poder, órgão ou entidade, preservadas as competências para o julgamento que se seguir à apuração.                 </text:span><text:a xlink:type="simple" xlink:href="https://www.planalto.gov.br/ccivil_03/leis/L9527.htm#art1" text:style-name="Internet_20_link" text:visited-style-name="Visited_20_Internet_20_Link"><text:span text:style-name="T9">(Incluído pela Lei nº 9.527, de 10.12.97)</text:span></text:a></text:p>
      <text:p text:style-name="P34"><text:bookmark text:name="art144 Copia 1"/>Art. 144.  As denúncias sobre irregularidades serão objeto de apuração, desde que contenham a identificação e o endereço do denunciante e sejam formuladas por escrito, confirmada a autenticidade.</text:p>
      <text:p text:style-name="P34"><text:bookmark text:name="art144p Copia 1"/>Parágrafo único.  Quando o fato narrado não configurar evidente infração disciplinar ou ilícito penal, a denúncia será arquivada, por falta de objeto.</text:p>
      <text:p text:style-name="P34"><text:bookmark text:name="art145 Copia 1"/>Art. 145.  Da sindicância poderá resultar:</text:p>
      <text:p text:style-name="P34"><text:bookmark text:name="art142§5 Copia 1"/>I - arquivamento do processo;</text:p>
      <text:p text:style-name="P34"><text:bookmark text:name="art145ii Copia 1"/>II - aplicação de penalidade de advertência ou suspensão de até 30 (trinta) dias;</text:p>
      <text:p text:style-name="P34"><text:bookmark text:name="art145iii Copia 1"/>III - instauração de processo disciplinar.</text:p>
      <text:p text:style-name="P34"><text:bookmark text:name="art145p Copia 1"/>Parágrafo único.  O prazo para conclusão da sindicância não excederá 30 (trinta) dias, podendo ser prorrogado por igual período, a critério da autoridade superior.</text:p>
      <text:p text:style-name="P34"><text:bookmark text:name="art146 Copia 1"/><text:soft-page-break/>Art. 146.  Sempre que o ilícito praticado pelo servidor ensejar a imposição de penalidade de suspensão por mais de 30 (trinta) dias, de demissão, cassação de aposentadoria ou disponibilidade, ou destituição de cargo em comissão, será obrigatória a instauração de processo disciplinar.</text:p>
      <text:p text:style-name="P15"><text:span text:style-name="Strong_20_Emphasis"><text:span text:style-name="T11">Capítulo II</text:span></text:span></text:p>
      <text:p text:style-name="P15"><text:span text:style-name="Strong_20_Emphasis"><text:span text:style-name="T11">Do Afastamento Preventivo</text:span></text:span></text:p>
      <text:p text:style-name="P43"><text:bookmark text:name="art147 Copia 1"/>Art. 147.  Como medida cautelar e a fim de que o servidor não venha a influir na apuração da irregularidade, a          autoridade instauradora do processo disciplinar poderá determinar o seu afastamento do exercício do cargo, pelo prazo de até 60 (sessenta) dias, sem prejuízo da remuneração.</text:p>
      <text:p text:style-name="P34"><text:bookmark text:name="art1457p Copia 1"/>Parágrafo único. O afastamento poderá ser prorrogado por igual prazo, findo o qual cessarão os seus efeitos, ainda que não concluído o processo.</text:p>
      <text:p text:style-name="P15"><text:span text:style-name="Strong_20_Emphasis"><text:span text:style-name="T11">Capítulo III</text:span></text:span></text:p>
      <text:p text:style-name="P15"><text:span text:style-name="Strong_20_Emphasis"><text:span text:style-name="T11">Do Processo Disciplinar</text:span></text:span></text:p>
      <text:p text:style-name="P43"><text:bookmark text:name="art148 Copia 1"/>Art. 148.  O processo disciplinar é o instrumento destinado a apurar responsabilidade de servidor por infração praticada no exercício de suas atribuições, ou que tenha relação com as atribuições do cargo em que se encontre investido.</text:p>
      <text:p text:style-name="P48"><text:bookmark text:name="art149. Copia 1"/>Art. 149. O processo disciplinar será conduzido por comissão composta de 3 (três) servidores estáveis designados pela autoridade competente, que indicará, dentre eles, o Presidente.</text:p>
      <text:p text:style-name="P20"><text:bookmark text:name="art149 Copia 1"/><text:span text:style-name="T18">Art. 149.  O processo disciplinar será conduzido por comissão composta de três servidores estáveis designados pela autoridade competente, observado o disposto no § 3</text:span><text:span text:style-name="T24">o</text:span><text:span text:style-name="T18"> do art. 143, que indicará, dentre eles, o seu presidente, que deverá ser ocupante de cargo efetivo superior ou de mesmo nível, ou ter nível de escolaridade igual ou superior ao do indiciado.</text:span><text:span text:style-name="Strong_20_Emphasis"><text:span text:style-name="T18">                     </text:span></text:span><text:a xlink:type="simple" xlink:href="https://www.planalto.gov.br/ccivil_03/leis/L9527.htm#art1" text:style-name="Internet_20_link" text:visited-style-name="Visited_20_Internet_20_Link"><text:span text:style-name="T18">(Redação dada pela Lei nº 9.527, de 10.12.97)</text:span></text:a></text:p>
      <text:p text:style-name="P34"><text:bookmark text:name="art149§1 Copia 1"/>§ 1<text:span text:style-name="T57">o</text:span>  A Comissão terá como secretário servidor designado pelo seu presidente, podendo a indicação recair em um de seus membros.</text:p>
      <text:p text:style-name="P34"><text:bookmark text:name="art149§2 Copia 1"/>§ 2<text:span text:style-name="T57">o</text:span>  Não poderá participar de comissão de sindicância ou de inquérito, cônjuge, companheiro ou parente do acusado, consangüíneo ou afim, em linha reta ou colateral, até o terceiro grau.</text:p>
      <text:p text:style-name="P34"><text:bookmark text:name="art150 Copia 1"/>Art. 150.  A Comissão exercerá suas atividades com independência e imparcialidade, assegurado o sigilo necessário à elucidação do fato ou exigido pelo interesse da administração.</text:p>
      <text:p text:style-name="P34"><text:bookmark text:name="art150p Copia 1"/>Parágrafo único.  As reuniões e as audiências das comissões terão caráter reservado.</text:p>
      <text:p text:style-name="P34"><text:bookmark text:name="art151 Copia 1"/>Art. 151.  O processo disciplinar se desenvolve nas seguintes fases:</text:p>
      <text:p text:style-name="P34"><text:bookmark text:name="art151i Copia 1"/>I - instauração, com a publicação do ato que constituir a comissão;</text:p>
      <text:p text:style-name="P34"><text:bookmark text:name="art151ii Copia 1"/>II - inquérito administrativo, que compreende instrução, defesa e relatório;</text:p>
      <text:p text:style-name="P34"><text:bookmark text:name="art151iii Copia 1"/>III - julgamento.</text:p>
      <text:p text:style-name="P34"><text:bookmark text:name="art152 Copia 1"/>Art. 152.  O prazo para a conclusão do processo disciplinar não excederá 60 (sessenta) dias, contados da data de publicação do ato que constituir a comissão, admitida a sua prorrogação por igual prazo, quando as circunstâncias o exigirem.</text:p>
      <text:p text:style-name="P34"><text:bookmark text:name="art152§1 Copia 1"/>§ 1<text:span text:style-name="T57">o</text:span>  Sempre que necessário, a comissão dedicará tempo integral aos seus trabalhos, ficando seus membros dispensados do ponto, até a entrega do relatório final.</text:p>
      <text:p text:style-name="P34"><text:bookmark text:name="art152§2 Copia 1"/>§ 2<text:span text:style-name="T57">o</text:span>  As reuniões da comissão serão registradas em atas que deverão detalhar as deliberações adotadas.</text:p>
      <text:p text:style-name="P15"><text:span text:style-name="Strong_20_Emphasis"><text:span text:style-name="T11">Seção I</text:span></text:span></text:p>
      <text:p text:style-name="P15"><text:span text:style-name="Strong_20_Emphasis"><text:span text:style-name="T11">Do Inquérito</text:span></text:span></text:p>
      <text:p text:style-name="P34"><text:bookmark text:name="art153 Copia 1"/>Art. 153.  O inquérito administrativo obedecerá ao princípio do contraditório, assegurada ao acusado ampla defesa, com a utilização dos meios e recursos admitidos em direito.</text:p>
      <text:p text:style-name="P34"><text:bookmark text:name="art154 Copia 1"/>Art. 154.  Os autos da sindicância integrarão o processo disciplinar, como peça informativa da instrução.</text:p>
      <text:p text:style-name="P34"><text:bookmark text:name="art154p Copia 1"/>Parágrafo único.  Na hipótese de o relatório da sindicância concluir que a infração está capitulada como ilícito penal, a autoridade competente encaminhará cópia dos autos ao Ministério Público, independentemente da imediata instauração do processo disciplinar.</text:p>
      <text:p text:style-name="P34"><text:bookmark text:name="art155 Copia 1"/><text:soft-page-break/>Art. 155.  Na fase do inquérito, a comissão promoverá a tomada de depoimentos, acareações, investigações e diligências cabíveis, objetivando a coleta de prova, recorrendo, quando necessário, a técnicos e peritos, de modo a permitir a completa elucidação dos fatos.</text:p>
      <text:p text:style-name="P34"><text:bookmark text:name="art156 Copia 1"/>Art. 156.  É assegurado ao servidor o direito de acompanhar o processo pessoalmente ou por intermédio de procurador, arrolar e reinquirir testemunhas, produzir provas e contraprovas e formular quesitos, quando se tratar de prova pericial.</text:p>
      <text:p text:style-name="P34"><text:bookmark text:name="art156§1 Copia 1"/>§ 1<text:span text:style-name="T57">o</text:span>  O presidente da comissão poderá denegar pedidos considerados impertinentes, meramente protelatórios, ou de nenhum interesse para o esclarecimento dos fatos.</text:p>
      <text:p text:style-name="P34"><text:bookmark text:name="art156§2 Copia 1"/>§ 2<text:span text:style-name="T57">o</text:span>  Será indeferido o pedido de prova pericial, quando a comprovação do fato independer de conhecimento especial de perito.</text:p>
      <text:p text:style-name="P34"><text:bookmark text:name="art157 Copia 1"/>Art. 157.  As testemunhas serão intimadas a depor mediante mandado expedido pelo presidente da comissão, devendo a segunda via, com o ciente do interessado, ser anexado aos autos.</text:p>
      <text:p text:style-name="P34"><text:bookmark text:name="art157p Copia 1"/>Parágrafo único.  Se a testemunha for servidor público, a expedição do mandado será imediatamente comunicada ao chefe da repartição onde serve, com a indicação do dia e hora marcados para inquirição.</text:p>
      <text:p text:style-name="P34"><text:bookmark text:name="art158 Copia 1"/>Art. 158.  O depoimento será prestado oralmente e reduzido a termo, não sendo lícito à testemunha trazê-lo por escrito.</text:p>
      <text:p text:style-name="P34"><text:bookmark text:name="art158§1 Copia 1"/>§ 1<text:span text:style-name="T57">o</text:span>  As testemunhas serão inquiridas separadamente.</text:p>
      <text:p text:style-name="P34"><text:bookmark text:name="art158§2 Copia 1"/>§ 2<text:span text:style-name="T57">o</text:span>  Na hipótese de depoimentos contraditórios ou que se infirmem, proceder-se-á à acareação entre os depoentes.</text:p>
      <text:p text:style-name="P34"><text:bookmark text:name="art159 Copia 1"/>Art. 159.  Concluída a inquirição das testemunhas, a comissão promoverá o interrogatório do acusado, observados os procedimentos previstos nos arts. 157 e 158.</text:p>
      <text:p text:style-name="P34"><text:bookmark text:name="art159§1 Copia 1"/>§ 1<text:span text:style-name="T57">o</text:span>  No caso de mais de um acusado, cada um deles será ouvido separadamente, e sempre que divergirem em suas declarações sobre fatos ou circunstâncias, será promovida a acareação entre eles.</text:p>
      <text:p text:style-name="P34"><text:bookmark text:name="art159§2 Copia 1"/>§ 2<text:span text:style-name="T57">o</text:span>  O procurador do acusado poderá assistir ao interrogatório, bem como à inquirição das testemunhas, sendo-lhe vedado interferir nas perguntas e respostas, facultando-se-lhe, porém, reinquiri-las, por intermédio do presidente da comissão.</text:p>
      <text:p text:style-name="P34"><text:bookmark text:name="art160 Copia 1"/>Art. 160.  Quando houver dúvida sobre a sanidade mental do acusado, a comissão proporá à autoridade competente que ele seja submetido a exame por junta médica oficial, da qual participe pelo menos um médico psiquiatra.</text:p>
      <text:p text:style-name="P34"><text:bookmark text:name="art160p Copia 1"/>Parágrafo único.  O incidente de sanidade mental será processado em auto apartado e apenso ao processo principal, após a expedição do laudo pericial.</text:p>
      <text:p text:style-name="P34"><text:bookmark text:name="art161 Copia 1"/>Art. 161.  Tipificada a infração disciplinar, será formulada a indiciação do servidor, com a especificação dos fatos a ele imputados e das respectivas provas.</text:p>
      <text:p text:style-name="P34"><text:bookmark text:name="art161§1 Copia 1"/>§ 1<text:span text:style-name="T57">o</text:span>  O indiciado será citado por mandado expedido pelo presidente da comissão para apresentar defesa escrita, no prazo de 10 (dez) dias, assegurando-se-lhe vista do processo na repartição.</text:p>
      <text:p text:style-name="P34"><text:bookmark text:name="art161§2 Copia 1"/>§ 2<text:span text:style-name="T57">o</text:span>  Havendo dois ou mais indiciados, o prazo será comum e de 20 (vinte) dias.</text:p>
      <text:p text:style-name="P34"><text:bookmark text:name="art161§3 Copia 1"/>§ 3<text:span text:style-name="T57">o</text:span>  O prazo de defesa poderá ser prorrogado pelo dobro, para diligências reputadas indispensáveis.</text:p>
      <text:p text:style-name="P34"><text:bookmark text:name="art161§4 Copia 1"/>§ 4<text:span text:style-name="T57">o</text:span>  No caso de recusa do indiciado em apor o ciente na cópia da citação, o prazo para defesa contar-se-á da data declarada, em termo próprio, pelo membro da comissão que fez a citação, com a assinatura de (2) duas testemunhas.</text:p>
      <text:p text:style-name="P34"><text:bookmark text:name="art162 Copia 1"/>Art. 162.  O indiciado que mudar de residência fica obrigado a comunicar à comissão o lugar onde poderá ser encontrado.</text:p>
      <text:p text:style-name="P34"><text:bookmark text:name="art163 Copia 1"/><text:soft-page-break/>Art. 163.  Achando-se o indiciado em lugar incerto e não sabido, será citado por edital, publicado no Diário Oficial da União e em jornal de grande circulação na localidade do último domicílio conhecido, para apresentar defesa.</text:p>
      <text:p text:style-name="P34"><text:bookmark text:name="art163p Copia 1"/>Parágrafo único.  Na hipótese deste artigo, o prazo para defesa será de 15 (quinze) dias a partir da última publicação do edital.</text:p>
      <text:p text:style-name="P34"><text:bookmark text:name="art164 Copia 1"/>Art. 164.  Considerar-se-á revel o indiciado que, regularmente citado, não apresentar defesa no prazo legal.</text:p>
      <text:p text:style-name="P34"><text:bookmark text:name="art164§1 Copia 1"/>§ 1<text:span text:style-name="T57">o</text:span>  A revelia será declarada, por termo, nos autos do processo e devolverá o prazo para a defesa.</text:p>
      <text:p text:style-name="P48"><text:bookmark text:name="art164§2. Copia 1"/>§ 2º Para defender o indiciado revel, a autoridade instauradora do processo designará um servidor como defensor dativo, ocupante de cargo de nível igual ou superior ao do indiciado.</text:p>
      <text:p text:style-name="P20"><text:bookmark text:name="art164§2 Copia 1"/><text:span text:style-name="T18">§ 2</text:span><text:span text:style-name="T24">o</text:span><text:span text:style-name="T18">  Para defender o indiciado revel, a autoridade instauradora do processo designará um servidor como defensor dativo, que deverá ser ocupante de cargo efetivo superior ou de mesmo nível, ou ter nível de escolaridade igual ou superior ao do indiciad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65 Copia 1"/>Art. 165.  Apreciada a defesa, a comissão elaborará relatório minucioso, onde resumirá as peças principais dos autos e mencionará as provas em que se baseou para formar a sua convicção.</text:p>
      <text:p text:style-name="P34"><text:bookmark text:name="art165§1 Copia 1"/>§ 1<text:span text:style-name="T57">o</text:span>  O relatório será sempre conclusivo quanto à inocência ou à responsabilidade do servidor.</text:p>
      <text:p text:style-name="P34"><text:bookmark text:name="art165§2 Copia 1"/>§ 2<text:span text:style-name="T57">o</text:span>  Reconhecida a responsabilidade do servidor, a comissão indicará o dispositivo legal ou regulamentar transgredido, bem como as circunstâncias agravantes ou atenuantes.</text:p>
      <text:p text:style-name="P34"><text:bookmark text:name="art166 Copia 1"/>Art. 166.  O processo disciplinar, com o relatório da comissão, será remetido à autoridade que determinou a sua instauração, para julgamento.</text:p>
      <text:p text:style-name="P15"><text:span text:style-name="Strong_20_Emphasis"><text:span text:style-name="T11">Seção II</text:span></text:span></text:p>
      <text:p text:style-name="P15"><text:span text:style-name="Strong_20_Emphasis"><text:span text:style-name="T11">Do Julgamento</text:span></text:span></text:p>
      <text:p text:style-name="P34"><text:bookmark text:name="art167 Copia 1"/>Art. 167. No prazo de 20 (vinte) dias, contados do recebimento do processo, a autoridade julgadora proferirá a sua decisão.</text:p>
      <text:p text:style-name="P34"><text:bookmark text:name="art167§1 Copia 1"/>§ 1<text:span text:style-name="T57">o</text:span>  Se a penalidade a ser aplicada exceder a alçada da autoridade instauradora do processo, este será encaminhado à autoridade competente, que decidirá em igual prazo.</text:p>
      <text:p text:style-name="P34"><text:bookmark text:name="art167§2 Copia 1"/>§ 2<text:span text:style-name="T57">o</text:span>  Havendo mais de um indiciado e diversidade de sanções, o julgamento caberá à autoridade competente para a imposição da pena mais grave.</text:p>
      <text:p text:style-name="P34"><text:bookmark text:name="art167§3 Copia 1"/>§ 3<text:span text:style-name="T57">o</text:span>  Se a penalidade prevista for a demissão ou cassação de aposentadoria ou disponibilidade, o julgamento caberá às autoridades de que trata o inciso I do art. 141.</text:p>
      <text:p text:style-name="P20"><text:bookmark text:name="art167§4 Copia 1"/><text:span text:style-name="T18">§ 4</text:span><text:span text:style-name="T24">o</text:span><text:span text:style-name="T18">  Reconhecida pela comissão a inocência do servidor, a autoridade instauradora do processo determinará o seu arquivamento, salvo se flagrantemente contrária à prova dos autos.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68 Copia 1"/>Art. 168.  O julgamento acatará o relatório da comissão, salvo quando contrário às provas dos autos.</text:p>
      <text:p text:style-name="P34"><text:bookmark text:name="art168p Copia 1"/>Parágrafo único.  Quando o relatório da comissão contrariar as provas dos autos, a autoridade julgadora poderá, motivadamente, agravar a penalidade proposta, abrandá-la ou isentar o servidor de responsabilidade.</text:p>
      <text:p text:style-name="P48"><text:bookmark text:name="art169. Copia 1"/>Art. 169. Verificada a existência de vício insanável, a autoridade julgadora declarará a nulidade total ou parcial do processo e ordenará a constituição de outra comissão, para instauração de novo processo.</text:p>
      <text:p text:style-name="P20"><text:bookmark text:name="art169 Copia 1"/><text:span text:style-name="T18">Art. 169.  Verificada a ocorrência de vício insanável, a autoridade que determinou a instauração do processo ou outra de hierarquia superior declarará a sua nulidade, total ou parcial, e ordenará, no mesmo ato, a constituição de outra comissão para instauração de novo process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69§1 Copia 1"/>§ 1<text:span text:style-name="T57">o</text:span>  O julgamento fora do prazo legal não implica nulidade do processo.</text:p>
      <text:p text:style-name="P34"><text:bookmark text:name="art169§2 Copia 1"/>§ 2<text:span text:style-name="T57">o</text:span>  A autoridade julgadora que der causa à prescrição de que trata o art. 142, § 2<text:span text:style-name="T57">o</text:span>, será responsabilizada na forma do Capítulo IV do Título IV.</text:p>
      <text:p text:style-name="P34"><text:bookmark text:name="art170 Copia 1"/><text:soft-page-break/>Art. 170.  Extinta a punibilidade pela prescrição, a autoridade julgadora determinará o registro do fato nos assentamentos individuais do servidor.</text:p>
      <text:p text:style-name="P34"><text:bookmark text:name="art171 Copia 1"/>Art. 171.  Quando a infração estiver capitulada como crime, o processo disciplinar será remetido ao Ministério Público para instauração da ação penal, ficando trasladado na repartição.</text:p>
      <text:p text:style-name="P34"><text:bookmark text:name="art172 Copia 1"/>Art. 172.  O servidor que responder a processo disciplinar só poderá ser exonerado a pedido, ou aposentado voluntariamente, após a conclusão do processo e o cumprimento da penalidade, acaso aplicada.</text:p>
      <text:p text:style-name="P34"><text:bookmark text:name="art170p Copia 1"/>Parágrafo único.  Ocorrida a exoneração de que trata o parágrafo único, inciso I do art. 34, o ato será convertido em demissão, se for o caso.</text:p>
      <text:p text:style-name="P34"><text:bookmark text:name="art173 Copia 1"/>Art. 173.  Serão assegurados transporte e diárias:</text:p>
      <text:p text:style-name="P34"><text:bookmark text:name="art173i Copia 1"/>I - ao servidor convocado para prestar depoimento fora da sede de sua repartição, na condição de testemunha, denunciado ou indiciado;</text:p>
      <text:p text:style-name="P34"><text:bookmark text:name="art173ii Copia 1"/>II - aos membros da comissão e ao secretário, quando obrigados a se deslocarem da sede dos trabalhos para a realização de missão essencial ao esclarecimento dos fatos.</text:p>
      <text:p text:style-name="P15"><text:span text:style-name="Strong_20_Emphasis"><text:span text:style-name="T11">Seção III</text:span></text:span></text:p>
      <text:p text:style-name="P15"><text:span text:style-name="Strong_20_Emphasis"><text:span text:style-name="T11">Da Revisão do Processo</text:span></text:span></text:p>
      <text:p text:style-name="P34"><text:bookmark text:name="art174 Copia 1"/>Art. 174.  O processo disciplinar poderá ser revisto, a qualquer tempo, a pedido ou de ofício, quando se aduzirem     fatos novos ou circunstâncias suscetíveis de justificar a inocência do punido ou a inadequação da penalidade aplicada.</text:p>
      <text:p text:style-name="P34"><text:bookmark text:name="art174§1 Copia 1"/>§ 1<text:span text:style-name="T57">o</text:span>  Em caso de falecimento, ausência ou desaparecimento do servidor, qualquer pessoa da família poderá requerer a revisão do processo.</text:p>
      <text:p text:style-name="P34"><text:bookmark text:name="art174§2 Copia 1"/>§ 2<text:span text:style-name="T57">o</text:span>  No caso de incapacidade mental do servidor, a revisão será requerida pelo respectivo curador.</text:p>
      <text:p text:style-name="P34"><text:bookmark text:name="art175 Copia 1"/>Art. 175.  No processo revisional, o ônus da prova cabe ao requerente.</text:p>
      <text:p text:style-name="P34"><text:bookmark text:name="art176 Copia 1"/>Art. 176.  A simples alegação de injustiça da penalidade não constitui fundamento para a revisão, que requer elementos novos, ainda não apreciados no processo originário.</text:p>
      <text:p text:style-name="P34"><text:bookmark text:name="art177 Copia 1"/>Art. 177.  O requerimento de revisão do processo será dirigido ao Ministro de Estado ou autoridade equivalente, que, se autorizar a revisão, encaminhará o pedido ao dirigente do órgão ou entidade onde se originou o processo disciplinar.</text:p>
      <text:p text:style-name="P34"><text:bookmark text:name="art177p Copia 1"/>Parágrafo único.  Deferida a petição, a autoridade competente providenciará a constituição de comissão, na forma do art. 149.</text:p>
      <text:p text:style-name="P34"><text:bookmark text:name="art178 Copia 1"/>Art. 178.  A revisão correrá em apenso ao processo originário.</text:p>
      <text:p text:style-name="P34"><text:bookmark text:name="art178p Copia 1"/>Parágrafo único. Na petição inicial, o requerente pedirá dia e hora para a produção de provas e inquirição das testemunhas que arrolar.</text:p>
      <text:p text:style-name="P34"><text:bookmark text:name="art179 Copia 1"/>Art. 179.  A comissão revisora terá 60 (sessenta) dias para a conclusão dos trabalhos.</text:p>
      <text:p text:style-name="P34"><text:bookmark text:name="art180 Copia 1"/>Art. 180.  Aplicam-se aos trabalhos da comissão revisora, no que couber, as normas e procedimentos próprios da comissão do processo disciplinar.</text:p>
      <text:p text:style-name="P34"><text:bookmark text:name="art181 Copia 1"/>Art. 181.  O julgamento caberá à autoridade que aplicou a penalidade, nos termos do art. 141.</text:p>
      <text:p text:style-name="P34"><text:bookmark text:name="art181p Copia 1"/>Parágrafo único.  O prazo para julgamento será de 20 (vinte) dias, contados do recebimento do processo, no curso do qual a autoridade julgadora poderá determinar diligências.</text:p>
      <text:p text:style-name="P34"><text:bookmark text:name="art182 Copia 1"/>Art. 182.  Julgada procedente a revisão, será declarada sem efeito a penalidade aplicada, restabelecendo-se todos os direitos do servidor, exceto em relação à destituição do cargo em comissão, que será convertida em exoneração.</text:p>
      <text:p text:style-name="P34"><text:bookmark text:name="art182p Copia 1"/><text:soft-page-break/>Parágrafo único.  Da revisão do processo não poderá resultar agravamento de penalidade.</text:p>
      <text:p text:style-name="P15"><text:bookmark text:name="titulovi Copia 1"/><text:span text:style-name="Strong_20_Emphasis"><text:span text:style-name="T11">Título VI</text:span></text:span></text:p>
      <text:p text:style-name="P15"><text:span text:style-name="Strong_20_Emphasis"><text:span text:style-name="T11">Da Seguridade Social do Servidor</text:span></text:span></text:p>
      <text:p text:style-name="P15"><text:span text:style-name="Strong_20_Emphasis"><text:span text:style-name="T11">Capítulo I</text:span></text:span></text:p>
      <text:p text:style-name="P15"><text:span text:style-name="Strong_20_Emphasis"><text:span text:style-name="T11">Disposições Gerais</text:span></text:span></text:p>
      <text:p text:style-name="P43"><text:bookmark text:name="art183 Copia 1"/>Art. 183.  A União manterá Plano de Seguridade Social para o servidor e sua família.</text:p>
      <text:p text:style-name="P20"><text:bookmark text:name="art183p Copia 1"/><text:span text:style-name="T37">Parágrafo único. O servidor ocupante de cargo em comissão que não seja, simultaneamente, ocupante de cargo ou emprego efetivo na administração pública direta, autárquica e fundacional, não terá direito aos benefícios do Plano de Seguridade Social, com exceção da assistência à saúde.                   </text:span><text:a xlink:type="simple" xlink:href="https://www.planalto.gov.br/ccivil_03/leis/L8647.htm#art183p" text:style-name="Internet_20_link" text:visited-style-name="Visited_20_Internet_20_Link">(Parágrafo incluído pela Lei nº 8.647, de 13 de abril de 1993)</text:a></text:p>
      <text:p text:style-name="P20"><text:bookmark text:name="art183§1 Copia 1"/><text:span text:style-name="T11">§ 1</text:span><text:span text:style-name="T25">o</text:span><text:span text:style-name="T11"> O servidor ocupante de cargo em comissão que não seja, simultaneamente, ocupante de cargo ou emprego efetivo na administração pública direta, autárquica e fundacional não terá direito aos benefícios do Plano de Seguridade Social, com exceção da assistência à saúde.                    </text:span><text:a xlink:type="simple" xlink:href="https://www.planalto.gov.br/ccivil_03/leis/2003/L10.667.htm#art183" text:style-name="Internet_20_link" text:visited-style-name="Visited_20_Internet_20_Link"><text:span text:style-name="T9">(Redação dada pela Lei nº 10.667, de 14.5.2003)</text:span></text:a></text:p>
      <text:p text:style-name="P20"><text:bookmark text:name="art183§2 Copia 1"/><text:span text:style-name="T28">§ 2</text:span><text:span text:style-name="T39">o</text:span><text:span text:style-name="T28"> O servidor afastado ou licenciado do cargo efetivo, sem direito à remuneração, inclusive para servir em organismo oficial internacional do qual o Brasil seja membro efetivo ou com o qual coopere, ainda que contribua para regime de previdência social no exterior, terá suspenso o seu vínculo com o regime do Plano de Seguridade Social do Servidor Público enquanto durar o afastamento ou a licença, não lhes assistindo, neste período, os benefícios do mencionado regime de previdência.                  </text:span><text:a xlink:type="simple" xlink:href="https://www.planalto.gov.br/ccivil_03/leis/2003/L10.667.htm#art183" text:style-name="Internet_20_link" text:visited-style-name="Visited_20_Internet_20_Link">(Incluído pela Lei nº 10.667, de 14.5.2003)</text:a><text:span text:style-name="T28">                     </text:span><text:a xlink:type="simple" xlink:href="https://www.planalto.gov.br/ccivil_03/_Ato2015-2018/2015/Mpv/mpv689.htm#art1" text:style-name="Internet_20_link" text:visited-style-name="Visited_20_Internet_20_Link">(Revogado pela Medida Provisória nº 689, de 2015)</text:a><text:span text:style-name="T28">             </text:span><text:a xlink:type="simple" xlink:href="https://www.planalto.gov.br/ccivil_03/_Ato2015-2018/2015/Mpv/mpv689.htm#art3" text:style-name="Internet_20_link" text:visited-style-name="Visited_20_Internet_20_Link">(Produção de efeito)</text:a><text:span text:style-name="T28"> </text:span><text:span text:style-name="T11">              </text:span><text:a xlink:type="simple" xlink:href="https://www.planalto.gov.br/ccivil_03/_Ato2015-2018/2016/Congresso/adc-001-mpv689.htm" text:style-name="Internet_20_link" text:visited-style-name="Visited_20_Internet_20_Link"><text:span text:style-name="T9">(Vigência encerrada)</text:span></text:a></text:p>
      <text:p text:style-name="P20"><text:bookmark text:name="art183§2. Copia 1"/><text:span text:style-name="T11">§ 2</text:span><text:span text:style-name="T25">o</text:span><text:span text:style-name="T11"> O servidor afastado ou licenciado do cargo efetivo, sem direito à remuneração, inclusive para servir em organismo oficial internacional do qual o Brasil seja membro efetivo ou com o qual coopere, ainda que contribua para regime de previdência social no exterior, terá suspenso o seu vínculo com o regime do Plano de Seguridade Social do Servidor Público enquanto durar o afastamento ou a licença, não lhes assistindo, neste período, os benefícios do mencionado regime de previdência.                   </text:span><text:a xlink:type="simple" xlink:href="https://www.planalto.gov.br/ccivil_03/leis/2003/L10.667.htm#art183" text:style-name="Internet_20_link" text:visited-style-name="Visited_20_Internet_20_Link"><text:span text:style-name="T9">(Incluído pela Lei nº 10.667, de 14.5.2003)</text:span></text:a></text:p>
      <text:p text:style-name="P20"><text:bookmark text:name="art183§3 Copia 1"/><text:span text:style-name="T28">§ 3</text:span><text:span text:style-name="T39">o</text:span><text:span text:style-name="T28"> Será assegurada ao servidor licenciado ou afastado sem remuneração a manutenção da vinculação ao regime do Plano de Seguridade Social do Servidor Público, mediante o recolhimento mensal da respectiva contribuição, no mesmo percentual devido pelos servidores em atividade, incidente sobre a remuneração total do cargo a que faz jus no exercício de suas atribuições, computando-se, para esse efeito, inclusive, as vantagens pessoais.                 </text:span><text:a xlink:type="simple" xlink:href="https://www.planalto.gov.br/ccivil_03/leis/2003/L10.667.htm#art183" text:style-name="Internet_20_link" text:visited-style-name="Visited_20_Internet_20_Link">(Incluído pela Lei nº 10.667, de 14.5.2003)</text:a></text:p>
      <text:p text:style-name="P20"><text:bookmark text:name="art183§3. Copia 1"/><text:span text:style-name="T28">§ 3</text:span><text:span text:style-name="T39">o</text:span><text:span text:style-name="T28">  Será assegurada ao servidor licenciado ou afastado sem remuneração a manutenção da vinculação ao regime do Plano de Seguridade Social do Servidor Público, mediante o recolhimento mensal da contribuição própria, no mesmo percentual devido pelos servidores em atividade, acrescida do valor equivalente à contribuição da União, suas autarquias ou fundações, incidente sobre a remuneração total do cargo a que faz jus no exercício de suas atribuições, computando-se, para esse efeito, inclusive, as vantagens pessoais.                   </text:span><text:a xlink:type="simple" xlink:href="https://www.planalto.gov.br/ccivil_03/_Ato2015-2018/2015/Mpv/mpv689.htm#art1" text:style-name="Internet_20_link" text:visited-style-name="Visited_20_Internet_20_Link">(Redação dada pela Medida Provisória nº 689, de 2015)</text:a><text:span text:style-name="T28">                 </text:span><text:a xlink:type="simple" xlink:href="https://www.planalto.gov.br/ccivil_03/_Ato2015-2018/2015/Mpv/mpv689.htm#art3" text:style-name="Internet_20_link" text:visited-style-name="Visited_20_Internet_20_Link">(Produção de efeito)</text:a><text:span text:style-name="T11">   </text:span><text:a xlink:type="simple" xlink:href="https://www.planalto.gov.br/ccivil_03/_Ato2015-2018/2016/Congresso/adc-001-mpv689.htm" text:style-name="Internet_20_link" text:visited-style-name="Visited_20_Internet_20_Link"><text:span text:style-name="T9">(Vigência encerrada)</text:span></text:a></text:p>
      <text:p text:style-name="P20"><text:bookmark text:name="art183§3.. Copia 1"/><text:span text:style-name="T11">§ 3</text:span><text:span text:style-name="T25">o</text:span><text:span text:style-name="T11"> Será assegurada ao servidor licenciado ou afastado sem remuneração a manutenção da vinculação ao regime do Plano de Seguridade Social do Servidor Público, mediante o recolhimento mensal da respectiva contribuição, no mesmo percentual devido pelos servidores em atividade, incidente sobre a remuneração total do cargo a que faz jus no exercício de suas atribuições, computando-se, para esse efeito, inclusive, as vantagens pessoais.                </text:span><text:a xlink:type="simple" xlink:href="https://www.planalto.gov.br/ccivil_03/leis/2003/L10.667.htm#art183" text:style-name="Internet_20_link" text:visited-style-name="Visited_20_Internet_20_Link"><text:span text:style-name="T9">(Incluído pela Lei nº 10.667, de 14.5.2003)</text:span></text:a></text:p>
      <text:p text:style-name="P20"><text:bookmark text:name="art183§4 Copia 1"/><text:span text:style-name="T11">§ 4</text:span><text:span text:style-name="T25">o</text:span><text:span text:style-name="T11"> O recolhimento de que trata o § 3</text:span><text:span text:style-name="T25">o</text:span><text:span text:style-name="T11"> deve ser efetuado até o segundo dia útil após a data do pagamento das remunerações dos servidores públicos, aplicando-se os procedimentos de cobrança e execução dos tributos federais quando não recolhidas na data de vencimento.                </text:span><text:a xlink:type="simple" xlink:href="https://www.planalto.gov.br/ccivil_03/leis/2003/L10.667.htm#art183" text:style-name="Internet_20_link" text:visited-style-name="Visited_20_Internet_20_Link"><text:span text:style-name="T9">(Incluído pela Lei nº 10.667, de 14.5.2003)</text:span></text:a></text:p>
      <text:p text:style-name="P34"><text:bookmark text:name="art184 Copia 1"/><text:soft-page-break/>Art. 184.  O Plano de Seguridade Social visa a dar cobertura aos riscos a que estão sujeitos o servidor e sua família, e compreende um conjunto de benefícios e ações que atendam às seguintes finalidades:</text:p>
      <text:p text:style-name="P34"><text:bookmark text:name="art184i Copia 1"/>I - garantir meios de subsistência nos eventos de doença, invalidez, velhice, acidente em serviço, inatividade, falecimento e reclusão;</text:p>
      <text:p text:style-name="P34"><text:bookmark text:name="art184ii Copia 1"/>II - proteção à maternidade, à adoção e à paternidade;</text:p>
      <text:p text:style-name="P34"><text:bookmark text:name="art184iii Copia 1"/>III - assistência à saúde.</text:p>
      <text:p text:style-name="P34"><text:bookmark text:name="art184p Copia 1"/>Parágrafo único.  Os benefícios serão concedidos nos termos e condições definidos em regulamento, observadas as disposições desta Lei.</text:p>
      <text:p text:style-name="P34"><text:bookmark text:name="art185 Copia 1"/>Art. 185.  Os benefícios do Plano de Seguridade Social do servidor compreendem:</text:p>
      <text:p text:style-name="P34"><text:bookmark text:name="art185i Copia 1"/>I - quanto ao servidor:</text:p>
      <text:p text:style-name="P34"><text:bookmark text:name="art185ia Copia 1"/>a) aposentadoria;</text:p>
      <text:p text:style-name="P34"><text:bookmark text:name="art185ib Copia 1"/>b) auxílio-natalidade;</text:p>
      <text:p text:style-name="P34"><text:bookmark text:name="art185ic Copia 1"/>c) salário-família;</text:p>
      <text:p text:style-name="P34"><text:bookmark text:name="art185id Copia 1"/>d) licença para tratamento de saúde;</text:p>
      <text:p text:style-name="P34"><text:bookmark text:name="art185ie Copia 1"/>e) licença à gestante, à adotante e licença-paternidade;</text:p>
      <text:p text:style-name="P34"><text:bookmark text:name="art185if Copia 1"/>f) licença por acidente em serviço;</text:p>
      <text:p text:style-name="P34"><text:bookmark text:name="art185ig Copia 1"/>g) assistência à saúde;</text:p>
      <text:p text:style-name="P34"><text:bookmark text:name="art185ih Copia 1"/>h) garantia de condições individuais e ambientais de trabalho satisfatórias;</text:p>
      <text:p text:style-name="P34"><text:bookmark text:name="art185ii Copia 1"/>II - quanto ao dependente:</text:p>
      <text:p text:style-name="P34"><text:bookmark text:name="art185iia Copia 1"/>a) pensão vitalícia e temporária;</text:p>
      <text:p text:style-name="P34"><text:bookmark text:name="art185iib Copia 1"/>b) auxílio-funeral;</text:p>
      <text:p text:style-name="P34"><text:bookmark text:name="art185iic Copia 1"/>c) auxílio-reclusão;</text:p>
      <text:p text:style-name="P34"><text:bookmark text:name="art185iid Copia 1"/>d) assistência à saúde.</text:p>
      <text:p text:style-name="P34"><text:bookmark text:name="art185§1 Copia 1"/>§ 1<text:span text:style-name="T57">o</text:span>  As aposentadorias e pensões serão concedidas e mantidas pelos órgãos ou entidades aos quais se encontram vinculados os servidores, observado o disposto nos arts. 189 e 224.</text:p>
      <text:p text:style-name="P34"><text:bookmark text:name="art185§2 Copia 1"/>§ 2<text:span text:style-name="T57">o</text:span>  O recebimento indevido de benefícios havidos por fraude, dolo ou má-fé, implicará devolução ao erário do total auferido, sem prejuízo da ação penal cabível.</text:p>
      <text:p text:style-name="P15"><text:span text:style-name="Strong_20_Emphasis"><text:span text:style-name="T11">Capítulo II</text:span></text:span></text:p>
      <text:p text:style-name="P15"><text:span text:style-name="Strong_20_Emphasis"><text:span text:style-name="T11">Dos Benefícios</text:span></text:span></text:p>
      <text:p text:style-name="P15"><text:span text:style-name="Strong_20_Emphasis"><text:span text:style-name="T11">Seção I</text:span></text:span></text:p>
      <text:p text:style-name="P15"><text:span text:style-name="Strong_20_Emphasis"><text:span text:style-name="T11">Da Aposentadoria</text:span></text:span></text:p>
      <text:p text:style-name="P20"><text:bookmark text:name="art186 Copia 1"/><text:span text:style-name="T18">Art. 186.  O servidor será aposentado:               </text:span><text:a xlink:type="simple" xlink:href="https://www.planalto.gov.br/ccivil_03/Constituicao/Constituiçao.htm#art40" text:style-name="Internet_20_link" text:visited-style-name="Visited_20_Internet_20_Link"><text:span text:style-name="T8">(Vide art. 40 da Constituição)</text:span></text:a></text:p>
      <text:p text:style-name="P43"><text:bookmark text:name="art186i Copia 1"/>I - por invalidez permanente, sendo os proventos integrais quando decorrente de acidente em serviço, moléstia profissional ou doença grave, contagiosa ou incurável, especificada em lei, e proporcionais nos demais casos;</text:p>
      <text:p text:style-name="P34"><text:bookmark text:name="art186ii Copia 1"/>II - compulsoriamente, aos setenta anos de idade, com proventos proporcionais ao tempo de serviço;</text:p>
      <text:p text:style-name="P34"><text:bookmark text:name="art186iii Copia 1"/>III - voluntariamente:</text:p>
      <text:p text:style-name="P43"><text:bookmark text:name="art186iiia Copia 1"/>a) aos 35 (trinta e cinco) anos de serviço, se homem, e aos 30 (trinta) se mulher, com proventos integrais;</text:p>
      <text:p text:style-name="P34"><text:bookmark text:name="art186iiib Copia 1"/>b) aos 30 (trinta) anos de efetivo exercício em funções de magistério se professor, e 25 (vinte e cinco) se professora, com proventos integrais;</text:p>
      <text:p text:style-name="P43"><text:bookmark text:name="art186iiic Copia 1"/><text:soft-page-break/>c) aos 30 (trinta) anos de serviço, se homem, e aos 25 (vinte e cinco) se mulher, com proventos proporcionais a esse tempo;</text:p>
      <text:p text:style-name="P34"><text:bookmark text:name="art186iiid Copia 1"/>d) aos 65 (sessenta e cinco) anos de idade, se homem, e aos 60 (sessenta) se mulher, com proventos proporcionais ao tempo de serviço.</text:p>
      <text:p text:style-name="P43"><text:bookmark text:name="art186§1 Copia 1"/>§ 1<text:span text:style-name="T57">o</text:span>  Consideram-se doenças graves, contagiosas ou incuráveis, a que se refere o inciso I deste artigo, tuberculose ativa, alienação mental, esclerose múltipla, neoplasia maligna, cegueira posterior ao ingresso no serviço público, hanseníase, cardiopatia grave, doença de Parkinson, paralisia irreversível e incapacitante, espondiloartrose anquilosante, nefropatia grave, estados avançados do mal de Paget (osteíte deformante), Síndrome de Imunodeficiência Adquirida - AIDS, e outras que a lei indicar, com base na medicina especializada.</text:p>
      <text:p text:style-name="P34"><text:bookmark text:name="art186§2 Copia 1"/>§ 2<text:span text:style-name="T57">o</text:span>  Nos casos de exercício de atividades consideradas insalubres ou perigosas, bem como nas hipóteses previstas no art. 71, a aposentadoria de que trata o inciso III, "a" e "c", observará o disposto em lei específica.</text:p>
      <text:p text:style-name="P20"><text:bookmark text:name="art186§3 Copia 1"/><text:span text:style-name="T18">§ 3</text:span><text:span text:style-name="T24">o</text:span><text:span text:style-name="T18">  Na hipótese do inciso I o servidor será submetido à junta médica oficial, que atestará a invalidez quando caracterizada a incapacidade para o desempenho das atribuições do cargo ou a impossibilidade de se aplicar o disposto no art. 24.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87 Copia 1"/>Art. 187.  A aposentadoria compulsória será automática, e declarada por ato, com vigência a partir do dia imediato àquele em que o servidor atingir a idade-limite de permanência no serviço ativo.</text:p>
      <text:p text:style-name="P34"><text:bookmark text:name="art188 Copia 1"/>Art. 188.  A aposentadoria voluntária ou por invalidez vigorará a partir da data da publicação do respectivo ato.</text:p>
      <text:p text:style-name="P34"><text:bookmark text:name="art188§1 Copia 1"/>§ 1<text:span text:style-name="T57">o</text:span>  A aposentadoria por invalidez será precedida de licença para tratamento de saúde, por período não excedente a 24 (vinte e quatro) meses.</text:p>
      <text:p text:style-name="P34"><text:bookmark text:name="art188§2 Copia 1"/>§ 2<text:span text:style-name="T57">o</text:span>  Expirado o período de licença e não estando em condições de reassumir o cargo ou de ser readaptado, o servidor será aposentado.</text:p>
      <text:p text:style-name="P34"><text:bookmark text:name="art188§3 Copia 1"/>§ 3<text:span text:style-name="T57">o</text:span>  O lapso de tempo compreendido entre o término da licença e a publicação do ato da aposentadoria será considerado como de prorrogação da licença.</text:p>
      <text:p text:style-name="P64"><text:bookmark text:name="art188§4 Copia 1"/><text:span text:style-name="T28">§ 4</text:span><text:span text:style-name="T39">o</text:span><text:span text:style-name="T28">  Para os fins do disposto no § 1</text:span><text:span text:style-name="T39">o</text:span><text:span text:style-name="T28">, serão consideradas apenas as licenças motivadas pela enfermidade ensejadora da invalidez ou doenças correlacionadas.                 </text:span><text:a xlink:type="simple" xlink:href="https://www.planalto.gov.br/ccivil_03/_Ato2007-2010/2008/Mpv/441.htm#art317" text:style-name="Internet_20_link" text:visited-style-name="Visited_20_Internet_20_Link">(Incluído pela Medida Provisória nº 441, de 2008)</text:a></text:p>
      <text:p text:style-name="P23"><text:bookmark text:name="art188§4. Copia 1"/><text:span text:style-name="T11">§ 4</text:span><text:span text:style-name="T25">o</text:span><text:span text:style-name="T11">  Para os fins do disposto no § 1</text:span><text:span text:style-name="T25">o</text:span><text:span text:style-name="T11"> deste artigo, serão consideradas apenas as licenças motivadas pela enfermidade ensejadora da invalidez ou doenças correlacionadas.                 </text:span><text:a xlink:type="simple" xlink:href="https://www.planalto.gov.br/ccivil_03/_Ato2007-2010/2009/Lei/L11907.htm#art317" text:style-name="Internet_20_link" text:visited-style-name="Visited_20_Internet_20_Link"><text:span text:style-name="T9">(Incluído pela Lei nº 11.907, de 2009)</text:span></text:a></text:p>
      <text:p text:style-name="P23"><text:bookmark text:name="art188§5 Copia 1"/><text:span text:style-name="T28">§ 5</text:span><text:span text:style-name="T39">o</text:span><text:span text:style-name="T28">  A critério da Administração, o servidor em licença para tratamento de saúde ou aposentado por invalidez poderá ser convocado a qualquer momento, para avaliação das condições que ensejaram o afastamento ou a aposentadoria.                    </text:span><text:a xlink:type="simple" xlink:href="https://www.planalto.gov.br/ccivil_03/_Ato2007-2010/2008/Mpv/441.htm#art317" text:style-name="Internet_20_link" text:visited-style-name="Visited_20_Internet_20_Link">(Incluído pela Medida Provisória nº 441, de 2008)</text:a></text:p>
      <text:p text:style-name="P23"><text:bookmark text:name="art188§5. Copia 1"/><text:span text:style-name="T11">§ 5</text:span><text:span text:style-name="T25">o</text:span><text:span text:style-name="T11">  A critério da Administração, o servidor em licença para tratamento de saúde ou aposentado por invalidez poderá ser convocado a qualquer momento, para avaliação das condições que ensejaram o afastamento ou a aposentadoria.                    </text:span><text:a xlink:type="simple" xlink:href="https://www.planalto.gov.br/ccivil_03/_Ato2007-2010/2009/Lei/L11907.htm#art317" text:style-name="Internet_20_link" text:visited-style-name="Visited_20_Internet_20_Link"><text:span text:style-name="T9">(Incluído pela Lei nº 11.907, de 2009)</text:span></text:a></text:p>
      <text:p text:style-name="P35"><text:bookmark text:name="art189 Copia 1"/>Art. 189.  O provento da aposentadoria será calculado com observância do disposto no § 3<text:span text:style-name="T57">o</text:span> do art. 41, e revisto na mesma data e proporção, sempre que se modificar a remuneração dos servidores em atividade.</text:p>
      <text:p text:style-name="P34"><text:bookmark text:name="art189p Copia 1"/>Parágrafo único.  São estendidos aos inativos quaisquer benefícios ou vantagens posteriormente concedidas aos servidores em atividade, inclusive quando decorrentes de transformação ou reclassificação do cargo ou função em que se deu a aposentadoria.</text:p>
      <text:p text:style-name="P48"><text:bookmark text:name="art190 Copia 1"/>Art. 190.  O servidor aposentado com provento proporcional ao tempo de serviço, se acometido de qualquer das moléstias especificadas no art. 186, § 1<text:span text:style-name="T57">o</text:span>, passará a perceber provento integral.</text:p>
      <text:p text:style-name="P20"><text:bookmark text:name="art190. Copia 1"/><text:span text:style-name="T28">Art. 190.  O servidor aposentado com provento proporcional ao tempo de serviço, se acometido de qualquer das moléstias especificadas no § 1</text:span><text:span text:style-name="T39">o</text:span><text:span text:style-name="T28"> do art. 186, e por este motivo for considerado inválido por junta médica oficial, passará a perceber provento integral, calculado com base no fundamento legal de concessão da aposentadoria.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190.. Copia 1"/><text:soft-page-break/><text:span text:style-name="T11">Art. 190.  O servidor aposentado com provento proporcional ao tempo de serviço se acometido de qualquer das moléstias especificadas no § 1</text:span><text:span text:style-name="T25">o</text:span><text:span text:style-name="T11"> do art. 186 desta Lei e, por esse motivo, for considerado inválido por junta médica oficial passará a perceber provento integral, calculado com base no fundamento legal de concessão da aposentadoria.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34"><text:bookmark text:name="art191 Copia 1"/>Art. 191.  Quando proporcional ao tempo de serviço, o provento não será inferior a 1/3 (um terço) da remuneração da atividade.</text:p>
      <text:p text:style-name="P20"><text:bookmark text:name="art192. Copia 1"/><text:span text:style-name="T28">Art. 192. </text:span><text:a xlink:type="simple" xlink:href="https://www.planalto.gov.br/ccivil_03/leis/Mensagem_Veto/anterior_98/Vep898-90.pdf" text:style-name="Internet_20_link" text:visited-style-name="Visited_20_Internet_20_Link">(Vetado)</text:a><text:span text:style-name="T28">.</text:span></text:p>
      <text:p text:style-name="P20"><text:bookmark text:name="art192 Copia 1"/><text:span text:style-name="T28">Art. 192. O servidor que contar tempo de serviço para aposentadoria com provento integral será aposentado:             </text:span><text:a xlink:type="simple" xlink:href="https://www.planalto.gov.br/ccivil_03/leis/l8112cons.htm#mantida" text:style-name="Internet_20_link" text:visited-style-name="Visited_20_Internet_20_Link">(Mantido pelo Congresso Nacional)</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192i Copia 1"/><text:span text:style-name="T28">I - com a remuneração do padrão de classe imediatamente superior àquela em que se encontra posicionado;                 </text:span><text:a xlink:type="simple" xlink:href="https://www.planalto.gov.br/ccivil_03/leis/l8112cons.htm#mantida" text:style-name="Internet_20_link" text:visited-style-name="Visited_20_Internet_20_Link">(Mantido pelo Congresso Nacional)</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192ii Copia 1"/><text:span text:style-name="T28">II - quando ocupante da última classe da carreira, com a remuneração do padrão correspondente, acrescida da diferença entre esse e o padrão da classe imediatamente anterior.                     </text:span><text:a xlink:type="simple" xlink:href="https://www.planalto.gov.br/ccivil_03/leis/l8112cons.htm#mantida" text:style-name="Internet_20_link" text:visited-style-name="Visited_20_Internet_20_Link">(Mantido pelo Congresso Nacional)</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193. Copia 1"/><text:span text:style-name="T28">Art. 193</text:span><text:span text:style-name="T34">. </text:span><text:a xlink:type="simple" xlink:href="https://www.planalto.gov.br/ccivil_03/leis/Mensagem_Veto/anterior_98/Vep898-90.pdf" text:style-name="Internet_20_link" text:visited-style-name="Visited_20_Internet_20_Link">(Vetado)</text:a><text:span text:style-name="T28">.</text:span></text:p>
      <text:p text:style-name="P20"><text:bookmark text:name="art193 Copia 1"/><text:span text:style-name="T28">Art. 193. O servidor que tiver exercido função de direção, chefia, assessoramento, assistência ou cargo em comissão, por período de 5 (cinco) anos consecutivos, ou 10 (dez) anos interpolados, poderá aposentar-se com a gratificação da função ou remuneração do cargo em comissão, de maior valor, desde que exercido por um período mínimo de 2 (dois) anos.                 </text:span><text:a xlink:type="simple" xlink:href="https://www.planalto.gov.br/ccivil_03/leis/l8112cons.htm#mantida" text:style-name="Internet_20_link" text:visited-style-name="Visited_20_Internet_20_Link">(Mantido pelo Congresso Nacional)</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192§1 Copia 1"/><text:span text:style-name="T28">§ 1° Quando o exercício da função ou cargo em comissão de maior valor não corresponder ao período de 2 (dois) anos, será incorporada a gratificação ou remuneração da função ou cargo em comissão imediatamente inferior dentre os exercidos.                 </text:span><text:a xlink:type="simple" xlink:href="https://www.planalto.gov.br/ccivil_03/leis/l8112cons.htm#mantida" text:style-name="Internet_20_link" text:visited-style-name="Visited_20_Internet_20_Link">(Mantido pelo Congresso Nacional)</text:a><text:span text:style-name="T28">  </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192§2 Copia 1"/><text:span text:style-name="T28">§ 2° A aplicação do disposto neste artigo exclui as vantagens previstas no art. 192, bem como a incorporação de que trata o art. 62, ressalvado o direito de opção.                 </text:span><text:a xlink:type="simple" xlink:href="https://www.planalto.gov.br/ccivil_03/leis/l8112cons.htm#mantida" text:style-name="Internet_20_link" text:visited-style-name="Visited_20_Internet_20_Link">(Mantido pelo Congresso Nacional)</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34"><text:bookmark text:name="art194 Copia 1"/>Art. 194.  Ao servidor aposentado será paga a gratificação natalina, até o dia vinte do mês de dezembro, em valor equivalente ao respectivo provento, deduzido o adiantamento recebido.</text:p>
      <text:p text:style-name="P20"><text:bookmark text:name="art195 Copia 1"/><text:span text:style-name="T11">Art. 195.  Ao ex-combatente que tenha efetivamente participado de operações bélicas, durante a Segunda Guerra Mundial, nos termos da </text:span><text:a xlink:type="simple" xlink:href="https://www.planalto.gov.br/ccivil_03/leis/L5315.htm" text:style-name="Internet_20_link" text:visited-style-name="Visited_20_Internet_20_Link"><text:span text:style-name="T9">Lei nº 5.315, de 12 de setembro de 1967</text:span></text:a><text:span text:style-name="T11">, será concedida aposentadoria com provento integral, aos 25 (vinte e cinco) anos de serviço efetivo.</text:span></text:p>
      <text:p text:style-name="P15"><text:span text:style-name="Strong_20_Emphasis"><text:span text:style-name="T11">Seção II</text:span></text:span></text:p>
      <text:p text:style-name="P15"><text:span text:style-name="Strong_20_Emphasis"><text:span text:style-name="T11">Do Auxílio-Natalidade</text:span></text:span></text:p>
      <text:p text:style-name="P34"><text:bookmark text:name="art196 Copia 1"/>Art. 196.  O auxílio-natalidade é devido à servidora por motivo de nascimento de filho, em quantia equivalente ao menor vencimento do serviço público, inclusive no caso de natimorto.</text:p>
      <text:p text:style-name="P34"><text:bookmark text:name="art196§1 Copia 1"/>§ 1<text:span text:style-name="T57">o</text:span>  Na hipótese de parto múltiplo, o valor será acrescido de 50% (cinqüenta por cento), por nascituro.</text:p>
      <text:p text:style-name="P34"><text:bookmark text:name="art196§2 Copia 1"/>§ 2<text:span text:style-name="T57">o</text:span>  O auxílio será pago ao cônjuge ou companheiro servidor público, quando a parturiente não for servidora.</text:p>
      <text:p text:style-name="P15"><text:span text:style-name="Strong_20_Emphasis"><text:span text:style-name="T11">Seção III</text:span></text:span></text:p>
      <text:p text:style-name="P15"><text:span text:style-name="Strong_20_Emphasis"><text:span text:style-name="T11">Do Salário-Família</text:span></text:span></text:p>
      <text:p text:style-name="P34"><text:bookmark text:name="art197 Copia 1"/>Art. 197.  O salário-família é devido ao servidor ativo ou ao inativo, por dependente econômico.</text:p>
      <text:p text:style-name="P34"><text:bookmark text:name="art197p Copia 1"/>Parágrafo único.  Consideram-se dependentes econômicos para efeito de percepção do salário-família:</text:p>
      <text:p text:style-name="P34"><text:bookmark text:name="art197pi Copia 1"/><text:soft-page-break/>I - o cônjuge ou companheiro e os filhos, inclusive os enteados até 21 (vinte e um) anos de idade ou, se estudante, até 24 (vinte e quatro) anos ou, se inválido, de qualquer idade;</text:p>
      <text:p text:style-name="P34"><text:bookmark text:name="art197pii Copia 1"/>II - o menor de 21 (vinte e um) anos que, mediante autorização judicial, viver na companhia e às expensas do servidor, ou do inativo;</text:p>
      <text:p text:style-name="P34"><text:bookmark text:name="art197piii Copia 1"/>III - a mãe e o pai sem economia própria.</text:p>
      <text:p text:style-name="P34"><text:bookmark text:name="art198 Copia 1"/>Art. 198.  Não se configura a dependência econômica quando o beneficiário do salário-família perceber rendimento do trabalho ou de qualquer outra fonte, inclusive pensão ou provento da aposentadoria, em valor igual ou superior ao salário-mínimo.</text:p>
      <text:p text:style-name="P34"><text:bookmark text:name="art199 Copia 1"/>Art. 199.  Quando o pai e mãe forem servidores públicos e viverem em comum, o salário-família será pago a um deles; quando separados, será pago a um e outro, de acordo com a distribuição dos dependentes.</text:p>
      <text:p text:style-name="P34"><text:bookmark text:name="art199p Copia 1"/>Parágrafo único.  Ao pai e à mãe equiparam-se o padrasto, a madrasta e, na falta destes, os representantes legais dos incapazes.</text:p>
      <text:p text:style-name="P34"><text:bookmark text:name="art200 Copia 1"/>Art. 200.  O salário-família não está sujeito a qualquer tributo, nem servirá de base para qualquer contribuição, inclusive para a Previdência Social.</text:p>
      <text:p text:style-name="P34"><text:bookmark text:name="art201 Copia 1"/>Art. 201.  O afastamento do cargo efetivo, sem remuneração, não acarreta a suspensão do pagamento do salário-família.</text:p>
      <text:p text:style-name="P15"><text:span text:style-name="Strong_20_Emphasis"><text:span text:style-name="T11">Seção IV</text:span></text:span></text:p>
      <text:p text:style-name="P15"><text:span text:style-name="Strong_20_Emphasis"><text:span text:style-name="T11">Da Licença para Tratamento de Saúde</text:span></text:span></text:p>
      <text:p text:style-name="P34"><text:bookmark text:name="art202 Copia 1"/>Art. 202.  Será concedida ao servidor licença para tratamento de saúde, a pedido ou de ofício, com base em perícia médica, sem prejuízo da remuneração a que fizer jus.</text:p>
      <text:p text:style-name="P48"><text:bookmark text:name="art203.. Copia 1"/>Art. 203.  Para licença até 30 (trinta) dias, a inspeção será feita por médico do setor de assistência do órgão de pessoal e, se por prazo superior, por junta médica oficial.</text:p>
      <text:p text:style-name="P20"><text:bookmark text:name="art203 Copia 1"/><text:span text:style-name="T28">Art. 203.  A licença de que trata o art. 202 será concedida com base em perícia oficial.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203. Copia 1"/><text:span text:style-name="T11">Art. 203.  A licença de que trata o art. 202 desta Lei será concedida com base em perícia oficial.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34"><text:bookmark text:name="art203§1 Copia 1"/>§ 1<text:span text:style-name="T57">o</text:span>  Sempre que necessário, a inspeção médica será realizada na residência do servidor ou no estabelecimento hospitalar onde se encontrar internado.</text:p>
      <text:p text:style-name="P47"><text:bookmark text:name="art203§2. Copia 1"/>§ 2° Inexistindo médico do órgão ou entidade no local onde se encontra o servidor, será aceito atestado passado por médico particular.</text:p>
      <text:p text:style-name="P20"><text:bookmark text:name="art203§2 Copia 1"/><text:span text:style-name="T18">§ 2</text:span><text:span text:style-name="T24">o</text:span><text:span text:style-name="T18">  Inexistindo médico no órgão ou entidade no local onde se encontra ou tenha exercício em caráter permanente o servidor, e não se configurando as hipóteses previstas nos parágrafos do art. 230, será aceito atestado passado por médico particular.                 </text:span><text:a xlink:type="simple" xlink:href="https://www.planalto.gov.br/ccivil_03/leis/L9527.htm#art1" text:style-name="Internet_20_link" text:visited-style-name="Visited_20_Internet_20_Link"><text:span text:style-name="T8">(Redação dada pela Lei nº 9.527, de 10.12.97)</text:span></text:a></text:p>
      <text:p text:style-name="P47"><text:bookmark text:name="art203§3.. Copia 1"/>§ 3° No caso do parágrafo anterior, o atestado só produzirá efeitos depois de homologado pelo setor médico do respectivo órgão ou entidade.</text:p>
      <text:p text:style-name="P20"><text:bookmark text:name="art203§3... Copia 1"/><text:span text:style-name="T37">§ 3</text:span><text:span text:style-name="T43">o</text:span><text:span text:style-name="T37">  No caso do parágrafo anterior, o atestado somente produzirá efeitos depois de homologado pelo setor médico do respectivo órgão ou entidade, ou pelas autoridades ou pessoas de que tratam os parágrafos do art. 230.                </text:span><text:a xlink:type="simple" xlink:href="https://www.planalto.gov.br/ccivil_03/leis/L9527.htm#art203§2" text:style-name="Internet_20_link" text:visited-style-name="Visited_20_Internet_20_Link">(Redação dada pela Lei nº 9.527, de 10.12.97)</text:a></text:p>
      <text:p text:style-name="P20"><text:bookmark text:name="art203§3 Copia 1"/><text:span text:style-name="T28">§ 3</text:span><text:span text:style-name="T39">o</text:span><text:span text:style-name="T28">  No caso do § 2</text:span><text:span text:style-name="T39">o</text:span><text:span text:style-name="T28">, o atestado somente produzirá efeitos depois de recepcionado pela unidade de recursos humanos do órgão ou entidade.                </text:span><text:a xlink:type="simple" xlink:href="https://www.planalto.gov.br/ccivil_03/_Ato2007-2010/2008/Mpv/441.htm#art316" text:style-name="Internet_20_link" text:visited-style-name="Visited_20_Internet_20_Link">(Redação dada pela Medida Provisória nº 441, de 2008)</text:a></text:p>
      <text:p text:style-name="P23"><text:bookmark text:name="art203§3. Copia 1"/><text:span text:style-name="T11">§ 3</text:span><text:span text:style-name="T25">o</text:span><text:span text:style-name="T11">  No caso do § 2</text:span><text:span text:style-name="T25">o</text:span><text:span text:style-name="T11"> deste artigo, o atestado somente produzirá efeitos depois de recepcionado pela unidade de recursos humanos do órgão ou entidade.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5"><text:bookmark text:name="art203§4 Copia 1"/><text:span text:style-name="T37">§ 4</text:span><text:span text:style-name="T43">o</text:span><text:span text:style-name="T37">  O servidor que durante o mesmo exercício atingir o limite de trinta dias de licença para tratamento de saúde, consecutivos ou não, para a concessão de nova licença, independentemente do prazo de sua duração, será submetido a inspeção por junta médica oficial.                 </text:span><text:a xlink:type="simple" xlink:href="https://www.planalto.gov.br/ccivil_03/leis/L9527.htm#art203§2" text:style-name="Internet_20_link" text:visited-style-name="Visited_20_Internet_20_Link">(Incluído pela Lei nº 9.527, de 10.12.97)</text:a></text:p>
      <text:p text:style-name="P20"><text:bookmark text:name="art203§4. Copia 1"/><text:soft-page-break/><text:span text:style-name="T28">§ 4</text:span><text:span text:style-name="T39">o</text:span><text:span text:style-name="T28">  A licença que exceder o prazo de cento e vinte dias no período de doze meses a contar do primeiro dia de afastamento será concedida mediante avaliação por junta médica oficial.               </text:span><text:a xlink:type="simple" xlink:href="https://www.planalto.gov.br/ccivil_03/_Ato2007-2010/2008/Mpv/441.htm#art316" text:style-name="Internet_20_link" text:visited-style-name="Visited_20_Internet_20_Link">(Redação dada pela Medida Provisória nº 441, de 2008)</text:a></text:p>
      <text:p text:style-name="P23"><text:bookmark text:name="art203§4.. Copia 1"/><text:span text:style-name="T11">§ 4</text:span><text:span text:style-name="T25">o</text:span><text:span text:style-name="T11">  A licença que exceder o prazo de 120 (cento e vinte) dias no período de 12 (doze) meses a contar do primeiro dia de afastamento será concedida mediante avaliação por junta médica oficial.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5"><text:bookmark text:name="ar203§5 Copia 1"/><text:span text:style-name="T28">§ 5</text:span><text:span text:style-name="T39">o</text:span><text:span text:style-name="T28">  A perícia oficial para concessão da licença de que trata o caput deste artigo, bem como nos demais casos de perícia oficial previstos nesta lei, será efetuada por cirurgiões-dentistas, nas hipóteses em que abranger o campo de atuação da odontologia.    </text:span><text:a xlink:type="simple" xlink:href="https://www.planalto.gov.br/ccivil_03/_Ato2007-2010/2008/Mpv/441.htm#art317" text:style-name="Internet_20_link" text:visited-style-name="Visited_20_Internet_20_Link">(Incluído pela Medida Provisória nº 441, de 2008)</text:a></text:p>
      <text:p text:style-name="P23"><text:bookmark text:name="art203§5 Copia 1"/><text:span text:style-name="T11">§ 5</text:span><text:span text:style-name="T25">o</text:span><text:span text:style-name="T11">  A perícia oficial para concessão da licença de que trata o caput deste artigo, bem como nos demais casos de perícia oficial previstos nesta Lei, será efetuada por cirurgiões-dentistas, nas hipóteses em que abranger o campo de atuação da odontologia.     </text:span><text:a xlink:type="simple" xlink:href="https://www.planalto.gov.br/ccivil_03/_Ato2007-2010/2009/Lei/L11907.htm#art316" text:style-name="Internet_20_link" text:visited-style-name="Visited_20_Internet_20_Link"><text:span text:style-name="T9">(Incluído pela Lei nº 11.907, de 2009)</text:span></text:a></text:p>
      <text:p text:style-name="P49"><text:bookmark text:name="art204.. Copia 1"/>Art. 204.  Findo o prazo da licença, o servidor será submetido a nova inspeção médica, que concluirá pela volta ao serviço, pela prorrogação da licença ou pela aposentadoria.</text:p>
      <text:p text:style-name="P20"><text:bookmark text:name="art204 Copia 1"/><text:span text:style-name="T28">Art. 204.  A licença para tratamento de saúde inferior a quinze dias, dentro de um ano, poderá ser dispensada de perícia oficial, na forma definida em regulamento.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204. Copia 1"/><text:span text:style-name="T11">Art. 204.  A licença para tratamento de saúde inferior a 15 (quinze) dias, dentro de 1 (um) ano, poderá ser dispensada de perícia oficial, na forma definida em regulamento.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34"><text:bookmark text:name="art205 Copia 1"/>Art. 205.  O atestado e o laudo da junta médica não se referirão ao nome ou natureza da doença, salvo quando se tratar de lesões produzidas por acidente em serviço, doença profissional ou qualquer das doenças especificadas no art. 186, § 1<text:span text:style-name="T57">o</text:span>.</text:p>
      <text:p text:style-name="P34"><text:bookmark text:name="art206 Copia 1"/>Art. 206.  O servidor que apresentar indícios de lesões orgânicas ou funcionais será submetido a inspeção médica.</text:p>
      <text:p text:style-name="P20"><text:bookmark text:name="art206a Copia 1"/><text:span text:style-name="T33">Art. 206-A.  </text:span><text:span text:style-name="T28">O servidor será submetido a exames médicos periódicos, nos termos e condições definidos em regulamento.                  </text:span><text:a xlink:type="simple" xlink:href="https://www.planalto.gov.br/ccivil_03/_Ato2007-2010/2008/Mpv/441.htm#art317" text:style-name="Internet_20_link" text:visited-style-name="Visited_20_Internet_20_Link">(Incluído pela Medida Provisória nº 441, de 2008)</text:a></text:p>
      <text:p text:style-name="P20"><text:bookmark text:name="art206a. Copia 1"/><text:span text:style-name="T16">Art. 206-A.  </text:span><text:span text:style-name="T11">O servidor será submetido a exames médicos periódicos, nos termos e condições definidos em regulamento.                   </text:span><text:a xlink:type="simple" xlink:href="https://www.planalto.gov.br/ccivil_03/_Ato2007-2010/2009/Lei/L11907.htm#art317" text:style-name="Internet_20_link" text:visited-style-name="Visited_20_Internet_20_Link"><text:span text:style-name="T9">(Incluído pela Lei nº 11.907, de 2009)</text:span></text:a><text:span text:style-name="T11"> </text:span><text:a xlink:type="simple" xlink:href="https://www.planalto.gov.br/ccivil_03/_Ato2007-2010/2009/Decreto/D6856.htm" text:style-name="Internet_20_link" text:visited-style-name="Visited_20_Internet_20_Link"><text:span text:style-name="T9">(Regulamento).</text:span></text:a></text:p>
      <text:p text:style-name="P21"><text:bookmark text:name="art206ap Copia 1"/><text:span text:style-name="T28">Parágrafo único.  Para os fins do disposto no </text:span><text:span text:style-name="T32">caput</text:span><text:span text:style-name="T28">, a União e suas entidades autárquicas e fundacionais poderão:                       </text:span><text:a xlink:type="simple" xlink:href="https://www.planalto.gov.br/ccivil_03/_Ato2011-2014/2013/Mpv/mpv632.htm#art18" text:style-name="Internet_20_link" text:visited-style-name="Visited_20_Internet_20_Link">(Incluído pela Medida provisória nº 632, de 2013)</text:a></text:p>
      <text:p text:style-name="P21"><text:bookmark text:name="art206api Copia 1"/><text:span text:style-name="T28">I - prestar os exames médicos periódicos diretamente pelo órgão ou entidade a qual se encontra vinculado o servidor;                    </text:span><text:a xlink:type="simple" xlink:href="https://www.planalto.gov.br/ccivil_03/_Ato2011-2014/2013/Mpv/mpv632.htm#art18" text:style-name="Internet_20_link" text:visited-style-name="Visited_20_Internet_20_Link">(Incluído pela Medida provisória nº 632, de 2013)</text:a></text:p>
      <text:p text:style-name="P21"><text:bookmark text:name="art206apii Copia 1"/><text:span text:style-name="T28">II - celebrar convênio ou instrumento de cooperação ou parceria com os órgãos e entidades da administração direta, suas autarquias e fundações;                 </text:span><text:a xlink:type="simple" xlink:href="https://www.planalto.gov.br/ccivil_03/_Ato2011-2014/2013/Mpv/mpv632.htm#art18" text:style-name="Internet_20_link" text:visited-style-name="Visited_20_Internet_20_Link">(Incluído pela Medida provisória nº 632, de 2013)</text:a></text:p>
      <text:p text:style-name="P21"><text:bookmark text:name="art206apiii Copia 1"/><text:span text:style-name="T28">III - celebrar convênios com operadoras de plano de assistência à saúde, organizadas na modalidade de autogestão, que possuam autorização de funcionamento do órgão regulador, na forma do art. 230; ou                     </text:span><text:a xlink:type="simple" xlink:href="https://www.planalto.gov.br/ccivil_03/_Ato2011-2014/2013/Mpv/mpv632.htm#art18" text:style-name="Internet_20_link" text:visited-style-name="Visited_20_Internet_20_Link">(Incluído pela Medida provisória nº 632, de 2013)</text:a></text:p>
      <text:p text:style-name="P14"><text:bookmark text:name="art206apiv Copia 1"/><text:span text:style-name="T28">IV - prestar os exames médicos periódicos mediante contrato administrativo, observado o disposto na </text:span><text:a xlink:type="simple" xlink:href="https://www.planalto.gov.br/ccivil_03/leis/L8666cons.htm" text:style-name="Internet_20_link" text:visited-style-name="Visited_20_Internet_20_Link">Lei n<text:span text:style-name="T39">o</text:span><text:span text:style-name="T28"> 8.666, de 21 de junho de 1993</text:span></text:a><text:span text:style-name="T28">, e demais normas pertinentes.                </text:span><text:a xlink:type="simple" xlink:href="https://www.planalto.gov.br/ccivil_03/_Ato2011-2014/2013/Mpv/mpv632.htm#art18" text:style-name="Internet_20_link" text:visited-style-name="Visited_20_Internet_20_Link">(Incluído pela Medida provisória nº 632, de 2013)</text:a><text:span text:style-name="T45">  </text:span></text:p>
      <text:p text:style-name="P23"><text:bookmark text:name="art206ap. Copia 1"/><text:span text:style-name="T11">Parágrafo único.  Para os fins do disposto no caput, a União e suas entidades autárquicas e fundacionais poderão: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3"><text:bookmark text:name="art206api. Copia 1"/><text:span text:style-name="T11">I - prestar os exames médicos periódicos diretamente pelo órgão ou entidade à qual se encontra vinculado o servidor;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3"><text:bookmark text:name="art206apii. Copia 1"/><text:soft-page-break/><text:span text:style-name="T11">II - celebrar convênio ou instrumento de cooperação ou parceria com os órgãos e entidades da administração direta, suas autarquias e fundações;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3"><text:bookmark text:name="art206apiii. Copia 1"/><text:span text:style-name="T11">III - celebrar convênios com operadoras de plano de assistência à saúde, organizadas na modalidade de autogestão, que possuam autorização de funcionamento do órgão regulador, na forma do art. 230; ou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3"><text:bookmark text:name="art206apiv. Copia 1"/><text:span text:style-name="T11">IV - prestar os exames médicos periódicos mediante contrato administrativo, observado o disposto na </text:span><text:a xlink:type="simple" xlink:href="https://www.planalto.gov.br/ccivil_03/leis/L8666cons.htm" text:style-name="Internet_20_link" text:visited-style-name="Visited_20_Internet_20_Link"><text:span text:style-name="T9">Lei n</text:span><text:span text:style-name="T25">o</text:span><text:span text:style-name="T11"> 8.666, de 21 de junho de 1993</text:span></text:a><text:span text:style-name="T11">, e demais normas pertinentes.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15"><text:span text:style-name="Strong_20_Emphasis"><text:span text:style-name="T11">Seção V</text:span></text:span></text:p>
      <text:p text:style-name="P15"><text:span text:style-name="Strong_20_Emphasis"><text:span text:style-name="T11">Da Licença à Gestante, à Adotante e da Licença-Paternidade</text:span></text:span></text:p>
      <text:p text:style-name="P20"><text:bookmark text:name="art207 Copia 1"/><text:span text:style-name="T11">Art. 207.  Será concedida licença à servidora gestante por 120 (cento e vinte) dias consecutivos, sem prejuízo da remuneração.                 </text:span><text:a xlink:type="simple" xlink:href="https://www.planalto.gov.br/ccivil_03/_Ato2007-2010/2008/Decreto/D6690.htm#art2" text:style-name="Internet_20_link" text:visited-style-name="Visited_20_Internet_20_Link"><text:span text:style-name="T9">(Vide Decreto nº 6.690, de 2008)</text:span></text:a></text:p>
      <text:p text:style-name="P34"><text:bookmark text:name="art207§1 Copia 1"/>§ 1<text:span text:style-name="T57">o</text:span>  A licença poderá ter início no primeiro dia do nono mês de gestação, salvo antecipação por prescrição médica.</text:p>
      <text:p text:style-name="P34"><text:bookmark text:name="art207§2 Copia 1"/>§ 2<text:span text:style-name="T57">o</text:span>  No caso de nascimento prematuro, a licença terá início a partir do parto.</text:p>
      <text:p text:style-name="P34"><text:bookmark text:name="art207§3 Copia 1"/>§ 3<text:span text:style-name="T57">o</text:span>  No caso de natimorto, decorridos 30 (trinta) dias do evento, a servidora será submetida a exame médico, e se julgada apta, reassumirá o exercício.</text:p>
      <text:p text:style-name="P34"><text:bookmark text:name="art207§4 Copia 1"/>§ 4<text:span text:style-name="T57">o</text:span>  No caso de aborto atestado por médico oficial, a servidora terá direito a 30 (trinta) dias de repouso remunerado.</text:p>
      <text:p text:style-name="P34"><text:bookmark text:name="art208 Copia 1"/>Art. 208.  Pelo nascimento ou adoção de filhos, o servidor terá direito à licença-paternidade de 5 (cinco) dias consecutivos.</text:p>
      <text:p text:style-name="P34"><text:bookmark text:name="art209 Copia 1"/>Art. 209.  Para amamentar o próprio filho, até a idade de seis meses, a servidora lactante terá direito, durante a jornada de trabalho, a uma hora de descanso, que poderá ser parcelada em dois períodos de meia hora.</text:p>
      <text:p text:style-name="P20"><text:bookmark text:name="art210 Copia 1"/><text:span text:style-name="T11">Art. 210.  À servidora que adotar ou obtiver guarda judicial de criança até 1 (um) ano de idade, serão concedidos 90 (noventa) dias de licença remunerada.                    </text:span><text:a xlink:type="simple" xlink:href="https://www.planalto.gov.br/ccivil_03/_Ato2007-2010/2008/Decreto/D6690.htm#art2" text:style-name="Internet_20_link" text:visited-style-name="Visited_20_Internet_20_Link"><text:span text:style-name="T9">(Vide Decreto nº 6.691, de 2008)</text:span></text:a></text:p>
      <text:p text:style-name="P34"><text:bookmark text:name="art210p Copia 1"/>Parágrafo único.  No caso de adoção ou guarda judicial de criança com mais de 1 (um) ano de idade, o prazo de que trata este artigo será de 30 (trinta) dias.</text:p>
      <text:p text:style-name="P15"><text:span text:style-name="Strong_20_Emphasis"><text:span text:style-name="T11">Seção VI</text:span></text:span></text:p>
      <text:p text:style-name="P15"><text:span text:style-name="Strong_20_Emphasis"><text:span text:style-name="T11">Da Licença por Acidente em Serviço</text:span></text:span></text:p>
      <text:p text:style-name="P34"><text:bookmark text:name="art211 Copia 1"/>Art. 211.  Será licenciado, com remuneração integral, o servidor acidentado em serviço.</text:p>
      <text:p text:style-name="P34"><text:bookmark text:name="art212 Copia 1"/>Art. 212.  Configura acidente em serviço o dano físico ou mental sofrido pelo servidor, que se relacione, mediata ou imediatamente, com as atribuições do cargo exercido.</text:p>
      <text:p text:style-name="P34"><text:bookmark text:name="art212p Copia 1"/>Parágrafo único.  Equipara-se ao acidente em serviço o dano:</text:p>
      <text:p text:style-name="P34"><text:bookmark text:name="art212pi Copia 1"/>I - decorrente de agressão sofrida e não provocada pelo servidor no exercício do cargo;</text:p>
      <text:p text:style-name="P34"><text:bookmark text:name="art212pii Copia 1"/>II - sofrido no percurso da residência para o trabalho e vice-versa.</text:p>
      <text:p text:style-name="P34"><text:bookmark text:name="art213 Copia 1"/>Art. 213.  O servidor acidentado em serviço que necessite de tratamento especializado poderá ser tratado em instituição privada, à conta de recursos públicos.</text:p>
      <text:p text:style-name="P34"><text:bookmark text:name="art213p Copia 1"/>Parágrafo único. O tratamento recomendado por junta médica oficial constitui medida de exceção e somente será admissível quando inexistirem meios e recursos adequados em instituição pública.</text:p>
      <text:p text:style-name="P34"><text:bookmark text:name="art214 Copia 1"/>Art. 214.  A prova do acidente será feita no prazo de 10 (dez) dias, prorrogável quando as circunstâncias o exigirem.</text:p>
      <text:p text:style-name="P15"><text:soft-page-break/><text:span text:style-name="Strong_20_Emphasis"><text:span text:style-name="T11">Seção VII</text:span></text:span></text:p>
      <text:p text:style-name="P15"><text:span text:style-name="Strong_20_Emphasis"><text:span text:style-name="T11">Da Pensão</text:span></text:span></text:p>
      <text:p text:style-name="P54"><text:bookmark text:name="art215 Copia 1"/><text:span text:style-name="T5">Art. 215.  Por morte do servidor, os dependentes fazem jus a uma pensão mensal de valor correspondente ao da respectiva remuneração ou provento, a partir da data do óbito, observado o limite estabelecido no art. 42.</text:span>   </text:p>
      <text:p text:style-name="P21"><text:bookmark text:name="art215. Copia 1"/><text:span text:style-name="T28">Art. 215.  Por morte do servidor, os dependentes, nas hipóteses legais, fazem jus à pensão a partir da data do óbito, observado o limite estabelecido no </text:span><text:a xlink:type="simple" xlink:href="https://www.planalto.gov.br/ccivil_03/Constituicao/Constituicao.htm#art37xi." text:style-name="Internet_20_link" text:visited-style-name="Visited_20_Internet_20_Link">inciso XI do <text:span text:style-name="T32">caput</text:span><text:span text:style-name="T28"> art. 37 da Constituição</text:span></text:a><text:span text:style-name="T28"> e no </text:span><text:a xlink:type="simple" xlink:href="https://www.planalto.gov.br/ccivil_03/_Ato2004-2006/2004/Lei/L10.887.htm#art2" text:style-name="Internet_20_link" text:visited-style-name="Visited_20_Internet_20_Link">art. 2º da Lei nº 10.887, de 18 de junho de 2004</text:a><text:span text:style-name="T28">.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1"><text:bookmark text:name="art215p Copia 1"/><text:span text:style-name="T28">Parágrafo único. A concessão do benefício de que trata o </text:span><text:span text:style-name="T32">caput</text:span><text:span text:style-name="T28"> estará sujeita à carência de vinte e quatro contribuições mensais, ressalvada a morte por acidente do trabalho, doença profissional ou do trabalho                </text:span><text:a xlink:type="simple" xlink:href="https://www.planalto.gov.br/ccivil_03/_Ato2011-2014/2014/Mpv/mpv664.htm#art3" text:style-name="Internet_20_link" text:visited-style-name="Visited_20_Internet_20_Link">(Incluído pela Medida Provisória nº 664, de 2014)</text:a><text:a xlink:type="simple" xlink:href="https://www.planalto.gov.br/ccivil_03/_Ato2011-2014/2014/Mpv/mpv664.htm#art1" text:style-name="Internet_20_link" text:visited-style-name="Visited_20_Internet_20_Link">)</text:a><text:span text:style-name="T28">     </text:span><text:a xlink:type="simple" xlink:href="https://www.planalto.gov.br/ccivil_03/_Ato2011-2014/2014/Mpv/mpv664.htm#art5iii" text:style-name="Internet_20_link" text:visited-style-name="Visited_20_Internet_20_Link">(Vigência)</text:a></text:p>
      <text:p text:style-name="P21"><text:bookmark text:name="art215.. Copia 1"/><text:span text:style-name="T28">Art. 215.  Por morte do servidor, os dependentes, nas hipóteses legais, fazem jus à pensão a partir da data de óbito, observado o limite estabelecido no </text:span><text:a xlink:type="simple" xlink:href="https://www.planalto.gov.br/ccivil_03/Constituicao/Constituicao.htm#art37xi" text:style-name="Internet_20_link" text:visited-style-name="Visited_20_Internet_20_Link">inciso XI do <text:span text:style-name="T32">caput</text:span><text:span text:style-name="T28"> do art. 37 da Constituição Federal</text:span></text:a><text:span text:style-name="T28"> e no </text:span><text:a xlink:type="simple" xlink:href="https://www.planalto.gov.br/ccivil_03/_Ato2004-2006/2004/Lei/L10.887.htm#art2" text:style-name="Internet_20_link" text:visited-style-name="Visited_20_Internet_20_Link">art. 2<text:span text:style-name="T39">o</text:span><text:span text:style-name="T28"> da Lei n</text:span><text:span text:style-name="T39">o</text:span><text:span text:style-name="T28"> 10.887, de 18 de junho de 2004.</text:span></text:a><text:span text:style-name="T28">         </text:span><text:a xlink:type="simple" xlink:href="https://www.planalto.gov.br/ccivil_03/_Ato2015-2018/2015/Lei/L13135.htm#art3" text:style-name="Internet_20_link" text:visited-style-name="Visited_20_Internet_20_Link">(Redação dada pela Lei nº 13.135, de 2015)</text:a></text:p>
      <text:p text:style-name="P21"><text:bookmark text:name="art215.0 Copia 1"/><text:span text:style-name="T28">Art. 215. Por morte do servidor, os dependentes, nas hipóteses legais, fazem jus à pensão por morte, observados os limites estabelecidos no </text:span><text:a xlink:type="simple" xlink:href="https://www.planalto.gov.br/ccivil_03/Constituicao/Constituicao.htm#art37xi" text:style-name="Internet_20_link" text:visited-style-name="Visited_20_Internet_20_Link">inciso XI do caput do art. 37 da Constituição</text:a><text:span text:style-name="T28"> e no </text:span><text:a xlink:type="simple" xlink:href="https://www.planalto.gov.br/ccivil_03/_Ato2004-2006/2004/Lei/L10.887.htm#art2" text:style-name="Internet_20_link" text:visited-style-name="Visited_20_Internet_20_Link">art. 2º da Lei nº 10.887, de 18 de junho de 2004</text:a><text:span text:style-name="T28">.                  </text:span><text:a xlink:type="simple" xlink:href="https://www.planalto.gov.br/ccivil_03/_Ato2019-2022/2019/Mpv/mpv871.htm#art23" text:style-name="Internet_20_link" text:visited-style-name="Visited_20_Internet_20_Link">(Redação dada pela Medida Provisória nº 871, de 2019)</text:a></text:p>
      <text:p text:style-name="P29"><text:bookmark text:name="art215.1 Copia 1"/><text:span text:style-name="T11">Art. 215.  Por morte do servidor, os seus dependentes, nas hipóteses legais, fazem jus à pensão por morte, observados os limites estabelecidos no </text:span><text:a xlink:type="simple" xlink:href="https://www.planalto.gov.br/ccivil_03/Constituicao/Constituicao.htm#art37xi" text:style-name="Internet_20_link" text:visited-style-name="Visited_20_Internet_20_Link"><text:span text:style-name="T9">inciso XI do caput do art. 37 da Constituição Federal</text:span></text:a><text:span text:style-name="T11"> e no </text:span><text:a xlink:type="simple" xlink:href="https://www.planalto.gov.br/ccivil_03/_Ato2004-2006/2004/Lei/L10.887.htm#art2" text:style-name="Internet_20_link" text:visited-style-name="Visited_20_Internet_20_Link"><text:span text:style-name="T9">art. 2º da Lei nº 10.887, de 18 de junho de 2004</text:span></text:a><text:span text:style-name="T11">.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5"><text:bookmark text:name="art216 Copia 1"/><text:span text:style-name="T28">Art. 216.  As pensões distinguem-se, quanto à natureza, em vitalícias e temporárias.  </text:span><text:span text:style-name="T45">               </text:span><text:a xlink:type="simple" xlink:href="https://www.planalto.gov.br/ccivil_03/_Ato2011-2014/2014/Mpv/mpv664.htm#art6i" text:style-name="Internet_20_link" text:visited-style-name="Visited_20_Internet_20_Link">(Revogado pela Medida Provisória nº 664, de 2014)</text:a><text:span text:style-name="T28">          </text:span><text:a xlink:type="simple" xlink:href="https://www.planalto.gov.br/ccivil_03/_Ato2011-2014/2014/Mpv/mpv664.htm#art5iii" text:style-name="Internet_20_link" text:visited-style-name="Visited_20_Internet_20_Link">(Vigência)</text:a><text:span text:style-name="T48">                  </text:span><text:a xlink:type="simple" xlink:href="https://www.planalto.gov.br/ccivil_03/_Ato2015-2018/2015/Lei/L13135.htm#art7" text:style-name="Internet_20_link" text:visited-style-name="Visited_20_Internet_20_Link"><text:span text:style-name="T11">(Revogado pela Lei nº 13.135, de 2015)</text:span></text:a></text:p>
      <text:p text:style-name="P20"><text:bookmark text:name="art216§1 Copia 1"/><text:span text:style-name="T28">§ 1</text:span><text:span text:style-name="T39">o</text:span><text:span text:style-name="T28">  A pensão vitalícia é composta de cota ou cotas permanentes, que somente se extinguem ou revertem com a morte de seus beneficiários.</text:span><text:span text:style-name="T45">                  </text:span><text:a xlink:type="simple" xlink:href="https://www.planalto.gov.br/ccivil_03/_Ato2011-2014/2014/Mpv/mpv664.htm#art6i" text:style-name="Internet_20_link" text:visited-style-name="Visited_20_Internet_20_Link">(Revogado pela Medida Provisória nº 664, de 2014)</text:a><text:span text:style-name="T28">           </text:span><text:a xlink:type="simple" xlink:href="https://www.planalto.gov.br/ccivil_03/_Ato2011-2014/2014/Mpv/mpv664.htm#art5iii" text:style-name="Internet_20_link" text:visited-style-name="Visited_20_Internet_20_Link">(Vigência)</text:a><text:span text:style-name="T48">   </text:span><text:a xlink:type="simple" xlink:href="https://www.planalto.gov.br/ccivil_03/_Ato2015-2018/2015/Lei/L13135.htm#art7" text:style-name="Internet_20_link" text:visited-style-name="Visited_20_Internet_20_Link"><text:span text:style-name="T11">(Revogado pela Lei nº 13.135, de 2015)</text:span></text:a></text:p>
      <text:p text:style-name="P20"><text:bookmark text:name="art216§2 Copia 1"/><text:span text:style-name="T28">§ 2</text:span><text:span text:style-name="T39">o</text:span><text:span text:style-name="T28">  A pensão temporária é composta de cota ou cotas que podem se extinguir ou reverter por motivo de morte, cessação de invalidez ou maioridade do beneficiário.</text:span><text:span text:style-name="T48">                </text:span><text:a xlink:type="simple" xlink:href="https://www.planalto.gov.br/ccivil_03/_Ato2011-2014/2014/Mpv/mpv664.htm#art6i" text:style-name="Internet_20_link" text:visited-style-name="Visited_20_Internet_20_Link">(Revogado pela Medida Provisória nº 664, de 2014)</text:a><text:a xlink:type="simple" xlink:href="https://www.planalto.gov.br/ccivil_03/_Ato2011-2014/2014/Mpv/mpv664.htm#art5iii" text:style-name="Internet_20_link" text:visited-style-name="Visited_20_Internet_20_Link">(Vigência)</text:a><text:span text:style-name="T28"> </text:span><text:span text:style-name="T11">                        </text:span><text:a xlink:type="simple" xlink:href="https://www.planalto.gov.br/ccivil_03/_Ato2015-2018/2015/Lei/L13135.htm#art7" text:style-name="Internet_20_link" text:visited-style-name="Visited_20_Internet_20_Link"><text:span text:style-name="T9">(Revogado pela Lei nº 13.135, de 2015)</text:span></text:a></text:p>
      <text:p text:style-name="P34"><text:bookmark text:name="art217 Copia 1"/>Art. 217.  São beneficiários das pensões:</text:p>
      <text:p text:style-name="P48"><text:bookmark text:name="art217i Copia 1"/>I - vitalícia:</text:p>
      <text:p text:style-name="P20"><text:bookmark text:name="art217i. Copia 1"/><text:span text:style-name="T28">I -  o cônjuge;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49"><text:bookmark text:name="art217ia Copia 1"/>a) o cônjuge;</text:p>
      <text:p text:style-name="P48"><text:bookmark text:name="art217ib Copia 1"/>b) a pessoa desquitada, separada judicialmente ou divorciada, com percepção de pensão alimentícia;</text:p>
      <text:p text:style-name="P48"><text:bookmark text:name="art217ic Copia 1"/>c) o companheiro ou companheira designado que comprove união estável como entidade familiar;</text:p>
      <text:p text:style-name="P48"><text:bookmark text:name="art217id Copia 1"/>d) a mãe e o pai que comprovem dependência econômica do servidor;</text:p>
      <text:p text:style-name="P56"><text:bookmark text:name="art217ie Copia 1"/><text:span text:style-name="T62">e) a pessoa designada, maior de 60 (sessenta) anos e a pessoa portadora de deficiência, que vivam sob a dependência econômica do servidor</text:span><text:span text:style-name="T5">.</text:span></text:p>
      <text:p text:style-name="P23"><text:bookmark text:name="art217i.. Copia 1"/><text:span text:style-name="T11">I - o cônjuge;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a. Copia 1"/><text:span text:style-name="T11">a)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b. Copia 1"/><text:span text:style-name="T11">b)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c. Copia 1"/><text:soft-page-break/><text:span text:style-name="T11">c)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d. Copia 1"/><text:span text:style-name="T11">d)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e. Copia 1"/><text:span text:style-name="T11">e)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50"><text:bookmark text:name="art217ii Copia 1"/>II - temporária:</text:p>
      <text:p text:style-name="P21"><text:bookmark text:name="art217ii. Copia 1"/><text:span text:style-name="T28">II - o cônjuge divorciado, separado judicialmente ou de fato, com percepção de pensão alimentícia estabelecida judicialmente;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50"><text:bookmark text:name="art217iia Copia 1"/>a) os filhos, ou enteados, até 21 (vinte e um) anos de idade, ou, se inválidos, enquanto durar a invalidez;</text:p>
      <text:p text:style-name="P50"><text:bookmark text:name="art217iib Copia 1"/>b) o menor sob guarda ou tutela até 21 (vinte e um) anos de idade;</text:p>
      <text:p text:style-name="P50"><text:bookmark text:name="art217iic Copia 1"/>c) o irmão órfão, até 21 (vinte e um) anos, e o inválido, enquanto durar a invalidez, que comprovem dependência econômica do servidor;</text:p>
      <text:p text:style-name="P50"><text:bookmark text:name="art217iid Copia 1"/>d) a pessoa designada que viva na dependência econômica do servidor, até 21 (vinte e um) anos, ou, se inválida, enquanto durar a invalidez.</text:p>
      <text:p text:style-name="P23"><text:bookmark text:name="art217ii.. Copia 1"/><text:span text:style-name="T11">II - o cônjuge divorciado ou separado judicialmente ou de fato, com percepção de pensão alimentícia estabelecida judicialmente;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a. Copia 1"/><text:span text:style-name="T11">a)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b. Copia 1"/><text:span text:style-name="T11">b)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c. Copia 1"/><text:span text:style-name="T11">c)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d. Copia 1"/><text:span text:style-name="T11">d)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1"><text:bookmark text:name="art217iii Copia 1"/><text:span text:style-name="T28">III - o companheiro ou companheira que comprove união estável como entidade familiar;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7iii. Copia 1"/><text:span text:style-name="T11">III - o companheiro ou companheira que comprove união estável como entidade familiar;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iv Copia 1"/><text:span text:style-name="T28">IV - os filhos até vinte e um anos de idade, ou, se inválidos, enquanto durar a invalidez;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7iv. Copia 1"/><text:span text:style-name="T11">IV - o filho de qualquer condição que atenda a um dos seguintes requisitos: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iva Copia 1"/><text:span text:style-name="T11">a) seja menor de 21 (vinte e um) anos;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ivb Copia 1"/><text:span text:style-name="T11">b) seja inválido;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ivc Copia 1"/><text:span text:style-name="T11">c) tenha deficiência grave; ou                     </text:span><text:a xlink:type="simple" xlink:href="https://www.planalto.gov.br/ccivil_03/_Ato2015-2018/2015/Lei/L13135.htm#art217" text:style-name="Internet_20_link" text:visited-style-name="Visited_20_Internet_20_Link"><text:span text:style-name="T9">(Redação dada pela Lei nº 13.135, de 2015)</text:span></text:a><text:span text:style-name="T11">        </text:span><text:a xlink:type="simple" xlink:href="https://www.planalto.gov.br/ccivil_03/_Ato2015-2018/2015/Lei/L13135.htm#art6ii" text:style-name="Internet_20_link" text:visited-style-name="Visited_20_Internet_20_Link"><text:span text:style-name="T9">(Vigência)</text:span></text:a></text:p>
      <text:p text:style-name="P23"><text:bookmark text:name="art217ivd Copia 1"/><text:span text:style-name="T28">d) tenha deficiência intelectual ou mental, nos termos do regulamento;                          </text:span><text:a xlink:type="simple" xlink:href="https://www.planalto.gov.br/ccivil_03/_Ato2015-2018/2015/Lei/L13135.htm#art3" text:style-name="Internet_20_link" text:visited-style-name="Visited_20_Internet_20_Link">(Incluído pela Lei nº 13.135, de 2015)</text:a></text:p>
      <text:p text:style-name="P23"><text:bookmark text:name="art217ivd.0 Copia 1"/><text:span text:style-name="T11">d) tenha deficiência intelectual ou mental;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1"><text:bookmark text:name="art217v Copia 1"/><text:span text:style-name="T28">V - a mãe e o pai que comprovem dependência econômica do servidor; e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7v. Copia 1"/><text:span text:style-name="T11">V - a mãe e o pai que comprovem dependência econômica do servidor; 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vi Copia 1"/><text:span text:style-name="T28">VI - </text:span><text:span text:style-name="T30">o irmão, até vinte e um anos de idade, ou o inválido ou que tenha deficiência intelectual ou mental que o torne absoluta ou relativamente incapaz, enquanto durar a invalidez ou a deficiência que estabeleça a dependência econômica do servidor;</text:span><text:span text:style-name="T28">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7vi. Copia 1"/><text:span text:style-name="T11">VI - o irmão de qualquer condição que comprove dependência econômica do servidor e atenda a um dos requisitos previstos no inciso IV.                   </text:span><text:a xlink:type="simple" xlink:href="https://www.planalto.gov.br/ccivil_03/_Ato2015-2018/2015/Lei/L13135.htm#art3" text:style-name="Internet_20_link" text:visited-style-name="Visited_20_Internet_20_Link"><text:span text:style-name="T9">(Incluído pela Lei nº 13.135, de 2015)</text:span></text:a></text:p>
      <text:p text:style-name="P49"><text:bookmark text:name="art217§1 Copia 1"/>§ 1<text:span text:style-name="T57">o</text:span>  A concessão de pensão vitalícia aos beneficiários de que tratam as alíneas "a" e "c" do inciso I deste artigo exclui desse direito os demais beneficiários referidos nas alíneas "d" e "e".</text:p>
      <text:p text:style-name="P48"><text:bookmark text:name="art217§2 Copia 1"/><text:soft-page-break/>§ 2<text:span text:style-name="T57">o</text:span>  A concessão da pensão temporária aos beneficiários de que tratam as alíneas "a" e "b" do inciso II deste artigo exclui desse direito os demais beneficiários referidos nas alíneas "c" e "d".</text:p>
      <text:p text:style-name="P20"><text:bookmark text:name="art217§1. Copia 1"/><text:span text:style-name="T28">§ 1</text:span><text:span text:style-name="T39">o</text:span><text:span text:style-name="T28"> A concessão de pensão aos beneficiários de que tratam os incisos I a IV do </text:span><text:span text:style-name="T32">caput </text:span><text:span text:style-name="T28">exclui os beneficiários referidos nos incisos V e VI.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0"><text:bookmark text:name="art217§2. Copia 1"/><text:span text:style-name="T28">§ 2º A concessão de pensão aos beneficiários de que trata o inciso V do </text:span><text:span text:style-name="T32">caput </text:span><text:span text:style-name="T28">exclui os beneficiários referidos no inciso VI.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7§1.. Copia 1"/><text:span text:style-name="T11">§ 1</text:span><text:span text:style-name="T25">o</text:span><text:span text:style-name="T11">  A concessão de pensão aos beneficiários de que tratam os incisos I a IV do </text:span><text:span text:style-name="T14">caput</text:span><text:span text:style-name="T11"> exclui os beneficiários referidos nos incisos V e VI.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2.. Copia 1"/><text:span text:style-name="T11">§ 2</text:span><text:span text:style-name="T25">o</text:span><text:span text:style-name="T11">  A concessão de pensão aos beneficiários de que trata o inciso V do </text:span><text:span text:style-name="T14">caput</text:span><text:span text:style-name="T11"> exclui o beneficiário referido no inciso VI.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5"><text:bookmark text:name="art217§3 Copia 1"/><text:span text:style-name="T28">§ 3</text:span><text:span text:style-name="T39">o</text:span><text:span text:style-name="T28"> Nas hipóteses dos incisos I a III do </text:span><text:span text:style-name="T32">caput</text:span><text:span text:style-name="T28">: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0"><text:bookmark text:name="art217§3i Copia 1"/><text:span text:style-name="T28">I - o tempo de duração da pensão por morte será calculado de acordo com a expectativa de sobrevida do beneficiário na data do óbito do servidor ou aposentado, conforme tabela abaixo:                 </text:span><text:a xlink:type="simple" xlink:href="https://www.planalto.gov.br/ccivil_03/_Ato2011-2014/2014/Mpv/mpv664.htm#art3" text:style-name="Internet_20_link" text:visited-style-name="Visited_20_Internet_20_Link">(Incluído pela Medida Provisória nº 664, de 2014)</text:a><text:span text:style-name="T45">       </text:span><text:a xlink:type="simple" xlink:href="https://www.planalto.gov.br/ccivil_03/_Ato2011-2014/2014/Mpv/mpv664.htm#art5iii" text:style-name="Internet_20_link" text:visited-style-name="Visited_20_Internet_20_Link"><text:span text:style-name="T28">(Vigência)</text:span></text:a></text:p>
      <table:table table:name="Tabela8" table:style-name="Tabela8">
        <table:table-column table:style-name="Tabela8.A"/>
        <table:table-column table:style-name="Tabela8.B"/>
        <table:table-row>
          <table:table-cell table:style-name="Tabela8.A1" office:value-type="string">
            <text:p text:style-name="P9">Expectativa de sobrevida à idade x do cônjuge, companheiro ou companheira, em anos (E(x))</text:p>
          </table:table-cell>
          <table:table-cell table:style-name="Tabela8.B1" office:value-type="string">
            <text:p text:style-name="P9">Duração do benefício de pensão por morte (em anos)</text:p>
          </table:table-cell>
        </table:table-row>
        <table:table-row>
          <table:table-cell table:style-name="Tabela8.A2" office:value-type="string">
            <text:p text:style-name="P9">55 &lt; E(x)</text:p>
          </table:table-cell>
          <table:table-cell table:style-name="Tabela8.A2" office:value-type="string">
            <text:p text:style-name="P9">3</text:p>
          </table:table-cell>
        </table:table-row>
        <table:table-row>
          <table:table-cell table:style-name="Tabela8.A2" office:value-type="string">
            <text:p text:style-name="P9">50 &lt; E(x) ≤ 55</text:p>
          </table:table-cell>
          <table:table-cell table:style-name="Tabela8.A2" office:value-type="string">
            <text:p text:style-name="P9">6</text:p>
          </table:table-cell>
        </table:table-row>
        <table:table-row>
          <table:table-cell table:style-name="Tabela8.A2" office:value-type="string">
            <text:p text:style-name="P9">45 &lt; E(x) ≤ 50</text:p>
          </table:table-cell>
          <table:table-cell table:style-name="Tabela8.A2" office:value-type="string">
            <text:p text:style-name="P9">9</text:p>
          </table:table-cell>
        </table:table-row>
        <table:table-row>
          <table:table-cell table:style-name="Tabela8.A2" office:value-type="string">
            <text:p text:style-name="P9">40 &lt; E(x) ≤ 45</text:p>
          </table:table-cell>
          <table:table-cell table:style-name="Tabela8.A2" office:value-type="string">
            <text:p text:style-name="P9">12</text:p>
          </table:table-cell>
        </table:table-row>
        <table:table-row>
          <table:table-cell table:style-name="Tabela8.A2" office:value-type="string">
            <text:p text:style-name="P9">35 &lt; E(x) ≤ 40</text:p>
          </table:table-cell>
          <table:table-cell table:style-name="Tabela8.A2" office:value-type="string">
            <text:p text:style-name="P9">15</text:p>
          </table:table-cell>
        </table:table-row>
        <table:table-row>
          <table:table-cell table:style-name="Tabela8.A2" office:value-type="string">
            <text:p text:style-name="P9">E(x) ≤ 35</text:p>
          </table:table-cell>
          <table:table-cell table:style-name="Tabela8.A2" office:value-type="string">
            <text:p text:style-name="P9">vitalícia</text:p>
          </table:table-cell>
        </table:table-row>
      </table:table>
      <text:p text:style-name="P25"><text:bookmark text:name="art217§3ii Copia 1"/><text:span text:style-name="T28">II - o cônjuge, companheiro ou companheira não terá direito ao benefício da pensão por morte se o casamento ou o início da união estável tiver ocorrido há menos de dois anos da data do óbito do instituidor do benefício, salvo nos casos em que:                 </text:span><text:a xlink:type="simple" xlink:href="https://www.planalto.gov.br/ccivil_03/_Ato2011-2014/2014/Mpv/mpv664.htm#art3" text:style-name="Internet_20_link" text:visited-style-name="Visited_20_Internet_20_Link">(Incluído pela Medida Provisória nº 664, de 2014)</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1"><text:bookmark text:name="art217§3iia Copia 1"/><text:span text:style-name="T28">a) o óbito do segurado seja decorrente de acidente posterior ao casamento ou início da união estável; ou                   </text:span><text:a xlink:type="simple" xlink:href="https://www.planalto.gov.br/ccivil_03/_Ato2011-2014/2014/Mpv/mpv664.htm#art3" text:style-name="Internet_20_link" text:visited-style-name="Visited_20_Internet_20_Link">(Incluída pela Medida Provisória nº 664, de 2014)</text:a><text:span text:style-name="T28">       </text:span><text:a xlink:type="simple" xlink:href="https://www.planalto.gov.br/ccivil_03/_Ato2011-2014/2014/Mpv/mpv664.htm#art5iii" text:style-name="Internet_20_link" text:visited-style-name="Visited_20_Internet_20_Link">(Vigência) </text:a><text:span text:style-name="T28"> </text:span></text:p>
      <text:p text:style-name="P21"><text:bookmark text:name="art217§3iib Copia 1"/><text:span text:style-name="T28">b) o cônjuge, o companheiro ou a companheira for considerado incapaz e insuscetível de reabilitação para o exercício de atividade remunerada que lhe garanta subsistência, mediante exame médico-pericial, por doença ou acidente ocorrido após o casamento ou início da união estável e anterior ao óbito, observado o disposto no parágrafo único do art. 222.                </text:span><text:a xlink:type="simple" xlink:href="https://www.planalto.gov.br/ccivil_03/_Ato2011-2014/2014/Mpv/mpv664.htm#art3" text:style-name="Internet_20_link" text:visited-style-name="Visited_20_Internet_20_Link">(Incluí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2"><text:bookmark text:name="art217§3iii Copia 1"/><text:span text:style-name="T28">III -  o cônjuge, o companheiro ou a companheira quando considerado incapaz e insuscetível de reabilitação para o exercício de atividade remunerada que lhe garanta subsistência, mediante exame médico-pericial, por doença ou acidente ocorrido entre o casamento ou início da união estável e a cessação do pagamento do benefício, terá direito à pensão por morte vitalícia, observado o disposto no parágrafo único do art. 222.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4"><text:bookmark text:name="art217§3. Copia 1"/><text:soft-page-break/><text:span text:style-name="T11">§ 3</text:span><text:span text:style-name="T25">o</text:span><text:span text:style-name="T11">  O enteado e o menor tutelado equiparam-se a filho mediante declaração do servidor e desde que comprovada dependência econômica, na forma estabelecida em regulamento.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4"><text:bookmark text:name="art217§4 Copia 1"/><text:span text:style-name="T11">§ 4º (VETADO).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49"><text:bookmark text:name="art218 Copia 1"/>Art. 218.  A pensão será concedida integralmente ao titular da pensão vitalícia, exceto se existirem beneficiários da pensão temporária.</text:p>
      <text:p text:style-name="P20"><text:bookmark text:name="art218. Copia 1"/><text:span text:style-name="T28">Art. 218.  Ocorrendo habilitação de vários titulares à pensão o seu valor será distribuído em partes iguais entre os beneficiários habilitados.              </text:span><text:span text:style-name="T45">  </text:span><text:a xlink:type="simple" xlink:href="https://www.planalto.gov.br/ccivil_03/_Ato2011-2014/2014/Mpv/mpv664.htm#art3" text:style-name="Internet_20_link" text:visited-style-name="Visited_20_Internet_20_Link"><text:span text:style-name="T28">(Redação dada pela Medida Provisória nº 664, de 2014)</text:span></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0"><text:bookmark text:name="art218§1 Copia 1"/><text:span text:style-name="T28">§ 1</text:span><text:span text:style-name="T39">o</text:span><text:span text:style-name="T28">  Ocorrendo habilitação de vários titulares à pensão vitalícia, o seu valor será distribuído em partes iguais entre os beneficiários habilitados.  </text:span><text:span text:style-name="T45">                  </text:span><text:a xlink:type="simple" xlink:href="https://www.planalto.gov.br/ccivil_03/_Ato2011-2014/2014/Mpv/mpv664.htm#art6i" text:style-name="Internet_20_link" text:visited-style-name="Visited_20_Internet_20_Link">(Revogado pela Medida Provisória nº 664, de 2014)</text:a><text:span text:style-name="T28">       </text:span><text:a xlink:type="simple" xlink:href="https://www.planalto.gov.br/ccivil_03/_Ato2011-2014/2014/Mpv/mpv664.htm#art5iii" text:style-name="Internet_20_link" text:visited-style-name="Visited_20_Internet_20_Link">(Vigência)</text:a><text:span text:style-name="T28"> </text:span></text:p>
      <text:p text:style-name="P20"><text:bookmark text:name="art218§2 Copia 1"/><text:span text:style-name="T28">§ 2</text:span><text:span text:style-name="T39">o</text:span><text:span text:style-name="T28">  Ocorrendo habilitação às pensões vitalícia e temporária, metade do valor caberá ao titular ou titulares da pensão vitalícia, sendo a outra metade rateada em partes iguais, entre os titulares da pensão temporária.                   </text:span><text:a xlink:type="simple" xlink:href="https://www.planalto.gov.br/ccivil_03/_Ato2011-2014/2014/Mpv/mpv664.htm#art6i" text:style-name="Internet_20_link" text:visited-style-name="Visited_20_Internet_20_Link">(Revoga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0"><text:bookmark text:name="art218§3 Copia 1"/><text:span text:style-name="T28">§ 3</text:span><text:span text:style-name="T39">o</text:span><text:span text:style-name="T28">  Ocorrendo habilitação somente à pensão temporária, o valor integral da pensão será rateado, em partes iguais, entre os que se habilitarem.   </text:span><text:span text:style-name="T45">                  </text:span><text:a xlink:type="simple" xlink:href="https://www.planalto.gov.br/ccivil_03/_Ato2011-2014/2014/Mpv/mpv664.htm#art6i" text:style-name="Internet_20_link" text:visited-style-name="Visited_20_Internet_20_Link">(Revoga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8.. Copia 1"/><text:span text:style-name="T11">Art. 218.  Ocorrendo habilitação de vários titulares à pensão, o seu valor será distribuído em partes iguais entre os beneficiários habilitados.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8§1. Copia 1"/><text:span text:style-name="T11">§ 1</text:span><text:span text:style-name="T25">o</text:span><text:span text:style-name="T11">  </text:span><text:a xlink:type="simple" xlink:href="https://www.planalto.gov.br/ccivil_03/_Ato2015-2018/2015/Lei/L13135.htm#art7ib" text:style-name="Internet_20_link" text:visited-style-name="Visited_20_Internet_20_Link"><text:span text:style-name="T9">(Revogado)</text:span></text:a><text:span text:style-name="T11">.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8§2. Copia 1"/><text:span text:style-name="T11">§ 2</text:span><text:span text:style-name="T25">o</text:span><text:span text:style-name="T11">  </text:span><text:a xlink:type="simple" xlink:href="https://www.planalto.gov.br/ccivil_03/_Ato2015-2018/2015/Lei/L13135.htm#art7ib" text:style-name="Internet_20_link" text:visited-style-name="Visited_20_Internet_20_Link"><text:span text:style-name="T9">(Revogado)</text:span></text:a><text:span text:style-name="T11">.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8§3. Copia 1"/><text:span text:style-name="T11">§ 3</text:span><text:span text:style-name="T25">o</text:span><text:span text:style-name="T11">  </text:span><text:a xlink:type="simple" xlink:href="https://www.planalto.gov.br/ccivil_03/_Ato2015-2018/2015/Lei/L13135.htm#art7ib" text:style-name="Internet_20_link" text:visited-style-name="Visited_20_Internet_20_Link"><text:span text:style-name="T9">(Revogado)</text:span></text:a><text:span text:style-name="T11">.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49"><text:bookmark text:name="art219 Copia 1"/>Art. 219.  A pensão poderá ser requerida a qualquer tempo, prescrevendo tão-somente as prestações exigíveis há mais de 5 (cinco) anos.</text:p>
      <text:p text:style-name="P48"><text:bookmark text:name="art219p Copia 1"/>Parágrafo único.  Concedida a pensão, qualquer prova posterior ou habilitação tardia que implique exclusão de beneficiário ou redução de pensão só produzirá efeitos a partir da data em que for oferecida.</text:p>
      <text:p text:style-name="P20"><text:bookmark text:name="art219.0 Copia 1"/><text:span text:style-name="T28">Art. 219. A pensão por morte será devida ao conjunto dos dependentes do segurado que falecer, aposentado ou não, a contar da data:                  </text:span><text:a xlink:type="simple" xlink:href="https://www.planalto.gov.br/ccivil_03/_Ato2019-2022/2019/Mpv/mpv871.htm#art23" text:style-name="Internet_20_link" text:visited-style-name="Visited_20_Internet_20_Link">(Redação dada pela Medida Provisória nº 871, de 2019)</text:a><text:span text:style-name="T28"> </text:span></text:p>
      <text:p text:style-name="P20"><text:bookmark text:name="art219.1 Copia 1"/><text:span text:style-name="T11">Art. 219.  A pensão por morte será devida ao conjunto dos dependentes do segurado que falecer, aposentado ou não, a contar da data: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9i Copia 1"/><text:span text:style-name="T28">I - do óbito, quando requerida em até cento e oitenta dias após o óbito, para os filhos menores de dezesseis anos, ou em até noventa dias após o óbito, para os demais dependentes;                </text:span><text:a xlink:type="simple" xlink:href="https://www.planalto.gov.br/ccivil_03/_Ato2019-2022/2019/Mpv/mpv871.htm#art23" text:style-name="Internet_20_link" text:visited-style-name="Visited_20_Internet_20_Link">(Incluído pela Medida Provisória nº 871, de 2019)</text:a></text:p>
      <text:p text:style-name="P23"><text:span text:style-name="T11">I - do óbito, quando requerida em até 180 (cento e oitenta dias) após o óbito, para os filhos menores de 16 (dezesseis) anos, ou em até 90 (noventa) dias após o óbito, para os demais dependentes;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9ii Copia 1"/><text:span text:style-name="T28">II - do requerimento, quando requerida após o prazo previsto no inciso I; ou             </text:span><text:a xlink:type="simple" xlink:href="https://www.planalto.gov.br/ccivil_03/_Ato2019-2022/2019/Mpv/mpv871.htm#art23" text:style-name="Internet_20_link" text:visited-style-name="Visited_20_Internet_20_Link">(Incluído pela Medida Provisória nº 871, de 2019)</text:a></text:p>
      <text:p text:style-name="P23"><text:span text:style-name="T11">II - do requerimento, quando requerida após o prazo previsto no inciso I do </text:span><text:span text:style-name="T14">caput</text:span><text:span text:style-name="T11"> deste artigo; ou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9iii Copia 1"/><text:soft-page-break/><text:span text:style-name="T28">III - da decisão judicial, na hipótese de morte presumida.    </text:span><text:a xlink:type="simple" xlink:href="https://www.planalto.gov.br/ccivil_03/_Ato2019-2022/2019/Mpv/mpv871.htm#art23" text:style-name="Internet_20_link" text:visited-style-name="Visited_20_Internet_20_Link">(Incluído pela Medida Provisória nº 871, de 2019)</text:a></text:p>
      <text:p text:style-name="P23"><text:span text:style-name="T11">III - da decisão judicial, na hipótese de morte presumida.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9§1 Copia 1"/><text:span text:style-name="T28">§ 1º A concessão da pensão por morte não será protelada pela falta de habilitação de outro possível dependente e a habilitação posterior que importe em exclusão ou inclusão de dependente só produzirá efeito a partir da data da publicação da portaria de concessão da pensão ao dependente habilitado.                 </text:span><text:a xlink:type="simple" xlink:href="https://www.planalto.gov.br/ccivil_03/_Ato2019-2022/2019/Mpv/mpv871.htm#art23" text:style-name="Internet_20_link" text:visited-style-name="Visited_20_Internet_20_Link">(Incluído pela Medida Provisória nº 871, de 2019)</text:a><text:span text:style-name="T28"> </text:span></text:p>
      <text:p text:style-name="P23"><text:span text:style-name="T11">§ 1º A concessão da pensão por morte não será protelada pela falta de habilitação de outro possível dependente e a habilitação posterior que importe em exclusão ou inclusão de dependente só produzirá efeito a partir da data da publicação da portaria de concessão da pensão ao dependente habilitad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9§2 Copia 1"/><text:span text:style-name="T28">§ 2º Ajuizada a ação judicial para reconhecimento da condição de dependente, este poderá requerer a sua habilitação provisória ao benefício de pensão por morte, exclusivamente para fins de rateio dos valores com outros dependentes, vedado o pagamento da respectiva cota até o trânsito em julgado da decisão judicial que reconhecer a qualidade de dependente do autor da ação.                </text:span><text:a xlink:type="simple" xlink:href="https://www.planalto.gov.br/ccivil_03/_Ato2019-2022/2019/Mpv/mpv871.htm#art23" text:style-name="Internet_20_link" text:visited-style-name="Visited_20_Internet_20_Link">(Incluído pela Medida Provisória nº 871, de 2019)</text:a></text:p>
      <text:p text:style-name="P23"><text:span text:style-name="T11">§ 2º Ajuizada a ação judicial para reconhecimento da condição de dependente, este poderá requerer a sua habilitação provisória ao benefício de pensão por morte, exclusivamente para fins de rateio dos valores com outros dependentes, vedado o pagamento da respectiva cota até o trânsito em julgado da respectiva ação, ressalvada a existência de decisão judicial em contrári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14"><text:bookmark text:name="art219§3 Copia 1"/><text:span text:style-name="T28">§ 3º Julgada improcedente a ação prevista no § 2º, o valor retido será corrigido pelos índices legais de reajustamento e será pago de forma proporcional aos demais dependentes, de acordo com as suas cotas e o tempo de duração de seus benefícios.                   </text:span><text:a xlink:type="simple" xlink:href="https://www.planalto.gov.br/ccivil_03/_Ato2019-2022/2019/Mpv/mpv871.htm#art23" text:style-name="Internet_20_link" text:visited-style-name="Visited_20_Internet_20_Link">(Incluído pela Medida Provisória nº 871, de 2019)</text:a></text:p>
      <text:p text:style-name="P20"><text:span text:style-name="T11">§ 3º Nas ações em que for parte o ente público responsável pela concessão da pensão por morte, este poderá proceder de ofício à habilitação excepcional da referida pensão, apenas para efeitos de rateio, descontando-se os valores referentes a esta habilitação das demais cotas, vedado o pagamento da respectiva cota até o trânsito em julgado da respectiva ação, ressalvada a existência de decisão judicial em contrári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0"><text:span text:style-name="T11">§ 4º Julgada improcedente a ação prevista no § 2º ou § 3º deste artigo, o valor retido será corrigido pelos índices legais de reajustamento e será pago de forma proporcional aos demais dependentes, de acordo com as suas cotas e o tempo de duração de seus benefícios.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20"><text:span text:style-name="T11">§ 5º Em qualquer hipótese, fica assegurada ao órgão concessor da pensão por morte a cobrança dos valores indevidamente pagos em função de nova habilitação.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48"><text:bookmark text:name="art220 Copia 1"/>Art. 220.  Não faz jus à pensão o beneficiário condenado pela prática de crime doloso de que tenha resultado a morte do servidor.</text:p>
      <text:p text:style-name="P23"><text:bookmark text:name="art220. Copia 1"/><text:span text:style-name="T11">Art. 220.  Perde o direito à pensão por morte: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20i Copia 1"/><text:span text:style-name="T11">I - após o trânsito em julgado, o beneficiário condenado pela prática de crime de que tenha dolosamente resultado a morte do servidor;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0ii Copia 1"/><text:span text:style-name="T11">II - o cônjuge, o companheiro ou a companheira se comprovada, a qualquer tempo, simulação ou fraude no casamento ou na união estável, ou a formalização desses com o fim exclusivo de constituir benefício previdenciário, apuradas em processo judicial no qual será assegurado o direito ao contraditório e à ampla defesa.                  </text:span><text:a xlink:type="simple" xlink:href="https://www.planalto.gov.br/ccivil_03/_Ato2015-2018/2015/Lei/L13135.htm#art3" text:style-name="Internet_20_link" text:visited-style-name="Visited_20_Internet_20_Link"><text:span text:style-name="T9">(Incluído pela Lei nº 13.135, de 2015)</text:span></text:a></text:p>
      <text:p text:style-name="P35"><text:bookmark text:name="art221 Copia 1"/>Art. 221.  Será concedida pensão provisória por morte presumida do servidor, nos seguintes casos:</text:p>
      <text:p text:style-name="P34"><text:bookmark text:name="art221i Copia 1"/>I - declaração de ausência, pela autoridade judiciária competente;</text:p>
      <text:p text:style-name="P34"><text:bookmark text:name="art221ii Copia 1"/><text:soft-page-break/>II - desaparecimento em desabamento, inundação, incêndio ou acidente não caracterizado como em serviço;</text:p>
      <text:p text:style-name="P34"><text:bookmark text:name="art221iii Copia 1"/>III - desaparecimento no desempenho das atribuições do cargo ou em missão de segurança.</text:p>
      <text:p text:style-name="P34"><text:bookmark text:name="art221p Copia 1"/>Parágrafo único.  A pensão provisória será transformada em vitalícia ou temporária, conforme o caso, decorridos 5 (cinco) anos de sua vigência, ressalvado o eventual reaparecimento do servidor, hipótese em que o benefício será automaticamente cancelado.</text:p>
      <text:p text:style-name="P34"><text:bookmark text:name="art222 Copia 1"/>Art. 222.  Acarreta perda da qualidade de beneficiário:</text:p>
      <text:p text:style-name="P34"><text:bookmark text:name="art222i Copia 1"/>I - o seu falecimento;</text:p>
      <text:p text:style-name="P34"><text:bookmark text:name="art222ii Copia 1"/>II - a anulação do casamento, quando a decisão ocorrer após a concessão da pensão ao cônjuge;</text:p>
      <text:p text:style-name="P48"><text:bookmark text:name="art222iii Copia 1"/>III - a cessação de invalidez, em se tratando de beneficiário inválido;</text:p>
      <text:p text:style-name="P23"><text:bookmark text:name="art222iii. Copia 1"/><text:span text:style-name="T28">III - a cessação da invalidez, em se tratando de beneficiário inválido, o afastamento da deficiência, em se tratando de beneficiário com deficiência, ou o levantamento da interdição, em se tratando de beneficiário com deficiência intelectual ou mental que o torne absoluta ou relativamente incapaz, respeitados os períodos mínimos decorrentes da aplicação das alíneas “a” e “b” do inciso VII;                   </text:span><text:a xlink:type="simple" xlink:href="https://www.planalto.gov.br/ccivil_03/_Ato2015-2018/2015/Lei/L13135.htm#art3" text:style-name="Internet_20_link" text:visited-style-name="Visited_20_Internet_20_Link">(Redação dada pela Lei nº 13.135, de 2015)</text:a></text:p>
      <text:p text:style-name="P30"><text:bookmark text:name="art222iii.0 Copia 1"/><text:span text:style-name="T11">III - a cessação da invalidez, em se tratando de beneficiário inválido, ou o afastamento da deficiência, em se tratando de beneficiário com deficiência, respeitados os períodos mínimos decorrentes da aplicação das alíneas </text:span><text:span text:style-name="T15">a</text:span><text:span text:style-name="T11"> e </text:span><text:span text:style-name="T15">b</text:span><text:span text:style-name="T11"> do inciso VII do </text:span><text:span text:style-name="T14">caput</text:span><text:span text:style-name="T11"> deste artig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50"><text:bookmark text:name="art222iv Copia 1"/>IV - a maioridade de filho, irmão órfão ou pessoa designada, aos 21 (vinte e um) anos de idade;</text:p>
      <text:p text:style-name="P21"><text:bookmark text:name="art222iv. Copia 1"/><text:span text:style-name="T28">IV - o atingimento da idade de vinte e um anos pelo filho ou irmão, observado o disposto no § 5º do art. 217;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22iv.. Copia 1"/><text:span text:style-name="T11">IV - o implemento da idade de 21 (vinte e um) anos, pelo filho ou irmão;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35"><text:bookmark text:name="art222v Copia 1"/>V - a acumulação de pensão na forma do art. 225;</text:p>
      <text:p text:style-name="P54"><text:bookmark text:name="art222vi Copia 1"/><text:span text:style-name="T5">VI - a renúncia expressa. </text:span>  </text:p>
      <text:p text:style-name="P13"><text:bookmark text:name="art222vi.. Copia 1"/><text:span text:style-name="T28">VI - </text:span><text:span text:style-name="T30">a renúncia expressa; e  </text:span><text:span text:style-name="T46">               </text:span><text:a xlink:type="simple" xlink:href="https://www.planalto.gov.br/ccivil_03/_Ato2011-2014/2014/Mpv/mpv664.htm#art3" text:style-name="Internet_20_link" text:visited-style-name="Visited_20_Internet_20_Link"><text:span text:style-name="T28">(Redação dada pela Medida Provisória nº 664, de 2014)</text:span></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3"><text:bookmark text:name="art222vi. Copia 1"/><text:span text:style-name="T11">VI - a renúncia expressa; e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22vii Copia 1"/><text:span text:style-name="T28">VII -  o decurso do prazo de recebimento de pensão dos beneficiários de que tratam os incisos I a III do </text:span><text:span text:style-name="T32">caput </text:span><text:span text:style-name="T28">do art. 217.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22vii. Copia 1"/><text:span text:style-name="T11">VII - em relação aos beneficiários de que tratam os incisos I a III do </text:span><text:span text:style-name="T14">caput</text:span><text:span text:style-name="T11"> do art. 217: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a Copia 1"/><text:span text:style-name="T11">a) o decurso de 4 (quatro) meses, se o óbito ocorrer sem que o servidor tenha vertido 18 (dezoito) contribuições mensais ou se o casamento ou a união estável tiverem sido iniciados em menos de 2 (dois) anos antes do óbito do servidor;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 Copia 1"/><text:span text:style-name="T11">b) o decurso dos seguintes períodos, estabelecidos de acordo com a idade do pensionista na data de óbito do servidor, depois de vertidas 18 (dezoito) contribuições mensais e pelo menos 2 (dois) anos após o início do casamento ou da união estável: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1 Copia 1"/><text:span text:style-name="T11">1) 3 (três) anos, com menos de 21 (vinte e um)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2 Copia 1"/><text:span text:style-name="T11">2) 6 (seis) anos, entre 21 (vinte e um) e 26 (vinte e seis)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3 Copia 1"/><text:soft-page-break/><text:span text:style-name="T11">3) 10 (dez) anos, entre 27 (vinte e sete) e 29 (vinte e nove)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4 Copia 1"/><text:span text:style-name="T11">4) 15 (quinze) anos, entre 30 (trinta) e 40 (quarenta)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5 Copia 1"/><text:span text:style-name="T11">5) 20 (vinte) anos, entre 41 (quarenta e um) e 43 (quarenta e três)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6 Copia 1"/><text:span text:style-name="T11">6) vitalícia, com 44 (quarenta e quatro) ou mais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5"><text:bookmark text:name="art222p Copia 1"/><text:span text:style-name="T28">Parágrafo único.  A critério da Administração, o beneficiário de pensão temporária motivada por invalidez poderá ser convocado a qualquer momento, para avaliação das condições que ensejaram a concessão do benefício.                  </text:span><text:a xlink:type="simple" xlink:href="https://www.planalto.gov.br/ccivil_03/_Ato2007-2010/2008/Mpv/441.htm#art317" text:style-name="Internet_20_link" text:visited-style-name="Visited_20_Internet_20_Link">(Incluído pela Medida Provisória nº 441, de 2008)</text:a></text:p>
      <text:p text:style-name="P20"><text:bookmark text:name="art222p. Copia 1"/><text:span text:style-name="T28">Parágrafo único.  A critério da Administração, o beneficiário de pensão temporária motivada por invalidez poderá ser convocado a qualquer momento para avaliação das condições que ensejaram a concessão do benefício.                  </text:span><text:a xlink:type="simple" xlink:href="https://www.planalto.gov.br/ccivil_03/_Ato2007-2010/2009/Lei/L11907.htm#art317" text:style-name="Internet_20_link" text:visited-style-name="Visited_20_Internet_20_Link">(Incluído pela Lei nº 11.907, de 2009)</text:a><text:span text:style-name="T45">  </text:span></text:p>
      <text:p text:style-name="P13"><text:bookmark text:name="art222p.. Copia 1"/><text:span text:style-name="T28">Parágrafo único. A critério da Administração, o beneficiário de pensão motivada por invalidez poderá ser convocado a qualquer momento para avaliação das condições que ensejaram a concessão do benefício.               </text:span><text:a xlink:type="simple" xlink:href="https://www.planalto.gov.br/ccivil_03/_Ato2011-2014/2014/Mpv/mpv664.htm#art3" text:style-name="Internet_20_link" text:visited-style-name="Visited_20_Internet_20_Link">(Redação dada pela Medida Provisória nº 664, de 2014)</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3"><text:bookmark text:name="art222§1 Copia 1"/><text:span text:style-name="T11">§ 1</text:span><text:span text:style-name="T25">o</text:span><text:span text:style-name="T11">  A critério da administração, o beneficiário de pensão cuja preservação seja motivada por invalidez, por incapacidade ou por deficiência poderá ser convocado a qualquer momento para avaliação das referidas condições.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2 Copia 1"/><text:span text:style-name="T11">§ 2</text:span><text:span text:style-name="T25">o</text:span><text:span text:style-name="T11">  Serão aplicados, conforme o caso, a regra contida no inciso III ou os prazos previstos na alínea “b” do inciso VII, ambos do </text:span><text:span text:style-name="T14">caput</text:span><text:span text:style-name="T11">, se o óbito do servidor decorrer de acidente de qualquer natureza ou de doença profissional ou do trabalho, independentemente do recolhimento de 18 (dezoito) contribuições mensais ou da comprovação de 2 (dois) anos de casamento ou de união estável.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3 Copia 1"/><text:span text:style-name="T11">§ 3</text:span><text:span text:style-name="T25">o</text:span><text:span text:style-name="T11">  Após o transcurso de pelo menos 3 (três) anos e desde que nesse período se verifique o incremento mínimo de um ano inteiro na média nacional única, para ambos os sexos, correspondente à expectativa de sobrevida da população brasileira ao nascer, poderão ser fixadas, em números inteiros, novas idades para os fins previstos na alínea “b” do inciso VII do </text:span><text:span text:style-name="T14">caput</text:span><text:span text:style-name="T11">, em ato do Ministro de Estado do Planejamento, Orçamento e Gestão, limitado o acréscimo na comparação com as idades anteriores ao referido incremento.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4 Copia 1"/><text:span text:style-name="T11">§ 4</text:span><text:span text:style-name="T25">o</text:span><text:span text:style-name="T11">  O tempo de contribuição a Regime Próprio de Previdência Social (RPPS) ou ao Regime Geral de Previdência Social (RGPS) será considerado na contagem das 18 (dezoito) contribuições mensais referidas nas alíneas “a” e “b” do inciso VII do </text:span><text:span text:style-name="T14">caput</text:span><text:span text:style-name="T11">.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5 Copia 1"/><text:span text:style-name="Definition"><text:span text:style-name="T28">§ 5º Na hipótese de o servidor falecido estar, na data de seu falecimento, obrigado por determinação judicial a pagar alimentos temporários a ex-cônjuge, ex-companheiro ou ex-companheira, a pensão por morte será devida pelo prazo remanescente na data do óbito, caso não incida outra hipótese de cancelamento anterior do benefício.                      </text:span></text:span><text:a xlink:type="simple" xlink:href="https://www.planalto.gov.br/ccivil_03/_Ato2019-2022/2019/Mpv/mpv871.htm#art23" text:style-name="Internet_20_link" text:visited-style-name="Visited_20_Internet_20_Link"><text:span text:style-name="Definition">(Incluído pela Medida Provisória nº 871, de 2019)</text:span></text:a></text:p>
      <text:p text:style-name="P30"><text:bookmark text:name="art222§5. Copia 1"/><text:span text:style-name="T11">§ 5º Na hipótese de o servidor falecido estar, na data de seu falecimento, obrigado por determinação judicial a pagar alimentos temporários a ex-cônjuge, ex-companheiro ou ex-companheira, a pensão por morte será devida pelo prazo remanescente na data do óbito, caso não incida outra hipótese de cancelamento anterior do benefíci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22§6 Copia 1"/><text:span text:style-name="Definition"><text:span text:style-name="T28">§ 6º O beneficiário que não atender à convocação de que trata o § 1º terá o benefício suspenso.                     </text:span></text:span><text:a xlink:type="simple" xlink:href="https://www.planalto.gov.br/ccivil_03/_Ato2019-2022/2019/Mpv/mpv871.htm#art23" text:style-name="Internet_20_link" text:visited-style-name="Visited_20_Internet_20_Link"><text:span text:style-name="Definition">(Incluído pela Medida Provisória nº 871, de 2019)</text:span></text:a></text:p>
      <text:p text:style-name="P30"><text:soft-page-break/><text:span text:style-name="T11">§ 6º O beneficiário que não atender à convocação de que trata o § 1º deste artigo terá o benefício suspenso, observado o disposto nos </text:span><text:a xlink:type="simple" xlink:href="https://www.planalto.gov.br/ccivil_03/_Ato2015-2018/2015/Lei/L13146.htm#art95i" text:style-name="Internet_20_link" text:visited-style-name="Visited_20_Internet_20_Link"><text:span text:style-name="T9">incisos I</text:span></text:a><text:span text:style-name="T11"> e </text:span><text:a xlink:type="simple" xlink:href="https://www.planalto.gov.br/ccivil_03/_Ato2015-2018/2015/Lei/L13146.htm#art95ii" text:style-name="Internet_20_link" text:visited-style-name="Visited_20_Internet_20_Link"><text:span text:style-name="T9">II do </text:span><text:span text:style-name="T14">caput</text:span><text:span text:style-name="T11"> do art. 95 da Lei nº 13.146, de 6 de julho de 2015</text:span></text:a><text:span text:style-name="T11">.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30"><text:span text:style-name="T11">§ 7º O exercício de atividade remunerada, inclusive na condição de microempreendedor individual, não impede a concessão ou manutenção da cota da pensão de dependente com deficiência intelectual ou mental ou com deficiência grave.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30"><text:span text:style-name="T11">§ 8º No ato de requerimento de benefícios previdenciários, não será exigida apresentação de termo de curatela de titular ou de beneficiário com deficiência, observados os procedimentos a serem estabelecidos em regulamento.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49"><text:bookmark text:name="art223 Copia 1"/>Art. 223.  Por morte ou perda da qualidade de beneficiário, a respectiva cota reverterá:</text:p>
      <text:p text:style-name="P48"><text:bookmark text:name="art223i Copia 1"/>I - da pensão vitalícia para os remanescentes desta pensão ou para os titulares da pensão temporária, se não houver pensionista remanescente da pensão vitalícia;</text:p>
      <text:p text:style-name="P48"><text:bookmark text:name="art223ii Copia 1"/>II - da pensão temporária para os co-beneficiários ou, na falta destes, para o beneficiário da pensão vitalícia.</text:p>
      <text:p text:style-name="P20"><text:bookmark text:name="art223. Copia 1"/><text:span text:style-name="T28">Art. 223.  Por morte ou perda da qualidade de beneficiário, a respectiva cota reverterá para os cobeneficiários.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23.. Copia 1"/><text:span text:style-name="T11">Art. 223.  Por morte ou perda da qualidade de beneficiário, a respectiva cota reverterá para os cobeneficiários.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23i. Copia 1"/><text:span text:style-name="T11">I - (Revogado);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23ii. Copia 1"/><text:span text:style-name="T11">II - (Revogado).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45">         <text:bookmark text:name="art224 Copia 1"/><text:span text:style-name="T6">Art. 224.  As pensões serão automaticamente atualizadas na mesma data e na mesma proporção dos reajustes dos vencimentos dos servidores, aplicando-se o disposto no parágrafo único do art. 189.</text:span></text:p>
      <text:p text:style-name="P54"><text:bookmark text:name="art225 Copia 1"/><text:span text:style-name="T5">Art. 225.  Ressalvado o direito de opção, é vedada a percepção cumulativa de mais de duas pensões. </text:span>    </text:p>
      <text:p text:style-name="P20"><text:bookmark text:name="art225. Copia 1"/><text:span text:style-name="T28">Art. 225. Ressalvado o direito de opção, é vedada a percepção cumulativa de pensão deixada por mais de um cônjuge, companheiro ou companheira, e de mais de duas pensões.                  </text:span><text:a xlink:type="simple" xlink:href="https://www.planalto.gov.br/ccivil_03/_Ato2011-2014/2014/Mpv/mpv664.htm#art3" text:style-name="Internet_20_link" text:visited-style-name="Visited_20_Internet_20_Link">(Redação dada pela Medida Provisória nº 664, de 2014)</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0"><text:bookmark text:name="art225.. Copia 1"/><text:span text:style-name="T11">Art. 225.  Ressalvado o direito de opção, é vedada a percepção cumulativa de pensão deixada por mais de um cônjuge ou companheiro ou companheira e de mais de 2 (duas) pensões.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15"><text:span text:style-name="Strong_20_Emphasis"><text:span text:style-name="T11">Seção VIII</text:span></text:span></text:p>
      <text:p text:style-name="P15"><text:span text:style-name="Strong_20_Emphasis"><text:span text:style-name="T11">Do Auxílio-Funeral</text:span></text:span></text:p>
      <text:p text:style-name="P34"><text:bookmark text:name="art226 Copia 1"/>Art. 226.  O auxílio-funeral é devido à família do servidor falecido na atividade ou aposentado, em valor equivalente a um mês da remuneração ou provento.</text:p>
      <text:p text:style-name="P34"><text:bookmark text:name="art226§1 Copia 1"/>§ 1<text:span text:style-name="T57">o</text:span>  No caso de acumulação legal de cargos, o auxílio será pago somente em razão do cargo de maior remuneração.</text:p>
      <text:p text:style-name="P20"><text:bookmark text:name="art226§2 Copia 1"/><text:span text:style-name="T18">§ 2</text:span><text:span text:style-name="T24">o</text:span><text:span text:style-name="T18">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34"><text:bookmark text:name="art226§3 Copia 1"/>§ 3<text:span text:style-name="T57">o</text:span>  O auxílio será pago no prazo de 48 (quarenta e oito) horas, por meio de procedimento sumaríssimo, à pessoa da família que houver custeado o funeral.</text:p>
      <text:p text:style-name="P34"><text:bookmark text:name="art227 Copia 1"/>Art. 227.  Se o funeral for custeado por terceiro, este será indenizado, observado o disposto no artigo anterior.</text:p>
      <text:p text:style-name="P34"><text:bookmark text:name="art228 Copia 1"/>Art. 228.  Em caso de falecimento de servidor em serviço fora do local de trabalho, inclusive no exterior, as despesas de transporte do corpo correrão à conta de recursos da União, autarquia ou fundação pública.</text:p>
      <text:p text:style-name="P15"><text:soft-page-break/><text:span text:style-name="Strong_20_Emphasis"><text:span text:style-name="T11">Seção IX</text:span></text:span></text:p>
      <text:p text:style-name="P15"><text:span text:style-name="Strong_20_Emphasis"><text:span text:style-name="T11">Do Auxílio-Reclusão</text:span></text:span></text:p>
      <text:p text:style-name="P34"><text:bookmark text:name="art229 Copia 1"/>Art. 229.  À família do servidor ativo é devido o auxílio-reclusão, nos seguintes valores:</text:p>
      <text:p text:style-name="P43"><text:bookmark text:name="art229i Copia 1"/>I - dois terços da remuneração, quando afastado por motivo de prisão, em flagrante ou preventiva, determinada pela autoridade competente, enquanto perdurar a prisão;</text:p>
      <text:p text:style-name="P34"><text:bookmark text:name="art229ii Copia 1"/>II - metade da remuneração, durante o afastamento, em virtude de condenação, por sentença definitiva, a pena que não determine a perda de cargo.</text:p>
      <text:p text:style-name="P34"><text:bookmark text:name="art229§1 Copia 1"/>§ 1<text:span text:style-name="T57">o</text:span>  Nos casos previstos no inciso I deste artigo, o servidor terá direito à integralização da remuneração, desde que absolvido.</text:p>
      <text:p text:style-name="P34"><text:bookmark text:name="art229§2 Copia 1"/>§ 2<text:span text:style-name="T57">o</text:span>  O pagamento do auxílio-reclusão cessará a partir do dia imediato àquele em que o servidor for posto em liberdade, ainda que condicional.</text:p>
      <text:p text:style-name="P20"><text:bookmark text:name="art229§3 Copia 1"/><text:span text:style-name="T11">§ 3</text:span><text:span text:style-name="T25">o</text:span><text:span text:style-name="T11">  Ressalvado o disposto neste artigo, o auxílio-reclusão será devido, nas mesmas condições da pensão por morte, aos dependentes do segurado recolhido à prisão.                </text:span><text:a xlink:type="simple" xlink:href="https://www.planalto.gov.br/ccivil_03/_Ato2015-2018/2015/Lei/L13135.htm#art3" text:style-name="Internet_20_link" text:visited-style-name="Visited_20_Internet_20_Link"><text:span text:style-name="T9">(Incluído pela Lei nº 13.135, de 2015)</text:span></text:a></text:p>
      <text:p text:style-name="P15"><text:span text:style-name="Strong_20_Emphasis"><text:span text:style-name="T11">Capítulo III</text:span></text:span></text:p>
      <text:p text:style-name="P15"><text:span text:style-name="Strong_20_Emphasis"><text:span text:style-name="T11">Da Assistência à Saúde</text:span></text:span></text:p>
      <text:p text:style-name="P48"><text:bookmark text:name="art230.. Copia 1"/>Art. 230. A assistência à saúde do servidor, ativo ou inativo, e de sua família, compreende assistência médica, hospitalar, odontológica, psicológica e farmacêutica, prestada pelo Sistema Único de Saúde ou diretamente pelo órgão ou entidade ao qual estiver vinculado o servidor, ou, ainda, mediante convênio, na forma estabelecida em regulamento.</text:p>
      <text:p text:style-name="P20"><text:bookmark text:name="art230. Copia 1"/><text:span text:style-name="T28">Art. 230.  A assistência à saúde do servidor, ativo ou inativo, e de sua família, compreende assistência médica, hospitalar, odontológica, psicológica e farmacêutica, prestada pelo Sistema Único de Saúde - SUS ou diretamente pelo órgão ou entidade ao qual estiver vinculado o servidor, ou, ainda, mediante convênio ou contrato, na forma estabelecida em regulamento.                    </text:span><text:a xlink:type="simple" xlink:href="https://www.planalto.gov.br/ccivil_03/leis/L9527.htm#art1" text:style-name="Internet_20_link" text:visited-style-name="Visited_20_Internet_20_Link">(Redação dada pela Lei nº 9.527, de 10.12.97)</text:a><text:span text:style-name="T28">    </text:span><text:a xlink:type="simple" xlink:href="https://www.planalto.gov.br/ccivil_03/_Ato2004-2006/2004/Decreto/D4978.htm" text:style-name="Internet_20_link" text:visited-style-name="Visited_20_Internet_20_Link">(Regulamento)</text:a></text:p>
      <text:p text:style-name="P20"><text:bookmark text:name="art230 Copia 1"/><text:span text:style-name="T11">Art. 230.  A assistência à saúde do servidor, ativo ou inativo, e de sua família compreende assistência médica, hospitalar, odontológica, psicológica e farmacêutica, terá como diretriz básica o implemento de ações preventivas voltadas para a promoção da saúde e será prestada pelo Sistema Único de Saúde – SUS, diretamente pelo órgão ou entidade ao qual estiver vinculado o servidor, ou mediante convênio ou contrato, ou ainda na forma de auxílio, mediante ressarcimento parcial do valor despendido pelo servidor, ativo ou inativo, e seus dependentes ou  pensionistas com planos ou seguros privados de assistência à saúde, na forma estabelecida em regulamento.  </text:span><text:a xlink:type="simple" xlink:href="https://www.planalto.gov.br/ccivil_03/_Ato2004-2006/2006/Lei/L11302.htm#art9" text:style-name="Internet_20_link" text:visited-style-name="Visited_20_Internet_20_Link"><text:span text:style-name="T9">(Redação dada pela Lei nº 11.302 de 2006)</text:span></text:a></text:p>
      <text:p text:style-name="P20"><text:bookmark text:name="art230§1 Copia 1"/><text:span text:style-name="T18">§ 1</text:span><text:span text:style-name="T24">o</text:span><text:span text:style-name="T18">  Nas hipóteses previstas nesta Lei em que seja exigida perícia, avaliação ou inspeção médica, na ausência de médico ou junta médica oficial, para a sua realização o órgão ou entidade celebrará, preferencialmente, convênio com unidades de atendimento do sistema público de saúde, entidades sem fins lucrativos declaradas de utilidade pública, ou com o Instituto Nacional do Seguro Social - INSS.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230§2 Copia 1"/><text:span text:style-name="T18">§ 2</text:span><text:span text:style-name="T24">o</text:span><text:span text:style-name="T18">  Na impossibilidade, devidamente justificada, da aplicação do disposto no parágrafo anterior, o órgão ou entidade promoverá a contratação da prestação de serviços por pessoa jurídica, que constituirá junta médica especificamente para esses fins, indicando os nomes e especialidades dos seus integrantes, com a comprovação de suas habilitações e de que não estejam respondendo a processo disciplinar junto à entidade fiscalizadora da profissão.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230§3 Copia 1"/><text:span text:style-name="T11">§ 3</text:span><text:span text:style-name="T25">o</text:span><text:span text:style-name="T11">  Para os fins do disposto no caput</text:span><text:span text:style-name="T48"> </text:span><text:span text:style-name="T11">deste artigo, ficam a União e suas entidades autárquicas e fundacionais autorizadas a: </text:span><text:span text:style-name="T48">                     </text:span><text:a xlink:type="simple" xlink:href="https://www.planalto.gov.br/ccivil_03/_Ato2004-2006/2006/Lei/L11302.htm#art9" text:style-name="Internet_20_link" text:visited-style-name="Visited_20_Internet_20_Link"><text:span text:style-name="T11">(Incluído pela Lei nº 11.302 de 2006)</text:span></text:a></text:p>
      <text:p text:style-name="P20"><text:bookmark text:name="art230§3i Copia 1"/><text:span text:style-name="T11">I - celebrar convênios exclusivamente para a  prestação de serviços de assistência à saúde para os seus servidores ou empregados ativos, aposentados, pensionistas, bem como para seus respectivos grupos familiares definidos, com entidades de autogestão por elas patrocinadas por meio de instrumentos jurídicos efetivamente celebrados e publicados até 12 de fevereiro de 2006 e que possuam autorização de funcionamento do órgão regulador, sendo certo que os convênios celebrados depois dessa data somente poderão sê-lo na forma da regulamentação específica sobre patrocínio de autogestões, a ser publicada pelo mesmo órgão regulador, no prazo de 180 (cento e oitenta) dias da vigência desta Lei, normas essas </text:span><text:soft-page-break/><text:span text:style-name="T11">também aplicáveis aos convênios existentes até 12 de fevereiro de 2006;                    </text:span><text:a xlink:type="simple" xlink:href="https://www.planalto.gov.br/ccivil_03/_Ato2004-2006/2006/Lei/L11302.htm#art9" text:style-name="Internet_20_link" text:visited-style-name="Visited_20_Internet_20_Link"><text:span text:style-name="T9">(Incluído pela Lei nº 11.302 de 2006)</text:span></text:a></text:p>
      <text:p text:style-name="P20"><text:bookmark text:name="art230§3ii Copia 1"/><text:span text:style-name="T11">II - contratar, mediante licitação, na forma da </text:span><text:a xlink:type="simple" xlink:href="https://www.planalto.gov.br/ccivil_03/leis/L8666cons.htm" text:style-name="Internet_20_link" text:visited-style-name="Visited_20_Internet_20_Link"><text:span text:style-name="T9">Lei n</text:span><text:span text:style-name="T25">o</text:span><text:span text:style-name="T11"> 8.666, de 21 de junho de 1993</text:span></text:a><text:span text:style-name="T11">, operadoras de planos e seguros privados de assistência à saúde que possuam autorização de funcionamento do órgão regulador;   </text:span><text:a xlink:type="simple" xlink:href="https://www.planalto.gov.br/ccivil_03/_Ato2004-2006/2006/Lei/L11302.htm#art9" text:style-name="Internet_20_link" text:visited-style-name="Visited_20_Internet_20_Link"><text:span text:style-name="T9">(Incluído pela Lei nº 11.302 de 2006)</text:span></text:a></text:p>
      <text:p text:style-name="P14"><text:bookmark text:name="art230§3iii Copia 1"/><text:span text:style-name="T11">III -  </text:span><text:a xlink:type="simple" xlink:href="https://www.planalto.gov.br/ccivil_03/_Ato2004-2006/2006/Msg/Vep/VEP-347-06.htm" text:style-name="Internet_20_link" text:visited-style-name="Visited_20_Internet_20_Link"><text:span text:style-name="T9">(VETADO)</text:span></text:a><text:span text:style-name="T48">                  </text:span><text:a xlink:type="simple" xlink:href="https://www.planalto.gov.br/ccivil_03/_Ato2004-2006/2006/Lei/L11302.htm#art9" text:style-name="Internet_20_link" text:visited-style-name="Visited_20_Internet_20_Link"><text:span text:style-name="T11">(Incluído pela Lei nº 11.302 de 2006)</text:span></text:a></text:p>
      <text:p text:style-name="P20"><text:bookmark text:name="art230§4 Copia 1"/><text:span text:style-name="T11">§ 4</text:span><text:span text:style-name="T25">o</text:span><text:span text:style-name="T11">  </text:span><text:a xlink:type="simple" xlink:href="https://www.planalto.gov.br/ccivil_03/_Ato2004-2006/2006/Msg/Vep/VEP-347-06.htm" text:style-name="Internet_20_link" text:visited-style-name="Visited_20_Internet_20_Link"><text:span text:style-name="T9">(VETADO)</text:span></text:a><text:span text:style-name="T48">                 </text:span><text:a xlink:type="simple" xlink:href="https://www.planalto.gov.br/ccivil_03/_Ato2004-2006/2006/Lei/L11302.htm#art9" text:style-name="Internet_20_link" text:visited-style-name="Visited_20_Internet_20_Link"><text:span text:style-name="T11">(Incluído pela Lei nº 11.302 de 2006)</text:span></text:a></text:p>
      <text:p text:style-name="P20"><text:bookmark text:name="art230§5 Copia 1"/><text:span text:style-name="T11">§ 5</text:span><text:span text:style-name="T25">o</text:span><text:span text:style-name="T11">  O valor do ressarcimento fica limitado ao total despendido pelo servidor ou pensionista civil com plano ou seguro privado de assistência à saúde.                </text:span><text:a xlink:type="simple" xlink:href="https://www.planalto.gov.br/ccivil_03/_Ato2004-2006/2006/Lei/L11302.htm#art9" text:style-name="Internet_20_link" text:visited-style-name="Visited_20_Internet_20_Link"><text:span text:style-name="T9">(Incluído pela Lei nº 11.302 de 2006)</text:span></text:a></text:p>
      <text:p text:style-name="P15"><text:span text:style-name="Strong_20_Emphasis"><text:span text:style-name="T11">Capítulo IV</text:span></text:span></text:p>
      <text:p text:style-name="P15"><text:span text:style-name="Strong_20_Emphasis"><text:span text:style-name="T11">Do Custeio</text:span></text:span></text:p>
      <text:p text:style-name="P55"><text:bookmark text:name="art231. Copia 1"/><text:span text:style-name="T5">A</text:span><text:span text:style-name="T62">rt. 231. O Plano de Seguridade Social do servidor será custeado com o produto da arrecadação de contribuições sociais obrigatórias dos servidores dos três Poderes da União, das autarquias e das fundações públicas.</text:span></text:p>
      <text:p text:style-name="P47"><text:bookmark text:name="art231§1 Copia 1"/>§ 1° A contribuição do servidor, diferenciada em função da remuneração mensal, bem como dos órgãos e entidades, será fixada em lei.</text:p>
      <text:p text:style-name="P14"><text:bookmark text:name="art231§2. Copia 1"/><text:span text:style-name="T28">§ 2° </text:span><text:a xlink:type="simple" xlink:href="https://www.planalto.gov.br/ccivil_03/leis/Mensagem_Veto/anterior_98/Vep898-90.pdf" text:style-name="Internet_20_link" text:visited-style-name="Visited_20_Internet_20_Link">(Vetado)</text:a><text:span text:style-name="T28">.</text:span></text:p>
      <text:p text:style-name="P14"><text:bookmark text:name="art231§2.. Copia 1"/><text:span text:style-name="T28">§ 2º O custeio da aposentadoria é de responsabilidade integral do Tesouro Nacional.                </text:span><text:a xlink:type="simple" xlink:href="https://www.planalto.gov.br/ccivil_03/leis/l8112cons.htm#mantida" text:style-name="Internet_20_link" text:visited-style-name="Visited_20_Internet_20_Link">(Mantido pelo Congresso Nacional)</text:a></text:p>
      <text:p text:style-name="P14"><text:bookmark text:name="art231§2 Copia 1"/><text:span text:style-name="T28">§ 2º O custeio das aposentadorias e pensões é de responsabilidade da União e de seus servidores.                </text:span><text:a xlink:type="simple" xlink:href="https://www.planalto.gov.br/ccivil_03/leis/L8688.htm#art231§2" text:style-name="Internet_20_link" text:visited-style-name="Visited_20_Internet_20_Link">(Redação dada pela Lei nº 8.688, de 1993)</text:a></text:p>
      <text:p text:style-name="P14"><text:bookmark text:name="art231 Copia 1"/><text:span text:style-name="T28">Art. 231. O Plano de Seguridade Social do servidor será custeado com o produto da arrecadação de contribuições sociais obrigatórias dos servidores ativos dos Poderes da União, das autarquias e das fundações públicas.              </text:span><text:a xlink:type="simple" xlink:href="https://www.planalto.gov.br/ccivil_03/leis/L9630.htm#art231" text:style-name="Internet_20_link" text:visited-style-name="Visited_20_Internet_20_Link">(Redação dada pela Lei nº 9.630, de 1998)</text:a><text:span text:style-name="T11"> </text:span><text:span text:style-name="T48">               </text:span><text:a xlink:type="simple" xlink:href="https://www.planalto.gov.br/ccivil_03/leis/L9783.htm#art8" text:style-name="Internet_20_link" text:visited-style-name="Visited_20_Internet_20_Link"><text:span text:style-name="T11">(Revogado pela Lei nº 9.783, de 28.01.99)</text:span></text:a></text:p>
      <text:p text:style-name="P14"><text:bookmark text:name="art231§1. Copia 1"/><text:span text:style-name="T28">§ 1º A contribuição do servidor, diferenciada em função da remuneração mensal, bem como dos órgãos e entidades, será fixada em lei.             </text:span><text:a xlink:type="simple" xlink:href="https://www.planalto.gov.br/ccivil_03/leis/L9630.htm#art231" text:style-name="Internet_20_link" text:visited-style-name="Visited_20_Internet_20_Link">(Redação dada pela Lei nº 9.630, de 1998)</text:a><text:span text:style-name="T11"> </text:span><text:span text:style-name="T48">          </text:span><text:a xlink:type="simple" xlink:href="https://www.planalto.gov.br/ccivil_03/leis/L9783.htm#art8" text:style-name="Internet_20_link" text:visited-style-name="Visited_20_Internet_20_Link"><text:span text:style-name="T11">(Revogado pela Lei nº 9.783, de 28.01.99)</text:span></text:a></text:p>
      <text:p text:style-name="P14"><text:bookmark text:name="art231§2... Copia 1"/><text:span text:style-name="T28">§ 2º O custeio das aposentadorias e pensões é de responsabilidade da União e de seus servidores.                 </text:span><text:a xlink:type="simple" xlink:href="https://www.planalto.gov.br/ccivil_03/leis/L9630.htm#art231" text:style-name="Internet_20_link" text:visited-style-name="Visited_20_Internet_20_Link">(Redação dada pela Lei nº 9.630, de 1998)</text:a><text:span text:style-name="T11"> </text:span><text:span text:style-name="T48">               </text:span><text:a xlink:type="simple" xlink:href="https://www.planalto.gov.br/ccivil_03/leis/L9783.htm#art8" text:style-name="Internet_20_link" text:visited-style-name="Visited_20_Internet_20_Link"><text:span text:style-name="T11">(Revogado pela Lei nº 9.783, de 28.01.99)</text:span></text:a></text:p>
      <text:p text:style-name="P15"><text:span text:style-name="Strong_20_Emphasis"><text:span text:style-name="T52"> </text:span></text:span><text:bookmark text:name="titulovii Copia 1"/><text:span text:style-name="Strong_20_Emphasis"><text:span text:style-name="T11">Título VII</text:span></text:span></text:p>
      <text:p text:style-name="P15"><text:span text:style-name="Strong_20_Emphasis"><text:span text:style-name="T11">Capítulo Único</text:span></text:span></text:p>
      <text:p text:style-name="P15"><text:span text:style-name="Strong_20_Emphasis"><text:span text:style-name="T11">Da Contratação Temporária de Excepcional Interesse Público</text:span></text:span></text:p>
      <text:p text:style-name="P14"><text:bookmark text:name="art232 Copia 1"/><text:bookmark text:name="232 Copia 1"/><text:span text:style-name="T18">A</text:span><text:span text:style-name="T28">rt. 232. Para atender a necessidades temporárias de excepcional interesse público, poderão ser efetuadas contratações de pessoal por tempo determinado, mediante contrato de locação de serviços.</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 Copia 1"/><text:span text:style-name="T28">Art. 233. Consideram-se como de necessidade temporária de excepcional interesse público as contratações que visem a: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i Copia 1"/><text:span text:style-name="T28">I - combater surtos epidêmico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ii Copia 1"/><text:span text:style-name="T28">II - fazer recenseamento;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iii Copia 1"/><text:soft-page-break/><text:span text:style-name="T28">III - atender a situações de calamidade pública;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iv Copia 1"/><text:span text:style-name="T28">IV - substituir professor ou admitir professor visitante, inclusive estrangeiro;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v Copia 1"/><text:span text:style-name="T28">V - permitir a execução de serviço por profissional de notória especialização, inclusive estrangeiro, nas áreas de pesquisa científica e tecnológica;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vi Copia 1"/><text:span text:style-name="T28">VI - atender a outras situações de urgência que vierem a ser definidas em lei.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1 Copia 1"/><text:span text:style-name="T28">§ 1° As contratações de que trata este artigo terão dotação específica e obedecerão aos seguintes prazo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1i Copia 1"/><text:span text:style-name="T28">I - nas hipóteses dos incisos I, III e VI, seis mese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1ii Copia 1"/><text:span text:style-name="T28">II - na hipótese do inciso II, doze mese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1iii Copia 1"/><text:span text:style-name="T28">III - nas hipóteses dos incisos IV e V, até quarenta e oito mese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2 Copia 1"/><text:span text:style-name="T28">§ 2° Os prazos de que trata o parágrafo anterior são improrrogávei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3 Copia 1"/><text:span text:style-name="T28">§ 3° O recrutamento será feito mediante processo seletivo simplificado, sujeito a ampla divulgação em jornal de grande circulação, exceto nas hipóteses dos incisos III e VI</text:span><text:span text:style-name="T18">.                  </text:span><text:a xlink:type="simple" xlink:href="https://www.planalto.gov.br/ccivil_03/leis/L8745cons.htm#18" text:style-name="Internet_20_link" text:visited-style-name="Visited_20_Internet_20_Link"><text:span text:style-name="T8">(Revogado pela Lei nº 8.745, de 9.12.93)</text:span></text:a></text:p>
      <text:p text:style-name="P14"><text:bookmark text:name="art234 Copia 1"/><text:span text:style-name="T28">Art. 234. É vedado o desvio de função de pessoa contratada na forma deste título, bem como sua recontratação, sob pena de nulidade do contrato e responsabilidade administrativa e civil da autoridade contratante</text:span><text:span text:style-name="T18">.                   </text:span><text:a xlink:type="simple" xlink:href="https://www.planalto.gov.br/ccivil_03/leis/L8745cons.htm#18" text:style-name="Internet_20_link" text:visited-style-name="Visited_20_Internet_20_Link"><text:span text:style-name="T8">(Revogado pela Lei nº 8.745, de 9.12.93)</text:span></text:a></text:p>
      <text:p text:style-name="P14"><text:bookmark text:name="art235 Copia 1"/><text:span text:style-name="T28">Art. 235. Nas contratações por tempo determinado, serão observados os padrões de vencimentos dos planos de carreira do órgão ou entidade contratante, exceto na hipótese do inciso V do art. 233, quando serão observados os valores do mercado de trabalho.</text:span><text:span text:style-name="T48">                   </text:span><text:a xlink:type="simple" xlink:href="https://www.planalto.gov.br/ccivil_03/leis/L8745cons.htm#18" text:style-name="Internet_20_link" text:visited-style-name="Visited_20_Internet_20_Link"><text:span text:style-name="T11">(Revogado pela Lei nº 8.745, de 9.12.93)</text:span></text:a></text:p>
      <text:p text:style-name="P15"><text:bookmark text:name="tituloviii Copia 1"/><text:span text:style-name="Strong_20_Emphasis"><text:span text:style-name="T11">Título VIII</text:span></text:span></text:p>
      <text:p text:style-name="P15"><text:span text:style-name="Strong_20_Emphasis"><text:span text:style-name="T11">Capítulo Único</text:span></text:span></text:p>
      <text:p text:style-name="P15"><text:span text:style-name="Strong_20_Emphasis"><text:span text:style-name="T11">Das Disposições Gerais</text:span></text:span></text:p>
      <text:p text:style-name="P43"><text:bookmark text:name="art236 Copia 1"/>Art. 236.  O Dia do Servidor Público será comemorado a vinte e oito de outubro.</text:p>
      <text:p text:style-name="P34"><text:bookmark text:name="art237 Copia 1"/>Art. 237.  Poderão ser instituídos, no âmbito dos Poderes Executivo, Legislativo e Judiciário, os seguintes incentivos funcionais, além daqueles já previstos nos respectivos planos de carreira:</text:p>
      <text:p text:style-name="P34"><text:bookmark text:name="art237i Copia 1"/>I - prêmios pela apresentação de idéias, inventos ou trabalhos que favoreçam o aumento de produtividade e a redução dos custos operacionais;</text:p>
      <text:p text:style-name="P34"><text:bookmark text:name="art237ii Copia 1"/>II - concessão de medalhas, diplomas de honra ao mérito, condecoração e elogio.</text:p>
      <text:p text:style-name="P43"><text:bookmark text:name="art238 Copia 1"/>Art. 238.  Os prazos previstos nesta Lei serão contados em dias corridos, excluindo-se o dia do começo e incluindo-se o do vencimento, ficando prorrogado, para o primeiro dia útil seguinte, o prazo vencido em dia em que não haja expediente.</text:p>
      <text:p text:style-name="P34"><text:bookmark text:name="art239 Copia 1"/>Art. 239.  Por motivo de crença religiosa ou de convicção filosófica ou política, o servidor não poderá ser privado de quaisquer dos seus direitos, sofrer discriminação em sua vida funcional, nem eximir-se do cumprimento de seus deveres.</text:p>
      <text:p text:style-name="P34"><text:bookmark text:name="art240 Copia 1"/>Art. 240.  Ao servidor público civil é assegurado, nos termos da Constituição Federal, o direito à livre associação sindical e os seguintes direitos, entre outros, dela decorrentes:</text:p>
      <text:p text:style-name="P34"><text:bookmark text:name="art240a Copia 1"/>a) de ser representado pelo sindicato, inclusive como substituto processual;</text:p>
      <text:p text:style-name="P34"><text:bookmark text:name="art240b Copia 1"/>b) de inamovibilidade do dirigente sindical, até um ano após o final do mandato, exceto se a pedido;</text:p>
      <text:p text:style-name="P20"><text:bookmark text:name="art240c0 Copia 1"/><text:bookmark text:name="240c0 Copia 1"/><text:soft-page-break/><text:span text:style-name="T28">c) de descontar em folha, sem ônus para a entidade sindical a que for filiado, o valor das mensalidades e contribuições definidas em assembléia geral da categoria.</text:span><text:span text:style-name="T48">               </text:span><text:span text:style-name="T45"> </text:span><text:a xlink:type="simple" xlink:href="https://www.planalto.gov.br/ccivil_03/_Ato2019-2022/2019/Mpv/mpv873.htm#art2" text:style-name="Internet_20_link" text:visited-style-name="Visited_20_Internet_20_Link"><text:span text:style-name="T47">(Revogado pela Medida Provisória nº 873, de 2019)</text:span></text:a><text:span text:style-name="T53">          </text:span><text:a xlink:type="simple" xlink:href="https://www.planalto.gov.br/ccivil_03/_Ato2019-2022/2019/Congresso/adc-43-mpv873.htm" text:style-name="Internet_20_link" text:visited-style-name="Visited_20_Internet_20_Link"><text:span text:style-name="T11">(Vigência encerrada)</text:span></text:a></text:p>
      <text:p text:style-name="P34"><text:bookmark text:name="art240c Copia 1"/><text:bookmark text:name="240c Copia 1"/>c) de descontar em folha, sem ônus para a entidade sindical a que for filiado, o valor das mensalidades e contribuições definidas em assembléia geral da categoria.</text:p>
      <text:p text:style-name="P20"><text:bookmark text:name="art240d. Copia 1"/><text:span text:style-name="T28">d) de negociação coletiva;                  </text:span><text:a xlink:type="simple" xlink:href="https://www.planalto.gov.br/ccivil_03/leis/l8112cons.htm#mantida" text:style-name="Internet_20_link" text:visited-style-name="Visited_20_Internet_20_Link">(Mantido pelo Congresso Nacional)</text:a><text:span text:style-name="T28"> </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240e Copia 1"/><text:span text:style-name="T37">e)  </text:span><text:a xlink:type="simple" xlink:href="https://www.planalto.gov.br/ccivil_03/leis/Mensagem_Veto/anterior_98/Vep898-90.pdf" text:style-name="Internet_20_link" text:visited-style-name="Visited_20_Internet_20_Link"><text:span text:style-name="T28">(Vetado)</text:span></text:a><text:span text:style-name="T37">.</text:span></text:p>
      <text:p text:style-name="P20"><text:bookmark text:name="art240e. Copia 1"/><text:span text:style-name="T28">e) de ajuizamento, individual e coletivamente, frente à Justiça do Trabalho, nos termos da Constituição Federal.                     </text:span><text:a xlink:type="simple" xlink:href="https://www.planalto.gov.br/ccivil_03/leis/l8112cons.htm#mantida" text:style-name="Internet_20_link" text:visited-style-name="Visited_20_Internet_20_Link">(Mantido pelo Congresso Nacional)</text:a><text:span text:style-name="T28"> </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34"><text:bookmark text:name="art241 Copia 1"/>Art. 241.  Consideram-se da família do servidor, além do cônjuge e filhos, quaisquer pessoas que vivam às suas expensas e constem do seu assentamento individual.</text:p>
      <text:p text:style-name="P34"><text:bookmark text:name="art241p Copia 1"/>Parágrafo único.  Equipara-se ao cônjuge a companheira ou companheiro, que comprove união estável como entidade familiar.</text:p>
      <text:p text:style-name="P34"><text:bookmark text:name="art242 Copia 1"/>Art. 242.  Para os fins desta Lei, considera-se sede o município onde a repartição estiver instalada e onde o servidor tiver exercício, em caráter permanente.</text:p>
      <text:p text:style-name="P15"><text:bookmark text:name="tituloix Copia 1"/><text:span text:style-name="Strong_20_Emphasis"><text:span text:style-name="T11">Título IX</text:span></text:span></text:p>
      <text:p text:style-name="P15"><text:span text:style-name="Strong_20_Emphasis"><text:span text:style-name="T11">Capítulo Único</text:span></text:span></text:p>
      <text:p text:style-name="P15"><text:span text:style-name="Strong_20_Emphasis"><text:span text:style-name="T11">Das Disposições Transitórias e Finais</text:span></text:span></text:p>
      <text:p text:style-name="P20"><text:bookmark text:name="art243 Copia 1"/><text:span text:style-name="T18">Art. 243.  Ficam submetidos ao regime jurídico instituído por esta Lei, na qualidade de servidores públicos, os servidores dos Poderes da União, dos ex-Territórios, das autarquias, inclusive as em regime especial, e das fundações públicas, regidos pela </text:span><text:a xlink:type="simple" xlink:href="https://legislacao.planalto.gov.br/LEGISLA/Legislacao.nsf/viwTodos/050e41451820241a032569fa00707b31?OpenDocument&amp;Highlight=1,&amp;AutoFramed" text:style-name="Internet_20_link" text:visited-style-name="Visited_20_Internet_20_Link"><text:span text:style-name="T8">Lei nº 1.711, de 28 de outubro de 1952</text:span></text:a><text:span text:style-name="T18"> - Estatuto dos Funcionários Públicos Civis da União, ou pela Consolidação das Leis do Trabalho, aprovada pelo </text:span><text:a xlink:type="simple" xlink:href="https://legislacao.planalto.gov.br/LEGISLA/Legislacao.nsf/viwTodos/3da255db3dc7fe2c032569fa00636354?OpenDocument&amp;Highlight=1,&amp;AutoFramed" text:style-name="Internet_20_link" text:visited-style-name="Visited_20_Internet_20_Link"><text:span text:style-name="T8">Decreto-Lei nº 5.452, de 1</text:span><text:span text:style-name="T24">o</text:span><text:span text:style-name="T18"> de maio de 1943</text:span></text:a><text:span text:style-name="T18">, exceto os contratados por prazo determinado, cujos contratos não poderão ser prorrogados após o vencimento do prazo de prorrogação.</text:span></text:p>
      <text:p text:style-name="P34"><text:bookmark text:name="art243§1 Copia 1"/>§ 1<text:span text:style-name="T57">o</text:span>  Os empregos ocupados pelos servidores incluídos no regime instituído por esta Lei ficam transformados em cargos, na data de sua publicação.</text:p>
      <text:p text:style-name="P34"><text:bookmark text:name="art243§2 Copia 1"/>§ 2<text:span text:style-name="T57">o</text:span>  As funções de confiança exercidas por pessoas não integrantes de tabela permanente do órgão ou entidade onde têm exercício ficam transformadas em cargos em comissão, e mantidas enquanto não for implantado o plano de cargos dos órgãos ou entidades na forma da lei.</text:p>
      <text:p text:style-name="P34"><text:bookmark text:name="art243§3 Copia 1"/>§ 3<text:span text:style-name="T57">o</text:span>  As Funções de Assessoramento Superior - FAS, exercidas por servidor integrante de quadro ou tabela de pessoal, ficam extintas na data da vigência desta Lei.</text:p>
      <text:p text:style-name="P20"><text:bookmark text:name="art243§4 Copia 1"/><text:span text:style-name="T18">§ 4</text:span><text:span text:style-name="T24">o</text:span><text:span text:style-name="T18">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34"><text:bookmark text:name="art243§5 Copia 1"/>§ 5<text:span text:style-name="T57">o</text:span>  O regime jurídico desta Lei é extensivo aos serventuários da Justiça, remunerados com recursos da União, no que couber.</text:p>
      <text:p text:style-name="P43"><text:bookmark text:name="art243§6 Copia 1"/>§ 6<text:span text:style-name="T57">o</text:span>  Os empregos dos servidores estrangeiros com estabilidade no serviço público, enquanto não adquirirem a nacionalidade brasileira, passarão a integrar tabela em extinção, do respectivo órgão ou entidade, sem prejuízo dos direitos inerentes aos planos de carreira aos quais se encontrem vinculados os empregos.</text:p>
      <text:p text:style-name="P20"><text:bookmark text:name="art243§7 Copia 1"/><text:span text:style-name="T18">§ 7</text:span><text:span text:style-name="T24">o</text:span><text:span text:style-name="T18">  Os servidores públicos de que trata o </text:span><text:span text:style-name="Strong_20_Emphasis"><text:span text:style-name="T18">caput</text:span></text:span><text:span text:style-name="T18"> deste artigo, não amparados pelo </text:span><text:a xlink:type="simple" xlink:href="https://www.planalto.gov.br/ccivil_03/Constituicao/Constituicao.htm#adctart19" text:style-name="Internet_20_link" text:visited-style-name="Visited_20_Internet_20_Link"><text:span text:style-name="T8">art. 19 do Ato das Disposições Constitucionais Transitórias</text:span></text:a><text:span text:style-name="T18">, poderão, no interesse da Administração e conforme critérios estabelecidos em regulamento, ser exonerados mediante indenização de um mês de remuneração por ano de efetivo exercício no serviço público federal.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243§8 Copia 1"/><text:span text:style-name="T11">§ 8</text:span><text:span text:style-name="T25">o</text:span><text:span text:style-name="T11">  Para fins de incidência do imposto de renda na fonte e na declaração de rendimentos, serão considerados como indenizações isentas os pagamentos efetuados a título de indenização prevista no parágrafo anterior.</text:span><text:span text:style-name="Strong_20_Emphasis"><text:span text:style-name="T11">                     </text:span></text:span><text:a xlink:type="simple" xlink:href="https://www.planalto.gov.br/ccivil_03/leis/L9527.htm#art1" text:style-name="Internet_20_link" text:visited-style-name="Visited_20_Internet_20_Link"><text:span text:style-name="T18">(Incluído pela Lei nº 9.527, de 10.12.97)</text:span></text:a></text:p>
      <text:p text:style-name="P20"><text:bookmark text:name="art243§9 Copia 1"/><text:span text:style-name="T11">§ 9</text:span><text:span text:style-name="T25">o</text:span><text:span text:style-name="T11">  Os cargos vagos em decorrência da aplicação do disposto no § 7</text:span><text:span text:style-name="T25">o</text:span><text:span text:style-name="T11"> poderão ser extintos pelo Poder Executivo quando considerados desnecessários.                   </text:span><text:a xlink:type="simple" xlink:href="https://www.planalto.gov.br/ccivil_03/leis/L9527.htm#art1" text:style-name="Internet_20_link" text:visited-style-name="Visited_20_Internet_20_Link"><text:span text:style-name="T18">(Incluído pela Lei nº 9.527, de 10.12.97)</text:span></text:a></text:p>
      <text:p text:style-name="P34"><text:bookmark text:name="art244 Copia 1"/><text:soft-page-break/>Art. 244.  Os adicionais por tempo de serviço, já concedidos aos servidores abrangidos por esta Lei, ficam transformados em anuênio.</text:p>
      <text:p text:style-name="P20"><text:bookmark text:name="art245 Copia 1"/><text:span text:style-name="T11">Art. 245.  A licença especial disciplinada pelo </text:span><text:a xlink:type="simple" xlink:href="https://www.planalto.gov.br/ccivil_03/leis/1950-1969/L1711.htm#art116" text:style-name="Internet_20_link" text:visited-style-name="Visited_20_Internet_20_Link"><text:span text:style-name="T9">art. 116 da Lei nº 1.711, de 1952</text:span></text:a><text:span text:style-name="T11">, ou por outro diploma legal, fica transformada em licença-prêmio por assiduidade, na forma prevista nos arts. 87 a 90.</text:span></text:p>
      <text:p text:style-name="P20"><text:bookmark text:name="art246 Copia 1"/><text:span text:style-name="T18">Art. 246.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48"><text:bookmark text:name="art247. Copia 1"/>Art. 247. Para efeito do disposto no § 2° do art. 231, haverá ajuste de contas com a Previdência Social, correspondente ao período de contribuição por parte dos servidores celetistas abrangidos pelo art. 243.</text:p>
      <text:p text:style-name="P20"><text:bookmark text:name="art247 Copia 1"/><text:span text:style-name="T18">Art. 247.  Para efeito do disposto no Título VI desta Lei, haverá ajuste de contas com a Previdência Social, correspondente ao período de contribuição por parte dos servidores celetistas abrangidos pelo art. 243.              </text:span><text:a xlink:type="simple" xlink:href="https://www.planalto.gov.br/ccivil_03/leis/L8162.htm#art247" text:style-name="Internet_20_link" text:visited-style-name="Visited_20_Internet_20_Link"><text:span text:style-name="T8">(Redação dada pela Lei nº 8.162, de 8.1.91) </text:span></text:a></text:p>
      <text:p text:style-name="P34"><text:bookmark text:name="art248 Copia 1"/>Art. 248.  As pensões estatutárias, concedidas até a vigência desta Lei, passam a ser mantidas pelo órgão ou entidade de origem do servidor.</text:p>
      <text:p text:style-name="P34"><text:bookmark text:name="art249 Copia 1"/>Art. 249.  Até a edição da lei prevista no § 1<text:span text:style-name="T57">o</text:span> do art. 231, os servidores abrangidos por esta Lei contribuirão na forma e nos percentuais atualmente estabelecidos para o servidor civil da União conforme regulamento próprio.</text:p>
      <text:p text:style-name="P20"><text:bookmark text:name="art25o. Copia 1"/><text:span text:style-name="T28">Art. 250</text:span><text:span text:style-name="T11"> </text:span><text:a xlink:type="simple" xlink:href="https://www.planalto.gov.br/ccivil_03/leis/Mensagem_Veto/anterior_98/Vep898-90.pdf" text:style-name="Internet_20_link" text:visited-style-name="Visited_20_Internet_20_Link"><text:span text:style-name="T28">(Vetado)</text:span></text:a><text:span text:style-name="T11">  </text:span></text:p>
      <text:p text:style-name="P20"><text:bookmark text:name="art250 Copia 1"/><text:span text:style-name="T11">Art. 250. O servidor que já tiver satisfeito ou vier a satisfazer, dentro de 1 (um) ano, as condições necessárias para a aposentadoria nos termos do </text:span><text:a xlink:type="simple" xlink:href="https://www.planalto.gov.br/ccivil_03/leis/1950-1969/L1711.htm#art184ii" text:style-name="Internet_20_link" text:visited-style-name="Visited_20_Internet_20_Link"><text:span text:style-name="T9">inciso II do art. 184 do antigo Estatuto dos Funcionários Públicos Civis da União, Lei n° 1.711, de 28 de outubro de 1952</text:span></text:a><text:span text:style-name="T11">, aposentar-se-á com a vantagem prevista naquele dispositivo.                 </text:span><text:a xlink:type="simple" xlink:href="https://www.planalto.gov.br/ccivil_03/leis/l8112cons.htm#mantida" text:style-name="Internet_20_link" text:visited-style-name="Visited_20_Internet_20_Link"><text:span text:style-name="T9">(Mantido pelo Congresso Nacional)</text:span></text:a></text:p>
      <text:p text:style-name="P20"><text:bookmark text:name="art251 Copia 1"/><text:span text:style-name="T28">Art. 251. Enquanto não for editada a Lei Complementar de que trata o </text:span><text:a xlink:type="simple" xlink:href="https://www.planalto.gov.br/ccivil_03/Constituicao/Constituicao.htm#art192" text:style-name="Internet_20_link" text:visited-style-name="Visited_20_Internet_20_Link">art. 192 da Constituição Federal</text:a><text:span text:style-name="T28">, os servidores do Banco Central do Brasil continuarão regidos pela legislação em vigor à data da publicação desta lei.</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34"><text:bookmark text:name="art252 Copia 1"/>Art. 252.  Esta Lei entra em vigor na data de sua publicação, com efeitos financeiros a partir do primeiro dia do mês subseqüente.</text:p>
      <text:p text:style-name="P20"><text:bookmark text:name="art253 Copia 1"/><text:span text:style-name="T18">Art. 253.  Ficam revogadas a </text:span><text:a xlink:type="simple" xlink:href="https://www.planalto.gov.br/ccivil_03/leis/1950-1969/L1711.htm" text:style-name="Internet_20_link" text:visited-style-name="Visited_20_Internet_20_Link"><text:span text:style-name="T8">Lei nº 1.711, de 28 de outubro de 1952</text:span></text:a><text:span text:style-name="T18">, e respectiva legislação complementar, bem como as demais disposições em contrário.</text:span></text:p>
      <text:p text:style-name="P34">Brasília, 11 de dezembro de 1990; 169<text:span text:style-name="T57">o</text:span> da Independência e 102<text:span text:style-name="T57">o</text:span> da República.</text:p>
      <text:p text:style-name="P66"><text:span text:style-name="T11">FERNANDO COLLOR</text:span><text:span text:style-name="T50"><text:line-break/></text:span><text:span text:style-name="Emphasis"><text:span text:style-name="T11">Jarbas Passarinho</text:span></text:span></text:p>
      <text:p text:style-name="P57">Este texto não substitui o publicado no DOU de 12.12.1990 e republicado em 18.3.1998</text:p>
      <text:p text:style-name="P46"> </text:p>
      <text:p text:style-name="P46"> </text:p>
      <text:p text:style-name="P46"> </text:p>
      <text:p text:style-name="P46"> </text:p>
      <text:p text:style-name="P46"> </text:p>
      <text:p text:style-name="P46"> </text:p>
      <text:p text:style-name="P46"> </text:p>
      <text:p text:style-name="P46"> </text:p>
      <text:p text:style-name="P46"> </text:p>
      <text:p text:style-name="P46"> </text:p>
      <text:p text:style-name="P46"><text:soft-page-break/> </text:p>
      <text:p text:style-name="P46"> </text:p>
      <text:p text:style-name="P46"> </text:p>
      <text:p text:style-name="P46"> </text:p>
      <text:p text:style-name="P46"> </text:p>
      <text:p text:style-name="P46"> </text:p>
      <text:p text:style-name="P46"> </text:p>
      <text:p text:style-name="P46"> </text:p>
      <text:p text:style-name="P46"> </text:p>
      <table:table table:name="Tabela9" table:style-name="Tabela9">
        <table:table-column table:style-name="Tabela9.A"/>
        <table:table-column table:style-name="Tabela9.B"/>
        <table:table-row table:style-name="Tabela9.1">
          <table:table-cell table:style-name="Tabela9.A1" office:value-type="string">
            <text:p text:style-name="P4"><draw:frame draw:style-name="fr1" draw:name="Figura4" text:anchor-type="as-char" svg:width="0.979cm" svg:height="1.085cm" draw:z-index="4"><draw:image xlink:href="https://www.planalto.gov.br/ccivil_03/leis/Brastra.gif" xlink:type="simple" xlink:show="embed" xlink:actuate="onLoad"/><svg:title>Brastra.gif (4376 bytes)</svg:title></draw:frame></text:p>
          </table:table-cell>
          <table:table-cell table:style-name="Tabela9.A1" office:value-type="string">
            <text:p text:style-name="P4"><text:span text:style-name="Strong_20_Emphasis"><text:span text:style-name="T2">Presidência da República</text:span></text:span><text:span text:style-name="Strong_20_Emphasis"><text:span text:style-name="T1"><text:line-break/></text:span></text:span><text:span text:style-name="Strong_20_Emphasis"><text:span text:style-name="T3">Casa Civil<text:line-break/></text:span></text:span><text:span text:style-name="Strong_20_Emphasis"><text:span text:style-name="T1">Subchefia para Assuntos Jurídicos</text:span></text:span></text:p>
          </table:table-cell>
        </table:table-row>
      </table:table>
      <text:p text:style-name="P15"><text:bookmark text:name="veto Copia 1"/><text:span text:style-name="Strong_20_Emphasis"><text:span text:style-name="T10"> </text:span></text:span><text:a xlink:type="simple" xlink:href="http://legislacao.planalto.gov.br/legisla/legislacao.nsf/Viw_Identificacao/lei%208.112-1990?OpenDocument" text:style-name="Internet_20_link" text:visited-style-name="Visited_20_Internet_20_Link"><text:span text:style-name="Strong_20_Emphasis"><text:span text:style-name="T9">LEI Nº 8.112, DE 11 DE DEZEMBRO DE 1990</text:span></text:span></text:a></text:p>
      <table:table table:name="Tabela10" table:style-name="Tabela10">
        <table:table-column table:style-name="Tabela10.A"/>
        <table:table-column table:style-name="Tabela10.B"/>
        <table:table-row table:style-name="Tabela10.1">
          <table:table-cell table:style-name="Tabela10.A1" office:value-type="string">
            <text:p text:style-name="Table_20_Contents"> </text:p>
          </table:table-cell>
          <table:table-cell table:style-name="Tabela10.A1" office:value-type="string">
            <text:p text:style-name="P6">Dispõe sobre o regime jurídico dos servidores públicos civis da União, das autarquias e das fundações públicas federais.</text:p>
          </table:table-cell>
        </table:table-row>
      </table:table>
      <text:p text:style-name="P34">Partes vetadas pelo Presidente da República e mantidas pelo Congresso Nacional, do Projeto que se transformou na Lei n.° 8.112, de 11 de dezembro de 1990, que "dispõe sobre o Regime Jurídico dos Servidores Públicos Civis da União, das autarquias e das fundações públicas federais".</text:p>
      <text:p text:style-name="P41">O PRESIDENTE DO SENADO FEDERAL:</text:p>
      <text:p text:style-name="P34">Faço saber que o CONGRESSO NACIONAL manteve, e eu, MAURO BENEVIDES, Presidente do Senado Federal, nos termos do § 7° do art. 66 da Constituição, promulgo as seguintes partes da Lei n° 8.112, de 11 de dezembro de 1990:</text:p>
      <text:p text:style-name="P1">    <text:span text:style-name="T6">"Art. 87 .............................................................................................................................</text:span></text:p>
      <text:p text:style-name="P1">    <text:span text:style-name="T6">§ 1° ..................................................................................................................................</text:span></text:p>
      <text:p text:style-name="P1">    <text:span text:style-name="T6">§ 2° Os períodos de licença-prêmio já adquiridos e não gozados pelo servidor que vier a falecer serão convertidos em pecúnia, em favor de seus beneficiários da pensão.</text:span></text:p>
      <text:p text:style-name="P1">    <text:span text:style-name="T6">Art. 192. O servidor que contar tempo de serviço para aposentadoria com provento integral será aposentado:</text:span></text:p>
      <text:p text:style-name="P1">    <text:span text:style-name="T6">I - com a remuneração do padrão de classe imediatamente superior àquela em que se encontra posicionado;</text:span></text:p>
      <text:p text:style-name="P1">    <text:span text:style-name="T6">II - quando ocupante da última classe da carreira, com a remuneração do padrão correspondente, acrescida da diferença entre esse e o padrão da classe imediatamente anterior.</text:span></text:p>
      <text:p text:style-name="P1">    <text:span text:style-name="T6">Art. 193. O servidor que tiver exercido função de direção, chefia, assessoramento, assistência ou cargo em comissão, por período de 5 (cinco) anos consecutivos, ou 10 (dez) anos interpolados, poderá aposentar-se com a gratificação da função ou remuneração do cargo em comissão, de maior valor, desde que exercido por um período mínimo de 2 (dois) anos.</text:span></text:p>
      <text:p text:style-name="P1"><text:soft-page-break/>    <text:span text:style-name="T6">§ 1° Quando o exercício da função ou cargo em comissão de maior valor não corresponder ao período de 2 (dois) anos, será incorporada a gratificação ou remuneração da função ou cargo em comissão imediatamente inferior dentre os exercidos.</text:span></text:p>
      <text:p text:style-name="P1">    <text:span text:style-name="T6">§ 2° A aplicação do disposto neste artigo exclui as vantagens previstas no art. 192, bem como a incorporação de que trata o art. 62, ressalvado o direito de opção.</text:span></text:p>
      <text:p text:style-name="P1">    <text:span text:style-name="T6">Art. 231. ...........................................................................................................................</text:span></text:p>
      <text:p text:style-name="P1">    <text:span text:style-name="T6">§ 1° ..................................................................................................................................</text:span></text:p>
      <text:p text:style-name="P1">    <text:span text:style-name="T6">§ 2º O custeio da aposentadoria é de responsabilidade integral do Tesouro Nacional.</text:span></text:p>
      <text:p text:style-name="P1">    <text:span text:style-name="T6">Art. 240. ...........................................................................................................................</text:span></text:p>
      <text:p text:style-name="P1">    <text:span text:style-name="T6">a) .....................................................................................................................................</text:span></text:p>
      <text:p text:style-name="P1">    <text:span text:style-name="T6">b) .....................................................................................................................................</text:span></text:p>
      <text:p text:style-name="P1">    <text:span text:style-name="T6">c) .....................................................................................................................................</text:span></text:p>
      <text:p text:style-name="P1">    <text:span text:style-name="T6">d) de negociação coletiva;</text:span></text:p>
      <text:p text:style-name="P1">    <text:span text:style-name="T6">e) de ajuizamento, individual e coletivamente, frente à Justiça do Trabalho, nos termos da Constituição Federal.</text:span></text:p>
      <text:p text:style-name="P2"><text:span text:style-name="T52">    </text:span><text:span text:style-name="T11">Art. 250. O servidor que já tiver satisfeito ou vier a satisfazer, dentro de 1 (um) ano, as condições necessárias para a aposentadoria nos termos do </text:span><text:a xlink:type="simple" xlink:href="https://www.planalto.gov.br/ccivil_03/leis/1950-1969/L1711.htm#art184ii" text:style-name="Internet_20_link" text:visited-style-name="Visited_20_Internet_20_Link"><text:span text:style-name="T9">inciso II do art. 184 do antigo Estatuto dos Funcionários Públicos Civis da União, Lei n° 1.711, de 28 de outubro de 1952</text:span></text:a><text:span text:style-name="T11">, aposentar-se-á com a vantagem prevista naquele dispositivo."</text:span></text:p>
      <text:p text:style-name="P34">Senado Federal, 18 de abril de 1991. 170° da Independência e 103° da República.</text:p>
      <text:p text:style-name="P46">    <text:span text:style-name="T6">MAURO BENEVIDES</text:span></text:p>
      <text:p text:style-name="P57">Este texto não substitui o publicado no DOU de 19.4.1991</text:p>
      <text:p text:style-name="P59">*</text:p>
      <text:p text:style-name="P46"> </text:p>
      <text:p text:style-name="P46"> </text:p>
      <text:p text:style-name="P46"> </text:p>
      <text:p text:style-name="P46"> </text:p>
      <text:p text:style-name="P46"> </text:p>
      <text:p text:style-name="Standard"/>
      <table:table table:name="Tabela11" table:style-name="Tabela11">
        <table:table-column table:style-name="Tabela11.A"/>
        <table:table-column table:style-name="Tabela11.B"/>
        <table:table-row table:style-name="Tabela11.1">
          <table:table-cell table:style-name="Tabela11.A1" office:value-type="string">
            <text:p text:style-name="P4"><draw:frame draw:style-name="fr1" draw:name="Figura5" text:anchor-type="as-char" svg:width="0.979cm" svg:height="1.085cm" draw:z-index="2"><draw:image xlink:href="https://www.planalto.gov.br/ccivil_03/leis/Brastra.gif" xlink:type="simple" xlink:show="embed" xlink:actuate="onLoad"/><svg:title>Brastra.gif (4376 bytes)</svg:title></draw:frame></text:p>
          </table:table-cell>
          <table:table-cell table:style-name="Tabela11.A1" office:value-type="string">
            <text:p text:style-name="P4"><text:span text:style-name="Strong_20_Emphasis"><text:span text:style-name="T2">Presidência da República</text:span></text:span><text:span text:style-name="Strong_20_Emphasis"><text:span text:style-name="T1"><text:line-break/></text:span></text:span><text:span text:style-name="Strong_20_Emphasis"><text:span text:style-name="T3">Casa Civil<text:line-break/></text:span></text:span><text:span text:style-name="Strong_20_Emphasis"><text:span text:style-name="T1">Subchefia para Assuntos Jurídicos</text:span></text:span></text:p>
          </table:table-cell>
        </table:table-row>
      </table:table>
      <text:p text:style-name="P15"><text:a xlink:type="simple" xlink:href="http://legislacao.planalto.gov.br/legisla/legislacao.nsf/Viw_Identificacao/lei%208.112-1990?OpenDocument" text:style-name="Internet_20_link" text:visited-style-name="Visited_20_Internet_20_Link"><text:span text:style-name="Strong_20_Emphasis"><text:span text:style-name="T8">LEI Nº 8.112, DE 11 DE DEZEMBRO DE 1990</text:span></text:span></text:a></text:p>
      <table:table table:name="Tabela12" table:style-name="Tabela12">
        <table:table-column table:style-name="Tabela12.A"/>
        <table:table-column table:style-name="Tabela12.B"/>
        <table:table-row table:style-name="Tabela12.1">
          <table:table-cell table:style-name="Tabela12.A1" office:value-type="string">
            <text:p text:style-name="P3"><text:a xlink:type="simple" xlink:href="https://www.planalto.gov.br/ccivil_03/leis/L8112compilado.htm" text:style-name="Internet_20_link" text:visited-style-name="Visited_20_Internet_20_Link"><text:span text:style-name="T5">Texto compilado</text:span></text:a><text:line-break/><text:a xlink:type="simple" xlink:href="https://www.planalto.gov.br/ccivil_03/leis/Mensagem_Veto/anterior_98/Vep898-90.pdf" text:style-name="Internet_20_link" text:visited-style-name="Visited_20_Internet_20_Link"><text:span text:style-name="T5">Mensagem de veto</text:span></text:a><text:line-break/><text:a xlink:type="simple" xlink:href="https://www.planalto.gov.br/ccivil_03/leis/l8112cons.htm#art252" text:style-name="Internet_20_link" text:visited-style-name="Visited_20_Internet_20_Link"><text:span text:style-name="T5">Produção de efeito</text:span></text:a><text:line-break/><text:soft-page-break/><text:a xlink:type="simple" xlink:href="https://www.planalto.gov.br/ccivil_03/leis/l8112cons.htm#veto" text:style-name="Internet_20_link" text:visited-style-name="Visited_20_Internet_20_Link"><text:span text:style-name="T5">Partes mantidas pelo Congresso Nacional</text:span></text:a></text:p>
            <text:p text:style-name="P3"><text:a xlink:type="simple" xlink:href="../../../../../../T:/CCIVIL_03/_Ato2011-2014/2012/Lei/L12702.htm#art41" text:style-name="Internet_20_link" text:visited-style-name="Visited_20_Internet_20_Link"><text:span text:style-name="T5">(Vide Lei nº 12.702, de 2012)</text:span></text:a><text:line-break/><text:a xlink:type="simple" xlink:href="https://www.planalto.gov.br/ccivil_03/_Ato2011-2014/2013/Lei/L12855.htm#art1" text:style-name="Internet_20_link" text:visited-style-name="Visited_20_Internet_20_Link"><text:span text:style-name="T5">(Vide Lei nº 12.855, de 2013)</text:span></text:a><text:line-break/><text:a xlink:type="simple" xlink:href="https://www.planalto.gov.br/ccivil_03/_Ato2015-2018/2015/Lei/L13135.htm#art6i" text:style-name="Internet_20_link" text:visited-style-name="Visited_20_Internet_20_Link"><text:span text:style-name="T5">(Vide Lei nº 13.135, de 2015)</text:span></text:a><text:line-break/><text:a xlink:type="simple" xlink:href="https://www.planalto.gov.br/ccivil_03/_Ato2019-2022/2022/Mpv/mpv1132.htm" text:style-name="Internet_20_link" text:visited-style-name="Visited_20_Internet_20_Link"><text:span text:style-name="T7">(Vide Medida Provisória nº 1.132, de 2022)</text:span></text:a></text:p>
          </table:table-cell>
          <table:table-cell table:style-name="Tabela12.A1" office:value-type="string">
            <text:p text:style-name="P5">Dispõe sobre o regime jurídico dos servidores públicos civis da União, das autarquias e das fundações públicas federais.</text:p>
          </table:table-cell>
        </table:table-row>
      </table:table>
      <text:p text:style-name="P15"><text:span text:style-name="Strong_20_Emphasis"><text:span text:style-name="T11">PUBLICAÇÃO CONSOLIDADA DA LEI Nº   8.112, DE 11 DE DEZEMBRO DE 1990, DETERMINADA PELO </text:span></text:span><text:a xlink:type="simple" xlink:href="https://www.planalto.gov.br/ccivil_03/leis/L9527.htm#art13" text:style-name="Internet_20_link" text:visited-style-name="Visited_20_Internet_20_Link"><text:span text:style-name="Strong_20_Emphasis"><text:span text:style-name="T9">ART.  13 DA LEI Nº 9.527, DE 10 DE DEZEMBRO DE 1997.</text:span></text:span></text:a></text:p>
      <text:p text:style-name="P20"><text:span text:style-name="Strong_20_Emphasis"><text:span text:style-name="T11">O PRESIDENTE DA REPÚBLICA </text:span></text:span><text:span text:style-name="T11">Faço saber que o Congresso Nacional decreta e eu sanciono a seguinte Lei:</text:span></text:p>
      <text:p text:style-name="P15"><text:bookmark text:name="tituloi Copia 2"/><text:span text:style-name="Strong_20_Emphasis"><text:span text:style-name="T11">Título I</text:span></text:span></text:p>
      <text:p text:style-name="P15"><text:span text:style-name="Strong_20_Emphasis"><text:span text:style-name="T11">Capítulo Único</text:span></text:span></text:p>
      <text:p text:style-name="P15"><text:span text:style-name="Strong_20_Emphasis"><text:span text:style-name="T11">Das Disposições Preliminares</text:span></text:span></text:p>
      <text:p text:style-name="P34"><text:bookmark text:name="art1 Copia 2"/>Art. 1<text:span text:style-name="T57">o</text:span>  Esta Lei institui o Regime Jurídico dos Servidores Públicos Civis da União, das autarquias, inclusive as em regime especial, e das fundações públicas federais.</text:p>
      <text:p text:style-name="P34"><text:bookmark text:name="art2 Copia 2"/>Art. 2<text:span text:style-name="T57">o</text:span>  Para os efeitos desta Lei, servidor é a pessoa legalmente investida em cargo público.</text:p>
      <text:p text:style-name="P34"><text:bookmark text:name="art3 Copia 2"/>Art. 3<text:span text:style-name="T57">o</text:span>  Cargo público é o conjunto de atribuições e responsabilidades previstas na estrutura organizacional que devem ser cometidas a um servidor.</text:p>
      <text:p text:style-name="P20"/>
      <table:table table:name="Tabela13" table:style-name="Tabela13">
        <table:table-column table:style-name="Tabela13.A"/>
        <table:table-column table:style-name="Tabela13.B"/>
        <table:table-row table:style-name="Tabela13.1">
          <table:table-cell table:style-name="Tabela13.A1" office:value-type="string">
            <text:p text:style-name="P11"><draw:frame draw:style-name="fr1" draw:name="Figura6" text:anchor-type="as-char" svg:width="0.979cm" svg:height="1.085cm" draw:z-index="5"><draw:image xlink:href="https://www.planalto.gov.br/ccivil_03/leis/Brastra.gif" xlink:type="simple" xlink:show="embed" xlink:actuate="onLoad"/><svg:title>Brastra.gif (4376 bytes)</svg:title></draw:frame></text:p>
          </table:table-cell>
          <table:table-cell table:style-name="Tabela13.A1" office:value-type="string">
            <text:p text:style-name="P11"><text:span text:style-name="Strong_20_Emphasis"><text:span text:style-name="T2">Presidência da República</text:span></text:span><text:span text:style-name="Strong_20_Emphasis"><text:span text:style-name="T1"><text:line-break/></text:span></text:span><text:span text:style-name="Strong_20_Emphasis"><text:span text:style-name="T3">Casa Civil<text:line-break/></text:span></text:span><text:span text:style-name="Strong_20_Emphasis"><text:span text:style-name="T1">Subchefia para Assuntos Jurídicos</text:span></text:span></text:p>
          </table:table-cell>
        </table:table-row>
      </table:table>
      <text:p text:style-name="P25"><text:a xlink:type="simple" xlink:href="http://legislacao.planalto.gov.br/legisla/legislacao.nsf/Viw_Identificacao/lei%208.112-1990?OpenDocument" text:style-name="Internet_20_link" text:visited-style-name="Visited_20_Internet_20_Link"><text:span text:style-name="Strong_20_Emphasis"><text:span text:style-name="T8">LEI Nº 8.112, DE 11 DE DEZEMBRO DE 1990</text:span></text:span></text:a></text:p>
      <table:table table:name="Tabela14" table:style-name="Tabela14">
        <table:table-column table:style-name="Tabela14.A"/>
        <table:table-column table:style-name="Tabela14.B"/>
        <table:table-row table:style-name="Tabela14.1">
          <table:table-cell table:style-name="Tabela14.A1" office:value-type="string">
            <text:p text:style-name="P11"><text:a xlink:type="simple" xlink:href="https://www.planalto.gov.br/ccivil_03/leis/L8112compilado.htm" text:style-name="Internet_20_link" text:visited-style-name="Visited_20_Internet_20_Link"><text:span text:style-name="T5">Texto compilado</text:span></text:a><text:line-break/><text:a xlink:type="simple" xlink:href="https://www.planalto.gov.br/ccivil_03/leis/Mensagem_Veto/anterior_98/Vep898-90.pdf" text:style-name="Internet_20_link" text:visited-style-name="Visited_20_Internet_20_Link"><text:span text:style-name="T5">Mensagem de veto</text:span></text:a><text:line-break/><text:a xlink:type="simple" xlink:href="https://www.planalto.gov.br/ccivil_03/leis/l8112cons.htm#art252" text:style-name="Internet_20_link" text:visited-style-name="Visited_20_Internet_20_Link"><text:span text:style-name="T5">Produção de efeito</text:span></text:a><text:line-break/><text:a xlink:type="simple" xlink:href="https://www.planalto.gov.br/ccivil_03/leis/l8112cons.htm#veto" text:style-name="Internet_20_link" text:visited-style-name="Visited_20_Internet_20_Link"><text:span text:style-name="T5">Partes mantidas pelo Congresso Nacional</text:span></text:a></text:p>
            <text:p text:style-name="P11"><text:a xlink:type="simple" xlink:href="../../../../../../T:/CCIVIL_03/_Ato2011-2014/2012/Lei/L12702.htm#art41" text:style-name="Internet_20_link" text:visited-style-name="Visited_20_Internet_20_Link"><text:span text:style-name="T5">(Vide Lei nº 12.702, de 2012)</text:span></text:a><text:line-break/><text:a xlink:type="simple" xlink:href="https://www.planalto.gov.br/ccivil_03/_Ato2011-2014/2013/Lei/L12855.htm#art1" text:style-name="Internet_20_link" text:visited-style-name="Visited_20_Internet_20_Link"><text:span text:style-name="T5">(Vide Lei nº 12.855, de 2013)</text:span></text:a><text:line-break/><text:a xlink:type="simple" xlink:href="https://www.planalto.gov.br/ccivil_03/_Ato2015-2018/2015/Lei/L13135.htm#art6i" text:style-name="Internet_20_link" text:visited-style-name="Visited_20_Internet_20_Link"><text:span text:style-name="T5">(Vide Lei nº 13.135, de 2015)</text:span></text:a><text:line-break/><text:a xlink:type="simple" xlink:href="https://www.planalto.gov.br/ccivil_03/_Ato2019-2022/2022/Mpv/mpv1132.htm" text:style-name="Internet_20_link" text:visited-style-name="Visited_20_Internet_20_Link"><text:span text:style-name="T7">(Vide Medida Provisória nº 1.132, de 2022)</text:span></text:a></text:p>
          </table:table-cell>
          <table:table-cell table:style-name="Tabela14.A1" office:value-type="string">
            <text:p text:style-name="P7">Dispõe sobre o regime jurídico dos servidores públicos civis da União, das autarquias e das fundações públicas federais.</text:p>
          </table:table-cell>
        </table:table-row>
      </table:table>
      <text:p text:style-name="P25"><text:span text:style-name="Strong_20_Emphasis"><text:span text:style-name="T11">PUBLICAÇÃO CONSOLIDADA DA LEI Nº   8.112, DE 11 DE DEZEMBRO DE 1990, DETERMINADA PELO </text:span></text:span><text:a xlink:type="simple" xlink:href="https://www.planalto.gov.br/ccivil_03/leis/L9527.htm#art13" text:style-name="Internet_20_link" text:visited-style-name="Visited_20_Internet_20_Link"><text:span text:style-name="Strong_20_Emphasis"><text:span text:style-name="T9">ART.  13 DA LEI Nº 9.527, DE 10 DE DEZEMBRO DE 1997.</text:span></text:span></text:a></text:p>
      <text:p text:style-name="P20"><text:span text:style-name="Strong_20_Emphasis"><text:span text:style-name="T11">O PRESIDENTE DA REPÚBLICA </text:span></text:span><text:span text:style-name="T11">Faço saber que o Congresso Nacional decreta e eu sanciono a seguinte Lei:</text:span></text:p>
      <text:p text:style-name="P25"><text:bookmark text:name="tituloi Copia 3"/><text:span text:style-name="Strong_20_Emphasis"><text:span text:style-name="T11">Título I</text:span></text:span></text:p>
      <text:p text:style-name="P25"><text:span text:style-name="Strong_20_Emphasis"><text:span text:style-name="T11">Capítulo Único</text:span></text:span></text:p>
      <text:p text:style-name="P25"><text:span text:style-name="Strong_20_Emphasis"><text:span text:style-name="T11">Das Disposições Preliminares</text:span></text:span></text:p>
      <text:p text:style-name="P34"><text:bookmark text:name="art1 Copia 3"/>Art. 1<text:span text:style-name="T57">o</text:span>  Esta Lei institui o Regime Jurídico dos Servidores Públicos Civis da União, das autarquias, inclusive as em regime especial, e das fundações públicas federais.</text:p>
      <text:p text:style-name="P34"><text:bookmark text:name="art2 Copia 3"/>Art. 2<text:span text:style-name="T57">o</text:span>  Para os efeitos desta Lei, servidor é a pessoa legalmente investida em cargo público.</text:p>
      <text:p text:style-name="P34"><text:bookmark text:name="art3 Copia 3"/>Art. 3<text:span text:style-name="T57">o</text:span>  Cargo público é o conjunto de atribuições e responsabilidades previstas na estrutura organizacional que devem ser cometidas a um servidor.</text:p>
      <text:p text:style-name="P34"><text:bookmark text:name="art3p Copia 2"/><text:soft-page-break/>Parágrafo único.  Os cargos públicos, acessíveis a todos os brasileiros, são criados por lei, com denominação própria e vencimento pago pelos cofres públicos, para provimento em caráter efetivo ou em comissão.</text:p>
      <text:p text:style-name="P34"><text:bookmark text:name="art4 Copia 2"/>Art. 4<text:span text:style-name="T57">o</text:span>  É proibida a prestação de serviços gratuitos, salvo os casos previstos em lei.</text:p>
      <text:p text:style-name="P25"><text:bookmark text:name="tituloii Copia 2"/><text:span text:style-name="Strong_20_Emphasis"><text:span text:style-name="T11">Título II</text:span></text:span></text:p>
      <text:p text:style-name="P25"><text:span text:style-name="Strong_20_Emphasis"><text:span text:style-name="T11">Do Provimento, Vacância, Remoção, Redistribuição e Substituição</text:span></text:span></text:p>
      <text:p text:style-name="P25"><text:span text:style-name="Strong_20_Emphasis"><text:span text:style-name="T11">Capítulo I</text:span></text:span></text:p>
      <text:p text:style-name="P25"><text:span text:style-name="Strong_20_Emphasis"><text:span text:style-name="T11">Do Provimento</text:span></text:span></text:p>
      <text:p text:style-name="P25"><text:span text:style-name="Strong_20_Emphasis"><text:span text:style-name="T11">Seção I</text:span></text:span></text:p>
      <text:p text:style-name="P25"><text:span text:style-name="Strong_20_Emphasis"><text:span text:style-name="T11">Disposições Gerais</text:span></text:span></text:p>
      <text:p text:style-name="P34"><text:bookmark text:name="art5 Copia 2"/>Art. 5<text:span text:style-name="T57">o</text:span>  São requisitos básicos para investidura em cargo público:</text:p>
      <text:p text:style-name="P34"><text:bookmark text:name="art5i Copia 2"/>I - a nacionalidade brasileira;</text:p>
      <text:p text:style-name="P34"><text:bookmark text:name="art5ii Copia 2"/>II - o gozo dos direitos políticos;</text:p>
      <text:p text:style-name="P34"><text:bookmark text:name="art5iii Copia 2"/>III - a quitação com as obrigações militares e eleitorais;</text:p>
      <text:p text:style-name="P44"><text:bookmark text:name="art5iv Copia 2"/> <text:span text:style-name="T6">IV - o nível de escolaridade exigido para o exercício do cargo;</text:span></text:p>
      <text:p text:style-name="P34"><text:bookmark text:name="art5v Copia 2"/>V - a idade mínima de dezoito anos;</text:p>
      <text:p text:style-name="P34"><text:bookmark text:name="art5vi Copia 2"/>VI - aptidão física e mental.</text:p>
      <text:p text:style-name="P34"><text:bookmark text:name="art5§1 Copia 2"/>§ 1<text:span text:style-name="T57">o</text:span>  As atribuições do cargo podem justificar a exigência de outros requisitos estabelecidos em lei.</text:p>
      <text:p text:style-name="P34"><text:bookmark text:name="art5§2 Copia 2"/>§ 2<text:span text:style-name="T57">o</text:span>  Às pessoas portadoras de deficiência é assegurado o direito de se inscrever em concurso público para provimento de cargo cujas atribuições sejam compatíveis com a deficiência de que são portadoras; para tais pessoas serão reservadas até 20% (vinte por cento) das vagas oferecidas no concurso.</text:p>
      <text:p text:style-name="P20"><text:bookmark text:name="art5§3 Copia 2"/><text:span text:style-name="T18">§ 3</text:span><text:span text:style-name="T24">o</text:span><text:span text:style-name="T18">  As universidades e instituições de pesquisa científica e tecnológica federais poderão prover seus cargos com professores, técnicos e cientistas estrangeiros, de acordo com as normas e os procedimentos desta Lei</text:span><text:span text:style-name="T20">.             </text:span><text:a xlink:type="simple" xlink:href="https://www.planalto.gov.br/ccivil_03/leis/L9515.htm#art1" text:style-name="Internet_20_link" text:visited-style-name="Visited_20_Internet_20_Link"><text:span text:style-name="T18">(Incluído pela Lei nº 9.515, de 20.11.97)</text:span></text:a></text:p>
      <text:p text:style-name="P34"><text:bookmark text:name="art6 Copia 2"/>Art. 6<text:span text:style-name="T57">o</text:span>  O provimento dos cargos públicos far-se-á mediante ato da autoridade competente de cada Poder.</text:p>
      <text:p text:style-name="P34"><text:bookmark text:name="art7 Copia 2"/>Art. 7<text:span text:style-name="T57">o</text:span>  A investidura em cargo público ocorrerá com a posse.</text:p>
      <text:p text:style-name="P34"><text:bookmark text:name="art8 Copia 2"/>Art. 8<text:span text:style-name="T57">o</text:span>  São formas de provimento de cargo público:</text:p>
      <text:p text:style-name="P34"><text:bookmark text:name="art8i Copia 2"/>I - nomeação;</text:p>
      <text:p text:style-name="P34"><text:bookmark text:name="art8ii Copia 2"/>II - promoção;</text:p>
      <text:p text:style-name="P20"><text:bookmark text:name="art8iii Copia 2"/><text:span text:style-name="T28">III - ascensão;</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8iv Copia 2"/><text:span text:style-name="T28">IV - transferência;                 </text:span><text:a xlink:type="simple" xlink:href="https://www.planalto.gov.br/ccivil_03/Congresso/RSF/ResSF46-1997.htm" text:style-name="Internet_20_link" text:visited-style-name="Visited_20_Internet_20_Link">(Execução suspensa pela RSF nº 46, de 1997)</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34"><text:bookmark text:name="art8v Copia 2"/>V - readaptação;</text:p>
      <text:p text:style-name="P34"><text:bookmark text:name="art8vi Copia 2"/>VI - reversão;</text:p>
      <text:p text:style-name="P34"><text:bookmark text:name="art8vii Copia 2"/>VII - aproveitamento;</text:p>
      <text:p text:style-name="P34"><text:bookmark text:name="art8viii Copia 2"/>VIII - reintegração;</text:p>
      <text:p text:style-name="P34"><text:bookmark text:name="art8ix Copia 2"/>IX - recondução.</text:p>
      <text:p text:style-name="P25"><text:span text:style-name="Strong_20_Emphasis"><text:span text:style-name="T11">Seção II</text:span></text:span></text:p>
      <text:p text:style-name="P25"><text:soft-page-break/><text:span text:style-name="Strong_20_Emphasis"><text:span text:style-name="T11">Da Nomeação</text:span></text:span></text:p>
      <text:p text:style-name="P34"><text:bookmark text:name="art9 Copia 2"/>Art. 9<text:span text:style-name="T57">o</text:span>  A nomeação far-se-á:</text:p>
      <text:p text:style-name="P43"><text:bookmark text:name="art9i Copia 2"/>I - em caráter efetivo, quando se tratar de cargo isolado de provimento efetivo ou de carreira;</text:p>
      <text:p text:style-name="P48"><text:bookmark text:name="art9ii. Copia 2"/>II - em comissão, para cargos de confiança, de livre exoneração.</text:p>
      <text:p text:style-name="P20"><text:bookmark text:name="art9ii Copia 2"/><text:span text:style-name="T18">II - em comissão, inclusive na condição de interino, para cargos de confiança vagos.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9p Copia 2"/>Parágrafo único. A designação por acesso, para função de direção, chefia e assessoramento recairá, exclusivamente, em servidor de carreira, satisfeitos os requisitos de que trata o parágrafo único do art. 10.</text:p>
      <text:p text:style-name="P20"><text:bookmark text:name="art9p. Copia 2"/><text:span text:style-name="T11">Parágrafo único.  O servidor ocupante de cargo em comissão ou de natureza especial poderá ser nomeado para ter exercício, interinamente, em outro cargo de confiança, sem prejuízo das atribuições do que atualmente ocupa, hipótese em que deverá optar pela remuneração de um deles durante o período da interinidade.                 </text:span><text:a xlink:type="simple" xlink:href="https://www.planalto.gov.br/ccivil_03/leis/L9527.htm#art1" text:style-name="Internet_20_link" text:visited-style-name="Visited_20_Internet_20_Link"><text:span text:style-name="T18">(Redação dada pela Lei nº 9.527, de 10.12.97)</text:span></text:a></text:p>
      <text:p text:style-name="P34"><text:bookmark text:name="art10 Copia 2"/>Art. 10.  A nomeação para cargo de carreira ou cargo isolado de provimento efetivo depende de prévia habilitação em concurso público de provas ou de provas e títulos, obedecidos a ordem de classificação e o prazo de sua validade.</text:p>
      <text:p text:style-name="P48"><text:bookmark text:name="art10p. Copia 2"/>Parágrafo único. Os demais requisitos para o ingresso e o desenvolvimento do servidor na carreira, mediante promoção, ascensão e acesso, serão estabelecidos pela lei que fixar as diretrizes do sistema de carreira na Administração Pública Federal e seus regulamentos.</text:p>
      <text:p text:style-name="P20"><text:bookmark text:name="art10p Copia 2"/><text:span text:style-name="T18">Parágrafo único.  Os demais requisitos para o ingresso e o desenvolvimento do servidor na carreira, mediante promoção, serão estabelecidos pela lei que fixar as diretrizes do sistema de carreira na Administração Pública Federal e seus regulamentos.                </text:span><text:a xlink:type="simple" xlink:href="https://www.planalto.gov.br/ccivil_03/leis/L9527.htm#art1" text:style-name="Internet_20_link" text:visited-style-name="Visited_20_Internet_20_Link"><text:span text:style-name="T8">(Redação dada pela Lei nº 9.527, de 10.12.97)</text:span></text:a></text:p>
      <text:p text:style-name="P25"><text:span text:style-name="Strong_20_Emphasis"><text:span text:style-name="T11">Seção III</text:span></text:span></text:p>
      <text:p text:style-name="P25"><text:span text:style-name="Strong_20_Emphasis"><text:span text:style-name="T11">Do Concurso Público</text:span></text:span></text:p>
      <text:p text:style-name="P48"><text:bookmark text:name="art11. Copia 2"/>Art. 11. O concurso será de provas ou de provas e títulos, podendo ser realizado em duas etapas, conforme dispuserem a lei e o regulamento do respectivo plano de carreira.</text:p>
      <text:p text:style-name="P20"><text:bookmark text:name="art11 Copia 2"/><text:span text:style-name="T18">Art. 11.  O concurso será de provas ou de provas e títulos, podendo ser realizado em duas etapas, conforme dispuserem a lei e o regulamento do respectivo plano de carreira, condicionada a inscrição do candidato ao pagamento do valor fixado no edital, quando indispensável ao seu custeio, e ressalvadas as hipóteses de isenção nele expressamente previstas.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_Ato2007-2010/2008/Decreto/D6593.htm" text:style-name="Internet_20_link" text:visited-style-name="Visited_20_Internet_20_Link"><text:span text:style-name="T11">(Regulamento)</text:span></text:a></text:p>
      <text:p text:style-name="P34"><text:bookmark text:name="art12 Copia 2"/>Art. 12.  O concurso público terá validade de até 2 (dois ) anos, podendo ser prorrogado uma única vez, por igual período.</text:p>
      <text:p text:style-name="P34"><text:bookmark text:name="art12§1 Copia 2"/>§ 1<text:span text:style-name="T57">o</text:span>  O prazo de validade do concurso e as condições de sua realização serão fixados em edital, que será publicado no Diário Oficial da União e em jornal diário de grande circulação.</text:p>
      <text:p text:style-name="P34"><text:bookmark text:name="art12§2 Copia 2"/>§ 2<text:span text:style-name="T57">o</text:span>  Não se abrirá novo concurso enquanto houver candidato aprovado em concurso anterior com prazo de validade não expirado.</text:p>
      <text:p text:style-name="P25"><text:span text:style-name="Strong_20_Emphasis"><text:span text:style-name="T11">Seção IV</text:span></text:span></text:p>
      <text:p text:style-name="P25"><text:span text:style-name="Strong_20_Emphasis"><text:span text:style-name="T11">Da Posse e do Exercício</text:span></text:span></text:p>
      <text:p text:style-name="P34"><text:bookmark text:name="art13 Copia 2"/>Art. 13.  A posse dar-se-á pela assinatura do respectivo termo, no qual deverão constar as atribuições, os deveres, as responsabilidades e os direitos inerentes ao cargo ocupado, que não poderão ser alterados unilateralmente, por qualquer das partes, ressalvados os atos de ofício previstos em lei.</text:p>
      <text:p text:style-name="P48"><text:bookmark text:name="art13§1. Copia 2"/>§ 1° A posse ocorrerá no prazo de 30 (trinta) dias contados da publicação do ato de provimento, prorrogável por mais 30 (trinta) dias, a requerimento do interessado.</text:p>
      <text:p text:style-name="P48"><text:bookmark text:name="art13§2 Copia 2"/>§ 2° Em se tratando de servidor em licença, ou afastado por qualquer outro motivo legal, o prazo será contado do término do impedimento.</text:p>
      <text:p text:style-name="P20"><text:bookmark text:name="art13§1 Copia 2"/><text:span text:style-name="T18">§ 1</text:span><text:span text:style-name="T24">o</text:span><text:span text:style-name="T18">  A posse ocorrerá no prazo de trinta dias contados da publicação do ato de proviment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3§2. Copia 2"/><text:span text:style-name="T18">§ 2</text:span><text:span text:style-name="T24">o</text:span><text:span text:style-name="T18">  Em se tratando de servidor, que esteja na data de publicação do ato de provimento, em licença prevista nos incisos I, III e V do art. 81, ou afastado nas hipóteses dos incisos I, IV, VI, VIII, alíneas "a", "b", "d", "e" e "f", IX e X do art. 102, o prazo será contado do término do impediment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3§3 Copia 2"/><text:soft-page-break/>§ 3<text:span text:style-name="T57">o</text:span>  A posse poderá dar-se mediante procuração específica.</text:p>
      <text:p text:style-name="P48"><text:bookmark text:name="art13§4. Copia 2"/>§ 4° Só haverá posse nos casos de provimento de cargo por nomeação, acesso e ascensão.</text:p>
      <text:p text:style-name="P20"><text:bookmark text:name="art13§4 Copia 2"/><text:span text:style-name="T18">§ 4</text:span><text:span text:style-name="T24">o</text:span><text:span text:style-name="T18">  Só haverá posse nos casos de provimento de cargo por nomeaçã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3§5 Copia 2"/>§ 5<text:span text:style-name="T57">o</text:span>  No ato da posse, o servidor apresentará declaração de bens e valores que constituem seu patrimônio e declaração quanto ao exercício ou não de outro cargo, emprego ou função pública.</text:p>
      <text:p text:style-name="P34"><text:bookmark text:name="art13§6 Copia 2"/>§ 6<text:span text:style-name="T57">o</text:span>  Será tornado sem efeito o ato de provimento se a posse não ocorrer no prazo previsto no § 1<text:span text:style-name="T57">o</text:span> deste artigo.</text:p>
      <text:p text:style-name="P34"><text:bookmark text:name="art14 Copia 2"/>Art. 14.  A posse em cargo público dependerá de prévia inspeção médica oficial.</text:p>
      <text:p text:style-name="P34"><text:bookmark text:name="art14p Copia 2"/>Parágrafo único.  Só poderá ser empossado aquele que for julgado apto física e mentalmente para o exercício do cargo.</text:p>
      <text:p text:style-name="P48"><text:bookmark text:name="art15. Copia 2"/>Art. 15. Exercício é o efetivo desempenho das atribuições do cargo.</text:p>
      <text:p text:style-name="P48"><text:bookmark text:name="art15§1 Copia 2"/>§ 1° É de 30 (trinta) dias o prazo para o servidor entrar em exercício, contados da data da posse.</text:p>
      <text:p text:style-name="P48"><text:bookmark text:name="art15§2 Copia 2"/>§ 2° Será exonerado o servidor empossado que não entrar em exercício no prazo previsto no parágrafo anterior.</text:p>
      <text:p text:style-name="P48"><text:bookmark text:name="art15§3 Copia 2"/>§ 3° À autoridade competente do órgão ou entidade para onde for designado o servidor compete dar-lhe exercício.</text:p>
      <text:p text:style-name="P20"><text:bookmark text:name="art15 Copia 2"/><text:span text:style-name="T18">Art. 15.  Exercício é o efetivo desempenho das atribuições do cargo público ou da função de confiança.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5§1. Copia 2"/><text:span text:style-name="T18">§ 1</text:span><text:span text:style-name="T24">o</text:span><text:span text:style-name="T18">  É de quinze dias o prazo para o servidor empossado em cargo público entrar em exercício, contados da data da posse.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5§2. Copia 2"/><text:span text:style-name="T18">§ 2</text:span><text:span text:style-name="T24">o</text:span><text:span text:style-name="T18">  O servidor será exonerado do cargo ou será tornado sem efeito o ato de sua designação para função de confiança, se não entrar em exercício nos prazos previstos neste artigo, observado o disposto no art. 18.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5§3. Copia 2"/><text:span text:style-name="T18">§ 3</text:span><text:span text:style-name="T24">o</text:span><text:span text:style-name="T18">  À autoridade competente do órgão ou entidade para onde for nomeado ou designado o servidor compete dar-lhe exercíci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5§4. Copia 2"/><text:span text:style-name="T18">§ 4</text:span><text:span text:style-name="T24">o</text:span><text:span text:style-name="T18">  O início do exercício de função de confiança coincidirá com a data de publicação do ato de designação, salvo quando o servidor estiver em licença ou afastado por qualquer outro motivo legal, hipótese em que recairá no primeiro dia útil após o término do impedimento, que não poderá exceder a trinta dias da publicação.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6 Copia 2"/>Art. 16.  O início, a suspensão, a interrupção e o reinício do exercício serão registrados no assentamento individual do servidor.</text:p>
      <text:p text:style-name="P34"><text:bookmark text:name="art16p Copia 2"/>Parágrafo único.  Ao entrar em exercício, o servidor apresentará ao órgão competente os elementos necessários ao seu assentamento individual.</text:p>
      <text:p text:style-name="P48"><text:bookmark text:name="art17. Copia 2"/>Art. 17. A promoção ou a ascensão não interrompem o tempo de exercício, que é contado no novo posicionamento na carreira a partir da data da publicação do ato que promover ou ascender o servidor.</text:p>
      <text:p text:style-name="P20"><text:bookmark text:name="art17 Copia 2"/><text:span text:style-name="T18">Art. 17.  A promoção não interrompe o tempo de exercício, que é contado no novo posicionamento na carreira a partir da data de publicação do ato que promover o servidor.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18. Copia 2"/>Art. 18. O servidor transferido, removido, redistribuído, requisitado ou cedido, que deva ter exercício em outra localidade, terá 30 (trinta) dias de prazo para entrar em exercício, incluído nesse prazo o tempo necessário ao deslocamento para a nova sede.</text:p>
      <text:p text:style-name="P48"><text:bookmark text:name="art18p Copia 2"/>Parágrafo único. Na hipótese de o servidor encontrar-se afastado legalmente, o prazo a que se refere este artigo será contado a partir do término do afastamento.</text:p>
      <text:p text:style-name="P20"><text:bookmark text:name="art18 Copia 2"/><text:span text:style-name="T18">Art. 18.  O servidor que deva ter exercício em outro município em razão de ter sido removido, redistribuído, requisitado, cedido ou posto em exercício provisório terá, no mínimo, dez e, no máximo, trinta dias de prazo, contados da publicação do ato, para a retomada do efetivo desempenho das atribuições do cargo, incluído nesse prazo o tempo necessário para o deslocamento para a nova sede.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8§1 Copia 2"/><text:span text:style-name="T11">§ 1</text:span><text:span text:style-name="T25">o</text:span><text:span text:style-name="T11">  Na hipótese de o servidor encontrar-se em licença ou afastado legalmente, o prazo a que se refere este artigo será contado a partir do término do impedimento.             </text:span><text:a xlink:type="simple" xlink:href="https://www.planalto.gov.br/ccivil_03/leis/L9527.htm#art1" text:style-name="Internet_20_link" text:visited-style-name="Visited_20_Internet_20_Link"><text:span text:style-name="T9">(Parágrafo renumerado e alterado pela Lei nº 9.527, de 10.12.97)</text:span></text:a></text:p>
      <text:p text:style-name="P20"><text:bookmark text:name="art18§2 Copia 2"/><text:soft-page-break/><text:span text:style-name="T18">§ 2</text:span><text:span text:style-name="T24">o</text:span><text:span text:style-name="T18">  É facultado ao servidor declinar dos prazos estabelecidos no </text:span><text:span text:style-name="Strong_20_Emphasis"><text:span text:style-name="T18">caput</text:span></text:span><text:span text:style-name="T18">.              </text:span><text:a xlink:type="simple" xlink:href="https://www.planalto.gov.br/ccivil_03/leis/L9527.htm#art1" text:style-name="Internet_20_link" text:visited-style-name="Visited_20_Internet_20_Link"><text:span text:style-name="T8">(Incluído pela Lei nº 9.527, de 10.12.97)</text:span></text:a></text:p>
      <text:p text:style-name="P48"><text:bookmark text:name="art19. Copia 2"/>Art. 19. O ocupante de cargo de provimento efetivo fica sujeito a 40 (quarenta) horas semanais de trabalho, salvo quando a lei estabelecer duração diversa.</text:p>
      <text:p text:style-name="P48"><text:bookmark text:name="art19p Copia 2"/>Parágrafo único. Além do cumprimento do estabelecido neste artigo, o exercício de cargo em comissão exigirá de seu ocupante integral dedicação ao serviço, podendo o servidor ser convocado sempre que houver interesse da administração.</text:p>
      <text:p text:style-name="P20"><text:bookmark text:name="art19 Copia 2"/><text:span text:style-name="T18">Art. 19.  Os servidores cumprirão jornada de trabalho fixada em razão das atribuições pertinentes aos respectivos cargos, respeitada a duração máxima do trabalho semanal de quarenta horas e observados os limites mínimo e máximo de seis horas e oito horas diárias, respectivamente.               </text:span><text:a xlink:type="simple" xlink:href="https://www.planalto.gov.br/ccivil_03/leis/L8270.htm#art22" text:style-name="Internet_20_link" text:visited-style-name="Visited_20_Internet_20_Link"><text:span text:style-name="T8">(Redação dada pela Lei nº 8.270, de 17.12.91)</text:span></text:a></text:p>
      <text:p text:style-name="P20"><text:bookmark text:name="art19§1. Copia 2"/><text:span text:style-name="T28">§ 1° O ocupante de cargo em comissão ou função de confiança é submetido ao regime de integral dedicação ao serviço, podendo ser convocado sempre que houver interesse da Administração.              </text:span><text:a xlink:type="simple" xlink:href="https://www.planalto.gov.br/ccivil_03/leis/L8270.htm#art19" text:style-name="Internet_20_link" text:visited-style-name="Visited_20_Internet_20_Link">(Incluído pela Lei nº 8.270, de 17.12.91)</text:a></text:p>
      <text:p text:style-name="P20"><text:bookmark text:name="art19§1 Copia 2"/><text:span text:style-name="T18">§ 1</text:span><text:span text:style-name="T24">o</text:span><text:span text:style-name="T18">  O ocupante de cargo em comissão ou função de confiança submete-se a regime de integral dedicação ao serviço, observado o disposto no art. 120, podendo ser convocado sempre que houver interesse da Administraçã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9§2 Copia 2"/><text:span text:style-name="T18">§ 2</text:span><text:span text:style-name="T24">o</text:span><text:span text:style-name="T18">  O disposto neste artigo não se aplica a duração de trabalho estabelecida em leis especiais.                </text:span><text:a xlink:type="simple" xlink:href="https://www.planalto.gov.br/ccivil_03/leis/L8270.htm#art22" text:style-name="Internet_20_link" text:visited-style-name="Visited_20_Internet_20_Link"><text:span text:style-name="T8">(Incluído pela Lei nº 8.270, de 17.12.91)</text:span></text:a></text:p>
      <text:p text:style-name="P20"><text:bookmark text:name="art20.. Copia 2"/><text:span text:style-name="T28">Art. 20.  Ao entrar em exercício, o servidor nomeado para cargo de provimento efetivo ficará sujeito a estágio probatório por período de 24 (vinte e quatro) meses, durante o qual a sua aptidão e capacidade serão objeto de avaliação para o desempenho do cargo, observados os seguinte fatores:                  </text:span><text:a xlink:type="simple" xlink:href="https://www.planalto.gov.br/ccivil_03/Constituicao/Emendas/Emc/emc19.htm#art6" text:style-name="Internet_20_link" text:visited-style-name="Visited_20_Internet_20_Link">(Vide EMC nº 19)</text:a></text:p>
      <text:p text:style-name="P20"><text:bookmark text:name="art20 Copia 2"/><text:span text:style-name="T28">Art. 20.  Ao entrar em exercício, o servidor nomeado para cargo de provimento efetivo ficará sujeito a estágio probatório por período de trinta e seis meses </text:span><text:span text:style-name="Emphasis"><text:span text:style-name="T28">durante o qual a sua aptidão e capacidade serão objeto de avaliação para o desempenho do cargo, observados os seguinte fatores:      </text:span></text:span><text:a xlink:type="simple" xlink:href="https://www.planalto.gov.br/ccivil_03/_Ato2007-2010/2008/Mpv/431.htm#art172" text:style-name="Internet_20_link" text:visited-style-name="Visited_20_Internet_20_Link"><text:span text:style-name="Emphasis">(Redação dada pela Medida Provisória nº 431, de 2008).</text:span></text:a></text:p>
      <text:p text:style-name="P48"><text:bookmark text:name="art20i Copia 2"/>I - assiduidade;</text:p>
      <text:p text:style-name="P48"><text:bookmark text:name="art20ii Copia 2"/>II - disciplina;</text:p>
      <text:p text:style-name="P48"><text:bookmark text:name="art20iii Copia 2"/>III - capacidade de iniciativa;</text:p>
      <text:p text:style-name="P48"><text:bookmark text:name="art20iv Copia 2"/>IV - produtividade;</text:p>
      <text:p text:style-name="P48"><text:bookmark text:name="art20v Copia 2"/>V- responsabilidade.</text:p>
      <text:p text:style-name="P20"><text:bookmark text:name="art20. Copia 2"/><text:span text:style-name="T11">Art. 20.  Ao entrar em exercício, o servidor nomeado para cargo de provimento efetivo ficará sujeito a estágio probatório por período de 24 (vinte e quatro) meses, durante o qual a sua aptidão e capacidade serão objeto de avaliação para o desempenho do cargo, observados os seguinte fatores:            </text:span><text:a xlink:type="simple" xlink:href="https://www.planalto.gov.br/ccivil_03/Constituicao/Emendas/Emc/emc19.htm#art6" text:style-name="Internet_20_link" text:visited-style-name="Visited_20_Internet_20_Link"><text:span text:style-name="T9">(Vide EMC nº 19)</text:span></text:a></text:p>
      <text:p text:style-name="P34"><text:bookmark text:name="art20i. Copia 2"/>I - assiduidade;</text:p>
      <text:p text:style-name="P34"><text:bookmark text:name="art20ii. Copia 2"/>II - disciplina;</text:p>
      <text:p text:style-name="P34"><text:bookmark text:name="art20iii. Copia 2"/>III - capacidade de iniciativa;</text:p>
      <text:p text:style-name="P34"><text:bookmark text:name="art20iv. Copia 2"/>IV - produtividade;</text:p>
      <text:p text:style-name="P34"><text:bookmark text:name="art20v. Copia 2"/>V- responsabilidade.</text:p>
      <text:p text:style-name="P48"><text:bookmark text:name="art20§1.. Copia 2"/>§ 1<text:span text:style-name="T57">o</text:span>  Quatro meses antes de findo o período do estágio probatório, será submetida à homologação da autoridade competente a avaliação do desempenho do servidor, realizada de acordo com o que dispuser a lei ou o regulamento do sistema de carreira, sem prejuízo da continuidade de apuração dos fatores enumerados nos incisos I a V deste artigo.</text:p>
      <text:p text:style-name="P20"><text:bookmark text:name="art20§1 Copia 2"/><text:span text:style-name="T28">§ 1</text:span><text:span text:style-name="T39">o</text:span><text:span text:style-name="T28">  Quatro meses antes de findo o período do estágio probatório, será submetida à homologação da autoridade competente a avaliação do desempenho do servidor, realizada por comissão constituída para essa finalidade, de acordo com o que dispuser a lei ou o regulamento da respectiva carreira ou cargo, sem </text:span><text:soft-page-break/><text:span text:style-name="T28">prejuízo da continuidade de apuração dos fatores enumerados nos incisos I a V deste artigo.               </text:span><text:a xlink:type="simple" xlink:href="https://www.planalto.gov.br/ccivil_03/_Ato2007-2010/2008/Mpv/431.htm#art172" text:style-name="Internet_20_link" text:visited-style-name="Visited_20_Internet_20_Link"><text:span text:style-name="Emphasis"><text:span text:style-name="T28">(Redação dada pela Medida Provisória nº 431, de 2008).</text:span></text:span></text:a></text:p>
      <text:p text:style-name="P20"><text:bookmark text:name="art20§1. Copia 2"/><text:span text:style-name="T11">§ 1</text:span><text:span text:style-name="T25">o</text:span><text:span text:style-name="T11">  4 (quatro) meses antes de findo o período do estágio probatório, será submetida à homologação da autoridade competente a avaliação do desempenho do servidor, realizada por comissão constituída para essa finalidade, de acordo com o que dispuser a lei ou o regulamento da respectiva carreira ou cargo, sem prejuízo da continuidade de apuração dos fatores enumerados nos incisos I a V do caput deste artigo.           </text:span><text:a xlink:type="simple" xlink:href="https://www.planalto.gov.br/ccivil_03/_Ato2007-2010/2008/Lei/L11784.htm#art172" text:style-name="Internet_20_link" text:visited-style-name="Visited_20_Internet_20_Link"><text:span text:style-name="T9">(Redação dada pela Lei nº 11.784, de 2008</text:span></text:a></text:p>
      <text:p text:style-name="P34"><text:bookmark text:name="art20§2 Copia 2"/>§ 2<text:span text:style-name="T57">o</text:span>  O servidor não aprovado no estágio probatório será exonerado ou, se estável, reconduzido ao cargo anteriormente ocupado, observado o disposto no parágrafo único do art. 29.</text:p>
      <text:p text:style-name="P20"><text:bookmark text:name="art20§3 Copia 2"/><text:span text:style-name="T18">§ 3</text:span><text:span text:style-name="T24">o</text:span><text:span text:style-name="T18">  O servidor em estágio probatório poderá exercer quaisquer cargos de provimento em comissão ou funções de direção, chefia ou assessoramento no órgão ou entidade de lotação, e somente poderá ser cedido a outro órgão ou entidade para ocupar cargos de Natureza Especial, cargos de provimento em comissão do Grupo-Direção e Assessoramento Superiores - DAS, de níveis 6, 5 e 4, ou equivalentes.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20§4 Copia 2"/><text:span text:style-name="T11">§ 4</text:span><text:span text:style-name="T25">o</text:span><text:span text:style-name="T11">  Ao servidor em estágio probatório somente poderão ser concedidas as licenças e os afastamentos previstos nos arts. 81, incisos I a IV, 94, 95 e 96, bem assim afastamento para participar de curso de formação decorrente de aprovação em concurso para outro cargo na Administração Pública Federal.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20§5 Copia 2"/><text:span text:style-name="T11">§ 5</text:span><text:span text:style-name="T25">o</text:span><text:span text:style-name="T11">  O estágio probatório ficará suspenso durante as licenças e os afastamentos previstos nos arts. 83, 84, § 1</text:span><text:span text:style-name="T25">o</text:span><text:span text:style-name="T11">, 86 e 96, bem assim na hipótese de participação em curso de formação, e será retomado a partir do término do impedimento.              </text:span><text:a xlink:type="simple" xlink:href="https://www.planalto.gov.br/ccivil_03/leis/L9527.htm#art1" text:style-name="Internet_20_link" text:visited-style-name="Visited_20_Internet_20_Link"><text:span text:style-name="T9">(Incluído pela Lei nº 9.527, de 10.12.97)</text:span></text:a></text:p>
      <text:p text:style-name="P25"><text:span text:style-name="Strong_20_Emphasis"><text:span text:style-name="T11">Seção V</text:span></text:span></text:p>
      <text:p text:style-name="P25"><text:span text:style-name="Strong_20_Emphasis"><text:span text:style-name="T11">Da Estabilidade</text:span></text:span></text:p>
      <text:p text:style-name="P20"><text:bookmark text:name="art21 Copia 2"/><text:span text:style-name="T11">Art. 21.  O servidor habilitado em concurso público e empossado em cargo de provimento efetivo adquirirá estabilidade no serviço público ao completar 2 (dois) anos de efetivo exercício.                </text:span><text:a xlink:type="simple" xlink:href="https://www.planalto.gov.br/ccivil_03/Constituicao/Emendas/Emc/emc19.htm#art6" text:style-name="Internet_20_link" text:visited-style-name="Visited_20_Internet_20_Link"><text:span text:style-name="T9">(prazo 3 anos - vide EMC nº 19)</text:span></text:a></text:p>
      <text:p text:style-name="P34"><text:bookmark text:name="art22 Copia 2"/>Art. 22.  O servidor estável só perderá o cargo em virtude de sentença judicial transitada em julgado ou de processo administrativo disciplinar no qual lhe seja assegurada ampla defesa.</text:p>
      <text:p text:style-name="P25"><text:span text:style-name="Strong_20_Emphasis"><text:span text:style-name="T11">Seção VI</text:span></text:span></text:p>
      <text:p text:style-name="P25"><text:span text:style-name="Strong_20_Emphasis"><text:span text:style-name="T11">Da Transferência</text:span></text:span></text:p>
      <text:p text:style-name="P20"><text:bookmark text:name="art23 Copia 2"/><text:span text:style-name="T28">Art. 23. Transferência é a passagem do servidor estável de cargo efetivo para outro de igual denominação, pertencente a quadro de pessoal diverso, de órgão ou instituição do mesmo Poder.              </text:span><text:a xlink:type="simple" xlink:href="https://www.planalto.gov.br/ccivil_03/Congresso/RSF/ResSF46-1997.htm" text:style-name="Internet_20_link" text:visited-style-name="Visited_20_Internet_20_Link">(Execução suspensa pela RSF nº 46, de 1997)</text:a></text:p>
      <text:p text:style-name="P20"><text:bookmark text:name="art23§1 Copia 2"/><text:span text:style-name="T28">§ 1° A transferência ocorrerá de ofício ou a pedido do servidor, atendido o interesse do serviço, mediante o preenchimento de vaga.               </text:span><text:a xlink:type="simple" xlink:href="https://www.planalto.gov.br/ccivil_03/Congresso/RSF/ResSF46-1997.htm" text:style-name="Internet_20_link" text:visited-style-name="Visited_20_Internet_20_Link">(Execução suspensa pela RSF nº 46, de 1997)</text:a></text:p>
      <text:p text:style-name="P20"><text:bookmark text:name="art23§2 Copia 2"/><text:span text:style-name="T28">§ 2° Será admitida a transferência de servidor ocupante de cargo de quadro em extinção para igual situação em quadro de outro órgão ou entidade.                 </text:span><text:a xlink:type="simple" xlink:href="https://www.planalto.gov.br/ccivil_03/Congresso/RSF/ResSF46-1997.htm" text:style-name="Internet_20_link" text:visited-style-name="Visited_20_Internet_20_Link">(Execução suspensa pela RSF nº 46, de 1997)</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5"><text:span text:style-name="Strong_20_Emphasis"><text:span text:style-name="T11">Seção VII</text:span></text:span></text:p>
      <text:p text:style-name="P25"><text:span text:style-name="Strong_20_Emphasis"><text:span text:style-name="T11">Da Readaptação</text:span></text:span></text:p>
      <text:p text:style-name="P34"><text:bookmark text:name="art24 Copia 2"/>Art. 24.  Readaptação é a investidura do servidor em cargo de atribuições e responsabilidades compatíveis com a limitação que tenha sofrido em sua capacidade física ou mental verificada em inspeção médica.</text:p>
      <text:p text:style-name="P34"><text:bookmark text:name="art24§1 Copia 2"/>§ 1<text:span text:style-name="T57">o</text:span>  Se julgado incapaz para o serviço público, o readaptando será aposentado.</text:p>
      <text:p text:style-name="P48"><text:bookmark text:name="art24§2. Copia 2"/>§ 2° A readaptação será efetivada em cargo de atribuições afins, respeitada a habilitação exigida.</text:p>
      <text:p text:style-name="P20"><text:bookmark text:name="art24§2 Copia 2"/><text:span text:style-name="T18">§ 2</text:span><text:span text:style-name="T24">o</text:span><text:span text:style-name="T18">  A readaptação será efetivada em cargo de atribuições afins, respeitada a habilitação exigida, nível de escolaridade e equivalência de vencimentos e, na hipótese de inexistência de cargo vago, o servidor exercerá suas atribuições como excedente, até a ocorrência de vaga.                 </text:span><text:a xlink:type="simple" xlink:href="https://www.planalto.gov.br/ccivil_03/leis/L9527.htm#art1" text:style-name="Internet_20_link" text:visited-style-name="Visited_20_Internet_20_Link"><text:span text:style-name="T8">(Redação dada pela Lei nº 9.527, de 10.12.97)</text:span></text:a></text:p>
      <text:p text:style-name="P25"><text:soft-page-break/><text:span text:style-name="Strong_20_Emphasis"><text:span text:style-name="T11">Seção VIII</text:span></text:span></text:p>
      <text:p text:style-name="P25"><text:bookmark text:name="art25rever Copia 2"/><text:span text:style-name="Strong_20_Emphasis"><text:span text:style-name="T18">Da Reversão</text:span></text:span></text:p>
      <text:p text:style-name="P25"><text:a xlink:type="simple" xlink:href="https://www.planalto.gov.br/ccivil_03/decreto/D3644.htm#1" text:style-name="Internet_20_link" text:visited-style-name="Visited_20_Internet_20_Link"><text:span text:style-name="Emphasis"><text:span text:style-name="T18">(Regulamento Dec. nº 3.644, de 30.11.2000)</text:span></text:span></text:a></text:p>
      <text:p text:style-name="P53"><text:bookmark text:name="art25 Copia 2"/>Art. 25. Reversão é o retorno à atividade de servidor aposentado por invalidez, quando, por junta médica oficial, forem declarados insubsistentes os motivos da aposentadoria.</text:p>
      <text:p text:style-name="P20"><text:bookmark text:name="art25. Copia 2"/><text:span text:style-name="T52"> </text:span><text:span text:style-name="T18">Art. 25.  Reversão é o retorno à atividade de servidor aposentad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25i Copia 2"/><text:span text:style-name="T18">I - por invalidez, quando junta médica oficial declarar insubsistentes os motivos da aposentadoria; ou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 Copia 2"/><text:span text:style-name="T18">II - no interesse da administração, desde que: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a Copia 2"/><text:span text:style-name="T18">a) tenha solicitado a reversã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b Copia 2"/><text:span text:style-name="T18">b) a aposentadoria tenha sido voluntária;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c Copia 2"/><text:span text:style-name="T18">c) estável quando na atividade;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d Copia 2"/><text:span text:style-name="T18">d) a aposentadoria tenha ocorrido nos cinco anos anteriores à solicitaçã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e Copia 2"/><text:span text:style-name="T18">e) haja cargo vag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1 Copia 2"/><text:span text:style-name="T18">§ 1</text:span><text:span text:style-name="T24">o</text:span><text:span text:style-name="T18">  A reversão far-se-á no mesmo cargo ou no cargo resultante de sua transformaçã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2 Copia 2"/><text:span text:style-name="T18">§ 2</text:span><text:span text:style-name="T24">o</text:span><text:span text:style-name="T18">  O tempo em que o servidor estiver em exercício será considerado para concessão da aposentadoria.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3 Copia 2"/><text:span text:style-name="T52"> </text:span><text:span text:style-name="T18">§ 3</text:span><text:span text:style-name="T24">o</text:span><text:span text:style-name="T18">  No caso do inciso I, encontrando-se provido o cargo, o servidor exercerá suas atribuições como excedente, até a ocorrência de vaga.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4 Copia 2"/><text:span text:style-name="T18">§ 4</text:span><text:span text:style-name="T24">o</text:span><text:span text:style-name="T18">  O servidor que retornar à atividade por interesse da administração perceberá, em substituição aos proventos da aposentadoria, a remuneração do cargo que voltar a exercer, inclusive com as vantagens de natureza pessoal que percebia anteriormente à aposentadoria.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5 Copia 2"/><text:span text:style-name="T18">§ 5</text:span><text:span text:style-name="T24">o</text:span><text:span text:style-name="T18">  O servidor de que trata o inciso II somente terá os proventos calculados com base nas regras atuais se permanecer pelo menos cinco anos no carg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6 Copia 2"/><text:span text:style-name="T18">§ 6</text:span><text:span text:style-name="T24">o</text:span><text:span text:style-name="T18">  O Poder Executivo regulamentará o disposto neste artig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6 Copia 2"/><text:span text:style-name="T28">Art. 26.  A reversão far-se-á no mesmo cargo ou no cargo resultante de sua transformação. </text:span><text:span text:style-name="T11">                 </text:span><text:a xlink:type="simple" xlink:href="https://www.planalto.gov.br/ccivil_03/MPV/2225-45.htm#art15" text:style-name="Internet_20_link" text:visited-style-name="Visited_20_Internet_20_Link"><text:span text:style-name="T18">(Revogado pela Medida Provisória nº 2.225-45, de 4.9.2001)</text:span></text:a></text:p>
      <text:p text:style-name="P20"><text:bookmark text:name="art26p Copia 2"/><text:span text:style-name="T28">Parágrafo único.  Encontrando-se provido o cargo, o servidor exercerá suas atribuições como excedente, até a ocorrência de vaga.</text:span><text:span text:style-name="T48">                    </text:span><text:a xlink:type="simple" xlink:href="https://www.planalto.gov.br/ccivil_03/MPV/2225-45.htm#art15" text:style-name="Internet_20_link" text:visited-style-name="Visited_20_Internet_20_Link"><text:span text:style-name="T18">(Revogado pela Medida Provisória nº 2.225-45, de 4.9.2001)</text:span></text:a></text:p>
      <text:p text:style-name="P43"><text:bookmark text:name="art27 Copia 2"/>Art. 27.  Não poderá reverter o aposentado que já tiver completado 70 (setenta) anos de idade.</text:p>
      <text:p text:style-name="P25"><text:span text:style-name="Strong_20_Emphasis"><text:span text:style-name="T11">Seção IX</text:span></text:span></text:p>
      <text:p text:style-name="P25"><text:span text:style-name="Strong_20_Emphasis"><text:span text:style-name="T11">Da Reintegração</text:span></text:span></text:p>
      <text:p text:style-name="P34"><text:bookmark text:name="art28 Copia 2"/>Art. 28.  A reintegração é a reinvestidura do servidor estável no cargo anteriormente ocupado, ou no cargo resultante de sua transformação, quando invalidada a sua demissão por decisão administrativa ou judicial, com ressarcimento de todas as vantagens.</text:p>
      <text:p text:style-name="P44"><text:bookmark text:name="art28§1 Copia 2"/> <text:span text:style-name="T6">§ 1</text:span><text:span text:style-name="T58">o</text:span><text:span text:style-name="T6">  Na hipótese de o cargo ter sido extinto, o servidor ficará em disponibilidade, observado o disposto nos arts. 30 e 31.</text:span></text:p>
      <text:p text:style-name="P44"><text:bookmark text:name="art28§2 Copia 2"/>  <text:span text:style-name="T6">§ 2</text:span><text:span text:style-name="T58">o</text:span><text:span text:style-name="T6">  Encontrando-se provido o cargo, o seu eventual ocupante será reconduzido ao cargo de origem, sem direito à indenização ou aproveitado em outro cargo, ou, ainda, posto em disponibilidade.</text:span></text:p>
      <text:p text:style-name="P25"><text:span text:style-name="Strong_20_Emphasis"><text:span text:style-name="T11">Seção X</text:span></text:span></text:p>
      <text:p text:style-name="P25"><text:span text:style-name="Strong_20_Emphasis"><text:span text:style-name="T11">Da Recondução</text:span></text:span></text:p>
      <text:p text:style-name="P34"><text:bookmark text:name="art29 Copia 2"/>Art. 29.  Recondução é o retorno do servidor estável ao cargo anteriormente ocupado e decorrerá de:</text:p>
      <text:p text:style-name="P34"><text:bookmark text:name="art29i Copia 2"/>I - inabilitação em estágio probatório relativo a outro cargo;</text:p>
      <text:p text:style-name="P34"><text:bookmark text:name="art29ii Copia 2"/><text:soft-page-break/>II - reintegração do anterior ocupante.</text:p>
      <text:p text:style-name="P34"><text:bookmark text:name="art29p Copia 2"/>Parágrafo único.  Encontrando-se provido o cargo de origem, o servidor será aproveitado em outro, observado o disposto no art. 30.</text:p>
      <text:p text:style-name="P25"><text:span text:style-name="Strong_20_Emphasis"><text:span text:style-name="T11">Seção XI</text:span></text:span></text:p>
      <text:p text:style-name="P25"><text:span text:style-name="Strong_20_Emphasis"><text:span text:style-name="T11">Da Disponibilidade e do Aproveitamento</text:span></text:span></text:p>
      <text:p text:style-name="P34"><text:bookmark text:name="art30 Copia 2"/>Art. 30.  O retorno à atividade de servidor em disponibilidade far-se-á mediante aproveitamento obrigatório em cargo de atribuições e vencimentos compatíveis com o anteriormente ocupado.</text:p>
      <text:p text:style-name="P34"><text:bookmark text:name="art31 Copia 2"/>Art. 31.  O órgão Central do Sistema de Pessoal Civil determinará o imediato aproveitamento de servidor em disponibilidade em vaga que vier a ocorrer nos órgãos ou entidades da Administração Pública Federal.</text:p>
      <text:p text:style-name="P20"><text:bookmark text:name="art31p Copia 2"/><text:span text:style-name="T18">Parágrafo único.  Na hipótese prevista no § 3</text:span><text:span text:style-name="T24">o</text:span><text:span text:style-name="T18"> do art. 37, o servidor posto em disponibilidade poderá ser mantido sob responsabilidade do órgão central do Sistema de Pessoal Civil da Administração Federal - SIPEC, até o seu adequado aproveitamento em outro órgão ou entidade.                 </text:span><text:a xlink:type="simple" xlink:href="https://www.planalto.gov.br/ccivil_03/leis/L9527.htm#art1" text:style-name="Internet_20_link" text:visited-style-name="Visited_20_Internet_20_Link"><text:span text:style-name="T8">(Parágrafo incluído pela Lei nº 9.527, de 10.12.97)</text:span></text:a></text:p>
      <text:p text:style-name="P34"><text:bookmark text:name="art32 Copia 2"/>Art. 32.  Será tornado sem efeito o aproveitamento e cassada a disponibilidade se o servidor não entrar em exercício no prazo legal, salvo doença comprovada por junta médica oficial.</text:p>
      <text:p text:style-name="P25"><text:span text:style-name="Strong_20_Emphasis"><text:span text:style-name="T11">Capítulo II</text:span></text:span></text:p>
      <text:p text:style-name="P25"><text:span text:style-name="Strong_20_Emphasis"><text:span text:style-name="T11">Da Vacância</text:span></text:span></text:p>
      <text:p text:style-name="P43"><text:bookmark text:name="art33 Copia 2"/>Art. 33.  A vacância do cargo público decorrerá de:</text:p>
      <text:p text:style-name="P34"><text:bookmark text:name="art33i Copia 2"/>I - exoneração;</text:p>
      <text:p text:style-name="P34"><text:bookmark text:name="art33ii Copia 2"/>II - demissão;</text:p>
      <text:p text:style-name="P34"><text:bookmark text:name="art33iii Copia 2"/>III - promoção;</text:p>
      <text:p text:style-name="P20"><text:bookmark text:name="art33iv Copia 2"/><text:span text:style-name="T28">IV - ascensã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3v Copia 2"/><text:span text:style-name="T28">V - transferência;</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34"><text:bookmark text:name="art33vi Copia 2"/>VI - readaptação;</text:p>
      <text:p text:style-name="P34"><text:bookmark text:name="art33vii Copia 2"/>VII - aposentadoria;</text:p>
      <text:p text:style-name="P34"><text:bookmark text:name="art33viii Copia 2"/>VIII - posse em outro cargo inacumulável;</text:p>
      <text:p text:style-name="P34"><text:bookmark text:name="art33ix Copia 2"/>IX - falecimento.</text:p>
      <text:p text:style-name="P34"><text:bookmark text:name="art34 Copia 2"/>Art. 34.  A exoneração de cargo efetivo dar-se-á a pedido do servidor, ou de ofício.</text:p>
      <text:p text:style-name="P34"><text:bookmark text:name="art34p Copia 2"/>Parágrafo único.  A exoneração de ofício dar-se-á:</text:p>
      <text:p text:style-name="P34"><text:bookmark text:name="art34pi Copia 2"/>I - quando não satisfeitas as condições do estágio probatório;</text:p>
      <text:p text:style-name="P34"><text:bookmark text:name="art34pii Copia 2"/>II - quando, tendo tomado posse, o servidor não entrar em exercício no prazo estabelecido.</text:p>
      <text:p text:style-name="P48"><text:bookmark text:name="art35. Copia 2"/>Art. 35. A exoneração de cargo em comissão dar-se-á:</text:p>
      <text:p text:style-name="P20"><text:bookmark text:name="art35 Copia 2"/><text:span text:style-name="T18">Art. 35.  A exoneração de cargo em comissão e a dispensa de função de confiança dar-se-á: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35i Copia 2"/>I - a juízo da autoridade competente;</text:p>
      <text:p text:style-name="P34"><text:bookmark text:name="art35ii Copia 2"/>II - a pedido do próprio servidor.</text:p>
      <text:p text:style-name="P20"><text:bookmark text:name="art35p Copia 2"/><text:span text:style-name="T28">Parágrafo único. O afastamento do servidor de função de direção, chefia e assessoramento dar-se-á:</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 Copia 2"/><text:span text:style-name="T28">I - a pedid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 Copia 2"/><text:span text:style-name="T28">II - mediante dispensa, nos casos de:</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a Copia 2"/><text:span text:style-name="T28">a) promoçã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b Copia 2"/><text:soft-page-break/><text:span text:style-name="T28">b) cumprimento de prazo exigido para rotatividade na funçã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c Copia 2"/><text:span text:style-name="T28">c) por falta de exação no exercício de suas atribuições, segundo o resultado do processo de avaliação, conforme estabelecido em lei e regulament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d Copia 2"/><text:span text:style-name="T28">d) afastamento de que trata o art. 94.</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5"><text:span text:style-name="Strong_20_Emphasis"><text:span text:style-name="T11">Capítulo III</text:span></text:span></text:p>
      <text:p text:style-name="P25"><text:span text:style-name="Strong_20_Emphasis"><text:span text:style-name="T11">Da Remoção e da Redistribuição</text:span></text:span></text:p>
      <text:p text:style-name="P25"><text:span text:style-name="Strong_20_Emphasis"><text:span text:style-name="T11">Seção I</text:span></text:span></text:p>
      <text:p text:style-name="P25"><text:span text:style-name="Strong_20_Emphasis"><text:span text:style-name="T11">Da Remoção</text:span></text:span></text:p>
      <text:p text:style-name="P34"><text:bookmark text:name="art36 Copia 2"/>Art. 36.  Remoção é o deslocamento do servidor, a pedido ou de ofício, no âmbito do mesmo quadro, com ou sem mudança de sede.</text:p>
      <text:p text:style-name="P48"><text:bookmark text:name="art36p. Copia 2"/>Parágrafo único. Dar-se-á a remoção, a pedido, para outra localidade, independentemente de vaga, para acompanhar cônjuge ou companheiro, ou por motivo de saúde do servidor, cônjuge, companheiro ou dependente, condicionada à comprovação por junta médica.</text:p>
      <text:p text:style-name="P20"><text:bookmark text:name="art36p Copia 2"/><text:span text:style-name="T18">Parágrafo único. Para fins do disposto neste artigo, entende-se por modalidades de remoçã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36pi Copia 2"/><text:span text:style-name="T11">I - de ofício, no interesse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 Copia 2"/><text:span text:style-name="T11">II - a pedido, a critério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i Copia 2"/><text:span text:style-name="T11">III -  a pedido, para outra localidade, independentemente do interesse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ia Copia 2"/><text:span text:style-name="T11">a) para acompanhar cônjuge ou companheiro, também servidor público civil ou militar, de qualquer dos Poderes da União, dos Estados, do Distrito Federal e dos Municípios, que foi deslocado no interesse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ib Copia 2"/><text:span text:style-name="T11">b) por motivo de saúde do servidor, cônjuge, companheiro ou dependente que viva às suas expensas e conste do seu assentamento funcional, condicionada à comprovação por junta médica oficial;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ic Copia 2"/><text:span text:style-name="T11">c) em virtude de processo seletivo promovido, na hipótese em que o número de interessados for superior ao número de vagas, de acordo com normas preestabelecidas pelo órgão ou entidade em que aqueles estejam lotados</text:span><text:span text:style-name="T15">.                    </text:span><text:a xlink:type="simple" xlink:href="https://www.planalto.gov.br/ccivil_03/leis/L9527.htm#art1" text:style-name="Internet_20_link" text:visited-style-name="Visited_20_Internet_20_Link"><text:span text:style-name="T11">(Incluído pela Lei nº 9.527, de 10.12.97)</text:span></text:a></text:p>
      <text:p text:style-name="P25"><text:span text:style-name="Strong_20_Emphasis"><text:span text:style-name="T11">Seção II</text:span></text:span></text:p>
      <text:p text:style-name="P25"><text:span text:style-name="Strong_20_Emphasis"><text:span text:style-name="T11">Da Redistribuição</text:span></text:span></text:p>
      <text:p text:style-name="P48"><text:bookmark text:name="art37.. Copia 2"/>Art. 37. Redistribuição é o deslocamento do servidor, com o respectivo cargo, para quadro de pessoal de outro órgão ou entidade do mesmo poder, cujos planos de cargos e vencimentos sejam idênticos, observado sempre o interesse da administração.</text:p>
      <text:p text:style-name="P48"><text:bookmark text:name="art37§1. Copia 2"/>§ 1° A redistribuição dar-se-á exclusivamente para ajustamento de quadros de pessoal às necessidades dos serviços, inclusive nos casos de reorganização, extinção ou criação de órgão ou entidade.</text:p>
      <text:p text:style-name="P48"><text:bookmark text:name="art37§2. Copia 2"/>§ 2° Nos casos de extinção de órgão ou entidade, os servidores estáveis que não puderam ser redistribuídos, na forma deste artigo, serão colocados em disponibilidade, até seu aproveitamento na forma do art. 30.</text:p>
      <text:p text:style-name="P20"><text:bookmark text:name="art37. Copia 2"/><text:span text:style-name="T28">Art. 37. Redistribuição é o deslocamento do servidor, com o respectivo cargo, para o quadro de pessoal de outro órgão ou entidade do mesmo Poder, observados a vinculação entre os graus de complexidade e responsabilidade, a correlação das atribuições, a equivalência entre os vencimentos e o interesse da administração, com prévia apreciação do órgão central de pessoal.                 </text:span><text:a xlink:type="simple" xlink:href="https://www.planalto.gov.br/ccivil_03/leis/L8216.htm#art37" text:style-name="Internet_20_link" text:visited-style-name="Visited_20_Internet_20_Link">(Redação dada pela Lei nº 8.216, de 1991)</text:a></text:p>
      <text:p text:style-name="P20"><text:bookmark text:name="art37 Copia 2"/><text:soft-page-break/><text:span text:style-name="T18">Art. 37.  Redistribuição é o deslocamento de cargo de provimento efetivo, ocupado ou vago no âmbito do quadro geral de pessoal, para outro órgão ou entidade do mesmo Poder, com prévia apreciação do órgão central do SIPEC,     observados os seguintes preceitos: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37i Copia 2"/><text:span text:style-name="T11">I - interesse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ii Copia 2"/><text:span text:style-name="T11">II - equivalência de vencimento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iii Copia 2"/><text:span text:style-name="T11">III - manutenção da essência das atribuições do carg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iv Copia 2"/><text:span text:style-name="T11">IV - vinculação entre os graus de responsabilidade e complexidade das atividade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v Copia 2"/><text:span text:style-name="T11">V - mesmo nível de escolaridade, especialidade ou habilitação profissional;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vi Copia 2"/><text:span text:style-name="T11">VI - compatibilidade entre as atribuições do cargo e as finalidades institucionais do órgão ou entidade.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1 Copia 2"/><text:span text:style-name="T18">§ 1</text:span><text:span text:style-name="T24">o</text:span><text:span text:style-name="T18">  A redistribuição ocorrerá </text:span><text:span text:style-name="T21">ex officio</text:span><text:span text:style-name="T18"> para ajustamento de lotação e da força de trabalho às necessidades dos serviços, inclusive nos casos de reorganização, extinção ou criação de órgão ou entidade.</text:span><text:span text:style-name="T48">                  </text:span><text:a xlink:type="simple" xlink:href="https://www.planalto.gov.br/ccivil_03/leis/L9527.htm#art1" text:style-name="Internet_20_link" text:visited-style-name="Visited_20_Internet_20_Link"><text:span text:style-name="T11">(Incluído pela Lei nº 9.527, de 10.12.97)</text:span></text:a></text:p>
      <text:p text:style-name="P20"><text:bookmark text:name="art37§2 Copia 2"/><text:span text:style-name="T11">§ 2</text:span><text:span text:style-name="T25">o</text:span><text:span text:style-name="T11">  A redistribuição de cargos efetivos vagos se dará mediante ato conjunto entre o órgão central do SIPEC e os órgãos e entidades da Administração Pública Federal envolvido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3 Copia 2"/><text:span text:style-name="T11">§ 3</text:span><text:span text:style-name="T25">o</text:span><text:span text:style-name="T11">  Nos casos de reorganização ou extinção de órgão ou entidade, extinto o cargo ou declarada sua desnecessidade no órgão ou entidade, o servidor estável que não for redistribuído será colocado em disponibilidade, até seu aproveitamento na forma dos arts. 30 e 31.               </text:span><text:a xlink:type="simple" xlink:href="https://www.planalto.gov.br/ccivil_03/leis/L9527.htm#art1" text:style-name="Internet_20_link" text:visited-style-name="Visited_20_Internet_20_Link"><text:span text:style-name="T9">(Parágrafo renumerado e alterado pela Lei nº 9.527, de 10.12.97)</text:span></text:a></text:p>
      <text:p text:style-name="P20"><text:bookmark text:name="art37§4 Copia 2"/><text:span text:style-name="T11">§ 4</text:span><text:span text:style-name="T25">o</text:span><text:span text:style-name="T11">  O servidor que não for redistribuído ou colocado em disponibilidade poderá ser mantido sob responsabilidade do órgão central do SIPEC, e ter exercício provisório, em outro órgão ou entidade, até seu adequado aproveitamento.                </text:span><text:a xlink:type="simple" xlink:href="https://www.planalto.gov.br/ccivil_03/leis/L9527.htm#art1" text:style-name="Internet_20_link" text:visited-style-name="Visited_20_Internet_20_Link"><text:span text:style-name="T9">(Incluído pela Lei nº 9.527, de 10.12.97)</text:span></text:a></text:p>
      <text:p text:style-name="P25"><text:bookmark text:name="capiv Copia 2"/><text:span text:style-name="Strong_20_Emphasis"><text:span text:style-name="T11">Capítulo IV</text:span></text:span></text:p>
      <text:p text:style-name="P25"><text:span text:style-name="Strong_20_Emphasis"><text:span text:style-name="T11">Da Substituição</text:span></text:span></text:p>
      <text:p text:style-name="P48"><text:bookmark text:name="art38. Copia 2"/>Art. 38. Os servidores investidos em função de direção ou chefia e os ocupantes de cargos em comissão terão substitutos indicados no regimento interno ou, no caso de omissão, previamente designados pela autoridade competente.</text:p>
      <text:p text:style-name="P20"><text:bookmark text:name="art38 Copia 2"/><text:span text:style-name="T18">Art. 38.  Os servidores investidos em cargo ou função de direção ou chefia e os ocupantes de cargo de Natureza Especial terão substitutos indicados no regimento interno ou, no caso de omissão, previamente designados pelo dirigente máximo do órgão ou entidade.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38§1 Copia 2"/>§ 1° O substituto assumirá automaticamente o exercício do cargo ou função de direção ou chefia nos afastamentos ou impedimentos regulamentares do titular.</text:p>
      <text:p text:style-name="P20"><text:bookmark text:name="art38§1. Copia 2"/><text:span text:style-name="T11">§ 1</text:span><text:span text:style-name="T25">o</text:span><text:span text:style-name="T11">  O substituto assumirá automática e cumulativamente, sem prejuízo do cargo que ocupa, o exercício do cargo ou função de direção ou chefia e os de Natureza Especial, nos afastamentos, impedimentos legais ou regulamentares do titular e na vacância do cargo, hipóteses em que deverá optar pela remuneração de um deles durante o respectivo período.                   </text:span><text:a xlink:type="simple" xlink:href="https://www.planalto.gov.br/ccivil_03/leis/L9527.htm#art1" text:style-name="Internet_20_link" text:visited-style-name="Visited_20_Internet_20_Link"><text:span text:style-name="T9">(Redação dada pela Lei nº 9.527, de 10.12.97)</text:span></text:a></text:p>
      <text:p text:style-name="P48"><text:bookmark text:name="art38§2 Copia 2"/>§ 2° O substituto fará jus à gratificação pelo exercício da função de direção ou chefia, paga na proporção dos dias de efetiva substituição, observando-se quanto aos cargos em comissão o disposto no § 5° do art. 62.</text:p>
      <text:p text:style-name="P20"><text:bookmark text:name="art38§2. Copia 2"/><text:span text:style-name="T11">§ 2</text:span><text:span text:style-name="T25">o</text:span><text:span text:style-name="T11">  O substituto fará jus à retribuição pelo exercício do cargo ou função de direção ou chefia ou de cargo de Natureza Especial, nos casos dos afastamentos ou impedimentos legais do titular, superiores a trinta dias consecutivos, paga na proporção dos dias de efetiva substituição, que excederem o referido período.                 </text:span><text:a xlink:type="simple" xlink:href="https://www.planalto.gov.br/ccivil_03/leis/L9527.htm#art1" text:style-name="Internet_20_link" text:visited-style-name="Visited_20_Internet_20_Link"><text:span text:style-name="T9">(Redação dada pela Lei nº 9.527, de 10.12.97)</text:span></text:a></text:p>
      <text:p text:style-name="P34"><text:bookmark text:name="art39 Copia 2"/><text:soft-page-break/>Art. 39.  O disposto no artigo anterior aplica-se aos titulares de unidades administrativas organizadas em nível de assessoria.</text:p>
      <text:p text:style-name="P25"><text:bookmark text:name="tituloiii Copia 2"/><text:span text:style-name="Strong_20_Emphasis"><text:span text:style-name="T11">Título III</text:span></text:span></text:p>
      <text:p text:style-name="P25"><text:span text:style-name="Strong_20_Emphasis"><text:span text:style-name="T11">Dos Direitos e Vantagens</text:span></text:span></text:p>
      <text:p text:style-name="P25"><text:span text:style-name="Strong_20_Emphasis"><text:span text:style-name="T11">Capítulo I</text:span></text:span></text:p>
      <text:p text:style-name="P25"><text:span text:style-name="Strong_20_Emphasis"><text:span text:style-name="T11">Do Vencimento e da Remuneração</text:span></text:span></text:p>
      <text:p text:style-name="P34"><text:bookmark text:name="art40 Copia 2"/>Art. 40.  Vencimento é a retribuição pecuniária pelo exercício de cargo público, com valor fixado em lei.</text:p>
      <text:p text:style-name="P20"><text:bookmark text:name="art40p Copia 2"/><text:span text:style-name="T28">Parágrafo único.  Nenhum servidor receberá, a título de vencimento, importância inferior ao salário-mínimo.</text:span><text:span text:style-name="T11">               </text:span><text:a xlink:type="simple" xlink:href="https://www.planalto.gov.br/ccivil_03/_Ato2007-2010/2008/Mpv/431.htm#art174" text:style-name="Internet_20_link" text:visited-style-name="Visited_20_Internet_20_Link"><text:span text:style-name="T28">(Revogado pela Medida Provisória nº 431, de 2008)</text:span><text:span text:style-name="T11">.</text:span></text:a><text:span text:style-name="T11"> </text:span><text:span text:style-name="T49">                 </text:span><text:a xlink:type="simple" xlink:href="https://www.planalto.gov.br/ccivil_03/_Ato2007-2010/2008/Lei/L11784.htm#art176" text:style-name="Internet_20_link" text:visited-style-name="Visited_20_Internet_20_Link"><text:span text:style-name="T17">(Revogado pela Lei nº 11.784, de 2008)</text:span></text:a></text:p>
      <text:p text:style-name="P44"><text:bookmark text:name="art41 Copia 2"/> <text:span text:style-name="T4">Art. 41.  Remuneração é o vencimento do cargo efetivo, acrescido das vantagens pecuniárias permanentes estabelecidas em lei.</text:span></text:p>
      <text:p text:style-name="P34"><text:bookmark text:name="art41§1 Copia 2"/>§ 1<text:span text:style-name="T57">o</text:span>  A remuneração do servidor investido em função ou cargo em comissão será paga na forma prevista no art. 62.</text:p>
      <text:p text:style-name="P34"><text:bookmark text:name="art41§2 Copia 2"/>§ 2<text:span text:style-name="T57">o</text:span>  O servidor investido em cargo em comissão de órgão ou entidade diversa da de sua lotação receberá a remuneração de acordo com o estabelecido no § 1<text:span text:style-name="T57">o</text:span> do art. 93.</text:p>
      <text:p text:style-name="P34"><text:bookmark text:name="art41§3 Copia 2"/>§ 3<text:span text:style-name="T57">o</text:span>  O vencimento do cargo efetivo, acrescido das vantagens de caráter permanente, é irredutível.</text:p>
      <text:p text:style-name="P34"><text:bookmark text:name="art41§4 Copia 2"/>§ 4<text:span text:style-name="T57">o</text:span>  É assegurada a isonomia de vencimentos para cargos de atribuições iguais ou assemelhadas do mesmo Poder, ou entre servidores dos três Poderes, ressalvadas as vantagens de caráter individual e as relativas à natureza ou ao local de trabalho.</text:p>
      <text:p text:style-name="P20"><text:bookmark text:name="art41§5 Copia 2"/><text:span text:style-name="Emphasis"><text:span text:style-name="T28">§ 5</text:span></text:span><text:span text:style-name="Emphasis"><text:span text:style-name="T39">o</text:span></text:span><text:span text:style-name="Emphasis"><text:span text:style-name="T28">  Nenhum servidor receberá remuneração inferior ao salário mínimo.                    </text:span></text:span><text:a xlink:type="simple" xlink:href="https://www.planalto.gov.br/ccivil_03/_Ato2007-2010/2008/Mpv/431.htm#art172" text:style-name="Internet_20_link" text:visited-style-name="Visited_20_Internet_20_Link"><text:span text:style-name="Emphasis">(Incluído pela Medida Provisória nº 431, de 2008).</text:span></text:a></text:p>
      <text:p text:style-name="P20"><text:bookmark text:name="art41§5. Copia 2"/><text:span text:style-name="T11">§ 5</text:span><text:span text:style-name="T25">o</text:span><text:span text:style-name="T11">  Nenhum servidor receberá remuneração inferior ao salário mínimo.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43"><text:bookmark text:name="art42 Copia 2"/>Art. 42.  Nenhum servidor poderá perceber, mensalmente, a título de remuneração, importância superior à soma dos valores percebidos como remuneração, em espécie, a qualquer título, no âmbito dos respectivos Poderes, pelos Ministros de Estado, por membros do Congresso Nacional e Ministros do Supremo Tribunal Federal.</text:p>
      <text:p text:style-name="P34"><text:bookmark text:name="art42p Copia 2"/>Parágrafo único.  Excluem-se do teto de remuneração as vantagens previstas nos incisos II a VII do art. 61.</text:p>
      <text:p text:style-name="P20"><text:bookmark text:name="art43 Copia 2"/><text:span text:style-name="T28">Art. 43. A menor remuneração atribuída aos cargos de carreira não será inferior a 1/40 (um quarenta avos) do teto de remuneração fixado no artigo anterior.</text:span><text:span text:style-name="T48">                </text:span><text:a xlink:type="simple" xlink:href="https://www.planalto.gov.br/ccivil_03/leis/L9624.htm#art22" text:style-name="Internet_20_link" text:visited-style-name="Visited_20_Internet_20_Link"><text:span text:style-name="T9">(Revogado pela Lei nº 9.624, de 2.4.98)</text:span></text:a><text:span text:style-name="T11">             </text:span><text:a xlink:type="simple" xlink:href="https://www.planalto.gov.br/ccivil_03/leis/L9624.htm#art18" text:style-name="Internet_20_link" text:visited-style-name="Visited_20_Internet_20_Link"><text:span text:style-name="T9">(Vide Lei nº 9.624, de 2.4.98)</text:span></text:a></text:p>
      <text:p text:style-name="P34"><text:bookmark text:name="art44 Copia 2"/>Art. 44.  O servidor perderá:</text:p>
      <text:p text:style-name="P48"><text:bookmark text:name="art44i. Copia 2"/>I - a remuneração dos dias em que faltar ao serviço;</text:p>
      <text:p text:style-name="P48"><text:bookmark text:name="art44ii Copia 2"/>II - a parcela de remuneração diária, proporcional aos atrasos, ausências e saídas antecipadas, iguais ou superiores a 60 (sessenta) minutos;</text:p>
      <text:p text:style-name="P34"><text:bookmark text:name="art44iii Copia 2"/>I<text:span text:style-name="T61">II - metade da remuneração, na hipótese prevista no § 2° do art. 130.</text:span></text:p>
      <text:p text:style-name="P20"><text:bookmark text:name="art44i Copia 2"/><text:span text:style-name="T18">I - a remuneração do dia em que faltar ao serviço, sem motivo justificad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44ii. Copia 2"/><text:span text:style-name="T18">II - a parcela de remuneração diária, proporcional aos atrasos, ausências justificadas, ressalvadas as concessões de que trata o art. 97, e saídas antecipadas, salvo na hipótese de compensação de horário, até o mês subseqüente ao da ocorrência, a ser estabelecida pela chefia imediata.</text:span><text:span text:style-name="Strong_20_Emphasis"><text:span text:style-name="T18">                  </text:span></text:span><text:a xlink:type="simple" xlink:href="https://www.planalto.gov.br/ccivil_03/leis/L9527.htm#art1" text:style-name="Internet_20_link" text:visited-style-name="Visited_20_Internet_20_Link"><text:span text:style-name="T18">(Redação dada pela Lei nº 9.527, de 10.12.97)</text:span></text:a></text:p>
      <text:p text:style-name="P20"><text:bookmark text:name="art44p Copia 2"/><text:span text:style-name="T18">Parágrafo único.  As faltas justificadas decorrentes de caso fortuito ou de força maior poderão ser compensadas a critério da chefia imediata, sendo assim consideradas como efetivo exercício.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45 Copia 2"/><text:soft-page-break/><text:span text:style-name="T11">Art. 45.  Salvo por imposição legal, ou mandado judicial, nenhum desconto incidirá sobre a remuneração ou provento.                </text:span><text:a xlink:type="simple" xlink:href="https://www.planalto.gov.br/ccivil_03/decreto/1995/d1502.htm#art1" text:style-name="Internet_20_link" text:visited-style-name="Visited_20_Internet_20_Link"><text:span text:style-name="T9">(Vide Decreto nº 1.502, de 1995)</text:span></text:a><text:span text:style-name="T11">              </text:span><text:a xlink:type="simple" xlink:href="https://www.planalto.gov.br/ccivil_03/decreto/1996/D1903.htm#art1" text:style-name="Internet_20_link" text:visited-style-name="Visited_20_Internet_20_Link"><text:span text:style-name="T9">(Vide Decreto nº 1.903, de 1996)</text:span></text:a><text:span text:style-name="T11">                 </text:span><text:a xlink:type="simple" xlink:href="https://www.planalto.gov.br/ccivil_03/decreto/1996/d2065.htm#art1" text:style-name="Internet_20_link" text:visited-style-name="Visited_20_Internet_20_Link"><text:span text:style-name="T9">(Vide Decreto nº 2.065, de 1996)</text:span></text:a><text:span text:style-name="T11">               </text:span><text:a xlink:type="simple" xlink:href="https://www.planalto.gov.br/ccivil_03/decreto/D2784.htm" text:style-name="Internet_20_link" text:visited-style-name="Visited_20_Internet_20_Link"><text:span text:style-name="T9">(Regulamento)</text:span></text:a><text:span text:style-name="T11">                </text:span><text:a xlink:type="simple" xlink:href="https://www.planalto.gov.br/ccivil_03/_Ato2004-2006/2004/Decreto/D4961.htm" text:style-name="Internet_20_link" text:visited-style-name="Visited_20_Internet_20_Link"><text:span text:style-name="T9">(Regulamento)</text:span></text:a></text:p>
      <text:p text:style-name="P48"><text:bookmark text:name="art45p Copia 2"/>Parágrafo único.  Mediante autorização do servidor, poderá haver consignação em folha de pagamento a favor de terceiros, a critério da administração e com reposição de custos, na forma definida em regulamento.</text:p>
      <text:p text:style-name="P21"><text:bookmark text:name="art45§1 Copia 2"/><text:span text:style-name="T11">§</text:span><text:span text:style-name="T28"> 1º Mediante autorização do servidor, poderá haver consignação em folha de pagamento em favor de terceiros, a critério da administração e com reposição de custos, na forma definida em regulamento.</text:span><text:span text:style-name="T11">               </text:span><text:span text:style-name="T28"> </text:span><text:a xlink:type="simple" xlink:href="https://www.planalto.gov.br/ccivil_03/_Ato2015-2018/2015/Mpv/mpv681.htm#art3" text:style-name="Internet_20_link" text:visited-style-name="Visited_20_Internet_20_Link">(Redação dada pela Medida Provisória nº 681, de 2015)</text:a></text:p>
      <text:p text:style-name="P21"><text:bookmark text:name="art45§2 Copia 2"/><text:span text:style-name="T28">§ 2º O total de consignações facultativas de que trata o § 1º não excederá trinta e cinco por cento da remuneração mensal, sendo cinco por cento reservados exclusivamente para a amortização de despesas contraídas por meio de cartão de crédito                   </text:span><text:a xlink:type="simple" xlink:href="https://www.planalto.gov.br/ccivil_03/_Ato2015-2018/2015/Mpv/mpv681.htm#art3" text:style-name="Internet_20_link" text:visited-style-name="Visited_20_Internet_20_Link">(Incluído pela Medida Provisória nº 681, de 2015)</text:a></text:p>
      <text:p text:style-name="P21"><text:bookmark text:name="art45§1. Copia 2"/><text:span text:style-name="T28">§ 1</text:span><text:span text:style-name="T39">o</text:span><text:span text:style-name="T28">  Mediante autorização do servidor, poderá haver consignação em folha de pagamento em favor de terceiros, a critério da administração e com reposição de custos, na forma definida em regulamento.     </text:span><text:a xlink:type="simple" xlink:href="https://www.planalto.gov.br/ccivil_03/_Ato2015-2018/2015/Lei/L13172.htm#art3" text:style-name="Internet_20_link" text:visited-style-name="Visited_20_Internet_20_Link">(Redação dada pela Lei nº 13.172, de 2015)</text:a><text:span text:style-name="T28">   </text:span><text:span text:style-name="T11">    </text:span><text:a xlink:type="simple" xlink:href="https://www.planalto.gov.br/ccivil_03/_Ato2019-2022/2022/Mpv/mpv1132.htm#art5" text:style-name="Internet_20_link" text:visited-style-name="Visited_20_Internet_20_Link"><text:span text:style-name="T28">(Revogado pela Medida Provisória nº 1.132, de 2022)</text:span></text:a><text:span text:style-name="T11">   </text:span><text:a xlink:type="simple" xlink:href="https://www.planalto.gov.br/ccivil_03/_Ato2019-2022/2022/Lei/L14509.htm#art7" text:style-name="Internet_20_link" text:visited-style-name="Visited_20_Internet_20_Link"><text:span text:style-name="T9">(Revogado pela Lei nº 14.509, de 2022)</text:span></text:a></text:p>
      <text:p text:style-name="P21"><text:bookmark text:name="art45§2. Copia 2"/><text:span text:style-name="T28">§ 2</text:span><text:span text:style-name="T39">o</text:span><text:span text:style-name="T28">  O total de consignações facultativas de que trata o § 1</text:span><text:span text:style-name="T39">o</text:span><text:span text:style-name="T28"> não excederá a 35% (trinta e cinco por cento) da remuneração mensal, sendo 5% (cinco por cento) reservados exclusivamente para:      </text:span><text:a xlink:type="simple" xlink:href="https://www.planalto.gov.br/ccivil_03/_Ato2015-2018/2015/Lei/L13172.htm#art3" text:style-name="Internet_20_link" text:visited-style-name="Visited_20_Internet_20_Link">(Redação dada pela Lei nº 13.172, de 2015)</text:a><text:span text:style-name="T28">         </text:span><text:a xlink:type="simple" xlink:href="https://www.planalto.gov.br/ccivil_03/_Ato2019-2022/2021/Lei/L14131.htm#art1" text:style-name="Internet_20_link" text:visited-style-name="Visited_20_Internet_20_Link">(Vide Lei nº 14.131, de 2021)</text:a><text:span text:style-name="T28">    </text:span><text:a xlink:type="simple" xlink:href="https://www.planalto.gov.br/ccivil_03/_Ato2019-2022/2022/Mpv/mpv1132.htm#art5" text:style-name="Internet_20_link" text:visited-style-name="Visited_20_Internet_20_Link">(Revogado pela Medida Provisória nº 1.132, de 2022)</text:a><text:span text:style-name="T11">   </text:span><text:a xlink:type="simple" xlink:href="https://www.planalto.gov.br/ccivil_03/_Ato2019-2022/2022/Lei/L14509.htm#art7" text:style-name="Internet_20_link" text:visited-style-name="Visited_20_Internet_20_Link"><text:span text:style-name="T9">(Revogado pela Lei nº 14.509, de 2022)</text:span></text:a></text:p>
      <text:p text:style-name="P21"><text:span text:style-name="T28">I - a amortização de despesas contraídas por meio de cartão de crédito; ou        </text:span><text:a xlink:type="simple" xlink:href="https://www.planalto.gov.br/ccivil_03/_Ato2015-2018/2015/Lei/L13172.htm#art3" text:style-name="Internet_20_link" text:visited-style-name="Visited_20_Internet_20_Link">(Incluído pela Lei nº 13.172, de 2015)</text:a><text:span text:style-name="T28">    </text:span><text:a xlink:type="simple" xlink:href="https://www.planalto.gov.br/ccivil_03/_Ato2019-2022/2022/Mpv/mpv1132.htm#art5" text:style-name="Internet_20_link" text:visited-style-name="Visited_20_Internet_20_Link"><text:span text:style-name="T11">(Revogado pela Medida Provisória nº 1.132, de 2022)</text:span></text:a></text:p>
      <text:p text:style-name="P21"><text:span text:style-name="T28">II - a utilização com a finalidade de saque por meio do cartão de crédito.     </text:span><text:a xlink:type="simple" xlink:href="https://www.planalto.gov.br/ccivil_03/_Ato2015-2018/2015/Lei/L13172.htm#art3" text:style-name="Internet_20_link" text:visited-style-name="Visited_20_Internet_20_Link">(Incluído pela Lei nº 13.172, de 2015)</text:a><text:span text:style-name="T28">     </text:span><text:a xlink:type="simple" xlink:href="https://www.planalto.gov.br/ccivil_03/_Ato2019-2022/2022/Mpv/mpv1132.htm#art5" text:style-name="Internet_20_link" text:visited-style-name="Visited_20_Internet_20_Link"><text:span text:style-name="T11">(Revogado pela Medida Provisória nº 1.132, de 2022)</text:span></text:a></text:p>
      <text:p text:style-name="P49"><text:bookmark text:name="art46.. Copia 2"/>Art. 46. As reposições e indenizações ao erário serão descontadas em parcelas mensais não excedentes à décima parte da remuneração ou provento, em valores atualizados.</text:p>
      <text:p text:style-name="P20"><text:bookmark text:name="art46 Copia 2"/><text:span text:style-name="T37">Art. 46. As reposições e indenizações ao erário serão previamente comunicadas ao servidor e descontadas em parcelas mensais em valores atualizados até 30 de junho de 1994.                </text:span><text:a xlink:type="simple" xlink:href="https://www.planalto.gov.br/ccivil_03/leis/L9527.htm#art1" text:style-name="Internet_20_link" text:visited-style-name="Visited_20_Internet_20_Link">(Redação dada pela Lei nº 9.527, de 10.12.97)</text:a><text:span text:style-name="T37"> </text:span></text:p>
      <text:p text:style-name="P20"><text:bookmark text:name="art46§1 Copia 2"/><text:span text:style-name="T37">§ 1</text:span><text:span text:style-name="T43">o</text:span><text:span text:style-name="T37"> A indenização será feita em parcelas cujo valor não exceda dez por cento da remuneração ou provento.                  </text:span><text:a xlink:type="simple" xlink:href="https://www.planalto.gov.br/ccivil_03/leis/L9527.htm#art1" text:style-name="Internet_20_link" text:visited-style-name="Visited_20_Internet_20_Link">(Incluído pela Lei nº 9.527, de 10.12.97)</text:a><text:span text:style-name="T37"> </text:span></text:p>
      <text:p text:style-name="P20"><text:bookmark text:name="art46§2 Copia 2"/><text:span text:style-name="T37">§ 2</text:span><text:span text:style-name="T43">o</text:span><text:span text:style-name="T37"> A reposição será feita em parcelas cujo valor não exceda 25% da remuneração ou provento.                   </text:span><text:a xlink:type="simple" xlink:href="https://www.planalto.gov.br/ccivil_03/leis/L9527.htm#art1" text:style-name="Internet_20_link" text:visited-style-name="Visited_20_Internet_20_Link">(Incluído pela Lei nº 9.527, de 10.12.97)</text:a><text:span text:style-name="T37"> </text:span></text:p>
      <text:p text:style-name="P20"><text:bookmark text:name="art46§3 Copia 2"/><text:span text:style-name="T37">§ 3</text:span><text:span text:style-name="T43">o</text:span><text:span text:style-name="T37"> A reposição será feita em uma única parcela quando constatado pagamento indevido no mês anterior ao do processamento da folha.                </text:span><text:a xlink:type="simple" xlink:href="https://www.planalto.gov.br/ccivil_03/leis/L9527.htm#art1" text:style-name="Internet_20_link" text:visited-style-name="Visited_20_Internet_20_Link">(Incluído pela Lei nº 9.527, de 10.12.97)</text:a><text:span text:style-name="T37"> </text:span><text:span text:style-name="T18"> </text:span></text:p>
      <text:p text:style-name="P20"><text:bookmark text:name="art46. Copia 2"/><text:span text:style-name="T18">Art. 46.  As reposições e indenizações ao erário, atualizadas até 30 de junho de 1994, serão previamente comunicadas ao servidor ativo, aposentado ou ao pensionista, para pagamento, no prazo máximo de trinta dias, podendo ser parceladas, a pedido do interessad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46§1. Copia 2"/><text:span text:style-name="T18">§ 1</text:span><text:span text:style-name="T24">o</text:span><text:span text:style-name="T18">  O valor de cada parcela não poderá ser inferior ao correspondente a dez por cento da remuneração, provento ou pensã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46§2. Copia 2"/><text:span text:style-name="T18">§ 2</text:span><text:span text:style-name="T24">o</text:span><text:span text:style-name="T18">  Quando o pagamento indevido houver ocorrido no mês anterior ao do processamento da folha, a reposição será feita imediatamente, em uma única parcela.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46§3. Copia 2"/><text:span text:style-name="T18">§ 3</text:span><text:span text:style-name="T24">o</text:span><text:span text:style-name="T18">  Na hipótese de valores recebidos em decorrência de cumprimento a decisão liminar, a tutela antecipada ou a sentença que venha a ser revogada ou rescindida, serão eles atualizados até a data da reposiçã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48"><text:bookmark text:name="art47 Copia 2"/>Art. 47. O servidor em débito com o erário, que for demitido, exonerado, ou que tiver a sua aposentadoria ou disponibilidade cassada, terá o prazo de 60 (sessenta) dias para quitar o débito. Parágrafo único. A não quitação do débito no prazo previsto implicará sua inscrição em dívida ativa.</text:p>
      <text:p text:style-name="P20"><text:bookmark text:name="art47. Copia 2"/><text:span text:style-name="T37">Art. 47. O servidor em débito com o erário, que for demitido, exonerado, ou que tiver sua aposentadoria ou disponibilidade cassada, ou ainda aquele cuja dívida relativa a reposição seja superior a cinco vezes o valor de sua remuneração terá o prazo de sessenta dias para quitar o débito.               </text:span><text:a xlink:type="simple" xlink:href="https://www.planalto.gov.br/ccivil_03/leis/L9527.htm#art1" text:style-name="Internet_20_link" text:visited-style-name="Visited_20_Internet_20_Link">(Redação dada pela Lei nº 9.527, de 10.12.97)</text:a><text:span text:style-name="T37">  </text:span></text:p>
      <text:p text:style-name="P20"><text:bookmark text:name="art47§1 Copia 2"/><text:span text:style-name="T37">§ 1</text:span><text:span text:style-name="T43">o</text:span><text:span text:style-name="T37"> A não quitação do débito no prazo previsto implicará sua inscrição em dívida ativa.                 </text:span><text:a xlink:type="simple" xlink:href="https://www.planalto.gov.br/ccivil_03/leis/L9527.htm#art1" text:style-name="Internet_20_link" text:visited-style-name="Visited_20_Internet_20_Link">(Incluído pela Lei nº 9.527, de 10.12.97)</text:a></text:p>
      <text:p text:style-name="P20"><text:bookmark text:name="art47§2 Copia 2"/><text:span text:style-name="T37">§ 2</text:span><text:span text:style-name="T43">o</text:span><text:span text:style-name="T37"> Os valores percebidos pelo servidor, em razão de decisão liminar, de qualquer medida de caráter antecipatório ou de sentença, posteriormente cassada ou revista, deverão ser repostos no prazo de trinta dias, contados da notificação para fazê-lo, sob pena de inscrição em dívida ativa.                    </text:span><text:a xlink:type="simple" xlink:href="https://www.planalto.gov.br/ccivil_03/leis/L9527.htm#art1" text:style-name="Internet_20_link" text:visited-style-name="Visited_20_Internet_20_Link">(Incluído pela Lei nº 9.527, de 10.12.97)</text:a></text:p>
      <text:p text:style-name="P20"><text:bookmark text:name="art47.. Copia 2"/><text:soft-page-break/><text:span text:style-name="T52"> </text:span><text:span text:style-name="T18">Art. 47.  O servidor em débito com o erário, que for demitido, exonerado ou que tiver sua aposentadoria ou disponibilidade cassada, terá o prazo de sessenta dias para quitar o débit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48p Copia 2"/><text:span text:style-name="T18">Parágrafo único.  A não quitação do débito no prazo previsto implicará sua inscrição em dívida ativa.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34"><text:bookmark text:name="art48 Copia 2"/>Art. 48.  O vencimento, a remuneração e o provento não serão objeto de arresto, seqüestro ou penhora, exceto nos casos de prestação de alimentos resultante de decisão judicial.</text:p>
      <text:p text:style-name="P25"><text:span text:style-name="Strong_20_Emphasis"><text:span text:style-name="T11">Capítulo II</text:span></text:span></text:p>
      <text:p text:style-name="P25"><text:span text:style-name="Strong_20_Emphasis"><text:span text:style-name="T11">Das Vantagens</text:span></text:span></text:p>
      <text:p text:style-name="P34"><text:bookmark text:name="art49 Copia 2"/>Art. 49.  Além do vencimento, poderão ser pagas ao servidor as seguintes vantagens:</text:p>
      <text:p text:style-name="P34"><text:bookmark text:name="art49i Copia 2"/>I - indenizações;</text:p>
      <text:p text:style-name="P34"><text:bookmark text:name="art49ii Copia 2"/>II - gratificações;</text:p>
      <text:p text:style-name="P34"><text:bookmark text:name="art49iii Copia 2"/>III - adicionais.</text:p>
      <text:p text:style-name="P34"><text:bookmark text:name="art49§1 Copia 2"/>§ 1<text:span text:style-name="T57">o</text:span>  As indenizações não se incorporam ao vencimento ou provento para qualquer efeito.</text:p>
      <text:p text:style-name="P34"><text:bookmark text:name="art49§2 Copia 2"/>§ 2<text:span text:style-name="T57">o</text:span>  As gratificações e os adicionais incorporam-se ao vencimento ou provento, nos casos e condições indicados em lei.</text:p>
      <text:p text:style-name="P34"><text:bookmark text:name="art50 Copia 2"/>Art. 50.  As vantagens pecuniárias não serão computadas, nem acumuladas, para efeito de concessão de quaisquer outros acréscimos pecuniários ulteriores, sob o mesmo título ou idêntico fundamento.</text:p>
      <text:p text:style-name="P25"><text:span text:style-name="Strong_20_Emphasis"><text:span text:style-name="T11">Seção I</text:span></text:span></text:p>
      <text:p text:style-name="P25"><text:span text:style-name="Strong_20_Emphasis"><text:span text:style-name="T11">Das Indenizações</text:span></text:span></text:p>
      <text:p text:style-name="P34"><text:bookmark text:name="art51 Copia 2"/>Art. 51.  Constituem indenizações ao servidor:</text:p>
      <text:p text:style-name="P34"><text:bookmark text:name="art51i Copia 2"/>I - ajuda de custo;</text:p>
      <text:p text:style-name="P34"><text:bookmark text:name="art51ii Copia 2"/>II - diárias;</text:p>
      <text:p text:style-name="P34"><text:bookmark text:name="art51iii Copia 2"/>III - transporte.</text:p>
      <text:p text:style-name="P20"><text:bookmark text:name="art51iv Copia 2"/><text:span text:style-name="T22">I</text:span><text:span text:style-name="T38">V -               </text:span><text:a xlink:type="simple" xlink:href="https://www.planalto.gov.br/ccivil_03/_Ato2004-2006/2006/Mpv/301.htm#art156" text:style-name="Internet_20_link" text:visited-style-name="Visited_20_Internet_20_Link">(Vide Medida Provisória nº 301 de 2006)</text:a></text:p>
      <text:p text:style-name="P20"><text:bookmark text:name="art51iv. Copia 2"/><text:span text:style-name="T11">IV - auxílio-moradia.                 </text:span><text:a xlink:type="simple" xlink:href="https://www.planalto.gov.br/ccivil_03/_Ato2004-2006/2006/Lei/L11355.htm#art156" text:style-name="Internet_20_link" text:visited-style-name="Visited_20_Internet_20_Link"><text:span text:style-name="T9">(Incluído pela Lei nº 11.355, de 2006)</text:span></text:a></text:p>
      <text:p text:style-name="P20"><text:bookmark text:name="art52 Copia 2"/><text:span text:style-name="T28">Art. 52.  Os valores das indenizações, assim como as condições para a sua concessão, serão estabelecidos em regulamento.                   </text:span><text:a xlink:type="simple" xlink:href="https://www.planalto.gov.br/ccivil_03/_Ato2004-2006/2006/Mpv/301.htm#art156" text:style-name="Internet_20_link" text:visited-style-name="Visited_20_Internet_20_Link"><text:span text:style-name="T38">(Vide Medida Provisória nº 301 de 2006)</text:span></text:a></text:p>
      <text:p text:style-name="P62"><text:bookmark text:name="art52. Copia 2"/><text:span text:style-name="T11">Art. 52.  Os valores das indenizações estabelecidas nos incisos I a III do art. 51, assim como as condições para a sua concessão, serão estabelecidos em regulamento.                </text:span><text:a xlink:type="simple" xlink:href="https://www.planalto.gov.br/ccivil_03/_Ato2004-2006/2006/Lei/L11355.htm#art156" text:style-name="Internet_20_link" text:visited-style-name="Visited_20_Internet_20_Link"><text:span text:style-name="T9">(Redação dada pela Lei nº 11.355, de 2006)</text:span></text:a></text:p>
      <text:p text:style-name="P25"><text:span text:style-name="Strong_20_Emphasis"><text:span text:style-name="T11">Subseção I</text:span></text:span></text:p>
      <text:p text:style-name="P25"><text:span text:style-name="Strong_20_Emphasis"><text:span text:style-name="T11">Da Ajuda de Custo</text:span></text:span></text:p>
      <text:p text:style-name="P48"><text:bookmark text:name="art53. Copia 2"/>Art. 53. A ajuda-de-custo destina-se a compensar as despesas de instalação do servidor que, no interesse do serviço, passar a ter exercício em nova sede, com mudança de domicílio em caráter permanente.</text:p>
      <text:p text:style-name="P20"><text:bookmark text:name="art53 Copia 2"/><text:span text:style-name="T18">Art. 53.  A ajuda de custo destina-se a compensar as despesas de instalação do servidor que, no interesse do serviço, passar a ter exercício em nova sede, com mudança de domicílio em caráter permanente, vedado o duplo pagamento de indenização, a qualquer tempo, no caso de o cônjuge ou companheiro que detenha também a condição de servidor, vier a ter exercício na mesma sede.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53§1 Copia 2"/>§ 1<text:span text:style-name="T57">o</text:span>  Correm por conta da administração as despesas de transporte do servidor e de sua família, compreendendo passagem, bagagem e bens pessoais.</text:p>
      <text:p text:style-name="P34"><text:bookmark text:name="art53§4 Copia 2"/><text:soft-page-break/>§ 2<text:span text:style-name="T57">o</text:span>  À família do servidor que falecer na nova sede são assegurados ajuda de custo e transporte para a localidade de origem, dentro do prazo de 1 (um) ano, contado do óbito.</text:p>
      <text:p text:style-name="P20"><text:bookmark text:name="art53§3 Copia 2"/><text:span text:style-name="T28">§ 3</text:span><text:span text:style-name="T39">o</text:span><text:span text:style-name="T28">  Não será concedida ajuda de custo nas hipóteses de remoção previstas nos incisos II e III do parágrafo único do art. 36.                       </text:span><text:a xlink:type="simple" xlink:href="https://www.planalto.gov.br/ccivil_03/_Ato2011-2014/2013/Mpv/mpv632.htm#art18" text:style-name="Internet_20_link" text:visited-style-name="Visited_20_Internet_20_Link">(Incluído pela Medida provisória nº 632, de 2013)</text:a></text:p>
      <text:p text:style-name="P20"><text:bookmark text:name="art53§3. Copia 2"/><text:span text:style-name="T11">§ 3</text:span><text:span text:style-name="T25">o</text:span><text:span text:style-name="T11">  Não será concedida ajuda de custo nas hipóteses de remoção previstas nos incisos II e III do parágrafo único do art. 36.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53">Art. 54.  A ajuda de custo é calculada sobre a remuneração do servidor, conforme se dispuser em regulamento, não podendo exceder a importância correspondente a 3 (três) meses.</text:p>
      <text:p text:style-name="P20"><text:bookmark text:name="art54. Copia 2"/><text:span text:style-name="T28">Art. 54. A ajuda de custo corresponderá ao valor de um mês de remuneração do servidor na origem ou, na hipótese do </text:span><text:span text:style-name="T32">caput</text:span><text:span text:style-name="T28"> do art. 56, ao valor de uma remuneração mensal do cargo em comissão.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44"><text:bookmark text:name="art255 Copia 2"/> <text:span text:style-name="T4">Art. 54.  A ajuda de custo é calculada sobre a remuneração do servidor, conforme se dispuser em regulamento, não podendo exceder a importância correspondente a 3 (três) meses.</text:span></text:p>
      <text:p text:style-name="P34"><text:bookmark text:name="art55 Copia 2"/>Art. 55.  Não será concedida ajuda de custo ao servidor que se afastar do cargo, ou reassumi-lo, em virtude de mandato eletivo.</text:p>
      <text:p text:style-name="P34"><text:bookmark text:name="art56 Copia 2"/>Art. 56.  Será concedida ajuda de custo àquele que, não sendo servidor da União, for nomeado para cargo em comissão, com mudança de domicílio.</text:p>
      <text:p text:style-name="P34"><text:bookmark text:name="art56p Copia 2"/>Parágrafo único.  No afastamento previsto no inciso I do art. 93, a ajuda de custo será paga pelo órgão cessionário, quando cabível.</text:p>
      <text:p text:style-name="P44"><text:bookmark text:name="art57 Copia 2"/> <text:span text:style-name="T4">Art. 57.  O servidor ficará obrigado a restituir a ajuda de custo quando, injustificadamente, não se apresentar na nova sede no prazo de 30 (trinta) dias.</text:span></text:p>
      <text:p text:style-name="P25"><text:span text:style-name="Strong_20_Emphasis"><text:span text:style-name="T11">Subseção II</text:span></text:span></text:p>
      <text:p text:style-name="P25"><text:span text:style-name="Strong_20_Emphasis"><text:span text:style-name="T11">Das Diárias</text:span></text:span></text:p>
      <text:p text:style-name="P48"><text:bookmark text:name="art58. Copia 2"/>Art. 58. O servidor que, a serviço, se afastar da sede em caráter eventual ou transitório, para outro ponto do território nacional, fará jus a passagens e diárias, para cobrir as despesas de pousada, alimentação e locomoção urbana.</text:p>
      <text:p text:style-name="P48"><text:bookmark text:name="art58§1 Copia 2"/>§ 1° A diária será concedida por dia de afastamento, sendo devida pela metade quando o deslocamento não exigir pernoite fora da sede.</text:p>
      <text:p text:style-name="P20"><text:bookmark text:name="art58 Copia 2"/><text:span text:style-name="T18">Art. 58.  O servidor que, a serviço, afastar-se da sede em caráter eventual ou transitório para outro ponto do território nacional ou para o exterior, fará jus a passagens e diárias destinadas a indenizar as parcelas de despesas extraordinária com pousada, alimentação e locomoção urbana, conforme dispuser em regulament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58§1. Copia 2"/><text:span text:style-name="T18">§ 1</text:span><text:span text:style-name="T24">o</text:span><text:span text:style-name="T18">  A diária será concedida por dia de afastamento, sendo devida pela metade quando o deslocamento não exigir pernoite fora da sede, ou quando a União custear, por meio diverso, as despesas extraordinárias cobertas por diárias.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58§2 Copia 2"/>§ 2<text:span text:style-name="T57">o</text:span>  Nos casos em que o deslocamento da sede constituir exigência permanente do cargo, o servidor não fará jus a diárias.</text:p>
      <text:p text:style-name="P20"><text:bookmark text:name="art58§3 Copia 2"/><text:span text:style-name="T18">§ 3</text:span><text:span text:style-name="T24">o</text:span><text:span text:style-name="T18">  Também não fará jus a diárias o servidor que se deslocar dentro da mesma região metropolitana, aglomeração urbana ou microrregião, constituídas por municípios limítrofes e regularmente instituídas, ou em áreas de controle integrado mantidas com países limítrofes, cuja jurisdição e competência dos órgãos, entidades e servidores brasileiros considera-se estendida, salvo se houver pernoite fora da sede, hipóteses em que as diárias pagas serão sempre as fixadas para os afastamentos dentro do território nacional.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59 Copia 2"/>Art. 59.  O servidor que receber diárias e não se afastar da sede, por qualquer motivo, fica obrigado a restituí-las integralmente, no prazo de 5 (cinco) dias.</text:p>
      <text:p text:style-name="P34"><text:bookmark text:name="art59p Copia 2"/>Parágrafo único.  Na hipótese de o servidor retornar à sede em prazo menor do que o previsto para o seu afastamento, restituirá as diárias recebidas em excesso, no prazo previsto no <text:span text:style-name="T59">caput</text:span>.</text:p>
      <text:p text:style-name="P25"><text:span text:style-name="Strong_20_Emphasis"><text:span text:style-name="T11">Subseção III</text:span></text:span></text:p>
      <text:p text:style-name="P25"><text:span text:style-name="Strong_20_Emphasis"><text:span text:style-name="T11">Da Indenização de Transporte</text:span></text:span></text:p>
      <text:p text:style-name="P34"><text:bookmark text:name="art60 Copia 2"/><text:soft-page-break/>Art. 60.  Conceder-se-á indenização de transporte ao servidor que realizar despesas com a utilização de meio próprio de locomoção para a execução de serviços externos, por força das atribuições próprias do cargo, conforme se dispuser em regulamento.</text:p>
      <text:p text:style-name="P35"><text:bookmark text:name="tituloiiicapiiseci Copia 2"/>Subseção IV</text:p>
      <text:p text:style-name="P25"><text:span text:style-name="T28">Do Auxílio-Moradia<text:line-break/></text:span><text:a xlink:type="simple" xlink:href="https://www.planalto.gov.br/ccivil_03/_Ato2004-2006/2006/Mpv/301.htm#art157" text:style-name="Internet_20_link" text:visited-style-name="Visited_20_Internet_20_Link"><text:span text:style-name="T38">(Vide Medida Provisória nº 301 de 2006)</text:span></text:a></text:p>
      <text:p text:style-name="P35">Subseção IV</text:p>
      <text:p text:style-name="P31"><text:span text:style-name="T11">Do Auxílio-Moradia<text:line-break/></text:span><text:a xlink:type="simple" xlink:href="https://www.planalto.gov.br/ccivil_03/_Ato2004-2006/2006/Lei/L11355.htm#art156" text:style-name="Internet_20_link" text:visited-style-name="Visited_20_Internet_20_Link"><text:span text:style-name="T9">(Incluído pela Lei nº 11.355, de 2006)</text:span></text:a></text:p>
      <text:p text:style-name="P21"><text:bookmark text:name="art60a.0 Copia 2"/><text:span text:style-name="T28">Art. 60-A.  O auxílio-moradia consiste no ressarcimento das despesas comprovadamente realizadas pelo servidor com aluguel de moradia ou com meio de hospedagem administrado por empresa hoteleira, no prazo de um mês após a comprovação da despesa pelo servidor.               </text:span><text:a xlink:type="simple" xlink:href="https://www.planalto.gov.br/ccivil_03/_Ato2004-2006/2006/Lei/L11355.htm#art157" text:style-name="Internet_20_link" text:visited-style-name="Visited_20_Internet_20_Link">(Incluído pela Lei nº 11.355, de 2006)</text:a></text:p>
      <text:p text:style-name="P21"><text:bookmark text:name="art60a. Copia 2"/><text:span text:style-name="T28">Art. 60-A.  O auxílio-moradia consiste no ressarcimento de despesas comprovadamente realizadas pelo servidor com aluguel de moradia ou com meio de hospedagem administrado por empresa hoteleira, no prazo de até dois meses após a comprovação da despesa pelo servidor.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a.1 Copia 2"/><text:span text:style-name="T11">Art. 60-A.  O auxílio-moradia consiste no ressarcimento das despesas comprovadamente realizadas pelo servidor com aluguel de moradia ou com meio de hospedagem administrado por empresa hoteleira, no prazo de um mês após a comprovação da despesa pelo servidor.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3"><text:bookmark text:name="art60b Copia 2"/><text:span text:style-name="T11">Art. 60-B.  Conceder-se-á auxílio-moradia ao servidor se atendidos os seguintes requisitos: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i Copia 2"/><text:span text:style-name="T11">I - não exista imóvel funcional disponível para uso pelo servidor;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ii Copia 2"/><text:span text:style-name="T11">II - o cônjuge ou companheiro do servidor não ocupe imóvel funcional;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iii Copia 2"/><text:span text:style-name="T11">III - o servidor ou seu cônjuge ou companheiro não seja ou tenha sido proprietário, promitente comprador, cessionário ou promitente cessionário de imóvel no Município aonde for exercer o cargo, incluída a hipótese de lote edificado sem averbação de construção, nos doze meses que antecederem a sua nomeação;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iv Copia 2"/><text:span text:style-name="T11">IV - nenhuma outra pessoa que resida com o servidor receba auxílio-moradia;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v Copia 2"/><text:span text:style-name="T11">V - o servidor tenha se mudado do local de residência para ocupar cargo em comissão ou função de confiança do Grupo-Direção e Assessoramento Superiores - DAS, níveis 4, 5 e 6, de Natureza Especial, de Ministro de Estado ou equivalentes;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vi Copia 2"/><text:span text:style-name="T11">VI - o Município no qual assuma o cargo em comissão ou função de confiança não se enquadre nas hipóteses do art. 58, § 3</text:span><text:span text:style-name="T25">o</text:span><text:span text:style-name="T11">, em relação ao local de residência ou domicílio do servidor;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vii Copia 2"/><text:span text:style-name="T11">VII - o servidor não tenha sido domiciliado ou tenha residido no Município, nos últimos doze meses, aonde for exercer o cargo em comissão ou função de confiança, desconsiderando-se prazo inferior a sessenta dias dentro desse período; e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3"><text:bookmark text:name="art60bviii Copia 2"/><text:span text:style-name="T11">VIII - o deslocamento não tenha sido por força de alteração de lotação ou nomeação para cargo efetivo.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3"><text:bookmark text:name="art60bix Copia 2"/><text:span text:style-name="T28">IX -                 </text:span><text:a xlink:type="simple" xlink:href="https://www.planalto.gov.br/ccivil_03/_Ato2004-2006/2006/Mpv/341.htm#art32" text:style-name="Internet_20_link" text:visited-style-name="Visited_20_Internet_20_Link">(Vide Medida Provisória nº 341, de 2006)<text:span text:style-name="T11">.</text:span></text:a></text:p>
      <text:p text:style-name="P23"><text:bookmark text:name="art60bix. Copia 2"/><text:span text:style-name="T11">IX - o deslocamento tenha ocorrido após 30 de junho de 2006.                 </text:span><text:a xlink:type="simple" xlink:href="https://www.planalto.gov.br/ccivil_03/_Ato2007-2010/2007/Lei/L11490.htm#art32" text:style-name="Internet_20_link" text:visited-style-name="Visited_20_Internet_20_Link"><text:span text:style-name="T9">(Incluído pela Lei nº 11.490, de 2007)</text:span></text:a></text:p>
      <text:p text:style-name="P23"><text:bookmark text:name="art60bp Copia 2"/><text:span text:style-name="T11">Parágrafo único.  Para fins do inciso VII, não será considerado o prazo no qual o servidor estava ocupando outro cargo em comissão relacionado no inciso V.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soft-page-break/><text:span text:style-name="T52"> </text:span><text:bookmark text:name="art60c Copia 2"/><text:span text:style-name="T35">Art. 60-C.   O auxílio-moradia não será concedido por prazo superior a cinco anos dentro de cada período de oito anos, ainda que o servidor mude de cargo ou de Município de exercício do cargo.                  </text:span><text:a xlink:type="simple" xlink:href="https://www.planalto.gov.br/ccivil_03/_Ato2004-2006/2006/Lei/L11355.htm#art157" text:style-name="Internet_20_link" text:visited-style-name="Visited_20_Internet_20_Link"><text:span text:style-name="T28">(Incluído pela Lei nº 11.355, de 2006)</text:span></text:a></text:p>
      <text:p text:style-name="P21"><text:bookmark text:name="art60cp Copia 2"/><text:span text:style-name="T28">Parágrafo único.  Transcorrido o prazo de cinco anos de concessão, o pagamento somente será retomado se observados, além do disposto no </text:span><text:span text:style-name="Strong_20_Emphasis"><text:span text:style-name="T28">caput</text:span></text:span><text:span text:style-name="T28">, os requisitos do </text:span><text:span text:style-name="Strong_20_Emphasis"><text:span text:style-name="T28">caput </text:span></text:span><text:span text:style-name="T28">do art. 60-B, não se aplicando, no caso, o parágrafo único do citado art. 60-B.               </text:span><text:a xlink:type="simple" xlink:href="https://www.planalto.gov.br/ccivil_03/_Ato2004-2006/2006/Lei/L11355.htm#art157" text:style-name="Internet_20_link" text:visited-style-name="Visited_20_Internet_20_Link">(Incluído pela Lei nº 11.355, de 2006)</text:a></text:p>
      <text:p text:style-name="P21"><text:bookmark text:name="art60c. Copia 2"/><text:span text:style-name="T36">Art. 60-C.  </text:span><text:span text:style-name="T35">O auxílio-moradia não será concedido por prazo superior a oito anos dentro de cada período de doze anos.                </text:span><text:a xlink:type="simple" xlink:href="https://www.planalto.gov.br/ccivil_03/_Ato2007-2010/2008/Mpv/431.htm#art172" text:style-name="Internet_20_link" text:visited-style-name="Visited_20_Internet_20_Link"><text:span text:style-name="Emphasis"><text:span text:style-name="T28">(Redação dada pela Medida Provisória nº 431, de 2008).</text:span></text:span></text:a></text:p>
      <text:p text:style-name="P21"><text:bookmark text:name="art60cp. Copia 2"/><text:span text:style-name="T28">Parágrafo único.  Transcorrido o prazo de oito anos dentro de cada período de doze anos, o pagamento somente será retomado se observados, além do disposto no caput, os requisitos do caput do art. 60-B, não se aplicando, no caso, o parágrafo único do citado art. 60-B. </text:span><text:span text:style-name="Emphasis"><text:span text:style-name="T28">                 </text:span></text:span><text:a xlink:type="simple" xlink:href="https://www.planalto.gov.br/ccivil_03/_Ato2007-2010/2008/Mpv/431.htm#art172" text:style-name="Internet_20_link" text:visited-style-name="Visited_20_Internet_20_Link"><text:span text:style-name="Emphasis">(Redação dada pela Medida Provisória nº 431, de 2008).</text:span></text:a></text:p>
      <text:p text:style-name="P21"><text:bookmark text:name="art60c.. Copia 2"/><text:span text:style-name="T33">Art. 60-C.  </text:span><text:span text:style-name="T28">O auxílio-moradia não será concedido por prazo superior a 8 (oito) anos dentro de cada período de 12 (doze) anos.                </text:span><text:a xlink:type="simple" xlink:href="https://www.planalto.gov.br/ccivil_03/_Ato2007-2010/2008/Lei/L11784.htm#art172" text:style-name="Internet_20_link" text:visited-style-name="Visited_20_Internet_20_Link">(Incluído pela Lei nº 11.784, de 2008)</text:a><text:span text:style-name="T28">               </text:span><text:a xlink:type="simple" xlink:href="https://www.planalto.gov.br/ccivil_03/_Ato2011-2014/2013/Mpv/mpv632.htm#art27" text:style-name="Internet_20_link" text:visited-style-name="Visited_20_Internet_20_Link">(Revogado pela Medida provisória nº 632, de 2013)</text:a><text:span text:style-name="T11"> </text:span><text:a xlink:type="simple" xlink:href="https://www.planalto.gov.br/ccivil_03/_Ato2011-2014/2014/Lei/L12998.htm#art44" text:style-name="Internet_20_link" text:visited-style-name="Visited_20_Internet_20_Link"><text:span text:style-name="T9">(Revogado pela Lei nº 12.998, de 2014)</text:span></text:a></text:p>
      <text:p text:style-name="P21"><text:bookmark text:name="art60cp.. Copia 2"/><text:span text:style-name="T28">Parágrafo único.  Transcorrido o prazo de 8 (oito) anos dentro de cada período de 12 (doze) anos, o pagamento somente será retomado se observados, além do disposto no caput deste artigo, os requisitos do caput do art. 60-B desta Lei, não se aplicando, no caso, o parágrafo único do citado art. 60-B.                </text:span><text:a xlink:type="simple" xlink:href="https://www.planalto.gov.br/ccivil_03/_Ato2007-2010/2008/Lei/L11784.htm#art172" text:style-name="Internet_20_link" text:visited-style-name="Visited_20_Internet_20_Link">(Incluído pela Lei nº 11.784, de 2008)</text:a><text:span text:style-name="T28">                 </text:span><text:a xlink:type="simple" xlink:href="https://www.planalto.gov.br/ccivil_03/_Ato2011-2014/2013/Mpv/mpv632.htm#art27" text:style-name="Internet_20_link" text:visited-style-name="Visited_20_Internet_20_Link">(Revogado pela Medida provisória nº 632, de 2013)</text:a><text:span text:style-name="T11">                  </text:span><text:a xlink:type="simple" xlink:href="https://www.planalto.gov.br/ccivil_03/_Ato2011-2014/2014/Lei/L12998.htm#art44" text:style-name="Internet_20_link" text:visited-style-name="Visited_20_Internet_20_Link"><text:span text:style-name="T9">(Revogado pela Lei nº 12.998, de 2014)</text:span></text:a></text:p>
      <text:p text:style-name="P21"><text:bookmark text:name="art60d.. Copia 2"/><text:span text:style-name="T28">Art. 60-D.  O valor do auxílio-moradia é limitado a vinte e cinco por cento do valor do cargo em comissão ocupado pelo servidor e, em qualquer hipótese, não poderá ser superior ao auxílio-moradia recebido por Ministro de Estado.                   </text:span><text:a xlink:type="simple" xlink:href="https://www.planalto.gov.br/ccivil_03/_Ato2004-2006/2006/Lei/L11355.htm#art157" text:style-name="Internet_20_link" text:visited-style-name="Visited_20_Internet_20_Link">(Incluído pela Lei nº 11.355, de 2006)</text:a></text:p>
      <text:p text:style-name="P21"><text:bookmark text:name="art60d Copia 2"/><text:span text:style-name="T33">Art. 60-D.  </text:span><text:span text:style-name="T28">O valor mensal do auxílio-moradia é limitado a vinte e cinco por cento do valor do cargo em comissão, função comissionada ou cargo de Ministro de Estado ocupado.               </text:span><text:a xlink:type="simple" xlink:href="https://www.planalto.gov.br/ccivil_03/_Ato2007-2010/2008/Mpv/431.htm#art172" text:style-name="Internet_20_link" text:visited-style-name="Visited_20_Internet_20_Link"><text:span text:style-name="Emphasis"><text:span text:style-name="T28">(Redação dada pela Medida Provisória nº 431, de 2008).</text:span></text:span></text:a></text:p>
      <text:p text:style-name="P21"><text:bookmark text:name="art60d§1 Copia 2"/><text:span text:style-name="T28">§ 1</text:span><text:span text:style-name="T39">o</text:span><text:span text:style-name="T28">  O valor do auxílio-moradia não poderá superar vinte e cinco por cento da remuneração de Ministro de Estado.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p>
      <text:p text:style-name="P21"><text:bookmark text:name="art60d§2 Copia 2"/><text:span text:style-name="T35">§ 2</text:span><text:span text:style-name="T42">o</text:span><text:span text:style-name="T35">  Independentemente do valor do cargo em comissão ou função comissionada, fica garantido a todos que preencherem os requisitos o ressarcimento até o valor de R$ 1.800,00 (mil e oitocentos reais).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p>
      <text:p text:style-name="P21"><text:span text:style-name="T33">Art. 60-D.  </text:span><text:span text:style-name="T28">O valor mensal do auxílio-moradia é limitado a 25% (vinte e cinco por cento) do valor do cargo em comissão, função comissionada ou cargo de Ministro de Estado ocupado.              </text:span><text:a xlink:type="simple" xlink:href="https://www.planalto.gov.br/ccivil_03/_Ato2007-2010/2008/Lei/L11784.htm#art172" text:style-name="Internet_20_link" text:visited-style-name="Visited_20_Internet_20_Link">(Incluído pela Lei nº 11.784, de 2008</text:a></text:p>
      <text:p text:style-name="P21"><text:bookmark text:name="art60d... Copia 2"/><text:span text:style-name="T28">Art. 60-D.  O valor mensal do auxílio-moradia é limitado a vinte e cinco por cento do valor do cargo em comissão, da função de confiança ou do cargo de Ministro de Estado ocupado.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d.0 Copia 2"/><text:span text:style-name="T16">Art. 60-D.  </text:span><text:span text:style-name="T11">O valor mensal do auxílio-moradia é limitado a 25% (vinte e cinco por cento) do valor do cargo em comissão, função comissionada ou cargo de Ministro de Estado ocupado.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3"><text:bookmark text:name="art60d§1. Copia 2"/><text:span text:style-name="T11">§ 1</text:span><text:span text:style-name="T25">o</text:span><text:span text:style-name="T11">  O valor do auxílio-moradia não poderá superar 25% (vinte e cinco por cento) da remuneração de Ministro de Estado.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1"><text:span text:style-name="T28">§ 2</text:span><text:span text:style-name="T39">o</text:span><text:span text:style-name="T28">  Independentemente do valor do cargo em comissão ou função comissionada, fica garantido a todos os que preencherem os requisitos o ressarcimento até o valor de R$ 1.800,00 (mil e oitocentos reais).               </text:span><text:a xlink:type="simple" xlink:href="https://www.planalto.gov.br/ccivil_03/_Ato2007-2010/2008/Lei/L11784.htm#art172" text:style-name="Internet_20_link" text:visited-style-name="Visited_20_Internet_20_Link">(Incluído pela Lei nº 11.784, de 2008</text:a></text:p>
      <text:p text:style-name="P21"><text:bookmark text:name="art60d§2... Copia 2"/><text:span text:style-name="T28">§ 2</text:span><text:span text:style-name="T39">o</text:span><text:span text:style-name="T28">  O valor do auxílio-moradia será reduzido em vinte e cinco pontos percentuais a cada ano, a partir do segundo ano de recebimento, e deixará de ser devido após o quarto ano de recebimento.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d§2.0 Copia 2"/><text:span text:style-name="T11">§ 2</text:span><text:span text:style-name="T25">o</text:span><text:span text:style-name="T11">  Independentemente do valor do cargo em comissão ou função comissionada, fica garantido a todos os que preencherem os requisitos o ressarcimento até o valor de R$ 1.800,00 (mil e oitocentos reais).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3"><text:soft-page-break/><text:span text:style-name="T28">§ 3</text:span><text:span text:style-name="T39">o</text:span><text:span text:style-name="T28">  O prazo de que trata o § 2</text:span><text:span text:style-name="T39">o</text:span><text:span text:style-name="T28"> não terá sua contagem suspensa ou interrompida na hipótese de exoneração ou mudança de cargo ou função.                 </text:span><text:a xlink:type="simple" xlink:href="https://www.planalto.gov.br/ccivil_03/_Ato2015-2018/2017/Mpv/mpv805.htm#art35" text:style-name="Internet_20_link" text:visited-style-name="Visited_20_Internet_20_Link">(Incluído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d.§4 Copia 2"/><text:span text:style-name="T28">§ 4</text:span><text:span text:style-name="T39">o</text:span><text:span text:style-name="T28">  Transcorrido o prazo de quatro anos após encerrado o pagamento do auxílio-moradia, o pagamento poderá ser retomado se novamente vierem a ser atendidos os requisitos do art. 60-B.  </text:span><text:a xlink:type="simple" xlink:href="https://www.planalto.gov.br/ccivil_03/_Ato2015-2018/2017/Mpv/mpv805.htm#art35" text:style-name="Internet_20_link" text:visited-style-name="Visited_20_Internet_20_Link">(Incluído pela Medida Provisória nº 805, de 2017)</text:a><text:span text:style-name="T28">    </text:span><text:a xlink:type="simple" xlink:href="https://www.planalto.gov.br/ccivil_03/_Ato2015-2018/2018/Congresso/ato-19-mpv805.htm" text:style-name="Internet_20_link" text:visited-style-name="Visited_20_Internet_20_Link"><text:span text:style-name="T11">(Vigência encerrada)</text:span></text:a></text:p>
      <text:p text:style-name="P21"><text:span text:style-name="T28">Art. 60-E.  No caso de falecimento, exoneração, colocação de imóvel funcional à disposição do servidor ou aquisição de imóvel, o auxílio-moradia continuará sendo pago por um mês.    </text:span><text:a xlink:type="simple" xlink:href="https://www.planalto.gov.br/ccivil_03/_Ato2004-2006/2006/Lei/L11355.htm#art157" text:style-name="Internet_20_link" text:visited-style-name="Visited_20_Internet_20_Link">(Incluído pela Lei nº 11.355, de 2006)</text:a></text:p>
      <text:p text:style-name="P21"><text:bookmark text:name="art60e. Copia 2"/><text:span text:style-name="T28">Art. 60-E.  No caso de falecimento, exoneração, colocação de imóvel funcional à disposição do servidor ou aquisição de imóvel, o auxílio-moradia poderá ser mantido por um mês, limitado ao valor pago no mês anterior.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e.0 Copia 2"/><text:span text:style-name="T11">Art. 60-E.  No caso de falecimento, exoneração, colocação de imóvel funcional à disposição do servidor ou aquisição de imóvel, o auxílio-moradia continuará sendo pago por um mês.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5"><text:span text:style-name="Strong_20_Emphasis"><text:span text:style-name="T11">Seção II</text:span></text:span></text:p>
      <text:p text:style-name="P25"><text:span text:style-name="Strong_20_Emphasis"><text:span text:style-name="T11">Das Gratificações e Adicionais</text:span></text:span></text:p>
      <text:p text:style-name="P48"><text:bookmark text:name="art61. Copia 2"/>Art. 61. Além do vencimento e das vantagens previstas nesta lei, serão deferidos aos servidores as seguintes gratificações e adicionais:</text:p>
      <text:p text:style-name="P20"><text:bookmark text:name="art61 Copia 2"/><text:span text:style-name="T11">Art. 61.  Além do vencimento e das vantagens previstas nesta Lei, serão deferidos aos servidores as seguintes retribuições, gratificações e adicionais:             </text:span><text:a xlink:type="simple" xlink:href="https://www.planalto.gov.br/ccivil_03/leis/L9527.htm#art1" text:style-name="Internet_20_link" text:visited-style-name="Visited_20_Internet_20_Link"><text:span text:style-name="T9">(Redação dada pela Lei nº 9.527, de 10.12.97)</text:span></text:a></text:p>
      <text:p text:style-name="P48"><text:bookmark text:name="art61i Copia 2"/>I - gratificação pelo exercício de função de direção, chefia e assessoramento;</text:p>
      <text:p text:style-name="P20"><text:bookmark text:name="art61i. Copia 2"/><text:span text:style-name="T11">I - retribuição pelo exercício de função de direção, chefia e assessoramento;                </text:span><text:a xlink:type="simple" xlink:href="https://www.planalto.gov.br/ccivil_03/leis/L9527.htm#art1" text:style-name="Internet_20_link" text:visited-style-name="Visited_20_Internet_20_Link"><text:span text:style-name="T9">(Redação dada pela Lei nº 9.527, de 10.12.97)</text:span></text:a></text:p>
      <text:p text:style-name="P34"><text:bookmark text:name="art61ii Copia 2"/>II - gratificação natalina;</text:p>
      <text:p text:style-name="P20"><text:bookmark text:name="art61iii Copia 2"/><text:span text:style-name="T37">III - adicional por tempo de serviço;</text:span><text:span text:style-name="T18">              </text:span><text:a xlink:type="simple" xlink:href="https://www.planalto.gov.br/ccivil_03/MPV/2225-45.htm#art15" text:style-name="Internet_20_link" text:visited-style-name="Visited_20_Internet_20_Link"><text:span text:style-name="T8">(Revogado pela Medida Provisória nº 2.225-45, de 4.9.2001)</text:span></text:a></text:p>
      <text:p text:style-name="P34"><text:bookmark text:name="art61iv Copia 2"/>IV - adicional pelo exercício de atividades insalubres, perigosas ou penosas;</text:p>
      <text:p text:style-name="P34"><text:bookmark text:name="art61v Copia 2"/>V - adicional pela prestação de serviço extraordinário;</text:p>
      <text:p text:style-name="P34"><text:bookmark text:name="art61vi Copia 2"/>VI - adicional noturno;</text:p>
      <text:p text:style-name="P34"><text:bookmark text:name="art61vii Copia 2"/>VII - adicional de férias;</text:p>
      <text:p text:style-name="P34"><text:bookmark text:name="art61viii Copia 2"/>VIII - outros, relativos ao local ou à natureza do trabalho.</text:p>
      <text:p text:style-name="P20"><text:bookmark text:name="art61ix Copia 2"/><text:span text:style-name="T11">IX - gratificação por encargo de curso ou concurso.</text:span><text:span text:style-name="T48">              </text:span><text:a xlink:type="simple" xlink:href="https://www.planalto.gov.br/ccivil_03/_Ato2004-2006/2006/Lei/L11314.htm#art1" text:style-name="Internet_20_link" text:visited-style-name="Visited_20_Internet_20_Link"><text:span text:style-name="T11">(Incluído pela Lei nº 11.314 de 2006)</text:span></text:a></text:p>
      <text:p text:style-name="P25"><text:span text:style-name="Strong_20_Emphasis"><text:span text:style-name="T11">Subseção I</text:span></text:span></text:p>
      <text:p text:style-name="P25"><text:span text:style-name="Strong_20_Emphasis"><text:span text:style-name="T18">Da Retribuição pelo Exercício de Função de Direção, Chefia e Assessoramento</text:span></text:span></text:p>
      <text:p text:style-name="P25"><text:a xlink:type="simple" xlink:href="https://www.planalto.gov.br/ccivil_03/leis/L9527.htm#art1" text:style-name="Internet_20_link" text:visited-style-name="Visited_20_Internet_20_Link"><text:span text:style-name="T18">(Redação dada pela Lei nº 9.527, de 10.12.97)</text:span></text:a></text:p>
      <text:p text:style-name="P48"><text:bookmark text:name="art62. Copia 2"/>Art. 62. Ao servidor investido em função de direção, chefia ou assessoramento é devida uma gratificação pelo seu exercício.</text:p>
      <text:p text:style-name="P48"><text:bookmark text:name="art62§1 Copia 2"/>§ 1° Os percentuais de gratificação serão estabelecidos em lei, em ordem decrescente, a partir dos limites estabelecidos no art. 42.</text:p>
      <text:p text:style-name="P48"><text:bookmark text:name="art62§2 Copia 2"/>§ 2º A gratificação prevista neste artigo incorpora-se à remuneração do servidor e integra o provento da aposentadoria, na proporção de 1/5 (um quinto) por ano de exercício na função de direção, chefia ou assessoramento, até o limite de 5 (cinco) quintos.</text:p>
      <text:p text:style-name="P48"><text:bookmark text:name="art62§3 Copia 2"/><text:soft-page-break/>§ 3° Quando mais de uma função houver sido desempenhada no período de um ano, a importância a ser incorporada terá como base de cálculo a função exercida por maior tempo.</text:p>
      <text:p text:style-name="P48"><text:bookmark text:name="art62§4 Copia 2"/>§ 4° Ocorrendo o exercício de função de nível mais elevado, por período de 12 (doze) meses, após a incorporação da fração de 5/5 (cinco quintos), poderá haver a atualização progressiva das parcelas já incorporadas, observado o disposto no parágrafo anterior.</text:p>
      <text:p text:style-name="P48"><text:bookmark text:name="art62§5 Copia 2"/>§ 5º Lei específica estabelecerá a remuneração dos cargos em comissão de que trata o inciso II, do art. 9°, bem como os critérios de incorporação da vantagem prevista no parágrafo segundo, quando exercidos por servidor.</text:p>
      <text:p text:style-name="P20"><text:bookmark text:name="art62 Copia 2"/><text:span text:style-name="T18">Art. 62.  Ao servidor ocupante de cargo efetivo investido em função de direção, chefia ou assessoramento, cargo de provimento em comissão ou de Natureza Especial é devida retribuição pelo seu exercíci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62p Copia 2"/><text:span text:style-name="T18">Parágrafo único. Lei específica estabelecerá a remuneração dos cargos em comissão de que trata o inciso II do art. 9</text:span><text:span text:style-name="T24">o</text:span><text:span text:style-name="T18">.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62a Copia 2"/><text:span text:style-name="T11">Art. 62-A. </text:span><text:span text:style-name="T18">Fica transformada em Vantagem Pessoal Nominalmente Identificada - VPNI a incorporação da retribuição pelo exercício de função de direção, chefia ou assessoramento, cargo de provimento em comissão ou de Natureza Especial a que se referem os </text:span><text:a xlink:type="simple" xlink:href="https://www.planalto.gov.br/ccivil_03/leis/L8911.htm#art3" text:style-name="Internet_20_link" text:visited-style-name="Visited_20_Internet_20_Link"><text:span text:style-name="T8">arts. 3º</text:span></text:a><text:span text:style-name="T18"> e </text:span><text:a xlink:type="simple" xlink:href="https://www.planalto.gov.br/ccivil_03/leis/L8911.htm#art10" text:style-name="Internet_20_link" text:visited-style-name="Visited_20_Internet_20_Link"><text:span text:style-name="T8">10 da Lei n</text:span><text:span text:style-name="T24">o</text:span><text:span text:style-name="T18"> 8.911, de 11 de julho de 1994</text:span></text:a><text:span text:style-name="T18">, e o </text:span><text:a xlink:type="simple" xlink:href="https://www.planalto.gov.br/ccivil_03/leis/L9624.htm#art3" text:style-name="Internet_20_link" text:visited-style-name="Visited_20_Internet_20_Link"><text:span text:style-name="T8">art. 3</text:span><text:span text:style-name="T24">o</text:span><text:span text:style-name="T18"> da Lei n</text:span><text:span text:style-name="T24">o</text:span><text:span text:style-name="T18"> 9.624, de 2 de abril de 1998</text:span></text:a><text:span text:style-name="T18">.               </text:span><text:a xlink:type="simple" xlink:href="https://www.planalto.gov.br/ccivil_03/MPV/2225-45.htm#art3" text:style-name="Internet_20_link" text:visited-style-name="Visited_20_Internet_20_Link"><text:span text:style-name="T11">(Incluído pela Medida Provisória nº 2.225-45, de 4.9.2001)</text:span></text:a></text:p>
      <text:p text:style-name="P20"><text:bookmark text:name="art62ap Copia 2"/><text:span text:style-name="T18">Parágrafo único.  A VPNI de que trata o </text:span><text:span text:style-name="T19">caput</text:span><text:span text:style-name="T18"> deste artigo somente estará sujeita às revisões gerais de remuneração dos servidores públicos federais.               </text:span><text:a xlink:type="simple" xlink:href="https://www.planalto.gov.br/ccivil_03/MPV/2225-45.htm#art3" text:style-name="Internet_20_link" text:visited-style-name="Visited_20_Internet_20_Link"><text:span text:style-name="T11">(Incluído pela Medida Provisória nº 2.225-45, de 4.9.2001)</text:span></text:a></text:p>
      <text:p text:style-name="P25"><text:span text:style-name="Strong_20_Emphasis"><text:span text:style-name="T11">Subseção II</text:span></text:span></text:p>
      <text:p text:style-name="P25"><text:span text:style-name="Strong_20_Emphasis"><text:span text:style-name="T11">Da Gratificação Natalina</text:span></text:span></text:p>
      <text:p text:style-name="P43"><text:bookmark text:name="art63 Copia 2"/>Art. 63.  A gratificação natalina corresponde a 1/12 (um doze avos) da remuneração a que o servidor fizer jus no mês de dezembro, por mês de exercício no respectivo ano.</text:p>
      <text:p text:style-name="P34"><text:bookmark text:name="art63p Copia 2"/>Parágrafo único. A fração igual ou superior a 15 (quinze) dias será considerada como mês integral.</text:p>
      <text:p text:style-name="P34"><text:bookmark text:name="art64 Copia 2"/>Art. 64.  A gratificação será paga até o dia 20 (vinte) do mês de dezembro de cada ano.</text:p>
      <text:p text:style-name="P20"><text:bookmark text:name="art64p Copia 2"/><text:span text:style-name="T18">Parágrafo único.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34"><text:bookmark text:name="art65 Copia 2"/>Art. 65.  O servidor exonerado perceberá sua gratificação natalina, proporcionalmente aos meses de exercício, calculada sobre a remuneração do mês da exoneração.</text:p>
      <text:p text:style-name="P34"><text:bookmark text:name="art66 Copia 2"/>Art. 66.  A gratificação natalina não será considerada para cálculo de qualquer vantagem pecuniária.</text:p>
      <text:p text:style-name="P25"><text:span text:style-name="Strong_20_Emphasis"><text:span text:style-name="T11">Subseção III</text:span></text:span></text:p>
      <text:p text:style-name="P25"><text:span text:style-name="Strong_20_Emphasis"><text:span text:style-name="T11">Do Adicional por Tempo de Serviço</text:span></text:span></text:p>
      <text:p text:style-name="P48"><text:bookmark text:name="art67. Copia 2"/>Art. 67. O adicional por tempo de serviço é devido à razão de 1% (um por cento) por ano de serviço público efetivo, incidente sobre o vencimento de que trata o art. 40.</text:p>
      <text:p text:style-name="P20"><text:bookmark text:name="art67 Copia 2"/><text:span text:style-name="T28">Art. 67. O adicional por tempo de serviço é devido à razão de cinco por cento a cada cinco anos de serviço público efetivo prestado à União, às autarquias e às fundações públicas federais, observado o limite máximo de 35% incidente exclusivamente sobre o vencimento básico do cargo efetivo, ainda que investido o servidor em função ou cargo de confiança.              </text:span><text:a xlink:type="simple" xlink:href="https://www.planalto.gov.br/ccivil_03/leis/L9527.htm#art1" text:style-name="Internet_20_link" text:visited-style-name="Visited_20_Internet_20_Link">(Redação dada pela Lei nº 9.527, de 10.12.97)</text:a><text:span text:style-name="T28"> </text:span><text:span text:style-name="T11">             </text:span><text:a xlink:type="simple" xlink:href="https://www.planalto.gov.br/ccivil_03/MPV/2225-45.htm" text:style-name="Internet_20_link" text:visited-style-name="Visited_20_Internet_20_Link"><text:span text:style-name="T9">(Revogado pela Medida Provisória nº 2.225-45, de 2001, respeitadas as situações constituídas até 8.3.1999)</text:span></text:a></text:p>
      <text:p text:style-name="P48"><text:bookmark text:name="art67p Copia 2"/>Parágrafo único. O servidor fará jus ao adicional a partir do mês em que completar o anuênio.</text:p>
      <text:p text:style-name="P20"><text:bookmark text:name="art67p. Copia 2"/><text:span text:style-name="T37">Parágrafo único. O servidor fará jus ao adicional a partir do mês em que completar o qüinqüênio. </text:span><text:span text:style-name="T18">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MPV/2225-45.htm" text:style-name="Internet_20_link" text:visited-style-name="Visited_20_Internet_20_Link"><text:span text:style-name="T11">(Revogado pela Medida Provisória nº 2.225-45, de 2001, respeitadas as situações constituídas até 8.3.1999)</text:span></text:a></text:p>
      <text:p text:style-name="P25"><text:span text:style-name="Strong_20_Emphasis"><text:span text:style-name="T11">Subseção IV</text:span></text:span></text:p>
      <text:p text:style-name="P25"><text:span text:style-name="Strong_20_Emphasis"><text:span text:style-name="T11">Dos Adicionais de Insalubridade, Periculosidade ou Atividades Penosas</text:span></text:span></text:p>
      <text:p text:style-name="P34"><text:bookmark text:name="art68. Copia 2"/><text:soft-page-break/>Art. 68.  Os servidores que trabalhem com habitualidade em locais insalubres ou em contato permanente com substâncias tóxicas, radioativas ou com risco de vida, fazem jus a um adicional sobre o vencimento do cargo efetivo.</text:p>
      <text:p text:style-name="P20"><text:bookmark text:name="art68 Copia 2"/><text:span text:style-name="T28">Art. 68. Os servidores que trabalhem com habitualidade em locais insalubres, perigosos ou em contato permanente com substâncias tóxicas, radioativas, ou com risco de vida, fazem jus a um adicional, conforme os valores abaixo:                     </text:span><text:a xlink:type="simple" xlink:href="https://www.planalto.gov.br/ccivil_03/_Ato2011-2014/2012/Mpv/568.htm#art86" text:style-name="Internet_20_link" text:visited-style-name="Visited_20_Internet_20_Link">(Redação dada pela Medida Provisória nº 568, de 2012)</text:a></text:p>
      <text:p text:style-name="P20"><text:bookmark text:name="art68i Copia 2"/><text:span text:style-name="T28">I - grau de exposição mínimo de insalubridade: R$ 100,00;                              </text:span><text:a xlink:type="simple" xlink:href="https://www.planalto.gov.br/ccivil_03/_Ato2011-2014/2012/Mpv/568.htm#art86" text:style-name="Internet_20_link" text:visited-style-name="Visited_20_Internet_20_Link">(Incluído pela Medida Provisória nº 568, de 2012)</text:a></text:p>
      <text:p text:style-name="P20"><text:bookmark text:name="art68ii Copia 2"/><text:span text:style-name="T28">II - grau de exposição médio de insalubridade: R$ 180,00;      </text:span><text:a xlink:type="simple" xlink:href="https://www.planalto.gov.br/ccivil_03/_Ato2011-2014/2012/Mpv/568.htm#art86" text:style-name="Internet_20_link" text:visited-style-name="Visited_20_Internet_20_Link">(Incluído pela Medida Provisória nº 568, de 2012)</text:a></text:p>
      <text:p text:style-name="P20"><text:bookmark text:name="art68iii Copia 2"/><text:span text:style-name="T28">III - grau de exposição máximo de insalubridade: R$ 260,00; e    </text:span><text:a xlink:type="simple" xlink:href="https://www.planalto.gov.br/ccivil_03/_Ato2011-2014/2012/Mpv/568.htm#art86" text:style-name="Internet_20_link" text:visited-style-name="Visited_20_Internet_20_Link">(Incluído pela Medida Provisória nº 568, de 2012)</text:a></text:p>
      <text:p text:style-name="P20"><text:bookmark text:name="art68iv Copia 2"/><text:span text:style-name="T28">IV - periculosidade: R$ 180,00.                </text:span><text:a xlink:type="simple" xlink:href="https://www.planalto.gov.br/ccivil_03/_Ato2011-2014/2012/Mpv/568.htm#art86" text:style-name="Internet_20_link" text:visited-style-name="Visited_20_Internet_20_Link">(Incluído pela Medida Provisória nº 568, de 2012)</text:a></text:p>
      <text:p text:style-name="P34"><text:bookmark text:name="art68§1 Copia 2"/>§ 1<text:span text:style-name="T57">o</text:span>  O servidor que fizer jus aos adicionais de insalubridade e de periculosidade deverá optar por um deles.</text:p>
      <text:p text:style-name="P34"><text:bookmark text:name="art68§2 Copia 2"/>§ 2<text:span text:style-name="T57">o</text:span>  O direito ao adicional de insalubridade ou periculosidade cessa com a eliminação das condições ou dos riscos que deram causa a sua concessão.</text:p>
      <text:p text:style-name="P34"><text:bookmark text:name="art69 Copia 2"/>Art. 69.  Haverá permanente controle da atividade de servidores em operações ou locais considerados penosos, insalubres ou perigosos.</text:p>
      <text:p text:style-name="P34"><text:bookmark text:name="art69p Copia 2"/>Parágrafo único.  A servidora gestante ou lactante será afastada, enquanto durar a gestação e a lactação, das operações e locais previstos neste artigo, exercendo suas atividades em local salubre e em serviço não penoso e não perigoso.</text:p>
      <text:p text:style-name="P34"><text:bookmark text:name="art70 Copia 2"/>Art. 70.  Na concessão dos adicionais de atividades penosas, de insalubridade e de periculosidade, serão observadas as situações estabelecidas em legislação específica.</text:p>
      <text:p text:style-name="P34"><text:bookmark text:name="art71 Copia 2"/>Art. 71.  O adicional de atividade penosa será devido aos servidores em exercício em zonas de fronteira ou em localidades cujas condições de vida o justifiquem, nos termos, condições e limites fixados em regulamento.</text:p>
      <text:p text:style-name="P34"><text:bookmark text:name="art72 Copia 2"/>Art. 72.  Os locais de trabalho e os servidores que operam com Raios X ou substâncias radioativas serão mantidos sob controle permanente, de modo que as doses de radiação ionizante não ultrapassem o nível máximo previsto na legislação própria.</text:p>
      <text:p text:style-name="P34"><text:bookmark text:name="art70p Copia 2"/>Parágrafo único.  Os servidores a que se refere este artigo serão submetidos a exames médicos a cada 6 (seis) meses.</text:p>
      <text:p text:style-name="P25"><text:span text:style-name="Strong_20_Emphasis"><text:span text:style-name="T11">Subseção V</text:span></text:span></text:p>
      <text:p text:style-name="P25"><text:span text:style-name="Strong_20_Emphasis"><text:span text:style-name="T11">Do Adicional por Serviço Extraordinário</text:span></text:span></text:p>
      <text:p text:style-name="P34"><text:bookmark text:name="art73 Copia 2"/>Art. 73.  O serviço extraordinário será remunerado com acréscimo de 50% (cinqüenta por cento) em relação à hora normal de trabalho.</text:p>
      <text:p text:style-name="P34"><text:bookmark text:name="art74 Copia 2"/>Art. 74.  Somente será permitido serviço extraordinário para atender a situações excepcionais e temporárias, respeitado o limite máximo de 2 (duas) horas por jornada.</text:p>
      <text:p text:style-name="P25"><text:span text:style-name="Strong_20_Emphasis"><text:span text:style-name="T11">Subseção VI</text:span></text:span></text:p>
      <text:p text:style-name="P25"><text:span text:style-name="Strong_20_Emphasis"><text:span text:style-name="T11">Do Adicional Noturno</text:span></text:span></text:p>
      <text:p text:style-name="P34"><text:bookmark text:name="art75 Copia 2"/>Art. 75.  O serviço noturno, prestado em horário compreendido entre 22 (vinte e duas) horas de um dia e 5 (cinco) horas do dia seguinte, terá o valor-hora acrescido de 25% (vinte e cinco por cento), computando-se cada hora como cinqüenta e dois minutos e trinta segundos.</text:p>
      <text:p text:style-name="P34"><text:bookmark text:name="art75p Copia 2"/><text:soft-page-break/>Parágrafo único.  Em se tratando de serviço extraordinário, o acréscimo de que trata este artigo incidirá sobre a remuneração prevista no art. 73.</text:p>
      <text:p text:style-name="P25"><text:span text:style-name="Strong_20_Emphasis"><text:span text:style-name="T11">Subseção VII</text:span></text:span></text:p>
      <text:p text:style-name="P25"><text:span text:style-name="Strong_20_Emphasis"><text:span text:style-name="T11">Do Adicional de Férias</text:span></text:span></text:p>
      <text:p text:style-name="P34"><text:bookmark text:name="art76 Copia 2"/>Art. 76.  Independentemente de solicitação, será pago ao servidor, por ocasião das férias, um adicional correspondente a 1/3 (um terço) da remuneração do período das férias.</text:p>
      <text:p text:style-name="P34"><text:bookmark text:name="art76p Copia 2"/>Parágrafo único.  No caso de o servidor exercer função de direção, chefia ou assessoramento, ou ocupar cargo em comissão, a respectiva vantagem será considerada no cálculo do adicional de que trata este artigo.</text:p>
      <text:p text:style-name="P42"><text:bookmark text:name="subsecaoviii Copia 2"/>Subseção VIII</text:p>
      <text:p text:style-name="P20"><text:span text:style-name="T14">Da Gratificação por Encargo de Curso ou Concurso<text:line-break/></text:span><text:a xlink:type="simple" xlink:href="https://www.planalto.gov.br/ccivil_03/_Ato2004-2006/2006/Lei/L11314.htm#art2" text:style-name="Internet_20_link" text:visited-style-name="Visited_20_Internet_20_Link"><text:span text:style-name="T11">(Incluído pela Lei nº 11.314 de 2006)</text:span></text:a></text:p>
      <text:p text:style-name="P25"><text:bookmark text:name="art76a Copia 2"/><text:span text:style-name="T11">Art. 76-A.  A Gratificação por Encargo de Curso ou Concurso é devida ao servidor que, em caráter eventual:</text:span><text:span text:style-name="T48">     </text:span><text:a xlink:type="simple" xlink:href="https://www.planalto.gov.br/ccivil_03/_Ato2004-2006/2006/Lei/L11314.htm#art2" text:style-name="Internet_20_link" text:visited-style-name="Visited_20_Internet_20_Link"><text:span text:style-name="T9">(Incluído pela Lei nº 11.314 de 2006)</text:span></text:a><text:span text:style-name="T11">    </text:span><text:a xlink:type="simple" xlink:href="https://www.planalto.gov.br/ccivil_03/_Ato2007-2010/2007/Decreto/D6114.htm" text:style-name="Internet_20_link" text:visited-style-name="Visited_20_Internet_20_Link"><text:span text:style-name="T9">(Regulamento)</text:span></text:a><text:span text:style-name="T11">         </text:span><text:a xlink:type="simple" xlink:href="https://www.planalto.gov.br/ccivil_03/_Ato2019-2022/2022/Decreto/D11069.htm#art1" text:style-name="Internet_20_link" text:visited-style-name="Visited_20_Internet_20_Link"><text:span text:style-name="T9">(Vide Decreto nº 11.069, de 2022)</text:span></text:a><text:span text:style-name="T11">    </text:span><text:a xlink:type="simple" xlink:href="https://www.planalto.gov.br/ccivil_03/_Ato2019-2022/2022/Decreto/D11069.htm#art12" text:style-name="Internet_20_link" text:visited-style-name="Visited_20_Internet_20_Link"><text:span text:style-name="T9">Vigência</text:span></text:a></text:p>
      <text:p text:style-name="P26"><text:bookmark text:name="art76ai Copia 2"/><text:span text:style-name="T11">I - atuar como instrutor em curso de formação, de desenvolvimento ou de treinamento regularmente instituído no âmbito da administração pública federal;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ii Copia 2"/><text:span text:style-name="T11">II - participar de banca examinadora ou de comissão para exames orais, para análise curricular, para correção de provas discursivas, para elaboração de questões de provas ou para julgamento de recursos intentados por candidato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iii Copia 2"/><text:span text:style-name="T11">III - participar da logística de preparação e de realização de concurso público envolvendo atividades de planejamento, coordenação, supervisão, execução e avaliação de resultado, quando tais atividades não estiverem incluídas entre as suas atribuições permanente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iv Copia 2"/><text:span text:style-name="T11">IV - participar da aplicação, fiscalizar ou avaliar provas de exame vestibular ou de concurso público ou supervisionar essas atividades            .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1 Copia 2"/><text:span text:style-name="T11">§ 1</text:span><text:span text:style-name="T25">o</text:span><text:span text:style-name="T11">  Os critérios de concessão e os limites da gratificação de que trata este artigo serão fixados em regulamento, observados os seguintes parâmetro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1i Copia 2"/><text:span text:style-name="T11">I - o valor da gratificação será calculado em horas, observadas a natureza e a complexidade da atividade exercida;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1ii Copia 2"/><text:span text:style-name="T11">II - a retribuição não poderá ser superior ao equivalente a 120 (cento e vinte) horas de trabalho anuais, ressalvada situação de excepcionalidade, devidamente justificada e previamente aprovada pela autoridade máxima do órgão ou entidade, que poderá autorizar o acréscimo de até 120 (cento e vinte) horas de trabalho anuai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1iii Copia 2"/><text:span text:style-name="T11">III - o valor máximo da hora trabalhada corresponderá aos seguintes percentuais, incidentes sobre o maior vencimento básico da administração pública federal: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7"><text:bookmark text:name="art76a§1iiia Copia 2"/><text:span text:style-name="T28">a) 2,2% (dois inteiros e dois décimos por cento), em se tratando de atividade prevista no inciso I do caput deste artigo;                </text:span><text:a xlink:type="simple" xlink:href="https://www.planalto.gov.br/ccivil_03/_Ato2004-2006/2006/Lei/L11314.htm#art2" text:style-name="Internet_20_link" text:visited-style-name="Visited_20_Internet_20_Link">(Incluído pela Lei nº 11.314 de 2006)</text:a><text:span text:style-name="T28">                    </text:span><text:a xlink:type="simple" xlink:href="https://www.planalto.gov.br/ccivil_03/_Ato2007-2010/2007/Mpv/359.htm#art8" text:style-name="Internet_20_link" text:visited-style-name="Visited_20_Internet_20_Link">(Vide Medida Provisória nº 359, de 2007)</text:a></text:p>
      <text:p text:style-name="P23"><text:bookmark text:name="art76a§1iiia. Copia 2"/><text:span text:style-name="T11">a) 2,2% (dois inteiros e dois décimos por cento), em se tratando de atividades previstas nos incisos I e II do caput deste artigo;                   </text:span><text:a xlink:type="simple" xlink:href="https://www.planalto.gov.br/ccivil_03/_Ato2007-2010/2007/Lei/L11501.htm#art8" text:style-name="Internet_20_link" text:visited-style-name="Visited_20_Internet_20_Link"><text:span text:style-name="T9">(Redação dada pela Lei nº 11.501, de 2007)</text:span></text:a></text:p>
      <text:p text:style-name="P23"><text:bookmark text:name="art76a§1iiib Copia 2"/><text:span text:style-name="T28">b) 1,2% (um inteiro e dois décimos por cento), em se tratando de atividade prevista nos incisos II a IV do caput deste artigo.                  </text:span><text:a xlink:type="simple" xlink:href="https://www.planalto.gov.br/ccivil_03/_Ato2004-2006/2006/Lei/L11314.htm#art2" text:style-name="Internet_20_link" text:visited-style-name="Visited_20_Internet_20_Link">(Incluído pela Lei nº 11.314 de 2006)</text:a><text:span text:style-name="T28">                 </text:span><text:a xlink:type="simple" xlink:href="https://www.planalto.gov.br/ccivil_03/_Ato2007-2010/2007/Mpv/359.htm#art8" text:style-name="Internet_20_link" text:visited-style-name="Visited_20_Internet_20_Link">(Vide Medida Provisória nº 359, de 2007)</text:a></text:p>
      <text:p text:style-name="P23"><text:bookmark text:name="art76a§1iiib. Copia 2"/><text:span text:style-name="T11">b) 1,2% (um inteiro e dois décimos por cento), em se tratando de atividade prevista nos incisos III e IV do caput deste artigo.                </text:span><text:a xlink:type="simple" xlink:href="https://www.planalto.gov.br/ccivil_03/_Ato2007-2010/2007/Lei/L11501.htm#art8" text:style-name="Internet_20_link" text:visited-style-name="Visited_20_Internet_20_Link"><text:span text:style-name="T9">(Redação dada pela Lei nº 11.501, de 2007)</text:span></text:a></text:p>
      <text:p text:style-name="P26"><text:bookmark text:name="art76a§2 Copia 2"/><text:soft-page-break/><text:span text:style-name="T11">§ 2</text:span><text:span text:style-name="T25">o</text:span><text:span text:style-name="T11">  A Gratificação por Encargo de Curso ou Concurso somente será paga se as atividades referidas nos incisos do caput deste artigo forem exercidas sem prejuízo das atribuições do cargo de que o servidor for titular, devendo ser objeto de compensação de carga horária quando desempenhadas durante a jornada de trabalho, na forma do § 4</text:span><text:span text:style-name="T25">o</text:span><text:span text:style-name="T11"> do art. 98 desta Lei.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3 Copia 2"/><text:span text:style-name="T11">§ 3</text:span><text:span text:style-name="T25">o</text:span><text:span text:style-name="T11">  A Gratificação por Encargo de Curso ou Concurso não se incorpora ao vencimento ou salário do servidor para qualquer efeito e não poderá ser utilizada como base de cálculo para quaisquer outras vantagens, inclusive para fins de cálculo dos proventos da aposentadoria e das pensõe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5"><text:span text:style-name="Strong_20_Emphasis"><text:span text:style-name="T11">Capítulo III</text:span></text:span></text:p>
      <text:p text:style-name="P25"><text:span text:style-name="Strong_20_Emphasis"><text:span text:style-name="T11">Das Férias</text:span></text:span></text:p>
      <text:p text:style-name="P48"><text:bookmark text:name="art77. Copia 2"/>Art. 77. O servidor fará jus a 30 (trinta) dias consecutivos de férias, que podem ser acumuladas, até o máximo de 2 (dois) períodos, no caso de necessidade do serviço, ressalvadas as hipóteses em que haja legislação específica.</text:p>
      <text:p text:style-name="P20"><text:bookmark text:name="art77 Copia 2"/><text:span text:style-name="T18">Art. 77.  O servidor fará jus a trinta dias de férias, que podem ser acumuladas, até o máximo de dois períodos, no caso de necessidade do serviço, ressalvadas as hipóteses em que haja legislação específica.                 </text:span><text:a xlink:type="simple" xlink:href="https://www.planalto.gov.br/ccivil_03/leis/L9525.htm#art1" text:style-name="Internet_20_link" text:visited-style-name="Visited_20_Internet_20_Link"><text:span text:style-name="T8">(Redação dada pela Lei nº 9.525, de 10.12.97)</text:span></text:a><text:span text:style-name="T18">                  </text:span><text:a xlink:type="simple" xlink:href="https://www.planalto.gov.br/ccivil_03/leis/L9525.htm#art2" text:style-name="Internet_20_link" text:visited-style-name="Visited_20_Internet_20_Link"><text:span text:style-name="T11">(Vide Lei nº 9.525, de 1997)</text:span></text:a></text:p>
      <text:p text:style-name="P34"><text:bookmark text:name="art77§1 Copia 2"/>§ 1<text:span text:style-name="T57">o</text:span>  Para o primeiro período aquisitivo de férias serão exigidos 12 (doze) meses de exercício.</text:p>
      <text:p text:style-name="P34"><text:bookmark text:name="art77§2 Copia 2"/>§ 2<text:span text:style-name="T57">o</text:span>  É vedado levar à conta de férias qualquer falta ao serviço.</text:p>
      <text:p text:style-name="P20"><text:bookmark text:name="art77§3 Copia 2"/><text:span text:style-name="T18">§ 3</text:span><text:span text:style-name="T24">o</text:span><text:span text:style-name="T18">  As férias poderão ser parceladas em até três etapas, desde que assim requeridas pelo servidor, e no interesse da administração pública.                </text:span><text:a xlink:type="simple" xlink:href="https://www.planalto.gov.br/ccivil_03/leis/L9525.htm#art1" text:style-name="Internet_20_link" text:visited-style-name="Visited_20_Internet_20_Link"><text:span text:style-name="T8">(Incluído pela Lei nº 9.525, de 10.12.97)</text:span></text:a></text:p>
      <text:p text:style-name="P20"><text:bookmark text:name="art78 Copia 2"/><text:span text:style-name="T11">Art. 78.  O pagamento da remuneração das férias será efetuado até 2 (dois) dias antes do início do respectivo período, observando-se o disposto no § 1</text:span><text:span text:style-name="T25">o</text:span><text:span text:style-name="T11"> deste artigo.                  </text:span><text:a xlink:type="simple" xlink:href="https://www.planalto.gov.br/ccivil_03/leis/L9525.htm#art2" text:style-name="Internet_20_link" text:visited-style-name="Visited_20_Internet_20_Link"><text:span text:style-name="T9">(Vide Lei nº 9.525, de 1997)</text:span></text:a></text:p>
      <text:p text:style-name="P48"><text:bookmark text:name="art78§1 Copia 2"/>§ 1° É facultado ao servidor converter 1/3 (um terço) das férias em abono pecuniário, desde que o requeira com pelo menos 60 (sessenta) dias de antecedência.</text:p>
      <text:p text:style-name="P20"><text:bookmark text:name="art78§2 Copia 2"/><text:span text:style-name="T28">§ 2° No cálculo do abono pecuniário será considerado o valor do adicional de férias.</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78§3 Copia 2"/><text:span text:style-name="T18">§ 3</text:span><text:span text:style-name="T24">o</text:span><text:span text:style-name="T18">  O servidor exonerado do cargo efetivo, ou em comissão, perceberá indenização relativa ao período das férias a que tiver direito e ao incompleto, na proporção de um doze avos por mês de efetivo exercício, ou fração superior a quatorze dias.                    </text:span><text:a xlink:type="simple" xlink:href="https://www.planalto.gov.br/ccivil_03/leis/L8216.htm#art78§3" text:style-name="Internet_20_link" text:visited-style-name="Visited_20_Internet_20_Link"><text:span text:style-name="T8">(Incluído pela Lei nº 8.216, de 13.8.91)</text:span></text:a></text:p>
      <text:p text:style-name="P20"><text:bookmark text:name="art78§4 Copia 2"/><text:span text:style-name="T18">§ 4</text:span><text:span text:style-name="T24">o</text:span><text:span text:style-name="T18">  A indenização será calculada com base na remuneração do mês em que for publicado o ato exoneratório.                    </text:span><text:a xlink:type="simple" xlink:href="https://www.planalto.gov.br/ccivil_03/leis/L8216.htm#art78§3" text:style-name="Internet_20_link" text:visited-style-name="Visited_20_Internet_20_Link"><text:span text:style-name="T8">(Incluído pela Lei nº 8.216, de 13.8.91)</text:span></text:a></text:p>
      <text:p text:style-name="P20"><text:bookmark text:name="art78§5 Copia 2"/><text:span text:style-name="T18">§ 5</text:span><text:span text:style-name="T24">o</text:span><text:span text:style-name="T18">  Em caso de parcelamento, o servidor receberá o valor adicional previsto no </text:span><text:a xlink:type="simple" xlink:href="https://www.planalto.gov.br/ccivil_03/Constituicao/Constituicao.htm#art7xvii" text:style-name="Internet_20_link" text:visited-style-name="Visited_20_Internet_20_Link"><text:span text:style-name="T8">inciso XVII do art. 7</text:span><text:span text:style-name="T24">o</text:span><text:span text:style-name="T18"> da Constituição Federal</text:span></text:a><text:span text:style-name="T18"> quando da utilização do primeiro período.                  </text:span><text:a xlink:type="simple" xlink:href="https://www.planalto.gov.br/ccivil_03/leis/L9525.htm#art1" text:style-name="Internet_20_link" text:visited-style-name="Visited_20_Internet_20_Link"><text:span text:style-name="T8">(Incluído pela Lei nº 9.525, de 10.12.97)</text:span></text:a></text:p>
      <text:p text:style-name="P34"><text:bookmark text:name="art79 Copia 2"/>Art. 79.  O servidor que opera direta e permanentemente com Raios X ou substâncias radioativas gozará 20 (vinte) dias consecutivos de férias, por semestre de atividade profissional, proibida em qualquer hipótese a acumulação.</text:p>
      <text:p text:style-name="P20"><text:bookmark text:name="art79p Copia 2"/><text:span text:style-name="T28">Parágrafo único. O servidor referido neste artigo não fará jus ao abono pecuniário de que trata o artigo anterior.</text:span><text:span text:style-name="T48">                   </text:span><text:a xlink:type="simple" xlink:href="https://www.planalto.gov.br/ccivil_03/leis/L9527.htm#art79p" text:style-name="Internet_20_link" text:visited-style-name="Visited_20_Internet_20_Link"><text:span text:style-name="T11">(Revogado pela Lei nº 9.527, de 10.12.97)</text:span></text:a></text:p>
      <text:p text:style-name="P48"><text:bookmark text:name="art81. Copia 2"/>Art. 80. As férias somente poderão ser interrompidas por motivo de calamidade pública, comoção interna, convocação para júri, serviço militar ou eleitoral ou por motivo de superior interesse público.</text:p>
      <text:p text:style-name="P20"><text:bookmark text:name="art80 Copia 2"/><text:span text:style-name="T18">Art. 80.  As férias somente poderão ser interrompidas por motivo de calamidade pública, comoção interna, convocação para júri, serviço militar ou eleitoral, ou por necessidade do serviço declarada pela autoridade máxima do órgão ou entidade.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leis/L9525.htm#art2" text:style-name="Internet_20_link" text:visited-style-name="Visited_20_Internet_20_Link"><text:span text:style-name="T11">(Vide Lei nº 9.525, de 1997)</text:span></text:a></text:p>
      <text:p text:style-name="P20"><text:bookmark text:name="art80p Copia 2"/><text:span text:style-name="T11">Parágrafo único.  O restante do período interrompido será gozado de uma só vez, observado o disposto no art. 77.</text:span><text:span text:style-name="Strong_20_Emphasis"><text:span text:style-name="T11"> </text:span></text:span><text:span text:style-name="T11">                   </text:span><text:a xlink:type="simple" xlink:href="https://www.planalto.gov.br/ccivil_03/leis/L9527.htm#art1" text:style-name="Internet_20_link" text:visited-style-name="Visited_20_Internet_20_Link"><text:span text:style-name="T9">(Incluído pela Lei nº 9.527, de 10.12.97)</text:span></text:a></text:p>
      <text:p text:style-name="P25"><text:bookmark text:name="capiv. Copia 2"/><text:span text:style-name="Strong_20_Emphasis"><text:span text:style-name="T11">Capítulo IV</text:span></text:span></text:p>
      <text:p text:style-name="P25"><text:soft-page-break/><text:span text:style-name="Strong_20_Emphasis"><text:span text:style-name="T11">Das Licenças</text:span></text:span></text:p>
      <text:p text:style-name="P25"><text:span text:style-name="Strong_20_Emphasis"><text:span text:style-name="T11">Seção I</text:span></text:span></text:p>
      <text:p text:style-name="P25"><text:span text:style-name="Strong_20_Emphasis"><text:span text:style-name="T11">Disposições Gerais</text:span></text:span></text:p>
      <text:p text:style-name="P43"><text:bookmark text:name="art81 Copia 2"/>Art. 81.  Conceder-se-á ao servidor licença:</text:p>
      <text:p text:style-name="P34"><text:bookmark text:name="art81i Copia 2"/>I - por motivo de doença em pessoa da família;</text:p>
      <text:p text:style-name="P34"><text:bookmark text:name="art81ii Copia 2"/>II - por motivo de afastamento do cônjuge ou companheiro;</text:p>
      <text:p text:style-name="P34"><text:bookmark text:name="art81iii Copia 2"/>III - para o serviço militar;</text:p>
      <text:p text:style-name="P34"><text:bookmark text:name="art81iv Copia 2"/>IV - para atividade política;</text:p>
      <text:p text:style-name="P48"><text:bookmark text:name="art81v. Copia 2"/>V - prêmio por assiduidade;</text:p>
      <text:p text:style-name="P20"><text:bookmark text:name="art81v Copia 2"/><text:span text:style-name="T18">V - para capacitaçã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81vi Copia 2"/>VI - para tratar de interesses particulares;</text:p>
      <text:p text:style-name="P34"><text:bookmark text:name="art81vii Copia 2"/>VII - para desempenho de mandato classista.</text:p>
      <text:p text:style-name="P48"><text:bookmark text:name="art81§1.. Copia 2"/>§ 1<text:span text:style-name="T57">o</text:span>  A licença prevista no inciso I será precedida de exame por médico ou junta médica oficial.</text:p>
      <text:p text:style-name="P20"><text:bookmark text:name="art81§1 Copia 2"/><text:span text:style-name="T28">§ 1</text:span><text:span text:style-name="T39">o</text:span><text:span text:style-name="T28">  A licença prevista no inciso I, bem como cada uma de suas prorrogações, serão precedidas de exame por perícia médica oficial, observado o disposto no art. 204.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81§1. Copia 2"/><text:span text:style-name="T11">§ 1</text:span><text:span text:style-name="T25">o</text:span><text:span text:style-name="T11">  A licença prevista no inciso I do caput deste artigo bem como cada uma de suas prorrogações serão precedidas de exame por perícia médica oficial, observado o disposto no art. 204 desta Lei.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0"><text:bookmark text:name="art81§2 Copia 2"/><text:span text:style-name="T28">§ 2</text:span><text:span text:style-name="T40">o</text:span><text:span text:style-name="T28">  O servidor não poderá permanecer em licença da mesma espécie por período superior a 24 (vinte e quatro) meses, salvo nos casos dos incisos II, III, IV e VII.</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34"><text:bookmark text:name="art81§3 Copia 2"/>§ 3<text:span text:style-name="T57">o</text:span>  É vedado o exercício de atividade remunerada durante o período da licença prevista no inciso I deste artigo.</text:p>
      <text:p text:style-name="P34"><text:bookmark text:name="art82 Copia 2"/>Art. 82.  A licença concedida dentro de 60 (sessenta) dias do término de outra da mesma espécie será considerada como prorrogação.</text:p>
      <text:p text:style-name="P25"><text:span text:style-name="Strong_20_Emphasis"><text:span text:style-name="T11">Seção II</text:span></text:span></text:p>
      <text:p text:style-name="P25"><text:span text:style-name="Strong_20_Emphasis"><text:span text:style-name="T11">Da Licença por Motivo de Doença em Pessoa da Família</text:span></text:span></text:p>
      <text:p text:style-name="P48"><text:bookmark text:name="art83... Copia 2"/>Art. 83. Poderá ser concedida licença ao servidor por motivo de doença do cônjuge ou companheiro, padrasto ou      madrasta, ascendente, descendente, enteado e colateral consangüíneo ou afim até o segundo grau civil, mediante comprovação por junta médica oficial.</text:p>
      <text:p text:style-name="P48"><text:bookmark text:name="art83§1 Copia 2"/>§ 1° A licença somente será deferida se a assistência direta do servidor for indispensável e não puder ser prestada simultaneamente com o exercício do cargo.</text:p>
      <text:p text:style-name="P48"><text:bookmark text:name="art83§2.... Copia 2"/>§ 2° A licença será concedida sem prejuízo da remuneração do cargo efetivo, até 90 (noventa) dias, podendo ser prorrogada por até 90 (noventa) dias, mediante parecer de junta médica, e, excedendo estes prazos, sem remuneração.</text:p>
      <text:p text:style-name="P20"><text:bookmark text:name="art83 Copia 2"/><text:span text:style-name="T37">Art. 83.  Poderá ser concedida licença ao servidor por motivo de doença do cônjuge ou companheiro, dos pais, dos filhos, do padrasto ou madrasta e enteado, ou dependente que viva às suas expensas e conste do seu assentamento funcional, mediante comprovação por junta médica oficial.                  </text:span><text:a xlink:type="simple" xlink:href="https://www.planalto.gov.br/ccivil_03/leis/L9527.htm#art1" text:style-name="Internet_20_link" text:visited-style-name="Visited_20_Internet_20_Link">(Redação dada pela Lei nº 9.527, de 10.12.97)</text:a></text:p>
      <text:p text:style-name="P20"><text:bookmark text:name="art83. Copia 2"/><text:span text:style-name="T28">Art. 83.  Poderá ser concedida licença ao servidor por motivo de doença do cônjuge ou companheiro, dos pais, dos filhos, do padrasto ou madrasta e enteado, ou dependente que viva às suas expensas e conste do seu assentamento funcional, mediante comprovação por perícia médica oficial.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83.. Copia 2"/><text:soft-page-break/><text:span text:style-name="T11">Art. 83.  Poderá ser concedida licença ao servidor por motivo de doença do cônjuge ou companheiro, dos pais, dos filhos, do padrasto ou madrasta e enteado, ou dependente que viva a suas expensas e conste do seu assentamento funcional, mediante comprovação por perícia médica oficial.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0"><text:bookmark text:name="art83§1. Copia 2"/><text:span text:style-name="T11">§ 1</text:span><text:span text:style-name="T25">o</text:span><text:span text:style-name="T11">  A licença somente será deferida se a assistência direta do servidor for indispensável e não puder ser prestada simultaneamente com o exercício do cargo ou mediante compensação de horário, na forma do disposto no inciso II do art. 44.                    </text:span><text:a xlink:type="simple" xlink:href="https://www.planalto.gov.br/ccivil_03/leis/L9527.htm#art1" text:style-name="Internet_20_link" text:visited-style-name="Visited_20_Internet_20_Link"><text:span text:style-name="T9">(Redação dada pela Lei nº 9.527, de 10.12.97)</text:span></text:a></text:p>
      <text:p text:style-name="P20"><text:bookmark text:name="art83§2..... Copia 2"/><text:span text:style-name="T28">§ 2</text:span><text:span text:style-name="T39">o</text:span><text:span text:style-name="T28">  A licença será concedida sem prejuízo da remuneração do cargo efetivo, até trinta dias, podendo ser prorrogada por até trinta dias, mediante parecer de junta médica oficial e, excedendo estes prazos, sem remuneração, por até noventa dias.                    </text:span><text:span text:style-name="Strong_20_Emphasis"><text:span text:style-name="T28"> </text:span></text:span><text:a xlink:type="simple" xlink:href="https://www.planalto.gov.br/ccivil_03/leis/L9527.htm#art83" text:style-name="Internet_20_link" text:visited-style-name="Visited_20_Internet_20_Link"><text:span text:style-name="T28">(Redação dada pela Lei nº 9.527, de 10.12.97)</text:span></text:a></text:p>
      <text:p text:style-name="P20"><text:bookmark text:name="art83§2 Copia 2"/><text:span text:style-name="T28">§ 2</text:span><text:span text:style-name="T39">o</text:span><text:span text:style-name="T28">  A licença será concedida, sem prejuízo da remuneração do cargo efetivo, por até trinta dias, podendo ser prorrogada por até trinta dias e, excedendo estes prazos, sem remuneração, por até noventa dias.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83§3 Copia 2"/><text:span text:style-name="T28">§ 3</text:span><text:span text:style-name="T39">o</text:span><text:span text:style-name="T28">  Não será concedida nova licença em período inferior a doze meses do término da última licença concedida.                 </text:span><text:a xlink:type="simple" xlink:href="https://www.planalto.gov.br/ccivil_03/_Ato2007-2010/2008/Mpv/441.htm#art317" text:style-name="Internet_20_link" text:visited-style-name="Visited_20_Internet_20_Link">(Incluído pela Medida Provisória nº 441, de 2008)</text:a></text:p>
      <text:p text:style-name="P21"><text:bookmark text:name="art83§2. Copia 2"/><text:span text:style-name="T28">§ 2</text:span><text:span text:style-name="T39">o</text:span><text:span text:style-name="T28">  A licença será concedida, sem prejuízo da remuneração do cargo efetivo, por até 30 (trinta) dias, podendo ser prorrogada por até 30 (trinta) dias e, excedendo estes prazos, sem remuneração, por até 90 (noventa) dias.                 </text:span><text:a xlink:type="simple" xlink:href="https://www.planalto.gov.br/ccivil_03/_Ato2007-2010/2009/Lei/L11907.htm#art316" text:style-name="Internet_20_link" text:visited-style-name="Visited_20_Internet_20_Link">(Redação dada pela Lei nº 11.907, de 2009)</text:a></text:p>
      <text:p text:style-name="P21"><text:bookmark text:name="art83§3... Copia 2"/><text:span text:style-name="T28">§ 3</text:span><text:span text:style-name="T39">o</text:span><text:span text:style-name="T28">  Não será concedida nova licença em período inferior a 12 (doze) meses do término da última licença concedida.                     </text:span><text:a xlink:type="simple" xlink:href="https://www.planalto.gov.br/ccivil_03/_Ato2007-2010/2009/Lei/L11907.htm#art316" text:style-name="Internet_20_link" text:visited-style-name="Visited_20_Internet_20_Link">(Incluído pela Lei nº 11.907, de 2009)</text:a></text:p>
      <text:p text:style-name="P21"><text:bookmark text:name="art83§2.. Copia 2"/><text:span text:style-name="T28">§ 2º  A licença de que trata o </text:span><text:span text:style-name="T32">caput</text:span><text:span text:style-name="T28">, incluídas as prorrogações, poderá ser concedida a cada período de doze meses nas seguintes condições:                     </text:span><text:a xlink:type="simple" xlink:href="https://www.planalto.gov.br/ccivil_03/_Ato2007-2010/2009/Mpv/479.htm#art23" text:style-name="Internet_20_link" text:visited-style-name="Visited_20_Internet_20_Link">(Redação dada pela Medida Provisória nº 479, de 2009)</text:a></text:p>
      <text:p text:style-name="P21"><text:bookmark text:name="art83§2i Copia 2"/><text:span text:style-name="T28">I - por até sessenta dias, consecutivos ou não, mantida a remuneração do servidor; e                      </text:span><text:a xlink:type="simple" xlink:href="https://www.planalto.gov.br/ccivil_03/_Ato2007-2010/2009/Mpv/479.htm#art23" text:style-name="Internet_20_link" text:visited-style-name="Visited_20_Internet_20_Link">(Incluído pela Medida Provisória nº 479, de 2009)</text:a></text:p>
      <text:p text:style-name="P21"><text:bookmark text:name="art83§2ii Copia 2"/><text:span text:style-name="T28">II - por até noventa dias, consecutivos ou não, sem remuneração.                      </text:span><text:a xlink:type="simple" xlink:href="https://www.planalto.gov.br/ccivil_03/_Ato2007-2010/2009/Mpv/479.htm#art23" text:style-name="Internet_20_link" text:visited-style-name="Visited_20_Internet_20_Link">(Incluído pela Medida Provisória nº 479, de 2009)</text:a></text:p>
      <text:p text:style-name="P21"><text:bookmark text:name="art83§3. Copia 2"/><text:span text:style-name="T28">§ 3</text:span><text:span text:style-name="T39">o</text:span><text:span text:style-name="T28">  O início do interstício de doze meses será contado a partir da data do deferimento da primeira licença concedida.                     </text:span><text:a xlink:type="simple" xlink:href="https://www.planalto.gov.br/ccivil_03/_Ato2007-2010/2009/Mpv/479.htm#art23" text:style-name="Internet_20_link" text:visited-style-name="Visited_20_Internet_20_Link">(Redação dada pela Medida Provisória nº 479, de 2009)</text:a></text:p>
      <text:p text:style-name="P21"><text:bookmark text:name="art83§4 Copia 2"/><text:span text:style-name="T28">§ 4</text:span><text:span text:style-name="T39">o</text:span><text:span text:style-name="T28">  A soma das licenças remuneradas e das licenças não remuneradas, incluídas as respectivas prorrogações, concedidas em um mesmo período de doze meses, observado o disposto no § 3</text:span><text:span text:style-name="T39">o</text:span><text:span text:style-name="T28">, não poderá ultrapassar os limites estabelecidos nos incisos I e II do § 2</text:span><text:span text:style-name="T39">o</text:span><text:span text:style-name="T28">.                  </text:span><text:a xlink:type="simple" xlink:href="https://www.planalto.gov.br/ccivil_03/_Ato2007-2010/2009/Mpv/479.htm#art23" text:style-name="Internet_20_link" text:visited-style-name="Visited_20_Internet_20_Link">(Incluído pela Medida Provisória nº 479, de 2009)</text:a></text:p>
      <text:p text:style-name="P23"><text:bookmark text:name="art83§2... Copia 2"/><text:span text:style-name="T11">§ 2</text:span><text:span text:style-name="T25">o</text:span><text:span text:style-name="T11">  A licença de que trata o caput, incluídas as prorrogações, poderá ser concedida a cada período de doze meses nas seguintes condições:                  </text:span><text:a xlink:type="simple" xlink:href="https://www.planalto.gov.br/ccivil_03/_Ato2007-2010/2010/Lei/L12269.htm#art23" text:style-name="Internet_20_link" text:visited-style-name="Visited_20_Internet_20_Link"><text:span text:style-name="T9">(Redação dada pela Lei nº 12.269, de 2010)</text:span></text:a></text:p>
      <text:p text:style-name="P23"><text:bookmark text:name="art83§2i.. Copia 2"/><text:span text:style-name="T11">I - por até 60 (sessenta) dias, consecutivos ou não, mantida a remuneração do servidor; e                  </text:span><text:a xlink:type="simple" xlink:href="https://www.planalto.gov.br/ccivil_03/_Ato2007-2010/2010/Lei/L12269.htm#art23" text:style-name="Internet_20_link" text:visited-style-name="Visited_20_Internet_20_Link"><text:span text:style-name="T9">(Incluído pela Lei nº 12.269, de 2010)</text:span></text:a></text:p>
      <text:p text:style-name="P23"><text:bookmark text:name="art83§2ii.. Copia 2"/><text:span text:style-name="T11">II - por até 90 (noventa) dias, consecutivos ou não, sem remuneração.                  </text:span><text:a xlink:type="simple" xlink:href="https://www.planalto.gov.br/ccivil_03/_Ato2007-2010/2010/Lei/L12269.htm#art23" text:style-name="Internet_20_link" text:visited-style-name="Visited_20_Internet_20_Link"><text:span text:style-name="T9">(Incluído pela Lei nº 12.269, de 2010)</text:span></text:a></text:p>
      <text:p text:style-name="P23"><text:bookmark text:name="art83§3.. Copia 2"/><text:span text:style-name="T11">§ 3</text:span><text:span text:style-name="T25">o</text:span><text:span text:style-name="T11">  O início do interstício de 12 (doze) meses será contado a partir da data do deferimento da primeira licença concedida.                 </text:span><text:a xlink:type="simple" xlink:href="https://www.planalto.gov.br/ccivil_03/_Ato2007-2010/2010/Lei/L12269.htm#art23" text:style-name="Internet_20_link" text:visited-style-name="Visited_20_Internet_20_Link"><text:span text:style-name="T9">(Incluído pela Lei nº 12.269, de 2010)</text:span></text:a></text:p>
      <text:p text:style-name="P23"><text:bookmark text:name="art83§4. Copia 2"/><text:span text:style-name="T11">§ 4</text:span><text:span text:style-name="T25">o</text:span><text:span text:style-name="T11">  A soma das licenças remuneradas e das licenças não remuneradas, incluídas as respectivas prorrogações, concedidas em um mesmo período de 12 (doze) meses, observado o disposto no § 3</text:span><text:span text:style-name="T25">o</text:span><text:span text:style-name="T11">, não poderá ultrapassar os limites estabelecidos nos incisos I e II do § 2</text:span><text:span text:style-name="T25">o</text:span><text:span text:style-name="T11">.                 </text:span><text:a xlink:type="simple" xlink:href="https://www.planalto.gov.br/ccivil_03/_Ato2007-2010/2010/Lei/L12269.htm#art23" text:style-name="Internet_20_link" text:visited-style-name="Visited_20_Internet_20_Link"><text:span text:style-name="T9">(Incluído pela Lei nº 12.269, de 2010)</text:span></text:a></text:p>
      <text:p text:style-name="P25"><text:span text:style-name="Strong_20_Emphasis"><text:span text:style-name="T11">Seção III</text:span></text:span></text:p>
      <text:p text:style-name="P25"><text:span text:style-name="Strong_20_Emphasis"><text:span text:style-name="T11">Da Licença por Motivo de Afastamento do Cônjuge</text:span></text:span></text:p>
      <text:p text:style-name="P34"><text:bookmark text:name="art84 Copia 2"/><text:soft-page-break/>Art. 84.  Poderá ser concedida licença ao servidor para acompanhar cônjuge ou companheiro que foi deslocado para outro ponto do território nacional, para o exterior ou para o exercício de mandato eletivo dos Poderes Executivo e Legislativo.</text:p>
      <text:p text:style-name="P34"><text:bookmark text:name="art84§1 Copia 2"/>§ 1<text:span text:style-name="T57">o</text:span>  A licença será por prazo indeterminado e sem remuneração.</text:p>
      <text:p text:style-name="P48"><text:bookmark text:name="art84§2. Copia 2"/>§ 2° Na hipótese do deslocamento de que trata este artigo, o servidor poderá ser lotado, provisoriamente, em repartição da Administração Federal direta, autárquica ou fundacional, desde que para o exercício de atividade compatível com o seu cargo.</text:p>
      <text:p text:style-name="P20"><text:bookmark text:name="art84§2 Copia 2"/><text:span text:style-name="T18">§ 2</text:span><text:span text:style-name="T24">o</text:span><text:span text:style-name="T18">  No deslocamento de servidor cujo cônjuge ou companheiro também seja servidor público, civil ou militar, de qualquer dos Poderes da União, dos Estados, do Distrito Federal e dos Municípios, poderá haver exercício provisório em órgão ou entidade da Administração Federal direta, autárquica ou fundacional, desde que para o exercício de atividade compatível com o seu cargo.</text:span><text:span text:style-name="Strong_20_Emphasis"><text:span text:style-name="T18">                  </text:span></text:span><text:a xlink:type="simple" xlink:href="https://www.planalto.gov.br/ccivil_03/leis/L9527.htm#art1" text:style-name="Internet_20_link" text:visited-style-name="Visited_20_Internet_20_Link"><text:span text:style-name="T18">(Redação dada pela Lei nº 9.527, de 10.12.97)</text:span></text:a></text:p>
      <text:p text:style-name="P25"><text:span text:style-name="Strong_20_Emphasis"><text:span text:style-name="T11">Seção IV</text:span></text:span></text:p>
      <text:p text:style-name="P25"><text:span text:style-name="Strong_20_Emphasis"><text:span text:style-name="T11">Da Licença para o Serviço Militar</text:span></text:span></text:p>
      <text:p text:style-name="P34"><text:bookmark text:name="art85 Copia 2"/>Art. 85.  Ao servidor convocado para o serviço militar será concedida licença, na forma e condições previstas na      legislação específica.</text:p>
      <text:p text:style-name="P34"><text:bookmark text:name="art85p Copia 2"/>Parágrafo único.  Concluído o serviço militar, o servidor terá até 30 (trinta) dias sem remuneração para reassumir o exercício do cargo.</text:p>
      <text:p text:style-name="P25"><text:span text:style-name="Strong_20_Emphasis"><text:span text:style-name="T11">Seção V</text:span></text:span></text:p>
      <text:p text:style-name="P25"><text:span text:style-name="Strong_20_Emphasis"><text:span text:style-name="T11">Da Licença para Atividade Política</text:span></text:span></text:p>
      <text:p text:style-name="P34"><text:bookmark text:name="art86 Copia 2"/>Art. 86.  O servidor terá direito a licença, sem remuneração, durante o período que mediar entre a sua escolha em convenção partidária, como candidato a cargo eletivo, e a véspera do registro de sua candidatura perante a Justiça Eleitoral.</text:p>
      <text:p text:style-name="P48"><text:bookmark text:name="art86§1. Copia 2"/>§ 1° O servidor candidato a cargo eletivo na localidade onde desempenha suas funções e que exerça cargo de direção, chefia, assessoramento, arrecadação ou fiscalização, dele será afastado, a partir do dia imediato ao do registro de sua candidatura perante a Justiça Eleitoral, até o 15° (décimo quinto) dia seguinte ao do pleito.</text:p>
      <text:p text:style-name="P20"><text:bookmark text:name="art86§1 Copia 2"/><text:span text:style-name="T18">§ 1</text:span><text:span text:style-name="T24">o</text:span><text:span text:style-name="T18">  O servidor candidato a cargo eletivo na localidade onde desempenha suas funções e que exerça cargo de direção, chefia, assessoramento, arrecadação ou fiscalização, dele será afastado, a partir do dia imediato ao do registro de sua candidatura perante a Justiça Eleitoral, até o décimo dia seguinte ao do pleito.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86§2. Copia 2"/>§ 2° A partir do registro da candidatura e até o 15° (décimo quinto) dia seguinte ao da eleição, o servidor fará jus à licença como se em efetivo exercício estivesse, com a remuneração de que trata o art. 41.</text:p>
      <text:p text:style-name="P20"><text:bookmark text:name="art86§2 Copia 2"/><text:span text:style-name="T18">§ 2</text:span><text:span text:style-name="T24">o</text:span><text:span text:style-name="T18">  A partir do registro da candidatura e até o décimo dia seguinte ao da eleição, o servidor fará jus à licença, assegurados os vencimentos do cargo efetivo, somente pelo período de três meses.                     </text:span><text:a xlink:type="simple" xlink:href="https://www.planalto.gov.br/ccivil_03/leis/L9527.htm#art1" text:style-name="Internet_20_link" text:visited-style-name="Visited_20_Internet_20_Link"><text:span text:style-name="T8">(Redação dada pela Lei nº 9.527, de 10.12.97)</text:span></text:a></text:p>
      <text:p text:style-name="P25"><text:span text:style-name="Strong_20_Emphasis"><text:span text:style-name="T11">Seção VI</text:span></text:span></text:p>
      <text:p text:style-name="P25"><text:span text:style-name="Strong_20_Emphasis"><text:span text:style-name="T28">Da Licença-Prêmio por Assiduidade</text:span></text:span></text:p>
      <text:p text:style-name="P25"><text:span text:style-name="Strong_20_Emphasis"><text:span text:style-name="T18">Da Licença para Capacitação</text:span></text:span><text:span text:style-name="Strong_20_Emphasis"><text:span text:style-name="T22"><text:line-break/></text:span></text:span><text:a xlink:type="simple" xlink:href="https://www.planalto.gov.br/ccivil_03/leis/L9527.htm#seçãovi" text:style-name="Internet_20_link" text:visited-style-name="Visited_20_Internet_20_Link"><text:span text:style-name="T18">(Redação dada pela Lei nº 9.527, de 10.12.97)</text:span></text:a></text:p>
      <text:p text:style-name="P48"><text:bookmark text:name="art87. Copia 2"/>Art. 87. Após cada qüinqüênio ininterrupto de exercício, o servidor fará jus a 3 (três) meses de licença, a título de prêmio por assiduidade, com a remuneração do cargo efetivo.</text:p>
      <text:p text:style-name="P20"><text:bookmark text:name="art87§1 Copia 2"/><text:span text:style-name="T28">§ 1° </text:span><text:a xlink:type="simple" xlink:href="https://www.planalto.gov.br/ccivil_03/leis/Mensagem_Veto/anterior_98/Vep898-90.pdf" text:style-name="Internet_20_link" text:visited-style-name="Visited_20_Internet_20_Link">(Vetado)</text:a><text:span text:style-name="T28">.</text:span></text:p>
      <text:p text:style-name="P20"><text:bookmark text:name="art87§2 Copia 2"/><text:span text:style-name="T28">§ 2° </text:span><text:a xlink:type="simple" xlink:href="https://www.planalto.gov.br/ccivil_03/leis/Mensagem_Veto/anterior_98/Vep898-90.pdf" text:style-name="Internet_20_link" text:visited-style-name="Visited_20_Internet_20_Link">(Vetado)</text:a><text:span text:style-name="T28">.</text:span></text:p>
      <text:p text:style-name="P20"><text:bookmark text:name="art87§3 Copia 2"/><text:span text:style-name="T28">§ 2° Os períodos de licença-prêmio já adquiridos e não gozados pelo servidor que vier a falecer serão convertidos em pecúnia, em favor de seus beneficiários da pensão.               </text:span><text:a xlink:type="simple" xlink:href="https://www.planalto.gov.br/ccivil_03/leis/l8112cons.htm#mantida" text:style-name="Internet_20_link" text:visited-style-name="Visited_20_Internet_20_Link">(Mantido pelo Congresso Nacional)</text:a></text:p>
      <text:p text:style-name="P20"><text:bookmark text:name="art87 Copia 2"/><text:span text:style-name="T18">Art. 87.  Após cada qüinqüênio de efetivo exercício, o servidor poderá, no interesse da Administração, afastar-se do exercício do cargo efetivo, com a respectiva remuneração, por até três meses, para participar de curso de capacitação profissional.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_Ato2004-2006/2006/Decreto/D5707.htm" text:style-name="Internet_20_link" text:visited-style-name="Visited_20_Internet_20_Link"><text:span text:style-name="T8">(Vide Decreto nº 5.707, de 2006)</text:span></text:a></text:p>
      <text:p text:style-name="P20"><text:bookmark text:name="art87p Copia 2"/><text:soft-page-break/><text:span text:style-name="T11">Parágrafo único.  Os períodos de licença de que trata o </text:span><text:span text:style-name="T14">caput</text:span><text:span text:style-name="T11"> não são acumuláveis.               </text:span><text:a xlink:type="simple" xlink:href="https://www.planalto.gov.br/ccivil_03/leis/L9527.htm#art1" text:style-name="Internet_20_link" text:visited-style-name="Visited_20_Internet_20_Link"><text:span text:style-name="T9">(Redação dada pela Lei nº 9.527, de 10.12.97)</text:span></text:a></text:p>
      <text:p text:style-name="P20"><text:bookmark text:name="art88 Copia 2"/><text:span text:style-name="T28">Art. 88. Não se concederá licença-prêmio ao servidor que, no período aquisitivo: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 Copia 2"/><text:span text:style-name="T28">I - sofrer penalidade disciplinar de suspensão;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 Copia 2"/><text:span text:style-name="T28">II - afastar-se do cargo em virtude de: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a Copia 2"/><text:span text:style-name="T28">a) licença por motivo de doença em pessoa da família, sem remuneração;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b Copia 2"/><text:span text:style-name="T28">b) licença para tratar de interesses particulares;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c Copia 2"/><text:span text:style-name="T28">c) condenação a pena privativa de liberdade por sentença definitiva;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d Copia 2"/><text:span text:style-name="T28">d) afastamento para acompanhar cônjuge ou companheiro.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p Copia 2"/><text:span text:style-name="T28">Parágrafo único. As faltas injustificadas ao serviço retardarão a concessão da licença prevista neste artigo, na proporção de 1 (um) mês para cada falta.</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9 Copia 2"/><text:span text:style-name="T28">Art. 89. O número de servidores em gozo simultâneo de licença-prêmio não poderá ser superior a 1/3 (um terço) da lotação da respectiva unidade administrativa do órgão ou entidade.</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90 Copia 2"/><text:span text:style-name="T18">Art. 90.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25"><text:span text:style-name="Strong_20_Emphasis"><text:span text:style-name="T11">Seção VII</text:span></text:span></text:p>
      <text:p text:style-name="P25"><text:span text:style-name="Strong_20_Emphasis"><text:span text:style-name="T11">Da Licença para Tratar de Interesses Particulares</text:span></text:span></text:p>
      <text:p text:style-name="P48"><text:bookmark text:name="art91.. Copia 2"/>Art. 91. A critério da administração, poderá ser concedida ao servidor estável licença para o trato de assuntos particulares, pelo prazo de até 2 (dois) anos consecutivos, sem remuneração.</text:p>
      <text:p text:style-name="P20"><text:bookmark text:name="art91 Copia 2"/><text:span text:style-name="T28">Art. 91. A critério da Administração, poderá ser concedida ao servidor ocupante de cargo efetivo, desde que não esteja em estágio probatório, licença para o trato de assuntos particulares pelo prazo de até três anos consecutivos, sem remuneração, prorrogável uma única vez por período não superior a esse limite.                   </text:span><text:a xlink:type="simple" xlink:href="https://www.planalto.gov.br/ccivil_03/leis/L9527.htm#art1" text:style-name="Internet_20_link" text:visited-style-name="Visited_20_Internet_20_Link">(Redação dada pela Lei nº 9.527, de 10.12.97)</text:a></text:p>
      <text:p text:style-name="P20"><text:bookmark text:name="art91. Copia 2"/><text:span text:style-name="T18">Art. 91.  A critério da Administração, poderão ser concedidas ao servidor ocupante de cargo efetivo, desde que não esteja em estágio probatório, licenças para o trato de assuntos particulares pelo prazo de até três anos consecutivos, sem remuneraçã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48"><text:bookmark text:name="art91§1 Copia 2"/>§ 1° A licença poderá ser interrompida, a qualquer tempo, a pedido do servidor ou no interesse do serviço.</text:p>
      <text:p text:style-name="P21"><text:bookmark text:name="art91§1. Copia 2"/><text:span text:style-name="T28">§ 1º  A licença poderá ser interrompida, a qualquer tempo, a pedido do servidor ou a interesse do serviço público.                    </text:span><text:a xlink:type="simple" xlink:href="https://www.planalto.gov.br/ccivil_03/_Ato2015-2018/2017/Mpv/mpv792.htm#art26" text:style-name="Internet_20_link" text:visited-style-name="Visited_20_Internet_20_Link">(Incluído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48"><text:bookmark text:name="art91§2. Copia 2"/>§ 2° Não se concederá nova licença antes de decorridos 2 (dois) anos do término da anterior.</text:p>
      <text:p text:style-name="P20"><text:bookmark text:name="art91§2 Copia 2"/><text:span text:style-name="T37">§ 2</text:span><text:span text:style-name="T43">o</text:span><text:span text:style-name="T37"> Não se concederá nova licença antes de decorridos dois anos do término da anterior ou de sua prorrogação.                 </text:span><text:a xlink:type="simple" xlink:href="https://www.planalto.gov.br/ccivil_03/leis/L9527.htm#art1" text:style-name="Internet_20_link" text:visited-style-name="Visited_20_Internet_20_Link"><text:span text:style-name="T28">(Redação dada pela Lei nº 9.527, de 10.12.97)</text:span></text:a></text:p>
      <text:p text:style-name="P25"><text:bookmark text:name="art91§2.. Copia 2"/><text:span text:style-name="T28">§ 2º  A licença suspenderá o vínculo com a administração pública federal e, durante esse período, o disposto nos arts. 116 e 117 não se aplica ao servidor licenciado.               </text:span><text:a xlink:type="simple" xlink:href="https://www.planalto.gov.br/ccivil_03/_Ato2015-2018/2017/Mpv/mpv792.htm#art26" text:style-name="Internet_20_link" text:visited-style-name="Visited_20_Internet_20_Link">(Incluído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20"><text:bookmark text:name="art91§3 Copia 2"/><text:span text:style-name="T28">§ 3° Não se concederá a licença a servidores nomeados, removidos, redistribuídos ou transferidos, antes de completarem 2 (dois) anos de exercício. </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91p Copia 2"/><text:span text:style-name="T18">Parágrafo único.  A licença poderá ser interrompida, a qualquer tempo, a pedido do servidor ou no interesse do serviç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5"><text:soft-page-break/><text:span text:style-name="T52">        </text:span><text:span text:style-name="Strong_20_Emphasis"><text:span text:style-name="T18">Seção VIII</text:span></text:span></text:p>
      <text:p text:style-name="P25"><text:span text:style-name="Strong_20_Emphasis"><text:span text:style-name="T11">Da Licença para o Desempenho de Mandato Classista</text:span></text:span></text:p>
      <text:p text:style-name="P48"><text:bookmark text:name="art92.. Copia 2"/>Art. 92. E assegurado ao servidor o direito a licença para o desempenho de mandato em confederação, federação, associação de classe de âmbito nacional, sindicato representativo da categoria ou entidade fiscalizadora da profissão, com a remuneração do cargo efetivo, observado o disposto no art. 102, inciso VIII, alínea c.</text:p>
      <text:p text:style-name="P20"><text:bookmark text:name="art92 Copia 2"/><text:span text:style-name="T28">Art. 92.  É assegurado ao servidor o direito à licença sem remuneração para o desempenho de mandato em confederação, federação, associação de classe de âmbito nacional, sindicato representativo da categoria ou entidade fiscalizadora da profissão, observado o disposto na alínea "c" do inciso VIII do art. 102 desta Lei, conforme disposto em regulamento e observados os seguintes limites:                  </text:span><text:a xlink:type="simple" xlink:href="https://www.planalto.gov.br/ccivil_03/leis/L9527.htm#art1" text:style-name="Internet_20_link" text:visited-style-name="Visited_20_Internet_20_Link">(Redação dada pela Lei nº 9.527, de 10.12.97)</text:a><text:span text:style-name="T48">         </text:span><text:a xlink:type="simple" xlink:href="https://www.planalto.gov.br/ccivil_03/decreto/1996/D2066.htm" text:style-name="Internet_20_link" text:visited-style-name="Visited_20_Internet_20_Link"><text:span text:style-name="T18">(Regulamento)</text:span></text:a></text:p>
      <text:p text:style-name="P20"><text:bookmark text:name="art92i Copia 2"/><text:span text:style-name="T28">I - para entidades com até 5.000 associados, um servidor;                 </text:span><text:a xlink:type="simple" xlink:href="https://www.planalto.gov.br/ccivil_03/leis/L9527.htm#art92" text:style-name="Internet_20_link" text:visited-style-name="Visited_20_Internet_20_Link">(Inciso incluído pela Lei nº 9.527, de 10.12.97)</text:a></text:p>
      <text:p text:style-name="P20"><text:bookmark text:name="art92ii Copia 2"/><text:span text:style-name="T28">II - para entidades com 5.001 a 30.000 associados, dois servidores;                 </text:span><text:a xlink:type="simple" xlink:href="https://www.planalto.gov.br/ccivil_03/leis/L9527.htm#art92" text:style-name="Internet_20_link" text:visited-style-name="Visited_20_Internet_20_Link">(Inciso incluído pela Lei nº 9.527, de 10.12.97)</text:a></text:p>
      <text:p text:style-name="P20"><text:bookmark text:name="art92iii Copia 2"/><text:span text:style-name="T28">III - para entidades com mais de 30.000 associados, três servidores.                   </text:span><text:a xlink:type="simple" xlink:href="https://www.planalto.gov.br/ccivil_03/leis/L9527.htm#art92" text:style-name="Internet_20_link" text:visited-style-name="Visited_20_Internet_20_Link">(Inciso incluído pela Lei nº 9.527, de 10.12.97)</text:a></text:p>
      <text:p text:style-name="P48"><text:bookmark text:name="art92§1 Copia 2"/>§ 1° Somente poderão ser licenciados servidores eleitos para cargos de direção ou representação nas referidas entidades até o máximo de 3 (três), por entidade.</text:p>
      <text:p text:style-name="P20"><text:bookmark text:name="art92§1. Copia 2"/><text:span text:style-name="T37">§ 1</text:span><text:span text:style-name="T43">o</text:span><text:span text:style-name="T37">  Somente poderão ser licenciados servidores eleitos para cargos de direção ou representação nas referidas entidades, desde que cadastradas no Ministério da Administração Federal e Reforma do Estado.             </text:span><text:a xlink:type="simple" xlink:href="https://www.planalto.gov.br/ccivil_03/leis/L9527.htm#art92" text:style-name="Internet_20_link" text:visited-style-name="Visited_20_Internet_20_Link">(Redação dada pela Lei nº 9.527, de 10.12.97)</text:a></text:p>
      <text:p text:style-name="P48"><text:bookmark text:name="art92§2 Copia 2"/>§ 2° A licença terá duração igual à do mandato, podendo ser prorrogada, no caso de reeleição, e por uma única vez.</text:p>
      <text:p text:style-name="P20"><text:bookmark text:name="art92. Copia 2"/><text:span text:style-name="T11">Art. 92. É assegurado ao servidor o direito à licença sem remuneração para o desempenho de mandato em confederação, federação, associação de classe de âmbito nacional, sindicato representativo da categoria ou entidade fiscalizadora da profissão ou, ainda, para participar de gerência ou administração em sociedade cooperativa constituída por servidores públicos para prestar serviços a seus membros, observado o disposto na alínea c do inciso VIII do art. 102 desta Lei, conforme disposto em regulamento e observados os seguintes limites:                </text:span><text:a xlink:type="simple" xlink:href="https://www.planalto.gov.br/ccivil_03/_Ato2004-2006/2005/Lei/L11094.htm#art18" text:style-name="Internet_20_link" text:visited-style-name="Visited_20_Internet_20_Link"><text:span text:style-name="T9"> (Redação dada pela Lei nº 11.094, de 2005)</text:span></text:a><text:span text:style-name="T11">  </text:span><text:a xlink:type="simple" xlink:href="https://www.planalto.gov.br/ccivil_03/decreto/1996/D2066.htm" text:style-name="Internet_20_link" text:visited-style-name="Visited_20_Internet_20_Link"><text:span text:style-name="T18">(Regulamento)</text:span></text:a><text:span text:style-name="T48">   </text:span><text:a xlink:type="simple" xlink:href="https://www.planalto.gov.br/ccivil_03/_Ato2023-2026/2023/Decreto/D11411.htm" text:style-name="Internet_20_link" text:visited-style-name="Visited_20_Internet_20_Link"><text:span text:style-name="T11">(Regulamento)</text:span></text:a></text:p>
      <text:p text:style-name="P23"><text:bookmark text:name="art92i. Copia 2"/><text:span text:style-name="T11">I - para entidades com até 5.000 (cinco mil) associados, 2 (dois) servidores;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3"><text:bookmark text:name="art92ii. Copia 2"/><text:span text:style-name="T11">II - para entidades com 5.001 (cinco mil e um) a 30.000 (trinta mil) associados, 4 (quatro) servidores;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3"><text:bookmark text:name="art92iii. Copia 2"/><text:span text:style-name="T11">III - para entidades com mais de 30.000 (trinta mil) associados, 8 (oito) servidores.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3"><text:bookmark text:name="art92§1.. Copia 2"/><text:span text:style-name="T11">§ 1</text:span><text:span text:style-name="T25">o</text:span><text:span text:style-name="T11">  Somente poderão ser licenciados os servidores eleitos para cargos de direção ou de representação nas referidas entidades, desde que cadastradas no órgão competente.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3"><text:bookmark text:name="art92§2. Copia 2"/><text:span text:style-name="T11">§ 2</text:span><text:span text:style-name="T25">o</text:span><text:span text:style-name="T11">  A licença terá duração igual à do mandato, podendo ser renovada, no caso de reeleição.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5"><text:bookmark text:name="capv Copia 2"/><text:span text:style-name="Strong_20_Emphasis"><text:span text:style-name="T11">Capítulo V</text:span></text:span></text:p>
      <text:p text:style-name="P25"><text:span text:style-name="Strong_20_Emphasis"><text:span text:style-name="T11">Dos Afastamentos</text:span></text:span></text:p>
      <text:p text:style-name="P25"><text:span text:style-name="Strong_20_Emphasis"><text:span text:style-name="T11">Seção I</text:span></text:span></text:p>
      <text:p text:style-name="P25"><text:span text:style-name="Strong_20_Emphasis"><text:span text:style-name="T11">Do Afastamento para Servir a Outro Órgão ou Entidade</text:span></text:span></text:p>
      <text:p text:style-name="P48"><text:bookmark text:name="art93. Copia 2"/><text:soft-page-break/>Art. 93. O servidor poderá ser cedido para ter exercício em outro órgão ou entidade dos Poderes da União, dos Estados, ou do Distrito Federal e dos Municípios, nas seguintes hipóteses:</text:p>
      <text:p text:style-name="P20"><text:bookmark text:name="art93 Copia 2"/><text:span text:style-name="T37">Art. 93. O servidor poderá ser cedido para ter exercício em outro órgão ou entidade dos Poderes da União, dos Estados, ou do Distrito Federal e dos Municípios, nas seguintes hipóteses:                </text:span><text:a xlink:type="simple" xlink:href="https://www.planalto.gov.br/ccivil_03/leis/L8270.htm#art22" text:style-name="Internet_20_link" text:visited-style-name="Visited_20_Internet_20_Link">(Redação dada pela Lei nº 8.270, de 17.12.91)</text:a><text:span text:style-name="Strong_20_Emphasis"><text:span text:style-name="T37">              </text:span></text:span><text:span text:style-name="T37">(</text:span><text:a xlink:type="simple" xlink:href="https://www.planalto.gov.br/ccivil_03/decreto/2001/D4050.htm" text:style-name="Internet_20_link" text:visited-style-name="Visited_20_Internet_20_Link">Regulamento)</text:a><text:span text:style-name="T37">              (</text:span><text:a xlink:type="simple" xlink:href="https://www.planalto.gov.br/ccivil_03/decreto/2002/D4493.htm" text:style-name="Internet_20_link" text:visited-style-name="Visited_20_Internet_20_Link">Vide Decreto nº 4.493, de 3.12.2002</text:a><text:span text:style-name="T37">)                   </text:span><text:a xlink:type="simple" xlink:href="https://www.planalto.gov.br/ccivil_03/_Ato2004-2006/2004/Decreto/D5213.htm" text:style-name="Internet_20_link" text:visited-style-name="Visited_20_Internet_20_Link">(Vide Decreto nº 5.213, de 2004)</text:a><text:span text:style-name="T37">                  </text:span><text:a xlink:type="simple" xlink:href="https://www.planalto.gov.br/ccivil_03/_Ato2015-2018/2017/Decreto/D9144.htm" text:style-name="Internet_20_link" text:visited-style-name="Visited_20_Internet_20_Link">(Vide Decreto nº 9.144, de 2017)</text:a></text:p>
      <text:p text:style-name="P20"><text:bookmark text:name="art93.. Copia 2"/><text:span text:style-name="T28">Art. 93.  O servidor poderá ser cedido para ter exercício em outro órgão ou entidade dos Poderes da União, dos Estados, do Distrito Federal, dos Municípios ou em serviço social autônomo instituído pela União que exerça atividades de cooperação com a administração pública federal, nas seguintes hipóteses:  </text:span><text:a xlink:type="simple" xlink:href="https://www.planalto.gov.br/ccivil_03/leis/L8270.htm#art22" text:style-name="Internet_20_link" text:visited-style-name="Visited_20_Internet_20_Link"><text:span text:style-name="T37">(Redação dada pela Medida Provisória nº 765, de 2016)</text:span></text:a></text:p>
      <text:p text:style-name="P20"><text:bookmark text:name="art254 Copia 2"/><text:span text:style-name="T18">Art. 93. O servidor poderá ser cedido para ter exercício em outro órgão ou entidade dos Poderes da União, dos Estados, ou do Distrito Federal e dos Municípios, nas seguintes hipóteses:                </text:span><text:a xlink:type="simple" xlink:href="https://www.planalto.gov.br/ccivil_03/leis/L8270.htm#art22" text:style-name="Internet_20_link" text:visited-style-name="Visited_20_Internet_20_Link"><text:span text:style-name="T8">(Redação dada pela Lei nº 8.270, de 17.12.91)</text:span></text:a><text:span text:style-name="Strong_20_Emphasis"><text:span text:style-name="T18">               </text:span></text:span><text:span text:style-name="T18">(</text:span><text:a xlink:type="simple" xlink:href="https://www.planalto.gov.br/ccivil_03/decreto/2001/D4050.htm" text:style-name="Internet_20_link" text:visited-style-name="Visited_20_Internet_20_Link"><text:span text:style-name="T8">Regulamento)</text:span></text:a><text:span text:style-name="T18">                (</text:span><text:a xlink:type="simple" xlink:href="https://www.planalto.gov.br/ccivil_03/decreto/2002/D4493.htm" text:style-name="Internet_20_link" text:visited-style-name="Visited_20_Internet_20_Link"><text:span text:style-name="T8">Vide Decreto nº 4.493, de 3.12.2002</text:span></text:a><text:span text:style-name="T18">)                       </text:span><text:a xlink:type="simple" xlink:href="https://www.planalto.gov.br/ccivil_03/_Ato2004-2006/2004/Decreto/D5213.htm" text:style-name="Internet_20_link" text:visited-style-name="Visited_20_Internet_20_Link"><text:span text:style-name="T8">(Vide Decreto nº 5.213, de 2004)</text:span></text:a><text:span text:style-name="T18">                  </text:span><text:a xlink:type="simple" xlink:href="https://www.planalto.gov.br/ccivil_03/_Ato2015-2018/2017/Decreto/D9144.htm" text:style-name="Internet_20_link" text:visited-style-name="Visited_20_Internet_20_Link"><text:span text:style-name="T8">(Vide Decreto nº 9.144, de 2017)</text:span></text:a></text:p>
      <text:p text:style-name="P48"><text:bookmark text:name="art93i. Copia 2"/>I - para exercício de cargo em comissão ou função de confiança;</text:p>
      <text:p text:style-name="P20"><text:bookmark text:name="art93i Copia 2"/><text:span text:style-name="T37">I - para exercício de cargo em comissão ou função de confiança;                    </text:span><text:a xlink:type="simple" xlink:href="https://www.planalto.gov.br/ccivil_03/leis/L8270.htm#art22" text:style-name="Internet_20_link" text:visited-style-name="Visited_20_Internet_20_Link">(Redação dada pela Lei nº 8.270, de 17.12.91)</text:a></text:p>
      <text:p text:style-name="P20"><text:span text:style-name="T28">I - para exercício de cargo em comissão, função de confiança ou, no caso de serviço social autônomo, para o exercício de cargo de direção ou de gerência;               </text:span><text:a xlink:type="simple" xlink:href="https://www.planalto.gov.br/ccivil_03/leis/L8270.htm#art22" text:style-name="Internet_20_link" text:visited-style-name="Visited_20_Internet_20_Link"><text:span text:style-name="T37">(Redação dada pela Medida Provisória nº 765, de 2016)</text:span></text:a></text:p>
      <text:p text:style-name="P20"><text:bookmark text:name="art93i0 Copia 2"/><text:span text:style-name="T18">I - para exercício de cargo em comissão ou função de confiança;                  </text:span><text:a xlink:type="simple" xlink:href="https://www.planalto.gov.br/ccivil_03/leis/L8270.htm#art22" text:style-name="Internet_20_link" text:visited-style-name="Visited_20_Internet_20_Link"><text:span text:style-name="T8">(Redação dada pela Lei nº 8.270, de 17.12.91)</text:span></text:a></text:p>
      <text:p text:style-name="P48"><text:bookmark text:name="art93ii. Copia 2"/>II - em casos previstos em leis específicas.</text:p>
      <text:p text:style-name="P20"><text:bookmark text:name="art93ii Copia 2"/><text:span text:style-name="T18">II - em casos previstos em leis específicas.                  </text:span><text:a xlink:type="simple" xlink:href="https://www.planalto.gov.br/ccivil_03/leis/L8270.htm#art22" text:style-name="Internet_20_link" text:visited-style-name="Visited_20_Internet_20_Link"><text:span text:style-name="T8">(Redação dada pela Lei nº 8.270, de 17.12.91)</text:span></text:a></text:p>
      <text:p text:style-name="P48"><text:bookmark text:name="art93§1. Copia 2"/>§ 1° Na hipótese do inciso I deste artigo, o ônus da remuneração será do órgão ou entidade cessionária.</text:p>
      <text:p text:style-name="P20"><text:bookmark text:name="art93§1 Copia 2"/><text:span text:style-name="T37">§ 1</text:span><text:span text:style-name="T43">o</text:span><text:span text:style-name="T37">  Na hipótese do inciso I, sendo a cessão para órgãos ou entidades dos Estados, do Distrito Federal ou dos Municípios, o ônus da remuneração será do órgão ou entidade cessionária, mantido o ônus para o cedente nos demais casos.                </text:span><text:a xlink:type="simple" xlink:href="https://www.planalto.gov.br/ccivil_03/leis/L8270.htm#art22" text:style-name="Internet_20_link" text:visited-style-name="Visited_20_Internet_20_Link">(Redação dada pela Lei nº 8.270, de 17.12.91)</text:a></text:p>
      <text:p text:style-name="P21"><text:bookmark text:name="art93§1.. Copia 2"/><text:span text:style-name="T28">§ 1º  Na hipótese de que trata o inciso I do </text:span><text:span text:style-name="T32">caput</text:span><text:span text:style-name="T28">, sendo a cessão para órgãos ou entidades dos Estados, do Distrito Federal, dos Municípios ou para serviço social autônomo, o ônus da remuneração será do órgão ou da entidade cessionária, mantido o ônus para o cedente nos demais casos.                    </text:span><text:a xlink:type="simple" xlink:href="https://www.planalto.gov.br/ccivil_03/leis/L8270.htm#art22" text:style-name="Internet_20_link" text:visited-style-name="Visited_20_Internet_20_Link">(Redação dada pela Medida Provisória nº 765, de 2016)</text:a></text:p>
      <text:p text:style-name="P25"><text:bookmark text:name="art93§8 Copia 2"/><text:span text:style-name="T18">§ 1</text:span><text:span text:style-name="T24">o</text:span><text:span text:style-name="T18">  Na hipótese do inciso I, sendo a cessão para órgãos ou entidades dos Estados, do Distrito Federal ou dos Municípios, o ônus da remuneração será do órgão ou entidade cessionária, mantido o ônus para o cedente nos demais casos.                   </text:span><text:a xlink:type="simple" xlink:href="https://www.planalto.gov.br/ccivil_03/leis/L8270.htm#art22" text:style-name="Internet_20_link" text:visited-style-name="Visited_20_Internet_20_Link"><text:span text:style-name="T8">(Redação dada pela Lei nº 8.270, de 17.12.91)</text:span></text:a></text:p>
      <text:p text:style-name="P48"><text:bookmark text:name="art93§2. Copia 2"/>§ 2° A cessão far-se-á mediante portaria publicada no Diário Oficial da União.</text:p>
      <text:p text:style-name="P20"><text:bookmark text:name="art93§2 Copia 2"/><text:span text:style-name="T37">§ 2</text:span><text:span text:style-name="T43">o</text:span><text:span text:style-name="T37">  Na hipótese de o servidor cedido à empresa pública ou sociedade de economia mista, nos termos das respectivas normas, optar pela remuneração do cargo efetivo, a entidade cessionária efetuará o reembolso das despesas realizadas pelo órgão ou entidade de origem.                     </text:span><text:a xlink:type="simple" xlink:href="https://www.planalto.gov.br/ccivil_03/leis/L8270.htm#art22" text:style-name="Internet_20_link" text:visited-style-name="Visited_20_Internet_20_Link">(Redação dada pela Lei nº 8.270, de 17.12.91)</text:a><text:span text:style-name="T37"> </text:span><text:span text:style-name="T45">                    </text:span><text:a xlink:type="simple" xlink:href="https://www.planalto.gov.br/ccivil_03/_Ato2004-2006/2006/Mpv/301.htm#art156" text:style-name="Internet_20_link" text:visited-style-name="Visited_20_Internet_20_Link"><text:span text:style-name="T38">(Vide Medida Provisória nº 301 de 2006)</text:span></text:a></text:p>
      <text:p text:style-name="P20"><text:bookmark text:name="art93§2.. Copia 2"/><text:span text:style-name="T28">§ 2º  Na hipótese de o servidor cedido a empresa pública ou sociedade de economia mista, nos termos das respectivas normas, optar pela remuneração do cargo efetivo ou pela remuneração do cargo efetivo acrescida de percentual da retribuição do cargo em comissão, a entidade cessionária efetuará o reembolso das despesas realizadas pelo órgão ou entidade de origem.                  </text:span><text:a xlink:type="simple" xlink:href="https://www.planalto.gov.br/ccivil_03/_Ato2004-2006/2006/Lei/L11355.htm#art156" text:style-name="Internet_20_link" text:visited-style-name="Visited_20_Internet_20_Link">(Redação dada pela Lei nº 11.355, de 2006)</text:a></text:p>
      <text:p text:style-name="P28"><text:bookmark text:name="art93§2... Copia 2"/><text:span text:style-name="T28">§ 2º  Na hipótese de o servidor cedido a empresa pública, sociedade de economia mista ou serviço social autônomo, nos termos de suas respectivas normas, optar pela remuneração do cargo efetivo ou pela remuneração do cargo efetivo acrescida de percentual da retribuição do cargo em comissão, de direção ou de gerência, a entidade cessionária ou o serviço social autônomo efetuará o reembolso das despesas realizadas pelo órgão ou pela entidade de origem.                   </text:span><text:a xlink:type="simple" xlink:href="https://www.planalto.gov.br/ccivil_03/leis/L8270.htm#art22" text:style-name="Internet_20_link" text:visited-style-name="Visited_20_Internet_20_Link">(Redação dada pela Medida Provisória nº 765, de 2016)</text:a></text:p>
      <text:p text:style-name="P25"><text:bookmark text:name="art93§2..0 Copia 2"/><text:span text:style-name="T11">§ 2º  Na hipótese de o servidor cedido a empresa pública ou sociedade de economia mista, nos termos das respectivas normas, optar pela remuneração do cargo efetivo ou pela remuneração do cargo efetivo acrescida de percentual da retribuição do cargo em comissão, a entidade cessionária efetuará o reembolso das despesas realizadas pelo órgão ou entidade de origem.                     </text:span><text:a xlink:type="simple" xlink:href="https://www.planalto.gov.br/ccivil_03/_Ato2004-2006/2006/Lei/L11355.htm#art156" text:style-name="Internet_20_link" text:visited-style-name="Visited_20_Internet_20_Link"><text:span text:style-name="T9">(Redação dada pela Lei nº 11.355, de 2006)</text:span></text:a></text:p>
      <text:p text:style-name="P48"><text:bookmark text:name="art93§3. Copia 2"/><text:soft-page-break/>§ 3° Mediante autorização expressa do Presidente da República, o servidor do Poder Executivo poderá ter exercício em outro órgão da Administração Federal direta que não tenha quadro próprio de pessoal, para fim determinado e a prazo certo.</text:p>
      <text:p text:style-name="P20"><text:bookmark text:name="art93§3 Copia 2"/><text:span text:style-name="T18">§ 3</text:span><text:span text:style-name="T24">o</text:span><text:span text:style-name="T18">  A cessão far-se-á mediante Portaria publicada no Diário Oficial da União.                  </text:span><text:a xlink:type="simple" xlink:href="https://www.planalto.gov.br/ccivil_03/leis/L8270.htm#art22" text:style-name="Internet_20_link" text:visited-style-name="Visited_20_Internet_20_Link"><text:span text:style-name="T8">(Redação dada pela Lei nº 8.270, de 17.12.91)</text:span></text:a></text:p>
      <text:p text:style-name="P20"><text:bookmark text:name="art93§4 Copia 2"/><text:span text:style-name="T18">§ 4</text:span><text:span text:style-name="T24">o</text:span><text:span text:style-name="T18">  Mediante autorização expressa do Presidente da República, o servidor do Poder Executivo poderá ter exercício em outro órgão da Administração Federal direta que não tenha quadro próprio de pessoal, para fim determinado e a prazo certo.                 </text:span><text:a xlink:type="simple" xlink:href="https://www.planalto.gov.br/ccivil_03/leis/L8270.htm#art22" text:style-name="Internet_20_link" text:visited-style-name="Visited_20_Internet_20_Link"><text:span text:style-name="T8">(Incluído pela Lei nº 8.270, de 17.12.91)</text:span></text:a></text:p>
      <text:p text:style-name="P20"><text:bookmark text:name="art93§5. Copia 2"/><text:span text:style-name="T37">§ 5</text:span><text:span text:style-name="T43">o</text:span><text:span text:style-name="T37">  Aplicam-se à União, em se tratando de empregado ou servidor por ela requisitado, as regras previstas nos §§ 1</text:span><text:span text:style-name="T43">o</text:span><text:span text:style-name="T37"> e 2</text:span><text:span text:style-name="T43">o</text:span><text:span text:style-name="T37"> deste artigo, conforme dispuser o regulamento, exceto quando se tratar de empresas públicas ou sociedades de economia mista que recebam recursos financeiros do Tesouro Nacional para o custeio total ou parcial da sua folha de pagamento de pessoal.                       </text:span><text:a xlink:type="simple" xlink:href="https://www.planalto.gov.br/ccivil_03/leis/L9527.htm#art1" text:style-name="Internet_20_link" text:visited-style-name="Visited_20_Internet_20_Link">(Incluído pela Lei nº 9.527, de 10.12.97)</text:a></text:p>
      <text:p text:style-name="P20"><text:bookmark text:name="art93§5 Copia 2"/><text:span text:style-name="T11">§ 5</text:span><text:span text:style-name="T28">º</text:span><text:span text:style-name="T11"> Aplica-se à União, em se tratando de empregado ou servidor por ela requisitado, as disposições dos §§ 1</text:span><text:span text:style-name="T28">º</text:span><text:span text:style-name="T11"> e 2</text:span><text:span text:style-name="T28">º</text:span><text:span text:style-name="T11"> deste artigo.                    </text:span><text:a xlink:type="simple" xlink:href="https://www.planalto.gov.br/ccivil_03/leis/2002/L10470.htm#art93§5" text:style-name="Internet_20_link" text:visited-style-name="Visited_20_Internet_20_Link"><text:span text:style-name="T9">(Redação dada pela Lei nº 10.470, de 25.6.2002)</text:span></text:a></text:p>
      <text:p text:style-name="P20"><text:bookmark text:name="art93§6 Copia 2"/><text:span text:style-name="T11">§ 6</text:span><text:span text:style-name="T28">º</text:span><text:span text:style-name="T11"> As cessões de empregados de empresa pública ou de sociedade de economia mista, que receba recursos de Tesouro Nacional para o custeio total ou parcial da sua folha de pagamento de pessoal, independem das disposições contidas nos incisos I e II e §§ 1</text:span><text:span text:style-name="T28">º</text:span><text:span text:style-name="T11"> e 2</text:span><text:span text:style-name="T28">º</text:span><text:span text:style-name="T11"> deste artigo, ficando o exercício do empregado cedido condicionado a autorização específica do Ministério do Planejamento, Orçamento e Gestão, exceto nos casos de ocupação de cargo em comissão ou função gratificada.                      </text:span><text:a xlink:type="simple" xlink:href="https://www.planalto.gov.br/ccivil_03/leis/2002/L10470.htm#art93§5" text:style-name="Internet_20_link" text:visited-style-name="Visited_20_Internet_20_Link"><text:span text:style-name="T9">(Incluído pela Lei nº 10.470, de 25.6.2002)</text:span></text:a></text:p>
      <text:p text:style-name="P20"><text:bookmark text:name="art93§7 Copia 2"/><text:span text:style-name="T11">§ 7</text:span><text:span text:style-name="T28">°</text:span><text:span text:style-name="T11"> O Ministério do Planejamento, Orçamento e Gestão, com a finalidade de promover a composição da força de trabalho dos órgãos e entidades da Administração Pública Federal, poderá determinar a lotação ou o exercício de empregado ou servidor, independentemente da observância do constante no inciso I e nos §§ 1</text:span><text:span text:style-name="T28">º</text:span><text:span text:style-name="T11"> e 2</text:span><text:span text:style-name="T28">º</text:span><text:span text:style-name="T11"> deste artigo.                    </text:span><text:a xlink:type="simple" xlink:href="https://www.planalto.gov.br/ccivil_03/leis/2002/L10470.htm#art93§5" text:style-name="Internet_20_link" text:visited-style-name="Visited_20_Internet_20_Link"><text:span text:style-name="T9">(Incluído pela Lei nº 10.470, de 25.6.2002)</text:span></text:a><text:span text:style-name="T11">                   </text:span><text:a xlink:type="simple" xlink:href="https://www.planalto.gov.br/ccivil_03/_Ato2004-2006/2005/Decreto/D5375.htm#art1" text:style-name="Internet_20_link" text:visited-style-name="Visited_20_Internet_20_Link"><text:span text:style-name="T9">(Vide Decreto nº 5.375, de 2005)</text:span></text:a></text:p>
      <text:p text:style-name="P25"><text:span text:style-name="Strong_20_Emphasis"><text:span text:style-name="T11">Seção II</text:span></text:span></text:p>
      <text:p text:style-name="P25"><text:span text:style-name="Strong_20_Emphasis"><text:span text:style-name="T11">Do Afastamento para Exercício de Mandato Eletivo</text:span></text:span></text:p>
      <text:p text:style-name="P43"><text:bookmark text:name="art94 Copia 2"/>Art. 94.  Ao servidor investido em mandato eletivo aplicam-se as seguintes disposições:</text:p>
      <text:p text:style-name="P34"><text:bookmark text:name="art94i Copia 2"/>I - tratando-se de mandato federal, estadual ou distrital, ficará afastado do cargo;</text:p>
      <text:p text:style-name="P34"><text:bookmark text:name="art94ii Copia 2"/>II - investido no mandato de Prefeito, será afastado do cargo, sendo-lhe facultado optar pela sua remuneração;</text:p>
      <text:p text:style-name="P34"><text:bookmark text:name="art94iii Copia 2"/>III - investido no mandato de vereador:</text:p>
      <text:p text:style-name="P34"><text:bookmark text:name="art94iiia Copia 2"/>a) havendo compatibilidade de horário, perceberá as vantagens de seu cargo, sem prejuízo da remuneração do cargo eletivo;</text:p>
      <text:p text:style-name="P34"><text:bookmark text:name="art94iiib Copia 2"/>b) não havendo compatibilidade de horário, será afastado do cargo, sendo-lhe facultado optar pela sua remuneração.</text:p>
      <text:p text:style-name="P34"><text:bookmark text:name="art94§1 Copia 2"/>§ 1<text:span text:style-name="T57">o</text:span>  No caso de afastamento do cargo, o servidor contribuirá para a seguridade social como se em exercício estivesse.</text:p>
      <text:p text:style-name="P34"><text:bookmark text:name="art94§2 Copia 2"/>§ 2<text:span text:style-name="T57">o</text:span>  O servidor investido em mandato eletivo ou classista não poderá ser removido ou redistribuído de ofício para localidade diversa daquela onde exerce o mandato.</text:p>
      <text:p text:style-name="P25"><text:span text:style-name="Strong_20_Emphasis"><text:span text:style-name="T11">Seção III</text:span></text:span></text:p>
      <text:p text:style-name="P25"><text:span text:style-name="Strong_20_Emphasis"><text:span text:style-name="T11">Do Afastamento para Estudo ou Missão no Exterior</text:span></text:span></text:p>
      <text:p text:style-name="P20"><text:bookmark text:name="art95 Copia 2"/><text:span text:style-name="T18">Art. 95.  O servidor não poderá ausentar-se do País para estudo ou missão oficial, sem autorização do Presidente da República, Presidente dos Órgãos do Poder Legislativo e Presidente do Supremo Tribunal Federal.                  </text:span><text:a xlink:type="simple" xlink:href="https://www.planalto.gov.br/ccivil_03/decreto/D1387.htm" text:style-name="Internet_20_link" text:visited-style-name="Visited_20_Internet_20_Link"><text:span text:style-name="T8">(Vide Decreto nº 1.387, de 1995)</text:span></text:a></text:p>
      <text:p text:style-name="P34">§ 1<text:span text:style-name="T57">o</text:span>  A ausência não excederá a 4 (quatro) anos, e finda a missão ou estudo, somente decorrido igual período, será permitida nova ausência.</text:p>
      <text:p text:style-name="P34">§ 2<text:span text:style-name="T57">o</text:span>  Ao servidor beneficiado pelo disposto neste artigo não será concedida exoneração ou licença para tratar de interesse particular antes de decorrido período igual ao do afastamento, ressalvada a hipótese de ressarcimento da despesa havida com seu afastamento.</text:p>
      <text:p text:style-name="P34"><text:soft-page-break/>§ 3<text:span text:style-name="T57">o</text:span>  O disposto neste artigo não se aplica aos servidores da carreira diplomática.</text:p>
      <text:p text:style-name="P20"><text:bookmark text:name="art95§4 Copia 2"/><text:span text:style-name="T18">§ 4</text:span><text:span text:style-name="T24">o</text:span><text:span text:style-name="T18">  As hipóteses, condições e formas para a autorização de que trata este artigo, inclusive no que se refere à remuneração do servidor, serão disciplinadas em regulamento.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96 Copia 2"/><text:span text:style-name="T18">Art. 96.  O afastamento de servidor para servir em organismo internacional de que o Brasil participe ou com o qual coopere dar-se-á com perda total da remuneração.                 </text:span><text:a xlink:type="simple" xlink:href="https://www.planalto.gov.br/ccivil_03/decreto/D3456.htm#art1" text:style-name="Internet_20_link" text:visited-style-name="Visited_20_Internet_20_Link"><text:span text:style-name="T11">(Vide Decreto nº 3.456, de 2000)</text:span></text:a></text:p>
      <text:p text:style-name="P65"><text:bookmark text:name="secaoiv Copia 2"/><text:span text:style-name="T28">Seção IV<text:line-break/></text:span><text:a xlink:type="simple" xlink:href="https://www.planalto.gov.br/ccivil_03/_Ato2007-2010/2008/Mpv/441.htm#art318" text:style-name="Internet_20_link" text:visited-style-name="Visited_20_Internet_20_Link">(Incluído pela Medida Provisória nº 441, de 2008)</text:a></text:p>
      <text:p text:style-name="P52">Do Afastamento para participação em programa de pós-graduação stricto sensu no país</text:p>
      <text:p text:style-name="P21"><text:bookmark text:name="art96a. Copia 2"/><text:span text:style-name="T28">Art. 96-A.  O servidor poderá, no interesse da Administração, e desde que a participação não possa ocorrer simultaneamente com o exercício do cargo ou mediante compensação de horário, afastar-se do exercício do cargo efetivo, com a respectiva remuneração, para participar em programa de pós-graduação stricto sensu em instituição de ensino superior no país.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1 Copia 2"/><text:span text:style-name="T28">§ 1</text:span><text:span text:style-name="T39">o</text:span><text:span text:style-name="T28">  Ato do dirigente máximo do órgão ou entidade definirá, em conformidade com a legislação vigente, os programas de capacitação e os critérios para participação em programas de pós-graduação no País, com ou sem afastamento do servidor, que serão avaliados por um  comitê constituído para este fim.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42 Copia 2"/><text:span text:style-name="T28">§ 2</text:span><text:span text:style-name="T39">o</text:span><text:span text:style-name="T28">  Os afastamentos para realização de programas de mestrado e doutorado somente serão concedidos aos servidores titulares de cargos efetivos no respectivo órgão ou entidade há pelo menos três anos para mestrado e quatro anos para doutorado, incluído o período de estágio probatório, que não tenham se afastado por licença para tratar de assuntos particulares para gozo de licença capacitação ou com fundamento neste artigo, nos dois anos anteriores à data da solicitação de afastamento.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3.. Copia 2"/><text:span text:style-name="T28">§ 3</text:span><text:span text:style-name="T39">o</text:span><text:span text:style-name="T28">  Os afastamentos para realização de programas de pós-doutorado somente serão concedidos aos servidores titulares de cargos efetivo no respectivo órgão ou entidade há pelo menos quatro anos, incluído o período de estágio probatório, e que não tenham se afastado por licença para tratar de assuntos particulares para gozo de licença capacitação ou com fundamento neste artigo, nos quatro anos anteriores à data da solicitação de afastamento.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4 Copia 2"/><text:span text:style-name="T28">§ 4</text:span><text:span text:style-name="T39">o</text:span><text:span text:style-name="T28">  Os servidores beneficiados pelos afastamentos previstos nos §§ 1</text:span><text:span text:style-name="T39">o</text:span><text:span text:style-name="T28">, 2</text:span><text:span text:style-name="T39">o</text:span><text:span text:style-name="T28"> e 3</text:span><text:span text:style-name="T39">o</text:span><text:span text:style-name="T28"> deste artigo terão que permanecer no exercício de suas funções, após o seu retorno, por um período igual ao do afastamento concedido.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5 Copia 2"/><text:span text:style-name="T28">§ 5</text:span><text:span text:style-name="T39">o</text:span><text:span text:style-name="T28">  Caso o servidor venha a solicitar exoneração do cargo ou aposentadoria, antes de cumprido o período de permanência  previsto no § 4</text:span><text:span text:style-name="T39">o</text:span><text:span text:style-name="T28"> deste artigo, deverá ressarcir o órgão ou entidade, na forma do </text:span><text:a xlink:type="simple" xlink:href="https://www.planalto.gov.br/ccivil_03/leis/l8112cons.htm#art47.." text:style-name="Internet_20_link" text:visited-style-name="Visited_20_Internet_20_Link">art. 47 da Lei n<text:span text:style-name="T39">o</text:span><text:span text:style-name="T28"> 8.112, de 11 de dezembro de 1990</text:span></text:a><text:span text:style-name="T28">, dos gastos com seu aperfeiçoamento.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6 Copia 2"/><text:span text:style-name="T28">§ 6</text:span><text:span text:style-name="T39">o</text:span><text:span text:style-name="T28">  Caso o servidor não obtenha o título ou grau que justificou seu afastamento no período previsto, aplica-se o disposto no § 5</text:span><text:span text:style-name="T39">o</text:span><text:span text:style-name="T28"> deste artigo, salvo na hipótese comprovada de força maior ou de caso fortuito, a critério do dirigente máximo do órgão ou entidade.                  </text:span><text:a xlink:type="simple" xlink:href="https://www.planalto.gov.br/ccivil_03/_Ato2007-2010/2008/Mpv/441.htm#art318" text:style-name="Internet_20_link" text:visited-style-name="Visited_20_Internet_20_Link">(Incluído pela Medida Provisória nº 441, de 2008)</text:a></text:p>
      <text:p text:style-name="P21"><text:bookmark text:name="art96a§7 Copia 2"/><text:span text:style-name="T28">§ 7</text:span><text:span text:style-name="T39">o</text:span><text:span text:style-name="T28">  Aplica-se à participação em programa de pós-graduação no Exterior, autorizado nos termos do </text:span><text:span text:style-name="T29">art. 95</text:span><text:span text:style-name="T28">, o disposto nos §§ 1</text:span><text:span text:style-name="T39">o</text:span><text:span text:style-name="T28"> a 6</text:span><text:span text:style-name="T39">o</text:span><text:span text:style-name="T28"> deste artigo.                   </text:span><text:a xlink:type="simple" xlink:href="https://www.planalto.gov.br/ccivil_03/_Ato2007-2010/2008/Mpv/441.htm#art318" text:style-name="Internet_20_link" text:visited-style-name="Visited_20_Internet_20_Link">(Incluído pela Medida Provisória nº 441, de 2008)</text:a></text:p>
      <text:p text:style-name="P32"><text:bookmark text:name="secaoiv. Copia 2"/><text:span text:style-name="T11">Seção IV<text:line-break/></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36">Do Afastamento para Participação em Programa de Pós-Graduação <text:span text:style-name="T60">Stricto Sensu </text:span>no País</text:p>
      <text:p text:style-name="P23"><text:bookmark text:name="art96a Copia 2"/><text:span text:style-name="T11">Art. 96-A.  O servidor poderá, no interesse da Administração, e desde que a participação não possa ocorrer simultaneamente com o exercício do cargo ou mediante compensação de horário, afastar-se do exercício do cargo efetivo, com a respectiva remuneração, para participar em programa de pós-graduação stricto sensu em instituição de ensino superior no País.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1. Copia 2"/><text:span text:style-name="T11">§ 1</text:span><text:span text:style-name="T25">o</text:span><text:span text:style-name="T11">  Ato do dirigente máximo do órgão ou entidade definirá, em conformidade com a legislação vigente, os programas de capacitação e os critérios para participação em programas de pós-graduação no País, com </text:span><text:soft-page-break/><text:span text:style-name="T11">ou sem afastamento do servidor, que serão avaliados por um comitê constituído para este fim.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2. Copia 2"/><text:span text:style-name="T11">§ 2</text:span><text:span text:style-name="T25">o</text:span><text:span text:style-name="T11">  Os afastamentos para realização de programas de mestrado e doutorado somente serão concedidos aos servidores titulares de cargos efetivos no respectivo órgão ou entidade há pelo menos 3 (três) anos para mestrado e 4 (quatro) anos para doutorado, incluído o período de estágio probatório, que não tenham se afastado por licença para tratar de assuntos particulares para gozo de licença capacitação ou com fundamento neste artigo nos 2 (dois) anos anteriores à data da solicitação de afastamento.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1"><text:bookmark text:name="art96a§3... Copia 2"/><text:span text:style-name="T28">§ 3</text:span><text:span text:style-name="T39">o</text:span><text:span text:style-name="T28">  Os afastamentos para realização de programas de pós-doutorado somente serão concedidos aos servidores titulares de cargo efetivo no respectivo órgão ou entidade há pelo menos 4 (quatro) anos, incluído o período de estágio probatório, e que não tenham se afastado por licença para tratar de assuntos particulares, para gozo de licença capacitação ou com fundamento neste artigo nos 4 (quatro) anos anteriores à data da solicitação de afastamento.                       </text:span><text:a xlink:type="simple" xlink:href="https://www.planalto.gov.br/ccivil_03/_Ato2007-2010/2009/Lei/L11907.htm#art318" text:style-name="Internet_20_link" text:visited-style-name="Visited_20_Internet_20_Link">(Incluído pela Lei nº 11.907, de 2009)</text:a></text:p>
      <text:p text:style-name="P21"><text:bookmark text:name="art96a§3 Copia 2"/><text:span text:style-name="T28">§ 3</text:span><text:span text:style-name="T39">o</text:span><text:span text:style-name="T28">  Os afastamentos para realização de programas de pós-doutorado somente serão concedidos aos servidores titulares de cargos efetivo no respectivo órgão ou entidade há pelo menos quatro anos, incluído o período de estágio probatório, e que não tenham se afastado por licença para tratar de assuntos particulares ou com fundamento neste artigo, nos quatro anos anteriores à data da solicitação de afastamento.                 </text:span><text:a xlink:type="simple" xlink:href="https://www.planalto.gov.br/ccivil_03/_Ato2007-2010/2009/Mpv/479.htm#art23" text:style-name="Internet_20_link" text:visited-style-name="Visited_20_Internet_20_Link">(Redação dada pela Medida Provisória nº 479, de 2009)</text:a></text:p>
      <text:p text:style-name="P23"><text:bookmark text:name="art96a§3. Copia 2"/><text:span text:style-name="T11">§ 3</text:span><text:span text:style-name="T25">o</text:span><text:span text:style-name="T11">  Os afastamentos para realização de programas de pós-doutorado somente serão concedidos aos servidores titulares de cargos efetivo no respectivo órgão ou entidade há pelo menos quatro anos, incluído o período de estágio probatório, e que não tenham se afastado por licença para tratar de assuntos particulares ou com fundamento neste artigo, nos quatro anos anteriores à data da solicitação de afastamento.                   </text:span><text:a xlink:type="simple" xlink:href="https://www.planalto.gov.br/ccivil_03/_Ato2007-2010/2010/Lei/L12269.htm#art23" text:style-name="Internet_20_link" text:visited-style-name="Visited_20_Internet_20_Link"><text:span text:style-name="T9">(Redação dada pela Lei nº 12.269, de 2010)</text:span></text:a></text:p>
      <text:p text:style-name="P23"><text:bookmark text:name="art96a§4. Copia 2"/><text:span text:style-name="T11">§ 4</text:span><text:span text:style-name="T25">o</text:span><text:span text:style-name="T11">  Os servidores beneficiados pelos afastamentos previstos nos §§ 1</text:span><text:span text:style-name="T25">o</text:span><text:span text:style-name="T11">, 2</text:span><text:span text:style-name="T25">o</text:span><text:span text:style-name="T11"> e 3</text:span><text:span text:style-name="T25">o</text:span><text:span text:style-name="T11"> deste artigo terão que permanecer no exercício de suas funções após o seu retorno por um período igual ao do afastamento concedido.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5. Copia 2"/><text:span text:style-name="T11">§ 5</text:span><text:span text:style-name="T25">o</text:span><text:span text:style-name="T11">  Caso o servidor venha a solicitar exoneração do cargo ou aposentadoria, antes de cumprido o período de permanência previsto no § 4</text:span><text:span text:style-name="T25">o</text:span><text:span text:style-name="T11"> deste artigo, deverá ressarcir o órgão ou entidade, na forma do </text:span><text:a xlink:type="simple" xlink:href="https://www.planalto.gov.br/ccivil_03/leis/l8112cons.htm#art47.." text:style-name="Internet_20_link" text:visited-style-name="Visited_20_Internet_20_Link"><text:span text:style-name="T9">art. 47 da Lei n</text:span><text:span text:style-name="T25">o</text:span><text:span text:style-name="T11"> 8.112, de 11 de dezembro de 1990</text:span></text:a><text:span text:style-name="T11">, dos gastos com seu aperfeiçoamento.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6. Copia 2"/><text:span text:style-name="T11">§ 6</text:span><text:span text:style-name="T25">o</text:span><text:span text:style-name="T11">  Caso o servidor não obtenha o título ou grau que justificou seu afastamento no período previsto, aplica-se o disposto no § 5</text:span><text:span text:style-name="T25">o</text:span><text:span text:style-name="T11"> deste artigo, salvo na hipótese comprovada de força maior ou de caso fortuito, a critério do dirigente máximo do órgão ou entidade.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7. Copia 2"/><text:span text:style-name="T11">§ 7</text:span><text:span text:style-name="T25">o</text:span><text:span text:style-name="T11">  Aplica-se à participação em programa de pós-graduação no Exterior, autorizado nos termos do art. 95 desta Lei, o disposto nos §§ 1</text:span><text:span text:style-name="T25">o</text:span><text:span text:style-name="T11"> a 6</text:span><text:span text:style-name="T25">o</text:span><text:span text:style-name="T11"> deste artigo.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5"><text:span text:style-name="Strong_20_Emphasis"><text:span text:style-name="T11">Capítulo VI</text:span></text:span></text:p>
      <text:p text:style-name="P25"><text:span text:style-name="Strong_20_Emphasis"><text:span text:style-name="T11">Das Concessões</text:span></text:span></text:p>
      <text:p text:style-name="P53"><text:bookmark text:name="art97 Copia 2"/>Art. 97.  Sem qualquer prejuízo, poderá o servidor ausentar-se do serviço:</text:p>
      <text:p text:style-name="P20"><text:bookmark text:name="art97. Copia 2"/><text:span text:style-name="T28">Art. 97.  Sem qualquer prejuízo, poderá o servidor ausentar-se do serviço:                   </text:span><text:a xlink:type="simple" xlink:href="https://www.planalto.gov.br/ccivil_03/_Ato2011-2014/2013/Mpv/mpv632.htm#art18" text:style-name="Internet_20_link" text:visited-style-name="Visited_20_Internet_20_Link">(Redação dada pela Medida provisória nº 632, de 2013)</text:a></text:p>
      <text:p text:style-name="P43"><text:bookmark text:name="art256 Copia 2"/>Art. 97.  Sem qualquer prejuízo, poderá o servidor ausentar-se do serviço:</text:p>
      <text:p text:style-name="P34"><text:bookmark text:name="art97i Copia 2"/>I - por 1 (um) dia, para doação de sangue;</text:p>
      <text:p text:style-name="P48"><text:bookmark text:name="art97ii.. Copia 2"/>II - por 2 (dois) dias, para se alistar como eleitor;</text:p>
      <text:p text:style-name="P20"><text:bookmark text:name="art97ii Copia 2"/><text:span text:style-name="T28">II - pelo período comprovadamente necessário para alistamento ou recadastramento eleitoral, limitado, em qualquer caso, a dois dias; e   </text:span><text:span text:style-name="T45">                  </text:span><text:a xlink:type="simple" xlink:href="https://www.planalto.gov.br/ccivil_03/_Ato2011-2014/2013/Mpv/mpv632.htm#art18" text:style-name="Internet_20_link" text:visited-style-name="Visited_20_Internet_20_Link"><text:span text:style-name="T28">(Redação dada pela Medida provisória nº 632, de 2013)</text:span></text:a></text:p>
      <text:p text:style-name="P20"><text:bookmark text:name="art97ii. Copia 2"/><text:soft-page-break/><text:span text:style-name="T11">II - pelo período comprovadamente necessário para alistamento ou recadastramento eleitoral, limitado, em qualquer caso, a 2 (dois) dias;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34"><text:bookmark text:name="art97iii Copia 2"/>III - por 8 (oito) dias consecutivos em razão de :</text:p>
      <text:p text:style-name="P34"><text:bookmark text:name="art97iiia Copia 2"/>a) casamento;</text:p>
      <text:p text:style-name="P34"><text:bookmark text:name="art97iiib Copia 2"/>b) falecimento do cônjuge, companheiro, pais, madrasta ou padrasto, filhos, enteados, menor sob guarda ou tutela e irmãos.</text:p>
      <text:p text:style-name="P34"><text:bookmark text:name="art98 Copia 2"/>Art. 98.  Será concedido horário especial ao servidor estudante, quando comprovada a incompatibilidade entre o horário escolar e o da repartição, sem prejuízo do exercício do cargo.</text:p>
      <text:p text:style-name="P48"><text:bookmark text:name="art98p Copia 2"/>Parágrafo único. Para efeito do disposto neste artigo, será exigida a compensação de horário na repartição, respeitada a duração semanal do trabalho.</text:p>
      <text:p text:style-name="P20"><text:bookmark text:name="art98§1 Copia 2"/><text:span text:style-name="T18">§ 1</text:span><text:span text:style-name="T24">o</text:span><text:span text:style-name="T18">  Para efeito do disposto neste artigo, será exigida a compensação de horário no órgão ou entidade que tiver exercício, respeitada a duração semanal do trabalho.                  </text:span><text:a xlink:type="simple" xlink:href="https://www.planalto.gov.br/ccivil_03/leis/L9527.htm#art1" text:style-name="Internet_20_link" text:visited-style-name="Visited_20_Internet_20_Link"><text:span text:style-name="T8">(Parágrafo renumerado e alterado pela Lei nº 9.527, de 10.12.97)</text:span></text:a></text:p>
      <text:p text:style-name="P20"><text:bookmark text:name="art98§2 Copia 2"/><text:span text:style-name="T11">§ 2</text:span><text:span text:style-name="T25">o</text:span><text:span text:style-name="T11">  Também será concedido horário especial ao servidor portador de deficiência, quando comprovada a necessidade por junta médica oficial, independentemente de compensação de horári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98§3 Copia 2"/><text:span text:style-name="T28">§ 3</text:span><text:span text:style-name="T39">o</text:span><text:span text:style-name="T28">  As disposições do parágrafo anterior são extensivas ao servidor que tenha cônjuge, filho ou dependente portador de deficiência física, exigindo-se, porém, neste caso, compensação de horário na forma do inciso II do art. 44.                 </text:span><text:a xlink:type="simple" xlink:href="https://www.planalto.gov.br/ccivil_03/leis/L9527.htm#art1" text:style-name="Internet_20_link" text:visited-style-name="Visited_20_Internet_20_Link">(Incluído pela Lei nº 9.527, de 10.12.97)</text:a></text:p>
      <text:p text:style-name="P20"><text:bookmark text:name="art98§3. Copia 2"/><text:span text:style-name="T11">§ 3</text:span><text:span text:style-name="T25">o</text:span><text:span text:style-name="T11">  As disposições constantes do § 2</text:span><text:span text:style-name="T25">o</text:span><text:span text:style-name="T11"> são extensivas ao servidor que tenha cônjuge, filho ou dependente com deficiência.                     </text:span><text:a xlink:type="simple" xlink:href="https://www.planalto.gov.br/ccivil_03/_Ato2015-2018/2016/Lei/L13370.htm#art1" text:style-name="Internet_20_link" text:visited-style-name="Visited_20_Internet_20_Link"><text:span text:style-name="T9">(Redação dada pela Lei nº 13.370, de 2016)</text:span></text:a></text:p>
      <text:p text:style-name="P20"><text:bookmark text:name="art98§4 Copia 2"/><text:span text:style-name="T28">§ 4</text:span><text:span text:style-name="T39">o</text:span><text:span text:style-name="T28">  Será igualmente concedido horário especial, vinculado à compensação de horário na forma do inciso II do caput</text:span><text:span text:style-name="T45"> </text:span><text:span text:style-name="T28">do art. 44 desta Lei, ao servidor que desempenhe atividade prevista nos incisos I e II do art. 76-A desta Lei.</text:span><text:span text:style-name="T45">                    </text:span><text:a xlink:type="simple" xlink:href="https://www.planalto.gov.br/ccivil_03/_Ato2004-2006/2006/Lei/L11314.htm#art1" text:style-name="Internet_20_link" text:visited-style-name="Visited_20_Internet_20_Link">(Incluído pela Lei nº 11.314 de 2006)</text:a><text:span text:style-name="T28">                    </text:span><text:a xlink:type="simple" xlink:href="https://www.planalto.gov.br/ccivil_03/_Ato2007-2010/2007/Mpv/359.htm#art8" text:style-name="Internet_20_link" text:visited-style-name="Visited_20_Internet_20_Link">(Vide Medida Provisória nº 359, de 2007)</text:a></text:p>
      <text:p text:style-name="P20"><text:bookmark text:name="art98§4. Copia 2"/><text:span text:style-name="T11">§ 4</text:span><text:span text:style-name="T25">o</text:span><text:span text:style-name="T11">  Será igualmente concedido horário especial, vinculado à compensação de horário a ser efetivada no prazo de até 1 (um) ano, ao servidor que desempenhe atividade prevista nos incisos I e II do caput do art. 76-A desta Lei.                   </text:span><text:a xlink:type="simple" xlink:href="https://www.planalto.gov.br/ccivil_03/_Ato2007-2010/2007/Lei/L11501.htm#art8" text:style-name="Internet_20_link" text:visited-style-name="Visited_20_Internet_20_Link"><text:span text:style-name="T9">(Redação dada pela Lei nº 11.501, de 2007)</text:span></text:a></text:p>
      <text:p text:style-name="P34"><text:bookmark text:name="art99 Copia 2"/>Art. 99.  Ao servidor estudante que mudar de sede no interesse da administração é assegurada, na localidade da nova residência ou na mais próxima, matrícula em instituição de ensino congênere, em qualquer época, independentemente de vaga.</text:p>
      <text:p text:style-name="P34"><text:bookmark text:name="art99p Copia 2"/>Parágrafo único.  O disposto neste artigo estende-se ao cônjuge ou companheiro, aos filhos, ou enteados do servidor que vivam na sua companhia, bem como aos menores sob sua guarda, com autorização judicial.</text:p>
      <text:p text:style-name="P25"><text:span text:style-name="Strong_20_Emphasis"><text:span text:style-name="T11">Capítulo VII</text:span></text:span></text:p>
      <text:p text:style-name="P25"><text:span text:style-name="Strong_20_Emphasis"><text:span text:style-name="T11">Do Tempo de Serviço</text:span></text:span></text:p>
      <text:p text:style-name="P34"><text:bookmark text:name="art100 Copia 2"/>Art. 100.  É contado para todos os efeitos o tempo de serviço público federal, inclusive o prestado às Forças Armadas.</text:p>
      <text:p text:style-name="P34"><text:bookmark text:name="art101 Copia 2"/>Art. 101.  A apuração do tempo de serviço será feita em dias, que serão convertidos em anos, considerado o ano como de trezentos e sessenta e cinco dias.</text:p>
      <text:p text:style-name="P20"><text:bookmark text:name="art101p Copia 2"/><text:span text:style-name="T28">Parágrafo único. Feita a conversão, os dias restantes, até cento e oitenta e dois, não serão computados, arredondando-se para um ano quando excederem este número, para efeito de aposentadoria.</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102 Copia 2"/><text:span text:style-name="T18">Art. 102.  Além das ausências ao serviço previstas no art. 97, são considerados como de efetivo exercício os afastamentos em virtude de:                  </text:span><text:a xlink:type="simple" xlink:href="https://www.planalto.gov.br/ccivil_03/_Ato2004-2006/2006/Decreto/D5707.htm" text:style-name="Internet_20_link" text:visited-style-name="Visited_20_Internet_20_Link"><text:span text:style-name="T8">(Vide Decreto nº 5.707, de 2006)</text:span></text:a></text:p>
      <text:p text:style-name="P43"><text:bookmark text:name="art102i Copia 2"/>I - férias;</text:p>
      <text:p text:style-name="P34"><text:bookmark text:name="art102ii Copia 2"/><text:soft-page-break/>II - exercício de cargo em comissão ou equivalente, em órgão ou entidade dos Poderes da União, dos Estados, Municípios e Distrito Federal;</text:p>
      <text:p text:style-name="P34"><text:bookmark text:name="art102iii Copia 2"/>III - exercício de cargo ou função de governo ou administração, em qualquer parte do território nacional, por nomeação do Presidente da República;</text:p>
      <text:p text:style-name="P48"><text:bookmark text:name="art102iv... Copia 2"/>IV - participação em programa de treinamento regularmente instituído;</text:p>
      <text:p text:style-name="P20"><text:bookmark text:name="art102iv Copia 2"/><text:span text:style-name="T37">IV - participação em programa de treinamento regularmente instituído, conforme dispuser o regulamento;                   </text:span><text:a xlink:type="simple" xlink:href="https://www.planalto.gov.br/ccivil_03/leis/L9527.htm#art1" text:style-name="Internet_20_link" text:visited-style-name="Visited_20_Internet_20_Link">(Redação dada pela Lei nº 9.527, de 10.12.97)</text:a><text:span text:style-name="T37"> </text:span><text:span text:style-name="T18">                 </text:span><text:a xlink:type="simple" xlink:href="https://www.planalto.gov.br/ccivil_03/_Ato2004-2006/2006/Decreto/D5707.htm" text:style-name="Internet_20_link" text:visited-style-name="Visited_20_Internet_20_Link"><text:span text:style-name="T37">(Vide Decreto nº 5.707, de 2006)</text:span></text:a></text:p>
      <text:p text:style-name="P20"><text:bookmark text:name="art102iv. Copia 2"/><text:span text:style-name="T28">IV - participação em programa de treinamento regularmente instituído, ou em programa de pós-graduação stricto sensu no país, conforme dispuser o regulamento;                  </text:span><text:a xlink:type="simple" xlink:href="https://www.planalto.gov.br/ccivil_03/_Ato2007-2010/2008/Mpv/441.htm#art316" text:style-name="Internet_20_link" text:visited-style-name="Visited_20_Internet_20_Link">(Redação dada pela Medida Provisória nº 441, de 2008)</text:a><text:span text:style-name="T11">            </text:span><text:a xlink:type="simple" xlink:href="https://www.planalto.gov.br/ccivil_03/_Ato2004-2006/2006/Decreto/D5707.htm" text:style-name="Internet_20_link" text:visited-style-name="Visited_20_Internet_20_Link"><text:span text:style-name="T18">(Vide Decreto nº 5.707, de 2006)</text:span></text:a></text:p>
      <text:p text:style-name="P20"><text:bookmark text:name="art102iv.. Copia 2"/><text:span text:style-name="T11">IV - participação em programa de treinamento regularmente instituído ou em programa de pós-graduação stricto sensu no País, conforme dispuser o regulamento;               </text:span><text:a xlink:type="simple" xlink:href="https://www.planalto.gov.br/ccivil_03/_Ato2007-2010/2009/Lei/L11907.htm#art316" text:style-name="Internet_20_link" text:visited-style-name="Visited_20_Internet_20_Link"><text:span text:style-name="T9">(Redação dada pela Lei nº 11.907, de 2009)</text:span></text:a><text:span text:style-name="T11">   </text:span><text:a xlink:type="simple" xlink:href="https://www.planalto.gov.br/ccivil_03/_Ato2004-2006/2006/Decreto/D5707.htm" text:style-name="Internet_20_link" text:visited-style-name="Visited_20_Internet_20_Link"><text:span text:style-name="T18">(Vide Decreto nº 5.707, de 2006)</text:span></text:a></text:p>
      <text:p text:style-name="P34"><text:bookmark text:name="art102v Copia 2"/>V - desempenho de mandato eletivo federal, estadual, municipal ou do Distrito Federal, exceto para promoção por merecimento;</text:p>
      <text:p text:style-name="P43"><text:bookmark text:name="art102vi Copia 2"/>VI - júri e outros serviços obrigatórios por lei;</text:p>
      <text:p text:style-name="P48"><text:bookmark text:name="art102vii. Copia 2"/>VII - missão ou estudo no exterior, quando autorizado o afastamento;</text:p>
      <text:p text:style-name="P20"><text:bookmark text:name="art102vii Copia 2"/><text:span text:style-name="T18">VII - missão ou estudo no exterior, quando autorizado o afastamento, conforme dispuser o regulamento;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_Ato2004-2006/2006/Decreto/D5707.htm" text:style-name="Internet_20_link" text:visited-style-name="Visited_20_Internet_20_Link"><text:span text:style-name="T8">(Vide Decreto nº 5.707, de 2006)</text:span></text:a></text:p>
      <text:p text:style-name="P43"><text:bookmark text:name="art102viii Copia 2"/>VIII - licença:</text:p>
      <text:p text:style-name="P34"><text:bookmark text:name="art102viiia Copia 2"/>a) à gestante, à adotante e à paternidade;</text:p>
      <text:p text:style-name="P48"><text:bookmark text:name="art102viiib. Copia 2"/>b) para tratamento da própria saúde, até 2 (dois) anos;</text:p>
      <text:p text:style-name="P20"><text:bookmark text:name="art102viiib Copia 2"/><text:span text:style-name="T18">b) para tratamento da própria saúde, até o limite de vinte e quatro meses, cumulativo ao longo do tempo de serviço público prestado à União, em cargo de provimento efetivo;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102c Copia 2"/>c) para o desempenho de mandato classista, exceto para efeito de promoção por merecimento; </text:p>
      <text:p text:style-name="P20"><text:bookmark text:name="art102viiic Copia 2"/><text:span text:style-name="T11">c) para o desempenho de mandato classista ou participação de gerência ou administração em sociedade cooperativa constituída por servidores para prestar serviços a seus membros, exceto para efeito de promoção por merecimento;                </text:span><text:a xlink:type="simple" xlink:href="https://www.planalto.gov.br/ccivil_03/_Ato2004-2006/2005/Lei/L11094.htm#art102viiic" text:style-name="Internet_20_link" text:visited-style-name="Visited_20_Internet_20_Link"><text:span text:style-name="T9">(Redação dada pela Lei nº 11.094, de 2005)</text:span></text:a></text:p>
      <text:p text:style-name="P34"><text:bookmark text:name="art102viiid Copia 2"/>d) por motivo de acidente em serviço ou doença profissional;</text:p>
      <text:p text:style-name="P48"><text:bookmark text:name="art102viiie. Copia 2"/>e) prêmio por assiduidade;</text:p>
      <text:p text:style-name="P20"><text:bookmark text:name="art102viiie Copia 2"/><text:span text:style-name="T18">e) para capacitação, conforme dispuser o regulament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02viiif Copia 2"/>f) por convocação para o serviço militar;</text:p>
      <text:p text:style-name="P34"><text:bookmark text:name="art102ix Copia 2"/>IX - deslocamento para a nova sede de que trata o art. 18;</text:p>
      <text:p text:style-name="P43"><text:bookmark text:name="art102x Copia 2"/>X - participação em competição desportiva nacional ou convocação para integrar representação desportiva nacional, no País ou no exterior, conforme disposto em lei específica;</text:p>
      <text:p text:style-name="P20"><text:bookmark text:name="art102xi Copia 2"/><text:span text:style-name="T18">XI - afastamento para servir em organismo internacional de que o Brasil participe ou com o qual coopere.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03 Copia 2"/>Art. 103.  Contar-se-á apenas para efeito de aposentadoria e disponibilidade:</text:p>
      <text:p text:style-name="P34"><text:bookmark text:name="art103i Copia 2"/>I - o tempo de serviço público prestado aos Estados, Municípios e Distrito Federal;</text:p>
      <text:p text:style-name="P48"><text:bookmark text:name="art103ii.. Copia 2"/>II - a licença para tratamento de saúde de pessoa da família do servidor, com remuneração;</text:p>
      <text:p text:style-name="P20"><text:bookmark text:name="art103ii Copia 2"/><text:span text:style-name="T28">II - a licença para tratamento de saúde de pessoal da família do servidor, com remuneração, que exceder a trinta dias em período de doze meses.                      </text:span><text:a xlink:type="simple" xlink:href="https://www.planalto.gov.br/ccivil_03/_Ato2007-2010/2009/Mpv/479.htm#art23" text:style-name="Internet_20_link" text:visited-style-name="Visited_20_Internet_20_Link">(Redação dada pela Medida Provisória nº 479, de 2009)</text:a></text:p>
      <text:p text:style-name="P20"><text:bookmark text:name="art103ii. Copia 2"/><text:span text:style-name="T11">II - a licença para tratamento de saúde de pessoal da família do servidor, com remuneração, que exceder a 30 (trinta) dias em período de 12 (doze) meses.                      </text:span><text:a xlink:type="simple" xlink:href="https://www.planalto.gov.br/ccivil_03/_Ato2007-2010/2010/Lei/L12269.htm#art23" text:style-name="Internet_20_link" text:visited-style-name="Visited_20_Internet_20_Link"><text:span text:style-name="T9">(Redação dada pela Lei nº 12.269, de 2010)</text:span></text:a></text:p>
      <text:p text:style-name="P34"><text:bookmark text:name="art103iii Copia 2"/><text:soft-page-break/>III - a licença para atividade política, no caso do art. 86, § 2<text:span text:style-name="T57">o</text:span>;</text:p>
      <text:p text:style-name="P34"><text:bookmark text:name="art103iv Copia 2"/>IV - o tempo correspondente ao desempenho de mandato eletivo federal, estadual, municipal ou distrital, anterior ao ingresso no serviço público federal;</text:p>
      <text:p text:style-name="P34"><text:bookmark text:name="art103v Copia 2"/>V - o tempo de serviço em atividade privada, vinculada à Previdência Social;</text:p>
      <text:p text:style-name="P34"><text:bookmark text:name="art103vi Copia 2"/>VI - o tempo de serviço relativo a tiro de guerra;</text:p>
      <text:p text:style-name="P20"><text:bookmark text:name="art103vii Copia 2"/><text:span text:style-name="T18">VII - o tempo de licença para tratamento da própria saúde que exceder o prazo a que se refere a alínea "b" do inciso VIII do art. 102.</text:span><text:span text:style-name="Strong_20_Emphasis"><text:span text:style-name="T18">                 </text:span></text:span><text:span text:style-name="T18">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03§1 Copia 2"/>§ 1<text:span text:style-name="T57">o</text:span>  O tempo em que o servidor esteve aposentado será contado apenas para nova aposentadoria.</text:p>
      <text:p text:style-name="P34"><text:bookmark text:name="art103§2 Copia 2"/>§ 2<text:span text:style-name="T57">o</text:span>  Será contado em dobro o tempo de serviço prestado às Forças Armadas em operações de guerra.</text:p>
      <text:p text:style-name="P34"><text:bookmark text:name="art103§3 Copia 2"/>§ 3<text:span text:style-name="T57">o</text:span>  É vedada a contagem cumulativa de tempo de serviço prestado concomitantemente em mais de um cargo ou função de órgão ou entidades dos Poderes da União, Estado, Distrito Federal e Município, autarquia, fundação pública, sociedade de economia mista e empresa pública.</text:p>
      <text:p text:style-name="P25"><text:span text:style-name="Strong_20_Emphasis"><text:span text:style-name="T11">Capítulo VIII</text:span></text:span></text:p>
      <text:p text:style-name="P25"><text:span text:style-name="Strong_20_Emphasis"><text:span text:style-name="T11">Do Direito de Petição</text:span></text:span></text:p>
      <text:p text:style-name="P43"><text:bookmark text:name="art104 Copia 2"/>Art. 104.  É assegurado ao servidor o direito de requerer aos Poderes Públicos, em defesa de direito ou interesse legítimo.</text:p>
      <text:p text:style-name="P34"><text:bookmark text:name="art105 Copia 2"/>Art. 105.  O requerimento será dirigido à autoridade competente para decidi-lo e encaminhado por intermédio daquela a que estiver imediatamente subordinado o requerente.</text:p>
      <text:p text:style-name="P20"><text:bookmark text:name="art106 Copia 2"/><text:span text:style-name="T11">Art. 106.  Cabe pedido de reconsideração à autoridade que houver expedido o ato ou proferido a primeira decisão, não podendo ser renovado.               </text:span><text:a xlink:type="simple" xlink:href="https://www.planalto.gov.br/ccivil_03/_Ato2007-2010/2010/Lei/L12300.htm#art9§4" text:style-name="Internet_20_link" text:visited-style-name="Visited_20_Internet_20_Link"><text:span text:style-name="T9">(Vide Lei nº 12.300, de 2010)</text:span></text:a></text:p>
      <text:p text:style-name="P34"><text:bookmark text:name="art106p Copia 2"/>Parágrafo único.  O requerimento e o pedido de reconsideração de que tratam os artigos anteriores deverão ser despachados no prazo de 5 (cinco) dias e decididos dentro de 30 (trinta) dias.</text:p>
      <text:p text:style-name="P20"><text:bookmark text:name="art107 Copia 2"/><text:span text:style-name="T11">Art. 107.  Caberá recurso:               </text:span><text:a xlink:type="simple" xlink:href="https://www.planalto.gov.br/ccivil_03/_Ato2007-2010/2010/Lei/L12300.htm#art9§4" text:style-name="Internet_20_link" text:visited-style-name="Visited_20_Internet_20_Link"><text:span text:style-name="T9">(Vide Lei nº 12.300, de 2010)</text:span></text:a></text:p>
      <text:p text:style-name="P34"><text:bookmark text:name="art107i Copia 2"/>I - do indeferimento do pedido de reconsideração;</text:p>
      <text:p text:style-name="P34"><text:bookmark text:name="art107ii Copia 2"/>II - das decisões sobre os recursos sucessivamente interpostos.</text:p>
      <text:p text:style-name="P34"><text:bookmark text:name="art107§1 Copia 2"/>§ 1<text:span text:style-name="T57">o</text:span>  O recurso será dirigido à autoridade imediatamente superior à que tiver expedido o ato ou proferido a decisão, e, sucessivamente, em escala ascendente, às demais autoridades.</text:p>
      <text:p text:style-name="P34"><text:bookmark text:name="art107§2 Copia 2"/>§ 2<text:span text:style-name="T57">o</text:span>  O recurso será encaminhado por intermédio da autoridade a que estiver imediatamente subordinado o requerente.</text:p>
      <text:p text:style-name="P20"><text:bookmark text:name="art108 Copia 2"/><text:span text:style-name="T11">Art. 108.  O prazo para interposição de pedido de reconsideração ou de recurso é de 30 (trinta) dias, a contar da publicação ou da ciência, pelo interessado, da decisão recorrida.                   </text:span><text:a xlink:type="simple" xlink:href="https://www.planalto.gov.br/ccivil_03/_Ato2007-2010/2010/Lei/L12300.htm#art9§4" text:style-name="Internet_20_link" text:visited-style-name="Visited_20_Internet_20_Link"><text:span text:style-name="T9">(Vide Lei nº 12.300, de 2010)</text:span></text:a></text:p>
      <text:p text:style-name="P34"><text:bookmark text:name="art109 Copia 2"/>Art. 109.  O recurso poderá ser recebido com efeito suspensivo, a juízo da autoridade competente.</text:p>
      <text:p text:style-name="P34"><text:bookmark text:name="art109p Copia 2"/>Parágrafo único.  Em caso de provimento do pedido de reconsideração ou do recurso, os efeitos da decisão retroagirão à data do ato impugnado.</text:p>
      <text:p text:style-name="P43"><text:bookmark text:name="art110 Copia 2"/>Art. 110.  O direito de requerer prescreve:</text:p>
      <text:p text:style-name="P34"><text:bookmark text:name="art110i Copia 2"/>I - em 5 (cinco) anos, quanto aos atos de demissão e de cassação de aposentadoria ou disponibilidade, ou que afetem interesse patrimonial e créditos resultantes das relações de trabalho;</text:p>
      <text:p text:style-name="P34"><text:bookmark text:name="art110ii Copia 2"/>II - em 120 (cento e vinte) dias, nos demais casos, salvo quando outro prazo for fixado em lei.</text:p>
      <text:p text:style-name="P34"><text:bookmark text:name="art110p Copia 2"/>Parágrafo único.  O prazo de prescrição será contado da data da publicação do ato impugnado ou da data da ciência pelo interessado, quando o ato não for publicado.</text:p>
      <text:p text:style-name="P34"><text:bookmark text:name="art111 Copia 2"/>Art. 111.  O pedido de reconsideração e o recurso, quando cabíveis, interrompem a prescrição.</text:p>
      <text:p text:style-name="P34"><text:bookmark text:name="art112 Copia 2"/><text:soft-page-break/>Art. 112.  A prescrição é de ordem pública, não podendo ser relevada pela administração.</text:p>
      <text:p text:style-name="P34"><text:bookmark text:name="art113 Copia 2"/>Art. 113.  Para o exercício do direito de petição, é assegurada vista do processo ou documento, na repartição, ao servidor ou a procurador por ele constituído.</text:p>
      <text:p text:style-name="P34"><text:bookmark text:name="art114 Copia 2"/>Art. 114.  A administração deverá rever seus atos, a qualquer tempo, quando eivados de ilegalidade.</text:p>
      <text:p text:style-name="P34"><text:bookmark text:name="art115 Copia 2"/>Art. 115.  São fatais e improrrogáveis os prazos estabelecidos neste Capítulo, salvo motivo de força maior.</text:p>
      <text:p text:style-name="P25"><text:bookmark text:name="tituloiv Copia 2"/><text:span text:style-name="Strong_20_Emphasis"><text:span text:style-name="T11">Título IV</text:span></text:span></text:p>
      <text:p text:style-name="P25"><text:span text:style-name="Strong_20_Emphasis"><text:span text:style-name="T11">Do Regime Disciplinar</text:span></text:span></text:p>
      <text:p text:style-name="P25"><text:span text:style-name="Strong_20_Emphasis"><text:span text:style-name="T11">Capítulo I</text:span></text:span></text:p>
      <text:p text:style-name="P25"><text:span text:style-name="Strong_20_Emphasis"><text:span text:style-name="T11">Dos Deveres</text:span></text:span></text:p>
      <text:p text:style-name="P34"><text:bookmark text:name="art116 Copia 2"/>Art. 116.  São deveres do servidor:</text:p>
      <text:p text:style-name="P34"><text:bookmark text:name="art116i Copia 2"/>I - exercer com zelo e dedicação as atribuições do cargo;</text:p>
      <text:p text:style-name="P34"><text:bookmark text:name="art116ii Copia 2"/>II - ser leal às instituições a que servir;</text:p>
      <text:p text:style-name="P34"><text:bookmark text:name="art116iii Copia 2"/>III - observar as normas legais e regulamentares;</text:p>
      <text:p text:style-name="P34"><text:bookmark text:name="art116iv Copia 2"/>IV - cumprir as ordens superiores, exceto quando manifestamente ilegais;</text:p>
      <text:p text:style-name="P34"><text:bookmark text:name="art116v Copia 2"/>V - atender com presteza:</text:p>
      <text:p text:style-name="P34"><text:bookmark text:name="art116va Copia 2"/>a) ao público em geral, prestando as informações requeridas, ressalvadas as protegidas por sigilo;</text:p>
      <text:p text:style-name="P34"><text:bookmark text:name="art116vb Copia 2"/>b) à expedição de certidões requeridas para defesa de direito ou esclarecimento de situações de interesse pessoal;</text:p>
      <text:p text:style-name="P34"><text:bookmark text:name="art116vc Copia 2"/>c) às requisições para a defesa da Fazenda Pública.</text:p>
      <text:p text:style-name="P53"><text:bookmark text:name="art116vi. Copia 2"/>VI - levar ao conhecimento da autoridade superior as irregularidades de que tiver ciência em razão do cargo;</text:p>
      <text:p text:style-name="P20"><text:bookmark text:name="art116vi Copia 2"/><text:span text:style-name="T53">VI - levar as irregularidades de que tiver ciência em razão do cargo ao conhecimento da autoridade superior ou, quando houver suspeita de envolvimento desta, ao conhecimento de outra autoridade competente para apuração;                   </text:span><text:a xlink:type="simple" xlink:href="https://www.planalto.gov.br/ccivil_03/_Ato2011-2014/2011/Lei/L12527.htm#art43" text:style-name="Internet_20_link" text:visited-style-name="Visited_20_Internet_20_Link"><text:span text:style-name="T18">(Redação dada pela Lei nº 12.527, de 2011)</text:span></text:a></text:p>
      <text:p text:style-name="P34"><text:bookmark text:name="art116vii Copia 2"/>VII - zelar pela economia do material e a conservação do patrimônio público;</text:p>
      <text:p text:style-name="P34"><text:bookmark text:name="art116viii Copia 2"/>VIII - guardar sigilo sobre assunto da repartição;</text:p>
      <text:p text:style-name="P34"><text:bookmark text:name="art116ix Copia 2"/>IX - manter conduta compatível com a moralidade administrativa;</text:p>
      <text:p text:style-name="P34"><text:bookmark text:name="art116x Copia 2"/>X - ser assíduo e pontual ao serviço;</text:p>
      <text:p text:style-name="P34"><text:bookmark text:name="art116xi Copia 2"/>XI - tratar com urbanidade as pessoas;</text:p>
      <text:p text:style-name="P34"><text:bookmark text:name="art116xii Copia 2"/>XII - representar contra ilegalidade, omissão ou abuso de poder.</text:p>
      <text:p text:style-name="P34"><text:bookmark text:name="art116p Copia 2"/>Parágrafo único.  A representação de que trata o inciso XII será encaminhada pela via hierárquica e apreciada pela autoridade superior àquela contra a qual é formulada, assegurando-se ao representando ampla defesa.</text:p>
      <text:p text:style-name="P25"><text:span text:style-name="Strong_20_Emphasis"><text:span text:style-name="T11">Capítulo II</text:span></text:span></text:p>
      <text:p text:style-name="P25"><text:span text:style-name="Strong_20_Emphasis"><text:span text:style-name="T11">Das Proibições</text:span></text:span></text:p>
      <text:p text:style-name="P20"><text:bookmark text:name="art117 Copia 2"/><text:span text:style-name="T11">Art. 117.  Ao servidor é proibido:                    </text:span><text:a xlink:type="simple" xlink:href="https://www.planalto.gov.br/ccivil_03/MPV/2225-45.htm" text:style-name="Internet_20_link" text:visited-style-name="Visited_20_Internet_20_Link"><text:span text:style-name="T9">(Vide Medida Provisória nº 2.225-45, de 4.9.2001)</text:span></text:a></text:p>
      <text:p text:style-name="P34"><text:bookmark text:name="art117i Copia 2"/>I - ausentar-se do serviço durante o expediente, sem prévia autorização do chefe imediato;</text:p>
      <text:p text:style-name="P34"><text:bookmark text:name="art117ii Copia 2"/>II - retirar, sem prévia anuência da autoridade competente, qualquer documento ou objeto da repartição;</text:p>
      <text:p text:style-name="P34"><text:bookmark text:name="art117iii Copia 2"/>III - recusar fé a documentos públicos;</text:p>
      <text:p text:style-name="P34"><text:bookmark text:name="art117iv Copia 2"/><text:soft-page-break/>IV - opor resistência injustificada ao andamento de documento e processo ou execução de serviço;</text:p>
      <text:p text:style-name="P34"><text:bookmark text:name="art117v Copia 2"/>V - promover manifestação de apreço ou desapreço no recinto da repartição;</text:p>
      <text:p text:style-name="P34"><text:bookmark text:name="art117vi Copia 2"/>VI - cometer a pessoa estranha à repartição, fora dos casos previstos em lei, o desempenho de atribuição que seja de sua responsabilidade ou de seu subordinado;</text:p>
      <text:p text:style-name="P34"><text:bookmark text:name="art117vii Copia 2"/>VII - coagir ou aliciar subordinados no sentido de filiarem-se a associação profissional ou sindical, ou a partido político;</text:p>
      <text:p text:style-name="P34"><text:bookmark text:name="art117viii Copia 2"/>VIII - manter sob sua chefia imediata, em cargo ou função de confiança, cônjuge, companheiro ou parente até o segundo grau civil;</text:p>
      <text:p text:style-name="P43"><text:bookmark text:name="art117ix Copia 2"/>IX - valer-se do cargo para lograr proveito pessoal ou de outrem, em detrimento da dignidade da função pública;</text:p>
      <text:p text:style-name="P53"><text:bookmark text:name="art117x Copia 2"/>X - participar de gerência ou administração de empresa privada, de sociedade civil, ou exercer o comércio, exceto na qualidade de acionista, cotista ou comanditário;</text:p>
      <text:p text:style-name="P20"><text:bookmark text:name="art117x.. Copia 2"/><text:span text:style-name="T37">X - participar de gerência ou administração de empresa privada, sociedade civil, salvo a participação nos conselhos de administração e fiscal de empresas ou entidades em que a União detenha, direta ou indiretamente, participação do capital social, sendo-lhe vedado exercer o comércio, exceto na qualidade de acionista, cotista ou comanditário;                  </text:span><text:a xlink:type="simple" xlink:href="https://www.planalto.gov.br/ccivil_03/MPV/2225-45.htm#art2" text:style-name="Internet_20_link" text:visited-style-name="Visited_20_Internet_20_Link">(Redação dada pela Medida Provisória nº 2.225-45, de 4.9.2001)</text:a></text:p>
      <text:p text:style-name="P20"><text:bookmark text:name="art117x. Copia 2"/><text:span text:style-name="T28">X -participar de gerência ou administração de sociedade privada, personificada ou não personificada, salvo a participação nos conselhos de administração e fiscal de empresas ou entidades em que a União detenha, direta ou indiretamente, participação no capital social ou em sociedade cooperativa constituída para prestar serviços a seus membros, e exercer o comércio, exceto na qualidade de acionista, cotista ou comanditário;                  </text:span><text:a xlink:type="simple" xlink:href="https://www.planalto.gov.br/ccivil_03/_Ato2004-2006/2005/Lei/L11094.htm#art117x." text:style-name="Internet_20_link" text:visited-style-name="Visited_20_Internet_20_Link">(Redação dada pela Lei nº 11.094, de 2005)</text:a></text:p>
      <text:p text:style-name="P20"><text:bookmark text:name="art117x... Copia 2"/><text:span text:style-name="T28">X - participar de gerência ou administração de sociedade privada, personificada ou não personificada, exercer o comércio, exceto na qualidade de acionista, cotista ou comanditário;                      </text:span><text:a xlink:type="simple" xlink:href="https://www.planalto.gov.br/ccivil_03/_Ato2007-2010/2008/Mpv/431.htm#art172" text:style-name="Internet_20_link" text:visited-style-name="Visited_20_Internet_20_Link"><text:span text:style-name="Emphasis"><text:span text:style-name="T28">(Redação dada pela Medida Provisória nº 431, de 2008).</text:span></text:span></text:a></text:p>
      <text:p text:style-name="P20"><text:bookmark text:name="art117x.... Copia 2"/><text:span text:style-name="T11">X - participar de gerência ou administração de sociedade privada, personificada ou não personificada, exercer o comércio, exceto na qualidade de acionista, cotista ou comanditário;                      </text:span><text:a xlink:type="simple" xlink:href="https://www.planalto.gov.br/ccivil_03/_Ato2007-2010/2008/Lei/L11784.htm#art172" text:style-name="Internet_20_link" text:visited-style-name="Visited_20_Internet_20_Link"><text:span text:style-name="T9">(Redação dada pela Lei nº 11.784, de 2008</text:span></text:a></text:p>
      <text:p text:style-name="P48"><text:bookmark text:name="art117xi Copia 2"/>XI - atuar, como procurador ou intermediário, junto a repartições públicas, salvo quando se tratar de benefícios previdenciários ou assistenciais de parentes até o segundo grau, e de cônjuge ou companheiro;</text:p>
      <text:p text:style-name="P20"><text:bookmark text:name="art117xi. Copia 2"/><text:span text:style-name="T28">XI - atuar, como procurador ou intermediário, junto ao órgão ou à entidade pública em que estiver lotado ou em exercício, exceto quando se tratar de benefícios previdenciários ou assistenciais de parentes até o segundo grau e de cônjuge ou companheiro;                  </text:span><text:a xlink:type="simple" xlink:href="https://www.planalto.gov.br/ccivil_03/_Ato2015-2018/2017/Mpv/mpv792.htm#art26" text:style-name="Internet_20_link" text:visited-style-name="Visited_20_Internet_20_Link">Redação dada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34"><text:bookmark text:name="art117xi0 Copia 2"/>XI - atuar, como procurador ou intermediário, junto a repartições públicas, salvo quando se tratar de benefícios previdenciários ou assistenciais de parentes até o segundo grau, e de cônjuge ou companheiro;</text:p>
      <text:p text:style-name="P34"><text:bookmark text:name="art117xii Copia 2"/>XII - receber propina, comissão, presente ou vantagem de qualquer espécie, em razão de suas atribuições;</text:p>
      <text:p text:style-name="P34"><text:bookmark text:name="art117xiii Copia 2"/>XIII - aceitar comissão, emprego ou pensão de estado estrangeiro;</text:p>
      <text:p text:style-name="P34"><text:bookmark text:name="art117xiv Copia 2"/>XIV - praticar usura sob qualquer de suas formas;</text:p>
      <text:p text:style-name="P43"><text:bookmark text:name="art117xv Copia 2"/>XV - proceder de forma desidiosa;</text:p>
      <text:p text:style-name="P34"><text:bookmark text:name="art117xvi Copia 2"/>XVI - utilizar pessoal ou recursos materiais da repartição em serviços ou atividades particulares;</text:p>
      <text:p text:style-name="P34"><text:bookmark text:name="art117xvii Copia 2"/>XVII - cometer a outro servidor atribuições estranhas ao cargo que ocupa, exceto em situações de emergência e transitórias;</text:p>
      <text:p text:style-name="P34"><text:bookmark text:name="art117xviii Copia 2"/>XVIII - exercer quaisquer atividades que sejam incompatíveis com o exercício do cargo ou função e com o horário de trabalho;</text:p>
      <text:p text:style-name="P20"><text:bookmark text:name="art117xix Copia 2"/><text:span text:style-name="T18">XIX - recusar-se a atualizar seus dados cadastrais quando solicitado.</text:span><text:span text:style-name="Strong_20_Emphasis"><text:span text:style-name="T18">               </text:span></text:span><text:a xlink:type="simple" xlink:href="https://www.planalto.gov.br/ccivil_03/leis/L9527.htm#art1" text:style-name="Internet_20_link" text:visited-style-name="Visited_20_Internet_20_Link"><text:span text:style-name="T18">(Incluído pela Lei nº 9.527, de 10.12.97)</text:span></text:a></text:p>
      <text:p text:style-name="P20"><text:bookmark text:name="art117p Copia 2"/><text:span text:style-name="T28">Parágrafo único.  A vedação de que trata o inciso X não se aplica nos seguintes casos: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p>
      <text:p text:style-name="P20"><text:bookmark text:name="art117p. Copia 2"/><text:soft-page-break/><text:span text:style-name="T11">Parágrafo único.  A vedação de que trata o inciso X do caput deste artigo não se aplica nos seguintes casos: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0"><text:bookmark text:name="art117pi Copia 2"/><text:span text:style-name="T28">I - participação nos conselhos de administração e fiscal de empresas ou entidades em que a União detenha, direta ou indiretamente, participação no capital social ou em sociedade cooperativa constituída para prestar serviços a seus membros; e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span text:style-name="T48"><text:line-break/></text:span><text:bookmark text:name="art117pi. Copia 2"/><text:span text:style-name="T28">I - participação nos conselhos de administração e fiscal de empresas ou entidades em que a União detenha, direta ou indiretamente, participação no capital social ou em sociedade cooperativa constituída para prestar serviços a seus membros; e                  </text:span><text:a xlink:type="simple" xlink:href="https://www.planalto.gov.br/ccivil_03/_Ato2007-2010/2008/Lei/L11784.htm#art172" text:style-name="Internet_20_link" text:visited-style-name="Visited_20_Internet_20_Link">(Incluído pela Lei nº 11.784, de 2008</text:a></text:p>
      <text:p text:style-name="P20"><text:bookmark text:name="art117pi.. Copia 2"/><text:span text:style-name="T28">I - participação nos comitês de auditoria e nos conselhos de administração e fiscal de empresas, sociedades ou entidades em que a União detenha, direta ou indiretamente, participação no capital social ou em sociedade cooperativa constituída para prestar serviços a seus membros; e                   </text:span><text:a xlink:type="simple" xlink:href="https://www.planalto.gov.br/ccivil_03/_Ato2015-2018/2017/Mpv/mpv792.htm#art26" text:style-name="Internet_20_link" text:visited-style-name="Visited_20_Internet_20_Link">(Redação dada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20"><text:bookmark text:name="art117pi.0 Copia 2"/><text:span text:style-name="T11">I - participação nos conselhos de administração e fiscal de empresas ou entidades em que a União detenha, direta ou indiretamente, participação no capital social ou em sociedade cooperativa constituída para prestar serviços a seus membros; e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0"><text:bookmark text:name="art117pii Copia 2"/><text:span text:style-name="T28">II - gozo de licença para o trato de interesses particulares, na forma do art. 91, observada a legislação sobre conflito de interesses.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p>
      <text:p text:style-name="P21"><text:bookmark text:name="art117pii. Copia 2"/><text:span text:style-name="T28">II - gozo de licença para o trato de interesses particulares, na forma do art. 91 desta Lei, observada a legislação sobre conflito de interesses.                    </text:span><text:a xlink:type="simple" xlink:href="https://www.planalto.gov.br/ccivil_03/_Ato2007-2010/2008/Lei/L11784.htm#art172" text:style-name="Internet_20_link" text:visited-style-name="Visited_20_Internet_20_Link">(Incluído pela Lei nº 11.784, de 2008</text:a></text:p>
      <text:p text:style-name="P21"><text:bookmark text:name="art117pii.. Copia 2"/><text:span text:style-name="T28">II - gozo de licença para o trato de interesses particulares, na forma do art. 91.             </text:span><text:a xlink:type="simple" xlink:href="https://www.planalto.gov.br/ccivil_03/_Ato2015-2018/2017/Mpv/mpv792.htm#art26" text:style-name="Internet_20_link" text:visited-style-name="Visited_20_Internet_20_Link">(Redação dada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23"><text:bookmark text:name="art117pii.0 Copia 2"/><text:span text:style-name="T11">II - gozo de licença para o trato de interesses particulares, na forma do art. 91 desta Lei, observada a legislação sobre conflito de interesses.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5"><text:span text:style-name="Strong_20_Emphasis"><text:span text:style-name="T11">Capítulo III</text:span></text:span></text:p>
      <text:p text:style-name="P25"><text:span text:style-name="Strong_20_Emphasis"><text:span text:style-name="T11">Da Acumulação</text:span></text:span></text:p>
      <text:p text:style-name="P43"><text:bookmark text:name="art118 Copia 2"/>Art. 118.  Ressalvados os casos previstos na Constituição, é vedada a acumulação remunerada de cargos públicos.</text:p>
      <text:p text:style-name="P34"><text:bookmark text:name="art118§1 Copia 2"/>§ 1<text:span text:style-name="T57">o</text:span>  A proibição de acumular estende-se a cargos, empregos e funções em autarquias, fundações públicas, empresas públicas, sociedades de economia mista da União, do Distrito Federal, dos Estados, dos Territórios e dos Municípios.</text:p>
      <text:p text:style-name="P34"><text:bookmark text:name="art118§2 Copia 2"/>§ 2<text:span text:style-name="T57">o</text:span>  A acumulação de cargos, ainda que lícita, fica condicionada à comprovação da compatibilidade de horários.</text:p>
      <text:p text:style-name="P20"><text:bookmark text:name="art118§3 Copia 2"/><text:span text:style-name="T18">§ 3</text:span><text:span text:style-name="T24">o</text:span><text:span text:style-name="T18">  Considera-se acumulação proibida a percepção de vencimento de cargo ou emprego público efetivo com proventos da inatividade, salvo quando os cargos de que decorram essas remunerações forem acumuláveis na atividade.                  </text:span><text:a xlink:type="simple" xlink:href="https://www.planalto.gov.br/ccivil_03/leis/L9527.htm#art1" text:style-name="Internet_20_link" text:visited-style-name="Visited_20_Internet_20_Link"><text:span text:style-name="T8">(Incluído pela Lei nº 9.527, de 10.12.97)</text:span></text:a></text:p>
      <text:p text:style-name="P48"><text:bookmark text:name="art119. Copia 2"/>Art. 119. O servidor não poderá exercer mais de um cargo em comissão, nem ser remunerado pela participação em órgão de deliberação coletiva.</text:p>
      <text:p text:style-name="P20"><text:bookmark text:name="art119 Copia 2"/><text:span text:style-name="T18">Art. 119.  O servidor não poderá exercer mais de um cargo em comissão, exceto no caso previsto no parágrafo único do art. 9</text:span><text:span text:style-name="T24">o</text:span><text:span text:style-name="T18">, nem ser remunerado pela participação em órgão de deliberação coletiva.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19p. Copia 2"/><text:span text:style-name="T28">Parágrafo único. O disposto neste artigo não se aplica à remuneração devida pela participação em conselhos de administração e fiscal das empresas públicas e sociedades de economia mista, suas subsidiárias e controladas, bem como quaisquer entidades sob controle direto ou indireto da União, observado o que, a respeito, dispuser legislação específica.                   </text:span><text:a xlink:type="simple" xlink:href="https://www.planalto.gov.br/ccivil_03/leis/L9292.htm#art2" text:style-name="Internet_20_link" text:visited-style-name="Visited_20_Internet_20_Link">(Incluído pela Lei nº 9.292, de 12.7.1996)</text:a><text:span text:style-name="T28"> </text:span></text:p>
      <text:p text:style-name="P20"><text:bookmark text:name="art119p.. Copia 2"/><text:span text:style-name="T18">Parágrafo único.  O disposto neste artigo não se aplica à remuneração devida pela participação em conselhos de administração e fiscal das empresas públicas e sociedades de economia mista, suas subsidiárias e controladas, bem como quaisquer empresas ou entidades em que a União, direta ou indiretamente, detenha participação no capital social, observado o que, a respeito, dispuser legislação específica.</text:span><text:span text:style-name="T48">                 </text:span><text:a xlink:type="simple" xlink:href="https://www.planalto.gov.br/ccivil_03/MPV/2225-45.htm#art2" text:style-name="Internet_20_link" text:visited-style-name="Visited_20_Internet_20_Link"><text:span text:style-name="T11">(Redação dada pela Medida Provisória nº 2.225-45, de 4.9.2001)</text:span></text:a></text:p>
      <text:p text:style-name="P48"><text:bookmark text:name="art120. Copia 2"/>Art. 120. O servidor vinculado ao regime desta lei, que acumular licitamente 2 (dois) cargos efetivos, quando investido em cargo de provimento em comissão, ficará afastado de ambos os cargos efetivos.</text:p>
      <text:p text:style-name="P20"><text:bookmark text:name="art120 Copia 2"/><text:soft-page-break/><text:span text:style-name="T18">Art. 120.  O servidor vinculado ao regime desta Lei, que acumular licitamente dois cargos efetivos, quando investido em cargo de provimento em comissão, ficará afastado de ambos os cargos efetivos, salvo na hipótese em que houver compatibilidade de horário e local com o exercício de um deles, declarada pelas autoridades máximas dos órgãos ou entidades envolvidos.                   </text:span><text:a xlink:type="simple" xlink:href="https://www.planalto.gov.br/ccivil_03/leis/L9527.htm#art1" text:style-name="Internet_20_link" text:visited-style-name="Visited_20_Internet_20_Link"><text:span text:style-name="T8">(Redação dada pela Lei nº 9.527, de 10.12.97)</text:span></text:a></text:p>
      <text:p text:style-name="P25"><text:span text:style-name="Strong_20_Emphasis"><text:span text:style-name="T11">Capítulo IV</text:span></text:span></text:p>
      <text:p text:style-name="P25"><text:span text:style-name="Strong_20_Emphasis"><text:span text:style-name="T11">Das Responsabilidades</text:span></text:span></text:p>
      <text:p text:style-name="P43"><text:bookmark text:name="art121 Copia 2"/>Art. 121.  O servidor responde civil, penal e administrativamente pelo exercício irregular de suas atribuições.</text:p>
      <text:p text:style-name="P34"><text:bookmark text:name="art122 Copia 2"/>Art. 122.  A responsabilidade civil decorre de ato omissivo ou comissivo, doloso ou culposo, que resulte em prejuízo ao erário ou a terceiros.</text:p>
      <text:p text:style-name="P34"><text:bookmark text:name="art122§1 Copia 2"/>§ 1<text:span text:style-name="T57">o</text:span>  A indenização de prejuízo dolosamente causado ao erário somente será liquidada na forma prevista no art. 46, na falta de outros bens que assegurem a execução do débito pela via judicial.</text:p>
      <text:p text:style-name="P34"><text:bookmark text:name="art122§2 Copia 2"/>§ 2<text:span text:style-name="T57">o</text:span>  Tratando-se de dano causado a terceiros, responderá o servidor perante a Fazenda Pública, em ação regressiva.</text:p>
      <text:p text:style-name="P34"><text:bookmark text:name="art122§3 Copia 2"/>§ 3<text:span text:style-name="T57">o</text:span>  A obrigação de reparar o dano estende-se aos sucessores e contra eles será executada, até o limite do valor da herança recebida.</text:p>
      <text:p text:style-name="P34"><text:bookmark text:name="art123 Copia 2"/>Art. 123.  A responsabilidade penal abrange os crimes e contravenções imputadas ao servidor, nessa qualidade.</text:p>
      <text:p text:style-name="P34"><text:bookmark text:name="art124 Copia 2"/>Art. 124.  A responsabilidade civil-administrativa resulta de ato omissivo ou comissivo praticado no desempenho do cargo ou função.</text:p>
      <text:p text:style-name="P43"><text:bookmark text:name="art125 Copia 2"/>Art. 125.  As sanções civis, penais e administrativas poderão cumular-se, sendo independentes entre si.</text:p>
      <text:p text:style-name="P34"><text:bookmark text:name="art126 Copia 2"/>Art. 126.  A responsabilidade administrativa do servidor será afastada no caso de absolvição criminal que negue a existência do fato ou sua autoria.</text:p>
      <text:p text:style-name="P20"><text:bookmark text:name="art126a Copia 2"/><text:span text:style-name="T53">Art. 126-A. Nenhum servidor poderá ser responsabilizado civil, penal ou administrativamente por dar ciência à autoridade superior ou, quando houver suspeita de envolvimento desta, a outra autoridade competente para apuração de informação concernente à prática de crimes ou improbidade de que tenha conhecimento, ainda que em decorrência do exercício de cargo, emprego ou função pública.                         </text:span><text:a xlink:type="simple" xlink:href="https://www.planalto.gov.br/ccivil_03/_Ato2011-2014/2011/Lei/L12527.htm#art44" text:style-name="Internet_20_link" text:visited-style-name="Visited_20_Internet_20_Link"><text:span text:style-name="T18">(Incluído pela Lei nº 12.527, de 2011)</text:span></text:a></text:p>
      <text:p text:style-name="P25"><text:span text:style-name="Strong_20_Emphasis"><text:span text:style-name="T11">Capítulo V</text:span></text:span></text:p>
      <text:p text:style-name="P25"><text:span text:style-name="Strong_20_Emphasis"><text:span text:style-name="T11">Das Penalidades</text:span></text:span></text:p>
      <text:p text:style-name="P43"><text:bookmark text:name="art127 Copia 2"/>Art. 127.  São penalidades disciplinares:</text:p>
      <text:p text:style-name="P34"><text:bookmark text:name="art127i Copia 2"/>I - advertência;</text:p>
      <text:p text:style-name="P34"><text:bookmark text:name="art127ii Copia 2"/>II - suspensão;</text:p>
      <text:p text:style-name="P34"><text:bookmark text:name="art127iii Copia 2"/>III - demissão;</text:p>
      <text:p text:style-name="P20"><text:bookmark text:name="art127iv Copia 2"/><text:span text:style-name="T11">IV - cassação de aposentadoria ou disponibilidade;         </text:span><text:a xlink:type="simple" xlink:href="http://www.stf.jus.br/portal/peticaoInicial/verPeticaoInicial.asp?base=ADPF&amp;s1=418&amp;processo=418" text:style-name="Internet_20_link" text:visited-style-name="Visited_20_Internet_20_Link"><text:span text:style-name="T18">(Vide ADPF nº 418)</text:span></text:a></text:p>
      <text:p text:style-name="P34"><text:bookmark text:name="art127v Copia 2"/>V - destituição de cargo em comissão;</text:p>
      <text:p text:style-name="P34"><text:bookmark text:name="art127vi Copia 2"/>VI - destituição de função comissionada.</text:p>
      <text:p text:style-name="P34"><text:bookmark text:name="art128 Copia 2"/>Art. 128.  Na aplicação das penalidades serão consideradas a natureza e a gravidade da infração cometida, os danos que dela provierem para o serviço público, as circunstâncias agravantes ou atenuantes e os antecedentes funcionais.</text:p>
      <text:p text:style-name="P20"><text:bookmark text:name="art128p Copia 2"/><text:span text:style-name="T18">Parágrafo único.  O ato de imposição da penalidade mencionará sempre o fundamento legal e a causa da sanção disciplinar.                    </text:span><text:a xlink:type="simple" xlink:href="https://www.planalto.gov.br/ccivil_03/leis/L9527.htm#art1" text:style-name="Internet_20_link" text:visited-style-name="Visited_20_Internet_20_Link"><text:span text:style-name="T8">(Incluído pela Lei nº 9.527, de 10.12.97)</text:span></text:a></text:p>
      <text:p text:style-name="P48"><text:bookmark text:name="art129. Copia 2"/>Art. 129. A advertência será aplicada por escrito, nos casos de violação de proibição constante do art. 117, incisos I a VIII, e de inobservância de dever funcional previsto em lei, regulamentação ou norma interna, que não justifique imposição de penalidade mais grave.</text:p>
      <text:p text:style-name="P20"><text:bookmark text:name="art129 Copia 2"/><text:soft-page-break/><text:span text:style-name="T18">Art. 129.  A advertência será aplicada por escrito, nos casos de violação de proibição constante do art. 117, incisos I a VIII e XIX, e de inobservância de dever funcional previsto em lei, regulamentação ou norma interna, que não justifique imposição de penalidade mais grave.</text:span><text:span text:style-name="Strong_20_Emphasis"><text:span text:style-name="T18">                   </text:span></text:span><text:a xlink:type="simple" xlink:href="https://www.planalto.gov.br/ccivil_03/leis/L9527.htm#art1" text:style-name="Internet_20_link" text:visited-style-name="Visited_20_Internet_20_Link"><text:span text:style-name="T18">(Redação dada pela Lei nº 9.527, de 10.12.97)</text:span></text:a></text:p>
      <text:p text:style-name="P43"><text:bookmark text:name="art130 Copia 2"/>Art. 130.  A suspensão será aplicada em caso de reincidência das faltas punidas com advertência e de violação das demais proibições que não tipifiquem infração sujeita a penalidade de demissão, não podendo exceder de 90 (noventa) dias.</text:p>
      <text:p text:style-name="P34"><text:bookmark text:name="art130§1 Copia 2"/>§ 1<text:span text:style-name="T57">o</text:span>  Será punido com suspensão de até 15 (quinze) dias o servidor que, injustificadamente, recusar-se a ser submetido a inspeção médica determinada pela autoridade competente, cessando os efeitos da penalidade uma vez cumprida a determinação.</text:p>
      <text:p text:style-name="P43"><text:bookmark text:name="art130§2 Copia 2"/>§ 2<text:span text:style-name="T57">o</text:span>  Quando houver conveniência para o serviço, a penalidade de suspensão poderá ser convertida em multa, na base de 50% (cinqüenta por cento) por dia de vencimento ou remuneração, ficando o servidor obrigado a permanecer em serviço.</text:p>
      <text:p text:style-name="P43"><text:bookmark text:name="art131 Copia 2"/>Art. 131.  As penalidades de advertência e de suspensão terão seus registros cancelados, após o decurso de 3 (três) e 5 (cinco) anos de efetivo exercício, respectivamente, se o servidor não houver, nesse período, praticado nova infração disciplinar.</text:p>
      <text:p text:style-name="P34"><text:bookmark text:name="art131p Copia 2"/>Parágrafo único.  O cancelamento da penalidade não surtirá efeitos retroativos.</text:p>
      <text:p text:style-name="P34"><text:bookmark text:name="art132 Copia 2"/>Art. 132.  A demissão será aplicada nos seguintes casos:</text:p>
      <text:p text:style-name="P34"><text:bookmark text:name="art132i Copia 2"/>I - crime contra a administração pública;</text:p>
      <text:p text:style-name="P34"><text:bookmark text:name="art132ii Copia 2"/>II - abandono de cargo;</text:p>
      <text:p text:style-name="P34"><text:bookmark text:name="art132iii Copia 2"/>III - inassiduidade habitual;</text:p>
      <text:p text:style-name="P34"><text:bookmark text:name="art132iv Copia 2"/>IV - improbidade administrativa;</text:p>
      <text:p text:style-name="P34"><text:bookmark text:name="art132v Copia 2"/>V - incontinência pública e conduta escandalosa, na repartição;</text:p>
      <text:p text:style-name="P34"><text:bookmark text:name="art132vi Copia 2"/>VI - insubordinação grave em serviço;</text:p>
      <text:p text:style-name="P34"><text:bookmark text:name="art132vii Copia 2"/>VII - ofensa física, em serviço, a servidor ou a particular, salvo em legítima defesa própria ou de outrem;</text:p>
      <text:p text:style-name="P34"><text:bookmark text:name="art132viii Copia 2"/>VIII - aplicação irregular de dinheiros públicos;</text:p>
      <text:p text:style-name="P43"><text:bookmark text:name="art132ix Copia 2"/>IX - revelação de segredo do qual se apropriou em razão do cargo;</text:p>
      <text:p text:style-name="P34"><text:bookmark text:name="art132x Copia 2"/>X - lesão aos cofres públicos e dilapidação do patrimônio nacional;</text:p>
      <text:p text:style-name="P34"><text:bookmark text:name="art132xi Copia 2"/>XI - corrupção;</text:p>
      <text:p text:style-name="P34"><text:bookmark text:name="art132xii Copia 2"/>XII - acumulação ilegal de cargos, empregos ou funções públicas;</text:p>
      <text:p text:style-name="P34"><text:bookmark text:name="art132xiii Copia 2"/>XIII - transgressão dos incisos IX a XVI do art. 117.</text:p>
      <text:p text:style-name="P48"><text:bookmark text:name="art133. Copia 2"/>Art. 133. Verificada em processo disciplinar acumulação proibida e provada a boa-fé, o servidor optará por um dos cargos.</text:p>
      <text:p text:style-name="P48"><text:bookmark text:name="art133§1 Copia 2"/>§ 1° Provada a má-fé, perderá também o cargo que exercia há mais tempo e restituirá o que tiver percebido indevidamente.</text:p>
      <text:p text:style-name="P48"><text:bookmark text:name="art133§2 Copia 2"/>§ 2° Na hipótese do parágrafo anterior, sendo um dos cargos, emprego ou função exercido em outro órgão ou entidade, a demissão lhe será comunicada.</text:p>
      <text:p text:style-name="P20"><text:bookmark text:name="art133 Copia 2"/><text:span text:style-name="T18">Art. 133.  Detectada a qualquer tempo a acumulação ilegal de cargos, empregos ou funções públicas, a autoridade a que se refere o art. 143 notificará o servidor, por intermédio de sua chefia imediata, para apresentar opção no prazo improrrogável de dez dias, contados da data da ciência e, na hipótese de omissão, adotará procedimento sumário para a sua apuração e regularização imediata, cujo processo administrativo disciplinar se desenvolverá nas seguintes fases: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33i Copia 2"/><text:span text:style-name="T11">I - instauração, com a publicação do ato que constituir a comissão, a ser composta por dois servidores estáveis, e simultaneamente indicar a autoria e a materialidade da transgressão objeto da apu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ii Copia 2"/><text:span text:style-name="T11">II - instrução sumária, que compreende indiciação, defesa e relatóri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iii Copia 2"/><text:span text:style-name="T11">III - julgamento.</text:span><text:span text:style-name="Strong_20_Emphasis"><text:span text:style-name="T11">                </text:span></text:span><text:a xlink:type="simple" xlink:href="https://www.planalto.gov.br/ccivil_03/leis/L9527.htm#art1" text:style-name="Internet_20_link" text:visited-style-name="Visited_20_Internet_20_Link"><text:span text:style-name="T11">(Incluído pela Lei nº 9.527, de 10.12.97)</text:span></text:a></text:p>
      <text:p text:style-name="P20"><text:bookmark text:name="art133§1. Copia 2"/><text:soft-page-break/><text:span text:style-name="T18">§ 1</text:span><text:span text:style-name="T24">o</text:span><text:span text:style-name="T18">  A indicação da autoria de que trata o inciso I dar-se-á pelo nome e matrícula do servidor, e a materialidade pela descrição dos cargos, empregos ou funções públicas em situação de acumulação ilegal, dos órgãos ou entidades de vinculação, das datas de ingresso, do horário de trabalho e do correspondente regime jurídic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33§2. Copia 2"/><text:span text:style-name="T18">§ 2</text:span><text:span text:style-name="T24">o</text:span><text:span text:style-name="T18">  A comissão lavrará, até três dias após a publicação do ato que a constituiu, termo de indiciação em que serão transcritas as informações de que trata o parágrafo anterior, bem como promoverá a citação pessoal do servidor indiciado, ou por intermédio de sua chefia imediata, para, no prazo de cinco dias, apresentar defesa escrita, assegurando-se-lhe vista do processo na repartição, observado o disposto nos arts. 163 e 164.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33§3 Copia 2"/><text:span text:style-name="T11">§ 3</text:span><text:span text:style-name="T25">o</text:span><text:span text:style-name="T11">  Apresentada a defesa, a comissão elaborará relatório conclusivo quanto à inocência ou à responsabilidade do servidor, em que resumirá as peças principais dos autos, opinará sobre a licitude da acumulação em exame, indicará o respectivo dispositivo legal e remeterá o processo à autoridade instauradora, para julgament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4 Copia 2"/><text:span text:style-name="T11">§ 4</text:span><text:span text:style-name="T25">o</text:span><text:span text:style-name="T11">  No prazo de cinco dias, contados do recebimento do processo, a autoridade julgadora proferirá a sua decisão, aplicando-se, quando for o caso, o disposto no § 3</text:span><text:span text:style-name="T25">o</text:span><text:span text:style-name="T11"> do art. 167.</text:span><text:span text:style-name="Strong_20_Emphasis"><text:span text:style-name="T11">                 </text:span></text:span><text:a xlink:type="simple" xlink:href="https://www.planalto.gov.br/ccivil_03/leis/L9527.htm#art1" text:style-name="Internet_20_link" text:visited-style-name="Visited_20_Internet_20_Link"><text:span text:style-name="T11">(Incluído pela Lei nº 9.527, de 10.12.97)</text:span></text:a></text:p>
      <text:p text:style-name="P20"><text:bookmark text:name="art133§5 Copia 2"/><text:span text:style-name="T11">§ 5</text:span><text:span text:style-name="T25">o</text:span><text:span text:style-name="T11">  A opção pelo servidor até o último dia de prazo para defesa configurará sua boa-fé, hipótese em que se converterá automaticamente em pedido de exoneração do outro carg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6 Copia 2"/><text:span text:style-name="T11">§ 6</text:span><text:span text:style-name="T25">o</text:span><text:span text:style-name="T11">  Caracterizada a acumulação ilegal e provada a má-fé, aplicar-se-á a pena de demissão, destituição ou cassação de aposentadoria ou disponibilidade em relação aos cargos, empregos ou funções públicas em regime de acumulação ilegal, hipótese em que os órgãos ou entidades de vinculação serão comunicado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7 Copia 2"/><text:span text:style-name="T11">§ 7</text:span><text:span text:style-name="T25">o</text:span><text:span text:style-name="T11">  O prazo para a conclusão do processo administrativo disciplinar submetido ao rito sumário não excederá trinta dias, contados da data de publicação do ato que constituir a comissão, admitida a sua prorrogação por até quinze dias, quando as circunstâncias o exigirem.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8 Copia 2"/><text:span text:style-name="T11">§ 8</text:span><text:span text:style-name="T25">o</text:span><text:span text:style-name="T11">  O procedimento sumário rege-se pelas disposições deste artigo, observando-se, no que lhe for aplicável, subsidiariamente, as disposições dos Títulos IV e V desta Lei.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4 Copia 2"/><text:span text:style-name="T18">Art. 134.  Será cassada a aposentadoria ou a disponibilidade do inativo que houver praticado, na atividade, falta punível com a demissão.        </text:span><text:a xlink:type="simple" xlink:href="http://www.stf.jus.br/portal/peticaoInicial/verPeticaoInicial.asp?base=ADPF&amp;s1=418&amp;processo=418" text:style-name="Internet_20_link" text:visited-style-name="Visited_20_Internet_20_Link"><text:span text:style-name="T8">(Vide ADPF nº 418)</text:span></text:a></text:p>
      <text:p text:style-name="P43"><text:bookmark text:name="art135 Copia 2"/>Art. 135.  A destituição de cargo em comissão exercido por não ocupante de cargo efetivo será aplicada nos casos de infração sujeita às penalidades de suspensão e de demissão.</text:p>
      <text:p text:style-name="P34"><text:bookmark text:name="art135p Copia 2"/>Parágrafo único.  Constatada a hipótese de que trata este artigo, a exoneração efetuada nos termos do art. 35 será convertida em destituição de cargo em comissão.</text:p>
      <text:p text:style-name="P43"><text:bookmark text:name="art136 Copia 2"/>Art. 136.  A demissão ou a destituição de cargo em comissão, nos casos dos incisos IV, VIII, X e XI do art. 132, implica a indisponibilidade dos bens e o ressarcimento ao erário, sem prejuízo da ação penal cabível.</text:p>
      <text:p text:style-name="P20"><text:bookmark text:name="art137 Copia 2"/><text:span text:style-name="T11">Art. 137.  A demissão ou a destituição de cargo em comissão, por infringência do art. 117, incisos IX e XI, incompatibiliza o ex-servidor para nova investidura em cargo público federal, pelo prazo de 5 (cinco) anos.         </text:span><text:a xlink:type="simple" xlink:href="http://www.stf.jus.br/portal/peticaoInicial/verPeticaoInicial.asp?base=ADI&amp;documento=&amp;s1=2975&amp;numProcesso=2975" text:style-name="Internet_20_link" text:visited-style-name="Visited_20_Internet_20_Link"><text:span text:style-name="T9">(Vide ADIN 2975)</text:span></text:a></text:p>
      <text:p text:style-name="P34"><text:bookmark text:name="art137p Copia 2"/>Parágrafo único.  Não poderá retornar ao serviço público federal o servidor que for demitido ou destituído do cargo em comissão por infringência do art. 132, incisos I, IV, VIII, X e XI.</text:p>
      <text:p text:style-name="P34"><text:bookmark text:name="art138 Copia 2"/>Art. 138.  Configura abandono de cargo a ausência intencional do servidor ao serviço por mais de trinta dias consecutivos.</text:p>
      <text:p text:style-name="P34"><text:bookmark text:name="art139 Copia 2"/>Art. 139.  Entende-se por inassiduidade habitual a falta ao serviço, sem causa justificada, por sessenta dias, interpoladamente, durante o período de doze meses.</text:p>
      <text:p text:style-name="P48"><text:bookmark text:name="art140. Copia 2"/>Art. 140. O ato de imposição da penalidade mencionará sempre o fundamento legal e a causa da sanção disciplinar.</text:p>
      <text:p text:style-name="P20"><text:bookmark text:name="art140 Copia 2"/><text:span text:style-name="T18">Art. 140.  Na apuração de abandono de cargo ou inassiduidade habitual, também será adotado o procedimento sumário a que se refere o art. 133, observando-se especialmente que: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40i Copia 2"/><text:soft-page-break/><text:span text:style-name="T11">I - a indicação da materialidade dar-se-á:</text:span><text:span text:style-name="Strong_20_Emphasis"><text:span text:style-name="T11">                </text:span></text:span><text:a xlink:type="simple" xlink:href="https://www.planalto.gov.br/ccivil_03/leis/L9527.htm#art1" text:style-name="Internet_20_link" text:visited-style-name="Visited_20_Internet_20_Link"><text:span text:style-name="T11">(Incluído pela Lei nº 9.527, de 10.12.97)</text:span></text:a></text:p>
      <text:p text:style-name="P20"><text:bookmark text:name="art140ia Copia 2"/><text:span text:style-name="T11">a) na hipótese de abandono de cargo, pela indicação precisa do período de ausência intencional do servidor ao serviço superior a trinta dia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40ib Copia 2"/><text:span text:style-name="T11">b) no caso de inassiduidade habitual, pela indicação dos dias de falta ao serviço sem causa justificada, por período igual ou superior a sessenta dias interpoladamente, durante o período de doze mese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40ii Copia 2"/><text:span text:style-name="T11">II - após a apresentação da defesa a comissão elaborará relatório conclusivo quanto à inocência ou à responsabilidade do servidor, em que resumirá as peças principais dos autos, indicará o respectivo dispositivo legal, opinará, na hipótese de abandono de cargo, sobre a intencionalidade da ausência ao serviço superior a trinta dias e remeterá o processo à autoridade instauradora para julgamento</text:span><text:span text:style-name="T15">.                   </text:span><text:a xlink:type="simple" xlink:href="https://www.planalto.gov.br/ccivil_03/leis/L9527.htm#art1" text:style-name="Internet_20_link" text:visited-style-name="Visited_20_Internet_20_Link"><text:span text:style-name="T11">(Incluído pela Lei nº 9.527, de 10.12.97)</text:span></text:a></text:p>
      <text:p text:style-name="P34"><text:bookmark text:name="art141 Copia 2"/>Art. 141.  As penalidades disciplinares serão aplicadas:</text:p>
      <text:p text:style-name="P34"><text:bookmark text:name="art141i Copia 2"/>I - pelo Presidente da República, pelos Presidentes das Casas do Poder Legislativo e dos Tribunais Federais e pelo Procurador-Geral da República, quando se tratar de demissão e cassação de aposentadoria ou disponibilidade de servidor vinculado ao respectivo Poder, órgão, ou entidade;</text:p>
      <text:p text:style-name="P34"><text:bookmark text:name="art141ii Copia 2"/>II - pelas autoridades administrativas de hierarquia imediatamente inferior àquelas mencionadas no inciso anterior     quando se tratar de suspensão superior a 30 (trinta) dias;</text:p>
      <text:p text:style-name="P34"><text:bookmark text:name="art141iii Copia 2"/>III - pelo chefe da repartição e outras autoridades na forma dos respectivos regimentos ou regulamentos, nos casos de advertência ou de suspensão de até 30 (trinta) dias;</text:p>
      <text:p text:style-name="P34"><text:bookmark text:name="art141iv Copia 2"/>IV - pela autoridade que houver feito a nomeação, quando se tratar de destituição de cargo em comissão.</text:p>
      <text:p text:style-name="P34"><text:bookmark text:name="art142 Copia 2"/>Art. 142.  A ação disciplinar prescreverá:</text:p>
      <text:p text:style-name="P34"><text:bookmark text:name="art142i Copia 2"/>I - em 5 (cinco) anos, quanto às infrações puníveis com demissão, cassação de aposentadoria ou disponibilidade e destituição de cargo em comissão;</text:p>
      <text:p text:style-name="P34"><text:bookmark text:name="art142ii Copia 2"/>II - em 2 (dois) anos, quanto à suspensão;</text:p>
      <text:p text:style-name="P34"><text:bookmark text:name="art142iii Copia 2"/>III - em 180 (cento e oitenta) dias, quanto à advertência.</text:p>
      <text:p text:style-name="P34"><text:bookmark text:name="art142§1 Copia 2"/>§ 1<text:span text:style-name="T57">o</text:span>  O prazo de prescrição começa a correr da data em que o fato se tornou conhecido.</text:p>
      <text:p text:style-name="P34"><text:bookmark text:name="art142§2 Copia 2"/>§ 2<text:span text:style-name="T57">o</text:span>  Os prazos de prescrição previstos na lei penal aplicam-se às infrações disciplinares capituladas também como crime.</text:p>
      <text:p text:style-name="P34"><text:bookmark text:name="art142§3 Copia 2"/>§ 3<text:span text:style-name="T57">o</text:span>  A abertura de sindicância ou a instauração de processo disciplinar interrompe a prescrição, até a decisão final proferida por autoridade competente.</text:p>
      <text:p text:style-name="P34"><text:bookmark text:name="art142§4 Copia 2"/>§ 4<text:span text:style-name="T57">o</text:span>  Interrompido o curso da prescrição, o prazo começará a correr a partir do dia em que cessar a interrupção.</text:p>
      <text:p text:style-name="P25"><text:bookmark text:name="titulov Copia 2"/><text:span text:style-name="Strong_20_Emphasis"><text:span text:style-name="T11">Título V</text:span></text:span></text:p>
      <text:p text:style-name="P25"><text:span text:style-name="Strong_20_Emphasis"><text:span text:style-name="T11">Do Processo Administrativo Disciplinar</text:span></text:span></text:p>
      <text:p text:style-name="P25"><text:span text:style-name="Strong_20_Emphasis"><text:span text:style-name="T11">Capítulo I</text:span></text:span></text:p>
      <text:p text:style-name="P25"><text:span text:style-name="Strong_20_Emphasis"><text:span text:style-name="T11">Disposições Gerais</text:span></text:span></text:p>
      <text:p text:style-name="P43"><text:bookmark text:name="art143 Copia 2"/>Art. 143.  A autoridade que tiver ciência de irregularidade no serviço público é obrigada a promover a sua apuração imediata, mediante sindicância ou processo administrativo disciplinar, assegurada ao acusado ampla defesa.</text:p>
      <text:p text:style-name="P20"><text:bookmark text:name="art143§1 Copia 2"/><text:span text:style-name="T37">§ 1</text:span><text:span text:style-name="T44">o</text:span><text:span text:style-name="T37">  Compete ao órgão central do SIPEC supervisionar e fiscalizar o cumprimento do disposto neste artigo.                 </text:span><text:a xlink:type="simple" xlink:href="https://www.planalto.gov.br/ccivil_03/leis/L9527.htm#art1" text:style-name="Internet_20_link" text:visited-style-name="Visited_20_Internet_20_Link">(Incluído pela Lei nº 9.527, de 10.12.97)</text:a><text:span text:style-name="T18">                  </text:span><text:a xlink:type="simple" xlink:href="https://www.planalto.gov.br/ccivil_03/_Ato2004-2006/2005/Lei/L11204.htm#art18" text:style-name="Internet_20_link" text:visited-style-name="Visited_20_Internet_20_Link"><text:span text:style-name="T11">(Revogado pela Lei nº 11.204, de 2005)</text:span></text:a></text:p>
      <text:p text:style-name="P20"><text:bookmark text:name="art143§2 Copia 2"/><text:span text:style-name="T28">§ 2</text:span><text:span text:style-name="T40">o</text:span><text:span text:style-name="T28">  Constatada a omissão no cumprimento da obrigação a que se refere o </text:span><text:span text:style-name="T32">caput</text:span><text:span text:style-name="T28"> deste artigo, o titular do órgão central do SIPEC designará a comissão de que trata o art. 149.               </text:span><text:a xlink:type="simple" xlink:href="https://www.planalto.gov.br/ccivil_03/leis/L9527.htm#art1" text:style-name="Internet_20_link" text:visited-style-name="Visited_20_Internet_20_Link">(Incluído pela Lei nº 9.527, de 10.12.97</text:a><text:a xlink:type="simple" xlink:href="https://www.planalto.gov.br/ccivil_03/leis/L9527.htm#art143§1" text:style-name="Internet_20_link" text:visited-style-name="Visited_20_Internet_20_Link"><text:span text:style-name="T8">)</text:span></text:a><text:span text:style-name="T18">                  </text:span><text:a xlink:type="simple" xlink:href="https://www.planalto.gov.br/ccivil_03/_Ato2004-2006/2005/Lei/L11204.htm#art18" text:style-name="Internet_20_link" text:visited-style-name="Visited_20_Internet_20_Link"><text:span text:style-name="T11">(Revogado pela Lei nº 11.204, de 2005)</text:span></text:a></text:p>
      <text:p text:style-name="P20"><text:bookmark text:name="art143§3 Copia 2"/><text:soft-page-break/><text:span text:style-name="T11">§ 3</text:span><text:span text:style-name="T25">o</text:span><text:span text:style-name="T11"> A apuração de que trata o </text:span><text:span text:style-name="T14">caput</text:span><text:span text:style-name="T11">, por solicitação da autoridade a que se refere, poderá ser promovida por autoridade de órgão ou entidade diverso daquele em que tenha ocorrido a irregularidade, mediante competência específica para tal finalidade, delegada em caráter permanente ou temporário pelo Presidente da República, pelos presidentes das Casas do Poder Legislativo e dos Tribunais Federais e pelo Procurador-Geral da República, no âmbito do respectivo Poder, órgão ou entidade, preservadas as competências para o julgamento que se seguir à apuração.                 </text:span><text:a xlink:type="simple" xlink:href="https://www.planalto.gov.br/ccivil_03/leis/L9527.htm#art1" text:style-name="Internet_20_link" text:visited-style-name="Visited_20_Internet_20_Link"><text:span text:style-name="T9">(Incluído pela Lei nº 9.527, de 10.12.97)</text:span></text:a></text:p>
      <text:p text:style-name="P34"><text:bookmark text:name="art144 Copia 2"/>Art. 144.  As denúncias sobre irregularidades serão objeto de apuração, desde que contenham a identificação e o endereço do denunciante e sejam formuladas por escrito, confirmada a autenticidade.</text:p>
      <text:p text:style-name="P34"><text:bookmark text:name="art144p Copia 2"/>Parágrafo único.  Quando o fato narrado não configurar evidente infração disciplinar ou ilícito penal, a denúncia será arquivada, por falta de objeto.</text:p>
      <text:p text:style-name="P34"><text:bookmark text:name="art145 Copia 2"/>Art. 145.  Da sindicância poderá resultar:</text:p>
      <text:p text:style-name="P34"><text:bookmark text:name="art142§5 Copia 2"/>I - arquivamento do processo;</text:p>
      <text:p text:style-name="P34"><text:bookmark text:name="art145ii Copia 2"/>II - aplicação de penalidade de advertência ou suspensão de até 30 (trinta) dias;</text:p>
      <text:p text:style-name="P34"><text:bookmark text:name="art145iii Copia 2"/>III - instauração de processo disciplinar.</text:p>
      <text:p text:style-name="P34"><text:bookmark text:name="art145p Copia 2"/>Parágrafo único.  O prazo para conclusão da sindicância não excederá 30 (trinta) dias, podendo ser prorrogado por igual período, a critério da autoridade superior.</text:p>
      <text:p text:style-name="P34"><text:bookmark text:name="art146 Copia 2"/>Art. 146.  Sempre que o ilícito praticado pelo servidor ensejar a imposição de penalidade de suspensão por mais de 30 (trinta) dias, de demissão, cassação de aposentadoria ou disponibilidade, ou destituição de cargo em comissão, será obrigatória a instauração de processo disciplinar.</text:p>
      <text:p text:style-name="P25"><text:span text:style-name="Strong_20_Emphasis"><text:span text:style-name="T11">Capítulo II</text:span></text:span></text:p>
      <text:p text:style-name="P25"><text:span text:style-name="Strong_20_Emphasis"><text:span text:style-name="T11">Do Afastamento Preventivo</text:span></text:span></text:p>
      <text:p text:style-name="P43"><text:bookmark text:name="art147 Copia 2"/>Art. 147.  Como medida cautelar e a fim de que o servidor não venha a influir na apuração da irregularidade, a          autoridade instauradora do processo disciplinar poderá determinar o seu afastamento do exercício do cargo, pelo prazo de até 60 (sessenta) dias, sem prejuízo da remuneração.</text:p>
      <text:p text:style-name="P34"><text:bookmark text:name="art1457p Copia 2"/>Parágrafo único. O afastamento poderá ser prorrogado por igual prazo, findo o qual cessarão os seus efeitos, ainda que não concluído o processo.</text:p>
      <text:p text:style-name="P25"><text:span text:style-name="Strong_20_Emphasis"><text:span text:style-name="T11">Capítulo III</text:span></text:span></text:p>
      <text:p text:style-name="P25"><text:span text:style-name="Strong_20_Emphasis"><text:span text:style-name="T11">Do Processo Disciplinar</text:span></text:span></text:p>
      <text:p text:style-name="P43"><text:bookmark text:name="art148 Copia 2"/>Art. 148.  O processo disciplinar é o instrumento destinado a apurar responsabilidade de servidor por infração praticada no exercício de suas atribuições, ou que tenha relação com as atribuições do cargo em que se encontre investido.</text:p>
      <text:p text:style-name="P48"><text:bookmark text:name="art149. Copia 2"/>Art. 149. O processo disciplinar será conduzido por comissão composta de 3 (três) servidores estáveis designados pela autoridade competente, que indicará, dentre eles, o Presidente.</text:p>
      <text:p text:style-name="P20"><text:bookmark text:name="art149 Copia 2"/><text:span text:style-name="T18">Art. 149.  O processo disciplinar será conduzido por comissão composta de três servidores estáveis designados pela autoridade competente, observado o disposto no § 3</text:span><text:span text:style-name="T24">o</text:span><text:span text:style-name="T18"> do art. 143, que indicará, dentre eles, o seu presidente, que deverá ser ocupante de cargo efetivo superior ou de mesmo nível, ou ter nível de escolaridade igual ou superior ao do indiciado.</text:span><text:span text:style-name="Strong_20_Emphasis"><text:span text:style-name="T18">                     </text:span></text:span><text:a xlink:type="simple" xlink:href="https://www.planalto.gov.br/ccivil_03/leis/L9527.htm#art1" text:style-name="Internet_20_link" text:visited-style-name="Visited_20_Internet_20_Link"><text:span text:style-name="T18">(Redação dada pela Lei nº 9.527, de 10.12.97)</text:span></text:a></text:p>
      <text:p text:style-name="P34"><text:bookmark text:name="art149§1 Copia 2"/>§ 1<text:span text:style-name="T57">o</text:span>  A Comissão terá como secretário servidor designado pelo seu presidente, podendo a indicação recair em um de seus membros.</text:p>
      <text:p text:style-name="P34"><text:bookmark text:name="art149§2 Copia 2"/>§ 2<text:span text:style-name="T57">o</text:span>  Não poderá participar de comissão de sindicância ou de inquérito, cônjuge, companheiro ou parente do acusado, consangüíneo ou afim, em linha reta ou colateral, até o terceiro grau.</text:p>
      <text:p text:style-name="P34"><text:bookmark text:name="art150 Copia 2"/>Art. 150.  A Comissão exercerá suas atividades com independência e imparcialidade, assegurado o sigilo necessário à elucidação do fato ou exigido pelo interesse da administração.</text:p>
      <text:p text:style-name="P34"><text:bookmark text:name="art150p Copia 2"/>Parágrafo único.  As reuniões e as audiências das comissões terão caráter reservado.</text:p>
      <text:p text:style-name="P34"><text:bookmark text:name="art151 Copia 2"/>Art. 151.  O processo disciplinar se desenvolve nas seguintes fases:</text:p>
      <text:p text:style-name="P34"><text:bookmark text:name="art151i Copia 2"/>I - instauração, com a publicação do ato que constituir a comissão;</text:p>
      <text:p text:style-name="P34"><text:bookmark text:name="art151ii Copia 2"/><text:soft-page-break/>II - inquérito administrativo, que compreende instrução, defesa e relatório;</text:p>
      <text:p text:style-name="P34"><text:bookmark text:name="art151iii Copia 2"/>III - julgamento.</text:p>
      <text:p text:style-name="P34"><text:bookmark text:name="art152 Copia 2"/>Art. 152.  O prazo para a conclusão do processo disciplinar não excederá 60 (sessenta) dias, contados da data de publicação do ato que constituir a comissão, admitida a sua prorrogação por igual prazo, quando as circunstâncias o exigirem.</text:p>
      <text:p text:style-name="P34"><text:bookmark text:name="art152§1 Copia 2"/>§ 1<text:span text:style-name="T57">o</text:span>  Sempre que necessário, a comissão dedicará tempo integral aos seus trabalhos, ficando seus membros dispensados do ponto, até a entrega do relatório final.</text:p>
      <text:p text:style-name="P34"><text:bookmark text:name="art152§2 Copia 2"/>§ 2<text:span text:style-name="T57">o</text:span>  As reuniões da comissão serão registradas em atas que deverão detalhar as deliberações adotadas.</text:p>
      <text:p text:style-name="P25"><text:span text:style-name="Strong_20_Emphasis"><text:span text:style-name="T11">Seção I</text:span></text:span></text:p>
      <text:p text:style-name="P25"><text:span text:style-name="Strong_20_Emphasis"><text:span text:style-name="T11">Do Inquérito</text:span></text:span></text:p>
      <text:p text:style-name="P34"><text:bookmark text:name="art153 Copia 2"/>Art. 153.  O inquérito administrativo obedecerá ao princípio do contraditório, assegurada ao acusado ampla defesa, com a utilização dos meios e recursos admitidos em direito.</text:p>
      <text:p text:style-name="P34"><text:bookmark text:name="art154 Copia 2"/>Art. 154.  Os autos da sindicância integrarão o processo disciplinar, como peça informativa da instrução.</text:p>
      <text:p text:style-name="P34"><text:bookmark text:name="art154p Copia 2"/>Parágrafo único.  Na hipótese de o relatório da sindicância concluir que a infração está capitulada como ilícito penal, a autoridade competente encaminhará cópia dos autos ao Ministério Público, independentemente da imediata instauração do processo disciplinar.</text:p>
      <text:p text:style-name="P34"><text:bookmark text:name="art155 Copia 2"/>Art. 155.  Na fase do inquérito, a comissão promoverá a tomada de depoimentos, acareações, investigações e diligências cabíveis, objetivando a coleta de prova, recorrendo, quando necessário, a técnicos e peritos, de modo a permitir a completa elucidação dos fatos.</text:p>
      <text:p text:style-name="P34"><text:bookmark text:name="art156 Copia 2"/>Art. 156.  É assegurado ao servidor o direito de acompanhar o processo pessoalmente ou por intermédio de procurador, arrolar e reinquirir testemunhas, produzir provas e contraprovas e formular quesitos, quando se tratar de prova pericial.</text:p>
      <text:p text:style-name="P34"><text:bookmark text:name="art156§1 Copia 2"/>§ 1<text:span text:style-name="T57">o</text:span>  O presidente da comissão poderá denegar pedidos considerados impertinentes, meramente protelatórios, ou de nenhum interesse para o esclarecimento dos fatos.</text:p>
      <text:p text:style-name="P34"><text:bookmark text:name="art156§2 Copia 2"/>§ 2<text:span text:style-name="T57">o</text:span>  Será indeferido o pedido de prova pericial, quando a comprovação do fato independer de conhecimento especial de perito.</text:p>
      <text:p text:style-name="P34"><text:bookmark text:name="art157 Copia 2"/>Art. 157.  As testemunhas serão intimadas a depor mediante mandado expedido pelo presidente da comissão, devendo a segunda via, com o ciente do interessado, ser anexado aos autos.</text:p>
      <text:p text:style-name="P34"><text:bookmark text:name="art157p Copia 2"/>Parágrafo único.  Se a testemunha for servidor público, a expedição do mandado será imediatamente comunicada ao chefe da repartição onde serve, com a indicação do dia e hora marcados para inquirição.</text:p>
      <text:p text:style-name="P34"><text:bookmark text:name="art158 Copia 2"/>Art. 158.  O depoimento será prestado oralmente e reduzido a termo, não sendo lícito à testemunha trazê-lo por escrito.</text:p>
      <text:p text:style-name="P34"><text:bookmark text:name="art158§1 Copia 2"/>§ 1<text:span text:style-name="T57">o</text:span>  As testemunhas serão inquiridas separadamente.</text:p>
      <text:p text:style-name="P34"><text:bookmark text:name="art158§2 Copia 2"/>§ 2<text:span text:style-name="T57">o</text:span>  Na hipótese de depoimentos contraditórios ou que se infirmem, proceder-se-á à acareação entre os depoentes.</text:p>
      <text:p text:style-name="P34"><text:bookmark text:name="art159 Copia 2"/>Art. 159.  Concluída a inquirição das testemunhas, a comissão promoverá o interrogatório do acusado, observados os procedimentos previstos nos arts. 157 e 158.</text:p>
      <text:p text:style-name="P34"><text:bookmark text:name="art159§1 Copia 2"/>§ 1<text:span text:style-name="T57">o</text:span>  No caso de mais de um acusado, cada um deles será ouvido separadamente, e sempre que divergirem em suas declarações sobre fatos ou circunstâncias, será promovida a acareação entre eles.</text:p>
      <text:p text:style-name="P34"><text:bookmark text:name="art159§2 Copia 2"/>§ 2<text:span text:style-name="T57">o</text:span>  O procurador do acusado poderá assistir ao interrogatório, bem como à inquirição das testemunhas, sendo-lhe vedado interferir nas perguntas e respostas, facultando-se-lhe, porém, reinquiri-las, por intermédio do presidente da comissão.</text:p>
      <text:p text:style-name="P34"><text:bookmark text:name="art160 Copia 2"/><text:soft-page-break/>Art. 160.  Quando houver dúvida sobre a sanidade mental do acusado, a comissão proporá à autoridade competente que ele seja submetido a exame por junta médica oficial, da qual participe pelo menos um médico psiquiatra.</text:p>
      <text:p text:style-name="P34"><text:bookmark text:name="art160p Copia 2"/>Parágrafo único.  O incidente de sanidade mental será processado em auto apartado e apenso ao processo principal, após a expedição do laudo pericial.</text:p>
      <text:p text:style-name="P34"><text:bookmark text:name="art161 Copia 2"/>Art. 161.  Tipificada a infração disciplinar, será formulada a indiciação do servidor, com a especificação dos fatos a ele imputados e das respectivas provas.</text:p>
      <text:p text:style-name="P34"><text:bookmark text:name="art161§1 Copia 2"/>§ 1<text:span text:style-name="T57">o</text:span>  O indiciado será citado por mandado expedido pelo presidente da comissão para apresentar defesa escrita, no prazo de 10 (dez) dias, assegurando-se-lhe vista do processo na repartição.</text:p>
      <text:p text:style-name="P34"><text:bookmark text:name="art161§2 Copia 2"/>§ 2<text:span text:style-name="T57">o</text:span>  Havendo dois ou mais indiciados, o prazo será comum e de 20 (vinte) dias.</text:p>
      <text:p text:style-name="P34"><text:bookmark text:name="art161§3 Copia 2"/>§ 3<text:span text:style-name="T57">o</text:span>  O prazo de defesa poderá ser prorrogado pelo dobro, para diligências reputadas indispensáveis.</text:p>
      <text:p text:style-name="P34"><text:bookmark text:name="art161§4 Copia 2"/>§ 4<text:span text:style-name="T57">o</text:span>  No caso de recusa do indiciado em apor o ciente na cópia da citação, o prazo para defesa contar-se-á da data declarada, em termo próprio, pelo membro da comissão que fez a citação, com a assinatura de (2) duas testemunhas.</text:p>
      <text:p text:style-name="P34"><text:bookmark text:name="art162 Copia 2"/>Art. 162.  O indiciado que mudar de residência fica obrigado a comunicar à comissão o lugar onde poderá ser encontrado.</text:p>
      <text:p text:style-name="P34"><text:bookmark text:name="art163 Copia 2"/>Art. 163.  Achando-se o indiciado em lugar incerto e não sabido, será citado por edital, publicado no Diário Oficial da União e em jornal de grande circulação na localidade do último domicílio conhecido, para apresentar defesa.</text:p>
      <text:p text:style-name="P34"><text:bookmark text:name="art163p Copia 2"/>Parágrafo único.  Na hipótese deste artigo, o prazo para defesa será de 15 (quinze) dias a partir da última publicação do edital.</text:p>
      <text:p text:style-name="P34"><text:bookmark text:name="art164 Copia 2"/>Art. 164.  Considerar-se-á revel o indiciado que, regularmente citado, não apresentar defesa no prazo legal.</text:p>
      <text:p text:style-name="P34"><text:bookmark text:name="art164§1 Copia 2"/>§ 1<text:span text:style-name="T57">o</text:span>  A revelia será declarada, por termo, nos autos do processo e devolverá o prazo para a defesa.</text:p>
      <text:p text:style-name="P48"><text:bookmark text:name="art164§2. Copia 2"/>§ 2º Para defender o indiciado revel, a autoridade instauradora do processo designará um servidor como defensor dativo, ocupante de cargo de nível igual ou superior ao do indiciado.</text:p>
      <text:p text:style-name="P20"><text:bookmark text:name="art164§2 Copia 2"/><text:span text:style-name="T18">§ 2</text:span><text:span text:style-name="T24">o</text:span><text:span text:style-name="T18">  Para defender o indiciado revel, a autoridade instauradora do processo designará um servidor como defensor dativo, que deverá ser ocupante de cargo efetivo superior ou de mesmo nível, ou ter nível de escolaridade igual ou superior ao do indiciad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65 Copia 2"/>Art. 165.  Apreciada a defesa, a comissão elaborará relatório minucioso, onde resumirá as peças principais dos autos e mencionará as provas em que se baseou para formar a sua convicção.</text:p>
      <text:p text:style-name="P34"><text:bookmark text:name="art165§1 Copia 2"/>§ 1<text:span text:style-name="T57">o</text:span>  O relatório será sempre conclusivo quanto à inocência ou à responsabilidade do servidor.</text:p>
      <text:p text:style-name="P34"><text:bookmark text:name="art165§2 Copia 2"/>§ 2<text:span text:style-name="T57">o</text:span>  Reconhecida a responsabilidade do servidor, a comissão indicará o dispositivo legal ou regulamentar transgredido, bem como as circunstâncias agravantes ou atenuantes.</text:p>
      <text:p text:style-name="P34"><text:bookmark text:name="art166 Copia 2"/>Art. 166.  O processo disciplinar, com o relatório da comissão, será remetido à autoridade que determinou a sua instauração, para julgamento.</text:p>
      <text:p text:style-name="P25"><text:span text:style-name="Strong_20_Emphasis"><text:span text:style-name="T11">Seção II</text:span></text:span></text:p>
      <text:p text:style-name="P25"><text:span text:style-name="Strong_20_Emphasis"><text:span text:style-name="T11">Do Julgamento</text:span></text:span></text:p>
      <text:p text:style-name="P34"><text:bookmark text:name="art167 Copia 2"/>Art. 167. No prazo de 20 (vinte) dias, contados do recebimento do processo, a autoridade julgadora proferirá a sua decisão.</text:p>
      <text:p text:style-name="P34"><text:bookmark text:name="art167§1 Copia 2"/>§ 1<text:span text:style-name="T57">o</text:span>  Se a penalidade a ser aplicada exceder a alçada da autoridade instauradora do processo, este será encaminhado à autoridade competente, que decidirá em igual prazo.</text:p>
      <text:p text:style-name="P34"><text:bookmark text:name="art167§2 Copia 2"/>§ 2<text:span text:style-name="T57">o</text:span>  Havendo mais de um indiciado e diversidade de sanções, o julgamento caberá à autoridade competente para a imposição da pena mais grave.</text:p>
      <text:p text:style-name="P34"><text:bookmark text:name="art167§3 Copia 2"/><text:soft-page-break/>§ 3<text:span text:style-name="T57">o</text:span>  Se a penalidade prevista for a demissão ou cassação de aposentadoria ou disponibilidade, o julgamento caberá às autoridades de que trata o inciso I do art. 141.</text:p>
      <text:p text:style-name="P20"><text:bookmark text:name="art167§4 Copia 2"/><text:span text:style-name="T18">§ 4</text:span><text:span text:style-name="T24">o</text:span><text:span text:style-name="T18">  Reconhecida pela comissão a inocência do servidor, a autoridade instauradora do processo determinará o seu arquivamento, salvo se flagrantemente contrária à prova dos autos.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68 Copia 2"/>Art. 168.  O julgamento acatará o relatório da comissão, salvo quando contrário às provas dos autos.</text:p>
      <text:p text:style-name="P34"><text:bookmark text:name="art168p Copia 2"/>Parágrafo único.  Quando o relatório da comissão contrariar as provas dos autos, a autoridade julgadora poderá, motivadamente, agravar a penalidade proposta, abrandá-la ou isentar o servidor de responsabilidade.</text:p>
      <text:p text:style-name="P48"><text:bookmark text:name="art169. Copia 2"/>Art. 169. Verificada a existência de vício insanável, a autoridade julgadora declarará a nulidade total ou parcial do processo e ordenará a constituição de outra comissão, para instauração de novo processo.</text:p>
      <text:p text:style-name="P20"><text:bookmark text:name="art169 Copia 2"/><text:span text:style-name="T18">Art. 169.  Verificada a ocorrência de vício insanável, a autoridade que determinou a instauração do processo ou outra de hierarquia superior declarará a sua nulidade, total ou parcial, e ordenará, no mesmo ato, a constituição de outra comissão para instauração de novo process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69§1 Copia 2"/>§ 1<text:span text:style-name="T57">o</text:span>  O julgamento fora do prazo legal não implica nulidade do processo.</text:p>
      <text:p text:style-name="P34"><text:bookmark text:name="art169§2 Copia 2"/>§ 2<text:span text:style-name="T57">o</text:span>  A autoridade julgadora que der causa à prescrição de que trata o art. 142, § 2<text:span text:style-name="T57">o</text:span>, será responsabilizada na forma do Capítulo IV do Título IV.</text:p>
      <text:p text:style-name="P34"><text:bookmark text:name="art170 Copia 2"/>Art. 170.  Extinta a punibilidade pela prescrição, a autoridade julgadora determinará o registro do fato nos assentamentos individuais do servidor.</text:p>
      <text:p text:style-name="P34"><text:bookmark text:name="art171 Copia 2"/>Art. 171.  Quando a infração estiver capitulada como crime, o processo disciplinar será remetido ao Ministério Público para instauração da ação penal, ficando trasladado na repartição.</text:p>
      <text:p text:style-name="P34"><text:bookmark text:name="art172 Copia 2"/>Art. 172.  O servidor que responder a processo disciplinar só poderá ser exonerado a pedido, ou aposentado voluntariamente, após a conclusão do processo e o cumprimento da penalidade, acaso aplicada.</text:p>
      <text:p text:style-name="P34"><text:bookmark text:name="art170p Copia 2"/>Parágrafo único.  Ocorrida a exoneração de que trata o parágrafo único, inciso I do art. 34, o ato será convertido em demissão, se for o caso.</text:p>
      <text:p text:style-name="P34"><text:bookmark text:name="art173 Copia 2"/>Art. 173.  Serão assegurados transporte e diárias:</text:p>
      <text:p text:style-name="P34"><text:bookmark text:name="art173i Copia 2"/>I - ao servidor convocado para prestar depoimento fora da sede de sua repartição, na condição de testemunha, denunciado ou indiciado;</text:p>
      <text:p text:style-name="P34"><text:bookmark text:name="art173ii Copia 2"/>II - aos membros da comissão e ao secretário, quando obrigados a se deslocarem da sede dos trabalhos para a realização de missão essencial ao esclarecimento dos fatos.</text:p>
      <text:p text:style-name="P25"><text:span text:style-name="Strong_20_Emphasis"><text:span text:style-name="T11">Seção III</text:span></text:span></text:p>
      <text:p text:style-name="P25"><text:span text:style-name="Strong_20_Emphasis"><text:span text:style-name="T11">Da Revisão do Processo</text:span></text:span></text:p>
      <text:p text:style-name="P34"><text:bookmark text:name="art174 Copia 2"/>Art. 174.  O processo disciplinar poderá ser revisto, a qualquer tempo, a pedido ou de ofício, quando se aduzirem     fatos novos ou circunstâncias suscetíveis de justificar a inocência do punido ou a inadequação da penalidade aplicada.</text:p>
      <text:p text:style-name="P34"><text:bookmark text:name="art174§1 Copia 2"/>§ 1<text:span text:style-name="T57">o</text:span>  Em caso de falecimento, ausência ou desaparecimento do servidor, qualquer pessoa da família poderá requerer a revisão do processo.</text:p>
      <text:p text:style-name="P34"><text:bookmark text:name="art174§2 Copia 2"/>§ 2<text:span text:style-name="T57">o</text:span>  No caso de incapacidade mental do servidor, a revisão será requerida pelo respectivo curador.</text:p>
      <text:p text:style-name="P34"><text:bookmark text:name="art175 Copia 2"/>Art. 175.  No processo revisional, o ônus da prova cabe ao requerente.</text:p>
      <text:p text:style-name="P34"><text:bookmark text:name="art176 Copia 2"/>Art. 176.  A simples alegação de injustiça da penalidade não constitui fundamento para a revisão, que requer elementos novos, ainda não apreciados no processo originário.</text:p>
      <text:p text:style-name="P34"><text:bookmark text:name="art177 Copia 2"/>Art. 177.  O requerimento de revisão do processo será dirigido ao Ministro de Estado ou autoridade equivalente, que, se autorizar a revisão, encaminhará o pedido ao dirigente do órgão ou entidade onde se originou o processo disciplinar.</text:p>
      <text:p text:style-name="P34"><text:bookmark text:name="art177p Copia 2"/><text:soft-page-break/>Parágrafo único.  Deferida a petição, a autoridade competente providenciará a constituição de comissão, na forma do art. 149.</text:p>
      <text:p text:style-name="P34"><text:bookmark text:name="art178 Copia 2"/>Art. 178.  A revisão correrá em apenso ao processo originário.</text:p>
      <text:p text:style-name="P34"><text:bookmark text:name="art178p Copia 2"/>Parágrafo único. Na petição inicial, o requerente pedirá dia e hora para a produção de provas e inquirição das testemunhas que arrolar.</text:p>
      <text:p text:style-name="P34"><text:bookmark text:name="art179 Copia 2"/>Art. 179.  A comissão revisora terá 60 (sessenta) dias para a conclusão dos trabalhos.</text:p>
      <text:p text:style-name="P34"><text:bookmark text:name="art180 Copia 2"/>Art. 180.  Aplicam-se aos trabalhos da comissão revisora, no que couber, as normas e procedimentos próprios da comissão do processo disciplinar.</text:p>
      <text:p text:style-name="P34"><text:bookmark text:name="art181 Copia 2"/>Art. 181.  O julgamento caberá à autoridade que aplicou a penalidade, nos termos do art. 141.</text:p>
      <text:p text:style-name="P34"><text:bookmark text:name="art181p Copia 2"/>Parágrafo único.  O prazo para julgamento será de 20 (vinte) dias, contados do recebimento do processo, no curso do qual a autoridade julgadora poderá determinar diligências.</text:p>
      <text:p text:style-name="P34"><text:bookmark text:name="art182 Copia 2"/>Art. 182.  Julgada procedente a revisão, será declarada sem efeito a penalidade aplicada, restabelecendo-se todos os direitos do servidor, exceto em relação à destituição do cargo em comissão, que será convertida em exoneração.</text:p>
      <text:p text:style-name="P34"><text:bookmark text:name="art182p Copia 2"/>Parágrafo único.  Da revisão do processo não poderá resultar agravamento de penalidade.</text:p>
      <text:p text:style-name="P25"><text:bookmark text:name="titulovi Copia 2"/><text:span text:style-name="Strong_20_Emphasis"><text:span text:style-name="T11">Título VI</text:span></text:span></text:p>
      <text:p text:style-name="P25"><text:span text:style-name="Strong_20_Emphasis"><text:span text:style-name="T11">Da Seguridade Social do Servidor</text:span></text:span></text:p>
      <text:p text:style-name="P25"><text:span text:style-name="Strong_20_Emphasis"><text:span text:style-name="T11">Capítulo I</text:span></text:span></text:p>
      <text:p text:style-name="P25"><text:span text:style-name="Strong_20_Emphasis"><text:span text:style-name="T11">Disposições Gerais</text:span></text:span></text:p>
      <text:p text:style-name="P43"><text:bookmark text:name="art183 Copia 2"/>Art. 183.  A União manterá Plano de Seguridade Social para o servidor e sua família.</text:p>
      <text:p text:style-name="P20"><text:bookmark text:name="art183p Copia 2"/><text:span text:style-name="T37">Parágrafo único. O servidor ocupante de cargo em comissão que não seja, simultaneamente, ocupante de cargo ou emprego efetivo na administração pública direta, autárquica e fundacional, não terá direito aos benefícios do Plano de Seguridade Social, com exceção da assistência à saúde.                   </text:span><text:a xlink:type="simple" xlink:href="https://www.planalto.gov.br/ccivil_03/leis/L8647.htm#art183p" text:style-name="Internet_20_link" text:visited-style-name="Visited_20_Internet_20_Link">(Parágrafo incluído pela Lei nº 8.647, de 13 de abril de 1993)</text:a></text:p>
      <text:p text:style-name="P20"><text:bookmark text:name="art183§1 Copia 2"/><text:span text:style-name="T11">§ 1</text:span><text:span text:style-name="T25">o</text:span><text:span text:style-name="T11"> O servidor ocupante de cargo em comissão que não seja, simultaneamente, ocupante de cargo ou emprego efetivo na administração pública direta, autárquica e fundacional não terá direito aos benefícios do Plano de Seguridade Social, com exceção da assistência à saúde.                    </text:span><text:a xlink:type="simple" xlink:href="https://www.planalto.gov.br/ccivil_03/leis/2003/L10.667.htm#art183" text:style-name="Internet_20_link" text:visited-style-name="Visited_20_Internet_20_Link"><text:span text:style-name="T9">(Redação dada pela Lei nº 10.667, de 14.5.2003)</text:span></text:a></text:p>
      <text:p text:style-name="P20"><text:bookmark text:name="art183§2 Copia 2"/><text:span text:style-name="T28">§ 2</text:span><text:span text:style-name="T39">o</text:span><text:span text:style-name="T28"> O servidor afastado ou licenciado do cargo efetivo, sem direito à remuneração, inclusive para servir em organismo oficial internacional do qual o Brasil seja membro efetivo ou com o qual coopere, ainda que contribua para regime de previdência social no exterior, terá suspenso o seu vínculo com o regime do Plano de Seguridade Social do Servidor Público enquanto durar o afastamento ou a licença, não lhes assistindo, neste período, os benefícios do mencionado regime de previdência.                  </text:span><text:a xlink:type="simple" xlink:href="https://www.planalto.gov.br/ccivil_03/leis/2003/L10.667.htm#art183" text:style-name="Internet_20_link" text:visited-style-name="Visited_20_Internet_20_Link">(Incluído pela Lei nº 10.667, de 14.5.2003)</text:a><text:span text:style-name="T28">                     </text:span><text:a xlink:type="simple" xlink:href="https://www.planalto.gov.br/ccivil_03/_Ato2015-2018/2015/Mpv/mpv689.htm#art1" text:style-name="Internet_20_link" text:visited-style-name="Visited_20_Internet_20_Link">(Revogado pela Medida Provisória nº 689, de 2015)</text:a><text:span text:style-name="T28">             </text:span><text:a xlink:type="simple" xlink:href="https://www.planalto.gov.br/ccivil_03/_Ato2015-2018/2015/Mpv/mpv689.htm#art3" text:style-name="Internet_20_link" text:visited-style-name="Visited_20_Internet_20_Link">(Produção de efeito)</text:a><text:span text:style-name="T28"> </text:span><text:span text:style-name="T11">              </text:span><text:a xlink:type="simple" xlink:href="https://www.planalto.gov.br/ccivil_03/_Ato2015-2018/2016/Congresso/adc-001-mpv689.htm" text:style-name="Internet_20_link" text:visited-style-name="Visited_20_Internet_20_Link"><text:span text:style-name="T9">(Vigência encerrada)</text:span></text:a></text:p>
      <text:p text:style-name="P20"><text:bookmark text:name="art183§2. Copia 2"/><text:span text:style-name="T11">§ 2</text:span><text:span text:style-name="T25">o</text:span><text:span text:style-name="T11"> O servidor afastado ou licenciado do cargo efetivo, sem direito à remuneração, inclusive para servir em organismo oficial internacional do qual o Brasil seja membro efetivo ou com o qual coopere, ainda que contribua para regime de previdência social no exterior, terá suspenso o seu vínculo com o regime do Plano de Seguridade Social do Servidor Público enquanto durar o afastamento ou a licença, não lhes assistindo, neste período, os benefícios do mencionado regime de previdência.                   </text:span><text:a xlink:type="simple" xlink:href="https://www.planalto.gov.br/ccivil_03/leis/2003/L10.667.htm#art183" text:style-name="Internet_20_link" text:visited-style-name="Visited_20_Internet_20_Link"><text:span text:style-name="T9">(Incluído pela Lei nº 10.667, de 14.5.2003)</text:span></text:a></text:p>
      <text:p text:style-name="P20"><text:bookmark text:name="art183§3 Copia 2"/><text:span text:style-name="T28">§ 3</text:span><text:span text:style-name="T39">o</text:span><text:span text:style-name="T28"> Será assegurada ao servidor licenciado ou afastado sem remuneração a manutenção da vinculação ao regime do Plano de Seguridade Social do Servidor Público, mediante o recolhimento mensal da respectiva contribuição, no mesmo percentual devido pelos servidores em atividade, incidente sobre a remuneração total do cargo a que faz jus no exercício de suas atribuições, computando-se, para esse efeito, inclusive, as vantagens pessoais.                 </text:span><text:a xlink:type="simple" xlink:href="https://www.planalto.gov.br/ccivil_03/leis/2003/L10.667.htm#art183" text:style-name="Internet_20_link" text:visited-style-name="Visited_20_Internet_20_Link">(Incluído pela Lei nº 10.667, de 14.5.2003)</text:a></text:p>
      <text:p text:style-name="P20"><text:bookmark text:name="art183§3. Copia 2"/><text:soft-page-break/><text:span text:style-name="T28">§ 3</text:span><text:span text:style-name="T39">o</text:span><text:span text:style-name="T28">  Será assegurada ao servidor licenciado ou afastado sem remuneração a manutenção da vinculação ao regime do Plano de Seguridade Social do Servidor Público, mediante o recolhimento mensal da contribuição própria, no mesmo percentual devido pelos servidores em atividade, acrescida do valor equivalente à contribuição da União, suas autarquias ou fundações, incidente sobre a remuneração total do cargo a que faz jus no exercício de suas atribuições, computando-se, para esse efeito, inclusive, as vantagens pessoais.                   </text:span><text:a xlink:type="simple" xlink:href="https://www.planalto.gov.br/ccivil_03/_Ato2015-2018/2015/Mpv/mpv689.htm#art1" text:style-name="Internet_20_link" text:visited-style-name="Visited_20_Internet_20_Link">(Redação dada pela Medida Provisória nº 689, de 2015)</text:a><text:span text:style-name="T28">                 </text:span><text:a xlink:type="simple" xlink:href="https://www.planalto.gov.br/ccivil_03/_Ato2015-2018/2015/Mpv/mpv689.htm#art3" text:style-name="Internet_20_link" text:visited-style-name="Visited_20_Internet_20_Link">(Produção de efeito)</text:a><text:span text:style-name="T11">   </text:span><text:a xlink:type="simple" xlink:href="https://www.planalto.gov.br/ccivil_03/_Ato2015-2018/2016/Congresso/adc-001-mpv689.htm" text:style-name="Internet_20_link" text:visited-style-name="Visited_20_Internet_20_Link"><text:span text:style-name="T9">(Vigência encerrada)</text:span></text:a></text:p>
      <text:p text:style-name="P20"><text:bookmark text:name="art183§3.. Copia 2"/><text:span text:style-name="T11">§ 3</text:span><text:span text:style-name="T25">o</text:span><text:span text:style-name="T11"> Será assegurada ao servidor licenciado ou afastado sem remuneração a manutenção da vinculação ao regime do Plano de Seguridade Social do Servidor Público, mediante o recolhimento mensal da respectiva contribuição, no mesmo percentual devido pelos servidores em atividade, incidente sobre a remuneração total do cargo a que faz jus no exercício de suas atribuições, computando-se, para esse efeito, inclusive, as vantagens pessoais.                </text:span><text:a xlink:type="simple" xlink:href="https://www.planalto.gov.br/ccivil_03/leis/2003/L10.667.htm#art183" text:style-name="Internet_20_link" text:visited-style-name="Visited_20_Internet_20_Link"><text:span text:style-name="T9">(Incluído pela Lei nº 10.667, de 14.5.2003)</text:span></text:a></text:p>
      <text:p text:style-name="P20"><text:bookmark text:name="art183§4 Copia 2"/><text:span text:style-name="T11">§ 4</text:span><text:span text:style-name="T25">o</text:span><text:span text:style-name="T11"> O recolhimento de que trata o § 3</text:span><text:span text:style-name="T25">o</text:span><text:span text:style-name="T11"> deve ser efetuado até o segundo dia útil após a data do pagamento das remunerações dos servidores públicos, aplicando-se os procedimentos de cobrança e execução dos tributos federais quando não recolhidas na data de vencimento.                </text:span><text:a xlink:type="simple" xlink:href="https://www.planalto.gov.br/ccivil_03/leis/2003/L10.667.htm#art183" text:style-name="Internet_20_link" text:visited-style-name="Visited_20_Internet_20_Link"><text:span text:style-name="T9">(Incluído pela Lei nº 10.667, de 14.5.2003)</text:span></text:a></text:p>
      <text:p text:style-name="P34"><text:bookmark text:name="art184 Copia 2"/>Art. 184.  O Plano de Seguridade Social visa a dar cobertura aos riscos a que estão sujeitos o servidor e sua família, e compreende um conjunto de benefícios e ações que atendam às seguintes finalidades:</text:p>
      <text:p text:style-name="P34"><text:bookmark text:name="art184i Copia 2"/>I - garantir meios de subsistência nos eventos de doença, invalidez, velhice, acidente em serviço, inatividade, falecimento e reclusão;</text:p>
      <text:p text:style-name="P34"><text:bookmark text:name="art184ii Copia 2"/>II - proteção à maternidade, à adoção e à paternidade;</text:p>
      <text:p text:style-name="P34"><text:bookmark text:name="art184iii Copia 2"/>III - assistência à saúde.</text:p>
      <text:p text:style-name="P34"><text:bookmark text:name="art184p Copia 2"/>Parágrafo único.  Os benefícios serão concedidos nos termos e condições definidos em regulamento, observadas as disposições desta Lei.</text:p>
      <text:p text:style-name="P34"><text:bookmark text:name="art185 Copia 2"/>Art. 185.  Os benefícios do Plano de Seguridade Social do servidor compreendem:</text:p>
      <text:p text:style-name="P34"><text:bookmark text:name="art185i Copia 2"/>I - quanto ao servidor:</text:p>
      <text:p text:style-name="P34"><text:bookmark text:name="art185ia Copia 2"/>a) aposentadoria;</text:p>
      <text:p text:style-name="P34"><text:bookmark text:name="art185ib Copia 2"/>b) auxílio-natalidade;</text:p>
      <text:p text:style-name="P34"><text:bookmark text:name="art185ic Copia 2"/>c) salário-família;</text:p>
      <text:p text:style-name="P34"><text:bookmark text:name="art185id Copia 2"/>d) licença para tratamento de saúde;</text:p>
      <text:p text:style-name="P34"><text:bookmark text:name="art185ie Copia 2"/>e) licença à gestante, à adotante e licença-paternidade;</text:p>
      <text:p text:style-name="P34"><text:bookmark text:name="art185if Copia 2"/>f) licença por acidente em serviço;</text:p>
      <text:p text:style-name="P34"><text:bookmark text:name="art185ig Copia 2"/>g) assistência à saúde;</text:p>
      <text:p text:style-name="P34"><text:bookmark text:name="art185ih Copia 2"/>h) garantia de condições individuais e ambientais de trabalho satisfatórias;</text:p>
      <text:p text:style-name="P34"><text:bookmark text:name="art185ii Copia 2"/>II - quanto ao dependente:</text:p>
      <text:p text:style-name="P34"><text:bookmark text:name="art185iia Copia 2"/>a) pensão vitalícia e temporária;</text:p>
      <text:p text:style-name="P34"><text:bookmark text:name="art185iib Copia 2"/>b) auxílio-funeral;</text:p>
      <text:p text:style-name="P34"><text:bookmark text:name="art185iic Copia 2"/>c) auxílio-reclusão;</text:p>
      <text:p text:style-name="P34"><text:bookmark text:name="art185iid Copia 2"/>d) assistência à saúde.</text:p>
      <text:p text:style-name="P34"><text:bookmark text:name="art185§1 Copia 2"/>§ 1<text:span text:style-name="T57">o</text:span>  As aposentadorias e pensões serão concedidas e mantidas pelos órgãos ou entidades aos quais se encontram vinculados os servidores, observado o disposto nos arts. 189 e 224.</text:p>
      <text:p text:style-name="P34"><text:bookmark text:name="art185§2 Copia 2"/><text:soft-page-break/>§ 2<text:span text:style-name="T57">o</text:span>  O recebimento indevido de benefícios havidos por fraude, dolo ou má-fé, implicará devolução ao erário do total auferido, sem prejuízo da ação penal cabível.</text:p>
      <text:p text:style-name="P25"><text:span text:style-name="Strong_20_Emphasis"><text:span text:style-name="T11">Capítulo II</text:span></text:span></text:p>
      <text:p text:style-name="P25"><text:span text:style-name="Strong_20_Emphasis"><text:span text:style-name="T11">Dos Benefícios</text:span></text:span></text:p>
      <text:p text:style-name="P25"><text:span text:style-name="Strong_20_Emphasis"><text:span text:style-name="T11">Seção I</text:span></text:span></text:p>
      <text:p text:style-name="P25"><text:span text:style-name="Strong_20_Emphasis"><text:span text:style-name="T11">Da Aposentadoria</text:span></text:span></text:p>
      <text:p text:style-name="P20"><text:bookmark text:name="art186 Copia 2"/><text:span text:style-name="T18">Art. 186.  O servidor será aposentado:               </text:span><text:a xlink:type="simple" xlink:href="https://www.planalto.gov.br/ccivil_03/Constituicao/Constituiçao.htm#art40" text:style-name="Internet_20_link" text:visited-style-name="Visited_20_Internet_20_Link"><text:span text:style-name="T8">(Vide art. 40 da Constituição)</text:span></text:a></text:p>
      <text:p text:style-name="P43"><text:bookmark text:name="art186i Copia 2"/>I - por invalidez permanente, sendo os proventos integrais quando decorrente de acidente em serviço, moléstia profissional ou doença grave, contagiosa ou incurável, especificada em lei, e proporcionais nos demais casos;</text:p>
      <text:p text:style-name="P34"><text:bookmark text:name="art186ii Copia 2"/>II - compulsoriamente, aos setenta anos de idade, com proventos proporcionais ao tempo de serviço;</text:p>
      <text:p text:style-name="P34"><text:bookmark text:name="art186iii Copia 2"/>III - voluntariamente:</text:p>
      <text:p text:style-name="P43"><text:bookmark text:name="art186iiia Copia 2"/>a) aos 35 (trinta e cinco) anos de serviço, se homem, e aos 30 (trinta) se mulher, com proventos integrais;</text:p>
      <text:p text:style-name="P34"><text:bookmark text:name="art186iiib Copia 2"/>b) aos 30 (trinta) anos de efetivo exercício em funções de magistério se professor, e 25 (vinte e cinco) se professora, com proventos integrais;</text:p>
      <text:p text:style-name="P43"><text:bookmark text:name="art186iiic Copia 2"/>c) aos 30 (trinta) anos de serviço, se homem, e aos 25 (vinte e cinco) se mulher, com proventos proporcionais a esse tempo;</text:p>
      <text:p text:style-name="P34"><text:bookmark text:name="art186iiid Copia 2"/>d) aos 65 (sessenta e cinco) anos de idade, se homem, e aos 60 (sessenta) se mulher, com proventos proporcionais ao tempo de serviço.</text:p>
      <text:p text:style-name="P43"><text:bookmark text:name="art186§1 Copia 2"/>§ 1<text:span text:style-name="T57">o</text:span>  Consideram-se doenças graves, contagiosas ou incuráveis, a que se refere o inciso I deste artigo, tuberculose ativa, alienação mental, esclerose múltipla, neoplasia maligna, cegueira posterior ao ingresso no serviço público, hanseníase, cardiopatia grave, doença de Parkinson, paralisia irreversível e incapacitante, espondiloartrose anquilosante, nefropatia grave, estados avançados do mal de Paget (osteíte deformante), Síndrome de Imunodeficiência Adquirida - AIDS, e outras que a lei indicar, com base na medicina especializada.</text:p>
      <text:p text:style-name="P34"><text:bookmark text:name="art186§2 Copia 2"/>§ 2<text:span text:style-name="T57">o</text:span>  Nos casos de exercício de atividades consideradas insalubres ou perigosas, bem como nas hipóteses previstas no art. 71, a aposentadoria de que trata o inciso III, "a" e "c", observará o disposto em lei específica.</text:p>
      <text:p text:style-name="P20"><text:bookmark text:name="art186§3 Copia 2"/><text:span text:style-name="T18">§ 3</text:span><text:span text:style-name="T24">o</text:span><text:span text:style-name="T18">  Na hipótese do inciso I o servidor será submetido à junta médica oficial, que atestará a invalidez quando caracterizada a incapacidade para o desempenho das atribuições do cargo ou a impossibilidade de se aplicar o disposto no art. 24.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87 Copia 2"/>Art. 187.  A aposentadoria compulsória será automática, e declarada por ato, com vigência a partir do dia imediato àquele em que o servidor atingir a idade-limite de permanência no serviço ativo.</text:p>
      <text:p text:style-name="P34"><text:bookmark text:name="art188 Copia 2"/>Art. 188.  A aposentadoria voluntária ou por invalidez vigorará a partir da data da publicação do respectivo ato.</text:p>
      <text:p text:style-name="P34"><text:bookmark text:name="art188§1 Copia 2"/>§ 1<text:span text:style-name="T57">o</text:span>  A aposentadoria por invalidez será precedida de licença para tratamento de saúde, por período não excedente a 24 (vinte e quatro) meses.</text:p>
      <text:p text:style-name="P34"><text:bookmark text:name="art188§2 Copia 2"/>§ 2<text:span text:style-name="T57">o</text:span>  Expirado o período de licença e não estando em condições de reassumir o cargo ou de ser readaptado, o servidor será aposentado.</text:p>
      <text:p text:style-name="P34"><text:bookmark text:name="art188§3 Copia 2"/>§ 3<text:span text:style-name="T57">o</text:span>  O lapso de tempo compreendido entre o término da licença e a publicação do ato da aposentadoria será considerado como de prorrogação da licença.</text:p>
      <text:p text:style-name="P64"><text:bookmark text:name="art188§4 Copia 2"/><text:span text:style-name="T28">§ 4</text:span><text:span text:style-name="T39">o</text:span><text:span text:style-name="T28">  Para os fins do disposto no § 1</text:span><text:span text:style-name="T39">o</text:span><text:span text:style-name="T28">, serão consideradas apenas as licenças motivadas pela enfermidade ensejadora da invalidez ou doenças correlacionadas.                 </text:span><text:a xlink:type="simple" xlink:href="https://www.planalto.gov.br/ccivil_03/_Ato2007-2010/2008/Mpv/441.htm#art317" text:style-name="Internet_20_link" text:visited-style-name="Visited_20_Internet_20_Link">(Incluído pela Medida Provisória nº 441, de 2008)</text:a></text:p>
      <text:p text:style-name="P23"><text:bookmark text:name="art188§4. Copia 2"/><text:span text:style-name="T11">§ 4</text:span><text:span text:style-name="T25">o</text:span><text:span text:style-name="T11">  Para os fins do disposto no § 1</text:span><text:span text:style-name="T25">o</text:span><text:span text:style-name="T11"> deste artigo, serão consideradas apenas as licenças motivadas pela enfermidade ensejadora da invalidez ou doenças correlacionadas.                 </text:span><text:a xlink:type="simple" xlink:href="https://www.planalto.gov.br/ccivil_03/_Ato2007-2010/2009/Lei/L11907.htm#art317" text:style-name="Internet_20_link" text:visited-style-name="Visited_20_Internet_20_Link"><text:span text:style-name="T9">(Incluído pela Lei nº 11.907, de 2009)</text:span></text:a></text:p>
      <text:p text:style-name="P23"><text:bookmark text:name="art188§5 Copia 2"/><text:span text:style-name="T28">§ 5</text:span><text:span text:style-name="T39">o</text:span><text:span text:style-name="T28">  A critério da Administração, o servidor em licença para tratamento de saúde ou aposentado por invalidez poderá ser convocado a qualquer momento, para avaliação das condições que ensejaram o afastamento ou a aposentadoria.                    </text:span><text:a xlink:type="simple" xlink:href="https://www.planalto.gov.br/ccivil_03/_Ato2007-2010/2008/Mpv/441.htm#art317" text:style-name="Internet_20_link" text:visited-style-name="Visited_20_Internet_20_Link">(Incluído pela Medida Provisória nº 441, de 2008)</text:a></text:p>
      <text:p text:style-name="P23"><text:bookmark text:name="art188§5. Copia 2"/><text:soft-page-break/><text:span text:style-name="T11">§ 5</text:span><text:span text:style-name="T25">o</text:span><text:span text:style-name="T11">  A critério da Administração, o servidor em licença para tratamento de saúde ou aposentado por invalidez poderá ser convocado a qualquer momento, para avaliação das condições que ensejaram o afastamento ou a aposentadoria.                    </text:span><text:a xlink:type="simple" xlink:href="https://www.planalto.gov.br/ccivil_03/_Ato2007-2010/2009/Lei/L11907.htm#art317" text:style-name="Internet_20_link" text:visited-style-name="Visited_20_Internet_20_Link"><text:span text:style-name="T9">(Incluído pela Lei nº 11.907, de 2009)</text:span></text:a></text:p>
      <text:p text:style-name="P35"><text:bookmark text:name="art189 Copia 2"/>Art. 189.  O provento da aposentadoria será calculado com observância do disposto no § 3<text:span text:style-name="T57">o</text:span> do art. 41, e revisto na mesma data e proporção, sempre que se modificar a remuneração dos servidores em atividade.</text:p>
      <text:p text:style-name="P34"><text:bookmark text:name="art189p Copia 2"/>Parágrafo único.  São estendidos aos inativos quaisquer benefícios ou vantagens posteriormente concedidas aos servidores em atividade, inclusive quando decorrentes de transformação ou reclassificação do cargo ou função em que se deu a aposentadoria.</text:p>
      <text:p text:style-name="P48"><text:bookmark text:name="art190 Copia 2"/>Art. 190.  O servidor aposentado com provento proporcional ao tempo de serviço, se acometido de qualquer das moléstias especificadas no art. 186, § 1<text:span text:style-name="T57">o</text:span>, passará a perceber provento integral.</text:p>
      <text:p text:style-name="P20"><text:bookmark text:name="art190. Copia 2"/><text:span text:style-name="T28">Art. 190.  O servidor aposentado com provento proporcional ao tempo de serviço, se acometido de qualquer das moléstias especificadas no § 1</text:span><text:span text:style-name="T39">o</text:span><text:span text:style-name="T28"> do art. 186, e por este motivo for considerado inválido por junta médica oficial, passará a perceber provento integral, calculado com base no fundamento legal de concessão da aposentadoria.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190.. Copia 2"/><text:span text:style-name="T11">Art. 190.  O servidor aposentado com provento proporcional ao tempo de serviço se acometido de qualquer das moléstias especificadas no § 1</text:span><text:span text:style-name="T25">o</text:span><text:span text:style-name="T11"> do art. 186 desta Lei e, por esse motivo, for considerado inválido por junta médica oficial passará a perceber provento integral, calculado com base no fundamento legal de concessão da aposentadoria.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34"><text:bookmark text:name="art191 Copia 2"/>Art. 191.  Quando proporcional ao tempo de serviço, o provento não será inferior a 1/3 (um terço) da remuneração da atividade.</text:p>
      <text:p text:style-name="P20"><text:bookmark text:name="art192. Copia 2"/><text:span text:style-name="T28">Art. 192. </text:span><text:a xlink:type="simple" xlink:href="https://www.planalto.gov.br/ccivil_03/leis/Mensagem_Veto/anterior_98/Vep898-90.pdf" text:style-name="Internet_20_link" text:visited-style-name="Visited_20_Internet_20_Link">(Vetado)</text:a><text:span text:style-name="T28">.</text:span></text:p>
      <text:p text:style-name="P20"><text:bookmark text:name="art192 Copia 2"/><text:span text:style-name="T28">Art. 192. O servidor que contar tempo de serviço para aposentadoria com provento integral será aposentado:             </text:span><text:a xlink:type="simple" xlink:href="https://www.planalto.gov.br/ccivil_03/leis/l8112cons.htm#mantida" text:style-name="Internet_20_link" text:visited-style-name="Visited_20_Internet_20_Link">(Mantido pelo Congresso Nacional)</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192i Copia 2"/><text:span text:style-name="T28">I - com a remuneração do padrão de classe imediatamente superior àquela em que se encontra posicionado;                 </text:span><text:a xlink:type="simple" xlink:href="https://www.planalto.gov.br/ccivil_03/leis/l8112cons.htm#mantida" text:style-name="Internet_20_link" text:visited-style-name="Visited_20_Internet_20_Link">(Mantido pelo Congresso Nacional)</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192ii Copia 2"/><text:span text:style-name="T28">II - quando ocupante da última classe da carreira, com a remuneração do padrão correspondente, acrescida da diferença entre esse e o padrão da classe imediatamente anterior.                     </text:span><text:a xlink:type="simple" xlink:href="https://www.planalto.gov.br/ccivil_03/leis/l8112cons.htm#mantida" text:style-name="Internet_20_link" text:visited-style-name="Visited_20_Internet_20_Link">(Mantido pelo Congresso Nacional)</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193. Copia 2"/><text:span text:style-name="T28">Art. 193</text:span><text:span text:style-name="T34">. </text:span><text:a xlink:type="simple" xlink:href="https://www.planalto.gov.br/ccivil_03/leis/Mensagem_Veto/anterior_98/Vep898-90.pdf" text:style-name="Internet_20_link" text:visited-style-name="Visited_20_Internet_20_Link">(Vetado)</text:a><text:span text:style-name="T28">.</text:span></text:p>
      <text:p text:style-name="P20"><text:bookmark text:name="art193 Copia 2"/><text:span text:style-name="T28">Art. 193. O servidor que tiver exercido função de direção, chefia, assessoramento, assistência ou cargo em comissão, por período de 5 (cinco) anos consecutivos, ou 10 (dez) anos interpolados, poderá aposentar-se com a gratificação da função ou remuneração do cargo em comissão, de maior valor, desde que exercido por um período mínimo de 2 (dois) anos.                 </text:span><text:a xlink:type="simple" xlink:href="https://www.planalto.gov.br/ccivil_03/leis/l8112cons.htm#mantida" text:style-name="Internet_20_link" text:visited-style-name="Visited_20_Internet_20_Link">(Mantido pelo Congresso Nacional)</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192§1 Copia 2"/><text:span text:style-name="T28">§ 1° Quando o exercício da função ou cargo em comissão de maior valor não corresponder ao período de 2 (dois) anos, será incorporada a gratificação ou remuneração da função ou cargo em comissão imediatamente inferior dentre os exercidos.                 </text:span><text:a xlink:type="simple" xlink:href="https://www.planalto.gov.br/ccivil_03/leis/l8112cons.htm#mantida" text:style-name="Internet_20_link" text:visited-style-name="Visited_20_Internet_20_Link">(Mantido pelo Congresso Nacional)</text:a><text:span text:style-name="T28">  </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192§2 Copia 2"/><text:span text:style-name="T28">§ 2° A aplicação do disposto neste artigo exclui as vantagens previstas no art. 192, bem como a incorporação de que trata o art. 62, ressalvado o direito de opção.                 </text:span><text:a xlink:type="simple" xlink:href="https://www.planalto.gov.br/ccivil_03/leis/l8112cons.htm#mantida" text:style-name="Internet_20_link" text:visited-style-name="Visited_20_Internet_20_Link">(Mantido pelo Congresso Nacional)</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34"><text:bookmark text:name="art194 Copia 2"/>Art. 194.  Ao servidor aposentado será paga a gratificação natalina, até o dia vinte do mês de dezembro, em valor equivalente ao respectivo provento, deduzido o adiantamento recebido.</text:p>
      <text:p text:style-name="P20"><text:bookmark text:name="art195 Copia 2"/><text:soft-page-break/><text:span text:style-name="T11">Art. 195.  Ao ex-combatente que tenha efetivamente participado de operações bélicas, durante a Segunda Guerra Mundial, nos termos da </text:span><text:a xlink:type="simple" xlink:href="https://www.planalto.gov.br/ccivil_03/leis/L5315.htm" text:style-name="Internet_20_link" text:visited-style-name="Visited_20_Internet_20_Link"><text:span text:style-name="T9">Lei nº 5.315, de 12 de setembro de 1967</text:span></text:a><text:span text:style-name="T11">, será concedida aposentadoria com provento integral, aos 25 (vinte e cinco) anos de serviço efetivo.</text:span></text:p>
      <text:p text:style-name="P25"><text:span text:style-name="Strong_20_Emphasis"><text:span text:style-name="T11">Seção II</text:span></text:span></text:p>
      <text:p text:style-name="P25"><text:span text:style-name="Strong_20_Emphasis"><text:span text:style-name="T11">Do Auxílio-Natalidade</text:span></text:span></text:p>
      <text:p text:style-name="P34"><text:bookmark text:name="art196 Copia 2"/>Art. 196.  O auxílio-natalidade é devido à servidora por motivo de nascimento de filho, em quantia equivalente ao menor vencimento do serviço público, inclusive no caso de natimorto.</text:p>
      <text:p text:style-name="P34"><text:bookmark text:name="art196§1 Copia 2"/>§ 1<text:span text:style-name="T57">o</text:span>  Na hipótese de parto múltiplo, o valor será acrescido de 50% (cinqüenta por cento), por nascituro.</text:p>
      <text:p text:style-name="P34"><text:bookmark text:name="art196§2 Copia 2"/>§ 2<text:span text:style-name="T57">o</text:span>  O auxílio será pago ao cônjuge ou companheiro servidor público, quando a parturiente não for servidora.</text:p>
      <text:p text:style-name="P25"><text:span text:style-name="Strong_20_Emphasis"><text:span text:style-name="T11">Seção III</text:span></text:span></text:p>
      <text:p text:style-name="P25"><text:span text:style-name="Strong_20_Emphasis"><text:span text:style-name="T11">Do Salário-Família</text:span></text:span></text:p>
      <text:p text:style-name="P34"><text:bookmark text:name="art197 Copia 2"/>Art. 197.  O salário-família é devido ao servidor ativo ou ao inativo, por dependente econômico.</text:p>
      <text:p text:style-name="P34"><text:bookmark text:name="art197p Copia 2"/>Parágrafo único.  Consideram-se dependentes econômicos para efeito de percepção do salário-família:</text:p>
      <text:p text:style-name="P34"><text:bookmark text:name="art197pi Copia 2"/>I - o cônjuge ou companheiro e os filhos, inclusive os enteados até 21 (vinte e um) anos de idade ou, se estudante, até 24 (vinte e quatro) anos ou, se inválido, de qualquer idade;</text:p>
      <text:p text:style-name="P34"><text:bookmark text:name="art197pii Copia 2"/>II - o menor de 21 (vinte e um) anos que, mediante autorização judicial, viver na companhia e às expensas do servidor, ou do inativo;</text:p>
      <text:p text:style-name="P34"><text:bookmark text:name="art197piii Copia 2"/>III - a mãe e o pai sem economia própria.</text:p>
      <text:p text:style-name="P34"><text:bookmark text:name="art198 Copia 2"/>Art. 198.  Não se configura a dependência econômica quando o beneficiário do salário-família perceber rendimento do trabalho ou de qualquer outra fonte, inclusive pensão ou provento da aposentadoria, em valor igual ou superior ao salário-mínimo.</text:p>
      <text:p text:style-name="P34"><text:bookmark text:name="art199 Copia 2"/>Art. 199.  Quando o pai e mãe forem servidores públicos e viverem em comum, o salário-família será pago a um deles; quando separados, será pago a um e outro, de acordo com a distribuição dos dependentes.</text:p>
      <text:p text:style-name="P34"><text:bookmark text:name="art199p Copia 2"/>Parágrafo único.  Ao pai e à mãe equiparam-se o padrasto, a madrasta e, na falta destes, os representantes legais dos incapazes.</text:p>
      <text:p text:style-name="P34"><text:bookmark text:name="art200 Copia 2"/>Art. 200.  O salário-família não está sujeito a qualquer tributo, nem servirá de base para qualquer contribuição, inclusive para a Previdência Social.</text:p>
      <text:p text:style-name="P34"><text:bookmark text:name="art201 Copia 2"/>Art. 201.  O afastamento do cargo efetivo, sem remuneração, não acarreta a suspensão do pagamento do salário-família.</text:p>
      <text:p text:style-name="P25"><text:span text:style-name="Strong_20_Emphasis"><text:span text:style-name="T11">Seção IV</text:span></text:span></text:p>
      <text:p text:style-name="P25"><text:span text:style-name="Strong_20_Emphasis"><text:span text:style-name="T11">Da Licença para Tratamento de Saúde</text:span></text:span></text:p>
      <text:p text:style-name="P34"><text:bookmark text:name="art202 Copia 2"/>Art. 202.  Será concedida ao servidor licença para tratamento de saúde, a pedido ou de ofício, com base em perícia médica, sem prejuízo da remuneração a que fizer jus.</text:p>
      <text:p text:style-name="P48"><text:bookmark text:name="art203.. Copia 2"/>Art. 203.  Para licença até 30 (trinta) dias, a inspeção será feita por médico do setor de assistência do órgão de pessoal e, se por prazo superior, por junta médica oficial.</text:p>
      <text:p text:style-name="P20"><text:bookmark text:name="art203 Copia 2"/><text:span text:style-name="T28">Art. 203.  A licença de que trata o art. 202 será concedida com base em perícia oficial.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203. Copia 2"/><text:span text:style-name="T11">Art. 203.  A licença de que trata o art. 202 desta Lei será concedida com base em perícia oficial.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34"><text:bookmark text:name="art203§1 Copia 2"/>§ 1<text:span text:style-name="T57">o</text:span>  Sempre que necessário, a inspeção médica será realizada na residência do servidor ou no estabelecimento hospitalar onde se encontrar internado.</text:p>
      <text:p text:style-name="P48"><text:bookmark text:name="art203§2. Copia 2"/><text:soft-page-break/>§ 2° Inexistindo médico do órgão ou entidade no local onde se encontra o servidor, será aceito atestado passado por médico particular.</text:p>
      <text:p text:style-name="P20"><text:bookmark text:name="art203§2 Copia 2"/><text:span text:style-name="T18">§ 2</text:span><text:span text:style-name="T24">o</text:span><text:span text:style-name="T18">  Inexistindo médico no órgão ou entidade no local onde se encontra ou tenha exercício em caráter permanente o servidor, e não se configurando as hipóteses previstas nos parágrafos do art. 230, será aceito atestado passado por médico particular.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203§3.. Copia 2"/>§ 3° No caso do parágrafo anterior, o atestado só produzirá efeitos depois de homologado pelo setor médico do respectivo órgão ou entidade.</text:p>
      <text:p text:style-name="P20"><text:bookmark text:name="art203§3... Copia 2"/><text:span text:style-name="T37">§ 3</text:span><text:span text:style-name="T43">o</text:span><text:span text:style-name="T37">  No caso do parágrafo anterior, o atestado somente produzirá efeitos depois de homologado pelo setor médico do respectivo órgão ou entidade, ou pelas autoridades ou pessoas de que tratam os parágrafos do art. 230.                </text:span><text:a xlink:type="simple" xlink:href="https://www.planalto.gov.br/ccivil_03/leis/L9527.htm#art203§2" text:style-name="Internet_20_link" text:visited-style-name="Visited_20_Internet_20_Link">(Redação dada pela Lei nº 9.527, de 10.12.97)</text:a></text:p>
      <text:p text:style-name="P20"><text:bookmark text:name="art203§3 Copia 2"/><text:span text:style-name="T28">§ 3</text:span><text:span text:style-name="T39">o</text:span><text:span text:style-name="T28">  No caso do § 2</text:span><text:span text:style-name="T39">o</text:span><text:span text:style-name="T28">, o atestado somente produzirá efeitos depois de recepcionado pela unidade de recursos humanos do órgão ou entidade.                </text:span><text:a xlink:type="simple" xlink:href="https://www.planalto.gov.br/ccivil_03/_Ato2007-2010/2008/Mpv/441.htm#art316" text:style-name="Internet_20_link" text:visited-style-name="Visited_20_Internet_20_Link">(Redação dada pela Medida Provisória nº 441, de 2008)</text:a></text:p>
      <text:p text:style-name="P23"><text:bookmark text:name="art203§3. Copia 2"/><text:span text:style-name="T11">§ 3</text:span><text:span text:style-name="T25">o</text:span><text:span text:style-name="T11">  No caso do § 2</text:span><text:span text:style-name="T25">o</text:span><text:span text:style-name="T11"> deste artigo, o atestado somente produzirá efeitos depois de recepcionado pela unidade de recursos humanos do órgão ou entidade.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5"><text:bookmark text:name="art203§4 Copia 2"/><text:span text:style-name="T37">§ 4</text:span><text:span text:style-name="T43">o</text:span><text:span text:style-name="T37">  O servidor que durante o mesmo exercício atingir o limite de trinta dias de licença para tratamento de saúde, consecutivos ou não, para a concessão de nova licença, independentemente do prazo de sua duração, será submetido a inspeção por junta médica oficial.                 </text:span><text:a xlink:type="simple" xlink:href="https://www.planalto.gov.br/ccivil_03/leis/L9527.htm#art203§2" text:style-name="Internet_20_link" text:visited-style-name="Visited_20_Internet_20_Link">(Incluído pela Lei nº 9.527, de 10.12.97)</text:a></text:p>
      <text:p text:style-name="P20"><text:bookmark text:name="art203§4. Copia 2"/><text:span text:style-name="T28">§ 4</text:span><text:span text:style-name="T39">o</text:span><text:span text:style-name="T28">  A licença que exceder o prazo de cento e vinte dias no período de doze meses a contar do primeiro dia de afastamento será concedida mediante avaliação por junta médica oficial.               </text:span><text:a xlink:type="simple" xlink:href="https://www.planalto.gov.br/ccivil_03/_Ato2007-2010/2008/Mpv/441.htm#art316" text:style-name="Internet_20_link" text:visited-style-name="Visited_20_Internet_20_Link">(Redação dada pela Medida Provisória nº 441, de 2008)</text:a></text:p>
      <text:p text:style-name="P23"><text:bookmark text:name="art203§4.. Copia 2"/><text:span text:style-name="T11">§ 4</text:span><text:span text:style-name="T25">o</text:span><text:span text:style-name="T11">  A licença que exceder o prazo de 120 (cento e vinte) dias no período de 12 (doze) meses a contar do primeiro dia de afastamento será concedida mediante avaliação por junta médica oficial.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5"><text:bookmark text:name="ar203§5 Copia 2"/><text:span text:style-name="T28">§ 5</text:span><text:span text:style-name="T39">o</text:span><text:span text:style-name="T28">  A perícia oficial para concessão da licença de que trata o caput deste artigo, bem como nos demais casos de perícia oficial previstos nesta lei, será efetuada por cirurgiões-dentistas, nas hipóteses em que abranger o campo de atuação da odontologia.    </text:span><text:a xlink:type="simple" xlink:href="https://www.planalto.gov.br/ccivil_03/_Ato2007-2010/2008/Mpv/441.htm#art317" text:style-name="Internet_20_link" text:visited-style-name="Visited_20_Internet_20_Link">(Incluído pela Medida Provisória nº 441, de 2008)</text:a></text:p>
      <text:p text:style-name="P23"><text:bookmark text:name="art203§5 Copia 2"/><text:span text:style-name="T11">§ 5</text:span><text:span text:style-name="T25">o</text:span><text:span text:style-name="T11">  A perícia oficial para concessão da licença de que trata o caput deste artigo, bem como nos demais casos de perícia oficial previstos nesta Lei, será efetuada por cirurgiões-dentistas, nas hipóteses em que abranger o campo de atuação da odontologia.     </text:span><text:a xlink:type="simple" xlink:href="https://www.planalto.gov.br/ccivil_03/_Ato2007-2010/2009/Lei/L11907.htm#art316" text:style-name="Internet_20_link" text:visited-style-name="Visited_20_Internet_20_Link"><text:span text:style-name="T9">(Incluído pela Lei nº 11.907, de 2009)</text:span></text:a></text:p>
      <text:p text:style-name="P49"><text:bookmark text:name="art204.. Copia 2"/>Art. 204.  Findo o prazo da licença, o servidor será submetido a nova inspeção médica, que concluirá pela volta ao serviço, pela prorrogação da licença ou pela aposentadoria.</text:p>
      <text:p text:style-name="P20"><text:bookmark text:name="art204 Copia 2"/><text:span text:style-name="T28">Art. 204.  A licença para tratamento de saúde inferior a quinze dias, dentro de um ano, poderá ser dispensada de perícia oficial, na forma definida em regulamento.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204. Copia 2"/><text:span text:style-name="T11">Art. 204.  A licença para tratamento de saúde inferior a 15 (quinze) dias, dentro de 1 (um) ano, poderá ser dispensada de perícia oficial, na forma definida em regulamento.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34"><text:bookmark text:name="art205 Copia 2"/>Art. 205.  O atestado e o laudo da junta médica não se referirão ao nome ou natureza da doença, salvo quando se tratar de lesões produzidas por acidente em serviço, doença profissional ou qualquer das doenças especificadas no art. 186, § 1<text:span text:style-name="T57">o</text:span>.</text:p>
      <text:p text:style-name="P34"><text:bookmark text:name="art206 Copia 2"/>Art. 206.  O servidor que apresentar indícios de lesões orgânicas ou funcionais será submetido a inspeção médica.</text:p>
      <text:p text:style-name="P20"><text:bookmark text:name="art206a Copia 2"/><text:span text:style-name="T33">Art. 206-A.  </text:span><text:span text:style-name="T28">O servidor será submetido a exames médicos periódicos, nos termos e condições definidos em regulamento.                  </text:span><text:a xlink:type="simple" xlink:href="https://www.planalto.gov.br/ccivil_03/_Ato2007-2010/2008/Mpv/441.htm#art317" text:style-name="Internet_20_link" text:visited-style-name="Visited_20_Internet_20_Link">(Incluído pela Medida Provisória nº 441, de 2008)</text:a></text:p>
      <text:p text:style-name="P20"><text:bookmark text:name="art206a. Copia 2"/><text:span text:style-name="T16">Art. 206-A.  </text:span><text:span text:style-name="T11">O servidor será submetido a exames médicos periódicos, nos termos e condições definidos em regulamento.                   </text:span><text:a xlink:type="simple" xlink:href="https://www.planalto.gov.br/ccivil_03/_Ato2007-2010/2009/Lei/L11907.htm#art317" text:style-name="Internet_20_link" text:visited-style-name="Visited_20_Internet_20_Link"><text:span text:style-name="T9">(Incluído pela Lei nº 11.907, de 2009)</text:span></text:a><text:span text:style-name="T11"> </text:span><text:a xlink:type="simple" xlink:href="https://www.planalto.gov.br/ccivil_03/_Ato2007-2010/2009/Decreto/D6856.htm" text:style-name="Internet_20_link" text:visited-style-name="Visited_20_Internet_20_Link"><text:span text:style-name="T9">(Regulamento).</text:span></text:a></text:p>
      <text:p text:style-name="P21"><text:bookmark text:name="art206ap Copia 2"/><text:soft-page-break/><text:span text:style-name="T28">Parágrafo único.  Para os fins do disposto no </text:span><text:span text:style-name="T32">caput</text:span><text:span text:style-name="T28">, a União e suas entidades autárquicas e fundacionais poderão:                       </text:span><text:a xlink:type="simple" xlink:href="https://www.planalto.gov.br/ccivil_03/_Ato2011-2014/2013/Mpv/mpv632.htm#art18" text:style-name="Internet_20_link" text:visited-style-name="Visited_20_Internet_20_Link">(Incluído pela Medida provisória nº 632, de 2013)</text:a></text:p>
      <text:p text:style-name="P21"><text:bookmark text:name="art206api Copia 2"/><text:span text:style-name="T28">I - prestar os exames médicos periódicos diretamente pelo órgão ou entidade a qual se encontra vinculado o servidor;                    </text:span><text:a xlink:type="simple" xlink:href="https://www.planalto.gov.br/ccivil_03/_Ato2011-2014/2013/Mpv/mpv632.htm#art18" text:style-name="Internet_20_link" text:visited-style-name="Visited_20_Internet_20_Link">(Incluído pela Medida provisória nº 632, de 2013)</text:a></text:p>
      <text:p text:style-name="P21"><text:bookmark text:name="art206apii Copia 2"/><text:span text:style-name="T28">II - celebrar convênio ou instrumento de cooperação ou parceria com os órgãos e entidades da administração direta, suas autarquias e fundações;                 </text:span><text:a xlink:type="simple" xlink:href="https://www.planalto.gov.br/ccivil_03/_Ato2011-2014/2013/Mpv/mpv632.htm#art18" text:style-name="Internet_20_link" text:visited-style-name="Visited_20_Internet_20_Link">(Incluído pela Medida provisória nº 632, de 2013)</text:a></text:p>
      <text:p text:style-name="P21"><text:bookmark text:name="art206apiii Copia 2"/><text:span text:style-name="T28">III - celebrar convênios com operadoras de plano de assistência à saúde, organizadas na modalidade de autogestão, que possuam autorização de funcionamento do órgão regulador, na forma do art. 230; ou                     </text:span><text:a xlink:type="simple" xlink:href="https://www.planalto.gov.br/ccivil_03/_Ato2011-2014/2013/Mpv/mpv632.htm#art18" text:style-name="Internet_20_link" text:visited-style-name="Visited_20_Internet_20_Link">(Incluído pela Medida provisória nº 632, de 2013)</text:a></text:p>
      <text:p text:style-name="P20"><text:bookmark text:name="art206apiv Copia 2"/><text:span text:style-name="T28">IV - prestar os exames médicos periódicos mediante contrato administrativo, observado o disposto na </text:span><text:a xlink:type="simple" xlink:href="https://www.planalto.gov.br/ccivil_03/leis/L8666cons.htm" text:style-name="Internet_20_link" text:visited-style-name="Visited_20_Internet_20_Link">Lei n<text:span text:style-name="T39">o</text:span><text:span text:style-name="T28"> 8.666, de 21 de junho de 1993</text:span></text:a><text:span text:style-name="T28">, e demais normas pertinentes.                </text:span><text:a xlink:type="simple" xlink:href="https://www.planalto.gov.br/ccivil_03/_Ato2011-2014/2013/Mpv/mpv632.htm#art18" text:style-name="Internet_20_link" text:visited-style-name="Visited_20_Internet_20_Link">(Incluído pela Medida provisória nº 632, de 2013)</text:a><text:span text:style-name="T45">  </text:span></text:p>
      <text:p text:style-name="P23"><text:bookmark text:name="art206ap. Copia 2"/><text:span text:style-name="T11">Parágrafo único.  Para os fins do disposto no caput, a União e suas entidades autárquicas e fundacionais poderão: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3"><text:bookmark text:name="art206api. Copia 2"/><text:span text:style-name="T11">I - prestar os exames médicos periódicos diretamente pelo órgão ou entidade à qual se encontra vinculado o servidor;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3"><text:bookmark text:name="art206apii. Copia 2"/><text:span text:style-name="T11">II - celebrar convênio ou instrumento de cooperação ou parceria com os órgãos e entidades da administração direta, suas autarquias e fundações;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3"><text:bookmark text:name="art206apiii. Copia 2"/><text:span text:style-name="T11">III - celebrar convênios com operadoras de plano de assistência à saúde, organizadas na modalidade de autogestão, que possuam autorização de funcionamento do órgão regulador, na forma do art. 230; ou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3"><text:bookmark text:name="art206apiv. Copia 2"/><text:span text:style-name="T11">IV - prestar os exames médicos periódicos mediante contrato administrativo, observado o disposto na </text:span><text:a xlink:type="simple" xlink:href="https://www.planalto.gov.br/ccivil_03/leis/L8666cons.htm" text:style-name="Internet_20_link" text:visited-style-name="Visited_20_Internet_20_Link"><text:span text:style-name="T9">Lei n</text:span><text:span text:style-name="T25">o</text:span><text:span text:style-name="T11"> 8.666, de 21 de junho de 1993</text:span></text:a><text:span text:style-name="T11">, e demais normas pertinentes.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5"><text:span text:style-name="Strong_20_Emphasis"><text:span text:style-name="T11">Seção V</text:span></text:span></text:p>
      <text:p text:style-name="P25"><text:span text:style-name="Strong_20_Emphasis"><text:span text:style-name="T11">Da Licença à Gestante, à Adotante e da Licença-Paternidade</text:span></text:span></text:p>
      <text:p text:style-name="P20"><text:bookmark text:name="art207 Copia 2"/><text:span text:style-name="T11">Art. 207.  Será concedida licença à servidora gestante por 120 (cento e vinte) dias consecutivos, sem prejuízo da remuneração.                 </text:span><text:a xlink:type="simple" xlink:href="https://www.planalto.gov.br/ccivil_03/_Ato2007-2010/2008/Decreto/D6690.htm#art2" text:style-name="Internet_20_link" text:visited-style-name="Visited_20_Internet_20_Link"><text:span text:style-name="T9">(Vide Decreto nº 6.690, de 2008)</text:span></text:a></text:p>
      <text:p text:style-name="P34"><text:bookmark text:name="art207§1 Copia 2"/>§ 1<text:span text:style-name="T57">o</text:span>  A licença poderá ter início no primeiro dia do nono mês de gestação, salvo antecipação por prescrição médica.</text:p>
      <text:p text:style-name="P34"><text:bookmark text:name="art207§2 Copia 2"/>§ 2<text:span text:style-name="T57">o</text:span>  No caso de nascimento prematuro, a licença terá início a partir do parto.</text:p>
      <text:p text:style-name="P34"><text:bookmark text:name="art207§3 Copia 2"/>§ 3<text:span text:style-name="T57">o</text:span>  No caso de natimorto, decorridos 30 (trinta) dias do evento, a servidora será submetida a exame médico, e se julgada apta, reassumirá o exercício.</text:p>
      <text:p text:style-name="P34"><text:bookmark text:name="art207§4 Copia 2"/>§ 4<text:span text:style-name="T57">o</text:span>  No caso de aborto atestado por médico oficial, a servidora terá direito a 30 (trinta) dias de repouso remunerado.</text:p>
      <text:p text:style-name="P34"><text:bookmark text:name="art208 Copia 2"/>Art. 208.  Pelo nascimento ou adoção de filhos, o servidor terá direito à licença-paternidade de 5 (cinco) dias consecutivos.</text:p>
      <text:p text:style-name="P34"><text:bookmark text:name="art209 Copia 2"/>Art. 209.  Para amamentar o próprio filho, até a idade de seis meses, a servidora lactante terá direito, durante a jornada de trabalho, a uma hora de descanso, que poderá ser parcelada em dois períodos de meia hora.</text:p>
      <text:p text:style-name="P20"><text:bookmark text:name="art210 Copia 2"/><text:span text:style-name="T11">Art. 210.  À servidora que adotar ou obtiver guarda judicial de criança até 1 (um) ano de idade, serão concedidos 90 (noventa) dias de licença remunerada.                    </text:span><text:a xlink:type="simple" xlink:href="https://www.planalto.gov.br/ccivil_03/_Ato2007-2010/2008/Decreto/D6690.htm#art2" text:style-name="Internet_20_link" text:visited-style-name="Visited_20_Internet_20_Link"><text:span text:style-name="T9">(Vide Decreto nº 6.691, de 2008)</text:span></text:a></text:p>
      <text:p text:style-name="P34"><text:bookmark text:name="art210p Copia 2"/>Parágrafo único.  No caso de adoção ou guarda judicial de criança com mais de 1 (um) ano de idade, o prazo de que trata este artigo será de 30 (trinta) dias.</text:p>
      <text:p text:style-name="P25"><text:soft-page-break/><text:span text:style-name="Strong_20_Emphasis"><text:span text:style-name="T11">Seção VI</text:span></text:span></text:p>
      <text:p text:style-name="P25"><text:span text:style-name="Strong_20_Emphasis"><text:span text:style-name="T11">Da Licença por Acidente em Serviço</text:span></text:span></text:p>
      <text:p text:style-name="P34"><text:bookmark text:name="art211 Copia 2"/>Art. 211.  Será licenciado, com remuneração integral, o servidor acidentado em serviço.</text:p>
      <text:p text:style-name="P34"><text:bookmark text:name="art212 Copia 2"/>Art. 212.  Configura acidente em serviço o dano físico ou mental sofrido pelo servidor, que se relacione, mediata ou imediatamente, com as atribuições do cargo exercido.</text:p>
      <text:p text:style-name="P34"><text:bookmark text:name="art212p Copia 2"/>Parágrafo único.  Equipara-se ao acidente em serviço o dano:</text:p>
      <text:p text:style-name="P34"><text:bookmark text:name="art212pi Copia 2"/>I - decorrente de agressão sofrida e não provocada pelo servidor no exercício do cargo;</text:p>
      <text:p text:style-name="P34"><text:bookmark text:name="art212pii Copia 2"/>II - sofrido no percurso da residência para o trabalho e vice-versa.</text:p>
      <text:p text:style-name="P34"><text:bookmark text:name="art213 Copia 2"/>Art. 213.  O servidor acidentado em serviço que necessite de tratamento especializado poderá ser tratado em instituição privada, à conta de recursos públicos.</text:p>
      <text:p text:style-name="P34"><text:bookmark text:name="art213p Copia 2"/>Parágrafo único. O tratamento recomendado por junta médica oficial constitui medida de exceção e somente será admissível quando inexistirem meios e recursos adequados em instituição pública.</text:p>
      <text:p text:style-name="P34"><text:bookmark text:name="art214 Copia 2"/>Art. 214.  A prova do acidente será feita no prazo de 10 (dez) dias, prorrogável quando as circunstâncias o exigirem.</text:p>
      <text:p text:style-name="P25"><text:span text:style-name="Strong_20_Emphasis"><text:span text:style-name="T11">Seção VII</text:span></text:span></text:p>
      <text:p text:style-name="P25"><text:span text:style-name="Strong_20_Emphasis"><text:span text:style-name="T11">Da Pensão</text:span></text:span></text:p>
      <text:p text:style-name="P54"><text:bookmark text:name="art215 Copia 2"/><text:span text:style-name="T5">Art. 215.  Por morte do servidor, os dependentes fazem jus a uma pensão mensal de valor correspondente ao da respectiva remuneração ou provento, a partir da data do óbito, observado o limite estabelecido no art. 42.</text:span>   </text:p>
      <text:p text:style-name="P21"><text:bookmark text:name="art215. Copia 2"/><text:span text:style-name="T28">Art. 215.  Por morte do servidor, os dependentes, nas hipóteses legais, fazem jus à pensão a partir da data do óbito, observado o limite estabelecido no </text:span><text:a xlink:type="simple" xlink:href="https://www.planalto.gov.br/ccivil_03/Constituicao/Constituicao.htm#art37xi." text:style-name="Internet_20_link" text:visited-style-name="Visited_20_Internet_20_Link">inciso XI do <text:span text:style-name="T32">caput</text:span><text:span text:style-name="T28"> art. 37 da Constituição</text:span></text:a><text:span text:style-name="T28"> e no </text:span><text:a xlink:type="simple" xlink:href="https://www.planalto.gov.br/ccivil_03/_Ato2004-2006/2004/Lei/L10.887.htm#art2" text:style-name="Internet_20_link" text:visited-style-name="Visited_20_Internet_20_Link">art. 2º da Lei nº 10.887, de 18 de junho de 2004</text:a><text:span text:style-name="T28">.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1"><text:bookmark text:name="art215p Copia 2"/><text:span text:style-name="T28">Parágrafo único. A concessão do benefício de que trata o </text:span><text:span text:style-name="T32">caput</text:span><text:span text:style-name="T28"> estará sujeita à carência de vinte e quatro contribuições mensais, ressalvada a morte por acidente do trabalho, doença profissional ou do trabalho                </text:span><text:a xlink:type="simple" xlink:href="https://www.planalto.gov.br/ccivil_03/_Ato2011-2014/2014/Mpv/mpv664.htm#art3" text:style-name="Internet_20_link" text:visited-style-name="Visited_20_Internet_20_Link">(Incluído pela Medida Provisória nº 664, de 2014)</text:a><text:a xlink:type="simple" xlink:href="https://www.planalto.gov.br/ccivil_03/_Ato2011-2014/2014/Mpv/mpv664.htm#art1" text:style-name="Internet_20_link" text:visited-style-name="Visited_20_Internet_20_Link">)</text:a><text:span text:style-name="T28">     </text:span><text:a xlink:type="simple" xlink:href="https://www.planalto.gov.br/ccivil_03/_Ato2011-2014/2014/Mpv/mpv664.htm#art5iii" text:style-name="Internet_20_link" text:visited-style-name="Visited_20_Internet_20_Link">(Vigência)</text:a></text:p>
      <text:p text:style-name="P21"><text:bookmark text:name="art215.. Copia 2"/><text:span text:style-name="T28">Art. 215.  Por morte do servidor, os dependentes, nas hipóteses legais, fazem jus à pensão a partir da data de óbito, observado o limite estabelecido no </text:span><text:a xlink:type="simple" xlink:href="https://www.planalto.gov.br/ccivil_03/Constituicao/Constituicao.htm#art37xi" text:style-name="Internet_20_link" text:visited-style-name="Visited_20_Internet_20_Link">inciso XI do <text:span text:style-name="T32">caput</text:span><text:span text:style-name="T28"> do art. 37 da Constituição Federal</text:span></text:a><text:span text:style-name="T28"> e no </text:span><text:a xlink:type="simple" xlink:href="https://www.planalto.gov.br/ccivil_03/_Ato2004-2006/2004/Lei/L10.887.htm#art2" text:style-name="Internet_20_link" text:visited-style-name="Visited_20_Internet_20_Link">art. 2<text:span text:style-name="T39">o</text:span><text:span text:style-name="T28"> da Lei n</text:span><text:span text:style-name="T39">o</text:span><text:span text:style-name="T28"> 10.887, de 18 de junho de 2004.</text:span></text:a><text:span text:style-name="T28">         </text:span><text:a xlink:type="simple" xlink:href="https://www.planalto.gov.br/ccivil_03/_Ato2015-2018/2015/Lei/L13135.htm#art3" text:style-name="Internet_20_link" text:visited-style-name="Visited_20_Internet_20_Link">(Redação dada pela Lei nº 13.135, de 2015)</text:a></text:p>
      <text:p text:style-name="P21"><text:bookmark text:name="art215.0 Copia 2"/><text:span text:style-name="T28">Art. 215. Por morte do servidor, os dependentes, nas hipóteses legais, fazem jus à pensão por morte, observados os limites estabelecidos no </text:span><text:a xlink:type="simple" xlink:href="https://www.planalto.gov.br/ccivil_03/Constituicao/Constituicao.htm#art37xi" text:style-name="Internet_20_link" text:visited-style-name="Visited_20_Internet_20_Link">inciso XI do caput do art. 37 da Constituição</text:a><text:span text:style-name="T28"> e no </text:span><text:a xlink:type="simple" xlink:href="https://www.planalto.gov.br/ccivil_03/_Ato2004-2006/2004/Lei/L10.887.htm#art2" text:style-name="Internet_20_link" text:visited-style-name="Visited_20_Internet_20_Link">art. 2º da Lei nº 10.887, de 18 de junho de 2004</text:a><text:span text:style-name="T28">.                  </text:span><text:a xlink:type="simple" xlink:href="https://www.planalto.gov.br/ccivil_03/_Ato2019-2022/2019/Mpv/mpv871.htm#art23" text:style-name="Internet_20_link" text:visited-style-name="Visited_20_Internet_20_Link">(Redação dada pela Medida Provisória nº 871, de 2019)</text:a></text:p>
      <text:p text:style-name="P29"><text:bookmark text:name="art215.1 Copia 2"/><text:span text:style-name="T11">Art. 215.  Por morte do servidor, os seus dependentes, nas hipóteses legais, fazem jus à pensão por morte, observados os limites estabelecidos no </text:span><text:a xlink:type="simple" xlink:href="https://www.planalto.gov.br/ccivil_03/Constituicao/Constituicao.htm#art37xi" text:style-name="Internet_20_link" text:visited-style-name="Visited_20_Internet_20_Link"><text:span text:style-name="T9">inciso XI do caput do art. 37 da Constituição Federal</text:span></text:a><text:span text:style-name="T11"> e no </text:span><text:a xlink:type="simple" xlink:href="https://www.planalto.gov.br/ccivil_03/_Ato2004-2006/2004/Lei/L10.887.htm#art2" text:style-name="Internet_20_link" text:visited-style-name="Visited_20_Internet_20_Link"><text:span text:style-name="T9">art. 2º da Lei nº 10.887, de 18 de junho de 2004</text:span></text:a><text:span text:style-name="T11">.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5"><text:bookmark text:name="art216 Copia 2"/><text:span text:style-name="T28">Art. 216.  As pensões distinguem-se, quanto à natureza, em vitalícias e temporárias.  </text:span><text:span text:style-name="T45">               </text:span><text:a xlink:type="simple" xlink:href="https://www.planalto.gov.br/ccivil_03/_Ato2011-2014/2014/Mpv/mpv664.htm#art6i" text:style-name="Internet_20_link" text:visited-style-name="Visited_20_Internet_20_Link">(Revogado pela Medida Provisória nº 664, de 2014)</text:a><text:span text:style-name="T28">          </text:span><text:a xlink:type="simple" xlink:href="https://www.planalto.gov.br/ccivil_03/_Ato2011-2014/2014/Mpv/mpv664.htm#art5iii" text:style-name="Internet_20_link" text:visited-style-name="Visited_20_Internet_20_Link">(Vigência)</text:a><text:span text:style-name="T48">                  </text:span><text:a xlink:type="simple" xlink:href="https://www.planalto.gov.br/ccivil_03/_Ato2015-2018/2015/Lei/L13135.htm#art7" text:style-name="Internet_20_link" text:visited-style-name="Visited_20_Internet_20_Link"><text:span text:style-name="T11">(Revogado pela Lei nº 13.135, de 2015)</text:span></text:a></text:p>
      <text:p text:style-name="P20"><text:bookmark text:name="art216§1 Copia 2"/><text:span text:style-name="T28">§ 1</text:span><text:span text:style-name="T39">o</text:span><text:span text:style-name="T28">  A pensão vitalícia é composta de cota ou cotas permanentes, que somente se extinguem ou revertem com a morte de seus beneficiários.</text:span><text:span text:style-name="T45">                  </text:span><text:a xlink:type="simple" xlink:href="https://www.planalto.gov.br/ccivil_03/_Ato2011-2014/2014/Mpv/mpv664.htm#art6i" text:style-name="Internet_20_link" text:visited-style-name="Visited_20_Internet_20_Link">(Revogado pela Medida Provisória nº 664, de 2014)</text:a><text:span text:style-name="T28">           </text:span><text:a xlink:type="simple" xlink:href="https://www.planalto.gov.br/ccivil_03/_Ato2011-2014/2014/Mpv/mpv664.htm#art5iii" text:style-name="Internet_20_link" text:visited-style-name="Visited_20_Internet_20_Link">(Vigência)</text:a><text:span text:style-name="T48">   </text:span><text:a xlink:type="simple" xlink:href="https://www.planalto.gov.br/ccivil_03/_Ato2015-2018/2015/Lei/L13135.htm#art7" text:style-name="Internet_20_link" text:visited-style-name="Visited_20_Internet_20_Link"><text:span text:style-name="T11">(Revogado pela Lei nº 13.135, de 2015)</text:span></text:a></text:p>
      <text:p text:style-name="P20"><text:bookmark text:name="art216§2 Copia 2"/><text:soft-page-break/><text:span text:style-name="T28">§ 2</text:span><text:span text:style-name="T39">o</text:span><text:span text:style-name="T28">  A pensão temporária é composta de cota ou cotas que podem se extinguir ou reverter por motivo de morte, cessação de invalidez ou maioridade do beneficiário.</text:span><text:span text:style-name="T48">                </text:span><text:a xlink:type="simple" xlink:href="https://www.planalto.gov.br/ccivil_03/_Ato2011-2014/2014/Mpv/mpv664.htm#art6i" text:style-name="Internet_20_link" text:visited-style-name="Visited_20_Internet_20_Link">(Revogado pela Medida Provisória nº 664, de 2014)</text:a><text:a xlink:type="simple" xlink:href="https://www.planalto.gov.br/ccivil_03/_Ato2011-2014/2014/Mpv/mpv664.htm#art5iii" text:style-name="Internet_20_link" text:visited-style-name="Visited_20_Internet_20_Link">(Vigência)</text:a><text:span text:style-name="T28"> </text:span><text:span text:style-name="T11">                        </text:span><text:a xlink:type="simple" xlink:href="https://www.planalto.gov.br/ccivil_03/_Ato2015-2018/2015/Lei/L13135.htm#art7" text:style-name="Internet_20_link" text:visited-style-name="Visited_20_Internet_20_Link"><text:span text:style-name="T9">(Revogado pela Lei nº 13.135, de 2015)</text:span></text:a></text:p>
      <text:p text:style-name="P34"><text:bookmark text:name="art217 Copia 2"/>Art. 217.  São beneficiários das pensões:</text:p>
      <text:p text:style-name="P48"><text:bookmark text:name="art217i Copia 2"/>I - vitalícia:</text:p>
      <text:p text:style-name="P20"><text:bookmark text:name="art217i. Copia 2"/><text:span text:style-name="T28">I -  o cônjuge;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49"><text:bookmark text:name="art217ia Copia 2"/>a) o cônjuge;</text:p>
      <text:p text:style-name="P48"><text:bookmark text:name="art217ib Copia 2"/>b) a pessoa desquitada, separada judicialmente ou divorciada, com percepção de pensão alimentícia;</text:p>
      <text:p text:style-name="P48"><text:bookmark text:name="art217ic Copia 2"/>c) o companheiro ou companheira designado que comprove união estável como entidade familiar;</text:p>
      <text:p text:style-name="P48"><text:bookmark text:name="art217id Copia 2"/>d) a mãe e o pai que comprovem dependência econômica do servidor;</text:p>
      <text:p text:style-name="P56"><text:bookmark text:name="art217ie Copia 2"/><text:span text:style-name="T62">e) a pessoa designada, maior de 60 (sessenta) anos e a pessoa portadora de deficiência, que vivam sob a dependência econômica do servidor</text:span><text:span text:style-name="T5">.</text:span></text:p>
      <text:p text:style-name="P23"><text:bookmark text:name="art217i.. Copia 2"/><text:span text:style-name="T11">I - o cônjuge;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a. Copia 2"/><text:span text:style-name="T11">a)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b. Copia 2"/><text:span text:style-name="T11">b)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c. Copia 2"/><text:span text:style-name="T11">c)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d. Copia 2"/><text:span text:style-name="T11">d)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e. Copia 2"/><text:span text:style-name="T11">e)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50"><text:bookmark text:name="art217ii Copia 2"/>II - temporária:</text:p>
      <text:p text:style-name="P21"><text:bookmark text:name="art217ii. Copia 2"/><text:span text:style-name="T28">II - o cônjuge divorciado, separado judicialmente ou de fato, com percepção de pensão alimentícia estabelecida judicialmente;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50"><text:bookmark text:name="art217iia Copia 2"/>a) os filhos, ou enteados, até 21 (vinte e um) anos de idade, ou, se inválidos, enquanto durar a invalidez;</text:p>
      <text:p text:style-name="P50"><text:bookmark text:name="art217iib Copia 2"/>b) o menor sob guarda ou tutela até 21 (vinte e um) anos de idade;</text:p>
      <text:p text:style-name="P50"><text:bookmark text:name="art217iic Copia 2"/>c) o irmão órfão, até 21 (vinte e um) anos, e o inválido, enquanto durar a invalidez, que comprovem dependência econômica do servidor;</text:p>
      <text:p text:style-name="P50"><text:bookmark text:name="art217iid Copia 2"/>d) a pessoa designada que viva na dependência econômica do servidor, até 21 (vinte e um) anos, ou, se inválida, enquanto durar a invalidez.</text:p>
      <text:p text:style-name="P23"><text:bookmark text:name="art217ii.. Copia 2"/><text:span text:style-name="T11">II - o cônjuge divorciado ou separado judicialmente ou de fato, com percepção de pensão alimentícia estabelecida judicialmente;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a. Copia 2"/><text:span text:style-name="T11">a)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b. Copia 2"/><text:span text:style-name="T11">b)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c. Copia 2"/><text:span text:style-name="T11">c)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d. Copia 2"/><text:span text:style-name="T11">d)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1"><text:bookmark text:name="art217iii Copia 2"/><text:span text:style-name="T28">III - o companheiro ou companheira que comprove união estável como entidade familiar;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7iii. Copia 2"/><text:span text:style-name="T11">III - o companheiro ou companheira que comprove união estável como entidade familiar;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iv Copia 2"/><text:span text:style-name="T28">IV - os filhos até vinte e um anos de idade, ou, se inválidos, enquanto durar a invalidez;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7iv. Copia 2"/><text:span text:style-name="T11">IV - o filho de qualquer condição que atenda a um dos seguintes requisitos: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iva Copia 2"/><text:soft-page-break/><text:span text:style-name="T11">a) seja menor de 21 (vinte e um) anos;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ivb Copia 2"/><text:span text:style-name="T11">b) seja inválido;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ivc Copia 2"/><text:span text:style-name="T11">c) tenha deficiência grave; ou                     </text:span><text:a xlink:type="simple" xlink:href="https://www.planalto.gov.br/ccivil_03/_Ato2015-2018/2015/Lei/L13135.htm#art217" text:style-name="Internet_20_link" text:visited-style-name="Visited_20_Internet_20_Link"><text:span text:style-name="T9">(Redação dada pela Lei nº 13.135, de 2015)</text:span></text:a><text:span text:style-name="T11">        </text:span><text:a xlink:type="simple" xlink:href="https://www.planalto.gov.br/ccivil_03/_Ato2015-2018/2015/Lei/L13135.htm#art6ii" text:style-name="Internet_20_link" text:visited-style-name="Visited_20_Internet_20_Link"><text:span text:style-name="T9">(Vigência)</text:span></text:a></text:p>
      <text:p text:style-name="P23"><text:bookmark text:name="art217ivd Copia 2"/><text:span text:style-name="T28">d) tenha deficiência intelectual ou mental, nos termos do regulamento;                          </text:span><text:a xlink:type="simple" xlink:href="https://www.planalto.gov.br/ccivil_03/_Ato2015-2018/2015/Lei/L13135.htm#art3" text:style-name="Internet_20_link" text:visited-style-name="Visited_20_Internet_20_Link">(Incluído pela Lei nº 13.135, de 2015)</text:a></text:p>
      <text:p text:style-name="P23"><text:bookmark text:name="art217ivd.0 Copia 2"/><text:span text:style-name="T11">d) tenha deficiência intelectual ou mental;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1"><text:bookmark text:name="art217v Copia 2"/><text:span text:style-name="T28">V - a mãe e o pai que comprovem dependência econômica do servidor; e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7v. Copia 2"/><text:span text:style-name="T11">V - a mãe e o pai que comprovem dependência econômica do servidor; 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vi Copia 2"/><text:span text:style-name="T28">VI - </text:span><text:span text:style-name="T30">o irmão, até vinte e um anos de idade, ou o inválido ou que tenha deficiência intelectual ou mental que o torne absoluta ou relativamente incapaz, enquanto durar a invalidez ou a deficiência que estabeleça a dependência econômica do servidor;</text:span><text:span text:style-name="T28">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7vi. Copia 2"/><text:span text:style-name="T11">VI - o irmão de qualquer condição que comprove dependência econômica do servidor e atenda a um dos requisitos previstos no inciso IV.                   </text:span><text:a xlink:type="simple" xlink:href="https://www.planalto.gov.br/ccivil_03/_Ato2015-2018/2015/Lei/L13135.htm#art3" text:style-name="Internet_20_link" text:visited-style-name="Visited_20_Internet_20_Link"><text:span text:style-name="T9">(Incluído pela Lei nº 13.135, de 2015)</text:span></text:a></text:p>
      <text:p text:style-name="P49"><text:bookmark text:name="art217§1 Copia 2"/>§ 1<text:span text:style-name="T57">o</text:span>  A concessão de pensão vitalícia aos beneficiários de que tratam as alíneas "a" e "c" do inciso I deste artigo exclui desse direito os demais beneficiários referidos nas alíneas "d" e "e".</text:p>
      <text:p text:style-name="P48"><text:bookmark text:name="art217§2 Copia 2"/>§ 2<text:span text:style-name="T57">o</text:span>  A concessão da pensão temporária aos beneficiários de que tratam as alíneas "a" e "b" do inciso II deste artigo exclui desse direito os demais beneficiários referidos nas alíneas "c" e "d".</text:p>
      <text:p text:style-name="P20"><text:bookmark text:name="art217§1. Copia 2"/><text:span text:style-name="T28">§ 1</text:span><text:span text:style-name="T39">o</text:span><text:span text:style-name="T28"> A concessão de pensão aos beneficiários de que tratam os incisos I a IV do </text:span><text:span text:style-name="T32">caput </text:span><text:span text:style-name="T28">exclui os beneficiários referidos nos incisos V e VI.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0"><text:bookmark text:name="art217§2. Copia 2"/><text:span text:style-name="T28">§ 2º A concessão de pensão aos beneficiários de que trata o inciso V do </text:span><text:span text:style-name="T32">caput </text:span><text:span text:style-name="T28">exclui os beneficiários referidos no inciso VI.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7§1.. Copia 2"/><text:span text:style-name="T11">§ 1</text:span><text:span text:style-name="T25">o</text:span><text:span text:style-name="T11">  A concessão de pensão aos beneficiários de que tratam os incisos I a IV do </text:span><text:span text:style-name="T14">caput</text:span><text:span text:style-name="T11"> exclui os beneficiários referidos nos incisos V e VI.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2.. Copia 2"/><text:span text:style-name="T11">§ 2</text:span><text:span text:style-name="T25">o</text:span><text:span text:style-name="T11">  A concessão de pensão aos beneficiários de que trata o inciso V do </text:span><text:span text:style-name="T14">caput</text:span><text:span text:style-name="T11"> exclui o beneficiário referido no inciso VI.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5"><text:bookmark text:name="art217§3 Copia 2"/><text:span text:style-name="T28">§ 3</text:span><text:span text:style-name="T39">o</text:span><text:span text:style-name="T28"> Nas hipóteses dos incisos I a III do </text:span><text:span text:style-name="T32">caput</text:span><text:span text:style-name="T28">: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0"><text:bookmark text:name="art217§3i Copia 2"/><text:span text:style-name="T28">I - o tempo de duração da pensão por morte será calculado de acordo com a expectativa de sobrevida do beneficiário na data do óbito do servidor ou aposentado, conforme tabela abaixo:                 </text:span><text:a xlink:type="simple" xlink:href="https://www.planalto.gov.br/ccivil_03/_Ato2011-2014/2014/Mpv/mpv664.htm#art3" text:style-name="Internet_20_link" text:visited-style-name="Visited_20_Internet_20_Link">(Incluído pela Medida Provisória nº 664, de 2014)</text:a><text:span text:style-name="T45">       </text:span><text:a xlink:type="simple" xlink:href="https://www.planalto.gov.br/ccivil_03/_Ato2011-2014/2014/Mpv/mpv664.htm#art5iii" text:style-name="Internet_20_link" text:visited-style-name="Visited_20_Internet_20_Link"><text:span text:style-name="T28">(Vigência)</text:span></text:a></text:p>
      <table:table table:name="Tabela15" table:style-name="Tabela15">
        <table:table-column table:style-name="Tabela15.A"/>
        <table:table-column table:style-name="Tabela15.B"/>
        <table:table-row>
          <table:table-cell table:style-name="Tabela15.A1" office:value-type="string">
            <text:p text:style-name="P10">Expectativa de sobrevida à idade x do cônjuge, companheiro ou companheira, em anos (E(x))</text:p>
          </table:table-cell>
          <table:table-cell table:style-name="Tabela15.B1" office:value-type="string">
            <text:p text:style-name="P10">Duração do benefício de pensão por morte (em anos)</text:p>
          </table:table-cell>
        </table:table-row>
        <table:table-row>
          <table:table-cell table:style-name="Tabela15.A2" office:value-type="string">
            <text:p text:style-name="P10">55 &lt; E(x)</text:p>
          </table:table-cell>
          <table:table-cell table:style-name="Tabela15.A2" office:value-type="string">
            <text:p text:style-name="P10">3</text:p>
          </table:table-cell>
        </table:table-row>
        <table:table-row>
          <table:table-cell table:style-name="Tabela15.A2" office:value-type="string">
            <text:p text:style-name="P10">50 &lt; E(x) ≤ 55</text:p>
          </table:table-cell>
          <table:table-cell table:style-name="Tabela15.A2" office:value-type="string">
            <text:p text:style-name="P10">6</text:p>
          </table:table-cell>
        </table:table-row>
        <text:soft-page-break/>
        <table:table-row>
          <table:table-cell table:style-name="Tabela15.A2" office:value-type="string">
            <text:p text:style-name="P10">45 &lt; E(x) ≤ 50</text:p>
          </table:table-cell>
          <table:table-cell table:style-name="Tabela15.A2" office:value-type="string">
            <text:p text:style-name="P10">9</text:p>
          </table:table-cell>
        </table:table-row>
        <table:table-row>
          <table:table-cell table:style-name="Tabela15.A2" office:value-type="string">
            <text:p text:style-name="P10">40 &lt; E(x) ≤ 45</text:p>
          </table:table-cell>
          <table:table-cell table:style-name="Tabela15.A2" office:value-type="string">
            <text:p text:style-name="P10">12</text:p>
          </table:table-cell>
        </table:table-row>
        <table:table-row>
          <table:table-cell table:style-name="Tabela15.A2" office:value-type="string">
            <text:p text:style-name="P10">35 &lt; E(x) ≤ 40</text:p>
          </table:table-cell>
          <table:table-cell table:style-name="Tabela15.A2" office:value-type="string">
            <text:p text:style-name="P10">15</text:p>
          </table:table-cell>
        </table:table-row>
        <table:table-row>
          <table:table-cell table:style-name="Tabela15.A2" office:value-type="string">
            <text:p text:style-name="P10">E(x) ≤ 35</text:p>
          </table:table-cell>
          <table:table-cell table:style-name="Tabela15.A2" office:value-type="string">
            <text:p text:style-name="P10">vitalícia</text:p>
          </table:table-cell>
        </table:table-row>
      </table:table>
      <text:p text:style-name="P25"><text:bookmark text:name="art217§3ii Copia 2"/><text:span text:style-name="T28">II - o cônjuge, companheiro ou companheira não terá direito ao benefício da pensão por morte se o casamento ou o início da união estável tiver ocorrido há menos de dois anos da data do óbito do instituidor do benefício, salvo nos casos em que:                 </text:span><text:a xlink:type="simple" xlink:href="https://www.planalto.gov.br/ccivil_03/_Ato2011-2014/2014/Mpv/mpv664.htm#art3" text:style-name="Internet_20_link" text:visited-style-name="Visited_20_Internet_20_Link">(Incluído pela Medida Provisória nº 664, de 2014)</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1"><text:bookmark text:name="art217§3iia Copia 2"/><text:span text:style-name="T28">a) o óbito do segurado seja decorrente de acidente posterior ao casamento ou início da união estável; ou                   </text:span><text:a xlink:type="simple" xlink:href="https://www.planalto.gov.br/ccivil_03/_Ato2011-2014/2014/Mpv/mpv664.htm#art3" text:style-name="Internet_20_link" text:visited-style-name="Visited_20_Internet_20_Link">(Incluída pela Medida Provisória nº 664, de 2014)</text:a><text:span text:style-name="T28">       </text:span><text:a xlink:type="simple" xlink:href="https://www.planalto.gov.br/ccivil_03/_Ato2011-2014/2014/Mpv/mpv664.htm#art5iii" text:style-name="Internet_20_link" text:visited-style-name="Visited_20_Internet_20_Link">(Vigência) </text:a><text:span text:style-name="T28"> </text:span></text:p>
      <text:p text:style-name="P21"><text:bookmark text:name="art217§3iib Copia 2"/><text:span text:style-name="T28">b) o cônjuge, o companheiro ou a companheira for considerado incapaz e insuscetível de reabilitação para o exercício de atividade remunerada que lhe garanta subsistência, mediante exame médico-pericial, por doença ou acidente ocorrido após o casamento ou início da união estável e anterior ao óbito, observado o disposto no parágrafo único do art. 222.                </text:span><text:a xlink:type="simple" xlink:href="https://www.planalto.gov.br/ccivil_03/_Ato2011-2014/2014/Mpv/mpv664.htm#art3" text:style-name="Internet_20_link" text:visited-style-name="Visited_20_Internet_20_Link">(Incluí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2"><text:bookmark text:name="art217§3iii Copia 2"/><text:span text:style-name="T28">III -  o cônjuge, o companheiro ou a companheira quando considerado incapaz e insuscetível de reabilitação para o exercício de atividade remunerada que lhe garanta subsistência, mediante exame médico-pericial, por doença ou acidente ocorrido entre o casamento ou início da união estável e a cessação do pagamento do benefício, terá direito à pensão por morte vitalícia, observado o disposto no parágrafo único do art. 222.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4"><text:bookmark text:name="art217§3. Copia 2"/><text:span text:style-name="T11">§ 3</text:span><text:span text:style-name="T25">o</text:span><text:span text:style-name="T11">  O enteado e o menor tutelado equiparam-se a filho mediante declaração do servidor e desde que comprovada dependência econômica, na forma estabelecida em regulamento.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4"><text:bookmark text:name="art217§4 Copia 2"/><text:span text:style-name="T11">§ 4º (VETADO).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49"><text:bookmark text:name="art218 Copia 2"/>Art. 218.  A pensão será concedida integralmente ao titular da pensão vitalícia, exceto se existirem beneficiários da pensão temporária.</text:p>
      <text:p text:style-name="P20"><text:bookmark text:name="art218. Copia 2"/><text:span text:style-name="T28">Art. 218.  Ocorrendo habilitação de vários titulares à pensão o seu valor será distribuído em partes iguais entre os beneficiários habilitados.              </text:span><text:span text:style-name="T45">  </text:span><text:a xlink:type="simple" xlink:href="https://www.planalto.gov.br/ccivil_03/_Ato2011-2014/2014/Mpv/mpv664.htm#art3" text:style-name="Internet_20_link" text:visited-style-name="Visited_20_Internet_20_Link"><text:span text:style-name="T28">(Redação dada pela Medida Provisória nº 664, de 2014)</text:span></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0"><text:bookmark text:name="art218§1 Copia 2"/><text:span text:style-name="T28">§ 1</text:span><text:span text:style-name="T39">o</text:span><text:span text:style-name="T28">  Ocorrendo habilitação de vários titulares à pensão vitalícia, o seu valor será distribuído em partes iguais entre os beneficiários habilitados.  </text:span><text:span text:style-name="T45">                  </text:span><text:a xlink:type="simple" xlink:href="https://www.planalto.gov.br/ccivil_03/_Ato2011-2014/2014/Mpv/mpv664.htm#art6i" text:style-name="Internet_20_link" text:visited-style-name="Visited_20_Internet_20_Link">(Revogado pela Medida Provisória nº 664, de 2014)</text:a><text:span text:style-name="T28">       </text:span><text:a xlink:type="simple" xlink:href="https://www.planalto.gov.br/ccivil_03/_Ato2011-2014/2014/Mpv/mpv664.htm#art5iii" text:style-name="Internet_20_link" text:visited-style-name="Visited_20_Internet_20_Link">(Vigência)</text:a><text:span text:style-name="T28"> </text:span></text:p>
      <text:p text:style-name="P20"><text:bookmark text:name="art218§2 Copia 2"/><text:span text:style-name="T28">§ 2</text:span><text:span text:style-name="T39">o</text:span><text:span text:style-name="T28">  Ocorrendo habilitação às pensões vitalícia e temporária, metade do valor caberá ao titular ou titulares da pensão vitalícia, sendo a outra metade rateada em partes iguais, entre os titulares da pensão temporária.                   </text:span><text:a xlink:type="simple" xlink:href="https://www.planalto.gov.br/ccivil_03/_Ato2011-2014/2014/Mpv/mpv664.htm#art6i" text:style-name="Internet_20_link" text:visited-style-name="Visited_20_Internet_20_Link">(Revoga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0"><text:bookmark text:name="art218§3 Copia 2"/><text:span text:style-name="T28">§ 3</text:span><text:span text:style-name="T39">o</text:span><text:span text:style-name="T28">  Ocorrendo habilitação somente à pensão temporária, o valor integral da pensão será rateado, em partes iguais, entre os que se habilitarem.   </text:span><text:span text:style-name="T45">                  </text:span><text:a xlink:type="simple" xlink:href="https://www.planalto.gov.br/ccivil_03/_Ato2011-2014/2014/Mpv/mpv664.htm#art6i" text:style-name="Internet_20_link" text:visited-style-name="Visited_20_Internet_20_Link">(Revoga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18.. Copia 2"/><text:span text:style-name="T11">Art. 218.  Ocorrendo habilitação de vários titulares à pensão, o seu valor será distribuído em partes iguais entre os beneficiários habilitados.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8§1. Copia 2"/><text:span text:style-name="T11">§ 1</text:span><text:span text:style-name="T25">o</text:span><text:span text:style-name="T11">  </text:span><text:a xlink:type="simple" xlink:href="https://www.planalto.gov.br/ccivil_03/_Ato2015-2018/2015/Lei/L13135.htm#art7ib" text:style-name="Internet_20_link" text:visited-style-name="Visited_20_Internet_20_Link"><text:span text:style-name="T9">(Revogado)</text:span></text:a><text:span text:style-name="T11">.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8§2. Copia 2"/><text:span text:style-name="T11">§ 2</text:span><text:span text:style-name="T25">o</text:span><text:span text:style-name="T11">  </text:span><text:a xlink:type="simple" xlink:href="https://www.planalto.gov.br/ccivil_03/_Ato2015-2018/2015/Lei/L13135.htm#art7ib" text:style-name="Internet_20_link" text:visited-style-name="Visited_20_Internet_20_Link"><text:span text:style-name="T9">(Revogado)</text:span></text:a><text:span text:style-name="T11">.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8§3. Copia 2"/><text:span text:style-name="T11">§ 3</text:span><text:span text:style-name="T25">o</text:span><text:span text:style-name="T11">  </text:span><text:a xlink:type="simple" xlink:href="https://www.planalto.gov.br/ccivil_03/_Ato2015-2018/2015/Lei/L13135.htm#art7ib" text:style-name="Internet_20_link" text:visited-style-name="Visited_20_Internet_20_Link"><text:span text:style-name="T9">(Revogado)</text:span></text:a><text:span text:style-name="T11">.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49"><text:bookmark text:name="art219 Copia 2"/><text:soft-page-break/>Art. 219.  A pensão poderá ser requerida a qualquer tempo, prescrevendo tão-somente as prestações exigíveis há mais de 5 (cinco) anos.</text:p>
      <text:p text:style-name="P48"><text:bookmark text:name="art219p Copia 2"/>Parágrafo único.  Concedida a pensão, qualquer prova posterior ou habilitação tardia que implique exclusão de beneficiário ou redução de pensão só produzirá efeitos a partir da data em que for oferecida.</text:p>
      <text:p text:style-name="P20"><text:bookmark text:name="art219.0 Copia 2"/><text:span text:style-name="T28">Art. 219. A pensão por morte será devida ao conjunto dos dependentes do segurado que falecer, aposentado ou não, a contar da data:                  </text:span><text:a xlink:type="simple" xlink:href="https://www.planalto.gov.br/ccivil_03/_Ato2019-2022/2019/Mpv/mpv871.htm#art23" text:style-name="Internet_20_link" text:visited-style-name="Visited_20_Internet_20_Link">(Redação dada pela Medida Provisória nº 871, de 2019)</text:a><text:span text:style-name="T28"> </text:span></text:p>
      <text:p text:style-name="P20"><text:bookmark text:name="art219.1 Copia 2"/><text:span text:style-name="T11">Art. 219.  A pensão por morte será devida ao conjunto dos dependentes do segurado que falecer, aposentado ou não, a contar da data: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9i Copia 2"/><text:span text:style-name="T28">I - do óbito, quando requerida em até cento e oitenta dias após o óbito, para os filhos menores de dezesseis anos, ou em até noventa dias após o óbito, para os demais dependentes;                </text:span><text:a xlink:type="simple" xlink:href="https://www.planalto.gov.br/ccivil_03/_Ato2019-2022/2019/Mpv/mpv871.htm#art23" text:style-name="Internet_20_link" text:visited-style-name="Visited_20_Internet_20_Link">(Incluído pela Medida Provisória nº 871, de 2019)</text:a></text:p>
      <text:p text:style-name="P23"><text:span text:style-name="T11">I - do óbito, quando requerida em até 180 (cento e oitenta dias) após o óbito, para os filhos menores de 16 (dezesseis) anos, ou em até 90 (noventa) dias após o óbito, para os demais dependentes;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9ii Copia 2"/><text:span text:style-name="T28">II - do requerimento, quando requerida após o prazo previsto no inciso I; ou             </text:span><text:a xlink:type="simple" xlink:href="https://www.planalto.gov.br/ccivil_03/_Ato2019-2022/2019/Mpv/mpv871.htm#art23" text:style-name="Internet_20_link" text:visited-style-name="Visited_20_Internet_20_Link">(Incluído pela Medida Provisória nº 871, de 2019)</text:a></text:p>
      <text:p text:style-name="P23"><text:span text:style-name="T11">II - do requerimento, quando requerida após o prazo previsto no inciso I do </text:span><text:span text:style-name="T14">caput</text:span><text:span text:style-name="T11"> deste artigo; ou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9iii Copia 2"/><text:span text:style-name="T28">III - da decisão judicial, na hipótese de morte presumida.    </text:span><text:a xlink:type="simple" xlink:href="https://www.planalto.gov.br/ccivil_03/_Ato2019-2022/2019/Mpv/mpv871.htm#art23" text:style-name="Internet_20_link" text:visited-style-name="Visited_20_Internet_20_Link">(Incluído pela Medida Provisória nº 871, de 2019)</text:a></text:p>
      <text:p text:style-name="P23"><text:span text:style-name="T11">III - da decisão judicial, na hipótese de morte presumida.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9§1 Copia 2"/><text:span text:style-name="T28">§ 1º A concessão da pensão por morte não será protelada pela falta de habilitação de outro possível dependente e a habilitação posterior que importe em exclusão ou inclusão de dependente só produzirá efeito a partir da data da publicação da portaria de concessão da pensão ao dependente habilitado.                 </text:span><text:a xlink:type="simple" xlink:href="https://www.planalto.gov.br/ccivil_03/_Ato2019-2022/2019/Mpv/mpv871.htm#art23" text:style-name="Internet_20_link" text:visited-style-name="Visited_20_Internet_20_Link">(Incluído pela Medida Provisória nº 871, de 2019)</text:a><text:span text:style-name="T28"> </text:span></text:p>
      <text:p text:style-name="P23"><text:span text:style-name="T11">§ 1º A concessão da pensão por morte não será protelada pela falta de habilitação de outro possível dependente e a habilitação posterior que importe em exclusão ou inclusão de dependente só produzirá efeito a partir da data da publicação da portaria de concessão da pensão ao dependente habilitad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9§2 Copia 2"/><text:span text:style-name="T28">§ 2º Ajuizada a ação judicial para reconhecimento da condição de dependente, este poderá requerer a sua habilitação provisória ao benefício de pensão por morte, exclusivamente para fins de rateio dos valores com outros dependentes, vedado o pagamento da respectiva cota até o trânsito em julgado da decisão judicial que reconhecer a qualidade de dependente do autor da ação.                </text:span><text:a xlink:type="simple" xlink:href="https://www.planalto.gov.br/ccivil_03/_Ato2019-2022/2019/Mpv/mpv871.htm#art23" text:style-name="Internet_20_link" text:visited-style-name="Visited_20_Internet_20_Link">(Incluído pela Medida Provisória nº 871, de 2019)</text:a></text:p>
      <text:p text:style-name="P23"><text:span text:style-name="T11">§ 2º Ajuizada a ação judicial para reconhecimento da condição de dependente, este poderá requerer a sua habilitação provisória ao benefício de pensão por morte, exclusivamente para fins de rateio dos valores com outros dependentes, vedado o pagamento da respectiva cota até o trânsito em julgado da respectiva ação, ressalvada a existência de decisão judicial em contrári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0"><text:bookmark text:name="art219§3 Copia 2"/><text:span text:style-name="T28">§ 3º Julgada improcedente a ação prevista no § 2º, o valor retido será corrigido pelos índices legais de reajustamento e será pago de forma proporcional aos demais dependentes, de acordo com as suas cotas e o tempo de duração de seus benefícios.                   </text:span><text:a xlink:type="simple" xlink:href="https://www.planalto.gov.br/ccivil_03/_Ato2019-2022/2019/Mpv/mpv871.htm#art23" text:style-name="Internet_20_link" text:visited-style-name="Visited_20_Internet_20_Link">(Incluído pela Medida Provisória nº 871, de 2019)</text:a></text:p>
      <text:p text:style-name="P20"><text:span text:style-name="T11">§ 3º Nas ações em que for parte o ente público responsável pela concessão da pensão por morte, este poderá proceder de ofício à habilitação excepcional da referida pensão, apenas para efeitos de rateio, descontando-se os valores referentes a esta habilitação das demais cotas, vedado o pagamento da respectiva cota até o trânsito em julgado da respectiva ação, ressalvada a existência de decisão judicial em contrári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0"><text:soft-page-break/><text:span text:style-name="T11">§ 4º Julgada improcedente a ação prevista no § 2º ou § 3º deste artigo, o valor retido será corrigido pelos índices legais de reajustamento e será pago de forma proporcional aos demais dependentes, de acordo com as suas cotas e o tempo de duração de seus benefícios.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20"><text:span text:style-name="T11">§ 5º Em qualquer hipótese, fica assegurada ao órgão concessor da pensão por morte a cobrança dos valores indevidamente pagos em função de nova habilitação.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48"><text:bookmark text:name="art220 Copia 2"/>Art. 220.  Não faz jus à pensão o beneficiário condenado pela prática de crime doloso de que tenha resultado a morte do servidor.</text:p>
      <text:p text:style-name="P23"><text:bookmark text:name="art220. Copia 2"/><text:span text:style-name="T11">Art. 220.  Perde o direito à pensão por morte: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20i Copia 2"/><text:span text:style-name="T11">I - após o trânsito em julgado, o beneficiário condenado pela prática de crime de que tenha dolosamente resultado a morte do servidor;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0ii Copia 2"/><text:span text:style-name="T11">II - o cônjuge, o companheiro ou a companheira se comprovada, a qualquer tempo, simulação ou fraude no casamento ou na união estável, ou a formalização desses com o fim exclusivo de constituir benefício previdenciário, apuradas em processo judicial no qual será assegurado o direito ao contraditório e à ampla defesa.                  </text:span><text:a xlink:type="simple" xlink:href="https://www.planalto.gov.br/ccivil_03/_Ato2015-2018/2015/Lei/L13135.htm#art3" text:style-name="Internet_20_link" text:visited-style-name="Visited_20_Internet_20_Link"><text:span text:style-name="T9">(Incluído pela Lei nº 13.135, de 2015)</text:span></text:a></text:p>
      <text:p text:style-name="P35"><text:bookmark text:name="art221 Copia 2"/>Art. 221.  Será concedida pensão provisória por morte presumida do servidor, nos seguintes casos:</text:p>
      <text:p text:style-name="P34"><text:bookmark text:name="art221i Copia 2"/>I - declaração de ausência, pela autoridade judiciária competente;</text:p>
      <text:p text:style-name="P34"><text:bookmark text:name="art221ii Copia 2"/>II - desaparecimento em desabamento, inundação, incêndio ou acidente não caracterizado como em serviço;</text:p>
      <text:p text:style-name="P34"><text:bookmark text:name="art221iii Copia 2"/>III - desaparecimento no desempenho das atribuições do cargo ou em missão de segurança.</text:p>
      <text:p text:style-name="P34"><text:bookmark text:name="art221p Copia 2"/>Parágrafo único.  A pensão provisória será transformada em vitalícia ou temporária, conforme o caso, decorridos 5 (cinco) anos de sua vigência, ressalvado o eventual reaparecimento do servidor, hipótese em que o benefício será automaticamente cancelado.</text:p>
      <text:p text:style-name="P34"><text:bookmark text:name="art222 Copia 2"/>Art. 222.  Acarreta perda da qualidade de beneficiário:</text:p>
      <text:p text:style-name="P34"><text:bookmark text:name="art222i Copia 2"/>I - o seu falecimento;</text:p>
      <text:p text:style-name="P34"><text:bookmark text:name="art222ii Copia 2"/>II - a anulação do casamento, quando a decisão ocorrer após a concessão da pensão ao cônjuge;</text:p>
      <text:p text:style-name="P48"><text:bookmark text:name="art222iii Copia 2"/>III - a cessação de invalidez, em se tratando de beneficiário inválido;</text:p>
      <text:p text:style-name="P23"><text:bookmark text:name="art222iii. Copia 2"/><text:span text:style-name="T28">III - a cessação da invalidez, em se tratando de beneficiário inválido, o afastamento da deficiência, em se tratando de beneficiário com deficiência, ou o levantamento da interdição, em se tratando de beneficiário com deficiência intelectual ou mental que o torne absoluta ou relativamente incapaz, respeitados os períodos mínimos decorrentes da aplicação das alíneas “a” e “b” do inciso VII;                   </text:span><text:a xlink:type="simple" xlink:href="https://www.planalto.gov.br/ccivil_03/_Ato2015-2018/2015/Lei/L13135.htm#art3" text:style-name="Internet_20_link" text:visited-style-name="Visited_20_Internet_20_Link">(Redação dada pela Lei nº 13.135, de 2015)</text:a></text:p>
      <text:p text:style-name="P30"><text:bookmark text:name="art222iii.0 Copia 2"/><text:span text:style-name="T11">III - a cessação da invalidez, em se tratando de beneficiário inválido, ou o afastamento da deficiência, em se tratando de beneficiário com deficiência, respeitados os períodos mínimos decorrentes da aplicação das alíneas </text:span><text:span text:style-name="T15">a</text:span><text:span text:style-name="T11"> e </text:span><text:span text:style-name="T15">b</text:span><text:span text:style-name="T11"> do inciso VII do </text:span><text:span text:style-name="T14">caput</text:span><text:span text:style-name="T11"> deste artig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50"><text:bookmark text:name="art222iv Copia 2"/>IV - a maioridade de filho, irmão órfão ou pessoa designada, aos 21 (vinte e um) anos de idade;</text:p>
      <text:p text:style-name="P21"><text:bookmark text:name="art222iv. Copia 2"/><text:span text:style-name="T28">IV - o atingimento da idade de vinte e um anos pelo filho ou irmão, observado o disposto no § 5º do art. 217;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22iv.. Copia 2"/><text:span text:style-name="T11">IV - o implemento da idade de 21 (vinte e um) anos, pelo filho ou irmão;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35"><text:bookmark text:name="art222v Copia 2"/>V - a acumulação de pensão na forma do art. 225;</text:p>
      <text:p text:style-name="P54"><text:bookmark text:name="art222vi Copia 2"/><text:span text:style-name="T5">VI - a renúncia expressa. </text:span>  </text:p>
      <text:p text:style-name="P25"><text:bookmark text:name="art222vi.. Copia 2"/><text:soft-page-break/><text:span text:style-name="T28">VI - </text:span><text:span text:style-name="T30">a renúncia expressa; e  </text:span><text:span text:style-name="T46">               </text:span><text:a xlink:type="simple" xlink:href="https://www.planalto.gov.br/ccivil_03/_Ato2011-2014/2014/Mpv/mpv664.htm#art3" text:style-name="Internet_20_link" text:visited-style-name="Visited_20_Internet_20_Link"><text:span text:style-name="T28">(Redação dada pela Medida Provisória nº 664, de 2014)</text:span></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3"><text:bookmark text:name="art222vi. Copia 2"/><text:span text:style-name="T11">VI - a renúncia expressa; e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22vii Copia 2"/><text:span text:style-name="T28">VII -  o decurso do prazo de recebimento de pensão dos beneficiários de que tratam os incisos I a III do </text:span><text:span text:style-name="T32">caput </text:span><text:span text:style-name="T28">do art. 217.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22vii. Copia 2"/><text:span text:style-name="T11">VII - em relação aos beneficiários de que tratam os incisos I a III do </text:span><text:span text:style-name="T14">caput</text:span><text:span text:style-name="T11"> do art. 217: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a Copia 2"/><text:span text:style-name="T11">a) o decurso de 4 (quatro) meses, se o óbito ocorrer sem que o servidor tenha vertido 18 (dezoito) contribuições mensais ou se o casamento ou a união estável tiverem sido iniciados em menos de 2 (dois) anos antes do óbito do servidor;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 Copia 2"/><text:span text:style-name="T11">b) o decurso dos seguintes períodos, estabelecidos de acordo com a idade do pensionista na data de óbito do servidor, depois de vertidas 18 (dezoito) contribuições mensais e pelo menos 2 (dois) anos após o início do casamento ou da união estável: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1 Copia 2"/><text:span text:style-name="T11">1) 3 (três) anos, com menos de 21 (vinte e um)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2 Copia 2"/><text:span text:style-name="T11">2) 6 (seis) anos, entre 21 (vinte e um) e 26 (vinte e seis)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3 Copia 2"/><text:span text:style-name="T11">3) 10 (dez) anos, entre 27 (vinte e sete) e 29 (vinte e nove)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4 Copia 2"/><text:span text:style-name="T11">4) 15 (quinze) anos, entre 30 (trinta) e 40 (quarenta)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5 Copia 2"/><text:span text:style-name="T11">5) 20 (vinte) anos, entre 41 (quarenta e um) e 43 (quarenta e três)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6 Copia 2"/><text:span text:style-name="T11">6) vitalícia, com 44 (quarenta e quatro) ou mais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5"><text:bookmark text:name="art222p Copia 2"/><text:span text:style-name="T28">Parágrafo único.  A critério da Administração, o beneficiário de pensão temporária motivada por invalidez poderá ser convocado a qualquer momento, para avaliação das condições que ensejaram a concessão do benefício.                  </text:span><text:a xlink:type="simple" xlink:href="https://www.planalto.gov.br/ccivil_03/_Ato2007-2010/2008/Mpv/441.htm#art317" text:style-name="Internet_20_link" text:visited-style-name="Visited_20_Internet_20_Link">(Incluído pela Medida Provisória nº 441, de 2008)</text:a></text:p>
      <text:p text:style-name="P20"><text:bookmark text:name="art222p. Copia 2"/><text:span text:style-name="T28">Parágrafo único.  A critério da Administração, o beneficiário de pensão temporária motivada por invalidez poderá ser convocado a qualquer momento para avaliação das condições que ensejaram a concessão do benefício.                  </text:span><text:a xlink:type="simple" xlink:href="https://www.planalto.gov.br/ccivil_03/_Ato2007-2010/2009/Lei/L11907.htm#art317" text:style-name="Internet_20_link" text:visited-style-name="Visited_20_Internet_20_Link">(Incluído pela Lei nº 11.907, de 2009)</text:a><text:span text:style-name="T45">  </text:span></text:p>
      <text:p text:style-name="P25"><text:bookmark text:name="art222p.. Copia 2"/><text:span text:style-name="T28">Parágrafo único. A critério da Administração, o beneficiário de pensão motivada por invalidez poderá ser convocado a qualquer momento para avaliação das condições que ensejaram a concessão do benefício.               </text:span><text:a xlink:type="simple" xlink:href="https://www.planalto.gov.br/ccivil_03/_Ato2011-2014/2014/Mpv/mpv664.htm#art3" text:style-name="Internet_20_link" text:visited-style-name="Visited_20_Internet_20_Link">(Redação dada pela Medida Provisória nº 664, de 2014)</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3"><text:bookmark text:name="art222§1 Copia 2"/><text:span text:style-name="T11">§ 1</text:span><text:span text:style-name="T25">o</text:span><text:span text:style-name="T11">  A critério da administração, o beneficiário de pensão cuja preservação seja motivada por invalidez, por incapacidade ou por deficiência poderá ser convocado a qualquer momento para avaliação das referidas condições.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2 Copia 2"/><text:span text:style-name="T11">§ 2</text:span><text:span text:style-name="T25">o</text:span><text:span text:style-name="T11">  Serão aplicados, conforme o caso, a regra contida no inciso III ou os prazos previstos na alínea “b” do inciso VII, ambos do </text:span><text:span text:style-name="T14">caput</text:span><text:span text:style-name="T11">, se o óbito do servidor decorrer de acidente de qualquer natureza ou de doença profissional ou do trabalho, independentemente do recolhimento de 18 (dezoito) contribuições mensais ou da comprovação de 2 (dois) anos de casamento ou de união estável.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3 Copia 2"/><text:span text:style-name="T11">§ 3</text:span><text:span text:style-name="T25">o</text:span><text:span text:style-name="T11">  Após o transcurso de pelo menos 3 (três) anos e desde que nesse período se verifique o incremento mínimo de um ano inteiro na média nacional única, para ambos os sexos, correspondente à </text:span><text:soft-page-break/><text:span text:style-name="T11">expectativa de sobrevida da população brasileira ao nascer, poderão ser fixadas, em números inteiros, novas idades para os fins previstos na alínea “b” do inciso VII do </text:span><text:span text:style-name="T14">caput</text:span><text:span text:style-name="T11">, em ato do Ministro de Estado do Planejamento, Orçamento e Gestão, limitado o acréscimo na comparação com as idades anteriores ao referido incremento.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4 Copia 2"/><text:span text:style-name="T11">§ 4</text:span><text:span text:style-name="T25">o</text:span><text:span text:style-name="T11">  O tempo de contribuição a Regime Próprio de Previdência Social (RPPS) ou ao Regime Geral de Previdência Social (RGPS) será considerado na contagem das 18 (dezoito) contribuições mensais referidas nas alíneas “a” e “b” do inciso VII do </text:span><text:span text:style-name="T14">caput</text:span><text:span text:style-name="T11">.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5 Copia 2"/><text:span text:style-name="Definition"><text:span text:style-name="T28">§ 5º Na hipótese de o servidor falecido estar, na data de seu falecimento, obrigado por determinação judicial a pagar alimentos temporários a ex-cônjuge, ex-companheiro ou ex-companheira, a pensão por morte será devida pelo prazo remanescente na data do óbito, caso não incida outra hipótese de cancelamento anterior do benefício.                      </text:span></text:span><text:a xlink:type="simple" xlink:href="https://www.planalto.gov.br/ccivil_03/_Ato2019-2022/2019/Mpv/mpv871.htm#art23" text:style-name="Internet_20_link" text:visited-style-name="Visited_20_Internet_20_Link"><text:span text:style-name="Definition">(Incluído pela Medida Provisória nº 871, de 2019)</text:span></text:a></text:p>
      <text:p text:style-name="P30"><text:bookmark text:name="art222§5. Copia 2"/><text:span text:style-name="T11">§ 5º Na hipótese de o servidor falecido estar, na data de seu falecimento, obrigado por determinação judicial a pagar alimentos temporários a ex-cônjuge, ex-companheiro ou ex-companheira, a pensão por morte será devida pelo prazo remanescente na data do óbito, caso não incida outra hipótese de cancelamento anterior do benefíci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22§6 Copia 2"/><text:span text:style-name="Definition"><text:span text:style-name="T28">§ 6º O beneficiário que não atender à convocação de que trata o § 1º terá o benefício suspenso.                     </text:span></text:span><text:a xlink:type="simple" xlink:href="https://www.planalto.gov.br/ccivil_03/_Ato2019-2022/2019/Mpv/mpv871.htm#art23" text:style-name="Internet_20_link" text:visited-style-name="Visited_20_Internet_20_Link"><text:span text:style-name="Definition">(Incluído pela Medida Provisória nº 871, de 2019)</text:span></text:a></text:p>
      <text:p text:style-name="P30"><text:span text:style-name="T11">§ 6º O beneficiário que não atender à convocação de que trata o § 1º deste artigo terá o benefício suspenso, observado o disposto nos </text:span><text:a xlink:type="simple" xlink:href="https://www.planalto.gov.br/ccivil_03/_Ato2015-2018/2015/Lei/L13146.htm#art95i" text:style-name="Internet_20_link" text:visited-style-name="Visited_20_Internet_20_Link"><text:span text:style-name="T9">incisos I</text:span></text:a><text:span text:style-name="T11"> e </text:span><text:a xlink:type="simple" xlink:href="https://www.planalto.gov.br/ccivil_03/_Ato2015-2018/2015/Lei/L13146.htm#art95ii" text:style-name="Internet_20_link" text:visited-style-name="Visited_20_Internet_20_Link"><text:span text:style-name="T9">II do </text:span><text:span text:style-name="T14">caput</text:span><text:span text:style-name="T11"> do art. 95 da Lei nº 13.146, de 6 de julho de 2015</text:span></text:a><text:span text:style-name="T11">.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30"><text:span text:style-name="T11">§ 7º O exercício de atividade remunerada, inclusive na condição de microempreendedor individual, não impede a concessão ou manutenção da cota da pensão de dependente com deficiência intelectual ou mental ou com deficiência grave.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30"><text:span text:style-name="T11">§ 8º No ato de requerimento de benefícios previdenciários, não será exigida apresentação de termo de curatela de titular ou de beneficiário com deficiência, observados os procedimentos a serem estabelecidos em regulamento.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49"><text:bookmark text:name="art223 Copia 2"/>Art. 223.  Por morte ou perda da qualidade de beneficiário, a respectiva cota reverterá:</text:p>
      <text:p text:style-name="P48"><text:bookmark text:name="art223i Copia 2"/>I - da pensão vitalícia para os remanescentes desta pensão ou para os titulares da pensão temporária, se não houver pensionista remanescente da pensão vitalícia;</text:p>
      <text:p text:style-name="P48"><text:bookmark text:name="art223ii Copia 2"/>II - da pensão temporária para os co-beneficiários ou, na falta destes, para o beneficiário da pensão vitalícia.</text:p>
      <text:p text:style-name="P20"><text:bookmark text:name="art223. Copia 2"/><text:span text:style-name="T28">Art. 223.  Por morte ou perda da qualidade de beneficiário, a respectiva cota reverterá para os cobeneficiários.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23.. Copia 2"/><text:span text:style-name="T11">Art. 223.  Por morte ou perda da qualidade de beneficiário, a respectiva cota reverterá para os cobeneficiários.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23i. Copia 2"/><text:span text:style-name="T11">I - (Revogado);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23ii. Copia 2"/><text:span text:style-name="T11">II - (Revogado).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45">         <text:bookmark text:name="art224 Copia 2"/><text:span text:style-name="T6">Art. 224.  As pensões serão automaticamente atualizadas na mesma data e na mesma proporção dos reajustes dos vencimentos dos servidores, aplicando-se o disposto no parágrafo único do art. 189.</text:span></text:p>
      <text:p text:style-name="P54"><text:bookmark text:name="art225 Copia 2"/><text:span text:style-name="T5">Art. 225.  Ressalvado o direito de opção, é vedada a percepção cumulativa de mais de duas pensões. </text:span>    </text:p>
      <text:p text:style-name="P20"><text:bookmark text:name="art225. Copia 2"/><text:span text:style-name="T28">Art. 225. Ressalvado o direito de opção, é vedada a percepção cumulativa de pensão deixada por mais de um cônjuge, companheiro ou companheira, e de mais de duas pensões.                  </text:span><text:a xlink:type="simple" xlink:href="https://www.planalto.gov.br/ccivil_03/_Ato2011-2014/2014/Mpv/mpv664.htm#art3" text:style-name="Internet_20_link" text:visited-style-name="Visited_20_Internet_20_Link">(Redação dada pela Medida Provisória nº 664, de 2014)</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0"><text:bookmark text:name="art225.. Copia 2"/><text:soft-page-break/><text:span text:style-name="T11">Art. 225.  Ressalvado o direito de opção, é vedada a percepção cumulativa de pensão deixada por mais de um cônjuge ou companheiro ou companheira e de mais de 2 (duas) pensões.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5"><text:span text:style-name="Strong_20_Emphasis"><text:span text:style-name="T11">Seção VIII</text:span></text:span></text:p>
      <text:p text:style-name="P25"><text:span text:style-name="Strong_20_Emphasis"><text:span text:style-name="T11">Do Auxílio-Funeral</text:span></text:span></text:p>
      <text:p text:style-name="P34"><text:bookmark text:name="art226 Copia 2"/>Art. 226.  O auxílio-funeral é devido à família do servidor falecido na atividade ou aposentado, em valor equivalente a um mês da remuneração ou provento.</text:p>
      <text:p text:style-name="P34"><text:bookmark text:name="art226§1 Copia 2"/>§ 1<text:span text:style-name="T57">o</text:span>  No caso de acumulação legal de cargos, o auxílio será pago somente em razão do cargo de maior remuneração.</text:p>
      <text:p text:style-name="P20"><text:bookmark text:name="art226§2 Copia 2"/><text:span text:style-name="T18">§ 2</text:span><text:span text:style-name="T24">o</text:span><text:span text:style-name="T18">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34"><text:bookmark text:name="art226§3 Copia 2"/>§ 3<text:span text:style-name="T57">o</text:span>  O auxílio será pago no prazo de 48 (quarenta e oito) horas, por meio de procedimento sumaríssimo, à pessoa da família que houver custeado o funeral.</text:p>
      <text:p text:style-name="P34"><text:bookmark text:name="art227 Copia 2"/>Art. 227.  Se o funeral for custeado por terceiro, este será indenizado, observado o disposto no artigo anterior.</text:p>
      <text:p text:style-name="P34"><text:bookmark text:name="art228 Copia 2"/>Art. 228.  Em caso de falecimento de servidor em serviço fora do local de trabalho, inclusive no exterior, as despesas de transporte do corpo correrão à conta de recursos da União, autarquia ou fundação pública.</text:p>
      <text:p text:style-name="P25"><text:span text:style-name="Strong_20_Emphasis"><text:span text:style-name="T11">Seção IX</text:span></text:span></text:p>
      <text:p text:style-name="P25"><text:span text:style-name="Strong_20_Emphasis"><text:span text:style-name="T11">Do Auxílio-Reclusão</text:span></text:span></text:p>
      <text:p text:style-name="P34"><text:bookmark text:name="art229 Copia 2"/>Art. 229.  À família do servidor ativo é devido o auxílio-reclusão, nos seguintes valores:</text:p>
      <text:p text:style-name="P43"><text:bookmark text:name="art229i Copia 2"/>I - dois terços da remuneração, quando afastado por motivo de prisão, em flagrante ou preventiva, determinada pela autoridade competente, enquanto perdurar a prisão;</text:p>
      <text:p text:style-name="P34"><text:bookmark text:name="art229ii Copia 2"/>II - metade da remuneração, durante o afastamento, em virtude de condenação, por sentença definitiva, a pena que não determine a perda de cargo.</text:p>
      <text:p text:style-name="P34"><text:bookmark text:name="art229§1 Copia 2"/>§ 1<text:span text:style-name="T57">o</text:span>  Nos casos previstos no inciso I deste artigo, o servidor terá direito à integralização da remuneração, desde que absolvido.</text:p>
      <text:p text:style-name="P34"><text:bookmark text:name="art229§2 Copia 2"/>§ 2<text:span text:style-name="T57">o</text:span>  O pagamento do auxílio-reclusão cessará a partir do dia imediato àquele em que o servidor for posto em liberdade, ainda que condicional.</text:p>
      <text:p text:style-name="P20"><text:bookmark text:name="art229§3 Copia 2"/><text:span text:style-name="T11">§ 3</text:span><text:span text:style-name="T25">o</text:span><text:span text:style-name="T11">  Ressalvado o disposto neste artigo, o auxílio-reclusão será devido, nas mesmas condições da pensão por morte, aos dependentes do segurado recolhido à prisão.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5"><text:span text:style-name="Strong_20_Emphasis"><text:span text:style-name="T11">Capítulo III</text:span></text:span></text:p>
      <text:p text:style-name="P25"><text:span text:style-name="Strong_20_Emphasis"><text:span text:style-name="T11">Da Assistência à Saúde</text:span></text:span></text:p>
      <text:p text:style-name="P48"><text:bookmark text:name="art230.. Copia 2"/>Art. 230. A assistência à saúde do servidor, ativo ou inativo, e de sua família, compreende assistência médica, hospitalar, odontológica, psicológica e farmacêutica, prestada pelo Sistema Único de Saúde ou diretamente pelo órgão ou entidade ao qual estiver vinculado o servidor, ou, ainda, mediante convênio, na forma estabelecida em regulamento.</text:p>
      <text:p text:style-name="P20"><text:bookmark text:name="art230. Copia 2"/><text:span text:style-name="T28">Art. 230.  A assistência à saúde do servidor, ativo ou inativo, e de sua família, compreende assistência médica, hospitalar, odontológica, psicológica e farmacêutica, prestada pelo Sistema Único de Saúde - SUS ou diretamente pelo órgão ou entidade ao qual estiver vinculado o servidor, ou, ainda, mediante convênio ou contrato, na forma estabelecida em regulamento.                    </text:span><text:a xlink:type="simple" xlink:href="https://www.planalto.gov.br/ccivil_03/leis/L9527.htm#art1" text:style-name="Internet_20_link" text:visited-style-name="Visited_20_Internet_20_Link">(Redação dada pela Lei nº 9.527, de 10.12.97)</text:a><text:span text:style-name="T28">    </text:span><text:a xlink:type="simple" xlink:href="https://www.planalto.gov.br/ccivil_03/_Ato2004-2006/2004/Decreto/D4978.htm" text:style-name="Internet_20_link" text:visited-style-name="Visited_20_Internet_20_Link">(Regulamento)</text:a></text:p>
      <text:p text:style-name="P20"><text:bookmark text:name="art230 Copia 2"/><text:span text:style-name="T11">Art. 230.  A assistência à saúde do servidor, ativo ou inativo, e de sua família compreende assistência médica, hospitalar, odontológica, psicológica e farmacêutica, terá como diretriz básica o implemento de ações preventivas voltadas para a promoção da saúde e será prestada pelo Sistema Único de Saúde – SUS, diretamente pelo órgão ou entidade ao qual estiver vinculado o servidor, ou mediante convênio ou </text:span><text:soft-page-break/><text:span text:style-name="T11">contrato, ou ainda na forma de auxílio, mediante ressarcimento parcial do valor despendido pelo servidor, ativo ou inativo, e seus dependentes ou  pensionistas com planos ou seguros privados de assistência à saúde, na forma estabelecida em regulamento.  </text:span><text:a xlink:type="simple" xlink:href="https://www.planalto.gov.br/ccivil_03/_Ato2004-2006/2006/Lei/L11302.htm#art9" text:style-name="Internet_20_link" text:visited-style-name="Visited_20_Internet_20_Link"><text:span text:style-name="T9">(Redação dada pela Lei nº 11.302 de 2006)</text:span></text:a></text:p>
      <text:p text:style-name="P20"><text:bookmark text:name="art230§1 Copia 2"/><text:span text:style-name="T18">§ 1</text:span><text:span text:style-name="T24">o</text:span><text:span text:style-name="T18">  Nas hipóteses previstas nesta Lei em que seja exigida perícia, avaliação ou inspeção médica, na ausência de médico ou junta médica oficial, para a sua realização o órgão ou entidade celebrará, preferencialmente, convênio com unidades de atendimento do sistema público de saúde, entidades sem fins lucrativos declaradas de utilidade pública, ou com o Instituto Nacional do Seguro Social - INSS.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230§2 Copia 2"/><text:span text:style-name="T18">§ 2</text:span><text:span text:style-name="T24">o</text:span><text:span text:style-name="T18">  Na impossibilidade, devidamente justificada, da aplicação do disposto no parágrafo anterior, o órgão ou entidade promoverá a contratação da prestação de serviços por pessoa jurídica, que constituirá junta médica especificamente para esses fins, indicando os nomes e especialidades dos seus integrantes, com a comprovação de suas habilitações e de que não estejam respondendo a processo disciplinar junto à entidade fiscalizadora da profissão.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230§3 Copia 2"/><text:span text:style-name="T11">§ 3</text:span><text:span text:style-name="T25">o</text:span><text:span text:style-name="T11">  Para os fins do disposto no caput</text:span><text:span text:style-name="T48"> </text:span><text:span text:style-name="T11">deste artigo, ficam a União e suas entidades autárquicas e fundacionais autorizadas a: </text:span><text:span text:style-name="T48">                     </text:span><text:a xlink:type="simple" xlink:href="https://www.planalto.gov.br/ccivil_03/_Ato2004-2006/2006/Lei/L11302.htm#art9" text:style-name="Internet_20_link" text:visited-style-name="Visited_20_Internet_20_Link"><text:span text:style-name="T11">(Incluído pela Lei nº 11.302 de 2006)</text:span></text:a></text:p>
      <text:p text:style-name="P20"><text:bookmark text:name="art230§3i Copia 2"/><text:span text:style-name="T11">I - celebrar convênios exclusivamente para a  prestação de serviços de assistência à saúde para os seus servidores ou empregados ativos, aposentados, pensionistas, bem como para seus respectivos grupos familiares definidos, com entidades de autogestão por elas patrocinadas por meio de instrumentos jurídicos efetivamente celebrados e publicados até 12 de fevereiro de 2006 e que possuam autorização de funcionamento do órgão regulador, sendo certo que os convênios celebrados depois dessa data somente poderão sê-lo na forma da regulamentação específica sobre patrocínio de autogestões, a ser publicada pelo mesmo órgão regulador, no prazo de 180 (cento e oitenta) dias da vigência desta Lei, normas essas também aplicáveis aos convênios existentes até 12 de fevereiro de 2006;                    </text:span><text:a xlink:type="simple" xlink:href="https://www.planalto.gov.br/ccivil_03/_Ato2004-2006/2006/Lei/L11302.htm#art9" text:style-name="Internet_20_link" text:visited-style-name="Visited_20_Internet_20_Link"><text:span text:style-name="T9">(Incluído pela Lei nº 11.302 de 2006)</text:span></text:a></text:p>
      <text:p text:style-name="P20"><text:bookmark text:name="art230§3ii Copia 2"/><text:span text:style-name="T11">II - contratar, mediante licitação, na forma da </text:span><text:a xlink:type="simple" xlink:href="https://www.planalto.gov.br/ccivil_03/leis/L8666cons.htm" text:style-name="Internet_20_link" text:visited-style-name="Visited_20_Internet_20_Link"><text:span text:style-name="T9">Lei n</text:span><text:span text:style-name="T25">o</text:span><text:span text:style-name="T11"> 8.666, de 21 de junho de 1993</text:span></text:a><text:span text:style-name="T11">, operadoras de planos e seguros privados de assistência à saúde que possuam autorização de funcionamento do órgão regulador;   </text:span><text:a xlink:type="simple" xlink:href="https://www.planalto.gov.br/ccivil_03/_Ato2004-2006/2006/Lei/L11302.htm#art9" text:style-name="Internet_20_link" text:visited-style-name="Visited_20_Internet_20_Link"><text:span text:style-name="T9">(Incluído pela Lei nº 11.302 de 2006)</text:span></text:a></text:p>
      <text:p text:style-name="P20"><text:bookmark text:name="art230§3iii Copia 2"/><text:span text:style-name="T11">III -  </text:span><text:a xlink:type="simple" xlink:href="https://www.planalto.gov.br/ccivil_03/_Ato2004-2006/2006/Msg/Vep/VEP-347-06.htm" text:style-name="Internet_20_link" text:visited-style-name="Visited_20_Internet_20_Link"><text:span text:style-name="T9">(VETADO)</text:span></text:a><text:span text:style-name="T48">                  </text:span><text:a xlink:type="simple" xlink:href="https://www.planalto.gov.br/ccivil_03/_Ato2004-2006/2006/Lei/L11302.htm#art9" text:style-name="Internet_20_link" text:visited-style-name="Visited_20_Internet_20_Link"><text:span text:style-name="T11">(Incluído pela Lei nº 11.302 de 2006)</text:span></text:a></text:p>
      <text:p text:style-name="P20"><text:bookmark text:name="art230§4 Copia 2"/><text:span text:style-name="T11">§ 4</text:span><text:span text:style-name="T25">o</text:span><text:span text:style-name="T11">  </text:span><text:a xlink:type="simple" xlink:href="https://www.planalto.gov.br/ccivil_03/_Ato2004-2006/2006/Msg/Vep/VEP-347-06.htm" text:style-name="Internet_20_link" text:visited-style-name="Visited_20_Internet_20_Link"><text:span text:style-name="T9">(VETADO)</text:span></text:a><text:span text:style-name="T48">                 </text:span><text:a xlink:type="simple" xlink:href="https://www.planalto.gov.br/ccivil_03/_Ato2004-2006/2006/Lei/L11302.htm#art9" text:style-name="Internet_20_link" text:visited-style-name="Visited_20_Internet_20_Link"><text:span text:style-name="T11">(Incluído pela Lei nº 11.302 de 2006)</text:span></text:a></text:p>
      <text:p text:style-name="P20"><text:bookmark text:name="art230§5 Copia 2"/><text:span text:style-name="T11">§ 5</text:span><text:span text:style-name="T25">o</text:span><text:span text:style-name="T11">  O valor do ressarcimento fica limitado ao total despendido pelo servidor ou pensionista civil com plano ou seguro privado de assistência à saúde.                </text:span><text:a xlink:type="simple" xlink:href="https://www.planalto.gov.br/ccivil_03/_Ato2004-2006/2006/Lei/L11302.htm#art9" text:style-name="Internet_20_link" text:visited-style-name="Visited_20_Internet_20_Link"><text:span text:style-name="T9">(Incluído pela Lei nº 11.302 de 2006)</text:span></text:a></text:p>
      <text:p text:style-name="P25"><text:span text:style-name="Strong_20_Emphasis"><text:span text:style-name="T11">Capítulo IV</text:span></text:span></text:p>
      <text:p text:style-name="P25"><text:span text:style-name="Strong_20_Emphasis"><text:span text:style-name="T11">Do Custeio</text:span></text:span></text:p>
      <text:p text:style-name="P56"><text:bookmark text:name="art231. Copia 2"/><text:span text:style-name="T5">A</text:span><text:span text:style-name="T62">rt. 231. O Plano de Seguridade Social do servidor será custeado com o produto da arrecadação de contribuições sociais obrigatórias dos servidores dos três Poderes da União, das autarquias e das fundações públicas.</text:span></text:p>
      <text:p text:style-name="P48"><text:bookmark text:name="art231§1 Copia 2"/>§ 1° A contribuição do servidor, diferenciada em função da remuneração mensal, bem como dos órgãos e entidades, será fixada em lei.</text:p>
      <text:p text:style-name="P20"><text:bookmark text:name="art231§2. Copia 2"/><text:span text:style-name="T28">§ 2° </text:span><text:a xlink:type="simple" xlink:href="https://www.planalto.gov.br/ccivil_03/leis/Mensagem_Veto/anterior_98/Vep898-90.pdf" text:style-name="Internet_20_link" text:visited-style-name="Visited_20_Internet_20_Link">(Vetado)</text:a><text:span text:style-name="T28">.</text:span></text:p>
      <text:p text:style-name="P20"><text:bookmark text:name="art231§2.. Copia 2"/><text:span text:style-name="T28">§ 2º O custeio da aposentadoria é de responsabilidade integral do Tesouro Nacional.                </text:span><text:a xlink:type="simple" xlink:href="https://www.planalto.gov.br/ccivil_03/leis/l8112cons.htm#mantida" text:style-name="Internet_20_link" text:visited-style-name="Visited_20_Internet_20_Link">(Mantido pelo Congresso Nacional)</text:a></text:p>
      <text:p text:style-name="P20"><text:bookmark text:name="art231§2 Copia 2"/><text:span text:style-name="T28">§ 2º O custeio das aposentadorias e pensões é de responsabilidade da União e de seus servidores.                </text:span><text:a xlink:type="simple" xlink:href="https://www.planalto.gov.br/ccivil_03/leis/L8688.htm#art231§2" text:style-name="Internet_20_link" text:visited-style-name="Visited_20_Internet_20_Link">(Redação dada pela Lei nº 8.688, de 1993)</text:a></text:p>
      <text:p text:style-name="P20"><text:bookmark text:name="art231 Copia 2"/><text:span text:style-name="T28">Art. 231. O Plano de Seguridade Social do servidor será custeado com o produto da arrecadação de contribuições sociais obrigatórias dos servidores ativos dos Poderes da União, das autarquias e das fundações públicas.              </text:span><text:a xlink:type="simple" xlink:href="https://www.planalto.gov.br/ccivil_03/leis/L9630.htm#art231" text:style-name="Internet_20_link" text:visited-style-name="Visited_20_Internet_20_Link">(Redação dada pela Lei nº 9.630, de 1998)</text:a><text:span text:style-name="T11"> </text:span><text:span text:style-name="T48">               </text:span><text:a xlink:type="simple" xlink:href="https://www.planalto.gov.br/ccivil_03/leis/L9783.htm#art8" text:style-name="Internet_20_link" text:visited-style-name="Visited_20_Internet_20_Link"><text:span text:style-name="T11">(Revogado pela Lei nº 9.783, de 28.01.99)</text:span></text:a></text:p>
      <text:p text:style-name="P20"><text:bookmark text:name="art231§1. Copia 2"/><text:soft-page-break/><text:span text:style-name="T28">§ 1º A contribuição do servidor, diferenciada em função da remuneração mensal, bem como dos órgãos e entidades, será fixada em lei.             </text:span><text:a xlink:type="simple" xlink:href="https://www.planalto.gov.br/ccivil_03/leis/L9630.htm#art231" text:style-name="Internet_20_link" text:visited-style-name="Visited_20_Internet_20_Link">(Redação dada pela Lei nº 9.630, de 1998)</text:a><text:span text:style-name="T11"> </text:span><text:span text:style-name="T48">          </text:span><text:a xlink:type="simple" xlink:href="https://www.planalto.gov.br/ccivil_03/leis/L9783.htm#art8" text:style-name="Internet_20_link" text:visited-style-name="Visited_20_Internet_20_Link"><text:span text:style-name="T11">(Revogado pela Lei nº 9.783, de 28.01.99)</text:span></text:a></text:p>
      <text:p text:style-name="P20"><text:bookmark text:name="art231§2... Copia 2"/><text:span text:style-name="T28">§ 2º O custeio das aposentadorias e pensões é de responsabilidade da União e de seus servidores.                 </text:span><text:a xlink:type="simple" xlink:href="https://www.planalto.gov.br/ccivil_03/leis/L9630.htm#art231" text:style-name="Internet_20_link" text:visited-style-name="Visited_20_Internet_20_Link">(Redação dada pela Lei nº 9.630, de 1998)</text:a><text:span text:style-name="T11"> </text:span><text:span text:style-name="T48">               </text:span><text:a xlink:type="simple" xlink:href="https://www.planalto.gov.br/ccivil_03/leis/L9783.htm#art8" text:style-name="Internet_20_link" text:visited-style-name="Visited_20_Internet_20_Link"><text:span text:style-name="T11">(Revogado pela Lei nº 9.783, de 28.01.99)</text:span></text:a></text:p>
      <text:p text:style-name="P25"><text:span text:style-name="Strong_20_Emphasis"><text:span text:style-name="T52"> </text:span></text:span><text:bookmark text:name="titulovii Copia 2"/><text:span text:style-name="Strong_20_Emphasis"><text:span text:style-name="T11">Título VII</text:span></text:span></text:p>
      <text:p text:style-name="P25"><text:span text:style-name="Strong_20_Emphasis"><text:span text:style-name="T11">Capítulo Único</text:span></text:span></text:p>
      <text:p text:style-name="P25"><text:span text:style-name="Strong_20_Emphasis"><text:span text:style-name="T11">Da Contratação Temporária de Excepcional Interesse Público</text:span></text:span></text:p>
      <text:p text:style-name="P20"><text:bookmark text:name="art232 Copia 2"/><text:bookmark text:name="232 Copia 2"/><text:span text:style-name="T18">A</text:span><text:span text:style-name="T28">rt. 232. Para atender a necessidades temporárias de excepcional interesse público, poderão ser efetuadas contratações de pessoal por tempo determinado, mediante contrato de locação de serviços.</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 Copia 2"/><text:span text:style-name="T28">Art. 233. Consideram-se como de necessidade temporária de excepcional interesse público as contratações que visem a: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i Copia 2"/><text:span text:style-name="T28">I - combater surtos epidêmico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ii Copia 2"/><text:span text:style-name="T28">II - fazer recenseamento;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iii Copia 2"/><text:span text:style-name="T28">III - atender a situações de calamidade pública;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iv Copia 2"/><text:span text:style-name="T28">IV - substituir professor ou admitir professor visitante, inclusive estrangeiro;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v Copia 2"/><text:span text:style-name="T28">V - permitir a execução de serviço por profissional de notória especialização, inclusive estrangeiro, nas áreas de pesquisa científica e tecnológica;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vi Copia 2"/><text:span text:style-name="T28">VI - atender a outras situações de urgência que vierem a ser definidas em lei.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1 Copia 2"/><text:span text:style-name="T28">§ 1° As contratações de que trata este artigo terão dotação específica e obedecerão aos seguintes prazo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1i Copia 2"/><text:span text:style-name="T28">I - nas hipóteses dos incisos I, III e VI, seis mese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1ii Copia 2"/><text:span text:style-name="T28">II - na hipótese do inciso II, doze mese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1iii Copia 2"/><text:span text:style-name="T28">III - nas hipóteses dos incisos IV e V, até quarenta e oito mese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2 Copia 2"/><text:span text:style-name="T28">§ 2° Os prazos de que trata o parágrafo anterior são improrrogávei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20"><text:bookmark text:name="art233§3 Copia 2"/><text:span text:style-name="T28">§ 3° O recrutamento será feito mediante processo seletivo simplificado, sujeito a ampla divulgação em jornal de grande circulação, exceto nas hipóteses dos incisos III e VI</text:span><text:span text:style-name="T18">.                  </text:span><text:a xlink:type="simple" xlink:href="https://www.planalto.gov.br/ccivil_03/leis/L8745cons.htm#18" text:style-name="Internet_20_link" text:visited-style-name="Visited_20_Internet_20_Link"><text:span text:style-name="T8">(Revogado pela Lei nº 8.745, de 9.12.93)</text:span></text:a></text:p>
      <text:p text:style-name="P20"><text:bookmark text:name="art234 Copia 2"/><text:span text:style-name="T28">Art. 234. É vedado o desvio de função de pessoa contratada na forma deste título, bem como sua recontratação, sob pena de nulidade do contrato e responsabilidade administrativa e civil da autoridade contratante</text:span><text:span text:style-name="T18">.                   </text:span><text:a xlink:type="simple" xlink:href="https://www.planalto.gov.br/ccivil_03/leis/L8745cons.htm#18" text:style-name="Internet_20_link" text:visited-style-name="Visited_20_Internet_20_Link"><text:span text:style-name="T8">(Revogado pela Lei nº 8.745, de 9.12.93)</text:span></text:a></text:p>
      <text:p text:style-name="P20"><text:bookmark text:name="art235 Copia 2"/><text:span text:style-name="T28">Art. 235. Nas contratações por tempo determinado, serão observados os padrões de vencimentos dos planos de carreira do órgão ou entidade contratante, exceto na hipótese do inciso V do art. 233, quando serão observados os valores do mercado de trabalho.</text:span><text:span text:style-name="T48">                   </text:span><text:a xlink:type="simple" xlink:href="https://www.planalto.gov.br/ccivil_03/leis/L8745cons.htm#18" text:style-name="Internet_20_link" text:visited-style-name="Visited_20_Internet_20_Link"><text:span text:style-name="T11">(Revogado pela Lei nº 8.745, de 9.12.93)</text:span></text:a></text:p>
      <text:p text:style-name="P25"><text:bookmark text:name="tituloviii Copia 2"/><text:soft-page-break/><text:span text:style-name="Strong_20_Emphasis"><text:span text:style-name="T11">Título VIII</text:span></text:span></text:p>
      <text:p text:style-name="P25"><text:span text:style-name="Strong_20_Emphasis"><text:span text:style-name="T11">Capítulo Único</text:span></text:span></text:p>
      <text:p text:style-name="P25"><text:span text:style-name="Strong_20_Emphasis"><text:span text:style-name="T11">Das Disposições Gerais</text:span></text:span></text:p>
      <text:p text:style-name="P43"><text:bookmark text:name="art236 Copia 2"/>Art. 236.  O Dia do Servidor Público será comemorado a vinte e oito de outubro.</text:p>
      <text:p text:style-name="P34"><text:bookmark text:name="art237 Copia 2"/>Art. 237.  Poderão ser instituídos, no âmbito dos Poderes Executivo, Legislativo e Judiciário, os seguintes incentivos funcionais, além daqueles já previstos nos respectivos planos de carreira:</text:p>
      <text:p text:style-name="P34"><text:bookmark text:name="art237i Copia 2"/>I - prêmios pela apresentação de idéias, inventos ou trabalhos que favoreçam o aumento de produtividade e a redução dos custos operacionais;</text:p>
      <text:p text:style-name="P34"><text:bookmark text:name="art237ii Copia 2"/>II - concessão de medalhas, diplomas de honra ao mérito, condecoração e elogio.</text:p>
      <text:p text:style-name="P43"><text:bookmark text:name="art238 Copia 2"/>Art. 238.  Os prazos previstos nesta Lei serão contados em dias corridos, excluindo-se o dia do começo e incluindo-se o do vencimento, ficando prorrogado, para o primeiro dia útil seguinte, o prazo vencido em dia em que não haja expediente.</text:p>
      <text:p text:style-name="P34"><text:bookmark text:name="art239 Copia 2"/>Art. 239.  Por motivo de crença religiosa ou de convicção filosófica ou política, o servidor não poderá ser privado de quaisquer dos seus direitos, sofrer discriminação em sua vida funcional, nem eximir-se do cumprimento de seus deveres.</text:p>
      <text:p text:style-name="P34"><text:bookmark text:name="art240 Copia 2"/>Art. 240.  Ao servidor público civil é assegurado, nos termos da Constituição Federal, o direito à livre associação sindical e os seguintes direitos, entre outros, dela decorrentes:</text:p>
      <text:p text:style-name="P34"><text:bookmark text:name="art240a Copia 2"/>a) de ser representado pelo sindicato, inclusive como substituto processual;</text:p>
      <text:p text:style-name="P34"><text:bookmark text:name="art240b Copia 2"/>b) de inamovibilidade do dirigente sindical, até um ano após o final do mandato, exceto se a pedido;</text:p>
      <text:p text:style-name="P20"><text:bookmark text:name="art240c0 Copia 2"/><text:bookmark text:name="240c0 Copia 2"/><text:span text:style-name="T28">c) de descontar em folha, sem ônus para a entidade sindical a que for filiado, o valor das mensalidades e contribuições definidas em assembléia geral da categoria.</text:span><text:span text:style-name="T48">               </text:span><text:span text:style-name="T45"> </text:span><text:a xlink:type="simple" xlink:href="https://www.planalto.gov.br/ccivil_03/_Ato2019-2022/2019/Mpv/mpv873.htm#art2" text:style-name="Internet_20_link" text:visited-style-name="Visited_20_Internet_20_Link"><text:span text:style-name="T47">(Revogado pela Medida Provisória nº 873, de 2019)</text:span></text:a><text:span text:style-name="T53">          </text:span><text:a xlink:type="simple" xlink:href="https://www.planalto.gov.br/ccivil_03/_Ato2019-2022/2019/Congresso/adc-43-mpv873.htm" text:style-name="Internet_20_link" text:visited-style-name="Visited_20_Internet_20_Link"><text:span text:style-name="T11">(Vigência encerrada)</text:span></text:a></text:p>
      <text:p text:style-name="P34"><text:bookmark text:name="art240c Copia 2"/><text:bookmark text:name="240c Copia 2"/>c) de descontar em folha, sem ônus para a entidade sindical a que for filiado, o valor das mensalidades e contribuições definidas em assembléia geral da categoria.</text:p>
      <text:p text:style-name="P20"><text:bookmark text:name="art240d. Copia 2"/><text:span text:style-name="T28">d) de negociação coletiva;                  </text:span><text:a xlink:type="simple" xlink:href="https://www.planalto.gov.br/ccivil_03/leis/l8112cons.htm#mantida" text:style-name="Internet_20_link" text:visited-style-name="Visited_20_Internet_20_Link">(Mantido pelo Congresso Nacional)</text:a><text:span text:style-name="T28"> </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240e Copia 2"/><text:span text:style-name="T37">e)  </text:span><text:a xlink:type="simple" xlink:href="https://www.planalto.gov.br/ccivil_03/leis/Mensagem_Veto/anterior_98/Vep898-90.pdf" text:style-name="Internet_20_link" text:visited-style-name="Visited_20_Internet_20_Link"><text:span text:style-name="T28">(Vetado)</text:span></text:a><text:span text:style-name="T37">.</text:span></text:p>
      <text:p text:style-name="P20"><text:bookmark text:name="art240e. Copia 2"/><text:span text:style-name="T28">e) de ajuizamento, individual e coletivamente, frente à Justiça do Trabalho, nos termos da Constituição Federal.                     </text:span><text:a xlink:type="simple" xlink:href="https://www.planalto.gov.br/ccivil_03/leis/l8112cons.htm#mantida" text:style-name="Internet_20_link" text:visited-style-name="Visited_20_Internet_20_Link">(Mantido pelo Congresso Nacional)</text:a><text:span text:style-name="T28"> </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34"><text:bookmark text:name="art241 Copia 2"/>Art. 241.  Consideram-se da família do servidor, além do cônjuge e filhos, quaisquer pessoas que vivam às suas expensas e constem do seu assentamento individual.</text:p>
      <text:p text:style-name="P34"><text:bookmark text:name="art241p Copia 2"/>Parágrafo único.  Equipara-se ao cônjuge a companheira ou companheiro, que comprove união estável como entidade familiar.</text:p>
      <text:p text:style-name="P34"><text:bookmark text:name="art242 Copia 2"/>Art. 242.  Para os fins desta Lei, considera-se sede o município onde a repartição estiver instalada e onde o servidor tiver exercício, em caráter permanente.</text:p>
      <text:p text:style-name="P25"><text:bookmark text:name="tituloix Copia 2"/><text:span text:style-name="Strong_20_Emphasis"><text:span text:style-name="T11">Título IX</text:span></text:span></text:p>
      <text:p text:style-name="P25"><text:span text:style-name="Strong_20_Emphasis"><text:span text:style-name="T11">Capítulo Único</text:span></text:span></text:p>
      <text:p text:style-name="P25"><text:span text:style-name="Strong_20_Emphasis"><text:span text:style-name="T11">Das Disposições Transitórias e Finais</text:span></text:span></text:p>
      <text:p text:style-name="P20"><text:bookmark text:name="art243 Copia 2"/><text:span text:style-name="T18">Art. 243.  Ficam submetidos ao regime jurídico instituído por esta Lei, na qualidade de servidores públicos, os servidores dos Poderes da União, dos ex-Territórios, das autarquias, inclusive as em regime especial, e das fundações públicas, regidos pela </text:span><text:a xlink:type="simple" xlink:href="https://legislacao.planalto.gov.br/LEGISLA/Legislacao.nsf/viwTodos/050e41451820241a032569fa00707b31?OpenDocument&amp;Highlight=1,&amp;AutoFramed" text:style-name="Internet_20_link" text:visited-style-name="Visited_20_Internet_20_Link"><text:span text:style-name="T8">Lei nº 1.711, de 28 de outubro de 1952</text:span></text:a><text:span text:style-name="T18"> - Estatuto dos Funcionários Públicos Civis da União, ou pela Consolidação das Leis do Trabalho, aprovada pelo </text:span><text:a xlink:type="simple" xlink:href="https://legislacao.planalto.gov.br/LEGISLA/Legislacao.nsf/viwTodos/3da255db3dc7fe2c032569fa00636354?OpenDocument&amp;Highlight=1,&amp;AutoFramed" text:style-name="Internet_20_link" text:visited-style-name="Visited_20_Internet_20_Link"><text:span text:style-name="T8">Decreto-Lei nº 5.452, de 1</text:span><text:span text:style-name="T24">o</text:span><text:span text:style-name="T18"> de maio de 1943</text:span></text:a><text:span text:style-name="T18">, exceto os contratados por prazo determinado, cujos contratos não poderão ser prorrogados após o vencimento do prazo de prorrogação.</text:span></text:p>
      <text:p text:style-name="P34"><text:bookmark text:name="art243§1 Copia 2"/>§ 1<text:span text:style-name="T57">o</text:span>  Os empregos ocupados pelos servidores incluídos no regime instituído por esta Lei ficam transformados em cargos, na data de sua publicação.</text:p>
      <text:p text:style-name="P34"><text:bookmark text:name="art243§2 Copia 2"/><text:soft-page-break/>§ 2<text:span text:style-name="T57">o</text:span>  As funções de confiança exercidas por pessoas não integrantes de tabela permanente do órgão ou entidade onde têm exercício ficam transformadas em cargos em comissão, e mantidas enquanto não for implantado o plano de cargos dos órgãos ou entidades na forma da lei.</text:p>
      <text:p text:style-name="P34"><text:bookmark text:name="art243§3 Copia 2"/>§ 3<text:span text:style-name="T57">o</text:span>  As Funções de Assessoramento Superior - FAS, exercidas por servidor integrante de quadro ou tabela de pessoal, ficam extintas na data da vigência desta Lei.</text:p>
      <text:p text:style-name="P20"><text:bookmark text:name="art243§4 Copia 2"/><text:span text:style-name="T18">§ 4</text:span><text:span text:style-name="T24">o</text:span><text:span text:style-name="T18">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34"><text:bookmark text:name="art243§5 Copia 2"/>§ 5<text:span text:style-name="T57">o</text:span>  O regime jurídico desta Lei é extensivo aos serventuários da Justiça, remunerados com recursos da União, no que couber.</text:p>
      <text:p text:style-name="P43"><text:bookmark text:name="art243§6 Copia 2"/>§ 6<text:span text:style-name="T57">o</text:span>  Os empregos dos servidores estrangeiros com estabilidade no serviço público, enquanto não adquirirem a nacionalidade brasileira, passarão a integrar tabela em extinção, do respectivo órgão ou entidade, sem prejuízo dos direitos inerentes aos planos de carreira aos quais se encontrem vinculados os empregos.</text:p>
      <text:p text:style-name="P20"><text:bookmark text:name="art243§7 Copia 2"/><text:span text:style-name="T18">§ 7</text:span><text:span text:style-name="T24">o</text:span><text:span text:style-name="T18">  Os servidores públicos de que trata o </text:span><text:span text:style-name="Strong_20_Emphasis"><text:span text:style-name="T18">caput</text:span></text:span><text:span text:style-name="T18"> deste artigo, não amparados pelo </text:span><text:a xlink:type="simple" xlink:href="https://www.planalto.gov.br/ccivil_03/Constituicao/Constituicao.htm#adctart19" text:style-name="Internet_20_link" text:visited-style-name="Visited_20_Internet_20_Link"><text:span text:style-name="T8">art. 19 do Ato das Disposições Constitucionais Transitórias</text:span></text:a><text:span text:style-name="T18">, poderão, no interesse da Administração e conforme critérios estabelecidos em regulamento, ser exonerados mediante indenização de um mês de remuneração por ano de efetivo exercício no serviço público federal.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243§8 Copia 2"/><text:span text:style-name="T11">§ 8</text:span><text:span text:style-name="T25">o</text:span><text:span text:style-name="T11">  Para fins de incidência do imposto de renda na fonte e na declaração de rendimentos, serão considerados como indenizações isentas os pagamentos efetuados a título de indenização prevista no parágrafo anterior.</text:span><text:span text:style-name="Strong_20_Emphasis"><text:span text:style-name="T11">                     </text:span></text:span><text:a xlink:type="simple" xlink:href="https://www.planalto.gov.br/ccivil_03/leis/L9527.htm#art1" text:style-name="Internet_20_link" text:visited-style-name="Visited_20_Internet_20_Link"><text:span text:style-name="T18">(Incluído pela Lei nº 9.527, de 10.12.97)</text:span></text:a></text:p>
      <text:p text:style-name="P20"><text:bookmark text:name="art243§9 Copia 2"/><text:span text:style-name="T11">§ 9</text:span><text:span text:style-name="T25">o</text:span><text:span text:style-name="T11">  Os cargos vagos em decorrência da aplicação do disposto no § 7</text:span><text:span text:style-name="T25">o</text:span><text:span text:style-name="T11"> poderão ser extintos pelo Poder Executivo quando considerados desnecessários.                   </text:span><text:a xlink:type="simple" xlink:href="https://www.planalto.gov.br/ccivil_03/leis/L9527.htm#art1" text:style-name="Internet_20_link" text:visited-style-name="Visited_20_Internet_20_Link"><text:span text:style-name="T18">(Incluído pela Lei nº 9.527, de 10.12.97)</text:span></text:a></text:p>
      <text:p text:style-name="P34"><text:bookmark text:name="art244 Copia 2"/>Art. 244.  Os adicionais por tempo de serviço, já concedidos aos servidores abrangidos por esta Lei, ficam transformados em anuênio.</text:p>
      <text:p text:style-name="P20"><text:bookmark text:name="art245 Copia 2"/><text:span text:style-name="T11">Art. 245.  A licença especial disciplinada pelo </text:span><text:a xlink:type="simple" xlink:href="https://www.planalto.gov.br/ccivil_03/leis/1950-1969/L1711.htm#art116" text:style-name="Internet_20_link" text:visited-style-name="Visited_20_Internet_20_Link"><text:span text:style-name="T9">art. 116 da Lei nº 1.711, de 1952</text:span></text:a><text:span text:style-name="T11">, ou por outro diploma legal, fica transformada em licença-prêmio por assiduidade, na forma prevista nos arts. 87 a 90.</text:span></text:p>
      <text:p text:style-name="P20"><text:bookmark text:name="art246 Copia 2"/><text:span text:style-name="T18">Art. 246.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48"><text:bookmark text:name="art247. Copia 2"/>Art. 247. Para efeito do disposto no § 2° do art. 231, haverá ajuste de contas com a Previdência Social, correspondente ao período de contribuição por parte dos servidores celetistas abrangidos pelo art. 243.</text:p>
      <text:p text:style-name="P20"><text:bookmark text:name="art247 Copia 2"/><text:span text:style-name="T18">Art. 247.  Para efeito do disposto no Título VI desta Lei, haverá ajuste de contas com a Previdência Social, correspondente ao período de contribuição por parte dos servidores celetistas abrangidos pelo art. 243.              </text:span><text:a xlink:type="simple" xlink:href="https://www.planalto.gov.br/ccivil_03/leis/L8162.htm#art247" text:style-name="Internet_20_link" text:visited-style-name="Visited_20_Internet_20_Link"><text:span text:style-name="T8">(Redação dada pela Lei nº 8.162, de 8.1.91) </text:span></text:a></text:p>
      <text:p text:style-name="P34"><text:bookmark text:name="art248 Copia 2"/>Art. 248.  As pensões estatutárias, concedidas até a vigência desta Lei, passam a ser mantidas pelo órgão ou entidade de origem do servidor.</text:p>
      <text:p text:style-name="P34"><text:bookmark text:name="art249 Copia 2"/>Art. 249.  Até a edição da lei prevista no § 1<text:span text:style-name="T57">o</text:span> do art. 231, os servidores abrangidos por esta Lei contribuirão na forma e nos percentuais atualmente estabelecidos para o servidor civil da União conforme regulamento próprio.</text:p>
      <text:p text:style-name="P20"><text:bookmark text:name="art25o. Copia 2"/><text:span text:style-name="T28">Art. 250</text:span><text:span text:style-name="T11"> </text:span><text:a xlink:type="simple" xlink:href="https://www.planalto.gov.br/ccivil_03/leis/Mensagem_Veto/anterior_98/Vep898-90.pdf" text:style-name="Internet_20_link" text:visited-style-name="Visited_20_Internet_20_Link"><text:span text:style-name="T28">(Vetado)</text:span></text:a><text:span text:style-name="T11">  </text:span></text:p>
      <text:p text:style-name="P20"><text:bookmark text:name="art250 Copia 2"/><text:span text:style-name="T11">Art. 250. O servidor que já tiver satisfeito ou vier a satisfazer, dentro de 1 (um) ano, as condições necessárias para a aposentadoria nos termos do </text:span><text:a xlink:type="simple" xlink:href="https://www.planalto.gov.br/ccivil_03/leis/1950-1969/L1711.htm#art184ii" text:style-name="Internet_20_link" text:visited-style-name="Visited_20_Internet_20_Link"><text:span text:style-name="T9">inciso II do art. 184 do antigo Estatuto dos Funcionários Públicos Civis da União, Lei n° 1.711, de 28 de outubro de 1952</text:span></text:a><text:span text:style-name="T11">, aposentar-se-á com a vantagem prevista naquele dispositivo.                 </text:span><text:a xlink:type="simple" xlink:href="https://www.planalto.gov.br/ccivil_03/leis/l8112cons.htm#mantida" text:style-name="Internet_20_link" text:visited-style-name="Visited_20_Internet_20_Link"><text:span text:style-name="T9">(Mantido pelo Congresso Nacional)</text:span></text:a></text:p>
      <text:p text:style-name="P20"><text:bookmark text:name="art251 Copia 2"/><text:span text:style-name="T28">Art. 251. Enquanto não for editada a Lei Complementar de que trata o </text:span><text:a xlink:type="simple" xlink:href="https://www.planalto.gov.br/ccivil_03/Constituicao/Constituicao.htm#art192" text:style-name="Internet_20_link" text:visited-style-name="Visited_20_Internet_20_Link">art. 192 da Constituição Federal</text:a><text:span text:style-name="T28">, os servidores do Banco Central do Brasil continuarão regidos pela legislação em vigor à data da publicação desta lei.</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34"><text:bookmark text:name="art252 Copia 2"/>Art. 252.  Esta Lei entra em vigor na data de sua publicação, com efeitos financeiros a partir do primeiro dia do mês subseqüente.</text:p>
      <text:p text:style-name="P20"><text:bookmark text:name="art253 Copia 2"/><text:span text:style-name="T18">Art. 253.  Ficam revogadas a </text:span><text:a xlink:type="simple" xlink:href="https://www.planalto.gov.br/ccivil_03/leis/1950-1969/L1711.htm" text:style-name="Internet_20_link" text:visited-style-name="Visited_20_Internet_20_Link"><text:span text:style-name="T8">Lei nº 1.711, de 28 de outubro de 1952</text:span></text:a><text:span text:style-name="T18">, e respectiva legislação complementar, bem como as demais disposições em contrário.</text:span></text:p>
      <text:p text:style-name="P34">Brasília, 11 de dezembro de 1990; 169<text:span text:style-name="T57">o</text:span> da Independência e 102<text:span text:style-name="T57">o</text:span> da República.</text:p>
      <text:p text:style-name="P25"><text:soft-page-break/><text:span text:style-name="T11">FERNANDO COLLOR</text:span><text:span text:style-name="T50"><text:line-break/></text:span><text:span text:style-name="Emphasis"><text:span text:style-name="T11">Jarbas Passarinho</text:span></text:span></text:p>
      <text:p text:style-name="P58">Este texto não substitui o publicado no DOU de 12.12.1990 e republicado em 18.3.1998</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ext:p text:style-name="P45"> </text:p>
      <table:table table:name="Tabela16" table:style-name="Tabela16">
        <table:table-column table:style-name="Tabela16.A"/>
        <table:table-column table:style-name="Tabela16.B"/>
        <table:table-row table:style-name="Tabela16.1">
          <table:table-cell table:style-name="Tabela16.A1" office:value-type="string">
            <text:p text:style-name="P11"><draw:frame draw:style-name="fr1" draw:name="Figura7" text:anchor-type="as-char" svg:width="0.979cm" svg:height="1.085cm" draw:z-index="6"><draw:image xlink:href="https://www.planalto.gov.br/ccivil_03/leis/Brastra.gif" xlink:type="simple" xlink:show="embed" xlink:actuate="onLoad"/><svg:title>Brastra.gif (4376 bytes)</svg:title></draw:frame></text:p>
          </table:table-cell>
          <table:table-cell table:style-name="Tabela16.A1" office:value-type="string">
            <text:p text:style-name="P11"><text:span text:style-name="Strong_20_Emphasis"><text:span text:style-name="T2">Presidência da República</text:span></text:span><text:span text:style-name="Strong_20_Emphasis"><text:span text:style-name="T1"><text:line-break/></text:span></text:span><text:span text:style-name="Strong_20_Emphasis"><text:span text:style-name="T3">Casa Civil<text:line-break/></text:span></text:span><text:span text:style-name="Strong_20_Emphasis"><text:span text:style-name="T1">Subchefia para Assuntos Jurídicos</text:span></text:span></text:p>
          </table:table-cell>
        </table:table-row>
      </table:table>
      <text:p text:style-name="P25"><text:bookmark text:name="veto Copia 2"/><text:span text:style-name="Strong_20_Emphasis"><text:span text:style-name="T10"> </text:span></text:span><text:a xlink:type="simple" xlink:href="http://legislacao.planalto.gov.br/legisla/legislacao.nsf/Viw_Identificacao/lei%208.112-1990?OpenDocument" text:style-name="Internet_20_link" text:visited-style-name="Visited_20_Internet_20_Link"><text:span text:style-name="Strong_20_Emphasis"><text:span text:style-name="T9">LEI Nº 8.112, DE 11 DE DEZEMBRO DE 1990</text:span></text:span></text:a></text:p>
      <table:table table:name="Tabela17" table:style-name="Tabela17">
        <table:table-column table:style-name="Tabela17.A"/>
        <table:table-column table:style-name="Tabela17.B"/>
        <table:table-row table:style-name="Tabela17.1">
          <table:table-cell table:style-name="Tabela17.A1" office:value-type="string">
            <text:p text:style-name="P12"> </text:p>
          </table:table-cell>
          <table:table-cell table:style-name="Tabela17.A1" office:value-type="string">
            <text:p text:style-name="P8">Dispõe sobre o regime jurídico dos servidores públicos civis da União, das autarquias e das fundações públicas federais.</text:p>
          </table:table-cell>
        </table:table-row>
      </table:table>
      <text:p text:style-name="P34">Partes vetadas pelo Presidente da República e mantidas pelo Congresso Nacional, do Projeto que se transformou na Lei n.° 8.112, de 11 de dezembro de 1990, que "dispõe sobre o Regime Jurídico dos Servidores Públicos Civis da União, das autarquias e das fundações públicas federais".</text:p>
      <text:p text:style-name="P41">O PRESIDENTE DO SENADO FEDERAL:</text:p>
      <text:p text:style-name="P34">Faço saber que o CONGRESSO NACIONAL manteve, e eu, MAURO BENEVIDES, Presidente do Senado Federal, nos termos do § 7° do art. 66 da Constituição, promulgo as seguintes partes da Lei n° 8.112, de 11 de dezembro de 1990:</text:p>
      <text:p text:style-name="P1">    <text:span text:style-name="T6">"Art. 87 .............................................................................................................................</text:span></text:p>
      <text:p text:style-name="P1">    <text:span text:style-name="T6">§ 1° ..................................................................................................................................</text:span></text:p>
      <text:p text:style-name="P1"><text:soft-page-break/>    <text:span text:style-name="T6">§ 2° Os períodos de licença-prêmio já adquiridos e não gozados pelo servidor que vier a falecer serão convertidos em pecúnia, em favor de seus beneficiários da pensão.</text:span></text:p>
      <text:p text:style-name="P1">    <text:span text:style-name="T6">Art. 192. O servidor que contar tempo de serviço para aposentadoria com provento integral será aposentado:</text:span></text:p>
      <text:p text:style-name="P1">    <text:span text:style-name="T6">I - com a remuneração do padrão de classe imediatamente superior àquela em que se encontra posicionado;</text:span></text:p>
      <text:p text:style-name="P1">    <text:span text:style-name="T6">II - quando ocupante da última classe da carreira, com a remuneração do padrão correspondente, acrescida da diferença entre esse e o padrão da classe imediatamente anterior.</text:span></text:p>
      <text:p text:style-name="P1">    <text:span text:style-name="T6">Art. 193. O servidor que tiver exercido função de direção, chefia, assessoramento, assistência ou cargo em comissão, por período de 5 (cinco) anos consecutivos, ou 10 (dez) anos interpolados, poderá aposentar-se com a gratificação da função ou remuneração do cargo em comissão, de maior valor, desde que exercido por um período mínimo de 2 (dois) anos.</text:span></text:p>
      <text:p text:style-name="P1">    <text:span text:style-name="T6">§ 1° Quando o exercício da função ou cargo em comissão de maior valor não corresponder ao período de 2 (dois) anos, será incorporada a gratificação ou remuneração da função ou cargo em comissão imediatamente inferior dentre os exercidos.</text:span></text:p>
      <text:p text:style-name="P1">    <text:span text:style-name="T6">§ 2° A aplicação do disposto neste artigo exclui as vantagens previstas no art. 192, bem como a incorporação de que trata o art. 62, ressalvado o direito de opção.</text:span></text:p>
      <text:p text:style-name="P1">    <text:span text:style-name="T6">Art. 231. ...........................................................................................................................</text:span></text:p>
      <text:p text:style-name="P1">    <text:span text:style-name="T6">§ 1° ..................................................................................................................................</text:span></text:p>
      <text:p text:style-name="P1">    <text:span text:style-name="T6">§ 2º O custeio da aposentadoria é de responsabilidade integral do Tesouro Nacional.</text:span></text:p>
      <text:p text:style-name="P1">    <text:span text:style-name="T6">Art. 240. ...........................................................................................................................</text:span></text:p>
      <text:p text:style-name="P1">    <text:span text:style-name="T6">a) .....................................................................................................................................</text:span></text:p>
      <text:p text:style-name="P1">    <text:span text:style-name="T6">b) .....................................................................................................................................</text:span></text:p>
      <text:p text:style-name="P1">    <text:span text:style-name="T6">c) .....................................................................................................................................</text:span></text:p>
      <text:p text:style-name="P1">    <text:span text:style-name="T6">d) de negociação coletiva;</text:span></text:p>
      <text:p text:style-name="P1">    <text:span text:style-name="T6">e) de ajuizamento, individual e coletivamente, frente à Justiça do Trabalho, nos termos da Constituição Federal.</text:span></text:p>
      <text:p text:style-name="P2"><text:span text:style-name="T52">    </text:span><text:span text:style-name="T11">Art. 250. O servidor que já tiver satisfeito ou vier a satisfazer, dentro de 1 (um) ano, as condições necessárias para a aposentadoria nos termos do </text:span><text:a xlink:type="simple" xlink:href="https://www.planalto.gov.br/ccivil_03/leis/1950-1969/L1711.htm#art184ii" text:style-name="Internet_20_link" text:visited-style-name="Visited_20_Internet_20_Link"><text:span text:style-name="T9">inciso II do art. 184 do antigo Estatuto dos Funcionários Públicos Civis da União, Lei n° 1.711, de 28 de outubro de 1952</text:span></text:a><text:span text:style-name="T11">, aposentar-se-á com a vantagem prevista naquele dispositivo."</text:span></text:p>
      <text:p text:style-name="P34">Senado Federal, 18 de abril de 1991. 170° da Independência e 103° da República.</text:p>
      <text:p text:style-name="P45">    <text:span text:style-name="T6">MAURO BENEVIDES</text:span></text:p>
      <text:p text:style-name="P58">Este texto não substitui o publicado no DOU de 19.4.1991</text:p>
      <text:p text:style-name="P60">*</text:p>
      <text:p text:style-name="P45"><text:soft-page-break/> </text:p>
      <text:p text:style-name="P45"> </text:p>
      <text:p text:style-name="P45"> </text:p>
      <text:p text:style-name="P45"> </text:p>
      <text:p text:style-name="P45"> </text:p>
      <text:p text:style-name="P34"><text:bookmark text:name="art3p Copia 3"/>Parágrafo único.  Os cargos públicos, acessíveis a todos os brasileiros, são criados por lei, com denominação própria e vencimento pago pelos cofres públicos, para provimento em caráter efetivo ou em comissão.</text:p>
      <text:p text:style-name="P34"><text:bookmark text:name="art4 Copia 3"/>Art. 4<text:span text:style-name="T57">o</text:span>  É proibida a prestação de serviços gratuitos, salvo os casos previstos em lei.</text:p>
      <text:p text:style-name="P15"><text:bookmark text:name="tituloii Copia 3"/><text:span text:style-name="Strong_20_Emphasis"><text:span text:style-name="T11">Título II</text:span></text:span></text:p>
      <text:p text:style-name="P15"><text:span text:style-name="Strong_20_Emphasis"><text:span text:style-name="T11">Do Provimento, Vacância, Remoção, Redistribuição e Substituição</text:span></text:span></text:p>
      <text:p text:style-name="P15"><text:span text:style-name="Strong_20_Emphasis"><text:span text:style-name="T11">Capítulo I</text:span></text:span></text:p>
      <text:p text:style-name="P15"><text:span text:style-name="Strong_20_Emphasis"><text:span text:style-name="T11">Do Provimento</text:span></text:span></text:p>
      <text:p text:style-name="P15"><text:span text:style-name="Strong_20_Emphasis"><text:span text:style-name="T11">Seção I</text:span></text:span></text:p>
      <text:p text:style-name="P15"><text:span text:style-name="Strong_20_Emphasis"><text:span text:style-name="T11">Disposições Gerais</text:span></text:span></text:p>
      <text:p text:style-name="P34"><text:bookmark text:name="art5 Copia 3"/>Art. 5<text:span text:style-name="T57">o</text:span>  São requisitos básicos para investidura em cargo público:</text:p>
      <text:p text:style-name="P34"><text:bookmark text:name="art5i Copia 3"/>I - a nacionalidade brasileira;</text:p>
      <text:p text:style-name="P34"><text:bookmark text:name="art5ii Copia 3"/>II - o gozo dos direitos políticos;</text:p>
      <text:p text:style-name="P34"><text:bookmark text:name="art5iii Copia 3"/>III - a quitação com as obrigações militares e eleitorais;</text:p>
      <text:p text:style-name="P44"><text:bookmark text:name="art5iv Copia 3"/> <text:span text:style-name="T6">IV - o nível de escolaridade exigido para o exercício do cargo;</text:span></text:p>
      <text:p text:style-name="P34"><text:bookmark text:name="art5v Copia 3"/>V - a idade mínima de dezoito anos;</text:p>
      <text:p text:style-name="P34"><text:bookmark text:name="art5vi Copia 3"/>VI - aptidão física e mental.</text:p>
      <text:p text:style-name="P34"><text:bookmark text:name="art5§1 Copia 3"/>§ 1<text:span text:style-name="T57">o</text:span>  As atribuições do cargo podem justificar a exigência de outros requisitos estabelecidos em lei.</text:p>
      <text:p text:style-name="P34"><text:bookmark text:name="art5§2 Copia 3"/>§ 2<text:span text:style-name="T57">o</text:span>  Às pessoas portadoras de deficiência é assegurado o direito de se inscrever em concurso público para provimento de cargo cujas atribuições sejam compatíveis com a deficiência de que são portadoras; para tais pessoas serão reservadas até 20% (vinte por cento) das vagas oferecidas no concurso.</text:p>
      <text:p text:style-name="P20"><text:bookmark text:name="art5§3 Copia 3"/><text:span text:style-name="T18">§ 3</text:span><text:span text:style-name="T24">o</text:span><text:span text:style-name="T18">  As universidades e instituições de pesquisa científica e tecnológica federais poderão prover seus cargos com professores, técnicos e cientistas estrangeiros, de acordo com as normas e os procedimentos desta Lei</text:span><text:span text:style-name="T20">.             </text:span><text:a xlink:type="simple" xlink:href="https://www.planalto.gov.br/ccivil_03/leis/L9515.htm#art1" text:style-name="Internet_20_link" text:visited-style-name="Visited_20_Internet_20_Link"><text:span text:style-name="T18">(Incluído pela Lei nº 9.515, de 20.11.97)</text:span></text:a></text:p>
      <text:p text:style-name="P34"><text:bookmark text:name="art6 Copia 3"/>Art. 6<text:span text:style-name="T57">o</text:span>  O provimento dos cargos públicos far-se-á mediante ato da autoridade competente de cada Poder.</text:p>
      <text:p text:style-name="P34"><text:bookmark text:name="art7 Copia 3"/>Art. 7<text:span text:style-name="T57">o</text:span>  A investidura em cargo público ocorrerá com a posse.</text:p>
      <text:p text:style-name="P34"><text:bookmark text:name="art8 Copia 3"/>Art. 8<text:span text:style-name="T57">o</text:span>  São formas de provimento de cargo público:</text:p>
      <text:p text:style-name="P34"><text:bookmark text:name="art8i Copia 3"/>I - nomeação;</text:p>
      <text:p text:style-name="P34"><text:bookmark text:name="art8ii Copia 3"/>II - promoção;</text:p>
      <text:p text:style-name="P20"><text:bookmark text:name="art8iii Copia 3"/><text:span text:style-name="T28">III - ascensão;</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8iv Copia 3"/><text:span text:style-name="T28">IV - transferência;                 </text:span><text:a xlink:type="simple" xlink:href="https://www.planalto.gov.br/ccivil_03/Congresso/RSF/ResSF46-1997.htm" text:style-name="Internet_20_link" text:visited-style-name="Visited_20_Internet_20_Link">(Execução suspensa pela RSF nº 46, de 1997)</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34"><text:bookmark text:name="art8v Copia 3"/>V - readaptação;</text:p>
      <text:p text:style-name="P34"><text:bookmark text:name="art8vi Copia 3"/><text:soft-page-break/>VI - reversão;</text:p>
      <text:p text:style-name="P34"><text:bookmark text:name="art8vii Copia 3"/>VII - aproveitamento;</text:p>
      <text:p text:style-name="P34"><text:bookmark text:name="art8viii Copia 3"/>VIII - reintegração;</text:p>
      <text:p text:style-name="P34"><text:bookmark text:name="art8ix Copia 3"/>IX - recondução.</text:p>
      <text:p text:style-name="P15"><text:span text:style-name="Strong_20_Emphasis"><text:span text:style-name="T11">Seção II</text:span></text:span></text:p>
      <text:p text:style-name="P15"><text:span text:style-name="Strong_20_Emphasis"><text:span text:style-name="T11">Da Nomeação</text:span></text:span></text:p>
      <text:p text:style-name="P34"><text:bookmark text:name="art9 Copia 3"/>Art. 9<text:span text:style-name="T57">o</text:span>  A nomeação far-se-á:</text:p>
      <text:p text:style-name="P43"><text:bookmark text:name="art9i Copia 3"/>I - em caráter efetivo, quando se tratar de cargo isolado de provimento efetivo ou de carreira;</text:p>
      <text:p text:style-name="P47"><text:bookmark text:name="art9ii. Copia 3"/>II - em comissão, para cargos de confiança, de livre exoneração.</text:p>
      <text:p text:style-name="P20"><text:bookmark text:name="art9ii Copia 3"/><text:span text:style-name="T18">II - em comissão, inclusive na condição de interino, para cargos de confiança vagos.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9p Copia 3"/>Parágrafo único. A designação por acesso, para função de direção, chefia e assessoramento recairá, exclusivamente, em servidor de carreira, satisfeitos os requisitos de que trata o parágrafo único do art. 10.</text:p>
      <text:p text:style-name="P20"><text:bookmark text:name="art9p. Copia 3"/><text:span text:style-name="T11">Parágrafo único.  O servidor ocupante de cargo em comissão ou de natureza especial poderá ser nomeado para ter exercício, interinamente, em outro cargo de confiança, sem prejuízo das atribuições do que atualmente ocupa, hipótese em que deverá optar pela remuneração de um deles durante o período da interinidade.                 </text:span><text:a xlink:type="simple" xlink:href="https://www.planalto.gov.br/ccivil_03/leis/L9527.htm#art1" text:style-name="Internet_20_link" text:visited-style-name="Visited_20_Internet_20_Link"><text:span text:style-name="T18">(Redação dada pela Lei nº 9.527, de 10.12.97)</text:span></text:a></text:p>
      <text:p text:style-name="P34"><text:bookmark text:name="art10 Copia 3"/>Art. 10.  A nomeação para cargo de carreira ou cargo isolado de provimento efetivo depende de prévia habilitação em concurso público de provas ou de provas e títulos, obedecidos a ordem de classificação e o prazo de sua validade.</text:p>
      <text:p text:style-name="P47"><text:bookmark text:name="art10p. Copia 3"/>Parágrafo único. Os demais requisitos para o ingresso e o desenvolvimento do servidor na carreira, mediante promoção, ascensão e acesso, serão estabelecidos pela lei que fixar as diretrizes do sistema de carreira na Administração Pública Federal e seus regulamentos.</text:p>
      <text:p text:style-name="P20"><text:bookmark text:name="art10p Copia 3"/><text:span text:style-name="T18">Parágrafo único.  Os demais requisitos para o ingresso e o desenvolvimento do servidor na carreira, mediante promoção, serão estabelecidos pela lei que fixar as diretrizes do sistema de carreira na Administração Pública Federal e seus regulamentos.                </text:span><text:a xlink:type="simple" xlink:href="https://www.planalto.gov.br/ccivil_03/leis/L9527.htm#art1" text:style-name="Internet_20_link" text:visited-style-name="Visited_20_Internet_20_Link"><text:span text:style-name="T8">(Redação dada pela Lei nº 9.527, de 10.12.97)</text:span></text:a></text:p>
      <text:p text:style-name="P15"><text:span text:style-name="Strong_20_Emphasis"><text:span text:style-name="T11">Seção III</text:span></text:span></text:p>
      <text:p text:style-name="P15"><text:span text:style-name="Strong_20_Emphasis"><text:span text:style-name="T11">Do Concurso Público</text:span></text:span></text:p>
      <text:p text:style-name="P48"><text:bookmark text:name="art11. Copia 3"/>Art. 11. O concurso será de provas ou de provas e títulos, podendo ser realizado em duas etapas, conforme dispuserem a lei e o regulamento do respectivo plano de carreira.</text:p>
      <text:p text:style-name="P20"><text:bookmark text:name="art11 Copia 3"/><text:span text:style-name="T18">Art. 11.  O concurso será de provas ou de provas e títulos, podendo ser realizado em duas etapas, conforme dispuserem a lei e o regulamento do respectivo plano de carreira, condicionada a inscrição do candidato ao pagamento do valor fixado no edital, quando indispensável ao seu custeio, e ressalvadas as hipóteses de isenção nele expressamente previstas.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_Ato2007-2010/2008/Decreto/D6593.htm" text:style-name="Internet_20_link" text:visited-style-name="Visited_20_Internet_20_Link"><text:span text:style-name="T11">(Regulamento)</text:span></text:a></text:p>
      <text:p text:style-name="P34"><text:bookmark text:name="art12 Copia 3"/>Art. 12.  O concurso público terá validade de até 2 (dois ) anos, podendo ser prorrogado uma única vez, por igual período.</text:p>
      <text:p text:style-name="P34"><text:bookmark text:name="art12§1 Copia 3"/>§ 1<text:span text:style-name="T57">o</text:span>  O prazo de validade do concurso e as condições de sua realização serão fixados em edital, que será publicado no Diário Oficial da União e em jornal diário de grande circulação.</text:p>
      <text:p text:style-name="P34"><text:bookmark text:name="art12§2 Copia 3"/>§ 2<text:span text:style-name="T57">o</text:span>  Não se abrirá novo concurso enquanto houver candidato aprovado em concurso anterior com prazo de validade não expirado.</text:p>
      <text:p text:style-name="P15"><text:span text:style-name="Strong_20_Emphasis"><text:span text:style-name="T11">Seção IV</text:span></text:span></text:p>
      <text:p text:style-name="P15"><text:span text:style-name="Strong_20_Emphasis"><text:span text:style-name="T11">Da Posse e do Exercício</text:span></text:span></text:p>
      <text:p text:style-name="P34"><text:bookmark text:name="art13 Copia 3"/>Art. 13.  A posse dar-se-á pela assinatura do respectivo termo, no qual deverão constar as atribuições, os deveres, as responsabilidades e os direitos inerentes ao cargo ocupado, que não poderão ser alterados unilateralmente, por qualquer das partes, ressalvados os atos de ofício previstos em lei.</text:p>
      <text:p text:style-name="P47"><text:bookmark text:name="art13§1. Copia 3"/><text:soft-page-break/>§ 1° A posse ocorrerá no prazo de 30 (trinta) dias contados da publicação do ato de provimento, prorrogável por mais 30 (trinta) dias, a requerimento do interessado.</text:p>
      <text:p text:style-name="P47"><text:bookmark text:name="art13§2 Copia 3"/>§ 2° Em se tratando de servidor em licença, ou afastado por qualquer outro motivo legal, o prazo será contado do término do impedimento.</text:p>
      <text:p text:style-name="P20"><text:bookmark text:name="art13§1 Copia 3"/><text:span text:style-name="T18">§ 1</text:span><text:span text:style-name="T24">o</text:span><text:span text:style-name="T18">  A posse ocorrerá no prazo de trinta dias contados da publicação do ato de proviment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3§2. Copia 3"/><text:span text:style-name="T18">§ 2</text:span><text:span text:style-name="T24">o</text:span><text:span text:style-name="T18">  Em se tratando de servidor, que esteja na data de publicação do ato de provimento, em licença prevista nos incisos I, III e V do art. 81, ou afastado nas hipóteses dos incisos I, IV, VI, VIII, alíneas "a", "b", "d", "e" e "f", IX e X do art. 102, o prazo será contado do término do impediment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3§3 Copia 3"/>§ 3<text:span text:style-name="T57">o</text:span>  A posse poderá dar-se mediante procuração específica.</text:p>
      <text:p text:style-name="P48"><text:bookmark text:name="art13§4. Copia 3"/>§ 4° Só haverá posse nos casos de provimento de cargo por nomeação, acesso e ascensão.</text:p>
      <text:p text:style-name="P20"><text:bookmark text:name="art13§4 Copia 3"/><text:span text:style-name="T18">§ 4</text:span><text:span text:style-name="T24">o</text:span><text:span text:style-name="T18">  Só haverá posse nos casos de provimento de cargo por nomeaçã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3§5 Copia 3"/>§ 5<text:span text:style-name="T57">o</text:span>  No ato da posse, o servidor apresentará declaração de bens e valores que constituem seu patrimônio e declaração quanto ao exercício ou não de outro cargo, emprego ou função pública.</text:p>
      <text:p text:style-name="P34"><text:bookmark text:name="art13§6 Copia 3"/>§ 6<text:span text:style-name="T57">o</text:span>  Será tornado sem efeito o ato de provimento se a posse não ocorrer no prazo previsto no § 1<text:span text:style-name="T57">o</text:span> deste artigo.</text:p>
      <text:p text:style-name="P34"><text:bookmark text:name="art14 Copia 3"/>Art. 14.  A posse em cargo público dependerá de prévia inspeção médica oficial.</text:p>
      <text:p text:style-name="P34"><text:bookmark text:name="art14p Copia 3"/>Parágrafo único.  Só poderá ser empossado aquele que for julgado apto física e mentalmente para o exercício do cargo.</text:p>
      <text:p text:style-name="P47"><text:bookmark text:name="art15. Copia 3"/>Art. 15. Exercício é o efetivo desempenho das atribuições do cargo.</text:p>
      <text:p text:style-name="P47"><text:bookmark text:name="art15§1 Copia 3"/>§ 1° É de 30 (trinta) dias o prazo para o servidor entrar em exercício, contados da data da posse.</text:p>
      <text:p text:style-name="P47"><text:bookmark text:name="art15§2 Copia 3"/>§ 2° Será exonerado o servidor empossado que não entrar em exercício no prazo previsto no parágrafo anterior.</text:p>
      <text:p text:style-name="P47"><text:bookmark text:name="art15§3 Copia 3"/>§ 3° À autoridade competente do órgão ou entidade para onde for designado o servidor compete dar-lhe exercício.</text:p>
      <text:p text:style-name="P20"><text:bookmark text:name="art15 Copia 3"/><text:span text:style-name="T18">Art. 15.  Exercício é o efetivo desempenho das atribuições do cargo público ou da função de confiança.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5§1. Copia 3"/><text:span text:style-name="T18">§ 1</text:span><text:span text:style-name="T24">o</text:span><text:span text:style-name="T18">  É de quinze dias o prazo para o servidor empossado em cargo público entrar em exercício, contados da data da posse.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5§2. Copia 3"/><text:span text:style-name="T18">§ 2</text:span><text:span text:style-name="T24">o</text:span><text:span text:style-name="T18">  O servidor será exonerado do cargo ou será tornado sem efeito o ato de sua designação para função de confiança, se não entrar em exercício nos prazos previstos neste artigo, observado o disposto no art. 18.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5§3. Copia 3"/><text:span text:style-name="T18">§ 3</text:span><text:span text:style-name="T24">o</text:span><text:span text:style-name="T18">  À autoridade competente do órgão ou entidade para onde for nomeado ou designado o servidor compete dar-lhe exercíci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5§4. Copia 3"/><text:span text:style-name="T18">§ 4</text:span><text:span text:style-name="T24">o</text:span><text:span text:style-name="T18">  O início do exercício de função de confiança coincidirá com a data de publicação do ato de designação, salvo quando o servidor estiver em licença ou afastado por qualquer outro motivo legal, hipótese em que recairá no primeiro dia útil após o término do impedimento, que não poderá exceder a trinta dias da publicação.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6 Copia 3"/>Art. 16.  O início, a suspensão, a interrupção e o reinício do exercício serão registrados no assentamento individual do servidor.</text:p>
      <text:p text:style-name="P34"><text:bookmark text:name="art16p Copia 3"/>Parágrafo único.  Ao entrar em exercício, o servidor apresentará ao órgão competente os elementos necessários ao seu assentamento individual.</text:p>
      <text:p text:style-name="P48"><text:bookmark text:name="art17. Copia 3"/>Art. 17. A promoção ou a ascensão não interrompem o tempo de exercício, que é contado no novo posicionamento na carreira a partir da data da publicação do ato que promover ou ascender o servidor.</text:p>
      <text:p text:style-name="P20"><text:bookmark text:name="art17 Copia 3"/><text:span text:style-name="T18">Art. 17.  A promoção não interrompe o tempo de exercício, que é contado no novo posicionamento na carreira a partir da data de publicação do ato que promover o servidor.                </text:span><text:a xlink:type="simple" xlink:href="https://www.planalto.gov.br/ccivil_03/leis/L9527.htm#art1" text:style-name="Internet_20_link" text:visited-style-name="Visited_20_Internet_20_Link"><text:span text:style-name="T8">(Redação dada pela Lei nº 9.527, de 10.12.97)</text:span></text:a></text:p>
      <text:p text:style-name="P47"><text:bookmark text:name="art18. Copia 3"/>Art. 18. O servidor transferido, removido, redistribuído, requisitado ou cedido, que deva ter exercício em outra localidade, terá 30 (trinta) dias de prazo para entrar em exercício, incluído nesse prazo o tempo necessário ao deslocamento para a nova sede.</text:p>
      <text:p text:style-name="P47"><text:bookmark text:name="art18p Copia 3"/><text:soft-page-break/>Parágrafo único. Na hipótese de o servidor encontrar-se afastado legalmente, o prazo a que se refere este artigo será contado a partir do término do afastamento.</text:p>
      <text:p text:style-name="P20"><text:bookmark text:name="art18 Copia 3"/><text:span text:style-name="T18">Art. 18.  O servidor que deva ter exercício em outro município em razão de ter sido removido, redistribuído, requisitado, cedido ou posto em exercício provisório terá, no mínimo, dez e, no máximo, trinta dias de prazo, contados da publicação do ato, para a retomada do efetivo desempenho das atribuições do cargo, incluído nesse prazo o tempo necessário para o deslocamento para a nova sede.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8§1 Copia 3"/><text:span text:style-name="T11">§ 1</text:span><text:span text:style-name="T25">o</text:span><text:span text:style-name="T11">  Na hipótese de o servidor encontrar-se em licença ou afastado legalmente, o prazo a que se refere este artigo será contado a partir do término do impedimento.             </text:span><text:a xlink:type="simple" xlink:href="https://www.planalto.gov.br/ccivil_03/leis/L9527.htm#art1" text:style-name="Internet_20_link" text:visited-style-name="Visited_20_Internet_20_Link"><text:span text:style-name="T9">(Parágrafo renumerado e alterado pela Lei nº 9.527, de 10.12.97)</text:span></text:a></text:p>
      <text:p text:style-name="P20"><text:bookmark text:name="art18§2 Copia 3"/><text:span text:style-name="T18">§ 2</text:span><text:span text:style-name="T24">o</text:span><text:span text:style-name="T18">  É facultado ao servidor declinar dos prazos estabelecidos no </text:span><text:span text:style-name="Strong_20_Emphasis"><text:span text:style-name="T18">caput</text:span></text:span><text:span text:style-name="T18">.              </text:span><text:a xlink:type="simple" xlink:href="https://www.planalto.gov.br/ccivil_03/leis/L9527.htm#art1" text:style-name="Internet_20_link" text:visited-style-name="Visited_20_Internet_20_Link"><text:span text:style-name="T8">(Incluído pela Lei nº 9.527, de 10.12.97)</text:span></text:a></text:p>
      <text:p text:style-name="P47"><text:bookmark text:name="art19. Copia 3"/>Art. 19. O ocupante de cargo de provimento efetivo fica sujeito a 40 (quarenta) horas semanais de trabalho, salvo quando a lei estabelecer duração diversa.</text:p>
      <text:p text:style-name="P47"><text:bookmark text:name="art19p Copia 3"/>Parágrafo único. Além do cumprimento do estabelecido neste artigo, o exercício de cargo em comissão exigirá de seu ocupante integral dedicação ao serviço, podendo o servidor ser convocado sempre que houver interesse da administração.</text:p>
      <text:p text:style-name="P20"><text:bookmark text:name="art19 Copia 3"/><text:span text:style-name="T18">Art. 19.  Os servidores cumprirão jornada de trabalho fixada em razão das atribuições pertinentes aos respectivos cargos, respeitada a duração máxima do trabalho semanal de quarenta horas e observados os limites mínimo e máximo de seis horas e oito horas diárias, respectivamente.               </text:span><text:a xlink:type="simple" xlink:href="https://www.planalto.gov.br/ccivil_03/leis/L8270.htm#art22" text:style-name="Internet_20_link" text:visited-style-name="Visited_20_Internet_20_Link"><text:span text:style-name="T8">(Redação dada pela Lei nº 8.270, de 17.12.91)</text:span></text:a></text:p>
      <text:p text:style-name="P20"><text:bookmark text:name="art19§1. Copia 3"/><text:span text:style-name="T28">§ 1° O ocupante de cargo em comissão ou função de confiança é submetido ao regime de integral dedicação ao serviço, podendo ser convocado sempre que houver interesse da Administração.              </text:span><text:a xlink:type="simple" xlink:href="https://www.planalto.gov.br/ccivil_03/leis/L8270.htm#art19" text:style-name="Internet_20_link" text:visited-style-name="Visited_20_Internet_20_Link">(Incluído pela Lei nº 8.270, de 17.12.91)</text:a></text:p>
      <text:p text:style-name="P20"><text:bookmark text:name="art19§1 Copia 3"/><text:span text:style-name="T18">§ 1</text:span><text:span text:style-name="T24">o</text:span><text:span text:style-name="T18">  O ocupante de cargo em comissão ou função de confiança submete-se a regime de integral dedicação ao serviço, observado o disposto no art. 120, podendo ser convocado sempre que houver interesse da Administraçã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19§2 Copia 3"/><text:span text:style-name="T18">§ 2</text:span><text:span text:style-name="T24">o</text:span><text:span text:style-name="T18">  O disposto neste artigo não se aplica a duração de trabalho estabelecida em leis especiais.                </text:span><text:a xlink:type="simple" xlink:href="https://www.planalto.gov.br/ccivil_03/leis/L8270.htm#art22" text:style-name="Internet_20_link" text:visited-style-name="Visited_20_Internet_20_Link"><text:span text:style-name="T8">(Incluído pela Lei nº 8.270, de 17.12.91)</text:span></text:a></text:p>
      <text:p text:style-name="P20"><text:bookmark text:name="art20.. Copia 3"/><text:span text:style-name="T28">Art. 20.  Ao entrar em exercício, o servidor nomeado para cargo de provimento efetivo ficará sujeito a estágio probatório por período de 24 (vinte e quatro) meses, durante o qual a sua aptidão e capacidade serão objeto de avaliação para o desempenho do cargo, observados os seguinte fatores:                  </text:span><text:a xlink:type="simple" xlink:href="https://www.planalto.gov.br/ccivil_03/Constituicao/Emendas/Emc/emc19.htm#art6" text:style-name="Internet_20_link" text:visited-style-name="Visited_20_Internet_20_Link">(Vide EMC nº 19)</text:a></text:p>
      <text:p text:style-name="P20"><text:bookmark text:name="art20 Copia 3"/><text:span text:style-name="T28">Art. 20.  Ao entrar em exercício, o servidor nomeado para cargo de provimento efetivo ficará sujeito a estágio probatório por período de trinta e seis meses </text:span><text:span text:style-name="Emphasis"><text:span text:style-name="T28">durante o qual a sua aptidão e capacidade serão objeto de avaliação para o desempenho do cargo, observados os seguinte fatores:      </text:span></text:span><text:a xlink:type="simple" xlink:href="https://www.planalto.gov.br/ccivil_03/_Ato2007-2010/2008/Mpv/431.htm#art172" text:style-name="Internet_20_link" text:visited-style-name="Visited_20_Internet_20_Link"><text:span text:style-name="Emphasis">(Redação dada pela Medida Provisória nº 431, de 2008).</text:span></text:a></text:p>
      <text:p text:style-name="P48"><text:bookmark text:name="art20i Copia 3"/>I - assiduidade;</text:p>
      <text:p text:style-name="P48"><text:bookmark text:name="art20ii Copia 3"/>II - disciplina;</text:p>
      <text:p text:style-name="P48"><text:bookmark text:name="art20iii Copia 3"/>III - capacidade de iniciativa;</text:p>
      <text:p text:style-name="P48"><text:bookmark text:name="art20iv Copia 3"/>IV - produtividade;</text:p>
      <text:p text:style-name="P48"><text:bookmark text:name="art20v Copia 3"/>V- responsabilidade.</text:p>
      <text:p text:style-name="P20"><text:bookmark text:name="art20. Copia 3"/><text:span text:style-name="T11">Art. 20.  Ao entrar em exercício, o servidor nomeado para cargo de provimento efetivo ficará sujeito a estágio probatório por período de 24 (vinte e quatro) meses, durante o qual a sua aptidão e capacidade serão objeto de avaliação para o desempenho do cargo, observados os seguinte fatores:            </text:span><text:a xlink:type="simple" xlink:href="https://www.planalto.gov.br/ccivil_03/Constituicao/Emendas/Emc/emc19.htm#art6" text:style-name="Internet_20_link" text:visited-style-name="Visited_20_Internet_20_Link"><text:span text:style-name="T9">(Vide EMC nº 19)</text:span></text:a></text:p>
      <text:p text:style-name="P34"><text:bookmark text:name="art20i. Copia 3"/>I - assiduidade;</text:p>
      <text:p text:style-name="P34"><text:bookmark text:name="art20ii. Copia 3"/>II - disciplina;</text:p>
      <text:p text:style-name="P34"><text:bookmark text:name="art20iii. Copia 3"/>III - capacidade de iniciativa;</text:p>
      <text:p text:style-name="P34"><text:bookmark text:name="art20iv. Copia 3"/>IV - produtividade;</text:p>
      <text:p text:style-name="P34"><text:bookmark text:name="art20v. Copia 3"/>V- responsabilidade.</text:p>
      <text:p text:style-name="P48"><text:bookmark text:name="art20§1.. Copia 3"/><text:soft-page-break/>§ 1<text:span text:style-name="T57">o</text:span>  Quatro meses antes de findo o período do estágio probatório, será submetida à homologação da autoridade competente a avaliação do desempenho do servidor, realizada de acordo com o que dispuser a lei ou o regulamento do sistema de carreira, sem prejuízo da continuidade de apuração dos fatores enumerados nos incisos I a V deste artigo.</text:p>
      <text:p text:style-name="P20"><text:bookmark text:name="art20§1 Copia 3"/><text:span text:style-name="T28">§ 1</text:span><text:span text:style-name="T39">o</text:span><text:span text:style-name="T28">  Quatro meses antes de findo o período do estágio probatório, será submetida à homologação da autoridade competente a avaliação do desempenho do servidor, realizada por comissão constituída para essa finalidade, de acordo com o que dispuser a lei ou o regulamento da respectiva carreira ou cargo, sem prejuízo da continuidade de apuração dos fatores enumerados nos incisos I a V deste artigo.               </text:span><text:a xlink:type="simple" xlink:href="https://www.planalto.gov.br/ccivil_03/_Ato2007-2010/2008/Mpv/431.htm#art172" text:style-name="Internet_20_link" text:visited-style-name="Visited_20_Internet_20_Link"><text:span text:style-name="Emphasis"><text:span text:style-name="T28">(Redação dada pela Medida Provisória nº 431, de 2008).</text:span></text:span></text:a></text:p>
      <text:p text:style-name="P20"><text:bookmark text:name="art20§1. Copia 3"/><text:span text:style-name="T11">§ 1</text:span><text:span text:style-name="T25">o</text:span><text:span text:style-name="T11">  4 (quatro) meses antes de findo o período do estágio probatório, será submetida à homologação da autoridade competente a avaliação do desempenho do servidor, realizada por comissão constituída para essa finalidade, de acordo com o que dispuser a lei ou o regulamento da respectiva carreira ou cargo, sem prejuízo da continuidade de apuração dos fatores enumerados nos incisos I a V do caput deste artigo.           </text:span><text:a xlink:type="simple" xlink:href="https://www.planalto.gov.br/ccivil_03/_Ato2007-2010/2008/Lei/L11784.htm#art172" text:style-name="Internet_20_link" text:visited-style-name="Visited_20_Internet_20_Link"><text:span text:style-name="T9">(Redação dada pela Lei nº 11.784, de 2008</text:span></text:a></text:p>
      <text:p text:style-name="P34"><text:bookmark text:name="art20§2 Copia 3"/>§ 2<text:span text:style-name="T57">o</text:span>  O servidor não aprovado no estágio probatório será exonerado ou, se estável, reconduzido ao cargo anteriormente ocupado, observado o disposto no parágrafo único do art. 29.</text:p>
      <text:p text:style-name="P20"><text:bookmark text:name="art20§3 Copia 3"/><text:span text:style-name="T18">§ 3</text:span><text:span text:style-name="T24">o</text:span><text:span text:style-name="T18">  O servidor em estágio probatório poderá exercer quaisquer cargos de provimento em comissão ou funções de direção, chefia ou assessoramento no órgão ou entidade de lotação, e somente poderá ser cedido a outro órgão ou entidade para ocupar cargos de Natureza Especial, cargos de provimento em comissão do Grupo-Direção e Assessoramento Superiores - DAS, de níveis 6, 5 e 4, ou equivalentes.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20§4 Copia 3"/><text:span text:style-name="T11">§ 4</text:span><text:span text:style-name="T25">o</text:span><text:span text:style-name="T11">  Ao servidor em estágio probatório somente poderão ser concedidas as licenças e os afastamentos previstos nos arts. 81, incisos I a IV, 94, 95 e 96, bem assim afastamento para participar de curso de formação decorrente de aprovação em concurso para outro cargo na Administração Pública Federal.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20§5 Copia 3"/><text:span text:style-name="T11">§ 5</text:span><text:span text:style-name="T25">o</text:span><text:span text:style-name="T11">  O estágio probatório ficará suspenso durante as licenças e os afastamentos previstos nos arts. 83, 84, § 1</text:span><text:span text:style-name="T25">o</text:span><text:span text:style-name="T11">, 86 e 96, bem assim na hipótese de participação em curso de formação, e será retomado a partir do término do impedimento.              </text:span><text:a xlink:type="simple" xlink:href="https://www.planalto.gov.br/ccivil_03/leis/L9527.htm#art1" text:style-name="Internet_20_link" text:visited-style-name="Visited_20_Internet_20_Link"><text:span text:style-name="T9">(Incluído pela Lei nº 9.527, de 10.12.97)</text:span></text:a></text:p>
      <text:p text:style-name="P15"><text:span text:style-name="Strong_20_Emphasis"><text:span text:style-name="T11">Seção V</text:span></text:span></text:p>
      <text:p text:style-name="P15"><text:span text:style-name="Strong_20_Emphasis"><text:span text:style-name="T11">Da Estabilidade</text:span></text:span></text:p>
      <text:p text:style-name="P20"><text:bookmark text:name="art21 Copia 3"/><text:span text:style-name="T11">Art. 21.  O servidor habilitado em concurso público e empossado em cargo de provimento efetivo adquirirá estabilidade no serviço público ao completar 2 (dois) anos de efetivo exercício.                </text:span><text:a xlink:type="simple" xlink:href="https://www.planalto.gov.br/ccivil_03/Constituicao/Emendas/Emc/emc19.htm#art6" text:style-name="Internet_20_link" text:visited-style-name="Visited_20_Internet_20_Link"><text:span text:style-name="T9">(prazo 3 anos - vide EMC nº 19)</text:span></text:a></text:p>
      <text:p text:style-name="P34"><text:bookmark text:name="art22 Copia 3"/>Art. 22.  O servidor estável só perderá o cargo em virtude de sentença judicial transitada em julgado ou de processo administrativo disciplinar no qual lhe seja assegurada ampla defesa.</text:p>
      <text:p text:style-name="P15"><text:span text:style-name="Strong_20_Emphasis"><text:span text:style-name="T11">Seção VI</text:span></text:span></text:p>
      <text:p text:style-name="P15"><text:span text:style-name="Strong_20_Emphasis"><text:span text:style-name="T11">Da Transferência</text:span></text:span></text:p>
      <text:p text:style-name="P14"><text:bookmark text:name="art23 Copia 3"/><text:span text:style-name="T28">Art. 23. Transferência é a passagem do servidor estável de cargo efetivo para outro de igual denominação, pertencente a quadro de pessoal diverso, de órgão ou instituição do mesmo Poder.              </text:span><text:a xlink:type="simple" xlink:href="https://www.planalto.gov.br/ccivil_03/Congresso/RSF/ResSF46-1997.htm" text:style-name="Internet_20_link" text:visited-style-name="Visited_20_Internet_20_Link">(Execução suspensa pela RSF nº 46, de 1997)</text:a></text:p>
      <text:p text:style-name="P14"><text:bookmark text:name="art23§1 Copia 3"/><text:span text:style-name="T28">§ 1° A transferência ocorrerá de ofício ou a pedido do servidor, atendido o interesse do serviço, mediante o preenchimento de vaga.               </text:span><text:a xlink:type="simple" xlink:href="https://www.planalto.gov.br/ccivil_03/Congresso/RSF/ResSF46-1997.htm" text:style-name="Internet_20_link" text:visited-style-name="Visited_20_Internet_20_Link">(Execução suspensa pela RSF nº 46, de 1997)</text:a></text:p>
      <text:p text:style-name="P14"><text:bookmark text:name="art23§2 Copia 3"/><text:span text:style-name="T28">§ 2° Será admitida a transferência de servidor ocupante de cargo de quadro em extinção para igual situação em quadro de outro órgão ou entidade.                 </text:span><text:a xlink:type="simple" xlink:href="https://www.planalto.gov.br/ccivil_03/Congresso/RSF/ResSF46-1997.htm" text:style-name="Internet_20_link" text:visited-style-name="Visited_20_Internet_20_Link">(Execução suspensa pela RSF nº 46, de 1997)</text:a><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15"><text:span text:style-name="Strong_20_Emphasis"><text:span text:style-name="T11">Seção VII</text:span></text:span></text:p>
      <text:p text:style-name="P15"><text:span text:style-name="Strong_20_Emphasis"><text:span text:style-name="T11">Da Readaptação</text:span></text:span></text:p>
      <text:p text:style-name="P34"><text:bookmark text:name="art24 Copia 3"/><text:soft-page-break/>Art. 24.  Readaptação é a investidura do servidor em cargo de atribuições e responsabilidades compatíveis com a limitação que tenha sofrido em sua capacidade física ou mental verificada em inspeção médica.</text:p>
      <text:p text:style-name="P34"><text:bookmark text:name="art24§1 Copia 3"/>§ 1<text:span text:style-name="T57">o</text:span>  Se julgado incapaz para o serviço público, o readaptando será aposentado.</text:p>
      <text:p text:style-name="P48"><text:bookmark text:name="art24§2. Copia 3"/>§ 2° A readaptação será efetivada em cargo de atribuições afins, respeitada a habilitação exigida.</text:p>
      <text:p text:style-name="P20"><text:bookmark text:name="art24§2 Copia 3"/><text:span text:style-name="T18">§ 2</text:span><text:span text:style-name="T24">o</text:span><text:span text:style-name="T18">  A readaptação será efetivada em cargo de atribuições afins, respeitada a habilitação exigida, nível de escolaridade e equivalência de vencimentos e, na hipótese de inexistência de cargo vago, o servidor exercerá suas atribuições como excedente, até a ocorrência de vaga.                 </text:span><text:a xlink:type="simple" xlink:href="https://www.planalto.gov.br/ccivil_03/leis/L9527.htm#art1" text:style-name="Internet_20_link" text:visited-style-name="Visited_20_Internet_20_Link"><text:span text:style-name="T8">(Redação dada pela Lei nº 9.527, de 10.12.97)</text:span></text:a></text:p>
      <text:p text:style-name="P15"><text:span text:style-name="Strong_20_Emphasis"><text:span text:style-name="T11">Seção VIII</text:span></text:span></text:p>
      <text:p text:style-name="P15"><text:bookmark text:name="art25rever Copia 3"/><text:span text:style-name="Strong_20_Emphasis"><text:span text:style-name="T18">Da Reversão</text:span></text:span></text:p>
      <text:p text:style-name="P15"><text:a xlink:type="simple" xlink:href="https://www.planalto.gov.br/ccivil_03/decreto/D3644.htm#1" text:style-name="Internet_20_link" text:visited-style-name="Visited_20_Internet_20_Link"><text:span text:style-name="Emphasis"><text:span text:style-name="T18">(Regulamento Dec. nº 3.644, de 30.11.2000)</text:span></text:span></text:a></text:p>
      <text:p text:style-name="P53"><text:bookmark text:name="art25 Copia 3"/>Art. 25. Reversão é o retorno à atividade de servidor aposentado por invalidez, quando, por junta médica oficial, forem declarados insubsistentes os motivos da aposentadoria.</text:p>
      <text:p text:style-name="P20"><text:bookmark text:name="art25. Copia 3"/><text:span text:style-name="T52"> </text:span><text:span text:style-name="T18">Art. 25.  Reversão é o retorno à atividade de servidor aposentad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25i Copia 3"/><text:span text:style-name="T18">I - por invalidez, quando junta médica oficial declarar insubsistentes os motivos da aposentadoria; ou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 Copia 3"/><text:span text:style-name="T18">II - no interesse da administração, desde que: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a Copia 3"/><text:span text:style-name="T18">a) tenha solicitado a reversã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b Copia 3"/><text:span text:style-name="T18">b) a aposentadoria tenha sido voluntária;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c Copia 3"/><text:span text:style-name="T18">c) estável quando na atividade;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d Copia 3"/><text:span text:style-name="T18">d) a aposentadoria tenha ocorrido nos cinco anos anteriores à solicitaçã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iie Copia 3"/><text:span text:style-name="T18">e) haja cargo vag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1 Copia 3"/><text:span text:style-name="T18">§ 1</text:span><text:span text:style-name="T24">o</text:span><text:span text:style-name="T18">  A reversão far-se-á no mesmo cargo ou no cargo resultante de sua transformaçã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2 Copia 3"/><text:span text:style-name="T18">§ 2</text:span><text:span text:style-name="T24">o</text:span><text:span text:style-name="T18">  O tempo em que o servidor estiver em exercício será considerado para concessão da aposentadoria.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3 Copia 3"/><text:span text:style-name="T52"> </text:span><text:span text:style-name="T18">§ 3</text:span><text:span text:style-name="T24">o</text:span><text:span text:style-name="T18">  No caso do inciso I, encontrando-se provido o cargo, o servidor exercerá suas atribuições como excedente, até a ocorrência de vaga.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4 Copia 3"/><text:span text:style-name="T18">§ 4</text:span><text:span text:style-name="T24">o</text:span><text:span text:style-name="T18">  O servidor que retornar à atividade por interesse da administração perceberá, em substituição aos proventos da aposentadoria, a remuneração do cargo que voltar a exercer, inclusive com as vantagens de natureza pessoal que percebia anteriormente à aposentadoria.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5 Copia 3"/><text:span text:style-name="T18">§ 5</text:span><text:span text:style-name="T24">o</text:span><text:span text:style-name="T18">  O servidor de que trata o inciso II somente terá os proventos calculados com base nas regras atuais se permanecer pelo menos cinco anos no carg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5§6 Copia 3"/><text:span text:style-name="T18">§ 6</text:span><text:span text:style-name="T24">o</text:span><text:span text:style-name="T18">  O Poder Executivo regulamentará o disposto neste artigo.                   </text:span><text:a xlink:type="simple" xlink:href="https://www.planalto.gov.br/ccivil_03/MPV/2225-45.htm#art2" text:style-name="Internet_20_link" text:visited-style-name="Visited_20_Internet_20_Link"><text:span text:style-name="T8">(Incluído pela Medida Provisória nº 2.225-45, de 4.9.2001)</text:span></text:a></text:p>
      <text:p text:style-name="P20"><text:bookmark text:name="art26 Copia 3"/><text:span text:style-name="T28">Art. 26.  A reversão far-se-á no mesmo cargo ou no cargo resultante de sua transformação. </text:span><text:span text:style-name="T11">                 </text:span><text:a xlink:type="simple" xlink:href="https://www.planalto.gov.br/ccivil_03/MPV/2225-45.htm#art15" text:style-name="Internet_20_link" text:visited-style-name="Visited_20_Internet_20_Link"><text:span text:style-name="T18">(Revogado pela Medida Provisória nº 2.225-45, de 4.9.2001)</text:span></text:a></text:p>
      <text:p text:style-name="P20"><text:bookmark text:name="art26p Copia 3"/><text:span text:style-name="T28">Parágrafo único.  Encontrando-se provido o cargo, o servidor exercerá suas atribuições como excedente, até a ocorrência de vaga.</text:span><text:span text:style-name="T48">                    </text:span><text:a xlink:type="simple" xlink:href="https://www.planalto.gov.br/ccivil_03/MPV/2225-45.htm#art15" text:style-name="Internet_20_link" text:visited-style-name="Visited_20_Internet_20_Link"><text:span text:style-name="T18">(Revogado pela Medida Provisória nº 2.225-45, de 4.9.2001)</text:span></text:a></text:p>
      <text:p text:style-name="P43"><text:bookmark text:name="art27 Copia 3"/>Art. 27.  Não poderá reverter o aposentado que já tiver completado 70 (setenta) anos de idade.</text:p>
      <text:p text:style-name="P15"><text:span text:style-name="Strong_20_Emphasis"><text:span text:style-name="T11">Seção IX</text:span></text:span></text:p>
      <text:p text:style-name="P15"><text:span text:style-name="Strong_20_Emphasis"><text:span text:style-name="T11">Da Reintegração</text:span></text:span></text:p>
      <text:p text:style-name="P34"><text:bookmark text:name="art28 Copia 3"/>Art. 28.  A reintegração é a reinvestidura do servidor estável no cargo anteriormente ocupado, ou no cargo resultante de sua transformação, quando invalidada a sua demissão por decisão administrativa ou judicial, com ressarcimento de todas as vantagens.</text:p>
      <text:p text:style-name="P44"><text:bookmark text:name="art28§1 Copia 3"/> <text:span text:style-name="T6">§ 1</text:span><text:span text:style-name="T58">o</text:span><text:span text:style-name="T6">  Na hipótese de o cargo ter sido extinto, o servidor ficará em disponibilidade, observado o disposto nos arts. 30 e 31.</text:span></text:p>
      <text:p text:style-name="P44"><text:bookmark text:name="art28§2 Copia 3"/><text:soft-page-break/>  <text:span text:style-name="T6">§ 2</text:span><text:span text:style-name="T58">o</text:span><text:span text:style-name="T6">  Encontrando-se provido o cargo, o seu eventual ocupante será reconduzido ao cargo de origem, sem direito à indenização ou aproveitado em outro cargo, ou, ainda, posto em disponibilidade.</text:span></text:p>
      <text:p text:style-name="P15"><text:span text:style-name="Strong_20_Emphasis"><text:span text:style-name="T11">Seção X</text:span></text:span></text:p>
      <text:p text:style-name="P15"><text:span text:style-name="Strong_20_Emphasis"><text:span text:style-name="T11">Da Recondução</text:span></text:span></text:p>
      <text:p text:style-name="P34"><text:bookmark text:name="art29 Copia 3"/>Art. 29.  Recondução é o retorno do servidor estável ao cargo anteriormente ocupado e decorrerá de:</text:p>
      <text:p text:style-name="P34"><text:bookmark text:name="art29i Copia 3"/>I - inabilitação em estágio probatório relativo a outro cargo;</text:p>
      <text:p text:style-name="P34"><text:bookmark text:name="art29ii Copia 3"/>II - reintegração do anterior ocupante.</text:p>
      <text:p text:style-name="P34"><text:bookmark text:name="art29p Copia 3"/>Parágrafo único.  Encontrando-se provido o cargo de origem, o servidor será aproveitado em outro, observado o disposto no art. 30.</text:p>
      <text:p text:style-name="P15"><text:span text:style-name="Strong_20_Emphasis"><text:span text:style-name="T11">Seção XI</text:span></text:span></text:p>
      <text:p text:style-name="P15"><text:span text:style-name="Strong_20_Emphasis"><text:span text:style-name="T11">Da Disponibilidade e do Aproveitamento</text:span></text:span></text:p>
      <text:p text:style-name="P34"><text:bookmark text:name="art30 Copia 3"/>Art. 30.  O retorno à atividade de servidor em disponibilidade far-se-á mediante aproveitamento obrigatório em cargo de atribuições e vencimentos compatíveis com o anteriormente ocupado.</text:p>
      <text:p text:style-name="P34"><text:bookmark text:name="art31 Copia 3"/>Art. 31.  O órgão Central do Sistema de Pessoal Civil determinará o imediato aproveitamento de servidor em disponibilidade em vaga que vier a ocorrer nos órgãos ou entidades da Administração Pública Federal.</text:p>
      <text:p text:style-name="P20"><text:bookmark text:name="art31p Copia 3"/><text:span text:style-name="T18">Parágrafo único.  Na hipótese prevista no § 3</text:span><text:span text:style-name="T24">o</text:span><text:span text:style-name="T18"> do art. 37, o servidor posto em disponibilidade poderá ser mantido sob responsabilidade do órgão central do Sistema de Pessoal Civil da Administração Federal - SIPEC, até o seu adequado aproveitamento em outro órgão ou entidade.                 </text:span><text:a xlink:type="simple" xlink:href="https://www.planalto.gov.br/ccivil_03/leis/L9527.htm#art1" text:style-name="Internet_20_link" text:visited-style-name="Visited_20_Internet_20_Link"><text:span text:style-name="T8">(Parágrafo incluído pela Lei nº 9.527, de 10.12.97)</text:span></text:a></text:p>
      <text:p text:style-name="P34"><text:bookmark text:name="art32 Copia 3"/>Art. 32.  Será tornado sem efeito o aproveitamento e cassada a disponibilidade se o servidor não entrar em exercício no prazo legal, salvo doença comprovada por junta médica oficial.</text:p>
      <text:p text:style-name="P15"><text:span text:style-name="Strong_20_Emphasis"><text:span text:style-name="T11">Capítulo II</text:span></text:span></text:p>
      <text:p text:style-name="P15"><text:span text:style-name="Strong_20_Emphasis"><text:span text:style-name="T11">Da Vacância</text:span></text:span></text:p>
      <text:p text:style-name="P43"><text:bookmark text:name="art33 Copia 3"/>Art. 33.  A vacância do cargo público decorrerá de:</text:p>
      <text:p text:style-name="P34"><text:bookmark text:name="art33i Copia 3"/>I - exoneração;</text:p>
      <text:p text:style-name="P34"><text:bookmark text:name="art33ii Copia 3"/>II - demissão;</text:p>
      <text:p text:style-name="P34"><text:bookmark text:name="art33iii Copia 3"/>III - promoção;</text:p>
      <text:p text:style-name="P20"><text:bookmark text:name="art33iv Copia 3"/><text:span text:style-name="T28">IV - ascensã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3v Copia 3"/><text:span text:style-name="T28">V - transferência;</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34"><text:bookmark text:name="art33vi Copia 3"/>VI - readaptação;</text:p>
      <text:p text:style-name="P34"><text:bookmark text:name="art33vii Copia 3"/>VII - aposentadoria;</text:p>
      <text:p text:style-name="P34"><text:bookmark text:name="art33viii Copia 3"/>VIII - posse em outro cargo inacumulável;</text:p>
      <text:p text:style-name="P34"><text:bookmark text:name="art33ix Copia 3"/>IX - falecimento.</text:p>
      <text:p text:style-name="P34"><text:bookmark text:name="art34 Copia 3"/>Art. 34.  A exoneração de cargo efetivo dar-se-á a pedido do servidor, ou de ofício.</text:p>
      <text:p text:style-name="P34"><text:bookmark text:name="art34p Copia 3"/>Parágrafo único.  A exoneração de ofício dar-se-á:</text:p>
      <text:p text:style-name="P34"><text:bookmark text:name="art34pi Copia 3"/>I - quando não satisfeitas as condições do estágio probatório;</text:p>
      <text:p text:style-name="P34"><text:bookmark text:name="art34pii Copia 3"/>II - quando, tendo tomado posse, o servidor não entrar em exercício no prazo estabelecido.</text:p>
      <text:p text:style-name="P48"><text:bookmark text:name="art35. Copia 3"/>Art. 35. A exoneração de cargo em comissão dar-se-á:</text:p>
      <text:p text:style-name="P20"><text:bookmark text:name="art35 Copia 3"/><text:span text:style-name="T18">Art. 35.  A exoneração de cargo em comissão e a dispensa de função de confiança dar-se-á: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35i Copia 3"/>I - a juízo da autoridade competente;</text:p>
      <text:p text:style-name="P34"><text:bookmark text:name="art35ii Copia 3"/><text:soft-page-break/>II - a pedido do próprio servidor.</text:p>
      <text:p text:style-name="P20"><text:bookmark text:name="art35p Copia 3"/><text:span text:style-name="T28">Parágrafo único. O afastamento do servidor de função de direção, chefia e assessoramento dar-se-á:</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 Copia 3"/><text:span text:style-name="T28">I - a pedid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 Copia 3"/><text:span text:style-name="T28">II - mediante dispensa, nos casos de:</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a Copia 3"/><text:span text:style-name="T28">a) promoçã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b Copia 3"/><text:span text:style-name="T28">b) cumprimento de prazo exigido para rotatividade na funçã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c Copia 3"/><text:span text:style-name="T28">c) por falta de exação no exercício de suas atribuições, segundo o resultado do processo de avaliação, conforme estabelecido em lei e regulamento;</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35piid Copia 3"/><text:span text:style-name="T28">d) afastamento de que trata o art. 94.</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15"><text:span text:style-name="Strong_20_Emphasis"><text:span text:style-name="T11">Capítulo III</text:span></text:span></text:p>
      <text:p text:style-name="P15"><text:span text:style-name="Strong_20_Emphasis"><text:span text:style-name="T11">Da Remoção e da Redistribuição</text:span></text:span></text:p>
      <text:p text:style-name="P15"><text:span text:style-name="Strong_20_Emphasis"><text:span text:style-name="T11">Seção I</text:span></text:span></text:p>
      <text:p text:style-name="P15"><text:span text:style-name="Strong_20_Emphasis"><text:span text:style-name="T11">Da Remoção</text:span></text:span></text:p>
      <text:p text:style-name="P34"><text:bookmark text:name="art36 Copia 3"/>Art. 36.  Remoção é o deslocamento do servidor, a pedido ou de ofício, no âmbito do mesmo quadro, com ou sem mudança de sede.</text:p>
      <text:p text:style-name="P48"><text:bookmark text:name="art36p. Copia 3"/>Parágrafo único. Dar-se-á a remoção, a pedido, para outra localidade, independentemente de vaga, para acompanhar cônjuge ou companheiro, ou por motivo de saúde do servidor, cônjuge, companheiro ou dependente, condicionada à comprovação por junta médica.</text:p>
      <text:p text:style-name="P20"><text:bookmark text:name="art36p Copia 3"/><text:span text:style-name="T18">Parágrafo único. Para fins do disposto neste artigo, entende-se por modalidades de remoçã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36pi Copia 3"/><text:span text:style-name="T11">I - de ofício, no interesse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 Copia 3"/><text:span text:style-name="T11">II - a pedido, a critério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i Copia 3"/><text:span text:style-name="T11">III -  a pedido, para outra localidade, independentemente do interesse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ia Copia 3"/><text:span text:style-name="T11">a) para acompanhar cônjuge ou companheiro, também servidor público civil ou militar, de qualquer dos Poderes da União, dos Estados, do Distrito Federal e dos Municípios, que foi deslocado no interesse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ib Copia 3"/><text:span text:style-name="T11">b) por motivo de saúde do servidor, cônjuge, companheiro ou dependente que viva às suas expensas e conste do seu assentamento funcional, condicionada à comprovação por junta médica oficial;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6piiic Copia 3"/><text:span text:style-name="T11">c) em virtude de processo seletivo promovido, na hipótese em que o número de interessados for superior ao número de vagas, de acordo com normas preestabelecidas pelo órgão ou entidade em que aqueles estejam lotados</text:span><text:span text:style-name="T15">.                    </text:span><text:a xlink:type="simple" xlink:href="https://www.planalto.gov.br/ccivil_03/leis/L9527.htm#art1" text:style-name="Internet_20_link" text:visited-style-name="Visited_20_Internet_20_Link"><text:span text:style-name="T11">(Incluído pela Lei nº 9.527, de 10.12.97)</text:span></text:a></text:p>
      <text:p text:style-name="P15"><text:span text:style-name="Strong_20_Emphasis"><text:span text:style-name="T11">Seção II</text:span></text:span></text:p>
      <text:p text:style-name="P15"><text:span text:style-name="Strong_20_Emphasis"><text:span text:style-name="T11">Da Redistribuição</text:span></text:span></text:p>
      <text:p text:style-name="P47"><text:bookmark text:name="art37.. Copia 3"/>Art. 37. Redistribuição é o deslocamento do servidor, com o respectivo cargo, para quadro de pessoal de outro órgão ou entidade do mesmo poder, cujos planos de cargos e vencimentos sejam idênticos, observado sempre o interesse da administração.</text:p>
      <text:p text:style-name="P47"><text:bookmark text:name="art37§1. Copia 3"/>§ 1° A redistribuição dar-se-á exclusivamente para ajustamento de quadros de pessoal às necessidades dos serviços, inclusive nos casos de reorganização, extinção ou criação de órgão ou entidade.</text:p>
      <text:p text:style-name="P47"><text:bookmark text:name="art37§2. Copia 3"/><text:soft-page-break/>§ 2° Nos casos de extinção de órgão ou entidade, os servidores estáveis que não puderam ser redistribuídos, na forma deste artigo, serão colocados em disponibilidade, até seu aproveitamento na forma do art. 30.</text:p>
      <text:p text:style-name="P14"><text:bookmark text:name="art37. Copia 3"/><text:span text:style-name="T28">Art. 37. Redistribuição é o deslocamento do servidor, com o respectivo cargo, para o quadro de pessoal de outro órgão ou entidade do mesmo Poder, observados a vinculação entre os graus de complexidade e responsabilidade, a correlação das atribuições, a equivalência entre os vencimentos e o interesse da administração, com prévia apreciação do órgão central de pessoal.                 </text:span><text:a xlink:type="simple" xlink:href="https://www.planalto.gov.br/ccivil_03/leis/L8216.htm#art37" text:style-name="Internet_20_link" text:visited-style-name="Visited_20_Internet_20_Link">(Redação dada pela Lei nº 8.216, de 1991)</text:a></text:p>
      <text:p text:style-name="P20"><text:bookmark text:name="art37 Copia 3"/><text:span text:style-name="T18">Art. 37.  Redistribuição é o deslocamento de cargo de provimento efetivo, ocupado ou vago no âmbito do quadro geral de pessoal, para outro órgão ou entidade do mesmo Poder, com prévia apreciação do órgão central do SIPEC,     observados os seguintes preceitos: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37i Copia 3"/><text:span text:style-name="T11">I - interesse da administ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ii Copia 3"/><text:span text:style-name="T11">II - equivalência de vencimento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iii Copia 3"/><text:span text:style-name="T11">III - manutenção da essência das atribuições do carg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iv Copia 3"/><text:span text:style-name="T11">IV - vinculação entre os graus de responsabilidade e complexidade das atividade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v Copia 3"/><text:span text:style-name="T11">V - mesmo nível de escolaridade, especialidade ou habilitação profissional;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vi Copia 3"/><text:span text:style-name="T11">VI - compatibilidade entre as atribuições do cargo e as finalidades institucionais do órgão ou entidade.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1 Copia 3"/><text:span text:style-name="T18">§ 1</text:span><text:span text:style-name="T24">o</text:span><text:span text:style-name="T18">  A redistribuição ocorrerá </text:span><text:span text:style-name="T21">ex officio</text:span><text:span text:style-name="T18"> para ajustamento de lotação e da força de trabalho às necessidades dos serviços, inclusive nos casos de reorganização, extinção ou criação de órgão ou entidade.</text:span><text:span text:style-name="T48">                  </text:span><text:a xlink:type="simple" xlink:href="https://www.planalto.gov.br/ccivil_03/leis/L9527.htm#art1" text:style-name="Internet_20_link" text:visited-style-name="Visited_20_Internet_20_Link"><text:span text:style-name="T11">(Incluído pela Lei nº 9.527, de 10.12.97)</text:span></text:a></text:p>
      <text:p text:style-name="P20"><text:bookmark text:name="art37§2 Copia 3"/><text:span text:style-name="T11">§ 2</text:span><text:span text:style-name="T25">o</text:span><text:span text:style-name="T11">  A redistribuição de cargos efetivos vagos se dará mediante ato conjunto entre o órgão central do SIPEC e os órgãos e entidades da Administração Pública Federal envolvido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37§3 Copia 3"/><text:span text:style-name="T11">§ 3</text:span><text:span text:style-name="T25">o</text:span><text:span text:style-name="T11">  Nos casos de reorganização ou extinção de órgão ou entidade, extinto o cargo ou declarada sua desnecessidade no órgão ou entidade, o servidor estável que não for redistribuído será colocado em disponibilidade, até seu aproveitamento na forma dos arts. 30 e 31.               </text:span><text:a xlink:type="simple" xlink:href="https://www.planalto.gov.br/ccivil_03/leis/L9527.htm#art1" text:style-name="Internet_20_link" text:visited-style-name="Visited_20_Internet_20_Link"><text:span text:style-name="T9">(Parágrafo renumerado e alterado pela Lei nº 9.527, de 10.12.97)</text:span></text:a></text:p>
      <text:p text:style-name="P20"><text:bookmark text:name="art37§4 Copia 3"/><text:span text:style-name="T11">§ 4</text:span><text:span text:style-name="T25">o</text:span><text:span text:style-name="T11">  O servidor que não for redistribuído ou colocado em disponibilidade poderá ser mantido sob responsabilidade do órgão central do SIPEC, e ter exercício provisório, em outro órgão ou entidade, até seu adequado aproveitamento.                </text:span><text:a xlink:type="simple" xlink:href="https://www.planalto.gov.br/ccivil_03/leis/L9527.htm#art1" text:style-name="Internet_20_link" text:visited-style-name="Visited_20_Internet_20_Link"><text:span text:style-name="T9">(Incluído pela Lei nº 9.527, de 10.12.97)</text:span></text:a></text:p>
      <text:p text:style-name="P15"><text:bookmark text:name="capiv Copia 3"/><text:span text:style-name="Strong_20_Emphasis"><text:span text:style-name="T11">Capítulo IV</text:span></text:span></text:p>
      <text:p text:style-name="P15"><text:span text:style-name="Strong_20_Emphasis"><text:span text:style-name="T11">Da Substituição</text:span></text:span></text:p>
      <text:p text:style-name="P47"><text:bookmark text:name="art38. Copia 3"/>Art. 38. Os servidores investidos em função de direção ou chefia e os ocupantes de cargos em comissão terão substitutos indicados no regimento interno ou, no caso de omissão, previamente designados pela autoridade competente.</text:p>
      <text:p text:style-name="P20"><text:bookmark text:name="art38 Copia 3"/><text:span text:style-name="T18">Art. 38.  Os servidores investidos em cargo ou função de direção ou chefia e os ocupantes de cargo de Natureza Especial terão substitutos indicados no regimento interno ou, no caso de omissão, previamente designados pelo dirigente máximo do órgão ou entidade.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38§1 Copia 3"/>§ 1° O substituto assumirá automaticamente o exercício do cargo ou função de direção ou chefia nos afastamentos ou impedimentos regulamentares do titular.</text:p>
      <text:p text:style-name="P20"><text:bookmark text:name="art38§1. Copia 3"/><text:span text:style-name="T11">§ 1</text:span><text:span text:style-name="T25">o</text:span><text:span text:style-name="T11">  O substituto assumirá automática e cumulativamente, sem prejuízo do cargo que ocupa, o exercício do cargo ou função de direção ou chefia e os de Natureza Especial, nos afastamentos, impedimentos legais ou regulamentares do titular e na vacância do cargo, hipóteses em que deverá optar pela remuneração de um deles durante o respectivo período.                   </text:span><text:a xlink:type="simple" xlink:href="https://www.planalto.gov.br/ccivil_03/leis/L9527.htm#art1" text:style-name="Internet_20_link" text:visited-style-name="Visited_20_Internet_20_Link"><text:span text:style-name="T9">(Redação dada pela Lei nº 9.527, de 10.12.97)</text:span></text:a></text:p>
      <text:p text:style-name="P48"><text:bookmark text:name="art38§2 Copia 3"/><text:soft-page-break/>§ 2° O substituto fará jus à gratificação pelo exercício da função de direção ou chefia, paga na proporção dos dias de efetiva substituição, observando-se quanto aos cargos em comissão o disposto no § 5° do art. 62.</text:p>
      <text:p text:style-name="P20"><text:bookmark text:name="art38§2. Copia 3"/><text:span text:style-name="T11">§ 2</text:span><text:span text:style-name="T25">o</text:span><text:span text:style-name="T11">  O substituto fará jus à retribuição pelo exercício do cargo ou função de direção ou chefia ou de cargo de Natureza Especial, nos casos dos afastamentos ou impedimentos legais do titular, superiores a trinta dias consecutivos, paga na proporção dos dias de efetiva substituição, que excederem o referido período.                 </text:span><text:a xlink:type="simple" xlink:href="https://www.planalto.gov.br/ccivil_03/leis/L9527.htm#art1" text:style-name="Internet_20_link" text:visited-style-name="Visited_20_Internet_20_Link"><text:span text:style-name="T9">(Redação dada pela Lei nº 9.527, de 10.12.97)</text:span></text:a></text:p>
      <text:p text:style-name="P34"><text:bookmark text:name="art39 Copia 3"/>Art. 39.  O disposto no artigo anterior aplica-se aos titulares de unidades administrativas organizadas em nível de assessoria.</text:p>
      <text:p text:style-name="P15"><text:bookmark text:name="tituloiii Copia 3"/><text:span text:style-name="Strong_20_Emphasis"><text:span text:style-name="T11">Título III</text:span></text:span></text:p>
      <text:p text:style-name="P15"><text:span text:style-name="Strong_20_Emphasis"><text:span text:style-name="T11">Dos Direitos e Vantagens</text:span></text:span></text:p>
      <text:p text:style-name="P15"><text:span text:style-name="Strong_20_Emphasis"><text:span text:style-name="T11">Capítulo I</text:span></text:span></text:p>
      <text:p text:style-name="P15"><text:span text:style-name="Strong_20_Emphasis"><text:span text:style-name="T11">Do Vencimento e da Remuneração</text:span></text:span></text:p>
      <text:p text:style-name="P34"><text:bookmark text:name="art40 Copia 3"/>Art. 40.  Vencimento é a retribuição pecuniária pelo exercício de cargo público, com valor fixado em lei.</text:p>
      <text:p text:style-name="P20"><text:bookmark text:name="art40p Copia 3"/><text:span text:style-name="T28">Parágrafo único.  Nenhum servidor receberá, a título de vencimento, importância inferior ao salário-mínimo.</text:span><text:span text:style-name="T11">               </text:span><text:a xlink:type="simple" xlink:href="https://www.planalto.gov.br/ccivil_03/_Ato2007-2010/2008/Mpv/431.htm#art174" text:style-name="Internet_20_link" text:visited-style-name="Visited_20_Internet_20_Link"><text:span text:style-name="T28">(Revogado pela Medida Provisória nº 431, de 2008)</text:span><text:span text:style-name="T11">.</text:span></text:a><text:span text:style-name="T11"> </text:span><text:span text:style-name="T49">                 </text:span><text:a xlink:type="simple" xlink:href="https://www.planalto.gov.br/ccivil_03/_Ato2007-2010/2008/Lei/L11784.htm#art176" text:style-name="Internet_20_link" text:visited-style-name="Visited_20_Internet_20_Link"><text:span text:style-name="T17">(Revogado pela Lei nº 11.784, de 2008)</text:span></text:a></text:p>
      <text:p text:style-name="P44"><text:bookmark text:name="art41 Copia 3"/> <text:span text:style-name="T4">Art. 41.  Remuneração é o vencimento do cargo efetivo, acrescido das vantagens pecuniárias permanentes estabelecidas em lei.</text:span></text:p>
      <text:p text:style-name="P34"><text:bookmark text:name="art41§1 Copia 3"/>§ 1<text:span text:style-name="T57">o</text:span>  A remuneração do servidor investido em função ou cargo em comissão será paga na forma prevista no art. 62.</text:p>
      <text:p text:style-name="P34"><text:bookmark text:name="art41§2 Copia 3"/>§ 2<text:span text:style-name="T57">o</text:span>  O servidor investido em cargo em comissão de órgão ou entidade diversa da de sua lotação receberá a remuneração de acordo com o estabelecido no § 1<text:span text:style-name="T57">o</text:span> do art. 93.</text:p>
      <text:p text:style-name="P34"><text:bookmark text:name="art41§3 Copia 3"/>§ 3<text:span text:style-name="T57">o</text:span>  O vencimento do cargo efetivo, acrescido das vantagens de caráter permanente, é irredutível.</text:p>
      <text:p text:style-name="P34"><text:bookmark text:name="art41§4 Copia 3"/>§ 4<text:span text:style-name="T57">o</text:span>  É assegurada a isonomia de vencimentos para cargos de atribuições iguais ou assemelhadas do mesmo Poder, ou entre servidores dos três Poderes, ressalvadas as vantagens de caráter individual e as relativas à natureza ou ao local de trabalho.</text:p>
      <text:p text:style-name="P20"><text:bookmark text:name="art41§5 Copia 3"/><text:span text:style-name="Emphasis"><text:span text:style-name="T28">§ 5</text:span></text:span><text:span text:style-name="Emphasis"><text:span text:style-name="T39">o</text:span></text:span><text:span text:style-name="Emphasis"><text:span text:style-name="T28">  Nenhum servidor receberá remuneração inferior ao salário mínimo.                    </text:span></text:span><text:a xlink:type="simple" xlink:href="https://www.planalto.gov.br/ccivil_03/_Ato2007-2010/2008/Mpv/431.htm#art172" text:style-name="Internet_20_link" text:visited-style-name="Visited_20_Internet_20_Link"><text:span text:style-name="Emphasis">(Incluído pela Medida Provisória nº 431, de 2008).</text:span></text:a></text:p>
      <text:p text:style-name="P20"><text:bookmark text:name="art41§5. Copia 3"/><text:span text:style-name="T11">§ 5</text:span><text:span text:style-name="T25">o</text:span><text:span text:style-name="T11">  Nenhum servidor receberá remuneração inferior ao salário mínimo.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43"><text:bookmark text:name="art42 Copia 3"/>Art. 42.  Nenhum servidor poderá perceber, mensalmente, a título de remuneração, importância superior à soma dos valores percebidos como remuneração, em espécie, a qualquer título, no âmbito dos respectivos Poderes, pelos Ministros de Estado, por membros do Congresso Nacional e Ministros do Supremo Tribunal Federal.</text:p>
      <text:p text:style-name="P34"><text:bookmark text:name="art42p Copia 3"/>Parágrafo único.  Excluem-se do teto de remuneração as vantagens previstas nos incisos II a VII do art. 61.</text:p>
      <text:p text:style-name="P20"><text:bookmark text:name="art43 Copia 3"/><text:span text:style-name="T28">Art. 43. A menor remuneração atribuída aos cargos de carreira não será inferior a 1/40 (um quarenta avos) do teto de remuneração fixado no artigo anterior.</text:span><text:span text:style-name="T48">                </text:span><text:a xlink:type="simple" xlink:href="https://www.planalto.gov.br/ccivil_03/leis/L9624.htm#art22" text:style-name="Internet_20_link" text:visited-style-name="Visited_20_Internet_20_Link"><text:span text:style-name="T9">(Revogado pela Lei nº 9.624, de 2.4.98)</text:span></text:a><text:span text:style-name="T11">             </text:span><text:a xlink:type="simple" xlink:href="https://www.planalto.gov.br/ccivil_03/leis/L9624.htm#art18" text:style-name="Internet_20_link" text:visited-style-name="Visited_20_Internet_20_Link"><text:span text:style-name="T9">(Vide Lei nº 9.624, de 2.4.98)</text:span></text:a></text:p>
      <text:p text:style-name="P34"><text:bookmark text:name="art44 Copia 3"/>Art. 44.  O servidor perderá:</text:p>
      <text:p text:style-name="P47"><text:bookmark text:name="art44i. Copia 3"/>I - a remuneração dos dias em que faltar ao serviço;</text:p>
      <text:p text:style-name="P47"><text:bookmark text:name="art44ii Copia 3"/>II - a parcela de remuneração diária, proporcional aos atrasos, ausências e saídas antecipadas, iguais ou superiores a 60 (sessenta) minutos;</text:p>
      <text:p text:style-name="P33"><text:bookmark text:name="art44iii Copia 3"/>I<text:span text:style-name="T61">II - metade da remuneração, na hipótese prevista no § 2° do art. 130.</text:span></text:p>
      <text:p text:style-name="P20"><text:bookmark text:name="art44i Copia 3"/><text:soft-page-break/><text:span text:style-name="T18">I - a remuneração do dia em que faltar ao serviço, sem motivo justificad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44ii. Copia 3"/><text:span text:style-name="T18">II - a parcela de remuneração diária, proporcional aos atrasos, ausências justificadas, ressalvadas as concessões de que trata o art. 97, e saídas antecipadas, salvo na hipótese de compensação de horário, até o mês subseqüente ao da ocorrência, a ser estabelecida pela chefia imediata.</text:span><text:span text:style-name="Strong_20_Emphasis"><text:span text:style-name="T18">                  </text:span></text:span><text:a xlink:type="simple" xlink:href="https://www.planalto.gov.br/ccivil_03/leis/L9527.htm#art1" text:style-name="Internet_20_link" text:visited-style-name="Visited_20_Internet_20_Link"><text:span text:style-name="T18">(Redação dada pela Lei nº 9.527, de 10.12.97)</text:span></text:a></text:p>
      <text:p text:style-name="P20"><text:bookmark text:name="art44p Copia 3"/><text:span text:style-name="T18">Parágrafo único.  As faltas justificadas decorrentes de caso fortuito ou de força maior poderão ser compensadas a critério da chefia imediata, sendo assim consideradas como efetivo exercício.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45 Copia 3"/><text:span text:style-name="T11">Art. 45.  Salvo por imposição legal, ou mandado judicial, nenhum desconto incidirá sobre a remuneração ou provento.                </text:span><text:a xlink:type="simple" xlink:href="https://www.planalto.gov.br/ccivil_03/decreto/1995/d1502.htm#art1" text:style-name="Internet_20_link" text:visited-style-name="Visited_20_Internet_20_Link"><text:span text:style-name="T9">(Vide Decreto nº 1.502, de 1995)</text:span></text:a><text:span text:style-name="T11">              </text:span><text:a xlink:type="simple" xlink:href="https://www.planalto.gov.br/ccivil_03/decreto/1996/D1903.htm#art1" text:style-name="Internet_20_link" text:visited-style-name="Visited_20_Internet_20_Link"><text:span text:style-name="T9">(Vide Decreto nº 1.903, de 1996)</text:span></text:a><text:span text:style-name="T11">                 </text:span><text:a xlink:type="simple" xlink:href="https://www.planalto.gov.br/ccivil_03/decreto/1996/d2065.htm#art1" text:style-name="Internet_20_link" text:visited-style-name="Visited_20_Internet_20_Link"><text:span text:style-name="T9">(Vide Decreto nº 2.065, de 1996)</text:span></text:a><text:span text:style-name="T11">               </text:span><text:a xlink:type="simple" xlink:href="https://www.planalto.gov.br/ccivil_03/decreto/D2784.htm" text:style-name="Internet_20_link" text:visited-style-name="Visited_20_Internet_20_Link"><text:span text:style-name="T9">(Regulamento)</text:span></text:a><text:span text:style-name="T11">                </text:span><text:a xlink:type="simple" xlink:href="https://www.planalto.gov.br/ccivil_03/_Ato2004-2006/2004/Decreto/D4961.htm" text:style-name="Internet_20_link" text:visited-style-name="Visited_20_Internet_20_Link"><text:span text:style-name="T9">(Regulamento)</text:span></text:a></text:p>
      <text:p text:style-name="P48"><text:bookmark text:name="art45p Copia 3"/>Parágrafo único.  Mediante autorização do servidor, poderá haver consignação em folha de pagamento a favor de terceiros, a critério da administração e com reposição de custos, na forma definida em regulamento.</text:p>
      <text:p text:style-name="P21"><text:bookmark text:name="art45§1 Copia 3"/><text:span text:style-name="T11">§</text:span><text:span text:style-name="T28"> 1º Mediante autorização do servidor, poderá haver consignação em folha de pagamento em favor de terceiros, a critério da administração e com reposição de custos, na forma definida em regulamento.</text:span><text:span text:style-name="T11">               </text:span><text:span text:style-name="T28"> </text:span><text:a xlink:type="simple" xlink:href="https://www.planalto.gov.br/ccivil_03/_Ato2015-2018/2015/Mpv/mpv681.htm#art3" text:style-name="Internet_20_link" text:visited-style-name="Visited_20_Internet_20_Link">(Redação dada pela Medida Provisória nº 681, de 2015)</text:a></text:p>
      <text:p text:style-name="P21"><text:bookmark text:name="art45§2 Copia 3"/><text:span text:style-name="T28">§ 2º O total de consignações facultativas de que trata o § 1º não excederá trinta e cinco por cento da remuneração mensal, sendo cinco por cento reservados exclusivamente para a amortização de despesas contraídas por meio de cartão de crédito                   </text:span><text:a xlink:type="simple" xlink:href="https://www.planalto.gov.br/ccivil_03/_Ato2015-2018/2015/Mpv/mpv681.htm#art3" text:style-name="Internet_20_link" text:visited-style-name="Visited_20_Internet_20_Link">(Incluído pela Medida Provisória nº 681, de 2015)</text:a></text:p>
      <text:p text:style-name="P21"><text:bookmark text:name="art45§1. Copia 3"/><text:span text:style-name="T28">§ 1</text:span><text:span text:style-name="T39">o</text:span><text:span text:style-name="T28">  Mediante autorização do servidor, poderá haver consignação em folha de pagamento em favor de terceiros, a critério da administração e com reposição de custos, na forma definida em regulamento.     </text:span><text:a xlink:type="simple" xlink:href="https://www.planalto.gov.br/ccivil_03/_Ato2015-2018/2015/Lei/L13172.htm#art3" text:style-name="Internet_20_link" text:visited-style-name="Visited_20_Internet_20_Link">(Redação dada pela Lei nº 13.172, de 2015)</text:a><text:span text:style-name="T28">   </text:span><text:span text:style-name="T11">    </text:span><text:a xlink:type="simple" xlink:href="https://www.planalto.gov.br/ccivil_03/_Ato2019-2022/2022/Mpv/mpv1132.htm#art5" text:style-name="Internet_20_link" text:visited-style-name="Visited_20_Internet_20_Link"><text:span text:style-name="T28">(Revogado pela Medida Provisória nº 1.132, de 2022)</text:span></text:a><text:span text:style-name="T11">   </text:span><text:a xlink:type="simple" xlink:href="https://www.planalto.gov.br/ccivil_03/_Ato2019-2022/2022/Lei/L14509.htm#art7" text:style-name="Internet_20_link" text:visited-style-name="Visited_20_Internet_20_Link"><text:span text:style-name="T9">(Revogado pela Lei nº 14.509, de 2022)</text:span></text:a></text:p>
      <text:p text:style-name="P21"><text:bookmark text:name="art45§2. Copia 3"/><text:span text:style-name="T28">§ 2</text:span><text:span text:style-name="T39">o</text:span><text:span text:style-name="T28">  O total de consignações facultativas de que trata o § 1</text:span><text:span text:style-name="T39">o</text:span><text:span text:style-name="T28"> não excederá a 35% (trinta e cinco por cento) da remuneração mensal, sendo 5% (cinco por cento) reservados exclusivamente para:      </text:span><text:a xlink:type="simple" xlink:href="https://www.planalto.gov.br/ccivil_03/_Ato2015-2018/2015/Lei/L13172.htm#art3" text:style-name="Internet_20_link" text:visited-style-name="Visited_20_Internet_20_Link">(Redação dada pela Lei nº 13.172, de 2015)</text:a><text:span text:style-name="T28">         </text:span><text:a xlink:type="simple" xlink:href="https://www.planalto.gov.br/ccivil_03/_Ato2019-2022/2021/Lei/L14131.htm#art1" text:style-name="Internet_20_link" text:visited-style-name="Visited_20_Internet_20_Link">(Vide Lei nº 14.131, de 2021)</text:a><text:span text:style-name="T28">    </text:span><text:a xlink:type="simple" xlink:href="https://www.planalto.gov.br/ccivil_03/_Ato2019-2022/2022/Mpv/mpv1132.htm#art5" text:style-name="Internet_20_link" text:visited-style-name="Visited_20_Internet_20_Link">(Revogado pela Medida Provisória nº 1.132, de 2022)</text:a><text:span text:style-name="T11">   </text:span><text:a xlink:type="simple" xlink:href="https://www.planalto.gov.br/ccivil_03/_Ato2019-2022/2022/Lei/L14509.htm#art7" text:style-name="Internet_20_link" text:visited-style-name="Visited_20_Internet_20_Link"><text:span text:style-name="T9">(Revogado pela Lei nº 14.509, de 2022)</text:span></text:a></text:p>
      <text:p text:style-name="P21"><text:span text:style-name="T28">I - a amortização de despesas contraídas por meio de cartão de crédito; ou        </text:span><text:a xlink:type="simple" xlink:href="https://www.planalto.gov.br/ccivil_03/_Ato2015-2018/2015/Lei/L13172.htm#art3" text:style-name="Internet_20_link" text:visited-style-name="Visited_20_Internet_20_Link">(Incluído pela Lei nº 13.172, de 2015)</text:a><text:span text:style-name="T28">    </text:span><text:a xlink:type="simple" xlink:href="https://www.planalto.gov.br/ccivil_03/_Ato2019-2022/2022/Mpv/mpv1132.htm#art5" text:style-name="Internet_20_link" text:visited-style-name="Visited_20_Internet_20_Link"><text:span text:style-name="T11">(Revogado pela Medida Provisória nº 1.132, de 2022)</text:span></text:a></text:p>
      <text:p text:style-name="P21"><text:span text:style-name="T28">II - a utilização com a finalidade de saque por meio do cartão de crédito.     </text:span><text:a xlink:type="simple" xlink:href="https://www.planalto.gov.br/ccivil_03/_Ato2015-2018/2015/Lei/L13172.htm#art3" text:style-name="Internet_20_link" text:visited-style-name="Visited_20_Internet_20_Link">(Incluído pela Lei nº 13.172, de 2015)</text:a><text:span text:style-name="T28">     </text:span><text:a xlink:type="simple" xlink:href="https://www.planalto.gov.br/ccivil_03/_Ato2019-2022/2022/Mpv/mpv1132.htm#art5" text:style-name="Internet_20_link" text:visited-style-name="Visited_20_Internet_20_Link"><text:span text:style-name="T11">(Revogado pela Medida Provisória nº 1.132, de 2022)</text:span></text:a></text:p>
      <text:p text:style-name="P49"><text:bookmark text:name="art46.. Copia 3"/>Art. 46. As reposições e indenizações ao erário serão descontadas em parcelas mensais não excedentes à décima parte da remuneração ou provento, em valores atualizados.</text:p>
      <text:p text:style-name="P20"><text:bookmark text:name="art46 Copia 3"/><text:span text:style-name="T37">Art. 46. As reposições e indenizações ao erário serão previamente comunicadas ao servidor e descontadas em parcelas mensais em valores atualizados até 30 de junho de 1994.                </text:span><text:a xlink:type="simple" xlink:href="https://www.planalto.gov.br/ccivil_03/leis/L9527.htm#art1" text:style-name="Internet_20_link" text:visited-style-name="Visited_20_Internet_20_Link">(Redação dada pela Lei nº 9.527, de 10.12.97)</text:a><text:span text:style-name="T37"> </text:span></text:p>
      <text:p text:style-name="P20"><text:bookmark text:name="art46§1 Copia 3"/><text:span text:style-name="T37">§ 1</text:span><text:span text:style-name="T43">o</text:span><text:span text:style-name="T37"> A indenização será feita em parcelas cujo valor não exceda dez por cento da remuneração ou provento.                  </text:span><text:a xlink:type="simple" xlink:href="https://www.planalto.gov.br/ccivil_03/leis/L9527.htm#art1" text:style-name="Internet_20_link" text:visited-style-name="Visited_20_Internet_20_Link">(Incluído pela Lei nº 9.527, de 10.12.97)</text:a><text:span text:style-name="T37"> </text:span></text:p>
      <text:p text:style-name="P20"><text:bookmark text:name="art46§2 Copia 3"/><text:span text:style-name="T37">§ 2</text:span><text:span text:style-name="T43">o</text:span><text:span text:style-name="T37"> A reposição será feita em parcelas cujo valor não exceda 25% da remuneração ou provento.                   </text:span><text:a xlink:type="simple" xlink:href="https://www.planalto.gov.br/ccivil_03/leis/L9527.htm#art1" text:style-name="Internet_20_link" text:visited-style-name="Visited_20_Internet_20_Link">(Incluído pela Lei nº 9.527, de 10.12.97)</text:a><text:span text:style-name="T37"> </text:span></text:p>
      <text:p text:style-name="P20"><text:bookmark text:name="art46§3 Copia 3"/><text:span text:style-name="T37">§ 3</text:span><text:span text:style-name="T43">o</text:span><text:span text:style-name="T37"> A reposição será feita em uma única parcela quando constatado pagamento indevido no mês anterior ao do processamento da folha.                </text:span><text:a xlink:type="simple" xlink:href="https://www.planalto.gov.br/ccivil_03/leis/L9527.htm#art1" text:style-name="Internet_20_link" text:visited-style-name="Visited_20_Internet_20_Link">(Incluído pela Lei nº 9.527, de 10.12.97)</text:a><text:span text:style-name="T37"> </text:span><text:span text:style-name="T18"> </text:span></text:p>
      <text:p text:style-name="P20"><text:bookmark text:name="art46. Copia 3"/><text:span text:style-name="T18">Art. 46.  As reposições e indenizações ao erário, atualizadas até 30 de junho de 1994, serão previamente comunicadas ao servidor ativo, aposentado ou ao pensionista, para pagamento, no prazo máximo de trinta dias, podendo ser parceladas, a pedido do interessad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46§1. Copia 3"/><text:span text:style-name="T18">§ 1</text:span><text:span text:style-name="T24">o</text:span><text:span text:style-name="T18">  O valor de cada parcela não poderá ser inferior ao correspondente a dez por cento da remuneração, provento ou pensã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46§2. Copia 3"/><text:span text:style-name="T18">§ 2</text:span><text:span text:style-name="T24">o</text:span><text:span text:style-name="T18">  Quando o pagamento indevido houver ocorrido no mês anterior ao do processamento da folha, a reposição será feita imediatamente, em uma única parcela.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46§3. Copia 3"/><text:span text:style-name="T18">§ 3</text:span><text:span text:style-name="T24">o</text:span><text:span text:style-name="T18">  Na hipótese de valores recebidos em decorrência de cumprimento a decisão liminar, a tutela antecipada ou a sentença que venha a ser revogada ou rescindida, serão eles atualizados até a data da reposiçã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48"><text:bookmark text:name="art47 Copia 3"/>Art. 47. O servidor em débito com o erário, que for demitido, exonerado, ou que tiver a sua aposentadoria ou disponibilidade cassada, terá o prazo de 60 (sessenta) dias para quitar o débito. Parágrafo único. A não quitação do débito no prazo previsto implicará sua inscrição em dívida ativa.</text:p>
      <text:p text:style-name="P20"><text:bookmark text:name="art47. Copia 3"/><text:soft-page-break/><text:span text:style-name="T37">Art. 47. O servidor em débito com o erário, que for demitido, exonerado, ou que tiver sua aposentadoria ou disponibilidade cassada, ou ainda aquele cuja dívida relativa a reposição seja superior a cinco vezes o valor de sua remuneração terá o prazo de sessenta dias para quitar o débito.               </text:span><text:a xlink:type="simple" xlink:href="https://www.planalto.gov.br/ccivil_03/leis/L9527.htm#art1" text:style-name="Internet_20_link" text:visited-style-name="Visited_20_Internet_20_Link">(Redação dada pela Lei nº 9.527, de 10.12.97)</text:a><text:span text:style-name="T37">  </text:span></text:p>
      <text:p text:style-name="P20"><text:bookmark text:name="art47§1 Copia 3"/><text:span text:style-name="T37">§ 1</text:span><text:span text:style-name="T43">o</text:span><text:span text:style-name="T37"> A não quitação do débito no prazo previsto implicará sua inscrição em dívida ativa.                 </text:span><text:a xlink:type="simple" xlink:href="https://www.planalto.gov.br/ccivil_03/leis/L9527.htm#art1" text:style-name="Internet_20_link" text:visited-style-name="Visited_20_Internet_20_Link">(Incluído pela Lei nº 9.527, de 10.12.97)</text:a></text:p>
      <text:p text:style-name="P20"><text:bookmark text:name="art47§2 Copia 3"/><text:span text:style-name="T37">§ 2</text:span><text:span text:style-name="T43">o</text:span><text:span text:style-name="T37"> Os valores percebidos pelo servidor, em razão de decisão liminar, de qualquer medida de caráter antecipatório ou de sentença, posteriormente cassada ou revista, deverão ser repostos no prazo de trinta dias, contados da notificação para fazê-lo, sob pena de inscrição em dívida ativa.                    </text:span><text:a xlink:type="simple" xlink:href="https://www.planalto.gov.br/ccivil_03/leis/L9527.htm#art1" text:style-name="Internet_20_link" text:visited-style-name="Visited_20_Internet_20_Link">(Incluído pela Lei nº 9.527, de 10.12.97)</text:a></text:p>
      <text:p text:style-name="P20"><text:bookmark text:name="art47.. Copia 3"/><text:span text:style-name="T52"> </text:span><text:span text:style-name="T18">Art. 47.  O servidor em débito com o erário, que for demitido, exonerado ou que tiver sua aposentadoria ou disponibilidade cassada, terá o prazo de sessenta dias para quitar o débit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20"><text:bookmark text:name="art48p Copia 3"/><text:span text:style-name="T18">Parágrafo único.  A não quitação do débito no prazo previsto implicará sua inscrição em dívida ativa.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34"><text:bookmark text:name="art48 Copia 3"/>Art. 48.  O vencimento, a remuneração e o provento não serão objeto de arresto, seqüestro ou penhora, exceto nos casos de prestação de alimentos resultante de decisão judicial.</text:p>
      <text:p text:style-name="P15"><text:span text:style-name="Strong_20_Emphasis"><text:span text:style-name="T11">Capítulo II</text:span></text:span></text:p>
      <text:p text:style-name="P15"><text:span text:style-name="Strong_20_Emphasis"><text:span text:style-name="T11">Das Vantagens</text:span></text:span></text:p>
      <text:p text:style-name="P34"><text:bookmark text:name="art49 Copia 3"/>Art. 49.  Além do vencimento, poderão ser pagas ao servidor as seguintes vantagens:</text:p>
      <text:p text:style-name="P34"><text:bookmark text:name="art49i Copia 3"/>I - indenizações;</text:p>
      <text:p text:style-name="P34"><text:bookmark text:name="art49ii Copia 3"/>II - gratificações;</text:p>
      <text:p text:style-name="P34"><text:bookmark text:name="art49iii Copia 3"/>III - adicionais.</text:p>
      <text:p text:style-name="P34"><text:bookmark text:name="art49§1 Copia 3"/>§ 1<text:span text:style-name="T57">o</text:span>  As indenizações não se incorporam ao vencimento ou provento para qualquer efeito.</text:p>
      <text:p text:style-name="P34"><text:bookmark text:name="art49§2 Copia 3"/>§ 2<text:span text:style-name="T57">o</text:span>  As gratificações e os adicionais incorporam-se ao vencimento ou provento, nos casos e condições indicados em lei.</text:p>
      <text:p text:style-name="P34"><text:bookmark text:name="art50 Copia 3"/>Art. 50.  As vantagens pecuniárias não serão computadas, nem acumuladas, para efeito de concessão de quaisquer outros acréscimos pecuniários ulteriores, sob o mesmo título ou idêntico fundamento.</text:p>
      <text:p text:style-name="P15"><text:span text:style-name="Strong_20_Emphasis"><text:span text:style-name="T11">Seção I</text:span></text:span></text:p>
      <text:p text:style-name="P15"><text:span text:style-name="Strong_20_Emphasis"><text:span text:style-name="T11">Das Indenizações</text:span></text:span></text:p>
      <text:p text:style-name="P34"><text:bookmark text:name="art51 Copia 3"/>Art. 51.  Constituem indenizações ao servidor:</text:p>
      <text:p text:style-name="P34"><text:bookmark text:name="art51i Copia 3"/>I - ajuda de custo;</text:p>
      <text:p text:style-name="P34"><text:bookmark text:name="art51ii Copia 3"/>II - diárias;</text:p>
      <text:p text:style-name="P34"><text:bookmark text:name="art51iii Copia 3"/>III - transporte.</text:p>
      <text:p text:style-name="P20"><text:bookmark text:name="art51iv Copia 3"/><text:span text:style-name="T22">I</text:span><text:span text:style-name="T38">V -               </text:span><text:a xlink:type="simple" xlink:href="https://www.planalto.gov.br/ccivil_03/_Ato2004-2006/2006/Mpv/301.htm#art156" text:style-name="Internet_20_link" text:visited-style-name="Visited_20_Internet_20_Link">(Vide Medida Provisória nº 301 de 2006)</text:a></text:p>
      <text:p text:style-name="P20"><text:bookmark text:name="art51iv. Copia 3"/><text:span text:style-name="T11">IV - auxílio-moradia.                 </text:span><text:a xlink:type="simple" xlink:href="https://www.planalto.gov.br/ccivil_03/_Ato2004-2006/2006/Lei/L11355.htm#art156" text:style-name="Internet_20_link" text:visited-style-name="Visited_20_Internet_20_Link"><text:span text:style-name="T9">(Incluído pela Lei nº 11.355, de 2006)</text:span></text:a></text:p>
      <text:p text:style-name="P20"><text:bookmark text:name="art52 Copia 3"/><text:span text:style-name="T28">Art. 52.  Os valores das indenizações, assim como as condições para a sua concessão, serão estabelecidos em regulamento.                   </text:span><text:a xlink:type="simple" xlink:href="https://www.planalto.gov.br/ccivil_03/_Ato2004-2006/2006/Mpv/301.htm#art156" text:style-name="Internet_20_link" text:visited-style-name="Visited_20_Internet_20_Link"><text:span text:style-name="T38">(Vide Medida Provisória nº 301 de 2006)</text:span></text:a></text:p>
      <text:p text:style-name="P62"><text:bookmark text:name="art52. Copia 3"/><text:span text:style-name="T11">Art. 52.  Os valores das indenizações estabelecidas nos incisos I a III do art. 51, assim como as condições para a sua concessão, serão estabelecidos em regulamento.                </text:span><text:a xlink:type="simple" xlink:href="https://www.planalto.gov.br/ccivil_03/_Ato2004-2006/2006/Lei/L11355.htm#art156" text:style-name="Internet_20_link" text:visited-style-name="Visited_20_Internet_20_Link"><text:span text:style-name="T9">(Redação dada pela Lei nº 11.355, de 2006)</text:span></text:a></text:p>
      <text:p text:style-name="P15"><text:span text:style-name="Strong_20_Emphasis"><text:span text:style-name="T11">Subseção I</text:span></text:span></text:p>
      <text:p text:style-name="P15"><text:span text:style-name="Strong_20_Emphasis"><text:span text:style-name="T11">Da Ajuda de Custo</text:span></text:span></text:p>
      <text:p text:style-name="P47"><text:bookmark text:name="art53. Copia 3"/>Art. 53. A ajuda-de-custo destina-se a compensar as despesas de instalação do servidor que, no interesse do serviço, passar a ter exercício em nova sede, com mudança de domicílio em caráter permanente.</text:p>
      <text:p text:style-name="P20"><text:bookmark text:name="art53 Copia 3"/><text:soft-page-break/><text:span text:style-name="T18">Art. 53.  A ajuda de custo destina-se a compensar as despesas de instalação do servidor que, no interesse do serviço, passar a ter exercício em nova sede, com mudança de domicílio em caráter permanente, vedado o duplo pagamento de indenização, a qualquer tempo, no caso de o cônjuge ou companheiro que detenha também a condição de servidor, vier a ter exercício na mesma sede.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53§1 Copia 3"/>§ 1<text:span text:style-name="T57">o</text:span>  Correm por conta da administração as despesas de transporte do servidor e de sua família, compreendendo passagem, bagagem e bens pessoais.</text:p>
      <text:p text:style-name="P34"><text:bookmark text:name="art53§4 Copia 3"/>§ 2<text:span text:style-name="T57">o</text:span>  À família do servidor que falecer na nova sede são assegurados ajuda de custo e transporte para a localidade de origem, dentro do prazo de 1 (um) ano, contado do óbito.</text:p>
      <text:p text:style-name="P20"><text:bookmark text:name="art53§3 Copia 3"/><text:span text:style-name="T28">§ 3</text:span><text:span text:style-name="T39">o</text:span><text:span text:style-name="T28">  Não será concedida ajuda de custo nas hipóteses de remoção previstas nos incisos II e III do parágrafo único do art. 36.                       </text:span><text:a xlink:type="simple" xlink:href="https://www.planalto.gov.br/ccivil_03/_Ato2011-2014/2013/Mpv/mpv632.htm#art18" text:style-name="Internet_20_link" text:visited-style-name="Visited_20_Internet_20_Link">(Incluído pela Medida provisória nº 632, de 2013)</text:a></text:p>
      <text:p text:style-name="P20"><text:bookmark text:name="art53§3. Copia 3"/><text:span text:style-name="T11">§ 3</text:span><text:span text:style-name="T25">o</text:span><text:span text:style-name="T11">  Não será concedida ajuda de custo nas hipóteses de remoção previstas nos incisos II e III do parágrafo único do art. 36.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53">Art. 54.  A ajuda de custo é calculada sobre a remuneração do servidor, conforme se dispuser em regulamento, não podendo exceder a importância correspondente a 3 (três) meses.</text:p>
      <text:p text:style-name="P20"><text:bookmark text:name="art54. Copia 3"/><text:span text:style-name="T28">Art. 54. A ajuda de custo corresponderá ao valor de um mês de remuneração do servidor na origem ou, na hipótese do </text:span><text:span text:style-name="T32">caput</text:span><text:span text:style-name="T28"> do art. 56, ao valor de uma remuneração mensal do cargo em comissão.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44"><text:bookmark text:name="art255 Copia 3"/> <text:span text:style-name="T4">Art. 54.  A ajuda de custo é calculada sobre a remuneração do servidor, conforme se dispuser em regulamento, não podendo exceder a importância correspondente a 3 (três) meses.</text:span></text:p>
      <text:p text:style-name="P34"><text:bookmark text:name="art55 Copia 3"/>Art. 55.  Não será concedida ajuda de custo ao servidor que se afastar do cargo, ou reassumi-lo, em virtude de mandato eletivo.</text:p>
      <text:p text:style-name="P34"><text:bookmark text:name="art56 Copia 3"/>Art. 56.  Será concedida ajuda de custo àquele que, não sendo servidor da União, for nomeado para cargo em comissão, com mudança de domicílio.</text:p>
      <text:p text:style-name="P34"><text:bookmark text:name="art56p Copia 3"/>Parágrafo único.  No afastamento previsto no inciso I do art. 93, a ajuda de custo será paga pelo órgão cessionário, quando cabível.</text:p>
      <text:p text:style-name="P44"><text:bookmark text:name="art57 Copia 3"/> <text:span text:style-name="T4">Art. 57.  O servidor ficará obrigado a restituir a ajuda de custo quando, injustificadamente, não se apresentar na nova sede no prazo de 30 (trinta) dias.</text:span></text:p>
      <text:p text:style-name="P15"><text:span text:style-name="Strong_20_Emphasis"><text:span text:style-name="T11">Subseção II</text:span></text:span></text:p>
      <text:p text:style-name="P15"><text:span text:style-name="Strong_20_Emphasis"><text:span text:style-name="T11">Das Diárias</text:span></text:span></text:p>
      <text:p text:style-name="P47"><text:bookmark text:name="art58. Copia 3"/>Art. 58. O servidor que, a serviço, se afastar da sede em caráter eventual ou transitório, para outro ponto do território nacional, fará jus a passagens e diárias, para cobrir as despesas de pousada, alimentação e locomoção urbana.</text:p>
      <text:p text:style-name="P47"><text:bookmark text:name="art58§1 Copia 3"/>§ 1° A diária será concedida por dia de afastamento, sendo devida pela metade quando o deslocamento não exigir pernoite fora da sede.</text:p>
      <text:p text:style-name="P20"><text:bookmark text:name="art58 Copia 3"/><text:span text:style-name="T18">Art. 58.  O servidor que, a serviço, afastar-se da sede em caráter eventual ou transitório para outro ponto do território nacional ou para o exterior, fará jus a passagens e diárias destinadas a indenizar as parcelas de despesas extraordinária com pousada, alimentação e locomoção urbana, conforme dispuser em regulament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58§1. Copia 3"/><text:span text:style-name="T18">§ 1</text:span><text:span text:style-name="T24">o</text:span><text:span text:style-name="T18">  A diária será concedida por dia de afastamento, sendo devida pela metade quando o deslocamento não exigir pernoite fora da sede, ou quando a União custear, por meio diverso, as despesas extraordinárias cobertas por diárias.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58§2 Copia 3"/>§ 2<text:span text:style-name="T57">o</text:span>  Nos casos em que o deslocamento da sede constituir exigência permanente do cargo, o servidor não fará jus a diárias.</text:p>
      <text:p text:style-name="P20"><text:bookmark text:name="art58§3 Copia 3"/><text:span text:style-name="T18">§ 3</text:span><text:span text:style-name="T24">o</text:span><text:span text:style-name="T18">  Também não fará jus a diárias o servidor que se deslocar dentro da mesma região metropolitana, aglomeração urbana ou microrregião, constituídas por municípios limítrofes e regularmente instituídas, ou em áreas de controle integrado mantidas com países limítrofes, cuja jurisdição e competência dos órgãos, entidades e servidores brasileiros considera-se estendida, salvo se houver pernoite fora da sede, hipóteses em que as diárias pagas serão sempre as fixadas para os afastamentos dentro do território nacional.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59 Copia 3"/>Art. 59.  O servidor que receber diárias e não se afastar da sede, por qualquer motivo, fica obrigado a restituí-las integralmente, no prazo de 5 (cinco) dias.</text:p>
      <text:p text:style-name="P34"><text:bookmark text:name="art59p Copia 3"/><text:soft-page-break/>Parágrafo único.  Na hipótese de o servidor retornar à sede em prazo menor do que o previsto para o seu afastamento, restituirá as diárias recebidas em excesso, no prazo previsto no <text:span text:style-name="T59">caput</text:span>.</text:p>
      <text:p text:style-name="P15"><text:span text:style-name="Strong_20_Emphasis"><text:span text:style-name="T11">Subseção III</text:span></text:span></text:p>
      <text:p text:style-name="P15"><text:span text:style-name="Strong_20_Emphasis"><text:span text:style-name="T11">Da Indenização de Transporte</text:span></text:span></text:p>
      <text:p text:style-name="P34"><text:bookmark text:name="art60 Copia 3"/>Art. 60.  Conceder-se-á indenização de transporte ao servidor que realizar despesas com a utilização de meio próprio de locomoção para a execução de serviços externos, por força das atribuições próprias do cargo, conforme se dispuser em regulamento.</text:p>
      <text:p text:style-name="P37"><text:bookmark text:name="tituloiiicapiiseci Copia 3"/>Subseção IV</text:p>
      <text:p text:style-name="P15"><text:span text:style-name="T28">Do Auxílio-Moradia<text:line-break/></text:span><text:a xlink:type="simple" xlink:href="https://www.planalto.gov.br/ccivil_03/_Ato2004-2006/2006/Mpv/301.htm#art157" text:style-name="Internet_20_link" text:visited-style-name="Visited_20_Internet_20_Link"><text:span text:style-name="T38">(Vide Medida Provisória nº 301 de 2006)</text:span></text:a></text:p>
      <text:p text:style-name="P37">Subseção IV</text:p>
      <text:p text:style-name="P17"><text:span text:style-name="T11">Do Auxílio-Moradia<text:line-break/></text:span><text:a xlink:type="simple" xlink:href="https://www.planalto.gov.br/ccivil_03/_Ato2004-2006/2006/Lei/L11355.htm#art156" text:style-name="Internet_20_link" text:visited-style-name="Visited_20_Internet_20_Link"><text:span text:style-name="T9">(Incluído pela Lei nº 11.355, de 2006)</text:span></text:a></text:p>
      <text:p text:style-name="P21"><text:bookmark text:name="art60a.0 Copia 3"/><text:span text:style-name="T28">Art. 60-A.  O auxílio-moradia consiste no ressarcimento das despesas comprovadamente realizadas pelo servidor com aluguel de moradia ou com meio de hospedagem administrado por empresa hoteleira, no prazo de um mês após a comprovação da despesa pelo servidor.               </text:span><text:a xlink:type="simple" xlink:href="https://www.planalto.gov.br/ccivil_03/_Ato2004-2006/2006/Lei/L11355.htm#art157" text:style-name="Internet_20_link" text:visited-style-name="Visited_20_Internet_20_Link">(Incluído pela Lei nº 11.355, de 2006)</text:a></text:p>
      <text:p text:style-name="P21"><text:bookmark text:name="art60a. Copia 3"/><text:span text:style-name="T28">Art. 60-A.  O auxílio-moradia consiste no ressarcimento de despesas comprovadamente realizadas pelo servidor com aluguel de moradia ou com meio de hospedagem administrado por empresa hoteleira, no prazo de até dois meses após a comprovação da despesa pelo servidor.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a.1 Copia 3"/><text:span text:style-name="T11">Art. 60-A.  O auxílio-moradia consiste no ressarcimento das despesas comprovadamente realizadas pelo servidor com aluguel de moradia ou com meio de hospedagem administrado por empresa hoteleira, no prazo de um mês após a comprovação da despesa pelo servidor.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3"><text:bookmark text:name="art60b Copia 3"/><text:span text:style-name="T11">Art. 60-B.  Conceder-se-á auxílio-moradia ao servidor se atendidos os seguintes requisitos: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i Copia 3"/><text:span text:style-name="T11">I - não exista imóvel funcional disponível para uso pelo servidor;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ii Copia 3"/><text:span text:style-name="T11">II - o cônjuge ou companheiro do servidor não ocupe imóvel funcional;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iii Copia 3"/><text:span text:style-name="T11">III - o servidor ou seu cônjuge ou companheiro não seja ou tenha sido proprietário, promitente comprador, cessionário ou promitente cessionário de imóvel no Município aonde for exercer o cargo, incluída a hipótese de lote edificado sem averbação de construção, nos doze meses que antecederem a sua nomeação;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iv Copia 3"/><text:span text:style-name="T11">IV - nenhuma outra pessoa que resida com o servidor receba auxílio-moradia;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v Copia 3"/><text:span text:style-name="T11">V - o servidor tenha se mudado do local de residência para ocupar cargo em comissão ou função de confiança do Grupo-Direção e Assessoramento Superiores - DAS, níveis 4, 5 e 6, de Natureza Especial, de Ministro de Estado ou equivalentes;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vi Copia 3"/><text:span text:style-name="T11">VI - o Município no qual assuma o cargo em comissão ou função de confiança não se enquadre nas hipóteses do art. 58, § 3</text:span><text:span text:style-name="T25">o</text:span><text:span text:style-name="T11">, em relação ao local de residência ou domicílio do servidor;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bookmark text:name="art60bvii Copia 3"/><text:span text:style-name="T11">VII - o servidor não tenha sido domiciliado ou tenha residido no Município, nos últimos doze meses, aonde for exercer o cargo em comissão ou função de confiança, desconsiderando-se prazo inferior a sessenta dias dentro desse período; e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3"><text:bookmark text:name="art60bviii Copia 3"/><text:span text:style-name="T11">VIII - o deslocamento não tenha sido por força de alteração de lotação ou nomeação para cargo efetivo.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3"><text:bookmark text:name="art60bix Copia 3"/><text:soft-page-break/><text:span text:style-name="T28">IX -                 </text:span><text:a xlink:type="simple" xlink:href="https://www.planalto.gov.br/ccivil_03/_Ato2004-2006/2006/Mpv/341.htm#art32" text:style-name="Internet_20_link" text:visited-style-name="Visited_20_Internet_20_Link">(Vide Medida Provisória nº 341, de 2006)<text:span text:style-name="T11">.</text:span></text:a></text:p>
      <text:p text:style-name="P23"><text:bookmark text:name="art60bix. Copia 3"/><text:span text:style-name="T11">IX - o deslocamento tenha ocorrido após 30 de junho de 2006.                 </text:span><text:a xlink:type="simple" xlink:href="https://www.planalto.gov.br/ccivil_03/_Ato2007-2010/2007/Lei/L11490.htm#art32" text:style-name="Internet_20_link" text:visited-style-name="Visited_20_Internet_20_Link"><text:span text:style-name="T9">(Incluído pela Lei nº 11.490, de 2007)</text:span></text:a></text:p>
      <text:p text:style-name="P23"><text:bookmark text:name="art60bp Copia 3"/><text:span text:style-name="T11">Parágrafo único.  Para fins do inciso VII, não será considerado o prazo no qual o servidor estava ocupando outro cargo em comissão relacionado no inciso V.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21"><text:span text:style-name="T52"> </text:span><text:bookmark text:name="art60c Copia 3"/><text:span text:style-name="T35">Art. 60-C.   O auxílio-moradia não será concedido por prazo superior a cinco anos dentro de cada período de oito anos, ainda que o servidor mude de cargo ou de Município de exercício do cargo.                  </text:span><text:a xlink:type="simple" xlink:href="https://www.planalto.gov.br/ccivil_03/_Ato2004-2006/2006/Lei/L11355.htm#art157" text:style-name="Internet_20_link" text:visited-style-name="Visited_20_Internet_20_Link"><text:span text:style-name="T28">(Incluído pela Lei nº 11.355, de 2006)</text:span></text:a></text:p>
      <text:p text:style-name="P21"><text:bookmark text:name="art60cp Copia 3"/><text:span text:style-name="T28">Parágrafo único.  Transcorrido o prazo de cinco anos de concessão, o pagamento somente será retomado se observados, além do disposto no </text:span><text:span text:style-name="Strong_20_Emphasis"><text:span text:style-name="T28">caput</text:span></text:span><text:span text:style-name="T28">, os requisitos do </text:span><text:span text:style-name="Strong_20_Emphasis"><text:span text:style-name="T28">caput </text:span></text:span><text:span text:style-name="T28">do art. 60-B, não se aplicando, no caso, o parágrafo único do citado art. 60-B.               </text:span><text:a xlink:type="simple" xlink:href="https://www.planalto.gov.br/ccivil_03/_Ato2004-2006/2006/Lei/L11355.htm#art157" text:style-name="Internet_20_link" text:visited-style-name="Visited_20_Internet_20_Link">(Incluído pela Lei nº 11.355, de 2006)</text:a></text:p>
      <text:p text:style-name="P21"><text:bookmark text:name="art60c. Copia 3"/><text:span text:style-name="T36">Art. 60-C.  </text:span><text:span text:style-name="T35">O auxílio-moradia não será concedido por prazo superior a oito anos dentro de cada período de doze anos.                </text:span><text:a xlink:type="simple" xlink:href="https://www.planalto.gov.br/ccivil_03/_Ato2007-2010/2008/Mpv/431.htm#art172" text:style-name="Internet_20_link" text:visited-style-name="Visited_20_Internet_20_Link"><text:span text:style-name="Emphasis"><text:span text:style-name="T28">(Redação dada pela Medida Provisória nº 431, de 2008).</text:span></text:span></text:a></text:p>
      <text:p text:style-name="P21"><text:bookmark text:name="art60cp. Copia 3"/><text:span text:style-name="T28">Parágrafo único.  Transcorrido o prazo de oito anos dentro de cada período de doze anos, o pagamento somente será retomado se observados, além do disposto no caput, os requisitos do caput do art. 60-B, não se aplicando, no caso, o parágrafo único do citado art. 60-B. </text:span><text:span text:style-name="Emphasis"><text:span text:style-name="T28">                 </text:span></text:span><text:a xlink:type="simple" xlink:href="https://www.planalto.gov.br/ccivil_03/_Ato2007-2010/2008/Mpv/431.htm#art172" text:style-name="Internet_20_link" text:visited-style-name="Visited_20_Internet_20_Link"><text:span text:style-name="Emphasis">(Redação dada pela Medida Provisória nº 431, de 2008).</text:span></text:a></text:p>
      <text:p text:style-name="P21"><text:bookmark text:name="art60c.. Copia 3"/><text:span text:style-name="T33">Art. 60-C.  </text:span><text:span text:style-name="T28">O auxílio-moradia não será concedido por prazo superior a 8 (oito) anos dentro de cada período de 12 (doze) anos.                </text:span><text:a xlink:type="simple" xlink:href="https://www.planalto.gov.br/ccivil_03/_Ato2007-2010/2008/Lei/L11784.htm#art172" text:style-name="Internet_20_link" text:visited-style-name="Visited_20_Internet_20_Link">(Incluído pela Lei nº 11.784, de 2008)</text:a><text:span text:style-name="T28">               </text:span><text:a xlink:type="simple" xlink:href="https://www.planalto.gov.br/ccivil_03/_Ato2011-2014/2013/Mpv/mpv632.htm#art27" text:style-name="Internet_20_link" text:visited-style-name="Visited_20_Internet_20_Link">(Revogado pela Medida provisória nº 632, de 2013)</text:a><text:span text:style-name="T11"> </text:span><text:a xlink:type="simple" xlink:href="https://www.planalto.gov.br/ccivil_03/_Ato2011-2014/2014/Lei/L12998.htm#art44" text:style-name="Internet_20_link" text:visited-style-name="Visited_20_Internet_20_Link"><text:span text:style-name="T9">(Revogado pela Lei nº 12.998, de 2014)</text:span></text:a></text:p>
      <text:p text:style-name="P21"><text:bookmark text:name="art60cp.. Copia 3"/><text:span text:style-name="T28">Parágrafo único.  Transcorrido o prazo de 8 (oito) anos dentro de cada período de 12 (doze) anos, o pagamento somente será retomado se observados, além do disposto no caput deste artigo, os requisitos do caput do art. 60-B desta Lei, não se aplicando, no caso, o parágrafo único do citado art. 60-B.                </text:span><text:a xlink:type="simple" xlink:href="https://www.planalto.gov.br/ccivil_03/_Ato2007-2010/2008/Lei/L11784.htm#art172" text:style-name="Internet_20_link" text:visited-style-name="Visited_20_Internet_20_Link">(Incluído pela Lei nº 11.784, de 2008)</text:a><text:span text:style-name="T28">                 </text:span><text:a xlink:type="simple" xlink:href="https://www.planalto.gov.br/ccivil_03/_Ato2011-2014/2013/Mpv/mpv632.htm#art27" text:style-name="Internet_20_link" text:visited-style-name="Visited_20_Internet_20_Link">(Revogado pela Medida provisória nº 632, de 2013)</text:a><text:span text:style-name="T11">                  </text:span><text:a xlink:type="simple" xlink:href="https://www.planalto.gov.br/ccivil_03/_Ato2011-2014/2014/Lei/L12998.htm#art44" text:style-name="Internet_20_link" text:visited-style-name="Visited_20_Internet_20_Link"><text:span text:style-name="T9">(Revogado pela Lei nº 12.998, de 2014)</text:span></text:a></text:p>
      <text:p text:style-name="P21"><text:bookmark text:name="art60d.. Copia 3"/><text:span text:style-name="T28">Art. 60-D.  O valor do auxílio-moradia é limitado a vinte e cinco por cento do valor do cargo em comissão ocupado pelo servidor e, em qualquer hipótese, não poderá ser superior ao auxílio-moradia recebido por Ministro de Estado.                   </text:span><text:a xlink:type="simple" xlink:href="https://www.planalto.gov.br/ccivil_03/_Ato2004-2006/2006/Lei/L11355.htm#art157" text:style-name="Internet_20_link" text:visited-style-name="Visited_20_Internet_20_Link">(Incluído pela Lei nº 11.355, de 2006)</text:a></text:p>
      <text:p text:style-name="P21"><text:bookmark text:name="art60d Copia 3"/><text:span text:style-name="T33">Art. 60-D.  </text:span><text:span text:style-name="T28">O valor mensal do auxílio-moradia é limitado a vinte e cinco por cento do valor do cargo em comissão, função comissionada ou cargo de Ministro de Estado ocupado.               </text:span><text:a xlink:type="simple" xlink:href="https://www.planalto.gov.br/ccivil_03/_Ato2007-2010/2008/Mpv/431.htm#art172" text:style-name="Internet_20_link" text:visited-style-name="Visited_20_Internet_20_Link"><text:span text:style-name="Emphasis"><text:span text:style-name="T28">(Redação dada pela Medida Provisória nº 431, de 2008).</text:span></text:span></text:a></text:p>
      <text:p text:style-name="P21"><text:bookmark text:name="art60d§1 Copia 3"/><text:span text:style-name="T28">§ 1</text:span><text:span text:style-name="T39">o</text:span><text:span text:style-name="T28">  O valor do auxílio-moradia não poderá superar vinte e cinco por cento da remuneração de Ministro de Estado.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p>
      <text:p text:style-name="P21"><text:bookmark text:name="art60d§2 Copia 3"/><text:span text:style-name="T35">§ 2</text:span><text:span text:style-name="T42">o</text:span><text:span text:style-name="T35">  Independentemente do valor do cargo em comissão ou função comissionada, fica garantido a todos que preencherem os requisitos o ressarcimento até o valor de R$ 1.800,00 (mil e oitocentos reais).             </text:span><text:a xlink:type="simple" xlink:href="https://www.planalto.gov.br/ccivil_03/_Ato2007-2010/2008/Mpv/431.htm#art172" text:style-name="Internet_20_link" text:visited-style-name="Visited_20_Internet_20_Link"><text:span text:style-name="Emphasis"><text:span text:style-name="T28">(Incluído pela Medida Provisória nº 431, de 2008).</text:span></text:span></text:a></text:p>
      <text:p text:style-name="P21"><text:span text:style-name="T33">Art. 60-D.  </text:span><text:span text:style-name="T28">O valor mensal do auxílio-moradia é limitado a 25% (vinte e cinco por cento) do valor do cargo em comissão, função comissionada ou cargo de Ministro de Estado ocupado.              </text:span><text:a xlink:type="simple" xlink:href="https://www.planalto.gov.br/ccivil_03/_Ato2007-2010/2008/Lei/L11784.htm#art172" text:style-name="Internet_20_link" text:visited-style-name="Visited_20_Internet_20_Link">(Incluído pela Lei nº 11.784, de 2008</text:a></text:p>
      <text:p text:style-name="P21"><text:bookmark text:name="art60d... Copia 3"/><text:span text:style-name="T28">Art. 60-D.  O valor mensal do auxílio-moradia é limitado a vinte e cinco por cento do valor do cargo em comissão, da função de confiança ou do cargo de Ministro de Estado ocupado.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d.0 Copia 3"/><text:span text:style-name="T16">Art. 60-D.  </text:span><text:span text:style-name="T11">O valor mensal do auxílio-moradia é limitado a 25% (vinte e cinco por cento) do valor do cargo em comissão, função comissionada ou cargo de Ministro de Estado ocupado.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3"><text:bookmark text:name="art60d§1. Copia 3"/><text:span text:style-name="T11">§ 1</text:span><text:span text:style-name="T25">o</text:span><text:span text:style-name="T11">  O valor do auxílio-moradia não poderá superar 25% (vinte e cinco por cento) da remuneração de Ministro de Estado.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1"><text:span text:style-name="T28">§ 2</text:span><text:span text:style-name="T39">o</text:span><text:span text:style-name="T28">  Independentemente do valor do cargo em comissão ou função comissionada, fica garantido a todos os que preencherem os requisitos o ressarcimento até o valor de R$ 1.800,00 (mil e oitocentos reais).               </text:span><text:a xlink:type="simple" xlink:href="https://www.planalto.gov.br/ccivil_03/_Ato2007-2010/2008/Lei/L11784.htm#art172" text:style-name="Internet_20_link" text:visited-style-name="Visited_20_Internet_20_Link">(Incluído pela Lei nº 11.784, de 2008</text:a></text:p>
      <text:p text:style-name="P21"><text:bookmark text:name="art60d§2... Copia 3"/><text:soft-page-break/><text:span text:style-name="T28">§ 2</text:span><text:span text:style-name="T39">o</text:span><text:span text:style-name="T28">  O valor do auxílio-moradia será reduzido em vinte e cinco pontos percentuais a cada ano, a partir do segundo ano de recebimento, e deixará de ser devido após o quarto ano de recebimento.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d§2.0 Copia 3"/><text:span text:style-name="T11">§ 2</text:span><text:span text:style-name="T25">o</text:span><text:span text:style-name="T11">  Independentemente do valor do cargo em comissão ou função comissionada, fica garantido a todos os que preencherem os requisitos o ressarcimento até o valor de R$ 1.800,00 (mil e oitocentos reais).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3"><text:span text:style-name="T28">§ 3</text:span><text:span text:style-name="T39">o</text:span><text:span text:style-name="T28">  O prazo de que trata o § 2</text:span><text:span text:style-name="T39">o</text:span><text:span text:style-name="T28"> não terá sua contagem suspensa ou interrompida na hipótese de exoneração ou mudança de cargo ou função.                 </text:span><text:a xlink:type="simple" xlink:href="https://www.planalto.gov.br/ccivil_03/_Ato2015-2018/2017/Mpv/mpv805.htm#art35" text:style-name="Internet_20_link" text:visited-style-name="Visited_20_Internet_20_Link">(Incluído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d.§4 Copia 3"/><text:span text:style-name="T28">§ 4</text:span><text:span text:style-name="T39">o</text:span><text:span text:style-name="T28">  Transcorrido o prazo de quatro anos após encerrado o pagamento do auxílio-moradia, o pagamento poderá ser retomado se novamente vierem a ser atendidos os requisitos do art. 60-B.  </text:span><text:a xlink:type="simple" xlink:href="https://www.planalto.gov.br/ccivil_03/_Ato2015-2018/2017/Mpv/mpv805.htm#art35" text:style-name="Internet_20_link" text:visited-style-name="Visited_20_Internet_20_Link">(Incluído pela Medida Provisória nº 805, de 2017)</text:a><text:span text:style-name="T28">    </text:span><text:a xlink:type="simple" xlink:href="https://www.planalto.gov.br/ccivil_03/_Ato2015-2018/2018/Congresso/ato-19-mpv805.htm" text:style-name="Internet_20_link" text:visited-style-name="Visited_20_Internet_20_Link"><text:span text:style-name="T11">(Vigência encerrada)</text:span></text:a></text:p>
      <text:p text:style-name="P21"><text:span text:style-name="T28">Art. 60-E.  No caso de falecimento, exoneração, colocação de imóvel funcional à disposição do servidor ou aquisição de imóvel, o auxílio-moradia continuará sendo pago por um mês.    </text:span><text:a xlink:type="simple" xlink:href="https://www.planalto.gov.br/ccivil_03/_Ato2004-2006/2006/Lei/L11355.htm#art157" text:style-name="Internet_20_link" text:visited-style-name="Visited_20_Internet_20_Link">(Incluído pela Lei nº 11.355, de 2006)</text:a></text:p>
      <text:p text:style-name="P21"><text:bookmark text:name="art60e. Copia 3"/><text:span text:style-name="T28">Art. 60-E.  No caso de falecimento, exoneração, colocação de imóvel funcional à disposição do servidor ou aquisição de imóvel, o auxílio-moradia poderá ser mantido por um mês, limitado ao valor pago no mês anterior.           </text:span><text:a xlink:type="simple" xlink:href="https://www.planalto.gov.br/ccivil_03/_Ato2015-2018/2017/Mpv/mpv805.htm#art35" text:style-name="Internet_20_link" text:visited-style-name="Visited_20_Internet_20_Link">(Redação dada pela Medida Provisória nº 805, de 2017)</text:a><text:span text:style-name="T28">   </text:span><text:span text:style-name="T11">     </text:span><text:a xlink:type="simple" xlink:href="https://www.planalto.gov.br/ccivil_03/_Ato2015-2018/2018/Congresso/ato-19-mpv805.htm" text:style-name="Internet_20_link" text:visited-style-name="Visited_20_Internet_20_Link"><text:span text:style-name="T9">(Vigência encerrada)</text:span></text:a></text:p>
      <text:p text:style-name="P23"><text:bookmark text:name="art60e.0 Copia 3"/><text:span text:style-name="T11">Art. 60-E.  No caso de falecimento, exoneração, colocação de imóvel funcional à disposição do servidor ou aquisição de imóvel, o auxílio-moradia continuará sendo pago por um mês.            </text:span><text:a xlink:type="simple" xlink:href="https://www.planalto.gov.br/ccivil_03/_Ato2004-2006/2006/Lei/L11355.htm#art157" text:style-name="Internet_20_link" text:visited-style-name="Visited_20_Internet_20_Link"><text:span text:style-name="T9">(Incluído pela Lei nº 11.355, de 2006)</text:span></text:a></text:p>
      <text:p text:style-name="P15"><text:span text:style-name="Strong_20_Emphasis"><text:span text:style-name="T11">Seção II</text:span></text:span></text:p>
      <text:p text:style-name="P15"><text:span text:style-name="Strong_20_Emphasis"><text:span text:style-name="T11">Das Gratificações e Adicionais</text:span></text:span></text:p>
      <text:p text:style-name="P47"><text:bookmark text:name="art61. Copia 3"/>Art. 61. Além do vencimento e das vantagens previstas nesta lei, serão deferidos aos servidores as seguintes gratificações e adicionais:</text:p>
      <text:p text:style-name="P20"><text:bookmark text:name="art61 Copia 3"/><text:span text:style-name="T11">Art. 61.  Além do vencimento e das vantagens previstas nesta Lei, serão deferidos aos servidores as seguintes retribuições, gratificações e adicionais:             </text:span><text:a xlink:type="simple" xlink:href="https://www.planalto.gov.br/ccivil_03/leis/L9527.htm#art1" text:style-name="Internet_20_link" text:visited-style-name="Visited_20_Internet_20_Link"><text:span text:style-name="T9">(Redação dada pela Lei nº 9.527, de 10.12.97)</text:span></text:a></text:p>
      <text:p text:style-name="P48"><text:bookmark text:name="art61i Copia 3"/>I - gratificação pelo exercício de função de direção, chefia e assessoramento;</text:p>
      <text:p text:style-name="P20"><text:bookmark text:name="art61i. Copia 3"/><text:span text:style-name="T11">I - retribuição pelo exercício de função de direção, chefia e assessoramento;                </text:span><text:a xlink:type="simple" xlink:href="https://www.planalto.gov.br/ccivil_03/leis/L9527.htm#art1" text:style-name="Internet_20_link" text:visited-style-name="Visited_20_Internet_20_Link"><text:span text:style-name="T9">(Redação dada pela Lei nº 9.527, de 10.12.97)</text:span></text:a></text:p>
      <text:p text:style-name="P34"><text:bookmark text:name="art61ii Copia 3"/>II - gratificação natalina;</text:p>
      <text:p text:style-name="P20"><text:bookmark text:name="art61iii Copia 3"/><text:span text:style-name="T37">III - adicional por tempo de serviço;</text:span><text:span text:style-name="T18">              </text:span><text:a xlink:type="simple" xlink:href="https://www.planalto.gov.br/ccivil_03/MPV/2225-45.htm#art15" text:style-name="Internet_20_link" text:visited-style-name="Visited_20_Internet_20_Link"><text:span text:style-name="T8">(Revogado pela Medida Provisória nº 2.225-45, de 4.9.2001)</text:span></text:a></text:p>
      <text:p text:style-name="P34"><text:bookmark text:name="art61iv Copia 3"/>IV - adicional pelo exercício de atividades insalubres, perigosas ou penosas;</text:p>
      <text:p text:style-name="P34"><text:bookmark text:name="art61v Copia 3"/>V - adicional pela prestação de serviço extraordinário;</text:p>
      <text:p text:style-name="P34"><text:bookmark text:name="art61vi Copia 3"/>VI - adicional noturno;</text:p>
      <text:p text:style-name="P34"><text:bookmark text:name="art61vii Copia 3"/>VII - adicional de férias;</text:p>
      <text:p text:style-name="P34"><text:bookmark text:name="art61viii Copia 3"/>VIII - outros, relativos ao local ou à natureza do trabalho.</text:p>
      <text:p text:style-name="P20"><text:bookmark text:name="art61ix Copia 3"/><text:span text:style-name="T11">IX - gratificação por encargo de curso ou concurso.</text:span><text:span text:style-name="T48">              </text:span><text:a xlink:type="simple" xlink:href="https://www.planalto.gov.br/ccivil_03/_Ato2004-2006/2006/Lei/L11314.htm#art1" text:style-name="Internet_20_link" text:visited-style-name="Visited_20_Internet_20_Link"><text:span text:style-name="T11">(Incluído pela Lei nº 11.314 de 2006)</text:span></text:a></text:p>
      <text:p text:style-name="P15"><text:span text:style-name="Strong_20_Emphasis"><text:span text:style-name="T11">Subseção I</text:span></text:span></text:p>
      <text:p text:style-name="P15"><text:span text:style-name="Strong_20_Emphasis"><text:span text:style-name="T18">Da Retribuição pelo Exercício de Função de Direção, Chefia e Assessoramento</text:span></text:span></text:p>
      <text:p text:style-name="P15"><text:a xlink:type="simple" xlink:href="https://www.planalto.gov.br/ccivil_03/leis/L9527.htm#art1" text:style-name="Internet_20_link" text:visited-style-name="Visited_20_Internet_20_Link"><text:span text:style-name="T18">(Redação dada pela Lei nº 9.527, de 10.12.97)</text:span></text:a></text:p>
      <text:p text:style-name="P47"><text:bookmark text:name="art62. Copia 3"/>Art. 62. Ao servidor investido em função de direção, chefia ou assessoramento é devida uma gratificação pelo seu exercício.</text:p>
      <text:p text:style-name="P47"><text:bookmark text:name="art62§1 Copia 3"/><text:soft-page-break/>§ 1° Os percentuais de gratificação serão estabelecidos em lei, em ordem decrescente, a partir dos limites estabelecidos no art. 42.</text:p>
      <text:p text:style-name="P47"><text:bookmark text:name="art62§2 Copia 3"/>§ 2º A gratificação prevista neste artigo incorpora-se à remuneração do servidor e integra o provento da aposentadoria, na proporção de 1/5 (um quinto) por ano de exercício na função de direção, chefia ou assessoramento, até o limite de 5 (cinco) quintos.</text:p>
      <text:p text:style-name="P47"><text:bookmark text:name="art62§3 Copia 3"/>§ 3° Quando mais de uma função houver sido desempenhada no período de um ano, a importância a ser incorporada terá como base de cálculo a função exercida por maior tempo.</text:p>
      <text:p text:style-name="P47"><text:bookmark text:name="art62§4 Copia 3"/>§ 4° Ocorrendo o exercício de função de nível mais elevado, por período de 12 (doze) meses, após a incorporação da fração de 5/5 (cinco quintos), poderá haver a atualização progressiva das parcelas já incorporadas, observado o disposto no parágrafo anterior.</text:p>
      <text:p text:style-name="P47"><text:bookmark text:name="art62§5 Copia 3"/>§ 5º Lei específica estabelecerá a remuneração dos cargos em comissão de que trata o inciso II, do art. 9°, bem como os critérios de incorporação da vantagem prevista no parágrafo segundo, quando exercidos por servidor.</text:p>
      <text:p text:style-name="P20"><text:bookmark text:name="art62 Copia 3"/><text:span text:style-name="T18">Art. 62.  Ao servidor ocupante de cargo efetivo investido em função de direção, chefia ou assessoramento, cargo de provimento em comissão ou de Natureza Especial é devida retribuição pelo seu exercício.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62p Copia 3"/><text:span text:style-name="T18">Parágrafo único. Lei específica estabelecerá a remuneração dos cargos em comissão de que trata o inciso II do art. 9</text:span><text:span text:style-name="T24">o</text:span><text:span text:style-name="T18">.              </text:span><text:a xlink:type="simple" xlink:href="https://www.planalto.gov.br/ccivil_03/leis/L9527.htm#art1" text:style-name="Internet_20_link" text:visited-style-name="Visited_20_Internet_20_Link"><text:span text:style-name="T8">(Redação dada pela Lei nº 9.527, de 10.12.97)</text:span></text:a></text:p>
      <text:p text:style-name="P20"><text:bookmark text:name="art62a Copia 3"/><text:span text:style-name="T11">Art. 62-A. </text:span><text:span text:style-name="T18">Fica transformada em Vantagem Pessoal Nominalmente Identificada - VPNI a incorporação da retribuição pelo exercício de função de direção, chefia ou assessoramento, cargo de provimento em comissão ou de Natureza Especial a que se referem os </text:span><text:a xlink:type="simple" xlink:href="https://www.planalto.gov.br/ccivil_03/leis/L8911.htm#art3" text:style-name="Internet_20_link" text:visited-style-name="Visited_20_Internet_20_Link"><text:span text:style-name="T8">arts. 3º</text:span></text:a><text:span text:style-name="T18"> e </text:span><text:a xlink:type="simple" xlink:href="https://www.planalto.gov.br/ccivil_03/leis/L8911.htm#art10" text:style-name="Internet_20_link" text:visited-style-name="Visited_20_Internet_20_Link"><text:span text:style-name="T8">10 da Lei n</text:span><text:span text:style-name="T24">o</text:span><text:span text:style-name="T18"> 8.911, de 11 de julho de 1994</text:span></text:a><text:span text:style-name="T18">, e o </text:span><text:a xlink:type="simple" xlink:href="https://www.planalto.gov.br/ccivil_03/leis/L9624.htm#art3" text:style-name="Internet_20_link" text:visited-style-name="Visited_20_Internet_20_Link"><text:span text:style-name="T8">art. 3</text:span><text:span text:style-name="T24">o</text:span><text:span text:style-name="T18"> da Lei n</text:span><text:span text:style-name="T24">o</text:span><text:span text:style-name="T18"> 9.624, de 2 de abril de 1998</text:span></text:a><text:span text:style-name="T18">.               </text:span><text:a xlink:type="simple" xlink:href="https://www.planalto.gov.br/ccivil_03/MPV/2225-45.htm#art3" text:style-name="Internet_20_link" text:visited-style-name="Visited_20_Internet_20_Link"><text:span text:style-name="T11">(Incluído pela Medida Provisória nº 2.225-45, de 4.9.2001)</text:span></text:a></text:p>
      <text:p text:style-name="P20"><text:bookmark text:name="art62ap Copia 3"/><text:span text:style-name="T18">Parágrafo único.  A VPNI de que trata o </text:span><text:span text:style-name="T19">caput</text:span><text:span text:style-name="T18"> deste artigo somente estará sujeita às revisões gerais de remuneração dos servidores públicos federais.               </text:span><text:a xlink:type="simple" xlink:href="https://www.planalto.gov.br/ccivil_03/MPV/2225-45.htm#art3" text:style-name="Internet_20_link" text:visited-style-name="Visited_20_Internet_20_Link"><text:span text:style-name="T11">(Incluído pela Medida Provisória nº 2.225-45, de 4.9.2001)</text:span></text:a></text:p>
      <text:p text:style-name="P15"><text:span text:style-name="Strong_20_Emphasis"><text:span text:style-name="T11">Subseção II</text:span></text:span></text:p>
      <text:p text:style-name="P15"><text:span text:style-name="Strong_20_Emphasis"><text:span text:style-name="T11">Da Gratificação Natalina</text:span></text:span></text:p>
      <text:p text:style-name="P43"><text:bookmark text:name="art63 Copia 3"/>Art. 63.  A gratificação natalina corresponde a 1/12 (um doze avos) da remuneração a que o servidor fizer jus no mês de dezembro, por mês de exercício no respectivo ano.</text:p>
      <text:p text:style-name="P34"><text:bookmark text:name="art63p Copia 3"/>Parágrafo único. A fração igual ou superior a 15 (quinze) dias será considerada como mês integral.</text:p>
      <text:p text:style-name="P34"><text:bookmark text:name="art64 Copia 3"/>Art. 64.  A gratificação será paga até o dia 20 (vinte) do mês de dezembro de cada ano.</text:p>
      <text:p text:style-name="P20"><text:bookmark text:name="art64p Copia 3"/><text:span text:style-name="T18">Parágrafo único.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34"><text:bookmark text:name="art65 Copia 3"/>Art. 65.  O servidor exonerado perceberá sua gratificação natalina, proporcionalmente aos meses de exercício, calculada sobre a remuneração do mês da exoneração.</text:p>
      <text:p text:style-name="P34"><text:bookmark text:name="art66 Copia 3"/>Art. 66.  A gratificação natalina não será considerada para cálculo de qualquer vantagem pecuniária.</text:p>
      <text:p text:style-name="P15"><text:span text:style-name="Strong_20_Emphasis"><text:span text:style-name="T11">Subseção III</text:span></text:span></text:p>
      <text:p text:style-name="P15"><text:span text:style-name="Strong_20_Emphasis"><text:span text:style-name="T11">Do Adicional por Tempo de Serviço</text:span></text:span></text:p>
      <text:p text:style-name="P47"><text:bookmark text:name="art67. Copia 3"/>Art. 67. O adicional por tempo de serviço é devido à razão de 1% (um por cento) por ano de serviço público efetivo, incidente sobre o vencimento de que trata o art. 40.</text:p>
      <text:p text:style-name="P20"><text:bookmark text:name="art67 Copia 3"/><text:span text:style-name="T28">Art. 67. O adicional por tempo de serviço é devido à razão de cinco por cento a cada cinco anos de serviço público efetivo prestado à União, às autarquias e às fundações públicas federais, observado o limite máximo de 35% incidente exclusivamente sobre o vencimento básico do cargo efetivo, ainda que investido o servidor em função ou cargo de confiança.              </text:span><text:a xlink:type="simple" xlink:href="https://www.planalto.gov.br/ccivil_03/leis/L9527.htm#art1" text:style-name="Internet_20_link" text:visited-style-name="Visited_20_Internet_20_Link">(Redação dada pela Lei nº 9.527, de 10.12.97)</text:a><text:span text:style-name="T28"> </text:span><text:span text:style-name="T11">             </text:span><text:a xlink:type="simple" xlink:href="https://www.planalto.gov.br/ccivil_03/MPV/2225-45.htm" text:style-name="Internet_20_link" text:visited-style-name="Visited_20_Internet_20_Link"><text:span text:style-name="T9">(Revogado pela Medida Provisória nº 2.225-45, de 2001, respeitadas as situações constituídas até 8.3.1999)</text:span></text:a></text:p>
      <text:p text:style-name="P48"><text:bookmark text:name="art67p Copia 3"/>Parágrafo único. O servidor fará jus ao adicional a partir do mês em que completar o anuênio.</text:p>
      <text:p text:style-name="P20"><text:bookmark text:name="art67p. Copia 3"/><text:soft-page-break/><text:span text:style-name="T37">Parágrafo único. O servidor fará jus ao adicional a partir do mês em que completar o qüinqüênio. </text:span><text:span text:style-name="T18">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MPV/2225-45.htm" text:style-name="Internet_20_link" text:visited-style-name="Visited_20_Internet_20_Link"><text:span text:style-name="T11">(Revogado pela Medida Provisória nº 2.225-45, de 2001, respeitadas as situações constituídas até 8.3.1999)</text:span></text:a></text:p>
      <text:p text:style-name="P15"><text:span text:style-name="Strong_20_Emphasis"><text:span text:style-name="T11">Subseção IV</text:span></text:span></text:p>
      <text:p text:style-name="P15"><text:span text:style-name="Strong_20_Emphasis"><text:span text:style-name="T11">Dos Adicionais de Insalubridade, Periculosidade ou Atividades Penosas</text:span></text:span></text:p>
      <text:p text:style-name="P34"><text:bookmark text:name="art68. Copia 3"/>Art. 68.  Os servidores que trabalhem com habitualidade em locais insalubres ou em contato permanente com substâncias tóxicas, radioativas ou com risco de vida, fazem jus a um adicional sobre o vencimento do cargo efetivo.</text:p>
      <text:p text:style-name="P14"><text:bookmark text:name="art68 Copia 3"/><text:span text:style-name="T28">Art. 68. Os servidores que trabalhem com habitualidade em locais insalubres, perigosos ou em contato permanente com substâncias tóxicas, radioativas, ou com risco de vida, fazem jus a um adicional, conforme os valores abaixo:                     </text:span><text:a xlink:type="simple" xlink:href="https://www.planalto.gov.br/ccivil_03/_Ato2011-2014/2012/Mpv/568.htm#art86" text:style-name="Internet_20_link" text:visited-style-name="Visited_20_Internet_20_Link">(Redação dada pela Medida Provisória nº 568, de 2012)</text:a></text:p>
      <text:p text:style-name="P14"><text:bookmark text:name="art68i Copia 3"/><text:span text:style-name="T28">I - grau de exposição mínimo de insalubridade: R$ 100,00;                              </text:span><text:a xlink:type="simple" xlink:href="https://www.planalto.gov.br/ccivil_03/_Ato2011-2014/2012/Mpv/568.htm#art86" text:style-name="Internet_20_link" text:visited-style-name="Visited_20_Internet_20_Link">(Incluído pela Medida Provisória nº 568, de 2012)</text:a></text:p>
      <text:p text:style-name="P14"><text:bookmark text:name="art68ii Copia 3"/><text:span text:style-name="T28">II - grau de exposição médio de insalubridade: R$ 180,00;      </text:span><text:a xlink:type="simple" xlink:href="https://www.planalto.gov.br/ccivil_03/_Ato2011-2014/2012/Mpv/568.htm#art86" text:style-name="Internet_20_link" text:visited-style-name="Visited_20_Internet_20_Link">(Incluído pela Medida Provisória nº 568, de 2012)</text:a></text:p>
      <text:p text:style-name="P14"><text:bookmark text:name="art68iii Copia 3"/><text:span text:style-name="T28">III - grau de exposição máximo de insalubridade: R$ 260,00; e    </text:span><text:a xlink:type="simple" xlink:href="https://www.planalto.gov.br/ccivil_03/_Ato2011-2014/2012/Mpv/568.htm#art86" text:style-name="Internet_20_link" text:visited-style-name="Visited_20_Internet_20_Link">(Incluído pela Medida Provisória nº 568, de 2012)</text:a></text:p>
      <text:p text:style-name="P14"><text:bookmark text:name="art68iv Copia 3"/><text:span text:style-name="T28">IV - periculosidade: R$ 180,00.                </text:span><text:a xlink:type="simple" xlink:href="https://www.planalto.gov.br/ccivil_03/_Ato2011-2014/2012/Mpv/568.htm#art86" text:style-name="Internet_20_link" text:visited-style-name="Visited_20_Internet_20_Link">(Incluído pela Medida Provisória nº 568, de 2012)</text:a></text:p>
      <text:p text:style-name="P34"><text:bookmark text:name="art68§1 Copia 3"/>§ 1<text:span text:style-name="T57">o</text:span>  O servidor que fizer jus aos adicionais de insalubridade e de periculosidade deverá optar por um deles.</text:p>
      <text:p text:style-name="P34"><text:bookmark text:name="art68§2 Copia 3"/>§ 2<text:span text:style-name="T57">o</text:span>  O direito ao adicional de insalubridade ou periculosidade cessa com a eliminação das condições ou dos riscos que deram causa a sua concessão.</text:p>
      <text:p text:style-name="P34"><text:bookmark text:name="art69 Copia 3"/>Art. 69.  Haverá permanente controle da atividade de servidores em operações ou locais considerados penosos, insalubres ou perigosos.</text:p>
      <text:p text:style-name="P34"><text:bookmark text:name="art69p Copia 3"/>Parágrafo único.  A servidora gestante ou lactante será afastada, enquanto durar a gestação e a lactação, das operações e locais previstos neste artigo, exercendo suas atividades em local salubre e em serviço não penoso e não perigoso.</text:p>
      <text:p text:style-name="P34"><text:bookmark text:name="art70 Copia 3"/>Art. 70.  Na concessão dos adicionais de atividades penosas, de insalubridade e de periculosidade, serão observadas as situações estabelecidas em legislação específica.</text:p>
      <text:p text:style-name="P34"><text:bookmark text:name="art71 Copia 3"/>Art. 71.  O adicional de atividade penosa será devido aos servidores em exercício em zonas de fronteira ou em localidades cujas condições de vida o justifiquem, nos termos, condições e limites fixados em regulamento.</text:p>
      <text:p text:style-name="P34"><text:bookmark text:name="art72 Copia 3"/>Art. 72.  Os locais de trabalho e os servidores que operam com Raios X ou substâncias radioativas serão mantidos sob controle permanente, de modo que as doses de radiação ionizante não ultrapassem o nível máximo previsto na legislação própria.</text:p>
      <text:p text:style-name="P34"><text:bookmark text:name="art70p Copia 3"/>Parágrafo único.  Os servidores a que se refere este artigo serão submetidos a exames médicos a cada 6 (seis) meses.</text:p>
      <text:p text:style-name="P15"><text:span text:style-name="Strong_20_Emphasis"><text:span text:style-name="T11">Subseção V</text:span></text:span></text:p>
      <text:p text:style-name="P15"><text:span text:style-name="Strong_20_Emphasis"><text:span text:style-name="T11">Do Adicional por Serviço Extraordinário</text:span></text:span></text:p>
      <text:p text:style-name="P34"><text:bookmark text:name="art73 Copia 3"/>Art. 73.  O serviço extraordinário será remunerado com acréscimo de 50% (cinqüenta por cento) em relação à hora normal de trabalho.</text:p>
      <text:p text:style-name="P34"><text:bookmark text:name="art74 Copia 3"/>Art. 74.  Somente será permitido serviço extraordinário para atender a situações excepcionais e temporárias, respeitado o limite máximo de 2 (duas) horas por jornada.</text:p>
      <text:p text:style-name="P15"><text:span text:style-name="Strong_20_Emphasis"><text:span text:style-name="T11">Subseção VI</text:span></text:span></text:p>
      <text:p text:style-name="P15"><text:soft-page-break/><text:span text:style-name="Strong_20_Emphasis"><text:span text:style-name="T11">Do Adicional Noturno</text:span></text:span></text:p>
      <text:p text:style-name="P34"><text:bookmark text:name="art75 Copia 3"/>Art. 75.  O serviço noturno, prestado em horário compreendido entre 22 (vinte e duas) horas de um dia e 5 (cinco) horas do dia seguinte, terá o valor-hora acrescido de 25% (vinte e cinco por cento), computando-se cada hora como cinqüenta e dois minutos e trinta segundos.</text:p>
      <text:p text:style-name="P34"><text:bookmark text:name="art75p Copia 3"/>Parágrafo único.  Em se tratando de serviço extraordinário, o acréscimo de que trata este artigo incidirá sobre a remuneração prevista no art. 73.</text:p>
      <text:p text:style-name="P15"><text:span text:style-name="Strong_20_Emphasis"><text:span text:style-name="T11">Subseção VII</text:span></text:span></text:p>
      <text:p text:style-name="P15"><text:span text:style-name="Strong_20_Emphasis"><text:span text:style-name="T11">Do Adicional de Férias</text:span></text:span></text:p>
      <text:p text:style-name="P34"><text:bookmark text:name="art76 Copia 3"/>Art. 76.  Independentemente de solicitação, será pago ao servidor, por ocasião das férias, um adicional correspondente a 1/3 (um terço) da remuneração do período das férias.</text:p>
      <text:p text:style-name="P34"><text:bookmark text:name="art76p Copia 3"/>Parágrafo único.  No caso de o servidor exercer função de direção, chefia ou assessoramento, ou ocupar cargo em comissão, a respectiva vantagem será considerada no cálculo do adicional de que trata este artigo.</text:p>
      <text:p text:style-name="P40"><text:bookmark text:name="subsecaoviii Copia 3"/>Subseção VIII</text:p>
      <text:p text:style-name="P18"><text:span text:style-name="T14">Da Gratificação por Encargo de Curso ou Concurso<text:line-break/></text:span><text:a xlink:type="simple" xlink:href="https://www.planalto.gov.br/ccivil_03/_Ato2004-2006/2006/Lei/L11314.htm#art2" text:style-name="Internet_20_link" text:visited-style-name="Visited_20_Internet_20_Link"><text:span text:style-name="T11">(Incluído pela Lei nº 11.314 de 2006)</text:span></text:a></text:p>
      <text:p text:style-name="P25"><text:bookmark text:name="art76a Copia 3"/><text:span text:style-name="T11">Art. 76-A.  A Gratificação por Encargo de Curso ou Concurso é devida ao servidor que, em caráter eventual:</text:span><text:span text:style-name="T48">     </text:span><text:a xlink:type="simple" xlink:href="https://www.planalto.gov.br/ccivil_03/_Ato2004-2006/2006/Lei/L11314.htm#art2" text:style-name="Internet_20_link" text:visited-style-name="Visited_20_Internet_20_Link"><text:span text:style-name="T9">(Incluído pela Lei nº 11.314 de 2006)</text:span></text:a><text:span text:style-name="T11">    </text:span><text:a xlink:type="simple" xlink:href="https://www.planalto.gov.br/ccivil_03/_Ato2007-2010/2007/Decreto/D6114.htm" text:style-name="Internet_20_link" text:visited-style-name="Visited_20_Internet_20_Link"><text:span text:style-name="T9">(Regulamento)</text:span></text:a><text:span text:style-name="T11">         </text:span><text:a xlink:type="simple" xlink:href="https://www.planalto.gov.br/ccivil_03/_Ato2019-2022/2022/Decreto/D11069.htm#art1" text:style-name="Internet_20_link" text:visited-style-name="Visited_20_Internet_20_Link"><text:span text:style-name="T9">(Vide Decreto nº 11.069, de 2022)</text:span></text:a><text:span text:style-name="T11">    </text:span><text:a xlink:type="simple" xlink:href="https://www.planalto.gov.br/ccivil_03/_Ato2019-2022/2022/Decreto/D11069.htm#art12" text:style-name="Internet_20_link" text:visited-style-name="Visited_20_Internet_20_Link"><text:span text:style-name="T9">Vigência</text:span></text:a></text:p>
      <text:p text:style-name="P26"><text:bookmark text:name="art76ai Copia 3"/><text:span text:style-name="T11">I - atuar como instrutor em curso de formação, de desenvolvimento ou de treinamento regularmente instituído no âmbito da administração pública federal;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ii Copia 3"/><text:span text:style-name="T11">II - participar de banca examinadora ou de comissão para exames orais, para análise curricular, para correção de provas discursivas, para elaboração de questões de provas ou para julgamento de recursos intentados por candidato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iii Copia 3"/><text:span text:style-name="T11">III - participar da logística de preparação e de realização de concurso público envolvendo atividades de planejamento, coordenação, supervisão, execução e avaliação de resultado, quando tais atividades não estiverem incluídas entre as suas atribuições permanente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iv Copia 3"/><text:span text:style-name="T11">IV - participar da aplicação, fiscalizar ou avaliar provas de exame vestibular ou de concurso público ou supervisionar essas atividades            .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1 Copia 3"/><text:span text:style-name="T11">§ 1</text:span><text:span text:style-name="T25">o</text:span><text:span text:style-name="T11">  Os critérios de concessão e os limites da gratificação de que trata este artigo serão fixados em regulamento, observados os seguintes parâmetro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1i Copia 3"/><text:span text:style-name="T11">I - o valor da gratificação será calculado em horas, observadas a natureza e a complexidade da atividade exercida;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1ii Copia 3"/><text:span text:style-name="T11">II - a retribuição não poderá ser superior ao equivalente a 120 (cento e vinte) horas de trabalho anuais, ressalvada situação de excepcionalidade, devidamente justificada e previamente aprovada pela autoridade máxima do órgão ou entidade, que poderá autorizar o acréscimo de até 120 (cento e vinte) horas de trabalho anuai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1iii Copia 3"/><text:span text:style-name="T11">III - o valor máximo da hora trabalhada corresponderá aos seguintes percentuais, incidentes sobre o maior vencimento básico da administração pública federal: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7"><text:bookmark text:name="art76a§1iiia Copia 3"/><text:span text:style-name="T28">a) 2,2% (dois inteiros e dois décimos por cento), em se tratando de atividade prevista no inciso I do caput deste artigo;                </text:span><text:a xlink:type="simple" xlink:href="https://www.planalto.gov.br/ccivil_03/_Ato2004-2006/2006/Lei/L11314.htm#art2" text:style-name="Internet_20_link" text:visited-style-name="Visited_20_Internet_20_Link">(Incluído pela Lei nº 11.314 de 2006)</text:a><text:span text:style-name="T28">                    </text:span><text:a xlink:type="simple" xlink:href="https://www.planalto.gov.br/ccivil_03/_Ato2007-2010/2007/Mpv/359.htm#art8" text:style-name="Internet_20_link" text:visited-style-name="Visited_20_Internet_20_Link">(Vide Medida Provisória nº 359, de 2007)</text:a></text:p>
      <text:p text:style-name="P23"><text:bookmark text:name="art76a§1iiia. Copia 3"/><text:span text:style-name="T11">a) 2,2% (dois inteiros e dois décimos por cento), em se tratando de atividades previstas nos incisos I e II do caput deste artigo;                   </text:span><text:a xlink:type="simple" xlink:href="https://www.planalto.gov.br/ccivil_03/_Ato2007-2010/2007/Lei/L11501.htm#art8" text:style-name="Internet_20_link" text:visited-style-name="Visited_20_Internet_20_Link"><text:span text:style-name="T9">(Redação dada pela Lei nº 11.501, de 2007)</text:span></text:a></text:p>
      <text:p text:style-name="P23"><text:bookmark text:name="art76a§1iiib Copia 3"/><text:soft-page-break/><text:span text:style-name="T28">b) 1,2% (um inteiro e dois décimos por cento), em se tratando de atividade prevista nos incisos II a IV do caput deste artigo.                  </text:span><text:a xlink:type="simple" xlink:href="https://www.planalto.gov.br/ccivil_03/_Ato2004-2006/2006/Lei/L11314.htm#art2" text:style-name="Internet_20_link" text:visited-style-name="Visited_20_Internet_20_Link">(Incluído pela Lei nº 11.314 de 2006)</text:a><text:span text:style-name="T28">                 </text:span><text:a xlink:type="simple" xlink:href="https://www.planalto.gov.br/ccivil_03/_Ato2007-2010/2007/Mpv/359.htm#art8" text:style-name="Internet_20_link" text:visited-style-name="Visited_20_Internet_20_Link">(Vide Medida Provisória nº 359, de 2007)</text:a></text:p>
      <text:p text:style-name="P23"><text:bookmark text:name="art76a§1iiib. Copia 3"/><text:span text:style-name="T11">b) 1,2% (um inteiro e dois décimos por cento), em se tratando de atividade prevista nos incisos III e IV do caput deste artigo.                </text:span><text:a xlink:type="simple" xlink:href="https://www.planalto.gov.br/ccivil_03/_Ato2007-2010/2007/Lei/L11501.htm#art8" text:style-name="Internet_20_link" text:visited-style-name="Visited_20_Internet_20_Link"><text:span text:style-name="T9">(Redação dada pela Lei nº 11.501, de 2007)</text:span></text:a></text:p>
      <text:p text:style-name="P26"><text:bookmark text:name="art76a§2 Copia 3"/><text:span text:style-name="T11">§ 2</text:span><text:span text:style-name="T25">o</text:span><text:span text:style-name="T11">  A Gratificação por Encargo de Curso ou Concurso somente será paga se as atividades referidas nos incisos do caput deste artigo forem exercidas sem prejuízo das atribuições do cargo de que o servidor for titular, devendo ser objeto de compensação de carga horária quando desempenhadas durante a jornada de trabalho, na forma do § 4</text:span><text:span text:style-name="T25">o</text:span><text:span text:style-name="T11"> do art. 98 desta Lei.                </text:span><text:a xlink:type="simple" xlink:href="https://www.planalto.gov.br/ccivil_03/_Ato2004-2006/2006/Lei/L11314.htm#art2" text:style-name="Internet_20_link" text:visited-style-name="Visited_20_Internet_20_Link"><text:span text:style-name="T9">(Incluído pela Lei nº 11.314 de 2006)</text:span></text:a></text:p>
      <text:p text:style-name="P26"><text:bookmark text:name="art76a§3 Copia 3"/><text:span text:style-name="T11">§ 3</text:span><text:span text:style-name="T25">o</text:span><text:span text:style-name="T11">  A Gratificação por Encargo de Curso ou Concurso não se incorpora ao vencimento ou salário do servidor para qualquer efeito e não poderá ser utilizada como base de cálculo para quaisquer outras vantagens, inclusive para fins de cálculo dos proventos da aposentadoria e das pensões.                </text:span><text:a xlink:type="simple" xlink:href="https://www.planalto.gov.br/ccivil_03/_Ato2004-2006/2006/Lei/L11314.htm#art2" text:style-name="Internet_20_link" text:visited-style-name="Visited_20_Internet_20_Link"><text:span text:style-name="T9">(Incluído pela Lei nº 11.314 de 2006)</text:span></text:a></text:p>
      <text:p text:style-name="P15"><text:span text:style-name="Strong_20_Emphasis"><text:span text:style-name="T11">Capítulo III</text:span></text:span></text:p>
      <text:p text:style-name="P15"><text:span text:style-name="Strong_20_Emphasis"><text:span text:style-name="T11">Das Férias</text:span></text:span></text:p>
      <text:p text:style-name="P48"><text:bookmark text:name="art77. Copia 3"/>Art. 77. O servidor fará jus a 30 (trinta) dias consecutivos de férias, que podem ser acumuladas, até o máximo de 2 (dois) períodos, no caso de necessidade do serviço, ressalvadas as hipóteses em que haja legislação específica.</text:p>
      <text:p text:style-name="P20"><text:bookmark text:name="art77 Copia 3"/><text:span text:style-name="T18">Art. 77.  O servidor fará jus a trinta dias de férias, que podem ser acumuladas, até o máximo de dois períodos, no caso de necessidade do serviço, ressalvadas as hipóteses em que haja legislação específica.                 </text:span><text:a xlink:type="simple" xlink:href="https://www.planalto.gov.br/ccivil_03/leis/L9525.htm#art1" text:style-name="Internet_20_link" text:visited-style-name="Visited_20_Internet_20_Link"><text:span text:style-name="T8">(Redação dada pela Lei nº 9.525, de 10.12.97)</text:span></text:a><text:span text:style-name="T18">                  </text:span><text:a xlink:type="simple" xlink:href="https://www.planalto.gov.br/ccivil_03/leis/L9525.htm#art2" text:style-name="Internet_20_link" text:visited-style-name="Visited_20_Internet_20_Link"><text:span text:style-name="T11">(Vide Lei nº 9.525, de 1997)</text:span></text:a></text:p>
      <text:p text:style-name="P34"><text:bookmark text:name="art77§1 Copia 3"/>§ 1<text:span text:style-name="T57">o</text:span>  Para o primeiro período aquisitivo de férias serão exigidos 12 (doze) meses de exercício.</text:p>
      <text:p text:style-name="P34"><text:bookmark text:name="art77§2 Copia 3"/>§ 2<text:span text:style-name="T57">o</text:span>  É vedado levar à conta de férias qualquer falta ao serviço.</text:p>
      <text:p text:style-name="P20"><text:bookmark text:name="art77§3 Copia 3"/><text:span text:style-name="T18">§ 3</text:span><text:span text:style-name="T24">o</text:span><text:span text:style-name="T18">  As férias poderão ser parceladas em até três etapas, desde que assim requeridas pelo servidor, e no interesse da administração pública.                </text:span><text:a xlink:type="simple" xlink:href="https://www.planalto.gov.br/ccivil_03/leis/L9525.htm#art1" text:style-name="Internet_20_link" text:visited-style-name="Visited_20_Internet_20_Link"><text:span text:style-name="T8">(Incluído pela Lei nº 9.525, de 10.12.97)</text:span></text:a></text:p>
      <text:p text:style-name="P20"><text:bookmark text:name="art78 Copia 3"/><text:span text:style-name="T11">Art. 78.  O pagamento da remuneração das férias será efetuado até 2 (dois) dias antes do início do respectivo período, observando-se o disposto no § 1</text:span><text:span text:style-name="T25">o</text:span><text:span text:style-name="T11"> deste artigo.                  </text:span><text:a xlink:type="simple" xlink:href="https://www.planalto.gov.br/ccivil_03/leis/L9525.htm#art2" text:style-name="Internet_20_link" text:visited-style-name="Visited_20_Internet_20_Link"><text:span text:style-name="T9">(Vide Lei nº 9.525, de 1997)</text:span></text:a></text:p>
      <text:p text:style-name="P47"><text:bookmark text:name="art78§1 Copia 3"/>§ 1° É facultado ao servidor converter 1/3 (um terço) das férias em abono pecuniário, desde que o requeira com pelo menos 60 (sessenta) dias de antecedência.</text:p>
      <text:p text:style-name="P14"><text:bookmark text:name="art78§2 Copia 3"/><text:span text:style-name="T28">§ 2° No cálculo do abono pecuniário será considerado o valor do adicional de férias.</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78§3 Copia 3"/><text:span text:style-name="T18">§ 3</text:span><text:span text:style-name="T24">o</text:span><text:span text:style-name="T18">  O servidor exonerado do cargo efetivo, ou em comissão, perceberá indenização relativa ao período das férias a que tiver direito e ao incompleto, na proporção de um doze avos por mês de efetivo exercício, ou fração superior a quatorze dias.                    </text:span><text:a xlink:type="simple" xlink:href="https://www.planalto.gov.br/ccivil_03/leis/L8216.htm#art78§3" text:style-name="Internet_20_link" text:visited-style-name="Visited_20_Internet_20_Link"><text:span text:style-name="T8">(Incluído pela Lei nº 8.216, de 13.8.91)</text:span></text:a></text:p>
      <text:p text:style-name="P20"><text:bookmark text:name="art78§4 Copia 3"/><text:span text:style-name="T18">§ 4</text:span><text:span text:style-name="T24">o</text:span><text:span text:style-name="T18">  A indenização será calculada com base na remuneração do mês em que for publicado o ato exoneratório.                    </text:span><text:a xlink:type="simple" xlink:href="https://www.planalto.gov.br/ccivil_03/leis/L8216.htm#art78§3" text:style-name="Internet_20_link" text:visited-style-name="Visited_20_Internet_20_Link"><text:span text:style-name="T8">(Incluído pela Lei nº 8.216, de 13.8.91)</text:span></text:a></text:p>
      <text:p text:style-name="P20"><text:bookmark text:name="art78§5 Copia 3"/><text:span text:style-name="T18">§ 5</text:span><text:span text:style-name="T24">o</text:span><text:span text:style-name="T18">  Em caso de parcelamento, o servidor receberá o valor adicional previsto no </text:span><text:a xlink:type="simple" xlink:href="https://www.planalto.gov.br/ccivil_03/Constituicao/Constituicao.htm#art7xvii" text:style-name="Internet_20_link" text:visited-style-name="Visited_20_Internet_20_Link"><text:span text:style-name="T8">inciso XVII do art. 7</text:span><text:span text:style-name="T24">o</text:span><text:span text:style-name="T18"> da Constituição Federal</text:span></text:a><text:span text:style-name="T18"> quando da utilização do primeiro período.                  </text:span><text:a xlink:type="simple" xlink:href="https://www.planalto.gov.br/ccivil_03/leis/L9525.htm#art1" text:style-name="Internet_20_link" text:visited-style-name="Visited_20_Internet_20_Link"><text:span text:style-name="T8">(Incluído pela Lei nº 9.525, de 10.12.97)</text:span></text:a></text:p>
      <text:p text:style-name="P34"><text:bookmark text:name="art79 Copia 3"/>Art. 79.  O servidor que opera direta e permanentemente com Raios X ou substâncias radioativas gozará 20 (vinte) dias consecutivos de férias, por semestre de atividade profissional, proibida em qualquer hipótese a acumulação.</text:p>
      <text:p text:style-name="P20"><text:bookmark text:name="art79p Copia 3"/><text:span text:style-name="T28">Parágrafo único. O servidor referido neste artigo não fará jus ao abono pecuniário de que trata o artigo anterior.</text:span><text:span text:style-name="T48">                   </text:span><text:a xlink:type="simple" xlink:href="https://www.planalto.gov.br/ccivil_03/leis/L9527.htm#art79p" text:style-name="Internet_20_link" text:visited-style-name="Visited_20_Internet_20_Link"><text:span text:style-name="T11">(Revogado pela Lei nº 9.527, de 10.12.97)</text:span></text:a></text:p>
      <text:p text:style-name="P48"><text:bookmark text:name="art81. Copia 3"/>Art. 80. As férias somente poderão ser interrompidas por motivo de calamidade pública, comoção interna, convocação para júri, serviço militar ou eleitoral ou por motivo de superior interesse público.</text:p>
      <text:p text:style-name="P20"><text:bookmark text:name="art80 Copia 3"/><text:soft-page-break/><text:span text:style-name="T18">Art. 80.  As férias somente poderão ser interrompidas por motivo de calamidade pública, comoção interna, convocação para júri, serviço militar ou eleitoral, ou por necessidade do serviço declarada pela autoridade máxima do órgão ou entidade.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leis/L9525.htm#art2" text:style-name="Internet_20_link" text:visited-style-name="Visited_20_Internet_20_Link"><text:span text:style-name="T11">(Vide Lei nº 9.525, de 1997)</text:span></text:a></text:p>
      <text:p text:style-name="P20"><text:bookmark text:name="art80p Copia 3"/><text:span text:style-name="T11">Parágrafo único.  O restante do período interrompido será gozado de uma só vez, observado o disposto no art. 77.</text:span><text:span text:style-name="Strong_20_Emphasis"><text:span text:style-name="T11"> </text:span></text:span><text:span text:style-name="T11">                   </text:span><text:a xlink:type="simple" xlink:href="https://www.planalto.gov.br/ccivil_03/leis/L9527.htm#art1" text:style-name="Internet_20_link" text:visited-style-name="Visited_20_Internet_20_Link"><text:span text:style-name="T9">(Incluído pela Lei nº 9.527, de 10.12.97)</text:span></text:a></text:p>
      <text:p text:style-name="P15"><text:bookmark text:name="capiv. Copia 3"/><text:span text:style-name="Strong_20_Emphasis"><text:span text:style-name="T11">Capítulo IV</text:span></text:span></text:p>
      <text:p text:style-name="P15"><text:span text:style-name="Strong_20_Emphasis"><text:span text:style-name="T11">Das Licenças</text:span></text:span></text:p>
      <text:p text:style-name="P15"><text:span text:style-name="Strong_20_Emphasis"><text:span text:style-name="T11">Seção I</text:span></text:span></text:p>
      <text:p text:style-name="P15"><text:span text:style-name="Strong_20_Emphasis"><text:span text:style-name="T11">Disposições Gerais</text:span></text:span></text:p>
      <text:p text:style-name="P43"><text:bookmark text:name="art81 Copia 3"/>Art. 81.  Conceder-se-á ao servidor licença:</text:p>
      <text:p text:style-name="P34"><text:bookmark text:name="art81i Copia 3"/>I - por motivo de doença em pessoa da família;</text:p>
      <text:p text:style-name="P34"><text:bookmark text:name="art81ii Copia 3"/>II - por motivo de afastamento do cônjuge ou companheiro;</text:p>
      <text:p text:style-name="P34"><text:bookmark text:name="art81iii Copia 3"/>III - para o serviço militar;</text:p>
      <text:p text:style-name="P34"><text:bookmark text:name="art81iv Copia 3"/>IV - para atividade política;</text:p>
      <text:p text:style-name="P48"><text:bookmark text:name="art81v. Copia 3"/>V - prêmio por assiduidade;</text:p>
      <text:p text:style-name="P20"><text:bookmark text:name="art81v Copia 3"/><text:span text:style-name="T18">V - para capacitaçã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81vi Copia 3"/>VI - para tratar de interesses particulares;</text:p>
      <text:p text:style-name="P34"><text:bookmark text:name="art81vii Copia 3"/>VII - para desempenho de mandato classista.</text:p>
      <text:p text:style-name="P48"><text:bookmark text:name="art81§1.. Copia 3"/>§ 1<text:span text:style-name="T57">o</text:span>  A licença prevista no inciso I será precedida de exame por médico ou junta médica oficial.</text:p>
      <text:p text:style-name="P20"><text:bookmark text:name="art81§1 Copia 3"/><text:span text:style-name="T28">§ 1</text:span><text:span text:style-name="T39">o</text:span><text:span text:style-name="T28">  A licença prevista no inciso I, bem como cada uma de suas prorrogações, serão precedidas de exame por perícia médica oficial, observado o disposto no art. 204.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81§1. Copia 3"/><text:span text:style-name="T11">§ 1</text:span><text:span text:style-name="T25">o</text:span><text:span text:style-name="T11">  A licença prevista no inciso I do caput deste artigo bem como cada uma de suas prorrogações serão precedidas de exame por perícia médica oficial, observado o disposto no art. 204 desta Lei.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0"><text:bookmark text:name="art81§2 Copia 3"/><text:span text:style-name="T28">§ 2</text:span><text:span text:style-name="T40">o</text:span><text:span text:style-name="T28">  O servidor não poderá permanecer em licença da mesma espécie por período superior a 24 (vinte e quatro) meses, salvo nos casos dos incisos II, III, IV e VII.</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34"><text:bookmark text:name="art81§3 Copia 3"/>§ 3<text:span text:style-name="T57">o</text:span>  É vedado o exercício de atividade remunerada durante o período da licença prevista no inciso I deste artigo.</text:p>
      <text:p text:style-name="P34"><text:bookmark text:name="art82 Copia 3"/>Art. 82.  A licença concedida dentro de 60 (sessenta) dias do término de outra da mesma espécie será considerada como prorrogação.</text:p>
      <text:p text:style-name="P15"><text:span text:style-name="Strong_20_Emphasis"><text:span text:style-name="T11">Seção II</text:span></text:span></text:p>
      <text:p text:style-name="P15"><text:span text:style-name="Strong_20_Emphasis"><text:span text:style-name="T11">Da Licença por Motivo de Doença em Pessoa da Família</text:span></text:span></text:p>
      <text:p text:style-name="P47"><text:bookmark text:name="art83... Copia 3"/>Art. 83. Poderá ser concedida licença ao servidor por motivo de doença do cônjuge ou companheiro, padrasto ou      madrasta, ascendente, descendente, enteado e colateral consangüíneo ou afim até o segundo grau civil, mediante comprovação por junta médica oficial.</text:p>
      <text:p text:style-name="P47"><text:bookmark text:name="art83§1 Copia 3"/>§ 1° A licença somente será deferida se a assistência direta do servidor for indispensável e não puder ser prestada simultaneamente com o exercício do cargo.</text:p>
      <text:p text:style-name="P47"><text:bookmark text:name="art83§2.... Copia 3"/>§ 2° A licença será concedida sem prejuízo da remuneração do cargo efetivo, até 90 (noventa) dias, podendo ser prorrogada por até 90 (noventa) dias, mediante parecer de junta médica, e, excedendo estes prazos, sem remuneração.</text:p>
      <text:p text:style-name="P14"><text:bookmark text:name="art83 Copia 3"/><text:soft-page-break/><text:span text:style-name="T37">Art. 83.  Poderá ser concedida licença ao servidor por motivo de doença do cônjuge ou companheiro, dos pais, dos filhos, do padrasto ou madrasta e enteado, ou dependente que viva às suas expensas e conste do seu assentamento funcional, mediante comprovação por junta médica oficial.                  </text:span><text:a xlink:type="simple" xlink:href="https://www.planalto.gov.br/ccivil_03/leis/L9527.htm#art1" text:style-name="Internet_20_link" text:visited-style-name="Visited_20_Internet_20_Link">(Redação dada pela Lei nº 9.527, de 10.12.97)</text:a></text:p>
      <text:p text:style-name="P14"><text:bookmark text:name="art83. Copia 3"/><text:span text:style-name="T28">Art. 83.  Poderá ser concedida licença ao servidor por motivo de doença do cônjuge ou companheiro, dos pais, dos filhos, do padrasto ou madrasta e enteado, ou dependente que viva às suas expensas e conste do seu assentamento funcional, mediante comprovação por perícia médica oficial.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83.. Copia 3"/><text:span text:style-name="T11">Art. 83.  Poderá ser concedida licença ao servidor por motivo de doença do cônjuge ou companheiro, dos pais, dos filhos, do padrasto ou madrasta e enteado, ou dependente que viva a suas expensas e conste do seu assentamento funcional, mediante comprovação por perícia médica oficial.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0"><text:bookmark text:name="art83§1. Copia 3"/><text:span text:style-name="T11">§ 1</text:span><text:span text:style-name="T25">o</text:span><text:span text:style-name="T11">  A licença somente será deferida se a assistência direta do servidor for indispensável e não puder ser prestada simultaneamente com o exercício do cargo ou mediante compensação de horário, na forma do disposto no inciso II do art. 44.                    </text:span><text:a xlink:type="simple" xlink:href="https://www.planalto.gov.br/ccivil_03/leis/L9527.htm#art1" text:style-name="Internet_20_link" text:visited-style-name="Visited_20_Internet_20_Link"><text:span text:style-name="T9">(Redação dada pela Lei nº 9.527, de 10.12.97)</text:span></text:a></text:p>
      <text:p text:style-name="P20"><text:bookmark text:name="art83§2..... Copia 3"/><text:span text:style-name="T28">§ 2</text:span><text:span text:style-name="T39">o</text:span><text:span text:style-name="T28">  A licença será concedida sem prejuízo da remuneração do cargo efetivo, até trinta dias, podendo ser prorrogada por até trinta dias, mediante parecer de junta médica oficial e, excedendo estes prazos, sem remuneração, por até noventa dias.                    </text:span><text:span text:style-name="Strong_20_Emphasis"><text:span text:style-name="T28"> </text:span></text:span><text:a xlink:type="simple" xlink:href="https://www.planalto.gov.br/ccivil_03/leis/L9527.htm#art83" text:style-name="Internet_20_link" text:visited-style-name="Visited_20_Internet_20_Link"><text:span text:style-name="T28">(Redação dada pela Lei nº 9.527, de 10.12.97)</text:span></text:a></text:p>
      <text:p text:style-name="P20"><text:bookmark text:name="art83§2 Copia 3"/><text:span text:style-name="T28">§ 2</text:span><text:span text:style-name="T39">o</text:span><text:span text:style-name="T28">  A licença será concedida, sem prejuízo da remuneração do cargo efetivo, por até trinta dias, podendo ser prorrogada por até trinta dias e, excedendo estes prazos, sem remuneração, por até noventa dias.                  </text:span><text:a xlink:type="simple" xlink:href="https://www.planalto.gov.br/ccivil_03/_Ato2007-2010/2008/Mpv/441.htm#art316" text:style-name="Internet_20_link" text:visited-style-name="Visited_20_Internet_20_Link">(Redação dada pela Medida Provisória nº 441, de 2008)</text:a></text:p>
      <text:p text:style-name="P20"><text:bookmark text:name="art83§3 Copia 3"/><text:span text:style-name="T28">§ 3</text:span><text:span text:style-name="T39">o</text:span><text:span text:style-name="T28">  Não será concedida nova licença em período inferior a doze meses do término da última licença concedida.                 </text:span><text:a xlink:type="simple" xlink:href="https://www.planalto.gov.br/ccivil_03/_Ato2007-2010/2008/Mpv/441.htm#art317" text:style-name="Internet_20_link" text:visited-style-name="Visited_20_Internet_20_Link">(Incluído pela Medida Provisória nº 441, de 2008)</text:a></text:p>
      <text:p text:style-name="P21"><text:bookmark text:name="art83§2. Copia 3"/><text:span text:style-name="T28">§ 2</text:span><text:span text:style-name="T39">o</text:span><text:span text:style-name="T28">  A licença será concedida, sem prejuízo da remuneração do cargo efetivo, por até 30 (trinta) dias, podendo ser prorrogada por até 30 (trinta) dias e, excedendo estes prazos, sem remuneração, por até 90 (noventa) dias.                 </text:span><text:a xlink:type="simple" xlink:href="https://www.planalto.gov.br/ccivil_03/_Ato2007-2010/2009/Lei/L11907.htm#art316" text:style-name="Internet_20_link" text:visited-style-name="Visited_20_Internet_20_Link">(Redação dada pela Lei nº 11.907, de 2009)</text:a></text:p>
      <text:p text:style-name="P21"><text:bookmark text:name="art83§3... Copia 3"/><text:span text:style-name="T28">§ 3</text:span><text:span text:style-name="T39">o</text:span><text:span text:style-name="T28">  Não será concedida nova licença em período inferior a 12 (doze) meses do término da última licença concedida.                     </text:span><text:a xlink:type="simple" xlink:href="https://www.planalto.gov.br/ccivil_03/_Ato2007-2010/2009/Lei/L11907.htm#art316" text:style-name="Internet_20_link" text:visited-style-name="Visited_20_Internet_20_Link">(Incluído pela Lei nº 11.907, de 2009)</text:a></text:p>
      <text:p text:style-name="P21"><text:bookmark text:name="art83§2.. Copia 3"/><text:span text:style-name="T28">§ 2º  A licença de que trata o </text:span><text:span text:style-name="T32">caput</text:span><text:span text:style-name="T28">, incluídas as prorrogações, poderá ser concedida a cada período de doze meses nas seguintes condições:                     </text:span><text:a xlink:type="simple" xlink:href="https://www.planalto.gov.br/ccivil_03/_Ato2007-2010/2009/Mpv/479.htm#art23" text:style-name="Internet_20_link" text:visited-style-name="Visited_20_Internet_20_Link">(Redação dada pela Medida Provisória nº 479, de 2009)</text:a></text:p>
      <text:p text:style-name="P21"><text:bookmark text:name="art83§2i Copia 3"/><text:span text:style-name="T28">I - por até sessenta dias, consecutivos ou não, mantida a remuneração do servidor; e                      </text:span><text:a xlink:type="simple" xlink:href="https://www.planalto.gov.br/ccivil_03/_Ato2007-2010/2009/Mpv/479.htm#art23" text:style-name="Internet_20_link" text:visited-style-name="Visited_20_Internet_20_Link">(Incluído pela Medida Provisória nº 479, de 2009)</text:a></text:p>
      <text:p text:style-name="P21"><text:bookmark text:name="art83§2ii Copia 3"/><text:span text:style-name="T28">II - por até noventa dias, consecutivos ou não, sem remuneração.                      </text:span><text:a xlink:type="simple" xlink:href="https://www.planalto.gov.br/ccivil_03/_Ato2007-2010/2009/Mpv/479.htm#art23" text:style-name="Internet_20_link" text:visited-style-name="Visited_20_Internet_20_Link">(Incluído pela Medida Provisória nº 479, de 2009)</text:a></text:p>
      <text:p text:style-name="P21"><text:bookmark text:name="art83§3. Copia 3"/><text:span text:style-name="T28">§ 3</text:span><text:span text:style-name="T39">o</text:span><text:span text:style-name="T28">  O início do interstício de doze meses será contado a partir da data do deferimento da primeira licença concedida.                     </text:span><text:a xlink:type="simple" xlink:href="https://www.planalto.gov.br/ccivil_03/_Ato2007-2010/2009/Mpv/479.htm#art23" text:style-name="Internet_20_link" text:visited-style-name="Visited_20_Internet_20_Link">(Redação dada pela Medida Provisória nº 479, de 2009)</text:a></text:p>
      <text:p text:style-name="P21"><text:bookmark text:name="art83§4 Copia 3"/><text:span text:style-name="T28">§ 4</text:span><text:span text:style-name="T39">o</text:span><text:span text:style-name="T28">  A soma das licenças remuneradas e das licenças não remuneradas, incluídas as respectivas prorrogações, concedidas em um mesmo período de doze meses, observado o disposto no § 3</text:span><text:span text:style-name="T39">o</text:span><text:span text:style-name="T28">, não poderá ultrapassar os limites estabelecidos nos incisos I e II do § 2</text:span><text:span text:style-name="T39">o</text:span><text:span text:style-name="T28">.                  </text:span><text:a xlink:type="simple" xlink:href="https://www.planalto.gov.br/ccivil_03/_Ato2007-2010/2009/Mpv/479.htm#art23" text:style-name="Internet_20_link" text:visited-style-name="Visited_20_Internet_20_Link">(Incluído pela Medida Provisória nº 479, de 2009)</text:a></text:p>
      <text:p text:style-name="P23"><text:bookmark text:name="art83§2... Copia 3"/><text:span text:style-name="T11">§ 2</text:span><text:span text:style-name="T25">o</text:span><text:span text:style-name="T11">  A licença de que trata o caput, incluídas as prorrogações, poderá ser concedida a cada período de doze meses nas seguintes condições:                  </text:span><text:a xlink:type="simple" xlink:href="https://www.planalto.gov.br/ccivil_03/_Ato2007-2010/2010/Lei/L12269.htm#art23" text:style-name="Internet_20_link" text:visited-style-name="Visited_20_Internet_20_Link"><text:span text:style-name="T9">(Redação dada pela Lei nº 12.269, de 2010)</text:span></text:a></text:p>
      <text:p text:style-name="P23"><text:bookmark text:name="art83§2i.. Copia 3"/><text:span text:style-name="T11">I - por até 60 (sessenta) dias, consecutivos ou não, mantida a remuneração do servidor; e                  </text:span><text:a xlink:type="simple" xlink:href="https://www.planalto.gov.br/ccivil_03/_Ato2007-2010/2010/Lei/L12269.htm#art23" text:style-name="Internet_20_link" text:visited-style-name="Visited_20_Internet_20_Link"><text:span text:style-name="T9">(Incluído pela Lei nº 12.269, de 2010)</text:span></text:a></text:p>
      <text:p text:style-name="P23"><text:bookmark text:name="art83§2ii.. Copia 3"/><text:span text:style-name="T11">II - por até 90 (noventa) dias, consecutivos ou não, sem remuneração.                  </text:span><text:a xlink:type="simple" xlink:href="https://www.planalto.gov.br/ccivil_03/_Ato2007-2010/2010/Lei/L12269.htm#art23" text:style-name="Internet_20_link" text:visited-style-name="Visited_20_Internet_20_Link"><text:span text:style-name="T9">(Incluído pela Lei nº 12.269, de 2010)</text:span></text:a></text:p>
      <text:p text:style-name="P23"><text:bookmark text:name="art83§3.. Copia 3"/><text:span text:style-name="T11">§ 3</text:span><text:span text:style-name="T25">o</text:span><text:span text:style-name="T11">  O início do interstício de 12 (doze) meses será contado a partir da data do deferimento da primeira licença concedida.                 </text:span><text:a xlink:type="simple" xlink:href="https://www.planalto.gov.br/ccivil_03/_Ato2007-2010/2010/Lei/L12269.htm#art23" text:style-name="Internet_20_link" text:visited-style-name="Visited_20_Internet_20_Link"><text:span text:style-name="T9">(Incluído pela Lei nº 12.269, de 2010)</text:span></text:a></text:p>
      <text:p text:style-name="P23"><text:bookmark text:name="art83§4. Copia 3"/><text:soft-page-break/><text:span text:style-name="T11">§ 4</text:span><text:span text:style-name="T25">o</text:span><text:span text:style-name="T11">  A soma das licenças remuneradas e das licenças não remuneradas, incluídas as respectivas prorrogações, concedidas em um mesmo período de 12 (doze) meses, observado o disposto no § 3</text:span><text:span text:style-name="T25">o</text:span><text:span text:style-name="T11">, não poderá ultrapassar os limites estabelecidos nos incisos I e II do § 2</text:span><text:span text:style-name="T25">o</text:span><text:span text:style-name="T11">.                 </text:span><text:a xlink:type="simple" xlink:href="https://www.planalto.gov.br/ccivil_03/_Ato2007-2010/2010/Lei/L12269.htm#art23" text:style-name="Internet_20_link" text:visited-style-name="Visited_20_Internet_20_Link"><text:span text:style-name="T9">(Incluído pela Lei nº 12.269, de 2010)</text:span></text:a></text:p>
      <text:p text:style-name="P15"><text:span text:style-name="Strong_20_Emphasis"><text:span text:style-name="T11">Seção III</text:span></text:span></text:p>
      <text:p text:style-name="P15"><text:span text:style-name="Strong_20_Emphasis"><text:span text:style-name="T11">Da Licença por Motivo de Afastamento do Cônjuge</text:span></text:span></text:p>
      <text:p text:style-name="P34"><text:bookmark text:name="art84 Copia 3"/>Art. 84.  Poderá ser concedida licença ao servidor para acompanhar cônjuge ou companheiro que foi deslocado para outro ponto do território nacional, para o exterior ou para o exercício de mandato eletivo dos Poderes Executivo e Legislativo.</text:p>
      <text:p text:style-name="P34"><text:bookmark text:name="art84§1 Copia 3"/>§ 1<text:span text:style-name="T57">o</text:span>  A licença será por prazo indeterminado e sem remuneração.</text:p>
      <text:p text:style-name="P48"><text:bookmark text:name="art84§2. Copia 3"/>§ 2° Na hipótese do deslocamento de que trata este artigo, o servidor poderá ser lotado, provisoriamente, em repartição da Administração Federal direta, autárquica ou fundacional, desde que para o exercício de atividade compatível com o seu cargo.</text:p>
      <text:p text:style-name="P20"><text:bookmark text:name="art84§2 Copia 3"/><text:span text:style-name="T18">§ 2</text:span><text:span text:style-name="T24">o</text:span><text:span text:style-name="T18">  No deslocamento de servidor cujo cônjuge ou companheiro também seja servidor público, civil ou militar, de qualquer dos Poderes da União, dos Estados, do Distrito Federal e dos Municípios, poderá haver exercício provisório em órgão ou entidade da Administração Federal direta, autárquica ou fundacional, desde que para o exercício de atividade compatível com o seu cargo.</text:span><text:span text:style-name="Strong_20_Emphasis"><text:span text:style-name="T18">                  </text:span></text:span><text:a xlink:type="simple" xlink:href="https://www.planalto.gov.br/ccivil_03/leis/L9527.htm#art1" text:style-name="Internet_20_link" text:visited-style-name="Visited_20_Internet_20_Link"><text:span text:style-name="T18">(Redação dada pela Lei nº 9.527, de 10.12.97)</text:span></text:a></text:p>
      <text:p text:style-name="P15"><text:span text:style-name="Strong_20_Emphasis"><text:span text:style-name="T11">Seção IV</text:span></text:span></text:p>
      <text:p text:style-name="P15"><text:span text:style-name="Strong_20_Emphasis"><text:span text:style-name="T11">Da Licença para o Serviço Militar</text:span></text:span></text:p>
      <text:p text:style-name="P34"><text:bookmark text:name="art85 Copia 3"/>Art. 85.  Ao servidor convocado para o serviço militar será concedida licença, na forma e condições previstas na      legislação específica.</text:p>
      <text:p text:style-name="P34"><text:bookmark text:name="art85p Copia 3"/>Parágrafo único.  Concluído o serviço militar, o servidor terá até 30 (trinta) dias sem remuneração para reassumir o exercício do cargo.</text:p>
      <text:p text:style-name="P15"><text:span text:style-name="Strong_20_Emphasis"><text:span text:style-name="T11">Seção V</text:span></text:span></text:p>
      <text:p text:style-name="P15"><text:span text:style-name="Strong_20_Emphasis"><text:span text:style-name="T11">Da Licença para Atividade Política</text:span></text:span></text:p>
      <text:p text:style-name="P34"><text:bookmark text:name="art86 Copia 3"/>Art. 86.  O servidor terá direito a licença, sem remuneração, durante o período que mediar entre a sua escolha em convenção partidária, como candidato a cargo eletivo, e a véspera do registro de sua candidatura perante a Justiça Eleitoral.</text:p>
      <text:p text:style-name="P47"><text:bookmark text:name="art86§1. Copia 3"/>§ 1° O servidor candidato a cargo eletivo na localidade onde desempenha suas funções e que exerça cargo de direção, chefia, assessoramento, arrecadação ou fiscalização, dele será afastado, a partir do dia imediato ao do registro de sua candidatura perante a Justiça Eleitoral, até o 15° (décimo quinto) dia seguinte ao do pleito.</text:p>
      <text:p text:style-name="P20"><text:bookmark text:name="art86§1 Copia 3"/><text:span text:style-name="T18">§ 1</text:span><text:span text:style-name="T24">o</text:span><text:span text:style-name="T18">  O servidor candidato a cargo eletivo na localidade onde desempenha suas funções e que exerça cargo de direção, chefia, assessoramento, arrecadação ou fiscalização, dele será afastado, a partir do dia imediato ao do registro de sua candidatura perante a Justiça Eleitoral, até o décimo dia seguinte ao do pleito.                  </text:span><text:a xlink:type="simple" xlink:href="https://www.planalto.gov.br/ccivil_03/leis/L9527.htm#art1" text:style-name="Internet_20_link" text:visited-style-name="Visited_20_Internet_20_Link"><text:span text:style-name="T8">(Redação dada pela Lei nº 9.527, de 10.12.97)</text:span></text:a></text:p>
      <text:p text:style-name="P48"><text:bookmark text:name="art86§2. Copia 3"/>§ 2° A partir do registro da candidatura e até o 15° (décimo quinto) dia seguinte ao da eleição, o servidor fará jus à licença como se em efetivo exercício estivesse, com a remuneração de que trata o art. 41.</text:p>
      <text:p text:style-name="P20"><text:bookmark text:name="art86§2 Copia 3"/><text:span text:style-name="T18">§ 2</text:span><text:span text:style-name="T24">o</text:span><text:span text:style-name="T18">  A partir do registro da candidatura e até o décimo dia seguinte ao da eleição, o servidor fará jus à licença, assegurados os vencimentos do cargo efetivo, somente pelo período de três meses.                     </text:span><text:a xlink:type="simple" xlink:href="https://www.planalto.gov.br/ccivil_03/leis/L9527.htm#art1" text:style-name="Internet_20_link" text:visited-style-name="Visited_20_Internet_20_Link"><text:span text:style-name="T8">(Redação dada pela Lei nº 9.527, de 10.12.97)</text:span></text:a></text:p>
      <text:p text:style-name="P15"><text:span text:style-name="Strong_20_Emphasis"><text:span text:style-name="T11">Seção VI</text:span></text:span></text:p>
      <text:p text:style-name="P15"><text:span text:style-name="Strong_20_Emphasis"><text:span text:style-name="T28">Da Licença-Prêmio por Assiduidade</text:span></text:span></text:p>
      <text:p text:style-name="P15"><text:span text:style-name="Strong_20_Emphasis"><text:span text:style-name="T18">Da Licença para Capacitação</text:span></text:span><text:span text:style-name="Strong_20_Emphasis"><text:span text:style-name="T22"><text:line-break/></text:span></text:span><text:a xlink:type="simple" xlink:href="https://www.planalto.gov.br/ccivil_03/leis/L9527.htm#seçãovi" text:style-name="Internet_20_link" text:visited-style-name="Visited_20_Internet_20_Link"><text:span text:style-name="T18">(Redação dada pela Lei nº 9.527, de 10.12.97)</text:span></text:a></text:p>
      <text:p text:style-name="P47"><text:bookmark text:name="art87. Copia 3"/>Art. 87. Após cada qüinqüênio ininterrupto de exercício, o servidor fará jus a 3 (três) meses de licença, a título de prêmio por assiduidade, com a remuneração do cargo efetivo.</text:p>
      <text:p text:style-name="P14"><text:bookmark text:name="art87§1 Copia 3"/><text:span text:style-name="T28">§ 1° </text:span><text:a xlink:type="simple" xlink:href="https://www.planalto.gov.br/ccivil_03/leis/Mensagem_Veto/anterior_98/Vep898-90.pdf" text:style-name="Internet_20_link" text:visited-style-name="Visited_20_Internet_20_Link">(Vetado)</text:a><text:span text:style-name="T28">.</text:span></text:p>
      <text:p text:style-name="P14"><text:bookmark text:name="art87§2 Copia 3"/><text:soft-page-break/><text:span text:style-name="T28">§ 2° </text:span><text:a xlink:type="simple" xlink:href="https://www.planalto.gov.br/ccivil_03/leis/Mensagem_Veto/anterior_98/Vep898-90.pdf" text:style-name="Internet_20_link" text:visited-style-name="Visited_20_Internet_20_Link">(Vetado)</text:a><text:span text:style-name="T28">.</text:span></text:p>
      <text:p text:style-name="P14"><text:bookmark text:name="art87§3 Copia 3"/><text:span text:style-name="T28">§ 2° Os períodos de licença-prêmio já adquiridos e não gozados pelo servidor que vier a falecer serão convertidos em pecúnia, em favor de seus beneficiários da pensão.               </text:span><text:a xlink:type="simple" xlink:href="https://www.planalto.gov.br/ccivil_03/leis/l8112cons.htm#mantida" text:style-name="Internet_20_link" text:visited-style-name="Visited_20_Internet_20_Link">(Mantido pelo Congresso Nacional)</text:a></text:p>
      <text:p text:style-name="P20"><text:bookmark text:name="art87 Copia 3"/><text:span text:style-name="T18">Art. 87.  Após cada qüinqüênio de efetivo exercício, o servidor poderá, no interesse da Administração, afastar-se do exercício do cargo efetivo, com a respectiva remuneração, por até três meses, para participar de curso de capacitação profissional.                  </text:span><text:a xlink:type="simple" xlink:href="https://www.planalto.gov.br/ccivil_03/leis/L9527.htm#art1" text:style-name="Internet_20_link" text:visited-style-name="Visited_20_Internet_20_Link"><text:span text:style-name="T8">(Redação dada pela Lei nº 9.527, de 10.12.97)</text:span></text:a><text:span text:style-name="T18">           </text:span><text:a xlink:type="simple" xlink:href="https://www.planalto.gov.br/ccivil_03/_Ato2004-2006/2006/Decreto/D5707.htm" text:style-name="Internet_20_link" text:visited-style-name="Visited_20_Internet_20_Link"><text:span text:style-name="T8">(Vide Decreto nº 5.707, de 2006)</text:span></text:a></text:p>
      <text:p text:style-name="P20"><text:bookmark text:name="art87p Copia 3"/><text:span text:style-name="T11">Parágrafo único.  Os períodos de licença de que trata o </text:span><text:span text:style-name="T14">caput</text:span><text:span text:style-name="T11"> não são acumuláveis.               </text:span><text:a xlink:type="simple" xlink:href="https://www.planalto.gov.br/ccivil_03/leis/L9527.htm#art1" text:style-name="Internet_20_link" text:visited-style-name="Visited_20_Internet_20_Link"><text:span text:style-name="T9">(Redação dada pela Lei nº 9.527, de 10.12.97)</text:span></text:a></text:p>
      <text:p text:style-name="P20"><text:bookmark text:name="art88 Copia 3"/><text:span text:style-name="T28">Art. 88. Não se concederá licença-prêmio ao servidor que, no período aquisitivo: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 Copia 3"/><text:span text:style-name="T28">I - sofrer penalidade disciplinar de suspensão;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 Copia 3"/><text:span text:style-name="T28">II - afastar-se do cargo em virtude de: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a Copia 3"/><text:span text:style-name="T28">a) licença por motivo de doença em pessoa da família, sem remuneração;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b Copia 3"/><text:span text:style-name="T28">b) licença para tratar de interesses particulares;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c Copia 3"/><text:span text:style-name="T28">c) condenação a pena privativa de liberdade por sentença definitiva;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iid Copia 3"/><text:span text:style-name="T28">d) afastamento para acompanhar cônjuge ou companheiro.    </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8p Copia 3"/><text:span text:style-name="T28">Parágrafo único. As faltas injustificadas ao serviço retardarão a concessão da licença prevista neste artigo, na proporção de 1 (um) mês para cada falta.</text:span><text:span text:style-name="T48">                  </text:span><text:a xlink:type="simple" xlink:href="https://www.planalto.gov.br/ccivil_03/leis/L9527.htm#art18" text:style-name="Internet_20_link" text:visited-style-name="Visited_20_Internet_20_Link"><text:span text:style-name="T18">(Revogado pela Lei nº 9.527, de 10.12.97)</text:span></text:a></text:p>
      <text:p text:style-name="P20"><text:bookmark text:name="art89 Copia 3"/><text:span text:style-name="T28">Art. 89. O número de servidores em gozo simultâneo de licença-prêmio não poderá ser superior a 1/3 (um terço) da lotação da respectiva unidade administrativa do órgão ou entidade.</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90 Copia 3"/><text:span text:style-name="T18">Art. 90.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15"><text:span text:style-name="Strong_20_Emphasis"><text:span text:style-name="T11">Seção VII</text:span></text:span></text:p>
      <text:p text:style-name="P15"><text:span text:style-name="Strong_20_Emphasis"><text:span text:style-name="T11">Da Licença para Tratar de Interesses Particulares</text:span></text:span></text:p>
      <text:p text:style-name="P47"><text:bookmark text:name="art91.. Copia 3"/>Art. 91. A critério da administração, poderá ser concedida ao servidor estável licença para o trato de assuntos particulares, pelo prazo de até 2 (dois) anos consecutivos, sem remuneração.</text:p>
      <text:p text:style-name="P20"><text:bookmark text:name="art91 Copia 3"/><text:span text:style-name="T28">Art. 91. A critério da Administração, poderá ser concedida ao servidor ocupante de cargo efetivo, desde que não esteja em estágio probatório, licença para o trato de assuntos particulares pelo prazo de até três anos consecutivos, sem remuneração, prorrogável uma única vez por período não superior a esse limite.                   </text:span><text:a xlink:type="simple" xlink:href="https://www.planalto.gov.br/ccivil_03/leis/L9527.htm#art1" text:style-name="Internet_20_link" text:visited-style-name="Visited_20_Internet_20_Link">(Redação dada pela Lei nº 9.527, de 10.12.97)</text:a></text:p>
      <text:p text:style-name="P20"><text:bookmark text:name="art91. Copia 3"/><text:span text:style-name="T18">Art. 91.  A critério da Administração, poderão ser concedidas ao servidor ocupante de cargo efetivo, desde que não esteja em estágio probatório, licenças para o trato de assuntos particulares pelo prazo de até três anos consecutivos, sem remuneraçã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48"><text:bookmark text:name="art91§1 Copia 3"/>§ 1° A licença poderá ser interrompida, a qualquer tempo, a pedido do servidor ou no interesse do serviço.</text:p>
      <text:p text:style-name="P21"><text:bookmark text:name="art91§1. Copia 3"/><text:span text:style-name="T28">§ 1º  A licença poderá ser interrompida, a qualquer tempo, a pedido do servidor ou a interesse do serviço público.                    </text:span><text:a xlink:type="simple" xlink:href="https://www.planalto.gov.br/ccivil_03/_Ato2015-2018/2017/Mpv/mpv792.htm#art26" text:style-name="Internet_20_link" text:visited-style-name="Visited_20_Internet_20_Link">(Incluído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47"><text:bookmark text:name="art91§2. Copia 3"/>§ 2° Não se concederá nova licença antes de decorridos 2 (dois) anos do término da anterior.</text:p>
      <text:p text:style-name="P14"><text:bookmark text:name="art91§2 Copia 3"/><text:span text:style-name="T37">§ 2</text:span><text:span text:style-name="T43">o</text:span><text:span text:style-name="T37"> Não se concederá nova licença antes de decorridos dois anos do término da anterior ou de sua prorrogação.                 </text:span><text:a xlink:type="simple" xlink:href="https://www.planalto.gov.br/ccivil_03/leis/L9527.htm#art1" text:style-name="Internet_20_link" text:visited-style-name="Visited_20_Internet_20_Link"><text:span text:style-name="T28">(Redação dada pela Lei nº 9.527, de 10.12.97)</text:span></text:a></text:p>
      <text:p text:style-name="P13"><text:bookmark text:name="art91§2.. Copia 3"/><text:soft-page-break/><text:span text:style-name="T28">§ 2º  A licença suspenderá o vínculo com a administração pública federal e, durante esse período, o disposto nos arts. 116 e 117 não se aplica ao servidor licenciado.               </text:span><text:a xlink:type="simple" xlink:href="https://www.planalto.gov.br/ccivil_03/_Ato2015-2018/2017/Mpv/mpv792.htm#art26" text:style-name="Internet_20_link" text:visited-style-name="Visited_20_Internet_20_Link">(Incluído pela Medida Provisória nº 792, de 2017)</text:a><text:span text:style-name="T28">           </text:span><text:a xlink:type="simple" xlink:href="https://www.planalto.gov.br/ccivil_03/_Ato2015-2018/2017/Congresso/adc-065-mpv792.htm" text:style-name="Internet_20_link" text:visited-style-name="Visited_20_Internet_20_Link">(Vigência encerrada)</text:a></text:p>
      <text:p text:style-name="P14"><text:bookmark text:name="art91§3 Copia 3"/><text:span text:style-name="T28">§ 3° Não se concederá a licença a servidores nomeados, removidos, redistribuídos ou transferidos, antes de completarem 2 (dois) anos de exercício. </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14"><text:bookmark text:name="art91p Copia 3"/><text:span text:style-name="T18">Parágrafo único.  A licença poderá ser interrompida, a qualquer tempo, a pedido do servidor ou no interesse do serviço.                   </text:span><text:a xlink:type="simple" xlink:href="https://www.planalto.gov.br/ccivil_03/MPV/2225-45.htm#art2" text:style-name="Internet_20_link" text:visited-style-name="Visited_20_Internet_20_Link"><text:span text:style-name="T8">(Redação dada pela Medida Provisória nº 2.225-45, de 4.9.2001)</text:span></text:a></text:p>
      <text:p text:style-name="P15"><text:span text:style-name="T52">        </text:span><text:span text:style-name="Strong_20_Emphasis"><text:span text:style-name="T18">Seção VIII</text:span></text:span></text:p>
      <text:p text:style-name="P15"><text:span text:style-name="Strong_20_Emphasis"><text:span text:style-name="T11">Da Licença para o Desempenho de Mandato Classista</text:span></text:span></text:p>
      <text:p text:style-name="P47"><text:bookmark text:name="art92.. Copia 3"/>Art. 92. E assegurado ao servidor o direito a licença para o desempenho de mandato em confederação, federação, associação de classe de âmbito nacional, sindicato representativo da categoria ou entidade fiscalizadora da profissão, com a remuneração do cargo efetivo, observado o disposto no art. 102, inciso VIII, alínea c.</text:p>
      <text:p text:style-name="P14"><text:bookmark text:name="art92 Copia 3"/><text:span text:style-name="T28">Art. 92.  É assegurado ao servidor o direito à licença sem remuneração para o desempenho de mandato em confederação, federação, associação de classe de âmbito nacional, sindicato representativo da categoria ou entidade fiscalizadora da profissão, observado o disposto na alínea "c" do inciso VIII do art. 102 desta Lei, conforme disposto em regulamento e observados os seguintes limites:                  </text:span><text:a xlink:type="simple" xlink:href="https://www.planalto.gov.br/ccivil_03/leis/L9527.htm#art1" text:style-name="Internet_20_link" text:visited-style-name="Visited_20_Internet_20_Link">(Redação dada pela Lei nº 9.527, de 10.12.97)</text:a><text:span text:style-name="T48">         </text:span><text:a xlink:type="simple" xlink:href="https://www.planalto.gov.br/ccivil_03/decreto/1996/D2066.htm" text:style-name="Internet_20_link" text:visited-style-name="Visited_20_Internet_20_Link"><text:span text:style-name="T18">(Regulamento)</text:span></text:a></text:p>
      <text:p text:style-name="P20"><text:bookmark text:name="art92i Copia 3"/><text:span text:style-name="T28">I - para entidades com até 5.000 associados, um servidor;                 </text:span><text:a xlink:type="simple" xlink:href="https://www.planalto.gov.br/ccivil_03/leis/L9527.htm#art92" text:style-name="Internet_20_link" text:visited-style-name="Visited_20_Internet_20_Link">(Inciso incluído pela Lei nº 9.527, de 10.12.97)</text:a></text:p>
      <text:p text:style-name="P20"><text:bookmark text:name="art92ii Copia 3"/><text:span text:style-name="T28">II - para entidades com 5.001 a 30.000 associados, dois servidores;                 </text:span><text:a xlink:type="simple" xlink:href="https://www.planalto.gov.br/ccivil_03/leis/L9527.htm#art92" text:style-name="Internet_20_link" text:visited-style-name="Visited_20_Internet_20_Link">(Inciso incluído pela Lei nº 9.527, de 10.12.97)</text:a></text:p>
      <text:p text:style-name="P20"><text:bookmark text:name="art92iii Copia 3"/><text:span text:style-name="T28">III - para entidades com mais de 30.000 associados, três servidores.                   </text:span><text:a xlink:type="simple" xlink:href="https://www.planalto.gov.br/ccivil_03/leis/L9527.htm#art92" text:style-name="Internet_20_link" text:visited-style-name="Visited_20_Internet_20_Link">(Inciso incluído pela Lei nº 9.527, de 10.12.97)</text:a></text:p>
      <text:p text:style-name="P47"><text:bookmark text:name="art92§1 Copia 3"/>§ 1° Somente poderão ser licenciados servidores eleitos para cargos de direção ou representação nas referidas entidades até o máximo de 3 (três), por entidade.</text:p>
      <text:p text:style-name="P20"><text:bookmark text:name="art92§1. Copia 3"/><text:span text:style-name="T37">§ 1</text:span><text:span text:style-name="T43">o</text:span><text:span text:style-name="T37">  Somente poderão ser licenciados servidores eleitos para cargos de direção ou representação nas referidas entidades, desde que cadastradas no Ministério da Administração Federal e Reforma do Estado.             </text:span><text:a xlink:type="simple" xlink:href="https://www.planalto.gov.br/ccivil_03/leis/L9527.htm#art92" text:style-name="Internet_20_link" text:visited-style-name="Visited_20_Internet_20_Link">(Redação dada pela Lei nº 9.527, de 10.12.97)</text:a></text:p>
      <text:p text:style-name="P47"><text:bookmark text:name="art92§2 Copia 3"/>§ 2° A licença terá duração igual à do mandato, podendo ser prorrogada, no caso de reeleição, e por uma única vez.</text:p>
      <text:p text:style-name="P20"><text:bookmark text:name="art92. Copia 3"/><text:span text:style-name="T11">Art. 92. É assegurado ao servidor o direito à licença sem remuneração para o desempenho de mandato em confederação, federação, associação de classe de âmbito nacional, sindicato representativo da categoria ou entidade fiscalizadora da profissão ou, ainda, para participar de gerência ou administração em sociedade cooperativa constituída por servidores públicos para prestar serviços a seus membros, observado o disposto na alínea c do inciso VIII do art. 102 desta Lei, conforme disposto em regulamento e observados os seguintes limites:                </text:span><text:a xlink:type="simple" xlink:href="https://www.planalto.gov.br/ccivil_03/_Ato2004-2006/2005/Lei/L11094.htm#art18" text:style-name="Internet_20_link" text:visited-style-name="Visited_20_Internet_20_Link"><text:span text:style-name="T9"> (Redação dada pela Lei nº 11.094, de 2005)</text:span></text:a><text:span text:style-name="T11">  </text:span><text:a xlink:type="simple" xlink:href="https://www.planalto.gov.br/ccivil_03/decreto/1996/D2066.htm" text:style-name="Internet_20_link" text:visited-style-name="Visited_20_Internet_20_Link"><text:span text:style-name="T18">(Regulamento)</text:span></text:a><text:span text:style-name="T48">   </text:span><text:a xlink:type="simple" xlink:href="https://www.planalto.gov.br/ccivil_03/_Ato2023-2026/2023/Decreto/D11411.htm" text:style-name="Internet_20_link" text:visited-style-name="Visited_20_Internet_20_Link"><text:span text:style-name="T11">(Regulamento)</text:span></text:a></text:p>
      <text:p text:style-name="P23"><text:bookmark text:name="art92i. Copia 3"/><text:span text:style-name="T11">I - para entidades com até 5.000 (cinco mil) associados, 2 (dois) servidores;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3"><text:bookmark text:name="art92ii. Copia 3"/><text:span text:style-name="T11">II - para entidades com 5.001 (cinco mil e um) a 30.000 (trinta mil) associados, 4 (quatro) servidores;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3"><text:bookmark text:name="art92iii. Copia 3"/><text:span text:style-name="T11">III - para entidades com mais de 30.000 (trinta mil) associados, 8 (oito) servidores.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3"><text:bookmark text:name="art92§1.. Copia 3"/><text:span text:style-name="T11">§ 1</text:span><text:span text:style-name="T25">o</text:span><text:span text:style-name="T11">  Somente poderão ser licenciados os servidores eleitos para cargos de direção ou de representação nas referidas entidades, desde que cadastradas no órgão competente.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23"><text:bookmark text:name="art92§2. Copia 3"/><text:soft-page-break/><text:span text:style-name="T11">§ 2</text:span><text:span text:style-name="T25">o</text:span><text:span text:style-name="T11">  A licença terá duração igual à do mandato, podendo ser renovada, no caso de reeleição.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15"><text:bookmark text:name="capv Copia 3"/><text:span text:style-name="Strong_20_Emphasis"><text:span text:style-name="T11">Capítulo V</text:span></text:span></text:p>
      <text:p text:style-name="P15"><text:span text:style-name="Strong_20_Emphasis"><text:span text:style-name="T11">Dos Afastamentos</text:span></text:span></text:p>
      <text:p text:style-name="P15"><text:span text:style-name="Strong_20_Emphasis"><text:span text:style-name="T11">Seção I</text:span></text:span></text:p>
      <text:p text:style-name="P15"><text:span text:style-name="Strong_20_Emphasis"><text:span text:style-name="T11">Do Afastamento para Servir a Outro Órgão ou Entidade</text:span></text:span></text:p>
      <text:p text:style-name="P20"><text:bookmark text:name="art254 Copia 3"/><text:span text:style-name="T13">Art. 93. O servidor poderá ser cedido para ter exercício em outro órgão ou entidade dos Poderes da União, dos Estados, ou do Distrito Federal e dos Municípios, nas seguintes hipóteses:</text:span><text:a xlink:type="simple" xlink:href="https://www.planalto.gov.br/ccivil_03/leis/L8270.htm#art22" text:style-name="Internet_20_link" text:visited-style-name="Visited_20_Internet_20_Link">(Redação dada pela Lei nº 8.270, de 17.12.91)</text:a><text:span text:style-name="Strong_20_Emphasis"><text:span text:style-name="T13"> </text:span></text:span><text:span text:style-name="T13">(</text:span><text:a xlink:type="simple" xlink:href="https://www.planalto.gov.br/ccivil_03/decreto/2001/D4050.htm" text:style-name="Internet_20_link" text:visited-style-name="Visited_20_Internet_20_Link">Regulamento)</text:a><text:span text:style-name="T13"> (</text:span><text:a xlink:type="simple" xlink:href="https://www.planalto.gov.br/ccivil_03/decreto/2002/D4493.htm" text:style-name="Internet_20_link" text:visited-style-name="Visited_20_Internet_20_Link">Vide Decreto nº 4.493, de 3.12.2002</text:a><text:span text:style-name="T13">) </text:span><text:a xlink:type="simple" xlink:href="https://www.planalto.gov.br/ccivil_03/_Ato2004-2006/2004/Decreto/D5213.htm" text:style-name="Internet_20_link" text:visited-style-name="Visited_20_Internet_20_Link">(Vide Decreto nº 5.213, de 2004)</text:a><text:span text:style-name="T13"> </text:span><text:a xlink:type="simple" xlink:href="https://www.planalto.gov.br/ccivil_03/_Ato2015-2018/2017/Decreto/D9144.htm" text:style-name="Internet_20_link" text:visited-style-name="Visited_20_Internet_20_Link">(Vide Decreto nº 9.144, de 2017)</text:a></text:p>
      <text:p text:style-name="P20"><text:bookmark text:name="art93i0 Copia 3"/><text:span text:style-name="T13">I - para exercício de cargo em comissão ou função de confiança; </text:span><text:a xlink:type="simple" xlink:href="https://www.planalto.gov.br/ccivil_03/leis/L8270.htm#art22" text:style-name="Internet_20_link" text:visited-style-name="Visited_20_Internet_20_Link">(Redação dada pela Lei nº 8.270, de 17.12.91)</text:a></text:p>
      <text:p text:style-name="P20"><text:bookmark text:name="art93ii Copia 3"/><text:span text:style-name="T13">II - em casos previstos em leis específicas. </text:span><text:a xlink:type="simple" xlink:href="https://www.planalto.gov.br/ccivil_03/leis/L8270.htm#art22" text:style-name="Internet_20_link" text:visited-style-name="Visited_20_Internet_20_Link">(Redação dada pela Lei nº 8.270, de 17.12.91)</text:a></text:p>
      <text:p text:style-name="P25"><text:bookmark text:name="art93§8 Copia 3"/><text:span text:style-name="T13">§ 1</text:span><text:span text:style-name="T26">o</text:span><text:span text:style-name="T13">  Na hipótese do inciso I, sendo a cessão para órgãos ou entidades dos Estados, do Distrito Federal ou dos Municípios, o ônus da remuneração será do órgão ou entidade cessionária, mantido o ônus para o cedente nos demais casos. </text:span><text:a xlink:type="simple" xlink:href="https://www.planalto.gov.br/ccivil_03/leis/L8270.htm#art22" text:style-name="Internet_20_link" text:visited-style-name="Visited_20_Internet_20_Link">(Redação dada pela Lei nº 8.270, de 17.12.91)</text:a></text:p>
      <text:p text:style-name="P25"><text:bookmark text:name="art93§2..0 Copia 3"/><text:span text:style-name="T11">§ 2º  Na hipótese de o servidor cedido a empresa pública ou sociedade de economia mista, nos termos das respectivas normas, optar pela remuneração do cargo efetivo ou pela remuneração do cargo efetivo acrescida de percentual da retribuição do cargo em comissão, a entidade cessionária efetuará o reembolso das despesas realizadas pelo órgão ou entidade de origem.</text:span><text:a xlink:type="simple" xlink:href="https://www.planalto.gov.br/ccivil_03/_Ato2004-2006/2006/Lei/L11355.htm#art156" text:style-name="Internet_20_link" text:visited-style-name="Visited_20_Internet_20_Link"><text:span text:style-name="T9">(Redação dada pela Lei nº 11.355, de 2006)</text:span></text:a></text:p>
      <text:p text:style-name="P20"><text:bookmark text:name="art93§3 Copia 3"/><text:span text:style-name="T13">§ 3</text:span><text:span text:style-name="T26">o</text:span><text:span text:style-name="T13">  A cessão far-se-á mediante Portaria publicada no Diário Oficial da União.                  </text:span><text:a xlink:type="simple" xlink:href="https://www.planalto.gov.br/ccivil_03/leis/L8270.htm#art22" text:style-name="Internet_20_link" text:visited-style-name="Visited_20_Internet_20_Link">(Redação dada pela Lei nº 8.270, de 17.12.91)</text:a></text:p>
      <text:p text:style-name="P20"><text:bookmark text:name="art93§4 Copia 3"/><text:span text:style-name="T13">§ 4</text:span><text:span text:style-name="T26">o</text:span><text:span text:style-name="T13">  Mediante autorização expressa do Presidente da República, o servidor do Poder Executivo poderá ter exercício em outro órgão da Administração Federal direta que não tenha quadro próprio de pessoal, para fim determinado e a prazo certo.                 </text:span><text:a xlink:type="simple" xlink:href="https://www.planalto.gov.br/ccivil_03/leis/L8270.htm#art22" text:style-name="Internet_20_link" text:visited-style-name="Visited_20_Internet_20_Link">(Incluído pela Lei nº 8.270, de 17.12.91)</text:a></text:p>
      <text:p text:style-name="P20"><text:bookmark text:name="art93§5 Copia 3"/><text:span text:style-name="T11">§ 5</text:span><text:span text:style-name="T28">º</text:span><text:span text:style-name="T11"> Aplica-se à União, em se tratando de empregado ou servidor por ela requisitado, as disposições dos §§ 1</text:span><text:span text:style-name="T28">º</text:span><text:span text:style-name="T11"> e 2</text:span><text:span text:style-name="T28">º</text:span><text:span text:style-name="T11"> deste artigo.                    </text:span><text:a xlink:type="simple" xlink:href="https://www.planalto.gov.br/ccivil_03/leis/2002/L10470.htm#art93§5" text:style-name="Internet_20_link" text:visited-style-name="Visited_20_Internet_20_Link"><text:span text:style-name="T9">(Redação dada pela Lei nº 10.470, de 25.6.2002)</text:span></text:a></text:p>
      <text:p text:style-name="P20"><text:bookmark text:name="art93§6 Copia 3"/><text:span text:style-name="T11">§ 6</text:span><text:span text:style-name="T28">º</text:span><text:span text:style-name="T11"> As cessões de empregados de empresa pública ou de sociedade de economia mista, que receba recursos de Tesouro Nacional para o custeio total ou parcial da sua folha de pagamento de pessoal, independem das disposições contidas nos incisos I e II e §§ 1</text:span><text:span text:style-name="T28">º</text:span><text:span text:style-name="T11"> e 2</text:span><text:span text:style-name="T28">º</text:span><text:span text:style-name="T11"> deste artigo, ficando o exercício do empregado cedido condicionado a autorização específica do Ministério do Planejamento, Orçamento e Gestão, exceto nos casos de ocupação de cargo em comissão ou função gratificada.                      </text:span><text:a xlink:type="simple" xlink:href="https://www.planalto.gov.br/ccivil_03/leis/2002/L10470.htm#art93§5" text:style-name="Internet_20_link" text:visited-style-name="Visited_20_Internet_20_Link"><text:span text:style-name="T9">(Incluído pela Lei nº 10.470, de 25.6.2002)</text:span></text:a></text:p>
      <text:p text:style-name="P20"><text:bookmark text:name="art93§7 Copia 3"/><text:span text:style-name="T11">§ 7</text:span><text:span text:style-name="T28">°</text:span><text:span text:style-name="T11"> O Ministério do Planejamento, Orçamento e Gestão, com a finalidade de promover a composição da força de trabalho dos órgãos e entidades da Administração Pública Federal, poderá determinar a lotação ou o exercício de empregado ou servidor, independentemente da observância do constante no inciso I e nos §§ 1</text:span><text:span text:style-name="T28">º</text:span><text:span text:style-name="T11"> e 2</text:span><text:span text:style-name="T28">º</text:span><text:span text:style-name="T11"> deste artigo.                    </text:span><text:a xlink:type="simple" xlink:href="https://www.planalto.gov.br/ccivil_03/leis/2002/L10470.htm#art93§5" text:style-name="Internet_20_link" text:visited-style-name="Visited_20_Internet_20_Link"><text:span text:style-name="T9">(Incluído pela Lei nº 10.470, de 25.6.2002)</text:span></text:a><text:span text:style-name="T11">                   </text:span><text:a xlink:type="simple" xlink:href="https://www.planalto.gov.br/ccivil_03/_Ato2004-2006/2005/Decreto/D5375.htm#art1" text:style-name="Internet_20_link" text:visited-style-name="Visited_20_Internet_20_Link"><text:span text:style-name="T9">(Vide Decreto nº 5.375, de 2005)</text:span></text:a></text:p>
      <text:p text:style-name="P15"><text:span text:style-name="Strong_20_Emphasis"><text:span text:style-name="T11">Seção II</text:span></text:span></text:p>
      <text:p text:style-name="P15"><text:span text:style-name="Strong_20_Emphasis"><text:span text:style-name="T11">Do Afastamento para Exercício de Mandato Eletivo</text:span></text:span></text:p>
      <text:p text:style-name="P43"><text:bookmark text:name="art94 Copia 3"/>Art. 94.  Ao servidor investido em mandato eletivo aplicam-se as seguintes disposições:</text:p>
      <text:p text:style-name="P34"><text:bookmark text:name="art94i Copia 3"/>I - tratando-se de mandato federal, estadual ou distrital, ficará afastado do cargo;</text:p>
      <text:p text:style-name="P34"><text:bookmark text:name="art94ii Copia 3"/>II - investido no mandato de Prefeito, será afastado do cargo, sendo-lhe facultado optar pela sua remuneração;</text:p>
      <text:p text:style-name="P34"><text:bookmark text:name="art94iii Copia 3"/><text:soft-page-break/>III - investido no mandato de vereador:</text:p>
      <text:p text:style-name="P34"><text:bookmark text:name="art94iiia Copia 3"/>a) havendo compatibilidade de horário, perceberá as vantagens de seu cargo, sem prejuízo da remuneração do cargo eletivo;</text:p>
      <text:p text:style-name="P34"><text:bookmark text:name="art94iiib Copia 3"/>b) não havendo compatibilidade de horário, será afastado do cargo, sendo-lhe facultado optar pela sua remuneração.</text:p>
      <text:p text:style-name="P34"><text:bookmark text:name="art94§1 Copia 3"/>§ 1<text:span text:style-name="T57">o</text:span>  No caso de afastamento do cargo, o servidor contribuirá para a seguridade social como se em exercício estivesse.</text:p>
      <text:p text:style-name="P34"><text:bookmark text:name="art94§2 Copia 3"/>§ 2<text:span text:style-name="T57">o</text:span>  O servidor investido em mandato eletivo ou classista não poderá ser removido ou redistribuído de ofício para localidade diversa daquela onde exerce o mandato.</text:p>
      <text:p text:style-name="P15"><text:span text:style-name="Strong_20_Emphasis"><text:span text:style-name="T11">Seção III</text:span></text:span></text:p>
      <text:p text:style-name="P15"><text:span text:style-name="Strong_20_Emphasis"><text:span text:style-name="T11">Do Afastamento para Estudo ou Missão no Exterior</text:span></text:span></text:p>
      <text:p text:style-name="P20"><text:bookmark text:name="art95 Copia 3"/><text:span text:style-name="T13">Art. 95.  O servidor não poderá ausentar-se do País para estudo ou missão oficial, sem autorização do Presidente da República, Presidente dos Órgãos do Poder Legislativo e Presidente do Supremo Tribunal Federal.                  </text:span><text:a xlink:type="simple" xlink:href="https://www.planalto.gov.br/ccivil_03/decreto/D1387.htm" text:style-name="Internet_20_link" text:visited-style-name="Visited_20_Internet_20_Link">(Vide Decreto nº 1.387, de 1995)</text:a></text:p>
      <text:p text:style-name="P34">§ 1<text:span text:style-name="T57">o</text:span>  A ausência não excederá a 4 (quatro) anos, e finda a missão ou estudo, somente decorrido igual período, será permitida nova ausência.</text:p>
      <text:p text:style-name="P34">§ 2<text:span text:style-name="T57">o</text:span>  Ao servidor beneficiado pelo disposto neste artigo não será concedida exoneração ou licença para tratar de interesse particular antes de decorrido período igual ao do afastamento, ressalvada a hipótese de ressarcimento da despesa havida com seu afastamento.</text:p>
      <text:p text:style-name="P34">§ 3<text:span text:style-name="T57">o</text:span>  O disposto neste artigo não se aplica aos servidores da carreira diplomática.</text:p>
      <text:p text:style-name="P20"><text:bookmark text:name="art95§4 Copia 3"/><text:span text:style-name="T13">§ 4</text:span><text:span text:style-name="T26">o</text:span><text:span text:style-name="T13">  As hipóteses, condições e formas para a autorização de que trata este artigo, inclusive no que se refere à remuneração do servidor, serão disciplinadas em regulamento.                   </text:span><text:a xlink:type="simple" xlink:href="https://www.planalto.gov.br/ccivil_03/leis/L9527.htm#art1" text:style-name="Internet_20_link" text:visited-style-name="Visited_20_Internet_20_Link">(Incluído pela Lei nº 9.527, de 10.12.97)</text:a></text:p>
      <text:p text:style-name="P20"><text:bookmark text:name="art96 Copia 3"/><text:span text:style-name="T13">Art. 96.  O afastamento de servidor para servir em organismo internacional de que o Brasil participe ou com o qual coopere dar-se-á com perda total da remuneração.                 </text:span><text:a xlink:type="simple" xlink:href="https://www.planalto.gov.br/ccivil_03/decreto/D3456.htm#art1" text:style-name="Internet_20_link" text:visited-style-name="Visited_20_Internet_20_Link">(Vide Decreto nº 3.456, de 2000)</text:a></text:p>
      <text:p text:style-name="P63"><text:span text:style-name="T28"/></text:p>
      <text:p text:style-name="P19"><text:bookmark text:name="secaoiv. Copia 3"/><text:span text:style-name="T11">Seção IV<text:line-break/></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38">Do Afastamento para Participação em Programa de Pós-Graduação <text:span text:style-name="T60">Stricto Sensu </text:span>no País</text:p>
      <text:p text:style-name="P23"><text:bookmark text:name="art96a Copia 3"/><text:span text:style-name="T11">Art. 96-A.  O servidor poderá, no interesse da Administração, e desde que a participação não possa ocorrer simultaneamente com o exercício do cargo ou mediante compensação de horário, afastar-se do exercício do cargo efetivo, com a respectiva remuneração, para participar em programa de pós-graduação stricto sensu em instituição de ensino superior no País.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1. Copia 3"/><text:span text:style-name="T11">§ 1</text:span><text:span text:style-name="T25">o</text:span><text:span text:style-name="T11">  Ato do dirigente máximo do órgão ou entidade definirá, em conformidade com a legislação vigente, os programas de capacitação e os critérios para participação em programas de pós-graduação no País, com ou sem afastamento do servidor, que serão avaliados por um comitê constituído para este fim.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2. Copia 3"/><text:span text:style-name="T11">§ 2</text:span><text:span text:style-name="T25">o</text:span><text:span text:style-name="T11">  Os afastamentos para realização de programas de mestrado e doutorado somente serão concedidos aos servidores titulares de cargos efetivos no respectivo órgão ou entidade há pelo menos 3 (três) anos para mestrado e 4 (quatro) anos para doutorado, incluído o período de estágio probatório, que não tenham se afastado por licença para tratar de assuntos particulares para gozo de licença capacitação ou com fundamento neste artigo nos 2 (dois) anos anteriores à data da solicitação de afastamento.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3. Copia 3"/><text:soft-page-break/><text:span text:style-name="T11">§ 3</text:span><text:span text:style-name="T25">o</text:span><text:span text:style-name="T11">  Os afastamentos para realização de programas de pós-doutorado somente serão concedidos aos servidores titulares de cargos efetivo no respectivo órgão ou entidade há pelo menos quatro anos, incluído o período de estágio probatório, e que não tenham se afastado por licença para tratar de assuntos particulares ou com fundamento neste artigo, nos quatro anos anteriores à data da solicitação de afastamento.                   </text:span><text:a xlink:type="simple" xlink:href="https://www.planalto.gov.br/ccivil_03/_Ato2007-2010/2010/Lei/L12269.htm#art23" text:style-name="Internet_20_link" text:visited-style-name="Visited_20_Internet_20_Link"><text:span text:style-name="T9">(Redação dada pela Lei nº 12.269, de 2010)</text:span></text:a></text:p>
      <text:p text:style-name="P23"><text:bookmark text:name="art96a§4. Copia 3"/><text:span text:style-name="T11">§ 4</text:span><text:span text:style-name="T25">o</text:span><text:span text:style-name="T11">  Os servidores beneficiados pelos afastamentos previstos nos §§ 1</text:span><text:span text:style-name="T25">o</text:span><text:span text:style-name="T11">, 2</text:span><text:span text:style-name="T25">o</text:span><text:span text:style-name="T11"> e 3</text:span><text:span text:style-name="T25">o</text:span><text:span text:style-name="T11"> deste artigo terão que permanecer no exercício de suas funções após o seu retorno por um período igual ao do afastamento concedido.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5. Copia 3"/><text:span text:style-name="T11">§ 5</text:span><text:span text:style-name="T25">o</text:span><text:span text:style-name="T11">  Caso o servidor venha a solicitar exoneração do cargo ou aposentadoria, antes de cumprido o período de permanência previsto no § 4</text:span><text:span text:style-name="T25">o</text:span><text:span text:style-name="T11"> deste artigo, deverá ressarcir o órgão ou entidade, na forma do </text:span><text:a xlink:type="simple" xlink:href="https://www.planalto.gov.br/ccivil_03/leis/l8112cons.htm#art47.." text:style-name="Internet_20_link" text:visited-style-name="Visited_20_Internet_20_Link"><text:span text:style-name="T9">art. 47 da Lei n</text:span><text:span text:style-name="T25">o</text:span><text:span text:style-name="T11"> 8.112, de 11 de dezembro de 1990</text:span></text:a><text:span text:style-name="T11">, dos gastos com seu aperfeiçoamento.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6. Copia 3"/><text:span text:style-name="T11">§ 6</text:span><text:span text:style-name="T25">o</text:span><text:span text:style-name="T11">  Caso o servidor não obtenha o título ou grau que justificou seu afastamento no período previsto, aplica-se o disposto no § 5</text:span><text:span text:style-name="T25">o</text:span><text:span text:style-name="T11"> deste artigo, salvo na hipótese comprovada de força maior ou de caso fortuito, a critério do dirigente máximo do órgão ou entidade.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23"><text:bookmark text:name="art96a§7. Copia 3"/><text:span text:style-name="T11">§ 7</text:span><text:span text:style-name="T25">o</text:span><text:span text:style-name="T11">  Aplica-se à participação em programa de pós-graduação no Exterior, autorizado nos termos do art. 95 desta Lei, o disposto nos §§ 1</text:span><text:span text:style-name="T25">o</text:span><text:span text:style-name="T11"> a 6</text:span><text:span text:style-name="T25">o</text:span><text:span text:style-name="T11"> deste artigo.                    </text:span><text:a xlink:type="simple" xlink:href="https://www.planalto.gov.br/ccivil_03/_Ato2007-2010/2009/Lei/L11907.htm#art318" text:style-name="Internet_20_link" text:visited-style-name="Visited_20_Internet_20_Link"><text:span text:style-name="T9">(Incluído pela Lei nº 11.907, de 2009)</text:span></text:a></text:p>
      <text:p text:style-name="P15"><text:span text:style-name="Strong_20_Emphasis"><text:span text:style-name="T11">Capítulo VI</text:span></text:span></text:p>
      <text:p text:style-name="P15"><text:span text:style-name="Strong_20_Emphasis"><text:span text:style-name="T11">Das Concessões</text:span></text:span></text:p>
      <text:p text:style-name="P39"><text:bookmark text:name="art256 Copia 3"/>Art. 97.  Sem qualquer prejuízo, poderá o servidor ausentar-se do serviço:</text:p>
      <text:p text:style-name="P20"><text:bookmark text:name="art97i Copia 3"/><text:span text:style-name="T11">I - por 1 (um) dia, para doação de sangue;</text:span></text:p>
      <text:p text:style-name="P20"><text:bookmark text:name="art97ii. Copia 3"/><text:span text:style-name="T11">II - pelo período comprovadamente necessário para alistamento ou recadastramento eleitoral, limitado, em qualquer caso, a 2 (dois) dias;                       </text:span><text:a xlink:type="simple" xlink:href="https://www.planalto.gov.br/ccivil_03/_Ato2011-2014/2014/Lei/L12998.htm#art17" text:style-name="Internet_20_link" text:visited-style-name="Visited_20_Internet_20_Link"><text:span text:style-name="T9">(Redação dada pela Lei nº 12.998, de 2014)</text:span></text:a></text:p>
      <text:p text:style-name="P34"><text:bookmark text:name="art97iii Copia 3"/>III - por 8 (oito) dias consecutivos em razão de :</text:p>
      <text:p text:style-name="P34"><text:bookmark text:name="art97iiia Copia 3"/>a) casamento;</text:p>
      <text:p text:style-name="P34"><text:bookmark text:name="art97iiib Copia 3"/>b) falecimento do cônjuge, companheiro, pais, madrasta ou padrasto, filhos, enteados, menor sob guarda ou tutela e irmãos.</text:p>
      <text:p text:style-name="P34"><text:bookmark text:name="art98 Copia 3"/>Art. 98.  Será concedido horário especial ao servidor estudante, quando comprovada a incompatibilidade entre o horário escolar e o da repartição, sem prejuízo do exercício do cargo.</text:p>
      <text:p text:style-name="P20"><text:bookmark text:name="art98§1 Copia 3"/><text:span text:style-name="T13">§ 1</text:span><text:span text:style-name="T26">o</text:span><text:span text:style-name="T13">  Para efeito do disposto neste artigo, será exigida a compensação de horário no órgão ou entidade que tiver exercício, respeitada a duração semanal do trabalho.                  </text:span><text:a xlink:type="simple" xlink:href="https://www.planalto.gov.br/ccivil_03/leis/L9527.htm#art1" text:style-name="Internet_20_link" text:visited-style-name="Visited_20_Internet_20_Link">(Parágrafo renumerado e alterado pela Lei nº 9.527, de 10.12.97)</text:a></text:p>
      <text:p text:style-name="P20"><text:bookmark text:name="art98§2 Copia 3"/><text:span text:style-name="T11">§ 2</text:span><text:span text:style-name="T25">o</text:span><text:span text:style-name="T11">  Também será concedido horário especial ao servidor portador de deficiência, quando comprovada a necessidade por junta médica oficial, independentemente de compensação de horári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98§3. Copia 3"/><text:span text:style-name="T11">§ 3</text:span><text:span text:style-name="T25">o</text:span><text:span text:style-name="T11">  As disposições constantes do § 2</text:span><text:span text:style-name="T25">o</text:span><text:span text:style-name="T11"> são extensivas ao servidor que tenha cônjuge, filho ou dependente com deficiência.                     </text:span><text:a xlink:type="simple" xlink:href="https://www.planalto.gov.br/ccivil_03/_Ato2015-2018/2016/Lei/L13370.htm#art1" text:style-name="Internet_20_link" text:visited-style-name="Visited_20_Internet_20_Link"><text:span text:style-name="T9">(Redação dada pela Lei nº 13.370, de 2016)</text:span></text:a></text:p>
      <text:p text:style-name="P20"><text:bookmark text:name="art98§4. Copia 3"/><text:span text:style-name="T11">§ 4</text:span><text:span text:style-name="T25">o</text:span><text:span text:style-name="T11">  Será igualmente concedido horário especial, vinculado à compensação de horário a ser efetivada no prazo de até 1 (um) ano, ao servidor que desempenhe atividade prevista nos incisos I e II do caput do art. 76-A desta Lei.                   </text:span><text:a xlink:type="simple" xlink:href="https://www.planalto.gov.br/ccivil_03/_Ato2007-2010/2007/Lei/L11501.htm#art8" text:style-name="Internet_20_link" text:visited-style-name="Visited_20_Internet_20_Link"><text:span text:style-name="T9">(Redação dada pela Lei nº 11.501, de 2007)</text:span></text:a></text:p>
      <text:p text:style-name="P34"><text:bookmark text:name="art99 Copia 3"/>Art. 99.  Ao servidor estudante que mudar de sede no interesse da administração é assegurada, na localidade da nova residência ou na mais próxima, matrícula em instituição de ensino congênere, em qualquer época, independentemente de vaga.</text:p>
      <text:p text:style-name="P34"><text:bookmark text:name="art99p Copia 3"/><text:soft-page-break/>Parágrafo único.  O disposto neste artigo estende-se ao cônjuge ou companheiro, aos filhos, ou enteados do servidor que vivam na sua companhia, bem como aos menores sob sua guarda, com autorização judicial.</text:p>
      <text:p text:style-name="P15"><text:span text:style-name="Strong_20_Emphasis"><text:span text:style-name="T11">Capítulo VII</text:span></text:span></text:p>
      <text:p text:style-name="P15"><text:span text:style-name="Strong_20_Emphasis"><text:span text:style-name="T11">Do Tempo de Serviço</text:span></text:span></text:p>
      <text:p text:style-name="P34"><text:bookmark text:name="art100 Copia 3"/>Art. 100.  É contado para todos os efeitos o tempo de serviço público federal, inclusive o prestado às Forças Armadas.</text:p>
      <text:p text:style-name="P34"><text:bookmark text:name="art101 Copia 3"/>Art. 101.  A apuração do tempo de serviço será feita em dias, que serão convertidos em anos, considerado o ano como de trezentos e sessenta e cinco dias.</text:p>
      <text:p text:style-name="P20"><text:bookmark text:name="art101p Copia 3"/><text:span text:style-name="T28">Parágrafo único.</text:span><text:a xlink:type="simple" xlink:href="https://www.planalto.gov.br/ccivil_03/leis/L9527.htm#art18" text:style-name="Internet_20_link" text:visited-style-name="Visited_20_Internet_20_Link"><text:span text:style-name="T11">(Revogado pela Lei nº 9.527, de 10.12.97)</text:span></text:a></text:p>
      <text:p text:style-name="P20"><text:bookmark text:name="art102 Copia 3"/><text:span text:style-name="T13">Art. 102.  Além das ausências ao serviço previstas no art. 97, são considerados como de efetivo exercício os afastamentos em virtude de:                  </text:span><text:a xlink:type="simple" xlink:href="https://www.planalto.gov.br/ccivil_03/_Ato2004-2006/2006/Decreto/D5707.htm" text:style-name="Internet_20_link" text:visited-style-name="Visited_20_Internet_20_Link">(Vide Decreto nº 5.707, de 2006)</text:a></text:p>
      <text:p text:style-name="P39"><text:bookmark text:name="art102i Copia 3"/>I - férias;</text:p>
      <text:p text:style-name="P34"><text:bookmark text:name="art102ii Copia 3"/>II - exercício de cargo em comissão ou equivalente, em órgão ou entidade dos Poderes da União, dos Estados, Municípios e Distrito Federal;</text:p>
      <text:p text:style-name="P20"><text:bookmark text:name="art102iii Copia 3"/><text:span text:style-name="T11">III - exercício de cargo ou função de governo ou administração, em qualquer parte do território nacional, por nomeação do Presidente da República;</text:span></text:p>
      <text:p text:style-name="P20"><text:bookmark text:name="art102iv.. Copia 3"/><text:span text:style-name="T13">IV - participação em programa de treinamento regularmente instituído ou em programa de pós-graduação stricto sensu no País, conforme dispuser o regulamento;               </text:span><text:a xlink:type="simple" xlink:href="https://www.planalto.gov.br/ccivil_03/_Ato2007-2010/2009/Lei/L11907.htm#art316" text:style-name="Internet_20_link" text:visited-style-name="Visited_20_Internet_20_Link">(Redação dada pela Lei nº 11.907, de 2009)</text:a><text:span text:style-name="T13">   </text:span><text:a xlink:type="simple" xlink:href="https://www.planalto.gov.br/ccivil_03/_Ato2004-2006/2006/Decreto/D5707.htm" text:style-name="Internet_20_link" text:visited-style-name="Visited_20_Internet_20_Link">(Vide Decreto nº 5.707, de 2006)</text:a></text:p>
      <text:p text:style-name="P34"><text:bookmark text:name="art102v Copia 3"/>V - desempenho de mandato eletivo federal, estadual, municipal ou do Distrito Federal, exceto para promoção por merecimento;</text:p>
      <text:p text:style-name="P39"><text:bookmark text:name="art102vi Copia 3"/>VI - júri e outros serviços obrigatórios por lei;</text:p>
      <text:p text:style-name="P20"><text:bookmark text:name="art102vii Copia 3"/><text:span text:style-name="T13">VII - missão ou estudo no exterior, quando autorizado o afastamento, conforme dispuser o regulamento;                  </text:span><text:a xlink:type="simple" xlink:href="https://www.planalto.gov.br/ccivil_03/leis/L9527.htm#art1" text:style-name="Internet_20_link" text:visited-style-name="Visited_20_Internet_20_Link">(Redação dada pela Lei nº 9.527, de 10.12.97)</text:a><text:span text:style-name="T13">                </text:span><text:a xlink:type="simple" xlink:href="https://www.planalto.gov.br/ccivil_03/_Ato2004-2006/2006/Decreto/D5707.htm" text:style-name="Internet_20_link" text:visited-style-name="Visited_20_Internet_20_Link">(Vide Decreto nº 5.707, de 2006)</text:a></text:p>
      <text:p text:style-name="P39"><text:bookmark text:name="art102viii Copia 3"/>VIII - licença:</text:p>
      <text:p text:style-name="P34"><text:bookmark text:name="art102viiia Copia 3"/>a) à gestante, à adotante e à paternidade;</text:p>
      <text:p text:style-name="P20"><text:bookmark text:name="art102viiib Copia 3"/><text:span text:style-name="T13">b) para tratamento da própria saúde, até o limite de vinte e quatro meses, cumulativo ao longo do tempo de serviço público prestado à União, em cargo de provimento efetivo;                   </text:span><text:a xlink:type="simple" xlink:href="https://www.planalto.gov.br/ccivil_03/leis/L9527.htm#art1" text:style-name="Internet_20_link" text:visited-style-name="Visited_20_Internet_20_Link">(Redação dada pela Lei nº 9.527, de 10.12.97)</text:a></text:p>
      <text:p text:style-name="P20"><text:bookmark text:name="art102viiic Copia 3"/><text:span text:style-name="T11">c) para o desempenho de mandato classista ou participação de gerência ou administração em sociedade cooperativa constituída por servidores para prestar serviços a seus membros, exceto para efeito de promoção por merecimento;                </text:span><text:a xlink:type="simple" xlink:href="https://www.planalto.gov.br/ccivil_03/_Ato2004-2006/2005/Lei/L11094.htm#art102viiic" text:style-name="Internet_20_link" text:visited-style-name="Visited_20_Internet_20_Link"><text:span text:style-name="T9">(Redação dada pela Lei nº 11.094, de 2005)</text:span></text:a></text:p>
      <text:p text:style-name="P34"><text:bookmark text:name="art102viiid Copia 3"/>d) por motivo de acidente em serviço ou doença profissional;</text:p>
      <text:p text:style-name="P48"><text:bookmark text:name="art102viiie. Copia 3"/>e) prêmio por assiduidade;</text:p>
      <text:p text:style-name="P20"><text:bookmark text:name="art102viiie Copia 3"/><text:span text:style-name="T18">e) para capacitação, conforme dispuser o regulamento;               </text:span><text:a xlink:type="simple" xlink:href="https://www.planalto.gov.br/ccivil_03/leis/L9527.htm#art1" text:style-name="Internet_20_link" text:visited-style-name="Visited_20_Internet_20_Link"><text:span text:style-name="T8">(Redação dada pela Lei nº 9.527, de 10.12.97)</text:span></text:a></text:p>
      <text:p text:style-name="P34"><text:bookmark text:name="art102viiif Copia 3"/>f) por convocação para o serviço militar;</text:p>
      <text:p text:style-name="P34"><text:bookmark text:name="art102ix Copia 3"/>IX - deslocamento para a nova sede de que trata o art. 18;</text:p>
      <text:p text:style-name="P39"><text:bookmark text:name="art102x Copia 3"/>X - participação em competição desportiva nacional ou convocação para integrar representação desportiva nacional, no País ou no exterior, conforme disposto em lei específica;</text:p>
      <text:p text:style-name="P20"><text:bookmark text:name="art102xi Copia 3"/><text:span text:style-name="T18">XI - afastamento para servir em organismo internacional de que o Brasil participe ou com o qual coopere.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03 Copia 3"/>Art. 103.  Contar-se-á apenas para efeito de aposentadoria e disponibilidade:</text:p>
      <text:p text:style-name="P20"><text:bookmark text:name="art103i Copia 3"/><text:soft-page-break/><text:span text:style-name="T11">I - o tempo de serviço público prestado aos Estados, Municípios e Distrito Federal;</text:span></text:p>
      <text:p text:style-name="P20"><text:bookmark text:name="art103ii. Copia 3"/><text:span text:style-name="T11">II - a licença para tratamento de saúde de pessoal da família do servidor, com remuneração, que exceder a 30 (trinta) dias em período de 12 (doze) meses.                      </text:span><text:a xlink:type="simple" xlink:href="https://www.planalto.gov.br/ccivil_03/_Ato2007-2010/2010/Lei/L12269.htm#art23" text:style-name="Internet_20_link" text:visited-style-name="Visited_20_Internet_20_Link"><text:span text:style-name="T9">(Redação dada pela Lei nº 12.269, de 2010)</text:span></text:a></text:p>
      <text:p text:style-name="P34"><text:bookmark text:name="art103iii Copia 3"/>III - a licença para atividade política, no caso do art. 86, § 2<text:span text:style-name="T57">o</text:span>;</text:p>
      <text:p text:style-name="P34"><text:bookmark text:name="art103iv Copia 3"/>IV - o tempo correspondente ao desempenho de mandato eletivo federal, estadual, municipal ou distrital, anterior ao ingresso no serviço público federal;</text:p>
      <text:p text:style-name="P34"><text:bookmark text:name="art103v Copia 3"/>V - o tempo de serviço em atividade privada, vinculada à Previdência Social;</text:p>
      <text:p text:style-name="P34"><text:bookmark text:name="art103vi Copia 3"/>VI - o tempo de serviço relativo a tiro de guerra;</text:p>
      <text:p text:style-name="P20"><text:bookmark text:name="art103vii Copia 3"/><text:span text:style-name="T18">VII - o tempo de licença para tratamento da própria saúde que exceder o prazo a que se refere a alínea "b" do inciso VIII do art. 102.</text:span><text:span text:style-name="Strong_20_Emphasis"><text:span text:style-name="T18">                 </text:span></text:span><text:span text:style-name="T18">  </text:span><text:a xlink:type="simple" xlink:href="https://www.planalto.gov.br/ccivil_03/leis/L9527.htm#art1" text:style-name="Internet_20_link" text:visited-style-name="Visited_20_Internet_20_Link"><text:span text:style-name="T8">(Incluído pela Lei nº 9.527, de 10.12.97)</text:span></text:a></text:p>
      <text:p text:style-name="P34"><text:bookmark text:name="art103§1 Copia 3"/>§ 1<text:span text:style-name="T57">o</text:span>  O tempo em que o servidor esteve aposentado será contado apenas para nova aposentadoria.</text:p>
      <text:p text:style-name="P34"><text:bookmark text:name="art103§2 Copia 3"/>§ 2<text:span text:style-name="T57">o</text:span>  Será contado em dobro o tempo de serviço prestado às Forças Armadas em operações de guerra.</text:p>
      <text:p text:style-name="P34"><text:bookmark text:name="art103§3 Copia 3"/>§ 3<text:span text:style-name="T57">o</text:span>  É vedada a contagem cumulativa de tempo de serviço prestado concomitantemente em mais de um cargo ou função de órgão ou entidades dos Poderes da União, Estado, Distrito Federal e Município, autarquia, fundação pública, sociedade de economia mista e empresa pública.</text:p>
      <text:p text:style-name="P15"><text:span text:style-name="Strong_20_Emphasis"><text:span text:style-name="T11">Capítulo VIII</text:span></text:span></text:p>
      <text:p text:style-name="P15"><text:span text:style-name="Strong_20_Emphasis"><text:span text:style-name="T11">Do Direito de Petição</text:span></text:span></text:p>
      <text:p text:style-name="P43"><text:bookmark text:name="art104 Copia 3"/>Art. 104.  É assegurado ao servidor o direito de requerer aos Poderes Públicos, em defesa de direito ou interesse legítimo.</text:p>
      <text:p text:style-name="P34"><text:bookmark text:name="art105 Copia 3"/>Art. 105.  O requerimento será dirigido à autoridade competente para decidi-lo e encaminhado por intermédio daquela a que estiver imediatamente subordinado o requerente.</text:p>
      <text:p text:style-name="P20"><text:bookmark text:name="art106 Copia 3"/><text:span text:style-name="T11">Art. 106.  Cabe pedido de reconsideração à autoridade que houver expedido o ato ou proferido a primeira decisão, não podendo ser renovado.               </text:span><text:a xlink:type="simple" xlink:href="https://www.planalto.gov.br/ccivil_03/_Ato2007-2010/2010/Lei/L12300.htm#art9§4" text:style-name="Internet_20_link" text:visited-style-name="Visited_20_Internet_20_Link"><text:span text:style-name="T9">(Vide Lei nº 12.300, de 2010)</text:span></text:a></text:p>
      <text:p text:style-name="P34"><text:bookmark text:name="art106p Copia 3"/>Parágrafo único.  O requerimento e o pedido de reconsideração de que tratam os artigos anteriores deverão ser despachados no prazo de 5 (cinco) dias e decididos dentro de 30 (trinta) dias.</text:p>
      <text:p text:style-name="P20"><text:bookmark text:name="art107 Copia 3"/><text:span text:style-name="T11">Art. 107.  Caberá recurso:               </text:span><text:a xlink:type="simple" xlink:href="https://www.planalto.gov.br/ccivil_03/_Ato2007-2010/2010/Lei/L12300.htm#art9§4" text:style-name="Internet_20_link" text:visited-style-name="Visited_20_Internet_20_Link"><text:span text:style-name="T9">(Vide Lei nº 12.300, de 2010)</text:span></text:a></text:p>
      <text:p text:style-name="P34"><text:bookmark text:name="art107i Copia 3"/>I - do indeferimento do pedido de reconsideração;</text:p>
      <text:p text:style-name="P34"><text:bookmark text:name="art107ii Copia 3"/>II - das decisões sobre os recursos sucessivamente interpostos.</text:p>
      <text:p text:style-name="P34"><text:bookmark text:name="art107§1 Copia 3"/>§ 1<text:span text:style-name="T57">o</text:span>  O recurso será dirigido à autoridade imediatamente superior à que tiver expedido o ato ou proferido a decisão, e, sucessivamente, em escala ascendente, às demais autoridades.</text:p>
      <text:p text:style-name="P34"><text:bookmark text:name="art107§2 Copia 3"/>§ 2<text:span text:style-name="T57">o</text:span>  O recurso será encaminhado por intermédio da autoridade a que estiver imediatamente subordinado o requerente.</text:p>
      <text:p text:style-name="P20"><text:bookmark text:name="art108 Copia 3"/><text:span text:style-name="T11">Art. 108.  O prazo para interposição de pedido de reconsideração ou de recurso é de 30 (trinta) dias, a contar da publicação ou da ciência, pelo interessado, da decisão recorrida.                   </text:span><text:a xlink:type="simple" xlink:href="https://www.planalto.gov.br/ccivil_03/_Ato2007-2010/2010/Lei/L12300.htm#art9§4" text:style-name="Internet_20_link" text:visited-style-name="Visited_20_Internet_20_Link"><text:span text:style-name="T9">(Vide Lei nº 12.300, de 2010)</text:span></text:a></text:p>
      <text:p text:style-name="P34"><text:bookmark text:name="art109 Copia 3"/>Art. 109.  O recurso poderá ser recebido com efeito suspensivo, a juízo da autoridade competente.</text:p>
      <text:p text:style-name="P34"><text:bookmark text:name="art109p Copia 3"/>Parágrafo único.  Em caso de provimento do pedido de reconsideração ou do recurso, os efeitos da decisão retroagirão à data do ato impugnado.</text:p>
      <text:p text:style-name="P43"><text:bookmark text:name="art110 Copia 3"/>Art. 110.  O direito de requerer prescreve:</text:p>
      <text:p text:style-name="P34"><text:bookmark text:name="art110i Copia 3"/>I - em 5 (cinco) anos, quanto aos atos de demissão e de cassação de aposentadoria ou disponibilidade, ou que afetem interesse patrimonial e créditos resultantes das relações de trabalho;</text:p>
      <text:p text:style-name="P34"><text:bookmark text:name="art110ii Copia 3"/>II - em 120 (cento e vinte) dias, nos demais casos, salvo quando outro prazo for fixado em lei.</text:p>
      <text:p text:style-name="P34"><text:bookmark text:name="art110p Copia 3"/><text:soft-page-break/>Parágrafo único.  O prazo de prescrição será contado da data da publicação do ato impugnado ou da data da ciência pelo interessado, quando o ato não for publicado.</text:p>
      <text:p text:style-name="P34"><text:bookmark text:name="art111 Copia 3"/>Art. 111.  O pedido de reconsideração e o recurso, quando cabíveis, interrompem a prescrição.</text:p>
      <text:p text:style-name="P34"><text:bookmark text:name="art112 Copia 3"/>Art. 112.  A prescrição é de ordem pública, não podendo ser relevada pela administração.</text:p>
      <text:p text:style-name="P34"><text:bookmark text:name="art113 Copia 3"/>Art. 113.  Para o exercício do direito de petição, é assegurada vista do processo ou documento, na repartição, ao servidor ou a procurador por ele constituído.</text:p>
      <text:p text:style-name="P34"><text:bookmark text:name="art114 Copia 3"/>Art. 114.  A administração deverá rever seus atos, a qualquer tempo, quando eivados de ilegalidade.</text:p>
      <text:p text:style-name="P34"><text:bookmark text:name="art115 Copia 3"/>Art. 115.  São fatais e improrrogáveis os prazos estabelecidos neste Capítulo, salvo motivo de força maior.</text:p>
      <text:p text:style-name="P15"><text:bookmark text:name="tituloiv Copia 3"/><text:span text:style-name="Strong_20_Emphasis"><text:span text:style-name="T11">Título IV</text:span></text:span></text:p>
      <text:p text:style-name="P15"><text:span text:style-name="Strong_20_Emphasis"><text:span text:style-name="T11">Do Regime Disciplinar</text:span></text:span></text:p>
      <text:p text:style-name="P15"><text:span text:style-name="Strong_20_Emphasis"><text:span text:style-name="T11">Capítulo I</text:span></text:span></text:p>
      <text:p text:style-name="P15"><text:span text:style-name="Strong_20_Emphasis"><text:span text:style-name="T11">Dos Deveres</text:span></text:span></text:p>
      <text:p text:style-name="P34"><text:bookmark text:name="art116 Copia 3"/>Art. 116.  São deveres do servidor:</text:p>
      <text:p text:style-name="P34"><text:bookmark text:name="art116i Copia 3"/>I - exercer com zelo e dedicação as atribuições do cargo;</text:p>
      <text:p text:style-name="P34"><text:bookmark text:name="art116ii Copia 3"/>II - ser leal às instituições a que servir;</text:p>
      <text:p text:style-name="P34"><text:bookmark text:name="art116iii Copia 3"/>III - observar as normas legais e regulamentares;</text:p>
      <text:p text:style-name="P34"><text:bookmark text:name="art116iv Copia 3"/>IV - cumprir as ordens superiores, exceto quando manifestamente ilegais;</text:p>
      <text:p text:style-name="P34"><text:bookmark text:name="art116v Copia 3"/>V - atender com presteza:</text:p>
      <text:p text:style-name="P34"><text:bookmark text:name="art116va Copia 3"/>a) ao público em geral, prestando as informações requeridas, ressalvadas as protegidas por sigilo;</text:p>
      <text:p text:style-name="P34"><text:bookmark text:name="art116vb Copia 3"/>b) à expedição de certidões requeridas para defesa de direito ou esclarecimento de situações de interesse pessoal;</text:p>
      <text:p text:style-name="P34"><text:bookmark text:name="art116vc Copia 3"/>c) às requisições para a defesa da Fazenda Pública.</text:p>
      <text:p text:style-name="P53"><text:bookmark text:name="art116vi. Copia 3"/>VI - levar ao conhecimento da autoridade superior as irregularidades de que tiver ciência em razão do cargo;</text:p>
      <text:p text:style-name="P20"><text:bookmark text:name="art116vi Copia 3"/><text:span text:style-name="T53">VI - levar as irregularidades de que tiver ciência em razão do cargo ao conhecimento da autoridade superior ou, quando houver suspeita de envolvimento desta, ao conhecimento de outra autoridade competente para apuração;                   </text:span><text:a xlink:type="simple" xlink:href="https://www.planalto.gov.br/ccivil_03/_Ato2011-2014/2011/Lei/L12527.htm#art43" text:style-name="Internet_20_link" text:visited-style-name="Visited_20_Internet_20_Link"><text:span text:style-name="T18">(Redação dada pela Lei nº 12.527, de 2011)</text:span></text:a></text:p>
      <text:p text:style-name="P34"><text:bookmark text:name="art116vii Copia 3"/>VII - zelar pela economia do material e a conservação do patrimônio público;</text:p>
      <text:p text:style-name="P34"><text:bookmark text:name="art116viii Copia 3"/>VIII - guardar sigilo sobre assunto da repartição;</text:p>
      <text:p text:style-name="P34"><text:bookmark text:name="art116ix Copia 3"/>IX - manter conduta compatível com a moralidade administrativa;</text:p>
      <text:p text:style-name="P34"><text:bookmark text:name="art116x Copia 3"/>X - ser assíduo e pontual ao serviço;</text:p>
      <text:p text:style-name="P34"><text:bookmark text:name="art116xi Copia 3"/>XI - tratar com urbanidade as pessoas;</text:p>
      <text:p text:style-name="P34"><text:bookmark text:name="art116xii Copia 3"/>XII - representar contra ilegalidade, omissão ou abuso de poder.</text:p>
      <text:p text:style-name="P34"><text:bookmark text:name="art116p Copia 3"/>Parágrafo único.  A representação de que trata o inciso XII será encaminhada pela via hierárquica e apreciada pela autoridade superior àquela contra a qual é formulada, assegurando-se ao representando ampla defesa.</text:p>
      <text:p text:style-name="P15"><text:span text:style-name="Strong_20_Emphasis"><text:span text:style-name="T11">Capítulo II</text:span></text:span></text:p>
      <text:p text:style-name="P15"><text:span text:style-name="Strong_20_Emphasis"><text:span text:style-name="T11">Das Proibições</text:span></text:span></text:p>
      <text:p text:style-name="P20"><text:bookmark text:name="art117 Copia 3"/><text:span text:style-name="T11">Art. 117.  Ao servidor é proibido:                    </text:span><text:a xlink:type="simple" xlink:href="https://www.planalto.gov.br/ccivil_03/MPV/2225-45.htm" text:style-name="Internet_20_link" text:visited-style-name="Visited_20_Internet_20_Link"><text:span text:style-name="T9">(Vide Medida Provisória nº 2.225-45, de 4.9.2001)</text:span></text:a></text:p>
      <text:p text:style-name="P34"><text:bookmark text:name="art117i Copia 3"/>I - ausentar-se do serviço durante o expediente, sem prévia autorização do chefe imediato;</text:p>
      <text:p text:style-name="P34"><text:bookmark text:name="art117ii Copia 3"/><text:soft-page-break/>II - retirar, sem prévia anuência da autoridade competente, qualquer documento ou objeto da repartição;</text:p>
      <text:p text:style-name="P34"><text:bookmark text:name="art117iii Copia 3"/>III - recusar fé a documentos públicos;</text:p>
      <text:p text:style-name="P34"><text:bookmark text:name="art117iv Copia 3"/>IV - opor resistência injustificada ao andamento de documento e processo ou execução de serviço;</text:p>
      <text:p text:style-name="P34"><text:bookmark text:name="art117v Copia 3"/>V - promover manifestação de apreço ou desapreço no recinto da repartição;</text:p>
      <text:p text:style-name="P34"><text:bookmark text:name="art117vi Copia 3"/>VI - cometer a pessoa estranha à repartição, fora dos casos previstos em lei, o desempenho de atribuição que seja de sua responsabilidade ou de seu subordinado;</text:p>
      <text:p text:style-name="P34"><text:bookmark text:name="art117vii Copia 3"/>VII - coagir ou aliciar subordinados no sentido de filiarem-se a associação profissional ou sindical, ou a partido político;</text:p>
      <text:p text:style-name="P34"><text:bookmark text:name="art117viii Copia 3"/>VIII - manter sob sua chefia imediata, em cargo ou função de confiança, cônjuge, companheiro ou parente até o segundo grau civil;</text:p>
      <text:p text:style-name="P67"><text:bookmark text:name="art117ix Copia 3"/><text:span text:style-name="T23">IX - valer-se do cargo para lograr proveito pessoal ou de outrem, em detrimento da dignidade da função pública;</text:span></text:p>
      <text:p text:style-name="P20"><text:bookmark text:name="art117x.... Copia 3"/><text:span text:style-name="T11">X - participar de gerência ou administração de sociedade privada, personificada ou não personificada, exercer o comércio, exceto na qualidade de acionista, cotista ou comanditário;                      </text:span><text:a xlink:type="simple" xlink:href="https://www.planalto.gov.br/ccivil_03/_Ato2007-2010/2008/Lei/L11784.htm#art172" text:style-name="Internet_20_link" text:visited-style-name="Visited_20_Internet_20_Link"><text:span text:style-name="T9">(Redação dada pela Lei nº 11.784, de 2008</text:span></text:a></text:p>
      <text:p text:style-name="P34"><text:bookmark text:name="art117xi0 Copia 3"/>XI - atuar, como procurador ou intermediário, junto a repartições públicas, salvo quando se tratar de benefícios previdenciários ou assistenciais de parentes até o segundo grau, e de cônjuge ou companheiro;</text:p>
      <text:p text:style-name="P34"><text:bookmark text:name="art117xii Copia 3"/>XII - receber propina, comissão, presente ou vantagem de qualquer espécie, em razão de suas atribuições;</text:p>
      <text:p text:style-name="P34"><text:bookmark text:name="art117xiii Copia 3"/>XIII - aceitar comissão, emprego ou pensão de estado estrangeiro;</text:p>
      <text:p text:style-name="P34"><text:bookmark text:name="art117xiv Copia 3"/>XIV - praticar usura sob qualquer de suas formas;</text:p>
      <text:p text:style-name="P43"><text:bookmark text:name="art117xv Copia 3"/>XV - proceder de forma desidiosa;</text:p>
      <text:p text:style-name="P34"><text:bookmark text:name="art117xvi Copia 3"/>XVI - utilizar pessoal ou recursos materiais da repartição em serviços ou atividades particulares;</text:p>
      <text:p text:style-name="P34"><text:bookmark text:name="art117xvii Copia 3"/>XVII - cometer a outro servidor atribuições estranhas ao cargo que ocupa, exceto em situações de emergência e transitórias;</text:p>
      <text:p text:style-name="P34"><text:bookmark text:name="art117xviii Copia 3"/>XVIII - exercer quaisquer atividades que sejam incompatíveis com o exercício do cargo ou função e com o horário de trabalho;</text:p>
      <text:p text:style-name="P20"><text:bookmark text:name="art117xix Copia 3"/><text:span text:style-name="T13">XIX - recusar-se a atualizar seus dados cadastrais quando solicitado.</text:span><text:span text:style-name="Strong_20_Emphasis"><text:span text:style-name="T13">               </text:span></text:span><text:a xlink:type="simple" xlink:href="https://www.planalto.gov.br/ccivil_03/leis/L9527.htm#art1" text:style-name="Internet_20_link" text:visited-style-name="Visited_20_Internet_20_Link"><text:span text:style-name="T13">(Incluído pela Lei nº 9.527, de 10.12.97)</text:span></text:a></text:p>
      <text:p text:style-name="P14"><text:bookmark text:name="art117p. Copia 3"/><text:span text:style-name="T11">Parágrafo único.  A vedação de que trata o inciso X do caput deste artigo não se aplica nos seguintes casos: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14"><text:bookmark text:name="art117pi.0 Copia 3"/><text:span text:style-name="T11">I - participação nos conselhos de administração e fiscal de empresas ou entidades em que a União detenha, direta ou indiretamente, participação no capital social ou em sociedade cooperativa constituída para prestar serviços a seus membros; e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25"><text:bookmark text:name="art117pii.0 Copia 3"/><text:span text:style-name="T11">II - gozo de licença para o trato de interesses particulares, na forma do art. 91 desta Lei, observada a legislação sobre conflito de interesses.  </text:span><text:a xlink:type="simple" xlink:href="https://www.planalto.gov.br/ccivil_03/_Ato2007-2010/2008/Lei/L11784.htm#art172" text:style-name="Internet_20_link" text:visited-style-name="Visited_20_Internet_20_Link"><text:span text:style-name="T9">(Incluído pela Lei nº 11.784, de 2008</text:span></text:a></text:p>
      <text:p text:style-name="P15"><text:span text:style-name="Strong_20_Emphasis"><text:span text:style-name="T11">Capítulo III</text:span></text:span></text:p>
      <text:p text:style-name="P15"><text:span text:style-name="Strong_20_Emphasis"><text:span text:style-name="T11">Da Acumulação</text:span></text:span></text:p>
      <text:p text:style-name="P39"><text:bookmark text:name="art118 Copia 3"/>Art. 118.  Ressalvados os casos previstos na Constituição, é vedada a acumulação remunerada de cargos públicos.</text:p>
      <text:p text:style-name="P34"><text:bookmark text:name="art118§1 Copia 3"/>§ 1<text:span text:style-name="T57">o</text:span>  A proibição de acumular estende-se a cargos, empregos e funções em autarquias, fundações públicas, empresas públicas, sociedades de economia mista da União, do Distrito Federal, dos Estados, dos Territórios e dos Municípios.</text:p>
      <text:p text:style-name="P34"><text:bookmark text:name="art118§2 Copia 3"/><text:soft-page-break/>§ 2<text:span text:style-name="T57">o</text:span>  A acumulação de cargos, ainda que lícita, fica condicionada à comprovação da compatibilidade de horários.</text:p>
      <text:p text:style-name="P20"><text:bookmark text:name="art118§3 Copia 3"/><text:span text:style-name="T13">§ 3</text:span><text:span text:style-name="T26">o</text:span><text:span text:style-name="T13">  Considera-se acumulação proibida a percepção de vencimento de cargo ou emprego público efetivo com proventos da inatividade, salvo quando os cargos de que decorram essas remunerações forem acumuláveis na atividade.                  </text:span><text:a xlink:type="simple" xlink:href="https://www.planalto.gov.br/ccivil_03/leis/L9527.htm#art1" text:style-name="Internet_20_link" text:visited-style-name="Visited_20_Internet_20_Link">(Incluído pela Lei nº 9.527, de 10.12.97)</text:a></text:p>
      <text:p text:style-name="P20"><text:span text:style-name="T13">Art. 119.  O servidor não poderá exercer mais de um cargo em comissão, exceto no caso previsto no parágrafo único do art. 9</text:span><text:span text:style-name="T26">o</text:span><text:span text:style-name="T13">, nem ser remunerado pela participação em órgão de deliberação coletiva.               </text:span><text:a xlink:type="simple" xlink:href="https://www.planalto.gov.br/ccivil_03/leis/L9527.htm#art1" text:style-name="Internet_20_link" text:visited-style-name="Visited_20_Internet_20_Link">(Redação dada pela Lei nº 9.527, de 10.12.97)</text:a></text:p>
      <text:p text:style-name="P20"/>
      <text:p text:style-name="P20"><text:bookmark text:name="art119p.. Copia 3"/><text:span text:style-name="T13">Parágrafo único.  O disposto neste artigo não se aplica à remuneração devida pela participação em conselhos de administração e fiscal das empresas públicas e sociedades de economia mista, suas subsidiárias e controladas, bem como quaisquer empresas ou entidades em que a União, direta ou indiretamente, detenha participação no capital social, observado o que, a respeito, dispuser legislação específica.</text:span><text:span text:style-name="T51">                 </text:span><text:a xlink:type="simple" xlink:href="https://www.planalto.gov.br/ccivil_03/MPV/2225-45.htm#art2" text:style-name="Internet_20_link" text:visited-style-name="Visited_20_Internet_20_Link"><text:span text:style-name="T13">(Redação dada pela Medida Provisória nº 2.225-45, de 4.9.2001)</text:span></text:a></text:p>
      <text:p text:style-name="P20"><text:bookmark text:name="art120 Copia 3"/><text:span text:style-name="T13">Art. 120.  O servidor vinculado ao regime desta Lei, que acumular licitamente dois cargos efetivos, quando investido em cargo de provimento em comissão, ficará afastado de ambos os cargos efetivos, salvo na hipótese em que houver compatibilidade de horário e local com o exercício de um deles, declarada pelas autoridades máximas dos órgãos ou entidades envolvidos.                   </text:span><text:a xlink:type="simple" xlink:href="https://www.planalto.gov.br/ccivil_03/leis/L9527.htm#art1" text:style-name="Internet_20_link" text:visited-style-name="Visited_20_Internet_20_Link">(Redação dada pela Lei nº 9.527, de 10.12.97)</text:a></text:p>
      <text:p text:style-name="P15"><text:span text:style-name="Strong_20_Emphasis"><text:span text:style-name="T11">Capítulo IV</text:span></text:span></text:p>
      <text:p text:style-name="P15"><text:span text:style-name="Strong_20_Emphasis"><text:span text:style-name="T11">Das Responsabilidades</text:span></text:span></text:p>
      <text:p text:style-name="P43"><text:bookmark text:name="art121 Copia 3"/>Art. 121.  O servidor responde civil, penal e administrativamente pelo exercício irregular de suas atribuições.</text:p>
      <text:p text:style-name="P34"><text:bookmark text:name="art122 Copia 3"/>Art. 122.  A responsabilidade civil decorre de ato omissivo ou comissivo, doloso ou culposo, que resulte em prejuízo ao erário ou a terceiros.</text:p>
      <text:p text:style-name="P34"><text:bookmark text:name="art122§1 Copia 3"/>§ 1<text:span text:style-name="T57">o</text:span>  A indenização de prejuízo dolosamente causado ao erário somente será liquidada na forma prevista no art. 46, na falta de outros bens que assegurem a execução do débito pela via judicial.</text:p>
      <text:p text:style-name="P34"><text:bookmark text:name="art122§2 Copia 3"/>§ 2<text:span text:style-name="T57">o</text:span>  Tratando-se de dano causado a terceiros, responderá o servidor perante a Fazenda Pública, em ação regressiva.</text:p>
      <text:p text:style-name="P34"><text:bookmark text:name="art122§3 Copia 3"/>§ 3<text:span text:style-name="T57">o</text:span>  A obrigação de reparar o dano estende-se aos sucessores e contra eles será executada, até o limite do valor da herança recebida.</text:p>
      <text:p text:style-name="P34"><text:bookmark text:name="art123 Copia 3"/>Art. 123.  A responsabilidade penal abrange os crimes e contravenções imputadas ao servidor, nessa qualidade.</text:p>
      <text:p text:style-name="P34"><text:bookmark text:name="art124 Copia 3"/>Art. 124.  A responsabilidade civil-administrativa resulta de ato omissivo ou comissivo praticado no desempenho do cargo ou função.</text:p>
      <text:p text:style-name="P39"><text:bookmark text:name="art125 Copia 3"/>Art. 125.  As sanções civis, penais e administrativas poderão cumular-se, sendo independentes entre si.</text:p>
      <text:p text:style-name="P34"><text:bookmark text:name="art126 Copia 3"/>Art. 126.  A responsabilidade administrativa do servidor será afastada no caso de absolvição criminal que negue a existência do fato ou sua autoria.</text:p>
      <text:p text:style-name="P20"><text:bookmark text:name="art126a Copia 3"/><text:span text:style-name="T53">Art. 126-A. Nenhum servidor poderá ser responsabilizado civil, penal ou administrativamente por dar ciência à autoridade superior ou, quando houver suspeita de envolvimento desta, a outra autoridade competente para apuração de informação concernente à prática de crimes ou improbidade de que tenha conhecimento, ainda que em decorrência do exercício de cargo, emprego ou função pública.                         </text:span><text:a xlink:type="simple" xlink:href="https://www.planalto.gov.br/ccivil_03/_Ato2011-2014/2011/Lei/L12527.htm#art44" text:style-name="Internet_20_link" text:visited-style-name="Visited_20_Internet_20_Link"><text:span text:style-name="T18">(Incluído pela Lei nº 12.527, de 2011)</text:span></text:a></text:p>
      <text:p text:style-name="P15"><text:span text:style-name="Strong_20_Emphasis"><text:span text:style-name="T11">Capítulo V</text:span></text:span></text:p>
      <text:p text:style-name="P15"><text:span text:style-name="Strong_20_Emphasis"><text:span text:style-name="T11">Das Penalidades</text:span></text:span></text:p>
      <text:p text:style-name="P43"><text:bookmark text:name="art127 Copia 3"/><text:soft-page-break/>Art. 127.  São penalidades disciplinares:</text:p>
      <text:p text:style-name="P34"><text:bookmark text:name="art127i Copia 3"/>I - advertência;</text:p>
      <text:p text:style-name="P34"><text:bookmark text:name="art127ii Copia 3"/>II - suspensão;</text:p>
      <text:p text:style-name="P34"><text:bookmark text:name="art127iii Copia 3"/>III - demissão;</text:p>
      <text:p text:style-name="P20"><text:bookmark text:name="art127iv Copia 3"/><text:span text:style-name="T11">IV - cassação de aposentadoria ou disponibilidade;         </text:span><text:a xlink:type="simple" xlink:href="http://www.stf.jus.br/portal/peticaoInicial/verPeticaoInicial.asp?base=ADPF&amp;s1=418&amp;processo=418" text:style-name="Internet_20_link" text:visited-style-name="Visited_20_Internet_20_Link"><text:span text:style-name="T18">(Vide ADPF nº 418)</text:span></text:a></text:p>
      <text:p text:style-name="P34"><text:bookmark text:name="art127v Copia 3"/>V - destituição de cargo em comissão;</text:p>
      <text:p text:style-name="P34"><text:bookmark text:name="art127vi Copia 3"/>VI - destituição de função comissionada.</text:p>
      <text:p text:style-name="P34"><text:bookmark text:name="art128 Copia 3"/>Art. 128.  Na aplicação das penalidades serão consideradas a natureza e a gravidade da infração cometida, os danos que dela provierem para o serviço público, as circunstâncias agravantes ou atenuantes e os antecedentes funcionais.</text:p>
      <text:p text:style-name="P20"><text:bookmark text:name="art128p Copia 3"/><text:span text:style-name="T13">Parágrafo único.  O ato de imposição da penalidade mencionará sempre o fundamento legal e a causa da sanção disciplinar.                    </text:span><text:a xlink:type="simple" xlink:href="https://www.planalto.gov.br/ccivil_03/leis/L9527.htm#art1" text:style-name="Internet_20_link" text:visited-style-name="Visited_20_Internet_20_Link">(Incluído pela Lei nº 9.527, de 10.12.97)</text:a></text:p>
      <text:p text:style-name="P20"><text:bookmark text:name="art129 Copia 3"/><text:span text:style-name="T13">Art. 129.  A advertência será aplicada por escrito, nos casos de violação de proibição constante do art. 117, incisos I a VIII e XIX, e de inobservância de dever funcional previsto em lei, regulamentação ou norma interna, que não justifique imposição de penalidade mais grave.</text:span><text:span text:style-name="Strong_20_Emphasis"><text:span text:style-name="T13">                   </text:span></text:span><text:a xlink:type="simple" xlink:href="https://www.planalto.gov.br/ccivil_03/leis/L9527.htm#art1" text:style-name="Internet_20_link" text:visited-style-name="Visited_20_Internet_20_Link"><text:span text:style-name="T13">(Redação dada pela Lei nº 9.527, de 10.12.97)</text:span></text:a></text:p>
      <text:p text:style-name="P39"><text:bookmark text:name="art130 Copia 3"/>Art. 130.  A suspensão será aplicada em caso de reincidência das faltas punidas com advertência e de violação das demais proibições que não tipifiquem infração sujeita a penalidade de demissão, não podendo exceder de 90 (noventa) dias.</text:p>
      <text:p text:style-name="P34"><text:bookmark text:name="art130§1 Copia 3"/>§ 1<text:span text:style-name="T57">o</text:span>  Será punido com suspensão de até 15 (quinze) dias o servidor que, injustificadamente, recusar-se a ser submetido a inspeção médica determinada pela autoridade competente, cessando os efeitos da penalidade uma vez cumprida a determinação.</text:p>
      <text:p text:style-name="P39"><text:bookmark text:name="art130§2 Copia 3"/>§ 2<text:span text:style-name="T57">o</text:span>  Quando houver conveniência para o serviço, a penalidade de suspensão poderá ser convertida em multa, na base de 50% (cinqüenta por cento) por dia de vencimento ou remuneração, ficando o servidor obrigado a permanecer em serviço.</text:p>
      <text:p text:style-name="P39"><text:bookmark text:name="art131 Copia 3"/>Art. 131.  As penalidades de advertência e de suspensão terão seus registros cancelados, após o decurso de 3 (três) e 5 (cinco) anos de efetivo exercício, respectivamente, se o servidor não houver, nesse período, praticado nova infração disciplinar.</text:p>
      <text:p text:style-name="P34"><text:bookmark text:name="art131p Copia 3"/>Parágrafo único.  O cancelamento da penalidade não surtirá efeitos retroativos.</text:p>
      <text:p text:style-name="P34"><text:bookmark text:name="art132 Copia 3"/>Art. 132.  A demissão será aplicada nos seguintes casos:</text:p>
      <text:p text:style-name="P34"><text:bookmark text:name="art132i Copia 3"/>I - crime contra a administração pública;</text:p>
      <text:p text:style-name="P34"><text:bookmark text:name="art132ii Copia 3"/>II - abandono de cargo;</text:p>
      <text:p text:style-name="P34"><text:bookmark text:name="art132iii Copia 3"/>III - inassiduidade habitual;</text:p>
      <text:p text:style-name="P34"><text:bookmark text:name="art132iv Copia 3"/>IV - improbidade administrativa;</text:p>
      <text:p text:style-name="P34"><text:bookmark text:name="art132v Copia 3"/>V - incontinência pública e conduta escandalosa, na repartição;</text:p>
      <text:p text:style-name="P34"><text:bookmark text:name="art132vi Copia 3"/>VI - insubordinação grave em serviço;</text:p>
      <text:p text:style-name="P34"><text:bookmark text:name="art132vii Copia 3"/>VII - ofensa física, em serviço, a servidor ou a particular, salvo em legítima defesa própria ou de outrem;</text:p>
      <text:p text:style-name="P34"><text:bookmark text:name="art132viii Copia 3"/>VIII - aplicação irregular de dinheiros públicos;</text:p>
      <text:p text:style-name="P43"><text:bookmark text:name="art132ix Copia 3"/>IX - revelação de segredo do qual se apropriou em razão do cargo;</text:p>
      <text:p text:style-name="P34"><text:bookmark text:name="art132x Copia 3"/>X - lesão aos cofres públicos e dilapidação do patrimônio nacional;</text:p>
      <text:p text:style-name="P34"><text:bookmark text:name="art132xi Copia 3"/>XI - corrupção;</text:p>
      <text:p text:style-name="P34"><text:bookmark text:name="art132xii Copia 3"/><text:soft-page-break/>XII - acumulação ilegal de cargos, empregos ou funções públicas;</text:p>
      <text:p text:style-name="P34"><text:bookmark text:name="art132xiii Copia 3"/>XIII - transgressão dos incisos IX a XVI do art. 117.</text:p>
      <text:p text:style-name="P34"/>
      <text:p text:style-name="P20"><text:bookmark text:name="art133 Copia 3"/><text:span text:style-name="T13">Art. 133.  Detectada a qualquer tempo a acumulação ilegal de cargos, empregos ou funções públicas, a autoridade a que se refere o art. 143 notificará o servidor, por intermédio de sua chefia imediata, para apresentar opção no prazo improrrogável de dez dias, contados da data da ciência e, na hipótese de omissão, adotará procedimento sumário para a sua apuração e regularização imediata, cujo processo administrativo disciplinar se desenvolverá nas seguintes fases:                   </text:span><text:a xlink:type="simple" xlink:href="https://www.planalto.gov.br/ccivil_03/leis/L9527.htm#art1" text:style-name="Internet_20_link" text:visited-style-name="Visited_20_Internet_20_Link">(Redação dada pela Lei nº 9.527, de 10.12.97)</text:a></text:p>
      <text:p text:style-name="P20"><text:bookmark text:name="art133i Copia 3"/><text:span text:style-name="T11">I - instauração, com a publicação do ato que constituir a comissão, a ser composta por dois servidores estáveis, e simultaneamente indicar a autoria e a materialidade da transgressão objeto da apuraçã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ii Copia 3"/><text:span text:style-name="T11">II - instrução sumária, que compreende indiciação, defesa e relatóri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iii Copia 3"/><text:span text:style-name="T11">III - julgamento.</text:span><text:span text:style-name="Strong_20_Emphasis"><text:span text:style-name="T11">                </text:span></text:span><text:a xlink:type="simple" xlink:href="https://www.planalto.gov.br/ccivil_03/leis/L9527.htm#art1" text:style-name="Internet_20_link" text:visited-style-name="Visited_20_Internet_20_Link"><text:span text:style-name="T11">(Incluído pela Lei nº 9.527, de 10.12.97)</text:span></text:a></text:p>
      <text:p text:style-name="P20"><text:bookmark text:name="art133§1. Copia 3"/><text:span text:style-name="T13">§ 1</text:span><text:span text:style-name="T26">o</text:span><text:span text:style-name="T13">  A indicação da autoria de que trata o inciso I dar-se-á pelo nome e matrícula do servidor, e a materialidade pela descrição dos cargos, empregos ou funções públicas em situação de acumulação ilegal, dos órgãos ou entidades de vinculação, das datas de ingresso, do horário de trabalho e do correspondente regime jurídico.                    </text:span><text:a xlink:type="simple" xlink:href="https://www.planalto.gov.br/ccivil_03/leis/L9527.htm#art1" text:style-name="Internet_20_link" text:visited-style-name="Visited_20_Internet_20_Link">(Redação dada pela Lei nº 9.527, de 10.12.97)</text:a></text:p>
      <text:p text:style-name="P20"><text:bookmark text:name="art133§2. Copia 3"/><text:span text:style-name="T13">§ 2</text:span><text:span text:style-name="T26">o</text:span><text:span text:style-name="T13">  A comissão lavrará, até três dias após a publicação do ato que a constituiu, termo de indiciação em que serão transcritas as informações de que trata o parágrafo anterior, bem como promoverá a citação pessoal do servidor indiciado, ou por intermédio de sua chefia imediata, para, no prazo de cinco dias, apresentar defesa escrita, assegurando-se-lhe vista do processo na repartição, observado o disposto nos arts. 163 e 164.                 </text:span><text:a xlink:type="simple" xlink:href="https://www.planalto.gov.br/ccivil_03/leis/L9527.htm#art1" text:style-name="Internet_20_link" text:visited-style-name="Visited_20_Internet_20_Link">(Redação dada pela Lei nº 9.527, de 10.12.97)</text:a></text:p>
      <text:p text:style-name="P20"><text:bookmark text:name="art133§3 Copia 3"/><text:span text:style-name="T11">§ 3</text:span><text:span text:style-name="T25">o</text:span><text:span text:style-name="T11">  Apresentada a defesa, a comissão elaborará relatório conclusivo quanto à inocência ou à responsabilidade do servidor, em que resumirá as peças principais dos autos, opinará sobre a licitude da acumulação em exame, indicará o respectivo dispositivo legal e remeterá o processo à autoridade instauradora, para julgament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4 Copia 3"/><text:span text:style-name="T11">§ 4</text:span><text:span text:style-name="T25">o</text:span><text:span text:style-name="T11">  No prazo de cinco dias, contados do recebimento do processo, a autoridade julgadora proferirá a sua decisão, aplicando-se, quando for o caso, o disposto no § 3</text:span><text:span text:style-name="T25">o</text:span><text:span text:style-name="T11"> do art. 167.</text:span><text:span text:style-name="Strong_20_Emphasis"><text:span text:style-name="T11">                 </text:span></text:span><text:a xlink:type="simple" xlink:href="https://www.planalto.gov.br/ccivil_03/leis/L9527.htm#art1" text:style-name="Internet_20_link" text:visited-style-name="Visited_20_Internet_20_Link"><text:span text:style-name="T11">(Incluído pela Lei nº 9.527, de 10.12.97)</text:span></text:a></text:p>
      <text:p text:style-name="P20"><text:bookmark text:name="art133§5 Copia 3"/><text:span text:style-name="T11">§ 5</text:span><text:span text:style-name="T25">o</text:span><text:span text:style-name="T11">  A opção pelo servidor até o último dia de prazo para defesa configurará sua boa-fé, hipótese em que se converterá automaticamente em pedido de exoneração do outro cargo.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6 Copia 3"/><text:span text:style-name="T11">§ 6</text:span><text:span text:style-name="T25">o</text:span><text:span text:style-name="T11">  Caracterizada a acumulação ilegal e provada a má-fé, aplicar-se-á a pena de demissão, destituição ou cassação de aposentadoria ou disponibilidade em relação aos cargos, empregos ou funções públicas em regime de acumulação ilegal, hipótese em que os órgãos ou entidades de vinculação serão comunicado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7 Copia 3"/><text:span text:style-name="T11">§ 7</text:span><text:span text:style-name="T25">o</text:span><text:span text:style-name="T11">  O prazo para a conclusão do processo administrativo disciplinar submetido ao rito sumário não excederá trinta dias, contados da data de publicação do ato que constituir a comissão, admitida a sua prorrogação por até quinze dias, quando as circunstâncias o exigirem.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3§8 Copia 3"/><text:span text:style-name="T11">§ 8</text:span><text:span text:style-name="T25">o</text:span><text:span text:style-name="T11">  O procedimento sumário rege-se pelas disposições deste artigo, observando-se, no que lhe for aplicável, subsidiariamente, as disposições dos Títulos IV e V desta Lei.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34 Copia 3"/><text:soft-page-break/><text:span text:style-name="T13">Art. 134.  Será cassada a aposentadoria ou a disponibilidade do inativo que houver praticado, na atividade, falta punível com a demissão.        </text:span><text:a xlink:type="simple" xlink:href="http://www.stf.jus.br/portal/peticaoInicial/verPeticaoInicial.asp?base=ADPF&amp;s1=418&amp;processo=418" text:style-name="Internet_20_link" text:visited-style-name="Visited_20_Internet_20_Link">(Vide ADPF nº 418)</text:a></text:p>
      <text:p text:style-name="P39"><text:bookmark text:name="art135 Copia 3"/>Art. 135.  A destituição de cargo em comissão exercido por não ocupante de cargo efetivo será aplicada nos casos de infração sujeita às penalidades de suspensão e de demissão.</text:p>
      <text:p text:style-name="P34"><text:bookmark text:name="art135p Copia 3"/>Parágrafo único.  Constatada a hipótese de que trata este artigo, a exoneração efetuada nos termos do art. 35 será convertida em destituição de cargo em comissão.</text:p>
      <text:p text:style-name="P39"><text:bookmark text:name="art136 Copia 3"/>Art. 136.  A demissão ou a destituição de cargo em comissão, nos casos dos incisos IV, VIII, X e XI do art. 132, implica a indisponibilidade dos bens e o ressarcimento ao erário, sem prejuízo da ação penal cabível.</text:p>
      <text:p text:style-name="P20"><text:bookmark text:name="art137 Copia 3"/><text:span text:style-name="T11">Art. 137.  A demissão ou a destituição de cargo em comissão, por infringência do art. 117, incisos IX e XI, incompatibiliza o ex-servidor para nova investidura em cargo público federal, pelo prazo de 5 (cinco) anos.         </text:span><text:a xlink:type="simple" xlink:href="http://www.stf.jus.br/portal/peticaoInicial/verPeticaoInicial.asp?base=ADI&amp;documento=&amp;s1=2975&amp;numProcesso=2975" text:style-name="Internet_20_link" text:visited-style-name="Visited_20_Internet_20_Link"><text:span text:style-name="T9">(Vide ADIN 2975)</text:span></text:a></text:p>
      <text:p text:style-name="P34"><text:bookmark text:name="art137p Copia 3"/>Parágrafo único.  Não poderá retornar ao serviço público federal o servidor que for demitido ou destituído do cargo em comissão por infringência do art. 132, incisos I, IV, VIII, X e XI.</text:p>
      <text:p text:style-name="P34"><text:bookmark text:name="art138 Copia 3"/>Art. 138.  Configura abandono de cargo a ausência intencional do servidor ao serviço por mais de trinta dias consecutivos.</text:p>
      <text:p text:style-name="P34"><text:bookmark text:name="art139 Copia 3"/>Art. 139.  Entende-se por inassiduidade habitual a falta ao serviço, sem causa justificada, por sessenta dias, interpoladamente, durante o período de doze meses.</text:p>
      <text:p text:style-name="P20"><text:bookmark text:name="art140 Copia 3"/><text:span text:style-name="T13">Art. 140.  Na apuração de abandono de cargo ou inassiduidade habitual, também será adotado o procedimento sumário a que se refere o art. 133, observando-se especialmente que:                </text:span><text:a xlink:type="simple" xlink:href="https://www.planalto.gov.br/ccivil_03/leis/L9527.htm#art1" text:style-name="Internet_20_link" text:visited-style-name="Visited_20_Internet_20_Link">(Redação dada pela Lei nº 9.527, de 10.12.97)</text:a></text:p>
      <text:p text:style-name="P20"><text:bookmark text:name="art140i Copia 3"/><text:span text:style-name="T11">I - a indicação da materialidade dar-se-á:</text:span><text:span text:style-name="Strong_20_Emphasis"><text:span text:style-name="T11">                </text:span></text:span><text:a xlink:type="simple" xlink:href="https://www.planalto.gov.br/ccivil_03/leis/L9527.htm#art1" text:style-name="Internet_20_link" text:visited-style-name="Visited_20_Internet_20_Link"><text:span text:style-name="T11">(Incluído pela Lei nº 9.527, de 10.12.97)</text:span></text:a></text:p>
      <text:p text:style-name="P20"><text:bookmark text:name="art140ia Copia 3"/><text:span text:style-name="T11">a) na hipótese de abandono de cargo, pela indicação precisa do período de ausência intencional do servidor ao serviço superior a trinta dia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40ib Copia 3"/><text:span text:style-name="T11">b) no caso de inassiduidade habitual, pela indicação dos dias de falta ao serviço sem causa justificada, por período igual ou superior a sessenta dias interpoladamente, durante o período de doze meses;                     </text:span><text:a xlink:type="simple" xlink:href="https://www.planalto.gov.br/ccivil_03/leis/L9527.htm#art1" text:style-name="Internet_20_link" text:visited-style-name="Visited_20_Internet_20_Link"><text:span text:style-name="T9">(Incluído pela Lei nº 9.527, de 10.12.97)</text:span></text:a></text:p>
      <text:p text:style-name="P20"><text:bookmark text:name="art140ii Copia 3"/><text:span text:style-name="T11">II - após a apresentação da defesa a comissão elaborará relatório conclusivo quanto à inocência ou à responsabilidade do servidor, em que resumirá as peças principais dos autos, indicará o respectivo dispositivo legal, opinará, na hipótese de abandono de cargo, sobre a intencionalidade da ausência ao serviço superior a trinta dias e remeterá o processo à autoridade instauradora para julgamento</text:span><text:span text:style-name="T15">.                   </text:span><text:a xlink:type="simple" xlink:href="https://www.planalto.gov.br/ccivil_03/leis/L9527.htm#art1" text:style-name="Internet_20_link" text:visited-style-name="Visited_20_Internet_20_Link"><text:span text:style-name="T11">(Incluído pela Lei nº 9.527, de 10.12.97)</text:span></text:a></text:p>
      <text:p text:style-name="P34"><text:bookmark text:name="art141 Copia 3"/>Art. 141.  As penalidades disciplinares serão aplicadas:</text:p>
      <text:p text:style-name="P34"><text:bookmark text:name="art141i Copia 3"/>I - pelo Presidente da República, pelos Presidentes das Casas do Poder Legislativo e dos Tribunais Federais e pelo Procurador-Geral da República, quando se tratar de demissão e cassação de aposentadoria ou disponibilidade de servidor vinculado ao respectivo Poder, órgão, ou entidade;</text:p>
      <text:p text:style-name="P34"><text:bookmark text:name="art141ii Copia 3"/>II - pelas autoridades administrativas de hierarquia imediatamente inferior àquelas mencionadas no inciso anterior     quando se tratar de suspensão superior a 30 (trinta) dias;</text:p>
      <text:p text:style-name="P34"><text:bookmark text:name="art141iii Copia 3"/>III - pelo chefe da repartição e outras autoridades na forma dos respectivos regimentos ou regulamentos, nos casos de advertência ou de suspensão de até 30 (trinta) dias;</text:p>
      <text:p text:style-name="P34"><text:bookmark text:name="art141iv Copia 3"/>IV - pela autoridade que houver feito a nomeação, quando se tratar de destituição de cargo em comissão.</text:p>
      <text:p text:style-name="P34"><text:bookmark text:name="art142 Copia 3"/>Art. 142.  A ação disciplinar prescreverá:</text:p>
      <text:p text:style-name="P34"><text:bookmark text:name="art142i Copia 3"/>I - em 5 (cinco) anos, quanto às infrações puníveis com demissão, cassação de aposentadoria ou disponibilidade e destituição de cargo em comissão;</text:p>
      <text:p text:style-name="P34"><text:bookmark text:name="art142ii Copia 3"/>II - em 2 (dois) anos, quanto à suspensão;</text:p>
      <text:p text:style-name="P34"><text:bookmark text:name="art142iii Copia 3"/><text:soft-page-break/>III - em 180 (cento e oitenta) dias, quanto à advertência.</text:p>
      <text:p text:style-name="P34"><text:bookmark text:name="art142§1 Copia 3"/>§ 1<text:span text:style-name="T57">o</text:span>  O prazo de prescrição começa a correr da data em que o fato se tornou conhecido.</text:p>
      <text:p text:style-name="P34"><text:bookmark text:name="art142§2 Copia 3"/>§ 2<text:span text:style-name="T57">o</text:span>  Os prazos de prescrição previstos na lei penal aplicam-se às infrações disciplinares capituladas também como crime.</text:p>
      <text:p text:style-name="P34"><text:bookmark text:name="art142§3 Copia 3"/>§ 3<text:span text:style-name="T57">o</text:span>  A abertura de sindicância ou a instauração de processo disciplinar interrompe a prescrição, até a decisão final proferida por autoridade competente.</text:p>
      <text:p text:style-name="P34"><text:bookmark text:name="art142§4 Copia 3"/>§ 4<text:span text:style-name="T57">o</text:span>  Interrompido o curso da prescrição, o prazo começará a correr a partir do dia em que cessar a interrupção.</text:p>
      <text:p text:style-name="P15"><text:span text:style-name="Strong_20_Emphasis"><text:span text:style-name="T11"/></text:span></text:p>
      <text:p text:style-name="P16"><text:bookmark text:name="titulov Copia 3"/><text:span text:style-name="Strong_20_Emphasis"><text:span text:style-name="T11">Título V</text:span></text:span></text:p>
      <text:p text:style-name="P15"><text:span text:style-name="Strong_20_Emphasis"><text:span text:style-name="T11">Do Processo Administrativo Disciplinar</text:span></text:span></text:p>
      <text:p text:style-name="P15"><text:span text:style-name="Strong_20_Emphasis"><text:span text:style-name="T11">Capítulo I</text:span></text:span></text:p>
      <text:p text:style-name="P15"><text:span text:style-name="Strong_20_Emphasis"><text:span text:style-name="T11">Disposições Gerais</text:span></text:span></text:p>
      <text:p text:style-name="P39"><text:bookmark text:name="art143 Copia 3"/>Art. 143.  A autoridade que tiver ciência de irregularidade no serviço público é obrigada a promover a sua apuração imediata, mediante sindicância ou processo administrativo disciplinar, assegurada ao acusado ampla defesa.</text:p>
      <text:p text:style-name="P20"><text:bookmark text:name="art143§1 Copia 3"/><text:span text:style-name="T31">§ 1</text:span><text:span text:style-name="T41">o</text:span><text:span text:style-name="T31">  </text:span><text:a xlink:type="simple" xlink:href="https://www.planalto.gov.br/ccivil_03/_Ato2004-2006/2005/Lei/L11204.htm#art18" text:style-name="Internet_20_link" text:visited-style-name="Visited_20_Internet_20_Link"><text:span text:style-name="T13">(Revogado pela Lei nº 11.204, de 2005)</text:span></text:a></text:p>
      <text:p text:style-name="P20"><text:bookmark text:name="art143§2 Copia 3"/><text:span text:style-name="T28">§ 2</text:span><text:span text:style-name="T40">o</text:span><text:span text:style-name="T28">  </text:span><text:span text:style-name="T18"> </text:span><text:a xlink:type="simple" xlink:href="https://www.planalto.gov.br/ccivil_03/_Ato2004-2006/2005/Lei/L11204.htm#art18" text:style-name="Internet_20_link" text:visited-style-name="Visited_20_Internet_20_Link"><text:span text:style-name="T11">(Revogado pela Lei nº 11.204, de 2005)</text:span></text:a></text:p>
      <text:p text:style-name="P20"><text:bookmark text:name="art143§3 Copia 3"/><text:span text:style-name="T11">§ 3</text:span><text:span text:style-name="T25">o</text:span><text:span text:style-name="T11"> A apuração de que trata o </text:span><text:span text:style-name="T14">caput</text:span><text:span text:style-name="T11">, por solicitação da autoridade a que se refere, poderá ser promovida por autoridade de órgão ou entidade diverso daquele em que tenha ocorrido a irregularidade, mediante competência específica para tal finalidade, delegada em caráter permanente ou temporário pelo Presidente da República, pelos presidentes das Casas do Poder Legislativo e dos Tribunais Federais e pelo Procurador-Geral da República, no âmbito do respectivo Poder, órgão ou entidade, preservadas as competências para o julgamento que se seguir à apuração.                 </text:span><text:a xlink:type="simple" xlink:href="https://www.planalto.gov.br/ccivil_03/leis/L9527.htm#art1" text:style-name="Internet_20_link" text:visited-style-name="Visited_20_Internet_20_Link"><text:span text:style-name="T9">(Incluído pela Lei nº 9.527, de 10.12.97)</text:span></text:a></text:p>
      <text:p text:style-name="P34"><text:bookmark text:name="art144 Copia 3"/>Art. 144.  As denúncias sobre irregularidades serão objeto de apuração, desde que contenham a identificação e o endereço do denunciante e sejam formuladas por escrito, confirmada a autenticidade.</text:p>
      <text:p text:style-name="P34"><text:bookmark text:name="art144p Copia 3"/>Parágrafo único.  Quando o fato narrado não configurar evidente infração disciplinar ou ilícito penal, a denúncia será arquivada, por falta de objeto.</text:p>
      <text:p text:style-name="P34"><text:bookmark text:name="art145 Copia 3"/>Art. 145.  Da sindicância poderá resultar:</text:p>
      <text:p text:style-name="P34"><text:bookmark text:name="art142§5 Copia 3"/>I - arquivamento do processo;</text:p>
      <text:p text:style-name="P34"><text:bookmark text:name="art145ii Copia 3"/>II - aplicação de penalidade de advertência ou suspensão de até 30 (trinta) dias;</text:p>
      <text:p text:style-name="P34"><text:bookmark text:name="art145iii Copia 3"/>III - instauração de processo disciplinar.</text:p>
      <text:p text:style-name="P34"><text:bookmark text:name="art145p Copia 3"/>Parágrafo único.  O prazo para conclusão da sindicância não excederá 30 (trinta) dias, podendo ser prorrogado por igual período, a critério da autoridade superior.</text:p>
      <text:p text:style-name="P34"><text:bookmark text:name="art146 Copia 3"/>Art. 146.  Sempre que o ilícito praticado pelo servidor ensejar a imposição de penalidade de suspensão por mais de 30 (trinta) dias, de demissão, cassação de aposentadoria ou disponibilidade, ou destituição de cargo em comissão, será obrigatória a instauração de processo disciplinar.</text:p>
      <text:p text:style-name="P15"><text:span text:style-name="Strong_20_Emphasis"><text:span text:style-name="T11">Capítulo II</text:span></text:span></text:p>
      <text:p text:style-name="P15"><text:span text:style-name="Strong_20_Emphasis"><text:span text:style-name="T11">Do Afastamento Preventivo</text:span></text:span></text:p>
      <text:p text:style-name="P39"><text:bookmark text:name="art147 Copia 3"/>Art. 147.  Como medida cautelar e a fim de que o servidor não venha a influir na apuração da irregularidade, a          autoridade instauradora do processo disciplinar poderá determinar o seu afastamento do exercício do cargo, pelo prazo de até 60 (sessenta) dias, sem prejuízo da remuneração.</text:p>
      <text:p text:style-name="P34"><text:bookmark text:name="art1457p Copia 3"/>Parágrafo único. O afastamento poderá ser prorrogado por igual prazo, findo o qual cessarão os seus efeitos, ainda que não concluído o processo.</text:p>
      <text:p text:style-name="P15"><text:span text:style-name="Strong_20_Emphasis"><text:span text:style-name="T11">Capítulo III</text:span></text:span></text:p>
      <text:p text:style-name="P15"><text:span text:style-name="Strong_20_Emphasis"><text:span text:style-name="T11">Do Processo Disciplinar</text:span></text:span></text:p>
      <text:p text:style-name="P39"><text:bookmark text:name="art148 Copia 3"/>Art. 148.  O processo disciplinar é o instrumento destinado a apurar responsabilidade de servidor por infração praticada no exercício de suas atribuições, ou que tenha relação com as atribuições do cargo em que se encontre investido.</text:p>
      <text:p text:style-name="P20"><text:bookmark text:name="art149 Copia 3"/><text:soft-page-break/><text:span text:style-name="T13">Art. 149.  O processo disciplinar será conduzido por comissão composta de três servidores estáveis designados pela autoridade competente, observado o disposto no §3</text:span><text:span text:style-name="T55">o</text:span><text:span text:style-name="T13">do art. 143, que indicará, dentre eles, o seu presidente, que deverá ser ocupante de cargo efetivo superior ou de mesmo nível, ou ter nível de escolaridade igual ou superior ao do indiciado.</text:span><text:span text:style-name="Strong_20_Emphasis"><text:span text:style-name="T13"> </text:span></text:span><text:a xlink:type="simple" xlink:href="https://www.planalto.gov.br/ccivil_03/leis/L9527.htm#art1" text:style-name="Internet_20_link" text:visited-style-name="Visited_20_Internet_20_Link"><text:span text:style-name="T13">(Redação dada pela Lei nº 9.527, de 10.12.97)</text:span></text:a></text:p>
      <text:p text:style-name="P34"><text:bookmark text:name="art149§1 Copia 3"/>§ 1<text:span text:style-name="T57">o</text:span>  A Comissão terá como secretário servidor designado pelo seu presidente, podendo a indicação recair em um de seus membros.</text:p>
      <text:p text:style-name="P34"><text:bookmark text:name="art149§2 Copia 3"/>§ 2<text:span text:style-name="T57">o</text:span>  Não poderá participar de comissão de sindicância ou de inquérito, cônjuge, companheiro ou parente do acusado, consangüíneo ou afim, em linha reta ou colateral, até o terceiro grau.</text:p>
      <text:p text:style-name="P34"><text:bookmark text:name="art150 Copia 3"/>Art. 150.  A Comissão exercerá suas atividades com independência e imparcialidade, assegurado o sigilo necessário à elucidação do fato ou exigido pelo interesse da administração.</text:p>
      <text:p text:style-name="P34"><text:bookmark text:name="art150p Copia 3"/>Parágrafo único.  As reuniões e as audiências das comissões terão caráter reservado.</text:p>
      <text:p text:style-name="P34"><text:bookmark text:name="art151 Copia 3"/>Art. 151.  O processo disciplinar se desenvolve nas seguintes fases:</text:p>
      <text:p text:style-name="P34"><text:bookmark text:name="art151i Copia 3"/>I - instauração, com a publicação do ato que constituir a comissão;</text:p>
      <text:p text:style-name="P34"><text:bookmark text:name="art151ii Copia 3"/>II - inquérito administrativo, que compreende instrução, defesa e relatório;</text:p>
      <text:p text:style-name="P34"><text:bookmark text:name="art151iii Copia 3"/>III - julgamento.</text:p>
      <text:p text:style-name="P34"><text:bookmark text:name="art152 Copia 3"/>Art. 152.  O prazo para a conclusão do processo disciplinar não excederá 60 (sessenta) dias, contados da data de publicação do ato que constituir a comissão, admitida a sua prorrogação por igual prazo, quando as circunstâncias o exigirem.</text:p>
      <text:p text:style-name="P34"><text:bookmark text:name="art152§1 Copia 3"/>§ 1<text:span text:style-name="T57">o</text:span>  Sempre que necessário, a comissão dedicará tempo integral aos seus trabalhos, ficando seus membros dispensados do ponto, até a entrega do relatório final.</text:p>
      <text:p text:style-name="P34"><text:bookmark text:name="art152§2 Copia 3"/>§ 2<text:span text:style-name="T57">o</text:span>  As reuniões da comissão serão registradas em atas que deverão detalhar as deliberações adotadas.</text:p>
      <text:p text:style-name="P15"><text:span text:style-name="Strong_20_Emphasis"><text:span text:style-name="T11">Seção I</text:span></text:span></text:p>
      <text:p text:style-name="P15"><text:span text:style-name="Strong_20_Emphasis"><text:span text:style-name="T11">Do Inquérito</text:span></text:span></text:p>
      <text:p text:style-name="P34"><text:bookmark text:name="art153 Copia 3"/>Art. 153.  O inquérito administrativo obedecerá ao princípio do contraditório, assegurada ao acusado ampla defesa, com a utilização dos meios e recursos admitidos em direito.</text:p>
      <text:p text:style-name="P34"><text:bookmark text:name="art154 Copia 3"/>Art. 154.  Os autos da sindicância integrarão o processo disciplinar, como peça informativa da instrução.</text:p>
      <text:p text:style-name="P34"><text:bookmark text:name="art154p Copia 3"/>Parágrafo único.  Na hipótese de o relatório da sindicância concluir que a infração está capitulada como ilícito penal, a autoridade competente encaminhará cópia dos autos ao Ministério Público, independentemente da imediata instauração do processo disciplinar.</text:p>
      <text:p text:style-name="P34"><text:bookmark text:name="art155 Copia 3"/>Art. 155.  Na fase do inquérito, a comissão promoverá a tomada de depoimentos, acareações, investigações e diligências cabíveis, objetivando a coleta de prova, recorrendo, quando necessário, a técnicos e peritos, de modo a permitir a completa elucidação dos fatos.</text:p>
      <text:p text:style-name="P34"><text:bookmark text:name="art156 Copia 3"/>Art. 156.  É assegurado ao servidor o direito de acompanhar o processo pessoalmente ou por intermédio de procurador, arrolar e reinquirir testemunhas, produzir provas e contraprovas e formular quesitos, quando se tratar de prova pericial.</text:p>
      <text:p text:style-name="P34"><text:bookmark text:name="art156§1 Copia 3"/>§ 1<text:span text:style-name="T57">o</text:span>  O presidente da comissão poderá denegar pedidos considerados impertinentes, meramente protelatórios, ou de nenhum interesse para o esclarecimento dos fatos.</text:p>
      <text:p text:style-name="P34"><text:bookmark text:name="art156§2 Copia 3"/>§ 2<text:span text:style-name="T57">o</text:span>  Será indeferido o pedido de prova pericial, quando a comprovação do fato independer de conhecimento especial de perito.</text:p>
      <text:p text:style-name="P34"><text:bookmark text:name="art157 Copia 3"/>Art. 157.  As testemunhas serão intimadas a depor mediante mandado expedido pelo presidente da comissão, devendo a segunda via, com o ciente do interessado, ser anexado aos autos.</text:p>
      <text:p text:style-name="P34"><text:bookmark text:name="art157p Copia 3"/><text:soft-page-break/>Parágrafo único.  Se a testemunha for servidor público, a expedição do mandado será imediatamente comunicada ao chefe da repartição onde serve, com a indicação do dia e hora marcados para inquirição.</text:p>
      <text:p text:style-name="P34"><text:bookmark text:name="art158 Copia 3"/>Art. 158.  O depoimento será prestado oralmente e reduzido a termo, não sendo lícito à testemunha trazê-lo por escrito.</text:p>
      <text:p text:style-name="P34"><text:bookmark text:name="art158§1 Copia 3"/>§ 1<text:span text:style-name="T57">o</text:span>  As testemunhas serão inquiridas separadamente.</text:p>
      <text:p text:style-name="P34"><text:bookmark text:name="art158§2 Copia 3"/>§ 2<text:span text:style-name="T57">o</text:span>  Na hipótese de depoimentos contraditórios ou que se infirmem, proceder-se-á à acareação entre os depoentes.</text:p>
      <text:p text:style-name="P34"><text:bookmark text:name="art159 Copia 3"/>Art. 159.  Concluída a inquirição das testemunhas, a comissão promoverá o interrogatório do acusado, observados os procedimentos previstos nos arts. 157 e 158.</text:p>
      <text:p text:style-name="P34"><text:bookmark text:name="art159§1 Copia 3"/>§ 1<text:span text:style-name="T57">o</text:span>  No caso de mais de um acusado, cada um deles será ouvido separadamente, e sempre que divergirem em suas declarações sobre fatos ou circunstâncias, será promovida a acareação entre eles.</text:p>
      <text:p text:style-name="P34"><text:bookmark text:name="art159§2 Copia 3"/>§ 2<text:span text:style-name="T57">o</text:span>  O procurador do acusado poderá assistir ao interrogatório, bem como à inquirição das testemunhas, sendo-lhe vedado interferir nas perguntas e respostas, facultando-se-lhe, porém, reinquiri-las, por intermédio do presidente da comissão.</text:p>
      <text:p text:style-name="P34"><text:bookmark text:name="art160 Copia 3"/>Art. 160.  Quando houver dúvida sobre a sanidade mental do acusado, a comissão proporá à autoridade competente que ele seja submetido a exame por junta médica oficial, da qual participe pelo menos um médico psiquiatra.</text:p>
      <text:p text:style-name="P34"><text:bookmark text:name="art160p Copia 3"/>Parágrafo único.  O incidente de sanidade mental será processado em auto apartado e apenso ao processo principal, após a expedição do laudo pericial.</text:p>
      <text:p text:style-name="P34"><text:bookmark text:name="art161 Copia 3"/>Art. 161.  Tipificada a infração disciplinar, será formulada a indiciação do servidor, com a especificação dos fatos a ele imputados e das respectivas provas.</text:p>
      <text:p text:style-name="P34"><text:bookmark text:name="art161§1 Copia 3"/>§ 1<text:span text:style-name="T57">o</text:span>  O indiciado será citado por mandado expedido pelo presidente da comissão para apresentar defesa escrita, no prazo de 10 (dez) dias, assegurando-se-lhe vista do processo na repartição.</text:p>
      <text:p text:style-name="P34"><text:bookmark text:name="art161§2 Copia 3"/>§ 2<text:span text:style-name="T57">o</text:span>  Havendo dois ou mais indiciados, o prazo será comum e de 20 (vinte) dias.</text:p>
      <text:p text:style-name="P34"><text:bookmark text:name="art161§3 Copia 3"/>§ 3<text:span text:style-name="T57">o</text:span>  O prazo de defesa poderá ser prorrogado pelo dobro, para diligências reputadas indispensáveis.</text:p>
      <text:p text:style-name="P34"><text:bookmark text:name="art161§4 Copia 3"/>§ 4<text:span text:style-name="T57">o</text:span>  No caso de recusa do indiciado em apor o ciente na cópia da citação, o prazo para defesa contar-se-á da data declarada, em termo próprio, pelo membro da comissão que fez a citação, com a assinatura de (2) duas testemunhas.</text:p>
      <text:p text:style-name="P34"><text:bookmark text:name="art162 Copia 3"/>Art. 162.  O indiciado que mudar de residência fica obrigado a comunicar à comissão o lugar onde poderá ser encontrado.</text:p>
      <text:p text:style-name="P34"><text:bookmark text:name="art163 Copia 3"/>Art. 163.  Achando-se o indiciado em lugar incerto e não sabido, será citado por edital, publicado no Diário Oficial da União e em jornal de grande circulação na localidade do último domicílio conhecido, para apresentar defesa.</text:p>
      <text:p text:style-name="P34"><text:bookmark text:name="art163p Copia 3"/>Parágrafo único.  Na hipótese deste artigo, o prazo para defesa será de 15 (quinze) dias a partir da última publicação do edital.</text:p>
      <text:p text:style-name="P34"><text:bookmark text:name="art164 Copia 3"/>Art. 164.  Considerar-se-á revel o indiciado que, regularmente citado, não apresentar defesa no prazo legal.</text:p>
      <text:p text:style-name="P34"><text:bookmark text:name="art164§1 Copia 3"/>§ 1<text:span text:style-name="T57">o</text:span>  A revelia será declarada, por termo, nos autos do processo e devolverá o prazo para a defesa.</text:p>
      <text:p text:style-name="P20"><text:bookmark text:name="art164§2 Copia 3"/><text:span text:style-name="T13">§ 2</text:span><text:span text:style-name="T26">o</text:span><text:span text:style-name="T13">  Para defender o indiciado revel, a autoridade instauradora do processo designará um servidor como defensor dativo, que deverá ser ocupante de cargo efetivo superior ou de mesmo nível, ou ter nível de escolaridade igual ou superior ao do indiciado.                  </text:span><text:a xlink:type="simple" xlink:href="https://www.planalto.gov.br/ccivil_03/leis/L9527.htm#art1" text:style-name="Internet_20_link" text:visited-style-name="Visited_20_Internet_20_Link">(Redação dada pela Lei nº 9.527, de 10.12.97)</text:a></text:p>
      <text:p text:style-name="P34"><text:bookmark text:name="art165 Copia 3"/>Art. 165.  Apreciada a defesa, a comissão elaborará relatório minucioso, onde resumirá as peças principais dos autos e mencionará as provas em que se baseou para formar a sua convicção.</text:p>
      <text:p text:style-name="P34"><text:bookmark text:name="art165§1 Copia 3"/><text:soft-page-break/>§ 1<text:span text:style-name="T57">o</text:span>  O relatório será sempre conclusivo quanto à inocência ou à responsabilidade do servidor.</text:p>
      <text:p text:style-name="P34"><text:bookmark text:name="art165§2 Copia 3"/>§ 2<text:span text:style-name="T57">o</text:span>  Reconhecida a responsabilidade do servidor, a comissão indicará o dispositivo legal ou regulamentar transgredido, bem como as circunstâncias agravantes ou atenuantes.</text:p>
      <text:p text:style-name="P34"><text:bookmark text:name="art166 Copia 3"/>Art. 166.  O processo disciplinar, com o relatório da comissão, será remetido à autoridade que determinou a sua instauração, para julgamento.</text:p>
      <text:p text:style-name="P15"><text:span text:style-name="Strong_20_Emphasis"><text:span text:style-name="T11">Seção II</text:span></text:span></text:p>
      <text:p text:style-name="P15"><text:span text:style-name="Strong_20_Emphasis"><text:span text:style-name="T11">Do Julgamento</text:span></text:span></text:p>
      <text:p text:style-name="P34"><text:bookmark text:name="art167 Copia 3"/>Art. 167. No prazo de 20 (vinte) dias, contados do recebimento do processo, a autoridade julgadora proferirá a sua decisão.</text:p>
      <text:p text:style-name="P34"><text:bookmark text:name="art167§1 Copia 3"/>§ 1<text:span text:style-name="T57">o</text:span>  Se a penalidade a ser aplicada exceder a alçada da autoridade instauradora do processo, este será encaminhado à autoridade competente, que decidirá em igual prazo.</text:p>
      <text:p text:style-name="P34"><text:bookmark text:name="art167§2 Copia 3"/>§ 2<text:span text:style-name="T57">o</text:span>  Havendo mais de um indiciado e diversidade de sanções, o julgamento caberá à autoridade competente para a imposição da pena mais grave.</text:p>
      <text:p text:style-name="P34"><text:bookmark text:name="art167§3 Copia 3"/>§ 3<text:span text:style-name="T57">o</text:span>  Se a penalidade prevista for a demissão ou cassação de aposentadoria ou disponibilidade, o julgamento caberá às autoridades de que trata o inciso I do art. 141.</text:p>
      <text:p text:style-name="P20"><text:bookmark text:name="art167§4 Copia 3"/><text:span text:style-name="T13">§ 4</text:span><text:span text:style-name="T26">o</text:span><text:span text:style-name="T13">  Reconhecida pela comissão a inocência do servidor, a autoridade instauradora do processo determinará o seu arquivamento, salvo se flagrantemente contrária à prova dos autos.  </text:span><text:a xlink:type="simple" xlink:href="https://www.planalto.gov.br/ccivil_03/leis/L9527.htm#art1" text:style-name="Internet_20_link" text:visited-style-name="Visited_20_Internet_20_Link">(Incluído pela Lei nº 9.527, de 10.12.97)</text:a></text:p>
      <text:p text:style-name="P34"><text:bookmark text:name="art168 Copia 3"/>Art. 168.  O julgamento acatará o relatório da comissão, salvo quando contrário às provas dos autos.</text:p>
      <text:p text:style-name="P34"><text:bookmark text:name="art168p Copia 3"/>Parágrafo único.  Quando o relatório da comissão contrariar as provas dos autos, a autoridade julgadora poderá, motivadamente, agravar a penalidade proposta, abrandá-la ou isentar o servidor de responsabilidade.</text:p>
      <text:p text:style-name="P20"><text:bookmark text:name="art169 Copia 3"/><text:span text:style-name="T13">Art. 169.  Verificada a ocorrência de vício insanável, a autoridade que determinou a instauração do processo ou outra de hierarquia superior declarará a sua nulidade, total ou parcial, e ordenará, no mesmo ato, a constituição de outra comissão para instauração de novo processo.                    </text:span><text:a xlink:type="simple" xlink:href="https://www.planalto.gov.br/ccivil_03/leis/L9527.htm#art1" text:style-name="Internet_20_link" text:visited-style-name="Visited_20_Internet_20_Link">(Redação dada pela Lei nº 9.527, de 10.12.97)</text:a></text:p>
      <text:p text:style-name="P34"><text:bookmark text:name="art169§1 Copia 3"/>§ 1<text:span text:style-name="T57">o</text:span>  O julgamento fora do prazo legal não implica nulidade do processo.</text:p>
      <text:p text:style-name="P34"><text:bookmark text:name="art169§2 Copia 3"/>§ 2<text:span text:style-name="T57">o</text:span>  A autoridade julgadora que der causa à prescrição de que trata o art. 142, § 2<text:span text:style-name="T57">o</text:span>, será responsabilizada na forma do Capítulo IV do Título IV.</text:p>
      <text:p text:style-name="P34"><text:bookmark text:name="art170 Copia 3"/>Art. 170.  Extinta a punibilidade pela prescrição, a autoridade julgadora determinará o registro do fato nos assentamentos individuais do servidor.</text:p>
      <text:p text:style-name="P34"><text:bookmark text:name="art171 Copia 3"/>Art. 171.  Quando a infração estiver capitulada como crime, o processo disciplinar será remetido ao Ministério Público para instauração da ação penal, ficando trasladado na repartição.</text:p>
      <text:p text:style-name="P34"><text:bookmark text:name="art172 Copia 3"/>Art. 172.  O servidor que responder a processo disciplinar só poderá ser exonerado a pedido, ou aposentado voluntariamente, após a conclusão do processo e o cumprimento da penalidade, acaso aplicada.</text:p>
      <text:p text:style-name="P34"><text:bookmark text:name="art170p Copia 3"/>Parágrafo único.  Ocorrida a exoneração de que trata o parágrafo único, inciso I do art. 34, o ato será convertido em demissão, se for o caso.</text:p>
      <text:p text:style-name="P34"><text:bookmark text:name="art173 Copia 3"/>Art. 173.  Serão assegurados transporte e diárias:</text:p>
      <text:p text:style-name="P34"><text:bookmark text:name="art173i Copia 3"/>I - ao servidor convocado para prestar depoimento fora da sede de sua repartição, na condição de testemunha, denunciado ou indiciado;</text:p>
      <text:p text:style-name="P34"><text:bookmark text:name="art173ii Copia 3"/>II - aos membros da comissão e ao secretário, quando obrigados a se deslocarem da sede dos trabalhos para a realização de missão essencial ao esclarecimento dos fatos.</text:p>
      <text:p text:style-name="P15"><text:soft-page-break/><text:span text:style-name="Strong_20_Emphasis"><text:span text:style-name="T11">Seção III</text:span></text:span></text:p>
      <text:p text:style-name="P15"><text:span text:style-name="Strong_20_Emphasis"><text:span text:style-name="T11">Da Revisão do Processo</text:span></text:span></text:p>
      <text:p text:style-name="P34"><text:bookmark text:name="art174 Copia 3"/>Art. 174.  O processo disciplinar poderá ser revisto, a qualquer tempo, a pedido ou de ofício, quando se aduzirem     fatos novos ou circunstâncias suscetíveis de justificar a inocência do punido ou a inadequação da penalidade aplicada.</text:p>
      <text:p text:style-name="P34"><text:bookmark text:name="art174§1 Copia 3"/>§ 1<text:span text:style-name="T57">o</text:span>  Em caso de falecimento, ausência ou desaparecimento do servidor, qualquer pessoa da família poderá requerer a revisão do processo.</text:p>
      <text:p text:style-name="P34"><text:bookmark text:name="art174§2 Copia 3"/>§ 2<text:span text:style-name="T57">o</text:span>  No caso de incapacidade mental do servidor, a revisão será requerida pelo respectivo curador.</text:p>
      <text:p text:style-name="P34"><text:bookmark text:name="art175 Copia 3"/>Art. 175.  No processo revisional, o ônus da prova cabe ao requerente.</text:p>
      <text:p text:style-name="P34"><text:bookmark text:name="art176 Copia 3"/>Art. 176.  A simples alegação de injustiça da penalidade não constitui fundamento para a revisão, que requer elementos novos, ainda não apreciados no processo originário.</text:p>
      <text:p text:style-name="P34"><text:bookmark text:name="art177 Copia 3"/>Art. 177.  O requerimento de revisão do processo será dirigido ao Ministro de Estado ou autoridade equivalente, que, se autorizar a revisão, encaminhará o pedido ao dirigente do órgão ou entidade onde se originou o processo disciplinar.</text:p>
      <text:p text:style-name="P34"><text:bookmark text:name="art177p Copia 3"/>Parágrafo único.  Deferida a petição, a autoridade competente providenciará a constituição de comissão, na forma do art. 149.</text:p>
      <text:p text:style-name="P34"><text:bookmark text:name="art178 Copia 3"/>Art. 178.  A revisão correrá em apenso ao processo originário.</text:p>
      <text:p text:style-name="P34"><text:bookmark text:name="art178p Copia 3"/>Parágrafo único. Na petição inicial, o requerente pedirá dia e hora para a produção de provas e inquirição das testemunhas que arrolar.</text:p>
      <text:p text:style-name="P34"><text:bookmark text:name="art179 Copia 3"/>Art. 179.  A comissão revisora terá 60 (sessenta) dias para a conclusão dos trabalhos.</text:p>
      <text:p text:style-name="P34"><text:bookmark text:name="art180 Copia 3"/>Art. 180.  Aplicam-se aos trabalhos da comissão revisora, no que couber, as normas e procedimentos próprios da comissão do processo disciplinar.</text:p>
      <text:p text:style-name="P34"><text:bookmark text:name="art181 Copia 3"/>Art. 181.  O julgamento caberá à autoridade que aplicou a penalidade, nos termos do art. 141.</text:p>
      <text:p text:style-name="P34"><text:bookmark text:name="art181p Copia 3"/>Parágrafo único.  O prazo para julgamento será de 20 (vinte) dias, contados do recebimento do processo, no curso do qual a autoridade julgadora poderá determinar diligências.</text:p>
      <text:p text:style-name="P34"><text:bookmark text:name="art182 Copia 3"/>Art. 182.  Julgada procedente a revisão, será declarada sem efeito a penalidade aplicada, restabelecendo-se todos os direitos do servidor, exceto em relação à destituição do cargo em comissão, que será convertida em exoneração.</text:p>
      <text:p text:style-name="P34"><text:bookmark text:name="art182p Copia 3"/>Parágrafo único.  Da revisão do processo não poderá resultar agravamento de penalidade.</text:p>
      <text:p text:style-name="P15"><text:bookmark text:name="titulovi Copia 3"/><text:span text:style-name="Strong_20_Emphasis"><text:span text:style-name="T11">Título VI</text:span></text:span></text:p>
      <text:p text:style-name="P15"><text:span text:style-name="Strong_20_Emphasis"><text:span text:style-name="T11">Da Seguridade Social do Servidor</text:span></text:span></text:p>
      <text:p text:style-name="P15"><text:span text:style-name="Strong_20_Emphasis"><text:span text:style-name="T11">Capítulo I</text:span></text:span></text:p>
      <text:p text:style-name="P15"><text:span text:style-name="Strong_20_Emphasis"><text:span text:style-name="T11">Disposições Gerais</text:span></text:span></text:p>
      <text:p text:style-name="P20"><text:span text:style-name="T13">Art. 183.  </text:span><text:span text:style-name="T18">A União manterá Plano de Seguridade Social para o servidor e sua família.</text:span></text:p>
      <text:p text:style-name="P20"><text:bookmark text:name="art183§1 Copia 3"/><text:span text:style-name="T11">§ 1</text:span><text:span text:style-name="T25">o</text:span><text:span text:style-name="T11"> O servidor ocupante de cargo em comissão que não seja, simultaneamente, ocupante de cargo ou emprego efetivo na administração pública direta, autárquica e fundacional não terá direito aos benefícios do Plano de Seguridade Social, com exceção da assistência à saúde.                    </text:span><text:a xlink:type="simple" xlink:href="https://www.planalto.gov.br/ccivil_03/leis/2003/L10.667.htm#art183" text:style-name="Internet_20_link" text:visited-style-name="Visited_20_Internet_20_Link"><text:span text:style-name="T9">(Redação dada pela Lei nº 10.667, de 14.5.2003)</text:span></text:a></text:p>
      <text:p text:style-name="P20"><text:bookmark text:name="art183§2. Copia 3"/><text:span text:style-name="T11">§ 2</text:span><text:span text:style-name="T25">o</text:span><text:span text:style-name="T11"> O servidor afastado ou licenciado do cargo efetivo, sem direito à remuneração, inclusive para servir em organismo oficial internacional do qual o Brasil seja membro efetivo ou com o qual coopere, ainda que contribua para regime de previdência social no exterior, terá suspenso o seu vínculo com o regime do Plano de Seguridade Social do Servidor Público enquanto durar o afastamento ou a licença, não lhes assistindo, </text:span><text:soft-page-break/><text:span text:style-name="T11">neste período, os benefícios do mencionado regime de previdência.                   </text:span><text:a xlink:type="simple" xlink:href="https://www.planalto.gov.br/ccivil_03/leis/2003/L10.667.htm#art183" text:style-name="Internet_20_link" text:visited-style-name="Visited_20_Internet_20_Link"><text:span text:style-name="T9">(Incluído pela Lei nº 10.667, de 14.5.2003)</text:span></text:a></text:p>
      <text:p text:style-name="P20"/>
      <text:p text:style-name="P20"><text:bookmark text:name="art183§3.. Copia 3"/><text:span text:style-name="T11">§ 3</text:span><text:span text:style-name="T25">o</text:span><text:span text:style-name="T11"> Será assegurada ao servidor licenciado ou afastado sem remuneração a manutenção da vinculação ao regime do Plano de Seguridade Social do Servidor Público, mediante o recolhimento mensal da respectiva contribuição, no mesmo percentual devido pelos servidores em atividade, incidente sobre a remuneração total do cargo a que faz jus no exercício de suas atribuições, computando-se, para esse efeito, inclusive, as vantagens pessoais.                </text:span><text:a xlink:type="simple" xlink:href="https://www.planalto.gov.br/ccivil_03/leis/2003/L10.667.htm#art183" text:style-name="Internet_20_link" text:visited-style-name="Visited_20_Internet_20_Link"><text:span text:style-name="T9">(Incluído pela Lei nº 10.667, de 14.5.2003)</text:span></text:a></text:p>
      <text:p text:style-name="P20"><text:bookmark text:name="art183§4 Copia 3"/><text:span text:style-name="T11">§ 4</text:span><text:span text:style-name="T25">o</text:span><text:span text:style-name="T11"> O recolhimento de que trata o § 3</text:span><text:span text:style-name="T25">o</text:span><text:span text:style-name="T11"> deve ser efetuado até o segundo dia útil após a data do pagamento das remunerações dos servidores públicos, aplicando-se os procedimentos de cobrança e execução dos tributos federais quando não recolhidas na data de vencimento.                </text:span><text:a xlink:type="simple" xlink:href="https://www.planalto.gov.br/ccivil_03/leis/2003/L10.667.htm#art183" text:style-name="Internet_20_link" text:visited-style-name="Visited_20_Internet_20_Link"><text:span text:style-name="T9">(Incluído pela Lei nº 10.667, de 14.5.2003)</text:span></text:a></text:p>
      <text:p text:style-name="P34"><text:bookmark text:name="art184 Copia 3"/>Art. 184.  O Plano de Seguridade Social visa a dar cobertura aos riscos a que estão sujeitos o servidor e sua família, e compreende um conjunto de benefícios e ações que atendam às seguintes finalidades:</text:p>
      <text:p text:style-name="P34"><text:bookmark text:name="art184i Copia 3"/>I - garantir meios de subsistência nos eventos de doença, invalidez, velhice, acidente em serviço, inatividade, falecimento e reclusão;</text:p>
      <text:p text:style-name="P34"><text:bookmark text:name="art184ii Copia 3"/>II - proteção à maternidade, à adoção e à paternidade;</text:p>
      <text:p text:style-name="P34"><text:bookmark text:name="art184iii Copia 3"/>III - assistência à saúde.</text:p>
      <text:p text:style-name="P34"><text:bookmark text:name="art184p Copia 3"/>Parágrafo único.  Os benefícios serão concedidos nos termos e condições definidos em regulamento, observadas as disposições desta Lei.</text:p>
      <text:p text:style-name="P34"><text:bookmark text:name="art185 Copia 3"/>Art. 185.  Os benefícios do Plano de Seguridade Social do servidor compreendem:</text:p>
      <text:p text:style-name="P34"><text:bookmark text:name="art185i Copia 3"/>I - quanto ao servidor:</text:p>
      <text:p text:style-name="P34"><text:bookmark text:name="art185ia Copia 3"/>a) aposentadoria;</text:p>
      <text:p text:style-name="P34"><text:bookmark text:name="art185ib Copia 3"/>b) auxílio-natalidade;</text:p>
      <text:p text:style-name="P34"><text:bookmark text:name="art185ic Copia 3"/>c) salário-família;</text:p>
      <text:p text:style-name="P34"><text:bookmark text:name="art185id Copia 3"/>d) licença para tratamento de saúde;</text:p>
      <text:p text:style-name="P34"><text:bookmark text:name="art185ie Copia 3"/>e) licença à gestante, à adotante e licença-paternidade;</text:p>
      <text:p text:style-name="P34"><text:bookmark text:name="art185if Copia 3"/>f) licença por acidente em serviço;</text:p>
      <text:p text:style-name="P34"><text:bookmark text:name="art185ig Copia 3"/>g) assistência à saúde;</text:p>
      <text:p text:style-name="P34"><text:bookmark text:name="art185ih Copia 3"/>h) garantia de condições individuais e ambientais de trabalho satisfatórias;</text:p>
      <text:p text:style-name="P34"><text:bookmark text:name="art185ii Copia 3"/>II - quanto ao dependente:</text:p>
      <text:p text:style-name="P34"><text:bookmark text:name="art185iia Copia 3"/>a) pensão vitalícia e temporária;</text:p>
      <text:p text:style-name="P34"><text:bookmark text:name="art185iib Copia 3"/>b) auxílio-funeral;</text:p>
      <text:p text:style-name="P34"><text:bookmark text:name="art185iic Copia 3"/>c) auxílio-reclusão;</text:p>
      <text:p text:style-name="P34"><text:bookmark text:name="art185iid Copia 3"/>d) assistência à saúde.</text:p>
      <text:p text:style-name="P34"><text:bookmark text:name="art185§1 Copia 3"/>§ 1<text:span text:style-name="T57">o</text:span>  As aposentadorias e pensões serão concedidas e mantidas pelos órgãos ou entidades aos quais se encontram vinculados os servidores, observado o disposto nos arts. 189 e 224.</text:p>
      <text:p text:style-name="P34"><text:bookmark text:name="art185§2 Copia 3"/>§ 2<text:span text:style-name="T57">o</text:span>  O recebimento indevido de benefícios havidos por fraude, dolo ou má-fé, implicará devolução ao erário do total auferido, sem prejuízo da ação penal cabível.</text:p>
      <text:p text:style-name="P15"><text:span text:style-name="Strong_20_Emphasis"><text:span text:style-name="T11">Capítulo II</text:span></text:span></text:p>
      <text:p text:style-name="P15"><text:soft-page-break/><text:span text:style-name="Strong_20_Emphasis"><text:span text:style-name="T11">Dos Benefícios</text:span></text:span></text:p>
      <text:p text:style-name="P15"><text:span text:style-name="Strong_20_Emphasis"><text:span text:style-name="T11">Seção I</text:span></text:span></text:p>
      <text:p text:style-name="P15"><text:span text:style-name="Strong_20_Emphasis"><text:span text:style-name="T11">Da Aposentadoria</text:span></text:span></text:p>
      <text:p text:style-name="P20"><text:bookmark text:name="art186 Copia 3"/><text:span text:style-name="T18">Art. 186.  O servidor será aposentado:               </text:span><text:a xlink:type="simple" xlink:href="https://www.planalto.gov.br/ccivil_03/Constituicao/Constituiçao.htm#art40" text:style-name="Internet_20_link" text:visited-style-name="Visited_20_Internet_20_Link"><text:span text:style-name="T8">(Vide art. 40 da Constituição)</text:span></text:a></text:p>
      <text:p text:style-name="P43"><text:bookmark text:name="art186i Copia 3"/>I - por invalidez permanente, sendo os proventos integrais quando decorrente de acidente em serviço, moléstia profissional ou doença grave, contagiosa ou incurável, especificada em lei, e proporcionais nos demais casos;</text:p>
      <text:p text:style-name="P34"><text:bookmark text:name="art186ii Copia 3"/>II - compulsoriamente, aos setenta anos de idade, com proventos proporcionais ao tempo de serviço;</text:p>
      <text:p text:style-name="P34"><text:bookmark text:name="art186iii Copia 3"/>III - voluntariamente:</text:p>
      <text:p text:style-name="P43"><text:bookmark text:name="art186iiia Copia 3"/>a) aos 35 (trinta e cinco) anos de serviço, se homem, e aos 30 (trinta) se mulher, com proventos integrais;</text:p>
      <text:p text:style-name="P34"><text:bookmark text:name="art186iiib Copia 3"/>b) aos 30 (trinta) anos de efetivo exercício em funções de magistério se professor, e 25 (vinte e cinco) se professora, com proventos integrais;</text:p>
      <text:p text:style-name="P43"><text:bookmark text:name="art186iiic Copia 3"/>c) aos 30 (trinta) anos de serviço, se homem, e aos 25 (vinte e cinco) se mulher, com proventos proporcionais a esse tempo;</text:p>
      <text:p text:style-name="P34"><text:bookmark text:name="art186iiid Copia 3"/>d) aos 65 (sessenta e cinco) anos de idade, se homem, e aos 60 (sessenta) se mulher, com proventos proporcionais ao tempo de serviço.</text:p>
      <text:p text:style-name="P39"><text:bookmark text:name="art186§1 Copia 3"/>§ 1<text:span text:style-name="T57">o</text:span>  Consideram-se doenças graves, contagiosas ou incuráveis, a que se refere o inciso I deste artigo, tuberculose ativa, alienação mental, esclerose múltipla, neoplasia maligna, cegueira posterior ao ingresso no serviço público, hanseníase, cardiopatia grave, doença de Parkinson, paralisia irreversível e incapacitante, espondiloartrose anquilosante, nefropatia grave, estados avançados do mal de Paget (osteíte deformante), Síndrome de Imunodeficiência Adquirida - AIDS, e outras que a lei indicar, com base na medicina especializada.</text:p>
      <text:p text:style-name="P34"><text:bookmark text:name="art186§2 Copia 3"/>§ 2<text:span text:style-name="T57">o</text:span>  Nos casos de exercício de atividades consideradas insalubres ou perigosas, bem como nas hipóteses previstas no art. 71, a aposentadoria de que trata o inciso III, "a" e "c", observará o disposto em lei específica.</text:p>
      <text:p text:style-name="P20"><text:bookmark text:name="art186§3 Copia 3"/><text:span text:style-name="T13">§ 3</text:span><text:span text:style-name="T26">o</text:span><text:span text:style-name="T13">  Na hipótese do inciso I o servidor será submetido à junta médica oficial, que atestará a invalidez quando caracterizada a incapacidade para o desempenho das atribuições do cargo ou a impossibilidade de se aplicar o disposto no art. 24.                      </text:span><text:a xlink:type="simple" xlink:href="https://www.planalto.gov.br/ccivil_03/leis/L9527.htm#art1" text:style-name="Internet_20_link" text:visited-style-name="Visited_20_Internet_20_Link">(Incluído pela Lei nº 9.527, de 10.12.97)</text:a></text:p>
      <text:p text:style-name="P34"><text:bookmark text:name="art187 Copia 3"/>Art. 187.  A aposentadoria compulsória será automática, e declarada por ato, com vigência a partir do dia imediato àquele em que o servidor atingir a idade-limite de permanência no serviço ativo.</text:p>
      <text:p text:style-name="P34"><text:bookmark text:name="art188 Copia 3"/>Art. 188.  A aposentadoria voluntária ou por invalidez vigorará a partir da data da publicação do respectivo ato.</text:p>
      <text:p text:style-name="P34"><text:bookmark text:name="art188§1 Copia 3"/>§ 1<text:span text:style-name="T57">o</text:span>  A aposentadoria por invalidez será precedida de licença para tratamento de saúde, por período não excedente a 24 (vinte e quatro) meses.</text:p>
      <text:p text:style-name="P34"><text:bookmark text:name="art188§2 Copia 3"/>§ 2<text:span text:style-name="T57">o</text:span>  Expirado o período de licença e não estando em condições de reassumir o cargo ou de ser readaptado, o servidor será aposentado.</text:p>
      <text:p text:style-name="P20"><text:bookmark text:name="art188§3 Copia 3"/><text:span text:style-name="T11">§ 3</text:span><text:span text:style-name="T25">o</text:span><text:span text:style-name="T11">  O lapso de tempo compreendido entre o término da licença e a publicação do ato da aposentadoria será considerado como de prorrogação da licença.</text:span></text:p>
      <text:p text:style-name="P23"><text:bookmark text:name="art188§4. Copia 3"/><text:span text:style-name="T11">§ 4</text:span><text:span text:style-name="T25">o</text:span><text:span text:style-name="T11">  Para os fins do disposto no § 1</text:span><text:span text:style-name="T25">o</text:span><text:span text:style-name="T11"> deste artigo, serão consideradas apenas as licenças motivadas pela enfermidade ensejadora da invalidez ou doenças correlacionadas.                 </text:span><text:a xlink:type="simple" xlink:href="https://www.planalto.gov.br/ccivil_03/_Ato2007-2010/2009/Lei/L11907.htm#art317" text:style-name="Internet_20_link" text:visited-style-name="Visited_20_Internet_20_Link"><text:span text:style-name="T9">(Incluído pela Lei nº 11.907, de 2009)</text:span></text:a></text:p>
      <text:p text:style-name="P23"><text:bookmark text:name="art188§5. Copia 3"/><text:span text:style-name="T11">§ 5</text:span><text:span text:style-name="T25">o</text:span><text:span text:style-name="T11">  A critério da Administração, o servidor em licença para tratamento de saúde ou aposentado por invalidez poderá ser convocado a qualquer momento, para avaliação das condições que ensejaram o afastamento ou a aposentadoria.                    </text:span><text:a xlink:type="simple" xlink:href="https://www.planalto.gov.br/ccivil_03/_Ato2007-2010/2009/Lei/L11907.htm#art317" text:style-name="Internet_20_link" text:visited-style-name="Visited_20_Internet_20_Link"><text:span text:style-name="T9">(Incluído pela Lei nº 11.907, de 2009)</text:span></text:a></text:p>
      <text:p text:style-name="P35"><text:bookmark text:name="art189 Copia 3"/>Art. 189.  O provento da aposentadoria será calculado com observância do disposto no § 3<text:span text:style-name="T57">o</text:span> do art. 41, e revisto na mesma data e proporção, sempre que se modificar a remuneração dos servidores em atividade.</text:p>
      <text:p text:style-name="P20"><text:bookmark text:name="art189p Copia 3"/><text:soft-page-break/><text:span text:style-name="T11">Parágrafo único.  São estendidos aos inativos quaisquer benefícios ou vantagens posteriormente concedidas aos servidores em atividade, inclusive quando decorrentes de transformação ou reclassificação do cargo ou função em que se deu a aposentadoria.</text:span></text:p>
      <text:p text:style-name="P20"><text:bookmark text:name="art190.. Copia 3"/><text:span text:style-name="T11">Art. 190.  O servidor aposentado com provento proporcional ao tempo de serviço se acometido de qualquer das moléstias especificadas no § 1</text:span><text:span text:style-name="T25">o</text:span><text:span text:style-name="T11"> do art. 186 desta Lei e, por esse motivo, for considerado inválido por junta médica oficial passará a perceber provento integral, calculado com base no fundamento legal de concessão da aposentadoria.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0"><text:bookmark text:name="art191 Copia 3"/><text:span text:style-name="T11">Art. 191.  Quando proporcional ao tempo de serviço, o provento não será inferior a 1/3 (um terço) da remuneração da atividade.</text:span></text:p>
      <text:p text:style-name="P34"><text:bookmark text:name="art194 Copia 3"/>Art. 194.  Ao servidor aposentado será paga a gratificação natalina, até o dia vinte do mês de dezembro, em valor equivalente ao respectivo provento, deduzido o adiantamento recebido.</text:p>
      <text:p text:style-name="P20"><text:bookmark text:name="art195 Copia 3"/><text:span text:style-name="T11">Art. 195.  Ao ex-combatente que tenha efetivamente participado de operações bélicas, durante a Segunda Guerra Mundial, nos termos da </text:span><text:a xlink:type="simple" xlink:href="https://www.planalto.gov.br/ccivil_03/leis/L5315.htm" text:style-name="Internet_20_link" text:visited-style-name="Visited_20_Internet_20_Link"><text:span text:style-name="T9">Lei nº 5.315, de 12 de setembro de 1967</text:span></text:a><text:span text:style-name="T11">, será concedida aposentadoria com provento integral, aos 25 (vinte e cinco) anos de serviço efetivo.</text:span></text:p>
      <text:p text:style-name="P15"><text:span text:style-name="Strong_20_Emphasis"><text:span text:style-name="T11">Seção II</text:span></text:span></text:p>
      <text:p text:style-name="P15"><text:span text:style-name="Strong_20_Emphasis"><text:span text:style-name="T11">Do Auxílio-Natalidade</text:span></text:span></text:p>
      <text:p text:style-name="P34"><text:bookmark text:name="art196 Copia 3"/>Art. 196.  O auxílio-natalidade é devido à servidora por motivo de nascimento de filho, em quantia equivalente ao menor vencimento do serviço público, inclusive no caso de natimorto.</text:p>
      <text:p text:style-name="P34"><text:bookmark text:name="art196§1 Copia 3"/>§ 1<text:span text:style-name="T57">o</text:span>  Na hipótese de parto múltiplo, o valor será acrescido de 50% (cinqüenta por cento), por nascituro.</text:p>
      <text:p text:style-name="P34"><text:bookmark text:name="art196§2 Copia 3"/>§ 2<text:span text:style-name="T57">o</text:span>  O auxílio será pago ao cônjuge ou companheiro servidor público, quando a parturiente não for servidora.</text:p>
      <text:p text:style-name="P15"><text:span text:style-name="Strong_20_Emphasis"><text:span text:style-name="T11">Seção III</text:span></text:span></text:p>
      <text:p text:style-name="P15"><text:span text:style-name="Strong_20_Emphasis"><text:span text:style-name="T11">Do Salário-Família</text:span></text:span></text:p>
      <text:p text:style-name="P34"><text:bookmark text:name="art197 Copia 3"/>Art. 197.  O salário-família é devido ao servidor ativo ou ao inativo, por dependente econômico.</text:p>
      <text:p text:style-name="P34"><text:bookmark text:name="art197p Copia 3"/>Parágrafo único.  Consideram-se dependentes econômicos para efeito de percepção do salário-família:</text:p>
      <text:p text:style-name="P34"><text:bookmark text:name="art197pi Copia 3"/>I - o cônjuge ou companheiro e os filhos, inclusive os enteados até 21 (vinte e um) anos de idade ou, se estudante, até 24 (vinte e quatro) anos ou, se inválido, de qualquer idade;</text:p>
      <text:p text:style-name="P34"><text:bookmark text:name="art197pii Copia 3"/>II - o menor de 21 (vinte e um) anos que, mediante autorização judicial, viver na companhia e às expensas do servidor, ou do inativo;</text:p>
      <text:p text:style-name="P34"><text:bookmark text:name="art197piii Copia 3"/>III - a mãe e o pai sem economia própria.</text:p>
      <text:p text:style-name="P34"><text:bookmark text:name="art198 Copia 3"/>Art. 198.  Não se configura a dependência econômica quando o beneficiário do salário-família perceber rendimento do trabalho ou de qualquer outra fonte, inclusive pensão ou provento da aposentadoria, em valor igual ou superior ao salário-mínimo.</text:p>
      <text:p text:style-name="P34"><text:bookmark text:name="art199 Copia 3"/>Art. 199.  Quando o pai e mãe forem servidores públicos e viverem em comum, o salário-família será pago a um deles; quando separados, será pago a um e outro, de acordo com a distribuição dos dependentes.</text:p>
      <text:p text:style-name="P34"><text:bookmark text:name="art199p Copia 3"/>Parágrafo único.  Ao pai e à mãe equiparam-se o padrasto, a madrasta e, na falta destes, os representantes legais dos incapazes.</text:p>
      <text:p text:style-name="P34"><text:bookmark text:name="art200 Copia 3"/>Art. 200.  O salário-família não está sujeito a qualquer tributo, nem servirá de base para qualquer contribuição, inclusive para a Previdência Social.</text:p>
      <text:p text:style-name="P34"><text:bookmark text:name="art201 Copia 3"/>Art. 201.  O afastamento do cargo efetivo, sem remuneração, não acarreta a suspensão do pagamento do salário-família.</text:p>
      <text:p text:style-name="P15"><text:span text:style-name="Strong_20_Emphasis"><text:span text:style-name="T11">Seção IV</text:span></text:span></text:p>
      <text:p text:style-name="P15"><text:soft-page-break/><text:span text:style-name="Strong_20_Emphasis"><text:span text:style-name="T11">Da Licença para Tratamento de Saúde</text:span></text:span></text:p>
      <text:p text:style-name="P20"><text:bookmark text:name="art202 Copia 3"/><text:span text:style-name="T11">Art. 202.  Será concedida ao servidor licença para tratamento de saúde, a pedido ou de ofício, com base em perícia médica, sem prejuízo da remuneração a que fizer jus.</text:span></text:p>
      <text:p text:style-name="P20"><text:bookmark text:name="art203. Copia 3"/><text:span text:style-name="T11">Art. 203.  A licença de que trata o art. 202 desta Lei será concedida com base em perícia oficial.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34"><text:bookmark text:name="art203§1 Copia 3"/>§ 1<text:span text:style-name="T57">o</text:span>  Sempre que necessário, a inspeção médica será realizada na residência do servidor ou no estabelecimento hospitalar onde se encontrar internado.</text:p>
      <text:p text:style-name="P20"><text:bookmark text:name="art203§2 Copia 3"/><text:span text:style-name="T13">§ 2</text:span><text:span text:style-name="T26">o</text:span><text:span text:style-name="T13">  Inexistindo médico no órgão ou entidade no local onde se encontra ou tenha exercício em caráter permanente o servidor, e não se configurando as hipóteses previstas nos parágrafos do art. 230, será aceito atestado passado por médico particular.                 </text:span><text:a xlink:type="simple" xlink:href="https://www.planalto.gov.br/ccivil_03/leis/L9527.htm#art1" text:style-name="Internet_20_link" text:visited-style-name="Visited_20_Internet_20_Link">(Redação dada pela Lei nº 9.527, de 10.12.97)</text:a></text:p>
      <text:p text:style-name="P23"><text:bookmark text:name="art203§3. Copia 3"/><text:span text:style-name="T11">§ 3</text:span><text:span text:style-name="T25">o</text:span><text:span text:style-name="T11">  No caso do § 2</text:span><text:span text:style-name="T25">o</text:span><text:span text:style-name="T11"> deste artigo, o atestado somente produzirá efeitos depois de recepcionado pela unidade de recursos humanos do órgão ou entidade.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3"><text:bookmark text:name="art203§4.. Copia 3"/><text:span text:style-name="T11">§ 4</text:span><text:span text:style-name="T25">o</text:span><text:span text:style-name="T11">  A licença que exceder o prazo de 120 (cento e vinte) dias no período de 12 (doze) meses a contar do primeiro dia de afastamento será concedida mediante avaliação por junta médica oficial.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23"><text:bookmark text:name="art203§5 Copia 3"/><text:span text:style-name="T11">§ 5</text:span><text:span text:style-name="T25">o</text:span><text:span text:style-name="T11">  A perícia oficial para concessão da licença de que trata o caput deste artigo, bem como nos demais casos de perícia oficial previstos nesta Lei, será efetuada por cirurgiões-dentistas, nas hipóteses em que abranger o campo de atuação da odontologia.     </text:span><text:a xlink:type="simple" xlink:href="https://www.planalto.gov.br/ccivil_03/_Ato2007-2010/2009/Lei/L11907.htm#art316" text:style-name="Internet_20_link" text:visited-style-name="Visited_20_Internet_20_Link"><text:span text:style-name="T9">(Incluído pela Lei nº 11.907, de 2009)</text:span></text:a></text:p>
      <text:p text:style-name="P20"><text:bookmark text:name="art204. Copia 3"/><text:span text:style-name="T11">Art. 204.  A licença para tratamento de saúde inferior a 15 (quinze) dias, dentro de 1 (um) ano, poderá ser dispensada de perícia oficial, na forma definida em regulamento.                  </text:span><text:a xlink:type="simple" xlink:href="https://www.planalto.gov.br/ccivil_03/_Ato2007-2010/2009/Lei/L11907.htm#art316" text:style-name="Internet_20_link" text:visited-style-name="Visited_20_Internet_20_Link"><text:span text:style-name="T9">(Redação dada pela Lei nº 11.907, de 2009)</text:span></text:a></text:p>
      <text:p text:style-name="P34"><text:bookmark text:name="art205 Copia 3"/>Art. 205.  O atestado e o laudo da junta médica não se referirão ao nome ou natureza da doença, salvo quando se tratar de lesões produzidas por acidente em serviço, doença profissional ou qualquer das doenças especificadas no art. 186, § 1<text:span text:style-name="T57">o</text:span>.</text:p>
      <text:p text:style-name="P34"><text:bookmark text:name="art206 Copia 3"/>Art. 206.  O servidor que apresentar indícios de lesões orgânicas ou funcionais será submetido a inspeção médica.</text:p>
      <text:p text:style-name="P20"><text:bookmark text:name="art206a Copia 3"/><text:span text:style-name="T33">Art. 206-A.  </text:span><text:span text:style-name="T28">O servidor será submetido a exames médicos periódicos, nos termos e condições definidos em regulamento.                  </text:span><text:a xlink:type="simple" xlink:href="https://www.planalto.gov.br/ccivil_03/_Ato2007-2010/2008/Mpv/441.htm#art317" text:style-name="Internet_20_link" text:visited-style-name="Visited_20_Internet_20_Link">(Incluído pela Medida Provisória nº 441, de 2008)</text:a></text:p>
      <text:p text:style-name="P20"><text:bookmark text:name="art206a. Copia 3"/><text:span text:style-name="T16">Art. 206-A.  </text:span><text:span text:style-name="T11">O servidor será submetido a exames médicos periódicos, nos termos e condições definidos em regulamento.                   </text:span><text:a xlink:type="simple" xlink:href="https://www.planalto.gov.br/ccivil_03/_Ato2007-2010/2009/Lei/L11907.htm#art317" text:style-name="Internet_20_link" text:visited-style-name="Visited_20_Internet_20_Link"><text:span text:style-name="T9">(Incluído pela Lei nº 11.907, de 2009)</text:span></text:a><text:span text:style-name="T11"> </text:span><text:a xlink:type="simple" xlink:href="https://www.planalto.gov.br/ccivil_03/_Ato2007-2010/2009/Decreto/D6856.htm" text:style-name="Internet_20_link" text:visited-style-name="Visited_20_Internet_20_Link"><text:span text:style-name="T9">(Regulamento).</text:span></text:a></text:p>
      <text:p text:style-name="P23"><text:bookmark text:name="art206ap. Copia 3"/><text:span text:style-name="T11">Parágrafo único.  Para os fins do disposto no caput, a União e suas entidades autárquicas e fundacionais poderão: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3"><text:bookmark text:name="art206api. Copia 3"/><text:span text:style-name="T11">I - prestar os exames médicos periódicos diretamente pelo órgão ou entidade à qual se encontra vinculado o servidor;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3"><text:bookmark text:name="art206apii. Copia 3"/><text:span text:style-name="T11">II - celebrar convênio ou instrumento de cooperação ou parceria com os órgãos e entidades da administração direta, suas autarquias e fundações;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3"><text:bookmark text:name="art206apiii. Copia 3"/><text:span text:style-name="T11">III - celebrar convênios com operadoras de plano de assistência à saúde, organizadas na modalidade de autogestão, que possuam autorização de funcionamento do órgão regulador, na forma do art. 230; ou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23"><text:bookmark text:name="art206apiv. Copia 3"/><text:span text:style-name="T11">IV - prestar os exames médicos periódicos mediante contrato administrativo, observado o disposto na </text:span><text:a xlink:type="simple" xlink:href="https://www.planalto.gov.br/ccivil_03/leis/L8666cons.htm" text:style-name="Internet_20_link" text:visited-style-name="Visited_20_Internet_20_Link"><text:span text:style-name="T9">Lei n</text:span><text:span text:style-name="T25">o</text:span><text:span text:style-name="T11"> 8.666, de 21 de junho de 1993</text:span></text:a><text:span text:style-name="T11">, e demais normas pertinentes.                  </text:span><text:a xlink:type="simple" xlink:href="https://www.planalto.gov.br/ccivil_03/_Ato2011-2014/2014/Lei/L12998.htm#art17" text:style-name="Internet_20_link" text:visited-style-name="Visited_20_Internet_20_Link"><text:span text:style-name="T9">(Incluído pela Lei nº 12.998, de 2014)</text:span></text:a></text:p>
      <text:p text:style-name="P15"><text:span text:style-name="Strong_20_Emphasis"><text:span text:style-name="T11">Seção V</text:span></text:span></text:p>
      <text:p text:style-name="P15"><text:span text:style-name="Strong_20_Emphasis"><text:span text:style-name="T11">Da Licença à Gestante, à Adotante e da Licença-Paternidade</text:span></text:span></text:p>
      <text:p text:style-name="P20"><text:bookmark text:name="art207 Copia 3"/><text:soft-page-break/><text:span text:style-name="T11">Art. 207.  Será concedida licença à servidora gestante por 120 (cento e vinte) dias consecutivos, sem prejuízo da remuneração.                 </text:span><text:a xlink:type="simple" xlink:href="https://www.planalto.gov.br/ccivil_03/_Ato2007-2010/2008/Decreto/D6690.htm#art2" text:style-name="Internet_20_link" text:visited-style-name="Visited_20_Internet_20_Link"><text:span text:style-name="T9">(Vide Decreto nº 6.690, de 2008)</text:span></text:a></text:p>
      <text:p text:style-name="P34"><text:bookmark text:name="art207§1 Copia 3"/>§ 1<text:span text:style-name="T57">o</text:span>  A licença poderá ter início no primeiro dia do nono mês de gestação, salvo antecipação por prescrição médica.</text:p>
      <text:p text:style-name="P34"><text:bookmark text:name="art207§2 Copia 3"/>§ 2<text:span text:style-name="T57">o</text:span>  No caso de nascimento prematuro, a licença terá início a partir do parto.</text:p>
      <text:p text:style-name="P34"><text:bookmark text:name="art207§3 Copia 3"/>§ 3<text:span text:style-name="T57">o</text:span>  No caso de natimorto, decorridos 30 (trinta) dias do evento, a servidora será submetida a exame médico, e se julgada apta, reassumirá o exercício.</text:p>
      <text:p text:style-name="P34"><text:bookmark text:name="art207§4 Copia 3"/>§ 4<text:span text:style-name="T57">o</text:span>  No caso de aborto atestado por médico oficial, a servidora terá direito a 30 (trinta) dias de repouso remunerado.</text:p>
      <text:p text:style-name="P34"><text:bookmark text:name="art208 Copia 3"/>Art. 208.  Pelo nascimento ou adoção de filhos, o servidor terá direito à licença-paternidade de 5 (cinco) dias consecutivos.</text:p>
      <text:p text:style-name="P34"><text:bookmark text:name="art209 Copia 3"/>Art. 209.  Para amamentar o próprio filho, até a idade de seis meses, a servidora lactante terá direito, durante a jornada de trabalho, a uma hora de descanso, que poderá ser parcelada em dois períodos de meia hora.</text:p>
      <text:p text:style-name="P20"><text:bookmark text:name="art210 Copia 3"/><text:span text:style-name="T11">Art. 210.  À servidora que adotar ou obtiver guarda judicial de criança até 1 (um) ano de idade, serão concedidos 90 (noventa) dias de licença remunerada.                    </text:span><text:a xlink:type="simple" xlink:href="https://www.planalto.gov.br/ccivil_03/_Ato2007-2010/2008/Decreto/D6690.htm#art2" text:style-name="Internet_20_link" text:visited-style-name="Visited_20_Internet_20_Link"><text:span text:style-name="T9">(Vide Decreto nº 6.691, de 2008)</text:span></text:a></text:p>
      <text:p text:style-name="P34"><text:bookmark text:name="art210p Copia 3"/>Parágrafo único.  No caso de adoção ou guarda judicial de criança com mais de 1 (um) ano de idade, o prazo de que trata este artigo será de 30 (trinta) dias.</text:p>
      <text:p text:style-name="P15"><text:span text:style-name="Strong_20_Emphasis"><text:span text:style-name="T11">Seção VI</text:span></text:span></text:p>
      <text:p text:style-name="P15"><text:span text:style-name="Strong_20_Emphasis"><text:span text:style-name="T11">Da Licença por Acidente em Serviço</text:span></text:span></text:p>
      <text:p text:style-name="P34"><text:bookmark text:name="art211 Copia 3"/>Art. 211.  Será licenciado, com remuneração integral, o servidor acidentado em serviço.</text:p>
      <text:p text:style-name="P34"><text:bookmark text:name="art212 Copia 3"/>Art. 212.  Configura acidente em serviço o dano físico ou mental sofrido pelo servidor, que se relacione, mediata ou imediatamente, com as atribuições do cargo exercido.</text:p>
      <text:p text:style-name="P34"><text:bookmark text:name="art212p Copia 3"/>Parágrafo único.  Equipara-se ao acidente em serviço o dano:</text:p>
      <text:p text:style-name="P34"><text:bookmark text:name="art212pi Copia 3"/>I - decorrente de agressão sofrida e não provocada pelo servidor no exercício do cargo;</text:p>
      <text:p text:style-name="P34"><text:bookmark text:name="art212pii Copia 3"/>II - sofrido no percurso da residência para o trabalho e vice-versa.</text:p>
      <text:p text:style-name="P34"><text:bookmark text:name="art213 Copia 3"/>Art. 213.  O servidor acidentado em serviço que necessite de tratamento especializado poderá ser tratado em instituição privada, à conta de recursos públicos.</text:p>
      <text:p text:style-name="P34"><text:bookmark text:name="art213p Copia 3"/>Parágrafo único. O tratamento recomendado por junta médica oficial constitui medida de exceção e somente será admissível quando inexistirem meios e recursos adequados em instituição pública.</text:p>
      <text:p text:style-name="P34"><text:bookmark text:name="art214 Copia 3"/>Art. 214.  A prova do acidente será feita no prazo de 10 (dez) dias, prorrogável quando as circunstâncias o exigirem.</text:p>
      <text:p text:style-name="P15"><text:span text:style-name="Strong_20_Emphasis"><text:span text:style-name="T11">Seção VII</text:span></text:span></text:p>
      <text:p text:style-name="P15"><text:span text:style-name="Strong_20_Emphasis"><text:span text:style-name="T11">Da Pensã</text:span></text:span><text:span text:style-name="Strong_20_Emphasis"><text:span text:style-name="T12">o</text:span></text:span></text:p>
      <text:p text:style-name="P29"><text:bookmark text:name="art215.1 Copia 3"/><text:span text:style-name="T11">Art. 215.  Por morte do servidor, os seus dependentes, nas hipóteses legais, fazem jus à pensão por morte, observados os limites estabelecidos no </text:span><text:a xlink:type="simple" xlink:href="https://www.planalto.gov.br/ccivil_03/Constituicao/Constituicao.htm#art37xi" text:style-name="Internet_20_link" text:visited-style-name="Visited_20_Internet_20_Link"><text:span text:style-name="T9">inciso XI do caput do art. 37 da Constituição Federal</text:span></text:a><text:span text:style-name="T11"> e no </text:span><text:a xlink:type="simple" xlink:href="https://www.planalto.gov.br/ccivil_03/_Ato2004-2006/2004/Lei/L10.887.htm#art2" text:style-name="Internet_20_link" text:visited-style-name="Visited_20_Internet_20_Link"><text:span text:style-name="T9">art. 2º da Lei nº 10.887, de 18 de junho de 2004</text:span></text:a><text:span text:style-name="T11">.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5"><text:span text:style-name="T48">                 </text:span><text:a xlink:type="simple" xlink:href="https://www.planalto.gov.br/ccivil_03/_Ato2015-2018/2015/Lei/L13135.htm#art7" text:style-name="Internet_20_link" text:visited-style-name="Visited_20_Internet_20_Link"><text:span text:style-name="T11">(Revogado pela Lei nº 13.135, de 2015)</text:span></text:a></text:p>
      <text:p text:style-name="P20"><text:span text:style-name="T11">                        </text:span><text:a xlink:type="simple" xlink:href="https://www.planalto.gov.br/ccivil_03/_Ato2015-2018/2015/Lei/L13135.htm#art7" text:style-name="Internet_20_link" text:visited-style-name="Visited_20_Internet_20_Link"><text:span text:style-name="T9">(Revogado pela Lei nº 13.135, de 2015)</text:span></text:a></text:p>
      <text:p text:style-name="P34"><text:bookmark text:name="art217 Copia 3"/>Art. 217.  São beneficiários das pensões:</text:p>
      <text:p text:style-name="P23"><text:bookmark text:name="art217i.. Copia 3"/><text:soft-page-break/><text:span text:style-name="T11">I - o cônjuge;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a. Copia 3"/><text:span text:style-name="T11">a)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b. Copia 3"/><text:span text:style-name="T11">b)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c. Copia 3"/><text:span text:style-name="T11">c)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d. Copia 3"/><text:span text:style-name="T11">d)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e. Copia 3"/><text:span text:style-name="T11">e)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 Copia 3"/><text:span text:style-name="T11">II - o cônjuge divorciado ou separado judicialmente ou de fato, com percepção de pensão alimentícia estabelecida judicialmente;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a. Copia 3"/><text:span text:style-name="T11">a)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b. Copia 3"/><text:span text:style-name="T11">b)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c. Copia 3"/><text:span text:style-name="T11">c)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d. Copia 3"/><text:span text:style-name="T11">d) (Revogada);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iii. Copia 3"/><text:span text:style-name="T11">III - o companheiro ou companheira que comprove união estável como entidade familiar;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iv. Copia 3"/><text:span text:style-name="T11">IV - o filho de qualquer condição que atenda a um dos seguintes requisitos: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iva Copia 3"/><text:span text:style-name="T11">a) seja menor de 21 (vinte e um) anos;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ivb Copia 3"/><text:span text:style-name="T11">b) seja inválido;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ivc Copia 3"/><text:span text:style-name="T11">c) tenha deficiência grave; ou                     </text:span><text:a xlink:type="simple" xlink:href="https://www.planalto.gov.br/ccivil_03/_Ato2015-2018/2015/Lei/L13135.htm#art217" text:style-name="Internet_20_link" text:visited-style-name="Visited_20_Internet_20_Link"><text:span text:style-name="T9">(Redação dada pela Lei nº 13.135, de 2015)</text:span></text:a><text:span text:style-name="T11">        </text:span><text:a xlink:type="simple" xlink:href="https://www.planalto.gov.br/ccivil_03/_Ato2015-2018/2015/Lei/L13135.htm#art6ii" text:style-name="Internet_20_link" text:visited-style-name="Visited_20_Internet_20_Link"><text:span text:style-name="T9">(Vigência)</text:span></text:a></text:p>
      <text:p text:style-name="P23"><text:bookmark text:name="art217ivd.0 Copia 3"/><text:span text:style-name="T11">d) tenha deficiência intelectual ou mental;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7vi. Copia 3"/><text:span text:style-name="T11">VI - o irmão de qualquer condição que comprove dependência econômica do servidor e atenda a um dos requisitos previstos no inciso IV.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17§1.. Copia 3"/><text:span text:style-name="T11">§ 1</text:span><text:span text:style-name="T25">o</text:span><text:span text:style-name="T11">  A concessão de pensão aos beneficiários de que tratam os incisos I a IV do </text:span><text:span text:style-name="T14">caput</text:span><text:span text:style-name="T11"> exclui os beneficiários referidos nos incisos V e VI.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7§2.. Copia 3"/><text:span text:style-name="T11">§ 2</text:span><text:span text:style-name="T25">o</text:span><text:span text:style-name="T11">  A concessão de pensão aos beneficiários de que trata o inciso V do </text:span><text:span text:style-name="T14">caput</text:span><text:span text:style-name="T11"> exclui o beneficiário referido no inciso VI.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4"><text:bookmark text:name="art217§3. Copia 3"/><text:span text:style-name="T11">§ 3</text:span><text:span text:style-name="T54">o</text:span><text:span text:style-name="T25"> </text:span><text:span text:style-name="T11">O enteado e o menor tutelado equiparam-se a filho mediante declaração do servidor e desde que comprovada dependência econômica, na forma estabelecida em regulamento.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4"><text:bookmark text:name="art217§4 Copia 3"/><text:span text:style-name="T11">§ 4º (VETADO).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23"><text:bookmark text:name="art218.. Copia 3"/><text:span text:style-name="T11">Art. 218.  Ocorrendo habilitação de vários titulares à pensão, o seu valor será distribuído em partes iguais entre os beneficiários habilitados.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8§1. Copia 3"/><text:span text:style-name="T11">§ 1</text:span><text:span text:style-name="T25">o</text:span><text:span text:style-name="T11">  </text:span><text:a xlink:type="simple" xlink:href="https://www.planalto.gov.br/ccivil_03/_Ato2015-2018/2015/Lei/L13135.htm#art7ib" text:style-name="Internet_20_link" text:visited-style-name="Visited_20_Internet_20_Link"><text:span text:style-name="T9">(Revogado)</text:span></text:a><text:span text:style-name="T11">.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8§2. Copia 3"/><text:span text:style-name="T11">§ 2</text:span><text:span text:style-name="T25">o</text:span><text:span text:style-name="T11">  </text:span><text:a xlink:type="simple" xlink:href="https://www.planalto.gov.br/ccivil_03/_Ato2015-2018/2015/Lei/L13135.htm#art7ib" text:style-name="Internet_20_link" text:visited-style-name="Visited_20_Internet_20_Link"><text:span text:style-name="T9">(Revogado)</text:span></text:a><text:span text:style-name="T11">.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18§3. Copia 3"/><text:span text:style-name="T11">§ 3</text:span><text:span text:style-name="T25">o</text:span><text:span text:style-name="T11">  </text:span><text:a xlink:type="simple" xlink:href="https://www.planalto.gov.br/ccivil_03/_Ato2015-2018/2015/Lei/L13135.htm#art7ib" text:style-name="Internet_20_link" text:visited-style-name="Visited_20_Internet_20_Link"><text:span text:style-name="T9">(Revogado)</text:span></text:a><text:span text:style-name="T11">.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0"><text:bookmark text:name="art219.1 Copia 3"/><text:span text:style-name="T11">Art. 219.  A pensão por morte será devida ao conjunto dos dependentes do segurado que falecer, aposentado ou não, a contar da data: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span text:style-name="T11">até 180 (cento e oitenta dias) após o óbito, para os filhos menores de 16 (dezesseis) anos, ou em até 90 (noventa) dias após o óbito, para os demais dependentes;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soft-page-break/><text:span text:style-name="T11">II - do requerimento, quando requerida após o prazo previsto no inciso I do </text:span><text:span text:style-name="T14">caput</text:span><text:span text:style-name="T11"> deste artigo; ou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span text:style-name="T11">§ 1º A concessão da pensão por morte não será protelada pela falta de habilitação de outro possível dependente e a habilitação posterior que importe em exclusão ou inclusão de dependente só produzirá efeito a partir da data da publicação da portaria de concessão da pensão ao dependente habilitad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19§2 Copia 3"/><text:span text:style-name="T28">§ 2º Ajuizada a ação judicial para reconhecimento da condição de dependente, este poderá requerer a sua habilitação provisória ao benefício de pensão por morte, exclusivamente para fins de rateio dos valores com outros dependentes, vedado o pagamento da respectiva cota até o trânsito em julgado da decisão judicial que reconhecer a qualidade de dependente do autor da ação.                </text:span><text:a xlink:type="simple" xlink:href="https://www.planalto.gov.br/ccivil_03/_Ato2019-2022/2019/Mpv/mpv871.htm#art23" text:style-name="Internet_20_link" text:visited-style-name="Visited_20_Internet_20_Link">(Incluído pela Medida Provisória nº 871, de 2019)</text:a></text:p>
      <text:p text:style-name="P23"><text:span text:style-name="T11">§ 2º Ajuizada a ação judicial para reconhecimento da condição de dependente, este poderá requerer a sua habilitação provisória ao benefício de pensão por morte, exclusivamente para fins de rateio dos valores com outros dependentes, vedado o pagamento da respectiva cota até o trânsito em julgado da respectiva ação, ressalvada a existência de decisão judicial em contrári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14"><text:bookmark text:name="art219§3 Copia 3"/><text:span text:style-name="T28">§ 3º Julgada improcedente a ação prevista no § 2º, o valor retido será corrigido pelos índices legais de reajustamento e será pago de forma proporcional aos demais dependentes, de acordo com as suas cotas e o tempo de duração de seus benefícios.                   </text:span><text:a xlink:type="simple" xlink:href="https://www.planalto.gov.br/ccivil_03/_Ato2019-2022/2019/Mpv/mpv871.htm#art23" text:style-name="Internet_20_link" text:visited-style-name="Visited_20_Internet_20_Link">(Incluído pela Medida Provisória nº 871, de 2019)</text:a></text:p>
      <text:p text:style-name="P20"><text:span text:style-name="T11">§ 3º Nas ações em que for parte o ente público responsável pela concessão da pensão por morte, este poderá proceder de ofício à habilitação excepcional da referida pensão, apenas para efeitos de rateio, descontando-se os valores referentes a esta habilitação das demais cotas, vedado o pagamento da respectiva cota até o trânsito em julgado da respectiva ação, ressalvada a existência de decisão judicial em contrári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0"><text:span text:style-name="T11">§ 4º Julgada improcedente a ação prevista no § 2º ou § 3º deste artigo, o valor retido será corrigido pelos índices legais de reajustamento e será pago de forma proporcional aos demais dependentes, de acordo com as suas cotas e o tempo de duração de seus benefícios.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20"><text:span text:style-name="T11">§ 5º Em qualquer hipótese, fica assegurada ao órgão concessor da pensão por morte a cobrança dos valores indevidamente pagos em função de nova habilitação.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48"><text:bookmark text:name="art220 Copia 3"/>Art. 220.  Não faz jus à pensão o beneficiário condenado pela prática de crime doloso de que tenha resultado a morte do servidor.</text:p>
      <text:p text:style-name="P23"><text:bookmark text:name="art220. Copia 3"/><text:span text:style-name="T11">Art. 220.  Perde o direito à pensão por morte: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20i Copia 3"/><text:span text:style-name="T11">I - após o trânsito em julgado, o beneficiário condenado pela prática de crime de que tenha dolosamente resultado a morte do servidor;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0ii Copia 3"/><text:span text:style-name="T11">II - o cônjuge, o companheiro ou a companheira se comprovada, a qualquer tempo, simulação ou fraude no casamento ou na união estável, ou a formalização desses com o fim exclusivo de constituir benefício previdenciário, apuradas em processo judicial no qual será assegurado o direito ao contraditório e à ampla defesa.                  </text:span><text:a xlink:type="simple" xlink:href="https://www.planalto.gov.br/ccivil_03/_Ato2015-2018/2015/Lei/L13135.htm#art3" text:style-name="Internet_20_link" text:visited-style-name="Visited_20_Internet_20_Link"><text:span text:style-name="T9">(Incluído pela Lei nº 13.135, de 2015)</text:span></text:a></text:p>
      <text:p text:style-name="P35"><text:bookmark text:name="art221 Copia 3"/>Art. 221.  Será concedida pensão provisória por morte presumida do servidor, nos seguintes casos:</text:p>
      <text:p text:style-name="P34"><text:bookmark text:name="art221i Copia 3"/>I - declaração de ausência, pela autoridade judiciária competente;</text:p>
      <text:p text:style-name="P34"><text:bookmark text:name="art221ii Copia 3"/>II - desaparecimento em desabamento, inundação, incêndio ou acidente não caracterizado como em serviço;</text:p>
      <text:p text:style-name="P34"><text:bookmark text:name="art221iii Copia 3"/>III - desaparecimento no desempenho das atribuições do cargo ou em missão de segurança.</text:p>
      <text:p text:style-name="P34"><text:bookmark text:name="art221p Copia 3"/><text:soft-page-break/>Parágrafo único.  A pensão provisória será transformada em vitalícia ou temporária, conforme o caso, decorridos 5 (cinco) anos de sua vigência, ressalvado o eventual reaparecimento do servidor, hipótese em que o benefício será automaticamente cancelado.</text:p>
      <text:p text:style-name="P34"><text:bookmark text:name="art222 Copia 3"/>Art. 222.  Acarreta perda da qualidade de beneficiário:</text:p>
      <text:p text:style-name="P34"><text:bookmark text:name="art222i Copia 3"/>I - o seu falecimento;</text:p>
      <text:p text:style-name="P34"><text:bookmark text:name="art222ii Copia 3"/>II - a anulação do casamento, quando a decisão ocorrer após a concessão da pensão ao cônjuge;</text:p>
      <text:p text:style-name="P48"><text:bookmark text:name="art222iii Copia 3"/>III - a cessação de invalidez, em se tratando de beneficiário inválido;</text:p>
      <text:p text:style-name="P23"><text:bookmark text:name="art222iii. Copia 3"/><text:span text:style-name="T28">III - a cessação da invalidez, em se tratando de beneficiário inválido, o afastamento da deficiência, em se tratando de beneficiário com deficiência, ou o levantamento da interdição, em se tratando de beneficiário com deficiência intelectual ou mental que o torne absoluta ou relativamente incapaz, respeitados os períodos mínimos decorrentes da aplicação das alíneas “a” e “b” do inciso VII;                   </text:span><text:a xlink:type="simple" xlink:href="https://www.planalto.gov.br/ccivil_03/_Ato2015-2018/2015/Lei/L13135.htm#art3" text:style-name="Internet_20_link" text:visited-style-name="Visited_20_Internet_20_Link">(Redação dada pela Lei nº 13.135, de 2015)</text:a></text:p>
      <text:p text:style-name="P30"><text:bookmark text:name="art222iii.0 Copia 3"/><text:span text:style-name="T11">III - a cessação da invalidez, em se tratando de beneficiário inválido, ou o afastamento da deficiência, em se tratando de beneficiário com deficiência, respeitados os períodos mínimos decorrentes da aplicação das alíneas </text:span><text:span text:style-name="T15">a</text:span><text:span text:style-name="T11"> e </text:span><text:span text:style-name="T15">b</text:span><text:span text:style-name="T11"> do inciso VII do </text:span><text:span text:style-name="T14">caput</text:span><text:span text:style-name="T11"> deste artig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50"><text:bookmark text:name="art222iv Copia 3"/>IV - a maioridade de filho, irmão órfão ou pessoa designada, aos 21 (vinte e um) anos de idade;</text:p>
      <text:p text:style-name="P21"><text:bookmark text:name="art222iv. Copia 3"/><text:span text:style-name="T28">IV - o atingimento da idade de vinte e um anos pelo filho ou irmão, observado o disposto no § 5º do art. 217;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22iv.. Copia 3"/><text:span text:style-name="T11">IV - o implemento da idade de 21 (vinte e um) anos, pelo filho ou irmão;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35"><text:bookmark text:name="art222v Copia 3"/>V - a acumulação de pensão na forma do art. 225;</text:p>
      <text:p text:style-name="P54"><text:bookmark text:name="art222vi Copia 3"/><text:span text:style-name="T5">VI - a renúncia expressa. </text:span>  </text:p>
      <text:p text:style-name="P13"><text:bookmark text:name="art222vi.. Copia 3"/><text:span text:style-name="T28">VI - </text:span><text:span text:style-name="T30">a renúncia expressa; e  </text:span><text:span text:style-name="T46">               </text:span><text:a xlink:type="simple" xlink:href="https://www.planalto.gov.br/ccivil_03/_Ato2011-2014/2014/Mpv/mpv664.htm#art3" text:style-name="Internet_20_link" text:visited-style-name="Visited_20_Internet_20_Link"><text:span text:style-name="T28">(Redação dada pela Medida Provisória nº 664, de 2014)</text:span></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3"><text:bookmark text:name="art222vi. Copia 3"/><text:span text:style-name="T11">VI - a renúncia expressa; e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22vii Copia 3"/><text:span text:style-name="T28">VII -  o decurso do prazo de recebimento de pensão dos beneficiários de que tratam os incisos I a III do </text:span><text:span text:style-name="T32">caput </text:span><text:span text:style-name="T28">do art. 217.                 </text:span><text:a xlink:type="simple" xlink:href="https://www.planalto.gov.br/ccivil_03/_Ato2011-2014/2014/Mpv/mpv664.htm#art3" text:style-name="Internet_20_link" text:visited-style-name="Visited_20_Internet_20_Link">(Incluído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22vii. Copia 3"/><text:span text:style-name="T11">VII - em relação aos beneficiários de que tratam os incisos I a III do </text:span><text:span text:style-name="T14">caput</text:span><text:span text:style-name="T11"> do art. 217: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a Copia 3"/><text:span text:style-name="T11">a) o decurso de 4 (quatro) meses, se o óbito ocorrer sem que o servidor tenha vertido 18 (dezoito) contribuições mensais ou se o casamento ou a união estável tiverem sido iniciados em menos de 2 (dois) anos antes do óbito do servidor;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 Copia 3"/><text:span text:style-name="T11">b) o decurso dos seguintes períodos, estabelecidos de acordo com a idade do pensionista na data de óbito do servidor, depois de vertidas 18 (dezoito) contribuições mensais e pelo menos 2 (dois) anos após o início do casamento ou da união estável: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1 Copia 3"/><text:span text:style-name="T11">1) 3 (três) anos, com menos de 21 (vinte e um)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2 Copia 3"/><text:span text:style-name="T11">2) 6 (seis) anos, entre 21 (vinte e um) e 26 (vinte e seis)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3 Copia 3"/><text:span text:style-name="T11">3) 10 (dez) anos, entre 27 (vinte e sete) e 29 (vinte e nove)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4 Copia 3"/><text:span text:style-name="T11">4) 15 (quinze) anos, entre 30 (trinta) e 40 (quarenta)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5 Copia 3"/><text:soft-page-break/><text:span text:style-name="T11">5) 20 (vinte) anos, entre 41 (quarenta e um) e 43 (quarenta e três)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viib6 Copia 3"/><text:span text:style-name="T11">6) vitalícia, com 44 (quarenta e quatro) ou mais anos de idade.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5"><text:bookmark text:name="art222p Copia 3"/><text:span text:style-name="T28">Parágrafo único.  A critério da Administração, o beneficiário de pensão temporária motivada por invalidez poderá ser convocado a qualquer momento, para avaliação das condições que ensejaram a concessão do benefício.                  </text:span><text:a xlink:type="simple" xlink:href="https://www.planalto.gov.br/ccivil_03/_Ato2007-2010/2008/Mpv/441.htm#art317" text:style-name="Internet_20_link" text:visited-style-name="Visited_20_Internet_20_Link">(Incluído pela Medida Provisória nº 441, de 2008)</text:a></text:p>
      <text:p text:style-name="P20"><text:bookmark text:name="art222p. Copia 3"/><text:span text:style-name="T28">Parágrafo único.  A critério da Administração, o beneficiário de pensão temporária motivada por invalidez poderá ser convocado a qualquer momento para avaliação das condições que ensejaram a concessão do benefício.                  </text:span><text:a xlink:type="simple" xlink:href="https://www.planalto.gov.br/ccivil_03/_Ato2007-2010/2009/Lei/L11907.htm#art317" text:style-name="Internet_20_link" text:visited-style-name="Visited_20_Internet_20_Link">(Incluído pela Lei nº 11.907, de 2009)</text:a><text:span text:style-name="T45">  </text:span></text:p>
      <text:p text:style-name="P13"><text:bookmark text:name="art222p.. Copia 3"/><text:span text:style-name="T28">Parágrafo único. A critério da Administração, o beneficiário de pensão motivada por invalidez poderá ser convocado a qualquer momento para avaliação das condições que ensejaram a concessão do benefício.               </text:span><text:a xlink:type="simple" xlink:href="https://www.planalto.gov.br/ccivil_03/_Ato2011-2014/2014/Mpv/mpv664.htm#art3" text:style-name="Internet_20_link" text:visited-style-name="Visited_20_Internet_20_Link">(Redação dada pela Medida Provisória nº 664, de 2014)</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3"><text:bookmark text:name="art222§1 Copia 3"/><text:span text:style-name="T11">§ 1</text:span><text:span text:style-name="T25">o</text:span><text:span text:style-name="T11">  A critério da administração, o beneficiário de pensão cuja preservação seja motivada por invalidez, por incapacidade ou por deficiência poderá ser convocado a qualquer momento para avaliação das referidas condições.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2 Copia 3"/><text:span text:style-name="T11">§ 2</text:span><text:span text:style-name="T25">o</text:span><text:span text:style-name="T11">  Serão aplicados, conforme o caso, a regra contida no inciso III ou os prazos previstos na alínea “b” do inciso VII, ambos do </text:span><text:span text:style-name="T14">caput</text:span><text:span text:style-name="T11">, se o óbito do servidor decorrer de acidente de qualquer natureza ou de doença profissional ou do trabalho, independentemente do recolhimento de 18 (dezoito) contribuições mensais ou da comprovação de 2 (dois) anos de casamento ou de união estável.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3 Copia 3"/><text:span text:style-name="T11">§ 3</text:span><text:span text:style-name="T25">o</text:span><text:span text:style-name="T11">  Após o transcurso de pelo menos 3 (três) anos e desde que nesse período se verifique o incremento mínimo de um ano inteiro na média nacional única, para ambos os sexos, correspondente à expectativa de sobrevida da população brasileira ao nascer, poderão ser fixadas, em números inteiros, novas idades para os fins previstos na alínea “b” do inciso VII do </text:span><text:span text:style-name="T14">caput</text:span><text:span text:style-name="T11">, em ato do Ministro de Estado do Planejamento, Orçamento e Gestão, limitado o acréscimo na comparação com as idades anteriores ao referido incremento.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4 Copia 3"/><text:span text:style-name="T11">§ 4</text:span><text:span text:style-name="T25">o</text:span><text:span text:style-name="T11">  O tempo de contribuição a Regime Próprio de Previdência Social (RPPS) ou ao Regime Geral de Previdência Social (RGPS) será considerado na contagem das 18 (dezoito) contribuições mensais referidas nas alíneas “a” e “b” do inciso VII do </text:span><text:span text:style-name="T14">caput</text:span><text:span text:style-name="T11">.                   </text:span><text:a xlink:type="simple" xlink:href="https://www.planalto.gov.br/ccivil_03/_Ato2015-2018/2015/Lei/L13135.htm#art3" text:style-name="Internet_20_link" text:visited-style-name="Visited_20_Internet_20_Link"><text:span text:style-name="T9">(Incluído pela Lei nº 13.135, de 2015)</text:span></text:a></text:p>
      <text:p text:style-name="P23"><text:bookmark text:name="art222§5 Copia 3"/><text:span text:style-name="Definition"><text:span text:style-name="T28">§ 5º Na hipótese de o servidor falecido estar, na data de seu falecimento, obrigado por determinação judicial a pagar alimentos temporários a ex-cônjuge, ex-companheiro ou ex-companheira, a pensão por morte será devida pelo prazo remanescente na data do óbito, caso não incida outra hipótese de cancelamento anterior do benefício.                      </text:span></text:span><text:a xlink:type="simple" xlink:href="https://www.planalto.gov.br/ccivil_03/_Ato2019-2022/2019/Mpv/mpv871.htm#art23" text:style-name="Internet_20_link" text:visited-style-name="Visited_20_Internet_20_Link"><text:span text:style-name="Definition">(Incluído pela Medida Provisória nº 871, de 2019)</text:span></text:a></text:p>
      <text:p text:style-name="P30"><text:bookmark text:name="art222§5. Copia 3"/><text:span text:style-name="T11">§ 5º Na hipótese de o servidor falecido estar, na data de seu falecimento, obrigado por determinação judicial a pagar alimentos temporários a ex-cônjuge, ex-companheiro ou ex-companheira, a pensão por morte será devida pelo prazo remanescente na data do óbito, caso não incida outra hipótese de cancelamento anterior do benefício.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23"><text:bookmark text:name="art222§6 Copia 3"/><text:span text:style-name="Definition"><text:span text:style-name="T28">§ 6º O beneficiário que não atender à convocação de que trata o § 1º terá o benefício suspenso.                     </text:span></text:span><text:a xlink:type="simple" xlink:href="https://www.planalto.gov.br/ccivil_03/_Ato2019-2022/2019/Mpv/mpv871.htm#art23" text:style-name="Internet_20_link" text:visited-style-name="Visited_20_Internet_20_Link"><text:span text:style-name="Definition">(Incluído pela Medida Provisória nº 871, de 2019)</text:span></text:a></text:p>
      <text:p text:style-name="P30"><text:span text:style-name="T11">§ 6º O beneficiário que não atender à convocação de que trata o § 1º deste artigo terá o benefício suspenso, observado o disposto nos </text:span><text:a xlink:type="simple" xlink:href="https://www.planalto.gov.br/ccivil_03/_Ato2015-2018/2015/Lei/L13146.htm#art95i" text:style-name="Internet_20_link" text:visited-style-name="Visited_20_Internet_20_Link"><text:span text:style-name="T9">incisos I</text:span></text:a><text:span text:style-name="T11"> e </text:span><text:a xlink:type="simple" xlink:href="https://www.planalto.gov.br/ccivil_03/_Ato2015-2018/2015/Lei/L13146.htm#art95ii" text:style-name="Internet_20_link" text:visited-style-name="Visited_20_Internet_20_Link"><text:span text:style-name="T9">II do </text:span><text:span text:style-name="T14">caput</text:span><text:span text:style-name="T11"> do art. 95 da Lei nº 13.146, de 6 de julho de 2015</text:span></text:a><text:span text:style-name="T11">.                  </text:span><text:a xlink:type="simple" xlink:href="https://www.planalto.gov.br/ccivil_03/_Ato2019-2022/2019/Lei/L13846.htm#art22" text:style-name="Internet_20_link" text:visited-style-name="Visited_20_Internet_20_Link"><text:span text:style-name="T9">(Redação dada pela Lei nº 13.846, de 2019)</text:span></text:a></text:p>
      <text:p text:style-name="P30"><text:soft-page-break/><text:span text:style-name="T11">§ 7º O exercício de atividade remunerada, inclusive na condição de microempreendedor individual, não impede a concessão ou manutenção da cota da pensão de dependente com deficiência intelectual ou mental ou com deficiência grave.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30"><text:span text:style-name="T11">§ 8º No ato de requerimento de benefícios previdenciários, não será exigida apresentação de termo de curatela de titular ou de beneficiário com deficiência, observados os procedimentos a serem estabelecidos em regulamento.                </text:span><text:a xlink:type="simple" xlink:href="https://www.planalto.gov.br/ccivil_03/_Ato2019-2022/2019/Lei/L13846.htm#art22" text:style-name="Internet_20_link" text:visited-style-name="Visited_20_Internet_20_Link"><text:span text:style-name="T9">(Incluído pela Lei nº 13.846, de 2019)</text:span></text:a></text:p>
      <text:p text:style-name="P49"><text:bookmark text:name="art223 Copia 3"/>Art. 223.  Por morte ou perda da qualidade de beneficiário, a respectiva cota reverterá:</text:p>
      <text:p text:style-name="P48"><text:bookmark text:name="art223i Copia 3"/>I - da pensão vitalícia para os remanescentes desta pensão ou para os titulares da pensão temporária, se não houver pensionista remanescente da pensão vitalícia;</text:p>
      <text:p text:style-name="P48"><text:bookmark text:name="art223ii Copia 3"/>II - da pensão temporária para os co-beneficiários ou, na falta destes, para o beneficiário da pensão vitalícia.</text:p>
      <text:p text:style-name="P20"><text:bookmark text:name="art223. Copia 3"/><text:span text:style-name="T28">Art. 223.  Por morte ou perda da qualidade de beneficiário, a respectiva cota reverterá para os cobeneficiários.                     </text:span><text:a xlink:type="simple" xlink:href="https://www.planalto.gov.br/ccivil_03/_Ato2011-2014/2014/Mpv/mpv664.htm#art3" text:style-name="Internet_20_link" text:visited-style-name="Visited_20_Internet_20_Link">(Redação dada pela Medida Provisória nº 664, de 2014)</text:a><text:span text:style-name="T28">       </text:span><text:a xlink:type="simple" xlink:href="https://www.planalto.gov.br/ccivil_03/_Ato2011-2014/2014/Mpv/mpv664.htm#art5iii" text:style-name="Internet_20_link" text:visited-style-name="Visited_20_Internet_20_Link">(Vigência)</text:a></text:p>
      <text:p text:style-name="P23"><text:bookmark text:name="art223.. Copia 3"/><text:span text:style-name="T11">Art. 223.  Por morte ou perda da qualidade de beneficiário, a respectiva cota reverterá para os cobeneficiários.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23i. Copia 3"/><text:span text:style-name="T11">I - (Revogado);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23"><text:bookmark text:name="art223ii. Copia 3"/><text:span text:style-name="T11">II - (Revogado).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45">         <text:bookmark text:name="art224 Copia 3"/><text:span text:style-name="T6">Art. 224.  As pensões serão automaticamente atualizadas na mesma data e na mesma proporção dos reajustes dos vencimentos dos servidores, aplicando-se o disposto no parágrafo único do art. 189.</text:span></text:p>
      <text:p text:style-name="P54"><text:bookmark text:name="art225 Copia 3"/><text:span text:style-name="T5">Art. 225.  Ressalvado o direito de opção, é vedada a percepção cumulativa de mais de duas pensões. </text:span>    </text:p>
      <text:p text:style-name="P20"><text:bookmark text:name="art225. Copia 3"/><text:span text:style-name="T28">Art. 225. Ressalvado o direito de opção, é vedada a percepção cumulativa de pensão deixada por mais de um cônjuge, companheiro ou companheira, e de mais de duas pensões.                  </text:span><text:a xlink:type="simple" xlink:href="https://www.planalto.gov.br/ccivil_03/_Ato2011-2014/2014/Mpv/mpv664.htm#art3" text:style-name="Internet_20_link" text:visited-style-name="Visited_20_Internet_20_Link">(Redação dada pela Medida Provisória nº 664, de 2014)</text:a><text:span text:style-name="T45">       </text:span><text:a xlink:type="simple" xlink:href="https://www.planalto.gov.br/ccivil_03/_Ato2011-2014/2014/Mpv/mpv664.htm#art5iii" text:style-name="Internet_20_link" text:visited-style-name="Visited_20_Internet_20_Link"><text:span text:style-name="T28">(Vigência)</text:span></text:a></text:p>
      <text:p text:style-name="P20"><text:bookmark text:name="art225.. Copia 3"/><text:span text:style-name="T11">Art. 225.  Ressalvado o direito de opção, é vedada a percepção cumulativa de pensão deixada por mais de um cônjuge ou companheiro ou companheira e de mais de 2 (duas) pensões.                    </text:span><text:a xlink:type="simple" xlink:href="https://www.planalto.gov.br/ccivil_03/_Ato2015-2018/2015/Lei/L13135.htm#art3" text:style-name="Internet_20_link" text:visited-style-name="Visited_20_Internet_20_Link"><text:span text:style-name="T9">(Redação dada pela Lei nº 13.135, de 2015)</text:span></text:a></text:p>
      <text:p text:style-name="P15"><text:span text:style-name="Strong_20_Emphasis"><text:span text:style-name="T11">Seção VIII</text:span></text:span></text:p>
      <text:p text:style-name="P15"><text:span text:style-name="Strong_20_Emphasis"><text:span text:style-name="T11">Do Auxílio-Funeral</text:span></text:span></text:p>
      <text:p text:style-name="P34"><text:bookmark text:name="art226 Copia 3"/>Art. 226.  O auxílio-funeral é devido à família do servidor falecido na atividade ou aposentado, em valor equivalente a um mês da remuneração ou provento.</text:p>
      <text:p text:style-name="P34"><text:bookmark text:name="art226§1 Copia 3"/>§ 1<text:span text:style-name="T57">o</text:span>  No caso de acumulação legal de cargos, o auxílio será pago somente em razão do cargo de maior remuneração.</text:p>
      <text:p text:style-name="P20"><text:bookmark text:name="art226§2 Copia 3"/><text:span text:style-name="T18">§ 2</text:span><text:span text:style-name="T24">o</text:span><text:span text:style-name="T18">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34"><text:bookmark text:name="art226§3 Copia 3"/>§ 3<text:span text:style-name="T57">o</text:span>  O auxílio será pago no prazo de 48 (quarenta e oito) horas, por meio de procedimento sumaríssimo, à pessoa da família que houver custeado o funeral.</text:p>
      <text:p text:style-name="P34"><text:bookmark text:name="art227 Copia 3"/>Art. 227.  Se o funeral for custeado por terceiro, este será indenizado, observado o disposto no artigo anterior.</text:p>
      <text:p text:style-name="P34"><text:bookmark text:name="art228 Copia 3"/>Art. 228.  Em caso de falecimento de servidor em serviço fora do local de trabalho, inclusive no exterior, as despesas de transporte do corpo correrão à conta de recursos da União, autarquia ou fundação pública.</text:p>
      <text:p text:style-name="P15"><text:span text:style-name="Strong_20_Emphasis"><text:span text:style-name="T11">Seção IX</text:span></text:span></text:p>
      <text:p text:style-name="P15"><text:span text:style-name="Strong_20_Emphasis"><text:span text:style-name="T11">Do Auxílio-Reclusão</text:span></text:span></text:p>
      <text:p text:style-name="P34"><text:bookmark text:name="art229 Copia 3"/>Art. 229.  À família do servidor ativo é devido o auxílio-reclusão, nos seguintes valores:</text:p>
      <text:p text:style-name="P43"><text:bookmark text:name="art229i Copia 3"/><text:soft-page-break/>I - dois terços da remuneração, quando afastado por motivo de prisão, em flagrante ou preventiva, determinada pela autoridade competente, enquanto perdurar a prisão;</text:p>
      <text:p text:style-name="P34"><text:bookmark text:name="art229ii Copia 3"/>II - metade da remuneração, durante o afastamento, em virtude de condenação, por sentença definitiva, a pena que não determine a perda de cargo.</text:p>
      <text:p text:style-name="P34"><text:bookmark text:name="art229§1 Copia 3"/>§ 1<text:span text:style-name="T57">o</text:span>  Nos casos previstos no inciso I deste artigo, o servidor terá direito à integralização da remuneração, desde que absolvido.</text:p>
      <text:p text:style-name="P34"><text:bookmark text:name="art229§2 Copia 3"/>§ 2<text:span text:style-name="T57">o</text:span>  O pagamento do auxílio-reclusão cessará a partir do dia imediato àquele em que o servidor for posto em liberdade, ainda que condicional.</text:p>
      <text:p text:style-name="P20"><text:bookmark text:name="art229§3 Copia 3"/><text:span text:style-name="T11">§ 3</text:span><text:span text:style-name="T25">o</text:span><text:span text:style-name="T11">  Ressalvado o disposto neste artigo, o auxílio-reclusão será devido, nas mesmas condições da pensão por morte, aos dependentes do segurado recolhido à prisão.                </text:span><text:a xlink:type="simple" xlink:href="https://www.planalto.gov.br/ccivil_03/_Ato2015-2018/2015/Lei/L13135.htm#art3" text:style-name="Internet_20_link" text:visited-style-name="Visited_20_Internet_20_Link"><text:span text:style-name="T9">(Incluído pela Lei nº 13.135, de 2015)</text:span></text:a></text:p>
      <text:p text:style-name="P15"><text:span text:style-name="Strong_20_Emphasis"><text:span text:style-name="T11">Capítulo III</text:span></text:span></text:p>
      <text:p text:style-name="P15"><text:span text:style-name="Strong_20_Emphasis"><text:span text:style-name="T11">Da Assistência à Saúde</text:span></text:span></text:p>
      <text:p text:style-name="P48"><text:bookmark text:name="art230.. Copia 3"/>Art. 230. A assistência à saúde do servidor, ativo ou inativo, e de sua família, compreende assistência médica, hospitalar, odontológica, psicológica e farmacêutica, prestada pelo Sistema Único de Saúde ou diretamente pelo órgão ou entidade ao qual estiver vinculado o servidor, ou, ainda, mediante convênio, na forma estabelecida em regulamento.</text:p>
      <text:p text:style-name="P20"><text:bookmark text:name="art230. Copia 3"/><text:span text:style-name="T28">Art. 230.  A assistência à saúde do servidor, ativo ou inativo, e de sua família, compreende assistência médica, hospitalar, odontológica, psicológica e farmacêutica, prestada pelo Sistema Único de Saúde - SUS ou diretamente pelo órgão ou entidade ao qual estiver vinculado o servidor, ou, ainda, mediante convênio ou contrato, na forma estabelecida em regulamento.                    </text:span><text:a xlink:type="simple" xlink:href="https://www.planalto.gov.br/ccivil_03/leis/L9527.htm#art1" text:style-name="Internet_20_link" text:visited-style-name="Visited_20_Internet_20_Link">(Redação dada pela Lei nº 9.527, de 10.12.97)</text:a><text:span text:style-name="T28">    </text:span><text:a xlink:type="simple" xlink:href="https://www.planalto.gov.br/ccivil_03/_Ato2004-2006/2004/Decreto/D4978.htm" text:style-name="Internet_20_link" text:visited-style-name="Visited_20_Internet_20_Link">(Regulamento)</text:a></text:p>
      <text:p text:style-name="P20"><text:bookmark text:name="art230 Copia 3"/><text:span text:style-name="T11">Art. 230.  A assistência à saúde do servidor, ativo ou inativo, e de sua família compreende assistência médica, hospitalar, odontológica, psicológica e farmacêutica, terá como diretriz básica o implemento de ações preventivas voltadas para a promoção da saúde e será prestada pelo Sistema Único de Saúde – SUS, diretamente pelo órgão ou entidade ao qual estiver vinculado o servidor, ou mediante convênio ou contrato, ou ainda na forma de auxílio, mediante ressarcimento parcial do valor despendido pelo servidor, ativo ou inativo, e seus dependentes ou  pensionistas com planos ou seguros privados de assistência à saúde, na forma estabelecida em regulamento.  </text:span><text:a xlink:type="simple" xlink:href="https://www.planalto.gov.br/ccivil_03/_Ato2004-2006/2006/Lei/L11302.htm#art9" text:style-name="Internet_20_link" text:visited-style-name="Visited_20_Internet_20_Link"><text:span text:style-name="T9">(Redação dada pela Lei nº 11.302 de 2006)</text:span></text:a></text:p>
      <text:p text:style-name="P20"><text:bookmark text:name="art230§1 Copia 3"/><text:span text:style-name="T18">§ 1</text:span><text:span text:style-name="T24">o</text:span><text:span text:style-name="T18">  Nas hipóteses previstas nesta Lei em que seja exigida perícia, avaliação ou inspeção médica, na ausência de médico ou junta médica oficial, para a sua realização o órgão ou entidade celebrará, preferencialmente, convênio com unidades de atendimento do sistema público de saúde, entidades sem fins lucrativos declaradas de utilidade pública, ou com o Instituto Nacional do Seguro Social - INSS.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230§2 Copia 3"/><text:span text:style-name="T18">§ 2</text:span><text:span text:style-name="T24">o</text:span><text:span text:style-name="T18">  Na impossibilidade, devidamente justificada, da aplicação do disposto no parágrafo anterior, o órgão ou entidade promoverá a contratação da prestação de serviços por pessoa jurídica, que constituirá junta médica especificamente para esses fins, indicando os nomes e especialidades dos seus integrantes, com a comprovação de suas habilitações e de que não estejam respondendo a processo disciplinar junto à entidade fiscalizadora da profissão.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230§3 Copia 3"/><text:span text:style-name="T11">§ 3</text:span><text:span text:style-name="T25">o</text:span><text:span text:style-name="T11">  Para os fins do disposto no caput</text:span><text:span text:style-name="T48"> </text:span><text:span text:style-name="T11">deste artigo, ficam a União e suas entidades autárquicas e fundacionais autorizadas a: </text:span><text:span text:style-name="T48">                     </text:span><text:a xlink:type="simple" xlink:href="https://www.planalto.gov.br/ccivil_03/_Ato2004-2006/2006/Lei/L11302.htm#art9" text:style-name="Internet_20_link" text:visited-style-name="Visited_20_Internet_20_Link"><text:span text:style-name="T11">(Incluído pela Lei nº 11.302 de 2006)</text:span></text:a></text:p>
      <text:p text:style-name="P20"><text:bookmark text:name="art230§3i Copia 3"/><text:span text:style-name="T11">I - celebrar convênios exclusivamente para a  prestação de serviços de assistência à saúde para os seus servidores ou empregados ativos, aposentados, pensionistas, bem como para seus respectivos grupos familiares definidos, com entidades de autogestão por elas patrocinadas por meio de instrumentos jurídicos efetivamente celebrados e publicados até 12 de fevereiro de 2006 e que possuam autorização de funcionamento do órgão regulador, sendo certo que os convênios celebrados depois dessa data somente poderão sê-lo na forma da regulamentação específica sobre patrocínio de autogestões, a ser publicada pelo mesmo órgão regulador, no prazo de 180 (cento e oitenta) dias da vigência desta Lei, normas essas também aplicáveis aos convênios existentes até 12 de fevereiro de 2006;                    </text:span><text:a xlink:type="simple" xlink:href="https://www.planalto.gov.br/ccivil_03/_Ato2004-2006/2006/Lei/L11302.htm#art9" text:style-name="Internet_20_link" text:visited-style-name="Visited_20_Internet_20_Link"><text:span text:style-name="T9">(Incluído pela Lei nº 11.302 de 2006)</text:span></text:a></text:p>
      <text:p text:style-name="P20"><text:bookmark text:name="art230§3ii Copia 3"/><text:span text:style-name="T11">II - contratar, mediante licitação, na forma da </text:span><text:a xlink:type="simple" xlink:href="https://www.planalto.gov.br/ccivil_03/leis/L8666cons.htm" text:style-name="Internet_20_link" text:visited-style-name="Visited_20_Internet_20_Link"><text:span text:style-name="T9">Lei n</text:span><text:span text:style-name="T25">o</text:span><text:span text:style-name="T11"> 8.666, de 21 de junho de 1993</text:span></text:a><text:span text:style-name="T11">, operadoras de planos e seguros privados de assistência à saúde que possuam autorização de funcionamento do órgão regulador;   </text:span><text:a xlink:type="simple" xlink:href="https://www.planalto.gov.br/ccivil_03/_Ato2004-2006/2006/Lei/L11302.htm#art9" text:style-name="Internet_20_link" text:visited-style-name="Visited_20_Internet_20_Link"><text:span text:style-name="T9">(Incluído pela Lei nº 11.302 de 2006)</text:span></text:a></text:p>
      <text:p text:style-name="P14"><text:bookmark text:name="art230§3iii Copia 3"/><text:soft-page-break/><text:span text:style-name="T11">III -  </text:span><text:a xlink:type="simple" xlink:href="https://www.planalto.gov.br/ccivil_03/_Ato2004-2006/2006/Msg/Vep/VEP-347-06.htm" text:style-name="Internet_20_link" text:visited-style-name="Visited_20_Internet_20_Link"><text:span text:style-name="T9">(VETADO)</text:span></text:a><text:span text:style-name="T48">                  </text:span><text:a xlink:type="simple" xlink:href="https://www.planalto.gov.br/ccivil_03/_Ato2004-2006/2006/Lei/L11302.htm#art9" text:style-name="Internet_20_link" text:visited-style-name="Visited_20_Internet_20_Link"><text:span text:style-name="T11">(Incluído pela Lei nº 11.302 de 2006)</text:span></text:a></text:p>
      <text:p text:style-name="P20"><text:bookmark text:name="art230§4 Copia 3"/><text:span text:style-name="T11">§ 4</text:span><text:span text:style-name="T25">o</text:span><text:span text:style-name="T11">  </text:span><text:a xlink:type="simple" xlink:href="https://www.planalto.gov.br/ccivil_03/_Ato2004-2006/2006/Msg/Vep/VEP-347-06.htm" text:style-name="Internet_20_link" text:visited-style-name="Visited_20_Internet_20_Link"><text:span text:style-name="T9">(VETADO)</text:span></text:a><text:span text:style-name="T48">                 </text:span><text:a xlink:type="simple" xlink:href="https://www.planalto.gov.br/ccivil_03/_Ato2004-2006/2006/Lei/L11302.htm#art9" text:style-name="Internet_20_link" text:visited-style-name="Visited_20_Internet_20_Link"><text:span text:style-name="T11">(Incluído pela Lei nº 11.302 de 2006)</text:span></text:a></text:p>
      <text:p text:style-name="P20"><text:bookmark text:name="art230§5 Copia 3"/><text:span text:style-name="T11">§ 5</text:span><text:span text:style-name="T25">o</text:span><text:span text:style-name="T11">  O valor do ressarcimento fica limitado ao total despendido pelo servidor ou pensionista civil com plano ou seguro privado de assistência à saúde.                </text:span><text:a xlink:type="simple" xlink:href="https://www.planalto.gov.br/ccivil_03/_Ato2004-2006/2006/Lei/L11302.htm#art9" text:style-name="Internet_20_link" text:visited-style-name="Visited_20_Internet_20_Link"><text:span text:style-name="T9">(Incluído pela Lei nº 11.302 de 2006)</text:span></text:a></text:p>
      <text:p text:style-name="P15"><text:span text:style-name="Strong_20_Emphasis"><text:span text:style-name="T11">Capítulo IV</text:span></text:span></text:p>
      <text:p text:style-name="P15"><text:span text:style-name="Strong_20_Emphasis"><text:span text:style-name="T11">Do Custeio</text:span></text:span></text:p>
      <text:p text:style-name="P55"><text:bookmark text:name="art231. Copia 3"/><text:span text:style-name="T5">A</text:span><text:span text:style-name="T62">rt. 231. O Plano de Seguridade Social do servidor será custeado com o produto da arrecadação de contribuições sociais obrigatórias dos servidores dos três Poderes da União, das autarquias e das fundações públicas.</text:span></text:p>
      <text:p text:style-name="P47"><text:bookmark text:name="art231§1 Copia 3"/>§ 1° A contribuição do servidor, diferenciada em função da remuneração mensal, bem como dos órgãos e entidades, será fixada em lei.</text:p>
      <text:p text:style-name="P14"><text:bookmark text:name="art231§2. Copia 3"/><text:span text:style-name="T28">§ 2° </text:span><text:a xlink:type="simple" xlink:href="https://www.planalto.gov.br/ccivil_03/leis/Mensagem_Veto/anterior_98/Vep898-90.pdf" text:style-name="Internet_20_link" text:visited-style-name="Visited_20_Internet_20_Link">(Vetado)</text:a><text:span text:style-name="T28">.</text:span></text:p>
      <text:p text:style-name="P14"><text:bookmark text:name="art231§2.. Copia 3"/><text:span text:style-name="T28">§ 2º O custeio da aposentadoria é de responsabilidade integral do Tesouro Nacional.                </text:span><text:a xlink:type="simple" xlink:href="https://www.planalto.gov.br/ccivil_03/leis/l8112cons.htm#mantida" text:style-name="Internet_20_link" text:visited-style-name="Visited_20_Internet_20_Link">(Mantido pelo Congresso Nacional)</text:a></text:p>
      <text:p text:style-name="P14"><text:bookmark text:name="art231§2 Copia 3"/><text:span text:style-name="T28">§ 2º O custeio das aposentadorias e pensões é de responsabilidade da União e de seus servidores.                </text:span><text:a xlink:type="simple" xlink:href="https://www.planalto.gov.br/ccivil_03/leis/L8688.htm#art231§2" text:style-name="Internet_20_link" text:visited-style-name="Visited_20_Internet_20_Link">(Redação dada pela Lei nº 8.688, de 1993)</text:a></text:p>
      <text:p text:style-name="P14"><text:bookmark text:name="art231 Copia 3"/><text:span text:style-name="T28">Art. 231. O Plano de Seguridade Social do servidor será custeado com o produto da arrecadação de contribuições sociais obrigatórias dos servidores ativos dos Poderes da União, das autarquias e das fundações públicas.              </text:span><text:a xlink:type="simple" xlink:href="https://www.planalto.gov.br/ccivil_03/leis/L9630.htm#art231" text:style-name="Internet_20_link" text:visited-style-name="Visited_20_Internet_20_Link">(Redação dada pela Lei nº 9.630, de 1998)</text:a><text:span text:style-name="T11"> </text:span><text:span text:style-name="T48">               </text:span><text:a xlink:type="simple" xlink:href="https://www.planalto.gov.br/ccivil_03/leis/L9783.htm#art8" text:style-name="Internet_20_link" text:visited-style-name="Visited_20_Internet_20_Link"><text:span text:style-name="T11">(Revogado pela Lei nº 9.783, de 28.01.99)</text:span></text:a></text:p>
      <text:p text:style-name="P14"><text:bookmark text:name="art231§1. Copia 3"/><text:span text:style-name="T28">§ 1º A contribuição do servidor, diferenciada em função da remuneração mensal, bem como dos órgãos e entidades, será fixada em lei.             </text:span><text:a xlink:type="simple" xlink:href="https://www.planalto.gov.br/ccivil_03/leis/L9630.htm#art231" text:style-name="Internet_20_link" text:visited-style-name="Visited_20_Internet_20_Link">(Redação dada pela Lei nº 9.630, de 1998)</text:a><text:span text:style-name="T11"> </text:span><text:span text:style-name="T48">          </text:span><text:a xlink:type="simple" xlink:href="https://www.planalto.gov.br/ccivil_03/leis/L9783.htm#art8" text:style-name="Internet_20_link" text:visited-style-name="Visited_20_Internet_20_Link"><text:span text:style-name="T11">(Revogado pela Lei nº 9.783, de 28.01.99)</text:span></text:a></text:p>
      <text:p text:style-name="P14"><text:bookmark text:name="art231§2... Copia 3"/><text:span text:style-name="T28">§ 2º O custeio das aposentadorias e pensões é de responsabilidade da União e de seus servidores.                 </text:span><text:a xlink:type="simple" xlink:href="https://www.planalto.gov.br/ccivil_03/leis/L9630.htm#art231" text:style-name="Internet_20_link" text:visited-style-name="Visited_20_Internet_20_Link">(Redação dada pela Lei nº 9.630, de 1998)</text:a><text:span text:style-name="T11"> </text:span><text:span text:style-name="T48">               </text:span><text:a xlink:type="simple" xlink:href="https://www.planalto.gov.br/ccivil_03/leis/L9783.htm#art8" text:style-name="Internet_20_link" text:visited-style-name="Visited_20_Internet_20_Link"><text:span text:style-name="T11">(Revogado pela Lei nº 9.783, de 28.01.99)</text:span></text:a></text:p>
      <text:p text:style-name="P15"><text:span text:style-name="Strong_20_Emphasis"><text:span text:style-name="T52"> </text:span></text:span><text:bookmark text:name="titulovii Copia 3"/><text:span text:style-name="Strong_20_Emphasis"><text:span text:style-name="T11">Título VII</text:span></text:span></text:p>
      <text:p text:style-name="P15"><text:span text:style-name="Strong_20_Emphasis"><text:span text:style-name="T11">Capítulo Único</text:span></text:span></text:p>
      <text:p text:style-name="P15"><text:span text:style-name="Strong_20_Emphasis"><text:span text:style-name="T11">Da Contratação Temporária de Excepcional Interesse Público</text:span></text:span></text:p>
      <text:p text:style-name="P14"><text:bookmark text:name="art232 Copia 3"/><text:bookmark text:name="232 Copia 3"/><text:span text:style-name="T18">A</text:span><text:span text:style-name="T28">rt. 232. Para atender a necessidades temporárias de excepcional interesse público, poderão ser efetuadas contratações de pessoal por tempo determinado, mediante contrato de locação de serviços.</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 Copia 3"/><text:span text:style-name="T28">Art. 233. Consideram-se como de necessidade temporária de excepcional interesse público as contratações que visem a: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i Copia 3"/><text:span text:style-name="T28">I - combater surtos epidêmico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ii Copia 3"/><text:span text:style-name="T28">II - fazer recenseamento;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iii Copia 3"/><text:span text:style-name="T28">III - atender a situações de calamidade pública;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iv Copia 3"/><text:span text:style-name="T28">IV - substituir professor ou admitir professor visitante, inclusive estrangeiro;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v Copia 3"/><text:soft-page-break/><text:span text:style-name="T28">V - permitir a execução de serviço por profissional de notória especialização, inclusive estrangeiro, nas áreas de pesquisa científica e tecnológica;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vi Copia 3"/><text:span text:style-name="T28">VI - atender a outras situações de urgência que vierem a ser definidas em lei.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1 Copia 3"/><text:span text:style-name="T28">§ 1° As contratações de que trata este artigo terão dotação específica e obedecerão aos seguintes prazo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1i Copia 3"/><text:span text:style-name="T28">I - nas hipóteses dos incisos I, III e VI, seis mese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1ii Copia 3"/><text:span text:style-name="T28">II - na hipótese do inciso II, doze mese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1iii Copia 3"/><text:span text:style-name="T28">III - nas hipóteses dos incisos IV e V, até quarenta e oito mese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2 Copia 3"/><text:span text:style-name="T28">§ 2° Os prazos de que trata o parágrafo anterior são improrrogáveis.    </text:span><text:span text:style-name="T48">                    </text:span><text:a xlink:type="simple" xlink:href="https://www.planalto.gov.br/ccivil_03/leis/L8745cons.htm#18" text:style-name="Internet_20_link" text:visited-style-name="Visited_20_Internet_20_Link"><text:span text:style-name="T18">(Revogado pela Lei nº 8.745, de 9.12.93)</text:span></text:a></text:p>
      <text:p text:style-name="P14"><text:bookmark text:name="art233§3 Copia 3"/><text:span text:style-name="T28">§ 3° O recrutamento será feito mediante processo seletivo simplificado, sujeito a ampla divulgação em jornal de grande circulação, exceto nas hipóteses dos incisos III e VI</text:span><text:span text:style-name="T18">.                  </text:span><text:a xlink:type="simple" xlink:href="https://www.planalto.gov.br/ccivil_03/leis/L8745cons.htm#18" text:style-name="Internet_20_link" text:visited-style-name="Visited_20_Internet_20_Link"><text:span text:style-name="T8">(Revogado pela Lei nº 8.745, de 9.12.93)</text:span></text:a></text:p>
      <text:p text:style-name="P14"><text:bookmark text:name="art234 Copia 3"/><text:span text:style-name="T28">Art. 234. É vedado o desvio de função de pessoa contratada na forma deste título, bem como sua recontratação, sob pena de nulidade do contrato e responsabilidade administrativa e civil da autoridade contratante</text:span><text:span text:style-name="T18">.                   </text:span><text:a xlink:type="simple" xlink:href="https://www.planalto.gov.br/ccivil_03/leis/L8745cons.htm#18" text:style-name="Internet_20_link" text:visited-style-name="Visited_20_Internet_20_Link"><text:span text:style-name="T8">(Revogado pela Lei nº 8.745, de 9.12.93)</text:span></text:a></text:p>
      <text:p text:style-name="P14"><text:bookmark text:name="art235 Copia 3"/><text:span text:style-name="T28">Art. 235. Nas contratações por tempo determinado, serão observados os padrões de vencimentos dos planos de carreira do órgão ou entidade contratante, exceto na hipótese do inciso V do art. 233, quando serão observados os valores do mercado de trabalho.</text:span><text:span text:style-name="T48">                   </text:span><text:a xlink:type="simple" xlink:href="https://www.planalto.gov.br/ccivil_03/leis/L8745cons.htm#18" text:style-name="Internet_20_link" text:visited-style-name="Visited_20_Internet_20_Link"><text:span text:style-name="T11">(Revogado pela Lei nº 8.745, de 9.12.93)</text:span></text:a></text:p>
      <text:p text:style-name="P15"><text:bookmark text:name="tituloviii Copia 3"/><text:span text:style-name="Strong_20_Emphasis"><text:span text:style-name="T11">Título VIII</text:span></text:span></text:p>
      <text:p text:style-name="P15"><text:span text:style-name="Strong_20_Emphasis"><text:span text:style-name="T11">Capítulo Único</text:span></text:span></text:p>
      <text:p text:style-name="P15"><text:span text:style-name="Strong_20_Emphasis"><text:span text:style-name="T11">Das Disposições Gerais</text:span></text:span></text:p>
      <text:p text:style-name="P43"><text:bookmark text:name="art236 Copia 3"/>Art. 236.  O Dia do Servidor Público será comemorado a vinte e oito de outubro.</text:p>
      <text:p text:style-name="P34"><text:bookmark text:name="art237 Copia 3"/>Art. 237.  Poderão ser instituídos, no âmbito dos Poderes Executivo, Legislativo e Judiciário, os seguintes incentivos funcionais, além daqueles já previstos nos respectivos planos de carreira:</text:p>
      <text:p text:style-name="P34"><text:bookmark text:name="art237i Copia 3"/>I - prêmios pela apresentação de idéias, inventos ou trabalhos que favoreçam o aumento de produtividade e a redução dos custos operacionais;</text:p>
      <text:p text:style-name="P34"><text:bookmark text:name="art237ii Copia 3"/>II - concessão de medalhas, diplomas de honra ao mérito, condecoração e elogio.</text:p>
      <text:p text:style-name="P43"><text:bookmark text:name="art238 Copia 3"/>Art. 238.  Os prazos previstos nesta Lei serão contados em dias corridos, excluindo-se o dia do começo e incluindo-se o do vencimento, ficando prorrogado, para o primeiro dia útil seguinte, o prazo vencido em dia em que não haja expediente.</text:p>
      <text:p text:style-name="P34"><text:bookmark text:name="art239 Copia 3"/>Art. 239.  Por motivo de crença religiosa ou de convicção filosófica ou política, o servidor não poderá ser privado de quaisquer dos seus direitos, sofrer discriminação em sua vida funcional, nem eximir-se do cumprimento de seus deveres.</text:p>
      <text:p text:style-name="P34"><text:bookmark text:name="art240 Copia 3"/>Art. 240.  Ao servidor público civil é assegurado, nos termos da Constituição Federal, o direito à livre associação sindical e os seguintes direitos, entre outros, dela decorrentes:</text:p>
      <text:p text:style-name="P34"><text:bookmark text:name="art240a Copia 3"/>a) de ser representado pelo sindicato, inclusive como substituto processual;</text:p>
      <text:p text:style-name="P34"><text:bookmark text:name="art240b Copia 3"/>b) de inamovibilidade do dirigente sindical, até um ano após o final do mandato, exceto se a pedido;</text:p>
      <text:p text:style-name="P20"><text:bookmark text:name="art240c0 Copia 3"/><text:bookmark text:name="240c0 Copia 3"/><text:span text:style-name="T28">c) de descontar em folha, sem ônus para a entidade sindical a que for filiado, o valor das mensalidades e contribuições definidas em assembléia geral da categoria.</text:span><text:span text:style-name="T48">               </text:span><text:span text:style-name="T45"> </text:span><text:a xlink:type="simple" xlink:href="https://www.planalto.gov.br/ccivil_03/_Ato2019-2022/2019/Mpv/mpv873.htm#art2" text:style-name="Internet_20_link" text:visited-style-name="Visited_20_Internet_20_Link"><text:span text:style-name="T47">(Revogado pela Medida Provisória nº 873, de 2019)</text:span></text:a><text:span text:style-name="T53">          </text:span><text:a xlink:type="simple" xlink:href="https://www.planalto.gov.br/ccivil_03/_Ato2019-2022/2019/Congresso/adc-43-mpv873.htm" text:style-name="Internet_20_link" text:visited-style-name="Visited_20_Internet_20_Link"><text:span text:style-name="T11">(Vigência encerrada)</text:span></text:a></text:p>
      <text:p text:style-name="P34"><text:bookmark text:name="art240c Copia 3"/><text:bookmark text:name="240c Copia 3"/><text:soft-page-break/>c) de descontar em folha, sem ônus para a entidade sindical a que for filiado, o valor das mensalidades e contribuições definidas em assembléia geral da categoria.</text:p>
      <text:p text:style-name="P20"><text:bookmark text:name="art240d. Copia 3"/><text:span text:style-name="T28">d) de negociação coletiva;                  </text:span><text:a xlink:type="simple" xlink:href="https://www.planalto.gov.br/ccivil_03/leis/l8112cons.htm#mantida" text:style-name="Internet_20_link" text:visited-style-name="Visited_20_Internet_20_Link">(Mantido pelo Congresso Nacional)</text:a><text:span text:style-name="T28"> </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20"><text:bookmark text:name="art240e Copia 3"/><text:span text:style-name="T37">e)  </text:span><text:a xlink:type="simple" xlink:href="https://www.planalto.gov.br/ccivil_03/leis/Mensagem_Veto/anterior_98/Vep898-90.pdf" text:style-name="Internet_20_link" text:visited-style-name="Visited_20_Internet_20_Link"><text:span text:style-name="T28">(Vetado)</text:span></text:a><text:span text:style-name="T37">.</text:span></text:p>
      <text:p text:style-name="P20"><text:bookmark text:name="art240e. Copia 3"/><text:span text:style-name="T28">e) de ajuizamento, individual e coletivamente, frente à Justiça do Trabalho, nos termos da Constituição Federal.                     </text:span><text:a xlink:type="simple" xlink:href="https://www.planalto.gov.br/ccivil_03/leis/l8112cons.htm#mantida" text:style-name="Internet_20_link" text:visited-style-name="Visited_20_Internet_20_Link">(Mantido pelo Congresso Nacional)</text:a><text:span text:style-name="T28"> </text:span><text:span text:style-name="T11">                  </text:span><text:a xlink:type="simple" xlink:href="https://www.planalto.gov.br/ccivil_03/leis/L9527.htm#art18" text:style-name="Internet_20_link" text:visited-style-name="Visited_20_Internet_20_Link"><text:span text:style-name="T9">(Revogado pela Lei nº 9.527, de 10.12.97)</text:span></text:a></text:p>
      <text:p text:style-name="P34"><text:bookmark text:name="art241 Copia 3"/>Art. 241.  Consideram-se da família do servidor, além do cônjuge e filhos, quaisquer pessoas que vivam às suas expensas e constem do seu assentamento individual.</text:p>
      <text:p text:style-name="P34"><text:bookmark text:name="art241p Copia 3"/>Parágrafo único.  Equipara-se ao cônjuge a companheira ou companheiro, que comprove união estável como entidade familiar.</text:p>
      <text:p text:style-name="P34"><text:bookmark text:name="art242 Copia 3"/>Art. 242.  Para os fins desta Lei, considera-se sede o município onde a repartição estiver instalada e onde o servidor tiver exercício, em caráter permanente.</text:p>
      <text:p text:style-name="P15"><text:bookmark text:name="tituloix Copia 3"/><text:span text:style-name="Strong_20_Emphasis"><text:span text:style-name="T11">Título IX</text:span></text:span></text:p>
      <text:p text:style-name="P15"><text:span text:style-name="Strong_20_Emphasis"><text:span text:style-name="T11">Capítulo Único</text:span></text:span></text:p>
      <text:p text:style-name="P15"><text:span text:style-name="Strong_20_Emphasis"><text:span text:style-name="T11">Das Disposições Transitórias e Finais</text:span></text:span></text:p>
      <text:p text:style-name="P20"><text:bookmark text:name="art243 Copia 3"/><text:span text:style-name="T18">Art. 243.  Ficam submetidos ao regime jurídico instituído por esta Lei, na qualidade de servidores públicos, os servidores dos Poderes da União, dos ex-Territórios, das autarquias, inclusive as em regime especial, e das fundações públicas, regidos pela </text:span><text:a xlink:type="simple" xlink:href="https://legislacao.planalto.gov.br/LEGISLA/Legislacao.nsf/viwTodos/050e41451820241a032569fa00707b31?OpenDocument&amp;Highlight=1,&amp;AutoFramed" text:style-name="Internet_20_link" text:visited-style-name="Visited_20_Internet_20_Link"><text:span text:style-name="T8">Lei nº 1.711, de 28 de outubro de 1952</text:span></text:a><text:span text:style-name="T18"> - Estatuto dos Funcionários Públicos Civis da União, ou pela Consolidação das Leis do Trabalho, aprovada pelo </text:span><text:a xlink:type="simple" xlink:href="https://legislacao.planalto.gov.br/LEGISLA/Legislacao.nsf/viwTodos/3da255db3dc7fe2c032569fa00636354?OpenDocument&amp;Highlight=1,&amp;AutoFramed" text:style-name="Internet_20_link" text:visited-style-name="Visited_20_Internet_20_Link"><text:span text:style-name="T8">Decreto-Lei nº 5.452, de 1</text:span><text:span text:style-name="T24">o</text:span><text:span text:style-name="T18"> de maio de 1943</text:span></text:a><text:span text:style-name="T18">, exceto os contratados por prazo determinado, cujos contratos não poderão ser prorrogados após o vencimento do prazo de prorrogação.</text:span></text:p>
      <text:p text:style-name="P34"><text:bookmark text:name="art243§1 Copia 3"/>§ 1<text:span text:style-name="T57">o</text:span>  Os empregos ocupados pelos servidores incluídos no regime instituído por esta Lei ficam transformados em cargos, na data de sua publicação.</text:p>
      <text:p text:style-name="P34"><text:bookmark text:name="art243§2 Copia 3"/>§ 2<text:span text:style-name="T57">o</text:span>  As funções de confiança exercidas por pessoas não integrantes de tabela permanente do órgão ou entidade onde têm exercício ficam transformadas em cargos em comissão, e mantidas enquanto não for implantado o plano de cargos dos órgãos ou entidades na forma da lei.</text:p>
      <text:p text:style-name="P34"><text:bookmark text:name="art243§3 Copia 3"/>§ 3<text:span text:style-name="T57">o</text:span>  As Funções de Assessoramento Superior - FAS, exercidas por servidor integrante de quadro ou tabela de pessoal, ficam extintas na data da vigência desta Lei.</text:p>
      <text:p text:style-name="P20"><text:bookmark text:name="art243§4 Copia 3"/><text:span text:style-name="T18">§ 4</text:span><text:span text:style-name="T24">o</text:span><text:span text:style-name="T18">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34"><text:bookmark text:name="art243§5 Copia 3"/>§ 5<text:span text:style-name="T57">o</text:span>  O regime jurídico desta Lei é extensivo aos serventuários da Justiça, remunerados com recursos da União, no que couber.</text:p>
      <text:p text:style-name="P43"><text:bookmark text:name="art243§6 Copia 3"/>§ 6<text:span text:style-name="T57">o</text:span>  Os empregos dos servidores estrangeiros com estabilidade no serviço público, enquanto não adquirirem a nacionalidade brasileira, passarão a integrar tabela em extinção, do respectivo órgão ou entidade, sem prejuízo dos direitos inerentes aos planos de carreira aos quais se encontrem vinculados os empregos.</text:p>
      <text:p text:style-name="P20"><text:bookmark text:name="art243§7 Copia 3"/><text:span text:style-name="T18">§ 7</text:span><text:span text:style-name="T24">o</text:span><text:span text:style-name="T18">  Os servidores públicos de que trata o </text:span><text:span text:style-name="Strong_20_Emphasis"><text:span text:style-name="T18">caput</text:span></text:span><text:span text:style-name="T18"> deste artigo, não amparados pelo </text:span><text:a xlink:type="simple" xlink:href="https://www.planalto.gov.br/ccivil_03/Constituicao/Constituicao.htm#adctart19" text:style-name="Internet_20_link" text:visited-style-name="Visited_20_Internet_20_Link"><text:span text:style-name="T8">art. 19 do Ato das Disposições Constitucionais Transitórias</text:span></text:a><text:span text:style-name="T18">, poderão, no interesse da Administração e conforme critérios estabelecidos em regulamento, ser exonerados mediante indenização de um mês de remuneração por ano de efetivo exercício no serviço público federal.                    </text:span><text:a xlink:type="simple" xlink:href="https://www.planalto.gov.br/ccivil_03/leis/L9527.htm#art1" text:style-name="Internet_20_link" text:visited-style-name="Visited_20_Internet_20_Link"><text:span text:style-name="T8">(Incluído pela Lei nº 9.527, de 10.12.97)</text:span></text:a></text:p>
      <text:p text:style-name="P20"><text:bookmark text:name="art243§8 Copia 3"/><text:span text:style-name="T11">§ 8</text:span><text:span text:style-name="T25">o</text:span><text:span text:style-name="T11">  Para fins de incidência do imposto de renda na fonte e na declaração de rendimentos, serão considerados como indenizações isentas os pagamentos efetuados a título de indenização prevista no parágrafo anterior.</text:span><text:span text:style-name="Strong_20_Emphasis"><text:span text:style-name="T11">                     </text:span></text:span><text:a xlink:type="simple" xlink:href="https://www.planalto.gov.br/ccivil_03/leis/L9527.htm#art1" text:style-name="Internet_20_link" text:visited-style-name="Visited_20_Internet_20_Link"><text:span text:style-name="T18">(Incluído pela Lei nº 9.527, de 10.12.97)</text:span></text:a></text:p>
      <text:p text:style-name="P20"><text:bookmark text:name="art243§9 Copia 3"/><text:span text:style-name="T11">§ 9</text:span><text:span text:style-name="T25">o</text:span><text:span text:style-name="T11">  Os cargos vagos em decorrência da aplicação do disposto no § 7</text:span><text:span text:style-name="T25">o</text:span><text:span text:style-name="T11"> poderão ser extintos pelo Poder Executivo quando considerados desnecessários.                   </text:span><text:a xlink:type="simple" xlink:href="https://www.planalto.gov.br/ccivil_03/leis/L9527.htm#art1" text:style-name="Internet_20_link" text:visited-style-name="Visited_20_Internet_20_Link"><text:span text:style-name="T18">(Incluído pela Lei nº 9.527, de 10.12.97)</text:span></text:a></text:p>
      <text:p text:style-name="P34"><text:bookmark text:name="art244 Copia 3"/>Art. 244.  Os adicionais por tempo de serviço, já concedidos aos servidores abrangidos por esta Lei, ficam transformados em anuênio.</text:p>
      <text:p text:style-name="P20"><text:bookmark text:name="art245 Copia 3"/><text:span text:style-name="T11">Art. 245.  A licença especial disciplinada pelo </text:span><text:a xlink:type="simple" xlink:href="https://www.planalto.gov.br/ccivil_03/leis/1950-1969/L1711.htm#art116" text:style-name="Internet_20_link" text:visited-style-name="Visited_20_Internet_20_Link"><text:span text:style-name="T9">art. 116 da Lei nº 1.711, de 1952</text:span></text:a><text:span text:style-name="T11">, ou por outro diploma legal, fica transformada em licença-prêmio por assiduidade, na forma prevista nos arts. 87 a 90.</text:span></text:p>
      <text:p text:style-name="P20"><text:bookmark text:name="art246 Copia 3"/><text:soft-page-break/><text:span text:style-name="T18">Art. 246. </text:span><text:a xlink:type="simple" xlink:href="https://www.planalto.gov.br/ccivil_03/leis/Mensagem_Veto/anterior_98/Vep898-90.pdf" text:style-name="Internet_20_link" text:visited-style-name="Visited_20_Internet_20_Link"><text:span text:style-name="T11">(VETADO)</text:span></text:a><text:span text:style-name="T18">.</text:span></text:p>
      <text:p text:style-name="P48"><text:bookmark text:name="art247. Copia 3"/>Art. 247. Para efeito do disposto no § 2° do art. 231, haverá ajuste de contas com a Previdência Social, correspondente ao período de contribuição por parte dos servidores celetistas abrangidos pelo art. 243.</text:p>
      <text:p text:style-name="P20"><text:bookmark text:name="art247 Copia 3"/><text:span text:style-name="T18">Art. 247.  Para efeito do disposto no Título VI desta Lei, haverá ajuste de contas com a Previdência Social, correspondente ao período de contribuição por parte dos servidores celetistas abrangidos pelo art. 243.              </text:span><text:a xlink:type="simple" xlink:href="https://www.planalto.gov.br/ccivil_03/leis/L8162.htm#art247" text:style-name="Internet_20_link" text:visited-style-name="Visited_20_Internet_20_Link"><text:span text:style-name="T8">(Redação dada pela Lei nº 8.162, de 8.1.91) </text:span></text:a></text:p>
      <text:p text:style-name="P34"><text:bookmark text:name="art248 Copia 3"/>Art. 248.  As pensões estatutárias, concedidas até a vigência desta Lei, passam a ser mantidas pelo órgão ou entidade de origem do servidor.</text:p>
      <text:p text:style-name="P34"><text:bookmark text:name="art249 Copia 3"/>Art. 249.  Até a edição da lei prevista no § 1<text:span text:style-name="T57">o</text:span> do art. 231, os servidores abrangidos por esta Lei contribuirão na forma e nos percentuais atualmente estabelecidos para o servidor civil da União conforme regulamento próprio.</text:p>
      <text:p text:style-name="P20"><text:bookmark text:name="art25o. Copia 3"/><text:span text:style-name="T28">Art. 250</text:span><text:span text:style-name="T11"> </text:span><text:a xlink:type="simple" xlink:href="https://www.planalto.gov.br/ccivil_03/leis/Mensagem_Veto/anterior_98/Vep898-90.pdf" text:style-name="Internet_20_link" text:visited-style-name="Visited_20_Internet_20_Link"><text:span text:style-name="T28">(Vetado)</text:span></text:a><text:span text:style-name="T11">  </text:span></text:p>
      <text:p text:style-name="P20"><text:bookmark text:name="art250 Copia 3"/><text:span text:style-name="T11">Art. 250. O servidor que já tiver satisfeito ou vier a satisfazer, dentro de 1 (um) ano, as condições necessárias para a aposentadoria nos termos do </text:span><text:a xlink:type="simple" xlink:href="https://www.planalto.gov.br/ccivil_03/leis/1950-1969/L1711.htm#art184ii" text:style-name="Internet_20_link" text:visited-style-name="Visited_20_Internet_20_Link"><text:span text:style-name="T9">inciso II do art. 184 do antigo Estatuto dos Funcionários Públicos Civis da União, Lei n° 1.711, de 28 de outubro de 1952</text:span></text:a><text:span text:style-name="T11">, aposentar-se-á com a vantagem prevista naquele dispositivo.                 </text:span><text:a xlink:type="simple" xlink:href="https://www.planalto.gov.br/ccivil_03/leis/l8112cons.htm#mantida" text:style-name="Internet_20_link" text:visited-style-name="Visited_20_Internet_20_Link"><text:span text:style-name="T9">(Mantido pelo Congresso Nacional)</text:span></text:a></text:p>
      <text:p text:style-name="P20"><text:bookmark text:name="art251 Copia 3"/><text:span text:style-name="T28">Art. 251. Enquanto não for editada a Lei Complementar de que trata o </text:span><text:a xlink:type="simple" xlink:href="https://www.planalto.gov.br/ccivil_03/Constituicao/Constituicao.htm#art192" text:style-name="Internet_20_link" text:visited-style-name="Visited_20_Internet_20_Link">art. 192 da Constituição Federal</text:a><text:span text:style-name="T28">, os servidores do Banco Central do Brasil continuarão regidos pela legislação em vigor à data da publicação desta lei.</text:span><text:span text:style-name="T48">                 </text:span><text:a xlink:type="simple" xlink:href="https://www.planalto.gov.br/ccivil_03/leis/L9527.htm#art18" text:style-name="Internet_20_link" text:visited-style-name="Visited_20_Internet_20_Link"><text:span text:style-name="T11">(Revogado pela Lei nº 9.527, de 10.12.97)</text:span></text:a></text:p>
      <text:p text:style-name="P34"><text:bookmark text:name="art252 Copia 3"/>Art. 252.  Esta Lei entra em vigor na data de sua publicação, com efeitos financeiros a partir do primeiro dia do mês subseqüente.</text:p>
      <text:p text:style-name="P20"><text:bookmark text:name="art253 Copia 3"/><text:span text:style-name="T18">Art. 253.  Ficam revogadas a </text:span><text:a xlink:type="simple" xlink:href="https://www.planalto.gov.br/ccivil_03/leis/1950-1969/L1711.htm" text:style-name="Internet_20_link" text:visited-style-name="Visited_20_Internet_20_Link"><text:span text:style-name="T8">Lei nº 1.711, de 28 de outubro de 1952</text:span></text:a><text:span text:style-name="T18">, e respectiva legislação complementar, bem como as demais disposições em contrário.</text:span></text:p>
      <text:p text:style-name="P34">Brasília, 11 de dezembro de 1990; 169<text:span text:style-name="T63">o</text:span><text:span text:style-name="T57"> </text:span>da Independência e 102<text:span text:style-name="T63">o</text:span>da República.</text:p>
      <text:p text:style-name="P66"><text:span text:style-name="T11">FERNANDO COLLOR</text:span><text:span text:style-name="T50"><text:line-break/></text:span><text:span text:style-name="Emphasis"><text:span text:style-name="T11">Jarbas Passarinho</text:span></text:span></text:p>
      <text:p text:style-name="P61"><text:span text:style-name="T4">Este texto não substitui o publicado no DOU de 12.12.1990 e republicado em 18.3.1998</text:span></text:p>
      <table:table table:name="Tabela19" table:style-name="Tabela19">
        <table:table-column table:style-name="Tabela19.A"/>
        <table:table-column table:style-name="Tabela19.B"/>
        <table:table-row table:style-name="Tabela19.1">
          <table:table-cell table:style-name="Tabela19.A1" office:value-type="string">
            <text:p text:style-name="P4"><draw:frame draw:style-name="fr1" draw:name="Figura8" text:anchor-type="as-char" svg:width="0.979cm" svg:height="1.085cm" draw:z-index="7"><draw:image xlink:href="https://www.planalto.gov.br/ccivil_03/leis/Brastra.gif" xlink:type="simple" xlink:show="embed" xlink:actuate="onLoad"/><svg:title>Brastra.gif (4376 bytes)</svg:title></draw:frame></text:p>
          </table:table-cell>
          <table:table-cell table:style-name="Tabela19.A1" office:value-type="string">
            <text:p text:style-name="P4"><text:span text:style-name="Strong_20_Emphasis"><text:span text:style-name="T2">Presidência da República</text:span></text:span><text:span text:style-name="Strong_20_Emphasis"><text:span text:style-name="T1"><text:line-break/></text:span></text:span><text:span text:style-name="Strong_20_Emphasis"><text:span text:style-name="T3">Casa Civil<text:line-break/></text:span></text:span><text:span text:style-name="Strong_20_Emphasis"><text:span text:style-name="T1">Subchefia para Assuntos Jurídicos</text:span></text:span></text:p>
          </table:table-cell>
        </table:table-row>
      </table:table>
      <text:p text:style-name="P15"><text:bookmark text:name="veto Copia 3"/><text:span text:style-name="Strong_20_Emphasis"><text:span text:style-name="T10"> </text:span></text:span><text:a xlink:type="simple" xlink:href="http://legislacao.planalto.gov.br/legisla/legislacao.nsf/Viw_Identificacao/lei%208.112-1990?OpenDocument" text:style-name="Internet_20_link" text:visited-style-name="Visited_20_Internet_20_Link"><text:span text:style-name="Strong_20_Emphasis"><text:span text:style-name="T9">LEI Nº 8.112, DE 11 DE DEZEMBRO DE 1990</text:span></text:span></text:a></text:p>
      <table:table table:name="Tabela20" table:style-name="Tabela20">
        <table:table-column table:style-name="Tabela20.A"/>
        <table:table-column table:style-name="Tabela20.B"/>
        <table:table-row table:style-name="Tabela20.1">
          <table:table-cell table:style-name="Tabela20.A1" office:value-type="string">
            <text:p text:style-name="Table_20_Contents"> </text:p>
          </table:table-cell>
          <table:table-cell table:style-name="Tabela20.A1" office:value-type="string">
            <text:p text:style-name="P6">Dispõe sobre o regime jurídico dos servidores públicos civis da União, das autarquias e das fundações públicas federais.</text:p>
          </table:table-cell>
        </table:table-row>
      </table:table>
      <text:p text:style-name="P34">Partes vetadas pelo Presidente da República e mantidas pelo Congresso Nacional, do Projeto que se transformou na Lei n.° 8.112, de 11 de dezembro de 1990, que "dispõe sobre o Regime Jurídico dos Servidores Públicos Civis da União, das autarquias e das fundações públicas federais".</text:p>
      <text:p text:style-name="P41">O PRESIDENTE DO SENADO FEDERAL:</text:p>
      <text:p text:style-name="P34">Faço saber que o CONGRESSO NACIONAL manteve, e eu, MAURO BENEVIDES, Presidente do Senado Federal, nos termos do § 7° do art. 66 da Constituição, promulgo as seguintes partes da Lei n° 8.112, de 11 de dezembro de 1990:</text:p>
      <text:p text:style-name="P1">    <text:span text:style-name="T6">"Art. 87 .............................................................................................................................</text:span></text:p>
      <text:p text:style-name="P1">    <text:span text:style-name="T6">§ 1° ..................................................................................................................................</text:span></text:p>
      <text:p text:style-name="P1">    <text:span text:style-name="T6">§ 2° Os períodos de licença-prêmio já adquiridos e não gozados pelo servidor que vier a falecer serão convertidos em pecúnia, em favor de seus beneficiários da pensão.</text:span></text:p>
      <text:p text:style-name="P1"><text:soft-page-break/>    <text:span text:style-name="T6">Art. 192. O servidor que contar tempo de serviço para aposentadoria com provento integral será aposentado:</text:span></text:p>
      <text:p text:style-name="P1">    <text:span text:style-name="T6">I - com a remuneração do padrão de classe imediatamente superior àquela em que se encontra posicionado;</text:span></text:p>
      <text:p text:style-name="P1">    <text:span text:style-name="T6">II - quando ocupante da última classe da carreira, com a remuneração do padrão correspondente, acrescida da diferença entre esse e o padrão da classe imediatamente anterior.</text:span></text:p>
      <text:p text:style-name="P1">    <text:span text:style-name="T6">Art. 193. O servidor que tiver exercido função de direção, chefia, assessoramento, assistência ou cargo em comissão, por período de 5 (cinco) anos consecutivos, ou 10 (dez) anos interpolados, poderá aposentar-se com a gratificação da função ou remuneração do cargo em comissão, de maior valor, desde que exercido por um período mínimo de 2 (dois) anos.</text:span></text:p>
      <text:p text:style-name="P1">    <text:span text:style-name="T6">§ 1° Quando o exercício da função ou cargo em comissão de maior valor não corresponder ao período de 2 (dois) anos, será incorporada a gratificação ou remuneração da função ou cargo em comissão imediatamente inferior dentre os exercidos.</text:span></text:p>
      <text:p text:style-name="P1">    <text:span text:style-name="T6">§ 2° A aplicação do disposto neste artigo exclui as vantagens previstas no art. 192, bem como a incorporação de que trata o art. 62, ressalvado o direito de opção.</text:span></text:p>
      <text:p text:style-name="P1">    <text:span text:style-name="T6">Art. 231. ...........................................................................................................................</text:span></text:p>
      <text:p text:style-name="P1">    <text:span text:style-name="T6">§ 1° ..................................................................................................................................</text:span></text:p>
      <text:p text:style-name="P1">    <text:span text:style-name="T6">§ 2º O custeio da aposentadoria é de responsabilidade integral do Tesouro Nacional.</text:span></text:p>
      <text:p text:style-name="P1">    <text:span text:style-name="T6">Art. 240. ...........................................................................................................................</text:span></text:p>
      <text:p text:style-name="P1"><text:span text:style-name="T6">a) .....................................................................................................................................</text:span></text:p>
      <text:p text:style-name="P1"><text:span text:style-name="T6">b) .....................................................................................................................................</text:span></text:p>
      <text:p text:style-name="P1"><text:span text:style-name="T6">c) .....................................................................................................................................</text:span></text:p>
      <text:p text:style-name="P1"><text:span text:style-name="T6">d) de negociação coletiva;</text:span></text:p>
      <text:p text:style-name="P1"><text:span text:style-name="T6">e) de ajuizamento, individual e coletivamente, frente à Justiça do Trabalho, nos termos da Constituição Federal.</text:span></text:p>
      <text:p text:style-name="P2"><text:span text:style-name="T11">Art. 250. O servidor que já tiver satisfeito ou vier a satisfazer, dentro de 1 (um) ano, as condições necessárias para a aposentadoria nos termos do </text:span><text:a xlink:type="simple" xlink:href="https://www.planalto.gov.br/ccivil_03/leis/1950-1969/L1711.htm#art184ii" text:style-name="Internet_20_link" text:visited-style-name="Visited_20_Internet_20_Link"><text:span text:style-name="T9">inciso II do art. 184 do antigo Estatuto dos Funcionários Públicos Civis da União, Lei n° 1.711, de 28 de outubro de 1952</text:span></text:a><text:span text:style-name="T11">, aposentar-se-á com a vantagem prevista naquele dispositivo."</text:span></text:p>
      <text:p text:style-name="P34">Senado Federal, 18 de abril de 1991. 170° da Independência e 103° da República.</text:p>
      <text:p text:style-name="P46"><text:span text:style-name="T6">MAURO BENEVIDES</text:span></text:p>
      <text:p text:style-name="P66"><text:span text:style-name="T56">Este texto não substitui o publicado no DOU de 19.4.199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3:02:28.337747000</meta:creation-date>
    <dc:date>2023-11-18T15:18:03.327395971</dc:date>
    <meta:editing-duration>PT2H15M12S</meta:editing-duration>
    <meta:editing-cycles>47</meta:editing-cycles>
    <meta:generator>LibreOffice/7.4.7.2$Linux_X86_64 LibreOffice_project/40$Build-2</meta:generator>
    <meta:document-statistic meta:table-count="19" meta:image-count="8" meta:object-count="0" meta:page-count="256" meta:paragraph-count="5723" meta:word-count="136435" meta:character-count="884064" meta:non-whitespace-character-count="710735"/>
  </office:meta>
</office:document-meta>
</file>